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log_child_detection_20210613_1543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hild.X</text:p>
          </table:table-cell>
          <table:table-cell office:value-type="string" calcext:value-type="string">
            <text:p>Child.Y</text:p>
          </table:table-cell>
          <table:table-cell office:value-type="string" calcext:value-type="string">
            <text:p>Child.Angle</text:p>
          </table:table-cell>
          <table:table-cell/>
          <table:table-cell office:value-type="string" calcext:value-type="string">
            <text:p>Angle Real</text:p>
          </table:table-cell>
          <table:table-cell office:value-type="string" calcext:value-type="string">
            <text:p>Erro^2</text:p>
          </table:table-cell>
          <table:table-cell office:value-type="string" calcext:value-type="string">
            <text:p>eRMS</text:p>
          </table:table-cell>
          <table:table-cell office:value-type="string" calcext:value-type="string">
            <text:p>x_real</text:p>
          </table:table-cell>
          <table:table-cell office:value-type="string" calcext:value-type="string">
            <text:p>Y REAL</text:p>
          </table:table-cell>
          <table:table-cell office:value-type="string" calcext:value-type="string">
            <text:p>erro_x</text:p>
          </table:table-cell>
          <table:table-cell office:value-type="string" calcext:value-type="string">
            <text:p>erro_y</text:p>
          </table:table-cell>
          <table:table-cell office:value-type="string" calcext:value-type="string">
            <text:p>maior</text:p>
          </table:table-cell>
        </table:table-row>
        <table:table-row table:style-name="ro1">
          <table:table-cell office:value-type="float" office:value="1623609821.46767" calcext:value-type="float">
            <text:p>1623609821,467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,75</text:p>
          </table:table-cell>
          <table:table-cell table:formula="of:=([.D2]-[.I2])^2" office:value-type="float" office:value="0.0625" calcext:value-type="float">
            <text:p>0,0625</text:p>
          </table:table-cell>
          <table:table-cell table:formula="of:=SQRT(AVERAGE([.J2:.J1457]))" office:value-type="float" office:value="0.305835529131461" calcext:value-type="float">
            <text:p>0,305835529131461</text:p>
          </table:table-cell>
          <table:table-cell table:formula="of:=ROUND(COS([.I2]*PI()/180);7)" office:value-type="float" office:value="0.9999143" calcext:value-type="float">
            <text:p>0,9999143</text:p>
          </table:table-cell>
          <table:table-cell table:formula="of:=ROUND(SIN([.I2]*PI()/180);7)" office:value-type="float" office:value="0.0130896" calcext:value-type="float">
            <text:p>0,0130896</text:p>
          </table:table-cell>
          <table:table-cell table:formula="of:=ABS([.L2]-[.E2])" office:value-type="float" office:value="0.0000666000000000277" calcext:value-type="float">
            <text:p>6,66000000000277E-05</text:p>
          </table:table-cell>
          <table:table-cell table:formula="of:=ABS([.M2]-[.F2])" office:value-type="float" office:value="0.00436281" calcext:value-type="float">
            <text:p>0,00436281</text:p>
          </table:table-cell>
          <table:table-cell table:style-name="ce1" table:formula="of:=MAX([.N2:.O1457])" office:value-type="float" office:value="0.0087265" calcext:value-type="float">
            <text:p>8,73E-03</text:p>
          </table:table-cell>
        </table:table-row>
        <table:table-row table:style-name="ro1">
          <table:table-cell office:value-type="float" office:value="1623609821.56765" calcext:value-type="float">
            <text:p>1623609821,567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D3]-[.I3])^2" office:value-type="float" office:value="0" calcext:value-type="float">
            <text:p>0</text:p>
          </table:table-cell>
          <table:table-cell/>
          <table:table-cell table:formula="of:=ROUND(COS([.I3]*PI()/180);7)" office:value-type="float" office:value="0.9998477" calcext:value-type="float">
            <text:p>0,9998477</text:p>
          </table:table-cell>
          <table:table-cell table:formula="of:=ROUND(SIN([.I3]*PI()/180);7)" office:value-type="float" office:value="0.0174524" calcext:value-type="float">
            <text:p>0,0174524</text:p>
          </table:table-cell>
          <table:table-cell table:formula="of:=ABS([.L3]-[.E3])" office:value-type="float" office:value="0" calcext:value-type="float">
            <text:p>0</text:p>
          </table:table-cell>
          <table:table-cell table:formula="of:=ABS([.M3]-[.F3])" office:value-type="float" office:value="0.0000000100000000016753" calcext:value-type="float">
            <text:p>1,00000000016753E-08</text:p>
          </table:table-cell>
          <table:table-cell/>
        </table:table-row>
        <table:table-row table:style-name="ro1">
          <table:table-cell office:value-type="float" office:value="1623609821.66766" calcext:value-type="float">
            <text:p>1623609821,667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25" calcext:value-type="float">
            <text:p>1,25</text:p>
          </table:table-cell>
          <table:table-cell table:formula="of:=([.D4]-[.I4])^2" office:value-type="float" office:value="0.0625" calcext:value-type="float">
            <text:p>0,0625</text:p>
          </table:table-cell>
          <table:table-cell/>
          <table:table-cell table:formula="of:=ROUND(COS([.I4]*PI()/180);7)" office:value-type="float" office:value="0.999762" calcext:value-type="float">
            <text:p>0,999762</text:p>
          </table:table-cell>
          <table:table-cell table:formula="of:=ROUND(SIN([.I4]*PI()/180);7)" office:value-type="float" office:value="0.0218149" calcext:value-type="float">
            <text:p>0,0218149</text:p>
          </table:table-cell>
          <table:table-cell table:formula="of:=ABS([.L4]-[.E4])" office:value-type="float" office:value="0.0000856999999999664" calcext:value-type="float">
            <text:p>8,56999999999664E-05</text:p>
          </table:table-cell>
          <table:table-cell table:formula="of:=ABS([.M4]-[.F4])" office:value-type="float" office:value="0.00436249" calcext:value-type="float">
            <text:p>0,00436249</text:p>
          </table:table-cell>
          <table:table-cell/>
        </table:table-row>
        <table:table-row table:style-name="ro1">
          <table:table-cell office:value-type="float" office:value="1623609821.76766" calcext:value-type="float">
            <text:p>1623609821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5" calcext:value-type="float">
            <text:p>1,5</text:p>
          </table:table-cell>
          <table:table-cell table:formula="of:=([.D5]-[.I5])^2" office:value-type="float" office:value="0.25" calcext:value-type="float">
            <text:p>0,25</text:p>
          </table:table-cell>
          <table:table-cell/>
          <table:table-cell table:formula="of:=ROUND(COS([.I5]*PI()/180);7)" office:value-type="float" office:value="0.9996573" calcext:value-type="float">
            <text:p>0,9996573</text:p>
          </table:table-cell>
          <table:table-cell table:formula="of:=ROUND(SIN([.I5]*PI()/180);7)" office:value-type="float" office:value="0.0261769" calcext:value-type="float">
            <text:p>0,0261769</text:p>
          </table:table-cell>
          <table:table-cell table:formula="of:=ABS([.L5]-[.E5])" office:value-type="float" office:value="0.000266469999999908" calcext:value-type="float">
            <text:p>0,00026647</text:p>
          </table:table-cell>
          <table:table-cell table:formula="of:=ABS([.M5]-[.F5])" office:value-type="float" office:value="0.0087226" calcext:value-type="float">
            <text:p>0,0087226</text:p>
          </table:table-cell>
          <table:table-cell/>
        </table:table-row>
        <table:table-row table:style-name="ro1">
          <table:table-cell office:value-type="float" office:value="1623609821.86767" calcext:value-type="float">
            <text:p>1623609821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75" calcext:value-type="float">
            <text:p>1,75</text:p>
          </table:table-cell>
          <table:table-cell table:formula="of:=([.D6]-[.I6])^2" office:value-type="float" office:value="0.0625" calcext:value-type="float">
            <text:p>0,0625</text:p>
          </table:table-cell>
          <table:table-cell/>
          <table:table-cell table:formula="of:=ROUND(COS([.I6]*PI()/180);7)" office:value-type="float" office:value="0.9995336" calcext:value-type="float">
            <text:p>0,9995336</text:p>
          </table:table-cell>
          <table:table-cell table:formula="of:=ROUND(SIN([.I6]*PI()/180);7)" office:value-type="float" office:value="0.0305385" calcext:value-type="float">
            <text:p>0,0305385</text:p>
          </table:table-cell>
          <table:table-cell table:formula="of:=ABS([.L6]-[.E6])" office:value-type="float" office:value="0.000142769999999959" calcext:value-type="float">
            <text:p>0,00014277</text:p>
          </table:table-cell>
          <table:table-cell table:formula="of:=ABS([.M6]-[.F6])" office:value-type="float" office:value="0.004361" calcext:value-type="float">
            <text:p>0,004361</text:p>
          </table:table-cell>
          <table:table-cell/>
        </table:table-row>
        <table:table-row table:style-name="ro1">
          <table:table-cell office:value-type="float" office:value="1623609821.9676" calcext:value-type="float">
            <text:p>1623609821,9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D7]-[.I7])^2" office:value-type="float" office:value="0" calcext:value-type="float">
            <text:p>0</text:p>
          </table:table-cell>
          <table:table-cell/>
          <table:table-cell table:formula="of:=ROUND(COS([.I7]*PI()/180);7)" office:value-type="float" office:value="0.9993908" calcext:value-type="float">
            <text:p>0,9993908</text:p>
          </table:table-cell>
          <table:table-cell table:formula="of:=ROUND(SIN([.I7]*PI()/180);7)" office:value-type="float" office:value="0.0348995" calcext:value-type="float">
            <text:p>0,0348995</text:p>
          </table:table-cell>
          <table:table-cell table:formula="of:=ABS([.L7]-[.E7])" office:value-type="float" office:value="0.0000000300000000397205" calcext:value-type="float">
            <text:p>3,00000000397205E-08</text:p>
          </table:table-cell>
          <table:table-cell table:formula="of:=ABS([.M7]-[.F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22.06768" calcext:value-type="float">
            <text:p>1623609822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25" calcext:value-type="float">
            <text:p>2,25</text:p>
          </table:table-cell>
          <table:table-cell table:formula="of:=([.D8]-[.I8])^2" office:value-type="float" office:value="0.0625" calcext:value-type="float">
            <text:p>0,0625</text:p>
          </table:table-cell>
          <table:table-cell/>
          <table:table-cell table:formula="of:=ROUND(COS([.I8]*PI()/180);7)" office:value-type="float" office:value="0.999229" calcext:value-type="float">
            <text:p>0,999229</text:p>
          </table:table-cell>
          <table:table-cell table:formula="of:=ROUND(SIN([.I8]*PI()/180);7)" office:value-type="float" office:value="0.0392598" calcext:value-type="float">
            <text:p>0,0392598</text:p>
          </table:table-cell>
          <table:table-cell table:formula="of:=ABS([.L8]-[.E8])" office:value-type="float" office:value="0.000161830000000029" calcext:value-type="float">
            <text:p>0,00016183</text:p>
          </table:table-cell>
          <table:table-cell table:formula="of:=ABS([.M8]-[.F8])" office:value-type="float" office:value="0.0043603" calcext:value-type="float">
            <text:p>0,0043603</text:p>
          </table:table-cell>
          <table:table-cell/>
        </table:table-row>
        <table:table-row table:style-name="ro1">
          <table:table-cell office:value-type="float" office:value="1623609822.16766" calcext:value-type="float">
            <text:p>1623609822,1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([.D9]-[.I9])^2" office:value-type="float" office:value="0.25" calcext:value-type="float">
            <text:p>0,25</text:p>
          </table:table-cell>
          <table:table-cell/>
          <table:table-cell table:formula="of:=ROUND(COS([.I9]*PI()/180);7)" office:value-type="float" office:value="0.9990482" calcext:value-type="float">
            <text:p>0,9990482</text:p>
          </table:table-cell>
          <table:table-cell table:formula="of:=ROUND(SIN([.I9]*PI()/180);7)" office:value-type="float" office:value="0.0436194" calcext:value-type="float">
            <text:p>0,0436194</text:p>
          </table:table-cell>
          <table:table-cell table:formula="of:=ABS([.L9]-[.E9])" office:value-type="float" office:value="0.000418670000000065" calcext:value-type="float">
            <text:p>0,00041867</text:p>
          </table:table-cell>
          <table:table-cell table:formula="of:=ABS([.M9]-[.F9])" office:value-type="float" office:value="0.00871656" calcext:value-type="float">
            <text:p>0,00871656</text:p>
          </table:table-cell>
          <table:table-cell/>
        </table:table-row>
        <table:table-row table:style-name="ro1">
          <table:table-cell office:value-type="float" office:value="1623609822.26766" calcext:value-type="float">
            <text:p>1623609822,2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75" calcext:value-type="float">
            <text:p>2,75</text:p>
          </table:table-cell>
          <table:table-cell table:formula="of:=([.D10]-[.I10])^2" office:value-type="float" office:value="0.0625" calcext:value-type="float">
            <text:p>0,0625</text:p>
          </table:table-cell>
          <table:table-cell/>
          <table:table-cell table:formula="of:=ROUND(COS([.I10]*PI()/180);7)" office:value-type="float" office:value="0.9988484" calcext:value-type="float">
            <text:p>0,9988484</text:p>
          </table:table-cell>
          <table:table-cell table:formula="of:=ROUND(SIN([.I10]*PI()/180);7)" office:value-type="float" office:value="0.0479781" calcext:value-type="float">
            <text:p>0,0479781</text:p>
          </table:table-cell>
          <table:table-cell table:formula="of:=ABS([.L10]-[.E10])" office:value-type="float" office:value="0.000218869999999982" calcext:value-type="float">
            <text:p>0,00021887</text:p>
          </table:table-cell>
          <table:table-cell table:formula="of:=ABS([.M10]-[.F10])" office:value-type="float" office:value="0.00435786" calcext:value-type="float">
            <text:p>0,00435786</text:p>
          </table:table-cell>
          <table:table-cell/>
        </table:table-row>
        <table:table-row table:style-name="ro1">
          <table:table-cell office:value-type="float" office:value="1623609822.36766" calcext:value-type="float">
            <text:p>1623609822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D11]-[.I11])^2" office:value-type="float" office:value="0" calcext:value-type="float">
            <text:p>0</text:p>
          </table:table-cell>
          <table:table-cell/>
          <table:table-cell table:formula="of:=ROUND(COS([.I11]*PI()/180);7)" office:value-type="float" office:value="0.9986295" calcext:value-type="float">
            <text:p>0,9986295</text:p>
          </table:table-cell>
          <table:table-cell table:formula="of:=ROUND(SIN([.I11]*PI()/180);7)" office:value-type="float" office:value="0.052336" calcext:value-type="float">
            <text:p>0,052336</text:p>
          </table:table-cell>
          <table:table-cell table:formula="of:=ABS([.L11]-[.E11])" office:value-type="float" office:value="0.0000000300000000397205" calcext:value-type="float">
            <text:p>3,00000000397205E-08</text:p>
          </table:table-cell>
          <table:table-cell table:formula="of:=ABS([.M11]-[.F11])" office:value-type="float" office:value="0.0000000399999999997624" calcext:value-type="float">
            <text:p>3,99999999997624E-08</text:p>
          </table:table-cell>
          <table:table-cell/>
        </table:table-row>
        <table:table-row table:style-name="ro1">
          <table:table-cell office:value-type="float" office:value="1623609822.46767" calcext:value-type="float">
            <text:p>1623609822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25" calcext:value-type="float">
            <text:p>3,25</text:p>
          </table:table-cell>
          <table:table-cell table:formula="of:=([.D12]-[.I12])^2" office:value-type="float" office:value="0.0625" calcext:value-type="float">
            <text:p>0,0625</text:p>
          </table:table-cell>
          <table:table-cell/>
          <table:table-cell table:formula="of:=ROUND(COS([.I12]*PI()/180);7)" office:value-type="float" office:value="0.9983917" calcext:value-type="float">
            <text:p>0,9983917</text:p>
          </table:table-cell>
          <table:table-cell table:formula="of:=ROUND(SIN([.I12]*PI()/180);7)" office:value-type="float" office:value="0.0566928" calcext:value-type="float">
            <text:p>0,0566928</text:p>
          </table:table-cell>
          <table:table-cell table:formula="of:=ABS([.L12]-[.E12])" office:value-type="float" office:value="0.000237829999999994" calcext:value-type="float">
            <text:p>0,00023783</text:p>
          </table:table-cell>
          <table:table-cell table:formula="of:=ABS([.M12]-[.F12])" office:value-type="float" office:value="0.00435684" calcext:value-type="float">
            <text:p>0,00435684</text:p>
          </table:table-cell>
          <table:table-cell/>
        </table:table-row>
        <table:table-row table:style-name="ro1">
          <table:table-cell office:value-type="float" office:value="1623609822.56768" calcext:value-type="float">
            <text:p>1623609822,5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,5</text:p>
          </table:table-cell>
          <table:table-cell table:formula="of:=([.D13]-[.I13])^2" office:value-type="float" office:value="0.25" calcext:value-type="float">
            <text:p>0,25</text:p>
          </table:table-cell>
          <table:table-cell/>
          <table:table-cell table:formula="of:=ROUND(COS([.I13]*PI()/180);7)" office:value-type="float" office:value="0.9981348" calcext:value-type="float">
            <text:p>0,9981348</text:p>
          </table:table-cell>
          <table:table-cell table:formula="of:=ROUND(SIN([.I13]*PI()/180);7)" office:value-type="float" office:value="0.0610485" calcext:value-type="float">
            <text:p>0,0610485</text:p>
          </table:table-cell>
          <table:table-cell table:formula="of:=ABS([.L13]-[.E13])" office:value-type="float" office:value="0.000570749999999953" calcext:value-type="float">
            <text:p>0,00057075</text:p>
          </table:table-cell>
          <table:table-cell table:formula="of:=ABS([.M13]-[.F13])" office:value-type="float" office:value="0.00870797" calcext:value-type="float">
            <text:p>0,00870797</text:p>
          </table:table-cell>
          <table:table-cell/>
        </table:table-row>
        <table:table-row table:style-name="ro1">
          <table:table-cell office:value-type="float" office:value="1623609822.66767" calcext:value-type="float">
            <text:p>1623609822,6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75" calcext:value-type="float">
            <text:p>3,75</text:p>
          </table:table-cell>
          <table:table-cell table:formula="of:=([.D14]-[.I14])^2" office:value-type="float" office:value="0.0625" calcext:value-type="float">
            <text:p>0,0625</text:p>
          </table:table-cell>
          <table:table-cell/>
          <table:table-cell table:formula="of:=ROUND(COS([.I14]*PI()/180);7)" office:value-type="float" office:value="0.9978589" calcext:value-type="float">
            <text:p>0,9978589</text:p>
          </table:table-cell>
          <table:table-cell table:formula="of:=ROUND(SIN([.I14]*PI()/180);7)" office:value-type="float" office:value="0.0654031" calcext:value-type="float">
            <text:p>0,0654031</text:p>
          </table:table-cell>
          <table:table-cell table:formula="of:=ABS([.L14]-[.E14])" office:value-type="float" office:value="0.000294849999999958" calcext:value-type="float">
            <text:p>0,00029485</text:p>
          </table:table-cell>
          <table:table-cell table:formula="of:=ABS([.M14]-[.F14])" office:value-type="float" office:value="0.00435337" calcext:value-type="float">
            <text:p>0,00435337</text:p>
          </table:table-cell>
          <table:table-cell/>
        </table:table-row>
        <table:table-row table:style-name="ro1">
          <table:table-cell office:value-type="float" office:value="1623609822.76767" calcext:value-type="float">
            <text:p>1623609822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D15]-[.I15])^2" office:value-type="float" office:value="0" calcext:value-type="float">
            <text:p>0</text:p>
          </table:table-cell>
          <table:table-cell/>
          <table:table-cell table:formula="of:=ROUND(COS([.I15]*PI()/180);7)" office:value-type="float" office:value="0.9975641" calcext:value-type="float">
            <text:p>0,9975641</text:p>
          </table:table-cell>
          <table:table-cell table:formula="of:=ROUND(SIN([.I15]*PI()/180);7)" office:value-type="float" office:value="0.0697565" calcext:value-type="float">
            <text:p>0,0697565</text:p>
          </table:table-cell>
          <table:table-cell table:formula="of:=ABS([.L15]-[.E15])" office:value-type="float" office:value="0.0000000499999999181711" calcext:value-type="float">
            <text:p>4,99999999181711E-08</text:p>
          </table:table-cell>
          <table:table-cell table:formula="of:=ABS([.M15]-[.F15])" office:value-type="float" office:value="0.0000000299999999980871" calcext:value-type="float">
            <text:p>2,99999999980871E-08</text:p>
          </table:table-cell>
          <table:table-cell/>
        </table:table-row>
        <table:table-row table:style-name="ro1">
          <table:table-cell office:value-type="float" office:value="1623609822.86767" calcext:value-type="float">
            <text:p>1623609822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25" calcext:value-type="float">
            <text:p>4,25</text:p>
          </table:table-cell>
          <table:table-cell table:formula="of:=([.D16]-[.I16])^2" office:value-type="float" office:value="0.0625" calcext:value-type="float">
            <text:p>0,0625</text:p>
          </table:table-cell>
          <table:table-cell/>
          <table:table-cell table:formula="of:=ROUND(COS([.I16]*PI()/180);7)" office:value-type="float" office:value="0.9972502" calcext:value-type="float">
            <text:p>0,9972502</text:p>
          </table:table-cell>
          <table:table-cell table:formula="of:=ROUND(SIN([.I16]*PI()/180);7)" office:value-type="float" office:value="0.0741085" calcext:value-type="float">
            <text:p>0,0741085</text:p>
          </table:table-cell>
          <table:table-cell table:formula="of:=ABS([.L16]-[.E16])" office:value-type="float" office:value="0.00031385000000006" calcext:value-type="float">
            <text:p>0,00031385</text:p>
          </table:table-cell>
          <table:table-cell table:formula="of:=ABS([.M16]-[.F16])" office:value-type="float" office:value="0.00435202999999999" calcext:value-type="float">
            <text:p>0,00435203</text:p>
          </table:table-cell>
          <table:table-cell/>
        </table:table-row>
        <table:table-row table:style-name="ro1">
          <table:table-cell office:value-type="float" office:value="1623609822.96755" calcext:value-type="float">
            <text:p>1623609822,967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[.D17]-[.I17])^2" office:value-type="float" office:value="0.25" calcext:value-type="float">
            <text:p>0,25</text:p>
          </table:table-cell>
          <table:table-cell/>
          <table:table-cell table:formula="of:=ROUND(COS([.I17]*PI()/180);7)" office:value-type="float" office:value="0.9969173" calcext:value-type="float">
            <text:p>0,9969173</text:p>
          </table:table-cell>
          <table:table-cell table:formula="of:=ROUND(SIN([.I17]*PI()/180);7)" office:value-type="float" office:value="0.0784591" calcext:value-type="float">
            <text:p>0,0784591</text:p>
          </table:table-cell>
          <table:table-cell table:formula="of:=ABS([.L17]-[.E17])" office:value-type="float" office:value="0.000722600000000018" calcext:value-type="float">
            <text:p>0,0007226</text:p>
          </table:table-cell>
          <table:table-cell table:formula="of:=ABS([.M17]-[.F17])" office:value-type="float" office:value="0.00869663999999999" calcext:value-type="float">
            <text:p>0,00869664</text:p>
          </table:table-cell>
          <table:table-cell/>
        </table:table-row>
        <table:table-row table:style-name="ro1">
          <table:table-cell office:value-type="float" office:value="1623609823.06756" calcext:value-type="float">
            <text:p>1623609823,06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75" calcext:value-type="float">
            <text:p>4,75</text:p>
          </table:table-cell>
          <table:table-cell table:formula="of:=([.D18]-[.I18])^2" office:value-type="float" office:value="0.0625" calcext:value-type="float">
            <text:p>0,0625</text:p>
          </table:table-cell>
          <table:table-cell/>
          <table:table-cell table:formula="of:=ROUND(COS([.I18]*PI()/180);7)" office:value-type="float" office:value="0.9965655" calcext:value-type="float">
            <text:p>0,9965655</text:p>
          </table:table-cell>
          <table:table-cell table:formula="of:=ROUND(SIN([.I18]*PI()/180);7)" office:value-type="float" office:value="0.0828082" calcext:value-type="float">
            <text:p>0,0828082</text:p>
          </table:table-cell>
          <table:table-cell table:formula="of:=ABS([.L18]-[.E18])" office:value-type="float" office:value="0.000370800000000004" calcext:value-type="float">
            <text:p>0,0003708</text:p>
          </table:table-cell>
          <table:table-cell table:formula="of:=ABS([.M18]-[.F18])" office:value-type="float" office:value="0.00434754" calcext:value-type="float">
            <text:p>0,00434754</text:p>
          </table:table-cell>
          <table:table-cell/>
        </table:table-row>
        <table:table-row table:style-name="ro1">
          <table:table-cell office:value-type="float" office:value="1623609823.16756" calcext:value-type="float">
            <text:p>1623609823,16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19]-[.I19])^2" office:value-type="float" office:value="0" calcext:value-type="float">
            <text:p>0</text:p>
          </table:table-cell>
          <table:table-cell/>
          <table:table-cell table:formula="of:=ROUND(COS([.I19]*PI()/180);7)" office:value-type="float" office:value="0.9961947" calcext:value-type="float">
            <text:p>0,9961947</text:p>
          </table:table-cell>
          <table:table-cell table:formula="of:=ROUND(SIN([.I19]*PI()/180);7)" office:value-type="float" office:value="0.0871557" calcext:value-type="float">
            <text:p>0,0871557</text:p>
          </table:table-cell>
          <table:table-cell table:formula="of:=ABS([.L19]-[.E19])" office:value-type="float" office:value="0" calcext:value-type="float">
            <text:p>0</text:p>
          </table:table-cell>
          <table:table-cell table:formula="of:=ABS([.M19]-[.F19])" office:value-type="float" office:value="0.0000000399999999928236" calcext:value-type="float">
            <text:p>3,99999999928236E-08</text:p>
          </table:table-cell>
          <table:table-cell/>
        </table:table-row>
        <table:table-row table:style-name="ro1">
          <table:table-cell office:value-type="float" office:value="1623609823.26756" calcext:value-type="float">
            <text:p>1623609823,26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.25" calcext:value-type="float">
            <text:p>5,25</text:p>
          </table:table-cell>
          <table:table-cell table:formula="of:=([.D20]-[.I20])^2" office:value-type="float" office:value="0.0625" calcext:value-type="float">
            <text:p>0,0625</text:p>
          </table:table-cell>
          <table:table-cell/>
          <table:table-cell table:formula="of:=ROUND(COS([.I20]*PI()/180);7)" office:value-type="float" office:value="0.9958049" calcext:value-type="float">
            <text:p>0,9958049</text:p>
          </table:table-cell>
          <table:table-cell table:formula="of:=ROUND(SIN([.I20]*PI()/180);7)" office:value-type="float" office:value="0.0915016" calcext:value-type="float">
            <text:p>0,0915016</text:p>
          </table:table-cell>
          <table:table-cell table:formula="of:=ABS([.L20]-[.E20])" office:value-type="float" office:value="0.000389799999999996" calcext:value-type="float">
            <text:p>0,0003898</text:p>
          </table:table-cell>
          <table:table-cell table:formula="of:=ABS([.M20]-[.F20])" office:value-type="float" office:value="0.00434586000000001" calcext:value-type="float">
            <text:p>0,00434586</text:p>
          </table:table-cell>
          <table:table-cell/>
        </table:table-row>
        <table:table-row table:style-name="ro1">
          <table:table-cell office:value-type="float" office:value="1623609823.36757" calcext:value-type="float">
            <text:p>1623609823,3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.5" calcext:value-type="float">
            <text:p>5,5</text:p>
          </table:table-cell>
          <table:table-cell table:formula="of:=([.D21]-[.I21])^2" office:value-type="float" office:value="0.25" calcext:value-type="float">
            <text:p>0,25</text:p>
          </table:table-cell>
          <table:table-cell/>
          <table:table-cell table:formula="of:=ROUND(COS([.I21]*PI()/180);7)" office:value-type="float" office:value="0.9953962" calcext:value-type="float">
            <text:p>0,9953962</text:p>
          </table:table-cell>
          <table:table-cell table:formula="of:=ROUND(SIN([.I21]*PI()/180);7)" office:value-type="float" office:value="0.0958458" calcext:value-type="float">
            <text:p>0,0958458</text:p>
          </table:table-cell>
          <table:table-cell table:formula="of:=ABS([.L21]-[.E21])" office:value-type="float" office:value="0.000798500000000035" calcext:value-type="float">
            <text:p>0,0007985</text:p>
          </table:table-cell>
          <table:table-cell table:formula="of:=ABS([.M21]-[.F21])" office:value-type="float" office:value="0.00869006" calcext:value-type="float">
            <text:p>0,00869006</text:p>
          </table:table-cell>
          <table:table-cell/>
        </table:table-row>
        <table:table-row table:style-name="ro1">
          <table:table-cell office:value-type="float" office:value="1623609823.4676" calcext:value-type="float">
            <text:p>1623609823,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9945219" calcext:value-type="float">
            <text:p>0,9945219</text:p>
          </table:table-cell>
          <table:table-cell office:value-type="float" office:value="0.10452846" calcext:value-type="float">
            <text:p>0,1045284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.75" calcext:value-type="float">
            <text:p>5,75</text:p>
          </table:table-cell>
          <table:table-cell table:formula="of:=([.D22]-[.I22])^2" office:value-type="float" office:value="0.0625" calcext:value-type="float">
            <text:p>0,0625</text:p>
          </table:table-cell>
          <table:table-cell/>
          <table:table-cell table:formula="of:=ROUND(COS([.I22]*PI()/180);7)" office:value-type="float" office:value="0.9949685" calcext:value-type="float">
            <text:p>0,9949685</text:p>
          </table:table-cell>
          <table:table-cell table:formula="of:=ROUND(SIN([.I22]*PI()/180);7)" office:value-type="float" office:value="0.1001881" calcext:value-type="float">
            <text:p>0,1001881</text:p>
          </table:table-cell>
          <table:table-cell table:formula="of:=ABS([.L22]-[.E22])" office:value-type="float" office:value="0.000446600000000075" calcext:value-type="float">
            <text:p>0,0004466</text:p>
          </table:table-cell>
          <table:table-cell table:formula="of:=ABS([.M22]-[.F22])" office:value-type="float" office:value="0.00434036" calcext:value-type="float">
            <text:p>0,00434036</text:p>
          </table:table-cell>
          <table:table-cell/>
        </table:table-row>
        <table:table-row table:style-name="ro1">
          <table:table-cell office:value-type="float" office:value="1623609823.56766" calcext:value-type="float">
            <text:p>1623609823,5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9945219" calcext:value-type="float">
            <text:p>0,9945219</text:p>
          </table:table-cell>
          <table:table-cell office:value-type="float" office:value="0.10452846" calcext:value-type="float">
            <text:p>0,1045284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D23]-[.I23])^2" office:value-type="float" office:value="0" calcext:value-type="float">
            <text:p>0</text:p>
          </table:table-cell>
          <table:table-cell/>
          <table:table-cell table:formula="of:=ROUND(COS([.I23]*PI()/180);7)" office:value-type="float" office:value="0.9945219" calcext:value-type="float">
            <text:p>0,9945219</text:p>
          </table:table-cell>
          <table:table-cell table:formula="of:=ROUND(SIN([.I23]*PI()/180);7)" office:value-type="float" office:value="0.1045285" calcext:value-type="float">
            <text:p>0,1045285</text:p>
          </table:table-cell>
          <table:table-cell table:formula="of:=ABS([.L23]-[.E23])" office:value-type="float" office:value="0" calcext:value-type="float">
            <text:p>0</text:p>
          </table:table-cell>
          <table:table-cell table:formula="of:=ABS([.M23]-[.F23])" office:value-type="float" office:value="0.0000000399999999928236" calcext:value-type="float">
            <text:p>3,99999999928236E-08</text:p>
          </table:table-cell>
          <table:table-cell/>
        </table:table-row>
        <table:table-row table:style-name="ro1">
          <table:table-cell office:value-type="float" office:value="1623609823.66768" calcext:value-type="float">
            <text:p>1623609823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9945219" calcext:value-type="float">
            <text:p>0,9945219</text:p>
          </table:table-cell>
          <table:table-cell office:value-type="float" office:value="0.10452846" calcext:value-type="float">
            <text:p>0,1045284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.25" calcext:value-type="float">
            <text:p>6,25</text:p>
          </table:table-cell>
          <table:table-cell table:formula="of:=([.D24]-[.I24])^2" office:value-type="float" office:value="0.0625" calcext:value-type="float">
            <text:p>0,0625</text:p>
          </table:table-cell>
          <table:table-cell/>
          <table:table-cell table:formula="of:=ROUND(COS([.I24]*PI()/180);7)" office:value-type="float" office:value="0.9940563" calcext:value-type="float">
            <text:p>0,9940563</text:p>
          </table:table-cell>
          <table:table-cell table:formula="of:=ROUND(SIN([.I24]*PI()/180);7)" office:value-type="float" office:value="0.1088669" calcext:value-type="float">
            <text:p>0,1088669</text:p>
          </table:table-cell>
          <table:table-cell table:formula="of:=ABS([.L24]-[.E24])" office:value-type="float" office:value="0.000465599999999955" calcext:value-type="float">
            <text:p>0,0004656</text:p>
          </table:table-cell>
          <table:table-cell table:formula="of:=ABS([.M24]-[.F24])" office:value-type="float" office:value="0.00433844" calcext:value-type="float">
            <text:p>0,00433844</text:p>
          </table:table-cell>
          <table:table-cell/>
        </table:table-row>
        <table:table-row table:style-name="ro1">
          <table:table-cell office:value-type="float" office:value="1623609823.76767" calcext:value-type="float">
            <text:p>1623609823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254615" calcext:value-type="float">
            <text:p>0,99254615</text:p>
          </table:table-cell>
          <table:table-cell office:value-type="float" office:value="0.12186934" calcext:value-type="float">
            <text:p>0,1218693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5" calcext:value-type="float">
            <text:p>6,5</text:p>
          </table:table-cell>
          <table:table-cell table:formula="of:=([.D25]-[.I25])^2" office:value-type="float" office:value="0.25" calcext:value-type="float">
            <text:p>0,25</text:p>
          </table:table-cell>
          <table:table-cell/>
          <table:table-cell table:formula="of:=ROUND(COS([.I25]*PI()/180);7)" office:value-type="float" office:value="0.9935719" calcext:value-type="float">
            <text:p>0,9935719</text:p>
          </table:table-cell>
          <table:table-cell table:formula="of:=ROUND(SIN([.I25]*PI()/180);7)" office:value-type="float" office:value="0.1132032" calcext:value-type="float">
            <text:p>0,1132032</text:p>
          </table:table-cell>
          <table:table-cell table:formula="of:=ABS([.L25]-[.E25])" office:value-type="float" office:value="0.00102574999999994" calcext:value-type="float">
            <text:p>0,00102575</text:p>
          </table:table-cell>
          <table:table-cell table:formula="of:=ABS([.M25]-[.F25])" office:value-type="float" office:value="0.00866614" calcext:value-type="float">
            <text:p>0,00866614</text:p>
          </table:table-cell>
          <table:table-cell/>
        </table:table-row>
        <table:table-row table:style-name="ro1">
          <table:table-cell office:value-type="float" office:value="1623609823.86763" calcext:value-type="float">
            <text:p>1623609823,8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254615" calcext:value-type="float">
            <text:p>0,99254615</text:p>
          </table:table-cell>
          <table:table-cell office:value-type="float" office:value="0.12186934" calcext:value-type="float">
            <text:p>0,1218693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75" calcext:value-type="float">
            <text:p>6,75</text:p>
          </table:table-cell>
          <table:table-cell table:formula="of:=([.D26]-[.I26])^2" office:value-type="float" office:value="0.0625" calcext:value-type="float">
            <text:p>0,0625</text:p>
          </table:table-cell>
          <table:table-cell/>
          <table:table-cell table:formula="of:=ROUND(COS([.I26]*PI()/180);7)" office:value-type="float" office:value="0.9930685" calcext:value-type="float">
            <text:p>0,9930685</text:p>
          </table:table-cell>
          <table:table-cell table:formula="of:=ROUND(SIN([.I26]*PI()/180);7)" office:value-type="float" office:value="0.1175374" calcext:value-type="float">
            <text:p>0,1175374</text:p>
          </table:table-cell>
          <table:table-cell table:formula="of:=ABS([.L26]-[.E26])" office:value-type="float" office:value="0.000522350000000005" calcext:value-type="float">
            <text:p>0,00052235</text:p>
          </table:table-cell>
          <table:table-cell table:formula="of:=ABS([.M26]-[.F26])" office:value-type="float" office:value="0.00433194000000001" calcext:value-type="float">
            <text:p>0,00433194</text:p>
          </table:table-cell>
          <table:table-cell/>
        </table:table-row>
        <table:table-row table:style-name="ro1">
          <table:table-cell office:value-type="float" office:value="1623609823.96767" calcext:value-type="float">
            <text:p>1623609823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254615" calcext:value-type="float">
            <text:p>0,99254615</text:p>
          </table:table-cell>
          <table:table-cell office:value-type="float" office:value="0.12186934" calcext:value-type="float">
            <text:p>0,1218693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D27]-[.I27])^2" office:value-type="float" office:value="0" calcext:value-type="float">
            <text:p>0</text:p>
          </table:table-cell>
          <table:table-cell/>
          <table:table-cell table:formula="of:=ROUND(COS([.I27]*PI()/180);7)" office:value-type="float" office:value="0.9925462" calcext:value-type="float">
            <text:p>0,9925462</text:p>
          </table:table-cell>
          <table:table-cell table:formula="of:=ROUND(SIN([.I27]*PI()/180);7)" office:value-type="float" office:value="0.1218693" calcext:value-type="float">
            <text:p>0,1218693</text:p>
          </table:table-cell>
          <table:table-cell table:formula="of:=ABS([.L27]-[.E27])" office:value-type="float" office:value="0.0000000500000000291934" calcext:value-type="float">
            <text:p>5,00000000291934E-08</text:p>
          </table:table-cell>
          <table:table-cell table:formula="of:=ABS([.M27]-[.F27])" office:value-type="float" office:value="0.0000000400000000067013" calcext:value-type="float">
            <text:p>4,00000000067013E-08</text:p>
          </table:table-cell>
          <table:table-cell/>
        </table:table-row>
        <table:table-row table:style-name="ro1">
          <table:table-cell office:value-type="float" office:value="1623609824.06761" calcext:value-type="float">
            <text:p>1623609824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254615" calcext:value-type="float">
            <text:p>0,99254615</text:p>
          </table:table-cell>
          <table:table-cell office:value-type="float" office:value="0.12186934" calcext:value-type="float">
            <text:p>0,1218693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.25" calcext:value-type="float">
            <text:p>7,25</text:p>
          </table:table-cell>
          <table:table-cell table:formula="of:=([.D28]-[.I28])^2" office:value-type="float" office:value="0.0625" calcext:value-type="float">
            <text:p>0,0625</text:p>
          </table:table-cell>
          <table:table-cell/>
          <table:table-cell table:formula="of:=ROUND(COS([.I28]*PI()/180);7)" office:value-type="float" office:value="0.9920049" calcext:value-type="float">
            <text:p>0,9920049</text:p>
          </table:table-cell>
          <table:table-cell table:formula="of:=ROUND(SIN([.I28]*PI()/180);7)" office:value-type="float" office:value="0.126199" calcext:value-type="float">
            <text:p>0,126199</text:p>
          </table:table-cell>
          <table:table-cell table:formula="of:=ABS([.L28]-[.E28])" office:value-type="float" office:value="0.000541250000000049" calcext:value-type="float">
            <text:p>0,00054125</text:p>
          </table:table-cell>
          <table:table-cell table:formula="of:=ABS([.M28]-[.F28])" office:value-type="float" office:value="0.00432966" calcext:value-type="float">
            <text:p>0,00432966</text:p>
          </table:table-cell>
          <table:table-cell/>
        </table:table-row>
        <table:table-row table:style-name="ro1">
          <table:table-cell office:value-type="float" office:value="1623609824.1676" calcext:value-type="float">
            <text:p>1623609824,1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254615" calcext:value-type="float">
            <text:p>0,99254615</text:p>
          </table:table-cell>
          <table:table-cell office:value-type="float" office:value="0.12186934" calcext:value-type="float">
            <text:p>0,1218693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.5" calcext:value-type="float">
            <text:p>7,5</text:p>
          </table:table-cell>
          <table:table-cell table:formula="of:=([.D29]-[.I29])^2" office:value-type="float" office:value="0.25" calcext:value-type="float">
            <text:p>0,25</text:p>
          </table:table-cell>
          <table:table-cell/>
          <table:table-cell table:formula="of:=ROUND(COS([.I29]*PI()/180);7)" office:value-type="float" office:value="0.9914449" calcext:value-type="float">
            <text:p>0,9914449</text:p>
          </table:table-cell>
          <table:table-cell table:formula="of:=ROUND(SIN([.I29]*PI()/180);7)" office:value-type="float" office:value="0.1305262" calcext:value-type="float">
            <text:p>0,1305262</text:p>
          </table:table-cell>
          <table:table-cell table:formula="of:=ABS([.L29]-[.E29])" office:value-type="float" office:value="0.00110125000000005" calcext:value-type="float">
            <text:p>0,00110125</text:p>
          </table:table-cell>
          <table:table-cell table:formula="of:=ABS([.M29]-[.F29])" office:value-type="float" office:value="0.00865686" calcext:value-type="float">
            <text:p>0,00865686</text:p>
          </table:table-cell>
          <table:table-cell/>
        </table:table-row>
        <table:table-row table:style-name="ro1">
          <table:table-cell office:value-type="float" office:value="1623609824.26767" calcext:value-type="float">
            <text:p>1623609824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0.1391731" calcext:value-type="float">
            <text:p>0,139173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.75" calcext:value-type="float">
            <text:p>7,75</text:p>
          </table:table-cell>
          <table:table-cell table:formula="of:=([.D30]-[.I30])^2" office:value-type="float" office:value="0.0625" calcext:value-type="float">
            <text:p>0,0625</text:p>
          </table:table-cell>
          <table:table-cell/>
          <table:table-cell table:formula="of:=ROUND(COS([.I30]*PI()/180);7)" office:value-type="float" office:value="0.9908659" calcext:value-type="float">
            <text:p>0,9908659</text:p>
          </table:table-cell>
          <table:table-cell table:formula="of:=ROUND(SIN([.I30]*PI()/180);7)" office:value-type="float" office:value="0.1348509" calcext:value-type="float">
            <text:p>0,1348509</text:p>
          </table:table-cell>
          <table:table-cell table:formula="of:=ABS([.L30]-[.E30])" office:value-type="float" office:value="0.00059782999999991" calcext:value-type="float">
            <text:p>0,00059783</text:p>
          </table:table-cell>
          <table:table-cell table:formula="of:=ABS([.M30]-[.F30])" office:value-type="float" office:value="0.0043222" calcext:value-type="float">
            <text:p>0,0043222</text:p>
          </table:table-cell>
          <table:table-cell/>
        </table:table-row>
        <table:table-row table:style-name="ro1">
          <table:table-cell office:value-type="float" office:value="1623609824.36766" calcext:value-type="float">
            <text:p>1623609824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0.1391731" calcext:value-type="float">
            <text:p>0,139173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D31]-[.I31])^2" office:value-type="float" office:value="0" calcext:value-type="float">
            <text:p>0</text:p>
          </table:table-cell>
          <table:table-cell/>
          <table:table-cell table:formula="of:=ROUND(COS([.I31]*PI()/180);7)" office:value-type="float" office:value="0.9902681" calcext:value-type="float">
            <text:p>0,9902681</text:p>
          </table:table-cell>
          <table:table-cell table:formula="of:=ROUND(SIN([.I31]*PI()/180);7)" office:value-type="float" office:value="0.1391731" calcext:value-type="float">
            <text:p>0,1391731</text:p>
          </table:table-cell>
          <table:table-cell table:formula="of:=ABS([.L31]-[.E31])" office:value-type="float" office:value="0.0000000299999999286982" calcext:value-type="float">
            <text:p>2,99999999286982E-08</text:p>
          </table:table-cell>
          <table:table-cell table:formula="of:=ABS([.M31]-[.F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24.46767" calcext:value-type="float">
            <text:p>1623609824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0.1391731" calcext:value-type="float">
            <text:p>0,139173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.25" calcext:value-type="float">
            <text:p>8,25</text:p>
          </table:table-cell>
          <table:table-cell table:formula="of:=([.D32]-[.I32])^2" office:value-type="float" office:value="0.0625" calcext:value-type="float">
            <text:p>0,0625</text:p>
          </table:table-cell>
          <table:table-cell/>
          <table:table-cell table:formula="of:=ROUND(COS([.I32]*PI()/180);7)" office:value-type="float" office:value="0.9896514" calcext:value-type="float">
            <text:p>0,9896514</text:p>
          </table:table-cell>
          <table:table-cell table:formula="of:=ROUND(SIN([.I32]*PI()/180);7)" office:value-type="float" office:value="0.1434926" calcext:value-type="float">
            <text:p>0,1434926</text:p>
          </table:table-cell>
          <table:table-cell table:formula="of:=ABS([.L32]-[.E32])" office:value-type="float" office:value="0.000616670000000097" calcext:value-type="float">
            <text:p>0,00061667</text:p>
          </table:table-cell>
          <table:table-cell table:formula="of:=ABS([.M32]-[.F32])" office:value-type="float" office:value="0.0043195" calcext:value-type="float">
            <text:p>0,0043195</text:p>
          </table:table-cell>
          <table:table-cell/>
        </table:table-row>
        <table:table-row table:style-name="ro1">
          <table:table-cell office:value-type="float" office:value="1623609824.56768" calcext:value-type="float">
            <text:p>1623609824,5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8768834" calcext:value-type="float">
            <text:p>0,98768834</text:p>
          </table:table-cell>
          <table:table-cell office:value-type="float" office:value="0.15643447" calcext:value-type="float">
            <text:p>0,1564344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.5" calcext:value-type="float">
            <text:p>8,5</text:p>
          </table:table-cell>
          <table:table-cell table:formula="of:=([.D33]-[.I33])^2" office:value-type="float" office:value="0.25" calcext:value-type="float">
            <text:p>0,25</text:p>
          </table:table-cell>
          <table:table-cell/>
          <table:table-cell table:formula="of:=ROUND(COS([.I33]*PI()/180);7)" office:value-type="float" office:value="0.9890159" calcext:value-type="float">
            <text:p>0,9890159</text:p>
          </table:table-cell>
          <table:table-cell table:formula="of:=ROUND(SIN([.I33]*PI()/180);7)" office:value-type="float" office:value="0.1478094" calcext:value-type="float">
            <text:p>0,1478094</text:p>
          </table:table-cell>
          <table:table-cell table:formula="of:=ABS([.L33]-[.E33])" office:value-type="float" office:value="0.00132755999999989" calcext:value-type="float">
            <text:p>0,00132756</text:p>
          </table:table-cell>
          <table:table-cell table:formula="of:=ABS([.M33]-[.F33])" office:value-type="float" office:value="0.00862506999999999" calcext:value-type="float">
            <text:p>0,00862507</text:p>
          </table:table-cell>
          <table:table-cell/>
        </table:table-row>
        <table:table-row table:style-name="ro1">
          <table:table-cell office:value-type="float" office:value="1623609824.66767" calcext:value-type="float">
            <text:p>1623609824,6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8768834" calcext:value-type="float">
            <text:p>0,98768834</text:p>
          </table:table-cell>
          <table:table-cell office:value-type="float" office:value="0.15643447" calcext:value-type="float">
            <text:p>0,1564344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.75" calcext:value-type="float">
            <text:p>8,75</text:p>
          </table:table-cell>
          <table:table-cell table:formula="of:=([.D34]-[.I34])^2" office:value-type="float" office:value="0.0625" calcext:value-type="float">
            <text:p>0,0625</text:p>
          </table:table-cell>
          <table:table-cell/>
          <table:table-cell table:formula="of:=ROUND(COS([.I34]*PI()/180);7)" office:value-type="float" office:value="0.9883615" calcext:value-type="float">
            <text:p>0,9883615</text:p>
          </table:table-cell>
          <table:table-cell table:formula="of:=ROUND(SIN([.I34]*PI()/180);7)" office:value-type="float" office:value="0.1521234" calcext:value-type="float">
            <text:p>0,1521234</text:p>
          </table:table-cell>
          <table:table-cell table:formula="of:=ABS([.L34]-[.E34])" office:value-type="float" office:value="0.00067315999999995" calcext:value-type="float">
            <text:p>0,00067316</text:p>
          </table:table-cell>
          <table:table-cell table:formula="of:=ABS([.M34]-[.F34])" office:value-type="float" office:value="0.00431107" calcext:value-type="float">
            <text:p>0,00431107</text:p>
          </table:table-cell>
          <table:table-cell/>
        </table:table-row>
        <table:table-row table:style-name="ro1">
          <table:table-cell office:value-type="float" office:value="1623609824.76756" calcext:value-type="float">
            <text:p>1623609824,76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8768834" calcext:value-type="float">
            <text:p>0,98768834</text:p>
          </table:table-cell>
          <table:table-cell office:value-type="float" office:value="0.15643447" calcext:value-type="float">
            <text:p>0,1564344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D35]-[.I35])^2" office:value-type="float" office:value="0" calcext:value-type="float">
            <text:p>0</text:p>
          </table:table-cell>
          <table:table-cell/>
          <table:table-cell table:formula="of:=ROUND(COS([.I35]*PI()/180);7)" office:value-type="float" office:value="0.9876883" calcext:value-type="float">
            <text:p>0,9876883</text:p>
          </table:table-cell>
          <table:table-cell table:formula="of:=ROUND(SIN([.I35]*PI()/180);7)" office:value-type="float" office:value="0.1564345" calcext:value-type="float">
            <text:p>0,1564345</text:p>
          </table:table-cell>
          <table:table-cell table:formula="of:=ABS([.L35]-[.E35])" office:value-type="float" office:value="0.0000000400000000899681" calcext:value-type="float">
            <text:p>4,00000000899681E-08</text:p>
          </table:table-cell>
          <table:table-cell table:formula="of:=ABS([.M35]-[.F35])" office:value-type="float" office:value="0.0000000300000000119649" calcext:value-type="float">
            <text:p>3,00000000119649E-08</text:p>
          </table:table-cell>
          <table:table-cell/>
        </table:table-row>
        <table:table-row table:style-name="ro1">
          <table:table-cell office:value-type="float" office:value="1623609824.86767" calcext:value-type="float">
            <text:p>1623609824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8768834" calcext:value-type="float">
            <text:p>0,98768834</text:p>
          </table:table-cell>
          <table:table-cell office:value-type="float" office:value="0.15643447" calcext:value-type="float">
            <text:p>0,1564344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25" calcext:value-type="float">
            <text:p>9,25</text:p>
          </table:table-cell>
          <table:table-cell table:formula="of:=([.D36]-[.I36])^2" office:value-type="float" office:value="0.0625" calcext:value-type="float">
            <text:p>0,0625</text:p>
          </table:table-cell>
          <table:table-cell/>
          <table:table-cell table:formula="of:=ROUND(COS([.I36]*PI()/180);7)" office:value-type="float" office:value="0.9869964" calcext:value-type="float">
            <text:p>0,9869964</text:p>
          </table:table-cell>
          <table:table-cell table:formula="of:=ROUND(SIN([.I36]*PI()/180);7)" office:value-type="float" office:value="0.1607426" calcext:value-type="float">
            <text:p>0,1607426</text:p>
          </table:table-cell>
          <table:table-cell table:formula="of:=ABS([.L36]-[.E36])" office:value-type="float" office:value="0.000691940000000058" calcext:value-type="float">
            <text:p>0,00069194</text:p>
          </table:table-cell>
          <table:table-cell table:formula="of:=ABS([.M36]-[.F36])" office:value-type="float" office:value="0.00430813000000002" calcext:value-type="float">
            <text:p>0,00430813</text:p>
          </table:table-cell>
          <table:table-cell/>
        </table:table-row>
        <table:table-row table:style-name="ro1">
          <table:table-cell office:value-type="float" office:value="1623609824.9676" calcext:value-type="float">
            <text:p>1623609824,9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8480775" calcext:value-type="float">
            <text:p>0,98480775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5" calcext:value-type="float">
            <text:p>9,5</text:p>
          </table:table-cell>
          <table:table-cell table:formula="of:=([.D37]-[.I37])^2" office:value-type="float" office:value="0.25" calcext:value-type="float">
            <text:p>0,25</text:p>
          </table:table-cell>
          <table:table-cell/>
          <table:table-cell table:formula="of:=ROUND(COS([.I37]*PI()/180);7)" office:value-type="float" office:value="0.9862856" calcext:value-type="float">
            <text:p>0,9862856</text:p>
          </table:table-cell>
          <table:table-cell table:formula="of:=ROUND(SIN([.I37]*PI()/180);7)" office:value-type="float" office:value="0.1650476" calcext:value-type="float">
            <text:p>0,1650476</text:p>
          </table:table-cell>
          <table:table-cell table:formula="of:=ABS([.L37]-[.E37])" office:value-type="float" office:value="0.00147785" calcext:value-type="float">
            <text:p>0,00147785</text:p>
          </table:table-cell>
          <table:table-cell table:formula="of:=ABS([.M37]-[.F37])" office:value-type="float" office:value="0.00860058000000002" calcext:value-type="float">
            <text:p>0,00860058</text:p>
          </table:table-cell>
          <table:table-cell/>
        </table:table-row>
        <table:table-row table:style-name="ro1">
          <table:table-cell office:value-type="float" office:value="1623609825.06768" calcext:value-type="float">
            <text:p>1623609825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8480775" calcext:value-type="float">
            <text:p>0,98480775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75" calcext:value-type="float">
            <text:p>9,75</text:p>
          </table:table-cell>
          <table:table-cell table:formula="of:=([.D38]-[.I38])^2" office:value-type="float" office:value="0.0625" calcext:value-type="float">
            <text:p>0,0625</text:p>
          </table:table-cell>
          <table:table-cell/>
          <table:table-cell table:formula="of:=ROUND(COS([.I38]*PI()/180);7)" office:value-type="float" office:value="0.9855561" calcext:value-type="float">
            <text:p>0,9855561</text:p>
          </table:table-cell>
          <table:table-cell table:formula="of:=ROUND(SIN([.I38]*PI()/180);7)" office:value-type="float" office:value="0.1693495" calcext:value-type="float">
            <text:p>0,1693495</text:p>
          </table:table-cell>
          <table:table-cell table:formula="of:=ABS([.L38]-[.E38])" office:value-type="float" office:value="0.000748350000000064" calcext:value-type="float">
            <text:p>0,00074835</text:p>
          </table:table-cell>
          <table:table-cell table:formula="of:=ABS([.M38]-[.F38])" office:value-type="float" office:value="0.00429868000000003" calcext:value-type="float">
            <text:p>0,00429868</text:p>
          </table:table-cell>
          <table:table-cell/>
        </table:table-row>
        <table:table-row table:style-name="ro1">
          <table:table-cell office:value-type="float" office:value="1623609825.16756" calcext:value-type="float">
            <text:p>1623609825,16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8480775" calcext:value-type="float">
            <text:p>0,98480775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D39]-[.I39])^2" office:value-type="float" office:value="0" calcext:value-type="float">
            <text:p>0</text:p>
          </table:table-cell>
          <table:table-cell/>
          <table:table-cell table:formula="of:=ROUND(COS([.I39]*PI()/180);7)" office:value-type="float" office:value="0.9848078" calcext:value-type="float">
            <text:p>0,9848078</text:p>
          </table:table-cell>
          <table:table-cell table:formula="of:=ROUND(SIN([.I39]*PI()/180);7)" office:value-type="float" office:value="0.1736482" calcext:value-type="float">
            <text:p>0,1736482</text:p>
          </table:table-cell>
          <table:table-cell table:formula="of:=ABS([.L39]-[.E39])" office:value-type="float" office:value="0.0000000500000000291934" calcext:value-type="float">
            <text:p>5,00000000291934E-08</text:p>
          </table:table-cell>
          <table:table-cell table:formula="of:=ABS([.M39]-[.F39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25.26757" calcext:value-type="float">
            <text:p>1623609825,2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8480775" calcext:value-type="float">
            <text:p>0,98480775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.25" calcext:value-type="float">
            <text:p>10,25</text:p>
          </table:table-cell>
          <table:table-cell table:formula="of:=([.D40]-[.I40])^2" office:value-type="float" office:value="0.0625" calcext:value-type="float">
            <text:p>0,0625</text:p>
          </table:table-cell>
          <table:table-cell/>
          <table:table-cell table:formula="of:=ROUND(COS([.I40]*PI()/180);7)" office:value-type="float" office:value="0.9840407" calcext:value-type="float">
            <text:p>0,9840407</text:p>
          </table:table-cell>
          <table:table-cell table:formula="of:=ROUND(SIN([.I40]*PI()/180);7)" office:value-type="float" office:value="0.1779435" calcext:value-type="float">
            <text:p>0,1779435</text:p>
          </table:table-cell>
          <table:table-cell table:formula="of:=ABS([.L40]-[.E40])" office:value-type="float" office:value="0.000767049999999991" calcext:value-type="float">
            <text:p>0,00076705</text:p>
          </table:table-cell>
          <table:table-cell table:formula="of:=ABS([.M40]-[.F40])" office:value-type="float" office:value="0.00429531999999999" calcext:value-type="float">
            <text:p>0,00429532</text:p>
          </table:table-cell>
          <table:table-cell/>
        </table:table-row>
        <table:table-row table:style-name="ro1">
          <table:table-cell office:value-type="float" office:value="1623609825.36754" calcext:value-type="float">
            <text:p>1623609825,367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98162718" calcext:value-type="float">
            <text:p>0,98162718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.5" calcext:value-type="float">
            <text:p>10,5</text:p>
          </table:table-cell>
          <table:table-cell table:formula="of:=([.D41]-[.I41])^2" office:value-type="float" office:value="0.25" calcext:value-type="float">
            <text:p>0,25</text:p>
          </table:table-cell>
          <table:table-cell/>
          <table:table-cell table:formula="of:=ROUND(COS([.I41]*PI()/180);7)" office:value-type="float" office:value="0.9832549" calcext:value-type="float">
            <text:p>0,9832549</text:p>
          </table:table-cell>
          <table:table-cell table:formula="of:=ROUND(SIN([.I41]*PI()/180);7)" office:value-type="float" office:value="0.1822355" calcext:value-type="float">
            <text:p>0,1822355</text:p>
          </table:table-cell>
          <table:table-cell table:formula="of:=ABS([.L41]-[.E41])" office:value-type="float" office:value="0.00162772" calcext:value-type="float">
            <text:p>0,00162772</text:p>
          </table:table-cell>
          <table:table-cell table:formula="of:=ABS([.M41]-[.F41])" office:value-type="float" office:value="0.00857349999999998" calcext:value-type="float">
            <text:p>0,0085735</text:p>
          </table:table-cell>
          <table:table-cell/>
        </table:table-row>
        <table:table-row table:style-name="ro1">
          <table:table-cell office:value-type="float" office:value="1623609825.46754" calcext:value-type="float">
            <text:p>1623609825,467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98162718" calcext:value-type="float">
            <text:p>0,98162718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.75" calcext:value-type="float">
            <text:p>10,75</text:p>
          </table:table-cell>
          <table:table-cell table:formula="of:=([.D42]-[.I42])^2" office:value-type="float" office:value="0.0625" calcext:value-type="float">
            <text:p>0,0625</text:p>
          </table:table-cell>
          <table:table-cell/>
          <table:table-cell table:formula="of:=ROUND(COS([.I42]*PI()/180);7)" office:value-type="float" office:value="0.9824504" calcext:value-type="float">
            <text:p>0,9824504</text:p>
          </table:table-cell>
          <table:table-cell table:formula="of:=ROUND(SIN([.I42]*PI()/180);7)" office:value-type="float" office:value="0.186524" calcext:value-type="float">
            <text:p>0,186524</text:p>
          </table:table-cell>
          <table:table-cell table:formula="of:=ABS([.L42]-[.E42])" office:value-type="float" office:value="0.000823219999999902" calcext:value-type="float">
            <text:p>0,00082322</text:p>
          </table:table-cell>
          <table:table-cell table:formula="of:=ABS([.M42]-[.F42])" office:value-type="float" office:value="0.00428499999999998" calcext:value-type="float">
            <text:p>0,004285</text:p>
          </table:table-cell>
          <table:table-cell/>
        </table:table-row>
        <table:table-row table:style-name="ro1">
          <table:table-cell office:value-type="float" office:value="1623609825.56762" calcext:value-type="float">
            <text:p>1623609825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98162718" calcext:value-type="float">
            <text:p>0,98162718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D43]-[.I43])^2" office:value-type="float" office:value="0" calcext:value-type="float">
            <text:p>0</text:p>
          </table:table-cell>
          <table:table-cell/>
          <table:table-cell table:formula="of:=ROUND(COS([.I43]*PI()/180);7)" office:value-type="float" office:value="0.9816272" calcext:value-type="float">
            <text:p>0,9816272</text:p>
          </table:table-cell>
          <table:table-cell table:formula="of:=ROUND(SIN([.I43]*PI()/180);7)" office:value-type="float" office:value="0.190809" calcext:value-type="float">
            <text:p>0,190809</text:p>
          </table:table-cell>
          <table:table-cell table:formula="of:=ABS([.L43]-[.E43])" office:value-type="float" office:value="0.0000000199999999894729" calcext:value-type="float">
            <text:p>1,99999999894729E-08</text:p>
          </table:table-cell>
          <table:table-cell table:formula="of:=ABS([.M43]-[.F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25.66768" calcext:value-type="float">
            <text:p>1623609825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98162718" calcext:value-type="float">
            <text:p>0,98162718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.25" calcext:value-type="float">
            <text:p>11,25</text:p>
          </table:table-cell>
          <table:table-cell table:formula="of:=([.D44]-[.I44])^2" office:value-type="float" office:value="0.0625" calcext:value-type="float">
            <text:p>0,0625</text:p>
          </table:table-cell>
          <table:table-cell/>
          <table:table-cell table:formula="of:=ROUND(COS([.I44]*PI()/180);7)" office:value-type="float" office:value="0.9807853" calcext:value-type="float">
            <text:p>0,9807853</text:p>
          </table:table-cell>
          <table:table-cell table:formula="of:=ROUND(SIN([.I44]*PI()/180);7)" office:value-type="float" office:value="0.1950903" calcext:value-type="float">
            <text:p>0,1950903</text:p>
          </table:table-cell>
          <table:table-cell table:formula="of:=ABS([.L44]-[.E44])" office:value-type="float" office:value="0.000841880000000073" calcext:value-type="float">
            <text:p>0,00084188</text:p>
          </table:table-cell>
          <table:table-cell table:formula="of:=ABS([.M44]-[.F44])" office:value-type="float" office:value="0.00428130000000002" calcext:value-type="float">
            <text:p>0,0042813</text:p>
          </table:table-cell>
          <table:table-cell/>
        </table:table-row>
        <table:table-row table:style-name="ro1">
          <table:table-cell office:value-type="float" office:value="1623609825.76763" calcext:value-type="float">
            <text:p>1623609825,7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781476" calcext:value-type="float">
            <text:p>0,9781476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.5" calcext:value-type="float">
            <text:p>11,5</text:p>
          </table:table-cell>
          <table:table-cell table:formula="of:=([.D45]-[.I45])^2" office:value-type="float" office:value="0.25" calcext:value-type="float">
            <text:p>0,25</text:p>
          </table:table-cell>
          <table:table-cell/>
          <table:table-cell table:formula="of:=ROUND(COS([.I45]*PI()/180);7)" office:value-type="float" office:value="0.9799247" calcext:value-type="float">
            <text:p>0,9799247</text:p>
          </table:table-cell>
          <table:table-cell table:formula="of:=ROUND(SIN([.I45]*PI()/180);7)" office:value-type="float" office:value="0.1993679" calcext:value-type="float">
            <text:p>0,1993679</text:p>
          </table:table-cell>
          <table:table-cell table:formula="of:=ABS([.L45]-[.E45])" office:value-type="float" office:value="0.00177709999999998" calcext:value-type="float">
            <text:p>0,0017771</text:p>
          </table:table-cell>
          <table:table-cell table:formula="of:=ABS([.M45]-[.F45])" office:value-type="float" office:value="0.00854379000000002" calcext:value-type="float">
            <text:p>0,00854379</text:p>
          </table:table-cell>
          <table:table-cell/>
        </table:table-row>
        <table:table-row table:style-name="ro1">
          <table:table-cell office:value-type="float" office:value="1623609825.86767" calcext:value-type="float">
            <text:p>1623609825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781476" calcext:value-type="float">
            <text:p>0,9781476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.75" calcext:value-type="float">
            <text:p>11,75</text:p>
          </table:table-cell>
          <table:table-cell table:formula="of:=([.D46]-[.I46])^2" office:value-type="float" office:value="0.0625" calcext:value-type="float">
            <text:p>0,0625</text:p>
          </table:table-cell>
          <table:table-cell/>
          <table:table-cell table:formula="of:=ROUND(COS([.I46]*PI()/180);7)" office:value-type="float" office:value="0.9790455" calcext:value-type="float">
            <text:p>0,9790455</text:p>
          </table:table-cell>
          <table:table-cell table:formula="of:=ROUND(SIN([.I46]*PI()/180);7)" office:value-type="float" office:value="0.2036418" calcext:value-type="float">
            <text:p>0,2036418</text:p>
          </table:table-cell>
          <table:table-cell table:formula="of:=ABS([.L46]-[.E46])" office:value-type="float" office:value="0.000897900000000007" calcext:value-type="float">
            <text:p>0,0008979</text:p>
          </table:table-cell>
          <table:table-cell table:formula="of:=ABS([.M46]-[.F46])" office:value-type="float" office:value="0.00426989" calcext:value-type="float">
            <text:p>0,00426989</text:p>
          </table:table-cell>
          <table:table-cell/>
        </table:table-row>
        <table:table-row table:style-name="ro1">
          <table:table-cell office:value-type="float" office:value="1623609825.96761" calcext:value-type="float">
            <text:p>1623609825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781476" calcext:value-type="float">
            <text:p>0,9781476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D47]-[.I47])^2" office:value-type="float" office:value="0" calcext:value-type="float">
            <text:p>0</text:p>
          </table:table-cell>
          <table:table-cell/>
          <table:table-cell table:formula="of:=ROUND(COS([.I47]*PI()/180);7)" office:value-type="float" office:value="0.9781476" calcext:value-type="float">
            <text:p>0,9781476</text:p>
          </table:table-cell>
          <table:table-cell table:formula="of:=ROUND(SIN([.I47]*PI()/180);7)" office:value-type="float" office:value="0.2079117" calcext:value-type="float">
            <text:p>0,2079117</text:p>
          </table:table-cell>
          <table:table-cell table:formula="of:=ABS([.L47]-[.E47])" office:value-type="float" office:value="0" calcext:value-type="float">
            <text:p>0</text:p>
          </table:table-cell>
          <table:table-cell table:formula="of:=ABS([.M47]-[.F47])" office:value-type="float" office:value="0.00000000999999999473644" calcext:value-type="float">
            <text:p>9,99999999473644E-09</text:p>
          </table:table-cell>
          <table:table-cell/>
        </table:table-row>
        <table:table-row table:style-name="ro1">
          <table:table-cell office:value-type="float" office:value="1623609826.06765" calcext:value-type="float">
            <text:p>1623609826,0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781476" calcext:value-type="float">
            <text:p>0,9781476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.25" calcext:value-type="float">
            <text:p>12,25</text:p>
          </table:table-cell>
          <table:table-cell table:formula="of:=([.D48]-[.I48])^2" office:value-type="float" office:value="0.0625" calcext:value-type="float">
            <text:p>0,0625</text:p>
          </table:table-cell>
          <table:table-cell/>
          <table:table-cell table:formula="of:=ROUND(COS([.I48]*PI()/180);7)" office:value-type="float" office:value="0.9772311" calcext:value-type="float">
            <text:p>0,9772311</text:p>
          </table:table-cell>
          <table:table-cell table:formula="of:=ROUND(SIN([.I48]*PI()/180);7)" office:value-type="float" office:value="0.2121777" calcext:value-type="float">
            <text:p>0,2121777</text:p>
          </table:table-cell>
          <table:table-cell table:formula="of:=ABS([.L48]-[.E48])" office:value-type="float" office:value="0.000916499999999987" calcext:value-type="float">
            <text:p>0,0009165</text:p>
          </table:table-cell>
          <table:table-cell table:formula="of:=ABS([.M48]-[.F48])" office:value-type="float" office:value="0.00426600999999999" calcext:value-type="float">
            <text:p>0,00426601</text:p>
          </table:table-cell>
          <table:table-cell/>
        </table:table-row>
        <table:table-row table:style-name="ro1">
          <table:table-cell office:value-type="float" office:value="1623609826.16767" calcext:value-type="float">
            <text:p>1623609826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0.22495105" calcext:value-type="float">
            <text:p>0,2249510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.5" calcext:value-type="float">
            <text:p>12,5</text:p>
          </table:table-cell>
          <table:table-cell table:formula="of:=([.D49]-[.I49])^2" office:value-type="float" office:value="0.25" calcext:value-type="float">
            <text:p>0,25</text:p>
          </table:table-cell>
          <table:table-cell/>
          <table:table-cell table:formula="of:=ROUND(COS([.I49]*PI()/180);7)" office:value-type="float" office:value="0.976296" calcext:value-type="float">
            <text:p>0,976296</text:p>
          </table:table-cell>
          <table:table-cell table:formula="of:=ROUND(SIN([.I49]*PI()/180);7)" office:value-type="float" office:value="0.2164396" calcext:value-type="float">
            <text:p>0,2164396</text:p>
          </table:table-cell>
          <table:table-cell table:formula="of:=ABS([.L49]-[.E49])" office:value-type="float" office:value="0.00192594000000002" calcext:value-type="float">
            <text:p>0,00192594</text:p>
          </table:table-cell>
          <table:table-cell table:formula="of:=ABS([.M49]-[.F49])" office:value-type="float" office:value="0.00851145" calcext:value-type="float">
            <text:p>0,00851145</text:p>
          </table:table-cell>
          <table:table-cell/>
        </table:table-row>
        <table:table-row table:style-name="ro1">
          <table:table-cell office:value-type="float" office:value="1623609826.26766" calcext:value-type="float">
            <text:p>1623609826,2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0.22495105" calcext:value-type="float">
            <text:p>0,2249510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.75" calcext:value-type="float">
            <text:p>12,75</text:p>
          </table:table-cell>
          <table:table-cell table:formula="of:=([.D50]-[.I50])^2" office:value-type="float" office:value="0.0625" calcext:value-type="float">
            <text:p>0,0625</text:p>
          </table:table-cell>
          <table:table-cell/>
          <table:table-cell table:formula="of:=ROUND(COS([.I50]*PI()/180);7)" office:value-type="float" office:value="0.9753423" calcext:value-type="float">
            <text:p>0,9753423</text:p>
          </table:table-cell>
          <table:table-cell table:formula="of:=ROUND(SIN([.I50]*PI()/180);7)" office:value-type="float" office:value="0.2206974" calcext:value-type="float">
            <text:p>0,2206974</text:p>
          </table:table-cell>
          <table:table-cell table:formula="of:=ABS([.L50]-[.E50])" office:value-type="float" office:value="0.000972239999999958" calcext:value-type="float">
            <text:p>0,00097224</text:p>
          </table:table-cell>
          <table:table-cell table:formula="of:=ABS([.M50]-[.F50])" office:value-type="float" office:value="0.00425365000000003" calcext:value-type="float">
            <text:p>0,00425365</text:p>
          </table:table-cell>
          <table:table-cell/>
        </table:table-row>
        <table:table-row table:style-name="ro1">
          <table:table-cell office:value-type="float" office:value="1623609826.36763" calcext:value-type="float">
            <text:p>1623609826,3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0.22495105" calcext:value-type="float">
            <text:p>0,2249510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D51]-[.I51])^2" office:value-type="float" office:value="0" calcext:value-type="float">
            <text:p>0</text:p>
          </table:table-cell>
          <table:table-cell/>
          <table:table-cell table:formula="of:=ROUND(COS([.I51]*PI()/180);7)" office:value-type="float" office:value="0.9743701" calcext:value-type="float">
            <text:p>0,9743701</text:p>
          </table:table-cell>
          <table:table-cell table:formula="of:=ROUND(SIN([.I51]*PI()/180);7)" office:value-type="float" office:value="0.2249511" calcext:value-type="float">
            <text:p>0,2249511</text:p>
          </table:table-cell>
          <table:table-cell table:formula="of:=ABS([.L51]-[.E51])" office:value-type="float" office:value="0.0000000399999999789458" calcext:value-type="float">
            <text:p>3,99999999789458E-08</text:p>
          </table:table-cell>
          <table:table-cell table:formula="of:=ABS([.M51]-[.F51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826.46762" calcext:value-type="float">
            <text:p>1623609826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0.22495105" calcext:value-type="float">
            <text:p>0,2249510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.25" calcext:value-type="float">
            <text:p>13,25</text:p>
          </table:table-cell>
          <table:table-cell table:formula="of:=([.D52]-[.I52])^2" office:value-type="float" office:value="0.0625" calcext:value-type="float">
            <text:p>0,0625</text:p>
          </table:table-cell>
          <table:table-cell/>
          <table:table-cell table:formula="of:=ROUND(COS([.I52]*PI()/180);7)" office:value-type="float" office:value="0.9733793" calcext:value-type="float">
            <text:p>0,9733793</text:p>
          </table:table-cell>
          <table:table-cell table:formula="of:=ROUND(SIN([.I52]*PI()/180);7)" office:value-type="float" office:value="0.2292004" calcext:value-type="float">
            <text:p>0,2292004</text:p>
          </table:table-cell>
          <table:table-cell table:formula="of:=ABS([.L52]-[.E52])" office:value-type="float" office:value="0.00099076000000009" calcext:value-type="float">
            <text:p>0,00099076</text:p>
          </table:table-cell>
          <table:table-cell table:formula="of:=ABS([.M52]-[.F52])" office:value-type="float" office:value="0.00424934999999998" calcext:value-type="float">
            <text:p>0,00424935</text:p>
          </table:table-cell>
          <table:table-cell/>
        </table:table-row>
        <table:table-row table:style-name="ro1">
          <table:table-cell office:value-type="float" office:value="1623609826.56763" calcext:value-type="float">
            <text:p>1623609826,5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97029573" calcext:value-type="float">
            <text:p>0,97029573</text:p>
          </table:table-cell>
          <table:table-cell office:value-type="float" office:value="0.2419219" calcext:value-type="float">
            <text:p>0,24192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.5" calcext:value-type="float">
            <text:p>13,5</text:p>
          </table:table-cell>
          <table:table-cell table:formula="of:=([.D53]-[.I53])^2" office:value-type="float" office:value="0.25" calcext:value-type="float">
            <text:p>0,25</text:p>
          </table:table-cell>
          <table:table-cell/>
          <table:table-cell table:formula="of:=ROUND(COS([.I53]*PI()/180);7)" office:value-type="float" office:value="0.9723699" calcext:value-type="float">
            <text:p>0,9723699</text:p>
          </table:table-cell>
          <table:table-cell table:formula="of:=ROUND(SIN([.I53]*PI()/180);7)" office:value-type="float" office:value="0.2334454" calcext:value-type="float">
            <text:p>0,2334454</text:p>
          </table:table-cell>
          <table:table-cell table:formula="of:=ABS([.L53]-[.E53])" office:value-type="float" office:value="0.00207416999999999" calcext:value-type="float">
            <text:p>0,00207417</text:p>
          </table:table-cell>
          <table:table-cell table:formula="of:=ABS([.M53]-[.F53])" office:value-type="float" office:value="0.0084765" calcext:value-type="float">
            <text:p>0,0084765</text:p>
          </table:table-cell>
          <table:table-cell/>
        </table:table-row>
        <table:table-row table:style-name="ro1">
          <table:table-cell office:value-type="float" office:value="1623609826.66766" calcext:value-type="float">
            <text:p>1623609826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97029573" calcext:value-type="float">
            <text:p>0,97029573</text:p>
          </table:table-cell>
          <table:table-cell office:value-type="float" office:value="0.2419219" calcext:value-type="float">
            <text:p>0,24192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.75" calcext:value-type="float">
            <text:p>13,75</text:p>
          </table:table-cell>
          <table:table-cell table:formula="of:=([.D54]-[.I54])^2" office:value-type="float" office:value="0.0625" calcext:value-type="float">
            <text:p>0,0625</text:p>
          </table:table-cell>
          <table:table-cell/>
          <table:table-cell table:formula="of:=ROUND(COS([.I54]*PI()/180);7)" office:value-type="float" office:value="0.9713421" calcext:value-type="float">
            <text:p>0,9713421</text:p>
          </table:table-cell>
          <table:table-cell table:formula="of:=ROUND(SIN([.I54]*PI()/180);7)" office:value-type="float" office:value="0.2376859" calcext:value-type="float">
            <text:p>0,2376859</text:p>
          </table:table-cell>
          <table:table-cell table:formula="of:=ABS([.L54]-[.E54])" office:value-type="float" office:value="0.00104636999999996" calcext:value-type="float">
            <text:p>0,00104637</text:p>
          </table:table-cell>
          <table:table-cell table:formula="of:=ABS([.M54]-[.F54])" office:value-type="float" office:value="0.00423599999999999" calcext:value-type="float">
            <text:p>0,004236</text:p>
          </table:table-cell>
          <table:table-cell/>
        </table:table-row>
        <table:table-row table:style-name="ro1">
          <table:table-cell office:value-type="float" office:value="1623609826.76762" calcext:value-type="float">
            <text:p>1623609826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97029573" calcext:value-type="float">
            <text:p>0,97029573</text:p>
          </table:table-cell>
          <table:table-cell office:value-type="float" office:value="0.2419219" calcext:value-type="float">
            <text:p>0,24192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D55]-[.I55])^2" office:value-type="float" office:value="0" calcext:value-type="float">
            <text:p>0</text:p>
          </table:table-cell>
          <table:table-cell/>
          <table:table-cell table:formula="of:=ROUND(COS([.I55]*PI()/180);7)" office:value-type="float" office:value="0.9702957" calcext:value-type="float">
            <text:p>0,9702957</text:p>
          </table:table-cell>
          <table:table-cell table:formula="of:=ROUND(SIN([.I55]*PI()/180);7)" office:value-type="float" office:value="0.2419219" calcext:value-type="float">
            <text:p>0,2419219</text:p>
          </table:table-cell>
          <table:table-cell table:formula="of:=ABS([.L55]-[.E55])" office:value-type="float" office:value="0.0000000300000000397205" calcext:value-type="float">
            <text:p>3,00000000397205E-08</text:p>
          </table:table-cell>
          <table:table-cell table:formula="of:=ABS([.M55]-[.F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26.86756" calcext:value-type="float">
            <text:p>1623609826,86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97029573" calcext:value-type="float">
            <text:p>0,97029573</text:p>
          </table:table-cell>
          <table:table-cell office:value-type="float" office:value="0.2419219" calcext:value-type="float">
            <text:p>0,24192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.25" calcext:value-type="float">
            <text:p>14,25</text:p>
          </table:table-cell>
          <table:table-cell table:formula="of:=([.D56]-[.I56])^2" office:value-type="float" office:value="0.0625" calcext:value-type="float">
            <text:p>0,0625</text:p>
          </table:table-cell>
          <table:table-cell/>
          <table:table-cell table:formula="of:=ROUND(COS([.I56]*PI()/180);7)" office:value-type="float" office:value="0.9692309" calcext:value-type="float">
            <text:p>0,9692309</text:p>
          </table:table-cell>
          <table:table-cell table:formula="of:=ROUND(SIN([.I56]*PI()/180);7)" office:value-type="float" office:value="0.2461533" calcext:value-type="float">
            <text:p>0,2461533</text:p>
          </table:table-cell>
          <table:table-cell table:formula="of:=ABS([.L56]-[.E56])" office:value-type="float" office:value="0.00106483000000002" calcext:value-type="float">
            <text:p>0,00106483</text:p>
          </table:table-cell>
          <table:table-cell table:formula="of:=ABS([.M56]-[.F56])" office:value-type="float" office:value="0.0042314" calcext:value-type="float">
            <text:p>0,0042314</text:p>
          </table:table-cell>
          <table:table-cell/>
        </table:table-row>
        <table:table-row table:style-name="ro1">
          <table:table-cell office:value-type="float" office:value="1623609826.96758" calcext:value-type="float">
            <text:p>1623609826,9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96592583" calcext:value-type="float">
            <text:p>0,96592583</text:p>
          </table:table-cell>
          <table:table-cell office:value-type="float" office:value="0.25881905" calcext:value-type="float">
            <text:p>0,2588190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.5" calcext:value-type="float">
            <text:p>14,5</text:p>
          </table:table-cell>
          <table:table-cell table:formula="of:=([.D57]-[.I57])^2" office:value-type="float" office:value="0.25" calcext:value-type="float">
            <text:p>0,25</text:p>
          </table:table-cell>
          <table:table-cell/>
          <table:table-cell table:formula="of:=ROUND(COS([.I57]*PI()/180);7)" office:value-type="float" office:value="0.9681476" calcext:value-type="float">
            <text:p>0,9681476</text:p>
          </table:table-cell>
          <table:table-cell table:formula="of:=ROUND(SIN([.I57]*PI()/180);7)" office:value-type="float" office:value="0.25038" calcext:value-type="float">
            <text:p>0,25038</text:p>
          </table:table-cell>
          <table:table-cell table:formula="of:=ABS([.L57]-[.E57])" office:value-type="float" office:value="0.00222177000000001" calcext:value-type="float">
            <text:p>0,00222177</text:p>
          </table:table-cell>
          <table:table-cell table:formula="of:=ABS([.M57]-[.F57])" office:value-type="float" office:value="0.00843905" calcext:value-type="float">
            <text:p>0,00843905</text:p>
          </table:table-cell>
          <table:table-cell/>
        </table:table-row>
        <table:table-row table:style-name="ro1">
          <table:table-cell office:value-type="float" office:value="1623609827.06763" calcext:value-type="float">
            <text:p>1623609827,0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96592583" calcext:value-type="float">
            <text:p>0,96592583</text:p>
          </table:table-cell>
          <table:table-cell office:value-type="float" office:value="0.25881905" calcext:value-type="float">
            <text:p>0,2588190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.75" calcext:value-type="float">
            <text:p>14,75</text:p>
          </table:table-cell>
          <table:table-cell table:formula="of:=([.D58]-[.I58])^2" office:value-type="float" office:value="0.0625" calcext:value-type="float">
            <text:p>0,0625</text:p>
          </table:table-cell>
          <table:table-cell/>
          <table:table-cell table:formula="of:=ROUND(COS([.I58]*PI()/180);7)" office:value-type="float" office:value="0.9670459" calcext:value-type="float">
            <text:p>0,9670459</text:p>
          </table:table-cell>
          <table:table-cell table:formula="of:=ROUND(SIN([.I58]*PI()/180);7)" office:value-type="float" office:value="0.2546019" calcext:value-type="float">
            <text:p>0,2546019</text:p>
          </table:table-cell>
          <table:table-cell table:formula="of:=ABS([.L58]-[.E58])" office:value-type="float" office:value="0.00112007000000003" calcext:value-type="float">
            <text:p>0,00112007</text:p>
          </table:table-cell>
          <table:table-cell table:formula="of:=ABS([.M58]-[.F58])" office:value-type="float" office:value="0.00421715" calcext:value-type="float">
            <text:p>0,00421715</text:p>
          </table:table-cell>
          <table:table-cell/>
        </table:table-row>
        <table:table-row table:style-name="ro1">
          <table:table-cell office:value-type="float" office:value="1623609827.16764" calcext:value-type="float">
            <text:p>1623609827,16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96592583" calcext:value-type="float">
            <text:p>0,96592583</text:p>
          </table:table-cell>
          <table:table-cell office:value-type="float" office:value="0.25881905" calcext:value-type="float">
            <text:p>0,2588190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D59]-[.I59])^2" office:value-type="float" office:value="0" calcext:value-type="float">
            <text:p>0</text:p>
          </table:table-cell>
          <table:table-cell/>
          <table:table-cell table:formula="of:=ROUND(COS([.I59]*PI()/180);7)" office:value-type="float" office:value="0.9659258" calcext:value-type="float">
            <text:p>0,9659258</text:p>
          </table:table-cell>
          <table:table-cell table:formula="of:=ROUND(SIN([.I59]*PI()/180);7)" office:value-type="float" office:value="0.258819" calcext:value-type="float">
            <text:p>0,258819</text:p>
          </table:table-cell>
          <table:table-cell table:formula="of:=ABS([.L59]-[.E59])" office:value-type="float" office:value="0.0000000300000000397205" calcext:value-type="float">
            <text:p>3,00000000397205E-08</text:p>
          </table:table-cell>
          <table:table-cell table:formula="of:=ABS([.M59]-[.F59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827.26771" calcext:value-type="float">
            <text:p>1623609827,267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96592583" calcext:value-type="float">
            <text:p>0,96592583</text:p>
          </table:table-cell>
          <table:table-cell office:value-type="float" office:value="0.25881905" calcext:value-type="float">
            <text:p>0,2588190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.25" calcext:value-type="float">
            <text:p>15,25</text:p>
          </table:table-cell>
          <table:table-cell table:formula="of:=([.D60]-[.I60])^2" office:value-type="float" office:value="0.0625" calcext:value-type="float">
            <text:p>0,0625</text:p>
          </table:table-cell>
          <table:table-cell/>
          <table:table-cell table:formula="of:=ROUND(COS([.I60]*PI()/180);7)" office:value-type="float" office:value="0.9647873" calcext:value-type="float">
            <text:p>0,9647873</text:p>
          </table:table-cell>
          <table:table-cell table:formula="of:=ROUND(SIN([.I60]*PI()/180);7)" office:value-type="float" office:value="0.2630312" calcext:value-type="float">
            <text:p>0,2630312</text:p>
          </table:table-cell>
          <table:table-cell table:formula="of:=ABS([.L60]-[.E60])" office:value-type="float" office:value="0.00113852999999997" calcext:value-type="float">
            <text:p>0,00113853</text:p>
          </table:table-cell>
          <table:table-cell table:formula="of:=ABS([.M60]-[.F60])" office:value-type="float" office:value="0.00421215000000003" calcext:value-type="float">
            <text:p>0,00421215</text:p>
          </table:table-cell>
          <table:table-cell/>
        </table:table-row>
        <table:table-row table:style-name="ro1">
          <table:table-cell office:value-type="float" office:value="1623609827.36766" calcext:value-type="float">
            <text:p>1623609827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9612617" calcext:value-type="float">
            <text:p>0,9612617</text:p>
          </table:table-cell>
          <table:table-cell office:value-type="float" office:value="0.27563736" calcext:value-type="float">
            <text:p>0,275637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.5" calcext:value-type="float">
            <text:p>15,5</text:p>
          </table:table-cell>
          <table:table-cell table:formula="of:=([.D61]-[.I61])^2" office:value-type="float" office:value="0.25" calcext:value-type="float">
            <text:p>0,25</text:p>
          </table:table-cell>
          <table:table-cell/>
          <table:table-cell table:formula="of:=ROUND(COS([.I61]*PI()/180);7)" office:value-type="float" office:value="0.9636305" calcext:value-type="float">
            <text:p>0,9636305</text:p>
          </table:table-cell>
          <table:table-cell table:formula="of:=ROUND(SIN([.I61]*PI()/180);7)" office:value-type="float" office:value="0.2672384" calcext:value-type="float">
            <text:p>0,2672384</text:p>
          </table:table-cell>
          <table:table-cell table:formula="of:=ABS([.L61]-[.E61])" office:value-type="float" office:value="0.00236879999999995" calcext:value-type="float">
            <text:p>0,0023688</text:p>
          </table:table-cell>
          <table:table-cell table:formula="of:=ABS([.M61]-[.F61])" office:value-type="float" office:value="0.00839896000000001" calcext:value-type="float">
            <text:p>0,00839896</text:p>
          </table:table-cell>
          <table:table-cell/>
        </table:table-row>
        <table:table-row table:style-name="ro1">
          <table:table-cell office:value-type="float" office:value="1623609827.46767" calcext:value-type="float">
            <text:p>1623609827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9612617" calcext:value-type="float">
            <text:p>0,9612617</text:p>
          </table:table-cell>
          <table:table-cell office:value-type="float" office:value="0.27563736" calcext:value-type="float">
            <text:p>0,275637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.75" calcext:value-type="float">
            <text:p>15,75</text:p>
          </table:table-cell>
          <table:table-cell table:formula="of:=([.D62]-[.I62])^2" office:value-type="float" office:value="0.0625" calcext:value-type="float">
            <text:p>0,0625</text:p>
          </table:table-cell>
          <table:table-cell/>
          <table:table-cell table:formula="of:=ROUND(COS([.I62]*PI()/180);7)" office:value-type="float" office:value="0.9624552" calcext:value-type="float">
            <text:p>0,9624552</text:p>
          </table:table-cell>
          <table:table-cell table:formula="of:=ROUND(SIN([.I62]*PI()/180);7)" office:value-type="float" office:value="0.2714404" calcext:value-type="float">
            <text:p>0,2714404</text:p>
          </table:table-cell>
          <table:table-cell table:formula="of:=ABS([.L62]-[.E62])" office:value-type="float" office:value="0.00119349999999996" calcext:value-type="float">
            <text:p>0,0011935</text:p>
          </table:table-cell>
          <table:table-cell table:formula="of:=ABS([.M62]-[.F62])" office:value-type="float" office:value="0.00419695999999997" calcext:value-type="float">
            <text:p>0,00419696</text:p>
          </table:table-cell>
          <table:table-cell/>
        </table:table-row>
        <table:table-row table:style-name="ro1">
          <table:table-cell office:value-type="float" office:value="1623609827.56766" calcext:value-type="float">
            <text:p>1623609827,5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9612617" calcext:value-type="float">
            <text:p>0,9612617</text:p>
          </table:table-cell>
          <table:table-cell office:value-type="float" office:value="0.27563736" calcext:value-type="float">
            <text:p>0,275637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D63]-[.I63])^2" office:value-type="float" office:value="0" calcext:value-type="float">
            <text:p>0</text:p>
          </table:table-cell>
          <table:table-cell/>
          <table:table-cell table:formula="of:=ROUND(COS([.I63]*PI()/180);7)" office:value-type="float" office:value="0.9612617" calcext:value-type="float">
            <text:p>0,9612617</text:p>
          </table:table-cell>
          <table:table-cell table:formula="of:=ROUND(SIN([.I63]*PI()/180);7)" office:value-type="float" office:value="0.2756374" calcext:value-type="float">
            <text:p>0,2756374</text:p>
          </table:table-cell>
          <table:table-cell table:formula="of:=ABS([.L63]-[.E63])" office:value-type="float" office:value="0" calcext:value-type="float">
            <text:p>0</text:p>
          </table:table-cell>
          <table:table-cell table:formula="of:=ABS([.M63]-[.F63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27.66766" calcext:value-type="float">
            <text:p>1623609827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9612617" calcext:value-type="float">
            <text:p>0,9612617</text:p>
          </table:table-cell>
          <table:table-cell office:value-type="float" office:value="0.27563736" calcext:value-type="float">
            <text:p>0,275637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.25" calcext:value-type="float">
            <text:p>16,25</text:p>
          </table:table-cell>
          <table:table-cell table:formula="of:=([.D64]-[.I64])^2" office:value-type="float" office:value="0.0625" calcext:value-type="float">
            <text:p>0,0625</text:p>
          </table:table-cell>
          <table:table-cell/>
          <table:table-cell table:formula="of:=ROUND(COS([.I64]*PI()/180);7)" office:value-type="float" office:value="0.9600499" calcext:value-type="float">
            <text:p>0,9600499</text:p>
          </table:table-cell>
          <table:table-cell table:formula="of:=ROUND(SIN([.I64]*PI()/180);7)" office:value-type="float" office:value="0.279829" calcext:value-type="float">
            <text:p>0,279829</text:p>
          </table:table-cell>
          <table:table-cell table:formula="of:=ABS([.L64]-[.E64])" office:value-type="float" office:value="0.00121179999999999" calcext:value-type="float">
            <text:p>0,0012118</text:p>
          </table:table-cell>
          <table:table-cell table:formula="of:=ABS([.M64]-[.F64])" office:value-type="float" office:value="0.00419164" calcext:value-type="float">
            <text:p>0,00419164</text:p>
          </table:table-cell>
          <table:table-cell/>
        </table:table-row>
        <table:table-row table:style-name="ro1">
          <table:table-cell office:value-type="float" office:value="1623609827.76767" calcext:value-type="float">
            <text:p>1623609827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95630476" calcext:value-type="float">
            <text:p>0,95630476</text:p>
          </table:table-cell>
          <table:table-cell office:value-type="float" office:value="0.2923717" calcext:value-type="float">
            <text:p>0,29237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.5" calcext:value-type="float">
            <text:p>16,5</text:p>
          </table:table-cell>
          <table:table-cell table:formula="of:=([.D65]-[.I65])^2" office:value-type="float" office:value="0.25" calcext:value-type="float">
            <text:p>0,25</text:p>
          </table:table-cell>
          <table:table-cell/>
          <table:table-cell table:formula="of:=ROUND(COS([.I65]*PI()/180);7)" office:value-type="float" office:value="0.9588197" calcext:value-type="float">
            <text:p>0,9588197</text:p>
          </table:table-cell>
          <table:table-cell table:formula="of:=ROUND(SIN([.I65]*PI()/180);7)" office:value-type="float" office:value="0.2840153" calcext:value-type="float">
            <text:p>0,2840153</text:p>
          </table:table-cell>
          <table:table-cell table:formula="of:=ABS([.L65]-[.E65])" office:value-type="float" office:value="0.00251494000000008" calcext:value-type="float">
            <text:p>0,00251494</text:p>
          </table:table-cell>
          <table:table-cell table:formula="of:=ABS([.M65]-[.F65])" office:value-type="float" office:value="0.00835639999999999" calcext:value-type="float">
            <text:p>0,0083564</text:p>
          </table:table-cell>
          <table:table-cell/>
        </table:table-row>
        <table:table-row table:style-name="ro1">
          <table:table-cell office:value-type="float" office:value="1623609827.86768" calcext:value-type="float">
            <text:p>1623609827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95630476" calcext:value-type="float">
            <text:p>0,95630476</text:p>
          </table:table-cell>
          <table:table-cell office:value-type="float" office:value="0.2923717" calcext:value-type="float">
            <text:p>0,29237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.75" calcext:value-type="float">
            <text:p>16,75</text:p>
          </table:table-cell>
          <table:table-cell table:formula="of:=([.D66]-[.I66])^2" office:value-type="float" office:value="0.0625" calcext:value-type="float">
            <text:p>0,0625</text:p>
          </table:table-cell>
          <table:table-cell/>
          <table:table-cell table:formula="of:=ROUND(COS([.I66]*PI()/180);7)" office:value-type="float" office:value="0.9575714" calcext:value-type="float">
            <text:p>0,9575714</text:p>
          </table:table-cell>
          <table:table-cell table:formula="of:=ROUND(SIN([.I66]*PI()/180);7)" office:value-type="float" office:value="0.2881963" calcext:value-type="float">
            <text:p>0,2881963</text:p>
          </table:table-cell>
          <table:table-cell table:formula="of:=ABS([.L66]-[.E66])" office:value-type="float" office:value="0.00126663999999999" calcext:value-type="float">
            <text:p>0,00126664</text:p>
          </table:table-cell>
          <table:table-cell table:formula="of:=ABS([.M66]-[.F66])" office:value-type="float" office:value="0.0041754" calcext:value-type="float">
            <text:p>0,0041754</text:p>
          </table:table-cell>
          <table:table-cell/>
        </table:table-row>
        <table:table-row table:style-name="ro1">
          <table:table-cell office:value-type="float" office:value="1623609827.96766" calcext:value-type="float">
            <text:p>1623609827,9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95630476" calcext:value-type="float">
            <text:p>0,95630476</text:p>
          </table:table-cell>
          <table:table-cell office:value-type="float" office:value="0.2923717" calcext:value-type="float">
            <text:p>0,29237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D67]-[.I67])^2" office:value-type="float" office:value="0" calcext:value-type="float">
            <text:p>0</text:p>
          </table:table-cell>
          <table:table-cell/>
          <table:table-cell table:formula="of:=ROUND(COS([.I67]*PI()/180);7)" office:value-type="float" office:value="0.9563048" calcext:value-type="float">
            <text:p>0,9563048</text:p>
          </table:table-cell>
          <table:table-cell table:formula="of:=ROUND(SIN([.I67]*PI()/180);7)" office:value-type="float" office:value="0.2923717" calcext:value-type="float">
            <text:p>0,2923717</text:p>
          </table:table-cell>
          <table:table-cell table:formula="of:=ABS([.L67]-[.E67])" office:value-type="float" office:value="0.0000000399999999789458" calcext:value-type="float">
            <text:p>3,99999999789458E-08</text:p>
          </table:table-cell>
          <table:table-cell table:formula="of:=ABS([.M67]-[.F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28.06767" calcext:value-type="float">
            <text:p>1623609828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95630476" calcext:value-type="float">
            <text:p>0,95630476</text:p>
          </table:table-cell>
          <table:table-cell office:value-type="float" office:value="0.2923717" calcext:value-type="float">
            <text:p>0,29237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.25" calcext:value-type="float">
            <text:p>17,25</text:p>
          </table:table-cell>
          <table:table-cell table:formula="of:=([.D68]-[.I68])^2" office:value-type="float" office:value="0.0625" calcext:value-type="float">
            <text:p>0,0625</text:p>
          </table:table-cell>
          <table:table-cell/>
          <table:table-cell table:formula="of:=ROUND(COS([.I68]*PI()/180);7)" office:value-type="float" office:value="0.9550199" calcext:value-type="float">
            <text:p>0,9550199</text:p>
          </table:table-cell>
          <table:table-cell table:formula="of:=ROUND(SIN([.I68]*PI()/180);7)" office:value-type="float" office:value="0.2965416" calcext:value-type="float">
            <text:p>0,2965416</text:p>
          </table:table-cell>
          <table:table-cell table:formula="of:=ABS([.L68]-[.E68])" office:value-type="float" office:value="0.00128485999999994" calcext:value-type="float">
            <text:p>0,00128486</text:p>
          </table:table-cell>
          <table:table-cell table:formula="of:=ABS([.M68]-[.F68])" office:value-type="float" office:value="0.0041699" calcext:value-type="float">
            <text:p>0,0041699</text:p>
          </table:table-cell>
          <table:table-cell/>
        </table:table-row>
        <table:table-row table:style-name="ro1">
          <table:table-cell office:value-type="float" office:value="1623609828.16763" calcext:value-type="float">
            <text:p>1623609828,1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0.30901699" calcext:value-type="float">
            <text:p>0,309016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.5" calcext:value-type="float">
            <text:p>17,5</text:p>
          </table:table-cell>
          <table:table-cell table:formula="of:=([.D69]-[.I69])^2" office:value-type="float" office:value="0.25" calcext:value-type="float">
            <text:p>0,25</text:p>
          </table:table-cell>
          <table:table-cell/>
          <table:table-cell table:formula="of:=ROUND(COS([.I69]*PI()/180);7)" office:value-type="float" office:value="0.953717" calcext:value-type="float">
            <text:p>0,953717</text:p>
          </table:table-cell>
          <table:table-cell table:formula="of:=ROUND(SIN([.I69]*PI()/180);7)" office:value-type="float" office:value="0.3007058" calcext:value-type="float">
            <text:p>0,3007058</text:p>
          </table:table-cell>
          <table:table-cell table:formula="of:=ABS([.L69]-[.E69])" office:value-type="float" office:value="0.00266047999999996" calcext:value-type="float">
            <text:p>0,00266048</text:p>
          </table:table-cell>
          <table:table-cell table:formula="of:=ABS([.M69]-[.F69])" office:value-type="float" office:value="0.00831118999999997" calcext:value-type="float">
            <text:p>0,00831119</text:p>
          </table:table-cell>
          <table:table-cell/>
        </table:table-row>
        <table:table-row table:style-name="ro1">
          <table:table-cell office:value-type="float" office:value="1623609828.26763" calcext:value-type="float">
            <text:p>1623609828,2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0.30901699" calcext:value-type="float">
            <text:p>0,309016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.75" calcext:value-type="float">
            <text:p>17,75</text:p>
          </table:table-cell>
          <table:table-cell table:formula="of:=([.D70]-[.I70])^2" office:value-type="float" office:value="0.0625" calcext:value-type="float">
            <text:p>0,0625</text:p>
          </table:table-cell>
          <table:table-cell/>
          <table:table-cell table:formula="of:=ROUND(COS([.I70]*PI()/180);7)" office:value-type="float" office:value="0.9523958" calcext:value-type="float">
            <text:p>0,9523958</text:p>
          </table:table-cell>
          <table:table-cell table:formula="of:=ROUND(SIN([.I70]*PI()/180);7)" office:value-type="float" office:value="0.3048643" calcext:value-type="float">
            <text:p>0,3048643</text:p>
          </table:table-cell>
          <table:table-cell table:formula="of:=ABS([.L70]-[.E70])" office:value-type="float" office:value="0.00133927999999994" calcext:value-type="float">
            <text:p>0,00133928</text:p>
          </table:table-cell>
          <table:table-cell table:formula="of:=ABS([.M70]-[.F70])" office:value-type="float" office:value="0.00415269000000001" calcext:value-type="float">
            <text:p>0,00415269</text:p>
          </table:table-cell>
          <table:table-cell/>
        </table:table-row>
        <table:table-row table:style-name="ro1">
          <table:table-cell office:value-type="float" office:value="1623609828.36767" calcext:value-type="float">
            <text:p>1623609828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0.30901699" calcext:value-type="float">
            <text:p>0,309016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D71]-[.I71])^2" office:value-type="float" office:value="0" calcext:value-type="float">
            <text:p>0</text:p>
          </table:table-cell>
          <table:table-cell/>
          <table:table-cell table:formula="of:=ROUND(COS([.I71]*PI()/180);7)" office:value-type="float" office:value="0.9510565" calcext:value-type="float">
            <text:p>0,9510565</text:p>
          </table:table-cell>
          <table:table-cell table:formula="of:=ROUND(SIN([.I71]*PI()/180);7)" office:value-type="float" office:value="0.309017" calcext:value-type="float">
            <text:p>0,309017</text:p>
          </table:table-cell>
          <table:table-cell table:formula="of:=ABS([.L71]-[.E71])" office:value-type="float" office:value="0.0000000200000001004952" calcext:value-type="float">
            <text:p>2,00000001004952E-08</text:p>
          </table:table-cell>
          <table:table-cell table:formula="of:=ABS([.M71]-[.F71])" office:value-type="float" office:value="0.00000000999999999473644" calcext:value-type="float">
            <text:p>9,99999999473644E-09</text:p>
          </table:table-cell>
          <table:table-cell/>
        </table:table-row>
        <table:table-row table:style-name="ro1">
          <table:table-cell office:value-type="float" office:value="1623609828.46768" calcext:value-type="float">
            <text:p>1623609828,4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0.30901699" calcext:value-type="float">
            <text:p>0,309016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25" calcext:value-type="float">
            <text:p>18,25</text:p>
          </table:table-cell>
          <table:table-cell table:formula="of:=([.D72]-[.I72])^2" office:value-type="float" office:value="0.0625" calcext:value-type="float">
            <text:p>0,0625</text:p>
          </table:table-cell>
          <table:table-cell/>
          <table:table-cell table:formula="of:=ROUND(COS([.I72]*PI()/180);7)" office:value-type="float" office:value="0.9496991" calcext:value-type="float">
            <text:p>0,9496991</text:p>
          </table:table-cell>
          <table:table-cell table:formula="of:=ROUND(SIN([.I72]*PI()/180);7)" office:value-type="float" office:value="0.3131638" calcext:value-type="float">
            <text:p>0,3131638</text:p>
          </table:table-cell>
          <table:table-cell table:formula="of:=ABS([.L72]-[.E72])" office:value-type="float" office:value="0.00135742000000005" calcext:value-type="float">
            <text:p>0,00135742</text:p>
          </table:table-cell>
          <table:table-cell table:formula="of:=ABS([.M72]-[.F72])" office:value-type="float" office:value="0.00414681" calcext:value-type="float">
            <text:p>0,00414681</text:p>
          </table:table-cell>
          <table:table-cell/>
        </table:table-row>
        <table:table-row table:style-name="ro1">
          <table:table-cell office:value-type="float" office:value="1623609828.56767" calcext:value-type="float">
            <text:p>1623609828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94551858" calcext:value-type="float">
            <text:p>0,94551858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8.5" calcext:value-type="float">
            <text:p>18,5</text:p>
          </table:table-cell>
          <table:table-cell table:formula="of:=([.D73]-[.I73])^2" office:value-type="float" office:value="0.25" calcext:value-type="float">
            <text:p>0,25</text:p>
          </table:table-cell>
          <table:table-cell/>
          <table:table-cell table:formula="of:=ROUND(COS([.I73]*PI()/180);7)" office:value-type="float" office:value="0.9483237" calcext:value-type="float">
            <text:p>0,9483237</text:p>
          </table:table-cell>
          <table:table-cell table:formula="of:=ROUND(SIN([.I73]*PI()/180);7)" office:value-type="float" office:value="0.3173047" calcext:value-type="float">
            <text:p>0,3173047</text:p>
          </table:table-cell>
          <table:table-cell table:formula="of:=ABS([.L73]-[.E73])" office:value-type="float" office:value="0.00280511999999999" calcext:value-type="float">
            <text:p>0,00280512</text:p>
          </table:table-cell>
          <table:table-cell table:formula="of:=ABS([.M73]-[.F73])" office:value-type="float" office:value="0.00826345000000001" calcext:value-type="float">
            <text:p>0,00826345</text:p>
          </table:table-cell>
          <table:table-cell/>
        </table:table-row>
        <table:table-row table:style-name="ro1">
          <table:table-cell office:value-type="float" office:value="1623609828.66769" calcext:value-type="float">
            <text:p>1623609828,6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94551858" calcext:value-type="float">
            <text:p>0,94551858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8.75" calcext:value-type="float">
            <text:p>18,75</text:p>
          </table:table-cell>
          <table:table-cell table:formula="of:=([.D74]-[.I74])^2" office:value-type="float" office:value="0.0625" calcext:value-type="float">
            <text:p>0,0625</text:p>
          </table:table-cell>
          <table:table-cell/>
          <table:table-cell table:formula="of:=ROUND(COS([.I74]*PI()/180);7)" office:value-type="float" office:value="0.9469301" calcext:value-type="float">
            <text:p>0,9469301</text:p>
          </table:table-cell>
          <table:table-cell table:formula="of:=ROUND(SIN([.I74]*PI()/180);7)" office:value-type="float" office:value="0.3214395" calcext:value-type="float">
            <text:p>0,3214395</text:p>
          </table:table-cell>
          <table:table-cell table:formula="of:=ABS([.L74]-[.E74])" office:value-type="float" office:value="0.00141152" calcext:value-type="float">
            <text:p>0,00141152</text:p>
          </table:table-cell>
          <table:table-cell table:formula="of:=ABS([.M74]-[.F74])" office:value-type="float" office:value="0.00412865000000001" calcext:value-type="float">
            <text:p>0,00412865</text:p>
          </table:table-cell>
          <table:table-cell/>
        </table:table-row>
        <table:table-row table:style-name="ro1">
          <table:table-cell office:value-type="float" office:value="1623609828.76767" calcext:value-type="float">
            <text:p>1623609828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94551858" calcext:value-type="float">
            <text:p>0,94551858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D75]-[.I75])^2" office:value-type="float" office:value="0" calcext:value-type="float">
            <text:p>0</text:p>
          </table:table-cell>
          <table:table-cell/>
          <table:table-cell table:formula="of:=ROUND(COS([.I75]*PI()/180);7)" office:value-type="float" office:value="0.9455186" calcext:value-type="float">
            <text:p>0,9455186</text:p>
          </table:table-cell>
          <table:table-cell table:formula="of:=ROUND(SIN([.I75]*PI()/180);7)" office:value-type="float" office:value="0.3255682" calcext:value-type="float">
            <text:p>0,3255682</text:p>
          </table:table-cell>
          <table:table-cell table:formula="of:=ABS([.L75]-[.E75])" office:value-type="float" office:value="0.0000000199999999894729" calcext:value-type="float">
            <text:p>1,99999999894729E-08</text:p>
          </table:table-cell>
          <table:table-cell table:formula="of:=ABS([.M75]-[.F75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828.86766" calcext:value-type="float">
            <text:p>1623609828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94551858" calcext:value-type="float">
            <text:p>0,94551858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.25" calcext:value-type="float">
            <text:p>19,25</text:p>
          </table:table-cell>
          <table:table-cell table:formula="of:=([.D76]-[.I76])^2" office:value-type="float" office:value="0.0625" calcext:value-type="float">
            <text:p>0,0625</text:p>
          </table:table-cell>
          <table:table-cell/>
          <table:table-cell table:formula="of:=ROUND(COS([.I76]*PI()/180);7)" office:value-type="float" office:value="0.944089" calcext:value-type="float">
            <text:p>0,944089</text:p>
          </table:table-cell>
          <table:table-cell table:formula="of:=ROUND(SIN([.I76]*PI()/180);7)" office:value-type="float" office:value="0.3296906" calcext:value-type="float">
            <text:p>0,3296906</text:p>
          </table:table-cell>
          <table:table-cell table:formula="of:=ABS([.L76]-[.E76])" office:value-type="float" office:value="0.00142958000000004" calcext:value-type="float">
            <text:p>0,00142958</text:p>
          </table:table-cell>
          <table:table-cell table:formula="of:=ABS([.M76]-[.F76])" office:value-type="float" office:value="0.00412245" calcext:value-type="float">
            <text:p>0,00412245</text:p>
          </table:table-cell>
          <table:table-cell/>
        </table:table-row>
        <table:table-row table:style-name="ro1">
          <table:table-cell office:value-type="float" office:value="1623609828.96768" calcext:value-type="float">
            <text:p>1623609828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.5" calcext:value-type="float">
            <text:p>19,5</text:p>
          </table:table-cell>
          <table:table-cell table:formula="of:=([.D77]-[.I77])^2" office:value-type="float" office:value="0.25" calcext:value-type="float">
            <text:p>0,25</text:p>
          </table:table-cell>
          <table:table-cell/>
          <table:table-cell table:formula="of:=ROUND(COS([.I77]*PI()/180);7)" office:value-type="float" office:value="0.9426415" calcext:value-type="float">
            <text:p>0,9426415</text:p>
          </table:table-cell>
          <table:table-cell table:formula="of:=ROUND(SIN([.I77]*PI()/180);7)" office:value-type="float" office:value="0.3338069" calcext:value-type="float">
            <text:p>0,3338069</text:p>
          </table:table-cell>
          <table:table-cell table:formula="of:=ABS([.L77]-[.E77])" office:value-type="float" office:value="0.00294888000000004" calcext:value-type="float">
            <text:p>0,00294888</text:p>
          </table:table-cell>
          <table:table-cell table:formula="of:=ABS([.M77]-[.F77])" office:value-type="float" office:value="0.00821324000000001" calcext:value-type="float">
            <text:p>0,00821324</text:p>
          </table:table-cell>
          <table:table-cell/>
        </table:table-row>
        <table:table-row table:style-name="ro1">
          <table:table-cell office:value-type="float" office:value="1623609829.06766" calcext:value-type="float">
            <text:p>1623609829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.75" calcext:value-type="float">
            <text:p>19,75</text:p>
          </table:table-cell>
          <table:table-cell table:formula="of:=([.D78]-[.I78])^2" office:value-type="float" office:value="0.0625" calcext:value-type="float">
            <text:p>0,0625</text:p>
          </table:table-cell>
          <table:table-cell/>
          <table:table-cell table:formula="of:=ROUND(COS([.I78]*PI()/180);7)" office:value-type="float" office:value="0.941176" calcext:value-type="float">
            <text:p>0,941176</text:p>
          </table:table-cell>
          <table:table-cell table:formula="of:=ROUND(SIN([.I78]*PI()/180);7)" office:value-type="float" office:value="0.3379167" calcext:value-type="float">
            <text:p>0,3379167</text:p>
          </table:table-cell>
          <table:table-cell table:formula="of:=ABS([.L78]-[.E78])" office:value-type="float" office:value="0.00148338000000003" calcext:value-type="float">
            <text:p>0,00148338</text:p>
          </table:table-cell>
          <table:table-cell table:formula="of:=ABS([.M78]-[.F78])" office:value-type="float" office:value="0.00410344000000001" calcext:value-type="float">
            <text:p>0,00410344</text:p>
          </table:table-cell>
          <table:table-cell/>
        </table:table-row>
        <table:table-row table:style-name="ro1">
          <table:table-cell office:value-type="float" office:value="1623609829.16765" calcext:value-type="float">
            <text:p>1623609829,1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D79]-[.I79])^2" office:value-type="float" office:value="0" calcext:value-type="float">
            <text:p>0</text:p>
          </table:table-cell>
          <table:table-cell/>
          <table:table-cell table:formula="of:=ROUND(COS([.I79]*PI()/180);7)" office:value-type="float" office:value="0.9396926" calcext:value-type="float">
            <text:p>0,9396926</text:p>
          </table:table-cell>
          <table:table-cell table:formula="of:=ROUND(SIN([.I79]*PI()/180);7)" office:value-type="float" office:value="0.3420201" calcext:value-type="float">
            <text:p>0,3420201</text:p>
          </table:table-cell>
          <table:table-cell table:formula="of:=ABS([.L79]-[.E79])" office:value-type="float" office:value="0.0000000199999999894729" calcext:value-type="float">
            <text:p>1,99999999894729E-08</text:p>
          </table:table-cell>
          <table:table-cell table:formula="of:=ABS([.M79]-[.F79])" office:value-type="float" office:value="0.0000000400000000344569" calcext:value-type="float">
            <text:p>4,00000000344569E-08</text:p>
          </table:table-cell>
          <table:table-cell/>
        </table:table-row>
        <table:table-row table:style-name="ro1">
          <table:table-cell office:value-type="float" office:value="1623609829.26768" calcext:value-type="float">
            <text:p>1623609829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.25" calcext:value-type="float">
            <text:p>20,25</text:p>
          </table:table-cell>
          <table:table-cell table:formula="of:=([.D80]-[.I80])^2" office:value-type="float" office:value="0.0625" calcext:value-type="float">
            <text:p>0,0625</text:p>
          </table:table-cell>
          <table:table-cell/>
          <table:table-cell table:formula="of:=ROUND(COS([.I80]*PI()/180);7)" office:value-type="float" office:value="0.9381913" calcext:value-type="float">
            <text:p>0,9381913</text:p>
          </table:table-cell>
          <table:table-cell table:formula="of:=ROUND(SIN([.I80]*PI()/180);7)" office:value-type="float" office:value="0.3461171" calcext:value-type="float">
            <text:p>0,3461171</text:p>
          </table:table-cell>
          <table:table-cell table:formula="of:=ABS([.L80]-[.E80])" office:value-type="float" office:value="0.00150132000000003" calcext:value-type="float">
            <text:p>0,00150132</text:p>
          </table:table-cell>
          <table:table-cell table:formula="of:=ABS([.M80]-[.F80])" office:value-type="float" office:value="0.00409695999999998" calcext:value-type="float">
            <text:p>0,00409696</text:p>
          </table:table-cell>
          <table:table-cell/>
        </table:table-row>
        <table:table-row table:style-name="ro1">
          <table:table-cell office:value-type="float" office:value="1623609829.36768" calcext:value-type="float">
            <text:p>1623609829,3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.5" calcext:value-type="float">
            <text:p>20,5</text:p>
          </table:table-cell>
          <table:table-cell table:formula="of:=([.D81]-[.I81])^2" office:value-type="float" office:value="0.25" calcext:value-type="float">
            <text:p>0,25</text:p>
          </table:table-cell>
          <table:table-cell/>
          <table:table-cell table:formula="of:=ROUND(COS([.I81]*PI()/180);7)" office:value-type="float" office:value="0.9366722" calcext:value-type="float">
            <text:p>0,9366722</text:p>
          </table:table-cell>
          <table:table-cell table:formula="of:=ROUND(SIN([.I81]*PI()/180);7)" office:value-type="float" office:value="0.3502074" calcext:value-type="float">
            <text:p>0,3502074</text:p>
          </table:table-cell>
          <table:table-cell table:formula="of:=ABS([.L81]-[.E81])" office:value-type="float" office:value="0.00302042000000002" calcext:value-type="float">
            <text:p>0,00302042</text:p>
          </table:table-cell>
          <table:table-cell table:formula="of:=ABS([.M81]-[.F81])" office:value-type="float" office:value="0.00818725999999997" calcext:value-type="float">
            <text:p>0,00818726</text:p>
          </table:table-cell>
          <table:table-cell/>
        </table:table-row>
        <table:table-row table:style-name="ro1">
          <table:table-cell office:value-type="float" office:value="1623609829.46766" calcext:value-type="float">
            <text:p>1623609829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93358043" calcext:value-type="float">
            <text:p>0,93358043</text:p>
          </table:table-cell>
          <table:table-cell office:value-type="float" office:value="0.35836795" calcext:value-type="float">
            <text:p>0,3583679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.75" calcext:value-type="float">
            <text:p>20,75</text:p>
          </table:table-cell>
          <table:table-cell table:formula="of:=([.D82]-[.I82])^2" office:value-type="float" office:value="0.0625" calcext:value-type="float">
            <text:p>0,0625</text:p>
          </table:table-cell>
          <table:table-cell/>
          <table:table-cell table:formula="of:=ROUND(COS([.I82]*PI()/180);7)" office:value-type="float" office:value="0.9351352" calcext:value-type="float">
            <text:p>0,9351352</text:p>
          </table:table-cell>
          <table:table-cell table:formula="of:=ROUND(SIN([.I82]*PI()/180);7)" office:value-type="float" office:value="0.354291" calcext:value-type="float">
            <text:p>0,354291</text:p>
          </table:table-cell>
          <table:table-cell table:formula="of:=ABS([.L82]-[.E82])" office:value-type="float" office:value="0.00155477000000004" calcext:value-type="float">
            <text:p>0,00155477</text:p>
          </table:table-cell>
          <table:table-cell table:formula="of:=ABS([.M82]-[.F82])" office:value-type="float" office:value="0.00407694999999997" calcext:value-type="float">
            <text:p>0,00407695</text:p>
          </table:table-cell>
          <table:table-cell/>
        </table:table-row>
        <table:table-row table:style-name="ro1">
          <table:table-cell office:value-type="float" office:value="1623609829.56765" calcext:value-type="float">
            <text:p>1623609829,5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93358043" calcext:value-type="float">
            <text:p>0,93358043</text:p>
          </table:table-cell>
          <table:table-cell office:value-type="float" office:value="0.35836795" calcext:value-type="float">
            <text:p>0,3583679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[.D83]-[.I83])^2" office:value-type="float" office:value="0" calcext:value-type="float">
            <text:p>0</text:p>
          </table:table-cell>
          <table:table-cell/>
          <table:table-cell table:formula="of:=ROUND(COS([.I83]*PI()/180);7)" office:value-type="float" office:value="0.9335804" calcext:value-type="float">
            <text:p>0,9335804</text:p>
          </table:table-cell>
          <table:table-cell table:formula="of:=ROUND(SIN([.I83]*PI()/180);7)" office:value-type="float" office:value="0.3583679" calcext:value-type="float">
            <text:p>0,3583679</text:p>
          </table:table-cell>
          <table:table-cell table:formula="of:=ABS([.L83]-[.E83])" office:value-type="float" office:value="0.0000000300000000397205" calcext:value-type="float">
            <text:p>3,00000000397205E-08</text:p>
          </table:table-cell>
          <table:table-cell table:formula="of:=ABS([.M83]-[.F83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829.66767" calcext:value-type="float">
            <text:p>1623609829,6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93358043" calcext:value-type="float">
            <text:p>0,93358043</text:p>
          </table:table-cell>
          <table:table-cell office:value-type="float" office:value="0.35836795" calcext:value-type="float">
            <text:p>0,3583679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.25" calcext:value-type="float">
            <text:p>21,25</text:p>
          </table:table-cell>
          <table:table-cell table:formula="of:=([.D84]-[.I84])^2" office:value-type="float" office:value="0.0625" calcext:value-type="float">
            <text:p>0,0625</text:p>
          </table:table-cell>
          <table:table-cell/>
          <table:table-cell table:formula="of:=ROUND(COS([.I84]*PI()/180);7)" office:value-type="float" office:value="0.9320079" calcext:value-type="float">
            <text:p>0,9320079</text:p>
          </table:table-cell>
          <table:table-cell table:formula="of:=ROUND(SIN([.I84]*PI()/180);7)" office:value-type="float" office:value="0.362438" calcext:value-type="float">
            <text:p>0,362438</text:p>
          </table:table-cell>
          <table:table-cell table:formula="of:=ABS([.L84]-[.E84])" office:value-type="float" office:value="0.00157253000000002" calcext:value-type="float">
            <text:p>0,00157253</text:p>
          </table:table-cell>
          <table:table-cell table:formula="of:=ABS([.M84]-[.F84])" office:value-type="float" office:value="0.00407004999999999" calcext:value-type="float">
            <text:p>0,00407005</text:p>
          </table:table-cell>
          <table:table-cell/>
        </table:table-row>
        <table:table-row table:style-name="ro1">
          <table:table-cell office:value-type="float" office:value="1623609829.76766" calcext:value-type="float">
            <text:p>1623609829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0.37460659" calcext:value-type="float">
            <text:p>0,3746065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.5" calcext:value-type="float">
            <text:p>21,5</text:p>
          </table:table-cell>
          <table:table-cell table:formula="of:=([.D85]-[.I85])^2" office:value-type="float" office:value="0.25" calcext:value-type="float">
            <text:p>0,25</text:p>
          </table:table-cell>
          <table:table-cell/>
          <table:table-cell table:formula="of:=ROUND(COS([.I85]*PI()/180);7)" office:value-type="float" office:value="0.9304176" calcext:value-type="float">
            <text:p>0,9304176</text:p>
          </table:table-cell>
          <table:table-cell table:formula="of:=ROUND(SIN([.I85]*PI()/180);7)" office:value-type="float" office:value="0.3665012" calcext:value-type="float">
            <text:p>0,3665012</text:p>
          </table:table-cell>
          <table:table-cell table:formula="of:=ABS([.L85]-[.E85])" office:value-type="float" office:value="0.00323374999999992" calcext:value-type="float">
            <text:p>0,00323375</text:p>
          </table:table-cell>
          <table:table-cell table:formula="of:=ABS([.M85]-[.F85])" office:value-type="float" office:value="0.00810538999999999" calcext:value-type="float">
            <text:p>0,00810539</text:p>
          </table:table-cell>
          <table:table-cell/>
        </table:table-row>
        <table:table-row table:style-name="ro1">
          <table:table-cell office:value-type="float" office:value="1623609829.86766" calcext:value-type="float">
            <text:p>1623609829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0.37460659" calcext:value-type="float">
            <text:p>0,3746065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.75" calcext:value-type="float">
            <text:p>21,75</text:p>
          </table:table-cell>
          <table:table-cell table:formula="of:=([.D86]-[.I86])^2" office:value-type="float" office:value="0.0625" calcext:value-type="float">
            <text:p>0,0625</text:p>
          </table:table-cell>
          <table:table-cell/>
          <table:table-cell table:formula="of:=ROUND(COS([.I86]*PI()/180);7)" office:value-type="float" office:value="0.9288096" calcext:value-type="float">
            <text:p>0,9288096</text:p>
          </table:table-cell>
          <table:table-cell table:formula="of:=ROUND(SIN([.I86]*PI()/180);7)" office:value-type="float" office:value="0.3705574" calcext:value-type="float">
            <text:p>0,3705574</text:p>
          </table:table-cell>
          <table:table-cell table:formula="of:=ABS([.L86]-[.E86])" office:value-type="float" office:value="0.00162574999999998" calcext:value-type="float">
            <text:p>0,00162575</text:p>
          </table:table-cell>
          <table:table-cell table:formula="of:=ABS([.M86]-[.F86])" office:value-type="float" office:value="0.00404919000000004" calcext:value-type="float">
            <text:p>0,00404919</text:p>
          </table:table-cell>
          <table:table-cell/>
        </table:table-row>
        <table:table-row table:style-name="ro1">
          <table:table-cell office:value-type="float" office:value="1623609829.96762" calcext:value-type="float">
            <text:p>1623609829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0.37460659" calcext:value-type="float">
            <text:p>0,3746065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[.D87]-[.I87])^2" office:value-type="float" office:value="0" calcext:value-type="float">
            <text:p>0</text:p>
          </table:table-cell>
          <table:table-cell/>
          <table:table-cell table:formula="of:=ROUND(COS([.I87]*PI()/180);7)" office:value-type="float" office:value="0.9271839" calcext:value-type="float">
            <text:p>0,9271839</text:p>
          </table:table-cell>
          <table:table-cell table:formula="of:=ROUND(SIN([.I87]*PI()/180);7)" office:value-type="float" office:value="0.3746066" calcext:value-type="float">
            <text:p>0,3746066</text:p>
          </table:table-cell>
          <table:table-cell table:formula="of:=ABS([.L87]-[.E87])" office:value-type="float" office:value="0.0000000499999999181711" calcext:value-type="float">
            <text:p>4,99999999181711E-08</text:p>
          </table:table-cell>
          <table:table-cell table:formula="of:=ABS([.M87]-[.F87])" office:value-type="float" office:value="0.00000000999999999473644" calcext:value-type="float">
            <text:p>9,99999999473644E-09</text:p>
          </table:table-cell>
          <table:table-cell/>
        </table:table-row>
        <table:table-row table:style-name="ro1">
          <table:table-cell office:value-type="float" office:value="1623609830.06768" calcext:value-type="float">
            <text:p>1623609830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0.37460659" calcext:value-type="float">
            <text:p>0,3746065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.25" calcext:value-type="float">
            <text:p>22,25</text:p>
          </table:table-cell>
          <table:table-cell table:formula="of:=([.D88]-[.I88])^2" office:value-type="float" office:value="0.0625" calcext:value-type="float">
            <text:p>0,0625</text:p>
          </table:table-cell>
          <table:table-cell/>
          <table:table-cell table:formula="of:=ROUND(COS([.I88]*PI()/180);7)" office:value-type="float" office:value="0.9255405" calcext:value-type="float">
            <text:p>0,9255405</text:p>
          </table:table-cell>
          <table:table-cell table:formula="of:=ROUND(SIN([.I88]*PI()/180);7)" office:value-type="float" office:value="0.3786486" calcext:value-type="float">
            <text:p>0,3786486</text:p>
          </table:table-cell>
          <table:table-cell table:formula="of:=ABS([.L88]-[.E88])" office:value-type="float" office:value="0.00164335000000004" calcext:value-type="float">
            <text:p>0,00164335</text:p>
          </table:table-cell>
          <table:table-cell table:formula="of:=ABS([.M88]-[.F88])" office:value-type="float" office:value="0.00404200999999998" calcext:value-type="float">
            <text:p>0,00404201</text:p>
          </table:table-cell>
          <table:table-cell/>
        </table:table-row>
        <table:table-row table:style-name="ro1">
          <table:table-cell office:value-type="float" office:value="1623609830.16768" calcext:value-type="float">
            <text:p>1623609830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92050485" calcext:value-type="float">
            <text:p>0,92050485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.5" calcext:value-type="float">
            <text:p>22,5</text:p>
          </table:table-cell>
          <table:table-cell table:formula="of:=([.D89]-[.I89])^2" office:value-type="float" office:value="0.25" calcext:value-type="float">
            <text:p>0,25</text:p>
          </table:table-cell>
          <table:table-cell/>
          <table:table-cell table:formula="of:=ROUND(COS([.I89]*PI()/180);7)" office:value-type="float" office:value="0.9238795" calcext:value-type="float">
            <text:p>0,9238795</text:p>
          </table:table-cell>
          <table:table-cell table:formula="of:=ROUND(SIN([.I89]*PI()/180);7)" office:value-type="float" office:value="0.3826834" calcext:value-type="float">
            <text:p>0,3826834</text:p>
          </table:table-cell>
          <table:table-cell table:formula="of:=ABS([.L89]-[.E89])" office:value-type="float" office:value="0.00337464999999992" calcext:value-type="float">
            <text:p>0,00337465</text:p>
          </table:table-cell>
          <table:table-cell table:formula="of:=ABS([.M89]-[.F89])" office:value-type="float" office:value="0.00804772999999998" calcext:value-type="float">
            <text:p>0,00804773</text:p>
          </table:table-cell>
          <table:table-cell/>
        </table:table-row>
        <table:table-row table:style-name="ro1">
          <table:table-cell office:value-type="float" office:value="1623609830.26763" calcext:value-type="float">
            <text:p>1623609830,2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92050485" calcext:value-type="float">
            <text:p>0,92050485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.75" calcext:value-type="float">
            <text:p>22,75</text:p>
          </table:table-cell>
          <table:table-cell table:formula="of:=([.D90]-[.I90])^2" office:value-type="float" office:value="0.0625" calcext:value-type="float">
            <text:p>0,0625</text:p>
          </table:table-cell>
          <table:table-cell/>
          <table:table-cell table:formula="of:=ROUND(COS([.I90]*PI()/180);7)" office:value-type="float" office:value="0.922201" calcext:value-type="float">
            <text:p>0,922201</text:p>
          </table:table-cell>
          <table:table-cell table:formula="of:=ROUND(SIN([.I90]*PI()/180);7)" office:value-type="float" office:value="0.386711" calcext:value-type="float">
            <text:p>0,386711</text:p>
          </table:table-cell>
          <table:table-cell table:formula="of:=ABS([.L90]-[.E90])" office:value-type="float" office:value="0.00169615000000001" calcext:value-type="float">
            <text:p>0,00169615</text:p>
          </table:table-cell>
          <table:table-cell table:formula="of:=ABS([.M90]-[.F90])" office:value-type="float" office:value="0.00402012999999996" calcext:value-type="float">
            <text:p>0,00402013</text:p>
          </table:table-cell>
          <table:table-cell/>
        </table:table-row>
        <table:table-row table:style-name="ro1">
          <table:table-cell office:value-type="float" office:value="1623609830.36767" calcext:value-type="float">
            <text:p>1623609830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92050485" calcext:value-type="float">
            <text:p>0,92050485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[.D91]-[.I91])^2" office:value-type="float" office:value="0" calcext:value-type="float">
            <text:p>0</text:p>
          </table:table-cell>
          <table:table-cell/>
          <table:table-cell table:formula="of:=ROUND(COS([.I91]*PI()/180);7)" office:value-type="float" office:value="0.9205049" calcext:value-type="float">
            <text:p>0,9205049</text:p>
          </table:table-cell>
          <table:table-cell table:formula="of:=ROUND(SIN([.I91]*PI()/180);7)" office:value-type="float" office:value="0.3907311" calcext:value-type="float">
            <text:p>0,3907311</text:p>
          </table:table-cell>
          <table:table-cell table:formula="of:=ABS([.L91]-[.E91])" office:value-type="float" office:value="0.0000000499999999181711" calcext:value-type="float">
            <text:p>4,99999999181711E-08</text:p>
          </table:table-cell>
          <table:table-cell table:formula="of:=ABS([.M91]-[.F91])" office:value-type="float" office:value="0.0000000299999999842093" calcext:value-type="float">
            <text:p>2,99999999842093E-08</text:p>
          </table:table-cell>
          <table:table-cell/>
        </table:table-row>
        <table:table-row table:style-name="ro1">
          <table:table-cell office:value-type="float" office:value="1623609830.46768" calcext:value-type="float">
            <text:p>1623609830,4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92050485" calcext:value-type="float">
            <text:p>0,92050485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.25" calcext:value-type="float">
            <text:p>23,25</text:p>
          </table:table-cell>
          <table:table-cell table:formula="of:=([.D92]-[.I92])^2" office:value-type="float" office:value="0.0625" calcext:value-type="float">
            <text:p>0,0625</text:p>
          </table:table-cell>
          <table:table-cell/>
          <table:table-cell table:formula="of:=ROUND(COS([.I92]*PI()/180);7)" office:value-type="float" office:value="0.9187912" calcext:value-type="float">
            <text:p>0,9187912</text:p>
          </table:table-cell>
          <table:table-cell table:formula="of:=ROUND(SIN([.I92]*PI()/180);7)" office:value-type="float" office:value="0.3947439" calcext:value-type="float">
            <text:p>0,3947439</text:p>
          </table:table-cell>
          <table:table-cell table:formula="of:=ABS([.L92]-[.E92])" office:value-type="float" office:value="0.00171365000000001" calcext:value-type="float">
            <text:p>0,00171365</text:p>
          </table:table-cell>
          <table:table-cell table:formula="of:=ABS([.M92]-[.F92])" office:value-type="float" office:value="0.00401277" calcext:value-type="float">
            <text:p>0,00401277</text:p>
          </table:table-cell>
          <table:table-cell/>
        </table:table-row>
        <table:table-row table:style-name="ro1">
          <table:table-cell office:value-type="float" office:value="1623609830.56767" calcext:value-type="float">
            <text:p>1623609830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0.40673664" calcext:value-type="float">
            <text:p>0,4067366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.5" calcext:value-type="float">
            <text:p>23,5</text:p>
          </table:table-cell>
          <table:table-cell table:formula="of:=([.D93]-[.I93])^2" office:value-type="float" office:value="0.25" calcext:value-type="float">
            <text:p>0,25</text:p>
          </table:table-cell>
          <table:table-cell/>
          <table:table-cell table:formula="of:=ROUND(COS([.I93]*PI()/180);7)" office:value-type="float" office:value="0.9170601" calcext:value-type="float">
            <text:p>0,9170601</text:p>
          </table:table-cell>
          <table:table-cell table:formula="of:=ROUND(SIN([.I93]*PI()/180);7)" office:value-type="float" office:value="0.3987491" calcext:value-type="float">
            <text:p>0,3987491</text:p>
          </table:table-cell>
          <table:table-cell table:formula="of:=ABS([.L93]-[.E93])" office:value-type="float" office:value="0.00351464000000001" calcext:value-type="float">
            <text:p>0,00351464</text:p>
          </table:table-cell>
          <table:table-cell table:formula="of:=ABS([.M93]-[.F93])" office:value-type="float" office:value="0.00798753999999996" calcext:value-type="float">
            <text:p>0,00798754</text:p>
          </table:table-cell>
          <table:table-cell/>
        </table:table-row>
        <table:table-row table:style-name="ro1">
          <table:table-cell office:value-type="float" office:value="1623609830.66766" calcext:value-type="float">
            <text:p>1623609830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0.40673664" calcext:value-type="float">
            <text:p>0,4067366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.75" calcext:value-type="float">
            <text:p>23,75</text:p>
          </table:table-cell>
          <table:table-cell table:formula="of:=([.D94]-[.I94])^2" office:value-type="float" office:value="0.0625" calcext:value-type="float">
            <text:p>0,0625</text:p>
          </table:table-cell>
          <table:table-cell/>
          <table:table-cell table:formula="of:=ROUND(COS([.I94]*PI()/180);7)" office:value-type="float" office:value="0.9153115" calcext:value-type="float">
            <text:p>0,9153115</text:p>
          </table:table-cell>
          <table:table-cell table:formula="of:=ROUND(SIN([.I94]*PI()/180);7)" office:value-type="float" office:value="0.4027467" calcext:value-type="float">
            <text:p>0,4027467</text:p>
          </table:table-cell>
          <table:table-cell table:formula="of:=ABS([.L94]-[.E94])" office:value-type="float" office:value="0.00176603999999991" calcext:value-type="float">
            <text:p>0,00176604</text:p>
          </table:table-cell>
          <table:table-cell table:formula="of:=ABS([.M94]-[.F94])" office:value-type="float" office:value="0.00398993999999997" calcext:value-type="float">
            <text:p>0,00398994</text:p>
          </table:table-cell>
          <table:table-cell/>
        </table:table-row>
        <table:table-row table:style-name="ro1">
          <table:table-cell office:value-type="float" office:value="1623609830.7677" calcext:value-type="float">
            <text:p>1623609830,7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0.40673664" calcext:value-type="float">
            <text:p>0,4067366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[.D95]-[.I95])^2" office:value-type="float" office:value="0" calcext:value-type="float">
            <text:p>0</text:p>
          </table:table-cell>
          <table:table-cell/>
          <table:table-cell table:formula="of:=ROUND(COS([.I95]*PI()/180);7)" office:value-type="float" office:value="0.9135455" calcext:value-type="float">
            <text:p>0,9135455</text:p>
          </table:table-cell>
          <table:table-cell table:formula="of:=ROUND(SIN([.I95]*PI()/180);7)" office:value-type="float" office:value="0.4067366" calcext:value-type="float">
            <text:p>0,4067366</text:p>
          </table:table-cell>
          <table:table-cell table:formula="of:=ABS([.L95]-[.E95])" office:value-type="float" office:value="0.0000000399999999789458" calcext:value-type="float">
            <text:p>3,99999999789458E-08</text:p>
          </table:table-cell>
          <table:table-cell table:formula="of:=ABS([.M95]-[.F95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30.86759" calcext:value-type="float">
            <text:p>1623609830,8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0.40673664" calcext:value-type="float">
            <text:p>0,4067366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.25" calcext:value-type="float">
            <text:p>24,25</text:p>
          </table:table-cell>
          <table:table-cell table:formula="of:=([.D96]-[.I96])^2" office:value-type="float" office:value="0.0625" calcext:value-type="float">
            <text:p>0,0625</text:p>
          </table:table-cell>
          <table:table-cell/>
          <table:table-cell table:formula="of:=ROUND(COS([.I96]*PI()/180);7)" office:value-type="float" office:value="0.911762" calcext:value-type="float">
            <text:p>0,911762</text:p>
          </table:table-cell>
          <table:table-cell table:formula="of:=ROUND(SIN([.I96]*PI()/180);7)" office:value-type="float" office:value="0.4107189" calcext:value-type="float">
            <text:p>0,4107189</text:p>
          </table:table-cell>
          <table:table-cell table:formula="of:=ABS([.L96]-[.E96])" office:value-type="float" office:value="0.00178346000000007" calcext:value-type="float">
            <text:p>0,00178346</text:p>
          </table:table-cell>
          <table:table-cell table:formula="of:=ABS([.M96]-[.F96])" office:value-type="float" office:value="0.00398226000000002" calcext:value-type="float">
            <text:p>0,00398226</text:p>
          </table:table-cell>
          <table:table-cell/>
        </table:table-row>
        <table:table-row table:style-name="ro1">
          <table:table-cell office:value-type="float" office:value="1623609830.96757" calcext:value-type="float">
            <text:p>1623609830,9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90630779" calcext:value-type="float">
            <text:p>0,90630779</text:p>
          </table:table-cell>
          <table:table-cell office:value-type="float" office:value="0.42261826" calcext:value-type="float">
            <text:p>0,422618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.5" calcext:value-type="float">
            <text:p>24,5</text:p>
          </table:table-cell>
          <table:table-cell table:formula="of:=([.D97]-[.I97])^2" office:value-type="float" office:value="0.25" calcext:value-type="float">
            <text:p>0,25</text:p>
          </table:table-cell>
          <table:table-cell/>
          <table:table-cell table:formula="of:=ROUND(COS([.I97]*PI()/180);7)" office:value-type="float" office:value="0.9099613" calcext:value-type="float">
            <text:p>0,9099613</text:p>
          </table:table-cell>
          <table:table-cell table:formula="of:=ROUND(SIN([.I97]*PI()/180);7)" office:value-type="float" office:value="0.4146932" calcext:value-type="float">
            <text:p>0,4146932</text:p>
          </table:table-cell>
          <table:table-cell table:formula="of:=ABS([.L97]-[.E97])" office:value-type="float" office:value="0.00365350999999992" calcext:value-type="float">
            <text:p>0,00365351</text:p>
          </table:table-cell>
          <table:table-cell table:formula="of:=ABS([.M97]-[.F97])" office:value-type="float" office:value="0.00792506000000004" calcext:value-type="float">
            <text:p>0,00792506</text:p>
          </table:table-cell>
          <table:table-cell/>
        </table:table-row>
        <table:table-row table:style-name="ro1">
          <table:table-cell office:value-type="float" office:value="1623609831.06757" calcext:value-type="float">
            <text:p>1623609831,0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90630779" calcext:value-type="float">
            <text:p>0,90630779</text:p>
          </table:table-cell>
          <table:table-cell office:value-type="float" office:value="0.42261826" calcext:value-type="float">
            <text:p>0,422618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.75" calcext:value-type="float">
            <text:p>24,75</text:p>
          </table:table-cell>
          <table:table-cell table:formula="of:=([.D98]-[.I98])^2" office:value-type="float" office:value="0.0625" calcext:value-type="float">
            <text:p>0,0625</text:p>
          </table:table-cell>
          <table:table-cell/>
          <table:table-cell table:formula="of:=ROUND(COS([.I98]*PI()/180);7)" office:value-type="float" office:value="0.9081432" calcext:value-type="float">
            <text:p>0,9081432</text:p>
          </table:table-cell>
          <table:table-cell table:formula="of:=ROUND(SIN([.I98]*PI()/180);7)" office:value-type="float" office:value="0.4186597" calcext:value-type="float">
            <text:p>0,4186597</text:p>
          </table:table-cell>
          <table:table-cell table:formula="of:=ABS([.L98]-[.E98])" office:value-type="float" office:value="0.00183540999999998" calcext:value-type="float">
            <text:p>0,00183541</text:p>
          </table:table-cell>
          <table:table-cell table:formula="of:=ABS([.M98]-[.F98])" office:value-type="float" office:value="0.00395856" calcext:value-type="float">
            <text:p>0,00395856</text:p>
          </table:table-cell>
          <table:table-cell/>
        </table:table-row>
        <table:table-row table:style-name="ro1">
          <table:table-cell office:value-type="float" office:value="1623609831.16768" calcext:value-type="float">
            <text:p>1623609831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90630779" calcext:value-type="float">
            <text:p>0,90630779</text:p>
          </table:table-cell>
          <table:table-cell office:value-type="float" office:value="0.42261826" calcext:value-type="float">
            <text:p>0,422618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D99]-[.I99])^2" office:value-type="float" office:value="0" calcext:value-type="float">
            <text:p>0</text:p>
          </table:table-cell>
          <table:table-cell/>
          <table:table-cell table:formula="of:=ROUND(COS([.I99]*PI()/180);7)" office:value-type="float" office:value="0.9063078" calcext:value-type="float">
            <text:p>0,9063078</text:p>
          </table:table-cell>
          <table:table-cell table:formula="of:=ROUND(SIN([.I99]*PI()/180);7)" office:value-type="float" office:value="0.4226183" calcext:value-type="float">
            <text:p>0,4226183</text:p>
          </table:table-cell>
          <table:table-cell table:formula="of:=ABS([.L99]-[.E99])" office:value-type="float" office:value="0.00000000999999993922529" calcext:value-type="float">
            <text:p>9,99999993922529E-09</text:p>
          </table:table-cell>
          <table:table-cell table:formula="of:=ABS([.M99]-[.F99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31.26762" calcext:value-type="float">
            <text:p>1623609831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90630779" calcext:value-type="float">
            <text:p>0,90630779</text:p>
          </table:table-cell>
          <table:table-cell office:value-type="float" office:value="0.42261826" calcext:value-type="float">
            <text:p>0,422618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.25" calcext:value-type="float">
            <text:p>25,25</text:p>
          </table:table-cell>
          <table:table-cell table:formula="of:=([.D100]-[.I100])^2" office:value-type="float" office:value="0.0625" calcext:value-type="float">
            <text:p>0,0625</text:p>
          </table:table-cell>
          <table:table-cell/>
          <table:table-cell table:formula="of:=ROUND(COS([.I100]*PI()/180);7)" office:value-type="float" office:value="0.9044551" calcext:value-type="float">
            <text:p>0,9044551</text:p>
          </table:table-cell>
          <table:table-cell table:formula="of:=ROUND(SIN([.I100]*PI()/180);7)" office:value-type="float" office:value="0.4265687" calcext:value-type="float">
            <text:p>0,4265687</text:p>
          </table:table-cell>
          <table:table-cell table:formula="of:=ABS([.L100]-[.E100])" office:value-type="float" office:value="0.0018526900000001" calcext:value-type="float">
            <text:p>0,00185269</text:p>
          </table:table-cell>
          <table:table-cell table:formula="of:=ABS([.M100]-[.F100])" office:value-type="float" office:value="0.00395044" calcext:value-type="float">
            <text:p>0,00395044</text:p>
          </table:table-cell>
          <table:table-cell/>
        </table:table-row>
        <table:table-row table:style-name="ro1">
          <table:table-cell office:value-type="float" office:value="1623609831.36768" calcext:value-type="float">
            <text:p>1623609831,3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89879405" calcext:value-type="float">
            <text:p>0,89879405</text:p>
          </table:table-cell>
          <table:table-cell office:value-type="float" office:value="0.43837115" calcext:value-type="float">
            <text:p>0,4383711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.5" calcext:value-type="float">
            <text:p>25,5</text:p>
          </table:table-cell>
          <table:table-cell table:formula="of:=([.D101]-[.I101])^2" office:value-type="float" office:value="0.25" calcext:value-type="float">
            <text:p>0,25</text:p>
          </table:table-cell>
          <table:table-cell/>
          <table:table-cell table:formula="of:=ROUND(COS([.I101]*PI()/180);7)" office:value-type="float" office:value="0.9025853" calcext:value-type="float">
            <text:p>0,9025853</text:p>
          </table:table-cell>
          <table:table-cell table:formula="of:=ROUND(SIN([.I101]*PI()/180);7)" office:value-type="float" office:value="0.4305111" calcext:value-type="float">
            <text:p>0,4305111</text:p>
          </table:table-cell>
          <table:table-cell table:formula="of:=ABS([.L101]-[.E101])" office:value-type="float" office:value="0.00379125000000002" calcext:value-type="float">
            <text:p>0,00379125</text:p>
          </table:table-cell>
          <table:table-cell table:formula="of:=ABS([.M101]-[.F101])" office:value-type="float" office:value="0.00786005000000001" calcext:value-type="float">
            <text:p>0,00786005</text:p>
          </table:table-cell>
          <table:table-cell/>
        </table:table-row>
        <table:table-row table:style-name="ro1">
          <table:table-cell office:value-type="float" office:value="1623609831.46766" calcext:value-type="float">
            <text:p>1623609831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89879405" calcext:value-type="float">
            <text:p>0,89879405</text:p>
          </table:table-cell>
          <table:table-cell office:value-type="float" office:value="0.43837115" calcext:value-type="float">
            <text:p>0,4383711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.75" calcext:value-type="float">
            <text:p>25,75</text:p>
          </table:table-cell>
          <table:table-cell table:formula="of:=([.D102]-[.I102])^2" office:value-type="float" office:value="0.0625" calcext:value-type="float">
            <text:p>0,0625</text:p>
          </table:table-cell>
          <table:table-cell/>
          <table:table-cell table:formula="of:=ROUND(COS([.I102]*PI()/180);7)" office:value-type="float" office:value="0.9006982" calcext:value-type="float">
            <text:p>0,9006982</text:p>
          </table:table-cell>
          <table:table-cell table:formula="of:=ROUND(SIN([.I102]*PI()/180);7)" office:value-type="float" office:value="0.4344453" calcext:value-type="float">
            <text:p>0,4344453</text:p>
          </table:table-cell>
          <table:table-cell table:formula="of:=ABS([.L102]-[.E102])" office:value-type="float" office:value="0.00190414999999999" calcext:value-type="float">
            <text:p>0,00190415</text:p>
          </table:table-cell>
          <table:table-cell table:formula="of:=ABS([.M102]-[.F102])" office:value-type="float" office:value="0.00392585000000001" calcext:value-type="float">
            <text:p>0,00392585</text:p>
          </table:table-cell>
          <table:table-cell/>
        </table:table-row>
        <table:table-row table:style-name="ro1">
          <table:table-cell office:value-type="float" office:value="1623609831.56761" calcext:value-type="float">
            <text:p>1623609831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89879405" calcext:value-type="float">
            <text:p>0,89879405</text:p>
          </table:table-cell>
          <table:table-cell office:value-type="float" office:value="0.43837115" calcext:value-type="float">
            <text:p>0,4383711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[.D103]-[.I103])^2" office:value-type="float" office:value="0" calcext:value-type="float">
            <text:p>0</text:p>
          </table:table-cell>
          <table:table-cell/>
          <table:table-cell table:formula="of:=ROUND(COS([.I103]*PI()/180);7)" office:value-type="float" office:value="0.898794" calcext:value-type="float">
            <text:p>0,898794</text:p>
          </table:table-cell>
          <table:table-cell table:formula="of:=ROUND(SIN([.I103]*PI()/180);7)" office:value-type="float" office:value="0.4383711" calcext:value-type="float">
            <text:p>0,4383711</text:p>
          </table:table-cell>
          <table:table-cell table:formula="of:=ABS([.L103]-[.E103])" office:value-type="float" office:value="0.0000000500000000291934" calcext:value-type="float">
            <text:p>5,00000000291934E-08</text:p>
          </table:table-cell>
          <table:table-cell table:formula="of:=ABS([.M103]-[.F103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831.66767" calcext:value-type="float">
            <text:p>1623609831,6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89879405" calcext:value-type="float">
            <text:p>0,89879405</text:p>
          </table:table-cell>
          <table:table-cell office:value-type="float" office:value="0.43837115" calcext:value-type="float">
            <text:p>0,4383711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.25" calcext:value-type="float">
            <text:p>26,25</text:p>
          </table:table-cell>
          <table:table-cell table:formula="of:=([.D104]-[.I104])^2" office:value-type="float" office:value="0.0625" calcext:value-type="float">
            <text:p>0,0625</text:p>
          </table:table-cell>
          <table:table-cell/>
          <table:table-cell table:formula="of:=ROUND(COS([.I104]*PI()/180);7)" office:value-type="float" office:value="0.8968727" calcext:value-type="float">
            <text:p>0,8968727</text:p>
          </table:table-cell>
          <table:table-cell table:formula="of:=ROUND(SIN([.I104]*PI()/180);7)" office:value-type="float" office:value="0.4422887" calcext:value-type="float">
            <text:p>0,4422887</text:p>
          </table:table-cell>
          <table:table-cell table:formula="of:=ABS([.L104]-[.E104])" office:value-type="float" office:value="0.00192135000000004" calcext:value-type="float">
            <text:p>0,00192135</text:p>
          </table:table-cell>
          <table:table-cell table:formula="of:=ABS([.M104]-[.F104])" office:value-type="float" office:value="0.00391754999999999" calcext:value-type="float">
            <text:p>0,00391755</text:p>
          </table:table-cell>
          <table:table-cell/>
        </table:table-row>
        <table:table-row table:style-name="ro1">
          <table:table-cell office:value-type="float" office:value="1623609831.7677" calcext:value-type="float">
            <text:p>1623609831,7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89100652" calcext:value-type="float">
            <text:p>0,89100652</text:p>
          </table:table-cell>
          <table:table-cell office:value-type="float" office:value="0.4539905" calcext:value-type="float">
            <text:p>0,453990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.5" calcext:value-type="float">
            <text:p>26,5</text:p>
          </table:table-cell>
          <table:table-cell table:formula="of:=([.D105]-[.I105])^2" office:value-type="float" office:value="0.25" calcext:value-type="float">
            <text:p>0,25</text:p>
          </table:table-cell>
          <table:table-cell/>
          <table:table-cell table:formula="of:=ROUND(COS([.I105]*PI()/180);7)" office:value-type="float" office:value="0.8949344" calcext:value-type="float">
            <text:p>0,8949344</text:p>
          </table:table-cell>
          <table:table-cell table:formula="of:=ROUND(SIN([.I105]*PI()/180);7)" office:value-type="float" office:value="0.4461978" calcext:value-type="float">
            <text:p>0,4461978</text:p>
          </table:table-cell>
          <table:table-cell table:formula="of:=ABS([.L105]-[.E105])" office:value-type="float" office:value="0.00392787999999999" calcext:value-type="float">
            <text:p>0,00392788</text:p>
          </table:table-cell>
          <table:table-cell table:formula="of:=ABS([.M105]-[.F105])" office:value-type="float" office:value="0.00779269999999999" calcext:value-type="float">
            <text:p>0,0077927</text:p>
          </table:table-cell>
          <table:table-cell/>
        </table:table-row>
        <table:table-row table:style-name="ro1">
          <table:table-cell office:value-type="float" office:value="1623609831.86768" calcext:value-type="float">
            <text:p>1623609831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89100652" calcext:value-type="float">
            <text:p>0,89100652</text:p>
          </table:table-cell>
          <table:table-cell office:value-type="float" office:value="0.4539905" calcext:value-type="float">
            <text:p>0,453990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.75" calcext:value-type="float">
            <text:p>26,75</text:p>
          </table:table-cell>
          <table:table-cell table:formula="of:=([.D106]-[.I106])^2" office:value-type="float" office:value="0.0625" calcext:value-type="float">
            <text:p>0,0625</text:p>
          </table:table-cell>
          <table:table-cell/>
          <table:table-cell table:formula="of:=ROUND(COS([.I106]*PI()/180);7)" office:value-type="float" office:value="0.8929789" calcext:value-type="float">
            <text:p>0,8929789</text:p>
          </table:table-cell>
          <table:table-cell table:formula="of:=ROUND(SIN([.I106]*PI()/180);7)" office:value-type="float" office:value="0.4500984" calcext:value-type="float">
            <text:p>0,4500984</text:p>
          </table:table-cell>
          <table:table-cell table:formula="of:=ABS([.L106]-[.E106])" office:value-type="float" office:value="0.00197238" calcext:value-type="float">
            <text:p>0,00197238</text:p>
          </table:table-cell>
          <table:table-cell table:formula="of:=ABS([.M106]-[.F106])" office:value-type="float" office:value="0.00389209999999995" calcext:value-type="float">
            <text:p>0,0038921</text:p>
          </table:table-cell>
          <table:table-cell/>
        </table:table-row>
        <table:table-row table:style-name="ro1">
          <table:table-cell office:value-type="float" office:value="1623609831.96768" calcext:value-type="float">
            <text:p>1623609831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89100652" calcext:value-type="float">
            <text:p>0,89100652</text:p>
          </table:table-cell>
          <table:table-cell office:value-type="float" office:value="0.4539905" calcext:value-type="float">
            <text:p>0,453990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[.D107]-[.I107])^2" office:value-type="float" office:value="0" calcext:value-type="float">
            <text:p>0</text:p>
          </table:table-cell>
          <table:table-cell/>
          <table:table-cell table:formula="of:=ROUND(COS([.I107]*PI()/180);7)" office:value-type="float" office:value="0.8910065" calcext:value-type="float">
            <text:p>0,8910065</text:p>
          </table:table-cell>
          <table:table-cell table:formula="of:=ROUND(SIN([.I107]*PI()/180);7)" office:value-type="float" office:value="0.4539905" calcext:value-type="float">
            <text:p>0,4539905</text:p>
          </table:table-cell>
          <table:table-cell table:formula="of:=ABS([.L107]-[.E107])" office:value-type="float" office:value="0.0000000199999999894729" calcext:value-type="float">
            <text:p>1,99999999894729E-08</text:p>
          </table:table-cell>
          <table:table-cell table:formula="of:=ABS([.M107]-[.F1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32.06767" calcext:value-type="float">
            <text:p>1623609832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89100652" calcext:value-type="float">
            <text:p>0,89100652</text:p>
          </table:table-cell>
          <table:table-cell office:value-type="float" office:value="0.4539905" calcext:value-type="float">
            <text:p>0,453990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.25" calcext:value-type="float">
            <text:p>27,25</text:p>
          </table:table-cell>
          <table:table-cell table:formula="of:=([.D108]-[.I108])^2" office:value-type="float" office:value="0.0625" calcext:value-type="float">
            <text:p>0,0625</text:p>
          </table:table-cell>
          <table:table-cell/>
          <table:table-cell table:formula="of:=ROUND(COS([.I108]*PI()/180);7)" office:value-type="float" office:value="0.8890171" calcext:value-type="float">
            <text:p>0,8890171</text:p>
          </table:table-cell>
          <table:table-cell table:formula="of:=ROUND(SIN([.I108]*PI()/180);7)" office:value-type="float" office:value="0.4578739" calcext:value-type="float">
            <text:p>0,4578739</text:p>
          </table:table-cell>
          <table:table-cell table:formula="of:=ABS([.L108]-[.E108])" office:value-type="float" office:value="0.00198942000000002" calcext:value-type="float">
            <text:p>0,00198942</text:p>
          </table:table-cell>
          <table:table-cell table:formula="of:=ABS([.M108]-[.F108])" office:value-type="float" office:value="0.00388340000000004" calcext:value-type="float">
            <text:p>0,0038834</text:p>
          </table:table-cell>
          <table:table-cell/>
        </table:table-row>
        <table:table-row table:style-name="ro1">
          <table:table-cell office:value-type="float" office:value="1623609832.16757" calcext:value-type="float">
            <text:p>1623609832,1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88294759" calcext:value-type="float">
            <text:p>0,88294759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7.5" calcext:value-type="float">
            <text:p>27,5</text:p>
          </table:table-cell>
          <table:table-cell table:formula="of:=([.D109]-[.I109])^2" office:value-type="float" office:value="0.25" calcext:value-type="float">
            <text:p>0,25</text:p>
          </table:table-cell>
          <table:table-cell/>
          <table:table-cell table:formula="of:=ROUND(COS([.I109]*PI()/180);7)" office:value-type="float" office:value="0.8870108" calcext:value-type="float">
            <text:p>0,8870108</text:p>
          </table:table-cell>
          <table:table-cell table:formula="of:=ROUND(SIN([.I109]*PI()/180);7)" office:value-type="float" office:value="0.4617486" calcext:value-type="float">
            <text:p>0,4617486</text:p>
          </table:table-cell>
          <table:table-cell table:formula="of:=ABS([.L109]-[.E109])" office:value-type="float" office:value="0.00406320999999998" calcext:value-type="float">
            <text:p>0,00406321</text:p>
          </table:table-cell>
          <table:table-cell table:formula="of:=ABS([.M109]-[.F109])" office:value-type="float" office:value="0.00772296" calcext:value-type="float">
            <text:p>0,00772296</text:p>
          </table:table-cell>
          <table:table-cell/>
        </table:table-row>
        <table:table-row table:style-name="ro1">
          <table:table-cell office:value-type="float" office:value="1623609832.26757" calcext:value-type="float">
            <text:p>1623609832,2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88294759" calcext:value-type="float">
            <text:p>0,88294759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7.75" calcext:value-type="float">
            <text:p>27,75</text:p>
          </table:table-cell>
          <table:table-cell table:formula="of:=([.D110]-[.I110])^2" office:value-type="float" office:value="0.0625" calcext:value-type="float">
            <text:p>0,0625</text:p>
          </table:table-cell>
          <table:table-cell/>
          <table:table-cell table:formula="of:=ROUND(COS([.I110]*PI()/180);7)" office:value-type="float" office:value="0.8849876" calcext:value-type="float">
            <text:p>0,8849876</text:p>
          </table:table-cell>
          <table:table-cell table:formula="of:=ROUND(SIN([.I110]*PI()/180);7)" office:value-type="float" office:value="0.4656145" calcext:value-type="float">
            <text:p>0,4656145</text:p>
          </table:table-cell>
          <table:table-cell table:formula="of:=ABS([.L110]-[.E110])" office:value-type="float" office:value="0.00204000999999998" calcext:value-type="float">
            <text:p>0,00204001</text:p>
          </table:table-cell>
          <table:table-cell table:formula="of:=ABS([.M110]-[.F110])" office:value-type="float" office:value="0.00385706000000002" calcext:value-type="float">
            <text:p>0,00385706</text:p>
          </table:table-cell>
          <table:table-cell/>
        </table:table-row>
        <table:table-row table:style-name="ro1">
          <table:table-cell office:value-type="float" office:value="1623609832.36767" calcext:value-type="float">
            <text:p>1623609832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88294759" calcext:value-type="float">
            <text:p>0,88294759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D111]-[.I111])^2" office:value-type="float" office:value="0" calcext:value-type="float">
            <text:p>0</text:p>
          </table:table-cell>
          <table:table-cell/>
          <table:table-cell table:formula="of:=ROUND(COS([.I111]*PI()/180);7)" office:value-type="float" office:value="0.8829476" calcext:value-type="float">
            <text:p>0,8829476</text:p>
          </table:table-cell>
          <table:table-cell table:formula="of:=ROUND(SIN([.I111]*PI()/180);7)" office:value-type="float" office:value="0.4694716" calcext:value-type="float">
            <text:p>0,4694716</text:p>
          </table:table-cell>
          <table:table-cell table:formula="of:=ABS([.L111]-[.E111])" office:value-type="float" office:value="0.0000000100000000502476" calcext:value-type="float">
            <text:p>1,00000000502476E-08</text:p>
          </table:table-cell>
          <table:table-cell table:formula="of:=ABS([.M111]-[.F111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32.46767" calcext:value-type="float">
            <text:p>1623609832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88294759" calcext:value-type="float">
            <text:p>0,88294759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.25" calcext:value-type="float">
            <text:p>28,25</text:p>
          </table:table-cell>
          <table:table-cell table:formula="of:=([.D112]-[.I112])^2" office:value-type="float" office:value="0.0625" calcext:value-type="float">
            <text:p>0,0625</text:p>
          </table:table-cell>
          <table:table-cell/>
          <table:table-cell table:formula="of:=ROUND(COS([.I112]*PI()/180);7)" office:value-type="float" office:value="0.8808907" calcext:value-type="float">
            <text:p>0,8808907</text:p>
          </table:table-cell>
          <table:table-cell table:formula="of:=ROUND(SIN([.I112]*PI()/180);7)" office:value-type="float" office:value="0.4733197" calcext:value-type="float">
            <text:p>0,4733197</text:p>
          </table:table-cell>
          <table:table-cell table:formula="of:=ABS([.L112]-[.E112])" office:value-type="float" office:value="0.00205688999999998" calcext:value-type="float">
            <text:p>0,00205689</text:p>
          </table:table-cell>
          <table:table-cell table:formula="of:=ABS([.M112]-[.F112])" office:value-type="float" office:value="0.00384814" calcext:value-type="float">
            <text:p>0,00384814</text:p>
          </table:table-cell>
          <table:table-cell/>
        </table:table-row>
        <table:table-row table:style-name="ro1">
          <table:table-cell office:value-type="float" office:value="1623609832.56763" calcext:value-type="float">
            <text:p>1623609832,5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0.48480962" calcext:value-type="float">
            <text:p>0,4848096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.5" calcext:value-type="float">
            <text:p>28,5</text:p>
          </table:table-cell>
          <table:table-cell table:formula="of:=([.D113]-[.I113])^2" office:value-type="float" office:value="0.25" calcext:value-type="float">
            <text:p>0,25</text:p>
          </table:table-cell>
          <table:table-cell/>
          <table:table-cell table:formula="of:=ROUND(COS([.I113]*PI()/180);7)" office:value-type="float" office:value="0.8788171" calcext:value-type="float">
            <text:p>0,8788171</text:p>
          </table:table-cell>
          <table:table-cell table:formula="of:=ROUND(SIN([.I113]*PI()/180);7)" office:value-type="float" office:value="0.4771588" calcext:value-type="float">
            <text:p>0,4771588</text:p>
          </table:table-cell>
          <table:table-cell table:formula="of:=ABS([.L113]-[.E113])" office:value-type="float" office:value="0.00419738999999997" calcext:value-type="float">
            <text:p>0,00419739</text:p>
          </table:table-cell>
          <table:table-cell table:formula="of:=ABS([.M113]-[.F113])" office:value-type="float" office:value="0.00765082" calcext:value-type="float">
            <text:p>0,00765082</text:p>
          </table:table-cell>
          <table:table-cell/>
        </table:table-row>
        <table:table-row table:style-name="ro1">
          <table:table-cell office:value-type="float" office:value="1623609832.66761" calcext:value-type="float">
            <text:p>1623609832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0.48480962" calcext:value-type="float">
            <text:p>0,4848096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.75" calcext:value-type="float">
            <text:p>28,75</text:p>
          </table:table-cell>
          <table:table-cell table:formula="of:=([.D114]-[.I114])^2" office:value-type="float" office:value="0.0625" calcext:value-type="float">
            <text:p>0,0625</text:p>
          </table:table-cell>
          <table:table-cell/>
          <table:table-cell table:formula="of:=ROUND(COS([.I114]*PI()/180);7)" office:value-type="float" office:value="0.8767268" calcext:value-type="float">
            <text:p>0,8767268</text:p>
          </table:table-cell>
          <table:table-cell table:formula="of:=ROUND(SIN([.I114]*PI()/180);7)" office:value-type="float" office:value="0.4809888" calcext:value-type="float">
            <text:p>0,4809888</text:p>
          </table:table-cell>
          <table:table-cell table:formula="of:=ABS([.L114]-[.E114])" office:value-type="float" office:value="0.00210708999999998" calcext:value-type="float">
            <text:p>0,00210709</text:p>
          </table:table-cell>
          <table:table-cell table:formula="of:=ABS([.M114]-[.F114])" office:value-type="float" office:value="0.00382082" calcext:value-type="float">
            <text:p>0,00382082</text:p>
          </table:table-cell>
          <table:table-cell/>
        </table:table-row>
        <table:table-row table:style-name="ro1">
          <table:table-cell office:value-type="float" office:value="1623609832.76767" calcext:value-type="float">
            <text:p>1623609832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0.48480962" calcext:value-type="float">
            <text:p>0,4848096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[.D115]-[.I115])^2" office:value-type="float" office:value="0" calcext:value-type="float">
            <text:p>0</text:p>
          </table:table-cell>
          <table:table-cell/>
          <table:table-cell table:formula="of:=ROUND(COS([.I115]*PI()/180);7)" office:value-type="float" office:value="0.8746197" calcext:value-type="float">
            <text:p>0,8746197</text:p>
          </table:table-cell>
          <table:table-cell table:formula="of:=ROUND(SIN([.I115]*PI()/180);7)" office:value-type="float" office:value="0.4848096" calcext:value-type="float">
            <text:p>0,4848096</text:p>
          </table:table-cell>
          <table:table-cell table:formula="of:=ABS([.L115]-[.E115])" office:value-type="float" office:value="0.0000000100000000502476" calcext:value-type="float">
            <text:p>1,00000000502476E-08</text:p>
          </table:table-cell>
          <table:table-cell table:formula="of:=ABS([.M115]-[.F115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32.86766" calcext:value-type="float">
            <text:p>1623609832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0.48480962" calcext:value-type="float">
            <text:p>0,4848096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.25" calcext:value-type="float">
            <text:p>29,25</text:p>
          </table:table-cell>
          <table:table-cell table:formula="of:=([.D116]-[.I116])^2" office:value-type="float" office:value="0.0625" calcext:value-type="float">
            <text:p>0,0625</text:p>
          </table:table-cell>
          <table:table-cell/>
          <table:table-cell table:formula="of:=ROUND(COS([.I116]*PI()/180);7)" office:value-type="float" office:value="0.872496" calcext:value-type="float">
            <text:p>0,872496</text:p>
          </table:table-cell>
          <table:table-cell table:formula="of:=ROUND(SIN([.I116]*PI()/180);7)" office:value-type="float" office:value="0.4886212" calcext:value-type="float">
            <text:p>0,4886212</text:p>
          </table:table-cell>
          <table:table-cell table:formula="of:=ABS([.L116]-[.E116])" office:value-type="float" office:value="0.00212371" calcext:value-type="float">
            <text:p>0,00212371</text:p>
          </table:table-cell>
          <table:table-cell table:formula="of:=ABS([.M116]-[.F116])" office:value-type="float" office:value="0.00381157999999998" calcext:value-type="float">
            <text:p>0,00381158</text:p>
          </table:table-cell>
          <table:table-cell/>
        </table:table-row>
        <table:table-row table:style-name="ro1">
          <table:table-cell office:value-type="float" office:value="1623609832.9677" calcext:value-type="float">
            <text:p>1623609832,9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660254" calcext:value-type="float">
            <text:p>0,866025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9.5" calcext:value-type="float">
            <text:p>29,5</text:p>
          </table:table-cell>
          <table:table-cell table:formula="of:=([.D117]-[.I117])^2" office:value-type="float" office:value="0.25" calcext:value-type="float">
            <text:p>0,25</text:p>
          </table:table-cell>
          <table:table-cell/>
          <table:table-cell table:formula="of:=ROUND(COS([.I117]*PI()/180);7)" office:value-type="float" office:value="0.8703557" calcext:value-type="float">
            <text:p>0,8703557</text:p>
          </table:table-cell>
          <table:table-cell table:formula="of:=ROUND(SIN([.I117]*PI()/180);7)" office:value-type="float" office:value="0.4924236" calcext:value-type="float">
            <text:p>0,4924236</text:p>
          </table:table-cell>
          <table:table-cell table:formula="of:=ABS([.L117]-[.E117])" office:value-type="float" office:value="0.00433030000000001" calcext:value-type="float">
            <text:p>0,0043303</text:p>
          </table:table-cell>
          <table:table-cell table:formula="of:=ABS([.M117]-[.F117])" office:value-type="float" office:value="0.00757639999999998" calcext:value-type="float">
            <text:p>0,0075764</text:p>
          </table:table-cell>
          <table:table-cell/>
        </table:table-row>
        <table:table-row table:style-name="ro1">
          <table:table-cell office:value-type="float" office:value="1623609833.0676" calcext:value-type="float">
            <text:p>1623609833,0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660254" calcext:value-type="float">
            <text:p>0,866025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9.75" calcext:value-type="float">
            <text:p>29,75</text:p>
          </table:table-cell>
          <table:table-cell table:formula="of:=([.D118]-[.I118])^2" office:value-type="float" office:value="0.0625" calcext:value-type="float">
            <text:p>0,0625</text:p>
          </table:table-cell>
          <table:table-cell/>
          <table:table-cell table:formula="of:=ROUND(COS([.I118]*PI()/180);7)" office:value-type="float" office:value="0.8681988" calcext:value-type="float">
            <text:p>0,8681988</text:p>
          </table:table-cell>
          <table:table-cell table:formula="of:=ROUND(SIN([.I118]*PI()/180);7)" office:value-type="float" office:value="0.4962165" calcext:value-type="float">
            <text:p>0,4962165</text:p>
          </table:table-cell>
          <table:table-cell table:formula="of:=ABS([.L118]-[.E118])" office:value-type="float" office:value="0.0021734000000001" calcext:value-type="float">
            <text:p>0,0021734</text:p>
          </table:table-cell>
          <table:table-cell table:formula="of:=ABS([.M118]-[.F118])" office:value-type="float" office:value="0.0037835" calcext:value-type="float">
            <text:p>0,0037835</text:p>
          </table:table-cell>
          <table:table-cell/>
        </table:table-row>
        <table:table-row table:style-name="ro1">
          <table:table-cell office:value-type="float" office:value="1623609833.16761" calcext:value-type="float">
            <text:p>1623609833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660254" calcext:value-type="float">
            <text:p>0,866025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D119]-[.I119])^2" office:value-type="float" office:value="0" calcext:value-type="float">
            <text:p>0</text:p>
          </table:table-cell>
          <table:table-cell/>
          <table:table-cell table:formula="of:=ROUND(COS([.I119]*PI()/180);7)" office:value-type="float" office:value="0.8660254" calcext:value-type="float">
            <text:p>0,8660254</text:p>
          </table:table-cell>
          <table:table-cell table:formula="of:=ROUND(SIN([.I119]*PI()/180);7)" office:value-type="float" office:value="0.5" calcext:value-type="float">
            <text:p>0,5</text:p>
          </table:table-cell>
          <table:table-cell table:formula="of:=ABS([.L119]-[.E119])" office:value-type="float" office:value="0" calcext:value-type="float">
            <text:p>0</text:p>
          </table:table-cell>
          <table:table-cell table:formula="of:=ABS([.M119]-[.F1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33.26766" calcext:value-type="float">
            <text:p>1623609833,2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660254" calcext:value-type="float">
            <text:p>0,866025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.25" calcext:value-type="float">
            <text:p>30,25</text:p>
          </table:table-cell>
          <table:table-cell table:formula="of:=([.D120]-[.I120])^2" office:value-type="float" office:value="0.0625" calcext:value-type="float">
            <text:p>0,0625</text:p>
          </table:table-cell>
          <table:table-cell/>
          <table:table-cell table:formula="of:=ROUND(COS([.I120]*PI()/180);7)" office:value-type="float" office:value="0.8638355" calcext:value-type="float">
            <text:p>0,8638355</text:p>
          </table:table-cell>
          <table:table-cell table:formula="of:=ROUND(SIN([.I120]*PI()/180);7)" office:value-type="float" office:value="0.503774" calcext:value-type="float">
            <text:p>0,503774</text:p>
          </table:table-cell>
          <table:table-cell table:formula="of:=ABS([.L120]-[.E120])" office:value-type="float" office:value="0.00218989999999997" calcext:value-type="float">
            <text:p>0,0021899</text:p>
          </table:table-cell>
          <table:table-cell table:formula="of:=ABS([.M120]-[.F120])" office:value-type="float" office:value="0.00377400000000005" calcext:value-type="float">
            <text:p>0,003774</text:p>
          </table:table-cell>
          <table:table-cell/>
        </table:table-row>
        <table:table-row table:style-name="ro1">
          <table:table-cell office:value-type="float" office:value="1623609833.36756" calcext:value-type="float">
            <text:p>1623609833,36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660254" calcext:value-type="float">
            <text:p>0,866025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.5" calcext:value-type="float">
            <text:p>30,5</text:p>
          </table:table-cell>
          <table:table-cell table:formula="of:=([.D121]-[.I121])^2" office:value-type="float" office:value="0.25" calcext:value-type="float">
            <text:p>0,25</text:p>
          </table:table-cell>
          <table:table-cell/>
          <table:table-cell table:formula="of:=ROUND(COS([.I121]*PI()/180);7)" office:value-type="float" office:value="0.8616292" calcext:value-type="float">
            <text:p>0,8616292</text:p>
          </table:table-cell>
          <table:table-cell table:formula="of:=ROUND(SIN([.I121]*PI()/180);7)" office:value-type="float" office:value="0.5075384" calcext:value-type="float">
            <text:p>0,5075384</text:p>
          </table:table-cell>
          <table:table-cell table:formula="of:=ABS([.L121]-[.E121])" office:value-type="float" office:value="0.00439619999999996" calcext:value-type="float">
            <text:p>0,0043962</text:p>
          </table:table-cell>
          <table:table-cell table:formula="of:=ABS([.M121]-[.F121])" office:value-type="float" office:value="0.00753839999999995" calcext:value-type="float">
            <text:p>0,0075384</text:p>
          </table:table-cell>
          <table:table-cell/>
        </table:table-row>
        <table:table-row table:style-name="ro1">
          <table:table-cell office:value-type="float" office:value="1623609833.46768" calcext:value-type="float">
            <text:p>1623609833,4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8571673" calcext:value-type="float">
            <text:p>0,8571673</text:p>
          </table:table-cell>
          <table:table-cell office:value-type="float" office:value="0.51503807" calcext:value-type="float">
            <text:p>0,5150380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0.75" calcext:value-type="float">
            <text:p>30,75</text:p>
          </table:table-cell>
          <table:table-cell table:formula="of:=([.D122]-[.I122])^2" office:value-type="float" office:value="0.0625" calcext:value-type="float">
            <text:p>0,0625</text:p>
          </table:table-cell>
          <table:table-cell/>
          <table:table-cell table:formula="of:=ROUND(COS([.I122]*PI()/180);7)" office:value-type="float" office:value="0.8594064" calcext:value-type="float">
            <text:p>0,8594064</text:p>
          </table:table-cell>
          <table:table-cell table:formula="of:=ROUND(SIN([.I122]*PI()/180);7)" office:value-type="float" office:value="0.5112931" calcext:value-type="float">
            <text:p>0,5112931</text:p>
          </table:table-cell>
          <table:table-cell table:formula="of:=ABS([.L122]-[.E122])" office:value-type="float" office:value="0.00223910000000005" calcext:value-type="float">
            <text:p>0,0022391</text:p>
          </table:table-cell>
          <table:table-cell table:formula="of:=ABS([.M122]-[.F122])" office:value-type="float" office:value="0.00374497000000007" calcext:value-type="float">
            <text:p>0,00374497</text:p>
          </table:table-cell>
          <table:table-cell/>
        </table:table-row>
        <table:table-row table:style-name="ro1">
          <table:table-cell office:value-type="float" office:value="1623609833.56761" calcext:value-type="float">
            <text:p>1623609833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8571673" calcext:value-type="float">
            <text:p>0,8571673</text:p>
          </table:table-cell>
          <table:table-cell office:value-type="float" office:value="0.51503807" calcext:value-type="float">
            <text:p>0,5150380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[.D123]-[.I123])^2" office:value-type="float" office:value="0" calcext:value-type="float">
            <text:p>0</text:p>
          </table:table-cell>
          <table:table-cell/>
          <table:table-cell table:formula="of:=ROUND(COS([.I123]*PI()/180);7)" office:value-type="float" office:value="0.8571673" calcext:value-type="float">
            <text:p>0,8571673</text:p>
          </table:table-cell>
          <table:table-cell table:formula="of:=ROUND(SIN([.I123]*PI()/180);7)" office:value-type="float" office:value="0.5150381" calcext:value-type="float">
            <text:p>0,5150381</text:p>
          </table:table-cell>
          <table:table-cell table:formula="of:=ABS([.L123]-[.E123])" office:value-type="float" office:value="0" calcext:value-type="float">
            <text:p>0</text:p>
          </table:table-cell>
          <table:table-cell table:formula="of:=ABS([.M123]-[.F123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33.66767" calcext:value-type="float">
            <text:p>1623609833,6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8571673" calcext:value-type="float">
            <text:p>0,8571673</text:p>
          </table:table-cell>
          <table:table-cell office:value-type="float" office:value="0.51503807" calcext:value-type="float">
            <text:p>0,5150380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.25" calcext:value-type="float">
            <text:p>31,25</text:p>
          </table:table-cell>
          <table:table-cell table:formula="of:=([.D124]-[.I124])^2" office:value-type="float" office:value="0.0625" calcext:value-type="float">
            <text:p>0,0625</text:p>
          </table:table-cell>
          <table:table-cell/>
          <table:table-cell table:formula="of:=ROUND(COS([.I124]*PI()/180);7)" office:value-type="float" office:value="0.8549119" calcext:value-type="float">
            <text:p>0,8549119</text:p>
          </table:table-cell>
          <table:table-cell table:formula="of:=ROUND(SIN([.I124]*PI()/180);7)" office:value-type="float" office:value="0.5187733" calcext:value-type="float">
            <text:p>0,5187733</text:p>
          </table:table-cell>
          <table:table-cell table:formula="of:=ABS([.L124]-[.E124])" office:value-type="float" office:value="0.00225540000000002" calcext:value-type="float">
            <text:p>0,0022554</text:p>
          </table:table-cell>
          <table:table-cell table:formula="of:=ABS([.M124]-[.F124])" office:value-type="float" office:value="0.00373522999999998" calcext:value-type="float">
            <text:p>0,00373523</text:p>
          </table:table-cell>
          <table:table-cell/>
        </table:table-row>
        <table:table-row table:style-name="ro1">
          <table:table-cell office:value-type="float" office:value="1623609833.76768" calcext:value-type="float">
            <text:p>1623609833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8480481" calcext:value-type="float">
            <text:p>0,8480481</text:p>
          </table:table-cell>
          <table:table-cell office:value-type="float" office:value="0.52991926" calcext:value-type="float">
            <text:p>0,529919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1.5" calcext:value-type="float">
            <text:p>31,5</text:p>
          </table:table-cell>
          <table:table-cell table:formula="of:=([.D125]-[.I125])^2" office:value-type="float" office:value="0.25" calcext:value-type="float">
            <text:p>0,25</text:p>
          </table:table-cell>
          <table:table-cell/>
          <table:table-cell table:formula="of:=ROUND(COS([.I125]*PI()/180);7)" office:value-type="float" office:value="0.8526402" calcext:value-type="float">
            <text:p>0,8526402</text:p>
          </table:table-cell>
          <table:table-cell table:formula="of:=ROUND(SIN([.I125]*PI()/180);7)" office:value-type="float" office:value="0.5224986" calcext:value-type="float">
            <text:p>0,5224986</text:p>
          </table:table-cell>
          <table:table-cell table:formula="of:=ABS([.L125]-[.E125])" office:value-type="float" office:value="0.00459209999999999" calcext:value-type="float">
            <text:p>0,0045921</text:p>
          </table:table-cell>
          <table:table-cell table:formula="of:=ABS([.M125]-[.F125])" office:value-type="float" office:value="0.00742065999999997" calcext:value-type="float">
            <text:p>0,00742066</text:p>
          </table:table-cell>
          <table:table-cell/>
        </table:table-row>
        <table:table-row table:style-name="ro1">
          <table:table-cell office:value-type="float" office:value="1623609833.86766" calcext:value-type="float">
            <text:p>1623609833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8480481" calcext:value-type="float">
            <text:p>0,8480481</text:p>
          </table:table-cell>
          <table:table-cell office:value-type="float" office:value="0.52991926" calcext:value-type="float">
            <text:p>0,529919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1.75" calcext:value-type="float">
            <text:p>31,75</text:p>
          </table:table-cell>
          <table:table-cell table:formula="of:=([.D126]-[.I126])^2" office:value-type="float" office:value="0.0625" calcext:value-type="float">
            <text:p>0,0625</text:p>
          </table:table-cell>
          <table:table-cell/>
          <table:table-cell table:formula="of:=ROUND(COS([.I126]*PI()/180);7)" office:value-type="float" office:value="0.8503522" calcext:value-type="float">
            <text:p>0,8503522</text:p>
          </table:table-cell>
          <table:table-cell table:formula="of:=ROUND(SIN([.I126]*PI()/180);7)" office:value-type="float" office:value="0.5262139" calcext:value-type="float">
            <text:p>0,5262139</text:p>
          </table:table-cell>
          <table:table-cell table:formula="of:=ABS([.L126]-[.E126])" office:value-type="float" office:value="0.00230410000000003" calcext:value-type="float">
            <text:p>0,0023041</text:p>
          </table:table-cell>
          <table:table-cell table:formula="of:=ABS([.M126]-[.F126])" office:value-type="float" office:value="0.00370535999999999" calcext:value-type="float">
            <text:p>0,00370536</text:p>
          </table:table-cell>
          <table:table-cell/>
        </table:table-row>
        <table:table-row table:style-name="ro1">
          <table:table-cell office:value-type="float" office:value="1623609833.96766" calcext:value-type="float">
            <text:p>1623609833,9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8480481" calcext:value-type="float">
            <text:p>0,8480481</text:p>
          </table:table-cell>
          <table:table-cell office:value-type="float" office:value="0.52991926" calcext:value-type="float">
            <text:p>0,529919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[.D127]-[.I127])^2" office:value-type="float" office:value="0" calcext:value-type="float">
            <text:p>0</text:p>
          </table:table-cell>
          <table:table-cell/>
          <table:table-cell table:formula="of:=ROUND(COS([.I127]*PI()/180);7)" office:value-type="float" office:value="0.8480481" calcext:value-type="float">
            <text:p>0,8480481</text:p>
          </table:table-cell>
          <table:table-cell table:formula="of:=ROUND(SIN([.I127]*PI()/180);7)" office:value-type="float" office:value="0.5299193" calcext:value-type="float">
            <text:p>0,5299193</text:p>
          </table:table-cell>
          <table:table-cell table:formula="of:=ABS([.L127]-[.E127])" office:value-type="float" office:value="0" calcext:value-type="float">
            <text:p>0</text:p>
          </table:table-cell>
          <table:table-cell table:formula="of:=ABS([.M127]-[.F127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34.06767" calcext:value-type="float">
            <text:p>1623609834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8480481" calcext:value-type="float">
            <text:p>0,8480481</text:p>
          </table:table-cell>
          <table:table-cell office:value-type="float" office:value="0.52991926" calcext:value-type="float">
            <text:p>0,529919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25" calcext:value-type="float">
            <text:p>32,25</text:p>
          </table:table-cell>
          <table:table-cell table:formula="of:=([.D128]-[.I128])^2" office:value-type="float" office:value="0.0625" calcext:value-type="float">
            <text:p>0,0625</text:p>
          </table:table-cell>
          <table:table-cell/>
          <table:table-cell table:formula="of:=ROUND(COS([.I128]*PI()/180);7)" office:value-type="float" office:value="0.8457278" calcext:value-type="float">
            <text:p>0,8457278</text:p>
          </table:table-cell>
          <table:table-cell table:formula="of:=ROUND(SIN([.I128]*PI()/180);7)" office:value-type="float" office:value="0.5336145" calcext:value-type="float">
            <text:p>0,5336145</text:p>
          </table:table-cell>
          <table:table-cell table:formula="of:=ABS([.L128]-[.E128])" office:value-type="float" office:value="0.00232029999999994" calcext:value-type="float">
            <text:p>0,0023203</text:p>
          </table:table-cell>
          <table:table-cell table:formula="of:=ABS([.M128]-[.F128])" office:value-type="float" office:value="0.00369523999999999" calcext:value-type="float">
            <text:p>0,00369524</text:p>
          </table:table-cell>
          <table:table-cell/>
        </table:table-row>
        <table:table-row table:style-name="ro1">
          <table:table-cell office:value-type="float" office:value="1623609834.16768" calcext:value-type="float">
            <text:p>1623609834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.5" calcext:value-type="float">
            <text:p>32,5</text:p>
          </table:table-cell>
          <table:table-cell table:formula="of:=([.D129]-[.I129])^2" office:value-type="float" office:value="0.25" calcext:value-type="float">
            <text:p>0,25</text:p>
          </table:table-cell>
          <table:table-cell/>
          <table:table-cell table:formula="of:=ROUND(COS([.I129]*PI()/180);7)" office:value-type="float" office:value="0.8433914" calcext:value-type="float">
            <text:p>0,8433914</text:p>
          </table:table-cell>
          <table:table-cell table:formula="of:=ROUND(SIN([.I129]*PI()/180);7)" office:value-type="float" office:value="0.5372996" calcext:value-type="float">
            <text:p>0,5372996</text:p>
          </table:table-cell>
          <table:table-cell table:formula="of:=ABS([.L129]-[.E129])" office:value-type="float" office:value="0.00472083000000001" calcext:value-type="float">
            <text:p>0,00472083</text:p>
          </table:table-cell>
          <table:table-cell table:formula="of:=ABS([.M129]-[.F129])" office:value-type="float" office:value="0.00733943999999998" calcext:value-type="float">
            <text:p>0,00733944</text:p>
          </table:table-cell>
          <table:table-cell/>
        </table:table-row>
        <table:table-row table:style-name="ro1">
          <table:table-cell office:value-type="float" office:value="1623609834.26783" calcext:value-type="float">
            <text:p>1623609834,26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.75" calcext:value-type="float">
            <text:p>32,75</text:p>
          </table:table-cell>
          <table:table-cell table:formula="of:=([.D130]-[.I130])^2" office:value-type="float" office:value="0.0625" calcext:value-type="float">
            <text:p>0,0625</text:p>
          </table:table-cell>
          <table:table-cell/>
          <table:table-cell table:formula="of:=ROUND(COS([.I130]*PI()/180);7)" office:value-type="float" office:value="0.841039" calcext:value-type="float">
            <text:p>0,841039</text:p>
          </table:table-cell>
          <table:table-cell table:formula="of:=ROUND(SIN([.I130]*PI()/180);7)" office:value-type="float" office:value="0.5409745" calcext:value-type="float">
            <text:p>0,5409745</text:p>
          </table:table-cell>
          <table:table-cell table:formula="of:=ABS([.L130]-[.E130])" office:value-type="float" office:value="0.00236842999999998" calcext:value-type="float">
            <text:p>0,00236843</text:p>
          </table:table-cell>
          <table:table-cell table:formula="of:=ABS([.M130]-[.F130])" office:value-type="float" office:value="0.00366453999999994" calcext:value-type="float">
            <text:p>0,00366454</text:p>
          </table:table-cell>
          <table:table-cell/>
        </table:table-row>
        <table:table-row table:style-name="ro1">
          <table:table-cell office:value-type="float" office:value="1623609834.36767" calcext:value-type="float">
            <text:p>1623609834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([.D131]-[.I131])^2" office:value-type="float" office:value="0" calcext:value-type="float">
            <text:p>0</text:p>
          </table:table-cell>
          <table:table-cell/>
          <table:table-cell table:formula="of:=ROUND(COS([.I131]*PI()/180);7)" office:value-type="float" office:value="0.8386706" calcext:value-type="float">
            <text:p>0,8386706</text:p>
          </table:table-cell>
          <table:table-cell table:formula="of:=ROUND(SIN([.I131]*PI()/180);7)" office:value-type="float" office:value="0.544639" calcext:value-type="float">
            <text:p>0,544639</text:p>
          </table:table-cell>
          <table:table-cell table:formula="of:=ABS([.L131]-[.E131])" office:value-type="float" office:value="0.0000000300000000397205" calcext:value-type="float">
            <text:p>3,00000000397205E-08</text:p>
          </table:table-cell>
          <table:table-cell table:formula="of:=ABS([.M131]-[.F131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34.46766" calcext:value-type="float">
            <text:p>1623609834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.25" calcext:value-type="float">
            <text:p>33,25</text:p>
          </table:table-cell>
          <table:table-cell table:formula="of:=([.D132]-[.I132])^2" office:value-type="float" office:value="0.0625" calcext:value-type="float">
            <text:p>0,0625</text:p>
          </table:table-cell>
          <table:table-cell/>
          <table:table-cell table:formula="of:=ROUND(COS([.I132]*PI()/180);7)" office:value-type="float" office:value="0.8362862" calcext:value-type="float">
            <text:p>0,8362862</text:p>
          </table:table-cell>
          <table:table-cell table:formula="of:=ROUND(SIN([.I132]*PI()/180);7)" office:value-type="float" office:value="0.5482932" calcext:value-type="float">
            <text:p>0,5482932</text:p>
          </table:table-cell>
          <table:table-cell table:formula="of:=ABS([.L132]-[.E132])" office:value-type="float" office:value="0.00238437000000002" calcext:value-type="float">
            <text:p>0,00238437</text:p>
          </table:table-cell>
          <table:table-cell table:formula="of:=ABS([.M132]-[.F132])" office:value-type="float" office:value="0.00365416000000007" calcext:value-type="float">
            <text:p>0,00365416</text:p>
          </table:table-cell>
          <table:table-cell/>
        </table:table-row>
        <table:table-row table:style-name="ro1">
          <table:table-cell office:value-type="float" office:value="1623609834.56759" calcext:value-type="float">
            <text:p>1623609834,5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.5" calcext:value-type="float">
            <text:p>33,5</text:p>
          </table:table-cell>
          <table:table-cell table:formula="of:=([.D133]-[.I133])^2" office:value-type="float" office:value="0.25" calcext:value-type="float">
            <text:p>0,25</text:p>
          </table:table-cell>
          <table:table-cell/>
          <table:table-cell table:formula="of:=ROUND(COS([.I133]*PI()/180);7)" office:value-type="float" office:value="0.8338858" calcext:value-type="float">
            <text:p>0,8338858</text:p>
          </table:table-cell>
          <table:table-cell table:formula="of:=ROUND(SIN([.I133]*PI()/180);7)" office:value-type="float" office:value="0.551937" calcext:value-type="float">
            <text:p>0,551937</text:p>
          </table:table-cell>
          <table:table-cell table:formula="of:=ABS([.L133]-[.E133])" office:value-type="float" office:value="0.00478476999999999" calcext:value-type="float">
            <text:p>0,00478477</text:p>
          </table:table-cell>
          <table:table-cell table:formula="of:=ABS([.M133]-[.F133])" office:value-type="float" office:value="0.00729796000000005" calcext:value-type="float">
            <text:p>0,00729796</text:p>
          </table:table-cell>
          <table:table-cell/>
        </table:table-row>
        <table:table-row table:style-name="ro1">
          <table:table-cell office:value-type="float" office:value="1623609834.66757" calcext:value-type="float">
            <text:p>1623609834,6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82903757" calcext:value-type="float">
            <text:p>0,82903757</text:p>
          </table:table-cell>
          <table:table-cell office:value-type="float" office:value="0.5591929" calcext:value-type="float">
            <text:p>0,559192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3.75" calcext:value-type="float">
            <text:p>33,75</text:p>
          </table:table-cell>
          <table:table-cell table:formula="of:=([.D134]-[.I134])^2" office:value-type="float" office:value="0.0625" calcext:value-type="float">
            <text:p>0,0625</text:p>
          </table:table-cell>
          <table:table-cell/>
          <table:table-cell table:formula="of:=ROUND(COS([.I134]*PI()/180);7)" office:value-type="float" office:value="0.8314696" calcext:value-type="float">
            <text:p>0,8314696</text:p>
          </table:table-cell>
          <table:table-cell table:formula="of:=ROUND(SIN([.I134]*PI()/180);7)" office:value-type="float" office:value="0.5555702" calcext:value-type="float">
            <text:p>0,5555702</text:p>
          </table:table-cell>
          <table:table-cell table:formula="of:=ABS([.L134]-[.E134])" office:value-type="float" office:value="0.00243203000000003" calcext:value-type="float">
            <text:p>0,00243203</text:p>
          </table:table-cell>
          <table:table-cell table:formula="of:=ABS([.M134]-[.F134])" office:value-type="float" office:value="0.00362269999999998" calcext:value-type="float">
            <text:p>0,0036227</text:p>
          </table:table-cell>
          <table:table-cell/>
        </table:table-row>
        <table:table-row table:style-name="ro1">
          <table:table-cell office:value-type="float" office:value="1623609834.76761" calcext:value-type="float">
            <text:p>1623609834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82903757" calcext:value-type="float">
            <text:p>0,82903757</text:p>
          </table:table-cell>
          <table:table-cell office:value-type="float" office:value="0.5591929" calcext:value-type="float">
            <text:p>0,559192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([.D135]-[.I135])^2" office:value-type="float" office:value="0" calcext:value-type="float">
            <text:p>0</text:p>
          </table:table-cell>
          <table:table-cell/>
          <table:table-cell table:formula="of:=ROUND(COS([.I135]*PI()/180);7)" office:value-type="float" office:value="0.8290376" calcext:value-type="float">
            <text:p>0,8290376</text:p>
          </table:table-cell>
          <table:table-cell table:formula="of:=ROUND(SIN([.I135]*PI()/180);7)" office:value-type="float" office:value="0.5591929" calcext:value-type="float">
            <text:p>0,5591929</text:p>
          </table:table-cell>
          <table:table-cell table:formula="of:=ABS([.L135]-[.E135])" office:value-type="float" office:value="0.0000000300000000397205" calcext:value-type="float">
            <text:p>3,00000000397205E-08</text:p>
          </table:table-cell>
          <table:table-cell table:formula="of:=ABS([.M135]-[.F1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34.86782" calcext:value-type="float">
            <text:p>1623609834,86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82903757" calcext:value-type="float">
            <text:p>0,82903757</text:p>
          </table:table-cell>
          <table:table-cell office:value-type="float" office:value="0.5591929" calcext:value-type="float">
            <text:p>0,559192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.25" calcext:value-type="float">
            <text:p>34,25</text:p>
          </table:table-cell>
          <table:table-cell table:formula="of:=([.D136]-[.I136])^2" office:value-type="float" office:value="0.0625" calcext:value-type="float">
            <text:p>0,0625</text:p>
          </table:table-cell>
          <table:table-cell/>
          <table:table-cell table:formula="of:=ROUND(COS([.I136]*PI()/180);7)" office:value-type="float" office:value="0.8265897" calcext:value-type="float">
            <text:p>0,8265897</text:p>
          </table:table-cell>
          <table:table-cell table:formula="of:=ROUND(SIN([.I136]*PI()/180);7)" office:value-type="float" office:value="0.5628049" calcext:value-type="float">
            <text:p>0,5628049</text:p>
          </table:table-cell>
          <table:table-cell table:formula="of:=ABS([.L136]-[.E136])" office:value-type="float" office:value="0.00244787000000002" calcext:value-type="float">
            <text:p>0,00244787</text:p>
          </table:table-cell>
          <table:table-cell table:formula="of:=ABS([.M136]-[.F136])" office:value-type="float" office:value="0.00361200000000006" calcext:value-type="float">
            <text:p>0,003612</text:p>
          </table:table-cell>
          <table:table-cell/>
        </table:table-row>
        <table:table-row table:style-name="ro1">
          <table:table-cell office:value-type="float" office:value="1623609834.96766" calcext:value-type="float">
            <text:p>1623609834,9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82903757" calcext:value-type="float">
            <text:p>0,82903757</text:p>
          </table:table-cell>
          <table:table-cell office:value-type="float" office:value="0.5591929" calcext:value-type="float">
            <text:p>0,559192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.5" calcext:value-type="float">
            <text:p>34,5</text:p>
          </table:table-cell>
          <table:table-cell table:formula="of:=([.D137]-[.I137])^2" office:value-type="float" office:value="0.25" calcext:value-type="float">
            <text:p>0,25</text:p>
          </table:table-cell>
          <table:table-cell/>
          <table:table-cell table:formula="of:=ROUND(COS([.I137]*PI()/180);7)" office:value-type="float" office:value="0.8241262" calcext:value-type="float">
            <text:p>0,8241262</text:p>
          </table:table-cell>
          <table:table-cell table:formula="of:=ROUND(SIN([.I137]*PI()/180);7)" office:value-type="float" office:value="0.5664062" calcext:value-type="float">
            <text:p>0,5664062</text:p>
          </table:table-cell>
          <table:table-cell table:formula="of:=ABS([.L137]-[.E137])" office:value-type="float" office:value="0.00491136999999997" calcext:value-type="float">
            <text:p>0,00491137</text:p>
          </table:table-cell>
          <table:table-cell table:formula="of:=ABS([.M137]-[.F137])" office:value-type="float" office:value="0.00721329999999998" calcext:value-type="float">
            <text:p>0,0072133</text:p>
          </table:table-cell>
          <table:table-cell/>
        </table:table-row>
        <table:table-row table:style-name="ro1">
          <table:table-cell office:value-type="float" office:value="1623609835.06768" calcext:value-type="float">
            <text:p>1623609835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81915204" calcext:value-type="float">
            <text:p>0,81915204</text:p>
          </table:table-cell>
          <table:table-cell office:value-type="float" office:value="0.57357644" calcext:value-type="float">
            <text:p>0,5735764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4.75" calcext:value-type="float">
            <text:p>34,75</text:p>
          </table:table-cell>
          <table:table-cell table:formula="of:=([.D138]-[.I138])^2" office:value-type="float" office:value="0.0625" calcext:value-type="float">
            <text:p>0,0625</text:p>
          </table:table-cell>
          <table:table-cell/>
          <table:table-cell table:formula="of:=ROUND(COS([.I138]*PI()/180);7)" office:value-type="float" office:value="0.8216469" calcext:value-type="float">
            <text:p>0,8216469</text:p>
          </table:table-cell>
          <table:table-cell table:formula="of:=ROUND(SIN([.I138]*PI()/180);7)" office:value-type="float" office:value="0.5699968" calcext:value-type="float">
            <text:p>0,5699968</text:p>
          </table:table-cell>
          <table:table-cell table:formula="of:=ABS([.L138]-[.E138])" office:value-type="float" office:value="0.00249485999999999" calcext:value-type="float">
            <text:p>0,00249486</text:p>
          </table:table-cell>
          <table:table-cell table:formula="of:=ABS([.M138]-[.F138])" office:value-type="float" office:value="0.00357963999999999" calcext:value-type="float">
            <text:p>0,00357964</text:p>
          </table:table-cell>
          <table:table-cell/>
        </table:table-row>
        <table:table-row table:style-name="ro1">
          <table:table-cell office:value-type="float" office:value="1623609835.16766" calcext:value-type="float">
            <text:p>1623609835,1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81915204" calcext:value-type="float">
            <text:p>0,81915204</text:p>
          </table:table-cell>
          <table:table-cell office:value-type="float" office:value="0.57357644" calcext:value-type="float">
            <text:p>0,5735764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([.D139]-[.I139])^2" office:value-type="float" office:value="0" calcext:value-type="float">
            <text:p>0</text:p>
          </table:table-cell>
          <table:table-cell/>
          <table:table-cell table:formula="of:=ROUND(COS([.I139]*PI()/180);7)" office:value-type="float" office:value="0.819152" calcext:value-type="float">
            <text:p>0,819152</text:p>
          </table:table-cell>
          <table:table-cell table:formula="of:=ROUND(SIN([.I139]*PI()/180);7)" office:value-type="float" office:value="0.5735764" calcext:value-type="float">
            <text:p>0,5735764</text:p>
          </table:table-cell>
          <table:table-cell table:formula="of:=ABS([.L139]-[.E139])" office:value-type="float" office:value="0.0000000399999999789458" calcext:value-type="float">
            <text:p>3,99999999789458E-08</text:p>
          </table:table-cell>
          <table:table-cell table:formula="of:=ABS([.M139]-[.F139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35.26767" calcext:value-type="float">
            <text:p>1623609835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81915204" calcext:value-type="float">
            <text:p>0,81915204</text:p>
          </table:table-cell>
          <table:table-cell office:value-type="float" office:value="0.57357644" calcext:value-type="float">
            <text:p>0,5735764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.25" calcext:value-type="float">
            <text:p>35,25</text:p>
          </table:table-cell>
          <table:table-cell table:formula="of:=([.D140]-[.I140])^2" office:value-type="float" office:value="0.0625" calcext:value-type="float">
            <text:p>0,0625</text:p>
          </table:table-cell>
          <table:table-cell/>
          <table:table-cell table:formula="of:=ROUND(COS([.I140]*PI()/180);7)" office:value-type="float" office:value="0.8166416" calcext:value-type="float">
            <text:p>0,8166416</text:p>
          </table:table-cell>
          <table:table-cell table:formula="of:=ROUND(SIN([.I140]*PI()/180);7)" office:value-type="float" office:value="0.5771452" calcext:value-type="float">
            <text:p>0,5771452</text:p>
          </table:table-cell>
          <table:table-cell table:formula="of:=ABS([.L140]-[.E140])" office:value-type="float" office:value="0.00251044" calcext:value-type="float">
            <text:p>0,00251044</text:p>
          </table:table-cell>
          <table:table-cell table:formula="of:=ABS([.M140]-[.F140])" office:value-type="float" office:value="0.00356876000000006" calcext:value-type="float">
            <text:p>0,00356876</text:p>
          </table:table-cell>
          <table:table-cell/>
        </table:table-row>
        <table:table-row table:style-name="ro1">
          <table:table-cell office:value-type="float" office:value="1623609835.36767" calcext:value-type="float">
            <text:p>1623609835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5.5" calcext:value-type="float">
            <text:p>35,5</text:p>
          </table:table-cell>
          <table:table-cell table:formula="of:=([.D141]-[.I141])^2" office:value-type="float" office:value="0.25" calcext:value-type="float">
            <text:p>0,25</text:p>
          </table:table-cell>
          <table:table-cell/>
          <table:table-cell table:formula="of:=ROUND(COS([.I141]*PI()/180);7)" office:value-type="float" office:value="0.8141155" calcext:value-type="float">
            <text:p>0,8141155</text:p>
          </table:table-cell>
          <table:table-cell table:formula="of:=ROUND(SIN([.I141]*PI()/180);7)" office:value-type="float" office:value="0.580703" calcext:value-type="float">
            <text:p>0,580703</text:p>
          </table:table-cell>
          <table:table-cell table:formula="of:=ABS([.L141]-[.E141])" office:value-type="float" office:value="0.00509850999999995" calcext:value-type="float">
            <text:p>0,00509851</text:p>
          </table:table-cell>
          <table:table-cell table:formula="of:=ABS([.M141]-[.F141])" office:value-type="float" office:value="0.00708225000000007" calcext:value-type="float">
            <text:p>0,00708225</text:p>
          </table:table-cell>
          <table:table-cell/>
        </table:table-row>
        <table:table-row table:style-name="ro1">
          <table:table-cell office:value-type="float" office:value="1623609835.46767" calcext:value-type="float">
            <text:p>1623609835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5.75" calcext:value-type="float">
            <text:p>35,75</text:p>
          </table:table-cell>
          <table:table-cell table:formula="of:=([.D142]-[.I142])^2" office:value-type="float" office:value="0.0625" calcext:value-type="float">
            <text:p>0,0625</text:p>
          </table:table-cell>
          <table:table-cell/>
          <table:table-cell table:formula="of:=ROUND(COS([.I142]*PI()/180);7)" office:value-type="float" office:value="0.811574" calcext:value-type="float">
            <text:p>0,811574</text:p>
          </table:table-cell>
          <table:table-cell table:formula="of:=ROUND(SIN([.I142]*PI()/180);7)" office:value-type="float" office:value="0.5842497" calcext:value-type="float">
            <text:p>0,5842497</text:p>
          </table:table-cell>
          <table:table-cell table:formula="of:=ABS([.L142]-[.E142])" office:value-type="float" office:value="0.00255700999999997" calcext:value-type="float">
            <text:p>0,00255701</text:p>
          </table:table-cell>
          <table:table-cell table:formula="of:=ABS([.M142]-[.F142])" office:value-type="float" office:value="0.00353555000000005" calcext:value-type="float">
            <text:p>0,00353555</text:p>
          </table:table-cell>
          <table:table-cell/>
        </table:table-row>
        <table:table-row table:style-name="ro1">
          <table:table-cell office:value-type="float" office:value="1623609835.56767" calcext:value-type="float">
            <text:p>1623609835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D143]-[.I143])^2" office:value-type="float" office:value="0" calcext:value-type="float">
            <text:p>0</text:p>
          </table:table-cell>
          <table:table-cell/>
          <table:table-cell table:formula="of:=ROUND(COS([.I143]*PI()/180);7)" office:value-type="float" office:value="0.809017" calcext:value-type="float">
            <text:p>0,809017</text:p>
          </table:table-cell>
          <table:table-cell table:formula="of:=ROUND(SIN([.I143]*PI()/180);7)" office:value-type="float" office:value="0.5877853" calcext:value-type="float">
            <text:p>0,5877853</text:p>
          </table:table-cell>
          <table:table-cell table:formula="of:=ABS([.L143]-[.E143])" office:value-type="float" office:value="0.00000000999999993922529" calcext:value-type="float">
            <text:p>9,99999993922529E-09</text:p>
          </table:table-cell>
          <table:table-cell table:formula="of:=ABS([.M143]-[.F143])" office:value-type="float" office:value="0.0000000499999999181711" calcext:value-type="float">
            <text:p>4,99999999181711E-08</text:p>
          </table:table-cell>
          <table:table-cell/>
        </table:table-row>
        <table:table-row table:style-name="ro1">
          <table:table-cell office:value-type="float" office:value="1623609835.66766" calcext:value-type="float">
            <text:p>1623609835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.25" calcext:value-type="float">
            <text:p>36,25</text:p>
          </table:table-cell>
          <table:table-cell table:formula="of:=([.D144]-[.I144])^2" office:value-type="float" office:value="0.0625" calcext:value-type="float">
            <text:p>0,0625</text:p>
          </table:table-cell>
          <table:table-cell/>
          <table:table-cell table:formula="of:=ROUND(COS([.I144]*PI()/180);7)" office:value-type="float" office:value="0.8064446" calcext:value-type="float">
            <text:p>0,8064446</text:p>
          </table:table-cell>
          <table:table-cell table:formula="of:=ROUND(SIN([.I144]*PI()/180);7)" office:value-type="float" office:value="0.5913096" calcext:value-type="float">
            <text:p>0,5913096</text:p>
          </table:table-cell>
          <table:table-cell table:formula="of:=ABS([.L144]-[.E144])" office:value-type="float" office:value="0.00257239000000009" calcext:value-type="float">
            <text:p>0,00257239</text:p>
          </table:table-cell>
          <table:table-cell table:formula="of:=ABS([.M144]-[.F144])" office:value-type="float" office:value="0.00352434999999995" calcext:value-type="float">
            <text:p>0,00352435</text:p>
          </table:table-cell>
          <table:table-cell/>
        </table:table-row>
        <table:table-row table:style-name="ro1">
          <table:table-cell office:value-type="float" office:value="1623609835.76762" calcext:value-type="float">
            <text:p>1623609835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79863551" calcext:value-type="float">
            <text:p>0,79863551</text:p>
          </table:table-cell>
          <table:table-cell office:value-type="float" office:value="0.60181502" calcext:value-type="float">
            <text:p>0,6018150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.5" calcext:value-type="float">
            <text:p>36,5</text:p>
          </table:table-cell>
          <table:table-cell table:formula="of:=([.D145]-[.I145])^2" office:value-type="float" office:value="0.25" calcext:value-type="float">
            <text:p>0,25</text:p>
          </table:table-cell>
          <table:table-cell/>
          <table:table-cell table:formula="of:=ROUND(COS([.I145]*PI()/180);7)" office:value-type="float" office:value="0.8038569" calcext:value-type="float">
            <text:p>0,8038569</text:p>
          </table:table-cell>
          <table:table-cell table:formula="of:=ROUND(SIN([.I145]*PI()/180);7)" office:value-type="float" office:value="0.5948228" calcext:value-type="float">
            <text:p>0,5948228</text:p>
          </table:table-cell>
          <table:table-cell table:formula="of:=ABS([.L145]-[.E145])" office:value-type="float" office:value="0.00522138999999999" calcext:value-type="float">
            <text:p>0,00522139</text:p>
          </table:table-cell>
          <table:table-cell table:formula="of:=ABS([.M145]-[.F145])" office:value-type="float" office:value="0.00699221999999999" calcext:value-type="float">
            <text:p>0,00699222</text:p>
          </table:table-cell>
          <table:table-cell/>
        </table:table-row>
        <table:table-row table:style-name="ro1">
          <table:table-cell office:value-type="float" office:value="1623609835.86757" calcext:value-type="float">
            <text:p>1623609835,8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79863551" calcext:value-type="float">
            <text:p>0,79863551</text:p>
          </table:table-cell>
          <table:table-cell office:value-type="float" office:value="0.60181502" calcext:value-type="float">
            <text:p>0,6018150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.75" calcext:value-type="float">
            <text:p>36,75</text:p>
          </table:table-cell>
          <table:table-cell table:formula="of:=([.D146]-[.I146])^2" office:value-type="float" office:value="0.0625" calcext:value-type="float">
            <text:p>0,0625</text:p>
          </table:table-cell>
          <table:table-cell/>
          <table:table-cell table:formula="of:=ROUND(COS([.I146]*PI()/180);7)" office:value-type="float" office:value="0.8012538" calcext:value-type="float">
            <text:p>0,8012538</text:p>
          </table:table-cell>
          <table:table-cell table:formula="of:=ROUND(SIN([.I146]*PI()/180);7)" office:value-type="float" office:value="0.5983246" calcext:value-type="float">
            <text:p>0,5983246</text:p>
          </table:table-cell>
          <table:table-cell table:formula="of:=ABS([.L146]-[.E146])" office:value-type="float" office:value="0.00261829000000002" calcext:value-type="float">
            <text:p>0,00261829</text:p>
          </table:table-cell>
          <table:table-cell table:formula="of:=ABS([.M146]-[.F146])" office:value-type="float" office:value="0.00349041999999999" calcext:value-type="float">
            <text:p>0,00349042</text:p>
          </table:table-cell>
          <table:table-cell/>
        </table:table-row>
        <table:table-row table:style-name="ro1">
          <table:table-cell office:value-type="float" office:value="1623609835.96757" calcext:value-type="float">
            <text:p>1623609835,9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79863551" calcext:value-type="float">
            <text:p>0,79863551</text:p>
          </table:table-cell>
          <table:table-cell office:value-type="float" office:value="0.60181502" calcext:value-type="float">
            <text:p>0,6018150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([.D147]-[.I147])^2" office:value-type="float" office:value="0" calcext:value-type="float">
            <text:p>0</text:p>
          </table:table-cell>
          <table:table-cell/>
          <table:table-cell table:formula="of:=ROUND(COS([.I147]*PI()/180);7)" office:value-type="float" office:value="0.7986355" calcext:value-type="float">
            <text:p>0,7986355</text:p>
          </table:table-cell>
          <table:table-cell table:formula="of:=ROUND(SIN([.I147]*PI()/180);7)" office:value-type="float" office:value="0.601815" calcext:value-type="float">
            <text:p>0,601815</text:p>
          </table:table-cell>
          <table:table-cell table:formula="of:=ABS([.L147]-[.E147])" office:value-type="float" office:value="0.00000000999999993922529" calcext:value-type="float">
            <text:p>9,99999993922529E-09</text:p>
          </table:table-cell>
          <table:table-cell table:formula="of:=ABS([.M147]-[.F147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36.06759" calcext:value-type="float">
            <text:p>1623609836,0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79863551" calcext:value-type="float">
            <text:p>0,79863551</text:p>
          </table:table-cell>
          <table:table-cell office:value-type="float" office:value="0.60181502" calcext:value-type="float">
            <text:p>0,6018150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.25" calcext:value-type="float">
            <text:p>37,25</text:p>
          </table:table-cell>
          <table:table-cell table:formula="of:=([.D148]-[.I148])^2" office:value-type="float" office:value="0.0625" calcext:value-type="float">
            <text:p>0,0625</text:p>
          </table:table-cell>
          <table:table-cell/>
          <table:table-cell table:formula="of:=ROUND(COS([.I148]*PI()/180);7)" office:value-type="float" office:value="0.796002" calcext:value-type="float">
            <text:p>0,796002</text:p>
          </table:table-cell>
          <table:table-cell table:formula="of:=ROUND(SIN([.I148]*PI()/180);7)" office:value-type="float" office:value="0.605294" calcext:value-type="float">
            <text:p>0,605294</text:p>
          </table:table-cell>
          <table:table-cell table:formula="of:=ABS([.L148]-[.E148])" office:value-type="float" office:value="0.00263351000000001" calcext:value-type="float">
            <text:p>0,00263351</text:p>
          </table:table-cell>
          <table:table-cell table:formula="of:=ABS([.M148]-[.F148])" office:value-type="float" office:value="0.00347898000000002" calcext:value-type="float">
            <text:p>0,00347898</text:p>
          </table:table-cell>
          <table:table-cell/>
        </table:table-row>
        <table:table-row table:style-name="ro1">
          <table:table-cell office:value-type="float" office:value="1623609836.16761" calcext:value-type="float">
            <text:p>1623609836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7.5" calcext:value-type="float">
            <text:p>37,5</text:p>
          </table:table-cell>
          <table:table-cell table:formula="of:=([.D149]-[.I149])^2" office:value-type="float" office:value="0.25" calcext:value-type="float">
            <text:p>0,25</text:p>
          </table:table-cell>
          <table:table-cell/>
          <table:table-cell table:formula="of:=ROUND(COS([.I149]*PI()/180);7)" office:value-type="float" office:value="0.7933533" calcext:value-type="float">
            <text:p>0,7933533</text:p>
          </table:table-cell>
          <table:table-cell table:formula="of:=ROUND(SIN([.I149]*PI()/180);7)" office:value-type="float" office:value="0.6087614" calcext:value-type="float">
            <text:p>0,6087614</text:p>
          </table:table-cell>
          <table:table-cell table:formula="of:=ABS([.L149]-[.E149])" office:value-type="float" office:value="0.00534255000000006" calcext:value-type="float">
            <text:p>0,00534255</text:p>
          </table:table-cell>
          <table:table-cell table:formula="of:=ABS([.M149]-[.F149])" office:value-type="float" office:value="0.00690007999999998" calcext:value-type="float">
            <text:p>0,00690008</text:p>
          </table:table-cell>
          <table:table-cell/>
        </table:table-row>
        <table:table-row table:style-name="ro1">
          <table:table-cell office:value-type="float" office:value="1623609836.26766" calcext:value-type="float">
            <text:p>1623609836,2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7.75" calcext:value-type="float">
            <text:p>37,75</text:p>
          </table:table-cell>
          <table:table-cell table:formula="of:=([.D150]-[.I150])^2" office:value-type="float" office:value="0.0625" calcext:value-type="float">
            <text:p>0,0625</text:p>
          </table:table-cell>
          <table:table-cell/>
          <table:table-cell table:formula="of:=ROUND(COS([.I150]*PI()/180);7)" office:value-type="float" office:value="0.7906896" calcext:value-type="float">
            <text:p>0,7906896</text:p>
          </table:table-cell>
          <table:table-cell table:formula="of:=ROUND(SIN([.I150]*PI()/180);7)" office:value-type="float" office:value="0.6122173" calcext:value-type="float">
            <text:p>0,6122173</text:p>
          </table:table-cell>
          <table:table-cell table:formula="of:=ABS([.L150]-[.E150])" office:value-type="float" office:value="0.00267885000000001" calcext:value-type="float">
            <text:p>0,00267885</text:p>
          </table:table-cell>
          <table:table-cell table:formula="of:=ABS([.M150]-[.F150])" office:value-type="float" office:value="0.00344418000000002" calcext:value-type="float">
            <text:p>0,00344418</text:p>
          </table:table-cell>
          <table:table-cell/>
        </table:table-row>
        <table:table-row table:style-name="ro1">
          <table:table-cell office:value-type="float" office:value="1623609836.36766" calcext:value-type="float">
            <text:p>1623609836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([.D151]-[.I151])^2" office:value-type="float" office:value="0" calcext:value-type="float">
            <text:p>0</text:p>
          </table:table-cell>
          <table:table-cell/>
          <table:table-cell table:formula="of:=ROUND(COS([.I151]*PI()/180);7)" office:value-type="float" office:value="0.7880108" calcext:value-type="float">
            <text:p>0,7880108</text:p>
          </table:table-cell>
          <table:table-cell table:formula="of:=ROUND(SIN([.I151]*PI()/180);7)" office:value-type="float" office:value="0.6156615" calcext:value-type="float">
            <text:p>0,6156615</text:p>
          </table:table-cell>
          <table:table-cell table:formula="of:=ABS([.L151]-[.E151])" office:value-type="float" office:value="0.0000000500000000291934" calcext:value-type="float">
            <text:p>5,00000000291934E-08</text:p>
          </table:table-cell>
          <table:table-cell table:formula="of:=ABS([.M151]-[.F151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36.46767" calcext:value-type="float">
            <text:p>1623609836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.25" calcext:value-type="float">
            <text:p>38,25</text:p>
          </table:table-cell>
          <table:table-cell table:formula="of:=([.D152]-[.I152])^2" office:value-type="float" office:value="0.0625" calcext:value-type="float">
            <text:p>0,0625</text:p>
          </table:table-cell>
          <table:table-cell/>
          <table:table-cell table:formula="of:=ROUND(COS([.I152]*PI()/180);7)" office:value-type="float" office:value="0.7853169" calcext:value-type="float">
            <text:p>0,7853169</text:p>
          </table:table-cell>
          <table:table-cell table:formula="of:=ROUND(SIN([.I152]*PI()/180);7)" office:value-type="float" office:value="0.6190939" calcext:value-type="float">
            <text:p>0,6190939</text:p>
          </table:table-cell>
          <table:table-cell table:formula="of:=ABS([.L152]-[.E152])" office:value-type="float" office:value="0.00269385" calcext:value-type="float">
            <text:p>0,00269385</text:p>
          </table:table-cell>
          <table:table-cell table:formula="of:=ABS([.M152]-[.F152])" office:value-type="float" office:value="0.00343241999999999" calcext:value-type="float">
            <text:p>0,00343242</text:p>
          </table:table-cell>
          <table:table-cell/>
        </table:table-row>
        <table:table-row table:style-name="ro1">
          <table:table-cell office:value-type="float" office:value="1623609836.56766" calcext:value-type="float">
            <text:p>1623609836,5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.5" calcext:value-type="float">
            <text:p>38,5</text:p>
          </table:table-cell>
          <table:table-cell table:formula="of:=([.D153]-[.I153])^2" office:value-type="float" office:value="0.25" calcext:value-type="float">
            <text:p>0,25</text:p>
          </table:table-cell>
          <table:table-cell/>
          <table:table-cell table:formula="of:=ROUND(COS([.I153]*PI()/180);7)" office:value-type="float" office:value="0.7826082" calcext:value-type="float">
            <text:p>0,7826082</text:p>
          </table:table-cell>
          <table:table-cell table:formula="of:=ROUND(SIN([.I153]*PI()/180);7)" office:value-type="float" office:value="0.6225146" calcext:value-type="float">
            <text:p>0,6225146</text:p>
          </table:table-cell>
          <table:table-cell table:formula="of:=ABS([.L153]-[.E153])" office:value-type="float" office:value="0.00540255000000001" calcext:value-type="float">
            <text:p>0,00540255</text:p>
          </table:table-cell>
          <table:table-cell table:formula="of:=ABS([.M153]-[.F153])" office:value-type="float" office:value="0.00685312000000005" calcext:value-type="float">
            <text:p>0,00685312</text:p>
          </table:table-cell>
          <table:table-cell/>
        </table:table-row>
        <table:table-row table:style-name="ro1">
          <table:table-cell office:value-type="float" office:value="1623609836.66766" calcext:value-type="float">
            <text:p>1623609836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77714596" calcext:value-type="float">
            <text:p>0,77714596</text:p>
          </table:table-cell>
          <table:table-cell office:value-type="float" office:value="0.62932039" calcext:value-type="float">
            <text:p>0,6293203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8.75" calcext:value-type="float">
            <text:p>38,75</text:p>
          </table:table-cell>
          <table:table-cell table:formula="of:=([.D154]-[.I154])^2" office:value-type="float" office:value="0.0625" calcext:value-type="float">
            <text:p>0,0625</text:p>
          </table:table-cell>
          <table:table-cell/>
          <table:table-cell table:formula="of:=ROUND(COS([.I154]*PI()/180);7)" office:value-type="float" office:value="0.7798845" calcext:value-type="float">
            <text:p>0,7798845</text:p>
          </table:table-cell>
          <table:table-cell table:formula="of:=ROUND(SIN([.I154]*PI()/180);7)" office:value-type="float" office:value="0.6259235" calcext:value-type="float">
            <text:p>0,6259235</text:p>
          </table:table-cell>
          <table:table-cell table:formula="of:=ABS([.L154]-[.E154])" office:value-type="float" office:value="0.00273853999999996" calcext:value-type="float">
            <text:p>0,00273854</text:p>
          </table:table-cell>
          <table:table-cell table:formula="of:=ABS([.M154]-[.F154])" office:value-type="float" office:value="0.0033968900000001" calcext:value-type="float">
            <text:p>0,00339689</text:p>
          </table:table-cell>
          <table:table-cell/>
        </table:table-row>
        <table:table-row table:style-name="ro1">
          <table:table-cell office:value-type="float" office:value="1623609836.76764" calcext:value-type="float">
            <text:p>1623609836,76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77714596" calcext:value-type="float">
            <text:p>0,77714596</text:p>
          </table:table-cell>
          <table:table-cell office:value-type="float" office:value="0.62932039" calcext:value-type="float">
            <text:p>0,6293203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([.D155]-[.I155])^2" office:value-type="float" office:value="0" calcext:value-type="float">
            <text:p>0</text:p>
          </table:table-cell>
          <table:table-cell/>
          <table:table-cell table:formula="of:=ROUND(COS([.I155]*PI()/180);7)" office:value-type="float" office:value="0.777146" calcext:value-type="float">
            <text:p>0,777146</text:p>
          </table:table-cell>
          <table:table-cell table:formula="of:=ROUND(SIN([.I155]*PI()/180);7)" office:value-type="float" office:value="0.6293204" calcext:value-type="float">
            <text:p>0,6293204</text:p>
          </table:table-cell>
          <table:table-cell table:formula="of:=ABS([.L155]-[.E155])" office:value-type="float" office:value="0.0000000399999999789458" calcext:value-type="float">
            <text:p>3,99999999789458E-08</text:p>
          </table:table-cell>
          <table:table-cell table:formula="of:=ABS([.M155]-[.F155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836.86766" calcext:value-type="float">
            <text:p>1623609836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77714596" calcext:value-type="float">
            <text:p>0,77714596</text:p>
          </table:table-cell>
          <table:table-cell office:value-type="float" office:value="0.62932039" calcext:value-type="float">
            <text:p>0,6293203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.25" calcext:value-type="float">
            <text:p>39,25</text:p>
          </table:table-cell>
          <table:table-cell table:formula="of:=([.D156]-[.I156])^2" office:value-type="float" office:value="0.0625" calcext:value-type="float">
            <text:p>0,0625</text:p>
          </table:table-cell>
          <table:table-cell/>
          <table:table-cell table:formula="of:=ROUND(COS([.I156]*PI()/180);7)" office:value-type="float" office:value="0.7743926" calcext:value-type="float">
            <text:p>0,7743926</text:p>
          </table:table-cell>
          <table:table-cell table:formula="of:=ROUND(SIN([.I156]*PI()/180);7)" office:value-type="float" office:value="0.6327053" calcext:value-type="float">
            <text:p>0,6327053</text:p>
          </table:table-cell>
          <table:table-cell table:formula="of:=ABS([.L156]-[.E156])" office:value-type="float" office:value="0.00275336000000004" calcext:value-type="float">
            <text:p>0,00275336</text:p>
          </table:table-cell>
          <table:table-cell table:formula="of:=ABS([.M156]-[.F156])" office:value-type="float" office:value="0.00338490999999996" calcext:value-type="float">
            <text:p>0,00338491</text:p>
          </table:table-cell>
          <table:table-cell/>
        </table:table-row>
        <table:table-row table:style-name="ro1">
          <table:table-cell office:value-type="float" office:value="1623609836.9677" calcext:value-type="float">
            <text:p>1623609836,9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76604444" calcext:value-type="float">
            <text:p>0,76604444</text:p>
          </table:table-cell>
          <table:table-cell office:value-type="float" office:value="0.64278761" calcext:value-type="float">
            <text:p>0,6427876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9.5" calcext:value-type="float">
            <text:p>39,5</text:p>
          </table:table-cell>
          <table:table-cell table:formula="of:=([.D157]-[.I157])^2" office:value-type="float" office:value="0.25" calcext:value-type="float">
            <text:p>0,25</text:p>
          </table:table-cell>
          <table:table-cell/>
          <table:table-cell table:formula="of:=ROUND(COS([.I157]*PI()/180);7)" office:value-type="float" office:value="0.7716246" calcext:value-type="float">
            <text:p>0,7716246</text:p>
          </table:table-cell>
          <table:table-cell table:formula="of:=ROUND(SIN([.I157]*PI()/180);7)" office:value-type="float" office:value="0.6360782" calcext:value-type="float">
            <text:p>0,6360782</text:p>
          </table:table-cell>
          <table:table-cell table:formula="of:=ABS([.L157]-[.E157])" office:value-type="float" office:value="0.00558015999999995" calcext:value-type="float">
            <text:p>0,00558016</text:p>
          </table:table-cell>
          <table:table-cell table:formula="of:=ABS([.M157]-[.F157])" office:value-type="float" office:value="0.00670941000000003" calcext:value-type="float">
            <text:p>0,00670941</text:p>
          </table:table-cell>
          <table:table-cell/>
        </table:table-row>
        <table:table-row table:style-name="ro1">
          <table:table-cell office:value-type="float" office:value="1623609837.06761" calcext:value-type="float">
            <text:p>1623609837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76604444" calcext:value-type="float">
            <text:p>0,76604444</text:p>
          </table:table-cell>
          <table:table-cell office:value-type="float" office:value="0.64278761" calcext:value-type="float">
            <text:p>0,6427876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9.75" calcext:value-type="float">
            <text:p>39,75</text:p>
          </table:table-cell>
          <table:table-cell table:formula="of:=([.D158]-[.I158])^2" office:value-type="float" office:value="0.0625" calcext:value-type="float">
            <text:p>0,0625</text:p>
          </table:table-cell>
          <table:table-cell/>
          <table:table-cell table:formula="of:=ROUND(COS([.I158]*PI()/180);7)" office:value-type="float" office:value="0.7688418" calcext:value-type="float">
            <text:p>0,7688418</text:p>
          </table:table-cell>
          <table:table-cell table:formula="of:=ROUND(SIN([.I158]*PI()/180);7)" office:value-type="float" office:value="0.639439" calcext:value-type="float">
            <text:p>0,639439</text:p>
          </table:table-cell>
          <table:table-cell table:formula="of:=ABS([.L158]-[.E158])" office:value-type="float" office:value="0.00279735999999997" calcext:value-type="float">
            <text:p>0,00279736</text:p>
          </table:table-cell>
          <table:table-cell table:formula="of:=ABS([.M158]-[.F158])" office:value-type="float" office:value="0.00334861000000009" calcext:value-type="float">
            <text:p>0,00334861</text:p>
          </table:table-cell>
          <table:table-cell/>
        </table:table-row>
        <table:table-row table:style-name="ro1">
          <table:table-cell office:value-type="float" office:value="1623609837.16767" calcext:value-type="float">
            <text:p>1623609837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76604444" calcext:value-type="float">
            <text:p>0,76604444</text:p>
          </table:table-cell>
          <table:table-cell office:value-type="float" office:value="0.64278761" calcext:value-type="float">
            <text:p>0,6427876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[.D159]-[.I159])^2" office:value-type="float" office:value="0" calcext:value-type="float">
            <text:p>0</text:p>
          </table:table-cell>
          <table:table-cell/>
          <table:table-cell table:formula="of:=ROUND(COS([.I159]*PI()/180);7)" office:value-type="float" office:value="0.7660444" calcext:value-type="float">
            <text:p>0,7660444</text:p>
          </table:table-cell>
          <table:table-cell table:formula="of:=ROUND(SIN([.I159]*PI()/180);7)" office:value-type="float" office:value="0.6427876" calcext:value-type="float">
            <text:p>0,6427876</text:p>
          </table:table-cell>
          <table:table-cell table:formula="of:=ABS([.L159]-[.E159])" office:value-type="float" office:value="0.0000000400000000899681" calcext:value-type="float">
            <text:p>4,00000000899681E-08</text:p>
          </table:table-cell>
          <table:table-cell table:formula="of:=ABS([.M159]-[.F159])" office:value-type="float" office:value="0.0000000100000000502476" calcext:value-type="float">
            <text:p>1,00000000502476E-08</text:p>
          </table:table-cell>
          <table:table-cell/>
        </table:table-row>
        <table:table-row table:style-name="ro1">
          <table:table-cell office:value-type="float" office:value="1623609837.26765" calcext:value-type="float">
            <text:p>1623609837,2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76604444" calcext:value-type="float">
            <text:p>0,76604444</text:p>
          </table:table-cell>
          <table:table-cell office:value-type="float" office:value="0.64278761" calcext:value-type="float">
            <text:p>0,6427876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.25" calcext:value-type="float">
            <text:p>40,25</text:p>
          </table:table-cell>
          <table:table-cell table:formula="of:=([.D160]-[.I160])^2" office:value-type="float" office:value="0.0625" calcext:value-type="float">
            <text:p>0,0625</text:p>
          </table:table-cell>
          <table:table-cell/>
          <table:table-cell table:formula="of:=ROUND(COS([.I160]*PI()/180);7)" office:value-type="float" office:value="0.7632325" calcext:value-type="float">
            <text:p>0,7632325</text:p>
          </table:table-cell>
          <table:table-cell table:formula="of:=ROUND(SIN([.I160]*PI()/180);7)" office:value-type="float" office:value="0.646124" calcext:value-type="float">
            <text:p>0,646124</text:p>
          </table:table-cell>
          <table:table-cell table:formula="of:=ABS([.L160]-[.E160])" office:value-type="float" office:value="0.00281194000000007" calcext:value-type="float">
            <text:p>0,00281194</text:p>
          </table:table-cell>
          <table:table-cell table:formula="of:=ABS([.M160]-[.F160])" office:value-type="float" office:value="0.00333638999999997" calcext:value-type="float">
            <text:p>0,00333639</text:p>
          </table:table-cell>
          <table:table-cell/>
        </table:table-row>
        <table:table-row table:style-name="ro1">
          <table:table-cell office:value-type="float" office:value="1623609837.36769" calcext:value-type="float">
            <text:p>1623609837,3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75470958" calcext:value-type="float">
            <text:p>0,75470958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.5" calcext:value-type="float">
            <text:p>40,5</text:p>
          </table:table-cell>
          <table:table-cell table:formula="of:=([.D161]-[.I161])^2" office:value-type="float" office:value="0.25" calcext:value-type="float">
            <text:p>0,25</text:p>
          </table:table-cell>
          <table:table-cell/>
          <table:table-cell table:formula="of:=ROUND(COS([.I161]*PI()/180);7)" office:value-type="float" office:value="0.760406" calcext:value-type="float">
            <text:p>0,760406</text:p>
          </table:table-cell>
          <table:table-cell table:formula="of:=ROUND(SIN([.I161]*PI()/180);7)" office:value-type="float" office:value="0.649448" calcext:value-type="float">
            <text:p>0,649448</text:p>
          </table:table-cell>
          <table:table-cell table:formula="of:=ABS([.L161]-[.E161])" office:value-type="float" office:value="0.00569642000000004" calcext:value-type="float">
            <text:p>0,00569642</text:p>
          </table:table-cell>
          <table:table-cell table:formula="of:=ABS([.M161]-[.F161])" office:value-type="float" office:value="0.00661102999999996" calcext:value-type="float">
            <text:p>0,00661103</text:p>
          </table:table-cell>
          <table:table-cell/>
        </table:table-row>
        <table:table-row table:style-name="ro1">
          <table:table-cell office:value-type="float" office:value="1623609837.46766" calcext:value-type="float">
            <text:p>1623609837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75470958" calcext:value-type="float">
            <text:p>0,75470958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.75" calcext:value-type="float">
            <text:p>40,75</text:p>
          </table:table-cell>
          <table:table-cell table:formula="of:=([.D162]-[.I162])^2" office:value-type="float" office:value="0.0625" calcext:value-type="float">
            <text:p>0,0625</text:p>
          </table:table-cell>
          <table:table-cell/>
          <table:table-cell table:formula="of:=ROUND(COS([.I162]*PI()/180);7)" office:value-type="float" office:value="0.757565" calcext:value-type="float">
            <text:p>0,757565</text:p>
          </table:table-cell>
          <table:table-cell table:formula="of:=ROUND(SIN([.I162]*PI()/180);7)" office:value-type="float" office:value="0.6527598" calcext:value-type="float">
            <text:p>0,6527598</text:p>
          </table:table-cell>
          <table:table-cell table:formula="of:=ABS([.L162]-[.E162])" office:value-type="float" office:value="0.00285542000000005" calcext:value-type="float">
            <text:p>0,00285542</text:p>
          </table:table-cell>
          <table:table-cell table:formula="of:=ABS([.M162]-[.F162])" office:value-type="float" office:value="0.00329922999999999" calcext:value-type="float">
            <text:p>0,00329923</text:p>
          </table:table-cell>
          <table:table-cell/>
        </table:table-row>
        <table:table-row table:style-name="ro1">
          <table:table-cell office:value-type="float" office:value="1623609837.56766" calcext:value-type="float">
            <text:p>1623609837,5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75470958" calcext:value-type="float">
            <text:p>0,75470958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([.D163]-[.I163])^2" office:value-type="float" office:value="0" calcext:value-type="float">
            <text:p>0</text:p>
          </table:table-cell>
          <table:table-cell/>
          <table:table-cell table:formula="of:=ROUND(COS([.I163]*PI()/180);7)" office:value-type="float" office:value="0.7547096" calcext:value-type="float">
            <text:p>0,7547096</text:p>
          </table:table-cell>
          <table:table-cell table:formula="of:=ROUND(SIN([.I163]*PI()/180);7)" office:value-type="float" office:value="0.656059" calcext:value-type="float">
            <text:p>0,656059</text:p>
          </table:table-cell>
          <table:table-cell table:formula="of:=ABS([.L163]-[.E163])" office:value-type="float" office:value="0.0000000199999999894729" calcext:value-type="float">
            <text:p>1,99999999894729E-08</text:p>
          </table:table-cell>
          <table:table-cell table:formula="of:=ABS([.M163]-[.F163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37.66757" calcext:value-type="float">
            <text:p>1623609837,6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75470958" calcext:value-type="float">
            <text:p>0,75470958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.25" calcext:value-type="float">
            <text:p>41,25</text:p>
          </table:table-cell>
          <table:table-cell table:formula="of:=([.D164]-[.I164])^2" office:value-type="float" office:value="0.0625" calcext:value-type="float">
            <text:p>0,0625</text:p>
          </table:table-cell>
          <table:table-cell/>
          <table:table-cell table:formula="of:=ROUND(COS([.I164]*PI()/180);7)" office:value-type="float" office:value="0.7518398" calcext:value-type="float">
            <text:p>0,7518398</text:p>
          </table:table-cell>
          <table:table-cell table:formula="of:=ROUND(SIN([.I164]*PI()/180);7)" office:value-type="float" office:value="0.6593458" calcext:value-type="float">
            <text:p>0,6593458</text:p>
          </table:table-cell>
          <table:table-cell table:formula="of:=ABS([.L164]-[.E164])" office:value-type="float" office:value="0.00286978000000004" calcext:value-type="float">
            <text:p>0,00286978</text:p>
          </table:table-cell>
          <table:table-cell table:formula="of:=ABS([.M164]-[.F164])" office:value-type="float" office:value="0.00328676999999999" calcext:value-type="float">
            <text:p>0,00328677</text:p>
          </table:table-cell>
          <table:table-cell/>
        </table:table-row>
        <table:table-row table:style-name="ro1">
          <table:table-cell office:value-type="float" office:value="1623609837.76768" calcext:value-type="float">
            <text:p>1623609837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74314483" calcext:value-type="float">
            <text:p>0,74314483</text:p>
          </table:table-cell>
          <table:table-cell office:value-type="float" office:value="0.66913061" calcext:value-type="float">
            <text:p>0,6691306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1.5" calcext:value-type="float">
            <text:p>41,5</text:p>
          </table:table-cell>
          <table:table-cell table:formula="of:=([.D165]-[.I165])^2" office:value-type="float" office:value="0.25" calcext:value-type="float">
            <text:p>0,25</text:p>
          </table:table-cell>
          <table:table-cell/>
          <table:table-cell table:formula="of:=ROUND(COS([.I165]*PI()/180);7)" office:value-type="float" office:value="0.7489557" calcext:value-type="float">
            <text:p>0,7489557</text:p>
          </table:table-cell>
          <table:table-cell table:formula="of:=ROUND(SIN([.I165]*PI()/180);7)" office:value-type="float" office:value="0.66262" calcext:value-type="float">
            <text:p>0,66262</text:p>
          </table:table-cell>
          <table:table-cell table:formula="of:=ABS([.L165]-[.E165])" office:value-type="float" office:value="0.00581087000000002" calcext:value-type="float">
            <text:p>0,00581087</text:p>
          </table:table-cell>
          <table:table-cell table:formula="of:=ABS([.M165]-[.F165])" office:value-type="float" office:value="0.00651060999999997" calcext:value-type="float">
            <text:p>0,00651061</text:p>
          </table:table-cell>
          <table:table-cell/>
        </table:table-row>
        <table:table-row table:style-name="ro1">
          <table:table-cell office:value-type="float" office:value="1623609837.86767" calcext:value-type="float">
            <text:p>1623609837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74314483" calcext:value-type="float">
            <text:p>0,74314483</text:p>
          </table:table-cell>
          <table:table-cell office:value-type="float" office:value="0.66913061" calcext:value-type="float">
            <text:p>0,6691306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1.75" calcext:value-type="float">
            <text:p>41,75</text:p>
          </table:table-cell>
          <table:table-cell table:formula="of:=([.D166]-[.I166])^2" office:value-type="float" office:value="0.0625" calcext:value-type="float">
            <text:p>0,0625</text:p>
          </table:table-cell>
          <table:table-cell/>
          <table:table-cell table:formula="of:=ROUND(COS([.I166]*PI()/180);7)" office:value-type="float" office:value="0.7460574" calcext:value-type="float">
            <text:p>0,7460574</text:p>
          </table:table-cell>
          <table:table-cell table:formula="of:=ROUND(SIN([.I166]*PI()/180);7)" office:value-type="float" office:value="0.6658817" calcext:value-type="float">
            <text:p>0,6658817</text:p>
          </table:table-cell>
          <table:table-cell table:formula="of:=ABS([.L166]-[.E166])" office:value-type="float" office:value="0.00291257" calcext:value-type="float">
            <text:p>0,00291257</text:p>
          </table:table-cell>
          <table:table-cell table:formula="of:=ABS([.M166]-[.F166])" office:value-type="float" office:value="0.00324890999999994" calcext:value-type="float">
            <text:p>0,00324891</text:p>
          </table:table-cell>
          <table:table-cell/>
        </table:table-row>
        <table:table-row table:style-name="ro1">
          <table:table-cell office:value-type="float" office:value="1623609837.96767" calcext:value-type="float">
            <text:p>1623609837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74314483" calcext:value-type="float">
            <text:p>0,74314483</text:p>
          </table:table-cell>
          <table:table-cell office:value-type="float" office:value="0.66913061" calcext:value-type="float">
            <text:p>0,6691306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D167]-[.I167])^2" office:value-type="float" office:value="0" calcext:value-type="float">
            <text:p>0</text:p>
          </table:table-cell>
          <table:table-cell/>
          <table:table-cell table:formula="of:=ROUND(COS([.I167]*PI()/180);7)" office:value-type="float" office:value="0.7431448" calcext:value-type="float">
            <text:p>0,7431448</text:p>
          </table:table-cell>
          <table:table-cell table:formula="of:=ROUND(SIN([.I167]*PI()/180);7)" office:value-type="float" office:value="0.6691306" calcext:value-type="float">
            <text:p>0,6691306</text:p>
          </table:table-cell>
          <table:table-cell table:formula="of:=ABS([.L167]-[.E167])" office:value-type="float" office:value="0.0000000299999999286982" calcext:value-type="float">
            <text:p>2,99999999286982E-08</text:p>
          </table:table-cell>
          <table:table-cell table:formula="of:=ABS([.M167]-[.F167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838.06768" calcext:value-type="float">
            <text:p>1623609838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74314483" calcext:value-type="float">
            <text:p>0,74314483</text:p>
          </table:table-cell>
          <table:table-cell office:value-type="float" office:value="0.66913061" calcext:value-type="float">
            <text:p>0,6691306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.25" calcext:value-type="float">
            <text:p>42,25</text:p>
          </table:table-cell>
          <table:table-cell table:formula="of:=([.D168]-[.I168])^2" office:value-type="float" office:value="0.0625" calcext:value-type="float">
            <text:p>0,0625</text:p>
          </table:table-cell>
          <table:table-cell/>
          <table:table-cell table:formula="of:=ROUND(COS([.I168]*PI()/180);7)" office:value-type="float" office:value="0.7402181" calcext:value-type="float">
            <text:p>0,7402181</text:p>
          </table:table-cell>
          <table:table-cell table:formula="of:=ROUND(SIN([.I168]*PI()/180);7)" office:value-type="float" office:value="0.6723668" calcext:value-type="float">
            <text:p>0,6723668</text:p>
          </table:table-cell>
          <table:table-cell table:formula="of:=ABS([.L168]-[.E168])" office:value-type="float" office:value="0.00292672999999999" calcext:value-type="float">
            <text:p>0,00292673</text:p>
          </table:table-cell>
          <table:table-cell table:formula="of:=ABS([.M168]-[.F168])" office:value-type="float" office:value="0.00323619000000008" calcext:value-type="float">
            <text:p>0,00323619</text:p>
          </table:table-cell>
          <table:table-cell/>
        </table:table-row>
        <table:table-row table:style-name="ro1">
          <table:table-cell office:value-type="float" office:value="1623609838.16767" calcext:value-type="float">
            <text:p>1623609838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7313537" calcext:value-type="float">
            <text:p>0,7313537</text:p>
          </table:table-cell>
          <table:table-cell office:value-type="float" office:value="0.68199836" calcext:value-type="float">
            <text:p>0,6819983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2.5" calcext:value-type="float">
            <text:p>42,5</text:p>
          </table:table-cell>
          <table:table-cell table:formula="of:=([.D169]-[.I169])^2" office:value-type="float" office:value="0.25" calcext:value-type="float">
            <text:p>0,25</text:p>
          </table:table-cell>
          <table:table-cell/>
          <table:table-cell table:formula="of:=ROUND(COS([.I169]*PI()/180);7)" office:value-type="float" office:value="0.7372773" calcext:value-type="float">
            <text:p>0,7372773</text:p>
          </table:table-cell>
          <table:table-cell table:formula="of:=ROUND(SIN([.I169]*PI()/180);7)" office:value-type="float" office:value="0.6755902" calcext:value-type="float">
            <text:p>0,6755902</text:p>
          </table:table-cell>
          <table:table-cell table:formula="of:=ABS([.L169]-[.E169])" office:value-type="float" office:value="0.00592360000000003" calcext:value-type="float">
            <text:p>0,0059236</text:p>
          </table:table-cell>
          <table:table-cell table:formula="of:=ABS([.M169]-[.F169])" office:value-type="float" office:value="0.00640816" calcext:value-type="float">
            <text:p>0,00640816</text:p>
          </table:table-cell>
          <table:table-cell/>
        </table:table-row>
        <table:table-row table:style-name="ro1">
          <table:table-cell office:value-type="float" office:value="1623609838.26767" calcext:value-type="float">
            <text:p>1623609838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7313537" calcext:value-type="float">
            <text:p>0,7313537</text:p>
          </table:table-cell>
          <table:table-cell office:value-type="float" office:value="0.68199836" calcext:value-type="float">
            <text:p>0,6819983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2.75" calcext:value-type="float">
            <text:p>42,75</text:p>
          </table:table-cell>
          <table:table-cell table:formula="of:=([.D170]-[.I170])^2" office:value-type="float" office:value="0.0625" calcext:value-type="float">
            <text:p>0,0625</text:p>
          </table:table-cell>
          <table:table-cell/>
          <table:table-cell table:formula="of:=ROUND(COS([.I170]*PI()/180);7)" office:value-type="float" office:value="0.7343225" calcext:value-type="float">
            <text:p>0,7343225</text:p>
          </table:table-cell>
          <table:table-cell table:formula="of:=ROUND(SIN([.I170]*PI()/180);7)" office:value-type="float" office:value="0.6788007" calcext:value-type="float">
            <text:p>0,6788007</text:p>
          </table:table-cell>
          <table:table-cell table:formula="of:=ABS([.L170]-[.E170])" office:value-type="float" office:value="0.00296879999999999" calcext:value-type="float">
            <text:p>0,0029688</text:p>
          </table:table-cell>
          <table:table-cell table:formula="of:=ABS([.M170]-[.F170])" office:value-type="float" office:value="0.00319765999999999" calcext:value-type="float">
            <text:p>0,00319766</text:p>
          </table:table-cell>
          <table:table-cell/>
        </table:table-row>
        <table:table-row table:style-name="ro1">
          <table:table-cell office:value-type="float" office:value="1623609838.36767" calcext:value-type="float">
            <text:p>1623609838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7313537" calcext:value-type="float">
            <text:p>0,7313537</text:p>
          </table:table-cell>
          <table:table-cell office:value-type="float" office:value="0.68199836" calcext:value-type="float">
            <text:p>0,6819983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([.D171]-[.I171])^2" office:value-type="float" office:value="0" calcext:value-type="float">
            <text:p>0</text:p>
          </table:table-cell>
          <table:table-cell/>
          <table:table-cell table:formula="of:=ROUND(COS([.I171]*PI()/180);7)" office:value-type="float" office:value="0.7313537" calcext:value-type="float">
            <text:p>0,7313537</text:p>
          </table:table-cell>
          <table:table-cell table:formula="of:=ROUND(SIN([.I171]*PI()/180);7)" office:value-type="float" office:value="0.6819984" calcext:value-type="float">
            <text:p>0,6819984</text:p>
          </table:table-cell>
          <table:table-cell table:formula="of:=ABS([.L171]-[.E171])" office:value-type="float" office:value="0" calcext:value-type="float">
            <text:p>0</text:p>
          </table:table-cell>
          <table:table-cell table:formula="of:=ABS([.M171]-[.F171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38.46765" calcext:value-type="float">
            <text:p>1623609838,4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7313537" calcext:value-type="float">
            <text:p>0,7313537</text:p>
          </table:table-cell>
          <table:table-cell office:value-type="float" office:value="0.68199836" calcext:value-type="float">
            <text:p>0,6819983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.25" calcext:value-type="float">
            <text:p>43,25</text:p>
          </table:table-cell>
          <table:table-cell table:formula="of:=([.D172]-[.I172])^2" office:value-type="float" office:value="0.0625" calcext:value-type="float">
            <text:p>0,0625</text:p>
          </table:table-cell>
          <table:table-cell/>
          <table:table-cell table:formula="of:=ROUND(COS([.I172]*PI()/180);7)" office:value-type="float" office:value="0.728371" calcext:value-type="float">
            <text:p>0,728371</text:p>
          </table:table-cell>
          <table:table-cell table:formula="of:=ROUND(SIN([.I172]*PI()/180);7)" office:value-type="float" office:value="0.685183" calcext:value-type="float">
            <text:p>0,685183</text:p>
          </table:table-cell>
          <table:table-cell table:formula="of:=ABS([.L172]-[.E172])" office:value-type="float" office:value="0.0029827" calcext:value-type="float">
            <text:p>0,0029827</text:p>
          </table:table-cell>
          <table:table-cell table:formula="of:=ABS([.M172]-[.F172])" office:value-type="float" office:value="0.00318463999999996" calcext:value-type="float">
            <text:p>0,00318464</text:p>
          </table:table-cell>
          <table:table-cell/>
        </table:table-row>
        <table:table-row table:style-name="ro1">
          <table:table-cell office:value-type="float" office:value="1623609838.56766" calcext:value-type="float">
            <text:p>1623609838,5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3.5" calcext:value-type="float">
            <text:p>43,5</text:p>
          </table:table-cell>
          <table:table-cell table:formula="of:=([.D173]-[.I173])^2" office:value-type="float" office:value="0.25" calcext:value-type="float">
            <text:p>0,25</text:p>
          </table:table-cell>
          <table:table-cell/>
          <table:table-cell table:formula="of:=ROUND(COS([.I173]*PI()/180);7)" office:value-type="float" office:value="0.7253744" calcext:value-type="float">
            <text:p>0,7253744</text:p>
          </table:table-cell>
          <table:table-cell table:formula="of:=ROUND(SIN([.I173]*PI()/180);7)" office:value-type="float" office:value="0.6883546" calcext:value-type="float">
            <text:p>0,6883546</text:p>
          </table:table-cell>
          <table:table-cell table:formula="of:=ABS([.L173]-[.E173])" office:value-type="float" office:value="0.0060346" calcext:value-type="float">
            <text:p>0,0060346</text:p>
          </table:table-cell>
          <table:table-cell table:formula="of:=ABS([.M173]-[.F173])" office:value-type="float" office:value="0.00630376999999993" calcext:value-type="float">
            <text:p>0,00630377</text:p>
          </table:table-cell>
          <table:table-cell/>
        </table:table-row>
        <table:table-row table:style-name="ro1">
          <table:table-cell office:value-type="float" office:value="1623609838.66766" calcext:value-type="float">
            <text:p>1623609838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3.75" calcext:value-type="float">
            <text:p>43,75</text:p>
          </table:table-cell>
          <table:table-cell table:formula="of:=([.D174]-[.I174])^2" office:value-type="float" office:value="0.0625" calcext:value-type="float">
            <text:p>0,0625</text:p>
          </table:table-cell>
          <table:table-cell/>
          <table:table-cell table:formula="of:=ROUND(COS([.I174]*PI()/180);7)" office:value-type="float" office:value="0.722364" calcext:value-type="float">
            <text:p>0,722364</text:p>
          </table:table-cell>
          <table:table-cell table:formula="of:=ROUND(SIN([.I174]*PI()/180);7)" office:value-type="float" office:value="0.6915131" calcext:value-type="float">
            <text:p>0,6915131</text:p>
          </table:table-cell>
          <table:table-cell table:formula="of:=ABS([.L174]-[.E174])" office:value-type="float" office:value="0.00302420000000003" calcext:value-type="float">
            <text:p>0,0030242</text:p>
          </table:table-cell>
          <table:table-cell table:formula="of:=ABS([.M174]-[.F174])" office:value-type="float" office:value="0.00314526999999998" calcext:value-type="float">
            <text:p>0,00314527</text:p>
          </table:table-cell>
          <table:table-cell/>
        </table:table-row>
        <table:table-row table:style-name="ro1">
          <table:table-cell office:value-type="float" office:value="1623609838.76766" calcext:value-type="float">
            <text:p>1623609838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([.D175]-[.I175])^2" office:value-type="float" office:value="0" calcext:value-type="float">
            <text:p>0</text:p>
          </table:table-cell>
          <table:table-cell/>
          <table:table-cell table:formula="of:=ROUND(COS([.I175]*PI()/180);7)" office:value-type="float" office:value="0.7193398" calcext:value-type="float">
            <text:p>0,7193398</text:p>
          </table:table-cell>
          <table:table-cell table:formula="of:=ROUND(SIN([.I175]*PI()/180);7)" office:value-type="float" office:value="0.6946584" calcext:value-type="float">
            <text:p>0,6946584</text:p>
          </table:table-cell>
          <table:table-cell table:formula="of:=ABS([.L175]-[.E175])" office:value-type="float" office:value="0" calcext:value-type="float">
            <text:p>0</text:p>
          </table:table-cell>
          <table:table-cell table:formula="of:=ABS([.M175]-[.F175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38.86767" calcext:value-type="float">
            <text:p>1623609838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.25" calcext:value-type="float">
            <text:p>44,25</text:p>
          </table:table-cell>
          <table:table-cell table:formula="of:=([.D176]-[.I176])^2" office:value-type="float" office:value="0.0625" calcext:value-type="float">
            <text:p>0,0625</text:p>
          </table:table-cell>
          <table:table-cell/>
          <table:table-cell table:formula="of:=ROUND(COS([.I176]*PI()/180);7)" office:value-type="float" office:value="0.7163019" calcext:value-type="float">
            <text:p>0,7163019</text:p>
          </table:table-cell>
          <table:table-cell table:formula="of:=ROUND(SIN([.I176]*PI()/180);7)" office:value-type="float" office:value="0.6977905" calcext:value-type="float">
            <text:p>0,6977905</text:p>
          </table:table-cell>
          <table:table-cell table:formula="of:=ABS([.L176]-[.E176])" office:value-type="float" office:value="0.00303789999999993" calcext:value-type="float">
            <text:p>0,0030379</text:p>
          </table:table-cell>
          <table:table-cell table:formula="of:=ABS([.M176]-[.F176])" office:value-type="float" office:value="0.00313213000000001" calcext:value-type="float">
            <text:p>0,00313213</text:p>
          </table:table-cell>
          <table:table-cell/>
        </table:table-row>
        <table:table-row table:style-name="ro1">
          <table:table-cell office:value-type="float" office:value="1623609838.96768" calcext:value-type="float">
            <text:p>1623609838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70710678" calcext:value-type="float">
            <text:p>0,7071067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4.5" calcext:value-type="float">
            <text:p>44,5</text:p>
          </table:table-cell>
          <table:table-cell table:formula="of:=([.D177]-[.I177])^2" office:value-type="float" office:value="0.25" calcext:value-type="float">
            <text:p>0,25</text:p>
          </table:table-cell>
          <table:table-cell/>
          <table:table-cell table:formula="of:=ROUND(COS([.I177]*PI()/180);7)" office:value-type="float" office:value="0.7132504" calcext:value-type="float">
            <text:p>0,7132504</text:p>
          </table:table-cell>
          <table:table-cell table:formula="of:=ROUND(SIN([.I177]*PI()/180);7)" office:value-type="float" office:value="0.7009093" calcext:value-type="float">
            <text:p>0,7009093</text:p>
          </table:table-cell>
          <table:table-cell table:formula="of:=ABS([.L177]-[.E177])" office:value-type="float" office:value="0.00614361999999991" calcext:value-type="float">
            <text:p>0,00614362</text:p>
          </table:table-cell>
          <table:table-cell table:formula="of:=ABS([.M177]-[.F177])" office:value-type="float" office:value="0.00619748000000009" calcext:value-type="float">
            <text:p>0,00619748</text:p>
          </table:table-cell>
          <table:table-cell/>
        </table:table-row>
        <table:table-row table:style-name="ro1">
          <table:table-cell office:value-type="float" office:value="1623609839.06761" calcext:value-type="float">
            <text:p>1623609839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70710678" calcext:value-type="float">
            <text:p>0,7071067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4.75" calcext:value-type="float">
            <text:p>44,75</text:p>
          </table:table-cell>
          <table:table-cell table:formula="of:=([.D178]-[.I178])^2" office:value-type="float" office:value="0.0625" calcext:value-type="float">
            <text:p>0,0625</text:p>
          </table:table-cell>
          <table:table-cell/>
          <table:table-cell table:formula="of:=ROUND(COS([.I178]*PI()/180);7)" office:value-type="float" office:value="0.7101854" calcext:value-type="float">
            <text:p>0,7101854</text:p>
          </table:table-cell>
          <table:table-cell table:formula="of:=ROUND(SIN([.I178]*PI()/180);7)" office:value-type="float" office:value="0.7040147" calcext:value-type="float">
            <text:p>0,7040147</text:p>
          </table:table-cell>
          <table:table-cell table:formula="of:=ABS([.L178]-[.E178])" office:value-type="float" office:value="0.00307861999999992" calcext:value-type="float">
            <text:p>0,00307862</text:p>
          </table:table-cell>
          <table:table-cell table:formula="of:=ABS([.M178]-[.F178])" office:value-type="float" office:value="0.00309208000000005" calcext:value-type="float">
            <text:p>0,00309208</text:p>
          </table:table-cell>
          <table:table-cell/>
        </table:table-row>
        <table:table-row table:style-name="ro1">
          <table:table-cell office:value-type="float" office:value="1623609839.16768" calcext:value-type="float">
            <text:p>1623609839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70710678" calcext:value-type="float">
            <text:p>0,7071067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([.D179]-[.I179])^2" office:value-type="float" office:value="0" calcext:value-type="float">
            <text:p>0</text:p>
          </table:table-cell>
          <table:table-cell/>
          <table:table-cell table:formula="of:=ROUND(COS([.I179]*PI()/180);7)" office:value-type="float" office:value="0.7071068" calcext:value-type="float">
            <text:p>0,7071068</text:p>
          </table:table-cell>
          <table:table-cell table:formula="of:=ROUND(SIN([.I179]*PI()/180);7)" office:value-type="float" office:value="0.7071068" calcext:value-type="float">
            <text:p>0,7071068</text:p>
          </table:table-cell>
          <table:table-cell table:formula="of:=ABS([.L179]-[.E179])" office:value-type="float" office:value="0.0000000199999999894729" calcext:value-type="float">
            <text:p>1,99999999894729E-08</text:p>
          </table:table-cell>
          <table:table-cell table:formula="of:=ABS([.M179]-[.F179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39.26767" calcext:value-type="float">
            <text:p>1623609839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70710678" calcext:value-type="float">
            <text:p>0,7071067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.25" calcext:value-type="float">
            <text:p>45,25</text:p>
          </table:table-cell>
          <table:table-cell table:formula="of:=([.D180]-[.I180])^2" office:value-type="float" office:value="0.0625" calcext:value-type="float">
            <text:p>0,0625</text:p>
          </table:table-cell>
          <table:table-cell/>
          <table:table-cell table:formula="of:=ROUND(COS([.I180]*PI()/180);7)" office:value-type="float" office:value="0.7040147" calcext:value-type="float">
            <text:p>0,7040147</text:p>
          </table:table-cell>
          <table:table-cell table:formula="of:=ROUND(SIN([.I180]*PI()/180);7)" office:value-type="float" office:value="0.7101854" calcext:value-type="float">
            <text:p>0,7101854</text:p>
          </table:table-cell>
          <table:table-cell table:formula="of:=ABS([.L180]-[.E180])" office:value-type="float" office:value="0.00309208000000005" calcext:value-type="float">
            <text:p>0,00309208</text:p>
          </table:table-cell>
          <table:table-cell table:formula="of:=ABS([.M180]-[.F180])" office:value-type="float" office:value="0.00307861999999992" calcext:value-type="float">
            <text:p>0,00307862</text:p>
          </table:table-cell>
          <table:table-cell/>
        </table:table-row>
        <table:table-row table:style-name="ro1">
          <table:table-cell office:value-type="float" office:value="1623609839.36766" calcext:value-type="float">
            <text:p>1623609839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5.5" calcext:value-type="float">
            <text:p>45,5</text:p>
          </table:table-cell>
          <table:table-cell table:formula="of:=([.D181]-[.I181])^2" office:value-type="float" office:value="0.25" calcext:value-type="float">
            <text:p>0,25</text:p>
          </table:table-cell>
          <table:table-cell/>
          <table:table-cell table:formula="of:=ROUND(COS([.I181]*PI()/180);7)" office:value-type="float" office:value="0.7009093" calcext:value-type="float">
            <text:p>0,7009093</text:p>
          </table:table-cell>
          <table:table-cell table:formula="of:=ROUND(SIN([.I181]*PI()/180);7)" office:value-type="float" office:value="0.7132504" calcext:value-type="float">
            <text:p>0,7132504</text:p>
          </table:table-cell>
          <table:table-cell table:formula="of:=ABS([.L181]-[.E181])" office:value-type="float" office:value="0.00625092999999999" calcext:value-type="float">
            <text:p>0,00625093</text:p>
          </table:table-cell>
          <table:table-cell table:formula="of:=ABS([.M181]-[.F181])" office:value-type="float" office:value="0.00608940000000002" calcext:value-type="float">
            <text:p>0,0060894</text:p>
          </table:table-cell>
          <table:table-cell/>
        </table:table-row>
        <table:table-row table:style-name="ro1">
          <table:table-cell office:value-type="float" office:value="1623609839.46766" calcext:value-type="float">
            <text:p>1623609839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5.75" calcext:value-type="float">
            <text:p>45,75</text:p>
          </table:table-cell>
          <table:table-cell table:formula="of:=([.D182]-[.I182])^2" office:value-type="float" office:value="0.0625" calcext:value-type="float">
            <text:p>0,0625</text:p>
          </table:table-cell>
          <table:table-cell/>
          <table:table-cell table:formula="of:=ROUND(COS([.I182]*PI()/180);7)" office:value-type="float" office:value="0.6977905" calcext:value-type="float">
            <text:p>0,6977905</text:p>
          </table:table-cell>
          <table:table-cell table:formula="of:=ROUND(SIN([.I182]*PI()/180);7)" office:value-type="float" office:value="0.7163019" calcext:value-type="float">
            <text:p>0,7163019</text:p>
          </table:table-cell>
          <table:table-cell table:formula="of:=ABS([.L182]-[.E182])" office:value-type="float" office:value="0.00313213000000001" calcext:value-type="float">
            <text:p>0,00313213</text:p>
          </table:table-cell>
          <table:table-cell table:formula="of:=ABS([.M182]-[.F182])" office:value-type="float" office:value="0.00303789999999993" calcext:value-type="float">
            <text:p>0,0030379</text:p>
          </table:table-cell>
          <table:table-cell/>
        </table:table-row>
        <table:table-row table:style-name="ro1">
          <table:table-cell office:value-type="float" office:value="1623609839.56767" calcext:value-type="float">
            <text:p>1623609839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([.D183]-[.I183])^2" office:value-type="float" office:value="0" calcext:value-type="float">
            <text:p>0</text:p>
          </table:table-cell>
          <table:table-cell/>
          <table:table-cell table:formula="of:=ROUND(COS([.I183]*PI()/180);7)" office:value-type="float" office:value="0.6946584" calcext:value-type="float">
            <text:p>0,6946584</text:p>
          </table:table-cell>
          <table:table-cell table:formula="of:=ROUND(SIN([.I183]*PI()/180);7)" office:value-type="float" office:value="0.7193398" calcext:value-type="float">
            <text:p>0,7193398</text:p>
          </table:table-cell>
          <table:table-cell table:formula="of:=ABS([.L183]-[.E183])" office:value-type="float" office:value="0.0000000300000000397205" calcext:value-type="float">
            <text:p>3,00000000397205E-08</text:p>
          </table:table-cell>
          <table:table-cell table:formula="of:=ABS([.M183]-[.F1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39.66767" calcext:value-type="float">
            <text:p>1623609839,6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.25" calcext:value-type="float">
            <text:p>46,25</text:p>
          </table:table-cell>
          <table:table-cell table:formula="of:=([.D184]-[.I184])^2" office:value-type="float" office:value="0.0625" calcext:value-type="float">
            <text:p>0,0625</text:p>
          </table:table-cell>
          <table:table-cell/>
          <table:table-cell table:formula="of:=ROUND(COS([.I184]*PI()/180);7)" office:value-type="float" office:value="0.6915131" calcext:value-type="float">
            <text:p>0,6915131</text:p>
          </table:table-cell>
          <table:table-cell table:formula="of:=ROUND(SIN([.I184]*PI()/180);7)" office:value-type="float" office:value="0.722364" calcext:value-type="float">
            <text:p>0,722364</text:p>
          </table:table-cell>
          <table:table-cell table:formula="of:=ABS([.L184]-[.E184])" office:value-type="float" office:value="0.00314526999999998" calcext:value-type="float">
            <text:p>0,00314527</text:p>
          </table:table-cell>
          <table:table-cell table:formula="of:=ABS([.M184]-[.F184])" office:value-type="float" office:value="0.00302420000000003" calcext:value-type="float">
            <text:p>0,0030242</text:p>
          </table:table-cell>
          <table:table-cell/>
        </table:table-row>
        <table:table-row table:style-name="ro1">
          <table:table-cell office:value-type="float" office:value="1623609839.76766" calcext:value-type="float">
            <text:p>1623609839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.5" calcext:value-type="float">
            <text:p>46,5</text:p>
          </table:table-cell>
          <table:table-cell table:formula="of:=([.D185]-[.I185])^2" office:value-type="float" office:value="0.25" calcext:value-type="float">
            <text:p>0,25</text:p>
          </table:table-cell>
          <table:table-cell/>
          <table:table-cell table:formula="of:=ROUND(COS([.I185]*PI()/180);7)" office:value-type="float" office:value="0.6883546" calcext:value-type="float">
            <text:p>0,6883546</text:p>
          </table:table-cell>
          <table:table-cell table:formula="of:=ROUND(SIN([.I185]*PI()/180);7)" office:value-type="float" office:value="0.7253744" calcext:value-type="float">
            <text:p>0,7253744</text:p>
          </table:table-cell>
          <table:table-cell table:formula="of:=ABS([.L185]-[.E185])" office:value-type="float" office:value="0.00630376999999993" calcext:value-type="float">
            <text:p>0,00630377</text:p>
          </table:table-cell>
          <table:table-cell table:formula="of:=ABS([.M185]-[.F185])" office:value-type="float" office:value="0.0060346" calcext:value-type="float">
            <text:p>0,0060346</text:p>
          </table:table-cell>
          <table:table-cell/>
        </table:table-row>
        <table:table-row table:style-name="ro1">
          <table:table-cell office:value-type="float" office:value="1623609839.86767" calcext:value-type="float">
            <text:p>1623609839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68199836" calcext:value-type="float">
            <text:p>0,68199836</text:p>
          </table:table-cell>
          <table:table-cell office:value-type="float" office:value="0.7313537" calcext:value-type="float">
            <text:p>0,731353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.75" calcext:value-type="float">
            <text:p>46,75</text:p>
          </table:table-cell>
          <table:table-cell table:formula="of:=([.D186]-[.I186])^2" office:value-type="float" office:value="0.0625" calcext:value-type="float">
            <text:p>0,0625</text:p>
          </table:table-cell>
          <table:table-cell/>
          <table:table-cell table:formula="of:=ROUND(COS([.I186]*PI()/180);7)" office:value-type="float" office:value="0.685183" calcext:value-type="float">
            <text:p>0,685183</text:p>
          </table:table-cell>
          <table:table-cell table:formula="of:=ROUND(SIN([.I186]*PI()/180);7)" office:value-type="float" office:value="0.728371" calcext:value-type="float">
            <text:p>0,728371</text:p>
          </table:table-cell>
          <table:table-cell table:formula="of:=ABS([.L186]-[.E186])" office:value-type="float" office:value="0.00318463999999996" calcext:value-type="float">
            <text:p>0,00318464</text:p>
          </table:table-cell>
          <table:table-cell table:formula="of:=ABS([.M186]-[.F186])" office:value-type="float" office:value="0.0029827" calcext:value-type="float">
            <text:p>0,0029827</text:p>
          </table:table-cell>
          <table:table-cell/>
        </table:table-row>
        <table:table-row table:style-name="ro1">
          <table:table-cell office:value-type="float" office:value="1623609839.96768" calcext:value-type="float">
            <text:p>1623609839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68199836" calcext:value-type="float">
            <text:p>0,68199836</text:p>
          </table:table-cell>
          <table:table-cell office:value-type="float" office:value="0.7313537" calcext:value-type="float">
            <text:p>0,731353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D187]-[.I187])^2" office:value-type="float" office:value="0" calcext:value-type="float">
            <text:p>0</text:p>
          </table:table-cell>
          <table:table-cell/>
          <table:table-cell table:formula="of:=ROUND(COS([.I187]*PI()/180);7)" office:value-type="float" office:value="0.6819984" calcext:value-type="float">
            <text:p>0,6819984</text:p>
          </table:table-cell>
          <table:table-cell table:formula="of:=ROUND(SIN([.I187]*PI()/180);7)" office:value-type="float" office:value="0.7313537" calcext:value-type="float">
            <text:p>0,7313537</text:p>
          </table:table-cell>
          <table:table-cell table:formula="of:=ABS([.L187]-[.E187])" office:value-type="float" office:value="0.0000000399999999789458" calcext:value-type="float">
            <text:p>3,99999999789458E-08</text:p>
          </table:table-cell>
          <table:table-cell table:formula="of:=ABS([.M187]-[.F1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40.06767" calcext:value-type="float">
            <text:p>1623609840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68199836" calcext:value-type="float">
            <text:p>0,68199836</text:p>
          </table:table-cell>
          <table:table-cell office:value-type="float" office:value="0.7313537" calcext:value-type="float">
            <text:p>0,731353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7.25" calcext:value-type="float">
            <text:p>47,25</text:p>
          </table:table-cell>
          <table:table-cell table:formula="of:=([.D188]-[.I188])^2" office:value-type="float" office:value="0.0625" calcext:value-type="float">
            <text:p>0,0625</text:p>
          </table:table-cell>
          <table:table-cell/>
          <table:table-cell table:formula="of:=ROUND(COS([.I188]*PI()/180);7)" office:value-type="float" office:value="0.6788007" calcext:value-type="float">
            <text:p>0,6788007</text:p>
          </table:table-cell>
          <table:table-cell table:formula="of:=ROUND(SIN([.I188]*PI()/180);7)" office:value-type="float" office:value="0.7343225" calcext:value-type="float">
            <text:p>0,7343225</text:p>
          </table:table-cell>
          <table:table-cell table:formula="of:=ABS([.L188]-[.E188])" office:value-type="float" office:value="0.00319765999999999" calcext:value-type="float">
            <text:p>0,00319766</text:p>
          </table:table-cell>
          <table:table-cell table:formula="of:=ABS([.M188]-[.F188])" office:value-type="float" office:value="0.00296879999999999" calcext:value-type="float">
            <text:p>0,0029688</text:p>
          </table:table-cell>
          <table:table-cell/>
        </table:table-row>
        <table:table-row table:style-name="ro1">
          <table:table-cell office:value-type="float" office:value="1623609840.16768" calcext:value-type="float">
            <text:p>1623609840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66913061" calcext:value-type="float">
            <text:p>0,66913061</text:p>
          </table:table-cell>
          <table:table-cell office:value-type="float" office:value="0.74314483" calcext:value-type="float">
            <text:p>0,7431448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7.5" calcext:value-type="float">
            <text:p>47,5</text:p>
          </table:table-cell>
          <table:table-cell table:formula="of:=([.D189]-[.I189])^2" office:value-type="float" office:value="0.25" calcext:value-type="float">
            <text:p>0,25</text:p>
          </table:table-cell>
          <table:table-cell/>
          <table:table-cell table:formula="of:=ROUND(COS([.I189]*PI()/180);7)" office:value-type="float" office:value="0.6755902" calcext:value-type="float">
            <text:p>0,6755902</text:p>
          </table:table-cell>
          <table:table-cell table:formula="of:=ROUND(SIN([.I189]*PI()/180);7)" office:value-type="float" office:value="0.7372773" calcext:value-type="float">
            <text:p>0,7372773</text:p>
          </table:table-cell>
          <table:table-cell table:formula="of:=ABS([.L189]-[.E189])" office:value-type="float" office:value="0.00645959000000007" calcext:value-type="float">
            <text:p>0,00645959</text:p>
          </table:table-cell>
          <table:table-cell table:formula="of:=ABS([.M189]-[.F189])" office:value-type="float" office:value="0.00586752999999995" calcext:value-type="float">
            <text:p>0,00586753</text:p>
          </table:table-cell>
          <table:table-cell/>
        </table:table-row>
        <table:table-row table:style-name="ro1">
          <table:table-cell office:value-type="float" office:value="1623609840.26768" calcext:value-type="float">
            <text:p>1623609840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66913061" calcext:value-type="float">
            <text:p>0,66913061</text:p>
          </table:table-cell>
          <table:table-cell office:value-type="float" office:value="0.74314483" calcext:value-type="float">
            <text:p>0,7431448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7.75" calcext:value-type="float">
            <text:p>47,75</text:p>
          </table:table-cell>
          <table:table-cell table:formula="of:=([.D190]-[.I190])^2" office:value-type="float" office:value="0.0625" calcext:value-type="float">
            <text:p>0,0625</text:p>
          </table:table-cell>
          <table:table-cell/>
          <table:table-cell table:formula="of:=ROUND(COS([.I190]*PI()/180);7)" office:value-type="float" office:value="0.6723668" calcext:value-type="float">
            <text:p>0,6723668</text:p>
          </table:table-cell>
          <table:table-cell table:formula="of:=ROUND(SIN([.I190]*PI()/180);7)" office:value-type="float" office:value="0.7402181" calcext:value-type="float">
            <text:p>0,7402181</text:p>
          </table:table-cell>
          <table:table-cell table:formula="of:=ABS([.L190]-[.E190])" office:value-type="float" office:value="0.00323619000000008" calcext:value-type="float">
            <text:p>0,00323619</text:p>
          </table:table-cell>
          <table:table-cell table:formula="of:=ABS([.M190]-[.F190])" office:value-type="float" office:value="0.00292672999999999" calcext:value-type="float">
            <text:p>0,00292673</text:p>
          </table:table-cell>
          <table:table-cell/>
        </table:table-row>
        <table:table-row table:style-name="ro1">
          <table:table-cell office:value-type="float" office:value="1623609840.36768" calcext:value-type="float">
            <text:p>1623609840,3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66913061" calcext:value-type="float">
            <text:p>0,66913061</text:p>
          </table:table-cell>
          <table:table-cell office:value-type="float" office:value="0.74314483" calcext:value-type="float">
            <text:p>0,7431448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([.D191]-[.I191])^2" office:value-type="float" office:value="0" calcext:value-type="float">
            <text:p>0</text:p>
          </table:table-cell>
          <table:table-cell/>
          <table:table-cell table:formula="of:=ROUND(COS([.I191]*PI()/180);7)" office:value-type="float" office:value="0.6691306" calcext:value-type="float">
            <text:p>0,6691306</text:p>
          </table:table-cell>
          <table:table-cell table:formula="of:=ROUND(SIN([.I191]*PI()/180);7)" office:value-type="float" office:value="0.7431448" calcext:value-type="float">
            <text:p>0,7431448</text:p>
          </table:table-cell>
          <table:table-cell table:formula="of:=ABS([.L191]-[.E191])" office:value-type="float" office:value="0.00000000999999993922529" calcext:value-type="float">
            <text:p>9,99999993922529E-09</text:p>
          </table:table-cell>
          <table:table-cell table:formula="of:=ABS([.M191]-[.F191])" office:value-type="float" office:value="0.0000000299999999286982" calcext:value-type="float">
            <text:p>2,99999999286982E-08</text:p>
          </table:table-cell>
          <table:table-cell/>
        </table:table-row>
        <table:table-row table:style-name="ro1">
          <table:table-cell office:value-type="float" office:value="1623609840.46767" calcext:value-type="float">
            <text:p>1623609840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66913061" calcext:value-type="float">
            <text:p>0,66913061</text:p>
          </table:table-cell>
          <table:table-cell office:value-type="float" office:value="0.74314483" calcext:value-type="float">
            <text:p>0,7431448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.25" calcext:value-type="float">
            <text:p>48,25</text:p>
          </table:table-cell>
          <table:table-cell table:formula="of:=([.D192]-[.I192])^2" office:value-type="float" office:value="0.0625" calcext:value-type="float">
            <text:p>0,0625</text:p>
          </table:table-cell>
          <table:table-cell/>
          <table:table-cell table:formula="of:=ROUND(COS([.I192]*PI()/180);7)" office:value-type="float" office:value="0.6658817" calcext:value-type="float">
            <text:p>0,6658817</text:p>
          </table:table-cell>
          <table:table-cell table:formula="of:=ROUND(SIN([.I192]*PI()/180);7)" office:value-type="float" office:value="0.7460574" calcext:value-type="float">
            <text:p>0,7460574</text:p>
          </table:table-cell>
          <table:table-cell table:formula="of:=ABS([.L192]-[.E192])" office:value-type="float" office:value="0.00324890999999994" calcext:value-type="float">
            <text:p>0,00324891</text:p>
          </table:table-cell>
          <table:table-cell table:formula="of:=ABS([.M192]-[.F192])" office:value-type="float" office:value="0.00291257" calcext:value-type="float">
            <text:p>0,00291257</text:p>
          </table:table-cell>
          <table:table-cell/>
        </table:table-row>
        <table:table-row table:style-name="ro1">
          <table:table-cell office:value-type="float" office:value="1623609840.56766" calcext:value-type="float">
            <text:p>1623609840,5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0.75470958" calcext:value-type="float">
            <text:p>0,7547095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8.5" calcext:value-type="float">
            <text:p>48,5</text:p>
          </table:table-cell>
          <table:table-cell table:formula="of:=([.D193]-[.I193])^2" office:value-type="float" office:value="0.25" calcext:value-type="float">
            <text:p>0,25</text:p>
          </table:table-cell>
          <table:table-cell/>
          <table:table-cell table:formula="of:=ROUND(COS([.I193]*PI()/180);7)" office:value-type="float" office:value="0.66262" calcext:value-type="float">
            <text:p>0,66262</text:p>
          </table:table-cell>
          <table:table-cell table:formula="of:=ROUND(SIN([.I193]*PI()/180);7)" office:value-type="float" office:value="0.7489557" calcext:value-type="float">
            <text:p>0,7489557</text:p>
          </table:table-cell>
          <table:table-cell table:formula="of:=ABS([.L193]-[.E193])" office:value-type="float" office:value="0.00656097" calcext:value-type="float">
            <text:p>0,00656097</text:p>
          </table:table-cell>
          <table:table-cell table:formula="of:=ABS([.M193]-[.F193])" office:value-type="float" office:value="0.00575387999999999" calcext:value-type="float">
            <text:p>0,00575388</text:p>
          </table:table-cell>
          <table:table-cell/>
        </table:table-row>
        <table:table-row table:style-name="ro1">
          <table:table-cell office:value-type="float" office:value="1623609840.66768" calcext:value-type="float">
            <text:p>1623609840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0.75470958" calcext:value-type="float">
            <text:p>0,7547095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8.75" calcext:value-type="float">
            <text:p>48,75</text:p>
          </table:table-cell>
          <table:table-cell table:formula="of:=([.D194]-[.I194])^2" office:value-type="float" office:value="0.0625" calcext:value-type="float">
            <text:p>0,0625</text:p>
          </table:table-cell>
          <table:table-cell/>
          <table:table-cell table:formula="of:=ROUND(COS([.I194]*PI()/180);7)" office:value-type="float" office:value="0.6593458" calcext:value-type="float">
            <text:p>0,6593458</text:p>
          </table:table-cell>
          <table:table-cell table:formula="of:=ROUND(SIN([.I194]*PI()/180);7)" office:value-type="float" office:value="0.7518398" calcext:value-type="float">
            <text:p>0,7518398</text:p>
          </table:table-cell>
          <table:table-cell table:formula="of:=ABS([.L194]-[.E194])" office:value-type="float" office:value="0.00328676999999999" calcext:value-type="float">
            <text:p>0,00328677</text:p>
          </table:table-cell>
          <table:table-cell table:formula="of:=ABS([.M194]-[.F194])" office:value-type="float" office:value="0.00286978000000004" calcext:value-type="float">
            <text:p>0,00286978</text:p>
          </table:table-cell>
          <table:table-cell/>
        </table:table-row>
        <table:table-row table:style-name="ro1">
          <table:table-cell office:value-type="float" office:value="1623609840.76766" calcext:value-type="float">
            <text:p>1623609840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0.75470958" calcext:value-type="float">
            <text:p>0,7547095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([.D195]-[.I195])^2" office:value-type="float" office:value="0" calcext:value-type="float">
            <text:p>0</text:p>
          </table:table-cell>
          <table:table-cell/>
          <table:table-cell table:formula="of:=ROUND(COS([.I195]*PI()/180);7)" office:value-type="float" office:value="0.656059" calcext:value-type="float">
            <text:p>0,656059</text:p>
          </table:table-cell>
          <table:table-cell table:formula="of:=ROUND(SIN([.I195]*PI()/180);7)" office:value-type="float" office:value="0.7547096" calcext:value-type="float">
            <text:p>0,7547096</text:p>
          </table:table-cell>
          <table:table-cell table:formula="of:=ABS([.L195]-[.E195])" office:value-type="float" office:value="0.0000000300000000397205" calcext:value-type="float">
            <text:p>3,00000000397205E-08</text:p>
          </table:table-cell>
          <table:table-cell table:formula="of:=ABS([.M195]-[.F195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40.86761" calcext:value-type="float">
            <text:p>1623609840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0.75470958" calcext:value-type="float">
            <text:p>0,7547095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9.25" calcext:value-type="float">
            <text:p>49,25</text:p>
          </table:table-cell>
          <table:table-cell table:formula="of:=([.D196]-[.I196])^2" office:value-type="float" office:value="0.0625" calcext:value-type="float">
            <text:p>0,0625</text:p>
          </table:table-cell>
          <table:table-cell/>
          <table:table-cell table:formula="of:=ROUND(COS([.I196]*PI()/180);7)" office:value-type="float" office:value="0.6527598" calcext:value-type="float">
            <text:p>0,6527598</text:p>
          </table:table-cell>
          <table:table-cell table:formula="of:=ROUND(SIN([.I196]*PI()/180);7)" office:value-type="float" office:value="0.757565" calcext:value-type="float">
            <text:p>0,757565</text:p>
          </table:table-cell>
          <table:table-cell table:formula="of:=ABS([.L196]-[.E196])" office:value-type="float" office:value="0.00329922999999999" calcext:value-type="float">
            <text:p>0,00329923</text:p>
          </table:table-cell>
          <table:table-cell table:formula="of:=ABS([.M196]-[.F196])" office:value-type="float" office:value="0.00285542000000005" calcext:value-type="float">
            <text:p>0,00285542</text:p>
          </table:table-cell>
          <table:table-cell/>
        </table:table-row>
        <table:table-row table:style-name="ro1">
          <table:table-cell office:value-type="float" office:value="1623609840.96766" calcext:value-type="float">
            <text:p>1623609840,9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4278761" calcext:value-type="float">
            <text:p>0,64278761</text:p>
          </table:table-cell>
          <table:table-cell office:value-type="float" office:value="0.76604444" calcext:value-type="float">
            <text:p>0,7660444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.5" calcext:value-type="float">
            <text:p>49,5</text:p>
          </table:table-cell>
          <table:table-cell table:formula="of:=([.D197]-[.I197])^2" office:value-type="float" office:value="0.25" calcext:value-type="float">
            <text:p>0,25</text:p>
          </table:table-cell>
          <table:table-cell/>
          <table:table-cell table:formula="of:=ROUND(COS([.I197]*PI()/180);7)" office:value-type="float" office:value="0.649448" calcext:value-type="float">
            <text:p>0,649448</text:p>
          </table:table-cell>
          <table:table-cell table:formula="of:=ROUND(SIN([.I197]*PI()/180);7)" office:value-type="float" office:value="0.760406" calcext:value-type="float">
            <text:p>0,760406</text:p>
          </table:table-cell>
          <table:table-cell table:formula="of:=ABS([.L197]-[.E197])" office:value-type="float" office:value="0.00666038999999996" calcext:value-type="float">
            <text:p>0,00666039</text:p>
          </table:table-cell>
          <table:table-cell table:formula="of:=ABS([.M197]-[.F197])" office:value-type="float" office:value="0.00563844000000002" calcext:value-type="float">
            <text:p>0,00563844</text:p>
          </table:table-cell>
          <table:table-cell/>
        </table:table-row>
        <table:table-row table:style-name="ro1">
          <table:table-cell office:value-type="float" office:value="1623609841.06767" calcext:value-type="float">
            <text:p>1623609841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4278761" calcext:value-type="float">
            <text:p>0,64278761</text:p>
          </table:table-cell>
          <table:table-cell office:value-type="float" office:value="0.76604444" calcext:value-type="float">
            <text:p>0,7660444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.75" calcext:value-type="float">
            <text:p>49,75</text:p>
          </table:table-cell>
          <table:table-cell table:formula="of:=([.D198]-[.I198])^2" office:value-type="float" office:value="0.0625" calcext:value-type="float">
            <text:p>0,0625</text:p>
          </table:table-cell>
          <table:table-cell/>
          <table:table-cell table:formula="of:=ROUND(COS([.I198]*PI()/180);7)" office:value-type="float" office:value="0.646124" calcext:value-type="float">
            <text:p>0,646124</text:p>
          </table:table-cell>
          <table:table-cell table:formula="of:=ROUND(SIN([.I198]*PI()/180);7)" office:value-type="float" office:value="0.7632325" calcext:value-type="float">
            <text:p>0,7632325</text:p>
          </table:table-cell>
          <table:table-cell table:formula="of:=ABS([.L198]-[.E198])" office:value-type="float" office:value="0.00333638999999997" calcext:value-type="float">
            <text:p>0,00333639</text:p>
          </table:table-cell>
          <table:table-cell table:formula="of:=ABS([.M198]-[.F198])" office:value-type="float" office:value="0.00281194000000007" calcext:value-type="float">
            <text:p>0,00281194</text:p>
          </table:table-cell>
          <table:table-cell/>
        </table:table-row>
        <table:table-row table:style-name="ro1">
          <table:table-cell office:value-type="float" office:value="1623609841.16768" calcext:value-type="float">
            <text:p>1623609841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4278761" calcext:value-type="float">
            <text:p>0,64278761</text:p>
          </table:table-cell>
          <table:table-cell office:value-type="float" office:value="0.76604444" calcext:value-type="float">
            <text:p>0,7660444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([.D199]-[.I199])^2" office:value-type="float" office:value="0" calcext:value-type="float">
            <text:p>0</text:p>
          </table:table-cell>
          <table:table-cell/>
          <table:table-cell table:formula="of:=ROUND(COS([.I199]*PI()/180);7)" office:value-type="float" office:value="0.6427876" calcext:value-type="float">
            <text:p>0,6427876</text:p>
          </table:table-cell>
          <table:table-cell table:formula="of:=ROUND(SIN([.I199]*PI()/180);7)" office:value-type="float" office:value="0.7660444" calcext:value-type="float">
            <text:p>0,7660444</text:p>
          </table:table-cell>
          <table:table-cell table:formula="of:=ABS([.L199]-[.E199])" office:value-type="float" office:value="0.0000000100000000502476" calcext:value-type="float">
            <text:p>1,00000000502476E-08</text:p>
          </table:table-cell>
          <table:table-cell table:formula="of:=ABS([.M199]-[.F199])" office:value-type="float" office:value="0.0000000400000000899681" calcext:value-type="float">
            <text:p>4,00000000899681E-08</text:p>
          </table:table-cell>
          <table:table-cell/>
        </table:table-row>
        <table:table-row table:style-name="ro1">
          <table:table-cell office:value-type="float" office:value="1623609841.26767" calcext:value-type="float">
            <text:p>1623609841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4278761" calcext:value-type="float">
            <text:p>0,64278761</text:p>
          </table:table-cell>
          <table:table-cell office:value-type="float" office:value="0.76604444" calcext:value-type="float">
            <text:p>0,7660444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.25" calcext:value-type="float">
            <text:p>50,25</text:p>
          </table:table-cell>
          <table:table-cell table:formula="of:=([.D200]-[.I200])^2" office:value-type="float" office:value="0.0625" calcext:value-type="float">
            <text:p>0,0625</text:p>
          </table:table-cell>
          <table:table-cell/>
          <table:table-cell table:formula="of:=ROUND(COS([.I200]*PI()/180);7)" office:value-type="float" office:value="0.639439" calcext:value-type="float">
            <text:p>0,639439</text:p>
          </table:table-cell>
          <table:table-cell table:formula="of:=ROUND(SIN([.I200]*PI()/180);7)" office:value-type="float" office:value="0.7688418" calcext:value-type="float">
            <text:p>0,7688418</text:p>
          </table:table-cell>
          <table:table-cell table:formula="of:=ABS([.L200]-[.E200])" office:value-type="float" office:value="0.00334861000000009" calcext:value-type="float">
            <text:p>0,00334861</text:p>
          </table:table-cell>
          <table:table-cell table:formula="of:=ABS([.M200]-[.F200])" office:value-type="float" office:value="0.00279735999999997" calcext:value-type="float">
            <text:p>0,00279736</text:p>
          </table:table-cell>
          <table:table-cell/>
        </table:table-row>
        <table:table-row table:style-name="ro1">
          <table:table-cell office:value-type="float" office:value="1623609841.36757" calcext:value-type="float">
            <text:p>1623609841,3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62932039" calcext:value-type="float">
            <text:p>0,62932039</text:p>
          </table:table-cell>
          <table:table-cell office:value-type="float" office:value="0.77714596" calcext:value-type="float">
            <text:p>0,7771459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0.5" calcext:value-type="float">
            <text:p>50,5</text:p>
          </table:table-cell>
          <table:table-cell table:formula="of:=([.D201]-[.I201])^2" office:value-type="float" office:value="0.25" calcext:value-type="float">
            <text:p>0,25</text:p>
          </table:table-cell>
          <table:table-cell/>
          <table:table-cell table:formula="of:=ROUND(COS([.I201]*PI()/180);7)" office:value-type="float" office:value="0.6360782" calcext:value-type="float">
            <text:p>0,6360782</text:p>
          </table:table-cell>
          <table:table-cell table:formula="of:=ROUND(SIN([.I201]*PI()/180);7)" office:value-type="float" office:value="0.7716246" calcext:value-type="float">
            <text:p>0,7716246</text:p>
          </table:table-cell>
          <table:table-cell table:formula="of:=ABS([.L201]-[.E201])" office:value-type="float" office:value="0.00675780999999998" calcext:value-type="float">
            <text:p>0,00675781</text:p>
          </table:table-cell>
          <table:table-cell table:formula="of:=ABS([.M201]-[.F201])" office:value-type="float" office:value="0.00552136000000003" calcext:value-type="float">
            <text:p>0,00552136</text:p>
          </table:table-cell>
          <table:table-cell/>
        </table:table-row>
        <table:table-row table:style-name="ro1">
          <table:table-cell office:value-type="float" office:value="1623609841.46767" calcext:value-type="float">
            <text:p>1623609841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62932039" calcext:value-type="float">
            <text:p>0,62932039</text:p>
          </table:table-cell>
          <table:table-cell office:value-type="float" office:value="0.77714596" calcext:value-type="float">
            <text:p>0,7771459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0.75" calcext:value-type="float">
            <text:p>50,75</text:p>
          </table:table-cell>
          <table:table-cell table:formula="of:=([.D202]-[.I202])^2" office:value-type="float" office:value="0.0625" calcext:value-type="float">
            <text:p>0,0625</text:p>
          </table:table-cell>
          <table:table-cell/>
          <table:table-cell table:formula="of:=ROUND(COS([.I202]*PI()/180);7)" office:value-type="float" office:value="0.6327053" calcext:value-type="float">
            <text:p>0,6327053</text:p>
          </table:table-cell>
          <table:table-cell table:formula="of:=ROUND(SIN([.I202]*PI()/180);7)" office:value-type="float" office:value="0.7743926" calcext:value-type="float">
            <text:p>0,7743926</text:p>
          </table:table-cell>
          <table:table-cell table:formula="of:=ABS([.L202]-[.E202])" office:value-type="float" office:value="0.00338490999999996" calcext:value-type="float">
            <text:p>0,00338491</text:p>
          </table:table-cell>
          <table:table-cell table:formula="of:=ABS([.M202]-[.F202])" office:value-type="float" office:value="0.00275336000000004" calcext:value-type="float">
            <text:p>0,00275336</text:p>
          </table:table-cell>
          <table:table-cell/>
        </table:table-row>
        <table:table-row table:style-name="ro1">
          <table:table-cell office:value-type="float" office:value="1623609841.56767" calcext:value-type="float">
            <text:p>1623609841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62932039" calcext:value-type="float">
            <text:p>0,62932039</text:p>
          </table:table-cell>
          <table:table-cell office:value-type="float" office:value="0.77714596" calcext:value-type="float">
            <text:p>0,7771459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([.D203]-[.I203])^2" office:value-type="float" office:value="0" calcext:value-type="float">
            <text:p>0</text:p>
          </table:table-cell>
          <table:table-cell/>
          <table:table-cell table:formula="of:=ROUND(COS([.I203]*PI()/180);7)" office:value-type="float" office:value="0.6293204" calcext:value-type="float">
            <text:p>0,6293204</text:p>
          </table:table-cell>
          <table:table-cell table:formula="of:=ROUND(SIN([.I203]*PI()/180);7)" office:value-type="float" office:value="0.777146" calcext:value-type="float">
            <text:p>0,777146</text:p>
          </table:table-cell>
          <table:table-cell table:formula="of:=ABS([.L203]-[.E203])" office:value-type="float" office:value="0.00000000999999993922529" calcext:value-type="float">
            <text:p>9,99999993922529E-09</text:p>
          </table:table-cell>
          <table:table-cell table:formula="of:=ABS([.M203]-[.F203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41.66766" calcext:value-type="float">
            <text:p>1623609841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62932039" calcext:value-type="float">
            <text:p>0,62932039</text:p>
          </table:table-cell>
          <table:table-cell office:value-type="float" office:value="0.77714596" calcext:value-type="float">
            <text:p>0,7771459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.25" calcext:value-type="float">
            <text:p>51,25</text:p>
          </table:table-cell>
          <table:table-cell table:formula="of:=([.D204]-[.I204])^2" office:value-type="float" office:value="0.0625" calcext:value-type="float">
            <text:p>0,0625</text:p>
          </table:table-cell>
          <table:table-cell/>
          <table:table-cell table:formula="of:=ROUND(COS([.I204]*PI()/180);7)" office:value-type="float" office:value="0.6259235" calcext:value-type="float">
            <text:p>0,6259235</text:p>
          </table:table-cell>
          <table:table-cell table:formula="of:=ROUND(SIN([.I204]*PI()/180);7)" office:value-type="float" office:value="0.7798845" calcext:value-type="float">
            <text:p>0,7798845</text:p>
          </table:table-cell>
          <table:table-cell table:formula="of:=ABS([.L204]-[.E204])" office:value-type="float" office:value="0.0033968900000001" calcext:value-type="float">
            <text:p>0,00339689</text:p>
          </table:table-cell>
          <table:table-cell table:formula="of:=ABS([.M204]-[.F204])" office:value-type="float" office:value="0.00273853999999996" calcext:value-type="float">
            <text:p>0,00273854</text:p>
          </table:table-cell>
          <table:table-cell/>
        </table:table-row>
        <table:table-row table:style-name="ro1">
          <table:table-cell office:value-type="float" office:value="1623609841.76766" calcext:value-type="float">
            <text:p>1623609841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1.5" calcext:value-type="float">
            <text:p>51,5</text:p>
          </table:table-cell>
          <table:table-cell table:formula="of:=([.D205]-[.I205])^2" office:value-type="float" office:value="0.25" calcext:value-type="float">
            <text:p>0,25</text:p>
          </table:table-cell>
          <table:table-cell/>
          <table:table-cell table:formula="of:=ROUND(COS([.I205]*PI()/180);7)" office:value-type="float" office:value="0.6225146" calcext:value-type="float">
            <text:p>0,6225146</text:p>
          </table:table-cell>
          <table:table-cell table:formula="of:=ROUND(SIN([.I205]*PI()/180);7)" office:value-type="float" office:value="0.7826082" calcext:value-type="float">
            <text:p>0,7826082</text:p>
          </table:table-cell>
          <table:table-cell table:formula="of:=ABS([.L205]-[.E205])" office:value-type="float" office:value="0.00685312000000005" calcext:value-type="float">
            <text:p>0,00685312</text:p>
          </table:table-cell>
          <table:table-cell table:formula="of:=ABS([.M205]-[.F205])" office:value-type="float" office:value="0.00540255000000001" calcext:value-type="float">
            <text:p>0,00540255</text:p>
          </table:table-cell>
          <table:table-cell/>
        </table:table-row>
        <table:table-row table:style-name="ro1">
          <table:table-cell office:value-type="float" office:value="1623609841.86767" calcext:value-type="float">
            <text:p>1623609841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1.75" calcext:value-type="float">
            <text:p>51,75</text:p>
          </table:table-cell>
          <table:table-cell table:formula="of:=([.D206]-[.I206])^2" office:value-type="float" office:value="0.0625" calcext:value-type="float">
            <text:p>0,0625</text:p>
          </table:table-cell>
          <table:table-cell/>
          <table:table-cell table:formula="of:=ROUND(COS([.I206]*PI()/180);7)" office:value-type="float" office:value="0.6190939" calcext:value-type="float">
            <text:p>0,6190939</text:p>
          </table:table-cell>
          <table:table-cell table:formula="of:=ROUND(SIN([.I206]*PI()/180);7)" office:value-type="float" office:value="0.7853169" calcext:value-type="float">
            <text:p>0,7853169</text:p>
          </table:table-cell>
          <table:table-cell table:formula="of:=ABS([.L206]-[.E206])" office:value-type="float" office:value="0.00343241999999999" calcext:value-type="float">
            <text:p>0,00343242</text:p>
          </table:table-cell>
          <table:table-cell table:formula="of:=ABS([.M206]-[.F206])" office:value-type="float" office:value="0.00269385" calcext:value-type="float">
            <text:p>0,00269385</text:p>
          </table:table-cell>
          <table:table-cell/>
        </table:table-row>
        <table:table-row table:style-name="ro1">
          <table:table-cell office:value-type="float" office:value="1623609841.96767" calcext:value-type="float">
            <text:p>1623609841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([.D207]-[.I207])^2" office:value-type="float" office:value="0" calcext:value-type="float">
            <text:p>0</text:p>
          </table:table-cell>
          <table:table-cell/>
          <table:table-cell table:formula="of:=ROUND(COS([.I207]*PI()/180);7)" office:value-type="float" office:value="0.6156615" calcext:value-type="float">
            <text:p>0,6156615</text:p>
          </table:table-cell>
          <table:table-cell table:formula="of:=ROUND(SIN([.I207]*PI()/180);7)" office:value-type="float" office:value="0.7880108" calcext:value-type="float">
            <text:p>0,7880108</text:p>
          </table:table-cell>
          <table:table-cell table:formula="of:=ABS([.L207]-[.E207])" office:value-type="float" office:value="0.0000000199999999894729" calcext:value-type="float">
            <text:p>1,99999999894729E-08</text:p>
          </table:table-cell>
          <table:table-cell table:formula="of:=ABS([.M207]-[.F207])" office:value-type="float" office:value="0.0000000500000000291934" calcext:value-type="float">
            <text:p>5,00000000291934E-08</text:p>
          </table:table-cell>
          <table:table-cell/>
        </table:table-row>
        <table:table-row table:style-name="ro1">
          <table:table-cell office:value-type="float" office:value="1623609842.06768" calcext:value-type="float">
            <text:p>1623609842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.25" calcext:value-type="float">
            <text:p>52,25</text:p>
          </table:table-cell>
          <table:table-cell table:formula="of:=([.D208]-[.I208])^2" office:value-type="float" office:value="0.0625" calcext:value-type="float">
            <text:p>0,0625</text:p>
          </table:table-cell>
          <table:table-cell/>
          <table:table-cell table:formula="of:=ROUND(COS([.I208]*PI()/180);7)" office:value-type="float" office:value="0.6122173" calcext:value-type="float">
            <text:p>0,6122173</text:p>
          </table:table-cell>
          <table:table-cell table:formula="of:=ROUND(SIN([.I208]*PI()/180);7)" office:value-type="float" office:value="0.7906896" calcext:value-type="float">
            <text:p>0,7906896</text:p>
          </table:table-cell>
          <table:table-cell table:formula="of:=ABS([.L208]-[.E208])" office:value-type="float" office:value="0.00344418000000002" calcext:value-type="float">
            <text:p>0,00344418</text:p>
          </table:table-cell>
          <table:table-cell table:formula="of:=ABS([.M208]-[.F208])" office:value-type="float" office:value="0.00267885000000001" calcext:value-type="float">
            <text:p>0,00267885</text:p>
          </table:table-cell>
          <table:table-cell/>
        </table:table-row>
        <table:table-row table:style-name="ro1">
          <table:table-cell office:value-type="float" office:value="1623609842.16768" calcext:value-type="float">
            <text:p>1623609842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60181502" calcext:value-type="float">
            <text:p>0,60181502</text:p>
          </table:table-cell>
          <table:table-cell office:value-type="float" office:value="0.79863551" calcext:value-type="float">
            <text:p>0,7986355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2.5" calcext:value-type="float">
            <text:p>52,5</text:p>
          </table:table-cell>
          <table:table-cell table:formula="of:=([.D209]-[.I209])^2" office:value-type="float" office:value="0.25" calcext:value-type="float">
            <text:p>0,25</text:p>
          </table:table-cell>
          <table:table-cell/>
          <table:table-cell table:formula="of:=ROUND(COS([.I209]*PI()/180);7)" office:value-type="float" office:value="0.6087614" calcext:value-type="float">
            <text:p>0,6087614</text:p>
          </table:table-cell>
          <table:table-cell table:formula="of:=ROUND(SIN([.I209]*PI()/180);7)" office:value-type="float" office:value="0.7933533" calcext:value-type="float">
            <text:p>0,7933533</text:p>
          </table:table-cell>
          <table:table-cell table:formula="of:=ABS([.L209]-[.E209])" office:value-type="float" office:value="0.00694638000000003" calcext:value-type="float">
            <text:p>0,00694638</text:p>
          </table:table-cell>
          <table:table-cell table:formula="of:=ABS([.M209]-[.F209])" office:value-type="float" office:value="0.00528220999999995" calcext:value-type="float">
            <text:p>0,00528221</text:p>
          </table:table-cell>
          <table:table-cell/>
        </table:table-row>
        <table:table-row table:style-name="ro1">
          <table:table-cell office:value-type="float" office:value="1623609842.26768" calcext:value-type="float">
            <text:p>1623609842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60181502" calcext:value-type="float">
            <text:p>0,60181502</text:p>
          </table:table-cell>
          <table:table-cell office:value-type="float" office:value="0.79863551" calcext:value-type="float">
            <text:p>0,7986355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2.75" calcext:value-type="float">
            <text:p>52,75</text:p>
          </table:table-cell>
          <table:table-cell table:formula="of:=([.D210]-[.I210])^2" office:value-type="float" office:value="0.0625" calcext:value-type="float">
            <text:p>0,0625</text:p>
          </table:table-cell>
          <table:table-cell/>
          <table:table-cell table:formula="of:=ROUND(COS([.I210]*PI()/180);7)" office:value-type="float" office:value="0.605294" calcext:value-type="float">
            <text:p>0,605294</text:p>
          </table:table-cell>
          <table:table-cell table:formula="of:=ROUND(SIN([.I210]*PI()/180);7)" office:value-type="float" office:value="0.796002" calcext:value-type="float">
            <text:p>0,796002</text:p>
          </table:table-cell>
          <table:table-cell table:formula="of:=ABS([.L210]-[.E210])" office:value-type="float" office:value="0.00347898000000002" calcext:value-type="float">
            <text:p>0,00347898</text:p>
          </table:table-cell>
          <table:table-cell table:formula="of:=ABS([.M210]-[.F210])" office:value-type="float" office:value="0.00263351000000001" calcext:value-type="float">
            <text:p>0,00263351</text:p>
          </table:table-cell>
          <table:table-cell/>
        </table:table-row>
        <table:table-row table:style-name="ro1">
          <table:table-cell office:value-type="float" office:value="1623609842.36765" calcext:value-type="float">
            <text:p>1623609842,3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60181502" calcext:value-type="float">
            <text:p>0,60181502</text:p>
          </table:table-cell>
          <table:table-cell office:value-type="float" office:value="0.79863551" calcext:value-type="float">
            <text:p>0,7986355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([.D211]-[.I211])^2" office:value-type="float" office:value="0" calcext:value-type="float">
            <text:p>0</text:p>
          </table:table-cell>
          <table:table-cell/>
          <table:table-cell table:formula="of:=ROUND(COS([.I211]*PI()/180);7)" office:value-type="float" office:value="0.601815" calcext:value-type="float">
            <text:p>0,601815</text:p>
          </table:table-cell>
          <table:table-cell table:formula="of:=ROUND(SIN([.I211]*PI()/180);7)" office:value-type="float" office:value="0.7986355" calcext:value-type="float">
            <text:p>0,7986355</text:p>
          </table:table-cell>
          <table:table-cell table:formula="of:=ABS([.L211]-[.E211])" office:value-type="float" office:value="0.0000000199999999894729" calcext:value-type="float">
            <text:p>1,99999999894729E-08</text:p>
          </table:table-cell>
          <table:table-cell table:formula="of:=ABS([.M211]-[.F211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842.46767" calcext:value-type="float">
            <text:p>1623609842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60181502" calcext:value-type="float">
            <text:p>0,60181502</text:p>
          </table:table-cell>
          <table:table-cell office:value-type="float" office:value="0.79863551" calcext:value-type="float">
            <text:p>0,7986355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3.25" calcext:value-type="float">
            <text:p>53,25</text:p>
          </table:table-cell>
          <table:table-cell table:formula="of:=([.D212]-[.I212])^2" office:value-type="float" office:value="0.0625" calcext:value-type="float">
            <text:p>0,0625</text:p>
          </table:table-cell>
          <table:table-cell/>
          <table:table-cell table:formula="of:=ROUND(COS([.I212]*PI()/180);7)" office:value-type="float" office:value="0.5983246" calcext:value-type="float">
            <text:p>0,5983246</text:p>
          </table:table-cell>
          <table:table-cell table:formula="of:=ROUND(SIN([.I212]*PI()/180);7)" office:value-type="float" office:value="0.8012538" calcext:value-type="float">
            <text:p>0,8012538</text:p>
          </table:table-cell>
          <table:table-cell table:formula="of:=ABS([.L212]-[.E212])" office:value-type="float" office:value="0.00349041999999999" calcext:value-type="float">
            <text:p>0,00349042</text:p>
          </table:table-cell>
          <table:table-cell table:formula="of:=ABS([.M212]-[.F212])" office:value-type="float" office:value="0.00261829000000002" calcext:value-type="float">
            <text:p>0,00261829</text:p>
          </table:table-cell>
          <table:table-cell/>
        </table:table-row>
        <table:table-row table:style-name="ro1">
          <table:table-cell office:value-type="float" office:value="1623609842.56767" calcext:value-type="float">
            <text:p>1623609842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3.5" calcext:value-type="float">
            <text:p>53,5</text:p>
          </table:table-cell>
          <table:table-cell table:formula="of:=([.D213]-[.I213])^2" office:value-type="float" office:value="0.25" calcext:value-type="float">
            <text:p>0,25</text:p>
          </table:table-cell>
          <table:table-cell/>
          <table:table-cell table:formula="of:=ROUND(COS([.I213]*PI()/180);7)" office:value-type="float" office:value="0.5948228" calcext:value-type="float">
            <text:p>0,5948228</text:p>
          </table:table-cell>
          <table:table-cell table:formula="of:=ROUND(SIN([.I213]*PI()/180);7)" office:value-type="float" office:value="0.8038569" calcext:value-type="float">
            <text:p>0,8038569</text:p>
          </table:table-cell>
          <table:table-cell table:formula="of:=ABS([.L213]-[.E213])" office:value-type="float" office:value="0.00703754999999995" calcext:value-type="float">
            <text:p>0,00703755</text:p>
          </table:table-cell>
          <table:table-cell table:formula="of:=ABS([.M213]-[.F213])" office:value-type="float" office:value="0.00516009000000006" calcext:value-type="float">
            <text:p>0,00516009</text:p>
          </table:table-cell>
          <table:table-cell/>
        </table:table-row>
        <table:table-row table:style-name="ro1">
          <table:table-cell office:value-type="float" office:value="1623609842.66768" calcext:value-type="float">
            <text:p>1623609842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3.75" calcext:value-type="float">
            <text:p>53,75</text:p>
          </table:table-cell>
          <table:table-cell table:formula="of:=([.D214]-[.I214])^2" office:value-type="float" office:value="0.0625" calcext:value-type="float">
            <text:p>0,0625</text:p>
          </table:table-cell>
          <table:table-cell/>
          <table:table-cell table:formula="of:=ROUND(COS([.I214]*PI()/180);7)" office:value-type="float" office:value="0.5913096" calcext:value-type="float">
            <text:p>0,5913096</text:p>
          </table:table-cell>
          <table:table-cell table:formula="of:=ROUND(SIN([.I214]*PI()/180);7)" office:value-type="float" office:value="0.8064446" calcext:value-type="float">
            <text:p>0,8064446</text:p>
          </table:table-cell>
          <table:table-cell table:formula="of:=ABS([.L214]-[.E214])" office:value-type="float" office:value="0.00352434999999995" calcext:value-type="float">
            <text:p>0,00352435</text:p>
          </table:table-cell>
          <table:table-cell table:formula="of:=ABS([.M214]-[.F214])" office:value-type="float" office:value="0.00257239000000009" calcext:value-type="float">
            <text:p>0,00257239</text:p>
          </table:table-cell>
          <table:table-cell/>
        </table:table-row>
        <table:table-row table:style-name="ro1">
          <table:table-cell office:value-type="float" office:value="1623609842.76768" calcext:value-type="float">
            <text:p>1623609842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([.D215]-[.I215])^2" office:value-type="float" office:value="0" calcext:value-type="float">
            <text:p>0</text:p>
          </table:table-cell>
          <table:table-cell/>
          <table:table-cell table:formula="of:=ROUND(COS([.I215]*PI()/180);7)" office:value-type="float" office:value="0.5877853" calcext:value-type="float">
            <text:p>0,5877853</text:p>
          </table:table-cell>
          <table:table-cell table:formula="of:=ROUND(SIN([.I215]*PI()/180);7)" office:value-type="float" office:value="0.809017" calcext:value-type="float">
            <text:p>0,809017</text:p>
          </table:table-cell>
          <table:table-cell table:formula="of:=ABS([.L215]-[.E215])" office:value-type="float" office:value="0.0000000499999999181711" calcext:value-type="float">
            <text:p>4,99999999181711E-08</text:p>
          </table:table-cell>
          <table:table-cell table:formula="of:=ABS([.M215]-[.F215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842.86768" calcext:value-type="float">
            <text:p>1623609842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.25" calcext:value-type="float">
            <text:p>54,25</text:p>
          </table:table-cell>
          <table:table-cell table:formula="of:=([.D216]-[.I216])^2" office:value-type="float" office:value="0.0625" calcext:value-type="float">
            <text:p>0,0625</text:p>
          </table:table-cell>
          <table:table-cell/>
          <table:table-cell table:formula="of:=ROUND(COS([.I216]*PI()/180);7)" office:value-type="float" office:value="0.5842497" calcext:value-type="float">
            <text:p>0,5842497</text:p>
          </table:table-cell>
          <table:table-cell table:formula="of:=ROUND(SIN([.I216]*PI()/180);7)" office:value-type="float" office:value="0.811574" calcext:value-type="float">
            <text:p>0,811574</text:p>
          </table:table-cell>
          <table:table-cell table:formula="of:=ABS([.L216]-[.E216])" office:value-type="float" office:value="0.00353555000000005" calcext:value-type="float">
            <text:p>0,00353555</text:p>
          </table:table-cell>
          <table:table-cell table:formula="of:=ABS([.M216]-[.F216])" office:value-type="float" office:value="0.00255700999999997" calcext:value-type="float">
            <text:p>0,00255701</text:p>
          </table:table-cell>
          <table:table-cell/>
        </table:table-row>
        <table:table-row table:style-name="ro1">
          <table:table-cell office:value-type="float" office:value="1623609842.96766" calcext:value-type="float">
            <text:p>1623609842,9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.5" calcext:value-type="float">
            <text:p>54,5</text:p>
          </table:table-cell>
          <table:table-cell table:formula="of:=([.D217]-[.I217])^2" office:value-type="float" office:value="0.25" calcext:value-type="float">
            <text:p>0,25</text:p>
          </table:table-cell>
          <table:table-cell/>
          <table:table-cell table:formula="of:=ROUND(COS([.I217]*PI()/180);7)" office:value-type="float" office:value="0.580703" calcext:value-type="float">
            <text:p>0,580703</text:p>
          </table:table-cell>
          <table:table-cell table:formula="of:=ROUND(SIN([.I217]*PI()/180);7)" office:value-type="float" office:value="0.8141155" calcext:value-type="float">
            <text:p>0,8141155</text:p>
          </table:table-cell>
          <table:table-cell table:formula="of:=ABS([.L217]-[.E217])" office:value-type="float" office:value="0.00708225000000007" calcext:value-type="float">
            <text:p>0,00708225</text:p>
          </table:table-cell>
          <table:table-cell table:formula="of:=ABS([.M217]-[.F217])" office:value-type="float" office:value="0.00509850999999995" calcext:value-type="float">
            <text:p>0,00509851</text:p>
          </table:table-cell>
          <table:table-cell/>
        </table:table-row>
        <table:table-row table:style-name="ro1">
          <table:table-cell office:value-type="float" office:value="1623609843.06768" calcext:value-type="float">
            <text:p>1623609843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57357644" calcext:value-type="float">
            <text:p>0,57357644</text:p>
          </table:table-cell>
          <table:table-cell office:value-type="float" office:value="0.81915204" calcext:value-type="float">
            <text:p>0,8191520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4.75" calcext:value-type="float">
            <text:p>54,75</text:p>
          </table:table-cell>
          <table:table-cell table:formula="of:=([.D218]-[.I218])^2" office:value-type="float" office:value="0.0625" calcext:value-type="float">
            <text:p>0,0625</text:p>
          </table:table-cell>
          <table:table-cell/>
          <table:table-cell table:formula="of:=ROUND(COS([.I218]*PI()/180);7)" office:value-type="float" office:value="0.5771452" calcext:value-type="float">
            <text:p>0,5771452</text:p>
          </table:table-cell>
          <table:table-cell table:formula="of:=ROUND(SIN([.I218]*PI()/180);7)" office:value-type="float" office:value="0.8166416" calcext:value-type="float">
            <text:p>0,8166416</text:p>
          </table:table-cell>
          <table:table-cell table:formula="of:=ABS([.L218]-[.E218])" office:value-type="float" office:value="0.00356876000000006" calcext:value-type="float">
            <text:p>0,00356876</text:p>
          </table:table-cell>
          <table:table-cell table:formula="of:=ABS([.M218]-[.F218])" office:value-type="float" office:value="0.00251044" calcext:value-type="float">
            <text:p>0,00251044</text:p>
          </table:table-cell>
          <table:table-cell/>
        </table:table-row>
        <table:table-row table:style-name="ro1">
          <table:table-cell office:value-type="float" office:value="1623609843.16765" calcext:value-type="float">
            <text:p>1623609843,1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57357644" calcext:value-type="float">
            <text:p>0,57357644</text:p>
          </table:table-cell>
          <table:table-cell office:value-type="float" office:value="0.81915204" calcext:value-type="float">
            <text:p>0,8191520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([.D219]-[.I219])^2" office:value-type="float" office:value="0" calcext:value-type="float">
            <text:p>0</text:p>
          </table:table-cell>
          <table:table-cell/>
          <table:table-cell table:formula="of:=ROUND(COS([.I219]*PI()/180);7)" office:value-type="float" office:value="0.5735764" calcext:value-type="float">
            <text:p>0,5735764</text:p>
          </table:table-cell>
          <table:table-cell table:formula="of:=ROUND(SIN([.I219]*PI()/180);7)" office:value-type="float" office:value="0.819152" calcext:value-type="float">
            <text:p>0,819152</text:p>
          </table:table-cell>
          <table:table-cell table:formula="of:=ABS([.L219]-[.E219])" office:value-type="float" office:value="0.0000000399999999789458" calcext:value-type="float">
            <text:p>3,99999999789458E-08</text:p>
          </table:table-cell>
          <table:table-cell table:formula="of:=ABS([.M219]-[.F219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43.26766" calcext:value-type="float">
            <text:p>1623609843,2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57357644" calcext:value-type="float">
            <text:p>0,57357644</text:p>
          </table:table-cell>
          <table:table-cell office:value-type="float" office:value="0.81915204" calcext:value-type="float">
            <text:p>0,8191520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5.25" calcext:value-type="float">
            <text:p>55,25</text:p>
          </table:table-cell>
          <table:table-cell table:formula="of:=([.D220]-[.I220])^2" office:value-type="float" office:value="0.0625" calcext:value-type="float">
            <text:p>0,0625</text:p>
          </table:table-cell>
          <table:table-cell/>
          <table:table-cell table:formula="of:=ROUND(COS([.I220]*PI()/180);7)" office:value-type="float" office:value="0.5699968" calcext:value-type="float">
            <text:p>0,5699968</text:p>
          </table:table-cell>
          <table:table-cell table:formula="of:=ROUND(SIN([.I220]*PI()/180);7)" office:value-type="float" office:value="0.8216469" calcext:value-type="float">
            <text:p>0,8216469</text:p>
          </table:table-cell>
          <table:table-cell table:formula="of:=ABS([.L220]-[.E220])" office:value-type="float" office:value="0.00357963999999999" calcext:value-type="float">
            <text:p>0,00357964</text:p>
          </table:table-cell>
          <table:table-cell table:formula="of:=ABS([.M220]-[.F220])" office:value-type="float" office:value="0.00249485999999999" calcext:value-type="float">
            <text:p>0,00249486</text:p>
          </table:table-cell>
          <table:table-cell/>
        </table:table-row>
        <table:table-row table:style-name="ro1">
          <table:table-cell office:value-type="float" office:value="1623609843.36766" calcext:value-type="float">
            <text:p>1623609843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5591929" calcext:value-type="float">
            <text:p>0,5591929</text:p>
          </table:table-cell>
          <table:table-cell office:value-type="float" office:value="0.82903757" calcext:value-type="float">
            <text:p>0,8290375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5.5" calcext:value-type="float">
            <text:p>55,5</text:p>
          </table:table-cell>
          <table:table-cell table:formula="of:=([.D221]-[.I221])^2" office:value-type="float" office:value="0.25" calcext:value-type="float">
            <text:p>0,25</text:p>
          </table:table-cell>
          <table:table-cell/>
          <table:table-cell table:formula="of:=ROUND(COS([.I221]*PI()/180);7)" office:value-type="float" office:value="0.5664062" calcext:value-type="float">
            <text:p>0,5664062</text:p>
          </table:table-cell>
          <table:table-cell table:formula="of:=ROUND(SIN([.I221]*PI()/180);7)" office:value-type="float" office:value="0.8241262" calcext:value-type="float">
            <text:p>0,8241262</text:p>
          </table:table-cell>
          <table:table-cell table:formula="of:=ABS([.L221]-[.E221])" office:value-type="float" office:value="0.00721329999999998" calcext:value-type="float">
            <text:p>0,0072133</text:p>
          </table:table-cell>
          <table:table-cell table:formula="of:=ABS([.M221]-[.F221])" office:value-type="float" office:value="0.00491136999999997" calcext:value-type="float">
            <text:p>0,00491137</text:p>
          </table:table-cell>
          <table:table-cell/>
        </table:table-row>
        <table:table-row table:style-name="ro1">
          <table:table-cell office:value-type="float" office:value="1623609843.46767" calcext:value-type="float">
            <text:p>1623609843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5591929" calcext:value-type="float">
            <text:p>0,5591929</text:p>
          </table:table-cell>
          <table:table-cell office:value-type="float" office:value="0.82903757" calcext:value-type="float">
            <text:p>0,8290375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5.75" calcext:value-type="float">
            <text:p>55,75</text:p>
          </table:table-cell>
          <table:table-cell table:formula="of:=([.D222]-[.I222])^2" office:value-type="float" office:value="0.0625" calcext:value-type="float">
            <text:p>0,0625</text:p>
          </table:table-cell>
          <table:table-cell/>
          <table:table-cell table:formula="of:=ROUND(COS([.I222]*PI()/180);7)" office:value-type="float" office:value="0.5628049" calcext:value-type="float">
            <text:p>0,5628049</text:p>
          </table:table-cell>
          <table:table-cell table:formula="of:=ROUND(SIN([.I222]*PI()/180);7)" office:value-type="float" office:value="0.8265897" calcext:value-type="float">
            <text:p>0,8265897</text:p>
          </table:table-cell>
          <table:table-cell table:formula="of:=ABS([.L222]-[.E222])" office:value-type="float" office:value="0.00361200000000006" calcext:value-type="float">
            <text:p>0,003612</text:p>
          </table:table-cell>
          <table:table-cell table:formula="of:=ABS([.M222]-[.F222])" office:value-type="float" office:value="0.00244787000000002" calcext:value-type="float">
            <text:p>0,00244787</text:p>
          </table:table-cell>
          <table:table-cell/>
        </table:table-row>
        <table:table-row table:style-name="ro1">
          <table:table-cell office:value-type="float" office:value="1623609843.56767" calcext:value-type="float">
            <text:p>1623609843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5591929" calcext:value-type="float">
            <text:p>0,5591929</text:p>
          </table:table-cell>
          <table:table-cell office:value-type="float" office:value="0.82903757" calcext:value-type="float">
            <text:p>0,8290375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([.D223]-[.I223])^2" office:value-type="float" office:value="0" calcext:value-type="float">
            <text:p>0</text:p>
          </table:table-cell>
          <table:table-cell/>
          <table:table-cell table:formula="of:=ROUND(COS([.I223]*PI()/180);7)" office:value-type="float" office:value="0.5591929" calcext:value-type="float">
            <text:p>0,5591929</text:p>
          </table:table-cell>
          <table:table-cell table:formula="of:=ROUND(SIN([.I223]*PI()/180);7)" office:value-type="float" office:value="0.8290376" calcext:value-type="float">
            <text:p>0,8290376</text:p>
          </table:table-cell>
          <table:table-cell table:formula="of:=ABS([.L223]-[.E223])" office:value-type="float" office:value="0" calcext:value-type="float">
            <text:p>0</text:p>
          </table:table-cell>
          <table:table-cell table:formula="of:=ABS([.M223]-[.F223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43.66766" calcext:value-type="float">
            <text:p>1623609843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5591929" calcext:value-type="float">
            <text:p>0,5591929</text:p>
          </table:table-cell>
          <table:table-cell office:value-type="float" office:value="0.82903757" calcext:value-type="float">
            <text:p>0,8290375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.25" calcext:value-type="float">
            <text:p>56,25</text:p>
          </table:table-cell>
          <table:table-cell table:formula="of:=([.D224]-[.I224])^2" office:value-type="float" office:value="0.0625" calcext:value-type="float">
            <text:p>0,0625</text:p>
          </table:table-cell>
          <table:table-cell/>
          <table:table-cell table:formula="of:=ROUND(COS([.I224]*PI()/180);7)" office:value-type="float" office:value="0.5555702" calcext:value-type="float">
            <text:p>0,5555702</text:p>
          </table:table-cell>
          <table:table-cell table:formula="of:=ROUND(SIN([.I224]*PI()/180);7)" office:value-type="float" office:value="0.8314696" calcext:value-type="float">
            <text:p>0,8314696</text:p>
          </table:table-cell>
          <table:table-cell table:formula="of:=ABS([.L224]-[.E224])" office:value-type="float" office:value="0.00362269999999998" calcext:value-type="float">
            <text:p>0,0036227</text:p>
          </table:table-cell>
          <table:table-cell table:formula="of:=ABS([.M224]-[.F224])" office:value-type="float" office:value="0.00243203000000003" calcext:value-type="float">
            <text:p>0,00243203</text:p>
          </table:table-cell>
          <table:table-cell/>
        </table:table-row>
        <table:table-row table:style-name="ro1">
          <table:table-cell office:value-type="float" office:value="1623609843.76762" calcext:value-type="float">
            <text:p>1623609843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6.5" calcext:value-type="float">
            <text:p>56,5</text:p>
          </table:table-cell>
          <table:table-cell table:formula="of:=([.D225]-[.I225])^2" office:value-type="float" office:value="0.25" calcext:value-type="float">
            <text:p>0,25</text:p>
          </table:table-cell>
          <table:table-cell/>
          <table:table-cell table:formula="of:=ROUND(COS([.I225]*PI()/180);7)" office:value-type="float" office:value="0.551937" calcext:value-type="float">
            <text:p>0,551937</text:p>
          </table:table-cell>
          <table:table-cell table:formula="of:=ROUND(SIN([.I225]*PI()/180);7)" office:value-type="float" office:value="0.8338858" calcext:value-type="float">
            <text:p>0,8338858</text:p>
          </table:table-cell>
          <table:table-cell table:formula="of:=ABS([.L225]-[.E225])" office:value-type="float" office:value="0.00729796000000005" calcext:value-type="float">
            <text:p>0,00729796</text:p>
          </table:table-cell>
          <table:table-cell table:formula="of:=ABS([.M225]-[.F225])" office:value-type="float" office:value="0.00478476999999999" calcext:value-type="float">
            <text:p>0,00478477</text:p>
          </table:table-cell>
          <table:table-cell/>
        </table:table-row>
        <table:table-row table:style-name="ro1">
          <table:table-cell office:value-type="float" office:value="1623609843.86768" calcext:value-type="float">
            <text:p>1623609843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6.75" calcext:value-type="float">
            <text:p>56,75</text:p>
          </table:table-cell>
          <table:table-cell table:formula="of:=([.D226]-[.I226])^2" office:value-type="float" office:value="0.0625" calcext:value-type="float">
            <text:p>0,0625</text:p>
          </table:table-cell>
          <table:table-cell/>
          <table:table-cell table:formula="of:=ROUND(COS([.I226]*PI()/180);7)" office:value-type="float" office:value="0.5482932" calcext:value-type="float">
            <text:p>0,5482932</text:p>
          </table:table-cell>
          <table:table-cell table:formula="of:=ROUND(SIN([.I226]*PI()/180);7)" office:value-type="float" office:value="0.8362862" calcext:value-type="float">
            <text:p>0,8362862</text:p>
          </table:table-cell>
          <table:table-cell table:formula="of:=ABS([.L226]-[.E226])" office:value-type="float" office:value="0.00365416000000007" calcext:value-type="float">
            <text:p>0,00365416</text:p>
          </table:table-cell>
          <table:table-cell table:formula="of:=ABS([.M226]-[.F226])" office:value-type="float" office:value="0.00238437000000002" calcext:value-type="float">
            <text:p>0,00238437</text:p>
          </table:table-cell>
          <table:table-cell/>
        </table:table-row>
        <table:table-row table:style-name="ro1">
          <table:table-cell office:value-type="float" office:value="1623609843.96767" calcext:value-type="float">
            <text:p>1623609843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([.D227]-[.I227])^2" office:value-type="float" office:value="0" calcext:value-type="float">
            <text:p>0</text:p>
          </table:table-cell>
          <table:table-cell/>
          <table:table-cell table:formula="of:=ROUND(COS([.I227]*PI()/180);7)" office:value-type="float" office:value="0.544639" calcext:value-type="float">
            <text:p>0,544639</text:p>
          </table:table-cell>
          <table:table-cell table:formula="of:=ROUND(SIN([.I227]*PI()/180);7)" office:value-type="float" office:value="0.8386706" calcext:value-type="float">
            <text:p>0,8386706</text:p>
          </table:table-cell>
          <table:table-cell table:formula="of:=ABS([.L227]-[.E227])" office:value-type="float" office:value="0.0000000399999999789458" calcext:value-type="float">
            <text:p>3,99999999789458E-08</text:p>
          </table:table-cell>
          <table:table-cell table:formula="of:=ABS([.M227]-[.F227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44.06767" calcext:value-type="float">
            <text:p>1623609844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.25" calcext:value-type="float">
            <text:p>57,25</text:p>
          </table:table-cell>
          <table:table-cell table:formula="of:=([.D228]-[.I228])^2" office:value-type="float" office:value="0.0625" calcext:value-type="float">
            <text:p>0,0625</text:p>
          </table:table-cell>
          <table:table-cell/>
          <table:table-cell table:formula="of:=ROUND(COS([.I228]*PI()/180);7)" office:value-type="float" office:value="0.5409745" calcext:value-type="float">
            <text:p>0,5409745</text:p>
          </table:table-cell>
          <table:table-cell table:formula="of:=ROUND(SIN([.I228]*PI()/180);7)" office:value-type="float" office:value="0.841039" calcext:value-type="float">
            <text:p>0,841039</text:p>
          </table:table-cell>
          <table:table-cell table:formula="of:=ABS([.L228]-[.E228])" office:value-type="float" office:value="0.00366453999999994" calcext:value-type="float">
            <text:p>0,00366454</text:p>
          </table:table-cell>
          <table:table-cell table:formula="of:=ABS([.M228]-[.F228])" office:value-type="float" office:value="0.00236842999999998" calcext:value-type="float">
            <text:p>0,00236843</text:p>
          </table:table-cell>
          <table:table-cell/>
        </table:table-row>
        <table:table-row table:style-name="ro1">
          <table:table-cell office:value-type="float" office:value="1623609844.16767" calcext:value-type="float">
            <text:p>1623609844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.5" calcext:value-type="float">
            <text:p>57,5</text:p>
          </table:table-cell>
          <table:table-cell table:formula="of:=([.D229]-[.I229])^2" office:value-type="float" office:value="0.25" calcext:value-type="float">
            <text:p>0,25</text:p>
          </table:table-cell>
          <table:table-cell/>
          <table:table-cell table:formula="of:=ROUND(COS([.I229]*PI()/180);7)" office:value-type="float" office:value="0.5372996" calcext:value-type="float">
            <text:p>0,5372996</text:p>
          </table:table-cell>
          <table:table-cell table:formula="of:=ROUND(SIN([.I229]*PI()/180);7)" office:value-type="float" office:value="0.8433914" calcext:value-type="float">
            <text:p>0,8433914</text:p>
          </table:table-cell>
          <table:table-cell table:formula="of:=ABS([.L229]-[.E229])" office:value-type="float" office:value="0.00733943999999998" calcext:value-type="float">
            <text:p>0,00733944</text:p>
          </table:table-cell>
          <table:table-cell table:formula="of:=ABS([.M229]-[.F229])" office:value-type="float" office:value="0.00472083000000001" calcext:value-type="float">
            <text:p>0,00472083</text:p>
          </table:table-cell>
          <table:table-cell/>
        </table:table-row>
        <table:table-row table:style-name="ro1">
          <table:table-cell office:value-type="float" office:value="1623609844.26767" calcext:value-type="float">
            <text:p>1623609844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52991926" calcext:value-type="float">
            <text:p>0,52991926</text:p>
          </table:table-cell>
          <table:table-cell office:value-type="float" office:value="0.8480481" calcext:value-type="float">
            <text:p>0,848048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7.75" calcext:value-type="float">
            <text:p>57,75</text:p>
          </table:table-cell>
          <table:table-cell table:formula="of:=([.D230]-[.I230])^2" office:value-type="float" office:value="0.0625" calcext:value-type="float">
            <text:p>0,0625</text:p>
          </table:table-cell>
          <table:table-cell/>
          <table:table-cell table:formula="of:=ROUND(COS([.I230]*PI()/180);7)" office:value-type="float" office:value="0.5336145" calcext:value-type="float">
            <text:p>0,5336145</text:p>
          </table:table-cell>
          <table:table-cell table:formula="of:=ROUND(SIN([.I230]*PI()/180);7)" office:value-type="float" office:value="0.8457278" calcext:value-type="float">
            <text:p>0,8457278</text:p>
          </table:table-cell>
          <table:table-cell table:formula="of:=ABS([.L230]-[.E230])" office:value-type="float" office:value="0.00369523999999999" calcext:value-type="float">
            <text:p>0,00369524</text:p>
          </table:table-cell>
          <table:table-cell table:formula="of:=ABS([.M230]-[.F230])" office:value-type="float" office:value="0.00232029999999994" calcext:value-type="float">
            <text:p>0,0023203</text:p>
          </table:table-cell>
          <table:table-cell/>
        </table:table-row>
        <table:table-row table:style-name="ro1">
          <table:table-cell office:value-type="float" office:value="1623609844.36767" calcext:value-type="float">
            <text:p>1623609844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52991926" calcext:value-type="float">
            <text:p>0,52991926</text:p>
          </table:table-cell>
          <table:table-cell office:value-type="float" office:value="0.8480481" calcext:value-type="float">
            <text:p>0,848048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([.D231]-[.I231])^2" office:value-type="float" office:value="0" calcext:value-type="float">
            <text:p>0</text:p>
          </table:table-cell>
          <table:table-cell/>
          <table:table-cell table:formula="of:=ROUND(COS([.I231]*PI()/180);7)" office:value-type="float" office:value="0.5299193" calcext:value-type="float">
            <text:p>0,5299193</text:p>
          </table:table-cell>
          <table:table-cell table:formula="of:=ROUND(SIN([.I231]*PI()/180);7)" office:value-type="float" office:value="0.8480481" calcext:value-type="float">
            <text:p>0,8480481</text:p>
          </table:table-cell>
          <table:table-cell table:formula="of:=ABS([.L231]-[.E231])" office:value-type="float" office:value="0.0000000399999999789458" calcext:value-type="float">
            <text:p>3,99999999789458E-08</text:p>
          </table:table-cell>
          <table:table-cell table:formula="of:=ABS([.M231]-[.F2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44.46767" calcext:value-type="float">
            <text:p>1623609844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52991926" calcext:value-type="float">
            <text:p>0,52991926</text:p>
          </table:table-cell>
          <table:table-cell office:value-type="float" office:value="0.8480481" calcext:value-type="float">
            <text:p>0,848048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.25" calcext:value-type="float">
            <text:p>58,25</text:p>
          </table:table-cell>
          <table:table-cell table:formula="of:=([.D232]-[.I232])^2" office:value-type="float" office:value="0.0625" calcext:value-type="float">
            <text:p>0,0625</text:p>
          </table:table-cell>
          <table:table-cell/>
          <table:table-cell table:formula="of:=ROUND(COS([.I232]*PI()/180);7)" office:value-type="float" office:value="0.5262139" calcext:value-type="float">
            <text:p>0,5262139</text:p>
          </table:table-cell>
          <table:table-cell table:formula="of:=ROUND(SIN([.I232]*PI()/180);7)" office:value-type="float" office:value="0.8503522" calcext:value-type="float">
            <text:p>0,8503522</text:p>
          </table:table-cell>
          <table:table-cell table:formula="of:=ABS([.L232]-[.E232])" office:value-type="float" office:value="0.00370535999999999" calcext:value-type="float">
            <text:p>0,00370536</text:p>
          </table:table-cell>
          <table:table-cell table:formula="of:=ABS([.M232]-[.F232])" office:value-type="float" office:value="0.00230410000000003" calcext:value-type="float">
            <text:p>0,0023041</text:p>
          </table:table-cell>
          <table:table-cell/>
        </table:table-row>
        <table:table-row table:style-name="ro1">
          <table:table-cell office:value-type="float" office:value="1623609844.5676" calcext:value-type="float">
            <text:p>1623609844,5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51503807" calcext:value-type="float">
            <text:p>0,51503807</text:p>
          </table:table-cell>
          <table:table-cell office:value-type="float" office:value="0.8571673" calcext:value-type="float">
            <text:p>0,857167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.5" calcext:value-type="float">
            <text:p>58,5</text:p>
          </table:table-cell>
          <table:table-cell table:formula="of:=([.D233]-[.I233])^2" office:value-type="float" office:value="0.25" calcext:value-type="float">
            <text:p>0,25</text:p>
          </table:table-cell>
          <table:table-cell/>
          <table:table-cell table:formula="of:=ROUND(COS([.I233]*PI()/180);7)" office:value-type="float" office:value="0.5224986" calcext:value-type="float">
            <text:p>0,5224986</text:p>
          </table:table-cell>
          <table:table-cell table:formula="of:=ROUND(SIN([.I233]*PI()/180);7)" office:value-type="float" office:value="0.8526402" calcext:value-type="float">
            <text:p>0,8526402</text:p>
          </table:table-cell>
          <table:table-cell table:formula="of:=ABS([.L233]-[.E233])" office:value-type="float" office:value="0.00746053000000002" calcext:value-type="float">
            <text:p>0,00746053</text:p>
          </table:table-cell>
          <table:table-cell table:formula="of:=ABS([.M233]-[.F233])" office:value-type="float" office:value="0.00452710000000001" calcext:value-type="float">
            <text:p>0,0045271</text:p>
          </table:table-cell>
          <table:table-cell/>
        </table:table-row>
        <table:table-row table:style-name="ro1">
          <table:table-cell office:value-type="float" office:value="1623609844.66766" calcext:value-type="float">
            <text:p>1623609844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51503807" calcext:value-type="float">
            <text:p>0,51503807</text:p>
          </table:table-cell>
          <table:table-cell office:value-type="float" office:value="0.8571673" calcext:value-type="float">
            <text:p>0,857167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.75" calcext:value-type="float">
            <text:p>58,75</text:p>
          </table:table-cell>
          <table:table-cell table:formula="of:=([.D234]-[.I234])^2" office:value-type="float" office:value="0.0625" calcext:value-type="float">
            <text:p>0,0625</text:p>
          </table:table-cell>
          <table:table-cell/>
          <table:table-cell table:formula="of:=ROUND(COS([.I234]*PI()/180);7)" office:value-type="float" office:value="0.5187733" calcext:value-type="float">
            <text:p>0,5187733</text:p>
          </table:table-cell>
          <table:table-cell table:formula="of:=ROUND(SIN([.I234]*PI()/180);7)" office:value-type="float" office:value="0.8549119" calcext:value-type="float">
            <text:p>0,8549119</text:p>
          </table:table-cell>
          <table:table-cell table:formula="of:=ABS([.L234]-[.E234])" office:value-type="float" office:value="0.00373522999999998" calcext:value-type="float">
            <text:p>0,00373523</text:p>
          </table:table-cell>
          <table:table-cell table:formula="of:=ABS([.M234]-[.F234])" office:value-type="float" office:value="0.00225540000000002" calcext:value-type="float">
            <text:p>0,0022554</text:p>
          </table:table-cell>
          <table:table-cell/>
        </table:table-row>
        <table:table-row table:style-name="ro1">
          <table:table-cell office:value-type="float" office:value="1623609844.76766" calcext:value-type="float">
            <text:p>1623609844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51503807" calcext:value-type="float">
            <text:p>0,51503807</text:p>
          </table:table-cell>
          <table:table-cell office:value-type="float" office:value="0.8571673" calcext:value-type="float">
            <text:p>0,857167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([.D235]-[.I235])^2" office:value-type="float" office:value="0" calcext:value-type="float">
            <text:p>0</text:p>
          </table:table-cell>
          <table:table-cell/>
          <table:table-cell table:formula="of:=ROUND(COS([.I235]*PI()/180);7)" office:value-type="float" office:value="0.5150381" calcext:value-type="float">
            <text:p>0,5150381</text:p>
          </table:table-cell>
          <table:table-cell table:formula="of:=ROUND(SIN([.I235]*PI()/180);7)" office:value-type="float" office:value="0.8571673" calcext:value-type="float">
            <text:p>0,8571673</text:p>
          </table:table-cell>
          <table:table-cell table:formula="of:=ABS([.L235]-[.E235])" office:value-type="float" office:value="0.0000000300000000397205" calcext:value-type="float">
            <text:p>3,00000000397205E-08</text:p>
          </table:table-cell>
          <table:table-cell table:formula="of:=ABS([.M235]-[.F2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44.86767" calcext:value-type="float">
            <text:p>1623609844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51503807" calcext:value-type="float">
            <text:p>0,51503807</text:p>
          </table:table-cell>
          <table:table-cell office:value-type="float" office:value="0.8571673" calcext:value-type="float">
            <text:p>0,857167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9.25" calcext:value-type="float">
            <text:p>59,25</text:p>
          </table:table-cell>
          <table:table-cell table:formula="of:=([.D236]-[.I236])^2" office:value-type="float" office:value="0.0625" calcext:value-type="float">
            <text:p>0,0625</text:p>
          </table:table-cell>
          <table:table-cell/>
          <table:table-cell table:formula="of:=ROUND(COS([.I236]*PI()/180);7)" office:value-type="float" office:value="0.5112931" calcext:value-type="float">
            <text:p>0,5112931</text:p>
          </table:table-cell>
          <table:table-cell table:formula="of:=ROUND(SIN([.I236]*PI()/180);7)" office:value-type="float" office:value="0.8594064" calcext:value-type="float">
            <text:p>0,8594064</text:p>
          </table:table-cell>
          <table:table-cell table:formula="of:=ABS([.L236]-[.E236])" office:value-type="float" office:value="0.00374497000000007" calcext:value-type="float">
            <text:p>0,00374497</text:p>
          </table:table-cell>
          <table:table-cell table:formula="of:=ABS([.M236]-[.F236])" office:value-type="float" office:value="0.00223910000000005" calcext:value-type="float">
            <text:p>0,0022391</text:p>
          </table:table-cell>
          <table:table-cell/>
        </table:table-row>
        <table:table-row table:style-name="ro1">
          <table:table-cell office:value-type="float" office:value="1623609844.96761" calcext:value-type="float">
            <text:p>1623609844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0.8660254" calcext:value-type="float">
            <text:p>0,866025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9.5" calcext:value-type="float">
            <text:p>59,5</text:p>
          </table:table-cell>
          <table:table-cell table:formula="of:=([.D237]-[.I237])^2" office:value-type="float" office:value="0.25" calcext:value-type="float">
            <text:p>0,25</text:p>
          </table:table-cell>
          <table:table-cell/>
          <table:table-cell table:formula="of:=ROUND(COS([.I237]*PI()/180);7)" office:value-type="float" office:value="0.5075384" calcext:value-type="float">
            <text:p>0,5075384</text:p>
          </table:table-cell>
          <table:table-cell table:formula="of:=ROUND(SIN([.I237]*PI()/180);7)" office:value-type="float" office:value="0.8616292" calcext:value-type="float">
            <text:p>0,8616292</text:p>
          </table:table-cell>
          <table:table-cell table:formula="of:=ABS([.L237]-[.E237])" office:value-type="float" office:value="0.00753839999999995" calcext:value-type="float">
            <text:p>0,0075384</text:p>
          </table:table-cell>
          <table:table-cell table:formula="of:=ABS([.M237]-[.F237])" office:value-type="float" office:value="0.00439619999999996" calcext:value-type="float">
            <text:p>0,0043962</text:p>
          </table:table-cell>
          <table:table-cell/>
        </table:table-row>
        <table:table-row table:style-name="ro1">
          <table:table-cell office:value-type="float" office:value="1623609845.06766" calcext:value-type="float">
            <text:p>1623609845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0.8660254" calcext:value-type="float">
            <text:p>0,866025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9.75" calcext:value-type="float">
            <text:p>59,75</text:p>
          </table:table-cell>
          <table:table-cell table:formula="of:=([.D238]-[.I238])^2" office:value-type="float" office:value="0.0625" calcext:value-type="float">
            <text:p>0,0625</text:p>
          </table:table-cell>
          <table:table-cell/>
          <table:table-cell table:formula="of:=ROUND(COS([.I238]*PI()/180);7)" office:value-type="float" office:value="0.503774" calcext:value-type="float">
            <text:p>0,503774</text:p>
          </table:table-cell>
          <table:table-cell table:formula="of:=ROUND(SIN([.I238]*PI()/180);7)" office:value-type="float" office:value="0.8638355" calcext:value-type="float">
            <text:p>0,8638355</text:p>
          </table:table-cell>
          <table:table-cell table:formula="of:=ABS([.L238]-[.E238])" office:value-type="float" office:value="0.00377400000000005" calcext:value-type="float">
            <text:p>0,003774</text:p>
          </table:table-cell>
          <table:table-cell table:formula="of:=ABS([.M238]-[.F238])" office:value-type="float" office:value="0.00218989999999997" calcext:value-type="float">
            <text:p>0,0021899</text:p>
          </table:table-cell>
          <table:table-cell/>
        </table:table-row>
        <table:table-row table:style-name="ro1">
          <table:table-cell office:value-type="float" office:value="1623609845.16765" calcext:value-type="float">
            <text:p>1623609845,1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0.8660254" calcext:value-type="float">
            <text:p>0,866025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D239]-[.I239])^2" office:value-type="float" office:value="0" calcext:value-type="float">
            <text:p>0</text:p>
          </table:table-cell>
          <table:table-cell/>
          <table:table-cell table:formula="of:=ROUND(COS([.I239]*PI()/180);7)" office:value-type="float" office:value="0.5" calcext:value-type="float">
            <text:p>0,5</text:p>
          </table:table-cell>
          <table:table-cell table:formula="of:=ROUND(SIN([.I239]*PI()/180);7)" office:value-type="float" office:value="0.8660254" calcext:value-type="float">
            <text:p>0,8660254</text:p>
          </table:table-cell>
          <table:table-cell table:formula="of:=ABS([.L239]-[.E239])" office:value-type="float" office:value="0" calcext:value-type="float">
            <text:p>0</text:p>
          </table:table-cell>
          <table:table-cell table:formula="of:=ABS([.M239]-[.F2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45.26767" calcext:value-type="float">
            <text:p>1623609845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0.8660254" calcext:value-type="float">
            <text:p>0,866025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.25" calcext:value-type="float">
            <text:p>60,25</text:p>
          </table:table-cell>
          <table:table-cell table:formula="of:=([.D240]-[.I240])^2" office:value-type="float" office:value="0.0625" calcext:value-type="float">
            <text:p>0,0625</text:p>
          </table:table-cell>
          <table:table-cell/>
          <table:table-cell table:formula="of:=ROUND(COS([.I240]*PI()/180);7)" office:value-type="float" office:value="0.4962165" calcext:value-type="float">
            <text:p>0,4962165</text:p>
          </table:table-cell>
          <table:table-cell table:formula="of:=ROUND(SIN([.I240]*PI()/180);7)" office:value-type="float" office:value="0.8681988" calcext:value-type="float">
            <text:p>0,8681988</text:p>
          </table:table-cell>
          <table:table-cell table:formula="of:=ABS([.L240]-[.E240])" office:value-type="float" office:value="0.0037835" calcext:value-type="float">
            <text:p>0,0037835</text:p>
          </table:table-cell>
          <table:table-cell table:formula="of:=ABS([.M240]-[.F240])" office:value-type="float" office:value="0.0021734000000001" calcext:value-type="float">
            <text:p>0,0021734</text:p>
          </table:table-cell>
          <table:table-cell/>
        </table:table-row>
        <table:table-row table:style-name="ro1">
          <table:table-cell office:value-type="float" office:value="1623609845.36766" calcext:value-type="float">
            <text:p>1623609845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48480962" calcext:value-type="float">
            <text:p>0,48480962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0.5" calcext:value-type="float">
            <text:p>60,5</text:p>
          </table:table-cell>
          <table:table-cell table:formula="of:=([.D241]-[.I241])^2" office:value-type="float" office:value="0.25" calcext:value-type="float">
            <text:p>0,25</text:p>
          </table:table-cell>
          <table:table-cell/>
          <table:table-cell table:formula="of:=ROUND(COS([.I241]*PI()/180);7)" office:value-type="float" office:value="0.4924236" calcext:value-type="float">
            <text:p>0,4924236</text:p>
          </table:table-cell>
          <table:table-cell table:formula="of:=ROUND(SIN([.I241]*PI()/180);7)" office:value-type="float" office:value="0.8703557" calcext:value-type="float">
            <text:p>0,8703557</text:p>
          </table:table-cell>
          <table:table-cell table:formula="of:=ABS([.L241]-[.E241])" office:value-type="float" office:value="0.00761398000000002" calcext:value-type="float">
            <text:p>0,00761398</text:p>
          </table:table-cell>
          <table:table-cell table:formula="of:=ABS([.M241]-[.F241])" office:value-type="float" office:value="0.0042640100000001" calcext:value-type="float">
            <text:p>0,00426401</text:p>
          </table:table-cell>
          <table:table-cell/>
        </table:table-row>
        <table:table-row table:style-name="ro1">
          <table:table-cell office:value-type="float" office:value="1623609845.46767" calcext:value-type="float">
            <text:p>1623609845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48480962" calcext:value-type="float">
            <text:p>0,48480962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0.75" calcext:value-type="float">
            <text:p>60,75</text:p>
          </table:table-cell>
          <table:table-cell table:formula="of:=([.D242]-[.I242])^2" office:value-type="float" office:value="0.0625" calcext:value-type="float">
            <text:p>0,0625</text:p>
          </table:table-cell>
          <table:table-cell/>
          <table:table-cell table:formula="of:=ROUND(COS([.I242]*PI()/180);7)" office:value-type="float" office:value="0.4886212" calcext:value-type="float">
            <text:p>0,4886212</text:p>
          </table:table-cell>
          <table:table-cell table:formula="of:=ROUND(SIN([.I242]*PI()/180);7)" office:value-type="float" office:value="0.872496" calcext:value-type="float">
            <text:p>0,872496</text:p>
          </table:table-cell>
          <table:table-cell table:formula="of:=ABS([.L242]-[.E242])" office:value-type="float" office:value="0.00381157999999998" calcext:value-type="float">
            <text:p>0,00381158</text:p>
          </table:table-cell>
          <table:table-cell table:formula="of:=ABS([.M242]-[.F242])" office:value-type="float" office:value="0.00212371" calcext:value-type="float">
            <text:p>0,00212371</text:p>
          </table:table-cell>
          <table:table-cell/>
        </table:table-row>
        <table:table-row table:style-name="ro1">
          <table:table-cell office:value-type="float" office:value="1623609845.56769" calcext:value-type="float">
            <text:p>1623609845,5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48480962" calcext:value-type="float">
            <text:p>0,48480962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 table:formula="of:=([.D243]-[.I243])^2" office:value-type="float" office:value="0" calcext:value-type="float">
            <text:p>0</text:p>
          </table:table-cell>
          <table:table-cell/>
          <table:table-cell table:formula="of:=ROUND(COS([.I243]*PI()/180);7)" office:value-type="float" office:value="0.4848096" calcext:value-type="float">
            <text:p>0,4848096</text:p>
          </table:table-cell>
          <table:table-cell table:formula="of:=ROUND(SIN([.I243]*PI()/180);7)" office:value-type="float" office:value="0.8746197" calcext:value-type="float">
            <text:p>0,8746197</text:p>
          </table:table-cell>
          <table:table-cell table:formula="of:=ABS([.L243]-[.E243])" office:value-type="float" office:value="0.0000000199999999894729" calcext:value-type="float">
            <text:p>1,99999999894729E-08</text:p>
          </table:table-cell>
          <table:table-cell table:formula="of:=ABS([.M243]-[.F243])" office:value-type="float" office:value="0.0000000100000000502476" calcext:value-type="float">
            <text:p>1,00000000502476E-08</text:p>
          </table:table-cell>
          <table:table-cell/>
        </table:table-row>
        <table:table-row table:style-name="ro1">
          <table:table-cell office:value-type="float" office:value="1623609845.66766" calcext:value-type="float">
            <text:p>1623609845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48480962" calcext:value-type="float">
            <text:p>0,48480962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1.25" calcext:value-type="float">
            <text:p>61,25</text:p>
          </table:table-cell>
          <table:table-cell table:formula="of:=([.D244]-[.I244])^2" office:value-type="float" office:value="0.0625" calcext:value-type="float">
            <text:p>0,0625</text:p>
          </table:table-cell>
          <table:table-cell/>
          <table:table-cell table:formula="of:=ROUND(COS([.I244]*PI()/180);7)" office:value-type="float" office:value="0.4809888" calcext:value-type="float">
            <text:p>0,4809888</text:p>
          </table:table-cell>
          <table:table-cell table:formula="of:=ROUND(SIN([.I244]*PI()/180);7)" office:value-type="float" office:value="0.8767268" calcext:value-type="float">
            <text:p>0,8767268</text:p>
          </table:table-cell>
          <table:table-cell table:formula="of:=ABS([.L244]-[.E244])" office:value-type="float" office:value="0.00382082" calcext:value-type="float">
            <text:p>0,00382082</text:p>
          </table:table-cell>
          <table:table-cell table:formula="of:=ABS([.M244]-[.F244])" office:value-type="float" office:value="0.00210708999999998" calcext:value-type="float">
            <text:p>0,00210709</text:p>
          </table:table-cell>
          <table:table-cell/>
        </table:table-row>
        <table:table-row table:style-name="ro1">
          <table:table-cell office:value-type="float" office:value="1623609845.76766" calcext:value-type="float">
            <text:p>1623609845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0.88294759" calcext:value-type="float">
            <text:p>0,8829475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1.5" calcext:value-type="float">
            <text:p>61,5</text:p>
          </table:table-cell>
          <table:table-cell table:formula="of:=([.D245]-[.I245])^2" office:value-type="float" office:value="0.25" calcext:value-type="float">
            <text:p>0,25</text:p>
          </table:table-cell>
          <table:table-cell/>
          <table:table-cell table:formula="of:=ROUND(COS([.I245]*PI()/180);7)" office:value-type="float" office:value="0.4771588" calcext:value-type="float">
            <text:p>0,4771588</text:p>
          </table:table-cell>
          <table:table-cell table:formula="of:=ROUND(SIN([.I245]*PI()/180);7)" office:value-type="float" office:value="0.8788171" calcext:value-type="float">
            <text:p>0,8788171</text:p>
          </table:table-cell>
          <table:table-cell table:formula="of:=ABS([.L245]-[.E245])" office:value-type="float" office:value="0.00768723999999998" calcext:value-type="float">
            <text:p>0,00768724</text:p>
          </table:table-cell>
          <table:table-cell table:formula="of:=ABS([.M245]-[.F245])" office:value-type="float" office:value="0.00413048999999999" calcext:value-type="float">
            <text:p>0,00413049</text:p>
          </table:table-cell>
          <table:table-cell/>
        </table:table-row>
        <table:table-row table:style-name="ro1">
          <table:table-cell office:value-type="float" office:value="1623609845.86766" calcext:value-type="float">
            <text:p>1623609845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0.88294759" calcext:value-type="float">
            <text:p>0,8829475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1.75" calcext:value-type="float">
            <text:p>61,75</text:p>
          </table:table-cell>
          <table:table-cell table:formula="of:=([.D246]-[.I246])^2" office:value-type="float" office:value="0.0625" calcext:value-type="float">
            <text:p>0,0625</text:p>
          </table:table-cell>
          <table:table-cell/>
          <table:table-cell table:formula="of:=ROUND(COS([.I246]*PI()/180);7)" office:value-type="float" office:value="0.4733197" calcext:value-type="float">
            <text:p>0,4733197</text:p>
          </table:table-cell>
          <table:table-cell table:formula="of:=ROUND(SIN([.I246]*PI()/180);7)" office:value-type="float" office:value="0.8808907" calcext:value-type="float">
            <text:p>0,8808907</text:p>
          </table:table-cell>
          <table:table-cell table:formula="of:=ABS([.L246]-[.E246])" office:value-type="float" office:value="0.00384814" calcext:value-type="float">
            <text:p>0,00384814</text:p>
          </table:table-cell>
          <table:table-cell table:formula="of:=ABS([.M246]-[.F246])" office:value-type="float" office:value="0.00205688999999998" calcext:value-type="float">
            <text:p>0,00205689</text:p>
          </table:table-cell>
          <table:table-cell/>
        </table:table-row>
        <table:table-row table:style-name="ro1">
          <table:table-cell office:value-type="float" office:value="1623609845.96761" calcext:value-type="float">
            <text:p>1623609845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0.88294759" calcext:value-type="float">
            <text:p>0,8829475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([.D247]-[.I247])^2" office:value-type="float" office:value="0" calcext:value-type="float">
            <text:p>0</text:p>
          </table:table-cell>
          <table:table-cell/>
          <table:table-cell table:formula="of:=ROUND(COS([.I247]*PI()/180);7)" office:value-type="float" office:value="0.4694716" calcext:value-type="float">
            <text:p>0,4694716</text:p>
          </table:table-cell>
          <table:table-cell table:formula="of:=ROUND(SIN([.I247]*PI()/180);7)" office:value-type="float" office:value="0.8829476" calcext:value-type="float">
            <text:p>0,8829476</text:p>
          </table:table-cell>
          <table:table-cell table:formula="of:=ABS([.L247]-[.E247])" office:value-type="float" office:value="0.0000000399999999789458" calcext:value-type="float">
            <text:p>3,99999999789458E-08</text:p>
          </table:table-cell>
          <table:table-cell table:formula="of:=ABS([.M247]-[.F247])" office:value-type="float" office:value="0.0000000100000000502476" calcext:value-type="float">
            <text:p>1,00000000502476E-08</text:p>
          </table:table-cell>
          <table:table-cell/>
        </table:table-row>
        <table:table-row table:style-name="ro1">
          <table:table-cell office:value-type="float" office:value="1623609846.06767" calcext:value-type="float">
            <text:p>1623609846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0.88294759" calcext:value-type="float">
            <text:p>0,8829475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.25" calcext:value-type="float">
            <text:p>62,25</text:p>
          </table:table-cell>
          <table:table-cell table:formula="of:=([.D248]-[.I248])^2" office:value-type="float" office:value="0.0625" calcext:value-type="float">
            <text:p>0,0625</text:p>
          </table:table-cell>
          <table:table-cell/>
          <table:table-cell table:formula="of:=ROUND(COS([.I248]*PI()/180);7)" office:value-type="float" office:value="0.4656145" calcext:value-type="float">
            <text:p>0,4656145</text:p>
          </table:table-cell>
          <table:table-cell table:formula="of:=ROUND(SIN([.I248]*PI()/180);7)" office:value-type="float" office:value="0.8849876" calcext:value-type="float">
            <text:p>0,8849876</text:p>
          </table:table-cell>
          <table:table-cell table:formula="of:=ABS([.L248]-[.E248])" office:value-type="float" office:value="0.00385706000000002" calcext:value-type="float">
            <text:p>0,00385706</text:p>
          </table:table-cell>
          <table:table-cell table:formula="of:=ABS([.M248]-[.F248])" office:value-type="float" office:value="0.00204000999999998" calcext:value-type="float">
            <text:p>0,00204001</text:p>
          </table:table-cell>
          <table:table-cell/>
        </table:table-row>
        <table:table-row table:style-name="ro1">
          <table:table-cell office:value-type="float" office:value="1623609846.16766" calcext:value-type="float">
            <text:p>1623609846,1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0.88294759" calcext:value-type="float">
            <text:p>0,8829475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.5" calcext:value-type="float">
            <text:p>62,5</text:p>
          </table:table-cell>
          <table:table-cell table:formula="of:=([.D249]-[.I249])^2" office:value-type="float" office:value="0.25" calcext:value-type="float">
            <text:p>0,25</text:p>
          </table:table-cell>
          <table:table-cell/>
          <table:table-cell table:formula="of:=ROUND(COS([.I249]*PI()/180);7)" office:value-type="float" office:value="0.4617486" calcext:value-type="float">
            <text:p>0,4617486</text:p>
          </table:table-cell>
          <table:table-cell table:formula="of:=ROUND(SIN([.I249]*PI()/180);7)" office:value-type="float" office:value="0.8870108" calcext:value-type="float">
            <text:p>0,8870108</text:p>
          </table:table-cell>
          <table:table-cell table:formula="of:=ABS([.L249]-[.E249])" office:value-type="float" office:value="0.00772296" calcext:value-type="float">
            <text:p>0,00772296</text:p>
          </table:table-cell>
          <table:table-cell table:formula="of:=ABS([.M249]-[.F249])" office:value-type="float" office:value="0.00406320999999998" calcext:value-type="float">
            <text:p>0,00406321</text:p>
          </table:table-cell>
          <table:table-cell/>
        </table:table-row>
        <table:table-row table:style-name="ro1">
          <table:table-cell office:value-type="float" office:value="1623609846.26765" calcext:value-type="float">
            <text:p>1623609846,2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4539905" calcext:value-type="float">
            <text:p>0,4539905</text:p>
          </table:table-cell>
          <table:table-cell office:value-type="float" office:value="0.89100652" calcext:value-type="float">
            <text:p>0,8910065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2.75" calcext:value-type="float">
            <text:p>62,75</text:p>
          </table:table-cell>
          <table:table-cell table:formula="of:=([.D250]-[.I250])^2" office:value-type="float" office:value="0.0625" calcext:value-type="float">
            <text:p>0,0625</text:p>
          </table:table-cell>
          <table:table-cell/>
          <table:table-cell table:formula="of:=ROUND(COS([.I250]*PI()/180);7)" office:value-type="float" office:value="0.4578739" calcext:value-type="float">
            <text:p>0,4578739</text:p>
          </table:table-cell>
          <table:table-cell table:formula="of:=ROUND(SIN([.I250]*PI()/180);7)" office:value-type="float" office:value="0.8890171" calcext:value-type="float">
            <text:p>0,8890171</text:p>
          </table:table-cell>
          <table:table-cell table:formula="of:=ABS([.L250]-[.E250])" office:value-type="float" office:value="0.00388340000000004" calcext:value-type="float">
            <text:p>0,0038834</text:p>
          </table:table-cell>
          <table:table-cell table:formula="of:=ABS([.M250]-[.F250])" office:value-type="float" office:value="0.00198942000000002" calcext:value-type="float">
            <text:p>0,00198942</text:p>
          </table:table-cell>
          <table:table-cell/>
        </table:table-row>
        <table:table-row table:style-name="ro1">
          <table:table-cell office:value-type="float" office:value="1623609846.36761" calcext:value-type="float">
            <text:p>1623609846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4539905" calcext:value-type="float">
            <text:p>0,4539905</text:p>
          </table:table-cell>
          <table:table-cell office:value-type="float" office:value="0.89100652" calcext:value-type="float">
            <text:p>0,8910065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([.D251]-[.I251])^2" office:value-type="float" office:value="0" calcext:value-type="float">
            <text:p>0</text:p>
          </table:table-cell>
          <table:table-cell/>
          <table:table-cell table:formula="of:=ROUND(COS([.I251]*PI()/180);7)" office:value-type="float" office:value="0.4539905" calcext:value-type="float">
            <text:p>0,4539905</text:p>
          </table:table-cell>
          <table:table-cell table:formula="of:=ROUND(SIN([.I251]*PI()/180);7)" office:value-type="float" office:value="0.8910065" calcext:value-type="float">
            <text:p>0,8910065</text:p>
          </table:table-cell>
          <table:table-cell table:formula="of:=ABS([.L251]-[.E251])" office:value-type="float" office:value="0" calcext:value-type="float">
            <text:p>0</text:p>
          </table:table-cell>
          <table:table-cell table:formula="of:=ABS([.M251]-[.F251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46.46762" calcext:value-type="float">
            <text:p>1623609846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4539905" calcext:value-type="float">
            <text:p>0,4539905</text:p>
          </table:table-cell>
          <table:table-cell office:value-type="float" office:value="0.89100652" calcext:value-type="float">
            <text:p>0,8910065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.25" calcext:value-type="float">
            <text:p>63,25</text:p>
          </table:table-cell>
          <table:table-cell table:formula="of:=([.D252]-[.I252])^2" office:value-type="float" office:value="0.0625" calcext:value-type="float">
            <text:p>0,0625</text:p>
          </table:table-cell>
          <table:table-cell/>
          <table:table-cell table:formula="of:=ROUND(COS([.I252]*PI()/180);7)" office:value-type="float" office:value="0.4500984" calcext:value-type="float">
            <text:p>0,4500984</text:p>
          </table:table-cell>
          <table:table-cell table:formula="of:=ROUND(SIN([.I252]*PI()/180);7)" office:value-type="float" office:value="0.8929789" calcext:value-type="float">
            <text:p>0,8929789</text:p>
          </table:table-cell>
          <table:table-cell table:formula="of:=ABS([.L252]-[.E252])" office:value-type="float" office:value="0.00389209999999995" calcext:value-type="float">
            <text:p>0,0038921</text:p>
          </table:table-cell>
          <table:table-cell table:formula="of:=ABS([.M252]-[.F252])" office:value-type="float" office:value="0.00197238" calcext:value-type="float">
            <text:p>0,00197238</text:p>
          </table:table-cell>
          <table:table-cell/>
        </table:table-row>
        <table:table-row table:style-name="ro1">
          <table:table-cell office:value-type="float" office:value="1623609846.56768" calcext:value-type="float">
            <text:p>1623609846,5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43837115" calcext:value-type="float">
            <text:p>0,43837115</text:p>
          </table:table-cell>
          <table:table-cell office:value-type="float" office:value="0.89879405" calcext:value-type="float">
            <text:p>0,8987940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3.5" calcext:value-type="float">
            <text:p>63,5</text:p>
          </table:table-cell>
          <table:table-cell table:formula="of:=([.D253]-[.I253])^2" office:value-type="float" office:value="0.25" calcext:value-type="float">
            <text:p>0,25</text:p>
          </table:table-cell>
          <table:table-cell/>
          <table:table-cell table:formula="of:=ROUND(COS([.I253]*PI()/180);7)" office:value-type="float" office:value="0.4461978" calcext:value-type="float">
            <text:p>0,4461978</text:p>
          </table:table-cell>
          <table:table-cell table:formula="of:=ROUND(SIN([.I253]*PI()/180);7)" office:value-type="float" office:value="0.8949344" calcext:value-type="float">
            <text:p>0,8949344</text:p>
          </table:table-cell>
          <table:table-cell table:formula="of:=ABS([.L253]-[.E253])" office:value-type="float" office:value="0.00782664999999999" calcext:value-type="float">
            <text:p>0,00782665</text:p>
          </table:table-cell>
          <table:table-cell table:formula="of:=ABS([.M253]-[.F253])" office:value-type="float" office:value="0.00385964999999999" calcext:value-type="float">
            <text:p>0,00385965</text:p>
          </table:table-cell>
          <table:table-cell/>
        </table:table-row>
        <table:table-row table:style-name="ro1">
          <table:table-cell office:value-type="float" office:value="1623609846.66768" calcext:value-type="float">
            <text:p>1623609846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43837115" calcext:value-type="float">
            <text:p>0,43837115</text:p>
          </table:table-cell>
          <table:table-cell office:value-type="float" office:value="0.89879405" calcext:value-type="float">
            <text:p>0,8987940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3.75" calcext:value-type="float">
            <text:p>63,75</text:p>
          </table:table-cell>
          <table:table-cell table:formula="of:=([.D254]-[.I254])^2" office:value-type="float" office:value="0.0625" calcext:value-type="float">
            <text:p>0,0625</text:p>
          </table:table-cell>
          <table:table-cell/>
          <table:table-cell table:formula="of:=ROUND(COS([.I254]*PI()/180);7)" office:value-type="float" office:value="0.4422887" calcext:value-type="float">
            <text:p>0,4422887</text:p>
          </table:table-cell>
          <table:table-cell table:formula="of:=ROUND(SIN([.I254]*PI()/180);7)" office:value-type="float" office:value="0.8968727" calcext:value-type="float">
            <text:p>0,8968727</text:p>
          </table:table-cell>
          <table:table-cell table:formula="of:=ABS([.L254]-[.E254])" office:value-type="float" office:value="0.00391754999999999" calcext:value-type="float">
            <text:p>0,00391755</text:p>
          </table:table-cell>
          <table:table-cell table:formula="of:=ABS([.M254]-[.F254])" office:value-type="float" office:value="0.00192135000000004" calcext:value-type="float">
            <text:p>0,00192135</text:p>
          </table:table-cell>
          <table:table-cell/>
        </table:table-row>
        <table:table-row table:style-name="ro1">
          <table:table-cell office:value-type="float" office:value="1623609846.76766" calcext:value-type="float">
            <text:p>1623609846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43837115" calcext:value-type="float">
            <text:p>0,43837115</text:p>
          </table:table-cell>
          <table:table-cell office:value-type="float" office:value="0.89879405" calcext:value-type="float">
            <text:p>0,8987940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D255]-[.I255])^2" office:value-type="float" office:value="0" calcext:value-type="float">
            <text:p>0</text:p>
          </table:table-cell>
          <table:table-cell/>
          <table:table-cell table:formula="of:=ROUND(COS([.I255]*PI()/180);7)" office:value-type="float" office:value="0.4383711" calcext:value-type="float">
            <text:p>0,4383711</text:p>
          </table:table-cell>
          <table:table-cell table:formula="of:=ROUND(SIN([.I255]*PI()/180);7)" office:value-type="float" office:value="0.898794" calcext:value-type="float">
            <text:p>0,898794</text:p>
          </table:table-cell>
          <table:table-cell table:formula="of:=ABS([.L255]-[.E255])" office:value-type="float" office:value="0.0000000499999999736822" calcext:value-type="float">
            <text:p>4,99999999736822E-08</text:p>
          </table:table-cell>
          <table:table-cell table:formula="of:=ABS([.M255]-[.F255])" office:value-type="float" office:value="0.0000000500000000291934" calcext:value-type="float">
            <text:p>5,00000000291934E-08</text:p>
          </table:table-cell>
          <table:table-cell/>
        </table:table-row>
        <table:table-row table:style-name="ro1">
          <table:table-cell office:value-type="float" office:value="1623609846.86768" calcext:value-type="float">
            <text:p>1623609846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43837115" calcext:value-type="float">
            <text:p>0,43837115</text:p>
          </table:table-cell>
          <table:table-cell office:value-type="float" office:value="0.89879405" calcext:value-type="float">
            <text:p>0,8987940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.25" calcext:value-type="float">
            <text:p>64,25</text:p>
          </table:table-cell>
          <table:table-cell table:formula="of:=([.D256]-[.I256])^2" office:value-type="float" office:value="0.0625" calcext:value-type="float">
            <text:p>0,0625</text:p>
          </table:table-cell>
          <table:table-cell/>
          <table:table-cell table:formula="of:=ROUND(COS([.I256]*PI()/180);7)" office:value-type="float" office:value="0.4344453" calcext:value-type="float">
            <text:p>0,4344453</text:p>
          </table:table-cell>
          <table:table-cell table:formula="of:=ROUND(SIN([.I256]*PI()/180);7)" office:value-type="float" office:value="0.9006982" calcext:value-type="float">
            <text:p>0,9006982</text:p>
          </table:table-cell>
          <table:table-cell table:formula="of:=ABS([.L256]-[.E256])" office:value-type="float" office:value="0.00392585000000001" calcext:value-type="float">
            <text:p>0,00392585</text:p>
          </table:table-cell>
          <table:table-cell table:formula="of:=ABS([.M256]-[.F256])" office:value-type="float" office:value="0.00190414999999999" calcext:value-type="float">
            <text:p>0,00190415</text:p>
          </table:table-cell>
          <table:table-cell/>
        </table:table-row>
        <table:table-row table:style-name="ro1">
          <table:table-cell office:value-type="float" office:value="1623609846.96761" calcext:value-type="float">
            <text:p>1623609846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42261826" calcext:value-type="float">
            <text:p>0,42261826</text:p>
          </table:table-cell>
          <table:table-cell office:value-type="float" office:value="0.90630779" calcext:value-type="float">
            <text:p>0,9063077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4.5" calcext:value-type="float">
            <text:p>64,5</text:p>
          </table:table-cell>
          <table:table-cell table:formula="of:=([.D257]-[.I257])^2" office:value-type="float" office:value="0.25" calcext:value-type="float">
            <text:p>0,25</text:p>
          </table:table-cell>
          <table:table-cell/>
          <table:table-cell table:formula="of:=ROUND(COS([.I257]*PI()/180);7)" office:value-type="float" office:value="0.4305111" calcext:value-type="float">
            <text:p>0,4305111</text:p>
          </table:table-cell>
          <table:table-cell table:formula="of:=ROUND(SIN([.I257]*PI()/180);7)" office:value-type="float" office:value="0.9025853" calcext:value-type="float">
            <text:p>0,9025853</text:p>
          </table:table-cell>
          <table:table-cell table:formula="of:=ABS([.L257]-[.E257])" office:value-type="float" office:value="0.00789283999999996" calcext:value-type="float">
            <text:p>0,00789284</text:p>
          </table:table-cell>
          <table:table-cell table:formula="of:=ABS([.M257]-[.F257])" office:value-type="float" office:value="0.00372249000000002" calcext:value-type="float">
            <text:p>0,00372249</text:p>
          </table:table-cell>
          <table:table-cell/>
        </table:table-row>
        <table:table-row table:style-name="ro1">
          <table:table-cell office:value-type="float" office:value="1623609847.06767" calcext:value-type="float">
            <text:p>1623609847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42261826" calcext:value-type="float">
            <text:p>0,42261826</text:p>
          </table:table-cell>
          <table:table-cell office:value-type="float" office:value="0.90630779" calcext:value-type="float">
            <text:p>0,9063077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4.75" calcext:value-type="float">
            <text:p>64,75</text:p>
          </table:table-cell>
          <table:table-cell table:formula="of:=([.D258]-[.I258])^2" office:value-type="float" office:value="0.0625" calcext:value-type="float">
            <text:p>0,0625</text:p>
          </table:table-cell>
          <table:table-cell/>
          <table:table-cell table:formula="of:=ROUND(COS([.I258]*PI()/180);7)" office:value-type="float" office:value="0.4265687" calcext:value-type="float">
            <text:p>0,4265687</text:p>
          </table:table-cell>
          <table:table-cell table:formula="of:=ROUND(SIN([.I258]*PI()/180);7)" office:value-type="float" office:value="0.9044551" calcext:value-type="float">
            <text:p>0,9044551</text:p>
          </table:table-cell>
          <table:table-cell table:formula="of:=ABS([.L258]-[.E258])" office:value-type="float" office:value="0.00395044" calcext:value-type="float">
            <text:p>0,00395044</text:p>
          </table:table-cell>
          <table:table-cell table:formula="of:=ABS([.M258]-[.F258])" office:value-type="float" office:value="0.0018526900000001" calcext:value-type="float">
            <text:p>0,00185269</text:p>
          </table:table-cell>
          <table:table-cell/>
        </table:table-row>
        <table:table-row table:style-name="ro1">
          <table:table-cell office:value-type="float" office:value="1623609847.16768" calcext:value-type="float">
            <text:p>1623609847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42261826" calcext:value-type="float">
            <text:p>0,42261826</text:p>
          </table:table-cell>
          <table:table-cell office:value-type="float" office:value="0.90630779" calcext:value-type="float">
            <text:p>0,9063077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([.D259]-[.I259])^2" office:value-type="float" office:value="0" calcext:value-type="float">
            <text:p>0</text:p>
          </table:table-cell>
          <table:table-cell/>
          <table:table-cell table:formula="of:=ROUND(COS([.I259]*PI()/180);7)" office:value-type="float" office:value="0.4226183" calcext:value-type="float">
            <text:p>0,4226183</text:p>
          </table:table-cell>
          <table:table-cell table:formula="of:=ROUND(SIN([.I259]*PI()/180);7)" office:value-type="float" office:value="0.9063078" calcext:value-type="float">
            <text:p>0,9063078</text:p>
          </table:table-cell>
          <table:table-cell table:formula="of:=ABS([.L259]-[.E259])" office:value-type="float" office:value="0.0000000399999999789458" calcext:value-type="float">
            <text:p>3,99999999789458E-08</text:p>
          </table:table-cell>
          <table:table-cell table:formula="of:=ABS([.M259]-[.F259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847.26762" calcext:value-type="float">
            <text:p>1623609847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42261826" calcext:value-type="float">
            <text:p>0,42261826</text:p>
          </table:table-cell>
          <table:table-cell office:value-type="float" office:value="0.90630779" calcext:value-type="float">
            <text:p>0,9063077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5.25" calcext:value-type="float">
            <text:p>65,25</text:p>
          </table:table-cell>
          <table:table-cell table:formula="of:=([.D260]-[.I260])^2" office:value-type="float" office:value="0.0625" calcext:value-type="float">
            <text:p>0,0625</text:p>
          </table:table-cell>
          <table:table-cell/>
          <table:table-cell table:formula="of:=ROUND(COS([.I260]*PI()/180);7)" office:value-type="float" office:value="0.4186597" calcext:value-type="float">
            <text:p>0,4186597</text:p>
          </table:table-cell>
          <table:table-cell table:formula="of:=ROUND(SIN([.I260]*PI()/180);7)" office:value-type="float" office:value="0.9081432" calcext:value-type="float">
            <text:p>0,9081432</text:p>
          </table:table-cell>
          <table:table-cell table:formula="of:=ABS([.L260]-[.E260])" office:value-type="float" office:value="0.00395856" calcext:value-type="float">
            <text:p>0,00395856</text:p>
          </table:table-cell>
          <table:table-cell table:formula="of:=ABS([.M260]-[.F260])" office:value-type="float" office:value="0.00183540999999998" calcext:value-type="float">
            <text:p>0,00183541</text:p>
          </table:table-cell>
          <table:table-cell/>
        </table:table-row>
        <table:table-row table:style-name="ro1">
          <table:table-cell office:value-type="float" office:value="1623609847.36762" calcext:value-type="float">
            <text:p>1623609847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40673664" calcext:value-type="float">
            <text:p>0,4067366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5.5" calcext:value-type="float">
            <text:p>65,5</text:p>
          </table:table-cell>
          <table:table-cell table:formula="of:=([.D261]-[.I261])^2" office:value-type="float" office:value="0.25" calcext:value-type="float">
            <text:p>0,25</text:p>
          </table:table-cell>
          <table:table-cell/>
          <table:table-cell table:formula="of:=ROUND(COS([.I261]*PI()/180);7)" office:value-type="float" office:value="0.4146932" calcext:value-type="float">
            <text:p>0,4146932</text:p>
          </table:table-cell>
          <table:table-cell table:formula="of:=ROUND(SIN([.I261]*PI()/180);7)" office:value-type="float" office:value="0.9099613" calcext:value-type="float">
            <text:p>0,9099613</text:p>
          </table:table-cell>
          <table:table-cell table:formula="of:=ABS([.L261]-[.E261])" office:value-type="float" office:value="0.00795656" calcext:value-type="float">
            <text:p>0,00795656</text:p>
          </table:table-cell>
          <table:table-cell table:formula="of:=ABS([.M261]-[.F261])" office:value-type="float" office:value="0.00358416000000006" calcext:value-type="float">
            <text:p>0,00358416</text:p>
          </table:table-cell>
          <table:table-cell/>
        </table:table-row>
        <table:table-row table:style-name="ro1">
          <table:table-cell office:value-type="float" office:value="1623609847.46767" calcext:value-type="float">
            <text:p>1623609847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40673664" calcext:value-type="float">
            <text:p>0,4067366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5.75" calcext:value-type="float">
            <text:p>65,75</text:p>
          </table:table-cell>
          <table:table-cell table:formula="of:=([.D262]-[.I262])^2" office:value-type="float" office:value="0.0625" calcext:value-type="float">
            <text:p>0,0625</text:p>
          </table:table-cell>
          <table:table-cell/>
          <table:table-cell table:formula="of:=ROUND(COS([.I262]*PI()/180);7)" office:value-type="float" office:value="0.4107189" calcext:value-type="float">
            <text:p>0,4107189</text:p>
          </table:table-cell>
          <table:table-cell table:formula="of:=ROUND(SIN([.I262]*PI()/180);7)" office:value-type="float" office:value="0.911762" calcext:value-type="float">
            <text:p>0,911762</text:p>
          </table:table-cell>
          <table:table-cell table:formula="of:=ABS([.L262]-[.E262])" office:value-type="float" office:value="0.00398226000000002" calcext:value-type="float">
            <text:p>0,00398226</text:p>
          </table:table-cell>
          <table:table-cell table:formula="of:=ABS([.M262]-[.F262])" office:value-type="float" office:value="0.00178346000000007" calcext:value-type="float">
            <text:p>0,00178346</text:p>
          </table:table-cell>
          <table:table-cell/>
        </table:table-row>
        <table:table-row table:style-name="ro1">
          <table:table-cell office:value-type="float" office:value="1623609847.56761" calcext:value-type="float">
            <text:p>1623609847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40673664" calcext:value-type="float">
            <text:p>0,4067366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([.D263]-[.I263])^2" office:value-type="float" office:value="0" calcext:value-type="float">
            <text:p>0</text:p>
          </table:table-cell>
          <table:table-cell/>
          <table:table-cell table:formula="of:=ROUND(COS([.I263]*PI()/180);7)" office:value-type="float" office:value="0.4067366" calcext:value-type="float">
            <text:p>0,4067366</text:p>
          </table:table-cell>
          <table:table-cell table:formula="of:=ROUND(SIN([.I263]*PI()/180);7)" office:value-type="float" office:value="0.9135455" calcext:value-type="float">
            <text:p>0,9135455</text:p>
          </table:table-cell>
          <table:table-cell table:formula="of:=ABS([.L263]-[.E263])" office:value-type="float" office:value="0.0000000399999999789458" calcext:value-type="float">
            <text:p>3,99999999789458E-08</text:p>
          </table:table-cell>
          <table:table-cell table:formula="of:=ABS([.M263]-[.F263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47.66765" calcext:value-type="float">
            <text:p>1623609847,6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40673664" calcext:value-type="float">
            <text:p>0,4067366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.25" calcext:value-type="float">
            <text:p>66,25</text:p>
          </table:table-cell>
          <table:table-cell table:formula="of:=([.D264]-[.I264])^2" office:value-type="float" office:value="0.0625" calcext:value-type="float">
            <text:p>0,0625</text:p>
          </table:table-cell>
          <table:table-cell/>
          <table:table-cell table:formula="of:=ROUND(COS([.I264]*PI()/180);7)" office:value-type="float" office:value="0.4027467" calcext:value-type="float">
            <text:p>0,4027467</text:p>
          </table:table-cell>
          <table:table-cell table:formula="of:=ROUND(SIN([.I264]*PI()/180);7)" office:value-type="float" office:value="0.9153115" calcext:value-type="float">
            <text:p>0,9153115</text:p>
          </table:table-cell>
          <table:table-cell table:formula="of:=ABS([.L264]-[.E264])" office:value-type="float" office:value="0.00398993999999997" calcext:value-type="float">
            <text:p>0,00398994</text:p>
          </table:table-cell>
          <table:table-cell table:formula="of:=ABS([.M264]-[.F264])" office:value-type="float" office:value="0.00176603999999991" calcext:value-type="float">
            <text:p>0,00176604</text:p>
          </table:table-cell>
          <table:table-cell/>
        </table:table-row>
        <table:table-row table:style-name="ro1">
          <table:table-cell office:value-type="float" office:value="1623609847.76767" calcext:value-type="float">
            <text:p>1623609847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0.92050485" calcext:value-type="float">
            <text:p>0,9205048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.5" calcext:value-type="float">
            <text:p>66,5</text:p>
          </table:table-cell>
          <table:table-cell table:formula="of:=([.D265]-[.I265])^2" office:value-type="float" office:value="0.25" calcext:value-type="float">
            <text:p>0,25</text:p>
          </table:table-cell>
          <table:table-cell/>
          <table:table-cell table:formula="of:=ROUND(COS([.I265]*PI()/180);7)" office:value-type="float" office:value="0.3987491" calcext:value-type="float">
            <text:p>0,3987491</text:p>
          </table:table-cell>
          <table:table-cell table:formula="of:=ROUND(SIN([.I265]*PI()/180);7)" office:value-type="float" office:value="0.9170601" calcext:value-type="float">
            <text:p>0,9170601</text:p>
          </table:table-cell>
          <table:table-cell table:formula="of:=ABS([.L265]-[.E265])" office:value-type="float" office:value="0.00801797000000004" calcext:value-type="float">
            <text:p>0,00801797</text:p>
          </table:table-cell>
          <table:table-cell table:formula="of:=ABS([.M265]-[.F265])" office:value-type="float" office:value="0.00344475" calcext:value-type="float">
            <text:p>0,00344475</text:p>
          </table:table-cell>
          <table:table-cell/>
        </table:table-row>
        <table:table-row table:style-name="ro1">
          <table:table-cell office:value-type="float" office:value="1623609847.86768" calcext:value-type="float">
            <text:p>1623609847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0.92050485" calcext:value-type="float">
            <text:p>0,9205048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.75" calcext:value-type="float">
            <text:p>66,75</text:p>
          </table:table-cell>
          <table:table-cell table:formula="of:=([.D266]-[.I266])^2" office:value-type="float" office:value="0.0625" calcext:value-type="float">
            <text:p>0,0625</text:p>
          </table:table-cell>
          <table:table-cell/>
          <table:table-cell table:formula="of:=ROUND(COS([.I266]*PI()/180);7)" office:value-type="float" office:value="0.3947439" calcext:value-type="float">
            <text:p>0,3947439</text:p>
          </table:table-cell>
          <table:table-cell table:formula="of:=ROUND(SIN([.I266]*PI()/180);7)" office:value-type="float" office:value="0.9187912" calcext:value-type="float">
            <text:p>0,9187912</text:p>
          </table:table-cell>
          <table:table-cell table:formula="of:=ABS([.L266]-[.E266])" office:value-type="float" office:value="0.00401277" calcext:value-type="float">
            <text:p>0,00401277</text:p>
          </table:table-cell>
          <table:table-cell table:formula="of:=ABS([.M266]-[.F266])" office:value-type="float" office:value="0.00171365000000001" calcext:value-type="float">
            <text:p>0,00171365</text:p>
          </table:table-cell>
          <table:table-cell/>
        </table:table-row>
        <table:table-row table:style-name="ro1">
          <table:table-cell office:value-type="float" office:value="1623609847.96768" calcext:value-type="float">
            <text:p>1623609847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0.92050485" calcext:value-type="float">
            <text:p>0,9205048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([.D267]-[.I267])^2" office:value-type="float" office:value="0" calcext:value-type="float">
            <text:p>0</text:p>
          </table:table-cell>
          <table:table-cell/>
          <table:table-cell table:formula="of:=ROUND(COS([.I267]*PI()/180);7)" office:value-type="float" office:value="0.3907311" calcext:value-type="float">
            <text:p>0,3907311</text:p>
          </table:table-cell>
          <table:table-cell table:formula="of:=ROUND(SIN([.I267]*PI()/180);7)" office:value-type="float" office:value="0.9205049" calcext:value-type="float">
            <text:p>0,9205049</text:p>
          </table:table-cell>
          <table:table-cell table:formula="of:=ABS([.L267]-[.E267])" office:value-type="float" office:value="0.0000000299999999842093" calcext:value-type="float">
            <text:p>2,99999999842093E-08</text:p>
          </table:table-cell>
          <table:table-cell table:formula="of:=ABS([.M267]-[.F267])" office:value-type="float" office:value="0.0000000499999999181711" calcext:value-type="float">
            <text:p>4,99999999181711E-08</text:p>
          </table:table-cell>
          <table:table-cell/>
        </table:table-row>
        <table:table-row table:style-name="ro1">
          <table:table-cell office:value-type="float" office:value="1623609848.06766" calcext:value-type="float">
            <text:p>1623609848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0.92050485" calcext:value-type="float">
            <text:p>0,9205048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7.25" calcext:value-type="float">
            <text:p>67,25</text:p>
          </table:table-cell>
          <table:table-cell table:formula="of:=([.D268]-[.I268])^2" office:value-type="float" office:value="0.0625" calcext:value-type="float">
            <text:p>0,0625</text:p>
          </table:table-cell>
          <table:table-cell/>
          <table:table-cell table:formula="of:=ROUND(COS([.I268]*PI()/180);7)" office:value-type="float" office:value="0.386711" calcext:value-type="float">
            <text:p>0,386711</text:p>
          </table:table-cell>
          <table:table-cell table:formula="of:=ROUND(SIN([.I268]*PI()/180);7)" office:value-type="float" office:value="0.922201" calcext:value-type="float">
            <text:p>0,922201</text:p>
          </table:table-cell>
          <table:table-cell table:formula="of:=ABS([.L268]-[.E268])" office:value-type="float" office:value="0.00402012999999996" calcext:value-type="float">
            <text:p>0,00402013</text:p>
          </table:table-cell>
          <table:table-cell table:formula="of:=ABS([.M268]-[.F268])" office:value-type="float" office:value="0.00169615000000001" calcext:value-type="float">
            <text:p>0,00169615</text:p>
          </table:table-cell>
          <table:table-cell/>
        </table:table-row>
        <table:table-row table:style-name="ro1">
          <table:table-cell office:value-type="float" office:value="1623609848.16761" calcext:value-type="float">
            <text:p>1623609848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37460659" calcext:value-type="float">
            <text:p>0,37460659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7.5" calcext:value-type="float">
            <text:p>67,5</text:p>
          </table:table-cell>
          <table:table-cell table:formula="of:=([.D269]-[.I269])^2" office:value-type="float" office:value="0.25" calcext:value-type="float">
            <text:p>0,25</text:p>
          </table:table-cell>
          <table:table-cell/>
          <table:table-cell table:formula="of:=ROUND(COS([.I269]*PI()/180);7)" office:value-type="float" office:value="0.3826834" calcext:value-type="float">
            <text:p>0,3826834</text:p>
          </table:table-cell>
          <table:table-cell table:formula="of:=ROUND(SIN([.I269]*PI()/180);7)" office:value-type="float" office:value="0.9238795" calcext:value-type="float">
            <text:p>0,9238795</text:p>
          </table:table-cell>
          <table:table-cell table:formula="of:=ABS([.L269]-[.E269])" office:value-type="float" office:value="0.00807680999999999" calcext:value-type="float">
            <text:p>0,00807681</text:p>
          </table:table-cell>
          <table:table-cell table:formula="of:=ABS([.M269]-[.F269])" office:value-type="float" office:value="0.00330435000000007" calcext:value-type="float">
            <text:p>0,00330435</text:p>
          </table:table-cell>
          <table:table-cell/>
        </table:table-row>
        <table:table-row table:style-name="ro1">
          <table:table-cell office:value-type="float" office:value="1623609848.26761" calcext:value-type="float">
            <text:p>1623609848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37460659" calcext:value-type="float">
            <text:p>0,37460659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7.75" calcext:value-type="float">
            <text:p>67,75</text:p>
          </table:table-cell>
          <table:table-cell table:formula="of:=([.D270]-[.I270])^2" office:value-type="float" office:value="0.0625" calcext:value-type="float">
            <text:p>0,0625</text:p>
          </table:table-cell>
          <table:table-cell/>
          <table:table-cell table:formula="of:=ROUND(COS([.I270]*PI()/180);7)" office:value-type="float" office:value="0.3786486" calcext:value-type="float">
            <text:p>0,3786486</text:p>
          </table:table-cell>
          <table:table-cell table:formula="of:=ROUND(SIN([.I270]*PI()/180);7)" office:value-type="float" office:value="0.9255405" calcext:value-type="float">
            <text:p>0,9255405</text:p>
          </table:table-cell>
          <table:table-cell table:formula="of:=ABS([.L270]-[.E270])" office:value-type="float" office:value="0.00404200999999998" calcext:value-type="float">
            <text:p>0,00404201</text:p>
          </table:table-cell>
          <table:table-cell table:formula="of:=ABS([.M270]-[.F270])" office:value-type="float" office:value="0.00164335000000004" calcext:value-type="float">
            <text:p>0,00164335</text:p>
          </table:table-cell>
          <table:table-cell/>
        </table:table-row>
        <table:table-row table:style-name="ro1">
          <table:table-cell office:value-type="float" office:value="1623609848.36759" calcext:value-type="float">
            <text:p>1623609848,3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37460659" calcext:value-type="float">
            <text:p>0,37460659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D271]-[.I271])^2" office:value-type="float" office:value="0" calcext:value-type="float">
            <text:p>0</text:p>
          </table:table-cell>
          <table:table-cell/>
          <table:table-cell table:formula="of:=ROUND(COS([.I271]*PI()/180);7)" office:value-type="float" office:value="0.3746066" calcext:value-type="float">
            <text:p>0,3746066</text:p>
          </table:table-cell>
          <table:table-cell table:formula="of:=ROUND(SIN([.I271]*PI()/180);7)" office:value-type="float" office:value="0.9271839" calcext:value-type="float">
            <text:p>0,9271839</text:p>
          </table:table-cell>
          <table:table-cell table:formula="of:=ABS([.L271]-[.E271])" office:value-type="float" office:value="0.00000000999999999473644" calcext:value-type="float">
            <text:p>9,99999999473644E-09</text:p>
          </table:table-cell>
          <table:table-cell table:formula="of:=ABS([.M271]-[.F271])" office:value-type="float" office:value="0.0000000499999999181711" calcext:value-type="float">
            <text:p>4,99999999181711E-08</text:p>
          </table:table-cell>
          <table:table-cell/>
        </table:table-row>
        <table:table-row table:style-name="ro1">
          <table:table-cell office:value-type="float" office:value="1623609848.46763" calcext:value-type="float">
            <text:p>1623609848,4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37460659" calcext:value-type="float">
            <text:p>0,37460659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.25" calcext:value-type="float">
            <text:p>68,25</text:p>
          </table:table-cell>
          <table:table-cell table:formula="of:=([.D272]-[.I272])^2" office:value-type="float" office:value="0.0625" calcext:value-type="float">
            <text:p>0,0625</text:p>
          </table:table-cell>
          <table:table-cell/>
          <table:table-cell table:formula="of:=ROUND(COS([.I272]*PI()/180);7)" office:value-type="float" office:value="0.3705574" calcext:value-type="float">
            <text:p>0,3705574</text:p>
          </table:table-cell>
          <table:table-cell table:formula="of:=ROUND(SIN([.I272]*PI()/180);7)" office:value-type="float" office:value="0.9288096" calcext:value-type="float">
            <text:p>0,9288096</text:p>
          </table:table-cell>
          <table:table-cell table:formula="of:=ABS([.L272]-[.E272])" office:value-type="float" office:value="0.00404919000000004" calcext:value-type="float">
            <text:p>0,00404919</text:p>
          </table:table-cell>
          <table:table-cell table:formula="of:=ABS([.M272]-[.F272])" office:value-type="float" office:value="0.00162574999999998" calcext:value-type="float">
            <text:p>0,00162575</text:p>
          </table:table-cell>
          <table:table-cell/>
        </table:table-row>
        <table:table-row table:style-name="ro1">
          <table:table-cell office:value-type="float" office:value="1623609848.56769" calcext:value-type="float">
            <text:p>1623609848,5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35836795" calcext:value-type="float">
            <text:p>0,35836795</text:p>
          </table:table-cell>
          <table:table-cell office:value-type="float" office:value="0.93358043" calcext:value-type="float">
            <text:p>0,9335804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8.5" calcext:value-type="float">
            <text:p>68,5</text:p>
          </table:table-cell>
          <table:table-cell table:formula="of:=([.D273]-[.I273])^2" office:value-type="float" office:value="0.25" calcext:value-type="float">
            <text:p>0,25</text:p>
          </table:table-cell>
          <table:table-cell/>
          <table:table-cell table:formula="of:=ROUND(COS([.I273]*PI()/180);7)" office:value-type="float" office:value="0.3665012" calcext:value-type="float">
            <text:p>0,3665012</text:p>
          </table:table-cell>
          <table:table-cell table:formula="of:=ROUND(SIN([.I273]*PI()/180);7)" office:value-type="float" office:value="0.9304176" calcext:value-type="float">
            <text:p>0,9304176</text:p>
          </table:table-cell>
          <table:table-cell table:formula="of:=ABS([.L273]-[.E273])" office:value-type="float" office:value="0.00813325000000004" calcext:value-type="float">
            <text:p>0,00813325</text:p>
          </table:table-cell>
          <table:table-cell table:formula="of:=ABS([.M273]-[.F273])" office:value-type="float" office:value="0.00316283000000006" calcext:value-type="float">
            <text:p>0,00316283</text:p>
          </table:table-cell>
          <table:table-cell/>
        </table:table-row>
        <table:table-row table:style-name="ro1">
          <table:table-cell office:value-type="float" office:value="1623609848.66761" calcext:value-type="float">
            <text:p>1623609848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35836795" calcext:value-type="float">
            <text:p>0,35836795</text:p>
          </table:table-cell>
          <table:table-cell office:value-type="float" office:value="0.93358043" calcext:value-type="float">
            <text:p>0,9335804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8.75" calcext:value-type="float">
            <text:p>68,75</text:p>
          </table:table-cell>
          <table:table-cell table:formula="of:=([.D274]-[.I274])^2" office:value-type="float" office:value="0.0625" calcext:value-type="float">
            <text:p>0,0625</text:p>
          </table:table-cell>
          <table:table-cell/>
          <table:table-cell table:formula="of:=ROUND(COS([.I274]*PI()/180);7)" office:value-type="float" office:value="0.362438" calcext:value-type="float">
            <text:p>0,362438</text:p>
          </table:table-cell>
          <table:table-cell table:formula="of:=ROUND(SIN([.I274]*PI()/180);7)" office:value-type="float" office:value="0.9320079" calcext:value-type="float">
            <text:p>0,9320079</text:p>
          </table:table-cell>
          <table:table-cell table:formula="of:=ABS([.L274]-[.E274])" office:value-type="float" office:value="0.00407004999999999" calcext:value-type="float">
            <text:p>0,00407005</text:p>
          </table:table-cell>
          <table:table-cell table:formula="of:=ABS([.M274]-[.F274])" office:value-type="float" office:value="0.00157253000000002" calcext:value-type="float">
            <text:p>0,00157253</text:p>
          </table:table-cell>
          <table:table-cell/>
        </table:table-row>
        <table:table-row table:style-name="ro1">
          <table:table-cell office:value-type="float" office:value="1623609848.76768" calcext:value-type="float">
            <text:p>1623609848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35836795" calcext:value-type="float">
            <text:p>0,35836795</text:p>
          </table:table-cell>
          <table:table-cell office:value-type="float" office:value="0.93358043" calcext:value-type="float">
            <text:p>0,9335804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 table:formula="of:=([.D275]-[.I275])^2" office:value-type="float" office:value="0" calcext:value-type="float">
            <text:p>0</text:p>
          </table:table-cell>
          <table:table-cell/>
          <table:table-cell table:formula="of:=ROUND(COS([.I275]*PI()/180);7)" office:value-type="float" office:value="0.3583679" calcext:value-type="float">
            <text:p>0,3583679</text:p>
          </table:table-cell>
          <table:table-cell table:formula="of:=ROUND(SIN([.I275]*PI()/180);7)" office:value-type="float" office:value="0.9335804" calcext:value-type="float">
            <text:p>0,9335804</text:p>
          </table:table-cell>
          <table:table-cell table:formula="of:=ABS([.L275]-[.E275])" office:value-type="float" office:value="0.0000000499999999736822" calcext:value-type="float">
            <text:p>4,99999999736822E-08</text:p>
          </table:table-cell>
          <table:table-cell table:formula="of:=ABS([.M275]-[.F275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48.86766" calcext:value-type="float">
            <text:p>1623609848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35836795" calcext:value-type="float">
            <text:p>0,35836795</text:p>
          </table:table-cell>
          <table:table-cell office:value-type="float" office:value="0.93358043" calcext:value-type="float">
            <text:p>0,9335804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9.25" calcext:value-type="float">
            <text:p>69,25</text:p>
          </table:table-cell>
          <table:table-cell table:formula="of:=([.D276]-[.I276])^2" office:value-type="float" office:value="0.0625" calcext:value-type="float">
            <text:p>0,0625</text:p>
          </table:table-cell>
          <table:table-cell/>
          <table:table-cell table:formula="of:=ROUND(COS([.I276]*PI()/180);7)" office:value-type="float" office:value="0.354291" calcext:value-type="float">
            <text:p>0,354291</text:p>
          </table:table-cell>
          <table:table-cell table:formula="of:=ROUND(SIN([.I276]*PI()/180);7)" office:value-type="float" office:value="0.9351352" calcext:value-type="float">
            <text:p>0,9351352</text:p>
          </table:table-cell>
          <table:table-cell table:formula="of:=ABS([.L276]-[.E276])" office:value-type="float" office:value="0.00407694999999997" calcext:value-type="float">
            <text:p>0,00407695</text:p>
          </table:table-cell>
          <table:table-cell table:formula="of:=ABS([.M276]-[.F276])" office:value-type="float" office:value="0.00155477000000004" calcext:value-type="float">
            <text:p>0,00155477</text:p>
          </table:table-cell>
          <table:table-cell/>
        </table:table-row>
        <table:table-row table:style-name="ro1">
          <table:table-cell office:value-type="float" office:value="1623609848.96767" calcext:value-type="float">
            <text:p>1623609848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9.5" calcext:value-type="float">
            <text:p>69,5</text:p>
          </table:table-cell>
          <table:table-cell table:formula="of:=([.D277]-[.I277])^2" office:value-type="float" office:value="0.25" calcext:value-type="float">
            <text:p>0,25</text:p>
          </table:table-cell>
          <table:table-cell/>
          <table:table-cell table:formula="of:=ROUND(COS([.I277]*PI()/180);7)" office:value-type="float" office:value="0.3502074" calcext:value-type="float">
            <text:p>0,3502074</text:p>
          </table:table-cell>
          <table:table-cell table:formula="of:=ROUND(SIN([.I277]*PI()/180);7)" office:value-type="float" office:value="0.9366722" calcext:value-type="float">
            <text:p>0,9366722</text:p>
          </table:table-cell>
          <table:table-cell table:formula="of:=ABS([.L277]-[.E277])" office:value-type="float" office:value="0.00818725999999997" calcext:value-type="float">
            <text:p>0,00818726</text:p>
          </table:table-cell>
          <table:table-cell table:formula="of:=ABS([.M277]-[.F277])" office:value-type="float" office:value="0.00302042000000002" calcext:value-type="float">
            <text:p>0,00302042</text:p>
          </table:table-cell>
          <table:table-cell/>
        </table:table-row>
        <table:table-row table:style-name="ro1">
          <table:table-cell office:value-type="float" office:value="1623609849.06767" calcext:value-type="float">
            <text:p>1623609849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9.75" calcext:value-type="float">
            <text:p>69,75</text:p>
          </table:table-cell>
          <table:table-cell table:formula="of:=([.D278]-[.I278])^2" office:value-type="float" office:value="0.0625" calcext:value-type="float">
            <text:p>0,0625</text:p>
          </table:table-cell>
          <table:table-cell/>
          <table:table-cell table:formula="of:=ROUND(COS([.I278]*PI()/180);7)" office:value-type="float" office:value="0.3461171" calcext:value-type="float">
            <text:p>0,3461171</text:p>
          </table:table-cell>
          <table:table-cell table:formula="of:=ROUND(SIN([.I278]*PI()/180);7)" office:value-type="float" office:value="0.9381913" calcext:value-type="float">
            <text:p>0,9381913</text:p>
          </table:table-cell>
          <table:table-cell table:formula="of:=ABS([.L278]-[.E278])" office:value-type="float" office:value="0.00409695999999998" calcext:value-type="float">
            <text:p>0,00409696</text:p>
          </table:table-cell>
          <table:table-cell table:formula="of:=ABS([.M278]-[.F278])" office:value-type="float" office:value="0.00150132000000003" calcext:value-type="float">
            <text:p>0,00150132</text:p>
          </table:table-cell>
          <table:table-cell/>
        </table:table-row>
        <table:table-row table:style-name="ro1">
          <table:table-cell office:value-type="float" office:value="1623609849.16758" calcext:value-type="float">
            <text:p>1623609849,1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([.D279]-[.I279])^2" office:value-type="float" office:value="0" calcext:value-type="float">
            <text:p>0</text:p>
          </table:table-cell>
          <table:table-cell/>
          <table:table-cell table:formula="of:=ROUND(COS([.I279]*PI()/180);7)" office:value-type="float" office:value="0.3420201" calcext:value-type="float">
            <text:p>0,3420201</text:p>
          </table:table-cell>
          <table:table-cell table:formula="of:=ROUND(SIN([.I279]*PI()/180);7)" office:value-type="float" office:value="0.9396926" calcext:value-type="float">
            <text:p>0,9396926</text:p>
          </table:table-cell>
          <table:table-cell table:formula="of:=ABS([.L279]-[.E279])" office:value-type="float" office:value="0.0000000400000000344569" calcext:value-type="float">
            <text:p>4,00000000344569E-08</text:p>
          </table:table-cell>
          <table:table-cell table:formula="of:=ABS([.M279]-[.F279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49.26765" calcext:value-type="float">
            <text:p>1623609849,2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.25" calcext:value-type="float">
            <text:p>70,25</text:p>
          </table:table-cell>
          <table:table-cell table:formula="of:=([.D280]-[.I280])^2" office:value-type="float" office:value="0.0625" calcext:value-type="float">
            <text:p>0,0625</text:p>
          </table:table-cell>
          <table:table-cell/>
          <table:table-cell table:formula="of:=ROUND(COS([.I280]*PI()/180);7)" office:value-type="float" office:value="0.3379167" calcext:value-type="float">
            <text:p>0,3379167</text:p>
          </table:table-cell>
          <table:table-cell table:formula="of:=ROUND(SIN([.I280]*PI()/180);7)" office:value-type="float" office:value="0.941176" calcext:value-type="float">
            <text:p>0,941176</text:p>
          </table:table-cell>
          <table:table-cell table:formula="of:=ABS([.L280]-[.E280])" office:value-type="float" office:value="0.00410344000000001" calcext:value-type="float">
            <text:p>0,00410344</text:p>
          </table:table-cell>
          <table:table-cell table:formula="of:=ABS([.M280]-[.F280])" office:value-type="float" office:value="0.00148338000000003" calcext:value-type="float">
            <text:p>0,00148338</text:p>
          </table:table-cell>
          <table:table-cell/>
        </table:table-row>
        <table:table-row table:style-name="ro1">
          <table:table-cell office:value-type="float" office:value="1623609849.36767" calcext:value-type="float">
            <text:p>1623609849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0.94551858" calcext:value-type="float">
            <text:p>0,9455185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.5" calcext:value-type="float">
            <text:p>70,5</text:p>
          </table:table-cell>
          <table:table-cell table:formula="of:=([.D281]-[.I281])^2" office:value-type="float" office:value="0.25" calcext:value-type="float">
            <text:p>0,25</text:p>
          </table:table-cell>
          <table:table-cell/>
          <table:table-cell table:formula="of:=ROUND(COS([.I281]*PI()/180);7)" office:value-type="float" office:value="0.3338069" calcext:value-type="float">
            <text:p>0,3338069</text:p>
          </table:table-cell>
          <table:table-cell table:formula="of:=ROUND(SIN([.I281]*PI()/180);7)" office:value-type="float" office:value="0.9426415" calcext:value-type="float">
            <text:p>0,9426415</text:p>
          </table:table-cell>
          <table:table-cell table:formula="of:=ABS([.L281]-[.E281])" office:value-type="float" office:value="0.00823875000000002" calcext:value-type="float">
            <text:p>0,00823875</text:p>
          </table:table-cell>
          <table:table-cell table:formula="of:=ABS([.M281]-[.F281])" office:value-type="float" office:value="0.00287707999999998" calcext:value-type="float">
            <text:p>0,00287708</text:p>
          </table:table-cell>
          <table:table-cell/>
        </table:table-row>
        <table:table-row table:style-name="ro1">
          <table:table-cell office:value-type="float" office:value="1623609849.46768" calcext:value-type="float">
            <text:p>1623609849,4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0.94551858" calcext:value-type="float">
            <text:p>0,9455185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.75" calcext:value-type="float">
            <text:p>70,75</text:p>
          </table:table-cell>
          <table:table-cell table:formula="of:=([.D282]-[.I282])^2" office:value-type="float" office:value="0.0625" calcext:value-type="float">
            <text:p>0,0625</text:p>
          </table:table-cell>
          <table:table-cell/>
          <table:table-cell table:formula="of:=ROUND(COS([.I282]*PI()/180);7)" office:value-type="float" office:value="0.3296906" calcext:value-type="float">
            <text:p>0,3296906</text:p>
          </table:table-cell>
          <table:table-cell table:formula="of:=ROUND(SIN([.I282]*PI()/180);7)" office:value-type="float" office:value="0.944089" calcext:value-type="float">
            <text:p>0,944089</text:p>
          </table:table-cell>
          <table:table-cell table:formula="of:=ABS([.L282]-[.E282])" office:value-type="float" office:value="0.00412245" calcext:value-type="float">
            <text:p>0,00412245</text:p>
          </table:table-cell>
          <table:table-cell table:formula="of:=ABS([.M282]-[.F282])" office:value-type="float" office:value="0.00142958000000004" calcext:value-type="float">
            <text:p>0,00142958</text:p>
          </table:table-cell>
          <table:table-cell/>
        </table:table-row>
        <table:table-row table:style-name="ro1">
          <table:table-cell office:value-type="float" office:value="1623609849.56768" calcext:value-type="float">
            <text:p>1623609849,5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0.94551858" calcext:value-type="float">
            <text:p>0,9455185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([.D283]-[.I283])^2" office:value-type="float" office:value="0" calcext:value-type="float">
            <text:p>0</text:p>
          </table:table-cell>
          <table:table-cell/>
          <table:table-cell table:formula="of:=ROUND(COS([.I283]*PI()/180);7)" office:value-type="float" office:value="0.3255682" calcext:value-type="float">
            <text:p>0,3255682</text:p>
          </table:table-cell>
          <table:table-cell table:formula="of:=ROUND(SIN([.I283]*PI()/180);7)" office:value-type="float" office:value="0.9455186" calcext:value-type="float">
            <text:p>0,9455186</text:p>
          </table:table-cell>
          <table:table-cell table:formula="of:=ABS([.L283]-[.E283])" office:value-type="float" office:value="0.0000000499999999736822" calcext:value-type="float">
            <text:p>4,99999999736822E-08</text:p>
          </table:table-cell>
          <table:table-cell table:formula="of:=ABS([.M283]-[.F283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49.66766" calcext:value-type="float">
            <text:p>1623609849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0.94551858" calcext:value-type="float">
            <text:p>0,9455185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.25" calcext:value-type="float">
            <text:p>71,25</text:p>
          </table:table-cell>
          <table:table-cell table:formula="of:=([.D284]-[.I284])^2" office:value-type="float" office:value="0.0625" calcext:value-type="float">
            <text:p>0,0625</text:p>
          </table:table-cell>
          <table:table-cell/>
          <table:table-cell table:formula="of:=ROUND(COS([.I284]*PI()/180);7)" office:value-type="float" office:value="0.3214395" calcext:value-type="float">
            <text:p>0,3214395</text:p>
          </table:table-cell>
          <table:table-cell table:formula="of:=ROUND(SIN([.I284]*PI()/180);7)" office:value-type="float" office:value="0.9469301" calcext:value-type="float">
            <text:p>0,9469301</text:p>
          </table:table-cell>
          <table:table-cell table:formula="of:=ABS([.L284]-[.E284])" office:value-type="float" office:value="0.00412865000000001" calcext:value-type="float">
            <text:p>0,00412865</text:p>
          </table:table-cell>
          <table:table-cell table:formula="of:=ABS([.M284]-[.F284])" office:value-type="float" office:value="0.00141152" calcext:value-type="float">
            <text:p>0,00141152</text:p>
          </table:table-cell>
          <table:table-cell/>
        </table:table-row>
        <table:table-row table:style-name="ro1">
          <table:table-cell office:value-type="float" office:value="1623609849.76761" calcext:value-type="float">
            <text:p>1623609849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30901699" calcext:value-type="float">
            <text:p>0,30901699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5" calcext:value-type="float">
            <text:p>71,5</text:p>
          </table:table-cell>
          <table:table-cell table:formula="of:=([.D285]-[.I285])^2" office:value-type="float" office:value="0.25" calcext:value-type="float">
            <text:p>0,25</text:p>
          </table:table-cell>
          <table:table-cell/>
          <table:table-cell table:formula="of:=ROUND(COS([.I285]*PI()/180);7)" office:value-type="float" office:value="0.3173047" calcext:value-type="float">
            <text:p>0,3173047</text:p>
          </table:table-cell>
          <table:table-cell table:formula="of:=ROUND(SIN([.I285]*PI()/180);7)" office:value-type="float" office:value="0.9483237" calcext:value-type="float">
            <text:p>0,9483237</text:p>
          </table:table-cell>
          <table:table-cell table:formula="of:=ABS([.L285]-[.E285])" office:value-type="float" office:value="0.00828771" calcext:value-type="float">
            <text:p>0,00828771</text:p>
          </table:table-cell>
          <table:table-cell table:formula="of:=ABS([.M285]-[.F285])" office:value-type="float" office:value="0.00273282000000008" calcext:value-type="float">
            <text:p>0,00273282</text:p>
          </table:table-cell>
          <table:table-cell/>
        </table:table-row>
        <table:table-row table:style-name="ro1">
          <table:table-cell office:value-type="float" office:value="1623609849.86768" calcext:value-type="float">
            <text:p>1623609849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30901699" calcext:value-type="float">
            <text:p>0,30901699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75" calcext:value-type="float">
            <text:p>71,75</text:p>
          </table:table-cell>
          <table:table-cell table:formula="of:=([.D286]-[.I286])^2" office:value-type="float" office:value="0.0625" calcext:value-type="float">
            <text:p>0,0625</text:p>
          </table:table-cell>
          <table:table-cell/>
          <table:table-cell table:formula="of:=ROUND(COS([.I286]*PI()/180);7)" office:value-type="float" office:value="0.3131638" calcext:value-type="float">
            <text:p>0,3131638</text:p>
          </table:table-cell>
          <table:table-cell table:formula="of:=ROUND(SIN([.I286]*PI()/180);7)" office:value-type="float" office:value="0.9496991" calcext:value-type="float">
            <text:p>0,9496991</text:p>
          </table:table-cell>
          <table:table-cell table:formula="of:=ABS([.L286]-[.E286])" office:value-type="float" office:value="0.00414681" calcext:value-type="float">
            <text:p>0,00414681</text:p>
          </table:table-cell>
          <table:table-cell table:formula="of:=ABS([.M286]-[.F286])" office:value-type="float" office:value="0.00135742000000005" calcext:value-type="float">
            <text:p>0,00135742</text:p>
          </table:table-cell>
          <table:table-cell/>
        </table:table-row>
        <table:table-row table:style-name="ro1">
          <table:table-cell office:value-type="float" office:value="1623609849.96761" calcext:value-type="float">
            <text:p>1623609849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30901699" calcext:value-type="float">
            <text:p>0,30901699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D287]-[.I287])^2" office:value-type="float" office:value="0" calcext:value-type="float">
            <text:p>0</text:p>
          </table:table-cell>
          <table:table-cell/>
          <table:table-cell table:formula="of:=ROUND(COS([.I287]*PI()/180);7)" office:value-type="float" office:value="0.309017" calcext:value-type="float">
            <text:p>0,309017</text:p>
          </table:table-cell>
          <table:table-cell table:formula="of:=ROUND(SIN([.I287]*PI()/180);7)" office:value-type="float" office:value="0.9510565" calcext:value-type="float">
            <text:p>0,9510565</text:p>
          </table:table-cell>
          <table:table-cell table:formula="of:=ABS([.L287]-[.E287])" office:value-type="float" office:value="0.00000000999999999473644" calcext:value-type="float">
            <text:p>9,99999999473644E-09</text:p>
          </table:table-cell>
          <table:table-cell table:formula="of:=ABS([.M287]-[.F287])" office:value-type="float" office:value="0.0000000200000001004952" calcext:value-type="float">
            <text:p>2,00000001004952E-08</text:p>
          </table:table-cell>
          <table:table-cell/>
        </table:table-row>
        <table:table-row table:style-name="ro1">
          <table:table-cell office:value-type="float" office:value="1623609850.06767" calcext:value-type="float">
            <text:p>1623609850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30901699" calcext:value-type="float">
            <text:p>0,30901699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.25" calcext:value-type="float">
            <text:p>72,25</text:p>
          </table:table-cell>
          <table:table-cell table:formula="of:=([.D288]-[.I288])^2" office:value-type="float" office:value="0.0625" calcext:value-type="float">
            <text:p>0,0625</text:p>
          </table:table-cell>
          <table:table-cell/>
          <table:table-cell table:formula="of:=ROUND(COS([.I288]*PI()/180);7)" office:value-type="float" office:value="0.3048643" calcext:value-type="float">
            <text:p>0,3048643</text:p>
          </table:table-cell>
          <table:table-cell table:formula="of:=ROUND(SIN([.I288]*PI()/180);7)" office:value-type="float" office:value="0.9523958" calcext:value-type="float">
            <text:p>0,9523958</text:p>
          </table:table-cell>
          <table:table-cell table:formula="of:=ABS([.L288]-[.E288])" office:value-type="float" office:value="0.00415269000000001" calcext:value-type="float">
            <text:p>0,00415269</text:p>
          </table:table-cell>
          <table:table-cell table:formula="of:=ABS([.M288]-[.F288])" office:value-type="float" office:value="0.00133927999999994" calcext:value-type="float">
            <text:p>0,00133928</text:p>
          </table:table-cell>
          <table:table-cell/>
        </table:table-row>
        <table:table-row table:style-name="ro1">
          <table:table-cell office:value-type="float" office:value="1623609850.1676" calcext:value-type="float">
            <text:p>1623609850,1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923717" calcext:value-type="float">
            <text:p>0,2923717</text:p>
          </table:table-cell>
          <table:table-cell office:value-type="float" office:value="0.95630476" calcext:value-type="float">
            <text:p>0,9563047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2.5" calcext:value-type="float">
            <text:p>72,5</text:p>
          </table:table-cell>
          <table:table-cell table:formula="of:=([.D289]-[.I289])^2" office:value-type="float" office:value="0.25" calcext:value-type="float">
            <text:p>0,25</text:p>
          </table:table-cell>
          <table:table-cell/>
          <table:table-cell table:formula="of:=ROUND(COS([.I289]*PI()/180);7)" office:value-type="float" office:value="0.3007058" calcext:value-type="float">
            <text:p>0,3007058</text:p>
          </table:table-cell>
          <table:table-cell table:formula="of:=ROUND(SIN([.I289]*PI()/180);7)" office:value-type="float" office:value="0.953717" calcext:value-type="float">
            <text:p>0,953717</text:p>
          </table:table-cell>
          <table:table-cell table:formula="of:=ABS([.L289]-[.E289])" office:value-type="float" office:value="0.00833410000000001" calcext:value-type="float">
            <text:p>0,0083341</text:p>
          </table:table-cell>
          <table:table-cell table:formula="of:=ABS([.M289]-[.F289])" office:value-type="float" office:value="0.00258775999999994" calcext:value-type="float">
            <text:p>0,00258776</text:p>
          </table:table-cell>
          <table:table-cell/>
        </table:table-row>
        <table:table-row table:style-name="ro1">
          <table:table-cell office:value-type="float" office:value="1623609850.2676" calcext:value-type="float">
            <text:p>1623609850,2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923717" calcext:value-type="float">
            <text:p>0,2923717</text:p>
          </table:table-cell>
          <table:table-cell office:value-type="float" office:value="0.95630476" calcext:value-type="float">
            <text:p>0,9563047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2.75" calcext:value-type="float">
            <text:p>72,75</text:p>
          </table:table-cell>
          <table:table-cell table:formula="of:=([.D290]-[.I290])^2" office:value-type="float" office:value="0.0625" calcext:value-type="float">
            <text:p>0,0625</text:p>
          </table:table-cell>
          <table:table-cell/>
          <table:table-cell table:formula="of:=ROUND(COS([.I290]*PI()/180);7)" office:value-type="float" office:value="0.2965416" calcext:value-type="float">
            <text:p>0,2965416</text:p>
          </table:table-cell>
          <table:table-cell table:formula="of:=ROUND(SIN([.I290]*PI()/180);7)" office:value-type="float" office:value="0.9550199" calcext:value-type="float">
            <text:p>0,9550199</text:p>
          </table:table-cell>
          <table:table-cell table:formula="of:=ABS([.L290]-[.E290])" office:value-type="float" office:value="0.0041699" calcext:value-type="float">
            <text:p>0,0041699</text:p>
          </table:table-cell>
          <table:table-cell table:formula="of:=ABS([.M290]-[.F290])" office:value-type="float" office:value="0.00128485999999994" calcext:value-type="float">
            <text:p>0,00128486</text:p>
          </table:table-cell>
          <table:table-cell/>
        </table:table-row>
        <table:table-row table:style-name="ro1">
          <table:table-cell office:value-type="float" office:value="1623609850.36766" calcext:value-type="float">
            <text:p>1623609850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923717" calcext:value-type="float">
            <text:p>0,2923717</text:p>
          </table:table-cell>
          <table:table-cell office:value-type="float" office:value="0.95630476" calcext:value-type="float">
            <text:p>0,9563047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D291]-[.I291])^2" office:value-type="float" office:value="0" calcext:value-type="float">
            <text:p>0</text:p>
          </table:table-cell>
          <table:table-cell/>
          <table:table-cell table:formula="of:=ROUND(COS([.I291]*PI()/180);7)" office:value-type="float" office:value="0.2923717" calcext:value-type="float">
            <text:p>0,2923717</text:p>
          </table:table-cell>
          <table:table-cell table:formula="of:=ROUND(SIN([.I291]*PI()/180);7)" office:value-type="float" office:value="0.9563048" calcext:value-type="float">
            <text:p>0,9563048</text:p>
          </table:table-cell>
          <table:table-cell table:formula="of:=ABS([.L291]-[.E291])" office:value-type="float" office:value="0" calcext:value-type="float">
            <text:p>0</text:p>
          </table:table-cell>
          <table:table-cell table:formula="of:=ABS([.M291]-[.F291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50.46767" calcext:value-type="float">
            <text:p>1623609850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923717" calcext:value-type="float">
            <text:p>0,2923717</text:p>
          </table:table-cell>
          <table:table-cell office:value-type="float" office:value="0.95630476" calcext:value-type="float">
            <text:p>0,9563047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3.25" calcext:value-type="float">
            <text:p>73,25</text:p>
          </table:table-cell>
          <table:table-cell table:formula="of:=([.D292]-[.I292])^2" office:value-type="float" office:value="0.0625" calcext:value-type="float">
            <text:p>0,0625</text:p>
          </table:table-cell>
          <table:table-cell/>
          <table:table-cell table:formula="of:=ROUND(COS([.I292]*PI()/180);7)" office:value-type="float" office:value="0.2881963" calcext:value-type="float">
            <text:p>0,2881963</text:p>
          </table:table-cell>
          <table:table-cell table:formula="of:=ROUND(SIN([.I292]*PI()/180);7)" office:value-type="float" office:value="0.9575714" calcext:value-type="float">
            <text:p>0,9575714</text:p>
          </table:table-cell>
          <table:table-cell table:formula="of:=ABS([.L292]-[.E292])" office:value-type="float" office:value="0.0041754" calcext:value-type="float">
            <text:p>0,0041754</text:p>
          </table:table-cell>
          <table:table-cell table:formula="of:=ABS([.M292]-[.F292])" office:value-type="float" office:value="0.00126663999999999" calcext:value-type="float">
            <text:p>0,00126664</text:p>
          </table:table-cell>
          <table:table-cell/>
        </table:table-row>
        <table:table-row table:style-name="ro1">
          <table:table-cell office:value-type="float" office:value="1623609850.56766" calcext:value-type="float">
            <text:p>1623609850,5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27563736" calcext:value-type="float">
            <text:p>0,27563736</text:p>
          </table:table-cell>
          <table:table-cell office:value-type="float" office:value="0.9612617" calcext:value-type="float">
            <text:p>0,961261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3.5" calcext:value-type="float">
            <text:p>73,5</text:p>
          </table:table-cell>
          <table:table-cell table:formula="of:=([.D293]-[.I293])^2" office:value-type="float" office:value="0.25" calcext:value-type="float">
            <text:p>0,25</text:p>
          </table:table-cell>
          <table:table-cell/>
          <table:table-cell table:formula="of:=ROUND(COS([.I293]*PI()/180);7)" office:value-type="float" office:value="0.2840153" calcext:value-type="float">
            <text:p>0,2840153</text:p>
          </table:table-cell>
          <table:table-cell table:formula="of:=ROUND(SIN([.I293]*PI()/180);7)" office:value-type="float" office:value="0.9588197" calcext:value-type="float">
            <text:p>0,9588197</text:p>
          </table:table-cell>
          <table:table-cell table:formula="of:=ABS([.L293]-[.E293])" office:value-type="float" office:value="0.00837794000000003" calcext:value-type="float">
            <text:p>0,00837794</text:p>
          </table:table-cell>
          <table:table-cell table:formula="of:=ABS([.M293]-[.F293])" office:value-type="float" office:value="0.00244199999999994" calcext:value-type="float">
            <text:p>0,002442</text:p>
          </table:table-cell>
          <table:table-cell/>
        </table:table-row>
        <table:table-row table:style-name="ro1">
          <table:table-cell office:value-type="float" office:value="1623609850.66766" calcext:value-type="float">
            <text:p>1623609850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27563736" calcext:value-type="float">
            <text:p>0,27563736</text:p>
          </table:table-cell>
          <table:table-cell office:value-type="float" office:value="0.9612617" calcext:value-type="float">
            <text:p>0,961261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3.75" calcext:value-type="float">
            <text:p>73,75</text:p>
          </table:table-cell>
          <table:table-cell table:formula="of:=([.D294]-[.I294])^2" office:value-type="float" office:value="0.0625" calcext:value-type="float">
            <text:p>0,0625</text:p>
          </table:table-cell>
          <table:table-cell/>
          <table:table-cell table:formula="of:=ROUND(COS([.I294]*PI()/180);7)" office:value-type="float" office:value="0.279829" calcext:value-type="float">
            <text:p>0,279829</text:p>
          </table:table-cell>
          <table:table-cell table:formula="of:=ROUND(SIN([.I294]*PI()/180);7)" office:value-type="float" office:value="0.9600499" calcext:value-type="float">
            <text:p>0,9600499</text:p>
          </table:table-cell>
          <table:table-cell table:formula="of:=ABS([.L294]-[.E294])" office:value-type="float" office:value="0.00419164" calcext:value-type="float">
            <text:p>0,00419164</text:p>
          </table:table-cell>
          <table:table-cell table:formula="of:=ABS([.M294]-[.F294])" office:value-type="float" office:value="0.00121179999999999" calcext:value-type="float">
            <text:p>0,0012118</text:p>
          </table:table-cell>
          <table:table-cell/>
        </table:table-row>
        <table:table-row table:style-name="ro1">
          <table:table-cell office:value-type="float" office:value="1623609850.76766" calcext:value-type="float">
            <text:p>1623609850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27563736" calcext:value-type="float">
            <text:p>0,27563736</text:p>
          </table:table-cell>
          <table:table-cell office:value-type="float" office:value="0.9612617" calcext:value-type="float">
            <text:p>0,961261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([.D295]-[.I295])^2" office:value-type="float" office:value="0" calcext:value-type="float">
            <text:p>0</text:p>
          </table:table-cell>
          <table:table-cell/>
          <table:table-cell table:formula="of:=ROUND(COS([.I295]*PI()/180);7)" office:value-type="float" office:value="0.2756374" calcext:value-type="float">
            <text:p>0,2756374</text:p>
          </table:table-cell>
          <table:table-cell table:formula="of:=ROUND(SIN([.I295]*PI()/180);7)" office:value-type="float" office:value="0.9612617" calcext:value-type="float">
            <text:p>0,9612617</text:p>
          </table:table-cell>
          <table:table-cell table:formula="of:=ABS([.L295]-[.E295])" office:value-type="float" office:value="0.0000000399999999789458" calcext:value-type="float">
            <text:p>3,99999999789458E-08</text:p>
          </table:table-cell>
          <table:table-cell table:formula="of:=ABS([.M295]-[.F2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50.86766" calcext:value-type="float">
            <text:p>1623609850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27563736" calcext:value-type="float">
            <text:p>0,27563736</text:p>
          </table:table-cell>
          <table:table-cell office:value-type="float" office:value="0.9612617" calcext:value-type="float">
            <text:p>0,961261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4.25" calcext:value-type="float">
            <text:p>74,25</text:p>
          </table:table-cell>
          <table:table-cell table:formula="of:=([.D296]-[.I296])^2" office:value-type="float" office:value="0.0625" calcext:value-type="float">
            <text:p>0,0625</text:p>
          </table:table-cell>
          <table:table-cell/>
          <table:table-cell table:formula="of:=ROUND(COS([.I296]*PI()/180);7)" office:value-type="float" office:value="0.2714404" calcext:value-type="float">
            <text:p>0,2714404</text:p>
          </table:table-cell>
          <table:table-cell table:formula="of:=ROUND(SIN([.I296]*PI()/180);7)" office:value-type="float" office:value="0.9624552" calcext:value-type="float">
            <text:p>0,9624552</text:p>
          </table:table-cell>
          <table:table-cell table:formula="of:=ABS([.L296]-[.E296])" office:value-type="float" office:value="0.00419695999999997" calcext:value-type="float">
            <text:p>0,00419696</text:p>
          </table:table-cell>
          <table:table-cell table:formula="of:=ABS([.M296]-[.F296])" office:value-type="float" office:value="0.00119349999999996" calcext:value-type="float">
            <text:p>0,0011935</text:p>
          </table:table-cell>
          <table:table-cell/>
        </table:table-row>
        <table:table-row table:style-name="ro1">
          <table:table-cell office:value-type="float" office:value="1623609850.96768" calcext:value-type="float">
            <text:p>1623609850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5881905" calcext:value-type="float">
            <text:p>0,25881905</text:p>
          </table:table-cell>
          <table:table-cell office:value-type="float" office:value="0.96592583" calcext:value-type="float">
            <text:p>0,9659258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.5" calcext:value-type="float">
            <text:p>74,5</text:p>
          </table:table-cell>
          <table:table-cell table:formula="of:=([.D297]-[.I297])^2" office:value-type="float" office:value="0.25" calcext:value-type="float">
            <text:p>0,25</text:p>
          </table:table-cell>
          <table:table-cell/>
          <table:table-cell table:formula="of:=ROUND(COS([.I297]*PI()/180);7)" office:value-type="float" office:value="0.2672384" calcext:value-type="float">
            <text:p>0,2672384</text:p>
          </table:table-cell>
          <table:table-cell table:formula="of:=ROUND(SIN([.I297]*PI()/180);7)" office:value-type="float" office:value="0.9636305" calcext:value-type="float">
            <text:p>0,9636305</text:p>
          </table:table-cell>
          <table:table-cell table:formula="of:=ABS([.L297]-[.E297])" office:value-type="float" office:value="0.00841934999999999" calcext:value-type="float">
            <text:p>0,00841935</text:p>
          </table:table-cell>
          <table:table-cell table:formula="of:=ABS([.M297]-[.F297])" office:value-type="float" office:value="0.00229533000000004" calcext:value-type="float">
            <text:p>0,00229533</text:p>
          </table:table-cell>
          <table:table-cell/>
        </table:table-row>
        <table:table-row table:style-name="ro1">
          <table:table-cell office:value-type="float" office:value="1623609851.06768" calcext:value-type="float">
            <text:p>1623609851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5881905" calcext:value-type="float">
            <text:p>0,25881905</text:p>
          </table:table-cell>
          <table:table-cell office:value-type="float" office:value="0.96592583" calcext:value-type="float">
            <text:p>0,9659258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.75" calcext:value-type="float">
            <text:p>74,75</text:p>
          </table:table-cell>
          <table:table-cell table:formula="of:=([.D298]-[.I298])^2" office:value-type="float" office:value="0.0625" calcext:value-type="float">
            <text:p>0,0625</text:p>
          </table:table-cell>
          <table:table-cell/>
          <table:table-cell table:formula="of:=ROUND(COS([.I298]*PI()/180);7)" office:value-type="float" office:value="0.2630312" calcext:value-type="float">
            <text:p>0,2630312</text:p>
          </table:table-cell>
          <table:table-cell table:formula="of:=ROUND(SIN([.I298]*PI()/180);7)" office:value-type="float" office:value="0.9647873" calcext:value-type="float">
            <text:p>0,9647873</text:p>
          </table:table-cell>
          <table:table-cell table:formula="of:=ABS([.L298]-[.E298])" office:value-type="float" office:value="0.00421215000000003" calcext:value-type="float">
            <text:p>0,00421215</text:p>
          </table:table-cell>
          <table:table-cell table:formula="of:=ABS([.M298]-[.F298])" office:value-type="float" office:value="0.00113852999999997" calcext:value-type="float">
            <text:p>0,00113853</text:p>
          </table:table-cell>
          <table:table-cell/>
        </table:table-row>
        <table:table-row table:style-name="ro1">
          <table:table-cell office:value-type="float" office:value="1623609851.16766" calcext:value-type="float">
            <text:p>1623609851,1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5881905" calcext:value-type="float">
            <text:p>0,25881905</text:p>
          </table:table-cell>
          <table:table-cell office:value-type="float" office:value="0.96592583" calcext:value-type="float">
            <text:p>0,9659258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([.D299]-[.I299])^2" office:value-type="float" office:value="0" calcext:value-type="float">
            <text:p>0</text:p>
          </table:table-cell>
          <table:table-cell/>
          <table:table-cell table:formula="of:=ROUND(COS([.I299]*PI()/180);7)" office:value-type="float" office:value="0.258819" calcext:value-type="float">
            <text:p>0,258819</text:p>
          </table:table-cell>
          <table:table-cell table:formula="of:=ROUND(SIN([.I299]*PI()/180);7)" office:value-type="float" office:value="0.9659258" calcext:value-type="float">
            <text:p>0,9659258</text:p>
          </table:table-cell>
          <table:table-cell table:formula="of:=ABS([.L299]-[.E299])" office:value-type="float" office:value="0.0000000499999999736822" calcext:value-type="float">
            <text:p>4,99999999736822E-08</text:p>
          </table:table-cell>
          <table:table-cell table:formula="of:=ABS([.M299]-[.F299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51.26765" calcext:value-type="float">
            <text:p>1623609851,2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5881905" calcext:value-type="float">
            <text:p>0,25881905</text:p>
          </table:table-cell>
          <table:table-cell office:value-type="float" office:value="0.96592583" calcext:value-type="float">
            <text:p>0,9659258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.25" calcext:value-type="float">
            <text:p>75,25</text:p>
          </table:table-cell>
          <table:table-cell table:formula="of:=([.D300]-[.I300])^2" office:value-type="float" office:value="0.0625" calcext:value-type="float">
            <text:p>0,0625</text:p>
          </table:table-cell>
          <table:table-cell/>
          <table:table-cell table:formula="of:=ROUND(COS([.I300]*PI()/180);7)" office:value-type="float" office:value="0.2546019" calcext:value-type="float">
            <text:p>0,2546019</text:p>
          </table:table-cell>
          <table:table-cell table:formula="of:=ROUND(SIN([.I300]*PI()/180);7)" office:value-type="float" office:value="0.9670459" calcext:value-type="float">
            <text:p>0,9670459</text:p>
          </table:table-cell>
          <table:table-cell table:formula="of:=ABS([.L300]-[.E300])" office:value-type="float" office:value="0.00421715" calcext:value-type="float">
            <text:p>0,00421715</text:p>
          </table:table-cell>
          <table:table-cell table:formula="of:=ABS([.M300]-[.F300])" office:value-type="float" office:value="0.00112007000000003" calcext:value-type="float">
            <text:p>0,00112007</text:p>
          </table:table-cell>
          <table:table-cell/>
        </table:table-row>
        <table:table-row table:style-name="ro1">
          <table:table-cell office:value-type="float" office:value="1623609851.36758" calcext:value-type="float">
            <text:p>1623609851,3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419219" calcext:value-type="float">
            <text:p>0,2419219</text:p>
          </table:table-cell>
          <table:table-cell office:value-type="float" office:value="0.97029573" calcext:value-type="float">
            <text:p>0,9702957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.5" calcext:value-type="float">
            <text:p>75,5</text:p>
          </table:table-cell>
          <table:table-cell table:formula="of:=([.D301]-[.I301])^2" office:value-type="float" office:value="0.25" calcext:value-type="float">
            <text:p>0,25</text:p>
          </table:table-cell>
          <table:table-cell/>
          <table:table-cell table:formula="of:=ROUND(COS([.I301]*PI()/180);7)" office:value-type="float" office:value="0.25038" calcext:value-type="float">
            <text:p>0,25038</text:p>
          </table:table-cell>
          <table:table-cell table:formula="of:=ROUND(SIN([.I301]*PI()/180);7)" office:value-type="float" office:value="0.9681476" calcext:value-type="float">
            <text:p>0,9681476</text:p>
          </table:table-cell>
          <table:table-cell table:formula="of:=ABS([.L301]-[.E301])" office:value-type="float" office:value="0.0084581" calcext:value-type="float">
            <text:p>0,0084581</text:p>
          </table:table-cell>
          <table:table-cell table:formula="of:=ABS([.M301]-[.F301])" office:value-type="float" office:value="0.00214813000000003" calcext:value-type="float">
            <text:p>0,00214813</text:p>
          </table:table-cell>
          <table:table-cell/>
        </table:table-row>
        <table:table-row table:style-name="ro1">
          <table:table-cell office:value-type="float" office:value="1623609851.46766" calcext:value-type="float">
            <text:p>1623609851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419219" calcext:value-type="float">
            <text:p>0,2419219</text:p>
          </table:table-cell>
          <table:table-cell office:value-type="float" office:value="0.97029573" calcext:value-type="float">
            <text:p>0,9702957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.75" calcext:value-type="float">
            <text:p>75,75</text:p>
          </table:table-cell>
          <table:table-cell table:formula="of:=([.D302]-[.I302])^2" office:value-type="float" office:value="0.0625" calcext:value-type="float">
            <text:p>0,0625</text:p>
          </table:table-cell>
          <table:table-cell/>
          <table:table-cell table:formula="of:=ROUND(COS([.I302]*PI()/180);7)" office:value-type="float" office:value="0.2461533" calcext:value-type="float">
            <text:p>0,2461533</text:p>
          </table:table-cell>
          <table:table-cell table:formula="of:=ROUND(SIN([.I302]*PI()/180);7)" office:value-type="float" office:value="0.9692309" calcext:value-type="float">
            <text:p>0,9692309</text:p>
          </table:table-cell>
          <table:table-cell table:formula="of:=ABS([.L302]-[.E302])" office:value-type="float" office:value="0.0042314" calcext:value-type="float">
            <text:p>0,0042314</text:p>
          </table:table-cell>
          <table:table-cell table:formula="of:=ABS([.M302]-[.F302])" office:value-type="float" office:value="0.00106483000000002" calcext:value-type="float">
            <text:p>0,00106483</text:p>
          </table:table-cell>
          <table:table-cell/>
        </table:table-row>
        <table:table-row table:style-name="ro1">
          <table:table-cell office:value-type="float" office:value="1623609851.56769" calcext:value-type="float">
            <text:p>1623609851,5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419219" calcext:value-type="float">
            <text:p>0,2419219</text:p>
          </table:table-cell>
          <table:table-cell office:value-type="float" office:value="0.97029573" calcext:value-type="float">
            <text:p>0,9702957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([.D303]-[.I303])^2" office:value-type="float" office:value="0" calcext:value-type="float">
            <text:p>0</text:p>
          </table:table-cell>
          <table:table-cell/>
          <table:table-cell table:formula="of:=ROUND(COS([.I303]*PI()/180);7)" office:value-type="float" office:value="0.2419219" calcext:value-type="float">
            <text:p>0,2419219</text:p>
          </table:table-cell>
          <table:table-cell table:formula="of:=ROUND(SIN([.I303]*PI()/180);7)" office:value-type="float" office:value="0.9702957" calcext:value-type="float">
            <text:p>0,9702957</text:p>
          </table:table-cell>
          <table:table-cell table:formula="of:=ABS([.L303]-[.E303])" office:value-type="float" office:value="0" calcext:value-type="float">
            <text:p>0</text:p>
          </table:table-cell>
          <table:table-cell table:formula="of:=ABS([.M303]-[.F303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51.66766" calcext:value-type="float">
            <text:p>1623609851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419219" calcext:value-type="float">
            <text:p>0,2419219</text:p>
          </table:table-cell>
          <table:table-cell office:value-type="float" office:value="0.97029573" calcext:value-type="float">
            <text:p>0,9702957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6.25" calcext:value-type="float">
            <text:p>76,25</text:p>
          </table:table-cell>
          <table:table-cell table:formula="of:=([.D304]-[.I304])^2" office:value-type="float" office:value="0.0625" calcext:value-type="float">
            <text:p>0,0625</text:p>
          </table:table-cell>
          <table:table-cell/>
          <table:table-cell table:formula="of:=ROUND(COS([.I304]*PI()/180);7)" office:value-type="float" office:value="0.2376859" calcext:value-type="float">
            <text:p>0,2376859</text:p>
          </table:table-cell>
          <table:table-cell table:formula="of:=ROUND(SIN([.I304]*PI()/180);7)" office:value-type="float" office:value="0.9713421" calcext:value-type="float">
            <text:p>0,9713421</text:p>
          </table:table-cell>
          <table:table-cell table:formula="of:=ABS([.L304]-[.E304])" office:value-type="float" office:value="0.00423599999999999" calcext:value-type="float">
            <text:p>0,004236</text:p>
          </table:table-cell>
          <table:table-cell table:formula="of:=ABS([.M304]-[.F304])" office:value-type="float" office:value="0.00104636999999996" calcext:value-type="float">
            <text:p>0,00104637</text:p>
          </table:table-cell>
          <table:table-cell/>
        </table:table-row>
        <table:table-row table:style-name="ro1">
          <table:table-cell office:value-type="float" office:value="1623609851.76766" calcext:value-type="float">
            <text:p>1623609851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22495105" calcext:value-type="float">
            <text:p>0,22495105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6.5" calcext:value-type="float">
            <text:p>76,5</text:p>
          </table:table-cell>
          <table:table-cell table:formula="of:=([.D305]-[.I305])^2" office:value-type="float" office:value="0.25" calcext:value-type="float">
            <text:p>0,25</text:p>
          </table:table-cell>
          <table:table-cell/>
          <table:table-cell table:formula="of:=ROUND(COS([.I305]*PI()/180);7)" office:value-type="float" office:value="0.2334454" calcext:value-type="float">
            <text:p>0,2334454</text:p>
          </table:table-cell>
          <table:table-cell table:formula="of:=ROUND(SIN([.I305]*PI()/180);7)" office:value-type="float" office:value="0.9723699" calcext:value-type="float">
            <text:p>0,9723699</text:p>
          </table:table-cell>
          <table:table-cell table:formula="of:=ABS([.L305]-[.E305])" office:value-type="float" office:value="0.00849434999999998" calcext:value-type="float">
            <text:p>0,00849435</text:p>
          </table:table-cell>
          <table:table-cell table:formula="of:=ABS([.M305]-[.F305])" office:value-type="float" office:value="0.00200016000000003" calcext:value-type="float">
            <text:p>0,00200016</text:p>
          </table:table-cell>
          <table:table-cell/>
        </table:table-row>
        <table:table-row table:style-name="ro1">
          <table:table-cell office:value-type="float" office:value="1623609851.86766" calcext:value-type="float">
            <text:p>1623609851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22495105" calcext:value-type="float">
            <text:p>0,22495105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6.75" calcext:value-type="float">
            <text:p>76,75</text:p>
          </table:table-cell>
          <table:table-cell table:formula="of:=([.D306]-[.I306])^2" office:value-type="float" office:value="0.0625" calcext:value-type="float">
            <text:p>0,0625</text:p>
          </table:table-cell>
          <table:table-cell/>
          <table:table-cell table:formula="of:=ROUND(COS([.I306]*PI()/180);7)" office:value-type="float" office:value="0.2292004" calcext:value-type="float">
            <text:p>0,2292004</text:p>
          </table:table-cell>
          <table:table-cell table:formula="of:=ROUND(SIN([.I306]*PI()/180);7)" office:value-type="float" office:value="0.9733793" calcext:value-type="float">
            <text:p>0,9733793</text:p>
          </table:table-cell>
          <table:table-cell table:formula="of:=ABS([.L306]-[.E306])" office:value-type="float" office:value="0.00424934999999998" calcext:value-type="float">
            <text:p>0,00424935</text:p>
          </table:table-cell>
          <table:table-cell table:formula="of:=ABS([.M306]-[.F306])" office:value-type="float" office:value="0.00099076000000009" calcext:value-type="float">
            <text:p>0,00099076</text:p>
          </table:table-cell>
          <table:table-cell/>
        </table:table-row>
        <table:table-row table:style-name="ro1">
          <table:table-cell office:value-type="float" office:value="1623609851.96767" calcext:value-type="float">
            <text:p>1623609851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22495105" calcext:value-type="float">
            <text:p>0,22495105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([.D307]-[.I307])^2" office:value-type="float" office:value="0" calcext:value-type="float">
            <text:p>0</text:p>
          </table:table-cell>
          <table:table-cell/>
          <table:table-cell table:formula="of:=ROUND(COS([.I307]*PI()/180);7)" office:value-type="float" office:value="0.2249511" calcext:value-type="float">
            <text:p>0,2249511</text:p>
          </table:table-cell>
          <table:table-cell table:formula="of:=ROUND(SIN([.I307]*PI()/180);7)" office:value-type="float" office:value="0.9743701" calcext:value-type="float">
            <text:p>0,9743701</text:p>
          </table:table-cell>
          <table:table-cell table:formula="of:=ABS([.L307]-[.E307])" office:value-type="float" office:value="0.0000000499999999736822" calcext:value-type="float">
            <text:p>4,99999999736822E-08</text:p>
          </table:table-cell>
          <table:table-cell table:formula="of:=ABS([.M307]-[.F307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52.06765" calcext:value-type="float">
            <text:p>1623609852,0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22495105" calcext:value-type="float">
            <text:p>0,22495105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7.25" calcext:value-type="float">
            <text:p>77,25</text:p>
          </table:table-cell>
          <table:table-cell table:formula="of:=([.D308]-[.I308])^2" office:value-type="float" office:value="0.0625" calcext:value-type="float">
            <text:p>0,0625</text:p>
          </table:table-cell>
          <table:table-cell/>
          <table:table-cell table:formula="of:=ROUND(COS([.I308]*PI()/180);7)" office:value-type="float" office:value="0.2206974" calcext:value-type="float">
            <text:p>0,2206974</text:p>
          </table:table-cell>
          <table:table-cell table:formula="of:=ROUND(SIN([.I308]*PI()/180);7)" office:value-type="float" office:value="0.9753423" calcext:value-type="float">
            <text:p>0,9753423</text:p>
          </table:table-cell>
          <table:table-cell table:formula="of:=ABS([.L308]-[.E308])" office:value-type="float" office:value="0.00425365000000003" calcext:value-type="float">
            <text:p>0,00425365</text:p>
          </table:table-cell>
          <table:table-cell table:formula="of:=ABS([.M308]-[.F308])" office:value-type="float" office:value="0.000972239999999958" calcext:value-type="float">
            <text:p>0,00097224</text:p>
          </table:table-cell>
          <table:table-cell/>
        </table:table-row>
        <table:table-row table:style-name="ro1">
          <table:table-cell office:value-type="float" office:value="1623609852.16766" calcext:value-type="float">
            <text:p>1623609852,1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0.9781476" calcext:value-type="float">
            <text:p>0,978147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7.5" calcext:value-type="float">
            <text:p>77,5</text:p>
          </table:table-cell>
          <table:table-cell table:formula="of:=([.D309]-[.I309])^2" office:value-type="float" office:value="0.25" calcext:value-type="float">
            <text:p>0,25</text:p>
          </table:table-cell>
          <table:table-cell/>
          <table:table-cell table:formula="of:=ROUND(COS([.I309]*PI()/180);7)" office:value-type="float" office:value="0.2164396" calcext:value-type="float">
            <text:p>0,2164396</text:p>
          </table:table-cell>
          <table:table-cell table:formula="of:=ROUND(SIN([.I309]*PI()/180);7)" office:value-type="float" office:value="0.976296" calcext:value-type="float">
            <text:p>0,976296</text:p>
          </table:table-cell>
          <table:table-cell table:formula="of:=ABS([.L309]-[.E309])" office:value-type="float" office:value="0.00852791" calcext:value-type="float">
            <text:p>0,00852791</text:p>
          </table:table-cell>
          <table:table-cell table:formula="of:=ABS([.M309]-[.F309])" office:value-type="float" office:value="0.00185159999999995" calcext:value-type="float">
            <text:p>0,0018516</text:p>
          </table:table-cell>
          <table:table-cell/>
        </table:table-row>
        <table:table-row table:style-name="ro1">
          <table:table-cell office:value-type="float" office:value="1623609852.26766" calcext:value-type="float">
            <text:p>1623609852,2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0.9781476" calcext:value-type="float">
            <text:p>0,978147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7.75" calcext:value-type="float">
            <text:p>77,75</text:p>
          </table:table-cell>
          <table:table-cell table:formula="of:=([.D310]-[.I310])^2" office:value-type="float" office:value="0.0625" calcext:value-type="float">
            <text:p>0,0625</text:p>
          </table:table-cell>
          <table:table-cell/>
          <table:table-cell table:formula="of:=ROUND(COS([.I310]*PI()/180);7)" office:value-type="float" office:value="0.2121777" calcext:value-type="float">
            <text:p>0,2121777</text:p>
          </table:table-cell>
          <table:table-cell table:formula="of:=ROUND(SIN([.I310]*PI()/180);7)" office:value-type="float" office:value="0.9772311" calcext:value-type="float">
            <text:p>0,9772311</text:p>
          </table:table-cell>
          <table:table-cell table:formula="of:=ABS([.L310]-[.E310])" office:value-type="float" office:value="0.00426600999999999" calcext:value-type="float">
            <text:p>0,00426601</text:p>
          </table:table-cell>
          <table:table-cell table:formula="of:=ABS([.M310]-[.F310])" office:value-type="float" office:value="0.000916499999999987" calcext:value-type="float">
            <text:p>0,0009165</text:p>
          </table:table-cell>
          <table:table-cell/>
        </table:table-row>
        <table:table-row table:style-name="ro1">
          <table:table-cell office:value-type="float" office:value="1623609852.36762" calcext:value-type="float">
            <text:p>1623609852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0.9781476" calcext:value-type="float">
            <text:p>0,978147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([.D311]-[.I311])^2" office:value-type="float" office:value="0" calcext:value-type="float">
            <text:p>0</text:p>
          </table:table-cell>
          <table:table-cell/>
          <table:table-cell table:formula="of:=ROUND(COS([.I311]*PI()/180);7)" office:value-type="float" office:value="0.2079117" calcext:value-type="float">
            <text:p>0,2079117</text:p>
          </table:table-cell>
          <table:table-cell table:formula="of:=ROUND(SIN([.I311]*PI()/180);7)" office:value-type="float" office:value="0.9781476" calcext:value-type="float">
            <text:p>0,9781476</text:p>
          </table:table-cell>
          <table:table-cell table:formula="of:=ABS([.L311]-[.E311])" office:value-type="float" office:value="0.00000000999999999473644" calcext:value-type="float">
            <text:p>9,99999999473644E-09</text:p>
          </table:table-cell>
          <table:table-cell table:formula="of:=ABS([.M311]-[.F3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52.46769" calcext:value-type="float">
            <text:p>1623609852,4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0.9781476" calcext:value-type="float">
            <text:p>0,978147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8.25" calcext:value-type="float">
            <text:p>78,25</text:p>
          </table:table-cell>
          <table:table-cell table:formula="of:=([.D312]-[.I312])^2" office:value-type="float" office:value="0.0625" calcext:value-type="float">
            <text:p>0,0625</text:p>
          </table:table-cell>
          <table:table-cell/>
          <table:table-cell table:formula="of:=ROUND(COS([.I312]*PI()/180);7)" office:value-type="float" office:value="0.2036418" calcext:value-type="float">
            <text:p>0,2036418</text:p>
          </table:table-cell>
          <table:table-cell table:formula="of:=ROUND(SIN([.I312]*PI()/180);7)" office:value-type="float" office:value="0.9790455" calcext:value-type="float">
            <text:p>0,9790455</text:p>
          </table:table-cell>
          <table:table-cell table:formula="of:=ABS([.L312]-[.E312])" office:value-type="float" office:value="0.00426989" calcext:value-type="float">
            <text:p>0,00426989</text:p>
          </table:table-cell>
          <table:table-cell table:formula="of:=ABS([.M312]-[.F312])" office:value-type="float" office:value="0.000897900000000007" calcext:value-type="float">
            <text:p>0,0008979</text:p>
          </table:table-cell>
          <table:table-cell/>
        </table:table-row>
        <table:table-row table:style-name="ro1">
          <table:table-cell office:value-type="float" office:value="1623609852.56765" calcext:value-type="float">
            <text:p>1623609852,5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0.9781476" calcext:value-type="float">
            <text:p>0,978147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8.5" calcext:value-type="float">
            <text:p>78,5</text:p>
          </table:table-cell>
          <table:table-cell table:formula="of:=([.D313]-[.I313])^2" office:value-type="float" office:value="0.25" calcext:value-type="float">
            <text:p>0,25</text:p>
          </table:table-cell>
          <table:table-cell/>
          <table:table-cell table:formula="of:=ROUND(COS([.I313]*PI()/180);7)" office:value-type="float" office:value="0.1993679" calcext:value-type="float">
            <text:p>0,1993679</text:p>
          </table:table-cell>
          <table:table-cell table:formula="of:=ROUND(SIN([.I313]*PI()/180);7)" office:value-type="float" office:value="0.9799247" calcext:value-type="float">
            <text:p>0,9799247</text:p>
          </table:table-cell>
          <table:table-cell table:formula="of:=ABS([.L313]-[.E313])" office:value-type="float" office:value="0.00854379000000002" calcext:value-type="float">
            <text:p>0,00854379</text:p>
          </table:table-cell>
          <table:table-cell table:formula="of:=ABS([.M313]-[.F313])" office:value-type="float" office:value="0.00177709999999998" calcext:value-type="float">
            <text:p>0,0017771</text:p>
          </table:table-cell>
          <table:table-cell/>
        </table:table-row>
        <table:table-row table:style-name="ro1">
          <table:table-cell office:value-type="float" office:value="1623609852.66765" calcext:value-type="float">
            <text:p>1623609852,6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0.98162718" calcext:value-type="float">
            <text:p>0,9816271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8.75" calcext:value-type="float">
            <text:p>78,75</text:p>
          </table:table-cell>
          <table:table-cell table:formula="of:=([.D314]-[.I314])^2" office:value-type="float" office:value="0.0625" calcext:value-type="float">
            <text:p>0,0625</text:p>
          </table:table-cell>
          <table:table-cell/>
          <table:table-cell table:formula="of:=ROUND(COS([.I314]*PI()/180);7)" office:value-type="float" office:value="0.1950903" calcext:value-type="float">
            <text:p>0,1950903</text:p>
          </table:table-cell>
          <table:table-cell table:formula="of:=ROUND(SIN([.I314]*PI()/180);7)" office:value-type="float" office:value="0.9807853" calcext:value-type="float">
            <text:p>0,9807853</text:p>
          </table:table-cell>
          <table:table-cell table:formula="of:=ABS([.L314]-[.E314])" office:value-type="float" office:value="0.00428130000000002" calcext:value-type="float">
            <text:p>0,0042813</text:p>
          </table:table-cell>
          <table:table-cell table:formula="of:=ABS([.M314]-[.F314])" office:value-type="float" office:value="0.000841880000000073" calcext:value-type="float">
            <text:p>0,00084188</text:p>
          </table:table-cell>
          <table:table-cell/>
        </table:table-row>
        <table:table-row table:style-name="ro1">
          <table:table-cell office:value-type="float" office:value="1623609852.76761" calcext:value-type="float">
            <text:p>1623609852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0.98162718" calcext:value-type="float">
            <text:p>0,9816271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([.D315]-[.I315])^2" office:value-type="float" office:value="0" calcext:value-type="float">
            <text:p>0</text:p>
          </table:table-cell>
          <table:table-cell/>
          <table:table-cell table:formula="of:=ROUND(COS([.I315]*PI()/180);7)" office:value-type="float" office:value="0.190809" calcext:value-type="float">
            <text:p>0,190809</text:p>
          </table:table-cell>
          <table:table-cell table:formula="of:=ROUND(SIN([.I315]*PI()/180);7)" office:value-type="float" office:value="0.9816272" calcext:value-type="float">
            <text:p>0,9816272</text:p>
          </table:table-cell>
          <table:table-cell table:formula="of:=ABS([.L315]-[.E315])" office:value-type="float" office:value="0" calcext:value-type="float">
            <text:p>0</text:p>
          </table:table-cell>
          <table:table-cell table:formula="of:=ABS([.M315]-[.F315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52.86761" calcext:value-type="float">
            <text:p>1623609852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0.98162718" calcext:value-type="float">
            <text:p>0,9816271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9.25" calcext:value-type="float">
            <text:p>79,25</text:p>
          </table:table-cell>
          <table:table-cell table:formula="of:=([.D316]-[.I316])^2" office:value-type="float" office:value="0.0625" calcext:value-type="float">
            <text:p>0,0625</text:p>
          </table:table-cell>
          <table:table-cell/>
          <table:table-cell table:formula="of:=ROUND(COS([.I316]*PI()/180);7)" office:value-type="float" office:value="0.186524" calcext:value-type="float">
            <text:p>0,186524</text:p>
          </table:table-cell>
          <table:table-cell table:formula="of:=ROUND(SIN([.I316]*PI()/180);7)" office:value-type="float" office:value="0.9824504" calcext:value-type="float">
            <text:p>0,9824504</text:p>
          </table:table-cell>
          <table:table-cell table:formula="of:=ABS([.L316]-[.E316])" office:value-type="float" office:value="0.00428499999999998" calcext:value-type="float">
            <text:p>0,004285</text:p>
          </table:table-cell>
          <table:table-cell table:formula="of:=ABS([.M316]-[.F316])" office:value-type="float" office:value="0.000823219999999902" calcext:value-type="float">
            <text:p>0,00082322</text:p>
          </table:table-cell>
          <table:table-cell/>
        </table:table-row>
        <table:table-row table:style-name="ro1">
          <table:table-cell office:value-type="float" office:value="1623609852.96777" calcext:value-type="float">
            <text:p>1623609852,967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0.98480775" calcext:value-type="float">
            <text:p>0,984807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5" calcext:value-type="float">
            <text:p>79,5</text:p>
          </table:table-cell>
          <table:table-cell table:formula="of:=([.D317]-[.I317])^2" office:value-type="float" office:value="0.25" calcext:value-type="float">
            <text:p>0,25</text:p>
          </table:table-cell>
          <table:table-cell/>
          <table:table-cell table:formula="of:=ROUND(COS([.I317]*PI()/180);7)" office:value-type="float" office:value="0.1822355" calcext:value-type="float">
            <text:p>0,1822355</text:p>
          </table:table-cell>
          <table:table-cell table:formula="of:=ROUND(SIN([.I317]*PI()/180);7)" office:value-type="float" office:value="0.9832549" calcext:value-type="float">
            <text:p>0,9832549</text:p>
          </table:table-cell>
          <table:table-cell table:formula="of:=ABS([.L317]-[.E317])" office:value-type="float" office:value="0.00858731999999998" calcext:value-type="float">
            <text:p>0,00858732</text:p>
          </table:table-cell>
          <table:table-cell table:formula="of:=ABS([.M317]-[.F317])" office:value-type="float" office:value="0.00155284999999994" calcext:value-type="float">
            <text:p>0,00155285</text:p>
          </table:table-cell>
          <table:table-cell/>
        </table:table-row>
        <table:table-row table:style-name="ro1">
          <table:table-cell office:value-type="float" office:value="1623609853.06763" calcext:value-type="float">
            <text:p>1623609853,0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0.98480775" calcext:value-type="float">
            <text:p>0,984807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75" calcext:value-type="float">
            <text:p>79,75</text:p>
          </table:table-cell>
          <table:table-cell table:formula="of:=([.D318]-[.I318])^2" office:value-type="float" office:value="0.0625" calcext:value-type="float">
            <text:p>0,0625</text:p>
          </table:table-cell>
          <table:table-cell/>
          <table:table-cell table:formula="of:=ROUND(COS([.I318]*PI()/180);7)" office:value-type="float" office:value="0.1779435" calcext:value-type="float">
            <text:p>0,1779435</text:p>
          </table:table-cell>
          <table:table-cell table:formula="of:=ROUND(SIN([.I318]*PI()/180);7)" office:value-type="float" office:value="0.9840407" calcext:value-type="float">
            <text:p>0,9840407</text:p>
          </table:table-cell>
          <table:table-cell table:formula="of:=ABS([.L318]-[.E318])" office:value-type="float" office:value="0.00429531999999999" calcext:value-type="float">
            <text:p>0,00429532</text:p>
          </table:table-cell>
          <table:table-cell table:formula="of:=ABS([.M318]-[.F318])" office:value-type="float" office:value="0.000767049999999991" calcext:value-type="float">
            <text:p>0,00076705</text:p>
          </table:table-cell>
          <table:table-cell/>
        </table:table-row>
        <table:table-row table:style-name="ro1">
          <table:table-cell office:value-type="float" office:value="1623609853.1676" calcext:value-type="float">
            <text:p>1623609853,1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0.98480775" calcext:value-type="float">
            <text:p>0,984807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([.D319]-[.I319])^2" office:value-type="float" office:value="0" calcext:value-type="float">
            <text:p>0</text:p>
          </table:table-cell>
          <table:table-cell/>
          <table:table-cell table:formula="of:=ROUND(COS([.I319]*PI()/180);7)" office:value-type="float" office:value="0.1736482" calcext:value-type="float">
            <text:p>0,1736482</text:p>
          </table:table-cell>
          <table:table-cell table:formula="of:=ROUND(SIN([.I319]*PI()/180);7)" office:value-type="float" office:value="0.9848078" calcext:value-type="float">
            <text:p>0,9848078</text:p>
          </table:table-cell>
          <table:table-cell table:formula="of:=ABS([.L319]-[.E319])" office:value-type="float" office:value="0.0000000199999999894729" calcext:value-type="float">
            <text:p>1,99999999894729E-08</text:p>
          </table:table-cell>
          <table:table-cell table:formula="of:=ABS([.M319]-[.F319])" office:value-type="float" office:value="0.0000000500000000291934" calcext:value-type="float">
            <text:p>5,00000000291934E-08</text:p>
          </table:table-cell>
          <table:table-cell/>
        </table:table-row>
        <table:table-row table:style-name="ro1">
          <table:table-cell office:value-type="float" office:value="1623609853.2676" calcext:value-type="float">
            <text:p>1623609853,2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0.98480775" calcext:value-type="float">
            <text:p>0,984807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.25" calcext:value-type="float">
            <text:p>80,25</text:p>
          </table:table-cell>
          <table:table-cell table:formula="of:=([.D320]-[.I320])^2" office:value-type="float" office:value="0.0625" calcext:value-type="float">
            <text:p>0,0625</text:p>
          </table:table-cell>
          <table:table-cell/>
          <table:table-cell table:formula="of:=ROUND(COS([.I320]*PI()/180);7)" office:value-type="float" office:value="0.1693495" calcext:value-type="float">
            <text:p>0,1693495</text:p>
          </table:table-cell>
          <table:table-cell table:formula="of:=ROUND(SIN([.I320]*PI()/180);7)" office:value-type="float" office:value="0.9855561" calcext:value-type="float">
            <text:p>0,9855561</text:p>
          </table:table-cell>
          <table:table-cell table:formula="of:=ABS([.L320]-[.E320])" office:value-type="float" office:value="0.00429868000000003" calcext:value-type="float">
            <text:p>0,00429868</text:p>
          </table:table-cell>
          <table:table-cell table:formula="of:=ABS([.M320]-[.F320])" office:value-type="float" office:value="0.000748350000000064" calcext:value-type="float">
            <text:p>0,00074835</text:p>
          </table:table-cell>
          <table:table-cell/>
        </table:table-row>
        <table:table-row table:style-name="ro1">
          <table:table-cell office:value-type="float" office:value="1623609853.3676" calcext:value-type="float">
            <text:p>1623609853,3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0.98480775" calcext:value-type="float">
            <text:p>0,984807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.5" calcext:value-type="float">
            <text:p>80,5</text:p>
          </table:table-cell>
          <table:table-cell table:formula="of:=([.D321]-[.I321])^2" office:value-type="float" office:value="0.25" calcext:value-type="float">
            <text:p>0,25</text:p>
          </table:table-cell>
          <table:table-cell/>
          <table:table-cell table:formula="of:=ROUND(COS([.I321]*PI()/180);7)" office:value-type="float" office:value="0.1650476" calcext:value-type="float">
            <text:p>0,1650476</text:p>
          </table:table-cell>
          <table:table-cell table:formula="of:=ROUND(SIN([.I321]*PI()/180);7)" office:value-type="float" office:value="0.9862856" calcext:value-type="float">
            <text:p>0,9862856</text:p>
          </table:table-cell>
          <table:table-cell table:formula="of:=ABS([.L321]-[.E321])" office:value-type="float" office:value="0.00860058000000002" calcext:value-type="float">
            <text:p>0,00860058</text:p>
          </table:table-cell>
          <table:table-cell table:formula="of:=ABS([.M321]-[.F321])" office:value-type="float" office:value="0.00147785" calcext:value-type="float">
            <text:p>0,00147785</text:p>
          </table:table-cell>
          <table:table-cell/>
        </table:table-row>
        <table:table-row table:style-name="ro1">
          <table:table-cell office:value-type="float" office:value="1623609853.46767" calcext:value-type="float">
            <text:p>1623609853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15643447" calcext:value-type="float">
            <text:p>0,15643447</text:p>
          </table:table-cell>
          <table:table-cell office:value-type="float" office:value="0.98768834" calcext:value-type="float">
            <text:p>0,9876883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0.75" calcext:value-type="float">
            <text:p>80,75</text:p>
          </table:table-cell>
          <table:table-cell table:formula="of:=([.D322]-[.I322])^2" office:value-type="float" office:value="0.0625" calcext:value-type="float">
            <text:p>0,0625</text:p>
          </table:table-cell>
          <table:table-cell/>
          <table:table-cell table:formula="of:=ROUND(COS([.I322]*PI()/180);7)" office:value-type="float" office:value="0.1607426" calcext:value-type="float">
            <text:p>0,1607426</text:p>
          </table:table-cell>
          <table:table-cell table:formula="of:=ROUND(SIN([.I322]*PI()/180);7)" office:value-type="float" office:value="0.9869964" calcext:value-type="float">
            <text:p>0,9869964</text:p>
          </table:table-cell>
          <table:table-cell table:formula="of:=ABS([.L322]-[.E322])" office:value-type="float" office:value="0.00430813000000002" calcext:value-type="float">
            <text:p>0,00430813</text:p>
          </table:table-cell>
          <table:table-cell table:formula="of:=ABS([.M322]-[.F322])" office:value-type="float" office:value="0.000691940000000058" calcext:value-type="float">
            <text:p>0,00069194</text:p>
          </table:table-cell>
          <table:table-cell/>
        </table:table-row>
        <table:table-row table:style-name="ro1">
          <table:table-cell office:value-type="float" office:value="1623609853.56767" calcext:value-type="float">
            <text:p>1623609853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15643447" calcext:value-type="float">
            <text:p>0,15643447</text:p>
          </table:table-cell>
          <table:table-cell office:value-type="float" office:value="0.98768834" calcext:value-type="float">
            <text:p>0,9876883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([.D323]-[.I323])^2" office:value-type="float" office:value="0" calcext:value-type="float">
            <text:p>0</text:p>
          </table:table-cell>
          <table:table-cell/>
          <table:table-cell table:formula="of:=ROUND(COS([.I323]*PI()/180);7)" office:value-type="float" office:value="0.1564345" calcext:value-type="float">
            <text:p>0,1564345</text:p>
          </table:table-cell>
          <table:table-cell table:formula="of:=ROUND(SIN([.I323]*PI()/180);7)" office:value-type="float" office:value="0.9876883" calcext:value-type="float">
            <text:p>0,9876883</text:p>
          </table:table-cell>
          <table:table-cell table:formula="of:=ABS([.L323]-[.E323])" office:value-type="float" office:value="0.0000000300000000119649" calcext:value-type="float">
            <text:p>3,00000000119649E-08</text:p>
          </table:table-cell>
          <table:table-cell table:formula="of:=ABS([.M323]-[.F323])" office:value-type="float" office:value="0.0000000400000000899681" calcext:value-type="float">
            <text:p>4,00000000899681E-08</text:p>
          </table:table-cell>
          <table:table-cell/>
        </table:table-row>
        <table:table-row table:style-name="ro1">
          <table:table-cell office:value-type="float" office:value="1623609853.66761" calcext:value-type="float">
            <text:p>1623609853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15643447" calcext:value-type="float">
            <text:p>0,15643447</text:p>
          </table:table-cell>
          <table:table-cell office:value-type="float" office:value="0.98768834" calcext:value-type="float">
            <text:p>0,9876883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1.25" calcext:value-type="float">
            <text:p>81,25</text:p>
          </table:table-cell>
          <table:table-cell table:formula="of:=([.D324]-[.I324])^2" office:value-type="float" office:value="0.0625" calcext:value-type="float">
            <text:p>0,0625</text:p>
          </table:table-cell>
          <table:table-cell/>
          <table:table-cell table:formula="of:=ROUND(COS([.I324]*PI()/180);7)" office:value-type="float" office:value="0.1521234" calcext:value-type="float">
            <text:p>0,1521234</text:p>
          </table:table-cell>
          <table:table-cell table:formula="of:=ROUND(SIN([.I324]*PI()/180);7)" office:value-type="float" office:value="0.9883615" calcext:value-type="float">
            <text:p>0,9883615</text:p>
          </table:table-cell>
          <table:table-cell table:formula="of:=ABS([.L324]-[.E324])" office:value-type="float" office:value="0.00431107" calcext:value-type="float">
            <text:p>0,00431107</text:p>
          </table:table-cell>
          <table:table-cell table:formula="of:=ABS([.M324]-[.F324])" office:value-type="float" office:value="0.00067315999999995" calcext:value-type="float">
            <text:p>0,00067316</text:p>
          </table:table-cell>
          <table:table-cell/>
        </table:table-row>
        <table:table-row table:style-name="ro1">
          <table:table-cell office:value-type="float" office:value="1623609853.7676" calcext:value-type="float">
            <text:p>1623609853,7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1391731" calcext:value-type="float">
            <text:p>0,1391731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1.5" calcext:value-type="float">
            <text:p>81,5</text:p>
          </table:table-cell>
          <table:table-cell table:formula="of:=([.D325]-[.I325])^2" office:value-type="float" office:value="0.25" calcext:value-type="float">
            <text:p>0,25</text:p>
          </table:table-cell>
          <table:table-cell/>
          <table:table-cell table:formula="of:=ROUND(COS([.I325]*PI()/180);7)" office:value-type="float" office:value="0.1478094" calcext:value-type="float">
            <text:p>0,1478094</text:p>
          </table:table-cell>
          <table:table-cell table:formula="of:=ROUND(SIN([.I325]*PI()/180);7)" office:value-type="float" office:value="0.9890159" calcext:value-type="float">
            <text:p>0,9890159</text:p>
          </table:table-cell>
          <table:table-cell table:formula="of:=ABS([.L325]-[.E325])" office:value-type="float" office:value="0.00863630000000001" calcext:value-type="float">
            <text:p>0,0086363</text:p>
          </table:table-cell>
          <table:table-cell table:formula="of:=ABS([.M325]-[.F325])" office:value-type="float" office:value="0.00125217000000011" calcext:value-type="float">
            <text:p>0,00125217</text:p>
          </table:table-cell>
          <table:table-cell/>
        </table:table-row>
        <table:table-row table:style-name="ro1">
          <table:table-cell office:value-type="float" office:value="1623609853.8677" calcext:value-type="float">
            <text:p>1623609853,8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1391731" calcext:value-type="float">
            <text:p>0,1391731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1.75" calcext:value-type="float">
            <text:p>81,75</text:p>
          </table:table-cell>
          <table:table-cell table:formula="of:=([.D326]-[.I326])^2" office:value-type="float" office:value="0.0625" calcext:value-type="float">
            <text:p>0,0625</text:p>
          </table:table-cell>
          <table:table-cell/>
          <table:table-cell table:formula="of:=ROUND(COS([.I326]*PI()/180);7)" office:value-type="float" office:value="0.1434926" calcext:value-type="float">
            <text:p>0,1434926</text:p>
          </table:table-cell>
          <table:table-cell table:formula="of:=ROUND(SIN([.I326]*PI()/180);7)" office:value-type="float" office:value="0.9896514" calcext:value-type="float">
            <text:p>0,9896514</text:p>
          </table:table-cell>
          <table:table-cell table:formula="of:=ABS([.L326]-[.E326])" office:value-type="float" office:value="0.0043195" calcext:value-type="float">
            <text:p>0,0043195</text:p>
          </table:table-cell>
          <table:table-cell table:formula="of:=ABS([.M326]-[.F326])" office:value-type="float" office:value="0.000616670000000097" calcext:value-type="float">
            <text:p>0,00061667</text:p>
          </table:table-cell>
          <table:table-cell/>
        </table:table-row>
        <table:table-row table:style-name="ro1">
          <table:table-cell office:value-type="float" office:value="1623609853.96762" calcext:value-type="float">
            <text:p>1623609853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1391731" calcext:value-type="float">
            <text:p>0,1391731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([.D327]-[.I327])^2" office:value-type="float" office:value="0" calcext:value-type="float">
            <text:p>0</text:p>
          </table:table-cell>
          <table:table-cell/>
          <table:table-cell table:formula="of:=ROUND(COS([.I327]*PI()/180);7)" office:value-type="float" office:value="0.1391731" calcext:value-type="float">
            <text:p>0,1391731</text:p>
          </table:table-cell>
          <table:table-cell table:formula="of:=ROUND(SIN([.I327]*PI()/180);7)" office:value-type="float" office:value="0.9902681" calcext:value-type="float">
            <text:p>0,9902681</text:p>
          </table:table-cell>
          <table:table-cell table:formula="of:=ABS([.L327]-[.E327])" office:value-type="float" office:value="0" calcext:value-type="float">
            <text:p>0</text:p>
          </table:table-cell>
          <table:table-cell table:formula="of:=ABS([.M327]-[.F327])" office:value-type="float" office:value="0.0000000299999999286982" calcext:value-type="float">
            <text:p>2,99999999286982E-08</text:p>
          </table:table-cell>
          <table:table-cell/>
        </table:table-row>
        <table:table-row table:style-name="ro1">
          <table:table-cell office:value-type="float" office:value="1623609854.06768" calcext:value-type="float">
            <text:p>1623609854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1391731" calcext:value-type="float">
            <text:p>0,1391731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.25" calcext:value-type="float">
            <text:p>82,25</text:p>
          </table:table-cell>
          <table:table-cell table:formula="of:=([.D328]-[.I328])^2" office:value-type="float" office:value="0.0625" calcext:value-type="float">
            <text:p>0,0625</text:p>
          </table:table-cell>
          <table:table-cell/>
          <table:table-cell table:formula="of:=ROUND(COS([.I328]*PI()/180);7)" office:value-type="float" office:value="0.1348509" calcext:value-type="float">
            <text:p>0,1348509</text:p>
          </table:table-cell>
          <table:table-cell table:formula="of:=ROUND(SIN([.I328]*PI()/180);7)" office:value-type="float" office:value="0.9908659" calcext:value-type="float">
            <text:p>0,9908659</text:p>
          </table:table-cell>
          <table:table-cell table:formula="of:=ABS([.L328]-[.E328])" office:value-type="float" office:value="0.0043222" calcext:value-type="float">
            <text:p>0,0043222</text:p>
          </table:table-cell>
          <table:table-cell table:formula="of:=ABS([.M328]-[.F328])" office:value-type="float" office:value="0.00059782999999991" calcext:value-type="float">
            <text:p>0,00059783</text:p>
          </table:table-cell>
          <table:table-cell/>
        </table:table-row>
        <table:table-row table:style-name="ro1">
          <table:table-cell office:value-type="float" office:value="1623609854.16765" calcext:value-type="float">
            <text:p>1623609854,1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1391731" calcext:value-type="float">
            <text:p>0,1391731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.5" calcext:value-type="float">
            <text:p>82,5</text:p>
          </table:table-cell>
          <table:table-cell table:formula="of:=([.D329]-[.I329])^2" office:value-type="float" office:value="0.25" calcext:value-type="float">
            <text:p>0,25</text:p>
          </table:table-cell>
          <table:table-cell/>
          <table:table-cell table:formula="of:=ROUND(COS([.I329]*PI()/180);7)" office:value-type="float" office:value="0.1305262" calcext:value-type="float">
            <text:p>0,1305262</text:p>
          </table:table-cell>
          <table:table-cell table:formula="of:=ROUND(SIN([.I329]*PI()/180);7)" office:value-type="float" office:value="0.9914449" calcext:value-type="float">
            <text:p>0,9914449</text:p>
          </table:table-cell>
          <table:table-cell table:formula="of:=ABS([.L329]-[.E329])" office:value-type="float" office:value="0.00864689999999998" calcext:value-type="float">
            <text:p>0,0086469</text:p>
          </table:table-cell>
          <table:table-cell table:formula="of:=ABS([.M329]-[.F329])" office:value-type="float" office:value="0.00117682999999991" calcext:value-type="float">
            <text:p>0,00117683</text:p>
          </table:table-cell>
          <table:table-cell/>
        </table:table-row>
        <table:table-row table:style-name="ro1">
          <table:table-cell office:value-type="float" office:value="1623609854.26767" calcext:value-type="float">
            <text:p>1623609854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2186934" calcext:value-type="float">
            <text:p>0,12186934</text:p>
          </table:table-cell>
          <table:table-cell office:value-type="float" office:value="0.99254615" calcext:value-type="float">
            <text:p>0,9925461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2.75" calcext:value-type="float">
            <text:p>82,75</text:p>
          </table:table-cell>
          <table:table-cell table:formula="of:=([.D330]-[.I330])^2" office:value-type="float" office:value="0.0625" calcext:value-type="float">
            <text:p>0,0625</text:p>
          </table:table-cell>
          <table:table-cell/>
          <table:table-cell table:formula="of:=ROUND(COS([.I330]*PI()/180);7)" office:value-type="float" office:value="0.126199" calcext:value-type="float">
            <text:p>0,126199</text:p>
          </table:table-cell>
          <table:table-cell table:formula="of:=ROUND(SIN([.I330]*PI()/180);7)" office:value-type="float" office:value="0.9920049" calcext:value-type="float">
            <text:p>0,9920049</text:p>
          </table:table-cell>
          <table:table-cell table:formula="of:=ABS([.L330]-[.E330])" office:value-type="float" office:value="0.00432966" calcext:value-type="float">
            <text:p>0,00432966</text:p>
          </table:table-cell>
          <table:table-cell table:formula="of:=ABS([.M330]-[.F330])" office:value-type="float" office:value="0.000541250000000049" calcext:value-type="float">
            <text:p>0,00054125</text:p>
          </table:table-cell>
          <table:table-cell/>
        </table:table-row>
        <table:table-row table:style-name="ro1">
          <table:table-cell office:value-type="float" office:value="1623609854.36766" calcext:value-type="float">
            <text:p>1623609854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2186934" calcext:value-type="float">
            <text:p>0,12186934</text:p>
          </table:table-cell>
          <table:table-cell office:value-type="float" office:value="0.99254615" calcext:value-type="float">
            <text:p>0,9925461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 table:formula="of:=([.D331]-[.I331])^2" office:value-type="float" office:value="0" calcext:value-type="float">
            <text:p>0</text:p>
          </table:table-cell>
          <table:table-cell/>
          <table:table-cell table:formula="of:=ROUND(COS([.I331]*PI()/180);7)" office:value-type="float" office:value="0.1218693" calcext:value-type="float">
            <text:p>0,1218693</text:p>
          </table:table-cell>
          <table:table-cell table:formula="of:=ROUND(SIN([.I331]*PI()/180);7)" office:value-type="float" office:value="0.9925462" calcext:value-type="float">
            <text:p>0,9925462</text:p>
          </table:table-cell>
          <table:table-cell table:formula="of:=ABS([.L331]-[.E331])" office:value-type="float" office:value="0.0000000400000000067013" calcext:value-type="float">
            <text:p>4,00000000067013E-08</text:p>
          </table:table-cell>
          <table:table-cell table:formula="of:=ABS([.M331]-[.F331])" office:value-type="float" office:value="0.0000000500000000291934" calcext:value-type="float">
            <text:p>5,00000000291934E-08</text:p>
          </table:table-cell>
          <table:table-cell/>
        </table:table-row>
        <table:table-row table:style-name="ro1">
          <table:table-cell office:value-type="float" office:value="1623609854.46762" calcext:value-type="float">
            <text:p>1623609854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2186934" calcext:value-type="float">
            <text:p>0,12186934</text:p>
          </table:table-cell>
          <table:table-cell office:value-type="float" office:value="0.99254615" calcext:value-type="float">
            <text:p>0,9925461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3.25" calcext:value-type="float">
            <text:p>83,25</text:p>
          </table:table-cell>
          <table:table-cell table:formula="of:=([.D332]-[.I332])^2" office:value-type="float" office:value="0.0625" calcext:value-type="float">
            <text:p>0,0625</text:p>
          </table:table-cell>
          <table:table-cell/>
          <table:table-cell table:formula="of:=ROUND(COS([.I332]*PI()/180);7)" office:value-type="float" office:value="0.1175374" calcext:value-type="float">
            <text:p>0,1175374</text:p>
          </table:table-cell>
          <table:table-cell table:formula="of:=ROUND(SIN([.I332]*PI()/180);7)" office:value-type="float" office:value="0.9930685" calcext:value-type="float">
            <text:p>0,9930685</text:p>
          </table:table-cell>
          <table:table-cell table:formula="of:=ABS([.L332]-[.E332])" office:value-type="float" office:value="0.00433194000000001" calcext:value-type="float">
            <text:p>0,00433194</text:p>
          </table:table-cell>
          <table:table-cell table:formula="of:=ABS([.M332]-[.F332])" office:value-type="float" office:value="0.000522350000000005" calcext:value-type="float">
            <text:p>0,00052235</text:p>
          </table:table-cell>
          <table:table-cell/>
        </table:table-row>
        <table:table-row table:style-name="ro1">
          <table:table-cell office:value-type="float" office:value="1623609854.56761" calcext:value-type="float">
            <text:p>1623609854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10452846" calcext:value-type="float">
            <text:p>0,10452846</text:p>
          </table:table-cell>
          <table:table-cell office:value-type="float" office:value="0.9945219" calcext:value-type="float">
            <text:p>0,994521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3.5" calcext:value-type="float">
            <text:p>83,5</text:p>
          </table:table-cell>
          <table:table-cell table:formula="of:=([.D333]-[.I333])^2" office:value-type="float" office:value="0.25" calcext:value-type="float">
            <text:p>0,25</text:p>
          </table:table-cell>
          <table:table-cell/>
          <table:table-cell table:formula="of:=ROUND(COS([.I333]*PI()/180);7)" office:value-type="float" office:value="0.1132032" calcext:value-type="float">
            <text:p>0,1132032</text:p>
          </table:table-cell>
          <table:table-cell table:formula="of:=ROUND(SIN([.I333]*PI()/180);7)" office:value-type="float" office:value="0.9935719" calcext:value-type="float">
            <text:p>0,9935719</text:p>
          </table:table-cell>
          <table:table-cell table:formula="of:=ABS([.L333]-[.E333])" office:value-type="float" office:value="0.00867474" calcext:value-type="float">
            <text:p>0,00867474</text:p>
          </table:table-cell>
          <table:table-cell table:formula="of:=ABS([.M333]-[.F333])" office:value-type="float" office:value="0.000950000000000006" calcext:value-type="float">
            <text:p>0,00095</text:p>
          </table:table-cell>
          <table:table-cell/>
        </table:table-row>
        <table:table-row table:style-name="ro1">
          <table:table-cell office:value-type="float" office:value="1623609854.66768" calcext:value-type="float">
            <text:p>1623609854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10452846" calcext:value-type="float">
            <text:p>0,10452846</text:p>
          </table:table-cell>
          <table:table-cell office:value-type="float" office:value="0.9945219" calcext:value-type="float">
            <text:p>0,994521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3.75" calcext:value-type="float">
            <text:p>83,75</text:p>
          </table:table-cell>
          <table:table-cell table:formula="of:=([.D334]-[.I334])^2" office:value-type="float" office:value="0.0625" calcext:value-type="float">
            <text:p>0,0625</text:p>
          </table:table-cell>
          <table:table-cell/>
          <table:table-cell table:formula="of:=ROUND(COS([.I334]*PI()/180);7)" office:value-type="float" office:value="0.1088669" calcext:value-type="float">
            <text:p>0,1088669</text:p>
          </table:table-cell>
          <table:table-cell table:formula="of:=ROUND(SIN([.I334]*PI()/180);7)" office:value-type="float" office:value="0.9940563" calcext:value-type="float">
            <text:p>0,9940563</text:p>
          </table:table-cell>
          <table:table-cell table:formula="of:=ABS([.L334]-[.E334])" office:value-type="float" office:value="0.00433844" calcext:value-type="float">
            <text:p>0,00433844</text:p>
          </table:table-cell>
          <table:table-cell table:formula="of:=ABS([.M334]-[.F334])" office:value-type="float" office:value="0.000465599999999955" calcext:value-type="float">
            <text:p>0,0004656</text:p>
          </table:table-cell>
          <table:table-cell/>
        </table:table-row>
        <table:table-row table:style-name="ro1">
          <table:table-cell office:value-type="float" office:value="1623609854.76767" calcext:value-type="float">
            <text:p>1623609854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10452846" calcext:value-type="float">
            <text:p>0,10452846</text:p>
          </table:table-cell>
          <table:table-cell office:value-type="float" office:value="0.9945219" calcext:value-type="float">
            <text:p>0,994521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([.D335]-[.I335])^2" office:value-type="float" office:value="0" calcext:value-type="float">
            <text:p>0</text:p>
          </table:table-cell>
          <table:table-cell/>
          <table:table-cell table:formula="of:=ROUND(COS([.I335]*PI()/180);7)" office:value-type="float" office:value="0.1045285" calcext:value-type="float">
            <text:p>0,1045285</text:p>
          </table:table-cell>
          <table:table-cell table:formula="of:=ROUND(SIN([.I335]*PI()/180);7)" office:value-type="float" office:value="0.9945219" calcext:value-type="float">
            <text:p>0,9945219</text:p>
          </table:table-cell>
          <table:table-cell table:formula="of:=ABS([.L335]-[.E335])" office:value-type="float" office:value="0.0000000399999999928236" calcext:value-type="float">
            <text:p>3,99999999928236E-08</text:p>
          </table:table-cell>
          <table:table-cell table:formula="of:=ABS([.M335]-[.F3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54.86766" calcext:value-type="float">
            <text:p>1623609854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10452846" calcext:value-type="float">
            <text:p>0,10452846</text:p>
          </table:table-cell>
          <table:table-cell office:value-type="float" office:value="0.9945219" calcext:value-type="float">
            <text:p>0,994521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.25" calcext:value-type="float">
            <text:p>84,25</text:p>
          </table:table-cell>
          <table:table-cell table:formula="of:=([.D336]-[.I336])^2" office:value-type="float" office:value="0.0625" calcext:value-type="float">
            <text:p>0,0625</text:p>
          </table:table-cell>
          <table:table-cell/>
          <table:table-cell table:formula="of:=ROUND(COS([.I336]*PI()/180);7)" office:value-type="float" office:value="0.1001881" calcext:value-type="float">
            <text:p>0,1001881</text:p>
          </table:table-cell>
          <table:table-cell table:formula="of:=ROUND(SIN([.I336]*PI()/180);7)" office:value-type="float" office:value="0.9949685" calcext:value-type="float">
            <text:p>0,9949685</text:p>
          </table:table-cell>
          <table:table-cell table:formula="of:=ABS([.L336]-[.E336])" office:value-type="float" office:value="0.00434036" calcext:value-type="float">
            <text:p>0,00434036</text:p>
          </table:table-cell>
          <table:table-cell table:formula="of:=ABS([.M336]-[.F336])" office:value-type="float" office:value="0.000446600000000075" calcext:value-type="float">
            <text:p>0,0004466</text:p>
          </table:table-cell>
          <table:table-cell/>
        </table:table-row>
        <table:table-row table:style-name="ro1">
          <table:table-cell office:value-type="float" office:value="1623609854.96761" calcext:value-type="float">
            <text:p>1623609854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4.5" calcext:value-type="float">
            <text:p>84,5</text:p>
          </table:table-cell>
          <table:table-cell table:formula="of:=([.D337]-[.I337])^2" office:value-type="float" office:value="0.25" calcext:value-type="float">
            <text:p>0,25</text:p>
          </table:table-cell>
          <table:table-cell/>
          <table:table-cell table:formula="of:=ROUND(COS([.I337]*PI()/180);7)" office:value-type="float" office:value="0.0958458" calcext:value-type="float">
            <text:p>0,0958458</text:p>
          </table:table-cell>
          <table:table-cell table:formula="of:=ROUND(SIN([.I337]*PI()/180);7)" office:value-type="float" office:value="0.9953962" calcext:value-type="float">
            <text:p>0,9953962</text:p>
          </table:table-cell>
          <table:table-cell table:formula="of:=ABS([.L337]-[.E337])" office:value-type="float" office:value="0.00869006" calcext:value-type="float">
            <text:p>0,00869006</text:p>
          </table:table-cell>
          <table:table-cell table:formula="of:=ABS([.M337]-[.F337])" office:value-type="float" office:value="0.000798500000000035" calcext:value-type="float">
            <text:p>0,0007985</text:p>
          </table:table-cell>
          <table:table-cell/>
        </table:table-row>
        <table:table-row table:style-name="ro1">
          <table:table-cell office:value-type="float" office:value="1623609855.06768" calcext:value-type="float">
            <text:p>1623609855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4.75" calcext:value-type="float">
            <text:p>84,75</text:p>
          </table:table-cell>
          <table:table-cell table:formula="of:=([.D338]-[.I338])^2" office:value-type="float" office:value="0.0625" calcext:value-type="float">
            <text:p>0,0625</text:p>
          </table:table-cell>
          <table:table-cell/>
          <table:table-cell table:formula="of:=ROUND(COS([.I338]*PI()/180);7)" office:value-type="float" office:value="0.0915016" calcext:value-type="float">
            <text:p>0,0915016</text:p>
          </table:table-cell>
          <table:table-cell table:formula="of:=ROUND(SIN([.I338]*PI()/180);7)" office:value-type="float" office:value="0.9958049" calcext:value-type="float">
            <text:p>0,9958049</text:p>
          </table:table-cell>
          <table:table-cell table:formula="of:=ABS([.L338]-[.E338])" office:value-type="float" office:value="0.00434586000000001" calcext:value-type="float">
            <text:p>0,00434586</text:p>
          </table:table-cell>
          <table:table-cell table:formula="of:=ABS([.M338]-[.F338])" office:value-type="float" office:value="0.000389799999999996" calcext:value-type="float">
            <text:p>0,0003898</text:p>
          </table:table-cell>
          <table:table-cell/>
        </table:table-row>
        <table:table-row table:style-name="ro1">
          <table:table-cell office:value-type="float" office:value="1623609855.1676" calcext:value-type="float">
            <text:p>1623609855,1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([.D339]-[.I339])^2" office:value-type="float" office:value="0" calcext:value-type="float">
            <text:p>0</text:p>
          </table:table-cell>
          <table:table-cell/>
          <table:table-cell table:formula="of:=ROUND(COS([.I339]*PI()/180);7)" office:value-type="float" office:value="0.0871557" calcext:value-type="float">
            <text:p>0,0871557</text:p>
          </table:table-cell>
          <table:table-cell table:formula="of:=ROUND(SIN([.I339]*PI()/180);7)" office:value-type="float" office:value="0.9961947" calcext:value-type="float">
            <text:p>0,9961947</text:p>
          </table:table-cell>
          <table:table-cell table:formula="of:=ABS([.L339]-[.E339])" office:value-type="float" office:value="0.0000000399999999928236" calcext:value-type="float">
            <text:p>3,99999999928236E-08</text:p>
          </table:table-cell>
          <table:table-cell table:formula="of:=ABS([.M339]-[.F3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55.26765" calcext:value-type="float">
            <text:p>1623609855,2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5.25" calcext:value-type="float">
            <text:p>85,25</text:p>
          </table:table-cell>
          <table:table-cell table:formula="of:=([.D340]-[.I340])^2" office:value-type="float" office:value="0.0625" calcext:value-type="float">
            <text:p>0,0625</text:p>
          </table:table-cell>
          <table:table-cell/>
          <table:table-cell table:formula="of:=ROUND(COS([.I340]*PI()/180);7)" office:value-type="float" office:value="0.0828082" calcext:value-type="float">
            <text:p>0,0828082</text:p>
          </table:table-cell>
          <table:table-cell table:formula="of:=ROUND(SIN([.I340]*PI()/180);7)" office:value-type="float" office:value="0.9965655" calcext:value-type="float">
            <text:p>0,9965655</text:p>
          </table:table-cell>
          <table:table-cell table:formula="of:=ABS([.L340]-[.E340])" office:value-type="float" office:value="0.00434754" calcext:value-type="float">
            <text:p>0,00434754</text:p>
          </table:table-cell>
          <table:table-cell table:formula="of:=ABS([.M340]-[.F340])" office:value-type="float" office:value="0.000370800000000004" calcext:value-type="float">
            <text:p>0,0003708</text:p>
          </table:table-cell>
          <table:table-cell/>
        </table:table-row>
        <table:table-row table:style-name="ro1">
          <table:table-cell office:value-type="float" office:value="1623609855.36766" calcext:value-type="float">
            <text:p>1623609855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5.5" calcext:value-type="float">
            <text:p>85,5</text:p>
          </table:table-cell>
          <table:table-cell table:formula="of:=([.D341]-[.I341])^2" office:value-type="float" office:value="0.25" calcext:value-type="float">
            <text:p>0,25</text:p>
          </table:table-cell>
          <table:table-cell/>
          <table:table-cell table:formula="of:=ROUND(COS([.I341]*PI()/180);7)" office:value-type="float" office:value="0.0784591" calcext:value-type="float">
            <text:p>0,0784591</text:p>
          </table:table-cell>
          <table:table-cell table:formula="of:=ROUND(SIN([.I341]*PI()/180);7)" office:value-type="float" office:value="0.9969173" calcext:value-type="float">
            <text:p>0,9969173</text:p>
          </table:table-cell>
          <table:table-cell table:formula="of:=ABS([.L341]-[.E341])" office:value-type="float" office:value="0.00870263" calcext:value-type="float">
            <text:p>0,00870263</text:p>
          </table:table-cell>
          <table:table-cell table:formula="of:=ABS([.M341]-[.F341])" office:value-type="float" office:value="0.000646750000000029" calcext:value-type="float">
            <text:p>0,00064675</text:p>
          </table:table-cell>
          <table:table-cell/>
        </table:table-row>
        <table:table-row table:style-name="ro1">
          <table:table-cell office:value-type="float" office:value="1623609855.46766" calcext:value-type="float">
            <text:p>1623609855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5.75" calcext:value-type="float">
            <text:p>85,75</text:p>
          </table:table-cell>
          <table:table-cell table:formula="of:=([.D342]-[.I342])^2" office:value-type="float" office:value="0.0625" calcext:value-type="float">
            <text:p>0,0625</text:p>
          </table:table-cell>
          <table:table-cell/>
          <table:table-cell table:formula="of:=ROUND(COS([.I342]*PI()/180);7)" office:value-type="float" office:value="0.0741085" calcext:value-type="float">
            <text:p>0,0741085</text:p>
          </table:table-cell>
          <table:table-cell table:formula="of:=ROUND(SIN([.I342]*PI()/180);7)" office:value-type="float" office:value="0.9972502" calcext:value-type="float">
            <text:p>0,9972502</text:p>
          </table:table-cell>
          <table:table-cell table:formula="of:=ABS([.L342]-[.E342])" office:value-type="float" office:value="0.00435202999999999" calcext:value-type="float">
            <text:p>0,00435203</text:p>
          </table:table-cell>
          <table:table-cell table:formula="of:=ABS([.M342]-[.F342])" office:value-type="float" office:value="0.00031385000000006" calcext:value-type="float">
            <text:p>0,00031385</text:p>
          </table:table-cell>
          <table:table-cell/>
        </table:table-row>
        <table:table-row table:style-name="ro1">
          <table:table-cell office:value-type="float" office:value="1623609855.56761" calcext:value-type="float">
            <text:p>1623609855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([.D343]-[.I343])^2" office:value-type="float" office:value="0" calcext:value-type="float">
            <text:p>0</text:p>
          </table:table-cell>
          <table:table-cell/>
          <table:table-cell table:formula="of:=ROUND(COS([.I343]*PI()/180);7)" office:value-type="float" office:value="0.0697565" calcext:value-type="float">
            <text:p>0,0697565</text:p>
          </table:table-cell>
          <table:table-cell table:formula="of:=ROUND(SIN([.I343]*PI()/180);7)" office:value-type="float" office:value="0.9975641" calcext:value-type="float">
            <text:p>0,9975641</text:p>
          </table:table-cell>
          <table:table-cell table:formula="of:=ABS([.L343]-[.E343])" office:value-type="float" office:value="0.0000000299999999980871" calcext:value-type="float">
            <text:p>2,99999999980871E-08</text:p>
          </table:table-cell>
          <table:table-cell table:formula="of:=ABS([.M343]-[.F343])" office:value-type="float" office:value="0.0000000499999999181711" calcext:value-type="float">
            <text:p>4,99999999181711E-08</text:p>
          </table:table-cell>
          <table:table-cell/>
        </table:table-row>
        <table:table-row table:style-name="ro1">
          <table:table-cell office:value-type="float" office:value="1623609855.6676" calcext:value-type="float">
            <text:p>1623609855,6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.25" calcext:value-type="float">
            <text:p>86,25</text:p>
          </table:table-cell>
          <table:table-cell table:formula="of:=([.D344]-[.I344])^2" office:value-type="float" office:value="0.0625" calcext:value-type="float">
            <text:p>0,0625</text:p>
          </table:table-cell>
          <table:table-cell/>
          <table:table-cell table:formula="of:=ROUND(COS([.I344]*PI()/180);7)" office:value-type="float" office:value="0.0654031" calcext:value-type="float">
            <text:p>0,0654031</text:p>
          </table:table-cell>
          <table:table-cell table:formula="of:=ROUND(SIN([.I344]*PI()/180);7)" office:value-type="float" office:value="0.9978589" calcext:value-type="float">
            <text:p>0,9978589</text:p>
          </table:table-cell>
          <table:table-cell table:formula="of:=ABS([.L344]-[.E344])" office:value-type="float" office:value="0.00435337" calcext:value-type="float">
            <text:p>0,00435337</text:p>
          </table:table-cell>
          <table:table-cell table:formula="of:=ABS([.M344]-[.F344])" office:value-type="float" office:value="0.000294849999999958" calcext:value-type="float">
            <text:p>0,00029485</text:p>
          </table:table-cell>
          <table:table-cell/>
        </table:table-row>
        <table:table-row table:style-name="ro1">
          <table:table-cell office:value-type="float" office:value="1623609855.76767" calcext:value-type="float">
            <text:p>1623609855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6.5" calcext:value-type="float">
            <text:p>86,5</text:p>
          </table:table-cell>
          <table:table-cell table:formula="of:=([.D345]-[.I345])^2" office:value-type="float" office:value="0.25" calcext:value-type="float">
            <text:p>0,25</text:p>
          </table:table-cell>
          <table:table-cell/>
          <table:table-cell table:formula="of:=ROUND(COS([.I345]*PI()/180);7)" office:value-type="float" office:value="0.0610485" calcext:value-type="float">
            <text:p>0,0610485</text:p>
          </table:table-cell>
          <table:table-cell table:formula="of:=ROUND(SIN([.I345]*PI()/180);7)" office:value-type="float" office:value="0.9981348" calcext:value-type="float">
            <text:p>0,9981348</text:p>
          </table:table-cell>
          <table:table-cell table:formula="of:=ABS([.L345]-[.E345])" office:value-type="float" office:value="0.00871254" calcext:value-type="float">
            <text:p>0,00871254</text:p>
          </table:table-cell>
          <table:table-cell table:formula="of:=ABS([.M345]-[.F345])" office:value-type="float" office:value="0.000494729999999999" calcext:value-type="float">
            <text:p>0,00049473</text:p>
          </table:table-cell>
          <table:table-cell/>
        </table:table-row>
        <table:table-row table:style-name="ro1">
          <table:table-cell office:value-type="float" office:value="1623609855.86762" calcext:value-type="float">
            <text:p>1623609855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6.75" calcext:value-type="float">
            <text:p>86,75</text:p>
          </table:table-cell>
          <table:table-cell table:formula="of:=([.D346]-[.I346])^2" office:value-type="float" office:value="0.0625" calcext:value-type="float">
            <text:p>0,0625</text:p>
          </table:table-cell>
          <table:table-cell/>
          <table:table-cell table:formula="of:=ROUND(COS([.I346]*PI()/180);7)" office:value-type="float" office:value="0.0566928" calcext:value-type="float">
            <text:p>0,0566928</text:p>
          </table:table-cell>
          <table:table-cell table:formula="of:=ROUND(SIN([.I346]*PI()/180);7)" office:value-type="float" office:value="0.9983917" calcext:value-type="float">
            <text:p>0,9983917</text:p>
          </table:table-cell>
          <table:table-cell table:formula="of:=ABS([.L346]-[.E346])" office:value-type="float" office:value="0.00435684" calcext:value-type="float">
            <text:p>0,00435684</text:p>
          </table:table-cell>
          <table:table-cell table:formula="of:=ABS([.M346]-[.F346])" office:value-type="float" office:value="0.000237829999999994" calcext:value-type="float">
            <text:p>0,00023783</text:p>
          </table:table-cell>
          <table:table-cell/>
        </table:table-row>
        <table:table-row table:style-name="ro1">
          <table:table-cell office:value-type="float" office:value="1623609855.9676" calcext:value-type="float">
            <text:p>1623609855,9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([.D347]-[.I347])^2" office:value-type="float" office:value="0" calcext:value-type="float">
            <text:p>0</text:p>
          </table:table-cell>
          <table:table-cell/>
          <table:table-cell table:formula="of:=ROUND(COS([.I347]*PI()/180);7)" office:value-type="float" office:value="0.052336" calcext:value-type="float">
            <text:p>0,052336</text:p>
          </table:table-cell>
          <table:table-cell table:formula="of:=ROUND(SIN([.I347]*PI()/180);7)" office:value-type="float" office:value="0.9986295" calcext:value-type="float">
            <text:p>0,9986295</text:p>
          </table:table-cell>
          <table:table-cell table:formula="of:=ABS([.L347]-[.E347])" office:value-type="float" office:value="0.0000000399999999997624" calcext:value-type="float">
            <text:p>3,99999999997624E-08</text:p>
          </table:table-cell>
          <table:table-cell table:formula="of:=ABS([.M347]-[.F347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56.06768" calcext:value-type="float">
            <text:p>1623609856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7.25" calcext:value-type="float">
            <text:p>87,25</text:p>
          </table:table-cell>
          <table:table-cell table:formula="of:=([.D348]-[.I348])^2" office:value-type="float" office:value="0.0625" calcext:value-type="float">
            <text:p>0,0625</text:p>
          </table:table-cell>
          <table:table-cell/>
          <table:table-cell table:formula="of:=ROUND(COS([.I348]*PI()/180);7)" office:value-type="float" office:value="0.0479781" calcext:value-type="float">
            <text:p>0,0479781</text:p>
          </table:table-cell>
          <table:table-cell table:formula="of:=ROUND(SIN([.I348]*PI()/180);7)" office:value-type="float" office:value="0.9988484" calcext:value-type="float">
            <text:p>0,9988484</text:p>
          </table:table-cell>
          <table:table-cell table:formula="of:=ABS([.L348]-[.E348])" office:value-type="float" office:value="0.00435786" calcext:value-type="float">
            <text:p>0,00435786</text:p>
          </table:table-cell>
          <table:table-cell table:formula="of:=ABS([.M348]-[.F348])" office:value-type="float" office:value="0.000218869999999982" calcext:value-type="float">
            <text:p>0,00021887</text:p>
          </table:table-cell>
          <table:table-cell/>
        </table:table-row>
        <table:table-row table:style-name="ro1">
          <table:table-cell office:value-type="float" office:value="1623609856.16768" calcext:value-type="float">
            <text:p>1623609856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7.5" calcext:value-type="float">
            <text:p>87,5</text:p>
          </table:table-cell>
          <table:table-cell table:formula="of:=([.D349]-[.I349])^2" office:value-type="float" office:value="0.25" calcext:value-type="float">
            <text:p>0,25</text:p>
          </table:table-cell>
          <table:table-cell/>
          <table:table-cell table:formula="of:=ROUND(COS([.I349]*PI()/180);7)" office:value-type="float" office:value="0.0436194" calcext:value-type="float">
            <text:p>0,0436194</text:p>
          </table:table-cell>
          <table:table-cell table:formula="of:=ROUND(SIN([.I349]*PI()/180);7)" office:value-type="float" office:value="0.9990482" calcext:value-type="float">
            <text:p>0,9990482</text:p>
          </table:table-cell>
          <table:table-cell table:formula="of:=ABS([.L349]-[.E349])" office:value-type="float" office:value="0.00871656" calcext:value-type="float">
            <text:p>0,00871656</text:p>
          </table:table-cell>
          <table:table-cell table:formula="of:=ABS([.M349]-[.F349])" office:value-type="float" office:value="0.000418670000000065" calcext:value-type="float">
            <text:p>0,00041867</text:p>
          </table:table-cell>
          <table:table-cell/>
        </table:table-row>
        <table:table-row table:style-name="ro1">
          <table:table-cell office:value-type="float" office:value="1623609856.26761" calcext:value-type="float">
            <text:p>1623609856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7.75" calcext:value-type="float">
            <text:p>87,75</text:p>
          </table:table-cell>
          <table:table-cell table:formula="of:=([.D350]-[.I350])^2" office:value-type="float" office:value="0.0625" calcext:value-type="float">
            <text:p>0,0625</text:p>
          </table:table-cell>
          <table:table-cell/>
          <table:table-cell table:formula="of:=ROUND(COS([.I350]*PI()/180);7)" office:value-type="float" office:value="0.0392598" calcext:value-type="float">
            <text:p>0,0392598</text:p>
          </table:table-cell>
          <table:table-cell table:formula="of:=ROUND(SIN([.I350]*PI()/180);7)" office:value-type="float" office:value="0.999229" calcext:value-type="float">
            <text:p>0,999229</text:p>
          </table:table-cell>
          <table:table-cell table:formula="of:=ABS([.L350]-[.E350])" office:value-type="float" office:value="0.0043603" calcext:value-type="float">
            <text:p>0,0043603</text:p>
          </table:table-cell>
          <table:table-cell table:formula="of:=ABS([.M350]-[.F350])" office:value-type="float" office:value="0.000161830000000029" calcext:value-type="float">
            <text:p>0,00016183</text:p>
          </table:table-cell>
          <table:table-cell/>
        </table:table-row>
        <table:table-row table:style-name="ro1">
          <table:table-cell office:value-type="float" office:value="1623609856.36768" calcext:value-type="float">
            <text:p>1623609856,3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([.D351]-[.I351])^2" office:value-type="float" office:value="0" calcext:value-type="float">
            <text:p>0</text:p>
          </table:table-cell>
          <table:table-cell/>
          <table:table-cell table:formula="of:=ROUND(COS([.I351]*PI()/180);7)" office:value-type="float" office:value="0.0348995" calcext:value-type="float">
            <text:p>0,0348995</text:p>
          </table:table-cell>
          <table:table-cell table:formula="of:=ROUND(SIN([.I351]*PI()/180);7)" office:value-type="float" office:value="0.9993908" calcext:value-type="float">
            <text:p>0,9993908</text:p>
          </table:table-cell>
          <table:table-cell table:formula="of:=ABS([.L351]-[.E351])" office:value-type="float" office:value="0" calcext:value-type="float">
            <text:p>0</text:p>
          </table:table-cell>
          <table:table-cell table:formula="of:=ABS([.M351]-[.F351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56.46769" calcext:value-type="float">
            <text:p>1623609856,4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.25" calcext:value-type="float">
            <text:p>88,25</text:p>
          </table:table-cell>
          <table:table-cell table:formula="of:=([.D352]-[.I352])^2" office:value-type="float" office:value="0.0625" calcext:value-type="float">
            <text:p>0,0625</text:p>
          </table:table-cell>
          <table:table-cell/>
          <table:table-cell table:formula="of:=ROUND(COS([.I352]*PI()/180);7)" office:value-type="float" office:value="0.0305385" calcext:value-type="float">
            <text:p>0,0305385</text:p>
          </table:table-cell>
          <table:table-cell table:formula="of:=ROUND(SIN([.I352]*PI()/180);7)" office:value-type="float" office:value="0.9995336" calcext:value-type="float">
            <text:p>0,9995336</text:p>
          </table:table-cell>
          <table:table-cell table:formula="of:=ABS([.L352]-[.E352])" office:value-type="float" office:value="0.004361" calcext:value-type="float">
            <text:p>0,004361</text:p>
          </table:table-cell>
          <table:table-cell table:formula="of:=ABS([.M352]-[.F352])" office:value-type="float" office:value="0.000142769999999959" calcext:value-type="float">
            <text:p>0,00014277</text:p>
          </table:table-cell>
          <table:table-cell/>
        </table:table-row>
        <table:table-row table:style-name="ro1">
          <table:table-cell office:value-type="float" office:value="1623609856.56768" calcext:value-type="float">
            <text:p>1623609856,5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8.5" calcext:value-type="float">
            <text:p>88,5</text:p>
          </table:table-cell>
          <table:table-cell table:formula="of:=([.D353]-[.I353])^2" office:value-type="float" office:value="0.25" calcext:value-type="float">
            <text:p>0,25</text:p>
          </table:table-cell>
          <table:table-cell/>
          <table:table-cell table:formula="of:=ROUND(COS([.I353]*PI()/180);7)" office:value-type="float" office:value="0.0261769" calcext:value-type="float">
            <text:p>0,0261769</text:p>
          </table:table-cell>
          <table:table-cell table:formula="of:=ROUND(SIN([.I353]*PI()/180);7)" office:value-type="float" office:value="0.9996573" calcext:value-type="float">
            <text:p>0,9996573</text:p>
          </table:table-cell>
          <table:table-cell table:formula="of:=ABS([.L353]-[.E353])" office:value-type="float" office:value="0.00872449" calcext:value-type="float">
            <text:p>0,00872449</text:p>
          </table:table-cell>
          <table:table-cell table:formula="of:=ABS([.M353]-[.F353])" office:value-type="float" office:value="0.000190400000000035" calcext:value-type="float">
            <text:p>0,0001904</text:p>
          </table:table-cell>
          <table:table-cell/>
        </table:table-row>
        <table:table-row table:style-name="ro1">
          <table:table-cell office:value-type="float" office:value="1623609856.66769" calcext:value-type="float">
            <text:p>1623609856,6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8.75" calcext:value-type="float">
            <text:p>88,75</text:p>
          </table:table-cell>
          <table:table-cell table:formula="of:=([.D354]-[.I354])^2" office:value-type="float" office:value="0.0625" calcext:value-type="float">
            <text:p>0,0625</text:p>
          </table:table-cell>
          <table:table-cell/>
          <table:table-cell table:formula="of:=ROUND(COS([.I354]*PI()/180);7)" office:value-type="float" office:value="0.0218149" calcext:value-type="float">
            <text:p>0,0218149</text:p>
          </table:table-cell>
          <table:table-cell table:formula="of:=ROUND(SIN([.I354]*PI()/180);7)" office:value-type="float" office:value="0.999762" calcext:value-type="float">
            <text:p>0,999762</text:p>
          </table:table-cell>
          <table:table-cell table:formula="of:=ABS([.L354]-[.E354])" office:value-type="float" office:value="0.00436249" calcext:value-type="float">
            <text:p>0,00436249</text:p>
          </table:table-cell>
          <table:table-cell table:formula="of:=ABS([.M354]-[.F354])" office:value-type="float" office:value="0.0000856999999999664" calcext:value-type="float">
            <text:p>8,56999999999664E-05</text:p>
          </table:table-cell>
          <table:table-cell/>
        </table:table-row>
        <table:table-row table:style-name="ro1">
          <table:table-cell office:value-type="float" office:value="1623609856.76766" calcext:value-type="float">
            <text:p>1623609856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 table:formula="of:=([.D355]-[.I355])^2" office:value-type="float" office:value="0" calcext:value-type="float">
            <text:p>0</text:p>
          </table:table-cell>
          <table:table-cell/>
          <table:table-cell table:formula="of:=ROUND(COS([.I355]*PI()/180);7)" office:value-type="float" office:value="0.0174524" calcext:value-type="float">
            <text:p>0,0174524</text:p>
          </table:table-cell>
          <table:table-cell table:formula="of:=ROUND(SIN([.I355]*PI()/180);7)" office:value-type="float" office:value="0.9998477" calcext:value-type="float">
            <text:p>0,9998477</text:p>
          </table:table-cell>
          <table:table-cell table:formula="of:=ABS([.L355]-[.E355])" office:value-type="float" office:value="0.0000000100000000016753" calcext:value-type="float">
            <text:p>1,00000000016753E-08</text:p>
          </table:table-cell>
          <table:table-cell table:formula="of:=ABS([.M355]-[.F3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56.86767" calcext:value-type="float">
            <text:p>1623609856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9.25" calcext:value-type="float">
            <text:p>89,25</text:p>
          </table:table-cell>
          <table:table-cell table:formula="of:=([.D356]-[.I356])^2" office:value-type="float" office:value="0.0625" calcext:value-type="float">
            <text:p>0,0625</text:p>
          </table:table-cell>
          <table:table-cell/>
          <table:table-cell table:formula="of:=ROUND(COS([.I356]*PI()/180);7)" office:value-type="float" office:value="0.0130896" calcext:value-type="float">
            <text:p>0,0130896</text:p>
          </table:table-cell>
          <table:table-cell table:formula="of:=ROUND(SIN([.I356]*PI()/180);7)" office:value-type="float" office:value="0.9999143" calcext:value-type="float">
            <text:p>0,9999143</text:p>
          </table:table-cell>
          <table:table-cell table:formula="of:=ABS([.L356]-[.E356])" office:value-type="float" office:value="0.00436281" calcext:value-type="float">
            <text:p>0,00436281</text:p>
          </table:table-cell>
          <table:table-cell table:formula="of:=ABS([.M356]-[.F356])" office:value-type="float" office:value="0.0000666000000000277" calcext:value-type="float">
            <text:p>6,66000000000277E-05</text:p>
          </table:table-cell>
          <table:table-cell/>
        </table:table-row>
        <table:table-row table:style-name="ro1">
          <table:table-cell office:value-type="float" office:value="1623609856.96767" calcext:value-type="float">
            <text:p>1623609856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.5" calcext:value-type="float">
            <text:p>89,5</text:p>
          </table:table-cell>
          <table:table-cell table:formula="of:=([.D357]-[.I357])^2" office:value-type="float" office:value="0.25" calcext:value-type="float">
            <text:p>0,25</text:p>
          </table:table-cell>
          <table:table-cell/>
          <table:table-cell table:formula="of:=ROUND(COS([.I357]*PI()/180);7)" office:value-type="float" office:value="0.0087265" calcext:value-type="float">
            <text:p>0,0087265</text:p>
          </table:table-cell>
          <table:table-cell table:formula="of:=ROUND(SIN([.I357]*PI()/180);7)" office:value-type="float" office:value="0.9999619" calcext:value-type="float">
            <text:p>0,9999619</text:p>
          </table:table-cell>
          <table:table-cell table:formula="of:=ABS([.L357]-[.E357])" office:value-type="float" office:value="0.0087265" calcext:value-type="float">
            <text:p>0,0087265</text:p>
          </table:table-cell>
          <table:table-cell table:formula="of:=ABS([.M357]-[.F357])" office:value-type="float" office:value="0.0000381000000000409" calcext:value-type="float">
            <text:p>3,81000000000409E-05</text:p>
          </table:table-cell>
          <table:table-cell/>
        </table:table-row>
        <table:table-row table:style-name="ro1">
          <table:table-cell office:value-type="float" office:value="1623609857.06766" calcext:value-type="float">
            <text:p>1623609857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.75" calcext:value-type="float">
            <text:p>89,75</text:p>
          </table:table-cell>
          <table:table-cell table:formula="of:=([.D358]-[.I358])^2" office:value-type="float" office:value="0.0625" calcext:value-type="float">
            <text:p>0,0625</text:p>
          </table:table-cell>
          <table:table-cell/>
          <table:table-cell table:formula="of:=ROUND(COS([.I358]*PI()/180);7)" office:value-type="float" office:value="0.0043633" calcext:value-type="float">
            <text:p>0,0043633</text:p>
          </table:table-cell>
          <table:table-cell table:formula="of:=ROUND(SIN([.I358]*PI()/180);7)" office:value-type="float" office:value="0.9999905" calcext:value-type="float">
            <text:p>0,9999905</text:p>
          </table:table-cell>
          <table:table-cell table:formula="of:=ABS([.L358]-[.E358])" office:value-type="float" office:value="0.0043633" calcext:value-type="float">
            <text:p>0,0043633</text:p>
          </table:table-cell>
          <table:table-cell table:formula="of:=ABS([.M358]-[.F358])" office:value-type="float" office:value="0.00000949999999999562" calcext:value-type="float">
            <text:p>9,49999999999562E-06</text:p>
          </table:table-cell>
          <table:table-cell/>
        </table:table-row>
        <table:table-row table:style-name="ro1">
          <table:table-cell office:value-type="float" office:value="1623609857.16768" calcext:value-type="float">
            <text:p>1623609857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([.D359]-[.I359])^2" office:value-type="float" office:value="0" calcext:value-type="float">
            <text:p>0</text:p>
          </table:table-cell>
          <table:table-cell/>
          <table:table-cell table:formula="of:=ROUND(COS([.I359]*PI()/180);7)" office:value-type="float" office:value="0" calcext:value-type="float">
            <text:p>0</text:p>
          </table:table-cell>
          <table:table-cell table:formula="of:=ROUND(SIN([.I359]*PI()/180);7)" office:value-type="float" office:value="1" calcext:value-type="float">
            <text:p>1</text:p>
          </table:table-cell>
          <table:table-cell table:formula="of:=ABS([.L359]-[.E359])" office:value-type="float" office:value="0" calcext:value-type="float">
            <text:p>0</text:p>
          </table:table-cell>
          <table:table-cell table:formula="of:=ABS([.M359]-[.F3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57.26768" calcext:value-type="float">
            <text:p>1623609857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.25" calcext:value-type="float">
            <text:p>90,25</text:p>
          </table:table-cell>
          <table:table-cell table:formula="of:=([.D360]-[.I360])^2" office:value-type="float" office:value="0.0625" calcext:value-type="float">
            <text:p>0,0625</text:p>
          </table:table-cell>
          <table:table-cell/>
          <table:table-cell table:formula="of:=ROUND(COS([.I360]*PI()/180);7)" office:value-type="float" office:value="-0.0043633" calcext:value-type="float">
            <text:p>-0,0043633</text:p>
          </table:table-cell>
          <table:table-cell table:formula="of:=ROUND(SIN([.I360]*PI()/180);7)" office:value-type="float" office:value="0.9999905" calcext:value-type="float">
            <text:p>0,9999905</text:p>
          </table:table-cell>
          <table:table-cell table:formula="of:=ABS([.L360]-[.E360])" office:value-type="float" office:value="0.0043633" calcext:value-type="float">
            <text:p>0,0043633</text:p>
          </table:table-cell>
          <table:table-cell table:formula="of:=ABS([.M360]-[.F360])" office:value-type="float" office:value="0.00000949999999999562" calcext:value-type="float">
            <text:p>9,49999999999562E-06</text:p>
          </table:table-cell>
          <table:table-cell/>
        </table:table-row>
        <table:table-row table:style-name="ro1">
          <table:table-cell office:value-type="float" office:value="1623609857.36773" calcext:value-type="float">
            <text:p>1623609857,367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-0.01745241" calcext:value-type="float">
            <text:p>-0,0174524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0.5" calcext:value-type="float">
            <text:p>90,5</text:p>
          </table:table-cell>
          <table:table-cell table:formula="of:=([.D361]-[.I361])^2" office:value-type="float" office:value="0.25" calcext:value-type="float">
            <text:p>0,25</text:p>
          </table:table-cell>
          <table:table-cell/>
          <table:table-cell table:formula="of:=ROUND(COS([.I361]*PI()/180);7)" office:value-type="float" office:value="-0.0087265" calcext:value-type="float">
            <text:p>-0,0087265</text:p>
          </table:table-cell>
          <table:table-cell table:formula="of:=ROUND(SIN([.I361]*PI()/180);7)" office:value-type="float" office:value="0.9999619" calcext:value-type="float">
            <text:p>0,9999619</text:p>
          </table:table-cell>
          <table:table-cell table:formula="of:=ABS([.L361]-[.E361])" office:value-type="float" office:value="0.00872591" calcext:value-type="float">
            <text:p>0,00872591</text:p>
          </table:table-cell>
          <table:table-cell table:formula="of:=ABS([.M361]-[.F361])" office:value-type="float" office:value="0.000114199999999953" calcext:value-type="float">
            <text:p>0,0001142</text:p>
          </table:table-cell>
          <table:table-cell/>
        </table:table-row>
        <table:table-row table:style-name="ro1">
          <table:table-cell office:value-type="float" office:value="1623609857.46774" calcext:value-type="float">
            <text:p>1623609857,467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-0.01745241" calcext:value-type="float">
            <text:p>-0,0174524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0.75" calcext:value-type="float">
            <text:p>90,75</text:p>
          </table:table-cell>
          <table:table-cell table:formula="of:=([.D362]-[.I362])^2" office:value-type="float" office:value="0.0625" calcext:value-type="float">
            <text:p>0,0625</text:p>
          </table:table-cell>
          <table:table-cell/>
          <table:table-cell table:formula="of:=ROUND(COS([.I362]*PI()/180);7)" office:value-type="float" office:value="-0.0130896" calcext:value-type="float">
            <text:p>-0,0130896</text:p>
          </table:table-cell>
          <table:table-cell table:formula="of:=ROUND(SIN([.I362]*PI()/180);7)" office:value-type="float" office:value="0.9999143" calcext:value-type="float">
            <text:p>0,9999143</text:p>
          </table:table-cell>
          <table:table-cell table:formula="of:=ABS([.L362]-[.E362])" office:value-type="float" office:value="0.00436281" calcext:value-type="float">
            <text:p>0,00436281</text:p>
          </table:table-cell>
          <table:table-cell table:formula="of:=ABS([.M362]-[.F362])" office:value-type="float" office:value="0.0000666000000000277" calcext:value-type="float">
            <text:p>6,66000000000277E-05</text:p>
          </table:table-cell>
          <table:table-cell/>
        </table:table-row>
        <table:table-row table:style-name="ro1">
          <table:table-cell office:value-type="float" office:value="1623609857.56775" calcext:value-type="float">
            <text:p>1623609857,567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-0.01745241" calcext:value-type="float">
            <text:p>-0,0174524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([.D363]-[.I363])^2" office:value-type="float" office:value="0" calcext:value-type="float">
            <text:p>0</text:p>
          </table:table-cell>
          <table:table-cell/>
          <table:table-cell table:formula="of:=ROUND(COS([.I363]*PI()/180);7)" office:value-type="float" office:value="-0.0174524" calcext:value-type="float">
            <text:p>-0,0174524</text:p>
          </table:table-cell>
          <table:table-cell table:formula="of:=ROUND(SIN([.I363]*PI()/180);7)" office:value-type="float" office:value="0.9998477" calcext:value-type="float">
            <text:p>0,9998477</text:p>
          </table:table-cell>
          <table:table-cell table:formula="of:=ABS([.L363]-[.E363])" office:value-type="float" office:value="0.0000000100000000016753" calcext:value-type="float">
            <text:p>1,00000000016753E-08</text:p>
          </table:table-cell>
          <table:table-cell table:formula="of:=ABS([.M363]-[.F3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57.66766" calcext:value-type="float">
            <text:p>1623609857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-0.01745241" calcext:value-type="float">
            <text:p>-0,0174524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1.25" calcext:value-type="float">
            <text:p>91,25</text:p>
          </table:table-cell>
          <table:table-cell table:formula="of:=([.D364]-[.I364])^2" office:value-type="float" office:value="0.0625" calcext:value-type="float">
            <text:p>0,0625</text:p>
          </table:table-cell>
          <table:table-cell/>
          <table:table-cell table:formula="of:=ROUND(COS([.I364]*PI()/180);7)" office:value-type="float" office:value="-0.0218149" calcext:value-type="float">
            <text:p>-0,0218149</text:p>
          </table:table-cell>
          <table:table-cell table:formula="of:=ROUND(SIN([.I364]*PI()/180);7)" office:value-type="float" office:value="0.999762" calcext:value-type="float">
            <text:p>0,999762</text:p>
          </table:table-cell>
          <table:table-cell table:formula="of:=ABS([.L364]-[.E364])" office:value-type="float" office:value="0.00436249" calcext:value-type="float">
            <text:p>0,00436249</text:p>
          </table:table-cell>
          <table:table-cell table:formula="of:=ABS([.M364]-[.F364])" office:value-type="float" office:value="0.0000856999999999664" calcext:value-type="float">
            <text:p>8,56999999999664E-05</text:p>
          </table:table-cell>
          <table:table-cell/>
        </table:table-row>
        <table:table-row table:style-name="ro1">
          <table:table-cell office:value-type="float" office:value="1623609857.76766" calcext:value-type="float">
            <text:p>1623609857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1.5" calcext:value-type="float">
            <text:p>91,5</text:p>
          </table:table-cell>
          <table:table-cell table:formula="of:=([.D365]-[.I365])^2" office:value-type="float" office:value="0.25" calcext:value-type="float">
            <text:p>0,25</text:p>
          </table:table-cell>
          <table:table-cell/>
          <table:table-cell table:formula="of:=ROUND(COS([.I365]*PI()/180);7)" office:value-type="float" office:value="-0.0261769" calcext:value-type="float">
            <text:p>-0,0261769</text:p>
          </table:table-cell>
          <table:table-cell table:formula="of:=ROUND(SIN([.I365]*PI()/180);7)" office:value-type="float" office:value="0.9996573" calcext:value-type="float">
            <text:p>0,9996573</text:p>
          </table:table-cell>
          <table:table-cell table:formula="of:=ABS([.L365]-[.E365])" office:value-type="float" office:value="0.0087226" calcext:value-type="float">
            <text:p>0,0087226</text:p>
          </table:table-cell>
          <table:table-cell table:formula="of:=ABS([.M365]-[.F365])" office:value-type="float" office:value="0.000266469999999908" calcext:value-type="float">
            <text:p>0,00026647</text:p>
          </table:table-cell>
          <table:table-cell/>
        </table:table-row>
        <table:table-row table:style-name="ro1">
          <table:table-cell office:value-type="float" office:value="1623609857.86767" calcext:value-type="float">
            <text:p>1623609857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1.75" calcext:value-type="float">
            <text:p>91,75</text:p>
          </table:table-cell>
          <table:table-cell table:formula="of:=([.D366]-[.I366])^2" office:value-type="float" office:value="0.0625" calcext:value-type="float">
            <text:p>0,0625</text:p>
          </table:table-cell>
          <table:table-cell/>
          <table:table-cell table:formula="of:=ROUND(COS([.I366]*PI()/180);7)" office:value-type="float" office:value="-0.0305385" calcext:value-type="float">
            <text:p>-0,0305385</text:p>
          </table:table-cell>
          <table:table-cell table:formula="of:=ROUND(SIN([.I366]*PI()/180);7)" office:value-type="float" office:value="0.9995336" calcext:value-type="float">
            <text:p>0,9995336</text:p>
          </table:table-cell>
          <table:table-cell table:formula="of:=ABS([.L366]-[.E366])" office:value-type="float" office:value="0.004361" calcext:value-type="float">
            <text:p>0,004361</text:p>
          </table:table-cell>
          <table:table-cell table:formula="of:=ABS([.M366]-[.F366])" office:value-type="float" office:value="0.000142769999999959" calcext:value-type="float">
            <text:p>0,00014277</text:p>
          </table:table-cell>
          <table:table-cell/>
        </table:table-row>
        <table:table-row table:style-name="ro1">
          <table:table-cell office:value-type="float" office:value="1623609857.96768" calcext:value-type="float">
            <text:p>1623609857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([.D367]-[.I367])^2" office:value-type="float" office:value="0" calcext:value-type="float">
            <text:p>0</text:p>
          </table:table-cell>
          <table:table-cell/>
          <table:table-cell table:formula="of:=ROUND(COS([.I367]*PI()/180);7)" office:value-type="float" office:value="-0.0348995" calcext:value-type="float">
            <text:p>-0,0348995</text:p>
          </table:table-cell>
          <table:table-cell table:formula="of:=ROUND(SIN([.I367]*PI()/180);7)" office:value-type="float" office:value="0.9993908" calcext:value-type="float">
            <text:p>0,9993908</text:p>
          </table:table-cell>
          <table:table-cell table:formula="of:=ABS([.L367]-[.E367])" office:value-type="float" office:value="0" calcext:value-type="float">
            <text:p>0</text:p>
          </table:table-cell>
          <table:table-cell table:formula="of:=ABS([.M367]-[.F367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58.06766" calcext:value-type="float">
            <text:p>1623609858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2.25" calcext:value-type="float">
            <text:p>92,25</text:p>
          </table:table-cell>
          <table:table-cell table:formula="of:=([.D368]-[.I368])^2" office:value-type="float" office:value="0.0625" calcext:value-type="float">
            <text:p>0,0625</text:p>
          </table:table-cell>
          <table:table-cell/>
          <table:table-cell table:formula="of:=ROUND(COS([.I368]*PI()/180);7)" office:value-type="float" office:value="-0.0392598" calcext:value-type="float">
            <text:p>-0,0392598</text:p>
          </table:table-cell>
          <table:table-cell table:formula="of:=ROUND(SIN([.I368]*PI()/180);7)" office:value-type="float" office:value="0.999229" calcext:value-type="float">
            <text:p>0,999229</text:p>
          </table:table-cell>
          <table:table-cell table:formula="of:=ABS([.L368]-[.E368])" office:value-type="float" office:value="0.0043603" calcext:value-type="float">
            <text:p>0,0043603</text:p>
          </table:table-cell>
          <table:table-cell table:formula="of:=ABS([.M368]-[.F368])" office:value-type="float" office:value="0.000161830000000029" calcext:value-type="float">
            <text:p>0,00016183</text:p>
          </table:table-cell>
          <table:table-cell/>
        </table:table-row>
        <table:table-row table:style-name="ro1">
          <table:table-cell office:value-type="float" office:value="1623609858.16765" calcext:value-type="float">
            <text:p>1623609858,1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-0.05233596" calcext:value-type="float">
            <text:p>-0,05233596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2.5" calcext:value-type="float">
            <text:p>92,5</text:p>
          </table:table-cell>
          <table:table-cell table:formula="of:=([.D369]-[.I369])^2" office:value-type="float" office:value="0.25" calcext:value-type="float">
            <text:p>0,25</text:p>
          </table:table-cell>
          <table:table-cell/>
          <table:table-cell table:formula="of:=ROUND(COS([.I369]*PI()/180);7)" office:value-type="float" office:value="-0.0436194" calcext:value-type="float">
            <text:p>-0,0436194</text:p>
          </table:table-cell>
          <table:table-cell table:formula="of:=ROUND(SIN([.I369]*PI()/180);7)" office:value-type="float" office:value="0.9990482" calcext:value-type="float">
            <text:p>0,9990482</text:p>
          </table:table-cell>
          <table:table-cell table:formula="of:=ABS([.L369]-[.E369])" office:value-type="float" office:value="0.00871656" calcext:value-type="float">
            <text:p>0,00871656</text:p>
          </table:table-cell>
          <table:table-cell table:formula="of:=ABS([.M369]-[.F369])" office:value-type="float" office:value="0.000418670000000065" calcext:value-type="float">
            <text:p>0,00041867</text:p>
          </table:table-cell>
          <table:table-cell/>
        </table:table-row>
        <table:table-row table:style-name="ro1">
          <table:table-cell office:value-type="float" office:value="1623609858.26767" calcext:value-type="float">
            <text:p>1623609858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-0.05233596" calcext:value-type="float">
            <text:p>-0,05233596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2.75" calcext:value-type="float">
            <text:p>92,75</text:p>
          </table:table-cell>
          <table:table-cell table:formula="of:=([.D370]-[.I370])^2" office:value-type="float" office:value="0.0625" calcext:value-type="float">
            <text:p>0,0625</text:p>
          </table:table-cell>
          <table:table-cell/>
          <table:table-cell table:formula="of:=ROUND(COS([.I370]*PI()/180);7)" office:value-type="float" office:value="-0.0479781" calcext:value-type="float">
            <text:p>-0,0479781</text:p>
          </table:table-cell>
          <table:table-cell table:formula="of:=ROUND(SIN([.I370]*PI()/180);7)" office:value-type="float" office:value="0.9988484" calcext:value-type="float">
            <text:p>0,9988484</text:p>
          </table:table-cell>
          <table:table-cell table:formula="of:=ABS([.L370]-[.E370])" office:value-type="float" office:value="0.00435786" calcext:value-type="float">
            <text:p>0,00435786</text:p>
          </table:table-cell>
          <table:table-cell table:formula="of:=ABS([.M370]-[.F370])" office:value-type="float" office:value="0.000218869999999982" calcext:value-type="float">
            <text:p>0,00021887</text:p>
          </table:table-cell>
          <table:table-cell/>
        </table:table-row>
        <table:table-row table:style-name="ro1">
          <table:table-cell office:value-type="float" office:value="1623609858.36762" calcext:value-type="float">
            <text:p>1623609858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-0.05233596" calcext:value-type="float">
            <text:p>-0,05233596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([.D371]-[.I371])^2" office:value-type="float" office:value="0" calcext:value-type="float">
            <text:p>0</text:p>
          </table:table-cell>
          <table:table-cell/>
          <table:table-cell table:formula="of:=ROUND(COS([.I371]*PI()/180);7)" office:value-type="float" office:value="-0.052336" calcext:value-type="float">
            <text:p>-0,052336</text:p>
          </table:table-cell>
          <table:table-cell table:formula="of:=ROUND(SIN([.I371]*PI()/180);7)" office:value-type="float" office:value="0.9986295" calcext:value-type="float">
            <text:p>0,9986295</text:p>
          </table:table-cell>
          <table:table-cell table:formula="of:=ABS([.L371]-[.E371])" office:value-type="float" office:value="0.0000000399999999997624" calcext:value-type="float">
            <text:p>3,99999999997624E-08</text:p>
          </table:table-cell>
          <table:table-cell table:formula="of:=ABS([.M371]-[.F371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58.4676" calcext:value-type="float">
            <text:p>1623609858,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-0.05233596" calcext:value-type="float">
            <text:p>-0,05233596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3.25" calcext:value-type="float">
            <text:p>93,25</text:p>
          </table:table-cell>
          <table:table-cell table:formula="of:=([.D372]-[.I372])^2" office:value-type="float" office:value="0.0625" calcext:value-type="float">
            <text:p>0,0625</text:p>
          </table:table-cell>
          <table:table-cell/>
          <table:table-cell table:formula="of:=ROUND(COS([.I372]*PI()/180);7)" office:value-type="float" office:value="-0.0566928" calcext:value-type="float">
            <text:p>-0,0566928</text:p>
          </table:table-cell>
          <table:table-cell table:formula="of:=ROUND(SIN([.I372]*PI()/180);7)" office:value-type="float" office:value="0.9983917" calcext:value-type="float">
            <text:p>0,9983917</text:p>
          </table:table-cell>
          <table:table-cell table:formula="of:=ABS([.L372]-[.E372])" office:value-type="float" office:value="0.00435684" calcext:value-type="float">
            <text:p>0,00435684</text:p>
          </table:table-cell>
          <table:table-cell table:formula="of:=ABS([.M372]-[.F372])" office:value-type="float" office:value="0.000237829999999994" calcext:value-type="float">
            <text:p>0,00023783</text:p>
          </table:table-cell>
          <table:table-cell/>
        </table:table-row>
        <table:table-row table:style-name="ro1">
          <table:table-cell office:value-type="float" office:value="1623609858.56762" calcext:value-type="float">
            <text:p>1623609858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-0.06975647" calcext:value-type="float">
            <text:p>-0,06975647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3.5" calcext:value-type="float">
            <text:p>93,5</text:p>
          </table:table-cell>
          <table:table-cell table:formula="of:=([.D373]-[.I373])^2" office:value-type="float" office:value="0.25" calcext:value-type="float">
            <text:p>0,25</text:p>
          </table:table-cell>
          <table:table-cell/>
          <table:table-cell table:formula="of:=ROUND(COS([.I373]*PI()/180);7)" office:value-type="float" office:value="-0.0610485" calcext:value-type="float">
            <text:p>-0,0610485</text:p>
          </table:table-cell>
          <table:table-cell table:formula="of:=ROUND(SIN([.I373]*PI()/180);7)" office:value-type="float" office:value="0.9981348" calcext:value-type="float">
            <text:p>0,9981348</text:p>
          </table:table-cell>
          <table:table-cell table:formula="of:=ABS([.L373]-[.E373])" office:value-type="float" office:value="0.00870797" calcext:value-type="float">
            <text:p>0,00870797</text:p>
          </table:table-cell>
          <table:table-cell table:formula="of:=ABS([.M373]-[.F373])" office:value-type="float" office:value="0.000570749999999953" calcext:value-type="float">
            <text:p>0,00057075</text:p>
          </table:table-cell>
          <table:table-cell/>
        </table:table-row>
        <table:table-row table:style-name="ro1">
          <table:table-cell office:value-type="float" office:value="1623609858.66768" calcext:value-type="float">
            <text:p>1623609858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-0.06975647" calcext:value-type="float">
            <text:p>-0,06975647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3.75" calcext:value-type="float">
            <text:p>93,75</text:p>
          </table:table-cell>
          <table:table-cell table:formula="of:=([.D374]-[.I374])^2" office:value-type="float" office:value="0.0625" calcext:value-type="float">
            <text:p>0,0625</text:p>
          </table:table-cell>
          <table:table-cell/>
          <table:table-cell table:formula="of:=ROUND(COS([.I374]*PI()/180);7)" office:value-type="float" office:value="-0.0654031" calcext:value-type="float">
            <text:p>-0,0654031</text:p>
          </table:table-cell>
          <table:table-cell table:formula="of:=ROUND(SIN([.I374]*PI()/180);7)" office:value-type="float" office:value="0.9978589" calcext:value-type="float">
            <text:p>0,9978589</text:p>
          </table:table-cell>
          <table:table-cell table:formula="of:=ABS([.L374]-[.E374])" office:value-type="float" office:value="0.00435337" calcext:value-type="float">
            <text:p>0,00435337</text:p>
          </table:table-cell>
          <table:table-cell table:formula="of:=ABS([.M374]-[.F374])" office:value-type="float" office:value="0.000294849999999958" calcext:value-type="float">
            <text:p>0,00029485</text:p>
          </table:table-cell>
          <table:table-cell/>
        </table:table-row>
        <table:table-row table:style-name="ro1">
          <table:table-cell office:value-type="float" office:value="1623609858.76768" calcext:value-type="float">
            <text:p>1623609858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-0.06975647" calcext:value-type="float">
            <text:p>-0,06975647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([.D375]-[.I375])^2" office:value-type="float" office:value="0" calcext:value-type="float">
            <text:p>0</text:p>
          </table:table-cell>
          <table:table-cell/>
          <table:table-cell table:formula="of:=ROUND(COS([.I375]*PI()/180);7)" office:value-type="float" office:value="-0.0697565" calcext:value-type="float">
            <text:p>-0,0697565</text:p>
          </table:table-cell>
          <table:table-cell table:formula="of:=ROUND(SIN([.I375]*PI()/180);7)" office:value-type="float" office:value="0.9975641" calcext:value-type="float">
            <text:p>0,9975641</text:p>
          </table:table-cell>
          <table:table-cell table:formula="of:=ABS([.L375]-[.E375])" office:value-type="float" office:value="0.0000000299999999980871" calcext:value-type="float">
            <text:p>2,99999999980871E-08</text:p>
          </table:table-cell>
          <table:table-cell table:formula="of:=ABS([.M375]-[.F375])" office:value-type="float" office:value="0.0000000499999999181711" calcext:value-type="float">
            <text:p>4,99999999181711E-08</text:p>
          </table:table-cell>
          <table:table-cell/>
        </table:table-row>
        <table:table-row table:style-name="ro1">
          <table:table-cell office:value-type="float" office:value="1623609858.86769" calcext:value-type="float">
            <text:p>1623609858,8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-0.06975647" calcext:value-type="float">
            <text:p>-0,06975647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.25" calcext:value-type="float">
            <text:p>94,25</text:p>
          </table:table-cell>
          <table:table-cell table:formula="of:=([.D376]-[.I376])^2" office:value-type="float" office:value="0.0625" calcext:value-type="float">
            <text:p>0,0625</text:p>
          </table:table-cell>
          <table:table-cell/>
          <table:table-cell table:formula="of:=ROUND(COS([.I376]*PI()/180);7)" office:value-type="float" office:value="-0.0741085" calcext:value-type="float">
            <text:p>-0,0741085</text:p>
          </table:table-cell>
          <table:table-cell table:formula="of:=ROUND(SIN([.I376]*PI()/180);7)" office:value-type="float" office:value="0.9972502" calcext:value-type="float">
            <text:p>0,9972502</text:p>
          </table:table-cell>
          <table:table-cell table:formula="of:=ABS([.L376]-[.E376])" office:value-type="float" office:value="0.00435202999999999" calcext:value-type="float">
            <text:p>0,00435203</text:p>
          </table:table-cell>
          <table:table-cell table:formula="of:=ABS([.M376]-[.F376])" office:value-type="float" office:value="0.00031385000000006" calcext:value-type="float">
            <text:p>0,00031385</text:p>
          </table:table-cell>
          <table:table-cell/>
        </table:table-row>
        <table:table-row table:style-name="ro1">
          <table:table-cell office:value-type="float" office:value="1623609858.96763" calcext:value-type="float">
            <text:p>1623609858,9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-0.08715574" calcext:value-type="float">
            <text:p>-0,08715574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4.5" calcext:value-type="float">
            <text:p>94,5</text:p>
          </table:table-cell>
          <table:table-cell table:formula="of:=([.D377]-[.I377])^2" office:value-type="float" office:value="0.25" calcext:value-type="float">
            <text:p>0,25</text:p>
          </table:table-cell>
          <table:table-cell/>
          <table:table-cell table:formula="of:=ROUND(COS([.I377]*PI()/180);7)" office:value-type="float" office:value="-0.0784591" calcext:value-type="float">
            <text:p>-0,0784591</text:p>
          </table:table-cell>
          <table:table-cell table:formula="of:=ROUND(SIN([.I377]*PI()/180);7)" office:value-type="float" office:value="0.9969173" calcext:value-type="float">
            <text:p>0,9969173</text:p>
          </table:table-cell>
          <table:table-cell table:formula="of:=ABS([.L377]-[.E377])" office:value-type="float" office:value="0.00869663999999999" calcext:value-type="float">
            <text:p>0,00869664</text:p>
          </table:table-cell>
          <table:table-cell table:formula="of:=ABS([.M377]-[.F377])" office:value-type="float" office:value="0.000722600000000018" calcext:value-type="float">
            <text:p>0,0007226</text:p>
          </table:table-cell>
          <table:table-cell/>
        </table:table-row>
        <table:table-row table:style-name="ro1">
          <table:table-cell office:value-type="float" office:value="1623609859.06766" calcext:value-type="float">
            <text:p>1623609859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-0.08715574" calcext:value-type="float">
            <text:p>-0,08715574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4.75" calcext:value-type="float">
            <text:p>94,75</text:p>
          </table:table-cell>
          <table:table-cell table:formula="of:=([.D378]-[.I378])^2" office:value-type="float" office:value="0.0625" calcext:value-type="float">
            <text:p>0,0625</text:p>
          </table:table-cell>
          <table:table-cell/>
          <table:table-cell table:formula="of:=ROUND(COS([.I378]*PI()/180);7)" office:value-type="float" office:value="-0.0828082" calcext:value-type="float">
            <text:p>-0,0828082</text:p>
          </table:table-cell>
          <table:table-cell table:formula="of:=ROUND(SIN([.I378]*PI()/180);7)" office:value-type="float" office:value="0.9965655" calcext:value-type="float">
            <text:p>0,9965655</text:p>
          </table:table-cell>
          <table:table-cell table:formula="of:=ABS([.L378]-[.E378])" office:value-type="float" office:value="0.00434754" calcext:value-type="float">
            <text:p>0,00434754</text:p>
          </table:table-cell>
          <table:table-cell table:formula="of:=ABS([.M378]-[.F378])" office:value-type="float" office:value="0.000370800000000004" calcext:value-type="float">
            <text:p>0,0003708</text:p>
          </table:table-cell>
          <table:table-cell/>
        </table:table-row>
        <table:table-row table:style-name="ro1">
          <table:table-cell office:value-type="float" office:value="1623609859.16768" calcext:value-type="float">
            <text:p>1623609859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-0.08715574" calcext:value-type="float">
            <text:p>-0,08715574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table:formula="of:=([.D379]-[.I379])^2" office:value-type="float" office:value="0" calcext:value-type="float">
            <text:p>0</text:p>
          </table:table-cell>
          <table:table-cell/>
          <table:table-cell table:formula="of:=ROUND(COS([.I379]*PI()/180);7)" office:value-type="float" office:value="-0.0871557" calcext:value-type="float">
            <text:p>-0,0871557</text:p>
          </table:table-cell>
          <table:table-cell table:formula="of:=ROUND(SIN([.I379]*PI()/180);7)" office:value-type="float" office:value="0.9961947" calcext:value-type="float">
            <text:p>0,9961947</text:p>
          </table:table-cell>
          <table:table-cell table:formula="of:=ABS([.L379]-[.E379])" office:value-type="float" office:value="0.0000000399999999928236" calcext:value-type="float">
            <text:p>3,99999999928236E-08</text:p>
          </table:table-cell>
          <table:table-cell table:formula="of:=ABS([.M379]-[.F3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59.26765" calcext:value-type="float">
            <text:p>1623609859,2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-0.08715574" calcext:value-type="float">
            <text:p>-0,08715574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.25" calcext:value-type="float">
            <text:p>95,25</text:p>
          </table:table-cell>
          <table:table-cell table:formula="of:=([.D380]-[.I380])^2" office:value-type="float" office:value="0.0625" calcext:value-type="float">
            <text:p>0,0625</text:p>
          </table:table-cell>
          <table:table-cell/>
          <table:table-cell table:formula="of:=ROUND(COS([.I380]*PI()/180);7)" office:value-type="float" office:value="-0.0915016" calcext:value-type="float">
            <text:p>-0,0915016</text:p>
          </table:table-cell>
          <table:table-cell table:formula="of:=ROUND(SIN([.I380]*PI()/180);7)" office:value-type="float" office:value="0.9958049" calcext:value-type="float">
            <text:p>0,9958049</text:p>
          </table:table-cell>
          <table:table-cell table:formula="of:=ABS([.L380]-[.E380])" office:value-type="float" office:value="0.00434586000000001" calcext:value-type="float">
            <text:p>0,00434586</text:p>
          </table:table-cell>
          <table:table-cell table:formula="of:=ABS([.M380]-[.F380])" office:value-type="float" office:value="0.000389799999999996" calcext:value-type="float">
            <text:p>0,0003898</text:p>
          </table:table-cell>
          <table:table-cell/>
        </table:table-row>
        <table:table-row table:style-name="ro1">
          <table:table-cell office:value-type="float" office:value="1623609859.36767" calcext:value-type="float">
            <text:p>1623609859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-0.10452846" calcext:value-type="float">
            <text:p>-0,10452846</text:p>
          </table:table-cell>
          <table:table-cell office:value-type="float" office:value="0.9945219" calcext:value-type="float">
            <text:p>0,994521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5.5" calcext:value-type="float">
            <text:p>95,5</text:p>
          </table:table-cell>
          <table:table-cell table:formula="of:=([.D381]-[.I381])^2" office:value-type="float" office:value="0.25" calcext:value-type="float">
            <text:p>0,25</text:p>
          </table:table-cell>
          <table:table-cell/>
          <table:table-cell table:formula="of:=ROUND(COS([.I381]*PI()/180);7)" office:value-type="float" office:value="-0.0958458" calcext:value-type="float">
            <text:p>-0,0958458</text:p>
          </table:table-cell>
          <table:table-cell table:formula="of:=ROUND(SIN([.I381]*PI()/180);7)" office:value-type="float" office:value="0.9953962" calcext:value-type="float">
            <text:p>0,9953962</text:p>
          </table:table-cell>
          <table:table-cell table:formula="of:=ABS([.L381]-[.E381])" office:value-type="float" office:value="0.00868266000000001" calcext:value-type="float">
            <text:p>0,00868266</text:p>
          </table:table-cell>
          <table:table-cell table:formula="of:=ABS([.M381]-[.F381])" office:value-type="float" office:value="0.000874299999999995" calcext:value-type="float">
            <text:p>0,0008743</text:p>
          </table:table-cell>
          <table:table-cell/>
        </table:table-row>
        <table:table-row table:style-name="ro1">
          <table:table-cell office:value-type="float" office:value="1623609859.46766" calcext:value-type="float">
            <text:p>1623609859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-0.10452846" calcext:value-type="float">
            <text:p>-0,10452846</text:p>
          </table:table-cell>
          <table:table-cell office:value-type="float" office:value="0.9945219" calcext:value-type="float">
            <text:p>0,994521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5.75" calcext:value-type="float">
            <text:p>95,75</text:p>
          </table:table-cell>
          <table:table-cell table:formula="of:=([.D382]-[.I382])^2" office:value-type="float" office:value="0.0625" calcext:value-type="float">
            <text:p>0,0625</text:p>
          </table:table-cell>
          <table:table-cell/>
          <table:table-cell table:formula="of:=ROUND(COS([.I382]*PI()/180);7)" office:value-type="float" office:value="-0.1001881" calcext:value-type="float">
            <text:p>-0,1001881</text:p>
          </table:table-cell>
          <table:table-cell table:formula="of:=ROUND(SIN([.I382]*PI()/180);7)" office:value-type="float" office:value="0.9949685" calcext:value-type="float">
            <text:p>0,9949685</text:p>
          </table:table-cell>
          <table:table-cell table:formula="of:=ABS([.L382]-[.E382])" office:value-type="float" office:value="0.00434036" calcext:value-type="float">
            <text:p>0,00434036</text:p>
          </table:table-cell>
          <table:table-cell table:formula="of:=ABS([.M382]-[.F382])" office:value-type="float" office:value="0.000446600000000075" calcext:value-type="float">
            <text:p>0,0004466</text:p>
          </table:table-cell>
          <table:table-cell/>
        </table:table-row>
        <table:table-row table:style-name="ro1">
          <table:table-cell office:value-type="float" office:value="1623609859.56767" calcext:value-type="float">
            <text:p>1623609859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-0.10452846" calcext:value-type="float">
            <text:p>-0,10452846</text:p>
          </table:table-cell>
          <table:table-cell office:value-type="float" office:value="0.9945219" calcext:value-type="float">
            <text:p>0,994521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([.D383]-[.I383])^2" office:value-type="float" office:value="0" calcext:value-type="float">
            <text:p>0</text:p>
          </table:table-cell>
          <table:table-cell/>
          <table:table-cell table:formula="of:=ROUND(COS([.I383]*PI()/180);7)" office:value-type="float" office:value="-0.1045285" calcext:value-type="float">
            <text:p>-0,1045285</text:p>
          </table:table-cell>
          <table:table-cell table:formula="of:=ROUND(SIN([.I383]*PI()/180);7)" office:value-type="float" office:value="0.9945219" calcext:value-type="float">
            <text:p>0,9945219</text:p>
          </table:table-cell>
          <table:table-cell table:formula="of:=ABS([.L383]-[.E383])" office:value-type="float" office:value="0.0000000399999999928236" calcext:value-type="float">
            <text:p>3,99999999928236E-08</text:p>
          </table:table-cell>
          <table:table-cell table:formula="of:=ABS([.M383]-[.F3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59.66757" calcext:value-type="float">
            <text:p>1623609859,6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-0.10452846" calcext:value-type="float">
            <text:p>-0,10452846</text:p>
          </table:table-cell>
          <table:table-cell office:value-type="float" office:value="0.9945219" calcext:value-type="float">
            <text:p>0,994521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.25" calcext:value-type="float">
            <text:p>96,25</text:p>
          </table:table-cell>
          <table:table-cell table:formula="of:=([.D384]-[.I384])^2" office:value-type="float" office:value="0.0625" calcext:value-type="float">
            <text:p>0,0625</text:p>
          </table:table-cell>
          <table:table-cell/>
          <table:table-cell table:formula="of:=ROUND(COS([.I384]*PI()/180);7)" office:value-type="float" office:value="-0.1088669" calcext:value-type="float">
            <text:p>-0,1088669</text:p>
          </table:table-cell>
          <table:table-cell table:formula="of:=ROUND(SIN([.I384]*PI()/180);7)" office:value-type="float" office:value="0.9940563" calcext:value-type="float">
            <text:p>0,9940563</text:p>
          </table:table-cell>
          <table:table-cell table:formula="of:=ABS([.L384]-[.E384])" office:value-type="float" office:value="0.00433844" calcext:value-type="float">
            <text:p>0,00433844</text:p>
          </table:table-cell>
          <table:table-cell table:formula="of:=ABS([.M384]-[.F384])" office:value-type="float" office:value="0.000465599999999955" calcext:value-type="float">
            <text:p>0,0004656</text:p>
          </table:table-cell>
          <table:table-cell/>
        </table:table-row>
        <table:table-row table:style-name="ro1">
          <table:table-cell office:value-type="float" office:value="1623609859.76755" calcext:value-type="float">
            <text:p>1623609859,767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-0.12186934" calcext:value-type="float">
            <text:p>-0,12186934</text:p>
          </table:table-cell>
          <table:table-cell office:value-type="float" office:value="0.99254615" calcext:value-type="float">
            <text:p>0,9925461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6.5" calcext:value-type="float">
            <text:p>96,5</text:p>
          </table:table-cell>
          <table:table-cell table:formula="of:=([.D385]-[.I385])^2" office:value-type="float" office:value="0.25" calcext:value-type="float">
            <text:p>0,25</text:p>
          </table:table-cell>
          <table:table-cell/>
          <table:table-cell table:formula="of:=ROUND(COS([.I385]*PI()/180);7)" office:value-type="float" office:value="-0.1132032" calcext:value-type="float">
            <text:p>-0,1132032</text:p>
          </table:table-cell>
          <table:table-cell table:formula="of:=ROUND(SIN([.I385]*PI()/180);7)" office:value-type="float" office:value="0.9935719" calcext:value-type="float">
            <text:p>0,9935719</text:p>
          </table:table-cell>
          <table:table-cell table:formula="of:=ABS([.L385]-[.E385])" office:value-type="float" office:value="0.00866614" calcext:value-type="float">
            <text:p>0,00866614</text:p>
          </table:table-cell>
          <table:table-cell table:formula="of:=ABS([.M385]-[.F385])" office:value-type="float" office:value="0.00102574999999994" calcext:value-type="float">
            <text:p>0,00102575</text:p>
          </table:table-cell>
          <table:table-cell/>
        </table:table-row>
        <table:table-row table:style-name="ro1">
          <table:table-cell office:value-type="float" office:value="1623609859.86763" calcext:value-type="float">
            <text:p>1623609859,8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-0.12186934" calcext:value-type="float">
            <text:p>-0,12186934</text:p>
          </table:table-cell>
          <table:table-cell office:value-type="float" office:value="0.99254615" calcext:value-type="float">
            <text:p>0,9925461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6.75" calcext:value-type="float">
            <text:p>96,75</text:p>
          </table:table-cell>
          <table:table-cell table:formula="of:=([.D386]-[.I386])^2" office:value-type="float" office:value="0.0625" calcext:value-type="float">
            <text:p>0,0625</text:p>
          </table:table-cell>
          <table:table-cell/>
          <table:table-cell table:formula="of:=ROUND(COS([.I386]*PI()/180);7)" office:value-type="float" office:value="-0.1175374" calcext:value-type="float">
            <text:p>-0,1175374</text:p>
          </table:table-cell>
          <table:table-cell table:formula="of:=ROUND(SIN([.I386]*PI()/180);7)" office:value-type="float" office:value="0.9930685" calcext:value-type="float">
            <text:p>0,9930685</text:p>
          </table:table-cell>
          <table:table-cell table:formula="of:=ABS([.L386]-[.E386])" office:value-type="float" office:value="0.00433194000000001" calcext:value-type="float">
            <text:p>0,00433194</text:p>
          </table:table-cell>
          <table:table-cell table:formula="of:=ABS([.M386]-[.F386])" office:value-type="float" office:value="0.000522350000000005" calcext:value-type="float">
            <text:p>0,00052235</text:p>
          </table:table-cell>
          <table:table-cell/>
        </table:table-row>
        <table:table-row table:style-name="ro1">
          <table:table-cell office:value-type="float" office:value="1623609859.9676" calcext:value-type="float">
            <text:p>1623609859,9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-0.12186934" calcext:value-type="float">
            <text:p>-0,12186934</text:p>
          </table:table-cell>
          <table:table-cell office:value-type="float" office:value="0.99254615" calcext:value-type="float">
            <text:p>0,9925461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([.D387]-[.I387])^2" office:value-type="float" office:value="0" calcext:value-type="float">
            <text:p>0</text:p>
          </table:table-cell>
          <table:table-cell/>
          <table:table-cell table:formula="of:=ROUND(COS([.I387]*PI()/180);7)" office:value-type="float" office:value="-0.1218693" calcext:value-type="float">
            <text:p>-0,1218693</text:p>
          </table:table-cell>
          <table:table-cell table:formula="of:=ROUND(SIN([.I387]*PI()/180);7)" office:value-type="float" office:value="0.9925462" calcext:value-type="float">
            <text:p>0,9925462</text:p>
          </table:table-cell>
          <table:table-cell table:formula="of:=ABS([.L387]-[.E387])" office:value-type="float" office:value="0.0000000400000000067013" calcext:value-type="float">
            <text:p>4,00000000067013E-08</text:p>
          </table:table-cell>
          <table:table-cell table:formula="of:=ABS([.M387]-[.F387])" office:value-type="float" office:value="0.0000000500000000291934" calcext:value-type="float">
            <text:p>5,00000000291934E-08</text:p>
          </table:table-cell>
          <table:table-cell/>
        </table:table-row>
        <table:table-row table:style-name="ro1">
          <table:table-cell office:value-type="float" office:value="1623609860.06768" calcext:value-type="float">
            <text:p>1623609860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-0.12186934" calcext:value-type="float">
            <text:p>-0,12186934</text:p>
          </table:table-cell>
          <table:table-cell office:value-type="float" office:value="0.99254615" calcext:value-type="float">
            <text:p>0,9925461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7.25" calcext:value-type="float">
            <text:p>97,25</text:p>
          </table:table-cell>
          <table:table-cell table:formula="of:=([.D388]-[.I388])^2" office:value-type="float" office:value="0.0625" calcext:value-type="float">
            <text:p>0,0625</text:p>
          </table:table-cell>
          <table:table-cell/>
          <table:table-cell table:formula="of:=ROUND(COS([.I388]*PI()/180);7)" office:value-type="float" office:value="-0.126199" calcext:value-type="float">
            <text:p>-0,126199</text:p>
          </table:table-cell>
          <table:table-cell table:formula="of:=ROUND(SIN([.I388]*PI()/180);7)" office:value-type="float" office:value="0.9920049" calcext:value-type="float">
            <text:p>0,9920049</text:p>
          </table:table-cell>
          <table:table-cell table:formula="of:=ABS([.L388]-[.E388])" office:value-type="float" office:value="0.00432966" calcext:value-type="float">
            <text:p>0,00432966</text:p>
          </table:table-cell>
          <table:table-cell table:formula="of:=ABS([.M388]-[.F388])" office:value-type="float" office:value="0.000541250000000049" calcext:value-type="float">
            <text:p>0,00054125</text:p>
          </table:table-cell>
          <table:table-cell/>
        </table:table-row>
        <table:table-row table:style-name="ro1">
          <table:table-cell office:value-type="float" office:value="1623609860.16768" calcext:value-type="float">
            <text:p>1623609860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7.5" calcext:value-type="float">
            <text:p>97,5</text:p>
          </table:table-cell>
          <table:table-cell table:formula="of:=([.D389]-[.I389])^2" office:value-type="float" office:value="0.25" calcext:value-type="float">
            <text:p>0,25</text:p>
          </table:table-cell>
          <table:table-cell/>
          <table:table-cell table:formula="of:=ROUND(COS([.I389]*PI()/180);7)" office:value-type="float" office:value="-0.1305262" calcext:value-type="float">
            <text:p>-0,1305262</text:p>
          </table:table-cell>
          <table:table-cell table:formula="of:=ROUND(SIN([.I389]*PI()/180);7)" office:value-type="float" office:value="0.9914449" calcext:value-type="float">
            <text:p>0,9914449</text:p>
          </table:table-cell>
          <table:table-cell table:formula="of:=ABS([.L389]-[.E389])" office:value-type="float" office:value="0.00864689999999998" calcext:value-type="float">
            <text:p>0,0086469</text:p>
          </table:table-cell>
          <table:table-cell table:formula="of:=ABS([.M389]-[.F389])" office:value-type="float" office:value="0.00117682999999991" calcext:value-type="float">
            <text:p>0,00117683</text:p>
          </table:table-cell>
          <table:table-cell/>
        </table:table-row>
        <table:table-row table:style-name="ro1">
          <table:table-cell office:value-type="float" office:value="1623609860.26768" calcext:value-type="float">
            <text:p>1623609860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7.75" calcext:value-type="float">
            <text:p>97,75</text:p>
          </table:table-cell>
          <table:table-cell table:formula="of:=([.D390]-[.I390])^2" office:value-type="float" office:value="0.0625" calcext:value-type="float">
            <text:p>0,0625</text:p>
          </table:table-cell>
          <table:table-cell/>
          <table:table-cell table:formula="of:=ROUND(COS([.I390]*PI()/180);7)" office:value-type="float" office:value="-0.1348509" calcext:value-type="float">
            <text:p>-0,1348509</text:p>
          </table:table-cell>
          <table:table-cell table:formula="of:=ROUND(SIN([.I390]*PI()/180);7)" office:value-type="float" office:value="0.9908659" calcext:value-type="float">
            <text:p>0,9908659</text:p>
          </table:table-cell>
          <table:table-cell table:formula="of:=ABS([.L390]-[.E390])" office:value-type="float" office:value="0.0043222" calcext:value-type="float">
            <text:p>0,0043222</text:p>
          </table:table-cell>
          <table:table-cell table:formula="of:=ABS([.M390]-[.F390])" office:value-type="float" office:value="0.00059782999999991" calcext:value-type="float">
            <text:p>0,00059783</text:p>
          </table:table-cell>
          <table:table-cell/>
        </table:table-row>
        <table:table-row table:style-name="ro1">
          <table:table-cell office:value-type="float" office:value="1623609860.36767" calcext:value-type="float">
            <text:p>1623609860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([.D391]-[.I391])^2" office:value-type="float" office:value="0" calcext:value-type="float">
            <text:p>0</text:p>
          </table:table-cell>
          <table:table-cell/>
          <table:table-cell table:formula="of:=ROUND(COS([.I391]*PI()/180);7)" office:value-type="float" office:value="-0.1391731" calcext:value-type="float">
            <text:p>-0,1391731</text:p>
          </table:table-cell>
          <table:table-cell table:formula="of:=ROUND(SIN([.I391]*PI()/180);7)" office:value-type="float" office:value="0.9902681" calcext:value-type="float">
            <text:p>0,9902681</text:p>
          </table:table-cell>
          <table:table-cell table:formula="of:=ABS([.L391]-[.E391])" office:value-type="float" office:value="0" calcext:value-type="float">
            <text:p>0</text:p>
          </table:table-cell>
          <table:table-cell table:formula="of:=ABS([.M391]-[.F391])" office:value-type="float" office:value="0.0000000299999999286982" calcext:value-type="float">
            <text:p>2,99999999286982E-08</text:p>
          </table:table-cell>
          <table:table-cell/>
        </table:table-row>
        <table:table-row table:style-name="ro1">
          <table:table-cell office:value-type="float" office:value="1623609860.46766" calcext:value-type="float">
            <text:p>1623609860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.25" calcext:value-type="float">
            <text:p>98,25</text:p>
          </table:table-cell>
          <table:table-cell table:formula="of:=([.D392]-[.I392])^2" office:value-type="float" office:value="0.0625" calcext:value-type="float">
            <text:p>0,0625</text:p>
          </table:table-cell>
          <table:table-cell/>
          <table:table-cell table:formula="of:=ROUND(COS([.I392]*PI()/180);7)" office:value-type="float" office:value="-0.1434926" calcext:value-type="float">
            <text:p>-0,1434926</text:p>
          </table:table-cell>
          <table:table-cell table:formula="of:=ROUND(SIN([.I392]*PI()/180);7)" office:value-type="float" office:value="0.9896514" calcext:value-type="float">
            <text:p>0,9896514</text:p>
          </table:table-cell>
          <table:table-cell table:formula="of:=ABS([.L392]-[.E392])" office:value-type="float" office:value="0.0043195" calcext:value-type="float">
            <text:p>0,0043195</text:p>
          </table:table-cell>
          <table:table-cell table:formula="of:=ABS([.M392]-[.F392])" office:value-type="float" office:value="0.000616670000000097" calcext:value-type="float">
            <text:p>0,00061667</text:p>
          </table:table-cell>
          <table:table-cell/>
        </table:table-row>
        <table:table-row table:style-name="ro1">
          <table:table-cell office:value-type="float" office:value="1623609860.56768" calcext:value-type="float">
            <text:p>1623609860,5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.5" calcext:value-type="float">
            <text:p>98,5</text:p>
          </table:table-cell>
          <table:table-cell table:formula="of:=([.D393]-[.I393])^2" office:value-type="float" office:value="0.25" calcext:value-type="float">
            <text:p>0,25</text:p>
          </table:table-cell>
          <table:table-cell/>
          <table:table-cell table:formula="of:=ROUND(COS([.I393]*PI()/180);7)" office:value-type="float" office:value="-0.1478094" calcext:value-type="float">
            <text:p>-0,1478094</text:p>
          </table:table-cell>
          <table:table-cell table:formula="of:=ROUND(SIN([.I393]*PI()/180);7)" office:value-type="float" office:value="0.9890159" calcext:value-type="float">
            <text:p>0,9890159</text:p>
          </table:table-cell>
          <table:table-cell table:formula="of:=ABS([.L393]-[.E393])" office:value-type="float" office:value="0.00863630000000001" calcext:value-type="float">
            <text:p>0,0086363</text:p>
          </table:table-cell>
          <table:table-cell table:formula="of:=ABS([.M393]-[.F393])" office:value-type="float" office:value="0.00125217000000011" calcext:value-type="float">
            <text:p>0,00125217</text:p>
          </table:table-cell>
          <table:table-cell/>
        </table:table-row>
        <table:table-row table:style-name="ro1">
          <table:table-cell office:value-type="float" office:value="1623609860.66766" calcext:value-type="float">
            <text:p>1623609860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-0.15643447" calcext:value-type="float">
            <text:p>-0,15643447</text:p>
          </table:table-cell>
          <table:table-cell office:value-type="float" office:value="0.98768834" calcext:value-type="float">
            <text:p>0,9876883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.75" calcext:value-type="float">
            <text:p>98,75</text:p>
          </table:table-cell>
          <table:table-cell table:formula="of:=([.D394]-[.I394])^2" office:value-type="float" office:value="0.0625" calcext:value-type="float">
            <text:p>0,0625</text:p>
          </table:table-cell>
          <table:table-cell/>
          <table:table-cell table:formula="of:=ROUND(COS([.I394]*PI()/180);7)" office:value-type="float" office:value="-0.1521234" calcext:value-type="float">
            <text:p>-0,1521234</text:p>
          </table:table-cell>
          <table:table-cell table:formula="of:=ROUND(SIN([.I394]*PI()/180);7)" office:value-type="float" office:value="0.9883615" calcext:value-type="float">
            <text:p>0,9883615</text:p>
          </table:table-cell>
          <table:table-cell table:formula="of:=ABS([.L394]-[.E394])" office:value-type="float" office:value="0.00431107" calcext:value-type="float">
            <text:p>0,00431107</text:p>
          </table:table-cell>
          <table:table-cell table:formula="of:=ABS([.M394]-[.F394])" office:value-type="float" office:value="0.00067315999999995" calcext:value-type="float">
            <text:p>0,00067316</text:p>
          </table:table-cell>
          <table:table-cell/>
        </table:table-row>
        <table:table-row table:style-name="ro1">
          <table:table-cell office:value-type="float" office:value="1623609860.76767" calcext:value-type="float">
            <text:p>1623609860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-0.15643447" calcext:value-type="float">
            <text:p>-0,15643447</text:p>
          </table:table-cell>
          <table:table-cell office:value-type="float" office:value="0.98768834" calcext:value-type="float">
            <text:p>0,9876883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table:formula="of:=([.D395]-[.I395])^2" office:value-type="float" office:value="0" calcext:value-type="float">
            <text:p>0</text:p>
          </table:table-cell>
          <table:table-cell/>
          <table:table-cell table:formula="of:=ROUND(COS([.I395]*PI()/180);7)" office:value-type="float" office:value="-0.1564345" calcext:value-type="float">
            <text:p>-0,1564345</text:p>
          </table:table-cell>
          <table:table-cell table:formula="of:=ROUND(SIN([.I395]*PI()/180);7)" office:value-type="float" office:value="0.9876883" calcext:value-type="float">
            <text:p>0,9876883</text:p>
          </table:table-cell>
          <table:table-cell table:formula="of:=ABS([.L395]-[.E395])" office:value-type="float" office:value="0.0000000300000000119649" calcext:value-type="float">
            <text:p>3,00000000119649E-08</text:p>
          </table:table-cell>
          <table:table-cell table:formula="of:=ABS([.M395]-[.F395])" office:value-type="float" office:value="0.0000000400000000899681" calcext:value-type="float">
            <text:p>4,00000000899681E-08</text:p>
          </table:table-cell>
          <table:table-cell/>
        </table:table-row>
        <table:table-row table:style-name="ro1">
          <table:table-cell office:value-type="float" office:value="1623609860.86767" calcext:value-type="float">
            <text:p>1623609860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-0.15643447" calcext:value-type="float">
            <text:p>-0,15643447</text:p>
          </table:table-cell>
          <table:table-cell office:value-type="float" office:value="0.98768834" calcext:value-type="float">
            <text:p>0,9876883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.25" calcext:value-type="float">
            <text:p>99,25</text:p>
          </table:table-cell>
          <table:table-cell table:formula="of:=([.D396]-[.I396])^2" office:value-type="float" office:value="0.0625" calcext:value-type="float">
            <text:p>0,0625</text:p>
          </table:table-cell>
          <table:table-cell/>
          <table:table-cell table:formula="of:=ROUND(COS([.I396]*PI()/180);7)" office:value-type="float" office:value="-0.1607426" calcext:value-type="float">
            <text:p>-0,1607426</text:p>
          </table:table-cell>
          <table:table-cell table:formula="of:=ROUND(SIN([.I396]*PI()/180);7)" office:value-type="float" office:value="0.9869964" calcext:value-type="float">
            <text:p>0,9869964</text:p>
          </table:table-cell>
          <table:table-cell table:formula="of:=ABS([.L396]-[.E396])" office:value-type="float" office:value="0.00430813000000002" calcext:value-type="float">
            <text:p>0,00430813</text:p>
          </table:table-cell>
          <table:table-cell table:formula="of:=ABS([.M396]-[.F396])" office:value-type="float" office:value="0.000691940000000058" calcext:value-type="float">
            <text:p>0,00069194</text:p>
          </table:table-cell>
          <table:table-cell/>
        </table:table-row>
        <table:table-row table:style-name="ro1">
          <table:table-cell office:value-type="float" office:value="1623609860.96766" calcext:value-type="float">
            <text:p>1623609860,9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0.17364818" calcext:value-type="float">
            <text:p>-0,17364818</text:p>
          </table:table-cell>
          <table:table-cell office:value-type="float" office:value="0.98480775" calcext:value-type="float">
            <text:p>0,984807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9.5" calcext:value-type="float">
            <text:p>99,5</text:p>
          </table:table-cell>
          <table:table-cell table:formula="of:=([.D397]-[.I397])^2" office:value-type="float" office:value="0.25" calcext:value-type="float">
            <text:p>0,25</text:p>
          </table:table-cell>
          <table:table-cell/>
          <table:table-cell table:formula="of:=ROUND(COS([.I397]*PI()/180);7)" office:value-type="float" office:value="-0.1650476" calcext:value-type="float">
            <text:p>-0,1650476</text:p>
          </table:table-cell>
          <table:table-cell table:formula="of:=ROUND(SIN([.I397]*PI()/180);7)" office:value-type="float" office:value="0.9862856" calcext:value-type="float">
            <text:p>0,9862856</text:p>
          </table:table-cell>
          <table:table-cell table:formula="of:=ABS([.L397]-[.E397])" office:value-type="float" office:value="0.00860058000000002" calcext:value-type="float">
            <text:p>0,00860058</text:p>
          </table:table-cell>
          <table:table-cell table:formula="of:=ABS([.M397]-[.F397])" office:value-type="float" office:value="0.00147785" calcext:value-type="float">
            <text:p>0,00147785</text:p>
          </table:table-cell>
          <table:table-cell/>
        </table:table-row>
        <table:table-row table:style-name="ro1">
          <table:table-cell office:value-type="float" office:value="1623609861.06766" calcext:value-type="float">
            <text:p>1623609861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0.17364818" calcext:value-type="float">
            <text:p>-0,17364818</text:p>
          </table:table-cell>
          <table:table-cell office:value-type="float" office:value="0.98480775" calcext:value-type="float">
            <text:p>0,984807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9.75" calcext:value-type="float">
            <text:p>99,75</text:p>
          </table:table-cell>
          <table:table-cell table:formula="of:=([.D398]-[.I398])^2" office:value-type="float" office:value="0.0625" calcext:value-type="float">
            <text:p>0,0625</text:p>
          </table:table-cell>
          <table:table-cell/>
          <table:table-cell table:formula="of:=ROUND(COS([.I398]*PI()/180);7)" office:value-type="float" office:value="-0.1693495" calcext:value-type="float">
            <text:p>-0,1693495</text:p>
          </table:table-cell>
          <table:table-cell table:formula="of:=ROUND(SIN([.I398]*PI()/180);7)" office:value-type="float" office:value="0.9855561" calcext:value-type="float">
            <text:p>0,9855561</text:p>
          </table:table-cell>
          <table:table-cell table:formula="of:=ABS([.L398]-[.E398])" office:value-type="float" office:value="0.00429868000000003" calcext:value-type="float">
            <text:p>0,00429868</text:p>
          </table:table-cell>
          <table:table-cell table:formula="of:=ABS([.M398]-[.F398])" office:value-type="float" office:value="0.000748350000000064" calcext:value-type="float">
            <text:p>0,00074835</text:p>
          </table:table-cell>
          <table:table-cell/>
        </table:table-row>
        <table:table-row table:style-name="ro1">
          <table:table-cell office:value-type="float" office:value="1623609861.16768" calcext:value-type="float">
            <text:p>1623609861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0.17364818" calcext:value-type="float">
            <text:p>-0,17364818</text:p>
          </table:table-cell>
          <table:table-cell office:value-type="float" office:value="0.98480775" calcext:value-type="float">
            <text:p>0,984807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([.D399]-[.I399])^2" office:value-type="float" office:value="0" calcext:value-type="float">
            <text:p>0</text:p>
          </table:table-cell>
          <table:table-cell/>
          <table:table-cell table:formula="of:=ROUND(COS([.I399]*PI()/180);7)" office:value-type="float" office:value="-0.1736482" calcext:value-type="float">
            <text:p>-0,1736482</text:p>
          </table:table-cell>
          <table:table-cell table:formula="of:=ROUND(SIN([.I399]*PI()/180);7)" office:value-type="float" office:value="0.9848078" calcext:value-type="float">
            <text:p>0,9848078</text:p>
          </table:table-cell>
          <table:table-cell table:formula="of:=ABS([.L399]-[.E399])" office:value-type="float" office:value="0.0000000199999999894729" calcext:value-type="float">
            <text:p>1,99999999894729E-08</text:p>
          </table:table-cell>
          <table:table-cell table:formula="of:=ABS([.M399]-[.F399])" office:value-type="float" office:value="0.0000000500000000291934" calcext:value-type="float">
            <text:p>5,00000000291934E-08</text:p>
          </table:table-cell>
          <table:table-cell/>
        </table:table-row>
        <table:table-row table:style-name="ro1">
          <table:table-cell office:value-type="float" office:value="1623609861.26768" calcext:value-type="float">
            <text:p>1623609861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0.17364818" calcext:value-type="float">
            <text:p>-0,17364818</text:p>
          </table:table-cell>
          <table:table-cell office:value-type="float" office:value="0.98480775" calcext:value-type="float">
            <text:p>0,984807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.25" calcext:value-type="float">
            <text:p>100,25</text:p>
          </table:table-cell>
          <table:table-cell table:formula="of:=([.D400]-[.I400])^2" office:value-type="float" office:value="0.0625" calcext:value-type="float">
            <text:p>0,0625</text:p>
          </table:table-cell>
          <table:table-cell/>
          <table:table-cell table:formula="of:=ROUND(COS([.I400]*PI()/180);7)" office:value-type="float" office:value="-0.1779435" calcext:value-type="float">
            <text:p>-0,1779435</text:p>
          </table:table-cell>
          <table:table-cell table:formula="of:=ROUND(SIN([.I400]*PI()/180);7)" office:value-type="float" office:value="0.9840407" calcext:value-type="float">
            <text:p>0,9840407</text:p>
          </table:table-cell>
          <table:table-cell table:formula="of:=ABS([.L400]-[.E400])" office:value-type="float" office:value="0.00429531999999999" calcext:value-type="float">
            <text:p>0,00429532</text:p>
          </table:table-cell>
          <table:table-cell table:formula="of:=ABS([.M400]-[.F400])" office:value-type="float" office:value="0.000767049999999991" calcext:value-type="float">
            <text:p>0,00076705</text:p>
          </table:table-cell>
          <table:table-cell/>
        </table:table-row>
        <table:table-row table:style-name="ro1">
          <table:table-cell office:value-type="float" office:value="1623609861.36761" calcext:value-type="float">
            <text:p>1623609861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0.98162718" calcext:value-type="float">
            <text:p>0,9816271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.5" calcext:value-type="float">
            <text:p>100,5</text:p>
          </table:table-cell>
          <table:table-cell table:formula="of:=([.D401]-[.I401])^2" office:value-type="float" office:value="0.25" calcext:value-type="float">
            <text:p>0,25</text:p>
          </table:table-cell>
          <table:table-cell/>
          <table:table-cell table:formula="of:=ROUND(COS([.I401]*PI()/180);7)" office:value-type="float" office:value="-0.1822355" calcext:value-type="float">
            <text:p>-0,1822355</text:p>
          </table:table-cell>
          <table:table-cell table:formula="of:=ROUND(SIN([.I401]*PI()/180);7)" office:value-type="float" office:value="0.9832549" calcext:value-type="float">
            <text:p>0,9832549</text:p>
          </table:table-cell>
          <table:table-cell table:formula="of:=ABS([.L401]-[.E401])" office:value-type="float" office:value="0.00857349999999998" calcext:value-type="float">
            <text:p>0,0085735</text:p>
          </table:table-cell>
          <table:table-cell table:formula="of:=ABS([.M401]-[.F401])" office:value-type="float" office:value="0.00162772" calcext:value-type="float">
            <text:p>0,00162772</text:p>
          </table:table-cell>
          <table:table-cell/>
        </table:table-row>
        <table:table-row table:style-name="ro1">
          <table:table-cell office:value-type="float" office:value="1623609861.46766" calcext:value-type="float">
            <text:p>1623609861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0.98162718" calcext:value-type="float">
            <text:p>0,9816271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.75" calcext:value-type="float">
            <text:p>100,75</text:p>
          </table:table-cell>
          <table:table-cell table:formula="of:=([.D402]-[.I402])^2" office:value-type="float" office:value="0.0625" calcext:value-type="float">
            <text:p>0,0625</text:p>
          </table:table-cell>
          <table:table-cell/>
          <table:table-cell table:formula="of:=ROUND(COS([.I402]*PI()/180);7)" office:value-type="float" office:value="-0.186524" calcext:value-type="float">
            <text:p>-0,186524</text:p>
          </table:table-cell>
          <table:table-cell table:formula="of:=ROUND(SIN([.I402]*PI()/180);7)" office:value-type="float" office:value="0.9824504" calcext:value-type="float">
            <text:p>0,9824504</text:p>
          </table:table-cell>
          <table:table-cell table:formula="of:=ABS([.L402]-[.E402])" office:value-type="float" office:value="0.00428499999999998" calcext:value-type="float">
            <text:p>0,004285</text:p>
          </table:table-cell>
          <table:table-cell table:formula="of:=ABS([.M402]-[.F402])" office:value-type="float" office:value="0.000823219999999902" calcext:value-type="float">
            <text:p>0,00082322</text:p>
          </table:table-cell>
          <table:table-cell/>
        </table:table-row>
        <table:table-row table:style-name="ro1">
          <table:table-cell office:value-type="float" office:value="1623609861.56766" calcext:value-type="float">
            <text:p>1623609861,5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0.98162718" calcext:value-type="float">
            <text:p>0,9816271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([.D403]-[.I403])^2" office:value-type="float" office:value="0" calcext:value-type="float">
            <text:p>0</text:p>
          </table:table-cell>
          <table:table-cell/>
          <table:table-cell table:formula="of:=ROUND(COS([.I403]*PI()/180);7)" office:value-type="float" office:value="-0.190809" calcext:value-type="float">
            <text:p>-0,190809</text:p>
          </table:table-cell>
          <table:table-cell table:formula="of:=ROUND(SIN([.I403]*PI()/180);7)" office:value-type="float" office:value="0.9816272" calcext:value-type="float">
            <text:p>0,9816272</text:p>
          </table:table-cell>
          <table:table-cell table:formula="of:=ABS([.L403]-[.E403])" office:value-type="float" office:value="0" calcext:value-type="float">
            <text:p>0</text:p>
          </table:table-cell>
          <table:table-cell table:formula="of:=ABS([.M403]-[.F403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61.66762" calcext:value-type="float">
            <text:p>1623609861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0.98162718" calcext:value-type="float">
            <text:p>0,9816271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.25" calcext:value-type="float">
            <text:p>101,25</text:p>
          </table:table-cell>
          <table:table-cell table:formula="of:=([.D404]-[.I404])^2" office:value-type="float" office:value="0.0625" calcext:value-type="float">
            <text:p>0,0625</text:p>
          </table:table-cell>
          <table:table-cell/>
          <table:table-cell table:formula="of:=ROUND(COS([.I404]*PI()/180);7)" office:value-type="float" office:value="-0.1950903" calcext:value-type="float">
            <text:p>-0,1950903</text:p>
          </table:table-cell>
          <table:table-cell table:formula="of:=ROUND(SIN([.I404]*PI()/180);7)" office:value-type="float" office:value="0.9807853" calcext:value-type="float">
            <text:p>0,9807853</text:p>
          </table:table-cell>
          <table:table-cell table:formula="of:=ABS([.L404]-[.E404])" office:value-type="float" office:value="0.00428130000000002" calcext:value-type="float">
            <text:p>0,0042813</text:p>
          </table:table-cell>
          <table:table-cell table:formula="of:=ABS([.M404]-[.F404])" office:value-type="float" office:value="0.000841880000000073" calcext:value-type="float">
            <text:p>0,00084188</text:p>
          </table:table-cell>
          <table:table-cell/>
        </table:table-row>
        <table:table-row table:style-name="ro1">
          <table:table-cell office:value-type="float" office:value="1623609861.76767" calcext:value-type="float">
            <text:p>1623609861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-0.20791169" calcext:value-type="float">
            <text:p>-0,20791169</text:p>
          </table:table-cell>
          <table:table-cell office:value-type="float" office:value="0.9781476" calcext:value-type="float">
            <text:p>0,978147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1.5" calcext:value-type="float">
            <text:p>101,5</text:p>
          </table:table-cell>
          <table:table-cell table:formula="of:=([.D405]-[.I405])^2" office:value-type="float" office:value="0.25" calcext:value-type="float">
            <text:p>0,25</text:p>
          </table:table-cell>
          <table:table-cell/>
          <table:table-cell table:formula="of:=ROUND(COS([.I405]*PI()/180);7)" office:value-type="float" office:value="-0.1993679" calcext:value-type="float">
            <text:p>-0,1993679</text:p>
          </table:table-cell>
          <table:table-cell table:formula="of:=ROUND(SIN([.I405]*PI()/180);7)" office:value-type="float" office:value="0.9799247" calcext:value-type="float">
            <text:p>0,9799247</text:p>
          </table:table-cell>
          <table:table-cell table:formula="of:=ABS([.L405]-[.E405])" office:value-type="float" office:value="0.00854379000000002" calcext:value-type="float">
            <text:p>0,00854379</text:p>
          </table:table-cell>
          <table:table-cell table:formula="of:=ABS([.M405]-[.F405])" office:value-type="float" office:value="0.00177709999999998" calcext:value-type="float">
            <text:p>0,0017771</text:p>
          </table:table-cell>
          <table:table-cell/>
        </table:table-row>
        <table:table-row table:style-name="ro1">
          <table:table-cell office:value-type="float" office:value="1623609861.86767" calcext:value-type="float">
            <text:p>1623609861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-0.20791169" calcext:value-type="float">
            <text:p>-0,20791169</text:p>
          </table:table-cell>
          <table:table-cell office:value-type="float" office:value="0.9781476" calcext:value-type="float">
            <text:p>0,978147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1.75" calcext:value-type="float">
            <text:p>101,75</text:p>
          </table:table-cell>
          <table:table-cell table:formula="of:=([.D406]-[.I406])^2" office:value-type="float" office:value="0.0625" calcext:value-type="float">
            <text:p>0,0625</text:p>
          </table:table-cell>
          <table:table-cell/>
          <table:table-cell table:formula="of:=ROUND(COS([.I406]*PI()/180);7)" office:value-type="float" office:value="-0.2036418" calcext:value-type="float">
            <text:p>-0,2036418</text:p>
          </table:table-cell>
          <table:table-cell table:formula="of:=ROUND(SIN([.I406]*PI()/180);7)" office:value-type="float" office:value="0.9790455" calcext:value-type="float">
            <text:p>0,9790455</text:p>
          </table:table-cell>
          <table:table-cell table:formula="of:=ABS([.L406]-[.E406])" office:value-type="float" office:value="0.00426989" calcext:value-type="float">
            <text:p>0,00426989</text:p>
          </table:table-cell>
          <table:table-cell table:formula="of:=ABS([.M406]-[.F406])" office:value-type="float" office:value="0.000897900000000007" calcext:value-type="float">
            <text:p>0,0008979</text:p>
          </table:table-cell>
          <table:table-cell/>
        </table:table-row>
        <table:table-row table:style-name="ro1">
          <table:table-cell office:value-type="float" office:value="1623609861.96767" calcext:value-type="float">
            <text:p>1623609861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-0.20791169" calcext:value-type="float">
            <text:p>-0,20791169</text:p>
          </table:table-cell>
          <table:table-cell office:value-type="float" office:value="0.9781476" calcext:value-type="float">
            <text:p>0,978147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([.D407]-[.I407])^2" office:value-type="float" office:value="0" calcext:value-type="float">
            <text:p>0</text:p>
          </table:table-cell>
          <table:table-cell/>
          <table:table-cell table:formula="of:=ROUND(COS([.I407]*PI()/180);7)" office:value-type="float" office:value="-0.2079117" calcext:value-type="float">
            <text:p>-0,2079117</text:p>
          </table:table-cell>
          <table:table-cell table:formula="of:=ROUND(SIN([.I407]*PI()/180);7)" office:value-type="float" office:value="0.9781476" calcext:value-type="float">
            <text:p>0,9781476</text:p>
          </table:table-cell>
          <table:table-cell table:formula="of:=ABS([.L407]-[.E407])" office:value-type="float" office:value="0.00000000999999999473644" calcext:value-type="float">
            <text:p>9,99999999473644E-09</text:p>
          </table:table-cell>
          <table:table-cell table:formula="of:=ABS([.M407]-[.F4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62.06768" calcext:value-type="float">
            <text:p>1623609862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-0.20791169" calcext:value-type="float">
            <text:p>-0,20791169</text:p>
          </table:table-cell>
          <table:table-cell office:value-type="float" office:value="0.9781476" calcext:value-type="float">
            <text:p>0,978147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.25" calcext:value-type="float">
            <text:p>102,25</text:p>
          </table:table-cell>
          <table:table-cell table:formula="of:=([.D408]-[.I408])^2" office:value-type="float" office:value="0.0625" calcext:value-type="float">
            <text:p>0,0625</text:p>
          </table:table-cell>
          <table:table-cell/>
          <table:table-cell table:formula="of:=ROUND(COS([.I408]*PI()/180);7)" office:value-type="float" office:value="-0.2121777" calcext:value-type="float">
            <text:p>-0,2121777</text:p>
          </table:table-cell>
          <table:table-cell table:formula="of:=ROUND(SIN([.I408]*PI()/180);7)" office:value-type="float" office:value="0.9772311" calcext:value-type="float">
            <text:p>0,9772311</text:p>
          </table:table-cell>
          <table:table-cell table:formula="of:=ABS([.L408]-[.E408])" office:value-type="float" office:value="0.00426600999999999" calcext:value-type="float">
            <text:p>0,00426601</text:p>
          </table:table-cell>
          <table:table-cell table:formula="of:=ABS([.M408]-[.F408])" office:value-type="float" office:value="0.000916499999999987" calcext:value-type="float">
            <text:p>0,0009165</text:p>
          </table:table-cell>
          <table:table-cell/>
        </table:table-row>
        <table:table-row table:style-name="ro1">
          <table:table-cell office:value-type="float" office:value="1623609862.16761" calcext:value-type="float">
            <text:p>1623609862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2.5" calcext:value-type="float">
            <text:p>102,5</text:p>
          </table:table-cell>
          <table:table-cell table:formula="of:=([.D409]-[.I409])^2" office:value-type="float" office:value="0.25" calcext:value-type="float">
            <text:p>0,25</text:p>
          </table:table-cell>
          <table:table-cell/>
          <table:table-cell table:formula="of:=ROUND(COS([.I409]*PI()/180);7)" office:value-type="float" office:value="-0.2164396" calcext:value-type="float">
            <text:p>-0,2164396</text:p>
          </table:table-cell>
          <table:table-cell table:formula="of:=ROUND(SIN([.I409]*PI()/180);7)" office:value-type="float" office:value="0.976296" calcext:value-type="float">
            <text:p>0,976296</text:p>
          </table:table-cell>
          <table:table-cell table:formula="of:=ABS([.L409]-[.E409])" office:value-type="float" office:value="0.00851145" calcext:value-type="float">
            <text:p>0,00851145</text:p>
          </table:table-cell>
          <table:table-cell table:formula="of:=ABS([.M409]-[.F409])" office:value-type="float" office:value="0.00192594000000002" calcext:value-type="float">
            <text:p>0,00192594</text:p>
          </table:table-cell>
          <table:table-cell/>
        </table:table-row>
        <table:table-row table:style-name="ro1">
          <table:table-cell office:value-type="float" office:value="1623609862.26767" calcext:value-type="float">
            <text:p>1623609862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2.75" calcext:value-type="float">
            <text:p>102,75</text:p>
          </table:table-cell>
          <table:table-cell table:formula="of:=([.D410]-[.I410])^2" office:value-type="float" office:value="0.0625" calcext:value-type="float">
            <text:p>0,0625</text:p>
          </table:table-cell>
          <table:table-cell/>
          <table:table-cell table:formula="of:=ROUND(COS([.I410]*PI()/180);7)" office:value-type="float" office:value="-0.2206974" calcext:value-type="float">
            <text:p>-0,2206974</text:p>
          </table:table-cell>
          <table:table-cell table:formula="of:=ROUND(SIN([.I410]*PI()/180);7)" office:value-type="float" office:value="0.9753423" calcext:value-type="float">
            <text:p>0,9753423</text:p>
          </table:table-cell>
          <table:table-cell table:formula="of:=ABS([.L410]-[.E410])" office:value-type="float" office:value="0.00425365000000003" calcext:value-type="float">
            <text:p>0,00425365</text:p>
          </table:table-cell>
          <table:table-cell table:formula="of:=ABS([.M410]-[.F410])" office:value-type="float" office:value="0.000972239999999958" calcext:value-type="float">
            <text:p>0,00097224</text:p>
          </table:table-cell>
          <table:table-cell/>
        </table:table-row>
        <table:table-row table:style-name="ro1">
          <table:table-cell office:value-type="float" office:value="1623609862.36767" calcext:value-type="float">
            <text:p>1623609862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([.D411]-[.I411])^2" office:value-type="float" office:value="0" calcext:value-type="float">
            <text:p>0</text:p>
          </table:table-cell>
          <table:table-cell/>
          <table:table-cell table:formula="of:=ROUND(COS([.I411]*PI()/180);7)" office:value-type="float" office:value="-0.2249511" calcext:value-type="float">
            <text:p>-0,2249511</text:p>
          </table:table-cell>
          <table:table-cell table:formula="of:=ROUND(SIN([.I411]*PI()/180);7)" office:value-type="float" office:value="0.9743701" calcext:value-type="float">
            <text:p>0,9743701</text:p>
          </table:table-cell>
          <table:table-cell table:formula="of:=ABS([.L411]-[.E411])" office:value-type="float" office:value="0.0000000499999999736822" calcext:value-type="float">
            <text:p>4,99999999736822E-08</text:p>
          </table:table-cell>
          <table:table-cell table:formula="of:=ABS([.M411]-[.F411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62.46772" calcext:value-type="float">
            <text:p>1623609862,467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.25" calcext:value-type="float">
            <text:p>103,25</text:p>
          </table:table-cell>
          <table:table-cell table:formula="of:=([.D412]-[.I412])^2" office:value-type="float" office:value="0.0625" calcext:value-type="float">
            <text:p>0,0625</text:p>
          </table:table-cell>
          <table:table-cell/>
          <table:table-cell table:formula="of:=ROUND(COS([.I412]*PI()/180);7)" office:value-type="float" office:value="-0.2292004" calcext:value-type="float">
            <text:p>-0,2292004</text:p>
          </table:table-cell>
          <table:table-cell table:formula="of:=ROUND(SIN([.I412]*PI()/180);7)" office:value-type="float" office:value="0.9733793" calcext:value-type="float">
            <text:p>0,9733793</text:p>
          </table:table-cell>
          <table:table-cell table:formula="of:=ABS([.L412]-[.E412])" office:value-type="float" office:value="0.00424934999999998" calcext:value-type="float">
            <text:p>0,00424935</text:p>
          </table:table-cell>
          <table:table-cell table:formula="of:=ABS([.M412]-[.F412])" office:value-type="float" office:value="0.00099076000000009" calcext:value-type="float">
            <text:p>0,00099076</text:p>
          </table:table-cell>
          <table:table-cell/>
        </table:table-row>
        <table:table-row table:style-name="ro1">
          <table:table-cell office:value-type="float" office:value="1623609862.56767" calcext:value-type="float">
            <text:p>1623609862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.5" calcext:value-type="float">
            <text:p>103,5</text:p>
          </table:table-cell>
          <table:table-cell table:formula="of:=([.D413]-[.I413])^2" office:value-type="float" office:value="0.25" calcext:value-type="float">
            <text:p>0,25</text:p>
          </table:table-cell>
          <table:table-cell/>
          <table:table-cell table:formula="of:=ROUND(COS([.I413]*PI()/180);7)" office:value-type="float" office:value="-0.2334454" calcext:value-type="float">
            <text:p>-0,2334454</text:p>
          </table:table-cell>
          <table:table-cell table:formula="of:=ROUND(SIN([.I413]*PI()/180);7)" office:value-type="float" office:value="0.9723699" calcext:value-type="float">
            <text:p>0,9723699</text:p>
          </table:table-cell>
          <table:table-cell table:formula="of:=ABS([.L413]-[.E413])" office:value-type="float" office:value="0.00849434999999998" calcext:value-type="float">
            <text:p>0,00849435</text:p>
          </table:table-cell>
          <table:table-cell table:formula="of:=ABS([.M413]-[.F413])" office:value-type="float" office:value="0.00200016000000003" calcext:value-type="float">
            <text:p>0,00200016</text:p>
          </table:table-cell>
          <table:table-cell/>
        </table:table-row>
        <table:table-row table:style-name="ro1">
          <table:table-cell office:value-type="float" office:value="1623609862.66767" calcext:value-type="float">
            <text:p>1623609862,6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-0.2419219" calcext:value-type="float">
            <text:p>-0,2419219</text:p>
          </table:table-cell>
          <table:table-cell office:value-type="float" office:value="0.97029573" calcext:value-type="float">
            <text:p>0,9702957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3.75" calcext:value-type="float">
            <text:p>103,75</text:p>
          </table:table-cell>
          <table:table-cell table:formula="of:=([.D414]-[.I414])^2" office:value-type="float" office:value="0.0625" calcext:value-type="float">
            <text:p>0,0625</text:p>
          </table:table-cell>
          <table:table-cell/>
          <table:table-cell table:formula="of:=ROUND(COS([.I414]*PI()/180);7)" office:value-type="float" office:value="-0.2376859" calcext:value-type="float">
            <text:p>-0,2376859</text:p>
          </table:table-cell>
          <table:table-cell table:formula="of:=ROUND(SIN([.I414]*PI()/180);7)" office:value-type="float" office:value="0.9713421" calcext:value-type="float">
            <text:p>0,9713421</text:p>
          </table:table-cell>
          <table:table-cell table:formula="of:=ABS([.L414]-[.E414])" office:value-type="float" office:value="0.00423599999999999" calcext:value-type="float">
            <text:p>0,004236</text:p>
          </table:table-cell>
          <table:table-cell table:formula="of:=ABS([.M414]-[.F414])" office:value-type="float" office:value="0.00104636999999996" calcext:value-type="float">
            <text:p>0,00104637</text:p>
          </table:table-cell>
          <table:table-cell/>
        </table:table-row>
        <table:table-row table:style-name="ro1">
          <table:table-cell office:value-type="float" office:value="1623609862.76767" calcext:value-type="float">
            <text:p>1623609862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-0.2419219" calcext:value-type="float">
            <text:p>-0,2419219</text:p>
          </table:table-cell>
          <table:table-cell office:value-type="float" office:value="0.97029573" calcext:value-type="float">
            <text:p>0,9702957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([.D415]-[.I415])^2" office:value-type="float" office:value="0" calcext:value-type="float">
            <text:p>0</text:p>
          </table:table-cell>
          <table:table-cell/>
          <table:table-cell table:formula="of:=ROUND(COS([.I415]*PI()/180);7)" office:value-type="float" office:value="-0.2419219" calcext:value-type="float">
            <text:p>-0,2419219</text:p>
          </table:table-cell>
          <table:table-cell table:formula="of:=ROUND(SIN([.I415]*PI()/180);7)" office:value-type="float" office:value="0.9702957" calcext:value-type="float">
            <text:p>0,9702957</text:p>
          </table:table-cell>
          <table:table-cell table:formula="of:=ABS([.L415]-[.E415])" office:value-type="float" office:value="0" calcext:value-type="float">
            <text:p>0</text:p>
          </table:table-cell>
          <table:table-cell table:formula="of:=ABS([.M415]-[.F415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62.86763" calcext:value-type="float">
            <text:p>1623609862,8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-0.2419219" calcext:value-type="float">
            <text:p>-0,2419219</text:p>
          </table:table-cell>
          <table:table-cell office:value-type="float" office:value="0.97029573" calcext:value-type="float">
            <text:p>0,9702957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.25" calcext:value-type="float">
            <text:p>104,25</text:p>
          </table:table-cell>
          <table:table-cell table:formula="of:=([.D416]-[.I416])^2" office:value-type="float" office:value="0.0625" calcext:value-type="float">
            <text:p>0,0625</text:p>
          </table:table-cell>
          <table:table-cell/>
          <table:table-cell table:formula="of:=ROUND(COS([.I416]*PI()/180);7)" office:value-type="float" office:value="-0.2461533" calcext:value-type="float">
            <text:p>-0,2461533</text:p>
          </table:table-cell>
          <table:table-cell table:formula="of:=ROUND(SIN([.I416]*PI()/180);7)" office:value-type="float" office:value="0.9692309" calcext:value-type="float">
            <text:p>0,9692309</text:p>
          </table:table-cell>
          <table:table-cell table:formula="of:=ABS([.L416]-[.E416])" office:value-type="float" office:value="0.0042314" calcext:value-type="float">
            <text:p>0,0042314</text:p>
          </table:table-cell>
          <table:table-cell table:formula="of:=ABS([.M416]-[.F416])" office:value-type="float" office:value="0.00106483000000002" calcext:value-type="float">
            <text:p>0,00106483</text:p>
          </table:table-cell>
          <table:table-cell/>
        </table:table-row>
        <table:table-row table:style-name="ro1">
          <table:table-cell office:value-type="float" office:value="1623609862.96768" calcext:value-type="float">
            <text:p>1623609862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-0.25881905" calcext:value-type="float">
            <text:p>-0,25881905</text:p>
          </table:table-cell>
          <table:table-cell office:value-type="float" office:value="0.96592583" calcext:value-type="float">
            <text:p>0,9659258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4.5" calcext:value-type="float">
            <text:p>104,5</text:p>
          </table:table-cell>
          <table:table-cell table:formula="of:=([.D417]-[.I417])^2" office:value-type="float" office:value="0.25" calcext:value-type="float">
            <text:p>0,25</text:p>
          </table:table-cell>
          <table:table-cell/>
          <table:table-cell table:formula="of:=ROUND(COS([.I417]*PI()/180);7)" office:value-type="float" office:value="-0.25038" calcext:value-type="float">
            <text:p>-0,25038</text:p>
          </table:table-cell>
          <table:table-cell table:formula="of:=ROUND(SIN([.I417]*PI()/180);7)" office:value-type="float" office:value="0.9681476" calcext:value-type="float">
            <text:p>0,9681476</text:p>
          </table:table-cell>
          <table:table-cell table:formula="of:=ABS([.L417]-[.E417])" office:value-type="float" office:value="0.00843905" calcext:value-type="float">
            <text:p>0,00843905</text:p>
          </table:table-cell>
          <table:table-cell table:formula="of:=ABS([.M417]-[.F417])" office:value-type="float" office:value="0.00222177000000001" calcext:value-type="float">
            <text:p>0,00222177</text:p>
          </table:table-cell>
          <table:table-cell/>
        </table:table-row>
        <table:table-row table:style-name="ro1">
          <table:table-cell office:value-type="float" office:value="1623609863.06762" calcext:value-type="float">
            <text:p>1623609863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-0.25881905" calcext:value-type="float">
            <text:p>-0,25881905</text:p>
          </table:table-cell>
          <table:table-cell office:value-type="float" office:value="0.96592583" calcext:value-type="float">
            <text:p>0,9659258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4.75" calcext:value-type="float">
            <text:p>104,75</text:p>
          </table:table-cell>
          <table:table-cell table:formula="of:=([.D418]-[.I418])^2" office:value-type="float" office:value="0.0625" calcext:value-type="float">
            <text:p>0,0625</text:p>
          </table:table-cell>
          <table:table-cell/>
          <table:table-cell table:formula="of:=ROUND(COS([.I418]*PI()/180);7)" office:value-type="float" office:value="-0.2546019" calcext:value-type="float">
            <text:p>-0,2546019</text:p>
          </table:table-cell>
          <table:table-cell table:formula="of:=ROUND(SIN([.I418]*PI()/180);7)" office:value-type="float" office:value="0.9670459" calcext:value-type="float">
            <text:p>0,9670459</text:p>
          </table:table-cell>
          <table:table-cell table:formula="of:=ABS([.L418]-[.E418])" office:value-type="float" office:value="0.00421715" calcext:value-type="float">
            <text:p>0,00421715</text:p>
          </table:table-cell>
          <table:table-cell table:formula="of:=ABS([.M418]-[.F418])" office:value-type="float" office:value="0.00112007000000003" calcext:value-type="float">
            <text:p>0,00112007</text:p>
          </table:table-cell>
          <table:table-cell/>
        </table:table-row>
        <table:table-row table:style-name="ro1">
          <table:table-cell office:value-type="float" office:value="1623609863.16761" calcext:value-type="float">
            <text:p>1623609863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-0.25881905" calcext:value-type="float">
            <text:p>-0,25881905</text:p>
          </table:table-cell>
          <table:table-cell office:value-type="float" office:value="0.96592583" calcext:value-type="float">
            <text:p>0,9659258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([.D419]-[.I419])^2" office:value-type="float" office:value="0" calcext:value-type="float">
            <text:p>0</text:p>
          </table:table-cell>
          <table:table-cell/>
          <table:table-cell table:formula="of:=ROUND(COS([.I419]*PI()/180);7)" office:value-type="float" office:value="-0.258819" calcext:value-type="float">
            <text:p>-0,258819</text:p>
          </table:table-cell>
          <table:table-cell table:formula="of:=ROUND(SIN([.I419]*PI()/180);7)" office:value-type="float" office:value="0.9659258" calcext:value-type="float">
            <text:p>0,9659258</text:p>
          </table:table-cell>
          <table:table-cell table:formula="of:=ABS([.L419]-[.E419])" office:value-type="float" office:value="0.0000000499999999736822" calcext:value-type="float">
            <text:p>4,99999999736822E-08</text:p>
          </table:table-cell>
          <table:table-cell table:formula="of:=ABS([.M419]-[.F419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63.26768" calcext:value-type="float">
            <text:p>1623609863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-0.25881905" calcext:value-type="float">
            <text:p>-0,25881905</text:p>
          </table:table-cell>
          <table:table-cell office:value-type="float" office:value="0.96592583" calcext:value-type="float">
            <text:p>0,9659258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.25" calcext:value-type="float">
            <text:p>105,25</text:p>
          </table:table-cell>
          <table:table-cell table:formula="of:=([.D420]-[.I420])^2" office:value-type="float" office:value="0.0625" calcext:value-type="float">
            <text:p>0,0625</text:p>
          </table:table-cell>
          <table:table-cell/>
          <table:table-cell table:formula="of:=ROUND(COS([.I420]*PI()/180);7)" office:value-type="float" office:value="-0.2630312" calcext:value-type="float">
            <text:p>-0,2630312</text:p>
          </table:table-cell>
          <table:table-cell table:formula="of:=ROUND(SIN([.I420]*PI()/180);7)" office:value-type="float" office:value="0.9647873" calcext:value-type="float">
            <text:p>0,9647873</text:p>
          </table:table-cell>
          <table:table-cell table:formula="of:=ABS([.L420]-[.E420])" office:value-type="float" office:value="0.00421215000000003" calcext:value-type="float">
            <text:p>0,00421215</text:p>
          </table:table-cell>
          <table:table-cell table:formula="of:=ABS([.M420]-[.F420])" office:value-type="float" office:value="0.00113852999999997" calcext:value-type="float">
            <text:p>0,00113853</text:p>
          </table:table-cell>
          <table:table-cell/>
        </table:table-row>
        <table:table-row table:style-name="ro1">
          <table:table-cell office:value-type="float" office:value="1623609863.36767" calcext:value-type="float">
            <text:p>1623609863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-0.27563736" calcext:value-type="float">
            <text:p>-0,27563736</text:p>
          </table:table-cell>
          <table:table-cell office:value-type="float" office:value="0.9612617" calcext:value-type="float">
            <text:p>0,961261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.5" calcext:value-type="float">
            <text:p>105,5</text:p>
          </table:table-cell>
          <table:table-cell table:formula="of:=([.D421]-[.I421])^2" office:value-type="float" office:value="0.25" calcext:value-type="float">
            <text:p>0,25</text:p>
          </table:table-cell>
          <table:table-cell/>
          <table:table-cell table:formula="of:=ROUND(COS([.I421]*PI()/180);7)" office:value-type="float" office:value="-0.2672384" calcext:value-type="float">
            <text:p>-0,2672384</text:p>
          </table:table-cell>
          <table:table-cell table:formula="of:=ROUND(SIN([.I421]*PI()/180);7)" office:value-type="float" office:value="0.9636305" calcext:value-type="float">
            <text:p>0,9636305</text:p>
          </table:table-cell>
          <table:table-cell table:formula="of:=ABS([.L421]-[.E421])" office:value-type="float" office:value="0.00839896000000001" calcext:value-type="float">
            <text:p>0,00839896</text:p>
          </table:table-cell>
          <table:table-cell table:formula="of:=ABS([.M421]-[.F421])" office:value-type="float" office:value="0.00236879999999995" calcext:value-type="float">
            <text:p>0,0023688</text:p>
          </table:table-cell>
          <table:table-cell/>
        </table:table-row>
        <table:table-row table:style-name="ro1">
          <table:table-cell office:value-type="float" office:value="1623609863.46768" calcext:value-type="float">
            <text:p>1623609863,4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-0.27563736" calcext:value-type="float">
            <text:p>-0,27563736</text:p>
          </table:table-cell>
          <table:table-cell office:value-type="float" office:value="0.9612617" calcext:value-type="float">
            <text:p>0,961261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.75" calcext:value-type="float">
            <text:p>105,75</text:p>
          </table:table-cell>
          <table:table-cell table:formula="of:=([.D422]-[.I422])^2" office:value-type="float" office:value="0.0625" calcext:value-type="float">
            <text:p>0,0625</text:p>
          </table:table-cell>
          <table:table-cell/>
          <table:table-cell table:formula="of:=ROUND(COS([.I422]*PI()/180);7)" office:value-type="float" office:value="-0.2714404" calcext:value-type="float">
            <text:p>-0,2714404</text:p>
          </table:table-cell>
          <table:table-cell table:formula="of:=ROUND(SIN([.I422]*PI()/180);7)" office:value-type="float" office:value="0.9624552" calcext:value-type="float">
            <text:p>0,9624552</text:p>
          </table:table-cell>
          <table:table-cell table:formula="of:=ABS([.L422]-[.E422])" office:value-type="float" office:value="0.00419695999999997" calcext:value-type="float">
            <text:p>0,00419696</text:p>
          </table:table-cell>
          <table:table-cell table:formula="of:=ABS([.M422]-[.F422])" office:value-type="float" office:value="0.00119349999999996" calcext:value-type="float">
            <text:p>0,0011935</text:p>
          </table:table-cell>
          <table:table-cell/>
        </table:table-row>
        <table:table-row table:style-name="ro1">
          <table:table-cell office:value-type="float" office:value="1623609863.56767" calcext:value-type="float">
            <text:p>1623609863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-0.27563736" calcext:value-type="float">
            <text:p>-0,27563736</text:p>
          </table:table-cell>
          <table:table-cell office:value-type="float" office:value="0.9612617" calcext:value-type="float">
            <text:p>0,961261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([.D423]-[.I423])^2" office:value-type="float" office:value="0" calcext:value-type="float">
            <text:p>0</text:p>
          </table:table-cell>
          <table:table-cell/>
          <table:table-cell table:formula="of:=ROUND(COS([.I423]*PI()/180);7)" office:value-type="float" office:value="-0.2756374" calcext:value-type="float">
            <text:p>-0,2756374</text:p>
          </table:table-cell>
          <table:table-cell table:formula="of:=ROUND(SIN([.I423]*PI()/180);7)" office:value-type="float" office:value="0.9612617" calcext:value-type="float">
            <text:p>0,9612617</text:p>
          </table:table-cell>
          <table:table-cell table:formula="of:=ABS([.L423]-[.E423])" office:value-type="float" office:value="0.0000000399999999789458" calcext:value-type="float">
            <text:p>3,99999999789458E-08</text:p>
          </table:table-cell>
          <table:table-cell table:formula="of:=ABS([.M423]-[.F4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63.66767" calcext:value-type="float">
            <text:p>1623609863,6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-0.27563736" calcext:value-type="float">
            <text:p>-0,27563736</text:p>
          </table:table-cell>
          <table:table-cell office:value-type="float" office:value="0.9612617" calcext:value-type="float">
            <text:p>0,961261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.25" calcext:value-type="float">
            <text:p>106,25</text:p>
          </table:table-cell>
          <table:table-cell table:formula="of:=([.D424]-[.I424])^2" office:value-type="float" office:value="0.0625" calcext:value-type="float">
            <text:p>0,0625</text:p>
          </table:table-cell>
          <table:table-cell/>
          <table:table-cell table:formula="of:=ROUND(COS([.I424]*PI()/180);7)" office:value-type="float" office:value="-0.279829" calcext:value-type="float">
            <text:p>-0,279829</text:p>
          </table:table-cell>
          <table:table-cell table:formula="of:=ROUND(SIN([.I424]*PI()/180);7)" office:value-type="float" office:value="0.9600499" calcext:value-type="float">
            <text:p>0,9600499</text:p>
          </table:table-cell>
          <table:table-cell table:formula="of:=ABS([.L424]-[.E424])" office:value-type="float" office:value="0.00419164" calcext:value-type="float">
            <text:p>0,00419164</text:p>
          </table:table-cell>
          <table:table-cell table:formula="of:=ABS([.M424]-[.F424])" office:value-type="float" office:value="0.00121179999999999" calcext:value-type="float">
            <text:p>0,0012118</text:p>
          </table:table-cell>
          <table:table-cell/>
        </table:table-row>
        <table:table-row table:style-name="ro1">
          <table:table-cell office:value-type="float" office:value="1623609863.76767" calcext:value-type="float">
            <text:p>1623609863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-0.2923717" calcext:value-type="float">
            <text:p>-0,2923717</text:p>
          </table:table-cell>
          <table:table-cell office:value-type="float" office:value="0.95630476" calcext:value-type="float">
            <text:p>0,9563047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6.5" calcext:value-type="float">
            <text:p>106,5</text:p>
          </table:table-cell>
          <table:table-cell table:formula="of:=([.D425]-[.I425])^2" office:value-type="float" office:value="0.25" calcext:value-type="float">
            <text:p>0,25</text:p>
          </table:table-cell>
          <table:table-cell/>
          <table:table-cell table:formula="of:=ROUND(COS([.I425]*PI()/180);7)" office:value-type="float" office:value="-0.2840153" calcext:value-type="float">
            <text:p>-0,2840153</text:p>
          </table:table-cell>
          <table:table-cell table:formula="of:=ROUND(SIN([.I425]*PI()/180);7)" office:value-type="float" office:value="0.9588197" calcext:value-type="float">
            <text:p>0,9588197</text:p>
          </table:table-cell>
          <table:table-cell table:formula="of:=ABS([.L425]-[.E425])" office:value-type="float" office:value="0.00835639999999999" calcext:value-type="float">
            <text:p>0,0083564</text:p>
          </table:table-cell>
          <table:table-cell table:formula="of:=ABS([.M425]-[.F425])" office:value-type="float" office:value="0.00251494000000008" calcext:value-type="float">
            <text:p>0,00251494</text:p>
          </table:table-cell>
          <table:table-cell/>
        </table:table-row>
        <table:table-row table:style-name="ro1">
          <table:table-cell office:value-type="float" office:value="1623609863.86767" calcext:value-type="float">
            <text:p>1623609863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-0.2923717" calcext:value-type="float">
            <text:p>-0,2923717</text:p>
          </table:table-cell>
          <table:table-cell office:value-type="float" office:value="0.95630476" calcext:value-type="float">
            <text:p>0,9563047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6.75" calcext:value-type="float">
            <text:p>106,75</text:p>
          </table:table-cell>
          <table:table-cell table:formula="of:=([.D426]-[.I426])^2" office:value-type="float" office:value="0.0625" calcext:value-type="float">
            <text:p>0,0625</text:p>
          </table:table-cell>
          <table:table-cell/>
          <table:table-cell table:formula="of:=ROUND(COS([.I426]*PI()/180);7)" office:value-type="float" office:value="-0.2881963" calcext:value-type="float">
            <text:p>-0,2881963</text:p>
          </table:table-cell>
          <table:table-cell table:formula="of:=ROUND(SIN([.I426]*PI()/180);7)" office:value-type="float" office:value="0.9575714" calcext:value-type="float">
            <text:p>0,9575714</text:p>
          </table:table-cell>
          <table:table-cell table:formula="of:=ABS([.L426]-[.E426])" office:value-type="float" office:value="0.0041754" calcext:value-type="float">
            <text:p>0,0041754</text:p>
          </table:table-cell>
          <table:table-cell table:formula="of:=ABS([.M426]-[.F426])" office:value-type="float" office:value="0.00126663999999999" calcext:value-type="float">
            <text:p>0,00126664</text:p>
          </table:table-cell>
          <table:table-cell/>
        </table:table-row>
        <table:table-row table:style-name="ro1">
          <table:table-cell office:value-type="float" office:value="1623609863.96768" calcext:value-type="float">
            <text:p>1623609863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-0.2923717" calcext:value-type="float">
            <text:p>-0,2923717</text:p>
          </table:table-cell>
          <table:table-cell office:value-type="float" office:value="0.95630476" calcext:value-type="float">
            <text:p>0,9563047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([.D427]-[.I427])^2" office:value-type="float" office:value="0" calcext:value-type="float">
            <text:p>0</text:p>
          </table:table-cell>
          <table:table-cell/>
          <table:table-cell table:formula="of:=ROUND(COS([.I427]*PI()/180);7)" office:value-type="float" office:value="-0.2923717" calcext:value-type="float">
            <text:p>-0,2923717</text:p>
          </table:table-cell>
          <table:table-cell table:formula="of:=ROUND(SIN([.I427]*PI()/180);7)" office:value-type="float" office:value="0.9563048" calcext:value-type="float">
            <text:p>0,9563048</text:p>
          </table:table-cell>
          <table:table-cell table:formula="of:=ABS([.L427]-[.E427])" office:value-type="float" office:value="0" calcext:value-type="float">
            <text:p>0</text:p>
          </table:table-cell>
          <table:table-cell table:formula="of:=ABS([.M427]-[.F427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64.06767" calcext:value-type="float">
            <text:p>1623609864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-0.2923717" calcext:value-type="float">
            <text:p>-0,2923717</text:p>
          </table:table-cell>
          <table:table-cell office:value-type="float" office:value="0.95630476" calcext:value-type="float">
            <text:p>0,9563047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7.25" calcext:value-type="float">
            <text:p>107,25</text:p>
          </table:table-cell>
          <table:table-cell table:formula="of:=([.D428]-[.I428])^2" office:value-type="float" office:value="0.0625" calcext:value-type="float">
            <text:p>0,0625</text:p>
          </table:table-cell>
          <table:table-cell/>
          <table:table-cell table:formula="of:=ROUND(COS([.I428]*PI()/180);7)" office:value-type="float" office:value="-0.2965416" calcext:value-type="float">
            <text:p>-0,2965416</text:p>
          </table:table-cell>
          <table:table-cell table:formula="of:=ROUND(SIN([.I428]*PI()/180);7)" office:value-type="float" office:value="0.9550199" calcext:value-type="float">
            <text:p>0,9550199</text:p>
          </table:table-cell>
          <table:table-cell table:formula="of:=ABS([.L428]-[.E428])" office:value-type="float" office:value="0.0041699" calcext:value-type="float">
            <text:p>0,0041699</text:p>
          </table:table-cell>
          <table:table-cell table:formula="of:=ABS([.M428]-[.F428])" office:value-type="float" office:value="0.00128485999999994" calcext:value-type="float">
            <text:p>0,00128486</text:p>
          </table:table-cell>
          <table:table-cell/>
        </table:table-row>
        <table:table-row table:style-name="ro1">
          <table:table-cell office:value-type="float" office:value="1623609864.16768" calcext:value-type="float">
            <text:p>1623609864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7.5" calcext:value-type="float">
            <text:p>107,5</text:p>
          </table:table-cell>
          <table:table-cell table:formula="of:=([.D429]-[.I429])^2" office:value-type="float" office:value="0.25" calcext:value-type="float">
            <text:p>0,25</text:p>
          </table:table-cell>
          <table:table-cell/>
          <table:table-cell table:formula="of:=ROUND(COS([.I429]*PI()/180);7)" office:value-type="float" office:value="-0.3007058" calcext:value-type="float">
            <text:p>-0,3007058</text:p>
          </table:table-cell>
          <table:table-cell table:formula="of:=ROUND(SIN([.I429]*PI()/180);7)" office:value-type="float" office:value="0.953717" calcext:value-type="float">
            <text:p>0,953717</text:p>
          </table:table-cell>
          <table:table-cell table:formula="of:=ABS([.L429]-[.E429])" office:value-type="float" office:value="0.00831118999999997" calcext:value-type="float">
            <text:p>0,00831119</text:p>
          </table:table-cell>
          <table:table-cell table:formula="of:=ABS([.M429]-[.F429])" office:value-type="float" office:value="0.00266047999999996" calcext:value-type="float">
            <text:p>0,00266048</text:p>
          </table:table-cell>
          <table:table-cell/>
        </table:table-row>
        <table:table-row table:style-name="ro1">
          <table:table-cell office:value-type="float" office:value="1623609864.26762" calcext:value-type="float">
            <text:p>1623609864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7.75" calcext:value-type="float">
            <text:p>107,75</text:p>
          </table:table-cell>
          <table:table-cell table:formula="of:=([.D430]-[.I430])^2" office:value-type="float" office:value="0.0625" calcext:value-type="float">
            <text:p>0,0625</text:p>
          </table:table-cell>
          <table:table-cell/>
          <table:table-cell table:formula="of:=ROUND(COS([.I430]*PI()/180);7)" office:value-type="float" office:value="-0.3048643" calcext:value-type="float">
            <text:p>-0,3048643</text:p>
          </table:table-cell>
          <table:table-cell table:formula="of:=ROUND(SIN([.I430]*PI()/180);7)" office:value-type="float" office:value="0.9523958" calcext:value-type="float">
            <text:p>0,9523958</text:p>
          </table:table-cell>
          <table:table-cell table:formula="of:=ABS([.L430]-[.E430])" office:value-type="float" office:value="0.00415269000000001" calcext:value-type="float">
            <text:p>0,00415269</text:p>
          </table:table-cell>
          <table:table-cell table:formula="of:=ABS([.M430]-[.F430])" office:value-type="float" office:value="0.00133927999999994" calcext:value-type="float">
            <text:p>0,00133928</text:p>
          </table:table-cell>
          <table:table-cell/>
        </table:table-row>
        <table:table-row table:style-name="ro1">
          <table:table-cell office:value-type="float" office:value="1623609864.36766" calcext:value-type="float">
            <text:p>1623609864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([.D431]-[.I431])^2" office:value-type="float" office:value="0" calcext:value-type="float">
            <text:p>0</text:p>
          </table:table-cell>
          <table:table-cell/>
          <table:table-cell table:formula="of:=ROUND(COS([.I431]*PI()/180);7)" office:value-type="float" office:value="-0.309017" calcext:value-type="float">
            <text:p>-0,309017</text:p>
          </table:table-cell>
          <table:table-cell table:formula="of:=ROUND(SIN([.I431]*PI()/180);7)" office:value-type="float" office:value="0.9510565" calcext:value-type="float">
            <text:p>0,9510565</text:p>
          </table:table-cell>
          <table:table-cell table:formula="of:=ABS([.L431]-[.E431])" office:value-type="float" office:value="0.00000000999999999473644" calcext:value-type="float">
            <text:p>9,99999999473644E-09</text:p>
          </table:table-cell>
          <table:table-cell table:formula="of:=ABS([.M431]-[.F431])" office:value-type="float" office:value="0.0000000200000001004952" calcext:value-type="float">
            <text:p>2,00000001004952E-08</text:p>
          </table:table-cell>
          <table:table-cell/>
        </table:table-row>
        <table:table-row table:style-name="ro1">
          <table:table-cell office:value-type="float" office:value="1623609864.46766" calcext:value-type="float">
            <text:p>1623609864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.25" calcext:value-type="float">
            <text:p>108,25</text:p>
          </table:table-cell>
          <table:table-cell table:formula="of:=([.D432]-[.I432])^2" office:value-type="float" office:value="0.0625" calcext:value-type="float">
            <text:p>0,0625</text:p>
          </table:table-cell>
          <table:table-cell/>
          <table:table-cell table:formula="of:=ROUND(COS([.I432]*PI()/180);7)" office:value-type="float" office:value="-0.3131638" calcext:value-type="float">
            <text:p>-0,3131638</text:p>
          </table:table-cell>
          <table:table-cell table:formula="of:=ROUND(SIN([.I432]*PI()/180);7)" office:value-type="float" office:value="0.9496991" calcext:value-type="float">
            <text:p>0,9496991</text:p>
          </table:table-cell>
          <table:table-cell table:formula="of:=ABS([.L432]-[.E432])" office:value-type="float" office:value="0.00414681" calcext:value-type="float">
            <text:p>0,00414681</text:p>
          </table:table-cell>
          <table:table-cell table:formula="of:=ABS([.M432]-[.F432])" office:value-type="float" office:value="0.00135742000000005" calcext:value-type="float">
            <text:p>0,00135742</text:p>
          </table:table-cell>
          <table:table-cell/>
        </table:table-row>
        <table:table-row table:style-name="ro1">
          <table:table-cell office:value-type="float" office:value="1623609864.56768" calcext:value-type="float">
            <text:p>1623609864,5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-0.32556815" calcext:value-type="float">
            <text:p>-0,32556815</text:p>
          </table:table-cell>
          <table:table-cell office:value-type="float" office:value="0.94551858" calcext:value-type="float">
            <text:p>0,9455185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8.5" calcext:value-type="float">
            <text:p>108,5</text:p>
          </table:table-cell>
          <table:table-cell table:formula="of:=([.D433]-[.I433])^2" office:value-type="float" office:value="0.25" calcext:value-type="float">
            <text:p>0,25</text:p>
          </table:table-cell>
          <table:table-cell/>
          <table:table-cell table:formula="of:=ROUND(COS([.I433]*PI()/180);7)" office:value-type="float" office:value="-0.3173047" calcext:value-type="float">
            <text:p>-0,3173047</text:p>
          </table:table-cell>
          <table:table-cell table:formula="of:=ROUND(SIN([.I433]*PI()/180);7)" office:value-type="float" office:value="0.9483237" calcext:value-type="float">
            <text:p>0,9483237</text:p>
          </table:table-cell>
          <table:table-cell table:formula="of:=ABS([.L433]-[.E433])" office:value-type="float" office:value="0.00826345000000001" calcext:value-type="float">
            <text:p>0,00826345</text:p>
          </table:table-cell>
          <table:table-cell table:formula="of:=ABS([.M433]-[.F433])" office:value-type="float" office:value="0.00280511999999999" calcext:value-type="float">
            <text:p>0,00280512</text:p>
          </table:table-cell>
          <table:table-cell/>
        </table:table-row>
        <table:table-row table:style-name="ro1">
          <table:table-cell office:value-type="float" office:value="1623609864.66766" calcext:value-type="float">
            <text:p>1623609864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-0.32556815" calcext:value-type="float">
            <text:p>-0,32556815</text:p>
          </table:table-cell>
          <table:table-cell office:value-type="float" office:value="0.94551858" calcext:value-type="float">
            <text:p>0,9455185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8.75" calcext:value-type="float">
            <text:p>108,75</text:p>
          </table:table-cell>
          <table:table-cell table:formula="of:=([.D434]-[.I434])^2" office:value-type="float" office:value="0.0625" calcext:value-type="float">
            <text:p>0,0625</text:p>
          </table:table-cell>
          <table:table-cell/>
          <table:table-cell table:formula="of:=ROUND(COS([.I434]*PI()/180);7)" office:value-type="float" office:value="-0.3214395" calcext:value-type="float">
            <text:p>-0,3214395</text:p>
          </table:table-cell>
          <table:table-cell table:formula="of:=ROUND(SIN([.I434]*PI()/180);7)" office:value-type="float" office:value="0.9469301" calcext:value-type="float">
            <text:p>0,9469301</text:p>
          </table:table-cell>
          <table:table-cell table:formula="of:=ABS([.L434]-[.E434])" office:value-type="float" office:value="0.00412865000000001" calcext:value-type="float">
            <text:p>0,00412865</text:p>
          </table:table-cell>
          <table:table-cell table:formula="of:=ABS([.M434]-[.F434])" office:value-type="float" office:value="0.00141152" calcext:value-type="float">
            <text:p>0,00141152</text:p>
          </table:table-cell>
          <table:table-cell/>
        </table:table-row>
        <table:table-row table:style-name="ro1">
          <table:table-cell office:value-type="float" office:value="1623609864.76766" calcext:value-type="float">
            <text:p>1623609864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-0.32556815" calcext:value-type="float">
            <text:p>-0,32556815</text:p>
          </table:table-cell>
          <table:table-cell office:value-type="float" office:value="0.94551858" calcext:value-type="float">
            <text:p>0,9455185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([.D435]-[.I435])^2" office:value-type="float" office:value="0" calcext:value-type="float">
            <text:p>0</text:p>
          </table:table-cell>
          <table:table-cell/>
          <table:table-cell table:formula="of:=ROUND(COS([.I435]*PI()/180);7)" office:value-type="float" office:value="-0.3255682" calcext:value-type="float">
            <text:p>-0,3255682</text:p>
          </table:table-cell>
          <table:table-cell table:formula="of:=ROUND(SIN([.I435]*PI()/180);7)" office:value-type="float" office:value="0.9455186" calcext:value-type="float">
            <text:p>0,9455186</text:p>
          </table:table-cell>
          <table:table-cell table:formula="of:=ABS([.L435]-[.E435])" office:value-type="float" office:value="0.0000000499999999736822" calcext:value-type="float">
            <text:p>4,99999999736822E-08</text:p>
          </table:table-cell>
          <table:table-cell table:formula="of:=ABS([.M435]-[.F435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64.86766" calcext:value-type="float">
            <text:p>1623609864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-0.32556815" calcext:value-type="float">
            <text:p>-0,32556815</text:p>
          </table:table-cell>
          <table:table-cell office:value-type="float" office:value="0.94551858" calcext:value-type="float">
            <text:p>0,9455185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.25" calcext:value-type="float">
            <text:p>109,25</text:p>
          </table:table-cell>
          <table:table-cell table:formula="of:=([.D436]-[.I436])^2" office:value-type="float" office:value="0.0625" calcext:value-type="float">
            <text:p>0,0625</text:p>
          </table:table-cell>
          <table:table-cell/>
          <table:table-cell table:formula="of:=ROUND(COS([.I436]*PI()/180);7)" office:value-type="float" office:value="-0.3296906" calcext:value-type="float">
            <text:p>-0,3296906</text:p>
          </table:table-cell>
          <table:table-cell table:formula="of:=ROUND(SIN([.I436]*PI()/180);7)" office:value-type="float" office:value="0.944089" calcext:value-type="float">
            <text:p>0,944089</text:p>
          </table:table-cell>
          <table:table-cell table:formula="of:=ABS([.L436]-[.E436])" office:value-type="float" office:value="0.00412245" calcext:value-type="float">
            <text:p>0,00412245</text:p>
          </table:table-cell>
          <table:table-cell table:formula="of:=ABS([.M436]-[.F436])" office:value-type="float" office:value="0.00142958000000004" calcext:value-type="float">
            <text:p>0,00142958</text:p>
          </table:table-cell>
          <table:table-cell/>
        </table:table-row>
        <table:table-row table:style-name="ro1">
          <table:table-cell office:value-type="float" office:value="1623609864.96767" calcext:value-type="float">
            <text:p>1623609864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-0.34202014" calcext:value-type="float">
            <text:p>-0,34202014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.5" calcext:value-type="float">
            <text:p>109,5</text:p>
          </table:table-cell>
          <table:table-cell table:formula="of:=([.D437]-[.I437])^2" office:value-type="float" office:value="0.25" calcext:value-type="float">
            <text:p>0,25</text:p>
          </table:table-cell>
          <table:table-cell/>
          <table:table-cell table:formula="of:=ROUND(COS([.I437]*PI()/180);7)" office:value-type="float" office:value="-0.3338069" calcext:value-type="float">
            <text:p>-0,3338069</text:p>
          </table:table-cell>
          <table:table-cell table:formula="of:=ROUND(SIN([.I437]*PI()/180);7)" office:value-type="float" office:value="0.9426415" calcext:value-type="float">
            <text:p>0,9426415</text:p>
          </table:table-cell>
          <table:table-cell table:formula="of:=ABS([.L437]-[.E437])" office:value-type="float" office:value="0.00821324000000001" calcext:value-type="float">
            <text:p>0,00821324</text:p>
          </table:table-cell>
          <table:table-cell table:formula="of:=ABS([.M437]-[.F437])" office:value-type="float" office:value="0.00294888000000004" calcext:value-type="float">
            <text:p>0,00294888</text:p>
          </table:table-cell>
          <table:table-cell/>
        </table:table-row>
        <table:table-row table:style-name="ro1">
          <table:table-cell office:value-type="float" office:value="1623609865.06766" calcext:value-type="float">
            <text:p>1623609865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-0.34202014" calcext:value-type="float">
            <text:p>-0,34202014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.75" calcext:value-type="float">
            <text:p>109,75</text:p>
          </table:table-cell>
          <table:table-cell table:formula="of:=([.D438]-[.I438])^2" office:value-type="float" office:value="0.0625" calcext:value-type="float">
            <text:p>0,0625</text:p>
          </table:table-cell>
          <table:table-cell/>
          <table:table-cell table:formula="of:=ROUND(COS([.I438]*PI()/180);7)" office:value-type="float" office:value="-0.3379167" calcext:value-type="float">
            <text:p>-0,3379167</text:p>
          </table:table-cell>
          <table:table-cell table:formula="of:=ROUND(SIN([.I438]*PI()/180);7)" office:value-type="float" office:value="0.941176" calcext:value-type="float">
            <text:p>0,941176</text:p>
          </table:table-cell>
          <table:table-cell table:formula="of:=ABS([.L438]-[.E438])" office:value-type="float" office:value="0.00410344000000001" calcext:value-type="float">
            <text:p>0,00410344</text:p>
          </table:table-cell>
          <table:table-cell table:formula="of:=ABS([.M438]-[.F438])" office:value-type="float" office:value="0.00148338000000003" calcext:value-type="float">
            <text:p>0,00148338</text:p>
          </table:table-cell>
          <table:table-cell/>
        </table:table-row>
        <table:table-row table:style-name="ro1">
          <table:table-cell office:value-type="float" office:value="1623609865.16768" calcext:value-type="float">
            <text:p>1623609865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-0.34202014" calcext:value-type="float">
            <text:p>-0,34202014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([.D439]-[.I439])^2" office:value-type="float" office:value="0" calcext:value-type="float">
            <text:p>0</text:p>
          </table:table-cell>
          <table:table-cell/>
          <table:table-cell table:formula="of:=ROUND(COS([.I439]*PI()/180);7)" office:value-type="float" office:value="-0.3420201" calcext:value-type="float">
            <text:p>-0,3420201</text:p>
          </table:table-cell>
          <table:table-cell table:formula="of:=ROUND(SIN([.I439]*PI()/180);7)" office:value-type="float" office:value="0.9396926" calcext:value-type="float">
            <text:p>0,9396926</text:p>
          </table:table-cell>
          <table:table-cell table:formula="of:=ABS([.L439]-[.E439])" office:value-type="float" office:value="0.0000000400000000344569" calcext:value-type="float">
            <text:p>4,00000000344569E-08</text:p>
          </table:table-cell>
          <table:table-cell table:formula="of:=ABS([.M439]-[.F439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65.26766" calcext:value-type="float">
            <text:p>1623609865,2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-0.34202014" calcext:value-type="float">
            <text:p>-0,34202014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0.25" calcext:value-type="float">
            <text:p>110,25</text:p>
          </table:table-cell>
          <table:table-cell table:formula="of:=([.D440]-[.I440])^2" office:value-type="float" office:value="0.0625" calcext:value-type="float">
            <text:p>0,0625</text:p>
          </table:table-cell>
          <table:table-cell/>
          <table:table-cell table:formula="of:=ROUND(COS([.I440]*PI()/180);7)" office:value-type="float" office:value="-0.3461171" calcext:value-type="float">
            <text:p>-0,3461171</text:p>
          </table:table-cell>
          <table:table-cell table:formula="of:=ROUND(SIN([.I440]*PI()/180);7)" office:value-type="float" office:value="0.9381913" calcext:value-type="float">
            <text:p>0,9381913</text:p>
          </table:table-cell>
          <table:table-cell table:formula="of:=ABS([.L440]-[.E440])" office:value-type="float" office:value="0.00409695999999998" calcext:value-type="float">
            <text:p>0,00409696</text:p>
          </table:table-cell>
          <table:table-cell table:formula="of:=ABS([.M440]-[.F440])" office:value-type="float" office:value="0.00150132000000003" calcext:value-type="float">
            <text:p>0,00150132</text:p>
          </table:table-cell>
          <table:table-cell/>
        </table:table-row>
        <table:table-row table:style-name="ro1">
          <table:table-cell office:value-type="float" office:value="1623609865.36766" calcext:value-type="float">
            <text:p>1623609865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-0.35836795" calcext:value-type="float">
            <text:p>-0,35836795</text:p>
          </table:table-cell>
          <table:table-cell office:value-type="float" office:value="0.93358043" calcext:value-type="float">
            <text:p>0,93358043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0.5" calcext:value-type="float">
            <text:p>110,5</text:p>
          </table:table-cell>
          <table:table-cell table:formula="of:=([.D441]-[.I441])^2" office:value-type="float" office:value="0.25" calcext:value-type="float">
            <text:p>0,25</text:p>
          </table:table-cell>
          <table:table-cell/>
          <table:table-cell table:formula="of:=ROUND(COS([.I441]*PI()/180);7)" office:value-type="float" office:value="-0.3502074" calcext:value-type="float">
            <text:p>-0,3502074</text:p>
          </table:table-cell>
          <table:table-cell table:formula="of:=ROUND(SIN([.I441]*PI()/180);7)" office:value-type="float" office:value="0.9366722" calcext:value-type="float">
            <text:p>0,9366722</text:p>
          </table:table-cell>
          <table:table-cell table:formula="of:=ABS([.L441]-[.E441])" office:value-type="float" office:value="0.00816054999999999" calcext:value-type="float">
            <text:p>0,00816055</text:p>
          </table:table-cell>
          <table:table-cell table:formula="of:=ABS([.M441]-[.F441])" office:value-type="float" office:value="0.00309176999999994" calcext:value-type="float">
            <text:p>0,00309177</text:p>
          </table:table-cell>
          <table:table-cell/>
        </table:table-row>
        <table:table-row table:style-name="ro1">
          <table:table-cell office:value-type="float" office:value="1623609865.46767" calcext:value-type="float">
            <text:p>1623609865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-0.35836795" calcext:value-type="float">
            <text:p>-0,35836795</text:p>
          </table:table-cell>
          <table:table-cell office:value-type="float" office:value="0.93358043" calcext:value-type="float">
            <text:p>0,93358043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0.75" calcext:value-type="float">
            <text:p>110,75</text:p>
          </table:table-cell>
          <table:table-cell table:formula="of:=([.D442]-[.I442])^2" office:value-type="float" office:value="0.0625" calcext:value-type="float">
            <text:p>0,0625</text:p>
          </table:table-cell>
          <table:table-cell/>
          <table:table-cell table:formula="of:=ROUND(COS([.I442]*PI()/180);7)" office:value-type="float" office:value="-0.354291" calcext:value-type="float">
            <text:p>-0,354291</text:p>
          </table:table-cell>
          <table:table-cell table:formula="of:=ROUND(SIN([.I442]*PI()/180);7)" office:value-type="float" office:value="0.9351352" calcext:value-type="float">
            <text:p>0,9351352</text:p>
          </table:table-cell>
          <table:table-cell table:formula="of:=ABS([.L442]-[.E442])" office:value-type="float" office:value="0.00407694999999997" calcext:value-type="float">
            <text:p>0,00407695</text:p>
          </table:table-cell>
          <table:table-cell table:formula="of:=ABS([.M442]-[.F442])" office:value-type="float" office:value="0.00155477000000004" calcext:value-type="float">
            <text:p>0,00155477</text:p>
          </table:table-cell>
          <table:table-cell/>
        </table:table-row>
        <table:table-row table:style-name="ro1">
          <table:table-cell office:value-type="float" office:value="1623609865.56767" calcext:value-type="float">
            <text:p>1623609865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-0.35836795" calcext:value-type="float">
            <text:p>-0,35836795</text:p>
          </table:table-cell>
          <table:table-cell office:value-type="float" office:value="0.93358043" calcext:value-type="float">
            <text:p>0,93358043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([.D443]-[.I443])^2" office:value-type="float" office:value="0" calcext:value-type="float">
            <text:p>0</text:p>
          </table:table-cell>
          <table:table-cell/>
          <table:table-cell table:formula="of:=ROUND(COS([.I443]*PI()/180);7)" office:value-type="float" office:value="-0.3583679" calcext:value-type="float">
            <text:p>-0,3583679</text:p>
          </table:table-cell>
          <table:table-cell table:formula="of:=ROUND(SIN([.I443]*PI()/180);7)" office:value-type="float" office:value="0.9335804" calcext:value-type="float">
            <text:p>0,9335804</text:p>
          </table:table-cell>
          <table:table-cell table:formula="of:=ABS([.L443]-[.E443])" office:value-type="float" office:value="0.0000000499999999736822" calcext:value-type="float">
            <text:p>4,99999999736822E-08</text:p>
          </table:table-cell>
          <table:table-cell table:formula="of:=ABS([.M443]-[.F443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65.66767" calcext:value-type="float">
            <text:p>1623609865,6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-0.35836795" calcext:value-type="float">
            <text:p>-0,35836795</text:p>
          </table:table-cell>
          <table:table-cell office:value-type="float" office:value="0.93358043" calcext:value-type="float">
            <text:p>0,93358043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1.25" calcext:value-type="float">
            <text:p>111,25</text:p>
          </table:table-cell>
          <table:table-cell table:formula="of:=([.D444]-[.I444])^2" office:value-type="float" office:value="0.0625" calcext:value-type="float">
            <text:p>0,0625</text:p>
          </table:table-cell>
          <table:table-cell/>
          <table:table-cell table:formula="of:=ROUND(COS([.I444]*PI()/180);7)" office:value-type="float" office:value="-0.362438" calcext:value-type="float">
            <text:p>-0,362438</text:p>
          </table:table-cell>
          <table:table-cell table:formula="of:=ROUND(SIN([.I444]*PI()/180);7)" office:value-type="float" office:value="0.9320079" calcext:value-type="float">
            <text:p>0,9320079</text:p>
          </table:table-cell>
          <table:table-cell table:formula="of:=ABS([.L444]-[.E444])" office:value-type="float" office:value="0.00407004999999999" calcext:value-type="float">
            <text:p>0,00407005</text:p>
          </table:table-cell>
          <table:table-cell table:formula="of:=ABS([.M444]-[.F444])" office:value-type="float" office:value="0.00157253000000002" calcext:value-type="float">
            <text:p>0,00157253</text:p>
          </table:table-cell>
          <table:table-cell/>
        </table:table-row>
        <table:table-row table:style-name="ro1">
          <table:table-cell office:value-type="float" office:value="1623609865.76763" calcext:value-type="float">
            <text:p>1623609865,7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1.5" calcext:value-type="float">
            <text:p>111,5</text:p>
          </table:table-cell>
          <table:table-cell table:formula="of:=([.D445]-[.I445])^2" office:value-type="float" office:value="0.25" calcext:value-type="float">
            <text:p>0,25</text:p>
          </table:table-cell>
          <table:table-cell/>
          <table:table-cell table:formula="of:=ROUND(COS([.I445]*PI()/180);7)" office:value-type="float" office:value="-0.3665012" calcext:value-type="float">
            <text:p>-0,3665012</text:p>
          </table:table-cell>
          <table:table-cell table:formula="of:=ROUND(SIN([.I445]*PI()/180);7)" office:value-type="float" office:value="0.9304176" calcext:value-type="float">
            <text:p>0,9304176</text:p>
          </table:table-cell>
          <table:table-cell table:formula="of:=ABS([.L445]-[.E445])" office:value-type="float" office:value="0.00810538999999999" calcext:value-type="float">
            <text:p>0,00810539</text:p>
          </table:table-cell>
          <table:table-cell table:formula="of:=ABS([.M445]-[.F445])" office:value-type="float" office:value="0.00323374999999992" calcext:value-type="float">
            <text:p>0,00323375</text:p>
          </table:table-cell>
          <table:table-cell/>
        </table:table-row>
        <table:table-row table:style-name="ro1">
          <table:table-cell office:value-type="float" office:value="1623609865.86766" calcext:value-type="float">
            <text:p>1623609865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1.75" calcext:value-type="float">
            <text:p>111,75</text:p>
          </table:table-cell>
          <table:table-cell table:formula="of:=([.D446]-[.I446])^2" office:value-type="float" office:value="0.0625" calcext:value-type="float">
            <text:p>0,0625</text:p>
          </table:table-cell>
          <table:table-cell/>
          <table:table-cell table:formula="of:=ROUND(COS([.I446]*PI()/180);7)" office:value-type="float" office:value="-0.3705574" calcext:value-type="float">
            <text:p>-0,3705574</text:p>
          </table:table-cell>
          <table:table-cell table:formula="of:=ROUND(SIN([.I446]*PI()/180);7)" office:value-type="float" office:value="0.9288096" calcext:value-type="float">
            <text:p>0,9288096</text:p>
          </table:table-cell>
          <table:table-cell table:formula="of:=ABS([.L446]-[.E446])" office:value-type="float" office:value="0.00404919000000004" calcext:value-type="float">
            <text:p>0,00404919</text:p>
          </table:table-cell>
          <table:table-cell table:formula="of:=ABS([.M446]-[.F446])" office:value-type="float" office:value="0.00162574999999998" calcext:value-type="float">
            <text:p>0,00162575</text:p>
          </table:table-cell>
          <table:table-cell/>
        </table:table-row>
        <table:table-row table:style-name="ro1">
          <table:table-cell office:value-type="float" office:value="1623609865.96768" calcext:value-type="float">
            <text:p>1623609865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([.D447]-[.I447])^2" office:value-type="float" office:value="0" calcext:value-type="float">
            <text:p>0</text:p>
          </table:table-cell>
          <table:table-cell/>
          <table:table-cell table:formula="of:=ROUND(COS([.I447]*PI()/180);7)" office:value-type="float" office:value="-0.3746066" calcext:value-type="float">
            <text:p>-0,3746066</text:p>
          </table:table-cell>
          <table:table-cell table:formula="of:=ROUND(SIN([.I447]*PI()/180);7)" office:value-type="float" office:value="0.9271839" calcext:value-type="float">
            <text:p>0,9271839</text:p>
          </table:table-cell>
          <table:table-cell table:formula="of:=ABS([.L447]-[.E447])" office:value-type="float" office:value="0.00000000999999999473644" calcext:value-type="float">
            <text:p>9,99999999473644E-09</text:p>
          </table:table-cell>
          <table:table-cell table:formula="of:=ABS([.M447]-[.F447])" office:value-type="float" office:value="0.0000000499999999181711" calcext:value-type="float">
            <text:p>4,99999999181711E-08</text:p>
          </table:table-cell>
          <table:table-cell/>
        </table:table-row>
        <table:table-row table:style-name="ro1">
          <table:table-cell office:value-type="float" office:value="1623609866.06768" calcext:value-type="float">
            <text:p>1623609866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2.25" calcext:value-type="float">
            <text:p>112,25</text:p>
          </table:table-cell>
          <table:table-cell table:formula="of:=([.D448]-[.I448])^2" office:value-type="float" office:value="0.0625" calcext:value-type="float">
            <text:p>0,0625</text:p>
          </table:table-cell>
          <table:table-cell/>
          <table:table-cell table:formula="of:=ROUND(COS([.I448]*PI()/180);7)" office:value-type="float" office:value="-0.3786486" calcext:value-type="float">
            <text:p>-0,3786486</text:p>
          </table:table-cell>
          <table:table-cell table:formula="of:=ROUND(SIN([.I448]*PI()/180);7)" office:value-type="float" office:value="0.9255405" calcext:value-type="float">
            <text:p>0,9255405</text:p>
          </table:table-cell>
          <table:table-cell table:formula="of:=ABS([.L448]-[.E448])" office:value-type="float" office:value="0.00404200999999998" calcext:value-type="float">
            <text:p>0,00404201</text:p>
          </table:table-cell>
          <table:table-cell table:formula="of:=ABS([.M448]-[.F448])" office:value-type="float" office:value="0.00164335000000004" calcext:value-type="float">
            <text:p>0,00164335</text:p>
          </table:table-cell>
          <table:table-cell/>
        </table:table-row>
        <table:table-row table:style-name="ro1">
          <table:table-cell office:value-type="float" office:value="1623609866.16768" calcext:value-type="float">
            <text:p>1623609866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-0.39073113" calcext:value-type="float">
            <text:p>-0,39073113</text:p>
          </table:table-cell>
          <table:table-cell office:value-type="float" office:value="0.92050485" calcext:value-type="float">
            <text:p>0,9205048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12.5" calcext:value-type="float">
            <text:p>112,5</text:p>
          </table:table-cell>
          <table:table-cell table:formula="of:=([.D449]-[.I449])^2" office:value-type="float" office:value="0.25" calcext:value-type="float">
            <text:p>0,25</text:p>
          </table:table-cell>
          <table:table-cell/>
          <table:table-cell table:formula="of:=ROUND(COS([.I449]*PI()/180);7)" office:value-type="float" office:value="-0.3826834" calcext:value-type="float">
            <text:p>-0,3826834</text:p>
          </table:table-cell>
          <table:table-cell table:formula="of:=ROUND(SIN([.I449]*PI()/180);7)" office:value-type="float" office:value="0.9238795" calcext:value-type="float">
            <text:p>0,9238795</text:p>
          </table:table-cell>
          <table:table-cell table:formula="of:=ABS([.L449]-[.E449])" office:value-type="float" office:value="0.00804772999999998" calcext:value-type="float">
            <text:p>0,00804773</text:p>
          </table:table-cell>
          <table:table-cell table:formula="of:=ABS([.M449]-[.F449])" office:value-type="float" office:value="0.00337464999999992" calcext:value-type="float">
            <text:p>0,00337465</text:p>
          </table:table-cell>
          <table:table-cell/>
        </table:table-row>
        <table:table-row table:style-name="ro1">
          <table:table-cell office:value-type="float" office:value="1623609866.26766" calcext:value-type="float">
            <text:p>1623609866,2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-0.39073113" calcext:value-type="float">
            <text:p>-0,39073113</text:p>
          </table:table-cell>
          <table:table-cell office:value-type="float" office:value="0.92050485" calcext:value-type="float">
            <text:p>0,9205048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12.75" calcext:value-type="float">
            <text:p>112,75</text:p>
          </table:table-cell>
          <table:table-cell table:formula="of:=([.D450]-[.I450])^2" office:value-type="float" office:value="0.0625" calcext:value-type="float">
            <text:p>0,0625</text:p>
          </table:table-cell>
          <table:table-cell/>
          <table:table-cell table:formula="of:=ROUND(COS([.I450]*PI()/180);7)" office:value-type="float" office:value="-0.386711" calcext:value-type="float">
            <text:p>-0,386711</text:p>
          </table:table-cell>
          <table:table-cell table:formula="of:=ROUND(SIN([.I450]*PI()/180);7)" office:value-type="float" office:value="0.922201" calcext:value-type="float">
            <text:p>0,922201</text:p>
          </table:table-cell>
          <table:table-cell table:formula="of:=ABS([.L450]-[.E450])" office:value-type="float" office:value="0.00402012999999996" calcext:value-type="float">
            <text:p>0,00402013</text:p>
          </table:table-cell>
          <table:table-cell table:formula="of:=ABS([.M450]-[.F450])" office:value-type="float" office:value="0.00169615000000001" calcext:value-type="float">
            <text:p>0,00169615</text:p>
          </table:table-cell>
          <table:table-cell/>
        </table:table-row>
        <table:table-row table:style-name="ro1">
          <table:table-cell office:value-type="float" office:value="1623609866.36767" calcext:value-type="float">
            <text:p>1623609866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-0.39073113" calcext:value-type="float">
            <text:p>-0,39073113</text:p>
          </table:table-cell>
          <table:table-cell office:value-type="float" office:value="0.92050485" calcext:value-type="float">
            <text:p>0,9205048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([.D451]-[.I451])^2" office:value-type="float" office:value="0" calcext:value-type="float">
            <text:p>0</text:p>
          </table:table-cell>
          <table:table-cell/>
          <table:table-cell table:formula="of:=ROUND(COS([.I451]*PI()/180);7)" office:value-type="float" office:value="-0.3907311" calcext:value-type="float">
            <text:p>-0,3907311</text:p>
          </table:table-cell>
          <table:table-cell table:formula="of:=ROUND(SIN([.I451]*PI()/180);7)" office:value-type="float" office:value="0.9205049" calcext:value-type="float">
            <text:p>0,9205049</text:p>
          </table:table-cell>
          <table:table-cell table:formula="of:=ABS([.L451]-[.E451])" office:value-type="float" office:value="0.0000000299999999842093" calcext:value-type="float">
            <text:p>2,99999999842093E-08</text:p>
          </table:table-cell>
          <table:table-cell table:formula="of:=ABS([.M451]-[.F451])" office:value-type="float" office:value="0.0000000499999999181711" calcext:value-type="float">
            <text:p>4,99999999181711E-08</text:p>
          </table:table-cell>
          <table:table-cell/>
        </table:table-row>
        <table:table-row table:style-name="ro1">
          <table:table-cell office:value-type="float" office:value="1623609866.46765" calcext:value-type="float">
            <text:p>1623609866,4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-0.39073113" calcext:value-type="float">
            <text:p>-0,39073113</text:p>
          </table:table-cell>
          <table:table-cell office:value-type="float" office:value="0.92050485" calcext:value-type="float">
            <text:p>0,9205048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13.25" calcext:value-type="float">
            <text:p>113,25</text:p>
          </table:table-cell>
          <table:table-cell table:formula="of:=([.D452]-[.I452])^2" office:value-type="float" office:value="0.0625" calcext:value-type="float">
            <text:p>0,0625</text:p>
          </table:table-cell>
          <table:table-cell/>
          <table:table-cell table:formula="of:=ROUND(COS([.I452]*PI()/180);7)" office:value-type="float" office:value="-0.3947439" calcext:value-type="float">
            <text:p>-0,3947439</text:p>
          </table:table-cell>
          <table:table-cell table:formula="of:=ROUND(SIN([.I452]*PI()/180);7)" office:value-type="float" office:value="0.9187912" calcext:value-type="float">
            <text:p>0,9187912</text:p>
          </table:table-cell>
          <table:table-cell table:formula="of:=ABS([.L452]-[.E452])" office:value-type="float" office:value="0.00401277" calcext:value-type="float">
            <text:p>0,00401277</text:p>
          </table:table-cell>
          <table:table-cell table:formula="of:=ABS([.M452]-[.F452])" office:value-type="float" office:value="0.00171365000000001" calcext:value-type="float">
            <text:p>0,00171365</text:p>
          </table:table-cell>
          <table:table-cell/>
        </table:table-row>
        <table:table-row table:style-name="ro1">
          <table:table-cell office:value-type="float" office:value="1623609866.56761" calcext:value-type="float">
            <text:p>1623609866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-0.40673664" calcext:value-type="float">
            <text:p>-0,4067366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3.5" calcext:value-type="float">
            <text:p>113,5</text:p>
          </table:table-cell>
          <table:table-cell table:formula="of:=([.D453]-[.I453])^2" office:value-type="float" office:value="0.25" calcext:value-type="float">
            <text:p>0,25</text:p>
          </table:table-cell>
          <table:table-cell/>
          <table:table-cell table:formula="of:=ROUND(COS([.I453]*PI()/180);7)" office:value-type="float" office:value="-0.3987491" calcext:value-type="float">
            <text:p>-0,3987491</text:p>
          </table:table-cell>
          <table:table-cell table:formula="of:=ROUND(SIN([.I453]*PI()/180);7)" office:value-type="float" office:value="0.9170601" calcext:value-type="float">
            <text:p>0,9170601</text:p>
          </table:table-cell>
          <table:table-cell table:formula="of:=ABS([.L453]-[.E453])" office:value-type="float" office:value="0.00798753999999996" calcext:value-type="float">
            <text:p>0,00798754</text:p>
          </table:table-cell>
          <table:table-cell table:formula="of:=ABS([.M453]-[.F453])" office:value-type="float" office:value="0.00351464000000001" calcext:value-type="float">
            <text:p>0,00351464</text:p>
          </table:table-cell>
          <table:table-cell/>
        </table:table-row>
        <table:table-row table:style-name="ro1">
          <table:table-cell office:value-type="float" office:value="1623609866.66762" calcext:value-type="float">
            <text:p>1623609866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-0.40673664" calcext:value-type="float">
            <text:p>-0,4067366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3.75" calcext:value-type="float">
            <text:p>113,75</text:p>
          </table:table-cell>
          <table:table-cell table:formula="of:=([.D454]-[.I454])^2" office:value-type="float" office:value="0.0625" calcext:value-type="float">
            <text:p>0,0625</text:p>
          </table:table-cell>
          <table:table-cell/>
          <table:table-cell table:formula="of:=ROUND(COS([.I454]*PI()/180);7)" office:value-type="float" office:value="-0.4027467" calcext:value-type="float">
            <text:p>-0,4027467</text:p>
          </table:table-cell>
          <table:table-cell table:formula="of:=ROUND(SIN([.I454]*PI()/180);7)" office:value-type="float" office:value="0.9153115" calcext:value-type="float">
            <text:p>0,9153115</text:p>
          </table:table-cell>
          <table:table-cell table:formula="of:=ABS([.L454]-[.E454])" office:value-type="float" office:value="0.00398993999999997" calcext:value-type="float">
            <text:p>0,00398994</text:p>
          </table:table-cell>
          <table:table-cell table:formula="of:=ABS([.M454]-[.F454])" office:value-type="float" office:value="0.00176603999999991" calcext:value-type="float">
            <text:p>0,00176604</text:p>
          </table:table-cell>
          <table:table-cell/>
        </table:table-row>
        <table:table-row table:style-name="ro1">
          <table:table-cell office:value-type="float" office:value="1623609866.76761" calcext:value-type="float">
            <text:p>1623609866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-0.40673664" calcext:value-type="float">
            <text:p>-0,4067366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([.D455]-[.I455])^2" office:value-type="float" office:value="0" calcext:value-type="float">
            <text:p>0</text:p>
          </table:table-cell>
          <table:table-cell/>
          <table:table-cell table:formula="of:=ROUND(COS([.I455]*PI()/180);7)" office:value-type="float" office:value="-0.4067366" calcext:value-type="float">
            <text:p>-0,4067366</text:p>
          </table:table-cell>
          <table:table-cell table:formula="of:=ROUND(SIN([.I455]*PI()/180);7)" office:value-type="float" office:value="0.9135455" calcext:value-type="float">
            <text:p>0,9135455</text:p>
          </table:table-cell>
          <table:table-cell table:formula="of:=ABS([.L455]-[.E455])" office:value-type="float" office:value="0.0000000399999999789458" calcext:value-type="float">
            <text:p>3,99999999789458E-08</text:p>
          </table:table-cell>
          <table:table-cell table:formula="of:=ABS([.M455]-[.F455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66.86761" calcext:value-type="float">
            <text:p>1623609866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-0.40673664" calcext:value-type="float">
            <text:p>-0,4067366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4.25" calcext:value-type="float">
            <text:p>114,25</text:p>
          </table:table-cell>
          <table:table-cell table:formula="of:=([.D456]-[.I456])^2" office:value-type="float" office:value="0.0625" calcext:value-type="float">
            <text:p>0,0625</text:p>
          </table:table-cell>
          <table:table-cell/>
          <table:table-cell table:formula="of:=ROUND(COS([.I456]*PI()/180);7)" office:value-type="float" office:value="-0.4107189" calcext:value-type="float">
            <text:p>-0,4107189</text:p>
          </table:table-cell>
          <table:table-cell table:formula="of:=ROUND(SIN([.I456]*PI()/180);7)" office:value-type="float" office:value="0.911762" calcext:value-type="float">
            <text:p>0,911762</text:p>
          </table:table-cell>
          <table:table-cell table:formula="of:=ABS([.L456]-[.E456])" office:value-type="float" office:value="0.00398226000000002" calcext:value-type="float">
            <text:p>0,00398226</text:p>
          </table:table-cell>
          <table:table-cell table:formula="of:=ABS([.M456]-[.F456])" office:value-type="float" office:value="0.00178346000000007" calcext:value-type="float">
            <text:p>0,00178346</text:p>
          </table:table-cell>
          <table:table-cell/>
        </table:table-row>
        <table:table-row table:style-name="ro1">
          <table:table-cell office:value-type="float" office:value="1623609866.96759" calcext:value-type="float">
            <text:p>1623609866,9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-0.40673664" calcext:value-type="float">
            <text:p>-0,4067366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4.5" calcext:value-type="float">
            <text:p>114,5</text:p>
          </table:table-cell>
          <table:table-cell table:formula="of:=([.D457]-[.I457])^2" office:value-type="float" office:value="0.25" calcext:value-type="float">
            <text:p>0,25</text:p>
          </table:table-cell>
          <table:table-cell/>
          <table:table-cell table:formula="of:=ROUND(COS([.I457]*PI()/180);7)" office:value-type="float" office:value="-0.4146932" calcext:value-type="float">
            <text:p>-0,4146932</text:p>
          </table:table-cell>
          <table:table-cell table:formula="of:=ROUND(SIN([.I457]*PI()/180);7)" office:value-type="float" office:value="0.9099613" calcext:value-type="float">
            <text:p>0,9099613</text:p>
          </table:table-cell>
          <table:table-cell table:formula="of:=ABS([.L457]-[.E457])" office:value-type="float" office:value="0.00795656" calcext:value-type="float">
            <text:p>0,00795656</text:p>
          </table:table-cell>
          <table:table-cell table:formula="of:=ABS([.M457]-[.F457])" office:value-type="float" office:value="0.00358416000000006" calcext:value-type="float">
            <text:p>0,00358416</text:p>
          </table:table-cell>
          <table:table-cell/>
        </table:table-row>
        <table:table-row table:style-name="ro1">
          <table:table-cell office:value-type="float" office:value="1623609867.06761" calcext:value-type="float">
            <text:p>1623609867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-0.42261826" calcext:value-type="float">
            <text:p>-0,42261826</text:p>
          </table:table-cell>
          <table:table-cell office:value-type="float" office:value="0.90630779" calcext:value-type="float">
            <text:p>0,90630779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14.75" calcext:value-type="float">
            <text:p>114,75</text:p>
          </table:table-cell>
          <table:table-cell table:formula="of:=([.D458]-[.I458])^2" office:value-type="float" office:value="0.0625" calcext:value-type="float">
            <text:p>0,0625</text:p>
          </table:table-cell>
          <table:table-cell/>
          <table:table-cell table:formula="of:=ROUND(COS([.I458]*PI()/180);7)" office:value-type="float" office:value="-0.4186597" calcext:value-type="float">
            <text:p>-0,4186597</text:p>
          </table:table-cell>
          <table:table-cell table:formula="of:=ROUND(SIN([.I458]*PI()/180);7)" office:value-type="float" office:value="0.9081432" calcext:value-type="float">
            <text:p>0,9081432</text:p>
          </table:table-cell>
          <table:table-cell table:formula="of:=ABS([.L458]-[.E458])" office:value-type="float" office:value="0.00395856" calcext:value-type="float">
            <text:p>0,00395856</text:p>
          </table:table-cell>
          <table:table-cell table:formula="of:=ABS([.M458]-[.F458])" office:value-type="float" office:value="0.00183540999999998" calcext:value-type="float">
            <text:p>0,00183541</text:p>
          </table:table-cell>
          <table:table-cell/>
        </table:table-row>
        <table:table-row table:style-name="ro1">
          <table:table-cell office:value-type="float" office:value="1623609867.16767" calcext:value-type="float">
            <text:p>1623609867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-0.42261826" calcext:value-type="float">
            <text:p>-0,42261826</text:p>
          </table:table-cell>
          <table:table-cell office:value-type="float" office:value="0.90630779" calcext:value-type="float">
            <text:p>0,90630779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([.D459]-[.I459])^2" office:value-type="float" office:value="0" calcext:value-type="float">
            <text:p>0</text:p>
          </table:table-cell>
          <table:table-cell/>
          <table:table-cell table:formula="of:=ROUND(COS([.I459]*PI()/180);7)" office:value-type="float" office:value="-0.4226183" calcext:value-type="float">
            <text:p>-0,4226183</text:p>
          </table:table-cell>
          <table:table-cell table:formula="of:=ROUND(SIN([.I459]*PI()/180);7)" office:value-type="float" office:value="0.9063078" calcext:value-type="float">
            <text:p>0,9063078</text:p>
          </table:table-cell>
          <table:table-cell table:formula="of:=ABS([.L459]-[.E459])" office:value-type="float" office:value="0.0000000399999999789458" calcext:value-type="float">
            <text:p>3,99999999789458E-08</text:p>
          </table:table-cell>
          <table:table-cell table:formula="of:=ABS([.M459]-[.F459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867.26767" calcext:value-type="float">
            <text:p>1623609867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-0.42261826" calcext:value-type="float">
            <text:p>-0,42261826</text:p>
          </table:table-cell>
          <table:table-cell office:value-type="float" office:value="0.90630779" calcext:value-type="float">
            <text:p>0,90630779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15.25" calcext:value-type="float">
            <text:p>115,25</text:p>
          </table:table-cell>
          <table:table-cell table:formula="of:=([.D460]-[.I460])^2" office:value-type="float" office:value="0.0625" calcext:value-type="float">
            <text:p>0,0625</text:p>
          </table:table-cell>
          <table:table-cell/>
          <table:table-cell table:formula="of:=ROUND(COS([.I460]*PI()/180);7)" office:value-type="float" office:value="-0.4265687" calcext:value-type="float">
            <text:p>-0,4265687</text:p>
          </table:table-cell>
          <table:table-cell table:formula="of:=ROUND(SIN([.I460]*PI()/180);7)" office:value-type="float" office:value="0.9044551" calcext:value-type="float">
            <text:p>0,9044551</text:p>
          </table:table-cell>
          <table:table-cell table:formula="of:=ABS([.L460]-[.E460])" office:value-type="float" office:value="0.00395044" calcext:value-type="float">
            <text:p>0,00395044</text:p>
          </table:table-cell>
          <table:table-cell table:formula="of:=ABS([.M460]-[.F460])" office:value-type="float" office:value="0.0018526900000001" calcext:value-type="float">
            <text:p>0,00185269</text:p>
          </table:table-cell>
          <table:table-cell/>
        </table:table-row>
        <table:table-row table:style-name="ro1">
          <table:table-cell office:value-type="float" office:value="1623609867.36765" calcext:value-type="float">
            <text:p>1623609867,3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-0.43837115" calcext:value-type="float">
            <text:p>-0,43837115</text:p>
          </table:table-cell>
          <table:table-cell office:value-type="float" office:value="0.89879405" calcext:value-type="float">
            <text:p>0,89879405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5.5" calcext:value-type="float">
            <text:p>115,5</text:p>
          </table:table-cell>
          <table:table-cell table:formula="of:=([.D461]-[.I461])^2" office:value-type="float" office:value="0.25" calcext:value-type="float">
            <text:p>0,25</text:p>
          </table:table-cell>
          <table:table-cell/>
          <table:table-cell table:formula="of:=ROUND(COS([.I461]*PI()/180);7)" office:value-type="float" office:value="-0.4305111" calcext:value-type="float">
            <text:p>-0,4305111</text:p>
          </table:table-cell>
          <table:table-cell table:formula="of:=ROUND(SIN([.I461]*PI()/180);7)" office:value-type="float" office:value="0.9025853" calcext:value-type="float">
            <text:p>0,9025853</text:p>
          </table:table-cell>
          <table:table-cell table:formula="of:=ABS([.L461]-[.E461])" office:value-type="float" office:value="0.00786005000000001" calcext:value-type="float">
            <text:p>0,00786005</text:p>
          </table:table-cell>
          <table:table-cell table:formula="of:=ABS([.M461]-[.F461])" office:value-type="float" office:value="0.00379125000000002" calcext:value-type="float">
            <text:p>0,00379125</text:p>
          </table:table-cell>
          <table:table-cell/>
        </table:table-row>
        <table:table-row table:style-name="ro1">
          <table:table-cell office:value-type="float" office:value="1623609867.46766" calcext:value-type="float">
            <text:p>1623609867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-0.43837115" calcext:value-type="float">
            <text:p>-0,43837115</text:p>
          </table:table-cell>
          <table:table-cell office:value-type="float" office:value="0.89879405" calcext:value-type="float">
            <text:p>0,89879405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5.75" calcext:value-type="float">
            <text:p>115,75</text:p>
          </table:table-cell>
          <table:table-cell table:formula="of:=([.D462]-[.I462])^2" office:value-type="float" office:value="0.0625" calcext:value-type="float">
            <text:p>0,0625</text:p>
          </table:table-cell>
          <table:table-cell/>
          <table:table-cell table:formula="of:=ROUND(COS([.I462]*PI()/180);7)" office:value-type="float" office:value="-0.4344453" calcext:value-type="float">
            <text:p>-0,4344453</text:p>
          </table:table-cell>
          <table:table-cell table:formula="of:=ROUND(SIN([.I462]*PI()/180);7)" office:value-type="float" office:value="0.9006982" calcext:value-type="float">
            <text:p>0,9006982</text:p>
          </table:table-cell>
          <table:table-cell table:formula="of:=ABS([.L462]-[.E462])" office:value-type="float" office:value="0.00392585000000001" calcext:value-type="float">
            <text:p>0,00392585</text:p>
          </table:table-cell>
          <table:table-cell table:formula="of:=ABS([.M462]-[.F462])" office:value-type="float" office:value="0.00190414999999999" calcext:value-type="float">
            <text:p>0,00190415</text:p>
          </table:table-cell>
          <table:table-cell/>
        </table:table-row>
        <table:table-row table:style-name="ro1">
          <table:table-cell office:value-type="float" office:value="1623609867.56766" calcext:value-type="float">
            <text:p>1623609867,5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-0.43837115" calcext:value-type="float">
            <text:p>-0,43837115</text:p>
          </table:table-cell>
          <table:table-cell office:value-type="float" office:value="0.89879405" calcext:value-type="float">
            <text:p>0,89879405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([.D463]-[.I463])^2" office:value-type="float" office:value="0" calcext:value-type="float">
            <text:p>0</text:p>
          </table:table-cell>
          <table:table-cell/>
          <table:table-cell table:formula="of:=ROUND(COS([.I463]*PI()/180);7)" office:value-type="float" office:value="-0.4383711" calcext:value-type="float">
            <text:p>-0,4383711</text:p>
          </table:table-cell>
          <table:table-cell table:formula="of:=ROUND(SIN([.I463]*PI()/180);7)" office:value-type="float" office:value="0.898794" calcext:value-type="float">
            <text:p>0,898794</text:p>
          </table:table-cell>
          <table:table-cell table:formula="of:=ABS([.L463]-[.E463])" office:value-type="float" office:value="0.0000000499999999736822" calcext:value-type="float">
            <text:p>4,99999999736822E-08</text:p>
          </table:table-cell>
          <table:table-cell table:formula="of:=ABS([.M463]-[.F463])" office:value-type="float" office:value="0.0000000500000000291934" calcext:value-type="float">
            <text:p>5,00000000291934E-08</text:p>
          </table:table-cell>
          <table:table-cell/>
        </table:table-row>
        <table:table-row table:style-name="ro1">
          <table:table-cell office:value-type="float" office:value="1623609867.66767" calcext:value-type="float">
            <text:p>1623609867,6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-0.43837115" calcext:value-type="float">
            <text:p>-0,43837115</text:p>
          </table:table-cell>
          <table:table-cell office:value-type="float" office:value="0.89879405" calcext:value-type="float">
            <text:p>0,89879405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6.25" calcext:value-type="float">
            <text:p>116,25</text:p>
          </table:table-cell>
          <table:table-cell table:formula="of:=([.D464]-[.I464])^2" office:value-type="float" office:value="0.0625" calcext:value-type="float">
            <text:p>0,0625</text:p>
          </table:table-cell>
          <table:table-cell/>
          <table:table-cell table:formula="of:=ROUND(COS([.I464]*PI()/180);7)" office:value-type="float" office:value="-0.4422887" calcext:value-type="float">
            <text:p>-0,4422887</text:p>
          </table:table-cell>
          <table:table-cell table:formula="of:=ROUND(SIN([.I464]*PI()/180);7)" office:value-type="float" office:value="0.8968727" calcext:value-type="float">
            <text:p>0,8968727</text:p>
          </table:table-cell>
          <table:table-cell table:formula="of:=ABS([.L464]-[.E464])" office:value-type="float" office:value="0.00391754999999999" calcext:value-type="float">
            <text:p>0,00391755</text:p>
          </table:table-cell>
          <table:table-cell table:formula="of:=ABS([.M464]-[.F464])" office:value-type="float" office:value="0.00192135000000004" calcext:value-type="float">
            <text:p>0,00192135</text:p>
          </table:table-cell>
          <table:table-cell/>
        </table:table-row>
        <table:table-row table:style-name="ro1">
          <table:table-cell office:value-type="float" office:value="1623609867.7677" calcext:value-type="float">
            <text:p>1623609867,7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0.89100652" calcext:value-type="float">
            <text:p>0,89100652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16.5" calcext:value-type="float">
            <text:p>116,5</text:p>
          </table:table-cell>
          <table:table-cell table:formula="of:=([.D465]-[.I465])^2" office:value-type="float" office:value="0.25" calcext:value-type="float">
            <text:p>0,25</text:p>
          </table:table-cell>
          <table:table-cell/>
          <table:table-cell table:formula="of:=ROUND(COS([.I465]*PI()/180);7)" office:value-type="float" office:value="-0.4461978" calcext:value-type="float">
            <text:p>-0,4461978</text:p>
          </table:table-cell>
          <table:table-cell table:formula="of:=ROUND(SIN([.I465]*PI()/180);7)" office:value-type="float" office:value="0.8949344" calcext:value-type="float">
            <text:p>0,8949344</text:p>
          </table:table-cell>
          <table:table-cell table:formula="of:=ABS([.L465]-[.E465])" office:value-type="float" office:value="0.00779269999999999" calcext:value-type="float">
            <text:p>0,0077927</text:p>
          </table:table-cell>
          <table:table-cell table:formula="of:=ABS([.M465]-[.F465])" office:value-type="float" office:value="0.00392787999999999" calcext:value-type="float">
            <text:p>0,00392788</text:p>
          </table:table-cell>
          <table:table-cell/>
        </table:table-row>
        <table:table-row table:style-name="ro1">
          <table:table-cell office:value-type="float" office:value="1623609867.86762" calcext:value-type="float">
            <text:p>1623609867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0.89100652" calcext:value-type="float">
            <text:p>0,89100652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16.75" calcext:value-type="float">
            <text:p>116,75</text:p>
          </table:table-cell>
          <table:table-cell table:formula="of:=([.D466]-[.I466])^2" office:value-type="float" office:value="0.0625" calcext:value-type="float">
            <text:p>0,0625</text:p>
          </table:table-cell>
          <table:table-cell/>
          <table:table-cell table:formula="of:=ROUND(COS([.I466]*PI()/180);7)" office:value-type="float" office:value="-0.4500984" calcext:value-type="float">
            <text:p>-0,4500984</text:p>
          </table:table-cell>
          <table:table-cell table:formula="of:=ROUND(SIN([.I466]*PI()/180);7)" office:value-type="float" office:value="0.8929789" calcext:value-type="float">
            <text:p>0,8929789</text:p>
          </table:table-cell>
          <table:table-cell table:formula="of:=ABS([.L466]-[.E466])" office:value-type="float" office:value="0.00389209999999995" calcext:value-type="float">
            <text:p>0,0038921</text:p>
          </table:table-cell>
          <table:table-cell table:formula="of:=ABS([.M466]-[.F466])" office:value-type="float" office:value="0.00197238" calcext:value-type="float">
            <text:p>0,00197238</text:p>
          </table:table-cell>
          <table:table-cell/>
        </table:table-row>
        <table:table-row table:style-name="ro1">
          <table:table-cell office:value-type="float" office:value="1623609867.96767" calcext:value-type="float">
            <text:p>1623609867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0.89100652" calcext:value-type="float">
            <text:p>0,89100652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([.D467]-[.I467])^2" office:value-type="float" office:value="0" calcext:value-type="float">
            <text:p>0</text:p>
          </table:table-cell>
          <table:table-cell/>
          <table:table-cell table:formula="of:=ROUND(COS([.I467]*PI()/180);7)" office:value-type="float" office:value="-0.4539905" calcext:value-type="float">
            <text:p>-0,4539905</text:p>
          </table:table-cell>
          <table:table-cell table:formula="of:=ROUND(SIN([.I467]*PI()/180);7)" office:value-type="float" office:value="0.8910065" calcext:value-type="float">
            <text:p>0,8910065</text:p>
          </table:table-cell>
          <table:table-cell table:formula="of:=ABS([.L467]-[.E467])" office:value-type="float" office:value="0" calcext:value-type="float">
            <text:p>0</text:p>
          </table:table-cell>
          <table:table-cell table:formula="of:=ABS([.M467]-[.F467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68.06769" calcext:value-type="float">
            <text:p>1623609868,0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0.89100652" calcext:value-type="float">
            <text:p>0,89100652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17.25" calcext:value-type="float">
            <text:p>117,25</text:p>
          </table:table-cell>
          <table:table-cell table:formula="of:=([.D468]-[.I468])^2" office:value-type="float" office:value="0.0625" calcext:value-type="float">
            <text:p>0,0625</text:p>
          </table:table-cell>
          <table:table-cell/>
          <table:table-cell table:formula="of:=ROUND(COS([.I468]*PI()/180);7)" office:value-type="float" office:value="-0.4578739" calcext:value-type="float">
            <text:p>-0,4578739</text:p>
          </table:table-cell>
          <table:table-cell table:formula="of:=ROUND(SIN([.I468]*PI()/180);7)" office:value-type="float" office:value="0.8890171" calcext:value-type="float">
            <text:p>0,8890171</text:p>
          </table:table-cell>
          <table:table-cell table:formula="of:=ABS([.L468]-[.E468])" office:value-type="float" office:value="0.00388340000000004" calcext:value-type="float">
            <text:p>0,0038834</text:p>
          </table:table-cell>
          <table:table-cell table:formula="of:=ABS([.M468]-[.F468])" office:value-type="float" office:value="0.00198942000000002" calcext:value-type="float">
            <text:p>0,00198942</text:p>
          </table:table-cell>
          <table:table-cell/>
        </table:table-row>
        <table:table-row table:style-name="ro1">
          <table:table-cell office:value-type="float" office:value="1623609868.16768" calcext:value-type="float">
            <text:p>1623609868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-0.46947156" calcext:value-type="float">
            <text:p>-0,46947156</text:p>
          </table:table-cell>
          <table:table-cell office:value-type="float" office:value="0.88294759" calcext:value-type="float">
            <text:p>0,8829475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7.5" calcext:value-type="float">
            <text:p>117,5</text:p>
          </table:table-cell>
          <table:table-cell table:formula="of:=([.D469]-[.I469])^2" office:value-type="float" office:value="0.25" calcext:value-type="float">
            <text:p>0,25</text:p>
          </table:table-cell>
          <table:table-cell/>
          <table:table-cell table:formula="of:=ROUND(COS([.I469]*PI()/180);7)" office:value-type="float" office:value="-0.4617486" calcext:value-type="float">
            <text:p>-0,4617486</text:p>
          </table:table-cell>
          <table:table-cell table:formula="of:=ROUND(SIN([.I469]*PI()/180);7)" office:value-type="float" office:value="0.8870108" calcext:value-type="float">
            <text:p>0,8870108</text:p>
          </table:table-cell>
          <table:table-cell table:formula="of:=ABS([.L469]-[.E469])" office:value-type="float" office:value="0.00772296" calcext:value-type="float">
            <text:p>0,00772296</text:p>
          </table:table-cell>
          <table:table-cell table:formula="of:=ABS([.M469]-[.F469])" office:value-type="float" office:value="0.00406320999999998" calcext:value-type="float">
            <text:p>0,00406321</text:p>
          </table:table-cell>
          <table:table-cell/>
        </table:table-row>
        <table:table-row table:style-name="ro1">
          <table:table-cell office:value-type="float" office:value="1623609868.26762" calcext:value-type="float">
            <text:p>1623609868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-0.46947156" calcext:value-type="float">
            <text:p>-0,46947156</text:p>
          </table:table-cell>
          <table:table-cell office:value-type="float" office:value="0.88294759" calcext:value-type="float">
            <text:p>0,8829475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7.75" calcext:value-type="float">
            <text:p>117,75</text:p>
          </table:table-cell>
          <table:table-cell table:formula="of:=([.D470]-[.I470])^2" office:value-type="float" office:value="0.0625" calcext:value-type="float">
            <text:p>0,0625</text:p>
          </table:table-cell>
          <table:table-cell/>
          <table:table-cell table:formula="of:=ROUND(COS([.I470]*PI()/180);7)" office:value-type="float" office:value="-0.4656145" calcext:value-type="float">
            <text:p>-0,4656145</text:p>
          </table:table-cell>
          <table:table-cell table:formula="of:=ROUND(SIN([.I470]*PI()/180);7)" office:value-type="float" office:value="0.8849876" calcext:value-type="float">
            <text:p>0,8849876</text:p>
          </table:table-cell>
          <table:table-cell table:formula="of:=ABS([.L470]-[.E470])" office:value-type="float" office:value="0.00385706000000002" calcext:value-type="float">
            <text:p>0,00385706</text:p>
          </table:table-cell>
          <table:table-cell table:formula="of:=ABS([.M470]-[.F470])" office:value-type="float" office:value="0.00204000999999998" calcext:value-type="float">
            <text:p>0,00204001</text:p>
          </table:table-cell>
          <table:table-cell/>
        </table:table-row>
        <table:table-row table:style-name="ro1">
          <table:table-cell office:value-type="float" office:value="1623609868.36768" calcext:value-type="float">
            <text:p>1623609868,3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-0.46947156" calcext:value-type="float">
            <text:p>-0,46947156</text:p>
          </table:table-cell>
          <table:table-cell office:value-type="float" office:value="0.88294759" calcext:value-type="float">
            <text:p>0,8829475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([.D471]-[.I471])^2" office:value-type="float" office:value="0" calcext:value-type="float">
            <text:p>0</text:p>
          </table:table-cell>
          <table:table-cell/>
          <table:table-cell table:formula="of:=ROUND(COS([.I471]*PI()/180);7)" office:value-type="float" office:value="-0.4694716" calcext:value-type="float">
            <text:p>-0,4694716</text:p>
          </table:table-cell>
          <table:table-cell table:formula="of:=ROUND(SIN([.I471]*PI()/180);7)" office:value-type="float" office:value="0.8829476" calcext:value-type="float">
            <text:p>0,8829476</text:p>
          </table:table-cell>
          <table:table-cell table:formula="of:=ABS([.L471]-[.E471])" office:value-type="float" office:value="0.0000000399999999789458" calcext:value-type="float">
            <text:p>3,99999999789458E-08</text:p>
          </table:table-cell>
          <table:table-cell table:formula="of:=ABS([.M471]-[.F471])" office:value-type="float" office:value="0.0000000100000000502476" calcext:value-type="float">
            <text:p>1,00000000502476E-08</text:p>
          </table:table-cell>
          <table:table-cell/>
        </table:table-row>
        <table:table-row table:style-name="ro1">
          <table:table-cell office:value-type="float" office:value="1623609868.46763" calcext:value-type="float">
            <text:p>1623609868,4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-0.46947156" calcext:value-type="float">
            <text:p>-0,46947156</text:p>
          </table:table-cell>
          <table:table-cell office:value-type="float" office:value="0.88294759" calcext:value-type="float">
            <text:p>0,8829475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8.25" calcext:value-type="float">
            <text:p>118,25</text:p>
          </table:table-cell>
          <table:table-cell table:formula="of:=([.D472]-[.I472])^2" office:value-type="float" office:value="0.0625" calcext:value-type="float">
            <text:p>0,0625</text:p>
          </table:table-cell>
          <table:table-cell/>
          <table:table-cell table:formula="of:=ROUND(COS([.I472]*PI()/180);7)" office:value-type="float" office:value="-0.4733197" calcext:value-type="float">
            <text:p>-0,4733197</text:p>
          </table:table-cell>
          <table:table-cell table:formula="of:=ROUND(SIN([.I472]*PI()/180);7)" office:value-type="float" office:value="0.8808907" calcext:value-type="float">
            <text:p>0,8808907</text:p>
          </table:table-cell>
          <table:table-cell table:formula="of:=ABS([.L472]-[.E472])" office:value-type="float" office:value="0.00384814" calcext:value-type="float">
            <text:p>0,00384814</text:p>
          </table:table-cell>
          <table:table-cell table:formula="of:=ABS([.M472]-[.F472])" office:value-type="float" office:value="0.00205688999999998" calcext:value-type="float">
            <text:p>0,00205689</text:p>
          </table:table-cell>
          <table:table-cell/>
        </table:table-row>
        <table:table-row table:style-name="ro1">
          <table:table-cell office:value-type="float" office:value="1623609868.56768" calcext:value-type="float">
            <text:p>1623609868,5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18.5" calcext:value-type="float">
            <text:p>118,5</text:p>
          </table:table-cell>
          <table:table-cell table:formula="of:=([.D473]-[.I473])^2" office:value-type="float" office:value="0.25" calcext:value-type="float">
            <text:p>0,25</text:p>
          </table:table-cell>
          <table:table-cell/>
          <table:table-cell table:formula="of:=ROUND(COS([.I473]*PI()/180);7)" office:value-type="float" office:value="-0.4771588" calcext:value-type="float">
            <text:p>-0,4771588</text:p>
          </table:table-cell>
          <table:table-cell table:formula="of:=ROUND(SIN([.I473]*PI()/180);7)" office:value-type="float" office:value="0.8788171" calcext:value-type="float">
            <text:p>0,8788171</text:p>
          </table:table-cell>
          <table:table-cell table:formula="of:=ABS([.L473]-[.E473])" office:value-type="float" office:value="0.00765082" calcext:value-type="float">
            <text:p>0,00765082</text:p>
          </table:table-cell>
          <table:table-cell table:formula="of:=ABS([.M473]-[.F473])" office:value-type="float" office:value="0.00419738999999997" calcext:value-type="float">
            <text:p>0,00419739</text:p>
          </table:table-cell>
          <table:table-cell/>
        </table:table-row>
        <table:table-row table:style-name="ro1">
          <table:table-cell office:value-type="float" office:value="1623609868.66763" calcext:value-type="float">
            <text:p>1623609868,6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18.75" calcext:value-type="float">
            <text:p>118,75</text:p>
          </table:table-cell>
          <table:table-cell table:formula="of:=([.D474]-[.I474])^2" office:value-type="float" office:value="0.0625" calcext:value-type="float">
            <text:p>0,0625</text:p>
          </table:table-cell>
          <table:table-cell/>
          <table:table-cell table:formula="of:=ROUND(COS([.I474]*PI()/180);7)" office:value-type="float" office:value="-0.4809888" calcext:value-type="float">
            <text:p>-0,4809888</text:p>
          </table:table-cell>
          <table:table-cell table:formula="of:=ROUND(SIN([.I474]*PI()/180);7)" office:value-type="float" office:value="0.8767268" calcext:value-type="float">
            <text:p>0,8767268</text:p>
          </table:table-cell>
          <table:table-cell table:formula="of:=ABS([.L474]-[.E474])" office:value-type="float" office:value="0.00382082" calcext:value-type="float">
            <text:p>0,00382082</text:p>
          </table:table-cell>
          <table:table-cell table:formula="of:=ABS([.M474]-[.F474])" office:value-type="float" office:value="0.00210708999999998" calcext:value-type="float">
            <text:p>0,00210709</text:p>
          </table:table-cell>
          <table:table-cell/>
        </table:table-row>
        <table:table-row table:style-name="ro1">
          <table:table-cell office:value-type="float" office:value="1623609868.76767" calcext:value-type="float">
            <text:p>1623609868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([.D475]-[.I475])^2" office:value-type="float" office:value="0" calcext:value-type="float">
            <text:p>0</text:p>
          </table:table-cell>
          <table:table-cell/>
          <table:table-cell table:formula="of:=ROUND(COS([.I475]*PI()/180);7)" office:value-type="float" office:value="-0.4848096" calcext:value-type="float">
            <text:p>-0,4848096</text:p>
          </table:table-cell>
          <table:table-cell table:formula="of:=ROUND(SIN([.I475]*PI()/180);7)" office:value-type="float" office:value="0.8746197" calcext:value-type="float">
            <text:p>0,8746197</text:p>
          </table:table-cell>
          <table:table-cell table:formula="of:=ABS([.L475]-[.E475])" office:value-type="float" office:value="0.0000000199999999894729" calcext:value-type="float">
            <text:p>1,99999999894729E-08</text:p>
          </table:table-cell>
          <table:table-cell table:formula="of:=ABS([.M475]-[.F475])" office:value-type="float" office:value="0.0000000100000000502476" calcext:value-type="float">
            <text:p>1,00000000502476E-08</text:p>
          </table:table-cell>
          <table:table-cell/>
        </table:table-row>
        <table:table-row table:style-name="ro1">
          <table:table-cell office:value-type="float" office:value="1623609868.86765" calcext:value-type="float">
            <text:p>1623609868,8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19.25" calcext:value-type="float">
            <text:p>119,25</text:p>
          </table:table-cell>
          <table:table-cell table:formula="of:=([.D476]-[.I476])^2" office:value-type="float" office:value="0.0625" calcext:value-type="float">
            <text:p>0,0625</text:p>
          </table:table-cell>
          <table:table-cell/>
          <table:table-cell table:formula="of:=ROUND(COS([.I476]*PI()/180);7)" office:value-type="float" office:value="-0.4886212" calcext:value-type="float">
            <text:p>-0,4886212</text:p>
          </table:table-cell>
          <table:table-cell table:formula="of:=ROUND(SIN([.I476]*PI()/180);7)" office:value-type="float" office:value="0.872496" calcext:value-type="float">
            <text:p>0,872496</text:p>
          </table:table-cell>
          <table:table-cell table:formula="of:=ABS([.L476]-[.E476])" office:value-type="float" office:value="0.00381157999999998" calcext:value-type="float">
            <text:p>0,00381158</text:p>
          </table:table-cell>
          <table:table-cell table:formula="of:=ABS([.M476]-[.F476])" office:value-type="float" office:value="0.00212371" calcext:value-type="float">
            <text:p>0,00212371</text:p>
          </table:table-cell>
          <table:table-cell/>
        </table:table-row>
        <table:table-row table:style-name="ro1">
          <table:table-cell office:value-type="float" office:value="1623609868.96762" calcext:value-type="float">
            <text:p>1623609868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19.5" calcext:value-type="float">
            <text:p>119,5</text:p>
          </table:table-cell>
          <table:table-cell table:formula="of:=([.D477]-[.I477])^2" office:value-type="float" office:value="0.25" calcext:value-type="float">
            <text:p>0,25</text:p>
          </table:table-cell>
          <table:table-cell/>
          <table:table-cell table:formula="of:=ROUND(COS([.I477]*PI()/180);7)" office:value-type="float" office:value="-0.4924236" calcext:value-type="float">
            <text:p>-0,4924236</text:p>
          </table:table-cell>
          <table:table-cell table:formula="of:=ROUND(SIN([.I477]*PI()/180);7)" office:value-type="float" office:value="0.8703557" calcext:value-type="float">
            <text:p>0,8703557</text:p>
          </table:table-cell>
          <table:table-cell table:formula="of:=ABS([.L477]-[.E477])" office:value-type="float" office:value="0.00761398000000002" calcext:value-type="float">
            <text:p>0,00761398</text:p>
          </table:table-cell>
          <table:table-cell table:formula="of:=ABS([.M477]-[.F477])" office:value-type="float" office:value="0.0042640100000001" calcext:value-type="float">
            <text:p>0,00426401</text:p>
          </table:table-cell>
          <table:table-cell/>
        </table:table-row>
        <table:table-row table:style-name="ro1">
          <table:table-cell office:value-type="float" office:value="1623609869.06762" calcext:value-type="float">
            <text:p>1623609869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-0.5" calcext:value-type="float">
            <text:p>-0,5</text:p>
          </table:table-cell>
          <table:table-cell office:value-type="float" office:value="0.8660254" calcext:value-type="float">
            <text:p>0,866025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9.75" calcext:value-type="float">
            <text:p>119,75</text:p>
          </table:table-cell>
          <table:table-cell table:formula="of:=([.D478]-[.I478])^2" office:value-type="float" office:value="0.0625" calcext:value-type="float">
            <text:p>0,0625</text:p>
          </table:table-cell>
          <table:table-cell/>
          <table:table-cell table:formula="of:=ROUND(COS([.I478]*PI()/180);7)" office:value-type="float" office:value="-0.4962165" calcext:value-type="float">
            <text:p>-0,4962165</text:p>
          </table:table-cell>
          <table:table-cell table:formula="of:=ROUND(SIN([.I478]*PI()/180);7)" office:value-type="float" office:value="0.8681988" calcext:value-type="float">
            <text:p>0,8681988</text:p>
          </table:table-cell>
          <table:table-cell table:formula="of:=ABS([.L478]-[.E478])" office:value-type="float" office:value="0.0037835" calcext:value-type="float">
            <text:p>0,0037835</text:p>
          </table:table-cell>
          <table:table-cell table:formula="of:=ABS([.M478]-[.F478])" office:value-type="float" office:value="0.0021734000000001" calcext:value-type="float">
            <text:p>0,0021734</text:p>
          </table:table-cell>
          <table:table-cell/>
        </table:table-row>
        <table:table-row table:style-name="ro1">
          <table:table-cell office:value-type="float" office:value="1623609869.16766" calcext:value-type="float">
            <text:p>1623609869,1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-0.5" calcext:value-type="float">
            <text:p>-0,5</text:p>
          </table:table-cell>
          <table:table-cell office:value-type="float" office:value="0.8660254" calcext:value-type="float">
            <text:p>0,866025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([.D479]-[.I479])^2" office:value-type="float" office:value="0" calcext:value-type="float">
            <text:p>0</text:p>
          </table:table-cell>
          <table:table-cell/>
          <table:table-cell table:formula="of:=ROUND(COS([.I479]*PI()/180);7)" office:value-type="float" office:value="-0.5" calcext:value-type="float">
            <text:p>-0,5</text:p>
          </table:table-cell>
          <table:table-cell table:formula="of:=ROUND(SIN([.I479]*PI()/180);7)" office:value-type="float" office:value="0.8660254" calcext:value-type="float">
            <text:p>0,8660254</text:p>
          </table:table-cell>
          <table:table-cell table:formula="of:=ABS([.L479]-[.E479])" office:value-type="float" office:value="0" calcext:value-type="float">
            <text:p>0</text:p>
          </table:table-cell>
          <table:table-cell table:formula="of:=ABS([.M479]-[.F4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69.26767" calcext:value-type="float">
            <text:p>1623609869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-0.5" calcext:value-type="float">
            <text:p>-0,5</text:p>
          </table:table-cell>
          <table:table-cell office:value-type="float" office:value="0.8660254" calcext:value-type="float">
            <text:p>0,866025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.25" calcext:value-type="float">
            <text:p>120,25</text:p>
          </table:table-cell>
          <table:table-cell table:formula="of:=([.D480]-[.I480])^2" office:value-type="float" office:value="0.0625" calcext:value-type="float">
            <text:p>0,0625</text:p>
          </table:table-cell>
          <table:table-cell/>
          <table:table-cell table:formula="of:=ROUND(COS([.I480]*PI()/180);7)" office:value-type="float" office:value="-0.503774" calcext:value-type="float">
            <text:p>-0,503774</text:p>
          </table:table-cell>
          <table:table-cell table:formula="of:=ROUND(SIN([.I480]*PI()/180);7)" office:value-type="float" office:value="0.8638355" calcext:value-type="float">
            <text:p>0,8638355</text:p>
          </table:table-cell>
          <table:table-cell table:formula="of:=ABS([.L480]-[.E480])" office:value-type="float" office:value="0.00377400000000005" calcext:value-type="float">
            <text:p>0,003774</text:p>
          </table:table-cell>
          <table:table-cell table:formula="of:=ABS([.M480]-[.F480])" office:value-type="float" office:value="0.00218989999999997" calcext:value-type="float">
            <text:p>0,0021899</text:p>
          </table:table-cell>
          <table:table-cell/>
        </table:table-row>
        <table:table-row table:style-name="ro1">
          <table:table-cell office:value-type="float" office:value="1623609869.36767" calcext:value-type="float">
            <text:p>1623609869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0.8571673" calcext:value-type="float">
            <text:p>0,857167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20.5" calcext:value-type="float">
            <text:p>120,5</text:p>
          </table:table-cell>
          <table:table-cell table:formula="of:=([.D481]-[.I481])^2" office:value-type="float" office:value="0.25" calcext:value-type="float">
            <text:p>0,25</text:p>
          </table:table-cell>
          <table:table-cell/>
          <table:table-cell table:formula="of:=ROUND(COS([.I481]*PI()/180);7)" office:value-type="float" office:value="-0.5075384" calcext:value-type="float">
            <text:p>-0,5075384</text:p>
          </table:table-cell>
          <table:table-cell table:formula="of:=ROUND(SIN([.I481]*PI()/180);7)" office:value-type="float" office:value="0.8616292" calcext:value-type="float">
            <text:p>0,8616292</text:p>
          </table:table-cell>
          <table:table-cell table:formula="of:=ABS([.L481]-[.E481])" office:value-type="float" office:value="0.00749967000000007" calcext:value-type="float">
            <text:p>0,00749967</text:p>
          </table:table-cell>
          <table:table-cell table:formula="of:=ABS([.M481]-[.F481])" office:value-type="float" office:value="0.00446190000000002" calcext:value-type="float">
            <text:p>0,0044619</text:p>
          </table:table-cell>
          <table:table-cell/>
        </table:table-row>
        <table:table-row table:style-name="ro1">
          <table:table-cell office:value-type="float" office:value="1623609869.46763" calcext:value-type="float">
            <text:p>1623609869,4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0.8571673" calcext:value-type="float">
            <text:p>0,857167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20.75" calcext:value-type="float">
            <text:p>120,75</text:p>
          </table:table-cell>
          <table:table-cell table:formula="of:=([.D482]-[.I482])^2" office:value-type="float" office:value="0.0625" calcext:value-type="float">
            <text:p>0,0625</text:p>
          </table:table-cell>
          <table:table-cell/>
          <table:table-cell table:formula="of:=ROUND(COS([.I482]*PI()/180);7)" office:value-type="float" office:value="-0.5112931" calcext:value-type="float">
            <text:p>-0,5112931</text:p>
          </table:table-cell>
          <table:table-cell table:formula="of:=ROUND(SIN([.I482]*PI()/180);7)" office:value-type="float" office:value="0.8594064" calcext:value-type="float">
            <text:p>0,8594064</text:p>
          </table:table-cell>
          <table:table-cell table:formula="of:=ABS([.L482]-[.E482])" office:value-type="float" office:value="0.00374497000000007" calcext:value-type="float">
            <text:p>0,00374497</text:p>
          </table:table-cell>
          <table:table-cell table:formula="of:=ABS([.M482]-[.F482])" office:value-type="float" office:value="0.00223910000000005" calcext:value-type="float">
            <text:p>0,0022391</text:p>
          </table:table-cell>
          <table:table-cell/>
        </table:table-row>
        <table:table-row table:style-name="ro1">
          <table:table-cell office:value-type="float" office:value="1623609869.56769" calcext:value-type="float">
            <text:p>1623609869,5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0.8571673" calcext:value-type="float">
            <text:p>0,857167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([.D483]-[.I483])^2" office:value-type="float" office:value="0" calcext:value-type="float">
            <text:p>0</text:p>
          </table:table-cell>
          <table:table-cell/>
          <table:table-cell table:formula="of:=ROUND(COS([.I483]*PI()/180);7)" office:value-type="float" office:value="-0.5150381" calcext:value-type="float">
            <text:p>-0,5150381</text:p>
          </table:table-cell>
          <table:table-cell table:formula="of:=ROUND(SIN([.I483]*PI()/180);7)" office:value-type="float" office:value="0.8571673" calcext:value-type="float">
            <text:p>0,8571673</text:p>
          </table:table-cell>
          <table:table-cell table:formula="of:=ABS([.L483]-[.E483])" office:value-type="float" office:value="0.0000000300000000397205" calcext:value-type="float">
            <text:p>3,00000000397205E-08</text:p>
          </table:table-cell>
          <table:table-cell table:formula="of:=ABS([.M483]-[.F4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69.66766" calcext:value-type="float">
            <text:p>1623609869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0.8571673" calcext:value-type="float">
            <text:p>0,857167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21.25" calcext:value-type="float">
            <text:p>121,25</text:p>
          </table:table-cell>
          <table:table-cell table:formula="of:=([.D484]-[.I484])^2" office:value-type="float" office:value="0.0625" calcext:value-type="float">
            <text:p>0,0625</text:p>
          </table:table-cell>
          <table:table-cell/>
          <table:table-cell table:formula="of:=ROUND(COS([.I484]*PI()/180);7)" office:value-type="float" office:value="-0.5187733" calcext:value-type="float">
            <text:p>-0,5187733</text:p>
          </table:table-cell>
          <table:table-cell table:formula="of:=ROUND(SIN([.I484]*PI()/180);7)" office:value-type="float" office:value="0.8549119" calcext:value-type="float">
            <text:p>0,8549119</text:p>
          </table:table-cell>
          <table:table-cell table:formula="of:=ABS([.L484]-[.E484])" office:value-type="float" office:value="0.00373522999999998" calcext:value-type="float">
            <text:p>0,00373523</text:p>
          </table:table-cell>
          <table:table-cell table:formula="of:=ABS([.M484]-[.F484])" office:value-type="float" office:value="0.00225540000000002" calcext:value-type="float">
            <text:p>0,0022554</text:p>
          </table:table-cell>
          <table:table-cell/>
        </table:table-row>
        <table:table-row table:style-name="ro1">
          <table:table-cell office:value-type="float" office:value="1623609869.76768" calcext:value-type="float">
            <text:p>1623609869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-0.52991926" calcext:value-type="float">
            <text:p>-0,52991926</text:p>
          </table:table-cell>
          <table:table-cell office:value-type="float" office:value="0.8480481" calcext:value-type="float">
            <text:p>0,848048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1.5" calcext:value-type="float">
            <text:p>121,5</text:p>
          </table:table-cell>
          <table:table-cell table:formula="of:=([.D485]-[.I485])^2" office:value-type="float" office:value="0.25" calcext:value-type="float">
            <text:p>0,25</text:p>
          </table:table-cell>
          <table:table-cell/>
          <table:table-cell table:formula="of:=ROUND(COS([.I485]*PI()/180);7)" office:value-type="float" office:value="-0.5224986" calcext:value-type="float">
            <text:p>-0,5224986</text:p>
          </table:table-cell>
          <table:table-cell table:formula="of:=ROUND(SIN([.I485]*PI()/180);7)" office:value-type="float" office:value="0.8526402" calcext:value-type="float">
            <text:p>0,8526402</text:p>
          </table:table-cell>
          <table:table-cell table:formula="of:=ABS([.L485]-[.E485])" office:value-type="float" office:value="0.00742065999999997" calcext:value-type="float">
            <text:p>0,00742066</text:p>
          </table:table-cell>
          <table:table-cell table:formula="of:=ABS([.M485]-[.F485])" office:value-type="float" office:value="0.00459209999999999" calcext:value-type="float">
            <text:p>0,0045921</text:p>
          </table:table-cell>
          <table:table-cell/>
        </table:table-row>
        <table:table-row table:style-name="ro1">
          <table:table-cell office:value-type="float" office:value="1623609869.86768" calcext:value-type="float">
            <text:p>1623609869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-0.52991926" calcext:value-type="float">
            <text:p>-0,52991926</text:p>
          </table:table-cell>
          <table:table-cell office:value-type="float" office:value="0.8480481" calcext:value-type="float">
            <text:p>0,848048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1.75" calcext:value-type="float">
            <text:p>121,75</text:p>
          </table:table-cell>
          <table:table-cell table:formula="of:=([.D486]-[.I486])^2" office:value-type="float" office:value="0.0625" calcext:value-type="float">
            <text:p>0,0625</text:p>
          </table:table-cell>
          <table:table-cell/>
          <table:table-cell table:formula="of:=ROUND(COS([.I486]*PI()/180);7)" office:value-type="float" office:value="-0.5262139" calcext:value-type="float">
            <text:p>-0,5262139</text:p>
          </table:table-cell>
          <table:table-cell table:formula="of:=ROUND(SIN([.I486]*PI()/180);7)" office:value-type="float" office:value="0.8503522" calcext:value-type="float">
            <text:p>0,8503522</text:p>
          </table:table-cell>
          <table:table-cell table:formula="of:=ABS([.L486]-[.E486])" office:value-type="float" office:value="0.00370535999999999" calcext:value-type="float">
            <text:p>0,00370536</text:p>
          </table:table-cell>
          <table:table-cell table:formula="of:=ABS([.M486]-[.F486])" office:value-type="float" office:value="0.00230410000000003" calcext:value-type="float">
            <text:p>0,0023041</text:p>
          </table:table-cell>
          <table:table-cell/>
        </table:table-row>
        <table:table-row table:style-name="ro1">
          <table:table-cell office:value-type="float" office:value="1623609869.96761" calcext:value-type="float">
            <text:p>1623609869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-0.52991926" calcext:value-type="float">
            <text:p>-0,52991926</text:p>
          </table:table-cell>
          <table:table-cell office:value-type="float" office:value="0.8480481" calcext:value-type="float">
            <text:p>0,848048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([.D487]-[.I487])^2" office:value-type="float" office:value="0" calcext:value-type="float">
            <text:p>0</text:p>
          </table:table-cell>
          <table:table-cell/>
          <table:table-cell table:formula="of:=ROUND(COS([.I487]*PI()/180);7)" office:value-type="float" office:value="-0.5299193" calcext:value-type="float">
            <text:p>-0,5299193</text:p>
          </table:table-cell>
          <table:table-cell table:formula="of:=ROUND(SIN([.I487]*PI()/180);7)" office:value-type="float" office:value="0.8480481" calcext:value-type="float">
            <text:p>0,8480481</text:p>
          </table:table-cell>
          <table:table-cell table:formula="of:=ABS([.L487]-[.E487])" office:value-type="float" office:value="0.0000000399999999789458" calcext:value-type="float">
            <text:p>3,99999999789458E-08</text:p>
          </table:table-cell>
          <table:table-cell table:formula="of:=ABS([.M487]-[.F4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70.0676" calcext:value-type="float">
            <text:p>1623609870,0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-0.52991926" calcext:value-type="float">
            <text:p>-0,52991926</text:p>
          </table:table-cell>
          <table:table-cell office:value-type="float" office:value="0.8480481" calcext:value-type="float">
            <text:p>0,848048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2.25" calcext:value-type="float">
            <text:p>122,25</text:p>
          </table:table-cell>
          <table:table-cell table:formula="of:=([.D488]-[.I488])^2" office:value-type="float" office:value="0.0625" calcext:value-type="float">
            <text:p>0,0625</text:p>
          </table:table-cell>
          <table:table-cell/>
          <table:table-cell table:formula="of:=ROUND(COS([.I488]*PI()/180);7)" office:value-type="float" office:value="-0.5336145" calcext:value-type="float">
            <text:p>-0,5336145</text:p>
          </table:table-cell>
          <table:table-cell table:formula="of:=ROUND(SIN([.I488]*PI()/180);7)" office:value-type="float" office:value="0.8457278" calcext:value-type="float">
            <text:p>0,8457278</text:p>
          </table:table-cell>
          <table:table-cell table:formula="of:=ABS([.L488]-[.E488])" office:value-type="float" office:value="0.00369523999999999" calcext:value-type="float">
            <text:p>0,00369524</text:p>
          </table:table-cell>
          <table:table-cell table:formula="of:=ABS([.M488]-[.F488])" office:value-type="float" office:value="0.00232029999999994" calcext:value-type="float">
            <text:p>0,0023203</text:p>
          </table:table-cell>
          <table:table-cell/>
        </table:table-row>
        <table:table-row table:style-name="ro1">
          <table:table-cell office:value-type="float" office:value="1623609870.16768" calcext:value-type="float">
            <text:p>1623609870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-0.52991926" calcext:value-type="float">
            <text:p>-0,52991926</text:p>
          </table:table-cell>
          <table:table-cell office:value-type="float" office:value="0.8480481" calcext:value-type="float">
            <text:p>0,848048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2.5" calcext:value-type="float">
            <text:p>122,5</text:p>
          </table:table-cell>
          <table:table-cell table:formula="of:=([.D489]-[.I489])^2" office:value-type="float" office:value="0.25" calcext:value-type="float">
            <text:p>0,25</text:p>
          </table:table-cell>
          <table:table-cell/>
          <table:table-cell table:formula="of:=ROUND(COS([.I489]*PI()/180);7)" office:value-type="float" office:value="-0.5372996" calcext:value-type="float">
            <text:p>-0,5372996</text:p>
          </table:table-cell>
          <table:table-cell table:formula="of:=ROUND(SIN([.I489]*PI()/180);7)" office:value-type="float" office:value="0.8433914" calcext:value-type="float">
            <text:p>0,8433914</text:p>
          </table:table-cell>
          <table:table-cell table:formula="of:=ABS([.L489]-[.E489])" office:value-type="float" office:value="0.00738033999999999" calcext:value-type="float">
            <text:p>0,00738034</text:p>
          </table:table-cell>
          <table:table-cell table:formula="of:=ABS([.M489]-[.F489])" office:value-type="float" office:value="0.00465669999999996" calcext:value-type="float">
            <text:p>0,0046567</text:p>
          </table:table-cell>
          <table:table-cell/>
        </table:table-row>
        <table:table-row table:style-name="ro1">
          <table:table-cell office:value-type="float" office:value="1623609870.26768" calcext:value-type="float">
            <text:p>1623609870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-0.54463904" calcext:value-type="float">
            <text:p>-0,54463904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22.75" calcext:value-type="float">
            <text:p>122,75</text:p>
          </table:table-cell>
          <table:table-cell table:formula="of:=([.D490]-[.I490])^2" office:value-type="float" office:value="0.0625" calcext:value-type="float">
            <text:p>0,0625</text:p>
          </table:table-cell>
          <table:table-cell/>
          <table:table-cell table:formula="of:=ROUND(COS([.I490]*PI()/180);7)" office:value-type="float" office:value="-0.5409745" calcext:value-type="float">
            <text:p>-0,5409745</text:p>
          </table:table-cell>
          <table:table-cell table:formula="of:=ROUND(SIN([.I490]*PI()/180);7)" office:value-type="float" office:value="0.841039" calcext:value-type="float">
            <text:p>0,841039</text:p>
          </table:table-cell>
          <table:table-cell table:formula="of:=ABS([.L490]-[.E490])" office:value-type="float" office:value="0.00366453999999994" calcext:value-type="float">
            <text:p>0,00366454</text:p>
          </table:table-cell>
          <table:table-cell table:formula="of:=ABS([.M490]-[.F490])" office:value-type="float" office:value="0.00236842999999998" calcext:value-type="float">
            <text:p>0,00236843</text:p>
          </table:table-cell>
          <table:table-cell/>
        </table:table-row>
        <table:table-row table:style-name="ro1">
          <table:table-cell office:value-type="float" office:value="1623609870.36769" calcext:value-type="float">
            <text:p>1623609870,3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-0.54463904" calcext:value-type="float">
            <text:p>-0,54463904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([.D491]-[.I491])^2" office:value-type="float" office:value="0" calcext:value-type="float">
            <text:p>0</text:p>
          </table:table-cell>
          <table:table-cell/>
          <table:table-cell table:formula="of:=ROUND(COS([.I491]*PI()/180);7)" office:value-type="float" office:value="-0.544639" calcext:value-type="float">
            <text:p>-0,544639</text:p>
          </table:table-cell>
          <table:table-cell table:formula="of:=ROUND(SIN([.I491]*PI()/180);7)" office:value-type="float" office:value="0.8386706" calcext:value-type="float">
            <text:p>0,8386706</text:p>
          </table:table-cell>
          <table:table-cell table:formula="of:=ABS([.L491]-[.E491])" office:value-type="float" office:value="0.0000000399999999789458" calcext:value-type="float">
            <text:p>3,99999999789458E-08</text:p>
          </table:table-cell>
          <table:table-cell table:formula="of:=ABS([.M491]-[.F491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70.46762" calcext:value-type="float">
            <text:p>1623609870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-0.54463904" calcext:value-type="float">
            <text:p>-0,54463904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23.25" calcext:value-type="float">
            <text:p>123,25</text:p>
          </table:table-cell>
          <table:table-cell table:formula="of:=([.D492]-[.I492])^2" office:value-type="float" office:value="0.0625" calcext:value-type="float">
            <text:p>0,0625</text:p>
          </table:table-cell>
          <table:table-cell/>
          <table:table-cell table:formula="of:=ROUND(COS([.I492]*PI()/180);7)" office:value-type="float" office:value="-0.5482932" calcext:value-type="float">
            <text:p>-0,5482932</text:p>
          </table:table-cell>
          <table:table-cell table:formula="of:=ROUND(SIN([.I492]*PI()/180);7)" office:value-type="float" office:value="0.8362862" calcext:value-type="float">
            <text:p>0,8362862</text:p>
          </table:table-cell>
          <table:table-cell table:formula="of:=ABS([.L492]-[.E492])" office:value-type="float" office:value="0.00365416000000007" calcext:value-type="float">
            <text:p>0,00365416</text:p>
          </table:table-cell>
          <table:table-cell table:formula="of:=ABS([.M492]-[.F492])" office:value-type="float" office:value="0.00238437000000002" calcext:value-type="float">
            <text:p>0,00238437</text:p>
          </table:table-cell>
          <table:table-cell/>
        </table:table-row>
        <table:table-row table:style-name="ro1">
          <table:table-cell office:value-type="float" office:value="1623609870.56763" calcext:value-type="float">
            <text:p>1623609870,5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-0.5591929" calcext:value-type="float">
            <text:p>-0,5591929</text:p>
          </table:table-cell>
          <table:table-cell office:value-type="float" office:value="0.82903757" calcext:value-type="float">
            <text:p>0,8290375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3.5" calcext:value-type="float">
            <text:p>123,5</text:p>
          </table:table-cell>
          <table:table-cell table:formula="of:=([.D493]-[.I493])^2" office:value-type="float" office:value="0.25" calcext:value-type="float">
            <text:p>0,25</text:p>
          </table:table-cell>
          <table:table-cell/>
          <table:table-cell table:formula="of:=ROUND(COS([.I493]*PI()/180);7)" office:value-type="float" office:value="-0.551937" calcext:value-type="float">
            <text:p>-0,551937</text:p>
          </table:table-cell>
          <table:table-cell table:formula="of:=ROUND(SIN([.I493]*PI()/180);7)" office:value-type="float" office:value="0.8338858" calcext:value-type="float">
            <text:p>0,8338858</text:p>
          </table:table-cell>
          <table:table-cell table:formula="of:=ABS([.L493]-[.E493])" office:value-type="float" office:value="0.00725589999999998" calcext:value-type="float">
            <text:p>0,0072559</text:p>
          </table:table-cell>
          <table:table-cell table:formula="of:=ABS([.M493]-[.F493])" office:value-type="float" office:value="0.00484823000000001" calcext:value-type="float">
            <text:p>0,00484823</text:p>
          </table:table-cell>
          <table:table-cell/>
        </table:table-row>
        <table:table-row table:style-name="ro1">
          <table:table-cell office:value-type="float" office:value="1623609870.66763" calcext:value-type="float">
            <text:p>1623609870,6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-0.5591929" calcext:value-type="float">
            <text:p>-0,5591929</text:p>
          </table:table-cell>
          <table:table-cell office:value-type="float" office:value="0.82903757" calcext:value-type="float">
            <text:p>0,8290375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3.75" calcext:value-type="float">
            <text:p>123,75</text:p>
          </table:table-cell>
          <table:table-cell table:formula="of:=([.D494]-[.I494])^2" office:value-type="float" office:value="0.0625" calcext:value-type="float">
            <text:p>0,0625</text:p>
          </table:table-cell>
          <table:table-cell/>
          <table:table-cell table:formula="of:=ROUND(COS([.I494]*PI()/180);7)" office:value-type="float" office:value="-0.5555702" calcext:value-type="float">
            <text:p>-0,5555702</text:p>
          </table:table-cell>
          <table:table-cell table:formula="of:=ROUND(SIN([.I494]*PI()/180);7)" office:value-type="float" office:value="0.8314696" calcext:value-type="float">
            <text:p>0,8314696</text:p>
          </table:table-cell>
          <table:table-cell table:formula="of:=ABS([.L494]-[.E494])" office:value-type="float" office:value="0.00362269999999998" calcext:value-type="float">
            <text:p>0,0036227</text:p>
          </table:table-cell>
          <table:table-cell table:formula="of:=ABS([.M494]-[.F494])" office:value-type="float" office:value="0.00243203000000003" calcext:value-type="float">
            <text:p>0,00243203</text:p>
          </table:table-cell>
          <table:table-cell/>
        </table:table-row>
        <table:table-row table:style-name="ro1">
          <table:table-cell office:value-type="float" office:value="1623609870.76763" calcext:value-type="float">
            <text:p>1623609870,7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-0.5591929" calcext:value-type="float">
            <text:p>-0,5591929</text:p>
          </table:table-cell>
          <table:table-cell office:value-type="float" office:value="0.82903757" calcext:value-type="float">
            <text:p>0,8290375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([.D495]-[.I495])^2" office:value-type="float" office:value="0" calcext:value-type="float">
            <text:p>0</text:p>
          </table:table-cell>
          <table:table-cell/>
          <table:table-cell table:formula="of:=ROUND(COS([.I495]*PI()/180);7)" office:value-type="float" office:value="-0.5591929" calcext:value-type="float">
            <text:p>-0,5591929</text:p>
          </table:table-cell>
          <table:table-cell table:formula="of:=ROUND(SIN([.I495]*PI()/180);7)" office:value-type="float" office:value="0.8290376" calcext:value-type="float">
            <text:p>0,8290376</text:p>
          </table:table-cell>
          <table:table-cell table:formula="of:=ABS([.L495]-[.E495])" office:value-type="float" office:value="0" calcext:value-type="float">
            <text:p>0</text:p>
          </table:table-cell>
          <table:table-cell table:formula="of:=ABS([.M495]-[.F495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70.86756" calcext:value-type="float">
            <text:p>1623609870,86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-0.5591929" calcext:value-type="float">
            <text:p>-0,5591929</text:p>
          </table:table-cell>
          <table:table-cell office:value-type="float" office:value="0.82903757" calcext:value-type="float">
            <text:p>0,8290375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4.25" calcext:value-type="float">
            <text:p>124,25</text:p>
          </table:table-cell>
          <table:table-cell table:formula="of:=([.D496]-[.I496])^2" office:value-type="float" office:value="0.0625" calcext:value-type="float">
            <text:p>0,0625</text:p>
          </table:table-cell>
          <table:table-cell/>
          <table:table-cell table:formula="of:=ROUND(COS([.I496]*PI()/180);7)" office:value-type="float" office:value="-0.5628049" calcext:value-type="float">
            <text:p>-0,5628049</text:p>
          </table:table-cell>
          <table:table-cell table:formula="of:=ROUND(SIN([.I496]*PI()/180);7)" office:value-type="float" office:value="0.8265897" calcext:value-type="float">
            <text:p>0,8265897</text:p>
          </table:table-cell>
          <table:table-cell table:formula="of:=ABS([.L496]-[.E496])" office:value-type="float" office:value="0.00361200000000006" calcext:value-type="float">
            <text:p>0,003612</text:p>
          </table:table-cell>
          <table:table-cell table:formula="of:=ABS([.M496]-[.F496])" office:value-type="float" office:value="0.00244787000000002" calcext:value-type="float">
            <text:p>0,00244787</text:p>
          </table:table-cell>
          <table:table-cell/>
        </table:table-row>
        <table:table-row table:style-name="ro1">
          <table:table-cell office:value-type="float" office:value="1623609870.96762" calcext:value-type="float">
            <text:p>1623609870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0.81915204" calcext:value-type="float">
            <text:p>0,8191520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4.5" calcext:value-type="float">
            <text:p>124,5</text:p>
          </table:table-cell>
          <table:table-cell table:formula="of:=([.D497]-[.I497])^2" office:value-type="float" office:value="0.25" calcext:value-type="float">
            <text:p>0,25</text:p>
          </table:table-cell>
          <table:table-cell/>
          <table:table-cell table:formula="of:=ROUND(COS([.I497]*PI()/180);7)" office:value-type="float" office:value="-0.5664062" calcext:value-type="float">
            <text:p>-0,5664062</text:p>
          </table:table-cell>
          <table:table-cell table:formula="of:=ROUND(SIN([.I497]*PI()/180);7)" office:value-type="float" office:value="0.8241262" calcext:value-type="float">
            <text:p>0,8241262</text:p>
          </table:table-cell>
          <table:table-cell table:formula="of:=ABS([.L497]-[.E497])" office:value-type="float" office:value="0.00717023999999999" calcext:value-type="float">
            <text:p>0,00717024</text:p>
          </table:table-cell>
          <table:table-cell table:formula="of:=ABS([.M497]-[.F497])" office:value-type="float" office:value="0.00497416000000006" calcext:value-type="float">
            <text:p>0,00497416</text:p>
          </table:table-cell>
          <table:table-cell/>
        </table:table-row>
        <table:table-row table:style-name="ro1">
          <table:table-cell office:value-type="float" office:value="1623609871.06758" calcext:value-type="float">
            <text:p>1623609871,0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0.81915204" calcext:value-type="float">
            <text:p>0,8191520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4.75" calcext:value-type="float">
            <text:p>124,75</text:p>
          </table:table-cell>
          <table:table-cell table:formula="of:=([.D498]-[.I498])^2" office:value-type="float" office:value="0.0625" calcext:value-type="float">
            <text:p>0,0625</text:p>
          </table:table-cell>
          <table:table-cell/>
          <table:table-cell table:formula="of:=ROUND(COS([.I498]*PI()/180);7)" office:value-type="float" office:value="-0.5699968" calcext:value-type="float">
            <text:p>-0,5699968</text:p>
          </table:table-cell>
          <table:table-cell table:formula="of:=ROUND(SIN([.I498]*PI()/180);7)" office:value-type="float" office:value="0.8216469" calcext:value-type="float">
            <text:p>0,8216469</text:p>
          </table:table-cell>
          <table:table-cell table:formula="of:=ABS([.L498]-[.E498])" office:value-type="float" office:value="0.00357963999999999" calcext:value-type="float">
            <text:p>0,00357964</text:p>
          </table:table-cell>
          <table:table-cell table:formula="of:=ABS([.M498]-[.F498])" office:value-type="float" office:value="0.00249485999999999" calcext:value-type="float">
            <text:p>0,00249486</text:p>
          </table:table-cell>
          <table:table-cell/>
        </table:table-row>
        <table:table-row table:style-name="ro1">
          <table:table-cell office:value-type="float" office:value="1623609871.16767" calcext:value-type="float">
            <text:p>1623609871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0.81915204" calcext:value-type="float">
            <text:p>0,8191520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([.D499]-[.I499])^2" office:value-type="float" office:value="0" calcext:value-type="float">
            <text:p>0</text:p>
          </table:table-cell>
          <table:table-cell/>
          <table:table-cell table:formula="of:=ROUND(COS([.I499]*PI()/180);7)" office:value-type="float" office:value="-0.5735764" calcext:value-type="float">
            <text:p>-0,5735764</text:p>
          </table:table-cell>
          <table:table-cell table:formula="of:=ROUND(SIN([.I499]*PI()/180);7)" office:value-type="float" office:value="0.819152" calcext:value-type="float">
            <text:p>0,819152</text:p>
          </table:table-cell>
          <table:table-cell table:formula="of:=ABS([.L499]-[.E499])" office:value-type="float" office:value="0.0000000399999999789458" calcext:value-type="float">
            <text:p>3,99999999789458E-08</text:p>
          </table:table-cell>
          <table:table-cell table:formula="of:=ABS([.M499]-[.F499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71.26762" calcext:value-type="float">
            <text:p>1623609871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0.81915204" calcext:value-type="float">
            <text:p>0,8191520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5.25" calcext:value-type="float">
            <text:p>125,25</text:p>
          </table:table-cell>
          <table:table-cell table:formula="of:=([.D500]-[.I500])^2" office:value-type="float" office:value="0.0625" calcext:value-type="float">
            <text:p>0,0625</text:p>
          </table:table-cell>
          <table:table-cell/>
          <table:table-cell table:formula="of:=ROUND(COS([.I500]*PI()/180);7)" office:value-type="float" office:value="-0.5771452" calcext:value-type="float">
            <text:p>-0,5771452</text:p>
          </table:table-cell>
          <table:table-cell table:formula="of:=ROUND(SIN([.I500]*PI()/180);7)" office:value-type="float" office:value="0.8166416" calcext:value-type="float">
            <text:p>0,8166416</text:p>
          </table:table-cell>
          <table:table-cell table:formula="of:=ABS([.L500]-[.E500])" office:value-type="float" office:value="0.00356876000000006" calcext:value-type="float">
            <text:p>0,00356876</text:p>
          </table:table-cell>
          <table:table-cell table:formula="of:=ABS([.M500]-[.F500])" office:value-type="float" office:value="0.00251044" calcext:value-type="float">
            <text:p>0,00251044</text:p>
          </table:table-cell>
          <table:table-cell/>
        </table:table-row>
        <table:table-row table:style-name="ro1">
          <table:table-cell office:value-type="float" office:value="1623609871.36758" calcext:value-type="float">
            <text:p>1623609871,3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-0.58778525" calcext:value-type="float">
            <text:p>-0,58778525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5.5" calcext:value-type="float">
            <text:p>125,5</text:p>
          </table:table-cell>
          <table:table-cell table:formula="of:=([.D501]-[.I501])^2" office:value-type="float" office:value="0.25" calcext:value-type="float">
            <text:p>0,25</text:p>
          </table:table-cell>
          <table:table-cell/>
          <table:table-cell table:formula="of:=ROUND(COS([.I501]*PI()/180);7)" office:value-type="float" office:value="-0.580703" calcext:value-type="float">
            <text:p>-0,580703</text:p>
          </table:table-cell>
          <table:table-cell table:formula="of:=ROUND(SIN([.I501]*PI()/180);7)" office:value-type="float" office:value="0.8141155" calcext:value-type="float">
            <text:p>0,8141155</text:p>
          </table:table-cell>
          <table:table-cell table:formula="of:=ABS([.L501]-[.E501])" office:value-type="float" office:value="0.00708225000000007" calcext:value-type="float">
            <text:p>0,00708225</text:p>
          </table:table-cell>
          <table:table-cell table:formula="of:=ABS([.M501]-[.F501])" office:value-type="float" office:value="0.00509850999999995" calcext:value-type="float">
            <text:p>0,00509851</text:p>
          </table:table-cell>
          <table:table-cell/>
        </table:table-row>
        <table:table-row table:style-name="ro1">
          <table:table-cell office:value-type="float" office:value="1623609871.46762" calcext:value-type="float">
            <text:p>1623609871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-0.58778525" calcext:value-type="float">
            <text:p>-0,58778525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5.75" calcext:value-type="float">
            <text:p>125,75</text:p>
          </table:table-cell>
          <table:table-cell table:formula="of:=([.D502]-[.I502])^2" office:value-type="float" office:value="0.0625" calcext:value-type="float">
            <text:p>0,0625</text:p>
          </table:table-cell>
          <table:table-cell/>
          <table:table-cell table:formula="of:=ROUND(COS([.I502]*PI()/180);7)" office:value-type="float" office:value="-0.5842497" calcext:value-type="float">
            <text:p>-0,5842497</text:p>
          </table:table-cell>
          <table:table-cell table:formula="of:=ROUND(SIN([.I502]*PI()/180);7)" office:value-type="float" office:value="0.811574" calcext:value-type="float">
            <text:p>0,811574</text:p>
          </table:table-cell>
          <table:table-cell table:formula="of:=ABS([.L502]-[.E502])" office:value-type="float" office:value="0.00353555000000005" calcext:value-type="float">
            <text:p>0,00353555</text:p>
          </table:table-cell>
          <table:table-cell table:formula="of:=ABS([.M502]-[.F502])" office:value-type="float" office:value="0.00255700999999997" calcext:value-type="float">
            <text:p>0,00255701</text:p>
          </table:table-cell>
          <table:table-cell/>
        </table:table-row>
        <table:table-row table:style-name="ro1">
          <table:table-cell office:value-type="float" office:value="1623609871.56762" calcext:value-type="float">
            <text:p>1623609871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-0.58778525" calcext:value-type="float">
            <text:p>-0,58778525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([.D503]-[.I503])^2" office:value-type="float" office:value="0" calcext:value-type="float">
            <text:p>0</text:p>
          </table:table-cell>
          <table:table-cell/>
          <table:table-cell table:formula="of:=ROUND(COS([.I503]*PI()/180);7)" office:value-type="float" office:value="-0.5877853" calcext:value-type="float">
            <text:p>-0,5877853</text:p>
          </table:table-cell>
          <table:table-cell table:formula="of:=ROUND(SIN([.I503]*PI()/180);7)" office:value-type="float" office:value="0.809017" calcext:value-type="float">
            <text:p>0,809017</text:p>
          </table:table-cell>
          <table:table-cell table:formula="of:=ABS([.L503]-[.E503])" office:value-type="float" office:value="0.0000000499999999181711" calcext:value-type="float">
            <text:p>4,99999999181711E-08</text:p>
          </table:table-cell>
          <table:table-cell table:formula="of:=ABS([.M503]-[.F503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871.66762" calcext:value-type="float">
            <text:p>1623609871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-0.58778525" calcext:value-type="float">
            <text:p>-0,58778525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6.25" calcext:value-type="float">
            <text:p>126,25</text:p>
          </table:table-cell>
          <table:table-cell table:formula="of:=([.D504]-[.I504])^2" office:value-type="float" office:value="0.0625" calcext:value-type="float">
            <text:p>0,0625</text:p>
          </table:table-cell>
          <table:table-cell/>
          <table:table-cell table:formula="of:=ROUND(COS([.I504]*PI()/180);7)" office:value-type="float" office:value="-0.5913096" calcext:value-type="float">
            <text:p>-0,5913096</text:p>
          </table:table-cell>
          <table:table-cell table:formula="of:=ROUND(SIN([.I504]*PI()/180);7)" office:value-type="float" office:value="0.8064446" calcext:value-type="float">
            <text:p>0,8064446</text:p>
          </table:table-cell>
          <table:table-cell table:formula="of:=ABS([.L504]-[.E504])" office:value-type="float" office:value="0.00352434999999995" calcext:value-type="float">
            <text:p>0,00352435</text:p>
          </table:table-cell>
          <table:table-cell table:formula="of:=ABS([.M504]-[.F504])" office:value-type="float" office:value="0.00257239000000009" calcext:value-type="float">
            <text:p>0,00257239</text:p>
          </table:table-cell>
          <table:table-cell/>
        </table:table-row>
        <table:table-row table:style-name="ro1">
          <table:table-cell office:value-type="float" office:value="1623609871.76761" calcext:value-type="float">
            <text:p>1623609871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-0.58778525" calcext:value-type="float">
            <text:p>-0,58778525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6.5" calcext:value-type="float">
            <text:p>126,5</text:p>
          </table:table-cell>
          <table:table-cell table:formula="of:=([.D505]-[.I505])^2" office:value-type="float" office:value="0.25" calcext:value-type="float">
            <text:p>0,25</text:p>
          </table:table-cell>
          <table:table-cell/>
          <table:table-cell table:formula="of:=ROUND(COS([.I505]*PI()/180);7)" office:value-type="float" office:value="-0.5948228" calcext:value-type="float">
            <text:p>-0,5948228</text:p>
          </table:table-cell>
          <table:table-cell table:formula="of:=ROUND(SIN([.I505]*PI()/180);7)" office:value-type="float" office:value="0.8038569" calcext:value-type="float">
            <text:p>0,8038569</text:p>
          </table:table-cell>
          <table:table-cell table:formula="of:=ABS([.L505]-[.E505])" office:value-type="float" office:value="0.00703754999999995" calcext:value-type="float">
            <text:p>0,00703755</text:p>
          </table:table-cell>
          <table:table-cell table:formula="of:=ABS([.M505]-[.F505])" office:value-type="float" office:value="0.00516009000000006" calcext:value-type="float">
            <text:p>0,00516009</text:p>
          </table:table-cell>
          <table:table-cell/>
        </table:table-row>
        <table:table-row table:style-name="ro1">
          <table:table-cell office:value-type="float" office:value="1623609871.86762" calcext:value-type="float">
            <text:p>1623609871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-0.60181502" calcext:value-type="float">
            <text:p>-0,60181502</text:p>
          </table:table-cell>
          <table:table-cell office:value-type="float" office:value="0.79863551" calcext:value-type="float">
            <text:p>0,7986355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26.75" calcext:value-type="float">
            <text:p>126,75</text:p>
          </table:table-cell>
          <table:table-cell table:formula="of:=([.D506]-[.I506])^2" office:value-type="float" office:value="0.0625" calcext:value-type="float">
            <text:p>0,0625</text:p>
          </table:table-cell>
          <table:table-cell/>
          <table:table-cell table:formula="of:=ROUND(COS([.I506]*PI()/180);7)" office:value-type="float" office:value="-0.5983246" calcext:value-type="float">
            <text:p>-0,5983246</text:p>
          </table:table-cell>
          <table:table-cell table:formula="of:=ROUND(SIN([.I506]*PI()/180);7)" office:value-type="float" office:value="0.8012538" calcext:value-type="float">
            <text:p>0,8012538</text:p>
          </table:table-cell>
          <table:table-cell table:formula="of:=ABS([.L506]-[.E506])" office:value-type="float" office:value="0.00349041999999999" calcext:value-type="float">
            <text:p>0,00349042</text:p>
          </table:table-cell>
          <table:table-cell table:formula="of:=ABS([.M506]-[.F506])" office:value-type="float" office:value="0.00261829000000002" calcext:value-type="float">
            <text:p>0,00261829</text:p>
          </table:table-cell>
          <table:table-cell/>
        </table:table-row>
        <table:table-row table:style-name="ro1">
          <table:table-cell office:value-type="float" office:value="1623609871.96762" calcext:value-type="float">
            <text:p>1623609871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-0.60181502" calcext:value-type="float">
            <text:p>-0,60181502</text:p>
          </table:table-cell>
          <table:table-cell office:value-type="float" office:value="0.79863551" calcext:value-type="float">
            <text:p>0,7986355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([.D507]-[.I507])^2" office:value-type="float" office:value="0" calcext:value-type="float">
            <text:p>0</text:p>
          </table:table-cell>
          <table:table-cell/>
          <table:table-cell table:formula="of:=ROUND(COS([.I507]*PI()/180);7)" office:value-type="float" office:value="-0.601815" calcext:value-type="float">
            <text:p>-0,601815</text:p>
          </table:table-cell>
          <table:table-cell table:formula="of:=ROUND(SIN([.I507]*PI()/180);7)" office:value-type="float" office:value="0.7986355" calcext:value-type="float">
            <text:p>0,7986355</text:p>
          </table:table-cell>
          <table:table-cell table:formula="of:=ABS([.L507]-[.E507])" office:value-type="float" office:value="0.0000000199999999894729" calcext:value-type="float">
            <text:p>1,99999999894729E-08</text:p>
          </table:table-cell>
          <table:table-cell table:formula="of:=ABS([.M507]-[.F507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872.0676" calcext:value-type="float">
            <text:p>1623609872,0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-0.60181502" calcext:value-type="float">
            <text:p>-0,60181502</text:p>
          </table:table-cell>
          <table:table-cell office:value-type="float" office:value="0.79863551" calcext:value-type="float">
            <text:p>0,7986355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27.25" calcext:value-type="float">
            <text:p>127,25</text:p>
          </table:table-cell>
          <table:table-cell table:formula="of:=([.D508]-[.I508])^2" office:value-type="float" office:value="0.0625" calcext:value-type="float">
            <text:p>0,0625</text:p>
          </table:table-cell>
          <table:table-cell/>
          <table:table-cell table:formula="of:=ROUND(COS([.I508]*PI()/180);7)" office:value-type="float" office:value="-0.605294" calcext:value-type="float">
            <text:p>-0,605294</text:p>
          </table:table-cell>
          <table:table-cell table:formula="of:=ROUND(SIN([.I508]*PI()/180);7)" office:value-type="float" office:value="0.796002" calcext:value-type="float">
            <text:p>0,796002</text:p>
          </table:table-cell>
          <table:table-cell table:formula="of:=ABS([.L508]-[.E508])" office:value-type="float" office:value="0.00347898000000002" calcext:value-type="float">
            <text:p>0,00347898</text:p>
          </table:table-cell>
          <table:table-cell table:formula="of:=ABS([.M508]-[.F508])" office:value-type="float" office:value="0.00263351000000001" calcext:value-type="float">
            <text:p>0,00263351</text:p>
          </table:table-cell>
          <table:table-cell/>
        </table:table-row>
        <table:table-row table:style-name="ro1">
          <table:table-cell office:value-type="float" office:value="1623609872.16762" calcext:value-type="float">
            <text:p>1623609872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-0.61566148" calcext:value-type="float">
            <text:p>-0,6156614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7.5" calcext:value-type="float">
            <text:p>127,5</text:p>
          </table:table-cell>
          <table:table-cell table:formula="of:=([.D509]-[.I509])^2" office:value-type="float" office:value="0.25" calcext:value-type="float">
            <text:p>0,25</text:p>
          </table:table-cell>
          <table:table-cell/>
          <table:table-cell table:formula="of:=ROUND(COS([.I509]*PI()/180);7)" office:value-type="float" office:value="-0.6087614" calcext:value-type="float">
            <text:p>-0,6087614</text:p>
          </table:table-cell>
          <table:table-cell table:formula="of:=ROUND(SIN([.I509]*PI()/180);7)" office:value-type="float" office:value="0.7933533" calcext:value-type="float">
            <text:p>0,7933533</text:p>
          </table:table-cell>
          <table:table-cell table:formula="of:=ABS([.L509]-[.E509])" office:value-type="float" office:value="0.00690007999999998" calcext:value-type="float">
            <text:p>0,00690008</text:p>
          </table:table-cell>
          <table:table-cell table:formula="of:=ABS([.M509]-[.F509])" office:value-type="float" office:value="0.00534255000000006" calcext:value-type="float">
            <text:p>0,00534255</text:p>
          </table:table-cell>
          <table:table-cell/>
        </table:table-row>
        <table:table-row table:style-name="ro1">
          <table:table-cell office:value-type="float" office:value="1623609872.26762" calcext:value-type="float">
            <text:p>1623609872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-0.61566148" calcext:value-type="float">
            <text:p>-0,6156614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7.75" calcext:value-type="float">
            <text:p>127,75</text:p>
          </table:table-cell>
          <table:table-cell table:formula="of:=([.D510]-[.I510])^2" office:value-type="float" office:value="0.0625" calcext:value-type="float">
            <text:p>0,0625</text:p>
          </table:table-cell>
          <table:table-cell/>
          <table:table-cell table:formula="of:=ROUND(COS([.I510]*PI()/180);7)" office:value-type="float" office:value="-0.6122173" calcext:value-type="float">
            <text:p>-0,6122173</text:p>
          </table:table-cell>
          <table:table-cell table:formula="of:=ROUND(SIN([.I510]*PI()/180);7)" office:value-type="float" office:value="0.7906896" calcext:value-type="float">
            <text:p>0,7906896</text:p>
          </table:table-cell>
          <table:table-cell table:formula="of:=ABS([.L510]-[.E510])" office:value-type="float" office:value="0.00344418000000002" calcext:value-type="float">
            <text:p>0,00344418</text:p>
          </table:table-cell>
          <table:table-cell table:formula="of:=ABS([.M510]-[.F510])" office:value-type="float" office:value="0.00267885000000001" calcext:value-type="float">
            <text:p>0,00267885</text:p>
          </table:table-cell>
          <table:table-cell/>
        </table:table-row>
        <table:table-row table:style-name="ro1">
          <table:table-cell office:value-type="float" office:value="1623609872.36763" calcext:value-type="float">
            <text:p>1623609872,3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-0.61566148" calcext:value-type="float">
            <text:p>-0,6156614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([.D511]-[.I511])^2" office:value-type="float" office:value="0" calcext:value-type="float">
            <text:p>0</text:p>
          </table:table-cell>
          <table:table-cell/>
          <table:table-cell table:formula="of:=ROUND(COS([.I511]*PI()/180);7)" office:value-type="float" office:value="-0.6156615" calcext:value-type="float">
            <text:p>-0,6156615</text:p>
          </table:table-cell>
          <table:table-cell table:formula="of:=ROUND(SIN([.I511]*PI()/180);7)" office:value-type="float" office:value="0.7880108" calcext:value-type="float">
            <text:p>0,7880108</text:p>
          </table:table-cell>
          <table:table-cell table:formula="of:=ABS([.L511]-[.E511])" office:value-type="float" office:value="0.0000000199999999894729" calcext:value-type="float">
            <text:p>1,99999999894729E-08</text:p>
          </table:table-cell>
          <table:table-cell table:formula="of:=ABS([.M511]-[.F511])" office:value-type="float" office:value="0.0000000500000000291934" calcext:value-type="float">
            <text:p>5,00000000291934E-08</text:p>
          </table:table-cell>
          <table:table-cell/>
        </table:table-row>
        <table:table-row table:style-name="ro1">
          <table:table-cell office:value-type="float" office:value="1623609872.46762" calcext:value-type="float">
            <text:p>1623609872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-0.61566148" calcext:value-type="float">
            <text:p>-0,6156614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.25" calcext:value-type="float">
            <text:p>128,25</text:p>
          </table:table-cell>
          <table:table-cell table:formula="of:=([.D512]-[.I512])^2" office:value-type="float" office:value="0.0625" calcext:value-type="float">
            <text:p>0,0625</text:p>
          </table:table-cell>
          <table:table-cell/>
          <table:table-cell table:formula="of:=ROUND(COS([.I512]*PI()/180);7)" office:value-type="float" office:value="-0.6190939" calcext:value-type="float">
            <text:p>-0,6190939</text:p>
          </table:table-cell>
          <table:table-cell table:formula="of:=ROUND(SIN([.I512]*PI()/180);7)" office:value-type="float" office:value="0.7853169" calcext:value-type="float">
            <text:p>0,7853169</text:p>
          </table:table-cell>
          <table:table-cell table:formula="of:=ABS([.L512]-[.E512])" office:value-type="float" office:value="0.00343241999999999" calcext:value-type="float">
            <text:p>0,00343242</text:p>
          </table:table-cell>
          <table:table-cell table:formula="of:=ABS([.M512]-[.F512])" office:value-type="float" office:value="0.00269385" calcext:value-type="float">
            <text:p>0,00269385</text:p>
          </table:table-cell>
          <table:table-cell/>
        </table:table-row>
        <table:table-row table:style-name="ro1">
          <table:table-cell office:value-type="float" office:value="1623609872.5676" calcext:value-type="float">
            <text:p>1623609872,5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0.77714596" calcext:value-type="float">
            <text:p>0,77714596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8.5" calcext:value-type="float">
            <text:p>128,5</text:p>
          </table:table-cell>
          <table:table-cell table:formula="of:=([.D513]-[.I513])^2" office:value-type="float" office:value="0.25" calcext:value-type="float">
            <text:p>0,25</text:p>
          </table:table-cell>
          <table:table-cell/>
          <table:table-cell table:formula="of:=ROUND(COS([.I513]*PI()/180);7)" office:value-type="float" office:value="-0.6225146" calcext:value-type="float">
            <text:p>-0,6225146</text:p>
          </table:table-cell>
          <table:table-cell table:formula="of:=ROUND(SIN([.I513]*PI()/180);7)" office:value-type="float" office:value="0.7826082" calcext:value-type="float">
            <text:p>0,7826082</text:p>
          </table:table-cell>
          <table:table-cell table:formula="of:=ABS([.L513]-[.E513])" office:value-type="float" office:value="0.00680579000000003" calcext:value-type="float">
            <text:p>0,00680579</text:p>
          </table:table-cell>
          <table:table-cell table:formula="of:=ABS([.M513]-[.F513])" office:value-type="float" office:value="0.00546223999999995" calcext:value-type="float">
            <text:p>0,00546224</text:p>
          </table:table-cell>
          <table:table-cell/>
        </table:table-row>
        <table:table-row table:style-name="ro1">
          <table:table-cell office:value-type="float" office:value="1623609872.6676" calcext:value-type="float">
            <text:p>1623609872,6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0.77714596" calcext:value-type="float">
            <text:p>0,77714596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8.75" calcext:value-type="float">
            <text:p>128,75</text:p>
          </table:table-cell>
          <table:table-cell table:formula="of:=([.D514]-[.I514])^2" office:value-type="float" office:value="0.0625" calcext:value-type="float">
            <text:p>0,0625</text:p>
          </table:table-cell>
          <table:table-cell/>
          <table:table-cell table:formula="of:=ROUND(COS([.I514]*PI()/180);7)" office:value-type="float" office:value="-0.6259235" calcext:value-type="float">
            <text:p>-0,6259235</text:p>
          </table:table-cell>
          <table:table-cell table:formula="of:=ROUND(SIN([.I514]*PI()/180);7)" office:value-type="float" office:value="0.7798845" calcext:value-type="float">
            <text:p>0,7798845</text:p>
          </table:table-cell>
          <table:table-cell table:formula="of:=ABS([.L514]-[.E514])" office:value-type="float" office:value="0.0033968900000001" calcext:value-type="float">
            <text:p>0,00339689</text:p>
          </table:table-cell>
          <table:table-cell table:formula="of:=ABS([.M514]-[.F514])" office:value-type="float" office:value="0.00273853999999996" calcext:value-type="float">
            <text:p>0,00273854</text:p>
          </table:table-cell>
          <table:table-cell/>
        </table:table-row>
        <table:table-row table:style-name="ro1">
          <table:table-cell office:value-type="float" office:value="1623609872.76762" calcext:value-type="float">
            <text:p>1623609872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0.77714596" calcext:value-type="float">
            <text:p>0,77714596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([.D515]-[.I515])^2" office:value-type="float" office:value="0" calcext:value-type="float">
            <text:p>0</text:p>
          </table:table-cell>
          <table:table-cell/>
          <table:table-cell table:formula="of:=ROUND(COS([.I515]*PI()/180);7)" office:value-type="float" office:value="-0.6293204" calcext:value-type="float">
            <text:p>-0,6293204</text:p>
          </table:table-cell>
          <table:table-cell table:formula="of:=ROUND(SIN([.I515]*PI()/180);7)" office:value-type="float" office:value="0.777146" calcext:value-type="float">
            <text:p>0,777146</text:p>
          </table:table-cell>
          <table:table-cell table:formula="of:=ABS([.L515]-[.E515])" office:value-type="float" office:value="0.00000000999999993922529" calcext:value-type="float">
            <text:p>9,99999993922529E-09</text:p>
          </table:table-cell>
          <table:table-cell table:formula="of:=ABS([.M515]-[.F515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72.86762" calcext:value-type="float">
            <text:p>1623609872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0.77714596" calcext:value-type="float">
            <text:p>0,77714596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9.25" calcext:value-type="float">
            <text:p>129,25</text:p>
          </table:table-cell>
          <table:table-cell table:formula="of:=([.D516]-[.I516])^2" office:value-type="float" office:value="0.0625" calcext:value-type="float">
            <text:p>0,0625</text:p>
          </table:table-cell>
          <table:table-cell/>
          <table:table-cell table:formula="of:=ROUND(COS([.I516]*PI()/180);7)" office:value-type="float" office:value="-0.6327053" calcext:value-type="float">
            <text:p>-0,6327053</text:p>
          </table:table-cell>
          <table:table-cell table:formula="of:=ROUND(SIN([.I516]*PI()/180);7)" office:value-type="float" office:value="0.7743926" calcext:value-type="float">
            <text:p>0,7743926</text:p>
          </table:table-cell>
          <table:table-cell table:formula="of:=ABS([.L516]-[.E516])" office:value-type="float" office:value="0.00338490999999996" calcext:value-type="float">
            <text:p>0,00338491</text:p>
          </table:table-cell>
          <table:table-cell table:formula="of:=ABS([.M516]-[.F516])" office:value-type="float" office:value="0.00275336000000004" calcext:value-type="float">
            <text:p>0,00275336</text:p>
          </table:table-cell>
          <table:table-cell/>
        </table:table-row>
        <table:table-row table:style-name="ro1">
          <table:table-cell office:value-type="float" office:value="1623609872.96759" calcext:value-type="float">
            <text:p>1623609872,9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0.77714596" calcext:value-type="float">
            <text:p>0,77714596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9.5" calcext:value-type="float">
            <text:p>129,5</text:p>
          </table:table-cell>
          <table:table-cell table:formula="of:=([.D517]-[.I517])^2" office:value-type="float" office:value="0.25" calcext:value-type="float">
            <text:p>0,25</text:p>
          </table:table-cell>
          <table:table-cell/>
          <table:table-cell table:formula="of:=ROUND(COS([.I517]*PI()/180);7)" office:value-type="float" office:value="-0.6360782" calcext:value-type="float">
            <text:p>-0,6360782</text:p>
          </table:table-cell>
          <table:table-cell table:formula="of:=ROUND(SIN([.I517]*PI()/180);7)" office:value-type="float" office:value="0.7716246" calcext:value-type="float">
            <text:p>0,7716246</text:p>
          </table:table-cell>
          <table:table-cell table:formula="of:=ABS([.L517]-[.E517])" office:value-type="float" office:value="0.00675780999999998" calcext:value-type="float">
            <text:p>0,00675781</text:p>
          </table:table-cell>
          <table:table-cell table:formula="of:=ABS([.M517]-[.F517])" office:value-type="float" office:value="0.00552136000000003" calcext:value-type="float">
            <text:p>0,00552136</text:p>
          </table:table-cell>
          <table:table-cell/>
        </table:table-row>
        <table:table-row table:style-name="ro1">
          <table:table-cell office:value-type="float" office:value="1623609873.06759" calcext:value-type="float">
            <text:p>1623609873,0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-0.64278761" calcext:value-type="float">
            <text:p>-0,64278761</text:p>
          </table:table-cell>
          <table:table-cell office:value-type="float" office:value="0.76604444" calcext:value-type="float">
            <text:p>0,76604444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9.75" calcext:value-type="float">
            <text:p>129,75</text:p>
          </table:table-cell>
          <table:table-cell table:formula="of:=([.D518]-[.I518])^2" office:value-type="float" office:value="0.0625" calcext:value-type="float">
            <text:p>0,0625</text:p>
          </table:table-cell>
          <table:table-cell/>
          <table:table-cell table:formula="of:=ROUND(COS([.I518]*PI()/180);7)" office:value-type="float" office:value="-0.639439" calcext:value-type="float">
            <text:p>-0,639439</text:p>
          </table:table-cell>
          <table:table-cell table:formula="of:=ROUND(SIN([.I518]*PI()/180);7)" office:value-type="float" office:value="0.7688418" calcext:value-type="float">
            <text:p>0,7688418</text:p>
          </table:table-cell>
          <table:table-cell table:formula="of:=ABS([.L518]-[.E518])" office:value-type="float" office:value="0.00334861000000009" calcext:value-type="float">
            <text:p>0,00334861</text:p>
          </table:table-cell>
          <table:table-cell table:formula="of:=ABS([.M518]-[.F518])" office:value-type="float" office:value="0.00279735999999997" calcext:value-type="float">
            <text:p>0,00279736</text:p>
          </table:table-cell>
          <table:table-cell/>
        </table:table-row>
        <table:table-row table:style-name="ro1">
          <table:table-cell office:value-type="float" office:value="1623609873.1676" calcext:value-type="float">
            <text:p>1623609873,1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-0.64278761" calcext:value-type="float">
            <text:p>-0,64278761</text:p>
          </table:table-cell>
          <table:table-cell office:value-type="float" office:value="0.76604444" calcext:value-type="float">
            <text:p>0,76604444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([.D519]-[.I519])^2" office:value-type="float" office:value="0" calcext:value-type="float">
            <text:p>0</text:p>
          </table:table-cell>
          <table:table-cell/>
          <table:table-cell table:formula="of:=ROUND(COS([.I519]*PI()/180);7)" office:value-type="float" office:value="-0.6427876" calcext:value-type="float">
            <text:p>-0,6427876</text:p>
          </table:table-cell>
          <table:table-cell table:formula="of:=ROUND(SIN([.I519]*PI()/180);7)" office:value-type="float" office:value="0.7660444" calcext:value-type="float">
            <text:p>0,7660444</text:p>
          </table:table-cell>
          <table:table-cell table:formula="of:=ABS([.L519]-[.E519])" office:value-type="float" office:value="0.0000000100000000502476" calcext:value-type="float">
            <text:p>1,00000000502476E-08</text:p>
          </table:table-cell>
          <table:table-cell table:formula="of:=ABS([.M519]-[.F519])" office:value-type="float" office:value="0.0000000400000000899681" calcext:value-type="float">
            <text:p>4,00000000899681E-08</text:p>
          </table:table-cell>
          <table:table-cell/>
        </table:table-row>
        <table:table-row table:style-name="ro1">
          <table:table-cell office:value-type="float" office:value="1623609873.26762" calcext:value-type="float">
            <text:p>1623609873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-0.64278761" calcext:value-type="float">
            <text:p>-0,64278761</text:p>
          </table:table-cell>
          <table:table-cell office:value-type="float" office:value="0.76604444" calcext:value-type="float">
            <text:p>0,76604444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0.25" calcext:value-type="float">
            <text:p>130,25</text:p>
          </table:table-cell>
          <table:table-cell table:formula="of:=([.D520]-[.I520])^2" office:value-type="float" office:value="0.0625" calcext:value-type="float">
            <text:p>0,0625</text:p>
          </table:table-cell>
          <table:table-cell/>
          <table:table-cell table:formula="of:=ROUND(COS([.I520]*PI()/180);7)" office:value-type="float" office:value="-0.646124" calcext:value-type="float">
            <text:p>-0,646124</text:p>
          </table:table-cell>
          <table:table-cell table:formula="of:=ROUND(SIN([.I520]*PI()/180);7)" office:value-type="float" office:value="0.7632325" calcext:value-type="float">
            <text:p>0,7632325</text:p>
          </table:table-cell>
          <table:table-cell table:formula="of:=ABS([.L520]-[.E520])" office:value-type="float" office:value="0.00333638999999997" calcext:value-type="float">
            <text:p>0,00333639</text:p>
          </table:table-cell>
          <table:table-cell table:formula="of:=ABS([.M520]-[.F520])" office:value-type="float" office:value="0.00281194000000007" calcext:value-type="float">
            <text:p>0,00281194</text:p>
          </table:table-cell>
          <table:table-cell/>
        </table:table-row>
        <table:table-row table:style-name="ro1">
          <table:table-cell office:value-type="float" office:value="1623609873.36762" calcext:value-type="float">
            <text:p>1623609873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-0.65605903" calcext:value-type="float">
            <text:p>-0,65605903</text:p>
          </table:table-cell>
          <table:table-cell office:value-type="float" office:value="0.75470958" calcext:value-type="float">
            <text:p>0,7547095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30.5" calcext:value-type="float">
            <text:p>130,5</text:p>
          </table:table-cell>
          <table:table-cell table:formula="of:=([.D521]-[.I521])^2" office:value-type="float" office:value="0.25" calcext:value-type="float">
            <text:p>0,25</text:p>
          </table:table-cell>
          <table:table-cell/>
          <table:table-cell table:formula="of:=ROUND(COS([.I521]*PI()/180);7)" office:value-type="float" office:value="-0.649448" calcext:value-type="float">
            <text:p>-0,649448</text:p>
          </table:table-cell>
          <table:table-cell table:formula="of:=ROUND(SIN([.I521]*PI()/180);7)" office:value-type="float" office:value="0.760406" calcext:value-type="float">
            <text:p>0,760406</text:p>
          </table:table-cell>
          <table:table-cell table:formula="of:=ABS([.L521]-[.E521])" office:value-type="float" office:value="0.00661102999999996" calcext:value-type="float">
            <text:p>0,00661103</text:p>
          </table:table-cell>
          <table:table-cell table:formula="of:=ABS([.M521]-[.F521])" office:value-type="float" office:value="0.00569642000000004" calcext:value-type="float">
            <text:p>0,00569642</text:p>
          </table:table-cell>
          <table:table-cell/>
        </table:table-row>
        <table:table-row table:style-name="ro1">
          <table:table-cell office:value-type="float" office:value="1623609873.46762" calcext:value-type="float">
            <text:p>1623609873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-0.65605903" calcext:value-type="float">
            <text:p>-0,65605903</text:p>
          </table:table-cell>
          <table:table-cell office:value-type="float" office:value="0.75470958" calcext:value-type="float">
            <text:p>0,7547095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30.75" calcext:value-type="float">
            <text:p>130,75</text:p>
          </table:table-cell>
          <table:table-cell table:formula="of:=([.D522]-[.I522])^2" office:value-type="float" office:value="0.0625" calcext:value-type="float">
            <text:p>0,0625</text:p>
          </table:table-cell>
          <table:table-cell/>
          <table:table-cell table:formula="of:=ROUND(COS([.I522]*PI()/180);7)" office:value-type="float" office:value="-0.6527598" calcext:value-type="float">
            <text:p>-0,6527598</text:p>
          </table:table-cell>
          <table:table-cell table:formula="of:=ROUND(SIN([.I522]*PI()/180);7)" office:value-type="float" office:value="0.757565" calcext:value-type="float">
            <text:p>0,757565</text:p>
          </table:table-cell>
          <table:table-cell table:formula="of:=ABS([.L522]-[.E522])" office:value-type="float" office:value="0.00329922999999999" calcext:value-type="float">
            <text:p>0,00329923</text:p>
          </table:table-cell>
          <table:table-cell table:formula="of:=ABS([.M522]-[.F522])" office:value-type="float" office:value="0.00285542000000005" calcext:value-type="float">
            <text:p>0,00285542</text:p>
          </table:table-cell>
          <table:table-cell/>
        </table:table-row>
        <table:table-row table:style-name="ro1">
          <table:table-cell office:value-type="float" office:value="1623609873.56761" calcext:value-type="float">
            <text:p>1623609873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-0.65605903" calcext:value-type="float">
            <text:p>-0,65605903</text:p>
          </table:table-cell>
          <table:table-cell office:value-type="float" office:value="0.75470958" calcext:value-type="float">
            <text:p>0,7547095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([.D523]-[.I523])^2" office:value-type="float" office:value="0" calcext:value-type="float">
            <text:p>0</text:p>
          </table:table-cell>
          <table:table-cell/>
          <table:table-cell table:formula="of:=ROUND(COS([.I523]*PI()/180);7)" office:value-type="float" office:value="-0.656059" calcext:value-type="float">
            <text:p>-0,656059</text:p>
          </table:table-cell>
          <table:table-cell table:formula="of:=ROUND(SIN([.I523]*PI()/180);7)" office:value-type="float" office:value="0.7547096" calcext:value-type="float">
            <text:p>0,7547096</text:p>
          </table:table-cell>
          <table:table-cell table:formula="of:=ABS([.L523]-[.E523])" office:value-type="float" office:value="0.0000000300000000397205" calcext:value-type="float">
            <text:p>3,00000000397205E-08</text:p>
          </table:table-cell>
          <table:table-cell table:formula="of:=ABS([.M523]-[.F523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73.66762" calcext:value-type="float">
            <text:p>1623609873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-0.65605903" calcext:value-type="float">
            <text:p>-0,65605903</text:p>
          </table:table-cell>
          <table:table-cell office:value-type="float" office:value="0.75470958" calcext:value-type="float">
            <text:p>0,7547095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31.25" calcext:value-type="float">
            <text:p>131,25</text:p>
          </table:table-cell>
          <table:table-cell table:formula="of:=([.D524]-[.I524])^2" office:value-type="float" office:value="0.0625" calcext:value-type="float">
            <text:p>0,0625</text:p>
          </table:table-cell>
          <table:table-cell/>
          <table:table-cell table:formula="of:=ROUND(COS([.I524]*PI()/180);7)" office:value-type="float" office:value="-0.6593458" calcext:value-type="float">
            <text:p>-0,6593458</text:p>
          </table:table-cell>
          <table:table-cell table:formula="of:=ROUND(SIN([.I524]*PI()/180);7)" office:value-type="float" office:value="0.7518398" calcext:value-type="float">
            <text:p>0,7518398</text:p>
          </table:table-cell>
          <table:table-cell table:formula="of:=ABS([.L524]-[.E524])" office:value-type="float" office:value="0.00328676999999999" calcext:value-type="float">
            <text:p>0,00328677</text:p>
          </table:table-cell>
          <table:table-cell table:formula="of:=ABS([.M524]-[.F524])" office:value-type="float" office:value="0.00286978000000004" calcext:value-type="float">
            <text:p>0,00286978</text:p>
          </table:table-cell>
          <table:table-cell/>
        </table:table-row>
        <table:table-row table:style-name="ro1">
          <table:table-cell office:value-type="float" office:value="1623609873.76762" calcext:value-type="float">
            <text:p>1623609873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-0.66913061" calcext:value-type="float">
            <text:p>-0,66913061</text:p>
          </table:table-cell>
          <table:table-cell office:value-type="float" office:value="0.74314483" calcext:value-type="float">
            <text:p>0,74314483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1.5" calcext:value-type="float">
            <text:p>131,5</text:p>
          </table:table-cell>
          <table:table-cell table:formula="of:=([.D525]-[.I525])^2" office:value-type="float" office:value="0.25" calcext:value-type="float">
            <text:p>0,25</text:p>
          </table:table-cell>
          <table:table-cell/>
          <table:table-cell table:formula="of:=ROUND(COS([.I525]*PI()/180);7)" office:value-type="float" office:value="-0.66262" calcext:value-type="float">
            <text:p>-0,66262</text:p>
          </table:table-cell>
          <table:table-cell table:formula="of:=ROUND(SIN([.I525]*PI()/180);7)" office:value-type="float" office:value="0.7489557" calcext:value-type="float">
            <text:p>0,7489557</text:p>
          </table:table-cell>
          <table:table-cell table:formula="of:=ABS([.L525]-[.E525])" office:value-type="float" office:value="0.00651060999999997" calcext:value-type="float">
            <text:p>0,00651061</text:p>
          </table:table-cell>
          <table:table-cell table:formula="of:=ABS([.M525]-[.F525])" office:value-type="float" office:value="0.00581087000000002" calcext:value-type="float">
            <text:p>0,00581087</text:p>
          </table:table-cell>
          <table:table-cell/>
        </table:table-row>
        <table:table-row table:style-name="ro1">
          <table:table-cell office:value-type="float" office:value="1623609873.86762" calcext:value-type="float">
            <text:p>1623609873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-0.66913061" calcext:value-type="float">
            <text:p>-0,66913061</text:p>
          </table:table-cell>
          <table:table-cell office:value-type="float" office:value="0.74314483" calcext:value-type="float">
            <text:p>0,74314483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1.75" calcext:value-type="float">
            <text:p>131,75</text:p>
          </table:table-cell>
          <table:table-cell table:formula="of:=([.D526]-[.I526])^2" office:value-type="float" office:value="0.0625" calcext:value-type="float">
            <text:p>0,0625</text:p>
          </table:table-cell>
          <table:table-cell/>
          <table:table-cell table:formula="of:=ROUND(COS([.I526]*PI()/180);7)" office:value-type="float" office:value="-0.6658817" calcext:value-type="float">
            <text:p>-0,6658817</text:p>
          </table:table-cell>
          <table:table-cell table:formula="of:=ROUND(SIN([.I526]*PI()/180);7)" office:value-type="float" office:value="0.7460574" calcext:value-type="float">
            <text:p>0,7460574</text:p>
          </table:table-cell>
          <table:table-cell table:formula="of:=ABS([.L526]-[.E526])" office:value-type="float" office:value="0.00324890999999994" calcext:value-type="float">
            <text:p>0,00324891</text:p>
          </table:table-cell>
          <table:table-cell table:formula="of:=ABS([.M526]-[.F526])" office:value-type="float" office:value="0.00291257" calcext:value-type="float">
            <text:p>0,00291257</text:p>
          </table:table-cell>
          <table:table-cell/>
        </table:table-row>
        <table:table-row table:style-name="ro1">
          <table:table-cell office:value-type="float" office:value="1623609873.96767" calcext:value-type="float">
            <text:p>1623609873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-0.66913061" calcext:value-type="float">
            <text:p>-0,66913061</text:p>
          </table:table-cell>
          <table:table-cell office:value-type="float" office:value="0.74314483" calcext:value-type="float">
            <text:p>0,74314483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([.D527]-[.I527])^2" office:value-type="float" office:value="0" calcext:value-type="float">
            <text:p>0</text:p>
          </table:table-cell>
          <table:table-cell/>
          <table:table-cell table:formula="of:=ROUND(COS([.I527]*PI()/180);7)" office:value-type="float" office:value="-0.6691306" calcext:value-type="float">
            <text:p>-0,6691306</text:p>
          </table:table-cell>
          <table:table-cell table:formula="of:=ROUND(SIN([.I527]*PI()/180);7)" office:value-type="float" office:value="0.7431448" calcext:value-type="float">
            <text:p>0,7431448</text:p>
          </table:table-cell>
          <table:table-cell table:formula="of:=ABS([.L527]-[.E527])" office:value-type="float" office:value="0.00000000999999993922529" calcext:value-type="float">
            <text:p>9,99999993922529E-09</text:p>
          </table:table-cell>
          <table:table-cell table:formula="of:=ABS([.M527]-[.F527])" office:value-type="float" office:value="0.0000000299999999286982" calcext:value-type="float">
            <text:p>2,99999999286982E-08</text:p>
          </table:table-cell>
          <table:table-cell/>
        </table:table-row>
        <table:table-row table:style-name="ro1">
          <table:table-cell office:value-type="float" office:value="1623609874.06759" calcext:value-type="float">
            <text:p>1623609874,0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-0.66913061" calcext:value-type="float">
            <text:p>-0,66913061</text:p>
          </table:table-cell>
          <table:table-cell office:value-type="float" office:value="0.74314483" calcext:value-type="float">
            <text:p>0,74314483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2.25" calcext:value-type="float">
            <text:p>132,25</text:p>
          </table:table-cell>
          <table:table-cell table:formula="of:=([.D528]-[.I528])^2" office:value-type="float" office:value="0.0625" calcext:value-type="float">
            <text:p>0,0625</text:p>
          </table:table-cell>
          <table:table-cell/>
          <table:table-cell table:formula="of:=ROUND(COS([.I528]*PI()/180);7)" office:value-type="float" office:value="-0.6723668" calcext:value-type="float">
            <text:p>-0,6723668</text:p>
          </table:table-cell>
          <table:table-cell table:formula="of:=ROUND(SIN([.I528]*PI()/180);7)" office:value-type="float" office:value="0.7402181" calcext:value-type="float">
            <text:p>0,7402181</text:p>
          </table:table-cell>
          <table:table-cell table:formula="of:=ABS([.L528]-[.E528])" office:value-type="float" office:value="0.00323619000000008" calcext:value-type="float">
            <text:p>0,00323619</text:p>
          </table:table-cell>
          <table:table-cell table:formula="of:=ABS([.M528]-[.F528])" office:value-type="float" office:value="0.00292672999999999" calcext:value-type="float">
            <text:p>0,00292673</text:p>
          </table:table-cell>
          <table:table-cell/>
        </table:table-row>
        <table:table-row table:style-name="ro1">
          <table:table-cell office:value-type="float" office:value="1623609874.16758" calcext:value-type="float">
            <text:p>1623609874,1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-0.68199836" calcext:value-type="float">
            <text:p>-0,68199836</text:p>
          </table:table-cell>
          <table:table-cell office:value-type="float" office:value="0.7313537" calcext:value-type="float">
            <text:p>0,731353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32.5" calcext:value-type="float">
            <text:p>132,5</text:p>
          </table:table-cell>
          <table:table-cell table:formula="of:=([.D529]-[.I529])^2" office:value-type="float" office:value="0.25" calcext:value-type="float">
            <text:p>0,25</text:p>
          </table:table-cell>
          <table:table-cell/>
          <table:table-cell table:formula="of:=ROUND(COS([.I529]*PI()/180);7)" office:value-type="float" office:value="-0.6755902" calcext:value-type="float">
            <text:p>-0,6755902</text:p>
          </table:table-cell>
          <table:table-cell table:formula="of:=ROUND(SIN([.I529]*PI()/180);7)" office:value-type="float" office:value="0.7372773" calcext:value-type="float">
            <text:p>0,7372773</text:p>
          </table:table-cell>
          <table:table-cell table:formula="of:=ABS([.L529]-[.E529])" office:value-type="float" office:value="0.00640816" calcext:value-type="float">
            <text:p>0,00640816</text:p>
          </table:table-cell>
          <table:table-cell table:formula="of:=ABS([.M529]-[.F529])" office:value-type="float" office:value="0.00592360000000003" calcext:value-type="float">
            <text:p>0,0059236</text:p>
          </table:table-cell>
          <table:table-cell/>
        </table:table-row>
        <table:table-row table:style-name="ro1">
          <table:table-cell office:value-type="float" office:value="1623609874.26762" calcext:value-type="float">
            <text:p>1623609874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-0.68199836" calcext:value-type="float">
            <text:p>-0,68199836</text:p>
          </table:table-cell>
          <table:table-cell office:value-type="float" office:value="0.7313537" calcext:value-type="float">
            <text:p>0,731353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32.75" calcext:value-type="float">
            <text:p>132,75</text:p>
          </table:table-cell>
          <table:table-cell table:formula="of:=([.D530]-[.I530])^2" office:value-type="float" office:value="0.0625" calcext:value-type="float">
            <text:p>0,0625</text:p>
          </table:table-cell>
          <table:table-cell/>
          <table:table-cell table:formula="of:=ROUND(COS([.I530]*PI()/180);7)" office:value-type="float" office:value="-0.6788007" calcext:value-type="float">
            <text:p>-0,6788007</text:p>
          </table:table-cell>
          <table:table-cell table:formula="of:=ROUND(SIN([.I530]*PI()/180);7)" office:value-type="float" office:value="0.7343225" calcext:value-type="float">
            <text:p>0,7343225</text:p>
          </table:table-cell>
          <table:table-cell table:formula="of:=ABS([.L530]-[.E530])" office:value-type="float" office:value="0.00319765999999999" calcext:value-type="float">
            <text:p>0,00319766</text:p>
          </table:table-cell>
          <table:table-cell table:formula="of:=ABS([.M530]-[.F530])" office:value-type="float" office:value="0.00296879999999999" calcext:value-type="float">
            <text:p>0,0029688</text:p>
          </table:table-cell>
          <table:table-cell/>
        </table:table-row>
        <table:table-row table:style-name="ro1">
          <table:table-cell office:value-type="float" office:value="1623609874.36762" calcext:value-type="float">
            <text:p>1623609874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-0.68199836" calcext:value-type="float">
            <text:p>-0,68199836</text:p>
          </table:table-cell>
          <table:table-cell office:value-type="float" office:value="0.7313537" calcext:value-type="float">
            <text:p>0,731353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([.D531]-[.I531])^2" office:value-type="float" office:value="0" calcext:value-type="float">
            <text:p>0</text:p>
          </table:table-cell>
          <table:table-cell/>
          <table:table-cell table:formula="of:=ROUND(COS([.I531]*PI()/180);7)" office:value-type="float" office:value="-0.6819984" calcext:value-type="float">
            <text:p>-0,6819984</text:p>
          </table:table-cell>
          <table:table-cell table:formula="of:=ROUND(SIN([.I531]*PI()/180);7)" office:value-type="float" office:value="0.7313537" calcext:value-type="float">
            <text:p>0,7313537</text:p>
          </table:table-cell>
          <table:table-cell table:formula="of:=ABS([.L531]-[.E531])" office:value-type="float" office:value="0.0000000399999999789458" calcext:value-type="float">
            <text:p>3,99999999789458E-08</text:p>
          </table:table-cell>
          <table:table-cell table:formula="of:=ABS([.M531]-[.F5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74.46761" calcext:value-type="float">
            <text:p>1623609874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-0.68199836" calcext:value-type="float">
            <text:p>-0,68199836</text:p>
          </table:table-cell>
          <table:table-cell office:value-type="float" office:value="0.7313537" calcext:value-type="float">
            <text:p>0,731353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33.25" calcext:value-type="float">
            <text:p>133,25</text:p>
          </table:table-cell>
          <table:table-cell table:formula="of:=([.D532]-[.I532])^2" office:value-type="float" office:value="0.0625" calcext:value-type="float">
            <text:p>0,0625</text:p>
          </table:table-cell>
          <table:table-cell/>
          <table:table-cell table:formula="of:=ROUND(COS([.I532]*PI()/180);7)" office:value-type="float" office:value="-0.685183" calcext:value-type="float">
            <text:p>-0,685183</text:p>
          </table:table-cell>
          <table:table-cell table:formula="of:=ROUND(SIN([.I532]*PI()/180);7)" office:value-type="float" office:value="0.728371" calcext:value-type="float">
            <text:p>0,728371</text:p>
          </table:table-cell>
          <table:table-cell table:formula="of:=ABS([.L532]-[.E532])" office:value-type="float" office:value="0.00318463999999996" calcext:value-type="float">
            <text:p>0,00318464</text:p>
          </table:table-cell>
          <table:table-cell table:formula="of:=ABS([.M532]-[.F532])" office:value-type="float" office:value="0.0029827" calcext:value-type="float">
            <text:p>0,0029827</text:p>
          </table:table-cell>
          <table:table-cell/>
        </table:table-row>
        <table:table-row table:style-name="ro1">
          <table:table-cell office:value-type="float" office:value="1623609874.56762" calcext:value-type="float">
            <text:p>1623609874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3.5" calcext:value-type="float">
            <text:p>133,5</text:p>
          </table:table-cell>
          <table:table-cell table:formula="of:=([.D533]-[.I533])^2" office:value-type="float" office:value="0.25" calcext:value-type="float">
            <text:p>0,25</text:p>
          </table:table-cell>
          <table:table-cell/>
          <table:table-cell table:formula="of:=ROUND(COS([.I533]*PI()/180);7)" office:value-type="float" office:value="-0.6883546" calcext:value-type="float">
            <text:p>-0,6883546</text:p>
          </table:table-cell>
          <table:table-cell table:formula="of:=ROUND(SIN([.I533]*PI()/180);7)" office:value-type="float" office:value="0.7253744" calcext:value-type="float">
            <text:p>0,7253744</text:p>
          </table:table-cell>
          <table:table-cell table:formula="of:=ABS([.L533]-[.E533])" office:value-type="float" office:value="0.00630376999999993" calcext:value-type="float">
            <text:p>0,00630377</text:p>
          </table:table-cell>
          <table:table-cell table:formula="of:=ABS([.M533]-[.F533])" office:value-type="float" office:value="0.0060346" calcext:value-type="float">
            <text:p>0,0060346</text:p>
          </table:table-cell>
          <table:table-cell/>
        </table:table-row>
        <table:table-row table:style-name="ro1">
          <table:table-cell office:value-type="float" office:value="1623609874.66761" calcext:value-type="float">
            <text:p>1623609874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3.75" calcext:value-type="float">
            <text:p>133,75</text:p>
          </table:table-cell>
          <table:table-cell table:formula="of:=([.D534]-[.I534])^2" office:value-type="float" office:value="0.0625" calcext:value-type="float">
            <text:p>0,0625</text:p>
          </table:table-cell>
          <table:table-cell/>
          <table:table-cell table:formula="of:=ROUND(COS([.I534]*PI()/180);7)" office:value-type="float" office:value="-0.6915131" calcext:value-type="float">
            <text:p>-0,6915131</text:p>
          </table:table-cell>
          <table:table-cell table:formula="of:=ROUND(SIN([.I534]*PI()/180);7)" office:value-type="float" office:value="0.722364" calcext:value-type="float">
            <text:p>0,722364</text:p>
          </table:table-cell>
          <table:table-cell table:formula="of:=ABS([.L534]-[.E534])" office:value-type="float" office:value="0.00314526999999998" calcext:value-type="float">
            <text:p>0,00314527</text:p>
          </table:table-cell>
          <table:table-cell table:formula="of:=ABS([.M534]-[.F534])" office:value-type="float" office:value="0.00302420000000003" calcext:value-type="float">
            <text:p>0,0030242</text:p>
          </table:table-cell>
          <table:table-cell/>
        </table:table-row>
        <table:table-row table:style-name="ro1">
          <table:table-cell office:value-type="float" office:value="1623609874.76762" calcext:value-type="float">
            <text:p>1623609874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([.D535]-[.I535])^2" office:value-type="float" office:value="0" calcext:value-type="float">
            <text:p>0</text:p>
          </table:table-cell>
          <table:table-cell/>
          <table:table-cell table:formula="of:=ROUND(COS([.I535]*PI()/180);7)" office:value-type="float" office:value="-0.6946584" calcext:value-type="float">
            <text:p>-0,6946584</text:p>
          </table:table-cell>
          <table:table-cell table:formula="of:=ROUND(SIN([.I535]*PI()/180);7)" office:value-type="float" office:value="0.7193398" calcext:value-type="float">
            <text:p>0,7193398</text:p>
          </table:table-cell>
          <table:table-cell table:formula="of:=ABS([.L535]-[.E535])" office:value-type="float" office:value="0.0000000300000000397205" calcext:value-type="float">
            <text:p>3,00000000397205E-08</text:p>
          </table:table-cell>
          <table:table-cell table:formula="of:=ABS([.M535]-[.F5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74.86758" calcext:value-type="float">
            <text:p>1623609874,8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4.25" calcext:value-type="float">
            <text:p>134,25</text:p>
          </table:table-cell>
          <table:table-cell table:formula="of:=([.D536]-[.I536])^2" office:value-type="float" office:value="0.0625" calcext:value-type="float">
            <text:p>0,0625</text:p>
          </table:table-cell>
          <table:table-cell/>
          <table:table-cell table:formula="of:=ROUND(COS([.I536]*PI()/180);7)" office:value-type="float" office:value="-0.6977905" calcext:value-type="float">
            <text:p>-0,6977905</text:p>
          </table:table-cell>
          <table:table-cell table:formula="of:=ROUND(SIN([.I536]*PI()/180);7)" office:value-type="float" office:value="0.7163019" calcext:value-type="float">
            <text:p>0,7163019</text:p>
          </table:table-cell>
          <table:table-cell table:formula="of:=ABS([.L536]-[.E536])" office:value-type="float" office:value="0.00313213000000001" calcext:value-type="float">
            <text:p>0,00313213</text:p>
          </table:table-cell>
          <table:table-cell table:formula="of:=ABS([.M536]-[.F536])" office:value-type="float" office:value="0.00303789999999993" calcext:value-type="float">
            <text:p>0,0030379</text:p>
          </table:table-cell>
          <table:table-cell/>
        </table:table-row>
        <table:table-row table:style-name="ro1">
          <table:table-cell office:value-type="float" office:value="1623609874.96762" calcext:value-type="float">
            <text:p>1623609874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-0.70710678" calcext:value-type="float">
            <text:p>-0,70710678</text:p>
          </table:table-cell>
          <table:table-cell office:value-type="float" office:value="0.70710678" calcext:value-type="float">
            <text:p>0,7071067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4.5" calcext:value-type="float">
            <text:p>134,5</text:p>
          </table:table-cell>
          <table:table-cell table:formula="of:=([.D537]-[.I537])^2" office:value-type="float" office:value="0.25" calcext:value-type="float">
            <text:p>0,25</text:p>
          </table:table-cell>
          <table:table-cell/>
          <table:table-cell table:formula="of:=ROUND(COS([.I537]*PI()/180);7)" office:value-type="float" office:value="-0.7009093" calcext:value-type="float">
            <text:p>-0,7009093</text:p>
          </table:table-cell>
          <table:table-cell table:formula="of:=ROUND(SIN([.I537]*PI()/180);7)" office:value-type="float" office:value="0.7132504" calcext:value-type="float">
            <text:p>0,7132504</text:p>
          </table:table-cell>
          <table:table-cell table:formula="of:=ABS([.L537]-[.E537])" office:value-type="float" office:value="0.00619748000000009" calcext:value-type="float">
            <text:p>0,00619748</text:p>
          </table:table-cell>
          <table:table-cell table:formula="of:=ABS([.M537]-[.F537])" office:value-type="float" office:value="0.00614361999999991" calcext:value-type="float">
            <text:p>0,00614362</text:p>
          </table:table-cell>
          <table:table-cell/>
        </table:table-row>
        <table:table-row table:style-name="ro1">
          <table:table-cell office:value-type="float" office:value="1623609875.06762" calcext:value-type="float">
            <text:p>1623609875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-0.70710678" calcext:value-type="float">
            <text:p>-0,70710678</text:p>
          </table:table-cell>
          <table:table-cell office:value-type="float" office:value="0.70710678" calcext:value-type="float">
            <text:p>0,7071067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4.75" calcext:value-type="float">
            <text:p>134,75</text:p>
          </table:table-cell>
          <table:table-cell table:formula="of:=([.D538]-[.I538])^2" office:value-type="float" office:value="0.0625" calcext:value-type="float">
            <text:p>0,0625</text:p>
          </table:table-cell>
          <table:table-cell/>
          <table:table-cell table:formula="of:=ROUND(COS([.I538]*PI()/180);7)" office:value-type="float" office:value="-0.7040147" calcext:value-type="float">
            <text:p>-0,7040147</text:p>
          </table:table-cell>
          <table:table-cell table:formula="of:=ROUND(SIN([.I538]*PI()/180);7)" office:value-type="float" office:value="0.7101854" calcext:value-type="float">
            <text:p>0,7101854</text:p>
          </table:table-cell>
          <table:table-cell table:formula="of:=ABS([.L538]-[.E538])" office:value-type="float" office:value="0.00309208000000005" calcext:value-type="float">
            <text:p>0,00309208</text:p>
          </table:table-cell>
          <table:table-cell table:formula="of:=ABS([.M538]-[.F538])" office:value-type="float" office:value="0.00307861999999992" calcext:value-type="float">
            <text:p>0,00307862</text:p>
          </table:table-cell>
          <table:table-cell/>
        </table:table-row>
        <table:table-row table:style-name="ro1">
          <table:table-cell office:value-type="float" office:value="1623609875.16762" calcext:value-type="float">
            <text:p>1623609875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-0.70710678" calcext:value-type="float">
            <text:p>-0,70710678</text:p>
          </table:table-cell>
          <table:table-cell office:value-type="float" office:value="0.70710678" calcext:value-type="float">
            <text:p>0,7071067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([.D539]-[.I539])^2" office:value-type="float" office:value="0" calcext:value-type="float">
            <text:p>0</text:p>
          </table:table-cell>
          <table:table-cell/>
          <table:table-cell table:formula="of:=ROUND(COS([.I539]*PI()/180);7)" office:value-type="float" office:value="-0.7071068" calcext:value-type="float">
            <text:p>-0,7071068</text:p>
          </table:table-cell>
          <table:table-cell table:formula="of:=ROUND(SIN([.I539]*PI()/180);7)" office:value-type="float" office:value="0.7071068" calcext:value-type="float">
            <text:p>0,7071068</text:p>
          </table:table-cell>
          <table:table-cell table:formula="of:=ABS([.L539]-[.E539])" office:value-type="float" office:value="0.0000000199999999894729" calcext:value-type="float">
            <text:p>1,99999999894729E-08</text:p>
          </table:table-cell>
          <table:table-cell table:formula="of:=ABS([.M539]-[.F539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75.26762" calcext:value-type="float">
            <text:p>1623609875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-0.70710678" calcext:value-type="float">
            <text:p>-0,70710678</text:p>
          </table:table-cell>
          <table:table-cell office:value-type="float" office:value="0.70710678" calcext:value-type="float">
            <text:p>0,7071067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.25" calcext:value-type="float">
            <text:p>135,25</text:p>
          </table:table-cell>
          <table:table-cell table:formula="of:=([.D540]-[.I540])^2" office:value-type="float" office:value="0.0625" calcext:value-type="float">
            <text:p>0,0625</text:p>
          </table:table-cell>
          <table:table-cell/>
          <table:table-cell table:formula="of:=ROUND(COS([.I540]*PI()/180);7)" office:value-type="float" office:value="-0.7101854" calcext:value-type="float">
            <text:p>-0,7101854</text:p>
          </table:table-cell>
          <table:table-cell table:formula="of:=ROUND(SIN([.I540]*PI()/180);7)" office:value-type="float" office:value="0.7040147" calcext:value-type="float">
            <text:p>0,7040147</text:p>
          </table:table-cell>
          <table:table-cell table:formula="of:=ABS([.L540]-[.E540])" office:value-type="float" office:value="0.00307861999999992" calcext:value-type="float">
            <text:p>0,00307862</text:p>
          </table:table-cell>
          <table:table-cell table:formula="of:=ABS([.M540]-[.F540])" office:value-type="float" office:value="0.00309208000000005" calcext:value-type="float">
            <text:p>0,00309208</text:p>
          </table:table-cell>
          <table:table-cell/>
        </table:table-row>
        <table:table-row table:style-name="ro1">
          <table:table-cell office:value-type="float" office:value="1623609875.36762" calcext:value-type="float">
            <text:p>1623609875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-0.7193398" calcext:value-type="float">
            <text:p>-0,7193398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5.5" calcext:value-type="float">
            <text:p>135,5</text:p>
          </table:table-cell>
          <table:table-cell table:formula="of:=([.D541]-[.I541])^2" office:value-type="float" office:value="0.25" calcext:value-type="float">
            <text:p>0,25</text:p>
          </table:table-cell>
          <table:table-cell/>
          <table:table-cell table:formula="of:=ROUND(COS([.I541]*PI()/180);7)" office:value-type="float" office:value="-0.7132504" calcext:value-type="float">
            <text:p>-0,7132504</text:p>
          </table:table-cell>
          <table:table-cell table:formula="of:=ROUND(SIN([.I541]*PI()/180);7)" office:value-type="float" office:value="0.7009093" calcext:value-type="float">
            <text:p>0,7009093</text:p>
          </table:table-cell>
          <table:table-cell table:formula="of:=ABS([.L541]-[.E541])" office:value-type="float" office:value="0.00608940000000002" calcext:value-type="float">
            <text:p>0,0060894</text:p>
          </table:table-cell>
          <table:table-cell table:formula="of:=ABS([.M541]-[.F541])" office:value-type="float" office:value="0.00625092999999999" calcext:value-type="float">
            <text:p>0,00625093</text:p>
          </table:table-cell>
          <table:table-cell/>
        </table:table-row>
        <table:table-row table:style-name="ro1">
          <table:table-cell office:value-type="float" office:value="1623609875.4676" calcext:value-type="float">
            <text:p>1623609875,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-0.7193398" calcext:value-type="float">
            <text:p>-0,7193398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5.75" calcext:value-type="float">
            <text:p>135,75</text:p>
          </table:table-cell>
          <table:table-cell table:formula="of:=([.D542]-[.I542])^2" office:value-type="float" office:value="0.0625" calcext:value-type="float">
            <text:p>0,0625</text:p>
          </table:table-cell>
          <table:table-cell/>
          <table:table-cell table:formula="of:=ROUND(COS([.I542]*PI()/180);7)" office:value-type="float" office:value="-0.7163019" calcext:value-type="float">
            <text:p>-0,7163019</text:p>
          </table:table-cell>
          <table:table-cell table:formula="of:=ROUND(SIN([.I542]*PI()/180);7)" office:value-type="float" office:value="0.6977905" calcext:value-type="float">
            <text:p>0,6977905</text:p>
          </table:table-cell>
          <table:table-cell table:formula="of:=ABS([.L542]-[.E542])" office:value-type="float" office:value="0.00303789999999993" calcext:value-type="float">
            <text:p>0,0030379</text:p>
          </table:table-cell>
          <table:table-cell table:formula="of:=ABS([.M542]-[.F542])" office:value-type="float" office:value="0.00313213000000001" calcext:value-type="float">
            <text:p>0,00313213</text:p>
          </table:table-cell>
          <table:table-cell/>
        </table:table-row>
        <table:table-row table:style-name="ro1">
          <table:table-cell office:value-type="float" office:value="1623609875.56762" calcext:value-type="float">
            <text:p>1623609875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-0.7193398" calcext:value-type="float">
            <text:p>-0,7193398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([.D543]-[.I543])^2" office:value-type="float" office:value="0" calcext:value-type="float">
            <text:p>0</text:p>
          </table:table-cell>
          <table:table-cell/>
          <table:table-cell table:formula="of:=ROUND(COS([.I543]*PI()/180);7)" office:value-type="float" office:value="-0.7193398" calcext:value-type="float">
            <text:p>-0,7193398</text:p>
          </table:table-cell>
          <table:table-cell table:formula="of:=ROUND(SIN([.I543]*PI()/180);7)" office:value-type="float" office:value="0.6946584" calcext:value-type="float">
            <text:p>0,6946584</text:p>
          </table:table-cell>
          <table:table-cell table:formula="of:=ABS([.L543]-[.E543])" office:value-type="float" office:value="0" calcext:value-type="float">
            <text:p>0</text:p>
          </table:table-cell>
          <table:table-cell table:formula="of:=ABS([.M543]-[.F543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75.6676" calcext:value-type="float">
            <text:p>1623609875,6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-0.7193398" calcext:value-type="float">
            <text:p>-0,7193398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6.25" calcext:value-type="float">
            <text:p>136,25</text:p>
          </table:table-cell>
          <table:table-cell table:formula="of:=([.D544]-[.I544])^2" office:value-type="float" office:value="0.0625" calcext:value-type="float">
            <text:p>0,0625</text:p>
          </table:table-cell>
          <table:table-cell/>
          <table:table-cell table:formula="of:=ROUND(COS([.I544]*PI()/180);7)" office:value-type="float" office:value="-0.722364" calcext:value-type="float">
            <text:p>-0,722364</text:p>
          </table:table-cell>
          <table:table-cell table:formula="of:=ROUND(SIN([.I544]*PI()/180);7)" office:value-type="float" office:value="0.6915131" calcext:value-type="float">
            <text:p>0,6915131</text:p>
          </table:table-cell>
          <table:table-cell table:formula="of:=ABS([.L544]-[.E544])" office:value-type="float" office:value="0.00302420000000003" calcext:value-type="float">
            <text:p>0,0030242</text:p>
          </table:table-cell>
          <table:table-cell table:formula="of:=ABS([.M544]-[.F544])" office:value-type="float" office:value="0.00314526999999998" calcext:value-type="float">
            <text:p>0,00314527</text:p>
          </table:table-cell>
          <table:table-cell/>
        </table:table-row>
        <table:table-row table:style-name="ro1">
          <table:table-cell office:value-type="float" office:value="1623609875.76762" calcext:value-type="float">
            <text:p>1623609875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-0.7313537" calcext:value-type="float">
            <text:p>-0,7313537</text:p>
          </table:table-cell>
          <table:table-cell office:value-type="float" office:value="0.68199836" calcext:value-type="float">
            <text:p>0,681998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6.5" calcext:value-type="float">
            <text:p>136,5</text:p>
          </table:table-cell>
          <table:table-cell table:formula="of:=([.D545]-[.I545])^2" office:value-type="float" office:value="0.25" calcext:value-type="float">
            <text:p>0,25</text:p>
          </table:table-cell>
          <table:table-cell/>
          <table:table-cell table:formula="of:=ROUND(COS([.I545]*PI()/180);7)" office:value-type="float" office:value="-0.7253744" calcext:value-type="float">
            <text:p>-0,7253744</text:p>
          </table:table-cell>
          <table:table-cell table:formula="of:=ROUND(SIN([.I545]*PI()/180);7)" office:value-type="float" office:value="0.6883546" calcext:value-type="float">
            <text:p>0,6883546</text:p>
          </table:table-cell>
          <table:table-cell table:formula="of:=ABS([.L545]-[.E545])" office:value-type="float" office:value="0.00597930000000002" calcext:value-type="float">
            <text:p>0,0059793</text:p>
          </table:table-cell>
          <table:table-cell table:formula="of:=ABS([.M545]-[.F545])" office:value-type="float" office:value="0.00635624000000001" calcext:value-type="float">
            <text:p>0,00635624</text:p>
          </table:table-cell>
          <table:table-cell/>
        </table:table-row>
        <table:table-row table:style-name="ro1">
          <table:table-cell office:value-type="float" office:value="1623609875.86762" calcext:value-type="float">
            <text:p>1623609875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-0.7313537" calcext:value-type="float">
            <text:p>-0,7313537</text:p>
          </table:table-cell>
          <table:table-cell office:value-type="float" office:value="0.68199836" calcext:value-type="float">
            <text:p>0,681998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6.75" calcext:value-type="float">
            <text:p>136,75</text:p>
          </table:table-cell>
          <table:table-cell table:formula="of:=([.D546]-[.I546])^2" office:value-type="float" office:value="0.0625" calcext:value-type="float">
            <text:p>0,0625</text:p>
          </table:table-cell>
          <table:table-cell/>
          <table:table-cell table:formula="of:=ROUND(COS([.I546]*PI()/180);7)" office:value-type="float" office:value="-0.728371" calcext:value-type="float">
            <text:p>-0,728371</text:p>
          </table:table-cell>
          <table:table-cell table:formula="of:=ROUND(SIN([.I546]*PI()/180);7)" office:value-type="float" office:value="0.685183" calcext:value-type="float">
            <text:p>0,685183</text:p>
          </table:table-cell>
          <table:table-cell table:formula="of:=ABS([.L546]-[.E546])" office:value-type="float" office:value="0.0029827" calcext:value-type="float">
            <text:p>0,0029827</text:p>
          </table:table-cell>
          <table:table-cell table:formula="of:=ABS([.M546]-[.F546])" office:value-type="float" office:value="0.00318463999999996" calcext:value-type="float">
            <text:p>0,00318464</text:p>
          </table:table-cell>
          <table:table-cell/>
        </table:table-row>
        <table:table-row table:style-name="ro1">
          <table:table-cell office:value-type="float" office:value="1623609875.96762" calcext:value-type="float">
            <text:p>1623609875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-0.7313537" calcext:value-type="float">
            <text:p>-0,7313537</text:p>
          </table:table-cell>
          <table:table-cell office:value-type="float" office:value="0.68199836" calcext:value-type="float">
            <text:p>0,681998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([.D547]-[.I547])^2" office:value-type="float" office:value="0" calcext:value-type="float">
            <text:p>0</text:p>
          </table:table-cell>
          <table:table-cell/>
          <table:table-cell table:formula="of:=ROUND(COS([.I547]*PI()/180);7)" office:value-type="float" office:value="-0.7313537" calcext:value-type="float">
            <text:p>-0,7313537</text:p>
          </table:table-cell>
          <table:table-cell table:formula="of:=ROUND(SIN([.I547]*PI()/180);7)" office:value-type="float" office:value="0.6819984" calcext:value-type="float">
            <text:p>0,6819984</text:p>
          </table:table-cell>
          <table:table-cell table:formula="of:=ABS([.L547]-[.E547])" office:value-type="float" office:value="0" calcext:value-type="float">
            <text:p>0</text:p>
          </table:table-cell>
          <table:table-cell table:formula="of:=ABS([.M547]-[.F547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76.06757" calcext:value-type="float">
            <text:p>1623609876,0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-0.7313537" calcext:value-type="float">
            <text:p>-0,7313537</text:p>
          </table:table-cell>
          <table:table-cell office:value-type="float" office:value="0.68199836" calcext:value-type="float">
            <text:p>0,681998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7.25" calcext:value-type="float">
            <text:p>137,25</text:p>
          </table:table-cell>
          <table:table-cell table:formula="of:=([.D548]-[.I548])^2" office:value-type="float" office:value="0.0625" calcext:value-type="float">
            <text:p>0,0625</text:p>
          </table:table-cell>
          <table:table-cell/>
          <table:table-cell table:formula="of:=ROUND(COS([.I548]*PI()/180);7)" office:value-type="float" office:value="-0.7343225" calcext:value-type="float">
            <text:p>-0,7343225</text:p>
          </table:table-cell>
          <table:table-cell table:formula="of:=ROUND(SIN([.I548]*PI()/180);7)" office:value-type="float" office:value="0.6788007" calcext:value-type="float">
            <text:p>0,6788007</text:p>
          </table:table-cell>
          <table:table-cell table:formula="of:=ABS([.L548]-[.E548])" office:value-type="float" office:value="0.00296879999999999" calcext:value-type="float">
            <text:p>0,0029688</text:p>
          </table:table-cell>
          <table:table-cell table:formula="of:=ABS([.M548]-[.F548])" office:value-type="float" office:value="0.00319765999999999" calcext:value-type="float">
            <text:p>0,00319766</text:p>
          </table:table-cell>
          <table:table-cell/>
        </table:table-row>
        <table:table-row table:style-name="ro1">
          <table:table-cell office:value-type="float" office:value="1623609876.16762" calcext:value-type="float">
            <text:p>1623609876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-0.74314483" calcext:value-type="float">
            <text:p>-0,74314483</text:p>
          </table:table-cell>
          <table:table-cell office:value-type="float" office:value="0.66913061" calcext:value-type="float">
            <text:p>0,6691306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7.5" calcext:value-type="float">
            <text:p>137,5</text:p>
          </table:table-cell>
          <table:table-cell table:formula="of:=([.D549]-[.I549])^2" office:value-type="float" office:value="0.25" calcext:value-type="float">
            <text:p>0,25</text:p>
          </table:table-cell>
          <table:table-cell/>
          <table:table-cell table:formula="of:=ROUND(COS([.I549]*PI()/180);7)" office:value-type="float" office:value="-0.7372773" calcext:value-type="float">
            <text:p>-0,7372773</text:p>
          </table:table-cell>
          <table:table-cell table:formula="of:=ROUND(SIN([.I549]*PI()/180);7)" office:value-type="float" office:value="0.6755902" calcext:value-type="float">
            <text:p>0,6755902</text:p>
          </table:table-cell>
          <table:table-cell table:formula="of:=ABS([.L549]-[.E549])" office:value-type="float" office:value="0.00586752999999995" calcext:value-type="float">
            <text:p>0,00586753</text:p>
          </table:table-cell>
          <table:table-cell table:formula="of:=ABS([.M549]-[.F549])" office:value-type="float" office:value="0.00645959000000007" calcext:value-type="float">
            <text:p>0,00645959</text:p>
          </table:table-cell>
          <table:table-cell/>
        </table:table-row>
        <table:table-row table:style-name="ro1">
          <table:table-cell office:value-type="float" office:value="1623609876.26762" calcext:value-type="float">
            <text:p>1623609876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-0.74314483" calcext:value-type="float">
            <text:p>-0,74314483</text:p>
          </table:table-cell>
          <table:table-cell office:value-type="float" office:value="0.66913061" calcext:value-type="float">
            <text:p>0,6691306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7.75" calcext:value-type="float">
            <text:p>137,75</text:p>
          </table:table-cell>
          <table:table-cell table:formula="of:=([.D550]-[.I550])^2" office:value-type="float" office:value="0.0625" calcext:value-type="float">
            <text:p>0,0625</text:p>
          </table:table-cell>
          <table:table-cell/>
          <table:table-cell table:formula="of:=ROUND(COS([.I550]*PI()/180);7)" office:value-type="float" office:value="-0.7402181" calcext:value-type="float">
            <text:p>-0,7402181</text:p>
          </table:table-cell>
          <table:table-cell table:formula="of:=ROUND(SIN([.I550]*PI()/180);7)" office:value-type="float" office:value="0.6723668" calcext:value-type="float">
            <text:p>0,6723668</text:p>
          </table:table-cell>
          <table:table-cell table:formula="of:=ABS([.L550]-[.E550])" office:value-type="float" office:value="0.00292672999999999" calcext:value-type="float">
            <text:p>0,00292673</text:p>
          </table:table-cell>
          <table:table-cell table:formula="of:=ABS([.M550]-[.F550])" office:value-type="float" office:value="0.00323619000000008" calcext:value-type="float">
            <text:p>0,00323619</text:p>
          </table:table-cell>
          <table:table-cell/>
        </table:table-row>
        <table:table-row table:style-name="ro1">
          <table:table-cell office:value-type="float" office:value="1623609876.36762" calcext:value-type="float">
            <text:p>1623609876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-0.74314483" calcext:value-type="float">
            <text:p>-0,74314483</text:p>
          </table:table-cell>
          <table:table-cell office:value-type="float" office:value="0.66913061" calcext:value-type="float">
            <text:p>0,6691306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([.D551]-[.I551])^2" office:value-type="float" office:value="0" calcext:value-type="float">
            <text:p>0</text:p>
          </table:table-cell>
          <table:table-cell/>
          <table:table-cell table:formula="of:=ROUND(COS([.I551]*PI()/180);7)" office:value-type="float" office:value="-0.7431448" calcext:value-type="float">
            <text:p>-0,7431448</text:p>
          </table:table-cell>
          <table:table-cell table:formula="of:=ROUND(SIN([.I551]*PI()/180);7)" office:value-type="float" office:value="0.6691306" calcext:value-type="float">
            <text:p>0,6691306</text:p>
          </table:table-cell>
          <table:table-cell table:formula="of:=ABS([.L551]-[.E551])" office:value-type="float" office:value="0.0000000299999999286982" calcext:value-type="float">
            <text:p>2,99999999286982E-08</text:p>
          </table:table-cell>
          <table:table-cell table:formula="of:=ABS([.M551]-[.F551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876.46762" calcext:value-type="float">
            <text:p>1623609876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-0.74314483" calcext:value-type="float">
            <text:p>-0,74314483</text:p>
          </table:table-cell>
          <table:table-cell office:value-type="float" office:value="0.66913061" calcext:value-type="float">
            <text:p>0,6691306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8.25" calcext:value-type="float">
            <text:p>138,25</text:p>
          </table:table-cell>
          <table:table-cell table:formula="of:=([.D552]-[.I552])^2" office:value-type="float" office:value="0.0625" calcext:value-type="float">
            <text:p>0,0625</text:p>
          </table:table-cell>
          <table:table-cell/>
          <table:table-cell table:formula="of:=ROUND(COS([.I552]*PI()/180);7)" office:value-type="float" office:value="-0.7460574" calcext:value-type="float">
            <text:p>-0,7460574</text:p>
          </table:table-cell>
          <table:table-cell table:formula="of:=ROUND(SIN([.I552]*PI()/180);7)" office:value-type="float" office:value="0.6658817" calcext:value-type="float">
            <text:p>0,6658817</text:p>
          </table:table-cell>
          <table:table-cell table:formula="of:=ABS([.L552]-[.E552])" office:value-type="float" office:value="0.00291257" calcext:value-type="float">
            <text:p>0,00291257</text:p>
          </table:table-cell>
          <table:table-cell table:formula="of:=ABS([.M552]-[.F552])" office:value-type="float" office:value="0.00324890999999994" calcext:value-type="float">
            <text:p>0,00324891</text:p>
          </table:table-cell>
          <table:table-cell/>
        </table:table-row>
        <table:table-row table:style-name="ro1">
          <table:table-cell office:value-type="float" office:value="1623609876.56761" calcext:value-type="float">
            <text:p>1623609876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38.5" calcext:value-type="float">
            <text:p>138,5</text:p>
          </table:table-cell>
          <table:table-cell table:formula="of:=([.D553]-[.I553])^2" office:value-type="float" office:value="0.25" calcext:value-type="float">
            <text:p>0,25</text:p>
          </table:table-cell>
          <table:table-cell/>
          <table:table-cell table:formula="of:=ROUND(COS([.I553]*PI()/180);7)" office:value-type="float" office:value="-0.7489557" calcext:value-type="float">
            <text:p>-0,7489557</text:p>
          </table:table-cell>
          <table:table-cell table:formula="of:=ROUND(SIN([.I553]*PI()/180);7)" office:value-type="float" office:value="0.66262" calcext:value-type="float">
            <text:p>0,66262</text:p>
          </table:table-cell>
          <table:table-cell table:formula="of:=ABS([.L553]-[.E553])" office:value-type="float" office:value="0.00575387999999999" calcext:value-type="float">
            <text:p>0,00575388</text:p>
          </table:table-cell>
          <table:table-cell table:formula="of:=ABS([.M553]-[.F553])" office:value-type="float" office:value="0.00656097" calcext:value-type="float">
            <text:p>0,00656097</text:p>
          </table:table-cell>
          <table:table-cell/>
        </table:table-row>
        <table:table-row table:style-name="ro1">
          <table:table-cell office:value-type="float" office:value="1623609876.66762" calcext:value-type="float">
            <text:p>1623609876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38.75" calcext:value-type="float">
            <text:p>138,75</text:p>
          </table:table-cell>
          <table:table-cell table:formula="of:=([.D554]-[.I554])^2" office:value-type="float" office:value="0.0625" calcext:value-type="float">
            <text:p>0,0625</text:p>
          </table:table-cell>
          <table:table-cell/>
          <table:table-cell table:formula="of:=ROUND(COS([.I554]*PI()/180);7)" office:value-type="float" office:value="-0.7518398" calcext:value-type="float">
            <text:p>-0,7518398</text:p>
          </table:table-cell>
          <table:table-cell table:formula="of:=ROUND(SIN([.I554]*PI()/180);7)" office:value-type="float" office:value="0.6593458" calcext:value-type="float">
            <text:p>0,6593458</text:p>
          </table:table-cell>
          <table:table-cell table:formula="of:=ABS([.L554]-[.E554])" office:value-type="float" office:value="0.00286978000000004" calcext:value-type="float">
            <text:p>0,00286978</text:p>
          </table:table-cell>
          <table:table-cell table:formula="of:=ABS([.M554]-[.F554])" office:value-type="float" office:value="0.00328676999999999" calcext:value-type="float">
            <text:p>0,00328677</text:p>
          </table:table-cell>
          <table:table-cell/>
        </table:table-row>
        <table:table-row table:style-name="ro1">
          <table:table-cell office:value-type="float" office:value="1623609876.76762" calcext:value-type="float">
            <text:p>1623609876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([.D555]-[.I555])^2" office:value-type="float" office:value="0" calcext:value-type="float">
            <text:p>0</text:p>
          </table:table-cell>
          <table:table-cell/>
          <table:table-cell table:formula="of:=ROUND(COS([.I555]*PI()/180);7)" office:value-type="float" office:value="-0.7547096" calcext:value-type="float">
            <text:p>-0,7547096</text:p>
          </table:table-cell>
          <table:table-cell table:formula="of:=ROUND(SIN([.I555]*PI()/180);7)" office:value-type="float" office:value="0.656059" calcext:value-type="float">
            <text:p>0,656059</text:p>
          </table:table-cell>
          <table:table-cell table:formula="of:=ABS([.L555]-[.E555])" office:value-type="float" office:value="0.0000000199999999894729" calcext:value-type="float">
            <text:p>1,99999999894729E-08</text:p>
          </table:table-cell>
          <table:table-cell table:formula="of:=ABS([.M555]-[.F555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76.86761" calcext:value-type="float">
            <text:p>1623609876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39.25" calcext:value-type="float">
            <text:p>139,25</text:p>
          </table:table-cell>
          <table:table-cell table:formula="of:=([.D556]-[.I556])^2" office:value-type="float" office:value="0.0625" calcext:value-type="float">
            <text:p>0,0625</text:p>
          </table:table-cell>
          <table:table-cell/>
          <table:table-cell table:formula="of:=ROUND(COS([.I556]*PI()/180);7)" office:value-type="float" office:value="-0.757565" calcext:value-type="float">
            <text:p>-0,757565</text:p>
          </table:table-cell>
          <table:table-cell table:formula="of:=ROUND(SIN([.I556]*PI()/180);7)" office:value-type="float" office:value="0.6527598" calcext:value-type="float">
            <text:p>0,6527598</text:p>
          </table:table-cell>
          <table:table-cell table:formula="of:=ABS([.L556]-[.E556])" office:value-type="float" office:value="0.00285542000000005" calcext:value-type="float">
            <text:p>0,00285542</text:p>
          </table:table-cell>
          <table:table-cell table:formula="of:=ABS([.M556]-[.F556])" office:value-type="float" office:value="0.00329922999999999" calcext:value-type="float">
            <text:p>0,00329923</text:p>
          </table:table-cell>
          <table:table-cell/>
        </table:table-row>
        <table:table-row table:style-name="ro1">
          <table:table-cell office:value-type="float" office:value="1623609876.96762" calcext:value-type="float">
            <text:p>1623609876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-0.76604444" calcext:value-type="float">
            <text:p>-0,76604444</text:p>
          </table:table-cell>
          <table:table-cell office:value-type="float" office:value="0.64278761" calcext:value-type="float">
            <text:p>0,6427876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39.5" calcext:value-type="float">
            <text:p>139,5</text:p>
          </table:table-cell>
          <table:table-cell table:formula="of:=([.D557]-[.I557])^2" office:value-type="float" office:value="0.25" calcext:value-type="float">
            <text:p>0,25</text:p>
          </table:table-cell>
          <table:table-cell/>
          <table:table-cell table:formula="of:=ROUND(COS([.I557]*PI()/180);7)" office:value-type="float" office:value="-0.760406" calcext:value-type="float">
            <text:p>-0,760406</text:p>
          </table:table-cell>
          <table:table-cell table:formula="of:=ROUND(SIN([.I557]*PI()/180);7)" office:value-type="float" office:value="0.649448" calcext:value-type="float">
            <text:p>0,649448</text:p>
          </table:table-cell>
          <table:table-cell table:formula="of:=ABS([.L557]-[.E557])" office:value-type="float" office:value="0.00563844000000002" calcext:value-type="float">
            <text:p>0,00563844</text:p>
          </table:table-cell>
          <table:table-cell table:formula="of:=ABS([.M557]-[.F557])" office:value-type="float" office:value="0.00666038999999996" calcext:value-type="float">
            <text:p>0,00666039</text:p>
          </table:table-cell>
          <table:table-cell/>
        </table:table-row>
        <table:table-row table:style-name="ro1">
          <table:table-cell office:value-type="float" office:value="1623609877.06762" calcext:value-type="float">
            <text:p>1623609877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-0.76604444" calcext:value-type="float">
            <text:p>-0,76604444</text:p>
          </table:table-cell>
          <table:table-cell office:value-type="float" office:value="0.64278761" calcext:value-type="float">
            <text:p>0,6427876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39.75" calcext:value-type="float">
            <text:p>139,75</text:p>
          </table:table-cell>
          <table:table-cell table:formula="of:=([.D558]-[.I558])^2" office:value-type="float" office:value="0.0625" calcext:value-type="float">
            <text:p>0,0625</text:p>
          </table:table-cell>
          <table:table-cell/>
          <table:table-cell table:formula="of:=ROUND(COS([.I558]*PI()/180);7)" office:value-type="float" office:value="-0.7632325" calcext:value-type="float">
            <text:p>-0,7632325</text:p>
          </table:table-cell>
          <table:table-cell table:formula="of:=ROUND(SIN([.I558]*PI()/180);7)" office:value-type="float" office:value="0.646124" calcext:value-type="float">
            <text:p>0,646124</text:p>
          </table:table-cell>
          <table:table-cell table:formula="of:=ABS([.L558]-[.E558])" office:value-type="float" office:value="0.00281194000000007" calcext:value-type="float">
            <text:p>0,00281194</text:p>
          </table:table-cell>
          <table:table-cell table:formula="of:=ABS([.M558]-[.F558])" office:value-type="float" office:value="0.00333638999999997" calcext:value-type="float">
            <text:p>0,00333639</text:p>
          </table:table-cell>
          <table:table-cell/>
        </table:table-row>
        <table:table-row table:style-name="ro1">
          <table:table-cell office:value-type="float" office:value="1623609877.16762" calcext:value-type="float">
            <text:p>1623609877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-0.76604444" calcext:value-type="float">
            <text:p>-0,76604444</text:p>
          </table:table-cell>
          <table:table-cell office:value-type="float" office:value="0.64278761" calcext:value-type="float">
            <text:p>0,6427876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([.D559]-[.I559])^2" office:value-type="float" office:value="0" calcext:value-type="float">
            <text:p>0</text:p>
          </table:table-cell>
          <table:table-cell/>
          <table:table-cell table:formula="of:=ROUND(COS([.I559]*PI()/180);7)" office:value-type="float" office:value="-0.7660444" calcext:value-type="float">
            <text:p>-0,7660444</text:p>
          </table:table-cell>
          <table:table-cell table:formula="of:=ROUND(SIN([.I559]*PI()/180);7)" office:value-type="float" office:value="0.6427876" calcext:value-type="float">
            <text:p>0,6427876</text:p>
          </table:table-cell>
          <table:table-cell table:formula="of:=ABS([.L559]-[.E559])" office:value-type="float" office:value="0.0000000400000000899681" calcext:value-type="float">
            <text:p>4,00000000899681E-08</text:p>
          </table:table-cell>
          <table:table-cell table:formula="of:=ABS([.M559]-[.F559])" office:value-type="float" office:value="0.0000000100000000502476" calcext:value-type="float">
            <text:p>1,00000000502476E-08</text:p>
          </table:table-cell>
          <table:table-cell/>
        </table:table-row>
        <table:table-row table:style-name="ro1">
          <table:table-cell office:value-type="float" office:value="1623609877.26762" calcext:value-type="float">
            <text:p>1623609877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-0.76604444" calcext:value-type="float">
            <text:p>-0,76604444</text:p>
          </table:table-cell>
          <table:table-cell office:value-type="float" office:value="0.64278761" calcext:value-type="float">
            <text:p>0,6427876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0.25" calcext:value-type="float">
            <text:p>140,25</text:p>
          </table:table-cell>
          <table:table-cell table:formula="of:=([.D560]-[.I560])^2" office:value-type="float" office:value="0.0625" calcext:value-type="float">
            <text:p>0,0625</text:p>
          </table:table-cell>
          <table:table-cell/>
          <table:table-cell table:formula="of:=ROUND(COS([.I560]*PI()/180);7)" office:value-type="float" office:value="-0.7688418" calcext:value-type="float">
            <text:p>-0,7688418</text:p>
          </table:table-cell>
          <table:table-cell table:formula="of:=ROUND(SIN([.I560]*PI()/180);7)" office:value-type="float" office:value="0.639439" calcext:value-type="float">
            <text:p>0,639439</text:p>
          </table:table-cell>
          <table:table-cell table:formula="of:=ABS([.L560]-[.E560])" office:value-type="float" office:value="0.00279735999999997" calcext:value-type="float">
            <text:p>0,00279736</text:p>
          </table:table-cell>
          <table:table-cell table:formula="of:=ABS([.M560]-[.F560])" office:value-type="float" office:value="0.00334861000000009" calcext:value-type="float">
            <text:p>0,00334861</text:p>
          </table:table-cell>
          <table:table-cell/>
        </table:table-row>
        <table:table-row table:style-name="ro1">
          <table:table-cell office:value-type="float" office:value="1623609877.36762" calcext:value-type="float">
            <text:p>1623609877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-0.77714596" calcext:value-type="float">
            <text:p>-0,77714596</text:p>
          </table:table-cell>
          <table:table-cell office:value-type="float" office:value="0.62932039" calcext:value-type="float">
            <text:p>0,6293203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40.5" calcext:value-type="float">
            <text:p>140,5</text:p>
          </table:table-cell>
          <table:table-cell table:formula="of:=([.D561]-[.I561])^2" office:value-type="float" office:value="0.25" calcext:value-type="float">
            <text:p>0,25</text:p>
          </table:table-cell>
          <table:table-cell/>
          <table:table-cell table:formula="of:=ROUND(COS([.I561]*PI()/180);7)" office:value-type="float" office:value="-0.7716246" calcext:value-type="float">
            <text:p>-0,7716246</text:p>
          </table:table-cell>
          <table:table-cell table:formula="of:=ROUND(SIN([.I561]*PI()/180);7)" office:value-type="float" office:value="0.6360782" calcext:value-type="float">
            <text:p>0,6360782</text:p>
          </table:table-cell>
          <table:table-cell table:formula="of:=ABS([.L561]-[.E561])" office:value-type="float" office:value="0.00552136000000003" calcext:value-type="float">
            <text:p>0,00552136</text:p>
          </table:table-cell>
          <table:table-cell table:formula="of:=ABS([.M561]-[.F561])" office:value-type="float" office:value="0.00675780999999998" calcext:value-type="float">
            <text:p>0,00675781</text:p>
          </table:table-cell>
          <table:table-cell/>
        </table:table-row>
        <table:table-row table:style-name="ro1">
          <table:table-cell office:value-type="float" office:value="1623609877.46762" calcext:value-type="float">
            <text:p>1623609877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-0.77714596" calcext:value-type="float">
            <text:p>-0,77714596</text:p>
          </table:table-cell>
          <table:table-cell office:value-type="float" office:value="0.62932039" calcext:value-type="float">
            <text:p>0,6293203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40.75" calcext:value-type="float">
            <text:p>140,75</text:p>
          </table:table-cell>
          <table:table-cell table:formula="of:=([.D562]-[.I562])^2" office:value-type="float" office:value="0.0625" calcext:value-type="float">
            <text:p>0,0625</text:p>
          </table:table-cell>
          <table:table-cell/>
          <table:table-cell table:formula="of:=ROUND(COS([.I562]*PI()/180);7)" office:value-type="float" office:value="-0.7743926" calcext:value-type="float">
            <text:p>-0,7743926</text:p>
          </table:table-cell>
          <table:table-cell table:formula="of:=ROUND(SIN([.I562]*PI()/180);7)" office:value-type="float" office:value="0.6327053" calcext:value-type="float">
            <text:p>0,6327053</text:p>
          </table:table-cell>
          <table:table-cell table:formula="of:=ABS([.L562]-[.E562])" office:value-type="float" office:value="0.00275336000000004" calcext:value-type="float">
            <text:p>0,00275336</text:p>
          </table:table-cell>
          <table:table-cell table:formula="of:=ABS([.M562]-[.F562])" office:value-type="float" office:value="0.00338490999999996" calcext:value-type="float">
            <text:p>0,00338491</text:p>
          </table:table-cell>
          <table:table-cell/>
        </table:table-row>
        <table:table-row table:style-name="ro1">
          <table:table-cell office:value-type="float" office:value="1623609877.56762" calcext:value-type="float">
            <text:p>1623609877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-0.77714596" calcext:value-type="float">
            <text:p>-0,77714596</text:p>
          </table:table-cell>
          <table:table-cell office:value-type="float" office:value="0.62932039" calcext:value-type="float">
            <text:p>0,6293203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([.D563]-[.I563])^2" office:value-type="float" office:value="0" calcext:value-type="float">
            <text:p>0</text:p>
          </table:table-cell>
          <table:table-cell/>
          <table:table-cell table:formula="of:=ROUND(COS([.I563]*PI()/180);7)" office:value-type="float" office:value="-0.777146" calcext:value-type="float">
            <text:p>-0,777146</text:p>
          </table:table-cell>
          <table:table-cell table:formula="of:=ROUND(SIN([.I563]*PI()/180);7)" office:value-type="float" office:value="0.6293204" calcext:value-type="float">
            <text:p>0,6293204</text:p>
          </table:table-cell>
          <table:table-cell table:formula="of:=ABS([.L563]-[.E563])" office:value-type="float" office:value="0.0000000399999999789458" calcext:value-type="float">
            <text:p>3,99999999789458E-08</text:p>
          </table:table-cell>
          <table:table-cell table:formula="of:=ABS([.M563]-[.F563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877.66761" calcext:value-type="float">
            <text:p>1623609877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-0.77714596" calcext:value-type="float">
            <text:p>-0,77714596</text:p>
          </table:table-cell>
          <table:table-cell office:value-type="float" office:value="0.62932039" calcext:value-type="float">
            <text:p>0,6293203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41.25" calcext:value-type="float">
            <text:p>141,25</text:p>
          </table:table-cell>
          <table:table-cell table:formula="of:=([.D564]-[.I564])^2" office:value-type="float" office:value="0.0625" calcext:value-type="float">
            <text:p>0,0625</text:p>
          </table:table-cell>
          <table:table-cell/>
          <table:table-cell table:formula="of:=ROUND(COS([.I564]*PI()/180);7)" office:value-type="float" office:value="-0.7798845" calcext:value-type="float">
            <text:p>-0,7798845</text:p>
          </table:table-cell>
          <table:table-cell table:formula="of:=ROUND(SIN([.I564]*PI()/180);7)" office:value-type="float" office:value="0.6259235" calcext:value-type="float">
            <text:p>0,6259235</text:p>
          </table:table-cell>
          <table:table-cell table:formula="of:=ABS([.L564]-[.E564])" office:value-type="float" office:value="0.00273853999999996" calcext:value-type="float">
            <text:p>0,00273854</text:p>
          </table:table-cell>
          <table:table-cell table:formula="of:=ABS([.M564]-[.F564])" office:value-type="float" office:value="0.0033968900000001" calcext:value-type="float">
            <text:p>0,00339689</text:p>
          </table:table-cell>
          <table:table-cell/>
        </table:table-row>
        <table:table-row table:style-name="ro1">
          <table:table-cell office:value-type="float" office:value="1623609877.76762" calcext:value-type="float">
            <text:p>1623609877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-0.78801075" calcext:value-type="float">
            <text:p>-0,78801075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41.5" calcext:value-type="float">
            <text:p>141,5</text:p>
          </table:table-cell>
          <table:table-cell table:formula="of:=([.D565]-[.I565])^2" office:value-type="float" office:value="0.25" calcext:value-type="float">
            <text:p>0,25</text:p>
          </table:table-cell>
          <table:table-cell/>
          <table:table-cell table:formula="of:=ROUND(COS([.I565]*PI()/180);7)" office:value-type="float" office:value="-0.7826082" calcext:value-type="float">
            <text:p>-0,7826082</text:p>
          </table:table-cell>
          <table:table-cell table:formula="of:=ROUND(SIN([.I565]*PI()/180);7)" office:value-type="float" office:value="0.6225146" calcext:value-type="float">
            <text:p>0,6225146</text:p>
          </table:table-cell>
          <table:table-cell table:formula="of:=ABS([.L565]-[.E565])" office:value-type="float" office:value="0.00540255000000001" calcext:value-type="float">
            <text:p>0,00540255</text:p>
          </table:table-cell>
          <table:table-cell table:formula="of:=ABS([.M565]-[.F565])" office:value-type="float" office:value="0.00685312000000005" calcext:value-type="float">
            <text:p>0,00685312</text:p>
          </table:table-cell>
          <table:table-cell/>
        </table:table-row>
        <table:table-row table:style-name="ro1">
          <table:table-cell office:value-type="float" office:value="1623609877.86761" calcext:value-type="float">
            <text:p>1623609877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-0.78801075" calcext:value-type="float">
            <text:p>-0,78801075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41.75" calcext:value-type="float">
            <text:p>141,75</text:p>
          </table:table-cell>
          <table:table-cell table:formula="of:=([.D566]-[.I566])^2" office:value-type="float" office:value="0.0625" calcext:value-type="float">
            <text:p>0,0625</text:p>
          </table:table-cell>
          <table:table-cell/>
          <table:table-cell table:formula="of:=ROUND(COS([.I566]*PI()/180);7)" office:value-type="float" office:value="-0.7853169" calcext:value-type="float">
            <text:p>-0,7853169</text:p>
          </table:table-cell>
          <table:table-cell table:formula="of:=ROUND(SIN([.I566]*PI()/180);7)" office:value-type="float" office:value="0.6190939" calcext:value-type="float">
            <text:p>0,6190939</text:p>
          </table:table-cell>
          <table:table-cell table:formula="of:=ABS([.L566]-[.E566])" office:value-type="float" office:value="0.00269385" calcext:value-type="float">
            <text:p>0,00269385</text:p>
          </table:table-cell>
          <table:table-cell table:formula="of:=ABS([.M566]-[.F566])" office:value-type="float" office:value="0.00343241999999999" calcext:value-type="float">
            <text:p>0,00343242</text:p>
          </table:table-cell>
          <table:table-cell/>
        </table:table-row>
        <table:table-row table:style-name="ro1">
          <table:table-cell office:value-type="float" office:value="1623609877.9676" calcext:value-type="float">
            <text:p>1623609877,9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-0.78801075" calcext:value-type="float">
            <text:p>-0,78801075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([.D567]-[.I567])^2" office:value-type="float" office:value="0" calcext:value-type="float">
            <text:p>0</text:p>
          </table:table-cell>
          <table:table-cell/>
          <table:table-cell table:formula="of:=ROUND(COS([.I567]*PI()/180);7)" office:value-type="float" office:value="-0.7880108" calcext:value-type="float">
            <text:p>-0,7880108</text:p>
          </table:table-cell>
          <table:table-cell table:formula="of:=ROUND(SIN([.I567]*PI()/180);7)" office:value-type="float" office:value="0.6156615" calcext:value-type="float">
            <text:p>0,6156615</text:p>
          </table:table-cell>
          <table:table-cell table:formula="of:=ABS([.L567]-[.E567])" office:value-type="float" office:value="0.0000000500000000291934" calcext:value-type="float">
            <text:p>5,00000000291934E-08</text:p>
          </table:table-cell>
          <table:table-cell table:formula="of:=ABS([.M567]-[.F567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78.06759" calcext:value-type="float">
            <text:p>1623609878,0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-0.78801075" calcext:value-type="float">
            <text:p>-0,78801075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42.25" calcext:value-type="float">
            <text:p>142,25</text:p>
          </table:table-cell>
          <table:table-cell table:formula="of:=([.D568]-[.I568])^2" office:value-type="float" office:value="0.0625" calcext:value-type="float">
            <text:p>0,0625</text:p>
          </table:table-cell>
          <table:table-cell/>
          <table:table-cell table:formula="of:=ROUND(COS([.I568]*PI()/180);7)" office:value-type="float" office:value="-0.7906896" calcext:value-type="float">
            <text:p>-0,7906896</text:p>
          </table:table-cell>
          <table:table-cell table:formula="of:=ROUND(SIN([.I568]*PI()/180);7)" office:value-type="float" office:value="0.6122173" calcext:value-type="float">
            <text:p>0,6122173</text:p>
          </table:table-cell>
          <table:table-cell table:formula="of:=ABS([.L568]-[.E568])" office:value-type="float" office:value="0.00267885000000001" calcext:value-type="float">
            <text:p>0,00267885</text:p>
          </table:table-cell>
          <table:table-cell table:formula="of:=ABS([.M568]-[.F568])" office:value-type="float" office:value="0.00344418000000002" calcext:value-type="float">
            <text:p>0,00344418</text:p>
          </table:table-cell>
          <table:table-cell/>
        </table:table-row>
        <table:table-row table:style-name="ro1">
          <table:table-cell office:value-type="float" office:value="1623609878.16762" calcext:value-type="float">
            <text:p>1623609878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0.60181502" calcext:value-type="float">
            <text:p>0,6018150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42.5" calcext:value-type="float">
            <text:p>142,5</text:p>
          </table:table-cell>
          <table:table-cell table:formula="of:=([.D569]-[.I569])^2" office:value-type="float" office:value="0.25" calcext:value-type="float">
            <text:p>0,25</text:p>
          </table:table-cell>
          <table:table-cell/>
          <table:table-cell table:formula="of:=ROUND(COS([.I569]*PI()/180);7)" office:value-type="float" office:value="-0.7933533" calcext:value-type="float">
            <text:p>-0,7933533</text:p>
          </table:table-cell>
          <table:table-cell table:formula="of:=ROUND(SIN([.I569]*PI()/180);7)" office:value-type="float" office:value="0.6087614" calcext:value-type="float">
            <text:p>0,6087614</text:p>
          </table:table-cell>
          <table:table-cell table:formula="of:=ABS([.L569]-[.E569])" office:value-type="float" office:value="0.00528220999999995" calcext:value-type="float">
            <text:p>0,00528221</text:p>
          </table:table-cell>
          <table:table-cell table:formula="of:=ABS([.M569]-[.F569])" office:value-type="float" office:value="0.00694638000000003" calcext:value-type="float">
            <text:p>0,00694638</text:p>
          </table:table-cell>
          <table:table-cell/>
        </table:table-row>
        <table:table-row table:style-name="ro1">
          <table:table-cell office:value-type="float" office:value="1623609878.26762" calcext:value-type="float">
            <text:p>1623609878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0.60181502" calcext:value-type="float">
            <text:p>0,6018150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42.75" calcext:value-type="float">
            <text:p>142,75</text:p>
          </table:table-cell>
          <table:table-cell table:formula="of:=([.D570]-[.I570])^2" office:value-type="float" office:value="0.0625" calcext:value-type="float">
            <text:p>0,0625</text:p>
          </table:table-cell>
          <table:table-cell/>
          <table:table-cell table:formula="of:=ROUND(COS([.I570]*PI()/180);7)" office:value-type="float" office:value="-0.796002" calcext:value-type="float">
            <text:p>-0,796002</text:p>
          </table:table-cell>
          <table:table-cell table:formula="of:=ROUND(SIN([.I570]*PI()/180);7)" office:value-type="float" office:value="0.605294" calcext:value-type="float">
            <text:p>0,605294</text:p>
          </table:table-cell>
          <table:table-cell table:formula="of:=ABS([.L570]-[.E570])" office:value-type="float" office:value="0.00263351000000001" calcext:value-type="float">
            <text:p>0,00263351</text:p>
          </table:table-cell>
          <table:table-cell table:formula="of:=ABS([.M570]-[.F570])" office:value-type="float" office:value="0.00347898000000002" calcext:value-type="float">
            <text:p>0,00347898</text:p>
          </table:table-cell>
          <table:table-cell/>
        </table:table-row>
        <table:table-row table:style-name="ro1">
          <table:table-cell office:value-type="float" office:value="1623609878.36762" calcext:value-type="float">
            <text:p>1623609878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0.60181502" calcext:value-type="float">
            <text:p>0,6018150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([.D571]-[.I571])^2" office:value-type="float" office:value="0" calcext:value-type="float">
            <text:p>0</text:p>
          </table:table-cell>
          <table:table-cell/>
          <table:table-cell table:formula="of:=ROUND(COS([.I571]*PI()/180);7)" office:value-type="float" office:value="-0.7986355" calcext:value-type="float">
            <text:p>-0,7986355</text:p>
          </table:table-cell>
          <table:table-cell table:formula="of:=ROUND(SIN([.I571]*PI()/180);7)" office:value-type="float" office:value="0.601815" calcext:value-type="float">
            <text:p>0,601815</text:p>
          </table:table-cell>
          <table:table-cell table:formula="of:=ABS([.L571]-[.E571])" office:value-type="float" office:value="0.00000000999999993922529" calcext:value-type="float">
            <text:p>9,99999993922529E-09</text:p>
          </table:table-cell>
          <table:table-cell table:formula="of:=ABS([.M571]-[.F571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78.46762" calcext:value-type="float">
            <text:p>1623609878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0.60181502" calcext:value-type="float">
            <text:p>0,6018150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43.25" calcext:value-type="float">
            <text:p>143,25</text:p>
          </table:table-cell>
          <table:table-cell table:formula="of:=([.D572]-[.I572])^2" office:value-type="float" office:value="0.0625" calcext:value-type="float">
            <text:p>0,0625</text:p>
          </table:table-cell>
          <table:table-cell/>
          <table:table-cell table:formula="of:=ROUND(COS([.I572]*PI()/180);7)" office:value-type="float" office:value="-0.8012538" calcext:value-type="float">
            <text:p>-0,8012538</text:p>
          </table:table-cell>
          <table:table-cell table:formula="of:=ROUND(SIN([.I572]*PI()/180);7)" office:value-type="float" office:value="0.5983246" calcext:value-type="float">
            <text:p>0,5983246</text:p>
          </table:table-cell>
          <table:table-cell table:formula="of:=ABS([.L572]-[.E572])" office:value-type="float" office:value="0.00261829000000002" calcext:value-type="float">
            <text:p>0,00261829</text:p>
          </table:table-cell>
          <table:table-cell table:formula="of:=ABS([.M572]-[.F572])" office:value-type="float" office:value="0.00349041999999999" calcext:value-type="float">
            <text:p>0,00349042</text:p>
          </table:table-cell>
          <table:table-cell/>
        </table:table-row>
        <table:table-row table:style-name="ro1">
          <table:table-cell office:value-type="float" office:value="1623609878.56762" calcext:value-type="float">
            <text:p>1623609878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-0.80901699" calcext:value-type="float">
            <text:p>-0,80901699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43.5" calcext:value-type="float">
            <text:p>143,5</text:p>
          </table:table-cell>
          <table:table-cell table:formula="of:=([.D573]-[.I573])^2" office:value-type="float" office:value="0.25" calcext:value-type="float">
            <text:p>0,25</text:p>
          </table:table-cell>
          <table:table-cell/>
          <table:table-cell table:formula="of:=ROUND(COS([.I573]*PI()/180);7)" office:value-type="float" office:value="-0.8038569" calcext:value-type="float">
            <text:p>-0,8038569</text:p>
          </table:table-cell>
          <table:table-cell table:formula="of:=ROUND(SIN([.I573]*PI()/180);7)" office:value-type="float" office:value="0.5948228" calcext:value-type="float">
            <text:p>0,5948228</text:p>
          </table:table-cell>
          <table:table-cell table:formula="of:=ABS([.L573]-[.E573])" office:value-type="float" office:value="0.00516009000000006" calcext:value-type="float">
            <text:p>0,00516009</text:p>
          </table:table-cell>
          <table:table-cell table:formula="of:=ABS([.M573]-[.F573])" office:value-type="float" office:value="0.00703754999999995" calcext:value-type="float">
            <text:p>0,00703755</text:p>
          </table:table-cell>
          <table:table-cell/>
        </table:table-row>
        <table:table-row table:style-name="ro1">
          <table:table-cell office:value-type="float" office:value="1623609878.66761" calcext:value-type="float">
            <text:p>1623609878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-0.80901699" calcext:value-type="float">
            <text:p>-0,80901699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43.75" calcext:value-type="float">
            <text:p>143,75</text:p>
          </table:table-cell>
          <table:table-cell table:formula="of:=([.D574]-[.I574])^2" office:value-type="float" office:value="0.0625" calcext:value-type="float">
            <text:p>0,0625</text:p>
          </table:table-cell>
          <table:table-cell/>
          <table:table-cell table:formula="of:=ROUND(COS([.I574]*PI()/180);7)" office:value-type="float" office:value="-0.8064446" calcext:value-type="float">
            <text:p>-0,8064446</text:p>
          </table:table-cell>
          <table:table-cell table:formula="of:=ROUND(SIN([.I574]*PI()/180);7)" office:value-type="float" office:value="0.5913096" calcext:value-type="float">
            <text:p>0,5913096</text:p>
          </table:table-cell>
          <table:table-cell table:formula="of:=ABS([.L574]-[.E574])" office:value-type="float" office:value="0.00257239000000009" calcext:value-type="float">
            <text:p>0,00257239</text:p>
          </table:table-cell>
          <table:table-cell table:formula="of:=ABS([.M574]-[.F574])" office:value-type="float" office:value="0.00352434999999995" calcext:value-type="float">
            <text:p>0,00352435</text:p>
          </table:table-cell>
          <table:table-cell/>
        </table:table-row>
        <table:table-row table:style-name="ro1">
          <table:table-cell office:value-type="float" office:value="1623609878.76761" calcext:value-type="float">
            <text:p>1623609878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-0.80901699" calcext:value-type="float">
            <text:p>-0,80901699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([.D575]-[.I575])^2" office:value-type="float" office:value="0" calcext:value-type="float">
            <text:p>0</text:p>
          </table:table-cell>
          <table:table-cell/>
          <table:table-cell table:formula="of:=ROUND(COS([.I575]*PI()/180);7)" office:value-type="float" office:value="-0.809017" calcext:value-type="float">
            <text:p>-0,809017</text:p>
          </table:table-cell>
          <table:table-cell table:formula="of:=ROUND(SIN([.I575]*PI()/180);7)" office:value-type="float" office:value="0.5877853" calcext:value-type="float">
            <text:p>0,5877853</text:p>
          </table:table-cell>
          <table:table-cell table:formula="of:=ABS([.L575]-[.E575])" office:value-type="float" office:value="0.00000000999999993922529" calcext:value-type="float">
            <text:p>9,99999993922529E-09</text:p>
          </table:table-cell>
          <table:table-cell table:formula="of:=ABS([.M575]-[.F575])" office:value-type="float" office:value="0.0000000499999999181711" calcext:value-type="float">
            <text:p>4,99999999181711E-08</text:p>
          </table:table-cell>
          <table:table-cell/>
        </table:table-row>
        <table:table-row table:style-name="ro1">
          <table:table-cell office:value-type="float" office:value="1623609878.86762" calcext:value-type="float">
            <text:p>1623609878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-0.80901699" calcext:value-type="float">
            <text:p>-0,80901699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44.25" calcext:value-type="float">
            <text:p>144,25</text:p>
          </table:table-cell>
          <table:table-cell table:formula="of:=([.D576]-[.I576])^2" office:value-type="float" office:value="0.0625" calcext:value-type="float">
            <text:p>0,0625</text:p>
          </table:table-cell>
          <table:table-cell/>
          <table:table-cell table:formula="of:=ROUND(COS([.I576]*PI()/180);7)" office:value-type="float" office:value="-0.811574" calcext:value-type="float">
            <text:p>-0,811574</text:p>
          </table:table-cell>
          <table:table-cell table:formula="of:=ROUND(SIN([.I576]*PI()/180);7)" office:value-type="float" office:value="0.5842497" calcext:value-type="float">
            <text:p>0,5842497</text:p>
          </table:table-cell>
          <table:table-cell table:formula="of:=ABS([.L576]-[.E576])" office:value-type="float" office:value="0.00255700999999997" calcext:value-type="float">
            <text:p>0,00255701</text:p>
          </table:table-cell>
          <table:table-cell table:formula="of:=ABS([.M576]-[.F576])" office:value-type="float" office:value="0.00353555000000005" calcext:value-type="float">
            <text:p>0,00353555</text:p>
          </table:table-cell>
          <table:table-cell/>
        </table:table-row>
        <table:table-row table:style-name="ro1">
          <table:table-cell office:value-type="float" office:value="1623609878.96762" calcext:value-type="float">
            <text:p>1623609878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0.57357644" calcext:value-type="float">
            <text:p>0,5735764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44.5" calcext:value-type="float">
            <text:p>144,5</text:p>
          </table:table-cell>
          <table:table-cell table:formula="of:=([.D577]-[.I577])^2" office:value-type="float" office:value="0.25" calcext:value-type="float">
            <text:p>0,25</text:p>
          </table:table-cell>
          <table:table-cell/>
          <table:table-cell table:formula="of:=ROUND(COS([.I577]*PI()/180);7)" office:value-type="float" office:value="-0.8141155" calcext:value-type="float">
            <text:p>-0,8141155</text:p>
          </table:table-cell>
          <table:table-cell table:formula="of:=ROUND(SIN([.I577]*PI()/180);7)" office:value-type="float" office:value="0.580703" calcext:value-type="float">
            <text:p>0,580703</text:p>
          </table:table-cell>
          <table:table-cell table:formula="of:=ABS([.L577]-[.E577])" office:value-type="float" office:value="0.00503653999999998" calcext:value-type="float">
            <text:p>0,00503654</text:p>
          </table:table-cell>
          <table:table-cell table:formula="of:=ABS([.M577]-[.F577])" office:value-type="float" office:value="0.00712656" calcext:value-type="float">
            <text:p>0,00712656</text:p>
          </table:table-cell>
          <table:table-cell/>
        </table:table-row>
        <table:table-row table:style-name="ro1">
          <table:table-cell office:value-type="float" office:value="1623609879.06761" calcext:value-type="float">
            <text:p>1623609879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0.57357644" calcext:value-type="float">
            <text:p>0,5735764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44.75" calcext:value-type="float">
            <text:p>144,75</text:p>
          </table:table-cell>
          <table:table-cell table:formula="of:=([.D578]-[.I578])^2" office:value-type="float" office:value="0.0625" calcext:value-type="float">
            <text:p>0,0625</text:p>
          </table:table-cell>
          <table:table-cell/>
          <table:table-cell table:formula="of:=ROUND(COS([.I578]*PI()/180);7)" office:value-type="float" office:value="-0.8166416" calcext:value-type="float">
            <text:p>-0,8166416</text:p>
          </table:table-cell>
          <table:table-cell table:formula="of:=ROUND(SIN([.I578]*PI()/180);7)" office:value-type="float" office:value="0.5771452" calcext:value-type="float">
            <text:p>0,5771452</text:p>
          </table:table-cell>
          <table:table-cell table:formula="of:=ABS([.L578]-[.E578])" office:value-type="float" office:value="0.00251044" calcext:value-type="float">
            <text:p>0,00251044</text:p>
          </table:table-cell>
          <table:table-cell table:formula="of:=ABS([.M578]-[.F578])" office:value-type="float" office:value="0.00356876000000006" calcext:value-type="float">
            <text:p>0,00356876</text:p>
          </table:table-cell>
          <table:table-cell/>
        </table:table-row>
        <table:table-row table:style-name="ro1">
          <table:table-cell office:value-type="float" office:value="1623609879.1676" calcext:value-type="float">
            <text:p>1623609879,1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0.57357644" calcext:value-type="float">
            <text:p>0,5735764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([.D579]-[.I579])^2" office:value-type="float" office:value="0" calcext:value-type="float">
            <text:p>0</text:p>
          </table:table-cell>
          <table:table-cell/>
          <table:table-cell table:formula="of:=ROUND(COS([.I579]*PI()/180);7)" office:value-type="float" office:value="-0.819152" calcext:value-type="float">
            <text:p>-0,819152</text:p>
          </table:table-cell>
          <table:table-cell table:formula="of:=ROUND(SIN([.I579]*PI()/180);7)" office:value-type="float" office:value="0.5735764" calcext:value-type="float">
            <text:p>0,5735764</text:p>
          </table:table-cell>
          <table:table-cell table:formula="of:=ABS([.L579]-[.E579])" office:value-type="float" office:value="0.0000000399999999789458" calcext:value-type="float">
            <text:p>3,99999999789458E-08</text:p>
          </table:table-cell>
          <table:table-cell table:formula="of:=ABS([.M579]-[.F579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79.26762" calcext:value-type="float">
            <text:p>1623609879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0.57357644" calcext:value-type="float">
            <text:p>0,5735764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45.25" calcext:value-type="float">
            <text:p>145,25</text:p>
          </table:table-cell>
          <table:table-cell table:formula="of:=([.D580]-[.I580])^2" office:value-type="float" office:value="0.0625" calcext:value-type="float">
            <text:p>0,0625</text:p>
          </table:table-cell>
          <table:table-cell/>
          <table:table-cell table:formula="of:=ROUND(COS([.I580]*PI()/180);7)" office:value-type="float" office:value="-0.8216469" calcext:value-type="float">
            <text:p>-0,8216469</text:p>
          </table:table-cell>
          <table:table-cell table:formula="of:=ROUND(SIN([.I580]*PI()/180);7)" office:value-type="float" office:value="0.5699968" calcext:value-type="float">
            <text:p>0,5699968</text:p>
          </table:table-cell>
          <table:table-cell table:formula="of:=ABS([.L580]-[.E580])" office:value-type="float" office:value="0.00249485999999999" calcext:value-type="float">
            <text:p>0,00249486</text:p>
          </table:table-cell>
          <table:table-cell table:formula="of:=ABS([.M580]-[.F580])" office:value-type="float" office:value="0.00357963999999999" calcext:value-type="float">
            <text:p>0,00357964</text:p>
          </table:table-cell>
          <table:table-cell/>
        </table:table-row>
        <table:table-row table:style-name="ro1">
          <table:table-cell office:value-type="float" office:value="1623609879.36762" calcext:value-type="float">
            <text:p>1623609879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0.57357644" calcext:value-type="float">
            <text:p>0,5735764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45.5" calcext:value-type="float">
            <text:p>145,5</text:p>
          </table:table-cell>
          <table:table-cell table:formula="of:=([.D581]-[.I581])^2" office:value-type="float" office:value="0.25" calcext:value-type="float">
            <text:p>0,25</text:p>
          </table:table-cell>
          <table:table-cell/>
          <table:table-cell table:formula="of:=ROUND(COS([.I581]*PI()/180);7)" office:value-type="float" office:value="-0.8241262" calcext:value-type="float">
            <text:p>-0,8241262</text:p>
          </table:table-cell>
          <table:table-cell table:formula="of:=ROUND(SIN([.I581]*PI()/180);7)" office:value-type="float" office:value="0.5664062" calcext:value-type="float">
            <text:p>0,5664062</text:p>
          </table:table-cell>
          <table:table-cell table:formula="of:=ABS([.L581]-[.E581])" office:value-type="float" office:value="0.00497416000000006" calcext:value-type="float">
            <text:p>0,00497416</text:p>
          </table:table-cell>
          <table:table-cell table:formula="of:=ABS([.M581]-[.F581])" office:value-type="float" office:value="0.00717023999999999" calcext:value-type="float">
            <text:p>0,00717024</text:p>
          </table:table-cell>
          <table:table-cell/>
        </table:table-row>
        <table:table-row table:style-name="ro1">
          <table:table-cell office:value-type="float" office:value="1623609879.46762" calcext:value-type="float">
            <text:p>1623609879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-0.82903757" calcext:value-type="float">
            <text:p>-0,82903757</text:p>
          </table:table-cell>
          <table:table-cell office:value-type="float" office:value="0.5591929" calcext:value-type="float">
            <text:p>0,559192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45.75" calcext:value-type="float">
            <text:p>145,75</text:p>
          </table:table-cell>
          <table:table-cell table:formula="of:=([.D582]-[.I582])^2" office:value-type="float" office:value="0.0625" calcext:value-type="float">
            <text:p>0,0625</text:p>
          </table:table-cell>
          <table:table-cell/>
          <table:table-cell table:formula="of:=ROUND(COS([.I582]*PI()/180);7)" office:value-type="float" office:value="-0.8265897" calcext:value-type="float">
            <text:p>-0,8265897</text:p>
          </table:table-cell>
          <table:table-cell table:formula="of:=ROUND(SIN([.I582]*PI()/180);7)" office:value-type="float" office:value="0.5628049" calcext:value-type="float">
            <text:p>0,5628049</text:p>
          </table:table-cell>
          <table:table-cell table:formula="of:=ABS([.L582]-[.E582])" office:value-type="float" office:value="0.00244787000000002" calcext:value-type="float">
            <text:p>0,00244787</text:p>
          </table:table-cell>
          <table:table-cell table:formula="of:=ABS([.M582]-[.F582])" office:value-type="float" office:value="0.00361200000000006" calcext:value-type="float">
            <text:p>0,003612</text:p>
          </table:table-cell>
          <table:table-cell/>
        </table:table-row>
        <table:table-row table:style-name="ro1">
          <table:table-cell office:value-type="float" office:value="1623609879.56762" calcext:value-type="float">
            <text:p>1623609879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-0.82903757" calcext:value-type="float">
            <text:p>-0,82903757</text:p>
          </table:table-cell>
          <table:table-cell office:value-type="float" office:value="0.5591929" calcext:value-type="float">
            <text:p>0,559192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([.D583]-[.I583])^2" office:value-type="float" office:value="0" calcext:value-type="float">
            <text:p>0</text:p>
          </table:table-cell>
          <table:table-cell/>
          <table:table-cell table:formula="of:=ROUND(COS([.I583]*PI()/180);7)" office:value-type="float" office:value="-0.8290376" calcext:value-type="float">
            <text:p>-0,8290376</text:p>
          </table:table-cell>
          <table:table-cell table:formula="of:=ROUND(SIN([.I583]*PI()/180);7)" office:value-type="float" office:value="0.5591929" calcext:value-type="float">
            <text:p>0,5591929</text:p>
          </table:table-cell>
          <table:table-cell table:formula="of:=ABS([.L583]-[.E583])" office:value-type="float" office:value="0.0000000300000000397205" calcext:value-type="float">
            <text:p>3,00000000397205E-08</text:p>
          </table:table-cell>
          <table:table-cell table:formula="of:=ABS([.M583]-[.F5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79.66762" calcext:value-type="float">
            <text:p>1623609879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-0.82903757" calcext:value-type="float">
            <text:p>-0,82903757</text:p>
          </table:table-cell>
          <table:table-cell office:value-type="float" office:value="0.5591929" calcext:value-type="float">
            <text:p>0,559192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46.25" calcext:value-type="float">
            <text:p>146,25</text:p>
          </table:table-cell>
          <table:table-cell table:formula="of:=([.D584]-[.I584])^2" office:value-type="float" office:value="0.0625" calcext:value-type="float">
            <text:p>0,0625</text:p>
          </table:table-cell>
          <table:table-cell/>
          <table:table-cell table:formula="of:=ROUND(COS([.I584]*PI()/180);7)" office:value-type="float" office:value="-0.8314696" calcext:value-type="float">
            <text:p>-0,8314696</text:p>
          </table:table-cell>
          <table:table-cell table:formula="of:=ROUND(SIN([.I584]*PI()/180);7)" office:value-type="float" office:value="0.5555702" calcext:value-type="float">
            <text:p>0,5555702</text:p>
          </table:table-cell>
          <table:table-cell table:formula="of:=ABS([.L584]-[.E584])" office:value-type="float" office:value="0.00243203000000003" calcext:value-type="float">
            <text:p>0,00243203</text:p>
          </table:table-cell>
          <table:table-cell table:formula="of:=ABS([.M584]-[.F584])" office:value-type="float" office:value="0.00362269999999998" calcext:value-type="float">
            <text:p>0,0036227</text:p>
          </table:table-cell>
          <table:table-cell/>
        </table:table-row>
        <table:table-row table:style-name="ro1">
          <table:table-cell office:value-type="float" office:value="1623609879.76762" calcext:value-type="float">
            <text:p>1623609879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46.5" calcext:value-type="float">
            <text:p>146,5</text:p>
          </table:table-cell>
          <table:table-cell table:formula="of:=([.D585]-[.I585])^2" office:value-type="float" office:value="0.25" calcext:value-type="float">
            <text:p>0,25</text:p>
          </table:table-cell>
          <table:table-cell/>
          <table:table-cell table:formula="of:=ROUND(COS([.I585]*PI()/180);7)" office:value-type="float" office:value="-0.8338858" calcext:value-type="float">
            <text:p>-0,8338858</text:p>
          </table:table-cell>
          <table:table-cell table:formula="of:=ROUND(SIN([.I585]*PI()/180);7)" office:value-type="float" office:value="0.551937" calcext:value-type="float">
            <text:p>0,551937</text:p>
          </table:table-cell>
          <table:table-cell table:formula="of:=ABS([.L585]-[.E585])" office:value-type="float" office:value="0.00478476999999999" calcext:value-type="float">
            <text:p>0,00478477</text:p>
          </table:table-cell>
          <table:table-cell table:formula="of:=ABS([.M585]-[.F585])" office:value-type="float" office:value="0.00729796000000005" calcext:value-type="float">
            <text:p>0,00729796</text:p>
          </table:table-cell>
          <table:table-cell/>
        </table:table-row>
        <table:table-row table:style-name="ro1">
          <table:table-cell office:value-type="float" office:value="1623609879.86762" calcext:value-type="float">
            <text:p>1623609879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46.75" calcext:value-type="float">
            <text:p>146,75</text:p>
          </table:table-cell>
          <table:table-cell table:formula="of:=([.D586]-[.I586])^2" office:value-type="float" office:value="0.0625" calcext:value-type="float">
            <text:p>0,0625</text:p>
          </table:table-cell>
          <table:table-cell/>
          <table:table-cell table:formula="of:=ROUND(COS([.I586]*PI()/180);7)" office:value-type="float" office:value="-0.8362862" calcext:value-type="float">
            <text:p>-0,8362862</text:p>
          </table:table-cell>
          <table:table-cell table:formula="of:=ROUND(SIN([.I586]*PI()/180);7)" office:value-type="float" office:value="0.5482932" calcext:value-type="float">
            <text:p>0,5482932</text:p>
          </table:table-cell>
          <table:table-cell table:formula="of:=ABS([.L586]-[.E586])" office:value-type="float" office:value="0.00238437000000002" calcext:value-type="float">
            <text:p>0,00238437</text:p>
          </table:table-cell>
          <table:table-cell table:formula="of:=ABS([.M586]-[.F586])" office:value-type="float" office:value="0.00365416000000007" calcext:value-type="float">
            <text:p>0,00365416</text:p>
          </table:table-cell>
          <table:table-cell/>
        </table:table-row>
        <table:table-row table:style-name="ro1">
          <table:table-cell office:value-type="float" office:value="1623609879.96759" calcext:value-type="float">
            <text:p>1623609879,9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([.D587]-[.I587])^2" office:value-type="float" office:value="0" calcext:value-type="float">
            <text:p>0</text:p>
          </table:table-cell>
          <table:table-cell/>
          <table:table-cell table:formula="of:=ROUND(COS([.I587]*PI()/180);7)" office:value-type="float" office:value="-0.8386706" calcext:value-type="float">
            <text:p>-0,8386706</text:p>
          </table:table-cell>
          <table:table-cell table:formula="of:=ROUND(SIN([.I587]*PI()/180);7)" office:value-type="float" office:value="0.544639" calcext:value-type="float">
            <text:p>0,544639</text:p>
          </table:table-cell>
          <table:table-cell table:formula="of:=ABS([.L587]-[.E587])" office:value-type="float" office:value="0.0000000300000000397205" calcext:value-type="float">
            <text:p>3,00000000397205E-08</text:p>
          </table:table-cell>
          <table:table-cell table:formula="of:=ABS([.M587]-[.F587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80.0676" calcext:value-type="float">
            <text:p>1623609880,0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47.25" calcext:value-type="float">
            <text:p>147,25</text:p>
          </table:table-cell>
          <table:table-cell table:formula="of:=([.D588]-[.I588])^2" office:value-type="float" office:value="0.0625" calcext:value-type="float">
            <text:p>0,0625</text:p>
          </table:table-cell>
          <table:table-cell/>
          <table:table-cell table:formula="of:=ROUND(COS([.I588]*PI()/180);7)" office:value-type="float" office:value="-0.841039" calcext:value-type="float">
            <text:p>-0,841039</text:p>
          </table:table-cell>
          <table:table-cell table:formula="of:=ROUND(SIN([.I588]*PI()/180);7)" office:value-type="float" office:value="0.5409745" calcext:value-type="float">
            <text:p>0,5409745</text:p>
          </table:table-cell>
          <table:table-cell table:formula="of:=ABS([.L588]-[.E588])" office:value-type="float" office:value="0.00236842999999998" calcext:value-type="float">
            <text:p>0,00236843</text:p>
          </table:table-cell>
          <table:table-cell table:formula="of:=ABS([.M588]-[.F588])" office:value-type="float" office:value="0.00366453999999994" calcext:value-type="float">
            <text:p>0,00366454</text:p>
          </table:table-cell>
          <table:table-cell/>
        </table:table-row>
        <table:table-row table:style-name="ro1">
          <table:table-cell office:value-type="float" office:value="1623609880.16762" calcext:value-type="float">
            <text:p>1623609880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-0.8480481" calcext:value-type="float">
            <text:p>-0,8480481</text:p>
          </table:table-cell>
          <table:table-cell office:value-type="float" office:value="0.52991926" calcext:value-type="float">
            <text:p>0,52991926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47.5" calcext:value-type="float">
            <text:p>147,5</text:p>
          </table:table-cell>
          <table:table-cell table:formula="of:=([.D589]-[.I589])^2" office:value-type="float" office:value="0.25" calcext:value-type="float">
            <text:p>0,25</text:p>
          </table:table-cell>
          <table:table-cell/>
          <table:table-cell table:formula="of:=ROUND(COS([.I589]*PI()/180);7)" office:value-type="float" office:value="-0.8433914" calcext:value-type="float">
            <text:p>-0,8433914</text:p>
          </table:table-cell>
          <table:table-cell table:formula="of:=ROUND(SIN([.I589]*PI()/180);7)" office:value-type="float" office:value="0.5372996" calcext:value-type="float">
            <text:p>0,5372996</text:p>
          </table:table-cell>
          <table:table-cell table:formula="of:=ABS([.L589]-[.E589])" office:value-type="float" office:value="0.00465669999999996" calcext:value-type="float">
            <text:p>0,0046567</text:p>
          </table:table-cell>
          <table:table-cell table:formula="of:=ABS([.M589]-[.F589])" office:value-type="float" office:value="0.00738033999999999" calcext:value-type="float">
            <text:p>0,00738034</text:p>
          </table:table-cell>
          <table:table-cell/>
        </table:table-row>
        <table:table-row table:style-name="ro1">
          <table:table-cell office:value-type="float" office:value="1623609880.26766" calcext:value-type="float">
            <text:p>1623609880,2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-0.8480481" calcext:value-type="float">
            <text:p>-0,8480481</text:p>
          </table:table-cell>
          <table:table-cell office:value-type="float" office:value="0.52991926" calcext:value-type="float">
            <text:p>0,52991926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47.75" calcext:value-type="float">
            <text:p>147,75</text:p>
          </table:table-cell>
          <table:table-cell table:formula="of:=([.D590]-[.I590])^2" office:value-type="float" office:value="0.0625" calcext:value-type="float">
            <text:p>0,0625</text:p>
          </table:table-cell>
          <table:table-cell/>
          <table:table-cell table:formula="of:=ROUND(COS([.I590]*PI()/180);7)" office:value-type="float" office:value="-0.8457278" calcext:value-type="float">
            <text:p>-0,8457278</text:p>
          </table:table-cell>
          <table:table-cell table:formula="of:=ROUND(SIN([.I590]*PI()/180);7)" office:value-type="float" office:value="0.5336145" calcext:value-type="float">
            <text:p>0,5336145</text:p>
          </table:table-cell>
          <table:table-cell table:formula="of:=ABS([.L590]-[.E590])" office:value-type="float" office:value="0.00232029999999994" calcext:value-type="float">
            <text:p>0,0023203</text:p>
          </table:table-cell>
          <table:table-cell table:formula="of:=ABS([.M590]-[.F590])" office:value-type="float" office:value="0.00369523999999999" calcext:value-type="float">
            <text:p>0,00369524</text:p>
          </table:table-cell>
          <table:table-cell/>
        </table:table-row>
        <table:table-row table:style-name="ro1">
          <table:table-cell office:value-type="float" office:value="1623609880.36758" calcext:value-type="float">
            <text:p>1623609880,3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-0.8480481" calcext:value-type="float">
            <text:p>-0,8480481</text:p>
          </table:table-cell>
          <table:table-cell office:value-type="float" office:value="0.52991926" calcext:value-type="float">
            <text:p>0,52991926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([.D591]-[.I591])^2" office:value-type="float" office:value="0" calcext:value-type="float">
            <text:p>0</text:p>
          </table:table-cell>
          <table:table-cell/>
          <table:table-cell table:formula="of:=ROUND(COS([.I591]*PI()/180);7)" office:value-type="float" office:value="-0.8480481" calcext:value-type="float">
            <text:p>-0,8480481</text:p>
          </table:table-cell>
          <table:table-cell table:formula="of:=ROUND(SIN([.I591]*PI()/180);7)" office:value-type="float" office:value="0.5299193" calcext:value-type="float">
            <text:p>0,5299193</text:p>
          </table:table-cell>
          <table:table-cell table:formula="of:=ABS([.L591]-[.E591])" office:value-type="float" office:value="0" calcext:value-type="float">
            <text:p>0</text:p>
          </table:table-cell>
          <table:table-cell table:formula="of:=ABS([.M591]-[.F591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80.46762" calcext:value-type="float">
            <text:p>1623609880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-0.8480481" calcext:value-type="float">
            <text:p>-0,8480481</text:p>
          </table:table-cell>
          <table:table-cell office:value-type="float" office:value="0.52991926" calcext:value-type="float">
            <text:p>0,52991926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48.25" calcext:value-type="float">
            <text:p>148,25</text:p>
          </table:table-cell>
          <table:table-cell table:formula="of:=([.D592]-[.I592])^2" office:value-type="float" office:value="0.0625" calcext:value-type="float">
            <text:p>0,0625</text:p>
          </table:table-cell>
          <table:table-cell/>
          <table:table-cell table:formula="of:=ROUND(COS([.I592]*PI()/180);7)" office:value-type="float" office:value="-0.8503522" calcext:value-type="float">
            <text:p>-0,8503522</text:p>
          </table:table-cell>
          <table:table-cell table:formula="of:=ROUND(SIN([.I592]*PI()/180);7)" office:value-type="float" office:value="0.5262139" calcext:value-type="float">
            <text:p>0,5262139</text:p>
          </table:table-cell>
          <table:table-cell table:formula="of:=ABS([.L592]-[.E592])" office:value-type="float" office:value="0.00230410000000003" calcext:value-type="float">
            <text:p>0,0023041</text:p>
          </table:table-cell>
          <table:table-cell table:formula="of:=ABS([.M592]-[.F592])" office:value-type="float" office:value="0.00370535999999999" calcext:value-type="float">
            <text:p>0,00370536</text:p>
          </table:table-cell>
          <table:table-cell/>
        </table:table-row>
        <table:table-row table:style-name="ro1">
          <table:table-cell office:value-type="float" office:value="1623609880.5676" calcext:value-type="float">
            <text:p>1623609880,5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0.51503807" calcext:value-type="float">
            <text:p>0,51503807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8.5" calcext:value-type="float">
            <text:p>148,5</text:p>
          </table:table-cell>
          <table:table-cell table:formula="of:=([.D593]-[.I593])^2" office:value-type="float" office:value="0.25" calcext:value-type="float">
            <text:p>0,25</text:p>
          </table:table-cell>
          <table:table-cell/>
          <table:table-cell table:formula="of:=ROUND(COS([.I593]*PI()/180);7)" office:value-type="float" office:value="-0.8526402" calcext:value-type="float">
            <text:p>-0,8526402</text:p>
          </table:table-cell>
          <table:table-cell table:formula="of:=ROUND(SIN([.I593]*PI()/180);7)" office:value-type="float" office:value="0.5224986" calcext:value-type="float">
            <text:p>0,5224986</text:p>
          </table:table-cell>
          <table:table-cell table:formula="of:=ABS([.L593]-[.E593])" office:value-type="float" office:value="0.00452710000000001" calcext:value-type="float">
            <text:p>0,0045271</text:p>
          </table:table-cell>
          <table:table-cell table:formula="of:=ABS([.M593]-[.F593])" office:value-type="float" office:value="0.00746053000000002" calcext:value-type="float">
            <text:p>0,00746053</text:p>
          </table:table-cell>
          <table:table-cell/>
        </table:table-row>
        <table:table-row table:style-name="ro1">
          <table:table-cell office:value-type="float" office:value="1623609880.66762" calcext:value-type="float">
            <text:p>1623609880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0.51503807" calcext:value-type="float">
            <text:p>0,51503807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8.75" calcext:value-type="float">
            <text:p>148,75</text:p>
          </table:table-cell>
          <table:table-cell table:formula="of:=([.D594]-[.I594])^2" office:value-type="float" office:value="0.0625" calcext:value-type="float">
            <text:p>0,0625</text:p>
          </table:table-cell>
          <table:table-cell/>
          <table:table-cell table:formula="of:=ROUND(COS([.I594]*PI()/180);7)" office:value-type="float" office:value="-0.8549119" calcext:value-type="float">
            <text:p>-0,8549119</text:p>
          </table:table-cell>
          <table:table-cell table:formula="of:=ROUND(SIN([.I594]*PI()/180);7)" office:value-type="float" office:value="0.5187733" calcext:value-type="float">
            <text:p>0,5187733</text:p>
          </table:table-cell>
          <table:table-cell table:formula="of:=ABS([.L594]-[.E594])" office:value-type="float" office:value="0.00225540000000002" calcext:value-type="float">
            <text:p>0,0022554</text:p>
          </table:table-cell>
          <table:table-cell table:formula="of:=ABS([.M594]-[.F594])" office:value-type="float" office:value="0.00373522999999998" calcext:value-type="float">
            <text:p>0,00373523</text:p>
          </table:table-cell>
          <table:table-cell/>
        </table:table-row>
        <table:table-row table:style-name="ro1">
          <table:table-cell office:value-type="float" office:value="1623609880.76762" calcext:value-type="float">
            <text:p>1623609880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0.51503807" calcext:value-type="float">
            <text:p>0,51503807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([.D595]-[.I595])^2" office:value-type="float" office:value="0" calcext:value-type="float">
            <text:p>0</text:p>
          </table:table-cell>
          <table:table-cell/>
          <table:table-cell table:formula="of:=ROUND(COS([.I595]*PI()/180);7)" office:value-type="float" office:value="-0.8571673" calcext:value-type="float">
            <text:p>-0,8571673</text:p>
          </table:table-cell>
          <table:table-cell table:formula="of:=ROUND(SIN([.I595]*PI()/180);7)" office:value-type="float" office:value="0.5150381" calcext:value-type="float">
            <text:p>0,5150381</text:p>
          </table:table-cell>
          <table:table-cell table:formula="of:=ABS([.L595]-[.E595])" office:value-type="float" office:value="0" calcext:value-type="float">
            <text:p>0</text:p>
          </table:table-cell>
          <table:table-cell table:formula="of:=ABS([.M595]-[.F595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880.86759" calcext:value-type="float">
            <text:p>1623609880,8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0.51503807" calcext:value-type="float">
            <text:p>0,51503807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9.25" calcext:value-type="float">
            <text:p>149,25</text:p>
          </table:table-cell>
          <table:table-cell table:formula="of:=([.D596]-[.I596])^2" office:value-type="float" office:value="0.0625" calcext:value-type="float">
            <text:p>0,0625</text:p>
          </table:table-cell>
          <table:table-cell/>
          <table:table-cell table:formula="of:=ROUND(COS([.I596]*PI()/180);7)" office:value-type="float" office:value="-0.8594064" calcext:value-type="float">
            <text:p>-0,8594064</text:p>
          </table:table-cell>
          <table:table-cell table:formula="of:=ROUND(SIN([.I596]*PI()/180);7)" office:value-type="float" office:value="0.5112931" calcext:value-type="float">
            <text:p>0,5112931</text:p>
          </table:table-cell>
          <table:table-cell table:formula="of:=ABS([.L596]-[.E596])" office:value-type="float" office:value="0.00223910000000005" calcext:value-type="float">
            <text:p>0,0022391</text:p>
          </table:table-cell>
          <table:table-cell table:formula="of:=ABS([.M596]-[.F596])" office:value-type="float" office:value="0.00374497000000007" calcext:value-type="float">
            <text:p>0,00374497</text:p>
          </table:table-cell>
          <table:table-cell/>
        </table:table-row>
        <table:table-row table:style-name="ro1">
          <table:table-cell office:value-type="float" office:value="1623609880.96759" calcext:value-type="float">
            <text:p>1623609880,9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0.51503807" calcext:value-type="float">
            <text:p>0,51503807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9.5" calcext:value-type="float">
            <text:p>149,5</text:p>
          </table:table-cell>
          <table:table-cell table:formula="of:=([.D597]-[.I597])^2" office:value-type="float" office:value="0.25" calcext:value-type="float">
            <text:p>0,25</text:p>
          </table:table-cell>
          <table:table-cell/>
          <table:table-cell table:formula="of:=ROUND(COS([.I597]*PI()/180);7)" office:value-type="float" office:value="-0.8616292" calcext:value-type="float">
            <text:p>-0,8616292</text:p>
          </table:table-cell>
          <table:table-cell table:formula="of:=ROUND(SIN([.I597]*PI()/180);7)" office:value-type="float" office:value="0.5075384" calcext:value-type="float">
            <text:p>0,5075384</text:p>
          </table:table-cell>
          <table:table-cell table:formula="of:=ABS([.L597]-[.E597])" office:value-type="float" office:value="0.00446190000000002" calcext:value-type="float">
            <text:p>0,0044619</text:p>
          </table:table-cell>
          <table:table-cell table:formula="of:=ABS([.M597]-[.F597])" office:value-type="float" office:value="0.00749967000000007" calcext:value-type="float">
            <text:p>0,00749967</text:p>
          </table:table-cell>
          <table:table-cell/>
        </table:table-row>
        <table:table-row table:style-name="ro1">
          <table:table-cell office:value-type="float" office:value="1623609881.06757" calcext:value-type="float">
            <text:p>1623609881,0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-0.8660254" calcext:value-type="float">
            <text:p>-0,8660254</text:p>
          </table:table-cell>
          <table:table-cell office:value-type="float" office:value="0.5" calcext:value-type="float">
            <text:p>0,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49.75" calcext:value-type="float">
            <text:p>149,75</text:p>
          </table:table-cell>
          <table:table-cell table:formula="of:=([.D598]-[.I598])^2" office:value-type="float" office:value="0.0625" calcext:value-type="float">
            <text:p>0,0625</text:p>
          </table:table-cell>
          <table:table-cell/>
          <table:table-cell table:formula="of:=ROUND(COS([.I598]*PI()/180);7)" office:value-type="float" office:value="-0.8638355" calcext:value-type="float">
            <text:p>-0,8638355</text:p>
          </table:table-cell>
          <table:table-cell table:formula="of:=ROUND(SIN([.I598]*PI()/180);7)" office:value-type="float" office:value="0.503774" calcext:value-type="float">
            <text:p>0,503774</text:p>
          </table:table-cell>
          <table:table-cell table:formula="of:=ABS([.L598]-[.E598])" office:value-type="float" office:value="0.00218989999999997" calcext:value-type="float">
            <text:p>0,0021899</text:p>
          </table:table-cell>
          <table:table-cell table:formula="of:=ABS([.M598]-[.F598])" office:value-type="float" office:value="0.00377400000000005" calcext:value-type="float">
            <text:p>0,003774</text:p>
          </table:table-cell>
          <table:table-cell/>
        </table:table-row>
        <table:table-row table:style-name="ro1">
          <table:table-cell office:value-type="float" office:value="1623609881.16761" calcext:value-type="float">
            <text:p>1623609881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-0.8660254" calcext:value-type="float">
            <text:p>-0,8660254</text:p>
          </table:table-cell>
          <table:table-cell office:value-type="float" office:value="0.5" calcext:value-type="float">
            <text:p>0,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([.D599]-[.I599])^2" office:value-type="float" office:value="0" calcext:value-type="float">
            <text:p>0</text:p>
          </table:table-cell>
          <table:table-cell/>
          <table:table-cell table:formula="of:=ROUND(COS([.I599]*PI()/180);7)" office:value-type="float" office:value="-0.8660254" calcext:value-type="float">
            <text:p>-0,8660254</text:p>
          </table:table-cell>
          <table:table-cell table:formula="of:=ROUND(SIN([.I599]*PI()/180);7)" office:value-type="float" office:value="0.5" calcext:value-type="float">
            <text:p>0,5</text:p>
          </table:table-cell>
          <table:table-cell table:formula="of:=ABS([.L599]-[.E599])" office:value-type="float" office:value="0" calcext:value-type="float">
            <text:p>0</text:p>
          </table:table-cell>
          <table:table-cell table:formula="of:=ABS([.M599]-[.F5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81.26761" calcext:value-type="float">
            <text:p>1623609881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-0.8660254" calcext:value-type="float">
            <text:p>-0,8660254</text:p>
          </table:table-cell>
          <table:table-cell office:value-type="float" office:value="0.5" calcext:value-type="float">
            <text:p>0,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0.25" calcext:value-type="float">
            <text:p>150,25</text:p>
          </table:table-cell>
          <table:table-cell table:formula="of:=([.D600]-[.I600])^2" office:value-type="float" office:value="0.0625" calcext:value-type="float">
            <text:p>0,0625</text:p>
          </table:table-cell>
          <table:table-cell/>
          <table:table-cell table:formula="of:=ROUND(COS([.I600]*PI()/180);7)" office:value-type="float" office:value="-0.8681988" calcext:value-type="float">
            <text:p>-0,8681988</text:p>
          </table:table-cell>
          <table:table-cell table:formula="of:=ROUND(SIN([.I600]*PI()/180);7)" office:value-type="float" office:value="0.4962165" calcext:value-type="float">
            <text:p>0,4962165</text:p>
          </table:table-cell>
          <table:table-cell table:formula="of:=ABS([.L600]-[.E600])" office:value-type="float" office:value="0.0021734000000001" calcext:value-type="float">
            <text:p>0,0021734</text:p>
          </table:table-cell>
          <table:table-cell table:formula="of:=ABS([.M600]-[.F600])" office:value-type="float" office:value="0.0037835" calcext:value-type="float">
            <text:p>0,0037835</text:p>
          </table:table-cell>
          <table:table-cell/>
        </table:table-row>
        <table:table-row table:style-name="ro1">
          <table:table-cell office:value-type="float" office:value="1623609881.36756" calcext:value-type="float">
            <text:p>1623609881,36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-0.87461971" calcext:value-type="float">
            <text:p>-0,87461971</text:p>
          </table:table-cell>
          <table:table-cell office:value-type="float" office:value="0.48480962" calcext:value-type="float">
            <text:p>0,4848096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0.5" calcext:value-type="float">
            <text:p>150,5</text:p>
          </table:table-cell>
          <table:table-cell table:formula="of:=([.D601]-[.I601])^2" office:value-type="float" office:value="0.25" calcext:value-type="float">
            <text:p>0,25</text:p>
          </table:table-cell>
          <table:table-cell/>
          <table:table-cell table:formula="of:=ROUND(COS([.I601]*PI()/180);7)" office:value-type="float" office:value="-0.8703557" calcext:value-type="float">
            <text:p>-0,8703557</text:p>
          </table:table-cell>
          <table:table-cell table:formula="of:=ROUND(SIN([.I601]*PI()/180);7)" office:value-type="float" office:value="0.4924236" calcext:value-type="float">
            <text:p>0,4924236</text:p>
          </table:table-cell>
          <table:table-cell table:formula="of:=ABS([.L601]-[.E601])" office:value-type="float" office:value="0.0042640100000001" calcext:value-type="float">
            <text:p>0,00426401</text:p>
          </table:table-cell>
          <table:table-cell table:formula="of:=ABS([.M601]-[.F601])" office:value-type="float" office:value="0.00761398000000002" calcext:value-type="float">
            <text:p>0,00761398</text:p>
          </table:table-cell>
          <table:table-cell/>
        </table:table-row>
        <table:table-row table:style-name="ro1">
          <table:table-cell office:value-type="float" office:value="1623609881.46758" calcext:value-type="float">
            <text:p>1623609881,4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-0.87461971" calcext:value-type="float">
            <text:p>-0,87461971</text:p>
          </table:table-cell>
          <table:table-cell office:value-type="float" office:value="0.48480962" calcext:value-type="float">
            <text:p>0,4848096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0.75" calcext:value-type="float">
            <text:p>150,75</text:p>
          </table:table-cell>
          <table:table-cell table:formula="of:=([.D602]-[.I602])^2" office:value-type="float" office:value="0.0625" calcext:value-type="float">
            <text:p>0,0625</text:p>
          </table:table-cell>
          <table:table-cell/>
          <table:table-cell table:formula="of:=ROUND(COS([.I602]*PI()/180);7)" office:value-type="float" office:value="-0.872496" calcext:value-type="float">
            <text:p>-0,872496</text:p>
          </table:table-cell>
          <table:table-cell table:formula="of:=ROUND(SIN([.I602]*PI()/180);7)" office:value-type="float" office:value="0.4886212" calcext:value-type="float">
            <text:p>0,4886212</text:p>
          </table:table-cell>
          <table:table-cell table:formula="of:=ABS([.L602]-[.E602])" office:value-type="float" office:value="0.00212371" calcext:value-type="float">
            <text:p>0,00212371</text:p>
          </table:table-cell>
          <table:table-cell table:formula="of:=ABS([.M602]-[.F602])" office:value-type="float" office:value="0.00381157999999998" calcext:value-type="float">
            <text:p>0,00381158</text:p>
          </table:table-cell>
          <table:table-cell/>
        </table:table-row>
        <table:table-row table:style-name="ro1">
          <table:table-cell office:value-type="float" office:value="1623609881.56759" calcext:value-type="float">
            <text:p>1623609881,5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-0.87461971" calcext:value-type="float">
            <text:p>-0,87461971</text:p>
          </table:table-cell>
          <table:table-cell office:value-type="float" office:value="0.48480962" calcext:value-type="float">
            <text:p>0,4848096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([.D603]-[.I603])^2" office:value-type="float" office:value="0" calcext:value-type="float">
            <text:p>0</text:p>
          </table:table-cell>
          <table:table-cell/>
          <table:table-cell table:formula="of:=ROUND(COS([.I603]*PI()/180);7)" office:value-type="float" office:value="-0.8746197" calcext:value-type="float">
            <text:p>-0,8746197</text:p>
          </table:table-cell>
          <table:table-cell table:formula="of:=ROUND(SIN([.I603]*PI()/180);7)" office:value-type="float" office:value="0.4848096" calcext:value-type="float">
            <text:p>0,4848096</text:p>
          </table:table-cell>
          <table:table-cell table:formula="of:=ABS([.L603]-[.E603])" office:value-type="float" office:value="0.0000000100000000502476" calcext:value-type="float">
            <text:p>1,00000000502476E-08</text:p>
          </table:table-cell>
          <table:table-cell table:formula="of:=ABS([.M603]-[.F603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81.66762" calcext:value-type="float">
            <text:p>1623609881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-0.87461971" calcext:value-type="float">
            <text:p>-0,87461971</text:p>
          </table:table-cell>
          <table:table-cell office:value-type="float" office:value="0.48480962" calcext:value-type="float">
            <text:p>0,4848096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1.25" calcext:value-type="float">
            <text:p>151,25</text:p>
          </table:table-cell>
          <table:table-cell table:formula="of:=([.D604]-[.I604])^2" office:value-type="float" office:value="0.0625" calcext:value-type="float">
            <text:p>0,0625</text:p>
          </table:table-cell>
          <table:table-cell/>
          <table:table-cell table:formula="of:=ROUND(COS([.I604]*PI()/180);7)" office:value-type="float" office:value="-0.8767268" calcext:value-type="float">
            <text:p>-0,8767268</text:p>
          </table:table-cell>
          <table:table-cell table:formula="of:=ROUND(SIN([.I604]*PI()/180);7)" office:value-type="float" office:value="0.4809888" calcext:value-type="float">
            <text:p>0,4809888</text:p>
          </table:table-cell>
          <table:table-cell table:formula="of:=ABS([.L604]-[.E604])" office:value-type="float" office:value="0.00210708999999998" calcext:value-type="float">
            <text:p>0,00210709</text:p>
          </table:table-cell>
          <table:table-cell table:formula="of:=ABS([.M604]-[.F604])" office:value-type="float" office:value="0.00382082" calcext:value-type="float">
            <text:p>0,00382082</text:p>
          </table:table-cell>
          <table:table-cell/>
        </table:table-row>
        <table:table-row table:style-name="ro1">
          <table:table-cell office:value-type="float" office:value="1623609881.76762" calcext:value-type="float">
            <text:p>1623609881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-0.88294759" calcext:value-type="float">
            <text:p>-0,88294759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1.5" calcext:value-type="float">
            <text:p>151,5</text:p>
          </table:table-cell>
          <table:table-cell table:formula="of:=([.D605]-[.I605])^2" office:value-type="float" office:value="0.25" calcext:value-type="float">
            <text:p>0,25</text:p>
          </table:table-cell>
          <table:table-cell/>
          <table:table-cell table:formula="of:=ROUND(COS([.I605]*PI()/180);7)" office:value-type="float" office:value="-0.8788171" calcext:value-type="float">
            <text:p>-0,8788171</text:p>
          </table:table-cell>
          <table:table-cell table:formula="of:=ROUND(SIN([.I605]*PI()/180);7)" office:value-type="float" office:value="0.4771588" calcext:value-type="float">
            <text:p>0,4771588</text:p>
          </table:table-cell>
          <table:table-cell table:formula="of:=ABS([.L605]-[.E605])" office:value-type="float" office:value="0.00413048999999999" calcext:value-type="float">
            <text:p>0,00413049</text:p>
          </table:table-cell>
          <table:table-cell table:formula="of:=ABS([.M605]-[.F605])" office:value-type="float" office:value="0.00768723999999998" calcext:value-type="float">
            <text:p>0,00768724</text:p>
          </table:table-cell>
          <table:table-cell/>
        </table:table-row>
        <table:table-row table:style-name="ro1">
          <table:table-cell office:value-type="float" office:value="1623609881.86762" calcext:value-type="float">
            <text:p>1623609881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-0.88294759" calcext:value-type="float">
            <text:p>-0,88294759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1.75" calcext:value-type="float">
            <text:p>151,75</text:p>
          </table:table-cell>
          <table:table-cell table:formula="of:=([.D606]-[.I606])^2" office:value-type="float" office:value="0.0625" calcext:value-type="float">
            <text:p>0,0625</text:p>
          </table:table-cell>
          <table:table-cell/>
          <table:table-cell table:formula="of:=ROUND(COS([.I606]*PI()/180);7)" office:value-type="float" office:value="-0.8808907" calcext:value-type="float">
            <text:p>-0,8808907</text:p>
          </table:table-cell>
          <table:table-cell table:formula="of:=ROUND(SIN([.I606]*PI()/180);7)" office:value-type="float" office:value="0.4733197" calcext:value-type="float">
            <text:p>0,4733197</text:p>
          </table:table-cell>
          <table:table-cell table:formula="of:=ABS([.L606]-[.E606])" office:value-type="float" office:value="0.00205688999999998" calcext:value-type="float">
            <text:p>0,00205689</text:p>
          </table:table-cell>
          <table:table-cell table:formula="of:=ABS([.M606]-[.F606])" office:value-type="float" office:value="0.00384814" calcext:value-type="float">
            <text:p>0,00384814</text:p>
          </table:table-cell>
          <table:table-cell/>
        </table:table-row>
        <table:table-row table:style-name="ro1">
          <table:table-cell office:value-type="float" office:value="1623609881.96759" calcext:value-type="float">
            <text:p>1623609881,9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-0.88294759" calcext:value-type="float">
            <text:p>-0,88294759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([.D607]-[.I607])^2" office:value-type="float" office:value="0" calcext:value-type="float">
            <text:p>0</text:p>
          </table:table-cell>
          <table:table-cell/>
          <table:table-cell table:formula="of:=ROUND(COS([.I607]*PI()/180);7)" office:value-type="float" office:value="-0.8829476" calcext:value-type="float">
            <text:p>-0,8829476</text:p>
          </table:table-cell>
          <table:table-cell table:formula="of:=ROUND(SIN([.I607]*PI()/180);7)" office:value-type="float" office:value="0.4694716" calcext:value-type="float">
            <text:p>0,4694716</text:p>
          </table:table-cell>
          <table:table-cell table:formula="of:=ABS([.L607]-[.E607])" office:value-type="float" office:value="0.0000000100000000502476" calcext:value-type="float">
            <text:p>1,00000000502476E-08</text:p>
          </table:table-cell>
          <table:table-cell table:formula="of:=ABS([.M607]-[.F607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82.06765" calcext:value-type="float">
            <text:p>1623609882,0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-0.88294759" calcext:value-type="float">
            <text:p>-0,88294759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2.25" calcext:value-type="float">
            <text:p>152,25</text:p>
          </table:table-cell>
          <table:table-cell table:formula="of:=([.D608]-[.I608])^2" office:value-type="float" office:value="0.0625" calcext:value-type="float">
            <text:p>0,0625</text:p>
          </table:table-cell>
          <table:table-cell/>
          <table:table-cell table:formula="of:=ROUND(COS([.I608]*PI()/180);7)" office:value-type="float" office:value="-0.8849876" calcext:value-type="float">
            <text:p>-0,8849876</text:p>
          </table:table-cell>
          <table:table-cell table:formula="of:=ROUND(SIN([.I608]*PI()/180);7)" office:value-type="float" office:value="0.4656145" calcext:value-type="float">
            <text:p>0,4656145</text:p>
          </table:table-cell>
          <table:table-cell table:formula="of:=ABS([.L608]-[.E608])" office:value-type="float" office:value="0.00204000999999998" calcext:value-type="float">
            <text:p>0,00204001</text:p>
          </table:table-cell>
          <table:table-cell table:formula="of:=ABS([.M608]-[.F608])" office:value-type="float" office:value="0.00385706000000002" calcext:value-type="float">
            <text:p>0,00385706</text:p>
          </table:table-cell>
          <table:table-cell/>
        </table:table-row>
        <table:table-row table:style-name="ro1">
          <table:table-cell office:value-type="float" office:value="1623609882.16761" calcext:value-type="float">
            <text:p>1623609882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-0.89100652" calcext:value-type="float">
            <text:p>-0,89100652</text:p>
          </table:table-cell>
          <table:table-cell office:value-type="float" office:value="0.4539905" calcext:value-type="float">
            <text:p>0,4539905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2.5" calcext:value-type="float">
            <text:p>152,5</text:p>
          </table:table-cell>
          <table:table-cell table:formula="of:=([.D609]-[.I609])^2" office:value-type="float" office:value="0.25" calcext:value-type="float">
            <text:p>0,25</text:p>
          </table:table-cell>
          <table:table-cell/>
          <table:table-cell table:formula="of:=ROUND(COS([.I609]*PI()/180);7)" office:value-type="float" office:value="-0.8870108" calcext:value-type="float">
            <text:p>-0,8870108</text:p>
          </table:table-cell>
          <table:table-cell table:formula="of:=ROUND(SIN([.I609]*PI()/180);7)" office:value-type="float" office:value="0.4617486" calcext:value-type="float">
            <text:p>0,4617486</text:p>
          </table:table-cell>
          <table:table-cell table:formula="of:=ABS([.L609]-[.E609])" office:value-type="float" office:value="0.00399572000000004" calcext:value-type="float">
            <text:p>0,00399572</text:p>
          </table:table-cell>
          <table:table-cell table:formula="of:=ABS([.M609]-[.F609])" office:value-type="float" office:value="0.00775810000000005" calcext:value-type="float">
            <text:p>0,0077581</text:p>
          </table:table-cell>
          <table:table-cell/>
        </table:table-row>
        <table:table-row table:style-name="ro1">
          <table:table-cell office:value-type="float" office:value="1623609882.26763" calcext:value-type="float">
            <text:p>1623609882,2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-0.89100652" calcext:value-type="float">
            <text:p>-0,89100652</text:p>
          </table:table-cell>
          <table:table-cell office:value-type="float" office:value="0.4539905" calcext:value-type="float">
            <text:p>0,4539905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2.75" calcext:value-type="float">
            <text:p>152,75</text:p>
          </table:table-cell>
          <table:table-cell table:formula="of:=([.D610]-[.I610])^2" office:value-type="float" office:value="0.0625" calcext:value-type="float">
            <text:p>0,0625</text:p>
          </table:table-cell>
          <table:table-cell/>
          <table:table-cell table:formula="of:=ROUND(COS([.I610]*PI()/180);7)" office:value-type="float" office:value="-0.8890171" calcext:value-type="float">
            <text:p>-0,8890171</text:p>
          </table:table-cell>
          <table:table-cell table:formula="of:=ROUND(SIN([.I610]*PI()/180);7)" office:value-type="float" office:value="0.4578739" calcext:value-type="float">
            <text:p>0,4578739</text:p>
          </table:table-cell>
          <table:table-cell table:formula="of:=ABS([.L610]-[.E610])" office:value-type="float" office:value="0.00198942000000002" calcext:value-type="float">
            <text:p>0,00198942</text:p>
          </table:table-cell>
          <table:table-cell table:formula="of:=ABS([.M610]-[.F610])" office:value-type="float" office:value="0.00388340000000004" calcext:value-type="float">
            <text:p>0,0038834</text:p>
          </table:table-cell>
          <table:table-cell/>
        </table:table-row>
        <table:table-row table:style-name="ro1">
          <table:table-cell office:value-type="float" office:value="1623609882.36759" calcext:value-type="float">
            <text:p>1623609882,3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-0.89100652" calcext:value-type="float">
            <text:p>-0,89100652</text:p>
          </table:table-cell>
          <table:table-cell office:value-type="float" office:value="0.4539905" calcext:value-type="float">
            <text:p>0,4539905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([.D611]-[.I611])^2" office:value-type="float" office:value="0" calcext:value-type="float">
            <text:p>0</text:p>
          </table:table-cell>
          <table:table-cell/>
          <table:table-cell table:formula="of:=ROUND(COS([.I611]*PI()/180);7)" office:value-type="float" office:value="-0.8910065" calcext:value-type="float">
            <text:p>-0,8910065</text:p>
          </table:table-cell>
          <table:table-cell table:formula="of:=ROUND(SIN([.I611]*PI()/180);7)" office:value-type="float" office:value="0.4539905" calcext:value-type="float">
            <text:p>0,4539905</text:p>
          </table:table-cell>
          <table:table-cell table:formula="of:=ABS([.L611]-[.E611])" office:value-type="float" office:value="0.0000000199999999894729" calcext:value-type="float">
            <text:p>1,99999999894729E-08</text:p>
          </table:table-cell>
          <table:table-cell table:formula="of:=ABS([.M611]-[.F6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82.46758" calcext:value-type="float">
            <text:p>1623609882,4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-0.89100652" calcext:value-type="float">
            <text:p>-0,89100652</text:p>
          </table:table-cell>
          <table:table-cell office:value-type="float" office:value="0.4539905" calcext:value-type="float">
            <text:p>0,4539905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3.25" calcext:value-type="float">
            <text:p>153,25</text:p>
          </table:table-cell>
          <table:table-cell table:formula="of:=([.D612]-[.I612])^2" office:value-type="float" office:value="0.0625" calcext:value-type="float">
            <text:p>0,0625</text:p>
          </table:table-cell>
          <table:table-cell/>
          <table:table-cell table:formula="of:=ROUND(COS([.I612]*PI()/180);7)" office:value-type="float" office:value="-0.8929789" calcext:value-type="float">
            <text:p>-0,8929789</text:p>
          </table:table-cell>
          <table:table-cell table:formula="of:=ROUND(SIN([.I612]*PI()/180);7)" office:value-type="float" office:value="0.4500984" calcext:value-type="float">
            <text:p>0,4500984</text:p>
          </table:table-cell>
          <table:table-cell table:formula="of:=ABS([.L612]-[.E612])" office:value-type="float" office:value="0.00197238" calcext:value-type="float">
            <text:p>0,00197238</text:p>
          </table:table-cell>
          <table:table-cell table:formula="of:=ABS([.M612]-[.F612])" office:value-type="float" office:value="0.00389209999999995" calcext:value-type="float">
            <text:p>0,0038921</text:p>
          </table:table-cell>
          <table:table-cell/>
        </table:table-row>
        <table:table-row table:style-name="ro1">
          <table:table-cell office:value-type="float" office:value="1623609882.56757" calcext:value-type="float">
            <text:p>1623609882,5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-0.89879405" calcext:value-type="float">
            <text:p>-0,89879405</text:p>
          </table:table-cell>
          <table:table-cell office:value-type="float" office:value="0.43837115" calcext:value-type="float">
            <text:p>0,4383711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53.5" calcext:value-type="float">
            <text:p>153,5</text:p>
          </table:table-cell>
          <table:table-cell table:formula="of:=([.D613]-[.I613])^2" office:value-type="float" office:value="0.25" calcext:value-type="float">
            <text:p>0,25</text:p>
          </table:table-cell>
          <table:table-cell/>
          <table:table-cell table:formula="of:=ROUND(COS([.I613]*PI()/180);7)" office:value-type="float" office:value="-0.8949344" calcext:value-type="float">
            <text:p>-0,8949344</text:p>
          </table:table-cell>
          <table:table-cell table:formula="of:=ROUND(SIN([.I613]*PI()/180);7)" office:value-type="float" office:value="0.4461978" calcext:value-type="float">
            <text:p>0,4461978</text:p>
          </table:table-cell>
          <table:table-cell table:formula="of:=ABS([.L613]-[.E613])" office:value-type="float" office:value="0.00385964999999999" calcext:value-type="float">
            <text:p>0,00385965</text:p>
          </table:table-cell>
          <table:table-cell table:formula="of:=ABS([.M613]-[.F613])" office:value-type="float" office:value="0.00782664999999999" calcext:value-type="float">
            <text:p>0,00782665</text:p>
          </table:table-cell>
          <table:table-cell/>
        </table:table-row>
        <table:table-row table:style-name="ro1">
          <table:table-cell office:value-type="float" office:value="1623609882.66758" calcext:value-type="float">
            <text:p>1623609882,6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-0.89879405" calcext:value-type="float">
            <text:p>-0,89879405</text:p>
          </table:table-cell>
          <table:table-cell office:value-type="float" office:value="0.43837115" calcext:value-type="float">
            <text:p>0,4383711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53.75" calcext:value-type="float">
            <text:p>153,75</text:p>
          </table:table-cell>
          <table:table-cell table:formula="of:=([.D614]-[.I614])^2" office:value-type="float" office:value="0.0625" calcext:value-type="float">
            <text:p>0,0625</text:p>
          </table:table-cell>
          <table:table-cell/>
          <table:table-cell table:formula="of:=ROUND(COS([.I614]*PI()/180);7)" office:value-type="float" office:value="-0.8968727" calcext:value-type="float">
            <text:p>-0,8968727</text:p>
          </table:table-cell>
          <table:table-cell table:formula="of:=ROUND(SIN([.I614]*PI()/180);7)" office:value-type="float" office:value="0.4422887" calcext:value-type="float">
            <text:p>0,4422887</text:p>
          </table:table-cell>
          <table:table-cell table:formula="of:=ABS([.L614]-[.E614])" office:value-type="float" office:value="0.00192135000000004" calcext:value-type="float">
            <text:p>0,00192135</text:p>
          </table:table-cell>
          <table:table-cell table:formula="of:=ABS([.M614]-[.F614])" office:value-type="float" office:value="0.00391754999999999" calcext:value-type="float">
            <text:p>0,00391755</text:p>
          </table:table-cell>
          <table:table-cell/>
        </table:table-row>
        <table:table-row table:style-name="ro1">
          <table:table-cell office:value-type="float" office:value="1623609882.76759" calcext:value-type="float">
            <text:p>1623609882,7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-0.89879405" calcext:value-type="float">
            <text:p>-0,89879405</text:p>
          </table:table-cell>
          <table:table-cell office:value-type="float" office:value="0.43837115" calcext:value-type="float">
            <text:p>0,4383711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([.D615]-[.I615])^2" office:value-type="float" office:value="0" calcext:value-type="float">
            <text:p>0</text:p>
          </table:table-cell>
          <table:table-cell/>
          <table:table-cell table:formula="of:=ROUND(COS([.I615]*PI()/180);7)" office:value-type="float" office:value="-0.898794" calcext:value-type="float">
            <text:p>-0,898794</text:p>
          </table:table-cell>
          <table:table-cell table:formula="of:=ROUND(SIN([.I615]*PI()/180);7)" office:value-type="float" office:value="0.4383711" calcext:value-type="float">
            <text:p>0,4383711</text:p>
          </table:table-cell>
          <table:table-cell table:formula="of:=ABS([.L615]-[.E615])" office:value-type="float" office:value="0.0000000500000000291934" calcext:value-type="float">
            <text:p>5,00000000291934E-08</text:p>
          </table:table-cell>
          <table:table-cell table:formula="of:=ABS([.M615]-[.F615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882.86762" calcext:value-type="float">
            <text:p>1623609882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-0.89879405" calcext:value-type="float">
            <text:p>-0,89879405</text:p>
          </table:table-cell>
          <table:table-cell office:value-type="float" office:value="0.43837115" calcext:value-type="float">
            <text:p>0,4383711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54.25" calcext:value-type="float">
            <text:p>154,25</text:p>
          </table:table-cell>
          <table:table-cell table:formula="of:=([.D616]-[.I616])^2" office:value-type="float" office:value="0.0625" calcext:value-type="float">
            <text:p>0,0625</text:p>
          </table:table-cell>
          <table:table-cell/>
          <table:table-cell table:formula="of:=ROUND(COS([.I616]*PI()/180);7)" office:value-type="float" office:value="-0.9006982" calcext:value-type="float">
            <text:p>-0,9006982</text:p>
          </table:table-cell>
          <table:table-cell table:formula="of:=ROUND(SIN([.I616]*PI()/180);7)" office:value-type="float" office:value="0.4344453" calcext:value-type="float">
            <text:p>0,4344453</text:p>
          </table:table-cell>
          <table:table-cell table:formula="of:=ABS([.L616]-[.E616])" office:value-type="float" office:value="0.00190414999999999" calcext:value-type="float">
            <text:p>0,00190415</text:p>
          </table:table-cell>
          <table:table-cell table:formula="of:=ABS([.M616]-[.F616])" office:value-type="float" office:value="0.00392585000000001" calcext:value-type="float">
            <text:p>0,00392585</text:p>
          </table:table-cell>
          <table:table-cell/>
        </table:table-row>
        <table:table-row table:style-name="ro1">
          <table:table-cell office:value-type="float" office:value="1623609882.96762" calcext:value-type="float">
            <text:p>1623609882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-0.90630779" calcext:value-type="float">
            <text:p>-0,90630779</text:p>
          </table:table-cell>
          <table:table-cell office:value-type="float" office:value="0.42261826" calcext:value-type="float">
            <text:p>0,42261826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4.5" calcext:value-type="float">
            <text:p>154,5</text:p>
          </table:table-cell>
          <table:table-cell table:formula="of:=([.D617]-[.I617])^2" office:value-type="float" office:value="0.25" calcext:value-type="float">
            <text:p>0,25</text:p>
          </table:table-cell>
          <table:table-cell/>
          <table:table-cell table:formula="of:=ROUND(COS([.I617]*PI()/180);7)" office:value-type="float" office:value="-0.9025853" calcext:value-type="float">
            <text:p>-0,9025853</text:p>
          </table:table-cell>
          <table:table-cell table:formula="of:=ROUND(SIN([.I617]*PI()/180);7)" office:value-type="float" office:value="0.4305111" calcext:value-type="float">
            <text:p>0,4305111</text:p>
          </table:table-cell>
          <table:table-cell table:formula="of:=ABS([.L617]-[.E617])" office:value-type="float" office:value="0.00372249000000002" calcext:value-type="float">
            <text:p>0,00372249</text:p>
          </table:table-cell>
          <table:table-cell table:formula="of:=ABS([.M617]-[.F617])" office:value-type="float" office:value="0.00789283999999996" calcext:value-type="float">
            <text:p>0,00789284</text:p>
          </table:table-cell>
          <table:table-cell/>
        </table:table-row>
        <table:table-row table:style-name="ro1">
          <table:table-cell office:value-type="float" office:value="1623609883.06761" calcext:value-type="float">
            <text:p>1623609883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-0.90630779" calcext:value-type="float">
            <text:p>-0,90630779</text:p>
          </table:table-cell>
          <table:table-cell office:value-type="float" office:value="0.42261826" calcext:value-type="float">
            <text:p>0,42261826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4.75" calcext:value-type="float">
            <text:p>154,75</text:p>
          </table:table-cell>
          <table:table-cell table:formula="of:=([.D618]-[.I618])^2" office:value-type="float" office:value="0.0625" calcext:value-type="float">
            <text:p>0,0625</text:p>
          </table:table-cell>
          <table:table-cell/>
          <table:table-cell table:formula="of:=ROUND(COS([.I618]*PI()/180);7)" office:value-type="float" office:value="-0.9044551" calcext:value-type="float">
            <text:p>-0,9044551</text:p>
          </table:table-cell>
          <table:table-cell table:formula="of:=ROUND(SIN([.I618]*PI()/180);7)" office:value-type="float" office:value="0.4265687" calcext:value-type="float">
            <text:p>0,4265687</text:p>
          </table:table-cell>
          <table:table-cell table:formula="of:=ABS([.L618]-[.E618])" office:value-type="float" office:value="0.0018526900000001" calcext:value-type="float">
            <text:p>0,00185269</text:p>
          </table:table-cell>
          <table:table-cell table:formula="of:=ABS([.M618]-[.F618])" office:value-type="float" office:value="0.00395044" calcext:value-type="float">
            <text:p>0,00395044</text:p>
          </table:table-cell>
          <table:table-cell/>
        </table:table-row>
        <table:table-row table:style-name="ro1">
          <table:table-cell office:value-type="float" office:value="1623609883.16761" calcext:value-type="float">
            <text:p>1623609883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-0.90630779" calcext:value-type="float">
            <text:p>-0,90630779</text:p>
          </table:table-cell>
          <table:table-cell office:value-type="float" office:value="0.42261826" calcext:value-type="float">
            <text:p>0,42261826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([.D619]-[.I619])^2" office:value-type="float" office:value="0" calcext:value-type="float">
            <text:p>0</text:p>
          </table:table-cell>
          <table:table-cell/>
          <table:table-cell table:formula="of:=ROUND(COS([.I619]*PI()/180);7)" office:value-type="float" office:value="-0.9063078" calcext:value-type="float">
            <text:p>-0,9063078</text:p>
          </table:table-cell>
          <table:table-cell table:formula="of:=ROUND(SIN([.I619]*PI()/180);7)" office:value-type="float" office:value="0.4226183" calcext:value-type="float">
            <text:p>0,4226183</text:p>
          </table:table-cell>
          <table:table-cell table:formula="of:=ABS([.L619]-[.E619])" office:value-type="float" office:value="0.00000000999999993922529" calcext:value-type="float">
            <text:p>9,99999993922529E-09</text:p>
          </table:table-cell>
          <table:table-cell table:formula="of:=ABS([.M619]-[.F619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83.26758" calcext:value-type="float">
            <text:p>1623609883,2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-0.90630779" calcext:value-type="float">
            <text:p>-0,90630779</text:p>
          </table:table-cell>
          <table:table-cell office:value-type="float" office:value="0.42261826" calcext:value-type="float">
            <text:p>0,42261826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5.25" calcext:value-type="float">
            <text:p>155,25</text:p>
          </table:table-cell>
          <table:table-cell table:formula="of:=([.D620]-[.I620])^2" office:value-type="float" office:value="0.0625" calcext:value-type="float">
            <text:p>0,0625</text:p>
          </table:table-cell>
          <table:table-cell/>
          <table:table-cell table:formula="of:=ROUND(COS([.I620]*PI()/180);7)" office:value-type="float" office:value="-0.9081432" calcext:value-type="float">
            <text:p>-0,9081432</text:p>
          </table:table-cell>
          <table:table-cell table:formula="of:=ROUND(SIN([.I620]*PI()/180);7)" office:value-type="float" office:value="0.4186597" calcext:value-type="float">
            <text:p>0,4186597</text:p>
          </table:table-cell>
          <table:table-cell table:formula="of:=ABS([.L620]-[.E620])" office:value-type="float" office:value="0.00183540999999998" calcext:value-type="float">
            <text:p>0,00183541</text:p>
          </table:table-cell>
          <table:table-cell table:formula="of:=ABS([.M620]-[.F620])" office:value-type="float" office:value="0.00395856" calcext:value-type="float">
            <text:p>0,00395856</text:p>
          </table:table-cell>
          <table:table-cell/>
        </table:table-row>
        <table:table-row table:style-name="ro1">
          <table:table-cell office:value-type="float" office:value="1623609883.36762" calcext:value-type="float">
            <text:p>1623609883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-0.91354546" calcext:value-type="float">
            <text:p>-0,91354546</text:p>
          </table:table-cell>
          <table:table-cell office:value-type="float" office:value="0.40673664" calcext:value-type="float">
            <text:p>0,40673664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5.5" calcext:value-type="float">
            <text:p>155,5</text:p>
          </table:table-cell>
          <table:table-cell table:formula="of:=([.D621]-[.I621])^2" office:value-type="float" office:value="0.25" calcext:value-type="float">
            <text:p>0,25</text:p>
          </table:table-cell>
          <table:table-cell/>
          <table:table-cell table:formula="of:=ROUND(COS([.I621]*PI()/180);7)" office:value-type="float" office:value="-0.9099613" calcext:value-type="float">
            <text:p>-0,9099613</text:p>
          </table:table-cell>
          <table:table-cell table:formula="of:=ROUND(SIN([.I621]*PI()/180);7)" office:value-type="float" office:value="0.4146932" calcext:value-type="float">
            <text:p>0,4146932</text:p>
          </table:table-cell>
          <table:table-cell table:formula="of:=ABS([.L621]-[.E621])" office:value-type="float" office:value="0.00358416000000006" calcext:value-type="float">
            <text:p>0,00358416</text:p>
          </table:table-cell>
          <table:table-cell table:formula="of:=ABS([.M621]-[.F621])" office:value-type="float" office:value="0.00795656" calcext:value-type="float">
            <text:p>0,00795656</text:p>
          </table:table-cell>
          <table:table-cell/>
        </table:table-row>
        <table:table-row table:style-name="ro1">
          <table:table-cell office:value-type="float" office:value="1623609883.46757" calcext:value-type="float">
            <text:p>1623609883,4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-0.91354546" calcext:value-type="float">
            <text:p>-0,91354546</text:p>
          </table:table-cell>
          <table:table-cell office:value-type="float" office:value="0.40673664" calcext:value-type="float">
            <text:p>0,40673664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5.75" calcext:value-type="float">
            <text:p>155,75</text:p>
          </table:table-cell>
          <table:table-cell table:formula="of:=([.D622]-[.I622])^2" office:value-type="float" office:value="0.0625" calcext:value-type="float">
            <text:p>0,0625</text:p>
          </table:table-cell>
          <table:table-cell/>
          <table:table-cell table:formula="of:=ROUND(COS([.I622]*PI()/180);7)" office:value-type="float" office:value="-0.911762" calcext:value-type="float">
            <text:p>-0,911762</text:p>
          </table:table-cell>
          <table:table-cell table:formula="of:=ROUND(SIN([.I622]*PI()/180);7)" office:value-type="float" office:value="0.4107189" calcext:value-type="float">
            <text:p>0,4107189</text:p>
          </table:table-cell>
          <table:table-cell table:formula="of:=ABS([.L622]-[.E622])" office:value-type="float" office:value="0.00178346000000007" calcext:value-type="float">
            <text:p>0,00178346</text:p>
          </table:table-cell>
          <table:table-cell table:formula="of:=ABS([.M622]-[.F622])" office:value-type="float" office:value="0.00398226000000002" calcext:value-type="float">
            <text:p>0,00398226</text:p>
          </table:table-cell>
          <table:table-cell/>
        </table:table-row>
        <table:table-row table:style-name="ro1">
          <table:table-cell office:value-type="float" office:value="1623609883.56762" calcext:value-type="float">
            <text:p>1623609883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-0.91354546" calcext:value-type="float">
            <text:p>-0,91354546</text:p>
          </table:table-cell>
          <table:table-cell office:value-type="float" office:value="0.40673664" calcext:value-type="float">
            <text:p>0,40673664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([.D623]-[.I623])^2" office:value-type="float" office:value="0" calcext:value-type="float">
            <text:p>0</text:p>
          </table:table-cell>
          <table:table-cell/>
          <table:table-cell table:formula="of:=ROUND(COS([.I623]*PI()/180);7)" office:value-type="float" office:value="-0.9135455" calcext:value-type="float">
            <text:p>-0,9135455</text:p>
          </table:table-cell>
          <table:table-cell table:formula="of:=ROUND(SIN([.I623]*PI()/180);7)" office:value-type="float" office:value="0.4067366" calcext:value-type="float">
            <text:p>0,4067366</text:p>
          </table:table-cell>
          <table:table-cell table:formula="of:=ABS([.L623]-[.E623])" office:value-type="float" office:value="0.0000000399999999789458" calcext:value-type="float">
            <text:p>3,99999999789458E-08</text:p>
          </table:table-cell>
          <table:table-cell table:formula="of:=ABS([.M623]-[.F623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83.66761" calcext:value-type="float">
            <text:p>1623609883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-0.91354546" calcext:value-type="float">
            <text:p>-0,91354546</text:p>
          </table:table-cell>
          <table:table-cell office:value-type="float" office:value="0.40673664" calcext:value-type="float">
            <text:p>0,40673664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.25" calcext:value-type="float">
            <text:p>156,25</text:p>
          </table:table-cell>
          <table:table-cell table:formula="of:=([.D624]-[.I624])^2" office:value-type="float" office:value="0.0625" calcext:value-type="float">
            <text:p>0,0625</text:p>
          </table:table-cell>
          <table:table-cell/>
          <table:table-cell table:formula="of:=ROUND(COS([.I624]*PI()/180);7)" office:value-type="float" office:value="-0.9153115" calcext:value-type="float">
            <text:p>-0,9153115</text:p>
          </table:table-cell>
          <table:table-cell table:formula="of:=ROUND(SIN([.I624]*PI()/180);7)" office:value-type="float" office:value="0.4027467" calcext:value-type="float">
            <text:p>0,4027467</text:p>
          </table:table-cell>
          <table:table-cell table:formula="of:=ABS([.L624]-[.E624])" office:value-type="float" office:value="0.00176603999999991" calcext:value-type="float">
            <text:p>0,00176604</text:p>
          </table:table-cell>
          <table:table-cell table:formula="of:=ABS([.M624]-[.F624])" office:value-type="float" office:value="0.00398993999999997" calcext:value-type="float">
            <text:p>0,00398994</text:p>
          </table:table-cell>
          <table:table-cell/>
        </table:table-row>
        <table:table-row table:style-name="ro1">
          <table:table-cell office:value-type="float" office:value="1623609883.76765" calcext:value-type="float">
            <text:p>1623609883,7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56.5" calcext:value-type="float">
            <text:p>156,5</text:p>
          </table:table-cell>
          <table:table-cell table:formula="of:=([.D625]-[.I625])^2" office:value-type="float" office:value="0.25" calcext:value-type="float">
            <text:p>0,25</text:p>
          </table:table-cell>
          <table:table-cell/>
          <table:table-cell table:formula="of:=ROUND(COS([.I625]*PI()/180);7)" office:value-type="float" office:value="-0.9170601" calcext:value-type="float">
            <text:p>-0,9170601</text:p>
          </table:table-cell>
          <table:table-cell table:formula="of:=ROUND(SIN([.I625]*PI()/180);7)" office:value-type="float" office:value="0.3987491" calcext:value-type="float">
            <text:p>0,3987491</text:p>
          </table:table-cell>
          <table:table-cell table:formula="of:=ABS([.L625]-[.E625])" office:value-type="float" office:value="0.00344475" calcext:value-type="float">
            <text:p>0,00344475</text:p>
          </table:table-cell>
          <table:table-cell table:formula="of:=ABS([.M625]-[.F625])" office:value-type="float" office:value="0.00801797000000004" calcext:value-type="float">
            <text:p>0,00801797</text:p>
          </table:table-cell>
          <table:table-cell/>
        </table:table-row>
        <table:table-row table:style-name="ro1">
          <table:table-cell office:value-type="float" office:value="1623609883.86762" calcext:value-type="float">
            <text:p>1623609883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56.75" calcext:value-type="float">
            <text:p>156,75</text:p>
          </table:table-cell>
          <table:table-cell table:formula="of:=([.D626]-[.I626])^2" office:value-type="float" office:value="0.0625" calcext:value-type="float">
            <text:p>0,0625</text:p>
          </table:table-cell>
          <table:table-cell/>
          <table:table-cell table:formula="of:=ROUND(COS([.I626]*PI()/180);7)" office:value-type="float" office:value="-0.9187912" calcext:value-type="float">
            <text:p>-0,9187912</text:p>
          </table:table-cell>
          <table:table-cell table:formula="of:=ROUND(SIN([.I626]*PI()/180);7)" office:value-type="float" office:value="0.3947439" calcext:value-type="float">
            <text:p>0,3947439</text:p>
          </table:table-cell>
          <table:table-cell table:formula="of:=ABS([.L626]-[.E626])" office:value-type="float" office:value="0.00171365000000001" calcext:value-type="float">
            <text:p>0,00171365</text:p>
          </table:table-cell>
          <table:table-cell table:formula="of:=ABS([.M626]-[.F626])" office:value-type="float" office:value="0.00401277" calcext:value-type="float">
            <text:p>0,00401277</text:p>
          </table:table-cell>
          <table:table-cell/>
        </table:table-row>
        <table:table-row table:style-name="ro1">
          <table:table-cell office:value-type="float" office:value="1623609883.96762" calcext:value-type="float">
            <text:p>1623609883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([.D627]-[.I627])^2" office:value-type="float" office:value="0" calcext:value-type="float">
            <text:p>0</text:p>
          </table:table-cell>
          <table:table-cell/>
          <table:table-cell table:formula="of:=ROUND(COS([.I627]*PI()/180);7)" office:value-type="float" office:value="-0.9205049" calcext:value-type="float">
            <text:p>-0,9205049</text:p>
          </table:table-cell>
          <table:table-cell table:formula="of:=ROUND(SIN([.I627]*PI()/180);7)" office:value-type="float" office:value="0.3907311" calcext:value-type="float">
            <text:p>0,3907311</text:p>
          </table:table-cell>
          <table:table-cell table:formula="of:=ABS([.L627]-[.E627])" office:value-type="float" office:value="0.0000000499999999181711" calcext:value-type="float">
            <text:p>4,99999999181711E-08</text:p>
          </table:table-cell>
          <table:table-cell table:formula="of:=ABS([.M627]-[.F627])" office:value-type="float" office:value="0.0000000299999999842093" calcext:value-type="float">
            <text:p>2,99999999842093E-08</text:p>
          </table:table-cell>
          <table:table-cell/>
        </table:table-row>
        <table:table-row table:style-name="ro1">
          <table:table-cell office:value-type="float" office:value="1623609884.06762" calcext:value-type="float">
            <text:p>1623609884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57.25" calcext:value-type="float">
            <text:p>157,25</text:p>
          </table:table-cell>
          <table:table-cell table:formula="of:=([.D628]-[.I628])^2" office:value-type="float" office:value="0.0625" calcext:value-type="float">
            <text:p>0,0625</text:p>
          </table:table-cell>
          <table:table-cell/>
          <table:table-cell table:formula="of:=ROUND(COS([.I628]*PI()/180);7)" office:value-type="float" office:value="-0.922201" calcext:value-type="float">
            <text:p>-0,922201</text:p>
          </table:table-cell>
          <table:table-cell table:formula="of:=ROUND(SIN([.I628]*PI()/180);7)" office:value-type="float" office:value="0.386711" calcext:value-type="float">
            <text:p>0,386711</text:p>
          </table:table-cell>
          <table:table-cell table:formula="of:=ABS([.L628]-[.E628])" office:value-type="float" office:value="0.00169615000000001" calcext:value-type="float">
            <text:p>0,00169615</text:p>
          </table:table-cell>
          <table:table-cell table:formula="of:=ABS([.M628]-[.F628])" office:value-type="float" office:value="0.00402012999999996" calcext:value-type="float">
            <text:p>0,00402013</text:p>
          </table:table-cell>
          <table:table-cell/>
        </table:table-row>
        <table:table-row table:style-name="ro1">
          <table:table-cell office:value-type="float" office:value="1623609884.16759" calcext:value-type="float">
            <text:p>1623609884,1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-0.92718385" calcext:value-type="float">
            <text:p>-0,92718385</text:p>
          </table:table-cell>
          <table:table-cell office:value-type="float" office:value="0.37460659" calcext:value-type="float">
            <text:p>0,37460659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7.5" calcext:value-type="float">
            <text:p>157,5</text:p>
          </table:table-cell>
          <table:table-cell table:formula="of:=([.D629]-[.I629])^2" office:value-type="float" office:value="0.25" calcext:value-type="float">
            <text:p>0,25</text:p>
          </table:table-cell>
          <table:table-cell/>
          <table:table-cell table:formula="of:=ROUND(COS([.I629]*PI()/180);7)" office:value-type="float" office:value="-0.9238795" calcext:value-type="float">
            <text:p>-0,9238795</text:p>
          </table:table-cell>
          <table:table-cell table:formula="of:=ROUND(SIN([.I629]*PI()/180);7)" office:value-type="float" office:value="0.3826834" calcext:value-type="float">
            <text:p>0,3826834</text:p>
          </table:table-cell>
          <table:table-cell table:formula="of:=ABS([.L629]-[.E629])" office:value-type="float" office:value="0.00330435000000007" calcext:value-type="float">
            <text:p>0,00330435</text:p>
          </table:table-cell>
          <table:table-cell table:formula="of:=ABS([.M629]-[.F629])" office:value-type="float" office:value="0.00807680999999999" calcext:value-type="float">
            <text:p>0,00807681</text:p>
          </table:table-cell>
          <table:table-cell/>
        </table:table-row>
        <table:table-row table:style-name="ro1">
          <table:table-cell office:value-type="float" office:value="1623609884.26761" calcext:value-type="float">
            <text:p>1623609884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-0.92718385" calcext:value-type="float">
            <text:p>-0,92718385</text:p>
          </table:table-cell>
          <table:table-cell office:value-type="float" office:value="0.37460659" calcext:value-type="float">
            <text:p>0,37460659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7.75" calcext:value-type="float">
            <text:p>157,75</text:p>
          </table:table-cell>
          <table:table-cell table:formula="of:=([.D630]-[.I630])^2" office:value-type="float" office:value="0.0625" calcext:value-type="float">
            <text:p>0,0625</text:p>
          </table:table-cell>
          <table:table-cell/>
          <table:table-cell table:formula="of:=ROUND(COS([.I630]*PI()/180);7)" office:value-type="float" office:value="-0.9255405" calcext:value-type="float">
            <text:p>-0,9255405</text:p>
          </table:table-cell>
          <table:table-cell table:formula="of:=ROUND(SIN([.I630]*PI()/180);7)" office:value-type="float" office:value="0.3786486" calcext:value-type="float">
            <text:p>0,3786486</text:p>
          </table:table-cell>
          <table:table-cell table:formula="of:=ABS([.L630]-[.E630])" office:value-type="float" office:value="0.00164335000000004" calcext:value-type="float">
            <text:p>0,00164335</text:p>
          </table:table-cell>
          <table:table-cell table:formula="of:=ABS([.M630]-[.F630])" office:value-type="float" office:value="0.00404200999999998" calcext:value-type="float">
            <text:p>0,00404201</text:p>
          </table:table-cell>
          <table:table-cell/>
        </table:table-row>
        <table:table-row table:style-name="ro1">
          <table:table-cell office:value-type="float" office:value="1623609884.36762" calcext:value-type="float">
            <text:p>1623609884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-0.92718385" calcext:value-type="float">
            <text:p>-0,92718385</text:p>
          </table:table-cell>
          <table:table-cell office:value-type="float" office:value="0.37460659" calcext:value-type="float">
            <text:p>0,37460659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([.D631]-[.I631])^2" office:value-type="float" office:value="0" calcext:value-type="float">
            <text:p>0</text:p>
          </table:table-cell>
          <table:table-cell/>
          <table:table-cell table:formula="of:=ROUND(COS([.I631]*PI()/180);7)" office:value-type="float" office:value="-0.9271839" calcext:value-type="float">
            <text:p>-0,9271839</text:p>
          </table:table-cell>
          <table:table-cell table:formula="of:=ROUND(SIN([.I631]*PI()/180);7)" office:value-type="float" office:value="0.3746066" calcext:value-type="float">
            <text:p>0,3746066</text:p>
          </table:table-cell>
          <table:table-cell table:formula="of:=ABS([.L631]-[.E631])" office:value-type="float" office:value="0.0000000499999999181711" calcext:value-type="float">
            <text:p>4,99999999181711E-08</text:p>
          </table:table-cell>
          <table:table-cell table:formula="of:=ABS([.M631]-[.F631])" office:value-type="float" office:value="0.00000000999999999473644" calcext:value-type="float">
            <text:p>9,99999999473644E-09</text:p>
          </table:table-cell>
          <table:table-cell/>
        </table:table-row>
        <table:table-row table:style-name="ro1">
          <table:table-cell office:value-type="float" office:value="1623609884.46759" calcext:value-type="float">
            <text:p>1623609884,4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-0.92718385" calcext:value-type="float">
            <text:p>-0,92718385</text:p>
          </table:table-cell>
          <table:table-cell office:value-type="float" office:value="0.37460659" calcext:value-type="float">
            <text:p>0,37460659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8.25" calcext:value-type="float">
            <text:p>158,25</text:p>
          </table:table-cell>
          <table:table-cell table:formula="of:=([.D632]-[.I632])^2" office:value-type="float" office:value="0.0625" calcext:value-type="float">
            <text:p>0,0625</text:p>
          </table:table-cell>
          <table:table-cell/>
          <table:table-cell table:formula="of:=ROUND(COS([.I632]*PI()/180);7)" office:value-type="float" office:value="-0.9288096" calcext:value-type="float">
            <text:p>-0,9288096</text:p>
          </table:table-cell>
          <table:table-cell table:formula="of:=ROUND(SIN([.I632]*PI()/180);7)" office:value-type="float" office:value="0.3705574" calcext:value-type="float">
            <text:p>0,3705574</text:p>
          </table:table-cell>
          <table:table-cell table:formula="of:=ABS([.L632]-[.E632])" office:value-type="float" office:value="0.00162574999999998" calcext:value-type="float">
            <text:p>0,00162575</text:p>
          </table:table-cell>
          <table:table-cell table:formula="of:=ABS([.M632]-[.F632])" office:value-type="float" office:value="0.00404919000000004" calcext:value-type="float">
            <text:p>0,00404919</text:p>
          </table:table-cell>
          <table:table-cell/>
        </table:table-row>
        <table:table-row table:style-name="ro1">
          <table:table-cell office:value-type="float" office:value="1623609884.56762" calcext:value-type="float">
            <text:p>1623609884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-0.93358043" calcext:value-type="float">
            <text:p>-0,93358043</text:p>
          </table:table-cell>
          <table:table-cell office:value-type="float" office:value="0.35836795" calcext:value-type="float">
            <text:p>0,35836795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8.5" calcext:value-type="float">
            <text:p>158,5</text:p>
          </table:table-cell>
          <table:table-cell table:formula="of:=([.D633]-[.I633])^2" office:value-type="float" office:value="0.25" calcext:value-type="float">
            <text:p>0,25</text:p>
          </table:table-cell>
          <table:table-cell/>
          <table:table-cell table:formula="of:=ROUND(COS([.I633]*PI()/180);7)" office:value-type="float" office:value="-0.9304176" calcext:value-type="float">
            <text:p>-0,9304176</text:p>
          </table:table-cell>
          <table:table-cell table:formula="of:=ROUND(SIN([.I633]*PI()/180);7)" office:value-type="float" office:value="0.3665012" calcext:value-type="float">
            <text:p>0,3665012</text:p>
          </table:table-cell>
          <table:table-cell table:formula="of:=ABS([.L633]-[.E633])" office:value-type="float" office:value="0.00316283000000006" calcext:value-type="float">
            <text:p>0,00316283</text:p>
          </table:table-cell>
          <table:table-cell table:formula="of:=ABS([.M633]-[.F633])" office:value-type="float" office:value="0.00813325000000004" calcext:value-type="float">
            <text:p>0,00813325</text:p>
          </table:table-cell>
          <table:table-cell/>
        </table:table-row>
        <table:table-row table:style-name="ro1">
          <table:table-cell office:value-type="float" office:value="1623609884.66762" calcext:value-type="float">
            <text:p>1623609884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-0.93358043" calcext:value-type="float">
            <text:p>-0,93358043</text:p>
          </table:table-cell>
          <table:table-cell office:value-type="float" office:value="0.35836795" calcext:value-type="float">
            <text:p>0,35836795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8.75" calcext:value-type="float">
            <text:p>158,75</text:p>
          </table:table-cell>
          <table:table-cell table:formula="of:=([.D634]-[.I634])^2" office:value-type="float" office:value="0.0625" calcext:value-type="float">
            <text:p>0,0625</text:p>
          </table:table-cell>
          <table:table-cell/>
          <table:table-cell table:formula="of:=ROUND(COS([.I634]*PI()/180);7)" office:value-type="float" office:value="-0.9320079" calcext:value-type="float">
            <text:p>-0,9320079</text:p>
          </table:table-cell>
          <table:table-cell table:formula="of:=ROUND(SIN([.I634]*PI()/180);7)" office:value-type="float" office:value="0.362438" calcext:value-type="float">
            <text:p>0,362438</text:p>
          </table:table-cell>
          <table:table-cell table:formula="of:=ABS([.L634]-[.E634])" office:value-type="float" office:value="0.00157253000000002" calcext:value-type="float">
            <text:p>0,00157253</text:p>
          </table:table-cell>
          <table:table-cell table:formula="of:=ABS([.M634]-[.F634])" office:value-type="float" office:value="0.00407004999999999" calcext:value-type="float">
            <text:p>0,00407005</text:p>
          </table:table-cell>
          <table:table-cell/>
        </table:table-row>
        <table:table-row table:style-name="ro1">
          <table:table-cell office:value-type="float" office:value="1623609884.76762" calcext:value-type="float">
            <text:p>1623609884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-0.93358043" calcext:value-type="float">
            <text:p>-0,93358043</text:p>
          </table:table-cell>
          <table:table-cell office:value-type="float" office:value="0.35836795" calcext:value-type="float">
            <text:p>0,35836795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([.D635]-[.I635])^2" office:value-type="float" office:value="0" calcext:value-type="float">
            <text:p>0</text:p>
          </table:table-cell>
          <table:table-cell/>
          <table:table-cell table:formula="of:=ROUND(COS([.I635]*PI()/180);7)" office:value-type="float" office:value="-0.9335804" calcext:value-type="float">
            <text:p>-0,9335804</text:p>
          </table:table-cell>
          <table:table-cell table:formula="of:=ROUND(SIN([.I635]*PI()/180);7)" office:value-type="float" office:value="0.3583679" calcext:value-type="float">
            <text:p>0,3583679</text:p>
          </table:table-cell>
          <table:table-cell table:formula="of:=ABS([.L635]-[.E635])" office:value-type="float" office:value="0.0000000300000000397205" calcext:value-type="float">
            <text:p>3,00000000397205E-08</text:p>
          </table:table-cell>
          <table:table-cell table:formula="of:=ABS([.M635]-[.F635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884.8676" calcext:value-type="float">
            <text:p>1623609884,8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-0.93358043" calcext:value-type="float">
            <text:p>-0,93358043</text:p>
          </table:table-cell>
          <table:table-cell office:value-type="float" office:value="0.35836795" calcext:value-type="float">
            <text:p>0,35836795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9.25" calcext:value-type="float">
            <text:p>159,25</text:p>
          </table:table-cell>
          <table:table-cell table:formula="of:=([.D636]-[.I636])^2" office:value-type="float" office:value="0.0625" calcext:value-type="float">
            <text:p>0,0625</text:p>
          </table:table-cell>
          <table:table-cell/>
          <table:table-cell table:formula="of:=ROUND(COS([.I636]*PI()/180);7)" office:value-type="float" office:value="-0.9351352" calcext:value-type="float">
            <text:p>-0,9351352</text:p>
          </table:table-cell>
          <table:table-cell table:formula="of:=ROUND(SIN([.I636]*PI()/180);7)" office:value-type="float" office:value="0.354291" calcext:value-type="float">
            <text:p>0,354291</text:p>
          </table:table-cell>
          <table:table-cell table:formula="of:=ABS([.L636]-[.E636])" office:value-type="float" office:value="0.00155477000000004" calcext:value-type="float">
            <text:p>0,00155477</text:p>
          </table:table-cell>
          <table:table-cell table:formula="of:=ABS([.M636]-[.F636])" office:value-type="float" office:value="0.00407694999999997" calcext:value-type="float">
            <text:p>0,00407695</text:p>
          </table:table-cell>
          <table:table-cell/>
        </table:table-row>
        <table:table-row table:style-name="ro1">
          <table:table-cell office:value-type="float" office:value="1623609884.96762" calcext:value-type="float">
            <text:p>1623609884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-0.93969262" calcext:value-type="float">
            <text:p>-0,93969262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59.5" calcext:value-type="float">
            <text:p>159,5</text:p>
          </table:table-cell>
          <table:table-cell table:formula="of:=([.D637]-[.I637])^2" office:value-type="float" office:value="0.25" calcext:value-type="float">
            <text:p>0,25</text:p>
          </table:table-cell>
          <table:table-cell/>
          <table:table-cell table:formula="of:=ROUND(COS([.I637]*PI()/180);7)" office:value-type="float" office:value="-0.9366722" calcext:value-type="float">
            <text:p>-0,9366722</text:p>
          </table:table-cell>
          <table:table-cell table:formula="of:=ROUND(SIN([.I637]*PI()/180);7)" office:value-type="float" office:value="0.3502074" calcext:value-type="float">
            <text:p>0,3502074</text:p>
          </table:table-cell>
          <table:table-cell table:formula="of:=ABS([.L637]-[.E637])" office:value-type="float" office:value="0.00302042000000002" calcext:value-type="float">
            <text:p>0,00302042</text:p>
          </table:table-cell>
          <table:table-cell table:formula="of:=ABS([.M637]-[.F637])" office:value-type="float" office:value="0.00818725999999997" calcext:value-type="float">
            <text:p>0,00818726</text:p>
          </table:table-cell>
          <table:table-cell/>
        </table:table-row>
        <table:table-row table:style-name="ro1">
          <table:table-cell office:value-type="float" office:value="1623609885.06767" calcext:value-type="float">
            <text:p>1623609885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-0.93969262" calcext:value-type="float">
            <text:p>-0,93969262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59.75" calcext:value-type="float">
            <text:p>159,75</text:p>
          </table:table-cell>
          <table:table-cell table:formula="of:=([.D638]-[.I638])^2" office:value-type="float" office:value="0.0625" calcext:value-type="float">
            <text:p>0,0625</text:p>
          </table:table-cell>
          <table:table-cell/>
          <table:table-cell table:formula="of:=ROUND(COS([.I638]*PI()/180);7)" office:value-type="float" office:value="-0.9381913" calcext:value-type="float">
            <text:p>-0,9381913</text:p>
          </table:table-cell>
          <table:table-cell table:formula="of:=ROUND(SIN([.I638]*PI()/180);7)" office:value-type="float" office:value="0.3461171" calcext:value-type="float">
            <text:p>0,3461171</text:p>
          </table:table-cell>
          <table:table-cell table:formula="of:=ABS([.L638]-[.E638])" office:value-type="float" office:value="0.00150132000000003" calcext:value-type="float">
            <text:p>0,00150132</text:p>
          </table:table-cell>
          <table:table-cell table:formula="of:=ABS([.M638]-[.F638])" office:value-type="float" office:value="0.00409695999999998" calcext:value-type="float">
            <text:p>0,00409696</text:p>
          </table:table-cell>
          <table:table-cell/>
        </table:table-row>
        <table:table-row table:style-name="ro1">
          <table:table-cell office:value-type="float" office:value="1623609885.16762" calcext:value-type="float">
            <text:p>1623609885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-0.93969262" calcext:value-type="float">
            <text:p>-0,93969262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([.D639]-[.I639])^2" office:value-type="float" office:value="0" calcext:value-type="float">
            <text:p>0</text:p>
          </table:table-cell>
          <table:table-cell/>
          <table:table-cell table:formula="of:=ROUND(COS([.I639]*PI()/180);7)" office:value-type="float" office:value="-0.9396926" calcext:value-type="float">
            <text:p>-0,9396926</text:p>
          </table:table-cell>
          <table:table-cell table:formula="of:=ROUND(SIN([.I639]*PI()/180);7)" office:value-type="float" office:value="0.3420201" calcext:value-type="float">
            <text:p>0,3420201</text:p>
          </table:table-cell>
          <table:table-cell table:formula="of:=ABS([.L639]-[.E639])" office:value-type="float" office:value="0.0000000199999999894729" calcext:value-type="float">
            <text:p>1,99999999894729E-08</text:p>
          </table:table-cell>
          <table:table-cell table:formula="of:=ABS([.M639]-[.F639])" office:value-type="float" office:value="0.0000000400000000344569" calcext:value-type="float">
            <text:p>4,00000000344569E-08</text:p>
          </table:table-cell>
          <table:table-cell/>
        </table:table-row>
        <table:table-row table:style-name="ro1">
          <table:table-cell office:value-type="float" office:value="1623609885.26761" calcext:value-type="float">
            <text:p>1623609885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-0.93969262" calcext:value-type="float">
            <text:p>-0,93969262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60.25" calcext:value-type="float">
            <text:p>160,25</text:p>
          </table:table-cell>
          <table:table-cell table:formula="of:=([.D640]-[.I640])^2" office:value-type="float" office:value="0.0625" calcext:value-type="float">
            <text:p>0,0625</text:p>
          </table:table-cell>
          <table:table-cell/>
          <table:table-cell table:formula="of:=ROUND(COS([.I640]*PI()/180);7)" office:value-type="float" office:value="-0.941176" calcext:value-type="float">
            <text:p>-0,941176</text:p>
          </table:table-cell>
          <table:table-cell table:formula="of:=ROUND(SIN([.I640]*PI()/180);7)" office:value-type="float" office:value="0.3379167" calcext:value-type="float">
            <text:p>0,3379167</text:p>
          </table:table-cell>
          <table:table-cell table:formula="of:=ABS([.L640]-[.E640])" office:value-type="float" office:value="0.00148338000000003" calcext:value-type="float">
            <text:p>0,00148338</text:p>
          </table:table-cell>
          <table:table-cell table:formula="of:=ABS([.M640]-[.F640])" office:value-type="float" office:value="0.00410344000000001" calcext:value-type="float">
            <text:p>0,00410344</text:p>
          </table:table-cell>
          <table:table-cell/>
        </table:table-row>
        <table:table-row table:style-name="ro1">
          <table:table-cell office:value-type="float" office:value="1623609885.36762" calcext:value-type="float">
            <text:p>1623609885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60.5" calcext:value-type="float">
            <text:p>160,5</text:p>
          </table:table-cell>
          <table:table-cell table:formula="of:=([.D641]-[.I641])^2" office:value-type="float" office:value="0.25" calcext:value-type="float">
            <text:p>0,25</text:p>
          </table:table-cell>
          <table:table-cell/>
          <table:table-cell table:formula="of:=ROUND(COS([.I641]*PI()/180);7)" office:value-type="float" office:value="-0.9426415" calcext:value-type="float">
            <text:p>-0,9426415</text:p>
          </table:table-cell>
          <table:table-cell table:formula="of:=ROUND(SIN([.I641]*PI()/180);7)" office:value-type="float" office:value="0.3338069" calcext:value-type="float">
            <text:p>0,3338069</text:p>
          </table:table-cell>
          <table:table-cell table:formula="of:=ABS([.L641]-[.E641])" office:value-type="float" office:value="0.00287707999999998" calcext:value-type="float">
            <text:p>0,00287708</text:p>
          </table:table-cell>
          <table:table-cell table:formula="of:=ABS([.M641]-[.F641])" office:value-type="float" office:value="0.00823875000000002" calcext:value-type="float">
            <text:p>0,00823875</text:p>
          </table:table-cell>
          <table:table-cell/>
        </table:table-row>
        <table:table-row table:style-name="ro1">
          <table:table-cell office:value-type="float" office:value="1623609885.46762" calcext:value-type="float">
            <text:p>1623609885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60.75" calcext:value-type="float">
            <text:p>160,75</text:p>
          </table:table-cell>
          <table:table-cell table:formula="of:=([.D642]-[.I642])^2" office:value-type="float" office:value="0.0625" calcext:value-type="float">
            <text:p>0,0625</text:p>
          </table:table-cell>
          <table:table-cell/>
          <table:table-cell table:formula="of:=ROUND(COS([.I642]*PI()/180);7)" office:value-type="float" office:value="-0.944089" calcext:value-type="float">
            <text:p>-0,944089</text:p>
          </table:table-cell>
          <table:table-cell table:formula="of:=ROUND(SIN([.I642]*PI()/180);7)" office:value-type="float" office:value="0.3296906" calcext:value-type="float">
            <text:p>0,3296906</text:p>
          </table:table-cell>
          <table:table-cell table:formula="of:=ABS([.L642]-[.E642])" office:value-type="float" office:value="0.00142958000000004" calcext:value-type="float">
            <text:p>0,00142958</text:p>
          </table:table-cell>
          <table:table-cell table:formula="of:=ABS([.M642]-[.F642])" office:value-type="float" office:value="0.00412245" calcext:value-type="float">
            <text:p>0,00412245</text:p>
          </table:table-cell>
          <table:table-cell/>
        </table:table-row>
        <table:table-row table:style-name="ro1">
          <table:table-cell office:value-type="float" office:value="1623609885.56762" calcext:value-type="float">
            <text:p>1623609885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([.D643]-[.I643])^2" office:value-type="float" office:value="0" calcext:value-type="float">
            <text:p>0</text:p>
          </table:table-cell>
          <table:table-cell/>
          <table:table-cell table:formula="of:=ROUND(COS([.I643]*PI()/180);7)" office:value-type="float" office:value="-0.9455186" calcext:value-type="float">
            <text:p>-0,9455186</text:p>
          </table:table-cell>
          <table:table-cell table:formula="of:=ROUND(SIN([.I643]*PI()/180);7)" office:value-type="float" office:value="0.3255682" calcext:value-type="float">
            <text:p>0,3255682</text:p>
          </table:table-cell>
          <table:table-cell table:formula="of:=ABS([.L643]-[.E643])" office:value-type="float" office:value="0.0000000199999999894729" calcext:value-type="float">
            <text:p>1,99999999894729E-08</text:p>
          </table:table-cell>
          <table:table-cell table:formula="of:=ABS([.M643]-[.F643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885.6677" calcext:value-type="float">
            <text:p>1623609885,6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61.25" calcext:value-type="float">
            <text:p>161,25</text:p>
          </table:table-cell>
          <table:table-cell table:formula="of:=([.D644]-[.I644])^2" office:value-type="float" office:value="0.0625" calcext:value-type="float">
            <text:p>0,0625</text:p>
          </table:table-cell>
          <table:table-cell/>
          <table:table-cell table:formula="of:=ROUND(COS([.I644]*PI()/180);7)" office:value-type="float" office:value="-0.9469301" calcext:value-type="float">
            <text:p>-0,9469301</text:p>
          </table:table-cell>
          <table:table-cell table:formula="of:=ROUND(SIN([.I644]*PI()/180);7)" office:value-type="float" office:value="0.3214395" calcext:value-type="float">
            <text:p>0,3214395</text:p>
          </table:table-cell>
          <table:table-cell table:formula="of:=ABS([.L644]-[.E644])" office:value-type="float" office:value="0.00141152" calcext:value-type="float">
            <text:p>0,00141152</text:p>
          </table:table-cell>
          <table:table-cell table:formula="of:=ABS([.M644]-[.F644])" office:value-type="float" office:value="0.00412865000000001" calcext:value-type="float">
            <text:p>0,00412865</text:p>
          </table:table-cell>
          <table:table-cell/>
        </table:table-row>
        <table:table-row table:style-name="ro1">
          <table:table-cell office:value-type="float" office:value="1623609885.76766" calcext:value-type="float">
            <text:p>1623609885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-0.95105652" calcext:value-type="float">
            <text:p>-0,95105652</text:p>
          </table:table-cell>
          <table:table-cell office:value-type="float" office:value="0.30901699" calcext:value-type="float">
            <text:p>0,3090169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1.5" calcext:value-type="float">
            <text:p>161,5</text:p>
          </table:table-cell>
          <table:table-cell table:formula="of:=([.D645]-[.I645])^2" office:value-type="float" office:value="0.25" calcext:value-type="float">
            <text:p>0,25</text:p>
          </table:table-cell>
          <table:table-cell/>
          <table:table-cell table:formula="of:=ROUND(COS([.I645]*PI()/180);7)" office:value-type="float" office:value="-0.9483237" calcext:value-type="float">
            <text:p>-0,9483237</text:p>
          </table:table-cell>
          <table:table-cell table:formula="of:=ROUND(SIN([.I645]*PI()/180);7)" office:value-type="float" office:value="0.3173047" calcext:value-type="float">
            <text:p>0,3173047</text:p>
          </table:table-cell>
          <table:table-cell table:formula="of:=ABS([.L645]-[.E645])" office:value-type="float" office:value="0.00273282000000008" calcext:value-type="float">
            <text:p>0,00273282</text:p>
          </table:table-cell>
          <table:table-cell table:formula="of:=ABS([.M645]-[.F645])" office:value-type="float" office:value="0.00828771" calcext:value-type="float">
            <text:p>0,00828771</text:p>
          </table:table-cell>
          <table:table-cell/>
        </table:table-row>
        <table:table-row table:style-name="ro1">
          <table:table-cell office:value-type="float" office:value="1623609885.86767" calcext:value-type="float">
            <text:p>1623609885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-0.95105652" calcext:value-type="float">
            <text:p>-0,95105652</text:p>
          </table:table-cell>
          <table:table-cell office:value-type="float" office:value="0.30901699" calcext:value-type="float">
            <text:p>0,3090169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1.75" calcext:value-type="float">
            <text:p>161,75</text:p>
          </table:table-cell>
          <table:table-cell table:formula="of:=([.D646]-[.I646])^2" office:value-type="float" office:value="0.0625" calcext:value-type="float">
            <text:p>0,0625</text:p>
          </table:table-cell>
          <table:table-cell/>
          <table:table-cell table:formula="of:=ROUND(COS([.I646]*PI()/180);7)" office:value-type="float" office:value="-0.9496991" calcext:value-type="float">
            <text:p>-0,9496991</text:p>
          </table:table-cell>
          <table:table-cell table:formula="of:=ROUND(SIN([.I646]*PI()/180);7)" office:value-type="float" office:value="0.3131638" calcext:value-type="float">
            <text:p>0,3131638</text:p>
          </table:table-cell>
          <table:table-cell table:formula="of:=ABS([.L646]-[.E646])" office:value-type="float" office:value="0.00135742000000005" calcext:value-type="float">
            <text:p>0,00135742</text:p>
          </table:table-cell>
          <table:table-cell table:formula="of:=ABS([.M646]-[.F646])" office:value-type="float" office:value="0.00414681" calcext:value-type="float">
            <text:p>0,00414681</text:p>
          </table:table-cell>
          <table:table-cell/>
        </table:table-row>
        <table:table-row table:style-name="ro1">
          <table:table-cell office:value-type="float" office:value="1623609885.96762" calcext:value-type="float">
            <text:p>1623609885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-0.95105652" calcext:value-type="float">
            <text:p>-0,95105652</text:p>
          </table:table-cell>
          <table:table-cell office:value-type="float" office:value="0.30901699" calcext:value-type="float">
            <text:p>0,3090169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([.D647]-[.I647])^2" office:value-type="float" office:value="0" calcext:value-type="float">
            <text:p>0</text:p>
          </table:table-cell>
          <table:table-cell/>
          <table:table-cell table:formula="of:=ROUND(COS([.I647]*PI()/180);7)" office:value-type="float" office:value="-0.9510565" calcext:value-type="float">
            <text:p>-0,9510565</text:p>
          </table:table-cell>
          <table:table-cell table:formula="of:=ROUND(SIN([.I647]*PI()/180);7)" office:value-type="float" office:value="0.309017" calcext:value-type="float">
            <text:p>0,309017</text:p>
          </table:table-cell>
          <table:table-cell table:formula="of:=ABS([.L647]-[.E647])" office:value-type="float" office:value="0.0000000200000001004952" calcext:value-type="float">
            <text:p>2,00000001004952E-08</text:p>
          </table:table-cell>
          <table:table-cell table:formula="of:=ABS([.M647]-[.F647])" office:value-type="float" office:value="0.00000000999999999473644" calcext:value-type="float">
            <text:p>9,99999999473644E-09</text:p>
          </table:table-cell>
          <table:table-cell/>
        </table:table-row>
        <table:table-row table:style-name="ro1">
          <table:table-cell office:value-type="float" office:value="1623609886.06761" calcext:value-type="float">
            <text:p>1623609886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-0.95105652" calcext:value-type="float">
            <text:p>-0,95105652</text:p>
          </table:table-cell>
          <table:table-cell office:value-type="float" office:value="0.30901699" calcext:value-type="float">
            <text:p>0,3090169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2.25" calcext:value-type="float">
            <text:p>162,25</text:p>
          </table:table-cell>
          <table:table-cell table:formula="of:=([.D648]-[.I648])^2" office:value-type="float" office:value="0.0625" calcext:value-type="float">
            <text:p>0,0625</text:p>
          </table:table-cell>
          <table:table-cell/>
          <table:table-cell table:formula="of:=ROUND(COS([.I648]*PI()/180);7)" office:value-type="float" office:value="-0.9523958" calcext:value-type="float">
            <text:p>-0,9523958</text:p>
          </table:table-cell>
          <table:table-cell table:formula="of:=ROUND(SIN([.I648]*PI()/180);7)" office:value-type="float" office:value="0.3048643" calcext:value-type="float">
            <text:p>0,3048643</text:p>
          </table:table-cell>
          <table:table-cell table:formula="of:=ABS([.L648]-[.E648])" office:value-type="float" office:value="0.00133927999999994" calcext:value-type="float">
            <text:p>0,00133928</text:p>
          </table:table-cell>
          <table:table-cell table:formula="of:=ABS([.M648]-[.F648])" office:value-type="float" office:value="0.00415269000000001" calcext:value-type="float">
            <text:p>0,00415269</text:p>
          </table:table-cell>
          <table:table-cell/>
        </table:table-row>
        <table:table-row table:style-name="ro1">
          <table:table-cell office:value-type="float" office:value="1623609886.16762" calcext:value-type="float">
            <text:p>1623609886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-0.95630476" calcext:value-type="float">
            <text:p>-0,95630476</text:p>
          </table:table-cell>
          <table:table-cell office:value-type="float" office:value="0.2923717" calcext:value-type="float">
            <text:p>0,2923717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62.5" calcext:value-type="float">
            <text:p>162,5</text:p>
          </table:table-cell>
          <table:table-cell table:formula="of:=([.D649]-[.I649])^2" office:value-type="float" office:value="0.25" calcext:value-type="float">
            <text:p>0,25</text:p>
          </table:table-cell>
          <table:table-cell/>
          <table:table-cell table:formula="of:=ROUND(COS([.I649]*PI()/180);7)" office:value-type="float" office:value="-0.953717" calcext:value-type="float">
            <text:p>-0,953717</text:p>
          </table:table-cell>
          <table:table-cell table:formula="of:=ROUND(SIN([.I649]*PI()/180);7)" office:value-type="float" office:value="0.3007058" calcext:value-type="float">
            <text:p>0,3007058</text:p>
          </table:table-cell>
          <table:table-cell table:formula="of:=ABS([.L649]-[.E649])" office:value-type="float" office:value="0.00258775999999994" calcext:value-type="float">
            <text:p>0,00258776</text:p>
          </table:table-cell>
          <table:table-cell table:formula="of:=ABS([.M649]-[.F649])" office:value-type="float" office:value="0.00833410000000001" calcext:value-type="float">
            <text:p>0,0083341</text:p>
          </table:table-cell>
          <table:table-cell/>
        </table:table-row>
        <table:table-row table:style-name="ro1">
          <table:table-cell office:value-type="float" office:value="1623609886.26761" calcext:value-type="float">
            <text:p>1623609886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-0.95630476" calcext:value-type="float">
            <text:p>-0,95630476</text:p>
          </table:table-cell>
          <table:table-cell office:value-type="float" office:value="0.2923717" calcext:value-type="float">
            <text:p>0,2923717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62.75" calcext:value-type="float">
            <text:p>162,75</text:p>
          </table:table-cell>
          <table:table-cell table:formula="of:=([.D650]-[.I650])^2" office:value-type="float" office:value="0.0625" calcext:value-type="float">
            <text:p>0,0625</text:p>
          </table:table-cell>
          <table:table-cell/>
          <table:table-cell table:formula="of:=ROUND(COS([.I650]*PI()/180);7)" office:value-type="float" office:value="-0.9550199" calcext:value-type="float">
            <text:p>-0,9550199</text:p>
          </table:table-cell>
          <table:table-cell table:formula="of:=ROUND(SIN([.I650]*PI()/180);7)" office:value-type="float" office:value="0.2965416" calcext:value-type="float">
            <text:p>0,2965416</text:p>
          </table:table-cell>
          <table:table-cell table:formula="of:=ABS([.L650]-[.E650])" office:value-type="float" office:value="0.00128485999999994" calcext:value-type="float">
            <text:p>0,00128486</text:p>
          </table:table-cell>
          <table:table-cell table:formula="of:=ABS([.M650]-[.F650])" office:value-type="float" office:value="0.0041699" calcext:value-type="float">
            <text:p>0,0041699</text:p>
          </table:table-cell>
          <table:table-cell/>
        </table:table-row>
        <table:table-row table:style-name="ro1">
          <table:table-cell office:value-type="float" office:value="1623609886.36762" calcext:value-type="float">
            <text:p>1623609886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-0.95630476" calcext:value-type="float">
            <text:p>-0,95630476</text:p>
          </table:table-cell>
          <table:table-cell office:value-type="float" office:value="0.2923717" calcext:value-type="float">
            <text:p>0,2923717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([.D651]-[.I651])^2" office:value-type="float" office:value="0" calcext:value-type="float">
            <text:p>0</text:p>
          </table:table-cell>
          <table:table-cell/>
          <table:table-cell table:formula="of:=ROUND(COS([.I651]*PI()/180);7)" office:value-type="float" office:value="-0.9563048" calcext:value-type="float">
            <text:p>-0,9563048</text:p>
          </table:table-cell>
          <table:table-cell table:formula="of:=ROUND(SIN([.I651]*PI()/180);7)" office:value-type="float" office:value="0.2923717" calcext:value-type="float">
            <text:p>0,2923717</text:p>
          </table:table-cell>
          <table:table-cell table:formula="of:=ABS([.L651]-[.E651])" office:value-type="float" office:value="0.0000000399999999789458" calcext:value-type="float">
            <text:p>3,99999999789458E-08</text:p>
          </table:table-cell>
          <table:table-cell table:formula="of:=ABS([.M651]-[.F6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86.46762" calcext:value-type="float">
            <text:p>1623609886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-0.95630476" calcext:value-type="float">
            <text:p>-0,95630476</text:p>
          </table:table-cell>
          <table:table-cell office:value-type="float" office:value="0.2923717" calcext:value-type="float">
            <text:p>0,2923717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63.25" calcext:value-type="float">
            <text:p>163,25</text:p>
          </table:table-cell>
          <table:table-cell table:formula="of:=([.D652]-[.I652])^2" office:value-type="float" office:value="0.0625" calcext:value-type="float">
            <text:p>0,0625</text:p>
          </table:table-cell>
          <table:table-cell/>
          <table:table-cell table:formula="of:=ROUND(COS([.I652]*PI()/180);7)" office:value-type="float" office:value="-0.9575714" calcext:value-type="float">
            <text:p>-0,9575714</text:p>
          </table:table-cell>
          <table:table-cell table:formula="of:=ROUND(SIN([.I652]*PI()/180);7)" office:value-type="float" office:value="0.2881963" calcext:value-type="float">
            <text:p>0,2881963</text:p>
          </table:table-cell>
          <table:table-cell table:formula="of:=ABS([.L652]-[.E652])" office:value-type="float" office:value="0.00126663999999999" calcext:value-type="float">
            <text:p>0,00126664</text:p>
          </table:table-cell>
          <table:table-cell table:formula="of:=ABS([.M652]-[.F652])" office:value-type="float" office:value="0.0041754" calcext:value-type="float">
            <text:p>0,0041754</text:p>
          </table:table-cell>
          <table:table-cell/>
        </table:table-row>
        <table:table-row table:style-name="ro1">
          <table:table-cell office:value-type="float" office:value="1623609886.56762" calcext:value-type="float">
            <text:p>1623609886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-0.9612617" calcext:value-type="float">
            <text:p>-0,9612617</text:p>
          </table:table-cell>
          <table:table-cell office:value-type="float" office:value="0.27563736" calcext:value-type="float">
            <text:p>0,2756373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63.5" calcext:value-type="float">
            <text:p>163,5</text:p>
          </table:table-cell>
          <table:table-cell table:formula="of:=([.D653]-[.I653])^2" office:value-type="float" office:value="0.25" calcext:value-type="float">
            <text:p>0,25</text:p>
          </table:table-cell>
          <table:table-cell/>
          <table:table-cell table:formula="of:=ROUND(COS([.I653]*PI()/180);7)" office:value-type="float" office:value="-0.9588197" calcext:value-type="float">
            <text:p>-0,9588197</text:p>
          </table:table-cell>
          <table:table-cell table:formula="of:=ROUND(SIN([.I653]*PI()/180);7)" office:value-type="float" office:value="0.2840153" calcext:value-type="float">
            <text:p>0,2840153</text:p>
          </table:table-cell>
          <table:table-cell table:formula="of:=ABS([.L653]-[.E653])" office:value-type="float" office:value="0.00244199999999994" calcext:value-type="float">
            <text:p>0,002442</text:p>
          </table:table-cell>
          <table:table-cell table:formula="of:=ABS([.M653]-[.F653])" office:value-type="float" office:value="0.00837794000000003" calcext:value-type="float">
            <text:p>0,00837794</text:p>
          </table:table-cell>
          <table:table-cell/>
        </table:table-row>
        <table:table-row table:style-name="ro1">
          <table:table-cell office:value-type="float" office:value="1623609886.6676" calcext:value-type="float">
            <text:p>1623609886,6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-0.9612617" calcext:value-type="float">
            <text:p>-0,9612617</text:p>
          </table:table-cell>
          <table:table-cell office:value-type="float" office:value="0.27563736" calcext:value-type="float">
            <text:p>0,2756373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63.75" calcext:value-type="float">
            <text:p>163,75</text:p>
          </table:table-cell>
          <table:table-cell table:formula="of:=([.D654]-[.I654])^2" office:value-type="float" office:value="0.0625" calcext:value-type="float">
            <text:p>0,0625</text:p>
          </table:table-cell>
          <table:table-cell/>
          <table:table-cell table:formula="of:=ROUND(COS([.I654]*PI()/180);7)" office:value-type="float" office:value="-0.9600499" calcext:value-type="float">
            <text:p>-0,9600499</text:p>
          </table:table-cell>
          <table:table-cell table:formula="of:=ROUND(SIN([.I654]*PI()/180);7)" office:value-type="float" office:value="0.279829" calcext:value-type="float">
            <text:p>0,279829</text:p>
          </table:table-cell>
          <table:table-cell table:formula="of:=ABS([.L654]-[.E654])" office:value-type="float" office:value="0.00121179999999999" calcext:value-type="float">
            <text:p>0,0012118</text:p>
          </table:table-cell>
          <table:table-cell table:formula="of:=ABS([.M654]-[.F654])" office:value-type="float" office:value="0.00419164" calcext:value-type="float">
            <text:p>0,00419164</text:p>
          </table:table-cell>
          <table:table-cell/>
        </table:table-row>
        <table:table-row table:style-name="ro1">
          <table:table-cell office:value-type="float" office:value="1623609886.76762" calcext:value-type="float">
            <text:p>1623609886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-0.9612617" calcext:value-type="float">
            <text:p>-0,9612617</text:p>
          </table:table-cell>
          <table:table-cell office:value-type="float" office:value="0.27563736" calcext:value-type="float">
            <text:p>0,2756373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([.D655]-[.I655])^2" office:value-type="float" office:value="0" calcext:value-type="float">
            <text:p>0</text:p>
          </table:table-cell>
          <table:table-cell/>
          <table:table-cell table:formula="of:=ROUND(COS([.I655]*PI()/180);7)" office:value-type="float" office:value="-0.9612617" calcext:value-type="float">
            <text:p>-0,9612617</text:p>
          </table:table-cell>
          <table:table-cell table:formula="of:=ROUND(SIN([.I655]*PI()/180);7)" office:value-type="float" office:value="0.2756374" calcext:value-type="float">
            <text:p>0,2756374</text:p>
          </table:table-cell>
          <table:table-cell table:formula="of:=ABS([.L655]-[.E655])" office:value-type="float" office:value="0" calcext:value-type="float">
            <text:p>0</text:p>
          </table:table-cell>
          <table:table-cell table:formula="of:=ABS([.M655]-[.F655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86.86762" calcext:value-type="float">
            <text:p>1623609886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-0.9612617" calcext:value-type="float">
            <text:p>-0,9612617</text:p>
          </table:table-cell>
          <table:table-cell office:value-type="float" office:value="0.27563736" calcext:value-type="float">
            <text:p>0,2756373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64.25" calcext:value-type="float">
            <text:p>164,25</text:p>
          </table:table-cell>
          <table:table-cell table:formula="of:=([.D656]-[.I656])^2" office:value-type="float" office:value="0.0625" calcext:value-type="float">
            <text:p>0,0625</text:p>
          </table:table-cell>
          <table:table-cell/>
          <table:table-cell table:formula="of:=ROUND(COS([.I656]*PI()/180);7)" office:value-type="float" office:value="-0.9624552" calcext:value-type="float">
            <text:p>-0,9624552</text:p>
          </table:table-cell>
          <table:table-cell table:formula="of:=ROUND(SIN([.I656]*PI()/180);7)" office:value-type="float" office:value="0.2714404" calcext:value-type="float">
            <text:p>0,2714404</text:p>
          </table:table-cell>
          <table:table-cell table:formula="of:=ABS([.L656]-[.E656])" office:value-type="float" office:value="0.00119349999999996" calcext:value-type="float">
            <text:p>0,0011935</text:p>
          </table:table-cell>
          <table:table-cell table:formula="of:=ABS([.M656]-[.F656])" office:value-type="float" office:value="0.00419695999999997" calcext:value-type="float">
            <text:p>0,00419696</text:p>
          </table:table-cell>
          <table:table-cell/>
        </table:table-row>
        <table:table-row table:style-name="ro1">
          <table:table-cell office:value-type="float" office:value="1623609886.96761" calcext:value-type="float">
            <text:p>1623609886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-0.96592583" calcext:value-type="float">
            <text:p>-0,96592583</text:p>
          </table:table-cell>
          <table:table-cell office:value-type="float" office:value="0.25881905" calcext:value-type="float">
            <text:p>0,25881905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64.5" calcext:value-type="float">
            <text:p>164,5</text:p>
          </table:table-cell>
          <table:table-cell table:formula="of:=([.D657]-[.I657])^2" office:value-type="float" office:value="0.25" calcext:value-type="float">
            <text:p>0,25</text:p>
          </table:table-cell>
          <table:table-cell/>
          <table:table-cell table:formula="of:=ROUND(COS([.I657]*PI()/180);7)" office:value-type="float" office:value="-0.9636305" calcext:value-type="float">
            <text:p>-0,9636305</text:p>
          </table:table-cell>
          <table:table-cell table:formula="of:=ROUND(SIN([.I657]*PI()/180);7)" office:value-type="float" office:value="0.2672384" calcext:value-type="float">
            <text:p>0,2672384</text:p>
          </table:table-cell>
          <table:table-cell table:formula="of:=ABS([.L657]-[.E657])" office:value-type="float" office:value="0.00229533000000004" calcext:value-type="float">
            <text:p>0,00229533</text:p>
          </table:table-cell>
          <table:table-cell table:formula="of:=ABS([.M657]-[.F657])" office:value-type="float" office:value="0.00841934999999999" calcext:value-type="float">
            <text:p>0,00841935</text:p>
          </table:table-cell>
          <table:table-cell/>
        </table:table-row>
        <table:table-row table:style-name="ro1">
          <table:table-cell office:value-type="float" office:value="1623609887.06758" calcext:value-type="float">
            <text:p>1623609887,0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-0.96592583" calcext:value-type="float">
            <text:p>-0,96592583</text:p>
          </table:table-cell>
          <table:table-cell office:value-type="float" office:value="0.25881905" calcext:value-type="float">
            <text:p>0,25881905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64.75" calcext:value-type="float">
            <text:p>164,75</text:p>
          </table:table-cell>
          <table:table-cell table:formula="of:=([.D658]-[.I658])^2" office:value-type="float" office:value="0.0625" calcext:value-type="float">
            <text:p>0,0625</text:p>
          </table:table-cell>
          <table:table-cell/>
          <table:table-cell table:formula="of:=ROUND(COS([.I658]*PI()/180);7)" office:value-type="float" office:value="-0.9647873" calcext:value-type="float">
            <text:p>-0,9647873</text:p>
          </table:table-cell>
          <table:table-cell table:formula="of:=ROUND(SIN([.I658]*PI()/180);7)" office:value-type="float" office:value="0.2630312" calcext:value-type="float">
            <text:p>0,2630312</text:p>
          </table:table-cell>
          <table:table-cell table:formula="of:=ABS([.L658]-[.E658])" office:value-type="float" office:value="0.00113852999999997" calcext:value-type="float">
            <text:p>0,00113853</text:p>
          </table:table-cell>
          <table:table-cell table:formula="of:=ABS([.M658]-[.F658])" office:value-type="float" office:value="0.00421215000000003" calcext:value-type="float">
            <text:p>0,00421215</text:p>
          </table:table-cell>
          <table:table-cell/>
        </table:table-row>
        <table:table-row table:style-name="ro1">
          <table:table-cell office:value-type="float" office:value="1623609887.16761" calcext:value-type="float">
            <text:p>1623609887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-0.96592583" calcext:value-type="float">
            <text:p>-0,96592583</text:p>
          </table:table-cell>
          <table:table-cell office:value-type="float" office:value="0.25881905" calcext:value-type="float">
            <text:p>0,25881905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([.D659]-[.I659])^2" office:value-type="float" office:value="0" calcext:value-type="float">
            <text:p>0</text:p>
          </table:table-cell>
          <table:table-cell/>
          <table:table-cell table:formula="of:=ROUND(COS([.I659]*PI()/180);7)" office:value-type="float" office:value="-0.9659258" calcext:value-type="float">
            <text:p>-0,9659258</text:p>
          </table:table-cell>
          <table:table-cell table:formula="of:=ROUND(SIN([.I659]*PI()/180);7)" office:value-type="float" office:value="0.258819" calcext:value-type="float">
            <text:p>0,258819</text:p>
          </table:table-cell>
          <table:table-cell table:formula="of:=ABS([.L659]-[.E659])" office:value-type="float" office:value="0.0000000300000000397205" calcext:value-type="float">
            <text:p>3,00000000397205E-08</text:p>
          </table:table-cell>
          <table:table-cell table:formula="of:=ABS([.M659]-[.F659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887.26761" calcext:value-type="float">
            <text:p>1623609887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-0.96592583" calcext:value-type="float">
            <text:p>-0,96592583</text:p>
          </table:table-cell>
          <table:table-cell office:value-type="float" office:value="0.25881905" calcext:value-type="float">
            <text:p>0,25881905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65.25" calcext:value-type="float">
            <text:p>165,25</text:p>
          </table:table-cell>
          <table:table-cell table:formula="of:=([.D660]-[.I660])^2" office:value-type="float" office:value="0.0625" calcext:value-type="float">
            <text:p>0,0625</text:p>
          </table:table-cell>
          <table:table-cell/>
          <table:table-cell table:formula="of:=ROUND(COS([.I660]*PI()/180);7)" office:value-type="float" office:value="-0.9670459" calcext:value-type="float">
            <text:p>-0,9670459</text:p>
          </table:table-cell>
          <table:table-cell table:formula="of:=ROUND(SIN([.I660]*PI()/180);7)" office:value-type="float" office:value="0.2546019" calcext:value-type="float">
            <text:p>0,2546019</text:p>
          </table:table-cell>
          <table:table-cell table:formula="of:=ABS([.L660]-[.E660])" office:value-type="float" office:value="0.00112007000000003" calcext:value-type="float">
            <text:p>0,00112007</text:p>
          </table:table-cell>
          <table:table-cell table:formula="of:=ABS([.M660]-[.F660])" office:value-type="float" office:value="0.00421715" calcext:value-type="float">
            <text:p>0,00421715</text:p>
          </table:table-cell>
          <table:table-cell/>
        </table:table-row>
        <table:table-row table:style-name="ro1">
          <table:table-cell office:value-type="float" office:value="1623609887.36762" calcext:value-type="float">
            <text:p>1623609887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-0.97029573" calcext:value-type="float">
            <text:p>-0,97029573</text:p>
          </table:table-cell>
          <table:table-cell office:value-type="float" office:value="0.2419219" calcext:value-type="float">
            <text:p>0,2419219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65.5" calcext:value-type="float">
            <text:p>165,5</text:p>
          </table:table-cell>
          <table:table-cell table:formula="of:=([.D661]-[.I661])^2" office:value-type="float" office:value="0.25" calcext:value-type="float">
            <text:p>0,25</text:p>
          </table:table-cell>
          <table:table-cell/>
          <table:table-cell table:formula="of:=ROUND(COS([.I661]*PI()/180);7)" office:value-type="float" office:value="-0.9681476" calcext:value-type="float">
            <text:p>-0,9681476</text:p>
          </table:table-cell>
          <table:table-cell table:formula="of:=ROUND(SIN([.I661]*PI()/180);7)" office:value-type="float" office:value="0.25038" calcext:value-type="float">
            <text:p>0,25038</text:p>
          </table:table-cell>
          <table:table-cell table:formula="of:=ABS([.L661]-[.E661])" office:value-type="float" office:value="0.00214813000000003" calcext:value-type="float">
            <text:p>0,00214813</text:p>
          </table:table-cell>
          <table:table-cell table:formula="of:=ABS([.M661]-[.F661])" office:value-type="float" office:value="0.0084581" calcext:value-type="float">
            <text:p>0,0084581</text:p>
          </table:table-cell>
          <table:table-cell/>
        </table:table-row>
        <table:table-row table:style-name="ro1">
          <table:table-cell office:value-type="float" office:value="1623609887.46765" calcext:value-type="float">
            <text:p>1623609887,4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-0.97029573" calcext:value-type="float">
            <text:p>-0,97029573</text:p>
          </table:table-cell>
          <table:table-cell office:value-type="float" office:value="0.2419219" calcext:value-type="float">
            <text:p>0,2419219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65.75" calcext:value-type="float">
            <text:p>165,75</text:p>
          </table:table-cell>
          <table:table-cell table:formula="of:=([.D662]-[.I662])^2" office:value-type="float" office:value="0.0625" calcext:value-type="float">
            <text:p>0,0625</text:p>
          </table:table-cell>
          <table:table-cell/>
          <table:table-cell table:formula="of:=ROUND(COS([.I662]*PI()/180);7)" office:value-type="float" office:value="-0.9692309" calcext:value-type="float">
            <text:p>-0,9692309</text:p>
          </table:table-cell>
          <table:table-cell table:formula="of:=ROUND(SIN([.I662]*PI()/180);7)" office:value-type="float" office:value="0.2461533" calcext:value-type="float">
            <text:p>0,2461533</text:p>
          </table:table-cell>
          <table:table-cell table:formula="of:=ABS([.L662]-[.E662])" office:value-type="float" office:value="0.00106483000000002" calcext:value-type="float">
            <text:p>0,00106483</text:p>
          </table:table-cell>
          <table:table-cell table:formula="of:=ABS([.M662]-[.F662])" office:value-type="float" office:value="0.0042314" calcext:value-type="float">
            <text:p>0,0042314</text:p>
          </table:table-cell>
          <table:table-cell/>
        </table:table-row>
        <table:table-row table:style-name="ro1">
          <table:table-cell office:value-type="float" office:value="1623609887.56768" calcext:value-type="float">
            <text:p>1623609887,5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-0.97029573" calcext:value-type="float">
            <text:p>-0,97029573</text:p>
          </table:table-cell>
          <table:table-cell office:value-type="float" office:value="0.2419219" calcext:value-type="float">
            <text:p>0,2419219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([.D663]-[.I663])^2" office:value-type="float" office:value="0" calcext:value-type="float">
            <text:p>0</text:p>
          </table:table-cell>
          <table:table-cell/>
          <table:table-cell table:formula="of:=ROUND(COS([.I663]*PI()/180);7)" office:value-type="float" office:value="-0.9702957" calcext:value-type="float">
            <text:p>-0,9702957</text:p>
          </table:table-cell>
          <table:table-cell table:formula="of:=ROUND(SIN([.I663]*PI()/180);7)" office:value-type="float" office:value="0.2419219" calcext:value-type="float">
            <text:p>0,2419219</text:p>
          </table:table-cell>
          <table:table-cell table:formula="of:=ABS([.L663]-[.E663])" office:value-type="float" office:value="0.0000000300000000397205" calcext:value-type="float">
            <text:p>3,00000000397205E-08</text:p>
          </table:table-cell>
          <table:table-cell table:formula="of:=ABS([.M663]-[.F6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87.6676" calcext:value-type="float">
            <text:p>1623609887,6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-0.97029573" calcext:value-type="float">
            <text:p>-0,97029573</text:p>
          </table:table-cell>
          <table:table-cell office:value-type="float" office:value="0.2419219" calcext:value-type="float">
            <text:p>0,2419219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66.25" calcext:value-type="float">
            <text:p>166,25</text:p>
          </table:table-cell>
          <table:table-cell table:formula="of:=([.D664]-[.I664])^2" office:value-type="float" office:value="0.0625" calcext:value-type="float">
            <text:p>0,0625</text:p>
          </table:table-cell>
          <table:table-cell/>
          <table:table-cell table:formula="of:=ROUND(COS([.I664]*PI()/180);7)" office:value-type="float" office:value="-0.9713421" calcext:value-type="float">
            <text:p>-0,9713421</text:p>
          </table:table-cell>
          <table:table-cell table:formula="of:=ROUND(SIN([.I664]*PI()/180);7)" office:value-type="float" office:value="0.2376859" calcext:value-type="float">
            <text:p>0,2376859</text:p>
          </table:table-cell>
          <table:table-cell table:formula="of:=ABS([.L664]-[.E664])" office:value-type="float" office:value="0.00104636999999996" calcext:value-type="float">
            <text:p>0,00104637</text:p>
          </table:table-cell>
          <table:table-cell table:formula="of:=ABS([.M664]-[.F664])" office:value-type="float" office:value="0.00423599999999999" calcext:value-type="float">
            <text:p>0,004236</text:p>
          </table:table-cell>
          <table:table-cell/>
        </table:table-row>
        <table:table-row table:style-name="ro1">
          <table:table-cell office:value-type="float" office:value="1623609887.76762" calcext:value-type="float">
            <text:p>1623609887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0.22495105" calcext:value-type="float">
            <text:p>0,22495105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66.5" calcext:value-type="float">
            <text:p>166,5</text:p>
          </table:table-cell>
          <table:table-cell table:formula="of:=([.D665]-[.I665])^2" office:value-type="float" office:value="0.25" calcext:value-type="float">
            <text:p>0,25</text:p>
          </table:table-cell>
          <table:table-cell/>
          <table:table-cell table:formula="of:=ROUND(COS([.I665]*PI()/180);7)" office:value-type="float" office:value="-0.9723699" calcext:value-type="float">
            <text:p>-0,9723699</text:p>
          </table:table-cell>
          <table:table-cell table:formula="of:=ROUND(SIN([.I665]*PI()/180);7)" office:value-type="float" office:value="0.2334454" calcext:value-type="float">
            <text:p>0,2334454</text:p>
          </table:table-cell>
          <table:table-cell table:formula="of:=ABS([.L665]-[.E665])" office:value-type="float" office:value="0.00200016000000003" calcext:value-type="float">
            <text:p>0,00200016</text:p>
          </table:table-cell>
          <table:table-cell table:formula="of:=ABS([.M665]-[.F665])" office:value-type="float" office:value="0.00849434999999998" calcext:value-type="float">
            <text:p>0,00849435</text:p>
          </table:table-cell>
          <table:table-cell/>
        </table:table-row>
        <table:table-row table:style-name="ro1">
          <table:table-cell office:value-type="float" office:value="1623609887.86762" calcext:value-type="float">
            <text:p>1623609887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0.22495105" calcext:value-type="float">
            <text:p>0,22495105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66.75" calcext:value-type="float">
            <text:p>166,75</text:p>
          </table:table-cell>
          <table:table-cell table:formula="of:=([.D666]-[.I666])^2" office:value-type="float" office:value="0.0625" calcext:value-type="float">
            <text:p>0,0625</text:p>
          </table:table-cell>
          <table:table-cell/>
          <table:table-cell table:formula="of:=ROUND(COS([.I666]*PI()/180);7)" office:value-type="float" office:value="-0.9733793" calcext:value-type="float">
            <text:p>-0,9733793</text:p>
          </table:table-cell>
          <table:table-cell table:formula="of:=ROUND(SIN([.I666]*PI()/180);7)" office:value-type="float" office:value="0.2292004" calcext:value-type="float">
            <text:p>0,2292004</text:p>
          </table:table-cell>
          <table:table-cell table:formula="of:=ABS([.L666]-[.E666])" office:value-type="float" office:value="0.00099076000000009" calcext:value-type="float">
            <text:p>0,00099076</text:p>
          </table:table-cell>
          <table:table-cell table:formula="of:=ABS([.M666]-[.F666])" office:value-type="float" office:value="0.00424934999999998" calcext:value-type="float">
            <text:p>0,00424935</text:p>
          </table:table-cell>
          <table:table-cell/>
        </table:table-row>
        <table:table-row table:style-name="ro1">
          <table:table-cell office:value-type="float" office:value="1623609887.96759" calcext:value-type="float">
            <text:p>1623609887,9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0.22495105" calcext:value-type="float">
            <text:p>0,22495105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([.D667]-[.I667])^2" office:value-type="float" office:value="0" calcext:value-type="float">
            <text:p>0</text:p>
          </table:table-cell>
          <table:table-cell/>
          <table:table-cell table:formula="of:=ROUND(COS([.I667]*PI()/180);7)" office:value-type="float" office:value="-0.9743701" calcext:value-type="float">
            <text:p>-0,9743701</text:p>
          </table:table-cell>
          <table:table-cell table:formula="of:=ROUND(SIN([.I667]*PI()/180);7)" office:value-type="float" office:value="0.2249511" calcext:value-type="float">
            <text:p>0,2249511</text:p>
          </table:table-cell>
          <table:table-cell table:formula="of:=ABS([.L667]-[.E667])" office:value-type="float" office:value="0.0000000399999999789458" calcext:value-type="float">
            <text:p>3,99999999789458E-08</text:p>
          </table:table-cell>
          <table:table-cell table:formula="of:=ABS([.M667]-[.F667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888.06759" calcext:value-type="float">
            <text:p>1623609888,0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0.22495105" calcext:value-type="float">
            <text:p>0,22495105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67.25" calcext:value-type="float">
            <text:p>167,25</text:p>
          </table:table-cell>
          <table:table-cell table:formula="of:=([.D668]-[.I668])^2" office:value-type="float" office:value="0.0625" calcext:value-type="float">
            <text:p>0,0625</text:p>
          </table:table-cell>
          <table:table-cell/>
          <table:table-cell table:formula="of:=ROUND(COS([.I668]*PI()/180);7)" office:value-type="float" office:value="-0.9753423" calcext:value-type="float">
            <text:p>-0,9753423</text:p>
          </table:table-cell>
          <table:table-cell table:formula="of:=ROUND(SIN([.I668]*PI()/180);7)" office:value-type="float" office:value="0.2206974" calcext:value-type="float">
            <text:p>0,2206974</text:p>
          </table:table-cell>
          <table:table-cell table:formula="of:=ABS([.L668]-[.E668])" office:value-type="float" office:value="0.000972239999999958" calcext:value-type="float">
            <text:p>0,00097224</text:p>
          </table:table-cell>
          <table:table-cell table:formula="of:=ABS([.M668]-[.F668])" office:value-type="float" office:value="0.00425365000000003" calcext:value-type="float">
            <text:p>0,00425365</text:p>
          </table:table-cell>
          <table:table-cell/>
        </table:table-row>
        <table:table-row table:style-name="ro1">
          <table:table-cell office:value-type="float" office:value="1623609888.16762" calcext:value-type="float">
            <text:p>1623609888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-0.9781476" calcext:value-type="float">
            <text:p>-0,9781476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67.5" calcext:value-type="float">
            <text:p>167,5</text:p>
          </table:table-cell>
          <table:table-cell table:formula="of:=([.D669]-[.I669])^2" office:value-type="float" office:value="0.25" calcext:value-type="float">
            <text:p>0,25</text:p>
          </table:table-cell>
          <table:table-cell/>
          <table:table-cell table:formula="of:=ROUND(COS([.I669]*PI()/180);7)" office:value-type="float" office:value="-0.976296" calcext:value-type="float">
            <text:p>-0,976296</text:p>
          </table:table-cell>
          <table:table-cell table:formula="of:=ROUND(SIN([.I669]*PI()/180);7)" office:value-type="float" office:value="0.2164396" calcext:value-type="float">
            <text:p>0,2164396</text:p>
          </table:table-cell>
          <table:table-cell table:formula="of:=ABS([.L669]-[.E669])" office:value-type="float" office:value="0.00185159999999995" calcext:value-type="float">
            <text:p>0,0018516</text:p>
          </table:table-cell>
          <table:table-cell table:formula="of:=ABS([.M669]-[.F669])" office:value-type="float" office:value="0.00852791" calcext:value-type="float">
            <text:p>0,00852791</text:p>
          </table:table-cell>
          <table:table-cell/>
        </table:table-row>
        <table:table-row table:style-name="ro1">
          <table:table-cell office:value-type="float" office:value="1623609888.26761" calcext:value-type="float">
            <text:p>1623609888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-0.9781476" calcext:value-type="float">
            <text:p>-0,9781476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67.75" calcext:value-type="float">
            <text:p>167,75</text:p>
          </table:table-cell>
          <table:table-cell table:formula="of:=([.D670]-[.I670])^2" office:value-type="float" office:value="0.0625" calcext:value-type="float">
            <text:p>0,0625</text:p>
          </table:table-cell>
          <table:table-cell/>
          <table:table-cell table:formula="of:=ROUND(COS([.I670]*PI()/180);7)" office:value-type="float" office:value="-0.9772311" calcext:value-type="float">
            <text:p>-0,9772311</text:p>
          </table:table-cell>
          <table:table-cell table:formula="of:=ROUND(SIN([.I670]*PI()/180);7)" office:value-type="float" office:value="0.2121777" calcext:value-type="float">
            <text:p>0,2121777</text:p>
          </table:table-cell>
          <table:table-cell table:formula="of:=ABS([.L670]-[.E670])" office:value-type="float" office:value="0.000916499999999987" calcext:value-type="float">
            <text:p>0,0009165</text:p>
          </table:table-cell>
          <table:table-cell table:formula="of:=ABS([.M670]-[.F670])" office:value-type="float" office:value="0.00426600999999999" calcext:value-type="float">
            <text:p>0,00426601</text:p>
          </table:table-cell>
          <table:table-cell/>
        </table:table-row>
        <table:table-row table:style-name="ro1">
          <table:table-cell office:value-type="float" office:value="1623609888.36762" calcext:value-type="float">
            <text:p>1623609888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-0.9781476" calcext:value-type="float">
            <text:p>-0,9781476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([.D671]-[.I671])^2" office:value-type="float" office:value="0" calcext:value-type="float">
            <text:p>0</text:p>
          </table:table-cell>
          <table:table-cell/>
          <table:table-cell table:formula="of:=ROUND(COS([.I671]*PI()/180);7)" office:value-type="float" office:value="-0.9781476" calcext:value-type="float">
            <text:p>-0,9781476</text:p>
          </table:table-cell>
          <table:table-cell table:formula="of:=ROUND(SIN([.I671]*PI()/180);7)" office:value-type="float" office:value="0.2079117" calcext:value-type="float">
            <text:p>0,2079117</text:p>
          </table:table-cell>
          <table:table-cell table:formula="of:=ABS([.L671]-[.E671])" office:value-type="float" office:value="0" calcext:value-type="float">
            <text:p>0</text:p>
          </table:table-cell>
          <table:table-cell table:formula="of:=ABS([.M671]-[.F671])" office:value-type="float" office:value="0.00000000999999999473644" calcext:value-type="float">
            <text:p>9,99999999473644E-09</text:p>
          </table:table-cell>
          <table:table-cell/>
        </table:table-row>
        <table:table-row table:style-name="ro1">
          <table:table-cell office:value-type="float" office:value="1623609888.46758" calcext:value-type="float">
            <text:p>1623609888,4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-0.9781476" calcext:value-type="float">
            <text:p>-0,9781476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68.25" calcext:value-type="float">
            <text:p>168,25</text:p>
          </table:table-cell>
          <table:table-cell table:formula="of:=([.D672]-[.I672])^2" office:value-type="float" office:value="0.0625" calcext:value-type="float">
            <text:p>0,0625</text:p>
          </table:table-cell>
          <table:table-cell/>
          <table:table-cell table:formula="of:=ROUND(COS([.I672]*PI()/180);7)" office:value-type="float" office:value="-0.9790455" calcext:value-type="float">
            <text:p>-0,9790455</text:p>
          </table:table-cell>
          <table:table-cell table:formula="of:=ROUND(SIN([.I672]*PI()/180);7)" office:value-type="float" office:value="0.2036418" calcext:value-type="float">
            <text:p>0,2036418</text:p>
          </table:table-cell>
          <table:table-cell table:formula="of:=ABS([.L672]-[.E672])" office:value-type="float" office:value="0.000897900000000007" calcext:value-type="float">
            <text:p>0,0008979</text:p>
          </table:table-cell>
          <table:table-cell table:formula="of:=ABS([.M672]-[.F672])" office:value-type="float" office:value="0.00426989" calcext:value-type="float">
            <text:p>0,00426989</text:p>
          </table:table-cell>
          <table:table-cell/>
        </table:table-row>
        <table:table-row table:style-name="ro1">
          <table:table-cell office:value-type="float" office:value="1623609888.56762" calcext:value-type="float">
            <text:p>1623609888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-0.98162718" calcext:value-type="float">
            <text:p>-0,98162718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68.5" calcext:value-type="float">
            <text:p>168,5</text:p>
          </table:table-cell>
          <table:table-cell table:formula="of:=([.D673]-[.I673])^2" office:value-type="float" office:value="0.25" calcext:value-type="float">
            <text:p>0,25</text:p>
          </table:table-cell>
          <table:table-cell/>
          <table:table-cell table:formula="of:=ROUND(COS([.I673]*PI()/180);7)" office:value-type="float" office:value="-0.9799247" calcext:value-type="float">
            <text:p>-0,9799247</text:p>
          </table:table-cell>
          <table:table-cell table:formula="of:=ROUND(SIN([.I673]*PI()/180);7)" office:value-type="float" office:value="0.1993679" calcext:value-type="float">
            <text:p>0,1993679</text:p>
          </table:table-cell>
          <table:table-cell table:formula="of:=ABS([.L673]-[.E673])" office:value-type="float" office:value="0.00170248000000006" calcext:value-type="float">
            <text:p>0,00170248</text:p>
          </table:table-cell>
          <table:table-cell table:formula="of:=ABS([.M673]-[.F673])" office:value-type="float" office:value="0.00855890000000001" calcext:value-type="float">
            <text:p>0,0085589</text:p>
          </table:table-cell>
          <table:table-cell/>
        </table:table-row>
        <table:table-row table:style-name="ro1">
          <table:table-cell office:value-type="float" office:value="1623609888.66762" calcext:value-type="float">
            <text:p>1623609888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-0.98162718" calcext:value-type="float">
            <text:p>-0,98162718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68.75" calcext:value-type="float">
            <text:p>168,75</text:p>
          </table:table-cell>
          <table:table-cell table:formula="of:=([.D674]-[.I674])^2" office:value-type="float" office:value="0.0625" calcext:value-type="float">
            <text:p>0,0625</text:p>
          </table:table-cell>
          <table:table-cell/>
          <table:table-cell table:formula="of:=ROUND(COS([.I674]*PI()/180);7)" office:value-type="float" office:value="-0.9807853" calcext:value-type="float">
            <text:p>-0,9807853</text:p>
          </table:table-cell>
          <table:table-cell table:formula="of:=ROUND(SIN([.I674]*PI()/180);7)" office:value-type="float" office:value="0.1950903" calcext:value-type="float">
            <text:p>0,1950903</text:p>
          </table:table-cell>
          <table:table-cell table:formula="of:=ABS([.L674]-[.E674])" office:value-type="float" office:value="0.000841880000000073" calcext:value-type="float">
            <text:p>0,00084188</text:p>
          </table:table-cell>
          <table:table-cell table:formula="of:=ABS([.M674]-[.F674])" office:value-type="float" office:value="0.00428130000000002" calcext:value-type="float">
            <text:p>0,0042813</text:p>
          </table:table-cell>
          <table:table-cell/>
        </table:table-row>
        <table:table-row table:style-name="ro1">
          <table:table-cell office:value-type="float" office:value="1623609888.76761" calcext:value-type="float">
            <text:p>1623609888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-0.98162718" calcext:value-type="float">
            <text:p>-0,98162718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([.D675]-[.I675])^2" office:value-type="float" office:value="0" calcext:value-type="float">
            <text:p>0</text:p>
          </table:table-cell>
          <table:table-cell/>
          <table:table-cell table:formula="of:=ROUND(COS([.I675]*PI()/180);7)" office:value-type="float" office:value="-0.9816272" calcext:value-type="float">
            <text:p>-0,9816272</text:p>
          </table:table-cell>
          <table:table-cell table:formula="of:=ROUND(SIN([.I675]*PI()/180);7)" office:value-type="float" office:value="0.190809" calcext:value-type="float">
            <text:p>0,190809</text:p>
          </table:table-cell>
          <table:table-cell table:formula="of:=ABS([.L675]-[.E675])" office:value-type="float" office:value="0.0000000199999999894729" calcext:value-type="float">
            <text:p>1,99999999894729E-08</text:p>
          </table:table-cell>
          <table:table-cell table:formula="of:=ABS([.M675]-[.F6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88.86761" calcext:value-type="float">
            <text:p>1623609888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-0.98162718" calcext:value-type="float">
            <text:p>-0,98162718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69.25" calcext:value-type="float">
            <text:p>169,25</text:p>
          </table:table-cell>
          <table:table-cell table:formula="of:=([.D676]-[.I676])^2" office:value-type="float" office:value="0.0625" calcext:value-type="float">
            <text:p>0,0625</text:p>
          </table:table-cell>
          <table:table-cell/>
          <table:table-cell table:formula="of:=ROUND(COS([.I676]*PI()/180);7)" office:value-type="float" office:value="-0.9824504" calcext:value-type="float">
            <text:p>-0,9824504</text:p>
          </table:table-cell>
          <table:table-cell table:formula="of:=ROUND(SIN([.I676]*PI()/180);7)" office:value-type="float" office:value="0.186524" calcext:value-type="float">
            <text:p>0,186524</text:p>
          </table:table-cell>
          <table:table-cell table:formula="of:=ABS([.L676]-[.E676])" office:value-type="float" office:value="0.000823219999999902" calcext:value-type="float">
            <text:p>0,00082322</text:p>
          </table:table-cell>
          <table:table-cell table:formula="of:=ABS([.M676]-[.F676])" office:value-type="float" office:value="0.00428499999999998" calcext:value-type="float">
            <text:p>0,004285</text:p>
          </table:table-cell>
          <table:table-cell/>
        </table:table-row>
        <table:table-row table:style-name="ro1">
          <table:table-cell office:value-type="float" office:value="1623609888.96761" calcext:value-type="float">
            <text:p>1623609888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69.5" calcext:value-type="float">
            <text:p>169,5</text:p>
          </table:table-cell>
          <table:table-cell table:formula="of:=([.D677]-[.I677])^2" office:value-type="float" office:value="0.25" calcext:value-type="float">
            <text:p>0,25</text:p>
          </table:table-cell>
          <table:table-cell/>
          <table:table-cell table:formula="of:=ROUND(COS([.I677]*PI()/180);7)" office:value-type="float" office:value="-0.9832549" calcext:value-type="float">
            <text:p>-0,9832549</text:p>
          </table:table-cell>
          <table:table-cell table:formula="of:=ROUND(SIN([.I677]*PI()/180);7)" office:value-type="float" office:value="0.1822355" calcext:value-type="float">
            <text:p>0,1822355</text:p>
          </table:table-cell>
          <table:table-cell table:formula="of:=ABS([.L677]-[.E677])" office:value-type="float" office:value="0.00155284999999994" calcext:value-type="float">
            <text:p>0,00155285</text:p>
          </table:table-cell>
          <table:table-cell table:formula="of:=ABS([.M677]-[.F677])" office:value-type="float" office:value="0.00858731999999998" calcext:value-type="float">
            <text:p>0,00858732</text:p>
          </table:table-cell>
          <table:table-cell/>
        </table:table-row>
        <table:table-row table:style-name="ro1">
          <table:table-cell office:value-type="float" office:value="1623609889.06761" calcext:value-type="float">
            <text:p>1623609889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69.75" calcext:value-type="float">
            <text:p>169,75</text:p>
          </table:table-cell>
          <table:table-cell table:formula="of:=([.D678]-[.I678])^2" office:value-type="float" office:value="0.0625" calcext:value-type="float">
            <text:p>0,0625</text:p>
          </table:table-cell>
          <table:table-cell/>
          <table:table-cell table:formula="of:=ROUND(COS([.I678]*PI()/180);7)" office:value-type="float" office:value="-0.9840407" calcext:value-type="float">
            <text:p>-0,9840407</text:p>
          </table:table-cell>
          <table:table-cell table:formula="of:=ROUND(SIN([.I678]*PI()/180);7)" office:value-type="float" office:value="0.1779435" calcext:value-type="float">
            <text:p>0,1779435</text:p>
          </table:table-cell>
          <table:table-cell table:formula="of:=ABS([.L678]-[.E678])" office:value-type="float" office:value="0.000767049999999991" calcext:value-type="float">
            <text:p>0,00076705</text:p>
          </table:table-cell>
          <table:table-cell table:formula="of:=ABS([.M678]-[.F678])" office:value-type="float" office:value="0.00429531999999999" calcext:value-type="float">
            <text:p>0,00429532</text:p>
          </table:table-cell>
          <table:table-cell/>
        </table:table-row>
        <table:table-row table:style-name="ro1">
          <table:table-cell office:value-type="float" office:value="1623609889.16761" calcext:value-type="float">
            <text:p>1623609889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([.D679]-[.I679])^2" office:value-type="float" office:value="0" calcext:value-type="float">
            <text:p>0</text:p>
          </table:table-cell>
          <table:table-cell/>
          <table:table-cell table:formula="of:=ROUND(COS([.I679]*PI()/180);7)" office:value-type="float" office:value="-0.9848078" calcext:value-type="float">
            <text:p>-0,9848078</text:p>
          </table:table-cell>
          <table:table-cell table:formula="of:=ROUND(SIN([.I679]*PI()/180);7)" office:value-type="float" office:value="0.1736482" calcext:value-type="float">
            <text:p>0,1736482</text:p>
          </table:table-cell>
          <table:table-cell table:formula="of:=ABS([.L679]-[.E679])" office:value-type="float" office:value="0.0000000500000000291934" calcext:value-type="float">
            <text:p>5,00000000291934E-08</text:p>
          </table:table-cell>
          <table:table-cell table:formula="of:=ABS([.M679]-[.F679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89.26762" calcext:value-type="float">
            <text:p>1623609889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70.25" calcext:value-type="float">
            <text:p>170,25</text:p>
          </table:table-cell>
          <table:table-cell table:formula="of:=([.D680]-[.I680])^2" office:value-type="float" office:value="0.0625" calcext:value-type="float">
            <text:p>0,0625</text:p>
          </table:table-cell>
          <table:table-cell/>
          <table:table-cell table:formula="of:=ROUND(COS([.I680]*PI()/180);7)" office:value-type="float" office:value="-0.9855561" calcext:value-type="float">
            <text:p>-0,9855561</text:p>
          </table:table-cell>
          <table:table-cell table:formula="of:=ROUND(SIN([.I680]*PI()/180);7)" office:value-type="float" office:value="0.1693495" calcext:value-type="float">
            <text:p>0,1693495</text:p>
          </table:table-cell>
          <table:table-cell table:formula="of:=ABS([.L680]-[.E680])" office:value-type="float" office:value="0.000748350000000064" calcext:value-type="float">
            <text:p>0,00074835</text:p>
          </table:table-cell>
          <table:table-cell table:formula="of:=ABS([.M680]-[.F680])" office:value-type="float" office:value="0.00429868000000003" calcext:value-type="float">
            <text:p>0,00429868</text:p>
          </table:table-cell>
          <table:table-cell/>
        </table:table-row>
        <table:table-row table:style-name="ro1">
          <table:table-cell office:value-type="float" office:value="1623609889.36758" calcext:value-type="float">
            <text:p>1623609889,3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70.5" calcext:value-type="float">
            <text:p>170,5</text:p>
          </table:table-cell>
          <table:table-cell table:formula="of:=([.D681]-[.I681])^2" office:value-type="float" office:value="0.25" calcext:value-type="float">
            <text:p>0,25</text:p>
          </table:table-cell>
          <table:table-cell/>
          <table:table-cell table:formula="of:=ROUND(COS([.I681]*PI()/180);7)" office:value-type="float" office:value="-0.9862856" calcext:value-type="float">
            <text:p>-0,9862856</text:p>
          </table:table-cell>
          <table:table-cell table:formula="of:=ROUND(SIN([.I681]*PI()/180);7)" office:value-type="float" office:value="0.1650476" calcext:value-type="float">
            <text:p>0,1650476</text:p>
          </table:table-cell>
          <table:table-cell table:formula="of:=ABS([.L681]-[.E681])" office:value-type="float" office:value="0.00147785" calcext:value-type="float">
            <text:p>0,00147785</text:p>
          </table:table-cell>
          <table:table-cell table:formula="of:=ABS([.M681]-[.F681])" office:value-type="float" office:value="0.00860058000000002" calcext:value-type="float">
            <text:p>0,00860058</text:p>
          </table:table-cell>
          <table:table-cell/>
        </table:table-row>
        <table:table-row table:style-name="ro1">
          <table:table-cell office:value-type="float" office:value="1623609889.4676" calcext:value-type="float">
            <text:p>1623609889,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-0.98768834" calcext:value-type="float">
            <text:p>-0,98768834</text:p>
          </table:table-cell>
          <table:table-cell office:value-type="float" office:value="0.15643447" calcext:value-type="float">
            <text:p>0,15643447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70.75" calcext:value-type="float">
            <text:p>170,75</text:p>
          </table:table-cell>
          <table:table-cell table:formula="of:=([.D682]-[.I682])^2" office:value-type="float" office:value="0.0625" calcext:value-type="float">
            <text:p>0,0625</text:p>
          </table:table-cell>
          <table:table-cell/>
          <table:table-cell table:formula="of:=ROUND(COS([.I682]*PI()/180);7)" office:value-type="float" office:value="-0.9869964" calcext:value-type="float">
            <text:p>-0,9869964</text:p>
          </table:table-cell>
          <table:table-cell table:formula="of:=ROUND(SIN([.I682]*PI()/180);7)" office:value-type="float" office:value="0.1607426" calcext:value-type="float">
            <text:p>0,1607426</text:p>
          </table:table-cell>
          <table:table-cell table:formula="of:=ABS([.L682]-[.E682])" office:value-type="float" office:value="0.000691940000000058" calcext:value-type="float">
            <text:p>0,00069194</text:p>
          </table:table-cell>
          <table:table-cell table:formula="of:=ABS([.M682]-[.F682])" office:value-type="float" office:value="0.00430813000000002" calcext:value-type="float">
            <text:p>0,00430813</text:p>
          </table:table-cell>
          <table:table-cell/>
        </table:table-row>
        <table:table-row table:style-name="ro1">
          <table:table-cell office:value-type="float" office:value="1623609889.56762" calcext:value-type="float">
            <text:p>1623609889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-0.98768834" calcext:value-type="float">
            <text:p>-0,98768834</text:p>
          </table:table-cell>
          <table:table-cell office:value-type="float" office:value="0.15643447" calcext:value-type="float">
            <text:p>0,15643447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([.D683]-[.I683])^2" office:value-type="float" office:value="0" calcext:value-type="float">
            <text:p>0</text:p>
          </table:table-cell>
          <table:table-cell/>
          <table:table-cell table:formula="of:=ROUND(COS([.I683]*PI()/180);7)" office:value-type="float" office:value="-0.9876883" calcext:value-type="float">
            <text:p>-0,9876883</text:p>
          </table:table-cell>
          <table:table-cell table:formula="of:=ROUND(SIN([.I683]*PI()/180);7)" office:value-type="float" office:value="0.1564345" calcext:value-type="float">
            <text:p>0,1564345</text:p>
          </table:table-cell>
          <table:table-cell table:formula="of:=ABS([.L683]-[.E683])" office:value-type="float" office:value="0.0000000400000000899681" calcext:value-type="float">
            <text:p>4,00000000899681E-08</text:p>
          </table:table-cell>
          <table:table-cell table:formula="of:=ABS([.M683]-[.F683])" office:value-type="float" office:value="0.0000000300000000119649" calcext:value-type="float">
            <text:p>3,00000000119649E-08</text:p>
          </table:table-cell>
          <table:table-cell/>
        </table:table-row>
        <table:table-row table:style-name="ro1">
          <table:table-cell office:value-type="float" office:value="1623609889.66762" calcext:value-type="float">
            <text:p>1623609889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-0.98768834" calcext:value-type="float">
            <text:p>-0,98768834</text:p>
          </table:table-cell>
          <table:table-cell office:value-type="float" office:value="0.15643447" calcext:value-type="float">
            <text:p>0,15643447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71.25" calcext:value-type="float">
            <text:p>171,25</text:p>
          </table:table-cell>
          <table:table-cell table:formula="of:=([.D684]-[.I684])^2" office:value-type="float" office:value="0.0625" calcext:value-type="float">
            <text:p>0,0625</text:p>
          </table:table-cell>
          <table:table-cell/>
          <table:table-cell table:formula="of:=ROUND(COS([.I684]*PI()/180);7)" office:value-type="float" office:value="-0.9883615" calcext:value-type="float">
            <text:p>-0,9883615</text:p>
          </table:table-cell>
          <table:table-cell table:formula="of:=ROUND(SIN([.I684]*PI()/180);7)" office:value-type="float" office:value="0.1521234" calcext:value-type="float">
            <text:p>0,1521234</text:p>
          </table:table-cell>
          <table:table-cell table:formula="of:=ABS([.L684]-[.E684])" office:value-type="float" office:value="0.00067315999999995" calcext:value-type="float">
            <text:p>0,00067316</text:p>
          </table:table-cell>
          <table:table-cell table:formula="of:=ABS([.M684]-[.F684])" office:value-type="float" office:value="0.00431107" calcext:value-type="float">
            <text:p>0,00431107</text:p>
          </table:table-cell>
          <table:table-cell/>
        </table:table-row>
        <table:table-row table:style-name="ro1">
          <table:table-cell office:value-type="float" office:value="1623609889.76761" calcext:value-type="float">
            <text:p>1623609889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0.1391731" calcext:value-type="float">
            <text:p>0,139173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71.5" calcext:value-type="float">
            <text:p>171,5</text:p>
          </table:table-cell>
          <table:table-cell table:formula="of:=([.D685]-[.I685])^2" office:value-type="float" office:value="0.25" calcext:value-type="float">
            <text:p>0,25</text:p>
          </table:table-cell>
          <table:table-cell/>
          <table:table-cell table:formula="of:=ROUND(COS([.I685]*PI()/180);7)" office:value-type="float" office:value="-0.9890159" calcext:value-type="float">
            <text:p>-0,9890159</text:p>
          </table:table-cell>
          <table:table-cell table:formula="of:=ROUND(SIN([.I685]*PI()/180);7)" office:value-type="float" office:value="0.1478094" calcext:value-type="float">
            <text:p>0,1478094</text:p>
          </table:table-cell>
          <table:table-cell table:formula="of:=ABS([.L685]-[.E685])" office:value-type="float" office:value="0.00125217000000011" calcext:value-type="float">
            <text:p>0,00125217</text:p>
          </table:table-cell>
          <table:table-cell table:formula="of:=ABS([.M685]-[.F685])" office:value-type="float" office:value="0.00863630000000001" calcext:value-type="float">
            <text:p>0,0086363</text:p>
          </table:table-cell>
          <table:table-cell/>
        </table:table-row>
        <table:table-row table:style-name="ro1">
          <table:table-cell office:value-type="float" office:value="1623609889.86762" calcext:value-type="float">
            <text:p>1623609889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0.1391731" calcext:value-type="float">
            <text:p>0,139173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71.75" calcext:value-type="float">
            <text:p>171,75</text:p>
          </table:table-cell>
          <table:table-cell table:formula="of:=([.D686]-[.I686])^2" office:value-type="float" office:value="0.0625" calcext:value-type="float">
            <text:p>0,0625</text:p>
          </table:table-cell>
          <table:table-cell/>
          <table:table-cell table:formula="of:=ROUND(COS([.I686]*PI()/180);7)" office:value-type="float" office:value="-0.9896514" calcext:value-type="float">
            <text:p>-0,9896514</text:p>
          </table:table-cell>
          <table:table-cell table:formula="of:=ROUND(SIN([.I686]*PI()/180);7)" office:value-type="float" office:value="0.1434926" calcext:value-type="float">
            <text:p>0,1434926</text:p>
          </table:table-cell>
          <table:table-cell table:formula="of:=ABS([.L686]-[.E686])" office:value-type="float" office:value="0.000616670000000097" calcext:value-type="float">
            <text:p>0,00061667</text:p>
          </table:table-cell>
          <table:table-cell table:formula="of:=ABS([.M686]-[.F686])" office:value-type="float" office:value="0.0043195" calcext:value-type="float">
            <text:p>0,0043195</text:p>
          </table:table-cell>
          <table:table-cell/>
        </table:table-row>
        <table:table-row table:style-name="ro1">
          <table:table-cell office:value-type="float" office:value="1623609889.96763" calcext:value-type="float">
            <text:p>1623609889,9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0.1391731" calcext:value-type="float">
            <text:p>0,139173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([.D687]-[.I687])^2" office:value-type="float" office:value="0" calcext:value-type="float">
            <text:p>0</text:p>
          </table:table-cell>
          <table:table-cell/>
          <table:table-cell table:formula="of:=ROUND(COS([.I687]*PI()/180);7)" office:value-type="float" office:value="-0.9902681" calcext:value-type="float">
            <text:p>-0,9902681</text:p>
          </table:table-cell>
          <table:table-cell table:formula="of:=ROUND(SIN([.I687]*PI()/180);7)" office:value-type="float" office:value="0.1391731" calcext:value-type="float">
            <text:p>0,1391731</text:p>
          </table:table-cell>
          <table:table-cell table:formula="of:=ABS([.L687]-[.E687])" office:value-type="float" office:value="0.0000000299999999286982" calcext:value-type="float">
            <text:p>2,99999999286982E-08</text:p>
          </table:table-cell>
          <table:table-cell table:formula="of:=ABS([.M687]-[.F6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90.06762" calcext:value-type="float">
            <text:p>1623609890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0.1391731" calcext:value-type="float">
            <text:p>0,139173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72.25" calcext:value-type="float">
            <text:p>172,25</text:p>
          </table:table-cell>
          <table:table-cell table:formula="of:=([.D688]-[.I688])^2" office:value-type="float" office:value="0.0625" calcext:value-type="float">
            <text:p>0,0625</text:p>
          </table:table-cell>
          <table:table-cell/>
          <table:table-cell table:formula="of:=ROUND(COS([.I688]*PI()/180);7)" office:value-type="float" office:value="-0.9908659" calcext:value-type="float">
            <text:p>-0,9908659</text:p>
          </table:table-cell>
          <table:table-cell table:formula="of:=ROUND(SIN([.I688]*PI()/180);7)" office:value-type="float" office:value="0.1348509" calcext:value-type="float">
            <text:p>0,1348509</text:p>
          </table:table-cell>
          <table:table-cell table:formula="of:=ABS([.L688]-[.E688])" office:value-type="float" office:value="0.00059782999999991" calcext:value-type="float">
            <text:p>0,00059783</text:p>
          </table:table-cell>
          <table:table-cell table:formula="of:=ABS([.M688]-[.F688])" office:value-type="float" office:value="0.0043222" calcext:value-type="float">
            <text:p>0,0043222</text:p>
          </table:table-cell>
          <table:table-cell/>
        </table:table-row>
        <table:table-row table:style-name="ro1">
          <table:table-cell office:value-type="float" office:value="1623609890.16761" calcext:value-type="float">
            <text:p>1623609890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-0.99254615" calcext:value-type="float">
            <text:p>-0,99254615</text:p>
          </table:table-cell>
          <table:table-cell office:value-type="float" office:value="0.12186934" calcext:value-type="float">
            <text:p>0,12186934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72.5" calcext:value-type="float">
            <text:p>172,5</text:p>
          </table:table-cell>
          <table:table-cell table:formula="of:=([.D689]-[.I689])^2" office:value-type="float" office:value="0.25" calcext:value-type="float">
            <text:p>0,25</text:p>
          </table:table-cell>
          <table:table-cell/>
          <table:table-cell table:formula="of:=ROUND(COS([.I689]*PI()/180);7)" office:value-type="float" office:value="-0.9914449" calcext:value-type="float">
            <text:p>-0,9914449</text:p>
          </table:table-cell>
          <table:table-cell table:formula="of:=ROUND(SIN([.I689]*PI()/180);7)" office:value-type="float" office:value="0.1305262" calcext:value-type="float">
            <text:p>0,1305262</text:p>
          </table:table-cell>
          <table:table-cell table:formula="of:=ABS([.L689]-[.E689])" office:value-type="float" office:value="0.00110125000000005" calcext:value-type="float">
            <text:p>0,00110125</text:p>
          </table:table-cell>
          <table:table-cell table:formula="of:=ABS([.M689]-[.F689])" office:value-type="float" office:value="0.00865686" calcext:value-type="float">
            <text:p>0,00865686</text:p>
          </table:table-cell>
          <table:table-cell/>
        </table:table-row>
        <table:table-row table:style-name="ro1">
          <table:table-cell office:value-type="float" office:value="1623609890.26759" calcext:value-type="float">
            <text:p>1623609890,2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-0.99254615" calcext:value-type="float">
            <text:p>-0,99254615</text:p>
          </table:table-cell>
          <table:table-cell office:value-type="float" office:value="0.12186934" calcext:value-type="float">
            <text:p>0,12186934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72.75" calcext:value-type="float">
            <text:p>172,75</text:p>
          </table:table-cell>
          <table:table-cell table:formula="of:=([.D690]-[.I690])^2" office:value-type="float" office:value="0.0625" calcext:value-type="float">
            <text:p>0,0625</text:p>
          </table:table-cell>
          <table:table-cell/>
          <table:table-cell table:formula="of:=ROUND(COS([.I690]*PI()/180);7)" office:value-type="float" office:value="-0.9920049" calcext:value-type="float">
            <text:p>-0,9920049</text:p>
          </table:table-cell>
          <table:table-cell table:formula="of:=ROUND(SIN([.I690]*PI()/180);7)" office:value-type="float" office:value="0.126199" calcext:value-type="float">
            <text:p>0,126199</text:p>
          </table:table-cell>
          <table:table-cell table:formula="of:=ABS([.L690]-[.E690])" office:value-type="float" office:value="0.000541250000000049" calcext:value-type="float">
            <text:p>0,00054125</text:p>
          </table:table-cell>
          <table:table-cell table:formula="of:=ABS([.M690]-[.F690])" office:value-type="float" office:value="0.00432966" calcext:value-type="float">
            <text:p>0,00432966</text:p>
          </table:table-cell>
          <table:table-cell/>
        </table:table-row>
        <table:table-row table:style-name="ro1">
          <table:table-cell office:value-type="float" office:value="1623609890.36758" calcext:value-type="float">
            <text:p>1623609890,3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-0.99254615" calcext:value-type="float">
            <text:p>-0,99254615</text:p>
          </table:table-cell>
          <table:table-cell office:value-type="float" office:value="0.12186934" calcext:value-type="float">
            <text:p>0,12186934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([.D691]-[.I691])^2" office:value-type="float" office:value="0" calcext:value-type="float">
            <text:p>0</text:p>
          </table:table-cell>
          <table:table-cell/>
          <table:table-cell table:formula="of:=ROUND(COS([.I691]*PI()/180);7)" office:value-type="float" office:value="-0.9925462" calcext:value-type="float">
            <text:p>-0,9925462</text:p>
          </table:table-cell>
          <table:table-cell table:formula="of:=ROUND(SIN([.I691]*PI()/180);7)" office:value-type="float" office:value="0.1218693" calcext:value-type="float">
            <text:p>0,1218693</text:p>
          </table:table-cell>
          <table:table-cell table:formula="of:=ABS([.L691]-[.E691])" office:value-type="float" office:value="0.0000000500000000291934" calcext:value-type="float">
            <text:p>5,00000000291934E-08</text:p>
          </table:table-cell>
          <table:table-cell table:formula="of:=ABS([.M691]-[.F691])" office:value-type="float" office:value="0.0000000400000000067013" calcext:value-type="float">
            <text:p>4,00000000067013E-08</text:p>
          </table:table-cell>
          <table:table-cell/>
        </table:table-row>
        <table:table-row table:style-name="ro1">
          <table:table-cell office:value-type="float" office:value="1623609890.46762" calcext:value-type="float">
            <text:p>1623609890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-0.99254615" calcext:value-type="float">
            <text:p>-0,99254615</text:p>
          </table:table-cell>
          <table:table-cell office:value-type="float" office:value="0.12186934" calcext:value-type="float">
            <text:p>0,12186934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73.25" calcext:value-type="float">
            <text:p>173,25</text:p>
          </table:table-cell>
          <table:table-cell table:formula="of:=([.D692]-[.I692])^2" office:value-type="float" office:value="0.0625" calcext:value-type="float">
            <text:p>0,0625</text:p>
          </table:table-cell>
          <table:table-cell/>
          <table:table-cell table:formula="of:=ROUND(COS([.I692]*PI()/180);7)" office:value-type="float" office:value="-0.9930685" calcext:value-type="float">
            <text:p>-0,9930685</text:p>
          </table:table-cell>
          <table:table-cell table:formula="of:=ROUND(SIN([.I692]*PI()/180);7)" office:value-type="float" office:value="0.1175374" calcext:value-type="float">
            <text:p>0,1175374</text:p>
          </table:table-cell>
          <table:table-cell table:formula="of:=ABS([.L692]-[.E692])" office:value-type="float" office:value="0.000522350000000005" calcext:value-type="float">
            <text:p>0,00052235</text:p>
          </table:table-cell>
          <table:table-cell table:formula="of:=ABS([.M692]-[.F692])" office:value-type="float" office:value="0.00433194000000001" calcext:value-type="float">
            <text:p>0,00433194</text:p>
          </table:table-cell>
          <table:table-cell/>
        </table:table-row>
        <table:table-row table:style-name="ro1">
          <table:table-cell office:value-type="float" office:value="1623609890.56758" calcext:value-type="float">
            <text:p>1623609890,5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-0.9945219" calcext:value-type="float">
            <text:p>-0,9945219</text:p>
          </table:table-cell>
          <table:table-cell office:value-type="float" office:value="0.10452846" calcext:value-type="float">
            <text:p>0,1045284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73.5" calcext:value-type="float">
            <text:p>173,5</text:p>
          </table:table-cell>
          <table:table-cell table:formula="of:=([.D693]-[.I693])^2" office:value-type="float" office:value="0.25" calcext:value-type="float">
            <text:p>0,25</text:p>
          </table:table-cell>
          <table:table-cell/>
          <table:table-cell table:formula="of:=ROUND(COS([.I693]*PI()/180);7)" office:value-type="float" office:value="-0.9935719" calcext:value-type="float">
            <text:p>-0,9935719</text:p>
          </table:table-cell>
          <table:table-cell table:formula="of:=ROUND(SIN([.I693]*PI()/180);7)" office:value-type="float" office:value="0.1132032" calcext:value-type="float">
            <text:p>0,1132032</text:p>
          </table:table-cell>
          <table:table-cell table:formula="of:=ABS([.L693]-[.E693])" office:value-type="float" office:value="0.000950000000000006" calcext:value-type="float">
            <text:p>0,00095</text:p>
          </table:table-cell>
          <table:table-cell table:formula="of:=ABS([.M693]-[.F693])" office:value-type="float" office:value="0.00867474" calcext:value-type="float">
            <text:p>0,00867474</text:p>
          </table:table-cell>
          <table:table-cell/>
        </table:table-row>
        <table:table-row table:style-name="ro1">
          <table:table-cell office:value-type="float" office:value="1623609890.66761" calcext:value-type="float">
            <text:p>1623609890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-0.9945219" calcext:value-type="float">
            <text:p>-0,9945219</text:p>
          </table:table-cell>
          <table:table-cell office:value-type="float" office:value="0.10452846" calcext:value-type="float">
            <text:p>0,1045284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73.75" calcext:value-type="float">
            <text:p>173,75</text:p>
          </table:table-cell>
          <table:table-cell table:formula="of:=([.D694]-[.I694])^2" office:value-type="float" office:value="0.0625" calcext:value-type="float">
            <text:p>0,0625</text:p>
          </table:table-cell>
          <table:table-cell/>
          <table:table-cell table:formula="of:=ROUND(COS([.I694]*PI()/180);7)" office:value-type="float" office:value="-0.9940563" calcext:value-type="float">
            <text:p>-0,9940563</text:p>
          </table:table-cell>
          <table:table-cell table:formula="of:=ROUND(SIN([.I694]*PI()/180);7)" office:value-type="float" office:value="0.1088669" calcext:value-type="float">
            <text:p>0,1088669</text:p>
          </table:table-cell>
          <table:table-cell table:formula="of:=ABS([.L694]-[.E694])" office:value-type="float" office:value="0.000465599999999955" calcext:value-type="float">
            <text:p>0,0004656</text:p>
          </table:table-cell>
          <table:table-cell table:formula="of:=ABS([.M694]-[.F694])" office:value-type="float" office:value="0.00433844" calcext:value-type="float">
            <text:p>0,00433844</text:p>
          </table:table-cell>
          <table:table-cell/>
        </table:table-row>
        <table:table-row table:style-name="ro1">
          <table:table-cell office:value-type="float" office:value="1623609890.76761" calcext:value-type="float">
            <text:p>1623609890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-0.9945219" calcext:value-type="float">
            <text:p>-0,9945219</text:p>
          </table:table-cell>
          <table:table-cell office:value-type="float" office:value="0.10452846" calcext:value-type="float">
            <text:p>0,1045284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([.D695]-[.I695])^2" office:value-type="float" office:value="0" calcext:value-type="float">
            <text:p>0</text:p>
          </table:table-cell>
          <table:table-cell/>
          <table:table-cell table:formula="of:=ROUND(COS([.I695]*PI()/180);7)" office:value-type="float" office:value="-0.9945219" calcext:value-type="float">
            <text:p>-0,9945219</text:p>
          </table:table-cell>
          <table:table-cell table:formula="of:=ROUND(SIN([.I695]*PI()/180);7)" office:value-type="float" office:value="0.1045285" calcext:value-type="float">
            <text:p>0,1045285</text:p>
          </table:table-cell>
          <table:table-cell table:formula="of:=ABS([.L695]-[.E695])" office:value-type="float" office:value="0" calcext:value-type="float">
            <text:p>0</text:p>
          </table:table-cell>
          <table:table-cell table:formula="of:=ABS([.M695]-[.F695])" office:value-type="float" office:value="0.0000000399999999928236" calcext:value-type="float">
            <text:p>3,99999999928236E-08</text:p>
          </table:table-cell>
          <table:table-cell/>
        </table:table-row>
        <table:table-row table:style-name="ro1">
          <table:table-cell office:value-type="float" office:value="1623609890.86761" calcext:value-type="float">
            <text:p>1623609890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-0.9945219" calcext:value-type="float">
            <text:p>-0,9945219</text:p>
          </table:table-cell>
          <table:table-cell office:value-type="float" office:value="0.10452846" calcext:value-type="float">
            <text:p>0,1045284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74.25" calcext:value-type="float">
            <text:p>174,25</text:p>
          </table:table-cell>
          <table:table-cell table:formula="of:=([.D696]-[.I696])^2" office:value-type="float" office:value="0.0625" calcext:value-type="float">
            <text:p>0,0625</text:p>
          </table:table-cell>
          <table:table-cell/>
          <table:table-cell table:formula="of:=ROUND(COS([.I696]*PI()/180);7)" office:value-type="float" office:value="-0.9949685" calcext:value-type="float">
            <text:p>-0,9949685</text:p>
          </table:table-cell>
          <table:table-cell table:formula="of:=ROUND(SIN([.I696]*PI()/180);7)" office:value-type="float" office:value="0.1001881" calcext:value-type="float">
            <text:p>0,1001881</text:p>
          </table:table-cell>
          <table:table-cell table:formula="of:=ABS([.L696]-[.E696])" office:value-type="float" office:value="0.000446600000000075" calcext:value-type="float">
            <text:p>0,0004466</text:p>
          </table:table-cell>
          <table:table-cell table:formula="of:=ABS([.M696]-[.F696])" office:value-type="float" office:value="0.00434036" calcext:value-type="float">
            <text:p>0,00434036</text:p>
          </table:table-cell>
          <table:table-cell/>
        </table:table-row>
        <table:table-row table:style-name="ro1">
          <table:table-cell office:value-type="float" office:value="1623609890.96761" calcext:value-type="float">
            <text:p>1623609890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-0.9961947" calcext:value-type="float">
            <text:p>-0,9961947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.5" calcext:value-type="float">
            <text:p>174,5</text:p>
          </table:table-cell>
          <table:table-cell table:formula="of:=([.D697]-[.I697])^2" office:value-type="float" office:value="0.25" calcext:value-type="float">
            <text:p>0,25</text:p>
          </table:table-cell>
          <table:table-cell/>
          <table:table-cell table:formula="of:=ROUND(COS([.I697]*PI()/180);7)" office:value-type="float" office:value="-0.9953962" calcext:value-type="float">
            <text:p>-0,9953962</text:p>
          </table:table-cell>
          <table:table-cell table:formula="of:=ROUND(SIN([.I697]*PI()/180);7)" office:value-type="float" office:value="0.0958458" calcext:value-type="float">
            <text:p>0,0958458</text:p>
          </table:table-cell>
          <table:table-cell table:formula="of:=ABS([.L697]-[.E697])" office:value-type="float" office:value="0.000798500000000035" calcext:value-type="float">
            <text:p>0,0007985</text:p>
          </table:table-cell>
          <table:table-cell table:formula="of:=ABS([.M697]-[.F697])" office:value-type="float" office:value="0.00869006" calcext:value-type="float">
            <text:p>0,00869006</text:p>
          </table:table-cell>
          <table:table-cell/>
        </table:table-row>
        <table:table-row table:style-name="ro1">
          <table:table-cell office:value-type="float" office:value="1623609891.06761" calcext:value-type="float">
            <text:p>1623609891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-0.9961947" calcext:value-type="float">
            <text:p>-0,9961947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.75" calcext:value-type="float">
            <text:p>174,75</text:p>
          </table:table-cell>
          <table:table-cell table:formula="of:=([.D698]-[.I698])^2" office:value-type="float" office:value="0.0625" calcext:value-type="float">
            <text:p>0,0625</text:p>
          </table:table-cell>
          <table:table-cell/>
          <table:table-cell table:formula="of:=ROUND(COS([.I698]*PI()/180);7)" office:value-type="float" office:value="-0.9958049" calcext:value-type="float">
            <text:p>-0,9958049</text:p>
          </table:table-cell>
          <table:table-cell table:formula="of:=ROUND(SIN([.I698]*PI()/180);7)" office:value-type="float" office:value="0.0915016" calcext:value-type="float">
            <text:p>0,0915016</text:p>
          </table:table-cell>
          <table:table-cell table:formula="of:=ABS([.L698]-[.E698])" office:value-type="float" office:value="0.000389799999999996" calcext:value-type="float">
            <text:p>0,0003898</text:p>
          </table:table-cell>
          <table:table-cell table:formula="of:=ABS([.M698]-[.F698])" office:value-type="float" office:value="0.00434586000000001" calcext:value-type="float">
            <text:p>0,00434586</text:p>
          </table:table-cell>
          <table:table-cell/>
        </table:table-row>
        <table:table-row table:style-name="ro1">
          <table:table-cell office:value-type="float" office:value="1623609891.16761" calcext:value-type="float">
            <text:p>1623609891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-0.9961947" calcext:value-type="float">
            <text:p>-0,9961947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([.D699]-[.I699])^2" office:value-type="float" office:value="0" calcext:value-type="float">
            <text:p>0</text:p>
          </table:table-cell>
          <table:table-cell/>
          <table:table-cell table:formula="of:=ROUND(COS([.I699]*PI()/180);7)" office:value-type="float" office:value="-0.9961947" calcext:value-type="float">
            <text:p>-0,9961947</text:p>
          </table:table-cell>
          <table:table-cell table:formula="of:=ROUND(SIN([.I699]*PI()/180);7)" office:value-type="float" office:value="0.0871557" calcext:value-type="float">
            <text:p>0,0871557</text:p>
          </table:table-cell>
          <table:table-cell table:formula="of:=ABS([.L699]-[.E699])" office:value-type="float" office:value="0" calcext:value-type="float">
            <text:p>0</text:p>
          </table:table-cell>
          <table:table-cell table:formula="of:=ABS([.M699]-[.F699])" office:value-type="float" office:value="0.0000000399999999928236" calcext:value-type="float">
            <text:p>3,99999999928236E-08</text:p>
          </table:table-cell>
          <table:table-cell/>
        </table:table-row>
        <table:table-row table:style-name="ro1">
          <table:table-cell office:value-type="float" office:value="1623609891.26762" calcext:value-type="float">
            <text:p>1623609891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-0.9961947" calcext:value-type="float">
            <text:p>-0,9961947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5.25" calcext:value-type="float">
            <text:p>175,25</text:p>
          </table:table-cell>
          <table:table-cell table:formula="of:=([.D700]-[.I700])^2" office:value-type="float" office:value="0.0625" calcext:value-type="float">
            <text:p>0,0625</text:p>
          </table:table-cell>
          <table:table-cell/>
          <table:table-cell table:formula="of:=ROUND(COS([.I700]*PI()/180);7)" office:value-type="float" office:value="-0.9965655" calcext:value-type="float">
            <text:p>-0,9965655</text:p>
          </table:table-cell>
          <table:table-cell table:formula="of:=ROUND(SIN([.I700]*PI()/180);7)" office:value-type="float" office:value="0.0828082" calcext:value-type="float">
            <text:p>0,0828082</text:p>
          </table:table-cell>
          <table:table-cell table:formula="of:=ABS([.L700]-[.E700])" office:value-type="float" office:value="0.000370800000000004" calcext:value-type="float">
            <text:p>0,0003708</text:p>
          </table:table-cell>
          <table:table-cell table:formula="of:=ABS([.M700]-[.F700])" office:value-type="float" office:value="0.00434754" calcext:value-type="float">
            <text:p>0,00434754</text:p>
          </table:table-cell>
          <table:table-cell/>
        </table:table-row>
        <table:table-row table:style-name="ro1">
          <table:table-cell office:value-type="float" office:value="1623609891.36759" calcext:value-type="float">
            <text:p>1623609891,3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-0.99756405" calcext:value-type="float">
            <text:p>-0,99756405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5.5" calcext:value-type="float">
            <text:p>175,5</text:p>
          </table:table-cell>
          <table:table-cell table:formula="of:=([.D701]-[.I701])^2" office:value-type="float" office:value="0.25" calcext:value-type="float">
            <text:p>0,25</text:p>
          </table:table-cell>
          <table:table-cell/>
          <table:table-cell table:formula="of:=ROUND(COS([.I701]*PI()/180);7)" office:value-type="float" office:value="-0.9969173" calcext:value-type="float">
            <text:p>-0,9969173</text:p>
          </table:table-cell>
          <table:table-cell table:formula="of:=ROUND(SIN([.I701]*PI()/180);7)" office:value-type="float" office:value="0.0784591" calcext:value-type="float">
            <text:p>0,0784591</text:p>
          </table:table-cell>
          <table:table-cell table:formula="of:=ABS([.L701]-[.E701])" office:value-type="float" office:value="0.000646750000000029" calcext:value-type="float">
            <text:p>0,00064675</text:p>
          </table:table-cell>
          <table:table-cell table:formula="of:=ABS([.M701]-[.F701])" office:value-type="float" office:value="0.00870263" calcext:value-type="float">
            <text:p>0,00870263</text:p>
          </table:table-cell>
          <table:table-cell/>
        </table:table-row>
        <table:table-row table:style-name="ro1">
          <table:table-cell office:value-type="float" office:value="1623609891.46762" calcext:value-type="float">
            <text:p>1623609891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-0.99756405" calcext:value-type="float">
            <text:p>-0,99756405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5.75" calcext:value-type="float">
            <text:p>175,75</text:p>
          </table:table-cell>
          <table:table-cell table:formula="of:=([.D702]-[.I702])^2" office:value-type="float" office:value="0.0625" calcext:value-type="float">
            <text:p>0,0625</text:p>
          </table:table-cell>
          <table:table-cell/>
          <table:table-cell table:formula="of:=ROUND(COS([.I702]*PI()/180);7)" office:value-type="float" office:value="-0.9972502" calcext:value-type="float">
            <text:p>-0,9972502</text:p>
          </table:table-cell>
          <table:table-cell table:formula="of:=ROUND(SIN([.I702]*PI()/180);7)" office:value-type="float" office:value="0.0741085" calcext:value-type="float">
            <text:p>0,0741085</text:p>
          </table:table-cell>
          <table:table-cell table:formula="of:=ABS([.L702]-[.E702])" office:value-type="float" office:value="0.00031385000000006" calcext:value-type="float">
            <text:p>0,00031385</text:p>
          </table:table-cell>
          <table:table-cell table:formula="of:=ABS([.M702]-[.F702])" office:value-type="float" office:value="0.00435202999999999" calcext:value-type="float">
            <text:p>0,00435203</text:p>
          </table:table-cell>
          <table:table-cell/>
        </table:table-row>
        <table:table-row table:style-name="ro1">
          <table:table-cell office:value-type="float" office:value="1623609891.56762" calcext:value-type="float">
            <text:p>1623609891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-0.99756405" calcext:value-type="float">
            <text:p>-0,99756405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([.D703]-[.I703])^2" office:value-type="float" office:value="0" calcext:value-type="float">
            <text:p>0</text:p>
          </table:table-cell>
          <table:table-cell/>
          <table:table-cell table:formula="of:=ROUND(COS([.I703]*PI()/180);7)" office:value-type="float" office:value="-0.9975641" calcext:value-type="float">
            <text:p>-0,9975641</text:p>
          </table:table-cell>
          <table:table-cell table:formula="of:=ROUND(SIN([.I703]*PI()/180);7)" office:value-type="float" office:value="0.0697565" calcext:value-type="float">
            <text:p>0,0697565</text:p>
          </table:table-cell>
          <table:table-cell table:formula="of:=ABS([.L703]-[.E703])" office:value-type="float" office:value="0.0000000499999999181711" calcext:value-type="float">
            <text:p>4,99999999181711E-08</text:p>
          </table:table-cell>
          <table:table-cell table:formula="of:=ABS([.M703]-[.F703])" office:value-type="float" office:value="0.0000000299999999980871" calcext:value-type="float">
            <text:p>2,99999999980871E-08</text:p>
          </table:table-cell>
          <table:table-cell/>
        </table:table-row>
        <table:table-row table:style-name="ro1">
          <table:table-cell office:value-type="float" office:value="1623609891.66762" calcext:value-type="float">
            <text:p>1623609891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-0.99756405" calcext:value-type="float">
            <text:p>-0,99756405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6.25" calcext:value-type="float">
            <text:p>176,25</text:p>
          </table:table-cell>
          <table:table-cell table:formula="of:=([.D704]-[.I704])^2" office:value-type="float" office:value="0.0625" calcext:value-type="float">
            <text:p>0,0625</text:p>
          </table:table-cell>
          <table:table-cell/>
          <table:table-cell table:formula="of:=ROUND(COS([.I704]*PI()/180);7)" office:value-type="float" office:value="-0.9978589" calcext:value-type="float">
            <text:p>-0,9978589</text:p>
          </table:table-cell>
          <table:table-cell table:formula="of:=ROUND(SIN([.I704]*PI()/180);7)" office:value-type="float" office:value="0.0654031" calcext:value-type="float">
            <text:p>0,0654031</text:p>
          </table:table-cell>
          <table:table-cell table:formula="of:=ABS([.L704]-[.E704])" office:value-type="float" office:value="0.000294849999999958" calcext:value-type="float">
            <text:p>0,00029485</text:p>
          </table:table-cell>
          <table:table-cell table:formula="of:=ABS([.M704]-[.F704])" office:value-type="float" office:value="0.00435337" calcext:value-type="float">
            <text:p>0,00435337</text:p>
          </table:table-cell>
          <table:table-cell/>
        </table:table-row>
        <table:table-row table:style-name="ro1">
          <table:table-cell office:value-type="float" office:value="1623609891.76761" calcext:value-type="float">
            <text:p>1623609891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-0.99862953" calcext:value-type="float">
            <text:p>-0,99862953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76.5" calcext:value-type="float">
            <text:p>176,5</text:p>
          </table:table-cell>
          <table:table-cell table:formula="of:=([.D705]-[.I705])^2" office:value-type="float" office:value="0.25" calcext:value-type="float">
            <text:p>0,25</text:p>
          </table:table-cell>
          <table:table-cell/>
          <table:table-cell table:formula="of:=ROUND(COS([.I705]*PI()/180);7)" office:value-type="float" office:value="-0.9981348" calcext:value-type="float">
            <text:p>-0,9981348</text:p>
          </table:table-cell>
          <table:table-cell table:formula="of:=ROUND(SIN([.I705]*PI()/180);7)" office:value-type="float" office:value="0.0610485" calcext:value-type="float">
            <text:p>0,0610485</text:p>
          </table:table-cell>
          <table:table-cell table:formula="of:=ABS([.L705]-[.E705])" office:value-type="float" office:value="0.000494729999999999" calcext:value-type="float">
            <text:p>0,00049473</text:p>
          </table:table-cell>
          <table:table-cell table:formula="of:=ABS([.M705]-[.F705])" office:value-type="float" office:value="0.00871254" calcext:value-type="float">
            <text:p>0,00871254</text:p>
          </table:table-cell>
          <table:table-cell/>
        </table:table-row>
        <table:table-row table:style-name="ro1">
          <table:table-cell office:value-type="float" office:value="1623609891.86761" calcext:value-type="float">
            <text:p>1623609891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-0.99862953" calcext:value-type="float">
            <text:p>-0,99862953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76.75" calcext:value-type="float">
            <text:p>176,75</text:p>
          </table:table-cell>
          <table:table-cell table:formula="of:=([.D706]-[.I706])^2" office:value-type="float" office:value="0.0625" calcext:value-type="float">
            <text:p>0,0625</text:p>
          </table:table-cell>
          <table:table-cell/>
          <table:table-cell table:formula="of:=ROUND(COS([.I706]*PI()/180);7)" office:value-type="float" office:value="-0.9983917" calcext:value-type="float">
            <text:p>-0,9983917</text:p>
          </table:table-cell>
          <table:table-cell table:formula="of:=ROUND(SIN([.I706]*PI()/180);7)" office:value-type="float" office:value="0.0566928" calcext:value-type="float">
            <text:p>0,0566928</text:p>
          </table:table-cell>
          <table:table-cell table:formula="of:=ABS([.L706]-[.E706])" office:value-type="float" office:value="0.000237829999999994" calcext:value-type="float">
            <text:p>0,00023783</text:p>
          </table:table-cell>
          <table:table-cell table:formula="of:=ABS([.M706]-[.F706])" office:value-type="float" office:value="0.00435684" calcext:value-type="float">
            <text:p>0,00435684</text:p>
          </table:table-cell>
          <table:table-cell/>
        </table:table-row>
        <table:table-row table:style-name="ro1">
          <table:table-cell office:value-type="float" office:value="1623609891.96762" calcext:value-type="float">
            <text:p>1623609891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-0.99862953" calcext:value-type="float">
            <text:p>-0,99862953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([.D707]-[.I707])^2" office:value-type="float" office:value="0" calcext:value-type="float">
            <text:p>0</text:p>
          </table:table-cell>
          <table:table-cell/>
          <table:table-cell table:formula="of:=ROUND(COS([.I707]*PI()/180);7)" office:value-type="float" office:value="-0.9986295" calcext:value-type="float">
            <text:p>-0,9986295</text:p>
          </table:table-cell>
          <table:table-cell table:formula="of:=ROUND(SIN([.I707]*PI()/180);7)" office:value-type="float" office:value="0.052336" calcext:value-type="float">
            <text:p>0,052336</text:p>
          </table:table-cell>
          <table:table-cell table:formula="of:=ABS([.L707]-[.E707])" office:value-type="float" office:value="0.0000000300000000397205" calcext:value-type="float">
            <text:p>3,00000000397205E-08</text:p>
          </table:table-cell>
          <table:table-cell table:formula="of:=ABS([.M707]-[.F707])" office:value-type="float" office:value="0.0000000399999999997624" calcext:value-type="float">
            <text:p>3,99999999997624E-08</text:p>
          </table:table-cell>
          <table:table-cell/>
        </table:table-row>
        <table:table-row table:style-name="ro1">
          <table:table-cell office:value-type="float" office:value="1623609892.06762" calcext:value-type="float">
            <text:p>1623609892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-0.99862953" calcext:value-type="float">
            <text:p>-0,99862953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77.25" calcext:value-type="float">
            <text:p>177,25</text:p>
          </table:table-cell>
          <table:table-cell table:formula="of:=([.D708]-[.I708])^2" office:value-type="float" office:value="0.0625" calcext:value-type="float">
            <text:p>0,0625</text:p>
          </table:table-cell>
          <table:table-cell/>
          <table:table-cell table:formula="of:=ROUND(COS([.I708]*PI()/180);7)" office:value-type="float" office:value="-0.9988484" calcext:value-type="float">
            <text:p>-0,9988484</text:p>
          </table:table-cell>
          <table:table-cell table:formula="of:=ROUND(SIN([.I708]*PI()/180);7)" office:value-type="float" office:value="0.0479781" calcext:value-type="float">
            <text:p>0,0479781</text:p>
          </table:table-cell>
          <table:table-cell table:formula="of:=ABS([.L708]-[.E708])" office:value-type="float" office:value="0.000218869999999982" calcext:value-type="float">
            <text:p>0,00021887</text:p>
          </table:table-cell>
          <table:table-cell table:formula="of:=ABS([.M708]-[.F708])" office:value-type="float" office:value="0.00435786" calcext:value-type="float">
            <text:p>0,00435786</text:p>
          </table:table-cell>
          <table:table-cell/>
        </table:table-row>
        <table:table-row table:style-name="ro1">
          <table:table-cell office:value-type="float" office:value="1623609892.16761" calcext:value-type="float">
            <text:p>1623609892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-0.99939083" calcext:value-type="float">
            <text:p>-0,99939083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77.5" calcext:value-type="float">
            <text:p>177,5</text:p>
          </table:table-cell>
          <table:table-cell table:formula="of:=([.D709]-[.I709])^2" office:value-type="float" office:value="0.25" calcext:value-type="float">
            <text:p>0,25</text:p>
          </table:table-cell>
          <table:table-cell/>
          <table:table-cell table:formula="of:=ROUND(COS([.I709]*PI()/180);7)" office:value-type="float" office:value="-0.9990482" calcext:value-type="float">
            <text:p>-0,9990482</text:p>
          </table:table-cell>
          <table:table-cell table:formula="of:=ROUND(SIN([.I709]*PI()/180);7)" office:value-type="float" office:value="0.0436194" calcext:value-type="float">
            <text:p>0,0436194</text:p>
          </table:table-cell>
          <table:table-cell table:formula="of:=ABS([.L709]-[.E709])" office:value-type="float" office:value="0.00034263000000001" calcext:value-type="float">
            <text:p>0,00034263</text:p>
          </table:table-cell>
          <table:table-cell table:formula="of:=ABS([.M709]-[.F709])" office:value-type="float" office:value="0.0087199" calcext:value-type="float">
            <text:p>0,0087199</text:p>
          </table:table-cell>
          <table:table-cell/>
        </table:table-row>
        <table:table-row table:style-name="ro1">
          <table:table-cell office:value-type="float" office:value="1623609892.26763" calcext:value-type="float">
            <text:p>1623609892,2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-0.99939083" calcext:value-type="float">
            <text:p>-0,99939083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77.75" calcext:value-type="float">
            <text:p>177,75</text:p>
          </table:table-cell>
          <table:table-cell table:formula="of:=([.D710]-[.I710])^2" office:value-type="float" office:value="0.0625" calcext:value-type="float">
            <text:p>0,0625</text:p>
          </table:table-cell>
          <table:table-cell/>
          <table:table-cell table:formula="of:=ROUND(COS([.I710]*PI()/180);7)" office:value-type="float" office:value="-0.999229" calcext:value-type="float">
            <text:p>-0,999229</text:p>
          </table:table-cell>
          <table:table-cell table:formula="of:=ROUND(SIN([.I710]*PI()/180);7)" office:value-type="float" office:value="0.0392598" calcext:value-type="float">
            <text:p>0,0392598</text:p>
          </table:table-cell>
          <table:table-cell table:formula="of:=ABS([.L710]-[.E710])" office:value-type="float" office:value="0.000161830000000029" calcext:value-type="float">
            <text:p>0,00016183</text:p>
          </table:table-cell>
          <table:table-cell table:formula="of:=ABS([.M710]-[.F710])" office:value-type="float" office:value="0.0043603" calcext:value-type="float">
            <text:p>0,0043603</text:p>
          </table:table-cell>
          <table:table-cell/>
        </table:table-row>
        <table:table-row table:style-name="ro1">
          <table:table-cell office:value-type="float" office:value="1623609892.36766" calcext:value-type="float">
            <text:p>1623609892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-0.99939083" calcext:value-type="float">
            <text:p>-0,99939083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([.D711]-[.I711])^2" office:value-type="float" office:value="0" calcext:value-type="float">
            <text:p>0</text:p>
          </table:table-cell>
          <table:table-cell/>
          <table:table-cell table:formula="of:=ROUND(COS([.I711]*PI()/180);7)" office:value-type="float" office:value="-0.9993908" calcext:value-type="float">
            <text:p>-0,9993908</text:p>
          </table:table-cell>
          <table:table-cell table:formula="of:=ROUND(SIN([.I711]*PI()/180);7)" office:value-type="float" office:value="0.0348995" calcext:value-type="float">
            <text:p>0,0348995</text:p>
          </table:table-cell>
          <table:table-cell table:formula="of:=ABS([.L711]-[.E711])" office:value-type="float" office:value="0.0000000300000000397205" calcext:value-type="float">
            <text:p>3,00000000397205E-08</text:p>
          </table:table-cell>
          <table:table-cell table:formula="of:=ABS([.M711]-[.F7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92.46762" calcext:value-type="float">
            <text:p>1623609892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-0.99939083" calcext:value-type="float">
            <text:p>-0,99939083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78.25" calcext:value-type="float">
            <text:p>178,25</text:p>
          </table:table-cell>
          <table:table-cell table:formula="of:=([.D712]-[.I712])^2" office:value-type="float" office:value="0.0625" calcext:value-type="float">
            <text:p>0,0625</text:p>
          </table:table-cell>
          <table:table-cell/>
          <table:table-cell table:formula="of:=ROUND(COS([.I712]*PI()/180);7)" office:value-type="float" office:value="-0.9995336" calcext:value-type="float">
            <text:p>-0,9995336</text:p>
          </table:table-cell>
          <table:table-cell table:formula="of:=ROUND(SIN([.I712]*PI()/180);7)" office:value-type="float" office:value="0.0305385" calcext:value-type="float">
            <text:p>0,0305385</text:p>
          </table:table-cell>
          <table:table-cell table:formula="of:=ABS([.L712]-[.E712])" office:value-type="float" office:value="0.000142769999999959" calcext:value-type="float">
            <text:p>0,00014277</text:p>
          </table:table-cell>
          <table:table-cell table:formula="of:=ABS([.M712]-[.F712])" office:value-type="float" office:value="0.004361" calcext:value-type="float">
            <text:p>0,004361</text:p>
          </table:table-cell>
          <table:table-cell/>
        </table:table-row>
        <table:table-row table:style-name="ro1">
          <table:table-cell office:value-type="float" office:value="1623609892.56762" calcext:value-type="float">
            <text:p>1623609892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-0.9998477" calcext:value-type="float">
            <text:p>-0,9998477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178.5" calcext:value-type="float">
            <text:p>178,5</text:p>
          </table:table-cell>
          <table:table-cell table:formula="of:=([.D713]-[.I713])^2" office:value-type="float" office:value="0.25" calcext:value-type="float">
            <text:p>0,25</text:p>
          </table:table-cell>
          <table:table-cell/>
          <table:table-cell table:formula="of:=ROUND(COS([.I713]*PI()/180);7)" office:value-type="float" office:value="-0.9996573" calcext:value-type="float">
            <text:p>-0,9996573</text:p>
          </table:table-cell>
          <table:table-cell table:formula="of:=ROUND(SIN([.I713]*PI()/180);7)" office:value-type="float" office:value="0.0261769" calcext:value-type="float">
            <text:p>0,0261769</text:p>
          </table:table-cell>
          <table:table-cell table:formula="of:=ABS([.L713]-[.E713])" office:value-type="float" office:value="0.000190400000000035" calcext:value-type="float">
            <text:p>0,0001904</text:p>
          </table:table-cell>
          <table:table-cell table:formula="of:=ABS([.M713]-[.F713])" office:value-type="float" office:value="0.00872449" calcext:value-type="float">
            <text:p>0,00872449</text:p>
          </table:table-cell>
          <table:table-cell/>
        </table:table-row>
        <table:table-row table:style-name="ro1">
          <table:table-cell office:value-type="float" office:value="1623609892.66762" calcext:value-type="float">
            <text:p>1623609892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-0.9998477" calcext:value-type="float">
            <text:p>-0,9998477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178.75" calcext:value-type="float">
            <text:p>178,75</text:p>
          </table:table-cell>
          <table:table-cell table:formula="of:=([.D714]-[.I714])^2" office:value-type="float" office:value="0.0625" calcext:value-type="float">
            <text:p>0,0625</text:p>
          </table:table-cell>
          <table:table-cell/>
          <table:table-cell table:formula="of:=ROUND(COS([.I714]*PI()/180);7)" office:value-type="float" office:value="-0.999762" calcext:value-type="float">
            <text:p>-0,999762</text:p>
          </table:table-cell>
          <table:table-cell table:formula="of:=ROUND(SIN([.I714]*PI()/180);7)" office:value-type="float" office:value="0.0218149" calcext:value-type="float">
            <text:p>0,0218149</text:p>
          </table:table-cell>
          <table:table-cell table:formula="of:=ABS([.L714]-[.E714])" office:value-type="float" office:value="0.0000856999999999664" calcext:value-type="float">
            <text:p>8,56999999999664E-05</text:p>
          </table:table-cell>
          <table:table-cell table:formula="of:=ABS([.M714]-[.F714])" office:value-type="float" office:value="0.00436249" calcext:value-type="float">
            <text:p>0,00436249</text:p>
          </table:table-cell>
          <table:table-cell/>
        </table:table-row>
        <table:table-row table:style-name="ro1">
          <table:table-cell office:value-type="float" office:value="1623609892.76762" calcext:value-type="float">
            <text:p>1623609892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-0.9998477" calcext:value-type="float">
            <text:p>-0,9998477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([.D715]-[.I715])^2" office:value-type="float" office:value="0" calcext:value-type="float">
            <text:p>0</text:p>
          </table:table-cell>
          <table:table-cell/>
          <table:table-cell table:formula="of:=ROUND(COS([.I715]*PI()/180);7)" office:value-type="float" office:value="-0.9998477" calcext:value-type="float">
            <text:p>-0,9998477</text:p>
          </table:table-cell>
          <table:table-cell table:formula="of:=ROUND(SIN([.I715]*PI()/180);7)" office:value-type="float" office:value="0.0174524" calcext:value-type="float">
            <text:p>0,0174524</text:p>
          </table:table-cell>
          <table:table-cell table:formula="of:=ABS([.L715]-[.E715])" office:value-type="float" office:value="0" calcext:value-type="float">
            <text:p>0</text:p>
          </table:table-cell>
          <table:table-cell table:formula="of:=ABS([.M715]-[.F715])" office:value-type="float" office:value="0.0000000100000000016753" calcext:value-type="float">
            <text:p>1,00000000016753E-08</text:p>
          </table:table-cell>
          <table:table-cell/>
        </table:table-row>
        <table:table-row table:style-name="ro1">
          <table:table-cell office:value-type="float" office:value="1623609892.86762" calcext:value-type="float">
            <text:p>1623609892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-0.9998477" calcext:value-type="float">
            <text:p>-0,9998477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179.25" calcext:value-type="float">
            <text:p>179,25</text:p>
          </table:table-cell>
          <table:table-cell table:formula="of:=([.D716]-[.I716])^2" office:value-type="float" office:value="0.0625" calcext:value-type="float">
            <text:p>0,0625</text:p>
          </table:table-cell>
          <table:table-cell/>
          <table:table-cell table:formula="of:=ROUND(COS([.I716]*PI()/180);7)" office:value-type="float" office:value="-0.9999143" calcext:value-type="float">
            <text:p>-0,9999143</text:p>
          </table:table-cell>
          <table:table-cell table:formula="of:=ROUND(SIN([.I716]*PI()/180);7)" office:value-type="float" office:value="0.0130896" calcext:value-type="float">
            <text:p>0,0130896</text:p>
          </table:table-cell>
          <table:table-cell table:formula="of:=ABS([.L716]-[.E716])" office:value-type="float" office:value="0.0000666000000000277" calcext:value-type="float">
            <text:p>6,66000000000277E-05</text:p>
          </table:table-cell>
          <table:table-cell table:formula="of:=ABS([.M716]-[.F716])" office:value-type="float" office:value="0.00436281" calcext:value-type="float">
            <text:p>0,00436281</text:p>
          </table:table-cell>
          <table:table-cell/>
        </table:table-row>
        <table:table-row table:style-name="ro1">
          <table:table-cell office:value-type="float" office:value="1623609892.96761" calcext:value-type="float">
            <text:p>1623609892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79.5" calcext:value-type="float">
            <text:p>179,5</text:p>
          </table:table-cell>
          <table:table-cell table:formula="of:=([.D717]-[.I717])^2" office:value-type="float" office:value="0.25" calcext:value-type="float">
            <text:p>0,25</text:p>
          </table:table-cell>
          <table:table-cell/>
          <table:table-cell table:formula="of:=ROUND(COS([.I717]*PI()/180);7)" office:value-type="float" office:value="-0.9999619" calcext:value-type="float">
            <text:p>-0,9999619</text:p>
          </table:table-cell>
          <table:table-cell table:formula="of:=ROUND(SIN([.I717]*PI()/180);7)" office:value-type="float" office:value="0.0087265" calcext:value-type="float">
            <text:p>0,0087265</text:p>
          </table:table-cell>
          <table:table-cell table:formula="of:=ABS([.L717]-[.E717])" office:value-type="float" office:value="0.0000381000000000409" calcext:value-type="float">
            <text:p>3,81000000000409E-05</text:p>
          </table:table-cell>
          <table:table-cell table:formula="of:=ABS([.M717]-[.F717])" office:value-type="float" office:value="0.0087265" calcext:value-type="float">
            <text:p>0,0087265</text:p>
          </table:table-cell>
          <table:table-cell/>
        </table:table-row>
        <table:table-row table:style-name="ro1">
          <table:table-cell office:value-type="float" office:value="1623609893.06762" calcext:value-type="float">
            <text:p>1623609893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79.75" calcext:value-type="float">
            <text:p>179,75</text:p>
          </table:table-cell>
          <table:table-cell table:formula="of:=([.D718]-[.I718])^2" office:value-type="float" office:value="0.0625" calcext:value-type="float">
            <text:p>0,0625</text:p>
          </table:table-cell>
          <table:table-cell/>
          <table:table-cell table:formula="of:=ROUND(COS([.I718]*PI()/180);7)" office:value-type="float" office:value="-0.9999905" calcext:value-type="float">
            <text:p>-0,9999905</text:p>
          </table:table-cell>
          <table:table-cell table:formula="of:=ROUND(SIN([.I718]*PI()/180);7)" office:value-type="float" office:value="0.0043633" calcext:value-type="float">
            <text:p>0,0043633</text:p>
          </table:table-cell>
          <table:table-cell table:formula="of:=ABS([.L718]-[.E718])" office:value-type="float" office:value="0.00000949999999999562" calcext:value-type="float">
            <text:p>9,49999999999562E-06</text:p>
          </table:table-cell>
          <table:table-cell table:formula="of:=ABS([.M718]-[.F718])" office:value-type="float" office:value="0.0043633" calcext:value-type="float">
            <text:p>0,0043633</text:p>
          </table:table-cell>
          <table:table-cell/>
        </table:table-row>
        <table:table-row table:style-name="ro1">
          <table:table-cell office:value-type="float" office:value="1623609893.16762" calcext:value-type="float">
            <text:p>1623609893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([.D719]-[.I719])^2" office:value-type="float" office:value="0" calcext:value-type="float">
            <text:p>0</text:p>
          </table:table-cell>
          <table:table-cell/>
          <table:table-cell table:formula="of:=ROUND(COS([.I719]*PI()/180);7)" office:value-type="float" office:value="-1" calcext:value-type="float">
            <text:p>-1</text:p>
          </table:table-cell>
          <table:table-cell table:formula="of:=ROUND(SIN([.I719]*PI()/180);7)" office:value-type="float" office:value="0" calcext:value-type="float">
            <text:p>0</text:p>
          </table:table-cell>
          <table:table-cell table:formula="of:=ABS([.L719]-[.E719])" office:value-type="float" office:value="0" calcext:value-type="float">
            <text:p>0</text:p>
          </table:table-cell>
          <table:table-cell table:formula="of:=ABS([.M719]-[.F7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93.26763" calcext:value-type="float">
            <text:p>1623609893,2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([.D720]-[.I720])^2" office:value-type="float" office:value="0" calcext:value-type="float">
            <text:p>0</text:p>
          </table:table-cell>
          <table:table-cell/>
          <table:table-cell table:formula="of:=ROUND(COS([.I720]*PI()/180);7)" office:value-type="float" office:value="-1" calcext:value-type="float">
            <text:p>-1</text:p>
          </table:table-cell>
          <table:table-cell table:formula="of:=ROUND(SIN([.I720]*PI()/180);7)" office:value-type="float" office:value="0" calcext:value-type="float">
            <text:p>0</text:p>
          </table:table-cell>
          <table:table-cell table:formula="of:=ABS([.L720]-[.E720])" office:value-type="float" office:value="0" calcext:value-type="float">
            <text:p>0</text:p>
          </table:table-cell>
          <table:table-cell table:formula="of:=ABS([.M720]-[.F7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93.36763" calcext:value-type="float">
            <text:p>1623609893,3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([.D721]-[.I721])^2" office:value-type="float" office:value="0" calcext:value-type="float">
            <text:p>0</text:p>
          </table:table-cell>
          <table:table-cell/>
          <table:table-cell table:formula="of:=ROUND(COS([.I721]*PI()/180);7)" office:value-type="float" office:value="-1" calcext:value-type="float">
            <text:p>-1</text:p>
          </table:table-cell>
          <table:table-cell table:formula="of:=ROUND(SIN([.I721]*PI()/180);7)" office:value-type="float" office:value="0" calcext:value-type="float">
            <text:p>0</text:p>
          </table:table-cell>
          <table:table-cell table:formula="of:=ABS([.L721]-[.E721])" office:value-type="float" office:value="0" calcext:value-type="float">
            <text:p>0</text:p>
          </table:table-cell>
          <table:table-cell table:formula="of:=ABS([.M721]-[.F7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93.46759" calcext:value-type="float">
            <text:p>1623609893,4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9" calcext:value-type="float">
            <text:p>-179</text:p>
          </table:table-cell>
          <table:table-cell office:value-type="float" office:value="-0.9998477" calcext:value-type="float">
            <text:p>-0,9998477</text:p>
          </table:table-cell>
          <table:table-cell office:value-type="float" office:value="-0.01745241" calcext:value-type="float">
            <text:p>-0,01745241</text:p>
          </table:table-cell>
          <table:table-cell office:value-type="float" office:value="-179" calcext:value-type="float">
            <text:p>-179</text:p>
          </table:table-cell>
          <table:table-cell/>
          <table:table-cell office:value-type="float" office:value="-179.25" calcext:value-type="float">
            <text:p>-179,25</text:p>
          </table:table-cell>
          <table:table-cell table:formula="of:=([.D722]-[.I722])^2" office:value-type="float" office:value="0.0625" calcext:value-type="float">
            <text:p>0,0625</text:p>
          </table:table-cell>
          <table:table-cell/>
          <table:table-cell table:formula="of:=ROUND(COS([.I722]*PI()/180);7)" office:value-type="float" office:value="-0.9999143" calcext:value-type="float">
            <text:p>-0,9999143</text:p>
          </table:table-cell>
          <table:table-cell table:formula="of:=ROUND(SIN([.I722]*PI()/180);7)" office:value-type="float" office:value="-0.0130896" calcext:value-type="float">
            <text:p>-0,0130896</text:p>
          </table:table-cell>
          <table:table-cell table:formula="of:=ABS([.L722]-[.E722])" office:value-type="float" office:value="0.0000666000000000277" calcext:value-type="float">
            <text:p>6,66000000000277E-05</text:p>
          </table:table-cell>
          <table:table-cell table:formula="of:=ABS([.M722]-[.F722])" office:value-type="float" office:value="0.00436281" calcext:value-type="float">
            <text:p>0,00436281</text:p>
          </table:table-cell>
          <table:table-cell/>
        </table:table-row>
        <table:table-row table:style-name="ro1">
          <table:table-cell office:value-type="float" office:value="1623609893.56762" calcext:value-type="float">
            <text:p>1623609893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9" calcext:value-type="float">
            <text:p>-179</text:p>
          </table:table-cell>
          <table:table-cell office:value-type="float" office:value="-0.9998477" calcext:value-type="float">
            <text:p>-0,9998477</text:p>
          </table:table-cell>
          <table:table-cell office:value-type="float" office:value="-0.01745241" calcext:value-type="float">
            <text:p>-0,01745241</text:p>
          </table:table-cell>
          <table:table-cell office:value-type="float" office:value="-179" calcext:value-type="float">
            <text:p>-179</text:p>
          </table:table-cell>
          <table:table-cell/>
          <table:table-cell office:value-type="float" office:value="-179" calcext:value-type="float">
            <text:p>-179</text:p>
          </table:table-cell>
          <table:table-cell table:formula="of:=([.D723]-[.I723])^2" office:value-type="float" office:value="0" calcext:value-type="float">
            <text:p>0</text:p>
          </table:table-cell>
          <table:table-cell/>
          <table:table-cell table:formula="of:=ROUND(COS([.I723]*PI()/180);7)" office:value-type="float" office:value="-0.9998477" calcext:value-type="float">
            <text:p>-0,9998477</text:p>
          </table:table-cell>
          <table:table-cell table:formula="of:=ROUND(SIN([.I723]*PI()/180);7)" office:value-type="float" office:value="-0.0174524" calcext:value-type="float">
            <text:p>-0,0174524</text:p>
          </table:table-cell>
          <table:table-cell table:formula="of:=ABS([.L723]-[.E723])" office:value-type="float" office:value="0" calcext:value-type="float">
            <text:p>0</text:p>
          </table:table-cell>
          <table:table-cell table:formula="of:=ABS([.M723]-[.F723])" office:value-type="float" office:value="0.0000000100000000016753" calcext:value-type="float">
            <text:p>1,00000000016753E-08</text:p>
          </table:table-cell>
          <table:table-cell/>
        </table:table-row>
        <table:table-row table:style-name="ro1">
          <table:table-cell office:value-type="float" office:value="1623609893.66762" calcext:value-type="float">
            <text:p>1623609893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9" calcext:value-type="float">
            <text:p>-179</text:p>
          </table:table-cell>
          <table:table-cell office:value-type="float" office:value="-0.9998477" calcext:value-type="float">
            <text:p>-0,9998477</text:p>
          </table:table-cell>
          <table:table-cell office:value-type="float" office:value="-0.01745241" calcext:value-type="float">
            <text:p>-0,01745241</text:p>
          </table:table-cell>
          <table:table-cell office:value-type="float" office:value="-179" calcext:value-type="float">
            <text:p>-179</text:p>
          </table:table-cell>
          <table:table-cell/>
          <table:table-cell office:value-type="float" office:value="-178.75" calcext:value-type="float">
            <text:p>-178,75</text:p>
          </table:table-cell>
          <table:table-cell table:formula="of:=([.D724]-[.I724])^2" office:value-type="float" office:value="0.0625" calcext:value-type="float">
            <text:p>0,0625</text:p>
          </table:table-cell>
          <table:table-cell/>
          <table:table-cell table:formula="of:=ROUND(COS([.I724]*PI()/180);7)" office:value-type="float" office:value="-0.999762" calcext:value-type="float">
            <text:p>-0,999762</text:p>
          </table:table-cell>
          <table:table-cell table:formula="of:=ROUND(SIN([.I724]*PI()/180);7)" office:value-type="float" office:value="-0.0218149" calcext:value-type="float">
            <text:p>-0,0218149</text:p>
          </table:table-cell>
          <table:table-cell table:formula="of:=ABS([.L724]-[.E724])" office:value-type="float" office:value="0.0000856999999999664" calcext:value-type="float">
            <text:p>8,56999999999664E-05</text:p>
          </table:table-cell>
          <table:table-cell table:formula="of:=ABS([.M724]-[.F724])" office:value-type="float" office:value="0.00436249" calcext:value-type="float">
            <text:p>0,00436249</text:p>
          </table:table-cell>
          <table:table-cell/>
        </table:table-row>
        <table:table-row table:style-name="ro1">
          <table:table-cell office:value-type="float" office:value="1623609893.76763" calcext:value-type="float">
            <text:p>1623609893,7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9" calcext:value-type="float">
            <text:p>-179</text:p>
          </table:table-cell>
          <table:table-cell office:value-type="float" office:value="-0.9998477" calcext:value-type="float">
            <text:p>-0,9998477</text:p>
          </table:table-cell>
          <table:table-cell office:value-type="float" office:value="-0.01745241" calcext:value-type="float">
            <text:p>-0,01745241</text:p>
          </table:table-cell>
          <table:table-cell office:value-type="float" office:value="-179" calcext:value-type="float">
            <text:p>-179</text:p>
          </table:table-cell>
          <table:table-cell/>
          <table:table-cell office:value-type="float" office:value="-178.5" calcext:value-type="float">
            <text:p>-178,5</text:p>
          </table:table-cell>
          <table:table-cell table:formula="of:=([.D725]-[.I725])^2" office:value-type="float" office:value="0.25" calcext:value-type="float">
            <text:p>0,25</text:p>
          </table:table-cell>
          <table:table-cell/>
          <table:table-cell table:formula="of:=ROUND(COS([.I725]*PI()/180);7)" office:value-type="float" office:value="-0.9996573" calcext:value-type="float">
            <text:p>-0,9996573</text:p>
          </table:table-cell>
          <table:table-cell table:formula="of:=ROUND(SIN([.I725]*PI()/180);7)" office:value-type="float" office:value="-0.0261769" calcext:value-type="float">
            <text:p>-0,0261769</text:p>
          </table:table-cell>
          <table:table-cell table:formula="of:=ABS([.L725]-[.E725])" office:value-type="float" office:value="0.000190400000000035" calcext:value-type="float">
            <text:p>0,0001904</text:p>
          </table:table-cell>
          <table:table-cell table:formula="of:=ABS([.M725]-[.F725])" office:value-type="float" office:value="0.00872449" calcext:value-type="float">
            <text:p>0,00872449</text:p>
          </table:table-cell>
          <table:table-cell/>
        </table:table-row>
        <table:table-row table:style-name="ro1">
          <table:table-cell office:value-type="float" office:value="1623609893.86761" calcext:value-type="float">
            <text:p>1623609893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8" calcext:value-type="float">
            <text:p>-178</text:p>
          </table:table-cell>
          <table:table-cell office:value-type="float" office:value="-0.99939083" calcext:value-type="float">
            <text:p>-0,99939083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-178" calcext:value-type="float">
            <text:p>-178</text:p>
          </table:table-cell>
          <table:table-cell/>
          <table:table-cell office:value-type="float" office:value="-178.25" calcext:value-type="float">
            <text:p>-178,25</text:p>
          </table:table-cell>
          <table:table-cell table:formula="of:=([.D726]-[.I726])^2" office:value-type="float" office:value="0.0625" calcext:value-type="float">
            <text:p>0,0625</text:p>
          </table:table-cell>
          <table:table-cell/>
          <table:table-cell table:formula="of:=ROUND(COS([.I726]*PI()/180);7)" office:value-type="float" office:value="-0.9995336" calcext:value-type="float">
            <text:p>-0,9995336</text:p>
          </table:table-cell>
          <table:table-cell table:formula="of:=ROUND(SIN([.I726]*PI()/180);7)" office:value-type="float" office:value="-0.0305385" calcext:value-type="float">
            <text:p>-0,0305385</text:p>
          </table:table-cell>
          <table:table-cell table:formula="of:=ABS([.L726]-[.E726])" office:value-type="float" office:value="0.000142769999999959" calcext:value-type="float">
            <text:p>0,00014277</text:p>
          </table:table-cell>
          <table:table-cell table:formula="of:=ABS([.M726]-[.F726])" office:value-type="float" office:value="0.004361" calcext:value-type="float">
            <text:p>0,004361</text:p>
          </table:table-cell>
          <table:table-cell/>
        </table:table-row>
        <table:table-row table:style-name="ro1">
          <table:table-cell office:value-type="float" office:value="1623609893.96758" calcext:value-type="float">
            <text:p>1623609893,9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8" calcext:value-type="float">
            <text:p>-178</text:p>
          </table:table-cell>
          <table:table-cell office:value-type="float" office:value="-0.99939083" calcext:value-type="float">
            <text:p>-0,99939083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-178" calcext:value-type="float">
            <text:p>-178</text:p>
          </table:table-cell>
          <table:table-cell/>
          <table:table-cell office:value-type="float" office:value="-178" calcext:value-type="float">
            <text:p>-178</text:p>
          </table:table-cell>
          <table:table-cell table:formula="of:=([.D727]-[.I727])^2" office:value-type="float" office:value="0" calcext:value-type="float">
            <text:p>0</text:p>
          </table:table-cell>
          <table:table-cell/>
          <table:table-cell table:formula="of:=ROUND(COS([.I727]*PI()/180);7)" office:value-type="float" office:value="-0.9993908" calcext:value-type="float">
            <text:p>-0,9993908</text:p>
          </table:table-cell>
          <table:table-cell table:formula="of:=ROUND(SIN([.I727]*PI()/180);7)" office:value-type="float" office:value="-0.0348995" calcext:value-type="float">
            <text:p>-0,0348995</text:p>
          </table:table-cell>
          <table:table-cell table:formula="of:=ABS([.L727]-[.E727])" office:value-type="float" office:value="0.0000000300000000397205" calcext:value-type="float">
            <text:p>3,00000000397205E-08</text:p>
          </table:table-cell>
          <table:table-cell table:formula="of:=ABS([.M727]-[.F7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94.06762" calcext:value-type="float">
            <text:p>1623609894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8" calcext:value-type="float">
            <text:p>-178</text:p>
          </table:table-cell>
          <table:table-cell office:value-type="float" office:value="-0.99939083" calcext:value-type="float">
            <text:p>-0,99939083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-178" calcext:value-type="float">
            <text:p>-178</text:p>
          </table:table-cell>
          <table:table-cell/>
          <table:table-cell office:value-type="float" office:value="-177.75" calcext:value-type="float">
            <text:p>-177,75</text:p>
          </table:table-cell>
          <table:table-cell table:formula="of:=([.D728]-[.I728])^2" office:value-type="float" office:value="0.0625" calcext:value-type="float">
            <text:p>0,0625</text:p>
          </table:table-cell>
          <table:table-cell/>
          <table:table-cell table:formula="of:=ROUND(COS([.I728]*PI()/180);7)" office:value-type="float" office:value="-0.999229" calcext:value-type="float">
            <text:p>-0,999229</text:p>
          </table:table-cell>
          <table:table-cell table:formula="of:=ROUND(SIN([.I728]*PI()/180);7)" office:value-type="float" office:value="-0.0392598" calcext:value-type="float">
            <text:p>-0,0392598</text:p>
          </table:table-cell>
          <table:table-cell table:formula="of:=ABS([.L728]-[.E728])" office:value-type="float" office:value="0.000161830000000029" calcext:value-type="float">
            <text:p>0,00016183</text:p>
          </table:table-cell>
          <table:table-cell table:formula="of:=ABS([.M728]-[.F728])" office:value-type="float" office:value="0.0043603" calcext:value-type="float">
            <text:p>0,0043603</text:p>
          </table:table-cell>
          <table:table-cell/>
        </table:table-row>
        <table:table-row table:style-name="ro1">
          <table:table-cell office:value-type="float" office:value="1623609894.16762" calcext:value-type="float">
            <text:p>1623609894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8" calcext:value-type="float">
            <text:p>-178</text:p>
          </table:table-cell>
          <table:table-cell office:value-type="float" office:value="-0.99939083" calcext:value-type="float">
            <text:p>-0,99939083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-178" calcext:value-type="float">
            <text:p>-178</text:p>
          </table:table-cell>
          <table:table-cell/>
          <table:table-cell office:value-type="float" office:value="-177.5" calcext:value-type="float">
            <text:p>-177,5</text:p>
          </table:table-cell>
          <table:table-cell table:formula="of:=([.D729]-[.I729])^2" office:value-type="float" office:value="0.25" calcext:value-type="float">
            <text:p>0,25</text:p>
          </table:table-cell>
          <table:table-cell/>
          <table:table-cell table:formula="of:=ROUND(COS([.I729]*PI()/180);7)" office:value-type="float" office:value="-0.9990482" calcext:value-type="float">
            <text:p>-0,9990482</text:p>
          </table:table-cell>
          <table:table-cell table:formula="of:=ROUND(SIN([.I729]*PI()/180);7)" office:value-type="float" office:value="-0.0436194" calcext:value-type="float">
            <text:p>-0,0436194</text:p>
          </table:table-cell>
          <table:table-cell table:formula="of:=ABS([.L729]-[.E729])" office:value-type="float" office:value="0.00034263000000001" calcext:value-type="float">
            <text:p>0,00034263</text:p>
          </table:table-cell>
          <table:table-cell table:formula="of:=ABS([.M729]-[.F729])" office:value-type="float" office:value="0.0087199" calcext:value-type="float">
            <text:p>0,0087199</text:p>
          </table:table-cell>
          <table:table-cell/>
        </table:table-row>
        <table:table-row table:style-name="ro1">
          <table:table-cell office:value-type="float" office:value="1623609894.26759" calcext:value-type="float">
            <text:p>1623609894,2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7" calcext:value-type="float">
            <text:p>-177</text:p>
          </table:table-cell>
          <table:table-cell office:value-type="float" office:value="-0.99862953" calcext:value-type="float">
            <text:p>-0,99862953</text:p>
          </table:table-cell>
          <table:table-cell office:value-type="float" office:value="-0.05233596" calcext:value-type="float">
            <text:p>-0,05233596</text:p>
          </table:table-cell>
          <table:table-cell office:value-type="float" office:value="-177" calcext:value-type="float">
            <text:p>-177</text:p>
          </table:table-cell>
          <table:table-cell/>
          <table:table-cell office:value-type="float" office:value="-177.25" calcext:value-type="float">
            <text:p>-177,25</text:p>
          </table:table-cell>
          <table:table-cell table:formula="of:=([.D730]-[.I730])^2" office:value-type="float" office:value="0.0625" calcext:value-type="float">
            <text:p>0,0625</text:p>
          </table:table-cell>
          <table:table-cell/>
          <table:table-cell table:formula="of:=ROUND(COS([.I730]*PI()/180);7)" office:value-type="float" office:value="-0.9988484" calcext:value-type="float">
            <text:p>-0,9988484</text:p>
          </table:table-cell>
          <table:table-cell table:formula="of:=ROUND(SIN([.I730]*PI()/180);7)" office:value-type="float" office:value="-0.0479781" calcext:value-type="float">
            <text:p>-0,0479781</text:p>
          </table:table-cell>
          <table:table-cell table:formula="of:=ABS([.L730]-[.E730])" office:value-type="float" office:value="0.000218869999999982" calcext:value-type="float">
            <text:p>0,00021887</text:p>
          </table:table-cell>
          <table:table-cell table:formula="of:=ABS([.M730]-[.F730])" office:value-type="float" office:value="0.00435786" calcext:value-type="float">
            <text:p>0,00435786</text:p>
          </table:table-cell>
          <table:table-cell/>
        </table:table-row>
        <table:table-row table:style-name="ro1">
          <table:table-cell office:value-type="float" office:value="1623609894.36762" calcext:value-type="float">
            <text:p>1623609894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7" calcext:value-type="float">
            <text:p>-177</text:p>
          </table:table-cell>
          <table:table-cell office:value-type="float" office:value="-0.99862953" calcext:value-type="float">
            <text:p>-0,99862953</text:p>
          </table:table-cell>
          <table:table-cell office:value-type="float" office:value="-0.05233596" calcext:value-type="float">
            <text:p>-0,05233596</text:p>
          </table:table-cell>
          <table:table-cell office:value-type="float" office:value="-177" calcext:value-type="float">
            <text:p>-177</text:p>
          </table:table-cell>
          <table:table-cell/>
          <table:table-cell office:value-type="float" office:value="-177" calcext:value-type="float">
            <text:p>-177</text:p>
          </table:table-cell>
          <table:table-cell table:formula="of:=([.D731]-[.I731])^2" office:value-type="float" office:value="0" calcext:value-type="float">
            <text:p>0</text:p>
          </table:table-cell>
          <table:table-cell/>
          <table:table-cell table:formula="of:=ROUND(COS([.I731]*PI()/180);7)" office:value-type="float" office:value="-0.9986295" calcext:value-type="float">
            <text:p>-0,9986295</text:p>
          </table:table-cell>
          <table:table-cell table:formula="of:=ROUND(SIN([.I731]*PI()/180);7)" office:value-type="float" office:value="-0.052336" calcext:value-type="float">
            <text:p>-0,052336</text:p>
          </table:table-cell>
          <table:table-cell table:formula="of:=ABS([.L731]-[.E731])" office:value-type="float" office:value="0.0000000300000000397205" calcext:value-type="float">
            <text:p>3,00000000397205E-08</text:p>
          </table:table-cell>
          <table:table-cell table:formula="of:=ABS([.M731]-[.F731])" office:value-type="float" office:value="0.0000000399999999997624" calcext:value-type="float">
            <text:p>3,99999999997624E-08</text:p>
          </table:table-cell>
          <table:table-cell/>
        </table:table-row>
        <table:table-row table:style-name="ro1">
          <table:table-cell office:value-type="float" office:value="1623609894.46767" calcext:value-type="float">
            <text:p>1623609894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7" calcext:value-type="float">
            <text:p>-177</text:p>
          </table:table-cell>
          <table:table-cell office:value-type="float" office:value="-0.99862953" calcext:value-type="float">
            <text:p>-0,99862953</text:p>
          </table:table-cell>
          <table:table-cell office:value-type="float" office:value="-0.05233596" calcext:value-type="float">
            <text:p>-0,05233596</text:p>
          </table:table-cell>
          <table:table-cell office:value-type="float" office:value="-177" calcext:value-type="float">
            <text:p>-177</text:p>
          </table:table-cell>
          <table:table-cell/>
          <table:table-cell office:value-type="float" office:value="-176.75" calcext:value-type="float">
            <text:p>-176,75</text:p>
          </table:table-cell>
          <table:table-cell table:formula="of:=([.D732]-[.I732])^2" office:value-type="float" office:value="0.0625" calcext:value-type="float">
            <text:p>0,0625</text:p>
          </table:table-cell>
          <table:table-cell/>
          <table:table-cell table:formula="of:=ROUND(COS([.I732]*PI()/180);7)" office:value-type="float" office:value="-0.9983917" calcext:value-type="float">
            <text:p>-0,9983917</text:p>
          </table:table-cell>
          <table:table-cell table:formula="of:=ROUND(SIN([.I732]*PI()/180);7)" office:value-type="float" office:value="-0.0566928" calcext:value-type="float">
            <text:p>-0,0566928</text:p>
          </table:table-cell>
          <table:table-cell table:formula="of:=ABS([.L732]-[.E732])" office:value-type="float" office:value="0.000237829999999994" calcext:value-type="float">
            <text:p>0,00023783</text:p>
          </table:table-cell>
          <table:table-cell table:formula="of:=ABS([.M732]-[.F732])" office:value-type="float" office:value="0.00435684" calcext:value-type="float">
            <text:p>0,00435684</text:p>
          </table:table-cell>
          <table:table-cell/>
        </table:table-row>
        <table:table-row table:style-name="ro1">
          <table:table-cell office:value-type="float" office:value="1623609894.56762" calcext:value-type="float">
            <text:p>1623609894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7" calcext:value-type="float">
            <text:p>-177</text:p>
          </table:table-cell>
          <table:table-cell office:value-type="float" office:value="-0.99862953" calcext:value-type="float">
            <text:p>-0,99862953</text:p>
          </table:table-cell>
          <table:table-cell office:value-type="float" office:value="-0.05233596" calcext:value-type="float">
            <text:p>-0,05233596</text:p>
          </table:table-cell>
          <table:table-cell office:value-type="float" office:value="-177" calcext:value-type="float">
            <text:p>-177</text:p>
          </table:table-cell>
          <table:table-cell/>
          <table:table-cell office:value-type="float" office:value="-176.5" calcext:value-type="float">
            <text:p>-176,5</text:p>
          </table:table-cell>
          <table:table-cell table:formula="of:=([.D733]-[.I733])^2" office:value-type="float" office:value="0.25" calcext:value-type="float">
            <text:p>0,25</text:p>
          </table:table-cell>
          <table:table-cell/>
          <table:table-cell table:formula="of:=ROUND(COS([.I733]*PI()/180);7)" office:value-type="float" office:value="-0.9981348" calcext:value-type="float">
            <text:p>-0,9981348</text:p>
          </table:table-cell>
          <table:table-cell table:formula="of:=ROUND(SIN([.I733]*PI()/180);7)" office:value-type="float" office:value="-0.0610485" calcext:value-type="float">
            <text:p>-0,0610485</text:p>
          </table:table-cell>
          <table:table-cell table:formula="of:=ABS([.L733]-[.E733])" office:value-type="float" office:value="0.000494729999999999" calcext:value-type="float">
            <text:p>0,00049473</text:p>
          </table:table-cell>
          <table:table-cell table:formula="of:=ABS([.M733]-[.F733])" office:value-type="float" office:value="0.00871254" calcext:value-type="float">
            <text:p>0,00871254</text:p>
          </table:table-cell>
          <table:table-cell/>
        </table:table-row>
        <table:table-row table:style-name="ro1">
          <table:table-cell office:value-type="float" office:value="1623609894.66762" calcext:value-type="float">
            <text:p>1623609894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6" calcext:value-type="float">
            <text:p>-176</text:p>
          </table:table-cell>
          <table:table-cell office:value-type="float" office:value="-0.99756405" calcext:value-type="float">
            <text:p>-0,99756405</text:p>
          </table:table-cell>
          <table:table-cell office:value-type="float" office:value="-0.06975647" calcext:value-type="float">
            <text:p>-0,06975647</text:p>
          </table:table-cell>
          <table:table-cell office:value-type="float" office:value="-176" calcext:value-type="float">
            <text:p>-176</text:p>
          </table:table-cell>
          <table:table-cell/>
          <table:table-cell office:value-type="float" office:value="-176.25" calcext:value-type="float">
            <text:p>-176,25</text:p>
          </table:table-cell>
          <table:table-cell table:formula="of:=([.D734]-[.I734])^2" office:value-type="float" office:value="0.0625" calcext:value-type="float">
            <text:p>0,0625</text:p>
          </table:table-cell>
          <table:table-cell/>
          <table:table-cell table:formula="of:=ROUND(COS([.I734]*PI()/180);7)" office:value-type="float" office:value="-0.9978589" calcext:value-type="float">
            <text:p>-0,9978589</text:p>
          </table:table-cell>
          <table:table-cell table:formula="of:=ROUND(SIN([.I734]*PI()/180);7)" office:value-type="float" office:value="-0.0654031" calcext:value-type="float">
            <text:p>-0,0654031</text:p>
          </table:table-cell>
          <table:table-cell table:formula="of:=ABS([.L734]-[.E734])" office:value-type="float" office:value="0.000294849999999958" calcext:value-type="float">
            <text:p>0,00029485</text:p>
          </table:table-cell>
          <table:table-cell table:formula="of:=ABS([.M734]-[.F734])" office:value-type="float" office:value="0.00435337" calcext:value-type="float">
            <text:p>0,00435337</text:p>
          </table:table-cell>
          <table:table-cell/>
        </table:table-row>
        <table:table-row table:style-name="ro1">
          <table:table-cell office:value-type="float" office:value="1623609894.76762" calcext:value-type="float">
            <text:p>1623609894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6" calcext:value-type="float">
            <text:p>-176</text:p>
          </table:table-cell>
          <table:table-cell office:value-type="float" office:value="-0.99756405" calcext:value-type="float">
            <text:p>-0,99756405</text:p>
          </table:table-cell>
          <table:table-cell office:value-type="float" office:value="-0.06975647" calcext:value-type="float">
            <text:p>-0,06975647</text:p>
          </table:table-cell>
          <table:table-cell office:value-type="float" office:value="-176" calcext:value-type="float">
            <text:p>-176</text:p>
          </table:table-cell>
          <table:table-cell/>
          <table:table-cell office:value-type="float" office:value="-176" calcext:value-type="float">
            <text:p>-176</text:p>
          </table:table-cell>
          <table:table-cell table:formula="of:=([.D735]-[.I735])^2" office:value-type="float" office:value="0" calcext:value-type="float">
            <text:p>0</text:p>
          </table:table-cell>
          <table:table-cell/>
          <table:table-cell table:formula="of:=ROUND(COS([.I735]*PI()/180);7)" office:value-type="float" office:value="-0.9975641" calcext:value-type="float">
            <text:p>-0,9975641</text:p>
          </table:table-cell>
          <table:table-cell table:formula="of:=ROUND(SIN([.I735]*PI()/180);7)" office:value-type="float" office:value="-0.0697565" calcext:value-type="float">
            <text:p>-0,0697565</text:p>
          </table:table-cell>
          <table:table-cell table:formula="of:=ABS([.L735]-[.E735])" office:value-type="float" office:value="0.0000000499999999181711" calcext:value-type="float">
            <text:p>4,99999999181711E-08</text:p>
          </table:table-cell>
          <table:table-cell table:formula="of:=ABS([.M735]-[.F735])" office:value-type="float" office:value="0.0000000299999999980871" calcext:value-type="float">
            <text:p>2,99999999980871E-08</text:p>
          </table:table-cell>
          <table:table-cell/>
        </table:table-row>
        <table:table-row table:style-name="ro1">
          <table:table-cell office:value-type="float" office:value="1623609894.86766" calcext:value-type="float">
            <text:p>1623609894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6" calcext:value-type="float">
            <text:p>-176</text:p>
          </table:table-cell>
          <table:table-cell office:value-type="float" office:value="-0.99756405" calcext:value-type="float">
            <text:p>-0,99756405</text:p>
          </table:table-cell>
          <table:table-cell office:value-type="float" office:value="-0.06975647" calcext:value-type="float">
            <text:p>-0,06975647</text:p>
          </table:table-cell>
          <table:table-cell office:value-type="float" office:value="-176" calcext:value-type="float">
            <text:p>-176</text:p>
          </table:table-cell>
          <table:table-cell/>
          <table:table-cell office:value-type="float" office:value="-175.75" calcext:value-type="float">
            <text:p>-175,75</text:p>
          </table:table-cell>
          <table:table-cell table:formula="of:=([.D736]-[.I736])^2" office:value-type="float" office:value="0.0625" calcext:value-type="float">
            <text:p>0,0625</text:p>
          </table:table-cell>
          <table:table-cell/>
          <table:table-cell table:formula="of:=ROUND(COS([.I736]*PI()/180);7)" office:value-type="float" office:value="-0.9972502" calcext:value-type="float">
            <text:p>-0,9972502</text:p>
          </table:table-cell>
          <table:table-cell table:formula="of:=ROUND(SIN([.I736]*PI()/180);7)" office:value-type="float" office:value="-0.0741085" calcext:value-type="float">
            <text:p>-0,0741085</text:p>
          </table:table-cell>
          <table:table-cell table:formula="of:=ABS([.L736]-[.E736])" office:value-type="float" office:value="0.00031385000000006" calcext:value-type="float">
            <text:p>0,00031385</text:p>
          </table:table-cell>
          <table:table-cell table:formula="of:=ABS([.M736]-[.F736])" office:value-type="float" office:value="0.00435202999999999" calcext:value-type="float">
            <text:p>0,00435203</text:p>
          </table:table-cell>
          <table:table-cell/>
        </table:table-row>
        <table:table-row table:style-name="ro1">
          <table:table-cell office:value-type="float" office:value="1623609894.96761" calcext:value-type="float">
            <text:p>1623609894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6" calcext:value-type="float">
            <text:p>-176</text:p>
          </table:table-cell>
          <table:table-cell office:value-type="float" office:value="-0.99756405" calcext:value-type="float">
            <text:p>-0,99756405</text:p>
          </table:table-cell>
          <table:table-cell office:value-type="float" office:value="-0.06975647" calcext:value-type="float">
            <text:p>-0,06975647</text:p>
          </table:table-cell>
          <table:table-cell office:value-type="float" office:value="-176" calcext:value-type="float">
            <text:p>-176</text:p>
          </table:table-cell>
          <table:table-cell/>
          <table:table-cell office:value-type="float" office:value="-175.5" calcext:value-type="float">
            <text:p>-175,5</text:p>
          </table:table-cell>
          <table:table-cell table:formula="of:=([.D737]-[.I737])^2" office:value-type="float" office:value="0.25" calcext:value-type="float">
            <text:p>0,25</text:p>
          </table:table-cell>
          <table:table-cell/>
          <table:table-cell table:formula="of:=ROUND(COS([.I737]*PI()/180);7)" office:value-type="float" office:value="-0.9969173" calcext:value-type="float">
            <text:p>-0,9969173</text:p>
          </table:table-cell>
          <table:table-cell table:formula="of:=ROUND(SIN([.I737]*PI()/180);7)" office:value-type="float" office:value="-0.0784591" calcext:value-type="float">
            <text:p>-0,0784591</text:p>
          </table:table-cell>
          <table:table-cell table:formula="of:=ABS([.L737]-[.E737])" office:value-type="float" office:value="0.000646750000000029" calcext:value-type="float">
            <text:p>0,00064675</text:p>
          </table:table-cell>
          <table:table-cell table:formula="of:=ABS([.M737]-[.F737])" office:value-type="float" office:value="0.00870263" calcext:value-type="float">
            <text:p>0,00870263</text:p>
          </table:table-cell>
          <table:table-cell/>
        </table:table-row>
        <table:table-row table:style-name="ro1">
          <table:table-cell office:value-type="float" office:value="1623609895.06762" calcext:value-type="float">
            <text:p>1623609895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5" calcext:value-type="float">
            <text:p>-175</text:p>
          </table:table-cell>
          <table:table-cell office:value-type="float" office:value="-0.9961947" calcext:value-type="float">
            <text:p>-0,9961947</text:p>
          </table:table-cell>
          <table:table-cell office:value-type="float" office:value="-0.08715574" calcext:value-type="float">
            <text:p>-0,08715574</text:p>
          </table:table-cell>
          <table:table-cell office:value-type="float" office:value="-175" calcext:value-type="float">
            <text:p>-175</text:p>
          </table:table-cell>
          <table:table-cell/>
          <table:table-cell office:value-type="float" office:value="-175.25" calcext:value-type="float">
            <text:p>-175,25</text:p>
          </table:table-cell>
          <table:table-cell table:formula="of:=([.D738]-[.I738])^2" office:value-type="float" office:value="0.0625" calcext:value-type="float">
            <text:p>0,0625</text:p>
          </table:table-cell>
          <table:table-cell/>
          <table:table-cell table:formula="of:=ROUND(COS([.I738]*PI()/180);7)" office:value-type="float" office:value="-0.9965655" calcext:value-type="float">
            <text:p>-0,9965655</text:p>
          </table:table-cell>
          <table:table-cell table:formula="of:=ROUND(SIN([.I738]*PI()/180);7)" office:value-type="float" office:value="-0.0828082" calcext:value-type="float">
            <text:p>-0,0828082</text:p>
          </table:table-cell>
          <table:table-cell table:formula="of:=ABS([.L738]-[.E738])" office:value-type="float" office:value="0.000370800000000004" calcext:value-type="float">
            <text:p>0,0003708</text:p>
          </table:table-cell>
          <table:table-cell table:formula="of:=ABS([.M738]-[.F738])" office:value-type="float" office:value="0.00434754" calcext:value-type="float">
            <text:p>0,00434754</text:p>
          </table:table-cell>
          <table:table-cell/>
        </table:table-row>
        <table:table-row table:style-name="ro1">
          <table:table-cell office:value-type="float" office:value="1623609895.16761" calcext:value-type="float">
            <text:p>1623609895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5" calcext:value-type="float">
            <text:p>-175</text:p>
          </table:table-cell>
          <table:table-cell office:value-type="float" office:value="-0.9961947" calcext:value-type="float">
            <text:p>-0,9961947</text:p>
          </table:table-cell>
          <table:table-cell office:value-type="float" office:value="-0.08715574" calcext:value-type="float">
            <text:p>-0,08715574</text:p>
          </table:table-cell>
          <table:table-cell office:value-type="float" office:value="-175" calcext:value-type="float">
            <text:p>-175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([.D739]-[.I739])^2" office:value-type="float" office:value="0" calcext:value-type="float">
            <text:p>0</text:p>
          </table:table-cell>
          <table:table-cell/>
          <table:table-cell table:formula="of:=ROUND(COS([.I739]*PI()/180);7)" office:value-type="float" office:value="-0.9961947" calcext:value-type="float">
            <text:p>-0,9961947</text:p>
          </table:table-cell>
          <table:table-cell table:formula="of:=ROUND(SIN([.I739]*PI()/180);7)" office:value-type="float" office:value="-0.0871557" calcext:value-type="float">
            <text:p>-0,0871557</text:p>
          </table:table-cell>
          <table:table-cell table:formula="of:=ABS([.L739]-[.E739])" office:value-type="float" office:value="0" calcext:value-type="float">
            <text:p>0</text:p>
          </table:table-cell>
          <table:table-cell table:formula="of:=ABS([.M739]-[.F739])" office:value-type="float" office:value="0.0000000399999999928236" calcext:value-type="float">
            <text:p>3,99999999928236E-08</text:p>
          </table:table-cell>
          <table:table-cell/>
        </table:table-row>
        <table:table-row table:style-name="ro1">
          <table:table-cell office:value-type="float" office:value="1623609895.26761" calcext:value-type="float">
            <text:p>1623609895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5" calcext:value-type="float">
            <text:p>-175</text:p>
          </table:table-cell>
          <table:table-cell office:value-type="float" office:value="-0.9961947" calcext:value-type="float">
            <text:p>-0,9961947</text:p>
          </table:table-cell>
          <table:table-cell office:value-type="float" office:value="-0.08715574" calcext:value-type="float">
            <text:p>-0,08715574</text:p>
          </table:table-cell>
          <table:table-cell office:value-type="float" office:value="-175" calcext:value-type="float">
            <text:p>-175</text:p>
          </table:table-cell>
          <table:table-cell/>
          <table:table-cell office:value-type="float" office:value="-174.75" calcext:value-type="float">
            <text:p>-174,75</text:p>
          </table:table-cell>
          <table:table-cell table:formula="of:=([.D740]-[.I740])^2" office:value-type="float" office:value="0.0625" calcext:value-type="float">
            <text:p>0,0625</text:p>
          </table:table-cell>
          <table:table-cell/>
          <table:table-cell table:formula="of:=ROUND(COS([.I740]*PI()/180);7)" office:value-type="float" office:value="-0.9958049" calcext:value-type="float">
            <text:p>-0,9958049</text:p>
          </table:table-cell>
          <table:table-cell table:formula="of:=ROUND(SIN([.I740]*PI()/180);7)" office:value-type="float" office:value="-0.0915016" calcext:value-type="float">
            <text:p>-0,0915016</text:p>
          </table:table-cell>
          <table:table-cell table:formula="of:=ABS([.L740]-[.E740])" office:value-type="float" office:value="0.000389799999999996" calcext:value-type="float">
            <text:p>0,0003898</text:p>
          </table:table-cell>
          <table:table-cell table:formula="of:=ABS([.M740]-[.F740])" office:value-type="float" office:value="0.00434586000000001" calcext:value-type="float">
            <text:p>0,00434586</text:p>
          </table:table-cell>
          <table:table-cell/>
        </table:table-row>
        <table:table-row table:style-name="ro1">
          <table:table-cell office:value-type="float" office:value="1623609895.36763" calcext:value-type="float">
            <text:p>1623609895,3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5" calcext:value-type="float">
            <text:p>-175</text:p>
          </table:table-cell>
          <table:table-cell office:value-type="float" office:value="-0.9961947" calcext:value-type="float">
            <text:p>-0,9961947</text:p>
          </table:table-cell>
          <table:table-cell office:value-type="float" office:value="-0.08715574" calcext:value-type="float">
            <text:p>-0,08715574</text:p>
          </table:table-cell>
          <table:table-cell office:value-type="float" office:value="-175" calcext:value-type="float">
            <text:p>-175</text:p>
          </table:table-cell>
          <table:table-cell/>
          <table:table-cell office:value-type="float" office:value="-174.5" calcext:value-type="float">
            <text:p>-174,5</text:p>
          </table:table-cell>
          <table:table-cell table:formula="of:=([.D741]-[.I741])^2" office:value-type="float" office:value="0.25" calcext:value-type="float">
            <text:p>0,25</text:p>
          </table:table-cell>
          <table:table-cell/>
          <table:table-cell table:formula="of:=ROUND(COS([.I741]*PI()/180);7)" office:value-type="float" office:value="-0.9953962" calcext:value-type="float">
            <text:p>-0,9953962</text:p>
          </table:table-cell>
          <table:table-cell table:formula="of:=ROUND(SIN([.I741]*PI()/180);7)" office:value-type="float" office:value="-0.0958458" calcext:value-type="float">
            <text:p>-0,0958458</text:p>
          </table:table-cell>
          <table:table-cell table:formula="of:=ABS([.L741]-[.E741])" office:value-type="float" office:value="0.000798500000000035" calcext:value-type="float">
            <text:p>0,0007985</text:p>
          </table:table-cell>
          <table:table-cell table:formula="of:=ABS([.M741]-[.F741])" office:value-type="float" office:value="0.00869006" calcext:value-type="float">
            <text:p>0,00869006</text:p>
          </table:table-cell>
          <table:table-cell/>
        </table:table-row>
        <table:table-row table:style-name="ro1">
          <table:table-cell office:value-type="float" office:value="1623609895.46763" calcext:value-type="float">
            <text:p>1623609895,4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4" calcext:value-type="float">
            <text:p>-174</text:p>
          </table:table-cell>
          <table:table-cell office:value-type="float" office:value="-0.9945219" calcext:value-type="float">
            <text:p>-0,9945219</text:p>
          </table:table-cell>
          <table:table-cell office:value-type="float" office:value="-0.10452846" calcext:value-type="float">
            <text:p>-0,10452846</text:p>
          </table:table-cell>
          <table:table-cell office:value-type="float" office:value="-174" calcext:value-type="float">
            <text:p>-174</text:p>
          </table:table-cell>
          <table:table-cell/>
          <table:table-cell office:value-type="float" office:value="-174.25" calcext:value-type="float">
            <text:p>-174,25</text:p>
          </table:table-cell>
          <table:table-cell table:formula="of:=([.D742]-[.I742])^2" office:value-type="float" office:value="0.0625" calcext:value-type="float">
            <text:p>0,0625</text:p>
          </table:table-cell>
          <table:table-cell/>
          <table:table-cell table:formula="of:=ROUND(COS([.I742]*PI()/180);7)" office:value-type="float" office:value="-0.9949685" calcext:value-type="float">
            <text:p>-0,9949685</text:p>
          </table:table-cell>
          <table:table-cell table:formula="of:=ROUND(SIN([.I742]*PI()/180);7)" office:value-type="float" office:value="-0.1001881" calcext:value-type="float">
            <text:p>-0,1001881</text:p>
          </table:table-cell>
          <table:table-cell table:formula="of:=ABS([.L742]-[.E742])" office:value-type="float" office:value="0.000446600000000075" calcext:value-type="float">
            <text:p>0,0004466</text:p>
          </table:table-cell>
          <table:table-cell table:formula="of:=ABS([.M742]-[.F742])" office:value-type="float" office:value="0.00434036" calcext:value-type="float">
            <text:p>0,00434036</text:p>
          </table:table-cell>
          <table:table-cell/>
        </table:table-row>
        <table:table-row table:style-name="ro1">
          <table:table-cell office:value-type="float" office:value="1623609895.56762" calcext:value-type="float">
            <text:p>1623609895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4" calcext:value-type="float">
            <text:p>-174</text:p>
          </table:table-cell>
          <table:table-cell office:value-type="float" office:value="-0.9945219" calcext:value-type="float">
            <text:p>-0,9945219</text:p>
          </table:table-cell>
          <table:table-cell office:value-type="float" office:value="-0.10452846" calcext:value-type="float">
            <text:p>-0,10452846</text:p>
          </table:table-cell>
          <table:table-cell office:value-type="float" office:value="-174" calcext:value-type="float">
            <text:p>-174</text:p>
          </table:table-cell>
          <table:table-cell/>
          <table:table-cell office:value-type="float" office:value="-174" calcext:value-type="float">
            <text:p>-174</text:p>
          </table:table-cell>
          <table:table-cell table:formula="of:=([.D743]-[.I743])^2" office:value-type="float" office:value="0" calcext:value-type="float">
            <text:p>0</text:p>
          </table:table-cell>
          <table:table-cell/>
          <table:table-cell table:formula="of:=ROUND(COS([.I743]*PI()/180);7)" office:value-type="float" office:value="-0.9945219" calcext:value-type="float">
            <text:p>-0,9945219</text:p>
          </table:table-cell>
          <table:table-cell table:formula="of:=ROUND(SIN([.I743]*PI()/180);7)" office:value-type="float" office:value="-0.1045285" calcext:value-type="float">
            <text:p>-0,1045285</text:p>
          </table:table-cell>
          <table:table-cell table:formula="of:=ABS([.L743]-[.E743])" office:value-type="float" office:value="0" calcext:value-type="float">
            <text:p>0</text:p>
          </table:table-cell>
          <table:table-cell table:formula="of:=ABS([.M743]-[.F743])" office:value-type="float" office:value="0.0000000399999999928236" calcext:value-type="float">
            <text:p>3,99999999928236E-08</text:p>
          </table:table-cell>
          <table:table-cell/>
        </table:table-row>
        <table:table-row table:style-name="ro1">
          <table:table-cell office:value-type="float" office:value="1623609895.66762" calcext:value-type="float">
            <text:p>1623609895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4" calcext:value-type="float">
            <text:p>-174</text:p>
          </table:table-cell>
          <table:table-cell office:value-type="float" office:value="-0.9945219" calcext:value-type="float">
            <text:p>-0,9945219</text:p>
          </table:table-cell>
          <table:table-cell office:value-type="float" office:value="-0.10452846" calcext:value-type="float">
            <text:p>-0,10452846</text:p>
          </table:table-cell>
          <table:table-cell office:value-type="float" office:value="-174" calcext:value-type="float">
            <text:p>-174</text:p>
          </table:table-cell>
          <table:table-cell/>
          <table:table-cell office:value-type="float" office:value="-173.75" calcext:value-type="float">
            <text:p>-173,75</text:p>
          </table:table-cell>
          <table:table-cell table:formula="of:=([.D744]-[.I744])^2" office:value-type="float" office:value="0.0625" calcext:value-type="float">
            <text:p>0,0625</text:p>
          </table:table-cell>
          <table:table-cell/>
          <table:table-cell table:formula="of:=ROUND(COS([.I744]*PI()/180);7)" office:value-type="float" office:value="-0.9940563" calcext:value-type="float">
            <text:p>-0,9940563</text:p>
          </table:table-cell>
          <table:table-cell table:formula="of:=ROUND(SIN([.I744]*PI()/180);7)" office:value-type="float" office:value="-0.1088669" calcext:value-type="float">
            <text:p>-0,1088669</text:p>
          </table:table-cell>
          <table:table-cell table:formula="of:=ABS([.L744]-[.E744])" office:value-type="float" office:value="0.000465599999999955" calcext:value-type="float">
            <text:p>0,0004656</text:p>
          </table:table-cell>
          <table:table-cell table:formula="of:=ABS([.M744]-[.F744])" office:value-type="float" office:value="0.00433844" calcext:value-type="float">
            <text:p>0,00433844</text:p>
          </table:table-cell>
          <table:table-cell/>
        </table:table-row>
        <table:table-row table:style-name="ro1">
          <table:table-cell office:value-type="float" office:value="1623609895.76762" calcext:value-type="float">
            <text:p>1623609895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4" calcext:value-type="float">
            <text:p>-174</text:p>
          </table:table-cell>
          <table:table-cell office:value-type="float" office:value="-0.9945219" calcext:value-type="float">
            <text:p>-0,9945219</text:p>
          </table:table-cell>
          <table:table-cell office:value-type="float" office:value="-0.10452846" calcext:value-type="float">
            <text:p>-0,10452846</text:p>
          </table:table-cell>
          <table:table-cell office:value-type="float" office:value="-174" calcext:value-type="float">
            <text:p>-174</text:p>
          </table:table-cell>
          <table:table-cell/>
          <table:table-cell office:value-type="float" office:value="-173.5" calcext:value-type="float">
            <text:p>-173,5</text:p>
          </table:table-cell>
          <table:table-cell table:formula="of:=([.D745]-[.I745])^2" office:value-type="float" office:value="0.25" calcext:value-type="float">
            <text:p>0,25</text:p>
          </table:table-cell>
          <table:table-cell/>
          <table:table-cell table:formula="of:=ROUND(COS([.I745]*PI()/180);7)" office:value-type="float" office:value="-0.9935719" calcext:value-type="float">
            <text:p>-0,9935719</text:p>
          </table:table-cell>
          <table:table-cell table:formula="of:=ROUND(SIN([.I745]*PI()/180);7)" office:value-type="float" office:value="-0.1132032" calcext:value-type="float">
            <text:p>-0,1132032</text:p>
          </table:table-cell>
          <table:table-cell table:formula="of:=ABS([.L745]-[.E745])" office:value-type="float" office:value="0.000950000000000006" calcext:value-type="float">
            <text:p>0,00095</text:p>
          </table:table-cell>
          <table:table-cell table:formula="of:=ABS([.M745]-[.F745])" office:value-type="float" office:value="0.00867474" calcext:value-type="float">
            <text:p>0,00867474</text:p>
          </table:table-cell>
          <table:table-cell/>
        </table:table-row>
        <table:table-row table:style-name="ro1">
          <table:table-cell office:value-type="float" office:value="1623609895.86761" calcext:value-type="float">
            <text:p>1623609895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3" calcext:value-type="float">
            <text:p>-173</text:p>
          </table:table-cell>
          <table:table-cell office:value-type="float" office:value="-0.99254615" calcext:value-type="float">
            <text:p>-0,99254615</text:p>
          </table:table-cell>
          <table:table-cell office:value-type="float" office:value="-0.12186934" calcext:value-type="float">
            <text:p>-0,12186934</text:p>
          </table:table-cell>
          <table:table-cell office:value-type="float" office:value="-173" calcext:value-type="float">
            <text:p>-173</text:p>
          </table:table-cell>
          <table:table-cell/>
          <table:table-cell office:value-type="float" office:value="-173.25" calcext:value-type="float">
            <text:p>-173,25</text:p>
          </table:table-cell>
          <table:table-cell table:formula="of:=([.D746]-[.I746])^2" office:value-type="float" office:value="0.0625" calcext:value-type="float">
            <text:p>0,0625</text:p>
          </table:table-cell>
          <table:table-cell/>
          <table:table-cell table:formula="of:=ROUND(COS([.I746]*PI()/180);7)" office:value-type="float" office:value="-0.9930685" calcext:value-type="float">
            <text:p>-0,9930685</text:p>
          </table:table-cell>
          <table:table-cell table:formula="of:=ROUND(SIN([.I746]*PI()/180);7)" office:value-type="float" office:value="-0.1175374" calcext:value-type="float">
            <text:p>-0,1175374</text:p>
          </table:table-cell>
          <table:table-cell table:formula="of:=ABS([.L746]-[.E746])" office:value-type="float" office:value="0.000522350000000005" calcext:value-type="float">
            <text:p>0,00052235</text:p>
          </table:table-cell>
          <table:table-cell table:formula="of:=ABS([.M746]-[.F746])" office:value-type="float" office:value="0.00433194000000001" calcext:value-type="float">
            <text:p>0,00433194</text:p>
          </table:table-cell>
          <table:table-cell/>
        </table:table-row>
        <table:table-row table:style-name="ro1">
          <table:table-cell office:value-type="float" office:value="1623609895.96759" calcext:value-type="float">
            <text:p>1623609895,9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3" calcext:value-type="float">
            <text:p>-173</text:p>
          </table:table-cell>
          <table:table-cell office:value-type="float" office:value="-0.99254615" calcext:value-type="float">
            <text:p>-0,99254615</text:p>
          </table:table-cell>
          <table:table-cell office:value-type="float" office:value="-0.12186934" calcext:value-type="float">
            <text:p>-0,12186934</text:p>
          </table:table-cell>
          <table:table-cell office:value-type="float" office:value="-173" calcext:value-type="float">
            <text:p>-173</text:p>
          </table:table-cell>
          <table:table-cell/>
          <table:table-cell office:value-type="float" office:value="-173" calcext:value-type="float">
            <text:p>-173</text:p>
          </table:table-cell>
          <table:table-cell table:formula="of:=([.D747]-[.I747])^2" office:value-type="float" office:value="0" calcext:value-type="float">
            <text:p>0</text:p>
          </table:table-cell>
          <table:table-cell/>
          <table:table-cell table:formula="of:=ROUND(COS([.I747]*PI()/180);7)" office:value-type="float" office:value="-0.9925462" calcext:value-type="float">
            <text:p>-0,9925462</text:p>
          </table:table-cell>
          <table:table-cell table:formula="of:=ROUND(SIN([.I747]*PI()/180);7)" office:value-type="float" office:value="-0.1218693" calcext:value-type="float">
            <text:p>-0,1218693</text:p>
          </table:table-cell>
          <table:table-cell table:formula="of:=ABS([.L747]-[.E747])" office:value-type="float" office:value="0.0000000500000000291934" calcext:value-type="float">
            <text:p>5,00000000291934E-08</text:p>
          </table:table-cell>
          <table:table-cell table:formula="of:=ABS([.M747]-[.F747])" office:value-type="float" office:value="0.0000000400000000067013" calcext:value-type="float">
            <text:p>4,00000000067013E-08</text:p>
          </table:table-cell>
          <table:table-cell/>
        </table:table-row>
        <table:table-row table:style-name="ro1">
          <table:table-cell office:value-type="float" office:value="1623609896.06759" calcext:value-type="float">
            <text:p>1623609896,0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3" calcext:value-type="float">
            <text:p>-173</text:p>
          </table:table-cell>
          <table:table-cell office:value-type="float" office:value="-0.99254615" calcext:value-type="float">
            <text:p>-0,99254615</text:p>
          </table:table-cell>
          <table:table-cell office:value-type="float" office:value="-0.12186934" calcext:value-type="float">
            <text:p>-0,12186934</text:p>
          </table:table-cell>
          <table:table-cell office:value-type="float" office:value="-173" calcext:value-type="float">
            <text:p>-173</text:p>
          </table:table-cell>
          <table:table-cell/>
          <table:table-cell office:value-type="float" office:value="-172.75" calcext:value-type="float">
            <text:p>-172,75</text:p>
          </table:table-cell>
          <table:table-cell table:formula="of:=([.D748]-[.I748])^2" office:value-type="float" office:value="0.0625" calcext:value-type="float">
            <text:p>0,0625</text:p>
          </table:table-cell>
          <table:table-cell/>
          <table:table-cell table:formula="of:=ROUND(COS([.I748]*PI()/180);7)" office:value-type="float" office:value="-0.9920049" calcext:value-type="float">
            <text:p>-0,9920049</text:p>
          </table:table-cell>
          <table:table-cell table:formula="of:=ROUND(SIN([.I748]*PI()/180);7)" office:value-type="float" office:value="-0.126199" calcext:value-type="float">
            <text:p>-0,126199</text:p>
          </table:table-cell>
          <table:table-cell table:formula="of:=ABS([.L748]-[.E748])" office:value-type="float" office:value="0.000541250000000049" calcext:value-type="float">
            <text:p>0,00054125</text:p>
          </table:table-cell>
          <table:table-cell table:formula="of:=ABS([.M748]-[.F748])" office:value-type="float" office:value="0.00432966" calcext:value-type="float">
            <text:p>0,00432966</text:p>
          </table:table-cell>
          <table:table-cell/>
        </table:table-row>
        <table:table-row table:style-name="ro1">
          <table:table-cell office:value-type="float" office:value="1623609896.16759" calcext:value-type="float">
            <text:p>1623609896,1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3" calcext:value-type="float">
            <text:p>-173</text:p>
          </table:table-cell>
          <table:table-cell office:value-type="float" office:value="-0.99254615" calcext:value-type="float">
            <text:p>-0,99254615</text:p>
          </table:table-cell>
          <table:table-cell office:value-type="float" office:value="-0.12186934" calcext:value-type="float">
            <text:p>-0,12186934</text:p>
          </table:table-cell>
          <table:table-cell office:value-type="float" office:value="-173" calcext:value-type="float">
            <text:p>-173</text:p>
          </table:table-cell>
          <table:table-cell/>
          <table:table-cell office:value-type="float" office:value="-172.5" calcext:value-type="float">
            <text:p>-172,5</text:p>
          </table:table-cell>
          <table:table-cell table:formula="of:=([.D749]-[.I749])^2" office:value-type="float" office:value="0.25" calcext:value-type="float">
            <text:p>0,25</text:p>
          </table:table-cell>
          <table:table-cell/>
          <table:table-cell table:formula="of:=ROUND(COS([.I749]*PI()/180);7)" office:value-type="float" office:value="-0.9914449" calcext:value-type="float">
            <text:p>-0,9914449</text:p>
          </table:table-cell>
          <table:table-cell table:formula="of:=ROUND(SIN([.I749]*PI()/180);7)" office:value-type="float" office:value="-0.1305262" calcext:value-type="float">
            <text:p>-0,1305262</text:p>
          </table:table-cell>
          <table:table-cell table:formula="of:=ABS([.L749]-[.E749])" office:value-type="float" office:value="0.00110125000000005" calcext:value-type="float">
            <text:p>0,00110125</text:p>
          </table:table-cell>
          <table:table-cell table:formula="of:=ABS([.M749]-[.F749])" office:value-type="float" office:value="0.00865686" calcext:value-type="float">
            <text:p>0,00865686</text:p>
          </table:table-cell>
          <table:table-cell/>
        </table:table-row>
        <table:table-row table:style-name="ro1">
          <table:table-cell office:value-type="float" office:value="1623609896.26761" calcext:value-type="float">
            <text:p>1623609896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2" calcext:value-type="float">
            <text:p>-172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-172" calcext:value-type="float">
            <text:p>-172</text:p>
          </table:table-cell>
          <table:table-cell/>
          <table:table-cell office:value-type="float" office:value="-172.25" calcext:value-type="float">
            <text:p>-172,25</text:p>
          </table:table-cell>
          <table:table-cell table:formula="of:=([.D750]-[.I750])^2" office:value-type="float" office:value="0.0625" calcext:value-type="float">
            <text:p>0,0625</text:p>
          </table:table-cell>
          <table:table-cell/>
          <table:table-cell table:formula="of:=ROUND(COS([.I750]*PI()/180);7)" office:value-type="float" office:value="-0.9908659" calcext:value-type="float">
            <text:p>-0,9908659</text:p>
          </table:table-cell>
          <table:table-cell table:formula="of:=ROUND(SIN([.I750]*PI()/180);7)" office:value-type="float" office:value="-0.1348509" calcext:value-type="float">
            <text:p>-0,1348509</text:p>
          </table:table-cell>
          <table:table-cell table:formula="of:=ABS([.L750]-[.E750])" office:value-type="float" office:value="0.00059782999999991" calcext:value-type="float">
            <text:p>0,00059783</text:p>
          </table:table-cell>
          <table:table-cell table:formula="of:=ABS([.M750]-[.F750])" office:value-type="float" office:value="0.0043222" calcext:value-type="float">
            <text:p>0,0043222</text:p>
          </table:table-cell>
          <table:table-cell/>
        </table:table-row>
        <table:table-row table:style-name="ro1">
          <table:table-cell office:value-type="float" office:value="1623609896.36761" calcext:value-type="float">
            <text:p>1623609896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2" calcext:value-type="float">
            <text:p>-172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-172" calcext:value-type="float">
            <text:p>-172</text:p>
          </table:table-cell>
          <table:table-cell/>
          <table:table-cell office:value-type="float" office:value="-172" calcext:value-type="float">
            <text:p>-172</text:p>
          </table:table-cell>
          <table:table-cell table:formula="of:=([.D751]-[.I751])^2" office:value-type="float" office:value="0" calcext:value-type="float">
            <text:p>0</text:p>
          </table:table-cell>
          <table:table-cell/>
          <table:table-cell table:formula="of:=ROUND(COS([.I751]*PI()/180);7)" office:value-type="float" office:value="-0.9902681" calcext:value-type="float">
            <text:p>-0,9902681</text:p>
          </table:table-cell>
          <table:table-cell table:formula="of:=ROUND(SIN([.I751]*PI()/180);7)" office:value-type="float" office:value="-0.1391731" calcext:value-type="float">
            <text:p>-0,1391731</text:p>
          </table:table-cell>
          <table:table-cell table:formula="of:=ABS([.L751]-[.E751])" office:value-type="float" office:value="0.0000000299999999286982" calcext:value-type="float">
            <text:p>2,99999999286982E-08</text:p>
          </table:table-cell>
          <table:table-cell table:formula="of:=ABS([.M751]-[.F7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96.46762" calcext:value-type="float">
            <text:p>1623609896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2" calcext:value-type="float">
            <text:p>-172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-172" calcext:value-type="float">
            <text:p>-172</text:p>
          </table:table-cell>
          <table:table-cell/>
          <table:table-cell office:value-type="float" office:value="-171.75" calcext:value-type="float">
            <text:p>-171,75</text:p>
          </table:table-cell>
          <table:table-cell table:formula="of:=([.D752]-[.I752])^2" office:value-type="float" office:value="0.0625" calcext:value-type="float">
            <text:p>0,0625</text:p>
          </table:table-cell>
          <table:table-cell/>
          <table:table-cell table:formula="of:=ROUND(COS([.I752]*PI()/180);7)" office:value-type="float" office:value="-0.9896514" calcext:value-type="float">
            <text:p>-0,9896514</text:p>
          </table:table-cell>
          <table:table-cell table:formula="of:=ROUND(SIN([.I752]*PI()/180);7)" office:value-type="float" office:value="-0.1434926" calcext:value-type="float">
            <text:p>-0,1434926</text:p>
          </table:table-cell>
          <table:table-cell table:formula="of:=ABS([.L752]-[.E752])" office:value-type="float" office:value="0.000616670000000097" calcext:value-type="float">
            <text:p>0,00061667</text:p>
          </table:table-cell>
          <table:table-cell table:formula="of:=ABS([.M752]-[.F752])" office:value-type="float" office:value="0.0043195" calcext:value-type="float">
            <text:p>0,0043195</text:p>
          </table:table-cell>
          <table:table-cell/>
        </table:table-row>
        <table:table-row table:style-name="ro1">
          <table:table-cell office:value-type="float" office:value="1623609896.56762" calcext:value-type="float">
            <text:p>1623609896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2" calcext:value-type="float">
            <text:p>-172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-172" calcext:value-type="float">
            <text:p>-172</text:p>
          </table:table-cell>
          <table:table-cell/>
          <table:table-cell office:value-type="float" office:value="-171.5" calcext:value-type="float">
            <text:p>-171,5</text:p>
          </table:table-cell>
          <table:table-cell table:formula="of:=([.D753]-[.I753])^2" office:value-type="float" office:value="0.25" calcext:value-type="float">
            <text:p>0,25</text:p>
          </table:table-cell>
          <table:table-cell/>
          <table:table-cell table:formula="of:=ROUND(COS([.I753]*PI()/180);7)" office:value-type="float" office:value="-0.9890159" calcext:value-type="float">
            <text:p>-0,9890159</text:p>
          </table:table-cell>
          <table:table-cell table:formula="of:=ROUND(SIN([.I753]*PI()/180);7)" office:value-type="float" office:value="-0.1478094" calcext:value-type="float">
            <text:p>-0,1478094</text:p>
          </table:table-cell>
          <table:table-cell table:formula="of:=ABS([.L753]-[.E753])" office:value-type="float" office:value="0.00125217000000011" calcext:value-type="float">
            <text:p>0,00125217</text:p>
          </table:table-cell>
          <table:table-cell table:formula="of:=ABS([.M753]-[.F753])" office:value-type="float" office:value="0.00863630000000001" calcext:value-type="float">
            <text:p>0,0086363</text:p>
          </table:table-cell>
          <table:table-cell/>
        </table:table-row>
        <table:table-row table:style-name="ro1">
          <table:table-cell office:value-type="float" office:value="1623609896.66762" calcext:value-type="float">
            <text:p>1623609896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1" calcext:value-type="float">
            <text:p>-171</text:p>
          </table:table-cell>
          <table:table-cell office:value-type="float" office:value="-0.98768834" calcext:value-type="float">
            <text:p>-0,98768834</text:p>
          </table:table-cell>
          <table:table-cell office:value-type="float" office:value="-0.15643447" calcext:value-type="float">
            <text:p>-0,15643447</text:p>
          </table:table-cell>
          <table:table-cell office:value-type="float" office:value="-171" calcext:value-type="float">
            <text:p>-171</text:p>
          </table:table-cell>
          <table:table-cell/>
          <table:table-cell office:value-type="float" office:value="-171.25" calcext:value-type="float">
            <text:p>-171,25</text:p>
          </table:table-cell>
          <table:table-cell table:formula="of:=([.D754]-[.I754])^2" office:value-type="float" office:value="0.0625" calcext:value-type="float">
            <text:p>0,0625</text:p>
          </table:table-cell>
          <table:table-cell/>
          <table:table-cell table:formula="of:=ROUND(COS([.I754]*PI()/180);7)" office:value-type="float" office:value="-0.9883615" calcext:value-type="float">
            <text:p>-0,9883615</text:p>
          </table:table-cell>
          <table:table-cell table:formula="of:=ROUND(SIN([.I754]*PI()/180);7)" office:value-type="float" office:value="-0.1521234" calcext:value-type="float">
            <text:p>-0,1521234</text:p>
          </table:table-cell>
          <table:table-cell table:formula="of:=ABS([.L754]-[.E754])" office:value-type="float" office:value="0.00067315999999995" calcext:value-type="float">
            <text:p>0,00067316</text:p>
          </table:table-cell>
          <table:table-cell table:formula="of:=ABS([.M754]-[.F754])" office:value-type="float" office:value="0.00431107" calcext:value-type="float">
            <text:p>0,00431107</text:p>
          </table:table-cell>
          <table:table-cell/>
        </table:table-row>
        <table:table-row table:style-name="ro1">
          <table:table-cell office:value-type="float" office:value="1623609896.76762" calcext:value-type="float">
            <text:p>1623609896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1" calcext:value-type="float">
            <text:p>-171</text:p>
          </table:table-cell>
          <table:table-cell office:value-type="float" office:value="-0.98768834" calcext:value-type="float">
            <text:p>-0,98768834</text:p>
          </table:table-cell>
          <table:table-cell office:value-type="float" office:value="-0.15643447" calcext:value-type="float">
            <text:p>-0,15643447</text:p>
          </table:table-cell>
          <table:table-cell office:value-type="float" office:value="-171" calcext:value-type="float">
            <text:p>-171</text:p>
          </table:table-cell>
          <table:table-cell/>
          <table:table-cell office:value-type="float" office:value="-171" calcext:value-type="float">
            <text:p>-171</text:p>
          </table:table-cell>
          <table:table-cell table:formula="of:=([.D755]-[.I755])^2" office:value-type="float" office:value="0" calcext:value-type="float">
            <text:p>0</text:p>
          </table:table-cell>
          <table:table-cell/>
          <table:table-cell table:formula="of:=ROUND(COS([.I755]*PI()/180);7)" office:value-type="float" office:value="-0.9876883" calcext:value-type="float">
            <text:p>-0,9876883</text:p>
          </table:table-cell>
          <table:table-cell table:formula="of:=ROUND(SIN([.I755]*PI()/180);7)" office:value-type="float" office:value="-0.1564345" calcext:value-type="float">
            <text:p>-0,1564345</text:p>
          </table:table-cell>
          <table:table-cell table:formula="of:=ABS([.L755]-[.E755])" office:value-type="float" office:value="0.0000000400000000899681" calcext:value-type="float">
            <text:p>4,00000000899681E-08</text:p>
          </table:table-cell>
          <table:table-cell table:formula="of:=ABS([.M755]-[.F755])" office:value-type="float" office:value="0.0000000300000000119649" calcext:value-type="float">
            <text:p>3,00000000119649E-08</text:p>
          </table:table-cell>
          <table:table-cell/>
        </table:table-row>
        <table:table-row table:style-name="ro1">
          <table:table-cell office:value-type="float" office:value="1623609896.86761" calcext:value-type="float">
            <text:p>1623609896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1" calcext:value-type="float">
            <text:p>-171</text:p>
          </table:table-cell>
          <table:table-cell office:value-type="float" office:value="-0.98768834" calcext:value-type="float">
            <text:p>-0,98768834</text:p>
          </table:table-cell>
          <table:table-cell office:value-type="float" office:value="-0.15643447" calcext:value-type="float">
            <text:p>-0,15643447</text:p>
          </table:table-cell>
          <table:table-cell office:value-type="float" office:value="-171" calcext:value-type="float">
            <text:p>-171</text:p>
          </table:table-cell>
          <table:table-cell/>
          <table:table-cell office:value-type="float" office:value="-170.75" calcext:value-type="float">
            <text:p>-170,75</text:p>
          </table:table-cell>
          <table:table-cell table:formula="of:=([.D756]-[.I756])^2" office:value-type="float" office:value="0.0625" calcext:value-type="float">
            <text:p>0,0625</text:p>
          </table:table-cell>
          <table:table-cell/>
          <table:table-cell table:formula="of:=ROUND(COS([.I756]*PI()/180);7)" office:value-type="float" office:value="-0.9869964" calcext:value-type="float">
            <text:p>-0,9869964</text:p>
          </table:table-cell>
          <table:table-cell table:formula="of:=ROUND(SIN([.I756]*PI()/180);7)" office:value-type="float" office:value="-0.1607426" calcext:value-type="float">
            <text:p>-0,1607426</text:p>
          </table:table-cell>
          <table:table-cell table:formula="of:=ABS([.L756]-[.E756])" office:value-type="float" office:value="0.000691940000000058" calcext:value-type="float">
            <text:p>0,00069194</text:p>
          </table:table-cell>
          <table:table-cell table:formula="of:=ABS([.M756]-[.F756])" office:value-type="float" office:value="0.00430813000000002" calcext:value-type="float">
            <text:p>0,00430813</text:p>
          </table:table-cell>
          <table:table-cell/>
        </table:table-row>
        <table:table-row table:style-name="ro1">
          <table:table-cell office:value-type="float" office:value="1623609896.96762" calcext:value-type="float">
            <text:p>1623609896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1" calcext:value-type="float">
            <text:p>-171</text:p>
          </table:table-cell>
          <table:table-cell office:value-type="float" office:value="-0.98768834" calcext:value-type="float">
            <text:p>-0,98768834</text:p>
          </table:table-cell>
          <table:table-cell office:value-type="float" office:value="-0.15643447" calcext:value-type="float">
            <text:p>-0,15643447</text:p>
          </table:table-cell>
          <table:table-cell office:value-type="float" office:value="-171" calcext:value-type="float">
            <text:p>-171</text:p>
          </table:table-cell>
          <table:table-cell/>
          <table:table-cell office:value-type="float" office:value="-170.5" calcext:value-type="float">
            <text:p>-170,5</text:p>
          </table:table-cell>
          <table:table-cell table:formula="of:=([.D757]-[.I757])^2" office:value-type="float" office:value="0.25" calcext:value-type="float">
            <text:p>0,25</text:p>
          </table:table-cell>
          <table:table-cell/>
          <table:table-cell table:formula="of:=ROUND(COS([.I757]*PI()/180);7)" office:value-type="float" office:value="-0.9862856" calcext:value-type="float">
            <text:p>-0,9862856</text:p>
          </table:table-cell>
          <table:table-cell table:formula="of:=ROUND(SIN([.I757]*PI()/180);7)" office:value-type="float" office:value="-0.1650476" calcext:value-type="float">
            <text:p>-0,1650476</text:p>
          </table:table-cell>
          <table:table-cell table:formula="of:=ABS([.L757]-[.E757])" office:value-type="float" office:value="0.00140274000000007" calcext:value-type="float">
            <text:p>0,00140274</text:p>
          </table:table-cell>
          <table:table-cell table:formula="of:=ABS([.M757]-[.F757])" office:value-type="float" office:value="0.00861313" calcext:value-type="float">
            <text:p>0,00861313</text:p>
          </table:table-cell>
          <table:table-cell/>
        </table:table-row>
        <table:table-row table:style-name="ro1">
          <table:table-cell office:value-type="float" office:value="1623609897.06761" calcext:value-type="float">
            <text:p>1623609897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0" calcext:value-type="float">
            <text:p>-170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-0.17364818" calcext:value-type="float">
            <text:p>-0,17364818</text:p>
          </table:table-cell>
          <table:table-cell office:value-type="float" office:value="-170" calcext:value-type="float">
            <text:p>-170</text:p>
          </table:table-cell>
          <table:table-cell/>
          <table:table-cell office:value-type="float" office:value="-170.25" calcext:value-type="float">
            <text:p>-170,25</text:p>
          </table:table-cell>
          <table:table-cell table:formula="of:=([.D758]-[.I758])^2" office:value-type="float" office:value="0.0625" calcext:value-type="float">
            <text:p>0,0625</text:p>
          </table:table-cell>
          <table:table-cell/>
          <table:table-cell table:formula="of:=ROUND(COS([.I758]*PI()/180);7)" office:value-type="float" office:value="-0.9855561" calcext:value-type="float">
            <text:p>-0,9855561</text:p>
          </table:table-cell>
          <table:table-cell table:formula="of:=ROUND(SIN([.I758]*PI()/180);7)" office:value-type="float" office:value="-0.1693495" calcext:value-type="float">
            <text:p>-0,1693495</text:p>
          </table:table-cell>
          <table:table-cell table:formula="of:=ABS([.L758]-[.E758])" office:value-type="float" office:value="0.000748350000000064" calcext:value-type="float">
            <text:p>0,00074835</text:p>
          </table:table-cell>
          <table:table-cell table:formula="of:=ABS([.M758]-[.F758])" office:value-type="float" office:value="0.00429868000000003" calcext:value-type="float">
            <text:p>0,00429868</text:p>
          </table:table-cell>
          <table:table-cell/>
        </table:table-row>
        <table:table-row table:style-name="ro1">
          <table:table-cell office:value-type="float" office:value="1623609897.16761" calcext:value-type="float">
            <text:p>1623609897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0" calcext:value-type="float">
            <text:p>-170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-0.17364818" calcext:value-type="float">
            <text:p>-0,17364818</text:p>
          </table:table-cell>
          <table:table-cell office:value-type="float" office:value="-170" calcext:value-type="float">
            <text:p>-170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([.D759]-[.I759])^2" office:value-type="float" office:value="0" calcext:value-type="float">
            <text:p>0</text:p>
          </table:table-cell>
          <table:table-cell/>
          <table:table-cell table:formula="of:=ROUND(COS([.I759]*PI()/180);7)" office:value-type="float" office:value="-0.9848078" calcext:value-type="float">
            <text:p>-0,9848078</text:p>
          </table:table-cell>
          <table:table-cell table:formula="of:=ROUND(SIN([.I759]*PI()/180);7)" office:value-type="float" office:value="-0.1736482" calcext:value-type="float">
            <text:p>-0,1736482</text:p>
          </table:table-cell>
          <table:table-cell table:formula="of:=ABS([.L759]-[.E759])" office:value-type="float" office:value="0.0000000500000000291934" calcext:value-type="float">
            <text:p>5,00000000291934E-08</text:p>
          </table:table-cell>
          <table:table-cell table:formula="of:=ABS([.M759]-[.F759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897.26762" calcext:value-type="float">
            <text:p>1623609897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0" calcext:value-type="float">
            <text:p>-170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-0.17364818" calcext:value-type="float">
            <text:p>-0,17364818</text:p>
          </table:table-cell>
          <table:table-cell office:value-type="float" office:value="-170" calcext:value-type="float">
            <text:p>-170</text:p>
          </table:table-cell>
          <table:table-cell/>
          <table:table-cell office:value-type="float" office:value="-169.75" calcext:value-type="float">
            <text:p>-169,75</text:p>
          </table:table-cell>
          <table:table-cell table:formula="of:=([.D760]-[.I760])^2" office:value-type="float" office:value="0.0625" calcext:value-type="float">
            <text:p>0,0625</text:p>
          </table:table-cell>
          <table:table-cell/>
          <table:table-cell table:formula="of:=ROUND(COS([.I760]*PI()/180);7)" office:value-type="float" office:value="-0.9840407" calcext:value-type="float">
            <text:p>-0,9840407</text:p>
          </table:table-cell>
          <table:table-cell table:formula="of:=ROUND(SIN([.I760]*PI()/180);7)" office:value-type="float" office:value="-0.1779435" calcext:value-type="float">
            <text:p>-0,1779435</text:p>
          </table:table-cell>
          <table:table-cell table:formula="of:=ABS([.L760]-[.E760])" office:value-type="float" office:value="0.000767049999999991" calcext:value-type="float">
            <text:p>0,00076705</text:p>
          </table:table-cell>
          <table:table-cell table:formula="of:=ABS([.M760]-[.F760])" office:value-type="float" office:value="0.00429531999999999" calcext:value-type="float">
            <text:p>0,00429532</text:p>
          </table:table-cell>
          <table:table-cell/>
        </table:table-row>
        <table:table-row table:style-name="ro1">
          <table:table-cell office:value-type="float" office:value="1623609897.36761" calcext:value-type="float">
            <text:p>1623609897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0" calcext:value-type="float">
            <text:p>-170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-0.17364818" calcext:value-type="float">
            <text:p>-0,17364818</text:p>
          </table:table-cell>
          <table:table-cell office:value-type="float" office:value="-170" calcext:value-type="float">
            <text:p>-170</text:p>
          </table:table-cell>
          <table:table-cell/>
          <table:table-cell office:value-type="float" office:value="-169.5" calcext:value-type="float">
            <text:p>-169,5</text:p>
          </table:table-cell>
          <table:table-cell table:formula="of:=([.D761]-[.I761])^2" office:value-type="float" office:value="0.25" calcext:value-type="float">
            <text:p>0,25</text:p>
          </table:table-cell>
          <table:table-cell/>
          <table:table-cell table:formula="of:=ROUND(COS([.I761]*PI()/180);7)" office:value-type="float" office:value="-0.9832549" calcext:value-type="float">
            <text:p>-0,9832549</text:p>
          </table:table-cell>
          <table:table-cell table:formula="of:=ROUND(SIN([.I761]*PI()/180);7)" office:value-type="float" office:value="-0.1822355" calcext:value-type="float">
            <text:p>-0,1822355</text:p>
          </table:table-cell>
          <table:table-cell table:formula="of:=ABS([.L761]-[.E761])" office:value-type="float" office:value="0.00155284999999994" calcext:value-type="float">
            <text:p>0,00155285</text:p>
          </table:table-cell>
          <table:table-cell table:formula="of:=ABS([.M761]-[.F761])" office:value-type="float" office:value="0.00858731999999998" calcext:value-type="float">
            <text:p>0,00858732</text:p>
          </table:table-cell>
          <table:table-cell/>
        </table:table-row>
        <table:table-row table:style-name="ro1">
          <table:table-cell office:value-type="float" office:value="1623609897.46761" calcext:value-type="float">
            <text:p>1623609897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9" calcext:value-type="float">
            <text:p>-169</text:p>
          </table:table-cell>
          <table:table-cell office:value-type="float" office:value="-0.98162718" calcext:value-type="float">
            <text:p>-0,98162718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-169" calcext:value-type="float">
            <text:p>-169</text:p>
          </table:table-cell>
          <table:table-cell/>
          <table:table-cell office:value-type="float" office:value="-169.25" calcext:value-type="float">
            <text:p>-169,25</text:p>
          </table:table-cell>
          <table:table-cell table:formula="of:=([.D762]-[.I762])^2" office:value-type="float" office:value="0.0625" calcext:value-type="float">
            <text:p>0,0625</text:p>
          </table:table-cell>
          <table:table-cell/>
          <table:table-cell table:formula="of:=ROUND(COS([.I762]*PI()/180);7)" office:value-type="float" office:value="-0.9824504" calcext:value-type="float">
            <text:p>-0,9824504</text:p>
          </table:table-cell>
          <table:table-cell table:formula="of:=ROUND(SIN([.I762]*PI()/180);7)" office:value-type="float" office:value="-0.186524" calcext:value-type="float">
            <text:p>-0,186524</text:p>
          </table:table-cell>
          <table:table-cell table:formula="of:=ABS([.L762]-[.E762])" office:value-type="float" office:value="0.000823219999999902" calcext:value-type="float">
            <text:p>0,00082322</text:p>
          </table:table-cell>
          <table:table-cell table:formula="of:=ABS([.M762]-[.F762])" office:value-type="float" office:value="0.00428499999999998" calcext:value-type="float">
            <text:p>0,004285</text:p>
          </table:table-cell>
          <table:table-cell/>
        </table:table-row>
        <table:table-row table:style-name="ro1">
          <table:table-cell office:value-type="float" office:value="1623609897.56761" calcext:value-type="float">
            <text:p>1623609897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9" calcext:value-type="float">
            <text:p>-169</text:p>
          </table:table-cell>
          <table:table-cell office:value-type="float" office:value="-0.98162718" calcext:value-type="float">
            <text:p>-0,98162718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-169" calcext:value-type="float">
            <text:p>-169</text:p>
          </table:table-cell>
          <table:table-cell/>
          <table:table-cell office:value-type="float" office:value="-169" calcext:value-type="float">
            <text:p>-169</text:p>
          </table:table-cell>
          <table:table-cell table:formula="of:=([.D763]-[.I763])^2" office:value-type="float" office:value="0" calcext:value-type="float">
            <text:p>0</text:p>
          </table:table-cell>
          <table:table-cell/>
          <table:table-cell table:formula="of:=ROUND(COS([.I763]*PI()/180);7)" office:value-type="float" office:value="-0.9816272" calcext:value-type="float">
            <text:p>-0,9816272</text:p>
          </table:table-cell>
          <table:table-cell table:formula="of:=ROUND(SIN([.I763]*PI()/180);7)" office:value-type="float" office:value="-0.190809" calcext:value-type="float">
            <text:p>-0,190809</text:p>
          </table:table-cell>
          <table:table-cell table:formula="of:=ABS([.L763]-[.E763])" office:value-type="float" office:value="0.0000000199999999894729" calcext:value-type="float">
            <text:p>1,99999999894729E-08</text:p>
          </table:table-cell>
          <table:table-cell table:formula="of:=ABS([.M763]-[.F7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97.66761" calcext:value-type="float">
            <text:p>1623609897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9" calcext:value-type="float">
            <text:p>-169</text:p>
          </table:table-cell>
          <table:table-cell office:value-type="float" office:value="-0.98162718" calcext:value-type="float">
            <text:p>-0,98162718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-169" calcext:value-type="float">
            <text:p>-169</text:p>
          </table:table-cell>
          <table:table-cell/>
          <table:table-cell office:value-type="float" office:value="-168.75" calcext:value-type="float">
            <text:p>-168,75</text:p>
          </table:table-cell>
          <table:table-cell table:formula="of:=([.D764]-[.I764])^2" office:value-type="float" office:value="0.0625" calcext:value-type="float">
            <text:p>0,0625</text:p>
          </table:table-cell>
          <table:table-cell/>
          <table:table-cell table:formula="of:=ROUND(COS([.I764]*PI()/180);7)" office:value-type="float" office:value="-0.9807853" calcext:value-type="float">
            <text:p>-0,9807853</text:p>
          </table:table-cell>
          <table:table-cell table:formula="of:=ROUND(SIN([.I764]*PI()/180);7)" office:value-type="float" office:value="-0.1950903" calcext:value-type="float">
            <text:p>-0,1950903</text:p>
          </table:table-cell>
          <table:table-cell table:formula="of:=ABS([.L764]-[.E764])" office:value-type="float" office:value="0.000841880000000073" calcext:value-type="float">
            <text:p>0,00084188</text:p>
          </table:table-cell>
          <table:table-cell table:formula="of:=ABS([.M764]-[.F764])" office:value-type="float" office:value="0.00428130000000002" calcext:value-type="float">
            <text:p>0,0042813</text:p>
          </table:table-cell>
          <table:table-cell/>
        </table:table-row>
        <table:table-row table:style-name="ro1">
          <table:table-cell office:value-type="float" office:value="1623609897.76757" calcext:value-type="float">
            <text:p>1623609897,7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9" calcext:value-type="float">
            <text:p>-169</text:p>
          </table:table-cell>
          <table:table-cell office:value-type="float" office:value="-0.98162718" calcext:value-type="float">
            <text:p>-0,98162718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-169" calcext:value-type="float">
            <text:p>-169</text:p>
          </table:table-cell>
          <table:table-cell/>
          <table:table-cell office:value-type="float" office:value="-168.5" calcext:value-type="float">
            <text:p>-168,5</text:p>
          </table:table-cell>
          <table:table-cell table:formula="of:=([.D765]-[.I765])^2" office:value-type="float" office:value="0.25" calcext:value-type="float">
            <text:p>0,25</text:p>
          </table:table-cell>
          <table:table-cell/>
          <table:table-cell table:formula="of:=ROUND(COS([.I765]*PI()/180);7)" office:value-type="float" office:value="-0.9799247" calcext:value-type="float">
            <text:p>-0,9799247</text:p>
          </table:table-cell>
          <table:table-cell table:formula="of:=ROUND(SIN([.I765]*PI()/180);7)" office:value-type="float" office:value="-0.1993679" calcext:value-type="float">
            <text:p>-0,1993679</text:p>
          </table:table-cell>
          <table:table-cell table:formula="of:=ABS([.L765]-[.E765])" office:value-type="float" office:value="0.00170248000000006" calcext:value-type="float">
            <text:p>0,00170248</text:p>
          </table:table-cell>
          <table:table-cell table:formula="of:=ABS([.M765]-[.F765])" office:value-type="float" office:value="0.00855890000000001" calcext:value-type="float">
            <text:p>0,0085589</text:p>
          </table:table-cell>
          <table:table-cell/>
        </table:table-row>
        <table:table-row table:style-name="ro1">
          <table:table-cell office:value-type="float" office:value="1623609897.86758" calcext:value-type="float">
            <text:p>1623609897,8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8" calcext:value-type="float">
            <text:p>-168</text:p>
          </table:table-cell>
          <table:table-cell office:value-type="float" office:value="-0.9781476" calcext:value-type="float">
            <text:p>-0,9781476</text:p>
          </table:table-cell>
          <table:table-cell office:value-type="float" office:value="-0.20791169" calcext:value-type="float">
            <text:p>-0,20791169</text:p>
          </table:table-cell>
          <table:table-cell office:value-type="float" office:value="-168" calcext:value-type="float">
            <text:p>-168</text:p>
          </table:table-cell>
          <table:table-cell/>
          <table:table-cell office:value-type="float" office:value="-168.25" calcext:value-type="float">
            <text:p>-168,25</text:p>
          </table:table-cell>
          <table:table-cell table:formula="of:=([.D766]-[.I766])^2" office:value-type="float" office:value="0.0625" calcext:value-type="float">
            <text:p>0,0625</text:p>
          </table:table-cell>
          <table:table-cell/>
          <table:table-cell table:formula="of:=ROUND(COS([.I766]*PI()/180);7)" office:value-type="float" office:value="-0.9790455" calcext:value-type="float">
            <text:p>-0,9790455</text:p>
          </table:table-cell>
          <table:table-cell table:formula="of:=ROUND(SIN([.I766]*PI()/180);7)" office:value-type="float" office:value="-0.2036418" calcext:value-type="float">
            <text:p>-0,2036418</text:p>
          </table:table-cell>
          <table:table-cell table:formula="of:=ABS([.L766]-[.E766])" office:value-type="float" office:value="0.000897900000000007" calcext:value-type="float">
            <text:p>0,0008979</text:p>
          </table:table-cell>
          <table:table-cell table:formula="of:=ABS([.M766]-[.F766])" office:value-type="float" office:value="0.00426989" calcext:value-type="float">
            <text:p>0,00426989</text:p>
          </table:table-cell>
          <table:table-cell/>
        </table:table-row>
        <table:table-row table:style-name="ro1">
          <table:table-cell office:value-type="float" office:value="1623609897.96762" calcext:value-type="float">
            <text:p>1623609897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8" calcext:value-type="float">
            <text:p>-168</text:p>
          </table:table-cell>
          <table:table-cell office:value-type="float" office:value="-0.9781476" calcext:value-type="float">
            <text:p>-0,9781476</text:p>
          </table:table-cell>
          <table:table-cell office:value-type="float" office:value="-0.20791169" calcext:value-type="float">
            <text:p>-0,20791169</text:p>
          </table:table-cell>
          <table:table-cell office:value-type="float" office:value="-168" calcext:value-type="float">
            <text:p>-168</text:p>
          </table:table-cell>
          <table:table-cell/>
          <table:table-cell office:value-type="float" office:value="-168" calcext:value-type="float">
            <text:p>-168</text:p>
          </table:table-cell>
          <table:table-cell table:formula="of:=([.D767]-[.I767])^2" office:value-type="float" office:value="0" calcext:value-type="float">
            <text:p>0</text:p>
          </table:table-cell>
          <table:table-cell/>
          <table:table-cell table:formula="of:=ROUND(COS([.I767]*PI()/180);7)" office:value-type="float" office:value="-0.9781476" calcext:value-type="float">
            <text:p>-0,9781476</text:p>
          </table:table-cell>
          <table:table-cell table:formula="of:=ROUND(SIN([.I767]*PI()/180);7)" office:value-type="float" office:value="-0.2079117" calcext:value-type="float">
            <text:p>-0,2079117</text:p>
          </table:table-cell>
          <table:table-cell table:formula="of:=ABS([.L767]-[.E767])" office:value-type="float" office:value="0" calcext:value-type="float">
            <text:p>0</text:p>
          </table:table-cell>
          <table:table-cell table:formula="of:=ABS([.M767]-[.F767])" office:value-type="float" office:value="0.00000000999999999473644" calcext:value-type="float">
            <text:p>9,99999999473644E-09</text:p>
          </table:table-cell>
          <table:table-cell/>
        </table:table-row>
        <table:table-row table:style-name="ro1">
          <table:table-cell office:value-type="float" office:value="1623609898.06762" calcext:value-type="float">
            <text:p>1623609898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8" calcext:value-type="float">
            <text:p>-168</text:p>
          </table:table-cell>
          <table:table-cell office:value-type="float" office:value="-0.9781476" calcext:value-type="float">
            <text:p>-0,9781476</text:p>
          </table:table-cell>
          <table:table-cell office:value-type="float" office:value="-0.20791169" calcext:value-type="float">
            <text:p>-0,20791169</text:p>
          </table:table-cell>
          <table:table-cell office:value-type="float" office:value="-168" calcext:value-type="float">
            <text:p>-168</text:p>
          </table:table-cell>
          <table:table-cell/>
          <table:table-cell office:value-type="float" office:value="-167.75" calcext:value-type="float">
            <text:p>-167,75</text:p>
          </table:table-cell>
          <table:table-cell table:formula="of:=([.D768]-[.I768])^2" office:value-type="float" office:value="0.0625" calcext:value-type="float">
            <text:p>0,0625</text:p>
          </table:table-cell>
          <table:table-cell/>
          <table:table-cell table:formula="of:=ROUND(COS([.I768]*PI()/180);7)" office:value-type="float" office:value="-0.9772311" calcext:value-type="float">
            <text:p>-0,9772311</text:p>
          </table:table-cell>
          <table:table-cell table:formula="of:=ROUND(SIN([.I768]*PI()/180);7)" office:value-type="float" office:value="-0.2121777" calcext:value-type="float">
            <text:p>-0,2121777</text:p>
          </table:table-cell>
          <table:table-cell table:formula="of:=ABS([.L768]-[.E768])" office:value-type="float" office:value="0.000916499999999987" calcext:value-type="float">
            <text:p>0,0009165</text:p>
          </table:table-cell>
          <table:table-cell table:formula="of:=ABS([.M768]-[.F768])" office:value-type="float" office:value="0.00426600999999999" calcext:value-type="float">
            <text:p>0,00426601</text:p>
          </table:table-cell>
          <table:table-cell/>
        </table:table-row>
        <table:table-row table:style-name="ro1">
          <table:table-cell office:value-type="float" office:value="1623609898.16762" calcext:value-type="float">
            <text:p>1623609898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8" calcext:value-type="float">
            <text:p>-168</text:p>
          </table:table-cell>
          <table:table-cell office:value-type="float" office:value="-0.9781476" calcext:value-type="float">
            <text:p>-0,9781476</text:p>
          </table:table-cell>
          <table:table-cell office:value-type="float" office:value="-0.20791169" calcext:value-type="float">
            <text:p>-0,20791169</text:p>
          </table:table-cell>
          <table:table-cell office:value-type="float" office:value="-168" calcext:value-type="float">
            <text:p>-168</text:p>
          </table:table-cell>
          <table:table-cell/>
          <table:table-cell office:value-type="float" office:value="-167.5" calcext:value-type="float">
            <text:p>-167,5</text:p>
          </table:table-cell>
          <table:table-cell table:formula="of:=([.D769]-[.I769])^2" office:value-type="float" office:value="0.25" calcext:value-type="float">
            <text:p>0,25</text:p>
          </table:table-cell>
          <table:table-cell/>
          <table:table-cell table:formula="of:=ROUND(COS([.I769]*PI()/180);7)" office:value-type="float" office:value="-0.976296" calcext:value-type="float">
            <text:p>-0,976296</text:p>
          </table:table-cell>
          <table:table-cell table:formula="of:=ROUND(SIN([.I769]*PI()/180);7)" office:value-type="float" office:value="-0.2164396" calcext:value-type="float">
            <text:p>-0,2164396</text:p>
          </table:table-cell>
          <table:table-cell table:formula="of:=ABS([.L769]-[.E769])" office:value-type="float" office:value="0.00185159999999995" calcext:value-type="float">
            <text:p>0,0018516</text:p>
          </table:table-cell>
          <table:table-cell table:formula="of:=ABS([.M769]-[.F769])" office:value-type="float" office:value="0.00852791" calcext:value-type="float">
            <text:p>0,00852791</text:p>
          </table:table-cell>
          <table:table-cell/>
        </table:table-row>
        <table:table-row table:style-name="ro1">
          <table:table-cell office:value-type="float" office:value="1623609898.26761" calcext:value-type="float">
            <text:p>1623609898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7" calcext:value-type="float">
            <text:p>-167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-167" calcext:value-type="float">
            <text:p>-167</text:p>
          </table:table-cell>
          <table:table-cell/>
          <table:table-cell office:value-type="float" office:value="-167.25" calcext:value-type="float">
            <text:p>-167,25</text:p>
          </table:table-cell>
          <table:table-cell table:formula="of:=([.D770]-[.I770])^2" office:value-type="float" office:value="0.0625" calcext:value-type="float">
            <text:p>0,0625</text:p>
          </table:table-cell>
          <table:table-cell/>
          <table:table-cell table:formula="of:=ROUND(COS([.I770]*PI()/180);7)" office:value-type="float" office:value="-0.9753423" calcext:value-type="float">
            <text:p>-0,9753423</text:p>
          </table:table-cell>
          <table:table-cell table:formula="of:=ROUND(SIN([.I770]*PI()/180);7)" office:value-type="float" office:value="-0.2206974" calcext:value-type="float">
            <text:p>-0,2206974</text:p>
          </table:table-cell>
          <table:table-cell table:formula="of:=ABS([.L770]-[.E770])" office:value-type="float" office:value="0.000972239999999958" calcext:value-type="float">
            <text:p>0,00097224</text:p>
          </table:table-cell>
          <table:table-cell table:formula="of:=ABS([.M770]-[.F770])" office:value-type="float" office:value="0.00425365000000003" calcext:value-type="float">
            <text:p>0,00425365</text:p>
          </table:table-cell>
          <table:table-cell/>
        </table:table-row>
        <table:table-row table:style-name="ro1">
          <table:table-cell office:value-type="float" office:value="1623609898.36761" calcext:value-type="float">
            <text:p>1623609898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7" calcext:value-type="float">
            <text:p>-167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-167" calcext:value-type="float">
            <text:p>-167</text:p>
          </table:table-cell>
          <table:table-cell/>
          <table:table-cell office:value-type="float" office:value="-167" calcext:value-type="float">
            <text:p>-167</text:p>
          </table:table-cell>
          <table:table-cell table:formula="of:=([.D771]-[.I771])^2" office:value-type="float" office:value="0" calcext:value-type="float">
            <text:p>0</text:p>
          </table:table-cell>
          <table:table-cell/>
          <table:table-cell table:formula="of:=ROUND(COS([.I771]*PI()/180);7)" office:value-type="float" office:value="-0.9743701" calcext:value-type="float">
            <text:p>-0,9743701</text:p>
          </table:table-cell>
          <table:table-cell table:formula="of:=ROUND(SIN([.I771]*PI()/180);7)" office:value-type="float" office:value="-0.2249511" calcext:value-type="float">
            <text:p>-0,2249511</text:p>
          </table:table-cell>
          <table:table-cell table:formula="of:=ABS([.L771]-[.E771])" office:value-type="float" office:value="0.0000000399999999789458" calcext:value-type="float">
            <text:p>3,99999999789458E-08</text:p>
          </table:table-cell>
          <table:table-cell table:formula="of:=ABS([.M771]-[.F771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898.46761" calcext:value-type="float">
            <text:p>1623609898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7" calcext:value-type="float">
            <text:p>-167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-167" calcext:value-type="float">
            <text:p>-167</text:p>
          </table:table-cell>
          <table:table-cell/>
          <table:table-cell office:value-type="float" office:value="-166.75" calcext:value-type="float">
            <text:p>-166,75</text:p>
          </table:table-cell>
          <table:table-cell table:formula="of:=([.D772]-[.I772])^2" office:value-type="float" office:value="0.0625" calcext:value-type="float">
            <text:p>0,0625</text:p>
          </table:table-cell>
          <table:table-cell/>
          <table:table-cell table:formula="of:=ROUND(COS([.I772]*PI()/180);7)" office:value-type="float" office:value="-0.9733793" calcext:value-type="float">
            <text:p>-0,9733793</text:p>
          </table:table-cell>
          <table:table-cell table:formula="of:=ROUND(SIN([.I772]*PI()/180);7)" office:value-type="float" office:value="-0.2292004" calcext:value-type="float">
            <text:p>-0,2292004</text:p>
          </table:table-cell>
          <table:table-cell table:formula="of:=ABS([.L772]-[.E772])" office:value-type="float" office:value="0.00099076000000009" calcext:value-type="float">
            <text:p>0,00099076</text:p>
          </table:table-cell>
          <table:table-cell table:formula="of:=ABS([.M772]-[.F772])" office:value-type="float" office:value="0.00424934999999998" calcext:value-type="float">
            <text:p>0,00424935</text:p>
          </table:table-cell>
          <table:table-cell/>
        </table:table-row>
        <table:table-row table:style-name="ro1">
          <table:table-cell office:value-type="float" office:value="1623609898.56761" calcext:value-type="float">
            <text:p>1623609898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7" calcext:value-type="float">
            <text:p>-167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-167" calcext:value-type="float">
            <text:p>-167</text:p>
          </table:table-cell>
          <table:table-cell/>
          <table:table-cell office:value-type="float" office:value="-166.5" calcext:value-type="float">
            <text:p>-166,5</text:p>
          </table:table-cell>
          <table:table-cell table:formula="of:=([.D773]-[.I773])^2" office:value-type="float" office:value="0.25" calcext:value-type="float">
            <text:p>0,25</text:p>
          </table:table-cell>
          <table:table-cell/>
          <table:table-cell table:formula="of:=ROUND(COS([.I773]*PI()/180);7)" office:value-type="float" office:value="-0.9723699" calcext:value-type="float">
            <text:p>-0,9723699</text:p>
          </table:table-cell>
          <table:table-cell table:formula="of:=ROUND(SIN([.I773]*PI()/180);7)" office:value-type="float" office:value="-0.2334454" calcext:value-type="float">
            <text:p>-0,2334454</text:p>
          </table:table-cell>
          <table:table-cell table:formula="of:=ABS([.L773]-[.E773])" office:value-type="float" office:value="0.00200016000000003" calcext:value-type="float">
            <text:p>0,00200016</text:p>
          </table:table-cell>
          <table:table-cell table:formula="of:=ABS([.M773]-[.F773])" office:value-type="float" office:value="0.00849434999999998" calcext:value-type="float">
            <text:p>0,00849435</text:p>
          </table:table-cell>
          <table:table-cell/>
        </table:table-row>
        <table:table-row table:style-name="ro1">
          <table:table-cell office:value-type="float" office:value="1623609898.66761" calcext:value-type="float">
            <text:p>1623609898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6" calcext:value-type="float">
            <text:p>-166</text:p>
          </table:table-cell>
          <table:table-cell office:value-type="float" office:value="-0.97029573" calcext:value-type="float">
            <text:p>-0,97029573</text:p>
          </table:table-cell>
          <table:table-cell office:value-type="float" office:value="-0.2419219" calcext:value-type="float">
            <text:p>-0,2419219</text:p>
          </table:table-cell>
          <table:table-cell office:value-type="float" office:value="-166" calcext:value-type="float">
            <text:p>-166</text:p>
          </table:table-cell>
          <table:table-cell/>
          <table:table-cell office:value-type="float" office:value="-166.25" calcext:value-type="float">
            <text:p>-166,25</text:p>
          </table:table-cell>
          <table:table-cell table:formula="of:=([.D774]-[.I774])^2" office:value-type="float" office:value="0.0625" calcext:value-type="float">
            <text:p>0,0625</text:p>
          </table:table-cell>
          <table:table-cell/>
          <table:table-cell table:formula="of:=ROUND(COS([.I774]*PI()/180);7)" office:value-type="float" office:value="-0.9713421" calcext:value-type="float">
            <text:p>-0,9713421</text:p>
          </table:table-cell>
          <table:table-cell table:formula="of:=ROUND(SIN([.I774]*PI()/180);7)" office:value-type="float" office:value="-0.2376859" calcext:value-type="float">
            <text:p>-0,2376859</text:p>
          </table:table-cell>
          <table:table-cell table:formula="of:=ABS([.L774]-[.E774])" office:value-type="float" office:value="0.00104636999999996" calcext:value-type="float">
            <text:p>0,00104637</text:p>
          </table:table-cell>
          <table:table-cell table:formula="of:=ABS([.M774]-[.F774])" office:value-type="float" office:value="0.00423599999999999" calcext:value-type="float">
            <text:p>0,004236</text:p>
          </table:table-cell>
          <table:table-cell/>
        </table:table-row>
        <table:table-row table:style-name="ro1">
          <table:table-cell office:value-type="float" office:value="1623609898.76757" calcext:value-type="float">
            <text:p>1623609898,7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6" calcext:value-type="float">
            <text:p>-166</text:p>
          </table:table-cell>
          <table:table-cell office:value-type="float" office:value="-0.97029573" calcext:value-type="float">
            <text:p>-0,97029573</text:p>
          </table:table-cell>
          <table:table-cell office:value-type="float" office:value="-0.2419219" calcext:value-type="float">
            <text:p>-0,2419219</text:p>
          </table:table-cell>
          <table:table-cell office:value-type="float" office:value="-166" calcext:value-type="float">
            <text:p>-166</text:p>
          </table:table-cell>
          <table:table-cell/>
          <table:table-cell office:value-type="float" office:value="-166" calcext:value-type="float">
            <text:p>-166</text:p>
          </table:table-cell>
          <table:table-cell table:formula="of:=([.D775]-[.I775])^2" office:value-type="float" office:value="0" calcext:value-type="float">
            <text:p>0</text:p>
          </table:table-cell>
          <table:table-cell/>
          <table:table-cell table:formula="of:=ROUND(COS([.I775]*PI()/180);7)" office:value-type="float" office:value="-0.9702957" calcext:value-type="float">
            <text:p>-0,9702957</text:p>
          </table:table-cell>
          <table:table-cell table:formula="of:=ROUND(SIN([.I775]*PI()/180);7)" office:value-type="float" office:value="-0.2419219" calcext:value-type="float">
            <text:p>-0,2419219</text:p>
          </table:table-cell>
          <table:table-cell table:formula="of:=ABS([.L775]-[.E775])" office:value-type="float" office:value="0.0000000300000000397205" calcext:value-type="float">
            <text:p>3,00000000397205E-08</text:p>
          </table:table-cell>
          <table:table-cell table:formula="of:=ABS([.M775]-[.F7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898.86757" calcext:value-type="float">
            <text:p>1623609898,8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6" calcext:value-type="float">
            <text:p>-166</text:p>
          </table:table-cell>
          <table:table-cell office:value-type="float" office:value="-0.97029573" calcext:value-type="float">
            <text:p>-0,97029573</text:p>
          </table:table-cell>
          <table:table-cell office:value-type="float" office:value="-0.2419219" calcext:value-type="float">
            <text:p>-0,2419219</text:p>
          </table:table-cell>
          <table:table-cell office:value-type="float" office:value="-166" calcext:value-type="float">
            <text:p>-166</text:p>
          </table:table-cell>
          <table:table-cell/>
          <table:table-cell office:value-type="float" office:value="-165.75" calcext:value-type="float">
            <text:p>-165,75</text:p>
          </table:table-cell>
          <table:table-cell table:formula="of:=([.D776]-[.I776])^2" office:value-type="float" office:value="0.0625" calcext:value-type="float">
            <text:p>0,0625</text:p>
          </table:table-cell>
          <table:table-cell/>
          <table:table-cell table:formula="of:=ROUND(COS([.I776]*PI()/180);7)" office:value-type="float" office:value="-0.9692309" calcext:value-type="float">
            <text:p>-0,9692309</text:p>
          </table:table-cell>
          <table:table-cell table:formula="of:=ROUND(SIN([.I776]*PI()/180);7)" office:value-type="float" office:value="-0.2461533" calcext:value-type="float">
            <text:p>-0,2461533</text:p>
          </table:table-cell>
          <table:table-cell table:formula="of:=ABS([.L776]-[.E776])" office:value-type="float" office:value="0.00106483000000002" calcext:value-type="float">
            <text:p>0,00106483</text:p>
          </table:table-cell>
          <table:table-cell table:formula="of:=ABS([.M776]-[.F776])" office:value-type="float" office:value="0.0042314" calcext:value-type="float">
            <text:p>0,0042314</text:p>
          </table:table-cell>
          <table:table-cell/>
        </table:table-row>
        <table:table-row table:style-name="ro1">
          <table:table-cell office:value-type="float" office:value="1623609898.96762" calcext:value-type="float">
            <text:p>1623609898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6" calcext:value-type="float">
            <text:p>-166</text:p>
          </table:table-cell>
          <table:table-cell office:value-type="float" office:value="-0.97029573" calcext:value-type="float">
            <text:p>-0,97029573</text:p>
          </table:table-cell>
          <table:table-cell office:value-type="float" office:value="-0.2419219" calcext:value-type="float">
            <text:p>-0,2419219</text:p>
          </table:table-cell>
          <table:table-cell office:value-type="float" office:value="-166" calcext:value-type="float">
            <text:p>-166</text:p>
          </table:table-cell>
          <table:table-cell/>
          <table:table-cell office:value-type="float" office:value="-165.5" calcext:value-type="float">
            <text:p>-165,5</text:p>
          </table:table-cell>
          <table:table-cell table:formula="of:=([.D777]-[.I777])^2" office:value-type="float" office:value="0.25" calcext:value-type="float">
            <text:p>0,25</text:p>
          </table:table-cell>
          <table:table-cell/>
          <table:table-cell table:formula="of:=ROUND(COS([.I777]*PI()/180);7)" office:value-type="float" office:value="-0.9681476" calcext:value-type="float">
            <text:p>-0,9681476</text:p>
          </table:table-cell>
          <table:table-cell table:formula="of:=ROUND(SIN([.I777]*PI()/180);7)" office:value-type="float" office:value="-0.25038" calcext:value-type="float">
            <text:p>-0,25038</text:p>
          </table:table-cell>
          <table:table-cell table:formula="of:=ABS([.L777]-[.E777])" office:value-type="float" office:value="0.00214813000000003" calcext:value-type="float">
            <text:p>0,00214813</text:p>
          </table:table-cell>
          <table:table-cell table:formula="of:=ABS([.M777]-[.F777])" office:value-type="float" office:value="0.0084581" calcext:value-type="float">
            <text:p>0,0084581</text:p>
          </table:table-cell>
          <table:table-cell/>
        </table:table-row>
        <table:table-row table:style-name="ro1">
          <table:table-cell office:value-type="float" office:value="1623609899.06762" calcext:value-type="float">
            <text:p>1623609899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5" calcext:value-type="float">
            <text:p>-165</text:p>
          </table:table-cell>
          <table:table-cell office:value-type="float" office:value="-0.96592583" calcext:value-type="float">
            <text:p>-0,96592583</text:p>
          </table:table-cell>
          <table:table-cell office:value-type="float" office:value="-0.25881905" calcext:value-type="float">
            <text:p>-0,25881905</text:p>
          </table:table-cell>
          <table:table-cell office:value-type="float" office:value="-165" calcext:value-type="float">
            <text:p>-165</text:p>
          </table:table-cell>
          <table:table-cell/>
          <table:table-cell office:value-type="float" office:value="-165.25" calcext:value-type="float">
            <text:p>-165,25</text:p>
          </table:table-cell>
          <table:table-cell table:formula="of:=([.D778]-[.I778])^2" office:value-type="float" office:value="0.0625" calcext:value-type="float">
            <text:p>0,0625</text:p>
          </table:table-cell>
          <table:table-cell/>
          <table:table-cell table:formula="of:=ROUND(COS([.I778]*PI()/180);7)" office:value-type="float" office:value="-0.9670459" calcext:value-type="float">
            <text:p>-0,9670459</text:p>
          </table:table-cell>
          <table:table-cell table:formula="of:=ROUND(SIN([.I778]*PI()/180);7)" office:value-type="float" office:value="-0.2546019" calcext:value-type="float">
            <text:p>-0,2546019</text:p>
          </table:table-cell>
          <table:table-cell table:formula="of:=ABS([.L778]-[.E778])" office:value-type="float" office:value="0.00112007000000003" calcext:value-type="float">
            <text:p>0,00112007</text:p>
          </table:table-cell>
          <table:table-cell table:formula="of:=ABS([.M778]-[.F778])" office:value-type="float" office:value="0.00421715" calcext:value-type="float">
            <text:p>0,00421715</text:p>
          </table:table-cell>
          <table:table-cell/>
        </table:table-row>
        <table:table-row table:style-name="ro1">
          <table:table-cell office:value-type="float" office:value="1623609899.16762" calcext:value-type="float">
            <text:p>1623609899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5" calcext:value-type="float">
            <text:p>-165</text:p>
          </table:table-cell>
          <table:table-cell office:value-type="float" office:value="-0.96592583" calcext:value-type="float">
            <text:p>-0,96592583</text:p>
          </table:table-cell>
          <table:table-cell office:value-type="float" office:value="-0.25881905" calcext:value-type="float">
            <text:p>-0,25881905</text:p>
          </table:table-cell>
          <table:table-cell office:value-type="float" office:value="-165" calcext:value-type="float">
            <text:p>-165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([.D779]-[.I779])^2" office:value-type="float" office:value="0" calcext:value-type="float">
            <text:p>0</text:p>
          </table:table-cell>
          <table:table-cell/>
          <table:table-cell table:formula="of:=ROUND(COS([.I779]*PI()/180);7)" office:value-type="float" office:value="-0.9659258" calcext:value-type="float">
            <text:p>-0,9659258</text:p>
          </table:table-cell>
          <table:table-cell table:formula="of:=ROUND(SIN([.I779]*PI()/180);7)" office:value-type="float" office:value="-0.258819" calcext:value-type="float">
            <text:p>-0,258819</text:p>
          </table:table-cell>
          <table:table-cell table:formula="of:=ABS([.L779]-[.E779])" office:value-type="float" office:value="0.0000000300000000397205" calcext:value-type="float">
            <text:p>3,00000000397205E-08</text:p>
          </table:table-cell>
          <table:table-cell table:formula="of:=ABS([.M779]-[.F779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899.26762" calcext:value-type="float">
            <text:p>1623609899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5" calcext:value-type="float">
            <text:p>-165</text:p>
          </table:table-cell>
          <table:table-cell office:value-type="float" office:value="-0.96592583" calcext:value-type="float">
            <text:p>-0,96592583</text:p>
          </table:table-cell>
          <table:table-cell office:value-type="float" office:value="-0.25881905" calcext:value-type="float">
            <text:p>-0,25881905</text:p>
          </table:table-cell>
          <table:table-cell office:value-type="float" office:value="-165" calcext:value-type="float">
            <text:p>-165</text:p>
          </table:table-cell>
          <table:table-cell/>
          <table:table-cell office:value-type="float" office:value="-164.75" calcext:value-type="float">
            <text:p>-164,75</text:p>
          </table:table-cell>
          <table:table-cell table:formula="of:=([.D780]-[.I780])^2" office:value-type="float" office:value="0.0625" calcext:value-type="float">
            <text:p>0,0625</text:p>
          </table:table-cell>
          <table:table-cell/>
          <table:table-cell table:formula="of:=ROUND(COS([.I780]*PI()/180);7)" office:value-type="float" office:value="-0.9647873" calcext:value-type="float">
            <text:p>-0,9647873</text:p>
          </table:table-cell>
          <table:table-cell table:formula="of:=ROUND(SIN([.I780]*PI()/180);7)" office:value-type="float" office:value="-0.2630312" calcext:value-type="float">
            <text:p>-0,2630312</text:p>
          </table:table-cell>
          <table:table-cell table:formula="of:=ABS([.L780]-[.E780])" office:value-type="float" office:value="0.00113852999999997" calcext:value-type="float">
            <text:p>0,00113853</text:p>
          </table:table-cell>
          <table:table-cell table:formula="of:=ABS([.M780]-[.F780])" office:value-type="float" office:value="0.00421215000000003" calcext:value-type="float">
            <text:p>0,00421215</text:p>
          </table:table-cell>
          <table:table-cell/>
        </table:table-row>
        <table:table-row table:style-name="ro1">
          <table:table-cell office:value-type="float" office:value="1623609899.36761" calcext:value-type="float">
            <text:p>1623609899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5" calcext:value-type="float">
            <text:p>-165</text:p>
          </table:table-cell>
          <table:table-cell office:value-type="float" office:value="-0.96592583" calcext:value-type="float">
            <text:p>-0,96592583</text:p>
          </table:table-cell>
          <table:table-cell office:value-type="float" office:value="-0.25881905" calcext:value-type="float">
            <text:p>-0,25881905</text:p>
          </table:table-cell>
          <table:table-cell office:value-type="float" office:value="-165" calcext:value-type="float">
            <text:p>-165</text:p>
          </table:table-cell>
          <table:table-cell/>
          <table:table-cell office:value-type="float" office:value="-164.5" calcext:value-type="float">
            <text:p>-164,5</text:p>
          </table:table-cell>
          <table:table-cell table:formula="of:=([.D781]-[.I781])^2" office:value-type="float" office:value="0.25" calcext:value-type="float">
            <text:p>0,25</text:p>
          </table:table-cell>
          <table:table-cell/>
          <table:table-cell table:formula="of:=ROUND(COS([.I781]*PI()/180);7)" office:value-type="float" office:value="-0.9636305" calcext:value-type="float">
            <text:p>-0,9636305</text:p>
          </table:table-cell>
          <table:table-cell table:formula="of:=ROUND(SIN([.I781]*PI()/180);7)" office:value-type="float" office:value="-0.2672384" calcext:value-type="float">
            <text:p>-0,2672384</text:p>
          </table:table-cell>
          <table:table-cell table:formula="of:=ABS([.L781]-[.E781])" office:value-type="float" office:value="0.00229533000000004" calcext:value-type="float">
            <text:p>0,00229533</text:p>
          </table:table-cell>
          <table:table-cell table:formula="of:=ABS([.M781]-[.F781])" office:value-type="float" office:value="0.00841934999999999" calcext:value-type="float">
            <text:p>0,00841935</text:p>
          </table:table-cell>
          <table:table-cell/>
        </table:table-row>
        <table:table-row table:style-name="ro1">
          <table:table-cell office:value-type="float" office:value="1623609899.46761" calcext:value-type="float">
            <text:p>1623609899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4" calcext:value-type="float">
            <text:p>-164</text:p>
          </table:table-cell>
          <table:table-cell office:value-type="float" office:value="-0.9612617" calcext:value-type="float">
            <text:p>-0,9612617</text:p>
          </table:table-cell>
          <table:table-cell office:value-type="float" office:value="-0.27563736" calcext:value-type="float">
            <text:p>-0,27563736</text:p>
          </table:table-cell>
          <table:table-cell office:value-type="float" office:value="-164" calcext:value-type="float">
            <text:p>-164</text:p>
          </table:table-cell>
          <table:table-cell/>
          <table:table-cell office:value-type="float" office:value="-164.25" calcext:value-type="float">
            <text:p>-164,25</text:p>
          </table:table-cell>
          <table:table-cell table:formula="of:=([.D782]-[.I782])^2" office:value-type="float" office:value="0.0625" calcext:value-type="float">
            <text:p>0,0625</text:p>
          </table:table-cell>
          <table:table-cell/>
          <table:table-cell table:formula="of:=ROUND(COS([.I782]*PI()/180);7)" office:value-type="float" office:value="-0.9624552" calcext:value-type="float">
            <text:p>-0,9624552</text:p>
          </table:table-cell>
          <table:table-cell table:formula="of:=ROUND(SIN([.I782]*PI()/180);7)" office:value-type="float" office:value="-0.2714404" calcext:value-type="float">
            <text:p>-0,2714404</text:p>
          </table:table-cell>
          <table:table-cell table:formula="of:=ABS([.L782]-[.E782])" office:value-type="float" office:value="0.00119349999999996" calcext:value-type="float">
            <text:p>0,0011935</text:p>
          </table:table-cell>
          <table:table-cell table:formula="of:=ABS([.M782]-[.F782])" office:value-type="float" office:value="0.00419695999999997" calcext:value-type="float">
            <text:p>0,00419696</text:p>
          </table:table-cell>
          <table:table-cell/>
        </table:table-row>
        <table:table-row table:style-name="ro1">
          <table:table-cell office:value-type="float" office:value="1623609899.56761" calcext:value-type="float">
            <text:p>1623609899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4" calcext:value-type="float">
            <text:p>-164</text:p>
          </table:table-cell>
          <table:table-cell office:value-type="float" office:value="-0.9612617" calcext:value-type="float">
            <text:p>-0,9612617</text:p>
          </table:table-cell>
          <table:table-cell office:value-type="float" office:value="-0.27563736" calcext:value-type="float">
            <text:p>-0,27563736</text:p>
          </table:table-cell>
          <table:table-cell office:value-type="float" office:value="-164" calcext:value-type="float">
            <text:p>-164</text:p>
          </table:table-cell>
          <table:table-cell/>
          <table:table-cell office:value-type="float" office:value="-164" calcext:value-type="float">
            <text:p>-164</text:p>
          </table:table-cell>
          <table:table-cell table:formula="of:=([.D783]-[.I783])^2" office:value-type="float" office:value="0" calcext:value-type="float">
            <text:p>0</text:p>
          </table:table-cell>
          <table:table-cell/>
          <table:table-cell table:formula="of:=ROUND(COS([.I783]*PI()/180);7)" office:value-type="float" office:value="-0.9612617" calcext:value-type="float">
            <text:p>-0,9612617</text:p>
          </table:table-cell>
          <table:table-cell table:formula="of:=ROUND(SIN([.I783]*PI()/180);7)" office:value-type="float" office:value="-0.2756374" calcext:value-type="float">
            <text:p>-0,2756374</text:p>
          </table:table-cell>
          <table:table-cell table:formula="of:=ABS([.L783]-[.E783])" office:value-type="float" office:value="0" calcext:value-type="float">
            <text:p>0</text:p>
          </table:table-cell>
          <table:table-cell table:formula="of:=ABS([.M783]-[.F783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899.66761" calcext:value-type="float">
            <text:p>1623609899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4" calcext:value-type="float">
            <text:p>-164</text:p>
          </table:table-cell>
          <table:table-cell office:value-type="float" office:value="-0.9612617" calcext:value-type="float">
            <text:p>-0,9612617</text:p>
          </table:table-cell>
          <table:table-cell office:value-type="float" office:value="-0.27563736" calcext:value-type="float">
            <text:p>-0,27563736</text:p>
          </table:table-cell>
          <table:table-cell office:value-type="float" office:value="-164" calcext:value-type="float">
            <text:p>-164</text:p>
          </table:table-cell>
          <table:table-cell/>
          <table:table-cell office:value-type="float" office:value="-163.75" calcext:value-type="float">
            <text:p>-163,75</text:p>
          </table:table-cell>
          <table:table-cell table:formula="of:=([.D784]-[.I784])^2" office:value-type="float" office:value="0.0625" calcext:value-type="float">
            <text:p>0,0625</text:p>
          </table:table-cell>
          <table:table-cell/>
          <table:table-cell table:formula="of:=ROUND(COS([.I784]*PI()/180);7)" office:value-type="float" office:value="-0.9600499" calcext:value-type="float">
            <text:p>-0,9600499</text:p>
          </table:table-cell>
          <table:table-cell table:formula="of:=ROUND(SIN([.I784]*PI()/180);7)" office:value-type="float" office:value="-0.279829" calcext:value-type="float">
            <text:p>-0,279829</text:p>
          </table:table-cell>
          <table:table-cell table:formula="of:=ABS([.L784]-[.E784])" office:value-type="float" office:value="0.00121179999999999" calcext:value-type="float">
            <text:p>0,0012118</text:p>
          </table:table-cell>
          <table:table-cell table:formula="of:=ABS([.M784]-[.F784])" office:value-type="float" office:value="0.00419164" calcext:value-type="float">
            <text:p>0,00419164</text:p>
          </table:table-cell>
          <table:table-cell/>
        </table:table-row>
        <table:table-row table:style-name="ro1">
          <table:table-cell office:value-type="float" office:value="1623609899.76761" calcext:value-type="float">
            <text:p>1623609899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4" calcext:value-type="float">
            <text:p>-164</text:p>
          </table:table-cell>
          <table:table-cell office:value-type="float" office:value="-0.9612617" calcext:value-type="float">
            <text:p>-0,9612617</text:p>
          </table:table-cell>
          <table:table-cell office:value-type="float" office:value="-0.27563736" calcext:value-type="float">
            <text:p>-0,27563736</text:p>
          </table:table-cell>
          <table:table-cell office:value-type="float" office:value="-164" calcext:value-type="float">
            <text:p>-164</text:p>
          </table:table-cell>
          <table:table-cell/>
          <table:table-cell office:value-type="float" office:value="-163.5" calcext:value-type="float">
            <text:p>-163,5</text:p>
          </table:table-cell>
          <table:table-cell table:formula="of:=([.D785]-[.I785])^2" office:value-type="float" office:value="0.25" calcext:value-type="float">
            <text:p>0,25</text:p>
          </table:table-cell>
          <table:table-cell/>
          <table:table-cell table:formula="of:=ROUND(COS([.I785]*PI()/180);7)" office:value-type="float" office:value="-0.9588197" calcext:value-type="float">
            <text:p>-0,9588197</text:p>
          </table:table-cell>
          <table:table-cell table:formula="of:=ROUND(SIN([.I785]*PI()/180);7)" office:value-type="float" office:value="-0.2840153" calcext:value-type="float">
            <text:p>-0,2840153</text:p>
          </table:table-cell>
          <table:table-cell table:formula="of:=ABS([.L785]-[.E785])" office:value-type="float" office:value="0.00244199999999994" calcext:value-type="float">
            <text:p>0,002442</text:p>
          </table:table-cell>
          <table:table-cell table:formula="of:=ABS([.M785]-[.F785])" office:value-type="float" office:value="0.00837794000000003" calcext:value-type="float">
            <text:p>0,00837794</text:p>
          </table:table-cell>
          <table:table-cell/>
        </table:table-row>
        <table:table-row table:style-name="ro1">
          <table:table-cell office:value-type="float" office:value="1623609899.86761" calcext:value-type="float">
            <text:p>1623609899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3" calcext:value-type="float">
            <text:p>-163</text:p>
          </table:table-cell>
          <table:table-cell office:value-type="float" office:value="-0.95630476" calcext:value-type="float">
            <text:p>-0,95630476</text:p>
          </table:table-cell>
          <table:table-cell office:value-type="float" office:value="-0.2923717" calcext:value-type="float">
            <text:p>-0,2923717</text:p>
          </table:table-cell>
          <table:table-cell office:value-type="float" office:value="-163" calcext:value-type="float">
            <text:p>-163</text:p>
          </table:table-cell>
          <table:table-cell/>
          <table:table-cell office:value-type="float" office:value="-163.25" calcext:value-type="float">
            <text:p>-163,25</text:p>
          </table:table-cell>
          <table:table-cell table:formula="of:=([.D786]-[.I786])^2" office:value-type="float" office:value="0.0625" calcext:value-type="float">
            <text:p>0,0625</text:p>
          </table:table-cell>
          <table:table-cell/>
          <table:table-cell table:formula="of:=ROUND(COS([.I786]*PI()/180);7)" office:value-type="float" office:value="-0.9575714" calcext:value-type="float">
            <text:p>-0,9575714</text:p>
          </table:table-cell>
          <table:table-cell table:formula="of:=ROUND(SIN([.I786]*PI()/180);7)" office:value-type="float" office:value="-0.2881963" calcext:value-type="float">
            <text:p>-0,2881963</text:p>
          </table:table-cell>
          <table:table-cell table:formula="of:=ABS([.L786]-[.E786])" office:value-type="float" office:value="0.00126663999999999" calcext:value-type="float">
            <text:p>0,00126664</text:p>
          </table:table-cell>
          <table:table-cell table:formula="of:=ABS([.M786]-[.F786])" office:value-type="float" office:value="0.0041754" calcext:value-type="float">
            <text:p>0,0041754</text:p>
          </table:table-cell>
          <table:table-cell/>
        </table:table-row>
        <table:table-row table:style-name="ro1">
          <table:table-cell office:value-type="float" office:value="1623609899.96762" calcext:value-type="float">
            <text:p>1623609899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3" calcext:value-type="float">
            <text:p>-163</text:p>
          </table:table-cell>
          <table:table-cell office:value-type="float" office:value="-0.95630476" calcext:value-type="float">
            <text:p>-0,95630476</text:p>
          </table:table-cell>
          <table:table-cell office:value-type="float" office:value="-0.2923717" calcext:value-type="float">
            <text:p>-0,2923717</text:p>
          </table:table-cell>
          <table:table-cell office:value-type="float" office:value="-163" calcext:value-type="float">
            <text:p>-163</text:p>
          </table:table-cell>
          <table:table-cell/>
          <table:table-cell office:value-type="float" office:value="-163" calcext:value-type="float">
            <text:p>-163</text:p>
          </table:table-cell>
          <table:table-cell table:formula="of:=([.D787]-[.I787])^2" office:value-type="float" office:value="0" calcext:value-type="float">
            <text:p>0</text:p>
          </table:table-cell>
          <table:table-cell/>
          <table:table-cell table:formula="of:=ROUND(COS([.I787]*PI()/180);7)" office:value-type="float" office:value="-0.9563048" calcext:value-type="float">
            <text:p>-0,9563048</text:p>
          </table:table-cell>
          <table:table-cell table:formula="of:=ROUND(SIN([.I787]*PI()/180);7)" office:value-type="float" office:value="-0.2923717" calcext:value-type="float">
            <text:p>-0,2923717</text:p>
          </table:table-cell>
          <table:table-cell table:formula="of:=ABS([.L787]-[.E787])" office:value-type="float" office:value="0.0000000399999999789458" calcext:value-type="float">
            <text:p>3,99999999789458E-08</text:p>
          </table:table-cell>
          <table:table-cell table:formula="of:=ABS([.M787]-[.F7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00.06761" calcext:value-type="float">
            <text:p>1623609900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3" calcext:value-type="float">
            <text:p>-163</text:p>
          </table:table-cell>
          <table:table-cell office:value-type="float" office:value="-0.95630476" calcext:value-type="float">
            <text:p>-0,95630476</text:p>
          </table:table-cell>
          <table:table-cell office:value-type="float" office:value="-0.2923717" calcext:value-type="float">
            <text:p>-0,2923717</text:p>
          </table:table-cell>
          <table:table-cell office:value-type="float" office:value="-163" calcext:value-type="float">
            <text:p>-163</text:p>
          </table:table-cell>
          <table:table-cell/>
          <table:table-cell office:value-type="float" office:value="-162.75" calcext:value-type="float">
            <text:p>-162,75</text:p>
          </table:table-cell>
          <table:table-cell table:formula="of:=([.D788]-[.I788])^2" office:value-type="float" office:value="0.0625" calcext:value-type="float">
            <text:p>0,0625</text:p>
          </table:table-cell>
          <table:table-cell/>
          <table:table-cell table:formula="of:=ROUND(COS([.I788]*PI()/180);7)" office:value-type="float" office:value="-0.9550199" calcext:value-type="float">
            <text:p>-0,9550199</text:p>
          </table:table-cell>
          <table:table-cell table:formula="of:=ROUND(SIN([.I788]*PI()/180);7)" office:value-type="float" office:value="-0.2965416" calcext:value-type="float">
            <text:p>-0,2965416</text:p>
          </table:table-cell>
          <table:table-cell table:formula="of:=ABS([.L788]-[.E788])" office:value-type="float" office:value="0.00128485999999994" calcext:value-type="float">
            <text:p>0,00128486</text:p>
          </table:table-cell>
          <table:table-cell table:formula="of:=ABS([.M788]-[.F788])" office:value-type="float" office:value="0.0041699" calcext:value-type="float">
            <text:p>0,0041699</text:p>
          </table:table-cell>
          <table:table-cell/>
        </table:table-row>
        <table:table-row table:style-name="ro1">
          <table:table-cell office:value-type="float" office:value="1623609900.16758" calcext:value-type="float">
            <text:p>1623609900,1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3" calcext:value-type="float">
            <text:p>-163</text:p>
          </table:table-cell>
          <table:table-cell office:value-type="float" office:value="-0.95630476" calcext:value-type="float">
            <text:p>-0,95630476</text:p>
          </table:table-cell>
          <table:table-cell office:value-type="float" office:value="-0.2923717" calcext:value-type="float">
            <text:p>-0,2923717</text:p>
          </table:table-cell>
          <table:table-cell office:value-type="float" office:value="-163" calcext:value-type="float">
            <text:p>-163</text:p>
          </table:table-cell>
          <table:table-cell/>
          <table:table-cell office:value-type="float" office:value="-162.5" calcext:value-type="float">
            <text:p>-162,5</text:p>
          </table:table-cell>
          <table:table-cell table:formula="of:=([.D789]-[.I789])^2" office:value-type="float" office:value="0.25" calcext:value-type="float">
            <text:p>0,25</text:p>
          </table:table-cell>
          <table:table-cell/>
          <table:table-cell table:formula="of:=ROUND(COS([.I789]*PI()/180);7)" office:value-type="float" office:value="-0.953717" calcext:value-type="float">
            <text:p>-0,953717</text:p>
          </table:table-cell>
          <table:table-cell table:formula="of:=ROUND(SIN([.I789]*PI()/180);7)" office:value-type="float" office:value="-0.3007058" calcext:value-type="float">
            <text:p>-0,3007058</text:p>
          </table:table-cell>
          <table:table-cell table:formula="of:=ABS([.L789]-[.E789])" office:value-type="float" office:value="0.00258775999999994" calcext:value-type="float">
            <text:p>0,00258776</text:p>
          </table:table-cell>
          <table:table-cell table:formula="of:=ABS([.M789]-[.F789])" office:value-type="float" office:value="0.00833410000000001" calcext:value-type="float">
            <text:p>0,0083341</text:p>
          </table:table-cell>
          <table:table-cell/>
        </table:table-row>
        <table:table-row table:style-name="ro1">
          <table:table-cell office:value-type="float" office:value="1623609900.2676" calcext:value-type="float">
            <text:p>1623609900,2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2" calcext:value-type="float">
            <text:p>-162</text:p>
          </table:table-cell>
          <table:table-cell office:value-type="float" office:value="-0.95105652" calcext:value-type="float">
            <text:p>-0,95105652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-162" calcext:value-type="float">
            <text:p>-162</text:p>
          </table:table-cell>
          <table:table-cell/>
          <table:table-cell office:value-type="float" office:value="-162.25" calcext:value-type="float">
            <text:p>-162,25</text:p>
          </table:table-cell>
          <table:table-cell table:formula="of:=([.D790]-[.I790])^2" office:value-type="float" office:value="0.0625" calcext:value-type="float">
            <text:p>0,0625</text:p>
          </table:table-cell>
          <table:table-cell/>
          <table:table-cell table:formula="of:=ROUND(COS([.I790]*PI()/180);7)" office:value-type="float" office:value="-0.9523958" calcext:value-type="float">
            <text:p>-0,9523958</text:p>
          </table:table-cell>
          <table:table-cell table:formula="of:=ROUND(SIN([.I790]*PI()/180);7)" office:value-type="float" office:value="-0.3048643" calcext:value-type="float">
            <text:p>-0,3048643</text:p>
          </table:table-cell>
          <table:table-cell table:formula="of:=ABS([.L790]-[.E790])" office:value-type="float" office:value="0.00133927999999994" calcext:value-type="float">
            <text:p>0,00133928</text:p>
          </table:table-cell>
          <table:table-cell table:formula="of:=ABS([.M790]-[.F790])" office:value-type="float" office:value="0.00415269000000001" calcext:value-type="float">
            <text:p>0,00415269</text:p>
          </table:table-cell>
          <table:table-cell/>
        </table:table-row>
        <table:table-row table:style-name="ro1">
          <table:table-cell office:value-type="float" office:value="1623609900.36762" calcext:value-type="float">
            <text:p>1623609900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2" calcext:value-type="float">
            <text:p>-162</text:p>
          </table:table-cell>
          <table:table-cell office:value-type="float" office:value="-0.95105652" calcext:value-type="float">
            <text:p>-0,95105652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-162" calcext:value-type="float">
            <text:p>-162</text:p>
          </table:table-cell>
          <table:table-cell/>
          <table:table-cell office:value-type="float" office:value="-162" calcext:value-type="float">
            <text:p>-162</text:p>
          </table:table-cell>
          <table:table-cell table:formula="of:=([.D791]-[.I791])^2" office:value-type="float" office:value="0" calcext:value-type="float">
            <text:p>0</text:p>
          </table:table-cell>
          <table:table-cell/>
          <table:table-cell table:formula="of:=ROUND(COS([.I791]*PI()/180);7)" office:value-type="float" office:value="-0.9510565" calcext:value-type="float">
            <text:p>-0,9510565</text:p>
          </table:table-cell>
          <table:table-cell table:formula="of:=ROUND(SIN([.I791]*PI()/180);7)" office:value-type="float" office:value="-0.309017" calcext:value-type="float">
            <text:p>-0,309017</text:p>
          </table:table-cell>
          <table:table-cell table:formula="of:=ABS([.L791]-[.E791])" office:value-type="float" office:value="0.0000000200000001004952" calcext:value-type="float">
            <text:p>2,00000001004952E-08</text:p>
          </table:table-cell>
          <table:table-cell table:formula="of:=ABS([.M791]-[.F791])" office:value-type="float" office:value="0.00000000999999999473644" calcext:value-type="float">
            <text:p>9,99999999473644E-09</text:p>
          </table:table-cell>
          <table:table-cell/>
        </table:table-row>
        <table:table-row table:style-name="ro1">
          <table:table-cell office:value-type="float" office:value="1623609900.46762" calcext:value-type="float">
            <text:p>1623609900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2" calcext:value-type="float">
            <text:p>-162</text:p>
          </table:table-cell>
          <table:table-cell office:value-type="float" office:value="-0.95105652" calcext:value-type="float">
            <text:p>-0,95105652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-162" calcext:value-type="float">
            <text:p>-162</text:p>
          </table:table-cell>
          <table:table-cell/>
          <table:table-cell office:value-type="float" office:value="-161.75" calcext:value-type="float">
            <text:p>-161,75</text:p>
          </table:table-cell>
          <table:table-cell table:formula="of:=([.D792]-[.I792])^2" office:value-type="float" office:value="0.0625" calcext:value-type="float">
            <text:p>0,0625</text:p>
          </table:table-cell>
          <table:table-cell/>
          <table:table-cell table:formula="of:=ROUND(COS([.I792]*PI()/180);7)" office:value-type="float" office:value="-0.9496991" calcext:value-type="float">
            <text:p>-0,9496991</text:p>
          </table:table-cell>
          <table:table-cell table:formula="of:=ROUND(SIN([.I792]*PI()/180);7)" office:value-type="float" office:value="-0.3131638" calcext:value-type="float">
            <text:p>-0,3131638</text:p>
          </table:table-cell>
          <table:table-cell table:formula="of:=ABS([.L792]-[.E792])" office:value-type="float" office:value="0.00135742000000005" calcext:value-type="float">
            <text:p>0,00135742</text:p>
          </table:table-cell>
          <table:table-cell table:formula="of:=ABS([.M792]-[.F792])" office:value-type="float" office:value="0.00414681" calcext:value-type="float">
            <text:p>0,00414681</text:p>
          </table:table-cell>
          <table:table-cell/>
        </table:table-row>
        <table:table-row table:style-name="ro1">
          <table:table-cell office:value-type="float" office:value="1623609900.56762" calcext:value-type="float">
            <text:p>1623609900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2" calcext:value-type="float">
            <text:p>-162</text:p>
          </table:table-cell>
          <table:table-cell office:value-type="float" office:value="-0.95105652" calcext:value-type="float">
            <text:p>-0,95105652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-162" calcext:value-type="float">
            <text:p>-162</text:p>
          </table:table-cell>
          <table:table-cell/>
          <table:table-cell office:value-type="float" office:value="-161.5" calcext:value-type="float">
            <text:p>-161,5</text:p>
          </table:table-cell>
          <table:table-cell table:formula="of:=([.D793]-[.I793])^2" office:value-type="float" office:value="0.25" calcext:value-type="float">
            <text:p>0,25</text:p>
          </table:table-cell>
          <table:table-cell/>
          <table:table-cell table:formula="of:=ROUND(COS([.I793]*PI()/180);7)" office:value-type="float" office:value="-0.9483237" calcext:value-type="float">
            <text:p>-0,9483237</text:p>
          </table:table-cell>
          <table:table-cell table:formula="of:=ROUND(SIN([.I793]*PI()/180);7)" office:value-type="float" office:value="-0.3173047" calcext:value-type="float">
            <text:p>-0,3173047</text:p>
          </table:table-cell>
          <table:table-cell table:formula="of:=ABS([.L793]-[.E793])" office:value-type="float" office:value="0.00273282000000008" calcext:value-type="float">
            <text:p>0,00273282</text:p>
          </table:table-cell>
          <table:table-cell table:formula="of:=ABS([.M793]-[.F793])" office:value-type="float" office:value="0.00828771" calcext:value-type="float">
            <text:p>0,00828771</text:p>
          </table:table-cell>
          <table:table-cell/>
        </table:table-row>
        <table:table-row table:style-name="ro1">
          <table:table-cell office:value-type="float" office:value="1623609900.66761" calcext:value-type="float">
            <text:p>1623609900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1" calcext:value-type="float">
            <text:p>-161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-0.32556815" calcext:value-type="float">
            <text:p>-0,32556815</text:p>
          </table:table-cell>
          <table:table-cell office:value-type="float" office:value="-161" calcext:value-type="float">
            <text:p>-161</text:p>
          </table:table-cell>
          <table:table-cell/>
          <table:table-cell office:value-type="float" office:value="-161.25" calcext:value-type="float">
            <text:p>-161,25</text:p>
          </table:table-cell>
          <table:table-cell table:formula="of:=([.D794]-[.I794])^2" office:value-type="float" office:value="0.0625" calcext:value-type="float">
            <text:p>0,0625</text:p>
          </table:table-cell>
          <table:table-cell/>
          <table:table-cell table:formula="of:=ROUND(COS([.I794]*PI()/180);7)" office:value-type="float" office:value="-0.9469301" calcext:value-type="float">
            <text:p>-0,9469301</text:p>
          </table:table-cell>
          <table:table-cell table:formula="of:=ROUND(SIN([.I794]*PI()/180);7)" office:value-type="float" office:value="-0.3214395" calcext:value-type="float">
            <text:p>-0,3214395</text:p>
          </table:table-cell>
          <table:table-cell table:formula="of:=ABS([.L794]-[.E794])" office:value-type="float" office:value="0.00141152" calcext:value-type="float">
            <text:p>0,00141152</text:p>
          </table:table-cell>
          <table:table-cell table:formula="of:=ABS([.M794]-[.F794])" office:value-type="float" office:value="0.00412865000000001" calcext:value-type="float">
            <text:p>0,00412865</text:p>
          </table:table-cell>
          <table:table-cell/>
        </table:table-row>
        <table:table-row table:style-name="ro1">
          <table:table-cell office:value-type="float" office:value="1623609900.76761" calcext:value-type="float">
            <text:p>1623609900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1" calcext:value-type="float">
            <text:p>-161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-0.32556815" calcext:value-type="float">
            <text:p>-0,32556815</text:p>
          </table:table-cell>
          <table:table-cell office:value-type="float" office:value="-161" calcext:value-type="float">
            <text:p>-161</text:p>
          </table:table-cell>
          <table:table-cell/>
          <table:table-cell office:value-type="float" office:value="-161" calcext:value-type="float">
            <text:p>-161</text:p>
          </table:table-cell>
          <table:table-cell table:formula="of:=([.D795]-[.I795])^2" office:value-type="float" office:value="0" calcext:value-type="float">
            <text:p>0</text:p>
          </table:table-cell>
          <table:table-cell/>
          <table:table-cell table:formula="of:=ROUND(COS([.I795]*PI()/180);7)" office:value-type="float" office:value="-0.9455186" calcext:value-type="float">
            <text:p>-0,9455186</text:p>
          </table:table-cell>
          <table:table-cell table:formula="of:=ROUND(SIN([.I795]*PI()/180);7)" office:value-type="float" office:value="-0.3255682" calcext:value-type="float">
            <text:p>-0,3255682</text:p>
          </table:table-cell>
          <table:table-cell table:formula="of:=ABS([.L795]-[.E795])" office:value-type="float" office:value="0.0000000199999999894729" calcext:value-type="float">
            <text:p>1,99999999894729E-08</text:p>
          </table:table-cell>
          <table:table-cell table:formula="of:=ABS([.M795]-[.F795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900.86761" calcext:value-type="float">
            <text:p>1623609900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1" calcext:value-type="float">
            <text:p>-161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-0.32556815" calcext:value-type="float">
            <text:p>-0,32556815</text:p>
          </table:table-cell>
          <table:table-cell office:value-type="float" office:value="-161" calcext:value-type="float">
            <text:p>-161</text:p>
          </table:table-cell>
          <table:table-cell/>
          <table:table-cell office:value-type="float" office:value="-160.75" calcext:value-type="float">
            <text:p>-160,75</text:p>
          </table:table-cell>
          <table:table-cell table:formula="of:=([.D796]-[.I796])^2" office:value-type="float" office:value="0.0625" calcext:value-type="float">
            <text:p>0,0625</text:p>
          </table:table-cell>
          <table:table-cell/>
          <table:table-cell table:formula="of:=ROUND(COS([.I796]*PI()/180);7)" office:value-type="float" office:value="-0.944089" calcext:value-type="float">
            <text:p>-0,944089</text:p>
          </table:table-cell>
          <table:table-cell table:formula="of:=ROUND(SIN([.I796]*PI()/180);7)" office:value-type="float" office:value="-0.3296906" calcext:value-type="float">
            <text:p>-0,3296906</text:p>
          </table:table-cell>
          <table:table-cell table:formula="of:=ABS([.L796]-[.E796])" office:value-type="float" office:value="0.00142958000000004" calcext:value-type="float">
            <text:p>0,00142958</text:p>
          </table:table-cell>
          <table:table-cell table:formula="of:=ABS([.M796]-[.F796])" office:value-type="float" office:value="0.00412245" calcext:value-type="float">
            <text:p>0,00412245</text:p>
          </table:table-cell>
          <table:table-cell/>
        </table:table-row>
        <table:table-row table:style-name="ro1">
          <table:table-cell office:value-type="float" office:value="1623609900.96761" calcext:value-type="float">
            <text:p>1623609900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1" calcext:value-type="float">
            <text:p>-161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-0.32556815" calcext:value-type="float">
            <text:p>-0,32556815</text:p>
          </table:table-cell>
          <table:table-cell office:value-type="float" office:value="-161" calcext:value-type="float">
            <text:p>-161</text:p>
          </table:table-cell>
          <table:table-cell/>
          <table:table-cell office:value-type="float" office:value="-160.5" calcext:value-type="float">
            <text:p>-160,5</text:p>
          </table:table-cell>
          <table:table-cell table:formula="of:=([.D797]-[.I797])^2" office:value-type="float" office:value="0.25" calcext:value-type="float">
            <text:p>0,25</text:p>
          </table:table-cell>
          <table:table-cell/>
          <table:table-cell table:formula="of:=ROUND(COS([.I797]*PI()/180);7)" office:value-type="float" office:value="-0.9426415" calcext:value-type="float">
            <text:p>-0,9426415</text:p>
          </table:table-cell>
          <table:table-cell table:formula="of:=ROUND(SIN([.I797]*PI()/180);7)" office:value-type="float" office:value="-0.3338069" calcext:value-type="float">
            <text:p>-0,3338069</text:p>
          </table:table-cell>
          <table:table-cell table:formula="of:=ABS([.L797]-[.E797])" office:value-type="float" office:value="0.00287707999999998" calcext:value-type="float">
            <text:p>0,00287708</text:p>
          </table:table-cell>
          <table:table-cell table:formula="of:=ABS([.M797]-[.F797])" office:value-type="float" office:value="0.00823875000000002" calcext:value-type="float">
            <text:p>0,00823875</text:p>
          </table:table-cell>
          <table:table-cell/>
        </table:table-row>
        <table:table-row table:style-name="ro1">
          <table:table-cell office:value-type="float" office:value="1623609901.06757" calcext:value-type="float">
            <text:p>1623609901,0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0" calcext:value-type="float">
            <text:p>-160</text:p>
          </table:table-cell>
          <table:table-cell office:value-type="float" office:value="-0.93969262" calcext:value-type="float">
            <text:p>-0,93969262</text:p>
          </table:table-cell>
          <table:table-cell office:value-type="float" office:value="-0.34202014" calcext:value-type="float">
            <text:p>-0,34202014</text:p>
          </table:table-cell>
          <table:table-cell office:value-type="float" office:value="-160" calcext:value-type="float">
            <text:p>-160</text:p>
          </table:table-cell>
          <table:table-cell/>
          <table:table-cell office:value-type="float" office:value="-160.25" calcext:value-type="float">
            <text:p>-160,25</text:p>
          </table:table-cell>
          <table:table-cell table:formula="of:=([.D798]-[.I798])^2" office:value-type="float" office:value="0.0625" calcext:value-type="float">
            <text:p>0,0625</text:p>
          </table:table-cell>
          <table:table-cell/>
          <table:table-cell table:formula="of:=ROUND(COS([.I798]*PI()/180);7)" office:value-type="float" office:value="-0.941176" calcext:value-type="float">
            <text:p>-0,941176</text:p>
          </table:table-cell>
          <table:table-cell table:formula="of:=ROUND(SIN([.I798]*PI()/180);7)" office:value-type="float" office:value="-0.3379167" calcext:value-type="float">
            <text:p>-0,3379167</text:p>
          </table:table-cell>
          <table:table-cell table:formula="of:=ABS([.L798]-[.E798])" office:value-type="float" office:value="0.00148338000000003" calcext:value-type="float">
            <text:p>0,00148338</text:p>
          </table:table-cell>
          <table:table-cell table:formula="of:=ABS([.M798]-[.F798])" office:value-type="float" office:value="0.00410344000000001" calcext:value-type="float">
            <text:p>0,00410344</text:p>
          </table:table-cell>
          <table:table-cell/>
        </table:table-row>
        <table:table-row table:style-name="ro1">
          <table:table-cell office:value-type="float" office:value="1623609901.16761" calcext:value-type="float">
            <text:p>1623609901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0" calcext:value-type="float">
            <text:p>-160</text:p>
          </table:table-cell>
          <table:table-cell office:value-type="float" office:value="-0.93969262" calcext:value-type="float">
            <text:p>-0,93969262</text:p>
          </table:table-cell>
          <table:table-cell office:value-type="float" office:value="-0.34202014" calcext:value-type="float">
            <text:p>-0,34202014</text:p>
          </table:table-cell>
          <table:table-cell office:value-type="float" office:value="-160" calcext:value-type="float">
            <text:p>-160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([.D799]-[.I799])^2" office:value-type="float" office:value="0" calcext:value-type="float">
            <text:p>0</text:p>
          </table:table-cell>
          <table:table-cell/>
          <table:table-cell table:formula="of:=ROUND(COS([.I799]*PI()/180);7)" office:value-type="float" office:value="-0.9396926" calcext:value-type="float">
            <text:p>-0,9396926</text:p>
          </table:table-cell>
          <table:table-cell table:formula="of:=ROUND(SIN([.I799]*PI()/180);7)" office:value-type="float" office:value="-0.3420201" calcext:value-type="float">
            <text:p>-0,3420201</text:p>
          </table:table-cell>
          <table:table-cell table:formula="of:=ABS([.L799]-[.E799])" office:value-type="float" office:value="0.0000000199999999894729" calcext:value-type="float">
            <text:p>1,99999999894729E-08</text:p>
          </table:table-cell>
          <table:table-cell table:formula="of:=ABS([.M799]-[.F799])" office:value-type="float" office:value="0.0000000400000000344569" calcext:value-type="float">
            <text:p>4,00000000344569E-08</text:p>
          </table:table-cell>
          <table:table-cell/>
        </table:table-row>
        <table:table-row table:style-name="ro1">
          <table:table-cell office:value-type="float" office:value="1623609901.26763" calcext:value-type="float">
            <text:p>1623609901,2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0" calcext:value-type="float">
            <text:p>-160</text:p>
          </table:table-cell>
          <table:table-cell office:value-type="float" office:value="-0.93969262" calcext:value-type="float">
            <text:p>-0,93969262</text:p>
          </table:table-cell>
          <table:table-cell office:value-type="float" office:value="-0.34202014" calcext:value-type="float">
            <text:p>-0,34202014</text:p>
          </table:table-cell>
          <table:table-cell office:value-type="float" office:value="-160" calcext:value-type="float">
            <text:p>-160</text:p>
          </table:table-cell>
          <table:table-cell/>
          <table:table-cell office:value-type="float" office:value="-159.75" calcext:value-type="float">
            <text:p>-159,75</text:p>
          </table:table-cell>
          <table:table-cell table:formula="of:=([.D800]-[.I800])^2" office:value-type="float" office:value="0.0625" calcext:value-type="float">
            <text:p>0,0625</text:p>
          </table:table-cell>
          <table:table-cell/>
          <table:table-cell table:formula="of:=ROUND(COS([.I800]*PI()/180);7)" office:value-type="float" office:value="-0.9381913" calcext:value-type="float">
            <text:p>-0,9381913</text:p>
          </table:table-cell>
          <table:table-cell table:formula="of:=ROUND(SIN([.I800]*PI()/180);7)" office:value-type="float" office:value="-0.3461171" calcext:value-type="float">
            <text:p>-0,3461171</text:p>
          </table:table-cell>
          <table:table-cell table:formula="of:=ABS([.L800]-[.E800])" office:value-type="float" office:value="0.00150132000000003" calcext:value-type="float">
            <text:p>0,00150132</text:p>
          </table:table-cell>
          <table:table-cell table:formula="of:=ABS([.M800]-[.F800])" office:value-type="float" office:value="0.00409695999999998" calcext:value-type="float">
            <text:p>0,00409696</text:p>
          </table:table-cell>
          <table:table-cell/>
        </table:table-row>
        <table:table-row table:style-name="ro1">
          <table:table-cell office:value-type="float" office:value="1623609901.36758" calcext:value-type="float">
            <text:p>1623609901,3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0" calcext:value-type="float">
            <text:p>-160</text:p>
          </table:table-cell>
          <table:table-cell office:value-type="float" office:value="-0.93969262" calcext:value-type="float">
            <text:p>-0,93969262</text:p>
          </table:table-cell>
          <table:table-cell office:value-type="float" office:value="-0.34202014" calcext:value-type="float">
            <text:p>-0,34202014</text:p>
          </table:table-cell>
          <table:table-cell office:value-type="float" office:value="-160" calcext:value-type="float">
            <text:p>-160</text:p>
          </table:table-cell>
          <table:table-cell/>
          <table:table-cell office:value-type="float" office:value="-159.5" calcext:value-type="float">
            <text:p>-159,5</text:p>
          </table:table-cell>
          <table:table-cell table:formula="of:=([.D801]-[.I801])^2" office:value-type="float" office:value="0.25" calcext:value-type="float">
            <text:p>0,25</text:p>
          </table:table-cell>
          <table:table-cell/>
          <table:table-cell table:formula="of:=ROUND(COS([.I801]*PI()/180);7)" office:value-type="float" office:value="-0.9366722" calcext:value-type="float">
            <text:p>-0,9366722</text:p>
          </table:table-cell>
          <table:table-cell table:formula="of:=ROUND(SIN([.I801]*PI()/180);7)" office:value-type="float" office:value="-0.3502074" calcext:value-type="float">
            <text:p>-0,3502074</text:p>
          </table:table-cell>
          <table:table-cell table:formula="of:=ABS([.L801]-[.E801])" office:value-type="float" office:value="0.00302042000000002" calcext:value-type="float">
            <text:p>0,00302042</text:p>
          </table:table-cell>
          <table:table-cell table:formula="of:=ABS([.M801]-[.F801])" office:value-type="float" office:value="0.00818725999999997" calcext:value-type="float">
            <text:p>0,00818726</text:p>
          </table:table-cell>
          <table:table-cell/>
        </table:table-row>
        <table:table-row table:style-name="ro1">
          <table:table-cell office:value-type="float" office:value="1623609901.46762" calcext:value-type="float">
            <text:p>1623609901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9" calcext:value-type="float">
            <text:p>-159</text:p>
          </table:table-cell>
          <table:table-cell office:value-type="float" office:value="-0.93358043" calcext:value-type="float">
            <text:p>-0,93358043</text:p>
          </table:table-cell>
          <table:table-cell office:value-type="float" office:value="-0.35836795" calcext:value-type="float">
            <text:p>-0,35836795</text:p>
          </table:table-cell>
          <table:table-cell office:value-type="float" office:value="-159" calcext:value-type="float">
            <text:p>-159</text:p>
          </table:table-cell>
          <table:table-cell/>
          <table:table-cell office:value-type="float" office:value="-159.25" calcext:value-type="float">
            <text:p>-159,25</text:p>
          </table:table-cell>
          <table:table-cell table:formula="of:=([.D802]-[.I802])^2" office:value-type="float" office:value="0.0625" calcext:value-type="float">
            <text:p>0,0625</text:p>
          </table:table-cell>
          <table:table-cell/>
          <table:table-cell table:formula="of:=ROUND(COS([.I802]*PI()/180);7)" office:value-type="float" office:value="-0.9351352" calcext:value-type="float">
            <text:p>-0,9351352</text:p>
          </table:table-cell>
          <table:table-cell table:formula="of:=ROUND(SIN([.I802]*PI()/180);7)" office:value-type="float" office:value="-0.354291" calcext:value-type="float">
            <text:p>-0,354291</text:p>
          </table:table-cell>
          <table:table-cell table:formula="of:=ABS([.L802]-[.E802])" office:value-type="float" office:value="0.00155477000000004" calcext:value-type="float">
            <text:p>0,00155477</text:p>
          </table:table-cell>
          <table:table-cell table:formula="of:=ABS([.M802]-[.F802])" office:value-type="float" office:value="0.00407694999999997" calcext:value-type="float">
            <text:p>0,00407695</text:p>
          </table:table-cell>
          <table:table-cell/>
        </table:table-row>
        <table:table-row table:style-name="ro1">
          <table:table-cell office:value-type="float" office:value="1623609901.56762" calcext:value-type="float">
            <text:p>1623609901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9" calcext:value-type="float">
            <text:p>-159</text:p>
          </table:table-cell>
          <table:table-cell office:value-type="float" office:value="-0.93358043" calcext:value-type="float">
            <text:p>-0,93358043</text:p>
          </table:table-cell>
          <table:table-cell office:value-type="float" office:value="-0.35836795" calcext:value-type="float">
            <text:p>-0,35836795</text:p>
          </table:table-cell>
          <table:table-cell office:value-type="float" office:value="-159" calcext:value-type="float">
            <text:p>-159</text:p>
          </table:table-cell>
          <table:table-cell/>
          <table:table-cell office:value-type="float" office:value="-159" calcext:value-type="float">
            <text:p>-159</text:p>
          </table:table-cell>
          <table:table-cell table:formula="of:=([.D803]-[.I803])^2" office:value-type="float" office:value="0" calcext:value-type="float">
            <text:p>0</text:p>
          </table:table-cell>
          <table:table-cell/>
          <table:table-cell table:formula="of:=ROUND(COS([.I803]*PI()/180);7)" office:value-type="float" office:value="-0.9335804" calcext:value-type="float">
            <text:p>-0,9335804</text:p>
          </table:table-cell>
          <table:table-cell table:formula="of:=ROUND(SIN([.I803]*PI()/180);7)" office:value-type="float" office:value="-0.3583679" calcext:value-type="float">
            <text:p>-0,3583679</text:p>
          </table:table-cell>
          <table:table-cell table:formula="of:=ABS([.L803]-[.E803])" office:value-type="float" office:value="0.0000000300000000397205" calcext:value-type="float">
            <text:p>3,00000000397205E-08</text:p>
          </table:table-cell>
          <table:table-cell table:formula="of:=ABS([.M803]-[.F803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901.66762" calcext:value-type="float">
            <text:p>1623609901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9" calcext:value-type="float">
            <text:p>-159</text:p>
          </table:table-cell>
          <table:table-cell office:value-type="float" office:value="-0.93358043" calcext:value-type="float">
            <text:p>-0,93358043</text:p>
          </table:table-cell>
          <table:table-cell office:value-type="float" office:value="-0.35836795" calcext:value-type="float">
            <text:p>-0,35836795</text:p>
          </table:table-cell>
          <table:table-cell office:value-type="float" office:value="-159" calcext:value-type="float">
            <text:p>-159</text:p>
          </table:table-cell>
          <table:table-cell/>
          <table:table-cell office:value-type="float" office:value="-158.75" calcext:value-type="float">
            <text:p>-158,75</text:p>
          </table:table-cell>
          <table:table-cell table:formula="of:=([.D804]-[.I804])^2" office:value-type="float" office:value="0.0625" calcext:value-type="float">
            <text:p>0,0625</text:p>
          </table:table-cell>
          <table:table-cell/>
          <table:table-cell table:formula="of:=ROUND(COS([.I804]*PI()/180);7)" office:value-type="float" office:value="-0.9320079" calcext:value-type="float">
            <text:p>-0,9320079</text:p>
          </table:table-cell>
          <table:table-cell table:formula="of:=ROUND(SIN([.I804]*PI()/180);7)" office:value-type="float" office:value="-0.362438" calcext:value-type="float">
            <text:p>-0,362438</text:p>
          </table:table-cell>
          <table:table-cell table:formula="of:=ABS([.L804]-[.E804])" office:value-type="float" office:value="0.00157253000000002" calcext:value-type="float">
            <text:p>0,00157253</text:p>
          </table:table-cell>
          <table:table-cell table:formula="of:=ABS([.M804]-[.F804])" office:value-type="float" office:value="0.00407004999999999" calcext:value-type="float">
            <text:p>0,00407005</text:p>
          </table:table-cell>
          <table:table-cell/>
        </table:table-row>
        <table:table-row table:style-name="ro1">
          <table:table-cell office:value-type="float" office:value="1623609901.76761" calcext:value-type="float">
            <text:p>1623609901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9" calcext:value-type="float">
            <text:p>-159</text:p>
          </table:table-cell>
          <table:table-cell office:value-type="float" office:value="-0.93358043" calcext:value-type="float">
            <text:p>-0,93358043</text:p>
          </table:table-cell>
          <table:table-cell office:value-type="float" office:value="-0.35836795" calcext:value-type="float">
            <text:p>-0,35836795</text:p>
          </table:table-cell>
          <table:table-cell office:value-type="float" office:value="-159" calcext:value-type="float">
            <text:p>-159</text:p>
          </table:table-cell>
          <table:table-cell/>
          <table:table-cell office:value-type="float" office:value="-158.5" calcext:value-type="float">
            <text:p>-158,5</text:p>
          </table:table-cell>
          <table:table-cell table:formula="of:=([.D805]-[.I805])^2" office:value-type="float" office:value="0.25" calcext:value-type="float">
            <text:p>0,25</text:p>
          </table:table-cell>
          <table:table-cell/>
          <table:table-cell table:formula="of:=ROUND(COS([.I805]*PI()/180);7)" office:value-type="float" office:value="-0.9304176" calcext:value-type="float">
            <text:p>-0,9304176</text:p>
          </table:table-cell>
          <table:table-cell table:formula="of:=ROUND(SIN([.I805]*PI()/180);7)" office:value-type="float" office:value="-0.3665012" calcext:value-type="float">
            <text:p>-0,3665012</text:p>
          </table:table-cell>
          <table:table-cell table:formula="of:=ABS([.L805]-[.E805])" office:value-type="float" office:value="0.00316283000000006" calcext:value-type="float">
            <text:p>0,00316283</text:p>
          </table:table-cell>
          <table:table-cell table:formula="of:=ABS([.M805]-[.F805])" office:value-type="float" office:value="0.00813325000000004" calcext:value-type="float">
            <text:p>0,00813325</text:p>
          </table:table-cell>
          <table:table-cell/>
        </table:table-row>
        <table:table-row table:style-name="ro1">
          <table:table-cell office:value-type="float" office:value="1623609901.86761" calcext:value-type="float">
            <text:p>1623609901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8" calcext:value-type="float">
            <text:p>-158</text:p>
          </table:table-cell>
          <table:table-cell office:value-type="float" office:value="-0.92718385" calcext:value-type="float">
            <text:p>-0,92718385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-158" calcext:value-type="float">
            <text:p>-158</text:p>
          </table:table-cell>
          <table:table-cell/>
          <table:table-cell office:value-type="float" office:value="-158.25" calcext:value-type="float">
            <text:p>-158,25</text:p>
          </table:table-cell>
          <table:table-cell table:formula="of:=([.D806]-[.I806])^2" office:value-type="float" office:value="0.0625" calcext:value-type="float">
            <text:p>0,0625</text:p>
          </table:table-cell>
          <table:table-cell/>
          <table:table-cell table:formula="of:=ROUND(COS([.I806]*PI()/180);7)" office:value-type="float" office:value="-0.9288096" calcext:value-type="float">
            <text:p>-0,9288096</text:p>
          </table:table-cell>
          <table:table-cell table:formula="of:=ROUND(SIN([.I806]*PI()/180);7)" office:value-type="float" office:value="-0.3705574" calcext:value-type="float">
            <text:p>-0,3705574</text:p>
          </table:table-cell>
          <table:table-cell table:formula="of:=ABS([.L806]-[.E806])" office:value-type="float" office:value="0.00162574999999998" calcext:value-type="float">
            <text:p>0,00162575</text:p>
          </table:table-cell>
          <table:table-cell table:formula="of:=ABS([.M806]-[.F806])" office:value-type="float" office:value="0.00404919000000004" calcext:value-type="float">
            <text:p>0,00404919</text:p>
          </table:table-cell>
          <table:table-cell/>
        </table:table-row>
        <table:table-row table:style-name="ro1">
          <table:table-cell office:value-type="float" office:value="1623609901.96761" calcext:value-type="float">
            <text:p>1623609901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8" calcext:value-type="float">
            <text:p>-158</text:p>
          </table:table-cell>
          <table:table-cell office:value-type="float" office:value="-0.92718385" calcext:value-type="float">
            <text:p>-0,92718385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-158" calcext:value-type="float">
            <text:p>-158</text:p>
          </table:table-cell>
          <table:table-cell/>
          <table:table-cell office:value-type="float" office:value="-158" calcext:value-type="float">
            <text:p>-158</text:p>
          </table:table-cell>
          <table:table-cell table:formula="of:=([.D807]-[.I807])^2" office:value-type="float" office:value="0" calcext:value-type="float">
            <text:p>0</text:p>
          </table:table-cell>
          <table:table-cell/>
          <table:table-cell table:formula="of:=ROUND(COS([.I807]*PI()/180);7)" office:value-type="float" office:value="-0.9271839" calcext:value-type="float">
            <text:p>-0,9271839</text:p>
          </table:table-cell>
          <table:table-cell table:formula="of:=ROUND(SIN([.I807]*PI()/180);7)" office:value-type="float" office:value="-0.3746066" calcext:value-type="float">
            <text:p>-0,3746066</text:p>
          </table:table-cell>
          <table:table-cell table:formula="of:=ABS([.L807]-[.E807])" office:value-type="float" office:value="0.0000000499999999181711" calcext:value-type="float">
            <text:p>4,99999999181711E-08</text:p>
          </table:table-cell>
          <table:table-cell table:formula="of:=ABS([.M807]-[.F807])" office:value-type="float" office:value="0.00000000999999999473644" calcext:value-type="float">
            <text:p>9,99999999473644E-09</text:p>
          </table:table-cell>
          <table:table-cell/>
        </table:table-row>
        <table:table-row table:style-name="ro1">
          <table:table-cell office:value-type="float" office:value="1623609902.06761" calcext:value-type="float">
            <text:p>1623609902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8" calcext:value-type="float">
            <text:p>-158</text:p>
          </table:table-cell>
          <table:table-cell office:value-type="float" office:value="-0.92718385" calcext:value-type="float">
            <text:p>-0,92718385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-158" calcext:value-type="float">
            <text:p>-158</text:p>
          </table:table-cell>
          <table:table-cell/>
          <table:table-cell office:value-type="float" office:value="-157.75" calcext:value-type="float">
            <text:p>-157,75</text:p>
          </table:table-cell>
          <table:table-cell table:formula="of:=([.D808]-[.I808])^2" office:value-type="float" office:value="0.0625" calcext:value-type="float">
            <text:p>0,0625</text:p>
          </table:table-cell>
          <table:table-cell/>
          <table:table-cell table:formula="of:=ROUND(COS([.I808]*PI()/180);7)" office:value-type="float" office:value="-0.9255405" calcext:value-type="float">
            <text:p>-0,9255405</text:p>
          </table:table-cell>
          <table:table-cell table:formula="of:=ROUND(SIN([.I808]*PI()/180);7)" office:value-type="float" office:value="-0.3786486" calcext:value-type="float">
            <text:p>-0,3786486</text:p>
          </table:table-cell>
          <table:table-cell table:formula="of:=ABS([.L808]-[.E808])" office:value-type="float" office:value="0.00164335000000004" calcext:value-type="float">
            <text:p>0,00164335</text:p>
          </table:table-cell>
          <table:table-cell table:formula="of:=ABS([.M808]-[.F808])" office:value-type="float" office:value="0.00404200999999998" calcext:value-type="float">
            <text:p>0,00404201</text:p>
          </table:table-cell>
          <table:table-cell/>
        </table:table-row>
        <table:table-row table:style-name="ro1">
          <table:table-cell office:value-type="float" office:value="1623609902.16761" calcext:value-type="float">
            <text:p>1623609902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8" calcext:value-type="float">
            <text:p>-158</text:p>
          </table:table-cell>
          <table:table-cell office:value-type="float" office:value="-0.92718385" calcext:value-type="float">
            <text:p>-0,92718385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-158" calcext:value-type="float">
            <text:p>-158</text:p>
          </table:table-cell>
          <table:table-cell/>
          <table:table-cell office:value-type="float" office:value="-157.5" calcext:value-type="float">
            <text:p>-157,5</text:p>
          </table:table-cell>
          <table:table-cell table:formula="of:=([.D809]-[.I809])^2" office:value-type="float" office:value="0.25" calcext:value-type="float">
            <text:p>0,25</text:p>
          </table:table-cell>
          <table:table-cell/>
          <table:table-cell table:formula="of:=ROUND(COS([.I809]*PI()/180);7)" office:value-type="float" office:value="-0.9238795" calcext:value-type="float">
            <text:p>-0,9238795</text:p>
          </table:table-cell>
          <table:table-cell table:formula="of:=ROUND(SIN([.I809]*PI()/180);7)" office:value-type="float" office:value="-0.3826834" calcext:value-type="float">
            <text:p>-0,3826834</text:p>
          </table:table-cell>
          <table:table-cell table:formula="of:=ABS([.L809]-[.E809])" office:value-type="float" office:value="0.00330435000000007" calcext:value-type="float">
            <text:p>0,00330435</text:p>
          </table:table-cell>
          <table:table-cell table:formula="of:=ABS([.M809]-[.F809])" office:value-type="float" office:value="0.00807680999999999" calcext:value-type="float">
            <text:p>0,00807681</text:p>
          </table:table-cell>
          <table:table-cell/>
        </table:table-row>
        <table:table-row table:style-name="ro1">
          <table:table-cell office:value-type="float" office:value="1623609902.26758" calcext:value-type="float">
            <text:p>1623609902,2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7" calcext:value-type="float">
            <text:p>-157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-0.39073113" calcext:value-type="float">
            <text:p>-0,39073113</text:p>
          </table:table-cell>
          <table:table-cell office:value-type="float" office:value="-157" calcext:value-type="float">
            <text:p>-157</text:p>
          </table:table-cell>
          <table:table-cell/>
          <table:table-cell office:value-type="float" office:value="-157.25" calcext:value-type="float">
            <text:p>-157,25</text:p>
          </table:table-cell>
          <table:table-cell table:formula="of:=([.D810]-[.I810])^2" office:value-type="float" office:value="0.0625" calcext:value-type="float">
            <text:p>0,0625</text:p>
          </table:table-cell>
          <table:table-cell/>
          <table:table-cell table:formula="of:=ROUND(COS([.I810]*PI()/180);7)" office:value-type="float" office:value="-0.922201" calcext:value-type="float">
            <text:p>-0,922201</text:p>
          </table:table-cell>
          <table:table-cell table:formula="of:=ROUND(SIN([.I810]*PI()/180);7)" office:value-type="float" office:value="-0.386711" calcext:value-type="float">
            <text:p>-0,386711</text:p>
          </table:table-cell>
          <table:table-cell table:formula="of:=ABS([.L810]-[.E810])" office:value-type="float" office:value="0.00169615000000001" calcext:value-type="float">
            <text:p>0,00169615</text:p>
          </table:table-cell>
          <table:table-cell table:formula="of:=ABS([.M810]-[.F810])" office:value-type="float" office:value="0.00402012999999996" calcext:value-type="float">
            <text:p>0,00402013</text:p>
          </table:table-cell>
          <table:table-cell/>
        </table:table-row>
        <table:table-row table:style-name="ro1">
          <table:table-cell office:value-type="float" office:value="1623609902.36758" calcext:value-type="float">
            <text:p>1623609902,3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7" calcext:value-type="float">
            <text:p>-157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-0.39073113" calcext:value-type="float">
            <text:p>-0,39073113</text:p>
          </table:table-cell>
          <table:table-cell office:value-type="float" office:value="-157" calcext:value-type="float">
            <text:p>-157</text:p>
          </table:table-cell>
          <table:table-cell/>
          <table:table-cell office:value-type="float" office:value="-157" calcext:value-type="float">
            <text:p>-157</text:p>
          </table:table-cell>
          <table:table-cell table:formula="of:=([.D811]-[.I811])^2" office:value-type="float" office:value="0" calcext:value-type="float">
            <text:p>0</text:p>
          </table:table-cell>
          <table:table-cell/>
          <table:table-cell table:formula="of:=ROUND(COS([.I811]*PI()/180);7)" office:value-type="float" office:value="-0.9205049" calcext:value-type="float">
            <text:p>-0,9205049</text:p>
          </table:table-cell>
          <table:table-cell table:formula="of:=ROUND(SIN([.I811]*PI()/180);7)" office:value-type="float" office:value="-0.3907311" calcext:value-type="float">
            <text:p>-0,3907311</text:p>
          </table:table-cell>
          <table:table-cell table:formula="of:=ABS([.L811]-[.E811])" office:value-type="float" office:value="0.0000000499999999181711" calcext:value-type="float">
            <text:p>4,99999999181711E-08</text:p>
          </table:table-cell>
          <table:table-cell table:formula="of:=ABS([.M811]-[.F811])" office:value-type="float" office:value="0.0000000299999999842093" calcext:value-type="float">
            <text:p>2,99999999842093E-08</text:p>
          </table:table-cell>
          <table:table-cell/>
        </table:table-row>
        <table:table-row table:style-name="ro1">
          <table:table-cell office:value-type="float" office:value="1623609902.46762" calcext:value-type="float">
            <text:p>1623609902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7" calcext:value-type="float">
            <text:p>-157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-0.39073113" calcext:value-type="float">
            <text:p>-0,39073113</text:p>
          </table:table-cell>
          <table:table-cell office:value-type="float" office:value="-157" calcext:value-type="float">
            <text:p>-157</text:p>
          </table:table-cell>
          <table:table-cell/>
          <table:table-cell office:value-type="float" office:value="-156.75" calcext:value-type="float">
            <text:p>-156,75</text:p>
          </table:table-cell>
          <table:table-cell table:formula="of:=([.D812]-[.I812])^2" office:value-type="float" office:value="0.0625" calcext:value-type="float">
            <text:p>0,0625</text:p>
          </table:table-cell>
          <table:table-cell/>
          <table:table-cell table:formula="of:=ROUND(COS([.I812]*PI()/180);7)" office:value-type="float" office:value="-0.9187912" calcext:value-type="float">
            <text:p>-0,9187912</text:p>
          </table:table-cell>
          <table:table-cell table:formula="of:=ROUND(SIN([.I812]*PI()/180);7)" office:value-type="float" office:value="-0.3947439" calcext:value-type="float">
            <text:p>-0,3947439</text:p>
          </table:table-cell>
          <table:table-cell table:formula="of:=ABS([.L812]-[.E812])" office:value-type="float" office:value="0.00171365000000001" calcext:value-type="float">
            <text:p>0,00171365</text:p>
          </table:table-cell>
          <table:table-cell table:formula="of:=ABS([.M812]-[.F812])" office:value-type="float" office:value="0.00401277" calcext:value-type="float">
            <text:p>0,00401277</text:p>
          </table:table-cell>
          <table:table-cell/>
        </table:table-row>
        <table:table-row table:style-name="ro1">
          <table:table-cell office:value-type="float" office:value="1623609902.56762" calcext:value-type="float">
            <text:p>1623609902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7" calcext:value-type="float">
            <text:p>-157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-0.39073113" calcext:value-type="float">
            <text:p>-0,39073113</text:p>
          </table:table-cell>
          <table:table-cell office:value-type="float" office:value="-157" calcext:value-type="float">
            <text:p>-157</text:p>
          </table:table-cell>
          <table:table-cell/>
          <table:table-cell office:value-type="float" office:value="-156.5" calcext:value-type="float">
            <text:p>-156,5</text:p>
          </table:table-cell>
          <table:table-cell table:formula="of:=([.D813]-[.I813])^2" office:value-type="float" office:value="0.25" calcext:value-type="float">
            <text:p>0,25</text:p>
          </table:table-cell>
          <table:table-cell/>
          <table:table-cell table:formula="of:=ROUND(COS([.I813]*PI()/180);7)" office:value-type="float" office:value="-0.9170601" calcext:value-type="float">
            <text:p>-0,9170601</text:p>
          </table:table-cell>
          <table:table-cell table:formula="of:=ROUND(SIN([.I813]*PI()/180);7)" office:value-type="float" office:value="-0.3987491" calcext:value-type="float">
            <text:p>-0,3987491</text:p>
          </table:table-cell>
          <table:table-cell table:formula="of:=ABS([.L813]-[.E813])" office:value-type="float" office:value="0.00344475" calcext:value-type="float">
            <text:p>0,00344475</text:p>
          </table:table-cell>
          <table:table-cell table:formula="of:=ABS([.M813]-[.F813])" office:value-type="float" office:value="0.00801797000000004" calcext:value-type="float">
            <text:p>0,00801797</text:p>
          </table:table-cell>
          <table:table-cell/>
        </table:table-row>
        <table:table-row table:style-name="ro1">
          <table:table-cell office:value-type="float" office:value="1623609902.66762" calcext:value-type="float">
            <text:p>1623609902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6" calcext:value-type="float">
            <text:p>-156</text:p>
          </table:table-cell>
          <table:table-cell office:value-type="float" office:value="-0.91354546" calcext:value-type="float">
            <text:p>-0,91354546</text:p>
          </table:table-cell>
          <table:table-cell office:value-type="float" office:value="-0.40673664" calcext:value-type="float">
            <text:p>-0,40673664</text:p>
          </table:table-cell>
          <table:table-cell office:value-type="float" office:value="-156" calcext:value-type="float">
            <text:p>-156</text:p>
          </table:table-cell>
          <table:table-cell/>
          <table:table-cell office:value-type="float" office:value="-156.25" calcext:value-type="float">
            <text:p>-156,25</text:p>
          </table:table-cell>
          <table:table-cell table:formula="of:=([.D814]-[.I814])^2" office:value-type="float" office:value="0.0625" calcext:value-type="float">
            <text:p>0,0625</text:p>
          </table:table-cell>
          <table:table-cell/>
          <table:table-cell table:formula="of:=ROUND(COS([.I814]*PI()/180);7)" office:value-type="float" office:value="-0.9153115" calcext:value-type="float">
            <text:p>-0,9153115</text:p>
          </table:table-cell>
          <table:table-cell table:formula="of:=ROUND(SIN([.I814]*PI()/180);7)" office:value-type="float" office:value="-0.4027467" calcext:value-type="float">
            <text:p>-0,4027467</text:p>
          </table:table-cell>
          <table:table-cell table:formula="of:=ABS([.L814]-[.E814])" office:value-type="float" office:value="0.00176603999999991" calcext:value-type="float">
            <text:p>0,00176604</text:p>
          </table:table-cell>
          <table:table-cell table:formula="of:=ABS([.M814]-[.F814])" office:value-type="float" office:value="0.00398993999999997" calcext:value-type="float">
            <text:p>0,00398994</text:p>
          </table:table-cell>
          <table:table-cell/>
        </table:table-row>
        <table:table-row table:style-name="ro1">
          <table:table-cell office:value-type="float" office:value="1623609902.76761" calcext:value-type="float">
            <text:p>1623609902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6" calcext:value-type="float">
            <text:p>-156</text:p>
          </table:table-cell>
          <table:table-cell office:value-type="float" office:value="-0.91354546" calcext:value-type="float">
            <text:p>-0,91354546</text:p>
          </table:table-cell>
          <table:table-cell office:value-type="float" office:value="-0.40673664" calcext:value-type="float">
            <text:p>-0,40673664</text:p>
          </table:table-cell>
          <table:table-cell office:value-type="float" office:value="-156" calcext:value-type="float">
            <text:p>-156</text:p>
          </table:table-cell>
          <table:table-cell/>
          <table:table-cell office:value-type="float" office:value="-156" calcext:value-type="float">
            <text:p>-156</text:p>
          </table:table-cell>
          <table:table-cell table:formula="of:=([.D815]-[.I815])^2" office:value-type="float" office:value="0" calcext:value-type="float">
            <text:p>0</text:p>
          </table:table-cell>
          <table:table-cell/>
          <table:table-cell table:formula="of:=ROUND(COS([.I815]*PI()/180);7)" office:value-type="float" office:value="-0.9135455" calcext:value-type="float">
            <text:p>-0,9135455</text:p>
          </table:table-cell>
          <table:table-cell table:formula="of:=ROUND(SIN([.I815]*PI()/180);7)" office:value-type="float" office:value="-0.4067366" calcext:value-type="float">
            <text:p>-0,4067366</text:p>
          </table:table-cell>
          <table:table-cell table:formula="of:=ABS([.L815]-[.E815])" office:value-type="float" office:value="0.0000000399999999789458" calcext:value-type="float">
            <text:p>3,99999999789458E-08</text:p>
          </table:table-cell>
          <table:table-cell table:formula="of:=ABS([.M815]-[.F815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02.86761" calcext:value-type="float">
            <text:p>1623609902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6" calcext:value-type="float">
            <text:p>-156</text:p>
          </table:table-cell>
          <table:table-cell office:value-type="float" office:value="-0.91354546" calcext:value-type="float">
            <text:p>-0,91354546</text:p>
          </table:table-cell>
          <table:table-cell office:value-type="float" office:value="-0.40673664" calcext:value-type="float">
            <text:p>-0,40673664</text:p>
          </table:table-cell>
          <table:table-cell office:value-type="float" office:value="-156" calcext:value-type="float">
            <text:p>-156</text:p>
          </table:table-cell>
          <table:table-cell/>
          <table:table-cell office:value-type="float" office:value="-155.75" calcext:value-type="float">
            <text:p>-155,75</text:p>
          </table:table-cell>
          <table:table-cell table:formula="of:=([.D816]-[.I816])^2" office:value-type="float" office:value="0.0625" calcext:value-type="float">
            <text:p>0,0625</text:p>
          </table:table-cell>
          <table:table-cell/>
          <table:table-cell table:formula="of:=ROUND(COS([.I816]*PI()/180);7)" office:value-type="float" office:value="-0.911762" calcext:value-type="float">
            <text:p>-0,911762</text:p>
          </table:table-cell>
          <table:table-cell table:formula="of:=ROUND(SIN([.I816]*PI()/180);7)" office:value-type="float" office:value="-0.4107189" calcext:value-type="float">
            <text:p>-0,4107189</text:p>
          </table:table-cell>
          <table:table-cell table:formula="of:=ABS([.L816]-[.E816])" office:value-type="float" office:value="0.00178346000000007" calcext:value-type="float">
            <text:p>0,00178346</text:p>
          </table:table-cell>
          <table:table-cell table:formula="of:=ABS([.M816]-[.F816])" office:value-type="float" office:value="0.00398226000000002" calcext:value-type="float">
            <text:p>0,00398226</text:p>
          </table:table-cell>
          <table:table-cell/>
        </table:table-row>
        <table:table-row table:style-name="ro1">
          <table:table-cell office:value-type="float" office:value="1623609902.96761" calcext:value-type="float">
            <text:p>1623609902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6" calcext:value-type="float">
            <text:p>-156</text:p>
          </table:table-cell>
          <table:table-cell office:value-type="float" office:value="-0.91354546" calcext:value-type="float">
            <text:p>-0,91354546</text:p>
          </table:table-cell>
          <table:table-cell office:value-type="float" office:value="-0.40673664" calcext:value-type="float">
            <text:p>-0,40673664</text:p>
          </table:table-cell>
          <table:table-cell office:value-type="float" office:value="-156" calcext:value-type="float">
            <text:p>-156</text:p>
          </table:table-cell>
          <table:table-cell/>
          <table:table-cell office:value-type="float" office:value="-155.5" calcext:value-type="float">
            <text:p>-155,5</text:p>
          </table:table-cell>
          <table:table-cell table:formula="of:=([.D817]-[.I817])^2" office:value-type="float" office:value="0.25" calcext:value-type="float">
            <text:p>0,25</text:p>
          </table:table-cell>
          <table:table-cell/>
          <table:table-cell table:formula="of:=ROUND(COS([.I817]*PI()/180);7)" office:value-type="float" office:value="-0.9099613" calcext:value-type="float">
            <text:p>-0,9099613</text:p>
          </table:table-cell>
          <table:table-cell table:formula="of:=ROUND(SIN([.I817]*PI()/180);7)" office:value-type="float" office:value="-0.4146932" calcext:value-type="float">
            <text:p>-0,4146932</text:p>
          </table:table-cell>
          <table:table-cell table:formula="of:=ABS([.L817]-[.E817])" office:value-type="float" office:value="0.00358416000000006" calcext:value-type="float">
            <text:p>0,00358416</text:p>
          </table:table-cell>
          <table:table-cell table:formula="of:=ABS([.M817]-[.F817])" office:value-type="float" office:value="0.00795656" calcext:value-type="float">
            <text:p>0,00795656</text:p>
          </table:table-cell>
          <table:table-cell/>
        </table:table-row>
        <table:table-row table:style-name="ro1">
          <table:table-cell office:value-type="float" office:value="1623609903.06762" calcext:value-type="float">
            <text:p>1623609903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5" calcext:value-type="float">
            <text:p>-155</text:p>
          </table:table-cell>
          <table:table-cell office:value-type="float" office:value="-0.90630779" calcext:value-type="float">
            <text:p>-0,90630779</text:p>
          </table:table-cell>
          <table:table-cell office:value-type="float" office:value="-0.42261826" calcext:value-type="float">
            <text:p>-0,42261826</text:p>
          </table:table-cell>
          <table:table-cell office:value-type="float" office:value="-155" calcext:value-type="float">
            <text:p>-155</text:p>
          </table:table-cell>
          <table:table-cell/>
          <table:table-cell office:value-type="float" office:value="-155.25" calcext:value-type="float">
            <text:p>-155,25</text:p>
          </table:table-cell>
          <table:table-cell table:formula="of:=([.D818]-[.I818])^2" office:value-type="float" office:value="0.0625" calcext:value-type="float">
            <text:p>0,0625</text:p>
          </table:table-cell>
          <table:table-cell/>
          <table:table-cell table:formula="of:=ROUND(COS([.I818]*PI()/180);7)" office:value-type="float" office:value="-0.9081432" calcext:value-type="float">
            <text:p>-0,9081432</text:p>
          </table:table-cell>
          <table:table-cell table:formula="of:=ROUND(SIN([.I818]*PI()/180);7)" office:value-type="float" office:value="-0.4186597" calcext:value-type="float">
            <text:p>-0,4186597</text:p>
          </table:table-cell>
          <table:table-cell table:formula="of:=ABS([.L818]-[.E818])" office:value-type="float" office:value="0.00183540999999998" calcext:value-type="float">
            <text:p>0,00183541</text:p>
          </table:table-cell>
          <table:table-cell table:formula="of:=ABS([.M818]-[.F818])" office:value-type="float" office:value="0.00395856" calcext:value-type="float">
            <text:p>0,00395856</text:p>
          </table:table-cell>
          <table:table-cell/>
        </table:table-row>
        <table:table-row table:style-name="ro1">
          <table:table-cell office:value-type="float" office:value="1623609903.16759" calcext:value-type="float">
            <text:p>1623609903,1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5" calcext:value-type="float">
            <text:p>-155</text:p>
          </table:table-cell>
          <table:table-cell office:value-type="float" office:value="-0.90630779" calcext:value-type="float">
            <text:p>-0,90630779</text:p>
          </table:table-cell>
          <table:table-cell office:value-type="float" office:value="-0.42261826" calcext:value-type="float">
            <text:p>-0,42261826</text:p>
          </table:table-cell>
          <table:table-cell office:value-type="float" office:value="-155" calcext:value-type="float">
            <text:p>-155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([.D819]-[.I819])^2" office:value-type="float" office:value="0" calcext:value-type="float">
            <text:p>0</text:p>
          </table:table-cell>
          <table:table-cell/>
          <table:table-cell table:formula="of:=ROUND(COS([.I819]*PI()/180);7)" office:value-type="float" office:value="-0.9063078" calcext:value-type="float">
            <text:p>-0,9063078</text:p>
          </table:table-cell>
          <table:table-cell table:formula="of:=ROUND(SIN([.I819]*PI()/180);7)" office:value-type="float" office:value="-0.4226183" calcext:value-type="float">
            <text:p>-0,4226183</text:p>
          </table:table-cell>
          <table:table-cell table:formula="of:=ABS([.L819]-[.E819])" office:value-type="float" office:value="0.00000000999999993922529" calcext:value-type="float">
            <text:p>9,99999993922529E-09</text:p>
          </table:table-cell>
          <table:table-cell table:formula="of:=ABS([.M819]-[.F819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03.26762" calcext:value-type="float">
            <text:p>1623609903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5" calcext:value-type="float">
            <text:p>-155</text:p>
          </table:table-cell>
          <table:table-cell office:value-type="float" office:value="-0.90630779" calcext:value-type="float">
            <text:p>-0,90630779</text:p>
          </table:table-cell>
          <table:table-cell office:value-type="float" office:value="-0.42261826" calcext:value-type="float">
            <text:p>-0,42261826</text:p>
          </table:table-cell>
          <table:table-cell office:value-type="float" office:value="-155" calcext:value-type="float">
            <text:p>-155</text:p>
          </table:table-cell>
          <table:table-cell/>
          <table:table-cell office:value-type="float" office:value="-154.75" calcext:value-type="float">
            <text:p>-154,75</text:p>
          </table:table-cell>
          <table:table-cell table:formula="of:=([.D820]-[.I820])^2" office:value-type="float" office:value="0.0625" calcext:value-type="float">
            <text:p>0,0625</text:p>
          </table:table-cell>
          <table:table-cell/>
          <table:table-cell table:formula="of:=ROUND(COS([.I820]*PI()/180);7)" office:value-type="float" office:value="-0.9044551" calcext:value-type="float">
            <text:p>-0,9044551</text:p>
          </table:table-cell>
          <table:table-cell table:formula="of:=ROUND(SIN([.I820]*PI()/180);7)" office:value-type="float" office:value="-0.4265687" calcext:value-type="float">
            <text:p>-0,4265687</text:p>
          </table:table-cell>
          <table:table-cell table:formula="of:=ABS([.L820]-[.E820])" office:value-type="float" office:value="0.0018526900000001" calcext:value-type="float">
            <text:p>0,00185269</text:p>
          </table:table-cell>
          <table:table-cell table:formula="of:=ABS([.M820]-[.F820])" office:value-type="float" office:value="0.00395044" calcext:value-type="float">
            <text:p>0,00395044</text:p>
          </table:table-cell>
          <table:table-cell/>
        </table:table-row>
        <table:table-row table:style-name="ro1">
          <table:table-cell office:value-type="float" office:value="1623609903.36757" calcext:value-type="float">
            <text:p>1623609903,3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4" calcext:value-type="float">
            <text:p>-154</text:p>
          </table:table-cell>
          <table:table-cell office:value-type="float" office:value="-0.89879405" calcext:value-type="float">
            <text:p>-0,89879405</text:p>
          </table:table-cell>
          <table:table-cell office:value-type="float" office:value="-0.43837115" calcext:value-type="float">
            <text:p>-0,43837115</text:p>
          </table:table-cell>
          <table:table-cell office:value-type="float" office:value="-154" calcext:value-type="float">
            <text:p>-154</text:p>
          </table:table-cell>
          <table:table-cell/>
          <table:table-cell office:value-type="float" office:value="-154.5" calcext:value-type="float">
            <text:p>-154,5</text:p>
          </table:table-cell>
          <table:table-cell table:formula="of:=([.D821]-[.I821])^2" office:value-type="float" office:value="0.25" calcext:value-type="float">
            <text:p>0,25</text:p>
          </table:table-cell>
          <table:table-cell/>
          <table:table-cell table:formula="of:=ROUND(COS([.I821]*PI()/180);7)" office:value-type="float" office:value="-0.9025853" calcext:value-type="float">
            <text:p>-0,9025853</text:p>
          </table:table-cell>
          <table:table-cell table:formula="of:=ROUND(SIN([.I821]*PI()/180);7)" office:value-type="float" office:value="-0.4305111" calcext:value-type="float">
            <text:p>-0,4305111</text:p>
          </table:table-cell>
          <table:table-cell table:formula="of:=ABS([.L821]-[.E821])" office:value-type="float" office:value="0.00379125000000002" calcext:value-type="float">
            <text:p>0,00379125</text:p>
          </table:table-cell>
          <table:table-cell table:formula="of:=ABS([.M821]-[.F821])" office:value-type="float" office:value="0.00786005000000001" calcext:value-type="float">
            <text:p>0,00786005</text:p>
          </table:table-cell>
          <table:table-cell/>
        </table:table-row>
        <table:table-row table:style-name="ro1">
          <table:table-cell office:value-type="float" office:value="1623609903.46758" calcext:value-type="float">
            <text:p>1623609903,4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4" calcext:value-type="float">
            <text:p>-154</text:p>
          </table:table-cell>
          <table:table-cell office:value-type="float" office:value="-0.89879405" calcext:value-type="float">
            <text:p>-0,89879405</text:p>
          </table:table-cell>
          <table:table-cell office:value-type="float" office:value="-0.43837115" calcext:value-type="float">
            <text:p>-0,43837115</text:p>
          </table:table-cell>
          <table:table-cell office:value-type="float" office:value="-154" calcext:value-type="float">
            <text:p>-154</text:p>
          </table:table-cell>
          <table:table-cell/>
          <table:table-cell office:value-type="float" office:value="-154.25" calcext:value-type="float">
            <text:p>-154,25</text:p>
          </table:table-cell>
          <table:table-cell table:formula="of:=([.D822]-[.I822])^2" office:value-type="float" office:value="0.0625" calcext:value-type="float">
            <text:p>0,0625</text:p>
          </table:table-cell>
          <table:table-cell/>
          <table:table-cell table:formula="of:=ROUND(COS([.I822]*PI()/180);7)" office:value-type="float" office:value="-0.9006982" calcext:value-type="float">
            <text:p>-0,9006982</text:p>
          </table:table-cell>
          <table:table-cell table:formula="of:=ROUND(SIN([.I822]*PI()/180);7)" office:value-type="float" office:value="-0.4344453" calcext:value-type="float">
            <text:p>-0,4344453</text:p>
          </table:table-cell>
          <table:table-cell table:formula="of:=ABS([.L822]-[.E822])" office:value-type="float" office:value="0.00190414999999999" calcext:value-type="float">
            <text:p>0,00190415</text:p>
          </table:table-cell>
          <table:table-cell table:formula="of:=ABS([.M822]-[.F822])" office:value-type="float" office:value="0.00392585000000001" calcext:value-type="float">
            <text:p>0,00392585</text:p>
          </table:table-cell>
          <table:table-cell/>
        </table:table-row>
        <table:table-row table:style-name="ro1">
          <table:table-cell office:value-type="float" office:value="1623609903.56762" calcext:value-type="float">
            <text:p>1623609903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4" calcext:value-type="float">
            <text:p>-154</text:p>
          </table:table-cell>
          <table:table-cell office:value-type="float" office:value="-0.89879405" calcext:value-type="float">
            <text:p>-0,89879405</text:p>
          </table:table-cell>
          <table:table-cell office:value-type="float" office:value="-0.43837115" calcext:value-type="float">
            <text:p>-0,43837115</text:p>
          </table:table-cell>
          <table:table-cell office:value-type="float" office:value="-154" calcext:value-type="float">
            <text:p>-154</text:p>
          </table:table-cell>
          <table:table-cell/>
          <table:table-cell office:value-type="float" office:value="-154" calcext:value-type="float">
            <text:p>-154</text:p>
          </table:table-cell>
          <table:table-cell table:formula="of:=([.D823]-[.I823])^2" office:value-type="float" office:value="0" calcext:value-type="float">
            <text:p>0</text:p>
          </table:table-cell>
          <table:table-cell/>
          <table:table-cell table:formula="of:=ROUND(COS([.I823]*PI()/180);7)" office:value-type="float" office:value="-0.898794" calcext:value-type="float">
            <text:p>-0,898794</text:p>
          </table:table-cell>
          <table:table-cell table:formula="of:=ROUND(SIN([.I823]*PI()/180);7)" office:value-type="float" office:value="-0.4383711" calcext:value-type="float">
            <text:p>-0,4383711</text:p>
          </table:table-cell>
          <table:table-cell table:formula="of:=ABS([.L823]-[.E823])" office:value-type="float" office:value="0.0000000500000000291934" calcext:value-type="float">
            <text:p>5,00000000291934E-08</text:p>
          </table:table-cell>
          <table:table-cell table:formula="of:=ABS([.M823]-[.F823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903.66761" calcext:value-type="float">
            <text:p>1623609903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4" calcext:value-type="float">
            <text:p>-154</text:p>
          </table:table-cell>
          <table:table-cell office:value-type="float" office:value="-0.89879405" calcext:value-type="float">
            <text:p>-0,89879405</text:p>
          </table:table-cell>
          <table:table-cell office:value-type="float" office:value="-0.43837115" calcext:value-type="float">
            <text:p>-0,43837115</text:p>
          </table:table-cell>
          <table:table-cell office:value-type="float" office:value="-154" calcext:value-type="float">
            <text:p>-154</text:p>
          </table:table-cell>
          <table:table-cell/>
          <table:table-cell office:value-type="float" office:value="-153.75" calcext:value-type="float">
            <text:p>-153,75</text:p>
          </table:table-cell>
          <table:table-cell table:formula="of:=([.D824]-[.I824])^2" office:value-type="float" office:value="0.0625" calcext:value-type="float">
            <text:p>0,0625</text:p>
          </table:table-cell>
          <table:table-cell/>
          <table:table-cell table:formula="of:=ROUND(COS([.I824]*PI()/180);7)" office:value-type="float" office:value="-0.8968727" calcext:value-type="float">
            <text:p>-0,8968727</text:p>
          </table:table-cell>
          <table:table-cell table:formula="of:=ROUND(SIN([.I824]*PI()/180);7)" office:value-type="float" office:value="-0.4422887" calcext:value-type="float">
            <text:p>-0,4422887</text:p>
          </table:table-cell>
          <table:table-cell table:formula="of:=ABS([.L824]-[.E824])" office:value-type="float" office:value="0.00192135000000004" calcext:value-type="float">
            <text:p>0,00192135</text:p>
          </table:table-cell>
          <table:table-cell table:formula="of:=ABS([.M824]-[.F824])" office:value-type="float" office:value="0.00391754999999999" calcext:value-type="float">
            <text:p>0,00391755</text:p>
          </table:table-cell>
          <table:table-cell/>
        </table:table-row>
        <table:table-row table:style-name="ro1">
          <table:table-cell office:value-type="float" office:value="1623609903.76759" calcext:value-type="float">
            <text:p>1623609903,7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4" calcext:value-type="float">
            <text:p>-154</text:p>
          </table:table-cell>
          <table:table-cell office:value-type="float" office:value="-0.89879405" calcext:value-type="float">
            <text:p>-0,89879405</text:p>
          </table:table-cell>
          <table:table-cell office:value-type="float" office:value="-0.43837115" calcext:value-type="float">
            <text:p>-0,43837115</text:p>
          </table:table-cell>
          <table:table-cell office:value-type="float" office:value="-154" calcext:value-type="float">
            <text:p>-154</text:p>
          </table:table-cell>
          <table:table-cell/>
          <table:table-cell office:value-type="float" office:value="-153.5" calcext:value-type="float">
            <text:p>-153,5</text:p>
          </table:table-cell>
          <table:table-cell table:formula="of:=([.D825]-[.I825])^2" office:value-type="float" office:value="0.25" calcext:value-type="float">
            <text:p>0,25</text:p>
          </table:table-cell>
          <table:table-cell/>
          <table:table-cell table:formula="of:=ROUND(COS([.I825]*PI()/180);7)" office:value-type="float" office:value="-0.8949344" calcext:value-type="float">
            <text:p>-0,8949344</text:p>
          </table:table-cell>
          <table:table-cell table:formula="of:=ROUND(SIN([.I825]*PI()/180);7)" office:value-type="float" office:value="-0.4461978" calcext:value-type="float">
            <text:p>-0,4461978</text:p>
          </table:table-cell>
          <table:table-cell table:formula="of:=ABS([.L825]-[.E825])" office:value-type="float" office:value="0.00385964999999999" calcext:value-type="float">
            <text:p>0,00385965</text:p>
          </table:table-cell>
          <table:table-cell table:formula="of:=ABS([.M825]-[.F825])" office:value-type="float" office:value="0.00782664999999999" calcext:value-type="float">
            <text:p>0,00782665</text:p>
          </table:table-cell>
          <table:table-cell/>
        </table:table-row>
        <table:table-row table:style-name="ro1">
          <table:table-cell office:value-type="float" office:value="1623609903.86759" calcext:value-type="float">
            <text:p>1623609903,8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3" calcext:value-type="float">
            <text:p>-153</text:p>
          </table:table-cell>
          <table:table-cell office:value-type="float" office:value="-0.89100652" calcext:value-type="float">
            <text:p>-0,89100652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-153" calcext:value-type="float">
            <text:p>-153</text:p>
          </table:table-cell>
          <table:table-cell/>
          <table:table-cell office:value-type="float" office:value="-153.25" calcext:value-type="float">
            <text:p>-153,25</text:p>
          </table:table-cell>
          <table:table-cell table:formula="of:=([.D826]-[.I826])^2" office:value-type="float" office:value="0.0625" calcext:value-type="float">
            <text:p>0,0625</text:p>
          </table:table-cell>
          <table:table-cell/>
          <table:table-cell table:formula="of:=ROUND(COS([.I826]*PI()/180);7)" office:value-type="float" office:value="-0.8929789" calcext:value-type="float">
            <text:p>-0,8929789</text:p>
          </table:table-cell>
          <table:table-cell table:formula="of:=ROUND(SIN([.I826]*PI()/180);7)" office:value-type="float" office:value="-0.4500984" calcext:value-type="float">
            <text:p>-0,4500984</text:p>
          </table:table-cell>
          <table:table-cell table:formula="of:=ABS([.L826]-[.E826])" office:value-type="float" office:value="0.00197238" calcext:value-type="float">
            <text:p>0,00197238</text:p>
          </table:table-cell>
          <table:table-cell table:formula="of:=ABS([.M826]-[.F826])" office:value-type="float" office:value="0.00389209999999995" calcext:value-type="float">
            <text:p>0,0038921</text:p>
          </table:table-cell>
          <table:table-cell/>
        </table:table-row>
        <table:table-row table:style-name="ro1">
          <table:table-cell office:value-type="float" office:value="1623609903.96759" calcext:value-type="float">
            <text:p>1623609903,9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3" calcext:value-type="float">
            <text:p>-153</text:p>
          </table:table-cell>
          <table:table-cell office:value-type="float" office:value="-0.89100652" calcext:value-type="float">
            <text:p>-0,89100652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-153" calcext:value-type="float">
            <text:p>-153</text:p>
          </table:table-cell>
          <table:table-cell/>
          <table:table-cell office:value-type="float" office:value="-153" calcext:value-type="float">
            <text:p>-153</text:p>
          </table:table-cell>
          <table:table-cell table:formula="of:=([.D827]-[.I827])^2" office:value-type="float" office:value="0" calcext:value-type="float">
            <text:p>0</text:p>
          </table:table-cell>
          <table:table-cell/>
          <table:table-cell table:formula="of:=ROUND(COS([.I827]*PI()/180);7)" office:value-type="float" office:value="-0.8910065" calcext:value-type="float">
            <text:p>-0,8910065</text:p>
          </table:table-cell>
          <table:table-cell table:formula="of:=ROUND(SIN([.I827]*PI()/180);7)" office:value-type="float" office:value="-0.4539905" calcext:value-type="float">
            <text:p>-0,4539905</text:p>
          </table:table-cell>
          <table:table-cell table:formula="of:=ABS([.L827]-[.E827])" office:value-type="float" office:value="0.0000000199999999894729" calcext:value-type="float">
            <text:p>1,99999999894729E-08</text:p>
          </table:table-cell>
          <table:table-cell table:formula="of:=ABS([.M827]-[.F8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04.06759" calcext:value-type="float">
            <text:p>1623609904,0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3" calcext:value-type="float">
            <text:p>-153</text:p>
          </table:table-cell>
          <table:table-cell office:value-type="float" office:value="-0.89100652" calcext:value-type="float">
            <text:p>-0,89100652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-153" calcext:value-type="float">
            <text:p>-153</text:p>
          </table:table-cell>
          <table:table-cell/>
          <table:table-cell office:value-type="float" office:value="-152.75" calcext:value-type="float">
            <text:p>-152,75</text:p>
          </table:table-cell>
          <table:table-cell table:formula="of:=([.D828]-[.I828])^2" office:value-type="float" office:value="0.0625" calcext:value-type="float">
            <text:p>0,0625</text:p>
          </table:table-cell>
          <table:table-cell/>
          <table:table-cell table:formula="of:=ROUND(COS([.I828]*PI()/180);7)" office:value-type="float" office:value="-0.8890171" calcext:value-type="float">
            <text:p>-0,8890171</text:p>
          </table:table-cell>
          <table:table-cell table:formula="of:=ROUND(SIN([.I828]*PI()/180);7)" office:value-type="float" office:value="-0.4578739" calcext:value-type="float">
            <text:p>-0,4578739</text:p>
          </table:table-cell>
          <table:table-cell table:formula="of:=ABS([.L828]-[.E828])" office:value-type="float" office:value="0.00198942000000002" calcext:value-type="float">
            <text:p>0,00198942</text:p>
          </table:table-cell>
          <table:table-cell table:formula="of:=ABS([.M828]-[.F828])" office:value-type="float" office:value="0.00388340000000004" calcext:value-type="float">
            <text:p>0,0038834</text:p>
          </table:table-cell>
          <table:table-cell/>
        </table:table-row>
        <table:table-row table:style-name="ro1">
          <table:table-cell office:value-type="float" office:value="1623609904.16762" calcext:value-type="float">
            <text:p>1623609904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3" calcext:value-type="float">
            <text:p>-153</text:p>
          </table:table-cell>
          <table:table-cell office:value-type="float" office:value="-0.89100652" calcext:value-type="float">
            <text:p>-0,89100652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-153" calcext:value-type="float">
            <text:p>-153</text:p>
          </table:table-cell>
          <table:table-cell/>
          <table:table-cell office:value-type="float" office:value="-152.5" calcext:value-type="float">
            <text:p>-152,5</text:p>
          </table:table-cell>
          <table:table-cell table:formula="of:=([.D829]-[.I829])^2" office:value-type="float" office:value="0.25" calcext:value-type="float">
            <text:p>0,25</text:p>
          </table:table-cell>
          <table:table-cell/>
          <table:table-cell table:formula="of:=ROUND(COS([.I829]*PI()/180);7)" office:value-type="float" office:value="-0.8870108" calcext:value-type="float">
            <text:p>-0,8870108</text:p>
          </table:table-cell>
          <table:table-cell table:formula="of:=ROUND(SIN([.I829]*PI()/180);7)" office:value-type="float" office:value="-0.4617486" calcext:value-type="float">
            <text:p>-0,4617486</text:p>
          </table:table-cell>
          <table:table-cell table:formula="of:=ABS([.L829]-[.E829])" office:value-type="float" office:value="0.00399572000000004" calcext:value-type="float">
            <text:p>0,00399572</text:p>
          </table:table-cell>
          <table:table-cell table:formula="of:=ABS([.M829]-[.F829])" office:value-type="float" office:value="0.00775810000000005" calcext:value-type="float">
            <text:p>0,0077581</text:p>
          </table:table-cell>
          <table:table-cell/>
        </table:table-row>
        <table:table-row table:style-name="ro1">
          <table:table-cell office:value-type="float" office:value="1623609904.26763" calcext:value-type="float">
            <text:p>1623609904,2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2" calcext:value-type="float">
            <text:p>-152</text:p>
          </table:table-cell>
          <table:table-cell office:value-type="float" office:value="-0.88294759" calcext:value-type="float">
            <text:p>-0,88294759</text:p>
          </table:table-cell>
          <table:table-cell office:value-type="float" office:value="-0.46947156" calcext:value-type="float">
            <text:p>-0,46947156</text:p>
          </table:table-cell>
          <table:table-cell office:value-type="float" office:value="-152" calcext:value-type="float">
            <text:p>-152</text:p>
          </table:table-cell>
          <table:table-cell/>
          <table:table-cell office:value-type="float" office:value="-152.25" calcext:value-type="float">
            <text:p>-152,25</text:p>
          </table:table-cell>
          <table:table-cell table:formula="of:=([.D830]-[.I830])^2" office:value-type="float" office:value="0.0625" calcext:value-type="float">
            <text:p>0,0625</text:p>
          </table:table-cell>
          <table:table-cell/>
          <table:table-cell table:formula="of:=ROUND(COS([.I830]*PI()/180);7)" office:value-type="float" office:value="-0.8849876" calcext:value-type="float">
            <text:p>-0,8849876</text:p>
          </table:table-cell>
          <table:table-cell table:formula="of:=ROUND(SIN([.I830]*PI()/180);7)" office:value-type="float" office:value="-0.4656145" calcext:value-type="float">
            <text:p>-0,4656145</text:p>
          </table:table-cell>
          <table:table-cell table:formula="of:=ABS([.L830]-[.E830])" office:value-type="float" office:value="0.00204000999999998" calcext:value-type="float">
            <text:p>0,00204001</text:p>
          </table:table-cell>
          <table:table-cell table:formula="of:=ABS([.M830]-[.F830])" office:value-type="float" office:value="0.00385706000000002" calcext:value-type="float">
            <text:p>0,00385706</text:p>
          </table:table-cell>
          <table:table-cell/>
        </table:table-row>
        <table:table-row table:style-name="ro1">
          <table:table-cell office:value-type="float" office:value="1623609904.36761" calcext:value-type="float">
            <text:p>1623609904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2" calcext:value-type="float">
            <text:p>-152</text:p>
          </table:table-cell>
          <table:table-cell office:value-type="float" office:value="-0.88294759" calcext:value-type="float">
            <text:p>-0,88294759</text:p>
          </table:table-cell>
          <table:table-cell office:value-type="float" office:value="-0.46947156" calcext:value-type="float">
            <text:p>-0,46947156</text:p>
          </table:table-cell>
          <table:table-cell office:value-type="float" office:value="-152" calcext:value-type="float">
            <text:p>-152</text:p>
          </table:table-cell>
          <table:table-cell/>
          <table:table-cell office:value-type="float" office:value="-152" calcext:value-type="float">
            <text:p>-152</text:p>
          </table:table-cell>
          <table:table-cell table:formula="of:=([.D831]-[.I831])^2" office:value-type="float" office:value="0" calcext:value-type="float">
            <text:p>0</text:p>
          </table:table-cell>
          <table:table-cell/>
          <table:table-cell table:formula="of:=ROUND(COS([.I831]*PI()/180);7)" office:value-type="float" office:value="-0.8829476" calcext:value-type="float">
            <text:p>-0,8829476</text:p>
          </table:table-cell>
          <table:table-cell table:formula="of:=ROUND(SIN([.I831]*PI()/180);7)" office:value-type="float" office:value="-0.4694716" calcext:value-type="float">
            <text:p>-0,4694716</text:p>
          </table:table-cell>
          <table:table-cell table:formula="of:=ABS([.L831]-[.E831])" office:value-type="float" office:value="0.0000000100000000502476" calcext:value-type="float">
            <text:p>1,00000000502476E-08</text:p>
          </table:table-cell>
          <table:table-cell table:formula="of:=ABS([.M831]-[.F831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04.46761" calcext:value-type="float">
            <text:p>1623609904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2" calcext:value-type="float">
            <text:p>-152</text:p>
          </table:table-cell>
          <table:table-cell office:value-type="float" office:value="-0.88294759" calcext:value-type="float">
            <text:p>-0,88294759</text:p>
          </table:table-cell>
          <table:table-cell office:value-type="float" office:value="-0.46947156" calcext:value-type="float">
            <text:p>-0,46947156</text:p>
          </table:table-cell>
          <table:table-cell office:value-type="float" office:value="-152" calcext:value-type="float">
            <text:p>-152</text:p>
          </table:table-cell>
          <table:table-cell/>
          <table:table-cell office:value-type="float" office:value="-151.75" calcext:value-type="float">
            <text:p>-151,75</text:p>
          </table:table-cell>
          <table:table-cell table:formula="of:=([.D832]-[.I832])^2" office:value-type="float" office:value="0.0625" calcext:value-type="float">
            <text:p>0,0625</text:p>
          </table:table-cell>
          <table:table-cell/>
          <table:table-cell table:formula="of:=ROUND(COS([.I832]*PI()/180);7)" office:value-type="float" office:value="-0.8808907" calcext:value-type="float">
            <text:p>-0,8808907</text:p>
          </table:table-cell>
          <table:table-cell table:formula="of:=ROUND(SIN([.I832]*PI()/180);7)" office:value-type="float" office:value="-0.4733197" calcext:value-type="float">
            <text:p>-0,4733197</text:p>
          </table:table-cell>
          <table:table-cell table:formula="of:=ABS([.L832]-[.E832])" office:value-type="float" office:value="0.00205688999999998" calcext:value-type="float">
            <text:p>0,00205689</text:p>
          </table:table-cell>
          <table:table-cell table:formula="of:=ABS([.M832]-[.F832])" office:value-type="float" office:value="0.00384814" calcext:value-type="float">
            <text:p>0,00384814</text:p>
          </table:table-cell>
          <table:table-cell/>
        </table:table-row>
        <table:table-row table:style-name="ro1">
          <table:table-cell office:value-type="float" office:value="1623609904.56761" calcext:value-type="float">
            <text:p>1623609904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2" calcext:value-type="float">
            <text:p>-152</text:p>
          </table:table-cell>
          <table:table-cell office:value-type="float" office:value="-0.88294759" calcext:value-type="float">
            <text:p>-0,88294759</text:p>
          </table:table-cell>
          <table:table-cell office:value-type="float" office:value="-0.46947156" calcext:value-type="float">
            <text:p>-0,46947156</text:p>
          </table:table-cell>
          <table:table-cell office:value-type="float" office:value="-152" calcext:value-type="float">
            <text:p>-152</text:p>
          </table:table-cell>
          <table:table-cell/>
          <table:table-cell office:value-type="float" office:value="-151.5" calcext:value-type="float">
            <text:p>-151,5</text:p>
          </table:table-cell>
          <table:table-cell table:formula="of:=([.D833]-[.I833])^2" office:value-type="float" office:value="0.25" calcext:value-type="float">
            <text:p>0,25</text:p>
          </table:table-cell>
          <table:table-cell/>
          <table:table-cell table:formula="of:=ROUND(COS([.I833]*PI()/180);7)" office:value-type="float" office:value="-0.8788171" calcext:value-type="float">
            <text:p>-0,8788171</text:p>
          </table:table-cell>
          <table:table-cell table:formula="of:=ROUND(SIN([.I833]*PI()/180);7)" office:value-type="float" office:value="-0.4771588" calcext:value-type="float">
            <text:p>-0,4771588</text:p>
          </table:table-cell>
          <table:table-cell table:formula="of:=ABS([.L833]-[.E833])" office:value-type="float" office:value="0.00413048999999999" calcext:value-type="float">
            <text:p>0,00413049</text:p>
          </table:table-cell>
          <table:table-cell table:formula="of:=ABS([.M833]-[.F833])" office:value-type="float" office:value="0.00768723999999998" calcext:value-type="float">
            <text:p>0,00768724</text:p>
          </table:table-cell>
          <table:table-cell/>
        </table:table-row>
        <table:table-row table:style-name="ro1">
          <table:table-cell office:value-type="float" office:value="1623609904.66761" calcext:value-type="float">
            <text:p>1623609904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1" calcext:value-type="float">
            <text:p>-151</text:p>
          </table:table-cell>
          <table:table-cell office:value-type="float" office:value="-0.87461971" calcext:value-type="float">
            <text:p>-0,87461971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-151" calcext:value-type="float">
            <text:p>-151</text:p>
          </table:table-cell>
          <table:table-cell/>
          <table:table-cell office:value-type="float" office:value="-151.25" calcext:value-type="float">
            <text:p>-151,25</text:p>
          </table:table-cell>
          <table:table-cell table:formula="of:=([.D834]-[.I834])^2" office:value-type="float" office:value="0.0625" calcext:value-type="float">
            <text:p>0,0625</text:p>
          </table:table-cell>
          <table:table-cell/>
          <table:table-cell table:formula="of:=ROUND(COS([.I834]*PI()/180);7)" office:value-type="float" office:value="-0.8767268" calcext:value-type="float">
            <text:p>-0,8767268</text:p>
          </table:table-cell>
          <table:table-cell table:formula="of:=ROUND(SIN([.I834]*PI()/180);7)" office:value-type="float" office:value="-0.4809888" calcext:value-type="float">
            <text:p>-0,4809888</text:p>
          </table:table-cell>
          <table:table-cell table:formula="of:=ABS([.L834]-[.E834])" office:value-type="float" office:value="0.00210708999999998" calcext:value-type="float">
            <text:p>0,00210709</text:p>
          </table:table-cell>
          <table:table-cell table:formula="of:=ABS([.M834]-[.F834])" office:value-type="float" office:value="0.00382082" calcext:value-type="float">
            <text:p>0,00382082</text:p>
          </table:table-cell>
          <table:table-cell/>
        </table:table-row>
        <table:table-row table:style-name="ro1">
          <table:table-cell office:value-type="float" office:value="1623609904.76761" calcext:value-type="float">
            <text:p>1623609904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1" calcext:value-type="float">
            <text:p>-151</text:p>
          </table:table-cell>
          <table:table-cell office:value-type="float" office:value="-0.87461971" calcext:value-type="float">
            <text:p>-0,87461971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-151" calcext:value-type="float">
            <text:p>-151</text:p>
          </table:table-cell>
          <table:table-cell/>
          <table:table-cell office:value-type="float" office:value="-151" calcext:value-type="float">
            <text:p>-151</text:p>
          </table:table-cell>
          <table:table-cell table:formula="of:=([.D835]-[.I835])^2" office:value-type="float" office:value="0" calcext:value-type="float">
            <text:p>0</text:p>
          </table:table-cell>
          <table:table-cell/>
          <table:table-cell table:formula="of:=ROUND(COS([.I835]*PI()/180);7)" office:value-type="float" office:value="-0.8746197" calcext:value-type="float">
            <text:p>-0,8746197</text:p>
          </table:table-cell>
          <table:table-cell table:formula="of:=ROUND(SIN([.I835]*PI()/180);7)" office:value-type="float" office:value="-0.4848096" calcext:value-type="float">
            <text:p>-0,4848096</text:p>
          </table:table-cell>
          <table:table-cell table:formula="of:=ABS([.L835]-[.E835])" office:value-type="float" office:value="0.0000000100000000502476" calcext:value-type="float">
            <text:p>1,00000000502476E-08</text:p>
          </table:table-cell>
          <table:table-cell table:formula="of:=ABS([.M835]-[.F835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04.8676" calcext:value-type="float">
            <text:p>1623609904,8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1" calcext:value-type="float">
            <text:p>-151</text:p>
          </table:table-cell>
          <table:table-cell office:value-type="float" office:value="-0.87461971" calcext:value-type="float">
            <text:p>-0,87461971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-151" calcext:value-type="float">
            <text:p>-151</text:p>
          </table:table-cell>
          <table:table-cell/>
          <table:table-cell office:value-type="float" office:value="-150.75" calcext:value-type="float">
            <text:p>-150,75</text:p>
          </table:table-cell>
          <table:table-cell table:formula="of:=([.D836]-[.I836])^2" office:value-type="float" office:value="0.0625" calcext:value-type="float">
            <text:p>0,0625</text:p>
          </table:table-cell>
          <table:table-cell/>
          <table:table-cell table:formula="of:=ROUND(COS([.I836]*PI()/180);7)" office:value-type="float" office:value="-0.872496" calcext:value-type="float">
            <text:p>-0,872496</text:p>
          </table:table-cell>
          <table:table-cell table:formula="of:=ROUND(SIN([.I836]*PI()/180);7)" office:value-type="float" office:value="-0.4886212" calcext:value-type="float">
            <text:p>-0,4886212</text:p>
          </table:table-cell>
          <table:table-cell table:formula="of:=ABS([.L836]-[.E836])" office:value-type="float" office:value="0.00212371" calcext:value-type="float">
            <text:p>0,00212371</text:p>
          </table:table-cell>
          <table:table-cell table:formula="of:=ABS([.M836]-[.F836])" office:value-type="float" office:value="0.00381157999999998" calcext:value-type="float">
            <text:p>0,00381158</text:p>
          </table:table-cell>
          <table:table-cell/>
        </table:table-row>
        <table:table-row table:style-name="ro1">
          <table:table-cell office:value-type="float" office:value="1623609904.96761" calcext:value-type="float">
            <text:p>1623609904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1" calcext:value-type="float">
            <text:p>-151</text:p>
          </table:table-cell>
          <table:table-cell office:value-type="float" office:value="-0.87461971" calcext:value-type="float">
            <text:p>-0,87461971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-151" calcext:value-type="float">
            <text:p>-151</text:p>
          </table:table-cell>
          <table:table-cell/>
          <table:table-cell office:value-type="float" office:value="-150.5" calcext:value-type="float">
            <text:p>-150,5</text:p>
          </table:table-cell>
          <table:table-cell table:formula="of:=([.D837]-[.I837])^2" office:value-type="float" office:value="0.25" calcext:value-type="float">
            <text:p>0,25</text:p>
          </table:table-cell>
          <table:table-cell/>
          <table:table-cell table:formula="of:=ROUND(COS([.I837]*PI()/180);7)" office:value-type="float" office:value="-0.8703557" calcext:value-type="float">
            <text:p>-0,8703557</text:p>
          </table:table-cell>
          <table:table-cell table:formula="of:=ROUND(SIN([.I837]*PI()/180);7)" office:value-type="float" office:value="-0.4924236" calcext:value-type="float">
            <text:p>-0,4924236</text:p>
          </table:table-cell>
          <table:table-cell table:formula="of:=ABS([.L837]-[.E837])" office:value-type="float" office:value="0.0042640100000001" calcext:value-type="float">
            <text:p>0,00426401</text:p>
          </table:table-cell>
          <table:table-cell table:formula="of:=ABS([.M837]-[.F837])" office:value-type="float" office:value="0.00761398000000002" calcext:value-type="float">
            <text:p>0,00761398</text:p>
          </table:table-cell>
          <table:table-cell/>
        </table:table-row>
        <table:table-row table:style-name="ro1">
          <table:table-cell office:value-type="float" office:value="1623609905.0676" calcext:value-type="float">
            <text:p>1623609905,0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0" calcext:value-type="float">
            <text:p>-150</text:p>
          </table:table-cell>
          <table:table-cell office:value-type="float" office:value="-0.8660254" calcext:value-type="float">
            <text:p>-0,8660254</text:p>
          </table:table-cell>
          <table:table-cell office:value-type="float" office:value="-0.5" calcext:value-type="float">
            <text:p>-0,5</text:p>
          </table:table-cell>
          <table:table-cell office:value-type="float" office:value="-150" calcext:value-type="float">
            <text:p>-150</text:p>
          </table:table-cell>
          <table:table-cell/>
          <table:table-cell office:value-type="float" office:value="-150.25" calcext:value-type="float">
            <text:p>-150,25</text:p>
          </table:table-cell>
          <table:table-cell table:formula="of:=([.D838]-[.I838])^2" office:value-type="float" office:value="0.0625" calcext:value-type="float">
            <text:p>0,0625</text:p>
          </table:table-cell>
          <table:table-cell/>
          <table:table-cell table:formula="of:=ROUND(COS([.I838]*PI()/180);7)" office:value-type="float" office:value="-0.8681988" calcext:value-type="float">
            <text:p>-0,8681988</text:p>
          </table:table-cell>
          <table:table-cell table:formula="of:=ROUND(SIN([.I838]*PI()/180);7)" office:value-type="float" office:value="-0.4962165" calcext:value-type="float">
            <text:p>-0,4962165</text:p>
          </table:table-cell>
          <table:table-cell table:formula="of:=ABS([.L838]-[.E838])" office:value-type="float" office:value="0.0021734000000001" calcext:value-type="float">
            <text:p>0,0021734</text:p>
          </table:table-cell>
          <table:table-cell table:formula="of:=ABS([.M838]-[.F838])" office:value-type="float" office:value="0.0037835" calcext:value-type="float">
            <text:p>0,0037835</text:p>
          </table:table-cell>
          <table:table-cell/>
        </table:table-row>
        <table:table-row table:style-name="ro1">
          <table:table-cell office:value-type="float" office:value="1623609905.16762" calcext:value-type="float">
            <text:p>1623609905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0" calcext:value-type="float">
            <text:p>-150</text:p>
          </table:table-cell>
          <table:table-cell office:value-type="float" office:value="-0.8660254" calcext:value-type="float">
            <text:p>-0,8660254</text:p>
          </table:table-cell>
          <table:table-cell office:value-type="float" office:value="-0.5" calcext:value-type="float">
            <text:p>-0,5</text:p>
          </table:table-cell>
          <table:table-cell office:value-type="float" office:value="-150" calcext:value-type="float">
            <text:p>-150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([.D839]-[.I839])^2" office:value-type="float" office:value="0" calcext:value-type="float">
            <text:p>0</text:p>
          </table:table-cell>
          <table:table-cell/>
          <table:table-cell table:formula="of:=ROUND(COS([.I839]*PI()/180);7)" office:value-type="float" office:value="-0.8660254" calcext:value-type="float">
            <text:p>-0,8660254</text:p>
          </table:table-cell>
          <table:table-cell table:formula="of:=ROUND(SIN([.I839]*PI()/180);7)" office:value-type="float" office:value="-0.5" calcext:value-type="float">
            <text:p>-0,5</text:p>
          </table:table-cell>
          <table:table-cell table:formula="of:=ABS([.L839]-[.E839])" office:value-type="float" office:value="0" calcext:value-type="float">
            <text:p>0</text:p>
          </table:table-cell>
          <table:table-cell table:formula="of:=ABS([.M839]-[.F8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05.26759" calcext:value-type="float">
            <text:p>1623609905,2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0" calcext:value-type="float">
            <text:p>-150</text:p>
          </table:table-cell>
          <table:table-cell office:value-type="float" office:value="-0.8660254" calcext:value-type="float">
            <text:p>-0,8660254</text:p>
          </table:table-cell>
          <table:table-cell office:value-type="float" office:value="-0.5" calcext:value-type="float">
            <text:p>-0,5</text:p>
          </table:table-cell>
          <table:table-cell office:value-type="float" office:value="-150" calcext:value-type="float">
            <text:p>-150</text:p>
          </table:table-cell>
          <table:table-cell/>
          <table:table-cell office:value-type="float" office:value="-149.75" calcext:value-type="float">
            <text:p>-149,75</text:p>
          </table:table-cell>
          <table:table-cell table:formula="of:=([.D840]-[.I840])^2" office:value-type="float" office:value="0.0625" calcext:value-type="float">
            <text:p>0,0625</text:p>
          </table:table-cell>
          <table:table-cell/>
          <table:table-cell table:formula="of:=ROUND(COS([.I840]*PI()/180);7)" office:value-type="float" office:value="-0.8638355" calcext:value-type="float">
            <text:p>-0,8638355</text:p>
          </table:table-cell>
          <table:table-cell table:formula="of:=ROUND(SIN([.I840]*PI()/180);7)" office:value-type="float" office:value="-0.503774" calcext:value-type="float">
            <text:p>-0,503774</text:p>
          </table:table-cell>
          <table:table-cell table:formula="of:=ABS([.L840]-[.E840])" office:value-type="float" office:value="0.00218989999999997" calcext:value-type="float">
            <text:p>0,0021899</text:p>
          </table:table-cell>
          <table:table-cell table:formula="of:=ABS([.M840]-[.F840])" office:value-type="float" office:value="0.00377400000000005" calcext:value-type="float">
            <text:p>0,003774</text:p>
          </table:table-cell>
          <table:table-cell/>
        </table:table-row>
        <table:table-row table:style-name="ro1">
          <table:table-cell office:value-type="float" office:value="1623609905.36759" calcext:value-type="float">
            <text:p>1623609905,3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0" calcext:value-type="float">
            <text:p>-150</text:p>
          </table:table-cell>
          <table:table-cell office:value-type="float" office:value="-0.8660254" calcext:value-type="float">
            <text:p>-0,8660254</text:p>
          </table:table-cell>
          <table:table-cell office:value-type="float" office:value="-0.5" calcext:value-type="float">
            <text:p>-0,5</text:p>
          </table:table-cell>
          <table:table-cell office:value-type="float" office:value="-150" calcext:value-type="float">
            <text:p>-150</text:p>
          </table:table-cell>
          <table:table-cell/>
          <table:table-cell office:value-type="float" office:value="-149.5" calcext:value-type="float">
            <text:p>-149,5</text:p>
          </table:table-cell>
          <table:table-cell table:formula="of:=([.D841]-[.I841])^2" office:value-type="float" office:value="0.25" calcext:value-type="float">
            <text:p>0,25</text:p>
          </table:table-cell>
          <table:table-cell/>
          <table:table-cell table:formula="of:=ROUND(COS([.I841]*PI()/180);7)" office:value-type="float" office:value="-0.8616292" calcext:value-type="float">
            <text:p>-0,8616292</text:p>
          </table:table-cell>
          <table:table-cell table:formula="of:=ROUND(SIN([.I841]*PI()/180);7)" office:value-type="float" office:value="-0.5075384" calcext:value-type="float">
            <text:p>-0,5075384</text:p>
          </table:table-cell>
          <table:table-cell table:formula="of:=ABS([.L841]-[.E841])" office:value-type="float" office:value="0.00439619999999996" calcext:value-type="float">
            <text:p>0,0043962</text:p>
          </table:table-cell>
          <table:table-cell table:formula="of:=ABS([.M841]-[.F841])" office:value-type="float" office:value="0.00753839999999995" calcext:value-type="float">
            <text:p>0,0075384</text:p>
          </table:table-cell>
          <table:table-cell/>
        </table:table-row>
        <table:table-row table:style-name="ro1">
          <table:table-cell office:value-type="float" office:value="1623609905.4676" calcext:value-type="float">
            <text:p>1623609905,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9" calcext:value-type="float">
            <text:p>-149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-149" calcext:value-type="float">
            <text:p>-149</text:p>
          </table:table-cell>
          <table:table-cell/>
          <table:table-cell office:value-type="float" office:value="-149.25" calcext:value-type="float">
            <text:p>-149,25</text:p>
          </table:table-cell>
          <table:table-cell table:formula="of:=([.D842]-[.I842])^2" office:value-type="float" office:value="0.0625" calcext:value-type="float">
            <text:p>0,0625</text:p>
          </table:table-cell>
          <table:table-cell/>
          <table:table-cell table:formula="of:=ROUND(COS([.I842]*PI()/180);7)" office:value-type="float" office:value="-0.8594064" calcext:value-type="float">
            <text:p>-0,8594064</text:p>
          </table:table-cell>
          <table:table-cell table:formula="of:=ROUND(SIN([.I842]*PI()/180);7)" office:value-type="float" office:value="-0.5112931" calcext:value-type="float">
            <text:p>-0,5112931</text:p>
          </table:table-cell>
          <table:table-cell table:formula="of:=ABS([.L842]-[.E842])" office:value-type="float" office:value="0.00223910000000005" calcext:value-type="float">
            <text:p>0,0022391</text:p>
          </table:table-cell>
          <table:table-cell table:formula="of:=ABS([.M842]-[.F842])" office:value-type="float" office:value="0.00374497000000007" calcext:value-type="float">
            <text:p>0,00374497</text:p>
          </table:table-cell>
          <table:table-cell/>
        </table:table-row>
        <table:table-row table:style-name="ro1">
          <table:table-cell office:value-type="float" office:value="1623609905.56761" calcext:value-type="float">
            <text:p>1623609905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9" calcext:value-type="float">
            <text:p>-149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-149" calcext:value-type="float">
            <text:p>-149</text:p>
          </table:table-cell>
          <table:table-cell/>
          <table:table-cell office:value-type="float" office:value="-149" calcext:value-type="float">
            <text:p>-149</text:p>
          </table:table-cell>
          <table:table-cell table:formula="of:=([.D843]-[.I843])^2" office:value-type="float" office:value="0" calcext:value-type="float">
            <text:p>0</text:p>
          </table:table-cell>
          <table:table-cell/>
          <table:table-cell table:formula="of:=ROUND(COS([.I843]*PI()/180);7)" office:value-type="float" office:value="-0.8571673" calcext:value-type="float">
            <text:p>-0,8571673</text:p>
          </table:table-cell>
          <table:table-cell table:formula="of:=ROUND(SIN([.I843]*PI()/180);7)" office:value-type="float" office:value="-0.5150381" calcext:value-type="float">
            <text:p>-0,5150381</text:p>
          </table:table-cell>
          <table:table-cell table:formula="of:=ABS([.L843]-[.E843])" office:value-type="float" office:value="0" calcext:value-type="float">
            <text:p>0</text:p>
          </table:table-cell>
          <table:table-cell table:formula="of:=ABS([.M843]-[.F843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05.66761" calcext:value-type="float">
            <text:p>1623609905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9" calcext:value-type="float">
            <text:p>-149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-149" calcext:value-type="float">
            <text:p>-149</text:p>
          </table:table-cell>
          <table:table-cell/>
          <table:table-cell office:value-type="float" office:value="-148.75" calcext:value-type="float">
            <text:p>-148,75</text:p>
          </table:table-cell>
          <table:table-cell table:formula="of:=([.D844]-[.I844])^2" office:value-type="float" office:value="0.0625" calcext:value-type="float">
            <text:p>0,0625</text:p>
          </table:table-cell>
          <table:table-cell/>
          <table:table-cell table:formula="of:=ROUND(COS([.I844]*PI()/180);7)" office:value-type="float" office:value="-0.8549119" calcext:value-type="float">
            <text:p>-0,8549119</text:p>
          </table:table-cell>
          <table:table-cell table:formula="of:=ROUND(SIN([.I844]*PI()/180);7)" office:value-type="float" office:value="-0.5187733" calcext:value-type="float">
            <text:p>-0,5187733</text:p>
          </table:table-cell>
          <table:table-cell table:formula="of:=ABS([.L844]-[.E844])" office:value-type="float" office:value="0.00225540000000002" calcext:value-type="float">
            <text:p>0,0022554</text:p>
          </table:table-cell>
          <table:table-cell table:formula="of:=ABS([.M844]-[.F844])" office:value-type="float" office:value="0.00373522999999998" calcext:value-type="float">
            <text:p>0,00373523</text:p>
          </table:table-cell>
          <table:table-cell/>
        </table:table-row>
        <table:table-row table:style-name="ro1">
          <table:table-cell office:value-type="float" office:value="1623609905.76761" calcext:value-type="float">
            <text:p>1623609905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9" calcext:value-type="float">
            <text:p>-149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-149" calcext:value-type="float">
            <text:p>-149</text:p>
          </table:table-cell>
          <table:table-cell/>
          <table:table-cell office:value-type="float" office:value="-148.5" calcext:value-type="float">
            <text:p>-148,5</text:p>
          </table:table-cell>
          <table:table-cell table:formula="of:=([.D845]-[.I845])^2" office:value-type="float" office:value="0.25" calcext:value-type="float">
            <text:p>0,25</text:p>
          </table:table-cell>
          <table:table-cell/>
          <table:table-cell table:formula="of:=ROUND(COS([.I845]*PI()/180);7)" office:value-type="float" office:value="-0.8526402" calcext:value-type="float">
            <text:p>-0,8526402</text:p>
          </table:table-cell>
          <table:table-cell table:formula="of:=ROUND(SIN([.I845]*PI()/180);7)" office:value-type="float" office:value="-0.5224986" calcext:value-type="float">
            <text:p>-0,5224986</text:p>
          </table:table-cell>
          <table:table-cell table:formula="of:=ABS([.L845]-[.E845])" office:value-type="float" office:value="0.00452710000000001" calcext:value-type="float">
            <text:p>0,0045271</text:p>
          </table:table-cell>
          <table:table-cell table:formula="of:=ABS([.M845]-[.F845])" office:value-type="float" office:value="0.00746053000000002" calcext:value-type="float">
            <text:p>0,00746053</text:p>
          </table:table-cell>
          <table:table-cell/>
        </table:table-row>
        <table:table-row table:style-name="ro1">
          <table:table-cell office:value-type="float" office:value="1623609905.8676" calcext:value-type="float">
            <text:p>1623609905,8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8" calcext:value-type="float">
            <text:p>-148</text:p>
          </table:table-cell>
          <table:table-cell office:value-type="float" office:value="-0.8480481" calcext:value-type="float">
            <text:p>-0,8480481</text:p>
          </table:table-cell>
          <table:table-cell office:value-type="float" office:value="-0.52991926" calcext:value-type="float">
            <text:p>-0,52991926</text:p>
          </table:table-cell>
          <table:table-cell office:value-type="float" office:value="-148" calcext:value-type="float">
            <text:p>-148</text:p>
          </table:table-cell>
          <table:table-cell/>
          <table:table-cell office:value-type="float" office:value="-148.25" calcext:value-type="float">
            <text:p>-148,25</text:p>
          </table:table-cell>
          <table:table-cell table:formula="of:=([.D846]-[.I846])^2" office:value-type="float" office:value="0.0625" calcext:value-type="float">
            <text:p>0,0625</text:p>
          </table:table-cell>
          <table:table-cell/>
          <table:table-cell table:formula="of:=ROUND(COS([.I846]*PI()/180);7)" office:value-type="float" office:value="-0.8503522" calcext:value-type="float">
            <text:p>-0,8503522</text:p>
          </table:table-cell>
          <table:table-cell table:formula="of:=ROUND(SIN([.I846]*PI()/180);7)" office:value-type="float" office:value="-0.5262139" calcext:value-type="float">
            <text:p>-0,5262139</text:p>
          </table:table-cell>
          <table:table-cell table:formula="of:=ABS([.L846]-[.E846])" office:value-type="float" office:value="0.00230410000000003" calcext:value-type="float">
            <text:p>0,0023041</text:p>
          </table:table-cell>
          <table:table-cell table:formula="of:=ABS([.M846]-[.F846])" office:value-type="float" office:value="0.00370535999999999" calcext:value-type="float">
            <text:p>0,00370536</text:p>
          </table:table-cell>
          <table:table-cell/>
        </table:table-row>
        <table:table-row table:style-name="ro1">
          <table:table-cell office:value-type="float" office:value="1623609905.9676" calcext:value-type="float">
            <text:p>1623609905,9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8" calcext:value-type="float">
            <text:p>-148</text:p>
          </table:table-cell>
          <table:table-cell office:value-type="float" office:value="-0.8480481" calcext:value-type="float">
            <text:p>-0,8480481</text:p>
          </table:table-cell>
          <table:table-cell office:value-type="float" office:value="-0.52991926" calcext:value-type="float">
            <text:p>-0,52991926</text:p>
          </table:table-cell>
          <table:table-cell office:value-type="float" office:value="-148" calcext:value-type="float">
            <text:p>-148</text:p>
          </table:table-cell>
          <table:table-cell/>
          <table:table-cell office:value-type="float" office:value="-148" calcext:value-type="float">
            <text:p>-148</text:p>
          </table:table-cell>
          <table:table-cell table:formula="of:=([.D847]-[.I847])^2" office:value-type="float" office:value="0" calcext:value-type="float">
            <text:p>0</text:p>
          </table:table-cell>
          <table:table-cell/>
          <table:table-cell table:formula="of:=ROUND(COS([.I847]*PI()/180);7)" office:value-type="float" office:value="-0.8480481" calcext:value-type="float">
            <text:p>-0,8480481</text:p>
          </table:table-cell>
          <table:table-cell table:formula="of:=ROUND(SIN([.I847]*PI()/180);7)" office:value-type="float" office:value="-0.5299193" calcext:value-type="float">
            <text:p>-0,5299193</text:p>
          </table:table-cell>
          <table:table-cell table:formula="of:=ABS([.L847]-[.E847])" office:value-type="float" office:value="0" calcext:value-type="float">
            <text:p>0</text:p>
          </table:table-cell>
          <table:table-cell table:formula="of:=ABS([.M847]-[.F847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06.0676" calcext:value-type="float">
            <text:p>1623609906,0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8" calcext:value-type="float">
            <text:p>-148</text:p>
          </table:table-cell>
          <table:table-cell office:value-type="float" office:value="-0.8480481" calcext:value-type="float">
            <text:p>-0,8480481</text:p>
          </table:table-cell>
          <table:table-cell office:value-type="float" office:value="-0.52991926" calcext:value-type="float">
            <text:p>-0,52991926</text:p>
          </table:table-cell>
          <table:table-cell office:value-type="float" office:value="-148" calcext:value-type="float">
            <text:p>-148</text:p>
          </table:table-cell>
          <table:table-cell/>
          <table:table-cell office:value-type="float" office:value="-147.75" calcext:value-type="float">
            <text:p>-147,75</text:p>
          </table:table-cell>
          <table:table-cell table:formula="of:=([.D848]-[.I848])^2" office:value-type="float" office:value="0.0625" calcext:value-type="float">
            <text:p>0,0625</text:p>
          </table:table-cell>
          <table:table-cell/>
          <table:table-cell table:formula="of:=ROUND(COS([.I848]*PI()/180);7)" office:value-type="float" office:value="-0.8457278" calcext:value-type="float">
            <text:p>-0,8457278</text:p>
          </table:table-cell>
          <table:table-cell table:formula="of:=ROUND(SIN([.I848]*PI()/180);7)" office:value-type="float" office:value="-0.5336145" calcext:value-type="float">
            <text:p>-0,5336145</text:p>
          </table:table-cell>
          <table:table-cell table:formula="of:=ABS([.L848]-[.E848])" office:value-type="float" office:value="0.00232029999999994" calcext:value-type="float">
            <text:p>0,0023203</text:p>
          </table:table-cell>
          <table:table-cell table:formula="of:=ABS([.M848]-[.F848])" office:value-type="float" office:value="0.00369523999999999" calcext:value-type="float">
            <text:p>0,00369524</text:p>
          </table:table-cell>
          <table:table-cell/>
        </table:table-row>
        <table:table-row table:style-name="ro1">
          <table:table-cell office:value-type="float" office:value="1623609906.16762" calcext:value-type="float">
            <text:p>1623609906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8" calcext:value-type="float">
            <text:p>-148</text:p>
          </table:table-cell>
          <table:table-cell office:value-type="float" office:value="-0.8480481" calcext:value-type="float">
            <text:p>-0,8480481</text:p>
          </table:table-cell>
          <table:table-cell office:value-type="float" office:value="-0.52991926" calcext:value-type="float">
            <text:p>-0,52991926</text:p>
          </table:table-cell>
          <table:table-cell office:value-type="float" office:value="-148" calcext:value-type="float">
            <text:p>-148</text:p>
          </table:table-cell>
          <table:table-cell/>
          <table:table-cell office:value-type="float" office:value="-147.5" calcext:value-type="float">
            <text:p>-147,5</text:p>
          </table:table-cell>
          <table:table-cell table:formula="of:=([.D849]-[.I849])^2" office:value-type="float" office:value="0.25" calcext:value-type="float">
            <text:p>0,25</text:p>
          </table:table-cell>
          <table:table-cell/>
          <table:table-cell table:formula="of:=ROUND(COS([.I849]*PI()/180);7)" office:value-type="float" office:value="-0.8433914" calcext:value-type="float">
            <text:p>-0,8433914</text:p>
          </table:table-cell>
          <table:table-cell table:formula="of:=ROUND(SIN([.I849]*PI()/180);7)" office:value-type="float" office:value="-0.5372996" calcext:value-type="float">
            <text:p>-0,5372996</text:p>
          </table:table-cell>
          <table:table-cell table:formula="of:=ABS([.L849]-[.E849])" office:value-type="float" office:value="0.00465669999999996" calcext:value-type="float">
            <text:p>0,0046567</text:p>
          </table:table-cell>
          <table:table-cell table:formula="of:=ABS([.M849]-[.F849])" office:value-type="float" office:value="0.00738033999999999" calcext:value-type="float">
            <text:p>0,00738034</text:p>
          </table:table-cell>
          <table:table-cell/>
        </table:table-row>
        <table:table-row table:style-name="ro1">
          <table:table-cell office:value-type="float" office:value="1623609906.26759" calcext:value-type="float">
            <text:p>1623609906,2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7" calcext:value-type="float">
            <text:p>-147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-0.54463904" calcext:value-type="float">
            <text:p>-0,54463904</text:p>
          </table:table-cell>
          <table:table-cell office:value-type="float" office:value="-147" calcext:value-type="float">
            <text:p>-147</text:p>
          </table:table-cell>
          <table:table-cell/>
          <table:table-cell office:value-type="float" office:value="-147.25" calcext:value-type="float">
            <text:p>-147,25</text:p>
          </table:table-cell>
          <table:table-cell table:formula="of:=([.D850]-[.I850])^2" office:value-type="float" office:value="0.0625" calcext:value-type="float">
            <text:p>0,0625</text:p>
          </table:table-cell>
          <table:table-cell/>
          <table:table-cell table:formula="of:=ROUND(COS([.I850]*PI()/180);7)" office:value-type="float" office:value="-0.841039" calcext:value-type="float">
            <text:p>-0,841039</text:p>
          </table:table-cell>
          <table:table-cell table:formula="of:=ROUND(SIN([.I850]*PI()/180);7)" office:value-type="float" office:value="-0.5409745" calcext:value-type="float">
            <text:p>-0,5409745</text:p>
          </table:table-cell>
          <table:table-cell table:formula="of:=ABS([.L850]-[.E850])" office:value-type="float" office:value="0.00236842999999998" calcext:value-type="float">
            <text:p>0,00236843</text:p>
          </table:table-cell>
          <table:table-cell table:formula="of:=ABS([.M850]-[.F850])" office:value-type="float" office:value="0.00366453999999994" calcext:value-type="float">
            <text:p>0,00366454</text:p>
          </table:table-cell>
          <table:table-cell/>
        </table:table-row>
        <table:table-row table:style-name="ro1">
          <table:table-cell office:value-type="float" office:value="1623609906.36757" calcext:value-type="float">
            <text:p>1623609906,3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7" calcext:value-type="float">
            <text:p>-147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-0.54463904" calcext:value-type="float">
            <text:p>-0,54463904</text:p>
          </table:table-cell>
          <table:table-cell office:value-type="float" office:value="-147" calcext:value-type="float">
            <text:p>-147</text:p>
          </table:table-cell>
          <table:table-cell/>
          <table:table-cell office:value-type="float" office:value="-147" calcext:value-type="float">
            <text:p>-147</text:p>
          </table:table-cell>
          <table:table-cell table:formula="of:=([.D851]-[.I851])^2" office:value-type="float" office:value="0" calcext:value-type="float">
            <text:p>0</text:p>
          </table:table-cell>
          <table:table-cell/>
          <table:table-cell table:formula="of:=ROUND(COS([.I851]*PI()/180);7)" office:value-type="float" office:value="-0.8386706" calcext:value-type="float">
            <text:p>-0,8386706</text:p>
          </table:table-cell>
          <table:table-cell table:formula="of:=ROUND(SIN([.I851]*PI()/180);7)" office:value-type="float" office:value="-0.544639" calcext:value-type="float">
            <text:p>-0,544639</text:p>
          </table:table-cell>
          <table:table-cell table:formula="of:=ABS([.L851]-[.E851])" office:value-type="float" office:value="0.0000000300000000397205" calcext:value-type="float">
            <text:p>3,00000000397205E-08</text:p>
          </table:table-cell>
          <table:table-cell table:formula="of:=ABS([.M851]-[.F851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06.46762" calcext:value-type="float">
            <text:p>1623609906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7" calcext:value-type="float">
            <text:p>-147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-0.54463904" calcext:value-type="float">
            <text:p>-0,54463904</text:p>
          </table:table-cell>
          <table:table-cell office:value-type="float" office:value="-147" calcext:value-type="float">
            <text:p>-147</text:p>
          </table:table-cell>
          <table:table-cell/>
          <table:table-cell office:value-type="float" office:value="-146.75" calcext:value-type="float">
            <text:p>-146,75</text:p>
          </table:table-cell>
          <table:table-cell table:formula="of:=([.D852]-[.I852])^2" office:value-type="float" office:value="0.0625" calcext:value-type="float">
            <text:p>0,0625</text:p>
          </table:table-cell>
          <table:table-cell/>
          <table:table-cell table:formula="of:=ROUND(COS([.I852]*PI()/180);7)" office:value-type="float" office:value="-0.8362862" calcext:value-type="float">
            <text:p>-0,8362862</text:p>
          </table:table-cell>
          <table:table-cell table:formula="of:=ROUND(SIN([.I852]*PI()/180);7)" office:value-type="float" office:value="-0.5482932" calcext:value-type="float">
            <text:p>-0,5482932</text:p>
          </table:table-cell>
          <table:table-cell table:formula="of:=ABS([.L852]-[.E852])" office:value-type="float" office:value="0.00238437000000002" calcext:value-type="float">
            <text:p>0,00238437</text:p>
          </table:table-cell>
          <table:table-cell table:formula="of:=ABS([.M852]-[.F852])" office:value-type="float" office:value="0.00365416000000007" calcext:value-type="float">
            <text:p>0,00365416</text:p>
          </table:table-cell>
          <table:table-cell/>
        </table:table-row>
        <table:table-row table:style-name="ro1">
          <table:table-cell office:value-type="float" office:value="1623609906.56761" calcext:value-type="float">
            <text:p>1623609906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7" calcext:value-type="float">
            <text:p>-147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-0.54463904" calcext:value-type="float">
            <text:p>-0,54463904</text:p>
          </table:table-cell>
          <table:table-cell office:value-type="float" office:value="-147" calcext:value-type="float">
            <text:p>-147</text:p>
          </table:table-cell>
          <table:table-cell/>
          <table:table-cell office:value-type="float" office:value="-146.5" calcext:value-type="float">
            <text:p>-146,5</text:p>
          </table:table-cell>
          <table:table-cell table:formula="of:=([.D853]-[.I853])^2" office:value-type="float" office:value="0.25" calcext:value-type="float">
            <text:p>0,25</text:p>
          </table:table-cell>
          <table:table-cell/>
          <table:table-cell table:formula="of:=ROUND(COS([.I853]*PI()/180);7)" office:value-type="float" office:value="-0.8338858" calcext:value-type="float">
            <text:p>-0,8338858</text:p>
          </table:table-cell>
          <table:table-cell table:formula="of:=ROUND(SIN([.I853]*PI()/180);7)" office:value-type="float" office:value="-0.551937" calcext:value-type="float">
            <text:p>-0,551937</text:p>
          </table:table-cell>
          <table:table-cell table:formula="of:=ABS([.L853]-[.E853])" office:value-type="float" office:value="0.00478476999999999" calcext:value-type="float">
            <text:p>0,00478477</text:p>
          </table:table-cell>
          <table:table-cell table:formula="of:=ABS([.M853]-[.F853])" office:value-type="float" office:value="0.00729796000000005" calcext:value-type="float">
            <text:p>0,00729796</text:p>
          </table:table-cell>
          <table:table-cell/>
        </table:table-row>
        <table:table-row table:style-name="ro1">
          <table:table-cell office:value-type="float" office:value="1623609906.66761" calcext:value-type="float">
            <text:p>1623609906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6" calcext:value-type="float">
            <text:p>-146</text:p>
          </table:table-cell>
          <table:table-cell office:value-type="float" office:value="-0.82903757" calcext:value-type="float">
            <text:p>-0,82903757</text:p>
          </table:table-cell>
          <table:table-cell office:value-type="float" office:value="-0.5591929" calcext:value-type="float">
            <text:p>-0,5591929</text:p>
          </table:table-cell>
          <table:table-cell office:value-type="float" office:value="-146" calcext:value-type="float">
            <text:p>-146</text:p>
          </table:table-cell>
          <table:table-cell/>
          <table:table-cell office:value-type="float" office:value="-146.25" calcext:value-type="float">
            <text:p>-146,25</text:p>
          </table:table-cell>
          <table:table-cell table:formula="of:=([.D854]-[.I854])^2" office:value-type="float" office:value="0.0625" calcext:value-type="float">
            <text:p>0,0625</text:p>
          </table:table-cell>
          <table:table-cell/>
          <table:table-cell table:formula="of:=ROUND(COS([.I854]*PI()/180);7)" office:value-type="float" office:value="-0.8314696" calcext:value-type="float">
            <text:p>-0,8314696</text:p>
          </table:table-cell>
          <table:table-cell table:formula="of:=ROUND(SIN([.I854]*PI()/180);7)" office:value-type="float" office:value="-0.5555702" calcext:value-type="float">
            <text:p>-0,5555702</text:p>
          </table:table-cell>
          <table:table-cell table:formula="of:=ABS([.L854]-[.E854])" office:value-type="float" office:value="0.00243203000000003" calcext:value-type="float">
            <text:p>0,00243203</text:p>
          </table:table-cell>
          <table:table-cell table:formula="of:=ABS([.M854]-[.F854])" office:value-type="float" office:value="0.00362269999999998" calcext:value-type="float">
            <text:p>0,0036227</text:p>
          </table:table-cell>
          <table:table-cell/>
        </table:table-row>
        <table:table-row table:style-name="ro1">
          <table:table-cell office:value-type="float" office:value="1623609906.76759" calcext:value-type="float">
            <text:p>1623609906,7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6" calcext:value-type="float">
            <text:p>-146</text:p>
          </table:table-cell>
          <table:table-cell office:value-type="float" office:value="-0.82903757" calcext:value-type="float">
            <text:p>-0,82903757</text:p>
          </table:table-cell>
          <table:table-cell office:value-type="float" office:value="-0.5591929" calcext:value-type="float">
            <text:p>-0,5591929</text:p>
          </table:table-cell>
          <table:table-cell office:value-type="float" office:value="-146" calcext:value-type="float">
            <text:p>-146</text:p>
          </table:table-cell>
          <table:table-cell/>
          <table:table-cell office:value-type="float" office:value="-146" calcext:value-type="float">
            <text:p>-146</text:p>
          </table:table-cell>
          <table:table-cell table:formula="of:=([.D855]-[.I855])^2" office:value-type="float" office:value="0" calcext:value-type="float">
            <text:p>0</text:p>
          </table:table-cell>
          <table:table-cell/>
          <table:table-cell table:formula="of:=ROUND(COS([.I855]*PI()/180);7)" office:value-type="float" office:value="-0.8290376" calcext:value-type="float">
            <text:p>-0,8290376</text:p>
          </table:table-cell>
          <table:table-cell table:formula="of:=ROUND(SIN([.I855]*PI()/180);7)" office:value-type="float" office:value="-0.5591929" calcext:value-type="float">
            <text:p>-0,5591929</text:p>
          </table:table-cell>
          <table:table-cell table:formula="of:=ABS([.L855]-[.E855])" office:value-type="float" office:value="0.0000000300000000397205" calcext:value-type="float">
            <text:p>3,00000000397205E-08</text:p>
          </table:table-cell>
          <table:table-cell table:formula="of:=ABS([.M855]-[.F8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06.86759" calcext:value-type="float">
            <text:p>1623609906,8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6" calcext:value-type="float">
            <text:p>-146</text:p>
          </table:table-cell>
          <table:table-cell office:value-type="float" office:value="-0.82903757" calcext:value-type="float">
            <text:p>-0,82903757</text:p>
          </table:table-cell>
          <table:table-cell office:value-type="float" office:value="-0.5591929" calcext:value-type="float">
            <text:p>-0,5591929</text:p>
          </table:table-cell>
          <table:table-cell office:value-type="float" office:value="-146" calcext:value-type="float">
            <text:p>-146</text:p>
          </table:table-cell>
          <table:table-cell/>
          <table:table-cell office:value-type="float" office:value="-145.75" calcext:value-type="float">
            <text:p>-145,75</text:p>
          </table:table-cell>
          <table:table-cell table:formula="of:=([.D856]-[.I856])^2" office:value-type="float" office:value="0.0625" calcext:value-type="float">
            <text:p>0,0625</text:p>
          </table:table-cell>
          <table:table-cell/>
          <table:table-cell table:formula="of:=ROUND(COS([.I856]*PI()/180);7)" office:value-type="float" office:value="-0.8265897" calcext:value-type="float">
            <text:p>-0,8265897</text:p>
          </table:table-cell>
          <table:table-cell table:formula="of:=ROUND(SIN([.I856]*PI()/180);7)" office:value-type="float" office:value="-0.5628049" calcext:value-type="float">
            <text:p>-0,5628049</text:p>
          </table:table-cell>
          <table:table-cell table:formula="of:=ABS([.L856]-[.E856])" office:value-type="float" office:value="0.00244787000000002" calcext:value-type="float">
            <text:p>0,00244787</text:p>
          </table:table-cell>
          <table:table-cell table:formula="of:=ABS([.M856]-[.F856])" office:value-type="float" office:value="0.00361200000000006" calcext:value-type="float">
            <text:p>0,003612</text:p>
          </table:table-cell>
          <table:table-cell/>
        </table:table-row>
        <table:table-row table:style-name="ro1">
          <table:table-cell office:value-type="float" office:value="1623609906.96761" calcext:value-type="float">
            <text:p>1623609906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6" calcext:value-type="float">
            <text:p>-146</text:p>
          </table:table-cell>
          <table:table-cell office:value-type="float" office:value="-0.82903757" calcext:value-type="float">
            <text:p>-0,82903757</text:p>
          </table:table-cell>
          <table:table-cell office:value-type="float" office:value="-0.5591929" calcext:value-type="float">
            <text:p>-0,5591929</text:p>
          </table:table-cell>
          <table:table-cell office:value-type="float" office:value="-146" calcext:value-type="float">
            <text:p>-146</text:p>
          </table:table-cell>
          <table:table-cell/>
          <table:table-cell office:value-type="float" office:value="-145.5" calcext:value-type="float">
            <text:p>-145,5</text:p>
          </table:table-cell>
          <table:table-cell table:formula="of:=([.D857]-[.I857])^2" office:value-type="float" office:value="0.25" calcext:value-type="float">
            <text:p>0,25</text:p>
          </table:table-cell>
          <table:table-cell/>
          <table:table-cell table:formula="of:=ROUND(COS([.I857]*PI()/180);7)" office:value-type="float" office:value="-0.8241262" calcext:value-type="float">
            <text:p>-0,8241262</text:p>
          </table:table-cell>
          <table:table-cell table:formula="of:=ROUND(SIN([.I857]*PI()/180);7)" office:value-type="float" office:value="-0.5664062" calcext:value-type="float">
            <text:p>-0,5664062</text:p>
          </table:table-cell>
          <table:table-cell table:formula="of:=ABS([.L857]-[.E857])" office:value-type="float" office:value="0.00491136999999997" calcext:value-type="float">
            <text:p>0,00491137</text:p>
          </table:table-cell>
          <table:table-cell table:formula="of:=ABS([.M857]-[.F857])" office:value-type="float" office:value="0.00721329999999998" calcext:value-type="float">
            <text:p>0,0072133</text:p>
          </table:table-cell>
          <table:table-cell/>
        </table:table-row>
        <table:table-row table:style-name="ro1">
          <table:table-cell office:value-type="float" office:value="1623609907.06761" calcext:value-type="float">
            <text:p>1623609907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5" calcext:value-type="float">
            <text:p>-145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-145" calcext:value-type="float">
            <text:p>-145</text:p>
          </table:table-cell>
          <table:table-cell/>
          <table:table-cell office:value-type="float" office:value="-145.25" calcext:value-type="float">
            <text:p>-145,25</text:p>
          </table:table-cell>
          <table:table-cell table:formula="of:=([.D858]-[.I858])^2" office:value-type="float" office:value="0.0625" calcext:value-type="float">
            <text:p>0,0625</text:p>
          </table:table-cell>
          <table:table-cell/>
          <table:table-cell table:formula="of:=ROUND(COS([.I858]*PI()/180);7)" office:value-type="float" office:value="-0.8216469" calcext:value-type="float">
            <text:p>-0,8216469</text:p>
          </table:table-cell>
          <table:table-cell table:formula="of:=ROUND(SIN([.I858]*PI()/180);7)" office:value-type="float" office:value="-0.5699968" calcext:value-type="float">
            <text:p>-0,5699968</text:p>
          </table:table-cell>
          <table:table-cell table:formula="of:=ABS([.L858]-[.E858])" office:value-type="float" office:value="0.00249485999999999" calcext:value-type="float">
            <text:p>0,00249486</text:p>
          </table:table-cell>
          <table:table-cell table:formula="of:=ABS([.M858]-[.F858])" office:value-type="float" office:value="0.00357963999999999" calcext:value-type="float">
            <text:p>0,00357964</text:p>
          </table:table-cell>
          <table:table-cell/>
        </table:table-row>
        <table:table-row table:style-name="ro1">
          <table:table-cell office:value-type="float" office:value="1623609907.16759" calcext:value-type="float">
            <text:p>1623609907,1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5" calcext:value-type="float">
            <text:p>-145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-145" calcext:value-type="float">
            <text:p>-145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([.D859]-[.I859])^2" office:value-type="float" office:value="0" calcext:value-type="float">
            <text:p>0</text:p>
          </table:table-cell>
          <table:table-cell/>
          <table:table-cell table:formula="of:=ROUND(COS([.I859]*PI()/180);7)" office:value-type="float" office:value="-0.819152" calcext:value-type="float">
            <text:p>-0,819152</text:p>
          </table:table-cell>
          <table:table-cell table:formula="of:=ROUND(SIN([.I859]*PI()/180);7)" office:value-type="float" office:value="-0.5735764" calcext:value-type="float">
            <text:p>-0,5735764</text:p>
          </table:table-cell>
          <table:table-cell table:formula="of:=ABS([.L859]-[.E859])" office:value-type="float" office:value="0.0000000399999999789458" calcext:value-type="float">
            <text:p>3,99999999789458E-08</text:p>
          </table:table-cell>
          <table:table-cell table:formula="of:=ABS([.M859]-[.F859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07.26761" calcext:value-type="float">
            <text:p>1623609907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5" calcext:value-type="float">
            <text:p>-145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-145" calcext:value-type="float">
            <text:p>-145</text:p>
          </table:table-cell>
          <table:table-cell/>
          <table:table-cell office:value-type="float" office:value="-144.75" calcext:value-type="float">
            <text:p>-144,75</text:p>
          </table:table-cell>
          <table:table-cell table:formula="of:=([.D860]-[.I860])^2" office:value-type="float" office:value="0.0625" calcext:value-type="float">
            <text:p>0,0625</text:p>
          </table:table-cell>
          <table:table-cell/>
          <table:table-cell table:formula="of:=ROUND(COS([.I860]*PI()/180);7)" office:value-type="float" office:value="-0.8166416" calcext:value-type="float">
            <text:p>-0,8166416</text:p>
          </table:table-cell>
          <table:table-cell table:formula="of:=ROUND(SIN([.I860]*PI()/180);7)" office:value-type="float" office:value="-0.5771452" calcext:value-type="float">
            <text:p>-0,5771452</text:p>
          </table:table-cell>
          <table:table-cell table:formula="of:=ABS([.L860]-[.E860])" office:value-type="float" office:value="0.00251044" calcext:value-type="float">
            <text:p>0,00251044</text:p>
          </table:table-cell>
          <table:table-cell table:formula="of:=ABS([.M860]-[.F860])" office:value-type="float" office:value="0.00356876000000006" calcext:value-type="float">
            <text:p>0,00356876</text:p>
          </table:table-cell>
          <table:table-cell/>
        </table:table-row>
        <table:table-row table:style-name="ro1">
          <table:table-cell office:value-type="float" office:value="1623609907.36762" calcext:value-type="float">
            <text:p>1623609907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5" calcext:value-type="float">
            <text:p>-145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-145" calcext:value-type="float">
            <text:p>-145</text:p>
          </table:table-cell>
          <table:table-cell/>
          <table:table-cell office:value-type="float" office:value="-144.5" calcext:value-type="float">
            <text:p>-144,5</text:p>
          </table:table-cell>
          <table:table-cell table:formula="of:=([.D861]-[.I861])^2" office:value-type="float" office:value="0.25" calcext:value-type="float">
            <text:p>0,25</text:p>
          </table:table-cell>
          <table:table-cell/>
          <table:table-cell table:formula="of:=ROUND(COS([.I861]*PI()/180);7)" office:value-type="float" office:value="-0.8141155" calcext:value-type="float">
            <text:p>-0,8141155</text:p>
          </table:table-cell>
          <table:table-cell table:formula="of:=ROUND(SIN([.I861]*PI()/180);7)" office:value-type="float" office:value="-0.580703" calcext:value-type="float">
            <text:p>-0,580703</text:p>
          </table:table-cell>
          <table:table-cell table:formula="of:=ABS([.L861]-[.E861])" office:value-type="float" office:value="0.00503653999999998" calcext:value-type="float">
            <text:p>0,00503654</text:p>
          </table:table-cell>
          <table:table-cell table:formula="of:=ABS([.M861]-[.F861])" office:value-type="float" office:value="0.00712656" calcext:value-type="float">
            <text:p>0,00712656</text:p>
          </table:table-cell>
          <table:table-cell/>
        </table:table-row>
        <table:table-row table:style-name="ro1">
          <table:table-cell office:value-type="float" office:value="1623609907.46762" calcext:value-type="float">
            <text:p>1623609907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4" calcext:value-type="float">
            <text:p>-144</text:p>
          </table:table-cell>
          <table:table-cell office:value-type="float" office:value="-0.80901699" calcext:value-type="float">
            <text:p>-0,80901699</text:p>
          </table:table-cell>
          <table:table-cell office:value-type="float" office:value="-0.58778525" calcext:value-type="float">
            <text:p>-0,58778525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float" office:value="-144.25" calcext:value-type="float">
            <text:p>-144,25</text:p>
          </table:table-cell>
          <table:table-cell table:formula="of:=([.D862]-[.I862])^2" office:value-type="float" office:value="0.0625" calcext:value-type="float">
            <text:p>0,0625</text:p>
          </table:table-cell>
          <table:table-cell/>
          <table:table-cell table:formula="of:=ROUND(COS([.I862]*PI()/180);7)" office:value-type="float" office:value="-0.811574" calcext:value-type="float">
            <text:p>-0,811574</text:p>
          </table:table-cell>
          <table:table-cell table:formula="of:=ROUND(SIN([.I862]*PI()/180);7)" office:value-type="float" office:value="-0.5842497" calcext:value-type="float">
            <text:p>-0,5842497</text:p>
          </table:table-cell>
          <table:table-cell table:formula="of:=ABS([.L862]-[.E862])" office:value-type="float" office:value="0.00255700999999997" calcext:value-type="float">
            <text:p>0,00255701</text:p>
          </table:table-cell>
          <table:table-cell table:formula="of:=ABS([.M862]-[.F862])" office:value-type="float" office:value="0.00353555000000005" calcext:value-type="float">
            <text:p>0,00353555</text:p>
          </table:table-cell>
          <table:table-cell/>
        </table:table-row>
        <table:table-row table:style-name="ro1">
          <table:table-cell office:value-type="float" office:value="1623609907.56761" calcext:value-type="float">
            <text:p>1623609907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4" calcext:value-type="float">
            <text:p>-144</text:p>
          </table:table-cell>
          <table:table-cell office:value-type="float" office:value="-0.80901699" calcext:value-type="float">
            <text:p>-0,80901699</text:p>
          </table:table-cell>
          <table:table-cell office:value-type="float" office:value="-0.58778525" calcext:value-type="float">
            <text:p>-0,58778525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float" office:value="-144" calcext:value-type="float">
            <text:p>-144</text:p>
          </table:table-cell>
          <table:table-cell table:formula="of:=([.D863]-[.I863])^2" office:value-type="float" office:value="0" calcext:value-type="float">
            <text:p>0</text:p>
          </table:table-cell>
          <table:table-cell/>
          <table:table-cell table:formula="of:=ROUND(COS([.I863]*PI()/180);7)" office:value-type="float" office:value="-0.809017" calcext:value-type="float">
            <text:p>-0,809017</text:p>
          </table:table-cell>
          <table:table-cell table:formula="of:=ROUND(SIN([.I863]*PI()/180);7)" office:value-type="float" office:value="-0.5877853" calcext:value-type="float">
            <text:p>-0,5877853</text:p>
          </table:table-cell>
          <table:table-cell table:formula="of:=ABS([.L863]-[.E863])" office:value-type="float" office:value="0.00000000999999993922529" calcext:value-type="float">
            <text:p>9,99999993922529E-09</text:p>
          </table:table-cell>
          <table:table-cell table:formula="of:=ABS([.M863]-[.F863])" office:value-type="float" office:value="0.0000000499999999181711" calcext:value-type="float">
            <text:p>4,99999999181711E-08</text:p>
          </table:table-cell>
          <table:table-cell/>
        </table:table-row>
        <table:table-row table:style-name="ro1">
          <table:table-cell office:value-type="float" office:value="1623609907.66761" calcext:value-type="float">
            <text:p>1623609907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4" calcext:value-type="float">
            <text:p>-144</text:p>
          </table:table-cell>
          <table:table-cell office:value-type="float" office:value="-0.80901699" calcext:value-type="float">
            <text:p>-0,80901699</text:p>
          </table:table-cell>
          <table:table-cell office:value-type="float" office:value="-0.58778525" calcext:value-type="float">
            <text:p>-0,58778525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float" office:value="-143.75" calcext:value-type="float">
            <text:p>-143,75</text:p>
          </table:table-cell>
          <table:table-cell table:formula="of:=([.D864]-[.I864])^2" office:value-type="float" office:value="0.0625" calcext:value-type="float">
            <text:p>0,0625</text:p>
          </table:table-cell>
          <table:table-cell/>
          <table:table-cell table:formula="of:=ROUND(COS([.I864]*PI()/180);7)" office:value-type="float" office:value="-0.8064446" calcext:value-type="float">
            <text:p>-0,8064446</text:p>
          </table:table-cell>
          <table:table-cell table:formula="of:=ROUND(SIN([.I864]*PI()/180);7)" office:value-type="float" office:value="-0.5913096" calcext:value-type="float">
            <text:p>-0,5913096</text:p>
          </table:table-cell>
          <table:table-cell table:formula="of:=ABS([.L864]-[.E864])" office:value-type="float" office:value="0.00257239000000009" calcext:value-type="float">
            <text:p>0,00257239</text:p>
          </table:table-cell>
          <table:table-cell table:formula="of:=ABS([.M864]-[.F864])" office:value-type="float" office:value="0.00352434999999995" calcext:value-type="float">
            <text:p>0,00352435</text:p>
          </table:table-cell>
          <table:table-cell/>
        </table:table-row>
        <table:table-row table:style-name="ro1">
          <table:table-cell office:value-type="float" office:value="1623609907.76761" calcext:value-type="float">
            <text:p>1623609907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3" calcext:value-type="float">
            <text:p>-143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-0.60181502" calcext:value-type="float">
            <text:p>-0,60181502</text:p>
          </table:table-cell>
          <table:table-cell office:value-type="float" office:value="-143" calcext:value-type="float">
            <text:p>-143</text:p>
          </table:table-cell>
          <table:table-cell/>
          <table:table-cell office:value-type="float" office:value="-143.5" calcext:value-type="float">
            <text:p>-143,5</text:p>
          </table:table-cell>
          <table:table-cell table:formula="of:=([.D865]-[.I865])^2" office:value-type="float" office:value="0.25" calcext:value-type="float">
            <text:p>0,25</text:p>
          </table:table-cell>
          <table:table-cell/>
          <table:table-cell table:formula="of:=ROUND(COS([.I865]*PI()/180);7)" office:value-type="float" office:value="-0.8038569" calcext:value-type="float">
            <text:p>-0,8038569</text:p>
          </table:table-cell>
          <table:table-cell table:formula="of:=ROUND(SIN([.I865]*PI()/180);7)" office:value-type="float" office:value="-0.5948228" calcext:value-type="float">
            <text:p>-0,5948228</text:p>
          </table:table-cell>
          <table:table-cell table:formula="of:=ABS([.L865]-[.E865])" office:value-type="float" office:value="0.00522138999999999" calcext:value-type="float">
            <text:p>0,00522139</text:p>
          </table:table-cell>
          <table:table-cell table:formula="of:=ABS([.M865]-[.F865])" office:value-type="float" office:value="0.00699221999999999" calcext:value-type="float">
            <text:p>0,00699222</text:p>
          </table:table-cell>
          <table:table-cell/>
        </table:table-row>
        <table:table-row table:style-name="ro1">
          <table:table-cell office:value-type="float" office:value="1623609907.86762" calcext:value-type="float">
            <text:p>1623609907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3" calcext:value-type="float">
            <text:p>-143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-0.60181502" calcext:value-type="float">
            <text:p>-0,60181502</text:p>
          </table:table-cell>
          <table:table-cell office:value-type="float" office:value="-143" calcext:value-type="float">
            <text:p>-143</text:p>
          </table:table-cell>
          <table:table-cell/>
          <table:table-cell office:value-type="float" office:value="-143.25" calcext:value-type="float">
            <text:p>-143,25</text:p>
          </table:table-cell>
          <table:table-cell table:formula="of:=([.D866]-[.I866])^2" office:value-type="float" office:value="0.0625" calcext:value-type="float">
            <text:p>0,0625</text:p>
          </table:table-cell>
          <table:table-cell/>
          <table:table-cell table:formula="of:=ROUND(COS([.I866]*PI()/180);7)" office:value-type="float" office:value="-0.8012538" calcext:value-type="float">
            <text:p>-0,8012538</text:p>
          </table:table-cell>
          <table:table-cell table:formula="of:=ROUND(SIN([.I866]*PI()/180);7)" office:value-type="float" office:value="-0.5983246" calcext:value-type="float">
            <text:p>-0,5983246</text:p>
          </table:table-cell>
          <table:table-cell table:formula="of:=ABS([.L866]-[.E866])" office:value-type="float" office:value="0.00261829000000002" calcext:value-type="float">
            <text:p>0,00261829</text:p>
          </table:table-cell>
          <table:table-cell table:formula="of:=ABS([.M866]-[.F866])" office:value-type="float" office:value="0.00349041999999999" calcext:value-type="float">
            <text:p>0,00349042</text:p>
          </table:table-cell>
          <table:table-cell/>
        </table:table-row>
        <table:table-row table:style-name="ro1">
          <table:table-cell office:value-type="float" office:value="1623609907.96761" calcext:value-type="float">
            <text:p>1623609907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3" calcext:value-type="float">
            <text:p>-143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-0.60181502" calcext:value-type="float">
            <text:p>-0,60181502</text:p>
          </table:table-cell>
          <table:table-cell office:value-type="float" office:value="-143" calcext:value-type="float">
            <text:p>-143</text:p>
          </table:table-cell>
          <table:table-cell/>
          <table:table-cell office:value-type="float" office:value="-143" calcext:value-type="float">
            <text:p>-143</text:p>
          </table:table-cell>
          <table:table-cell table:formula="of:=([.D867]-[.I867])^2" office:value-type="float" office:value="0" calcext:value-type="float">
            <text:p>0</text:p>
          </table:table-cell>
          <table:table-cell/>
          <table:table-cell table:formula="of:=ROUND(COS([.I867]*PI()/180);7)" office:value-type="float" office:value="-0.7986355" calcext:value-type="float">
            <text:p>-0,7986355</text:p>
          </table:table-cell>
          <table:table-cell table:formula="of:=ROUND(SIN([.I867]*PI()/180);7)" office:value-type="float" office:value="-0.601815" calcext:value-type="float">
            <text:p>-0,601815</text:p>
          </table:table-cell>
          <table:table-cell table:formula="of:=ABS([.L867]-[.E867])" office:value-type="float" office:value="0.00000000999999993922529" calcext:value-type="float">
            <text:p>9,99999993922529E-09</text:p>
          </table:table-cell>
          <table:table-cell table:formula="of:=ABS([.M867]-[.F867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08.06762" calcext:value-type="float">
            <text:p>1623609908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3" calcext:value-type="float">
            <text:p>-143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-0.60181502" calcext:value-type="float">
            <text:p>-0,60181502</text:p>
          </table:table-cell>
          <table:table-cell office:value-type="float" office:value="-143" calcext:value-type="float">
            <text:p>-143</text:p>
          </table:table-cell>
          <table:table-cell/>
          <table:table-cell office:value-type="float" office:value="-142.75" calcext:value-type="float">
            <text:p>-142,75</text:p>
          </table:table-cell>
          <table:table-cell table:formula="of:=([.D868]-[.I868])^2" office:value-type="float" office:value="0.0625" calcext:value-type="float">
            <text:p>0,0625</text:p>
          </table:table-cell>
          <table:table-cell/>
          <table:table-cell table:formula="of:=ROUND(COS([.I868]*PI()/180);7)" office:value-type="float" office:value="-0.796002" calcext:value-type="float">
            <text:p>-0,796002</text:p>
          </table:table-cell>
          <table:table-cell table:formula="of:=ROUND(SIN([.I868]*PI()/180);7)" office:value-type="float" office:value="-0.605294" calcext:value-type="float">
            <text:p>-0,605294</text:p>
          </table:table-cell>
          <table:table-cell table:formula="of:=ABS([.L868]-[.E868])" office:value-type="float" office:value="0.00263351000000001" calcext:value-type="float">
            <text:p>0,00263351</text:p>
          </table:table-cell>
          <table:table-cell table:formula="of:=ABS([.M868]-[.F868])" office:value-type="float" office:value="0.00347898000000002" calcext:value-type="float">
            <text:p>0,00347898</text:p>
          </table:table-cell>
          <table:table-cell/>
        </table:table-row>
        <table:table-row table:style-name="ro1">
          <table:table-cell office:value-type="float" office:value="1623609908.16761" calcext:value-type="float">
            <text:p>1623609908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3" calcext:value-type="float">
            <text:p>-143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-0.60181502" calcext:value-type="float">
            <text:p>-0,60181502</text:p>
          </table:table-cell>
          <table:table-cell office:value-type="float" office:value="-143" calcext:value-type="float">
            <text:p>-143</text:p>
          </table:table-cell>
          <table:table-cell/>
          <table:table-cell office:value-type="float" office:value="-142.5" calcext:value-type="float">
            <text:p>-142,5</text:p>
          </table:table-cell>
          <table:table-cell table:formula="of:=([.D869]-[.I869])^2" office:value-type="float" office:value="0.25" calcext:value-type="float">
            <text:p>0,25</text:p>
          </table:table-cell>
          <table:table-cell/>
          <table:table-cell table:formula="of:=ROUND(COS([.I869]*PI()/180);7)" office:value-type="float" office:value="-0.7933533" calcext:value-type="float">
            <text:p>-0,7933533</text:p>
          </table:table-cell>
          <table:table-cell table:formula="of:=ROUND(SIN([.I869]*PI()/180);7)" office:value-type="float" office:value="-0.6087614" calcext:value-type="float">
            <text:p>-0,6087614</text:p>
          </table:table-cell>
          <table:table-cell table:formula="of:=ABS([.L869]-[.E869])" office:value-type="float" office:value="0.00528220999999995" calcext:value-type="float">
            <text:p>0,00528221</text:p>
          </table:table-cell>
          <table:table-cell table:formula="of:=ABS([.M869]-[.F869])" office:value-type="float" office:value="0.00694638000000003" calcext:value-type="float">
            <text:p>0,00694638</text:p>
          </table:table-cell>
          <table:table-cell/>
        </table:table-row>
        <table:table-row table:style-name="ro1">
          <table:table-cell office:value-type="float" office:value="1623609908.26766" calcext:value-type="float">
            <text:p>1623609908,2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2" calcext:value-type="float">
            <text:p>-142</text:p>
          </table:table-cell>
          <table:table-cell office:value-type="float" office:value="-0.78801075" calcext:value-type="float">
            <text:p>-0,78801075</text:p>
          </table:table-cell>
          <table:table-cell office:value-type="float" office:value="-0.61566148" calcext:value-type="float">
            <text:p>-0,61566148</text:p>
          </table:table-cell>
          <table:table-cell office:value-type="float" office:value="-142" calcext:value-type="float">
            <text:p>-142</text:p>
          </table:table-cell>
          <table:table-cell/>
          <table:table-cell office:value-type="float" office:value="-142.25" calcext:value-type="float">
            <text:p>-142,25</text:p>
          </table:table-cell>
          <table:table-cell table:formula="of:=([.D870]-[.I870])^2" office:value-type="float" office:value="0.0625" calcext:value-type="float">
            <text:p>0,0625</text:p>
          </table:table-cell>
          <table:table-cell/>
          <table:table-cell table:formula="of:=ROUND(COS([.I870]*PI()/180);7)" office:value-type="float" office:value="-0.7906896" calcext:value-type="float">
            <text:p>-0,7906896</text:p>
          </table:table-cell>
          <table:table-cell table:formula="of:=ROUND(SIN([.I870]*PI()/180);7)" office:value-type="float" office:value="-0.6122173" calcext:value-type="float">
            <text:p>-0,6122173</text:p>
          </table:table-cell>
          <table:table-cell table:formula="of:=ABS([.L870]-[.E870])" office:value-type="float" office:value="0.00267885000000001" calcext:value-type="float">
            <text:p>0,00267885</text:p>
          </table:table-cell>
          <table:table-cell table:formula="of:=ABS([.M870]-[.F870])" office:value-type="float" office:value="0.00344418000000002" calcext:value-type="float">
            <text:p>0,00344418</text:p>
          </table:table-cell>
          <table:table-cell/>
        </table:table-row>
        <table:table-row table:style-name="ro1">
          <table:table-cell office:value-type="float" office:value="1623609908.36761" calcext:value-type="float">
            <text:p>1623609908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2" calcext:value-type="float">
            <text:p>-142</text:p>
          </table:table-cell>
          <table:table-cell office:value-type="float" office:value="-0.78801075" calcext:value-type="float">
            <text:p>-0,78801075</text:p>
          </table:table-cell>
          <table:table-cell office:value-type="float" office:value="-0.61566148" calcext:value-type="float">
            <text:p>-0,61566148</text:p>
          </table:table-cell>
          <table:table-cell office:value-type="float" office:value="-142" calcext:value-type="float">
            <text:p>-142</text:p>
          </table:table-cell>
          <table:table-cell/>
          <table:table-cell office:value-type="float" office:value="-142" calcext:value-type="float">
            <text:p>-142</text:p>
          </table:table-cell>
          <table:table-cell table:formula="of:=([.D871]-[.I871])^2" office:value-type="float" office:value="0" calcext:value-type="float">
            <text:p>0</text:p>
          </table:table-cell>
          <table:table-cell/>
          <table:table-cell table:formula="of:=ROUND(COS([.I871]*PI()/180);7)" office:value-type="float" office:value="-0.7880108" calcext:value-type="float">
            <text:p>-0,7880108</text:p>
          </table:table-cell>
          <table:table-cell table:formula="of:=ROUND(SIN([.I871]*PI()/180);7)" office:value-type="float" office:value="-0.6156615" calcext:value-type="float">
            <text:p>-0,6156615</text:p>
          </table:table-cell>
          <table:table-cell table:formula="of:=ABS([.L871]-[.E871])" office:value-type="float" office:value="0.0000000500000000291934" calcext:value-type="float">
            <text:p>5,00000000291934E-08</text:p>
          </table:table-cell>
          <table:table-cell table:formula="of:=ABS([.M871]-[.F871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08.46762" calcext:value-type="float">
            <text:p>1623609908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2" calcext:value-type="float">
            <text:p>-142</text:p>
          </table:table-cell>
          <table:table-cell office:value-type="float" office:value="-0.78801075" calcext:value-type="float">
            <text:p>-0,78801075</text:p>
          </table:table-cell>
          <table:table-cell office:value-type="float" office:value="-0.61566148" calcext:value-type="float">
            <text:p>-0,61566148</text:p>
          </table:table-cell>
          <table:table-cell office:value-type="float" office:value="-142" calcext:value-type="float">
            <text:p>-142</text:p>
          </table:table-cell>
          <table:table-cell/>
          <table:table-cell office:value-type="float" office:value="-141.75" calcext:value-type="float">
            <text:p>-141,75</text:p>
          </table:table-cell>
          <table:table-cell table:formula="of:=([.D872]-[.I872])^2" office:value-type="float" office:value="0.0625" calcext:value-type="float">
            <text:p>0,0625</text:p>
          </table:table-cell>
          <table:table-cell/>
          <table:table-cell table:formula="of:=ROUND(COS([.I872]*PI()/180);7)" office:value-type="float" office:value="-0.7853169" calcext:value-type="float">
            <text:p>-0,7853169</text:p>
          </table:table-cell>
          <table:table-cell table:formula="of:=ROUND(SIN([.I872]*PI()/180);7)" office:value-type="float" office:value="-0.6190939" calcext:value-type="float">
            <text:p>-0,6190939</text:p>
          </table:table-cell>
          <table:table-cell table:formula="of:=ABS([.L872]-[.E872])" office:value-type="float" office:value="0.00269385" calcext:value-type="float">
            <text:p>0,00269385</text:p>
          </table:table-cell>
          <table:table-cell table:formula="of:=ABS([.M872]-[.F872])" office:value-type="float" office:value="0.00343241999999999" calcext:value-type="float">
            <text:p>0,00343242</text:p>
          </table:table-cell>
          <table:table-cell/>
        </table:table-row>
        <table:table-row table:style-name="ro1">
          <table:table-cell office:value-type="float" office:value="1623609908.56761" calcext:value-type="float">
            <text:p>1623609908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2" calcext:value-type="float">
            <text:p>-142</text:p>
          </table:table-cell>
          <table:table-cell office:value-type="float" office:value="-0.78801075" calcext:value-type="float">
            <text:p>-0,78801075</text:p>
          </table:table-cell>
          <table:table-cell office:value-type="float" office:value="-0.61566148" calcext:value-type="float">
            <text:p>-0,61566148</text:p>
          </table:table-cell>
          <table:table-cell office:value-type="float" office:value="-142" calcext:value-type="float">
            <text:p>-142</text:p>
          </table:table-cell>
          <table:table-cell/>
          <table:table-cell office:value-type="float" office:value="-141.5" calcext:value-type="float">
            <text:p>-141,5</text:p>
          </table:table-cell>
          <table:table-cell table:formula="of:=([.D873]-[.I873])^2" office:value-type="float" office:value="0.25" calcext:value-type="float">
            <text:p>0,25</text:p>
          </table:table-cell>
          <table:table-cell/>
          <table:table-cell table:formula="of:=ROUND(COS([.I873]*PI()/180);7)" office:value-type="float" office:value="-0.7826082" calcext:value-type="float">
            <text:p>-0,7826082</text:p>
          </table:table-cell>
          <table:table-cell table:formula="of:=ROUND(SIN([.I873]*PI()/180);7)" office:value-type="float" office:value="-0.6225146" calcext:value-type="float">
            <text:p>-0,6225146</text:p>
          </table:table-cell>
          <table:table-cell table:formula="of:=ABS([.L873]-[.E873])" office:value-type="float" office:value="0.00540255000000001" calcext:value-type="float">
            <text:p>0,00540255</text:p>
          </table:table-cell>
          <table:table-cell table:formula="of:=ABS([.M873]-[.F873])" office:value-type="float" office:value="0.00685312000000005" calcext:value-type="float">
            <text:p>0,00685312</text:p>
          </table:table-cell>
          <table:table-cell/>
        </table:table-row>
        <table:table-row table:style-name="ro1">
          <table:table-cell office:value-type="float" office:value="1623609908.66761" calcext:value-type="float">
            <text:p>1623609908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1" calcext:value-type="float">
            <text:p>-141</text:p>
          </table:table-cell>
          <table:table-cell office:value-type="float" office:value="-0.77714596" calcext:value-type="float">
            <text:p>-0,77714596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-141" calcext:value-type="float">
            <text:p>-141</text:p>
          </table:table-cell>
          <table:table-cell/>
          <table:table-cell office:value-type="float" office:value="-141.25" calcext:value-type="float">
            <text:p>-141,25</text:p>
          </table:table-cell>
          <table:table-cell table:formula="of:=([.D874]-[.I874])^2" office:value-type="float" office:value="0.0625" calcext:value-type="float">
            <text:p>0,0625</text:p>
          </table:table-cell>
          <table:table-cell/>
          <table:table-cell table:formula="of:=ROUND(COS([.I874]*PI()/180);7)" office:value-type="float" office:value="-0.7798845" calcext:value-type="float">
            <text:p>-0,7798845</text:p>
          </table:table-cell>
          <table:table-cell table:formula="of:=ROUND(SIN([.I874]*PI()/180);7)" office:value-type="float" office:value="-0.6259235" calcext:value-type="float">
            <text:p>-0,6259235</text:p>
          </table:table-cell>
          <table:table-cell table:formula="of:=ABS([.L874]-[.E874])" office:value-type="float" office:value="0.00273853999999996" calcext:value-type="float">
            <text:p>0,00273854</text:p>
          </table:table-cell>
          <table:table-cell table:formula="of:=ABS([.M874]-[.F874])" office:value-type="float" office:value="0.0033968900000001" calcext:value-type="float">
            <text:p>0,00339689</text:p>
          </table:table-cell>
          <table:table-cell/>
        </table:table-row>
        <table:table-row table:style-name="ro1">
          <table:table-cell office:value-type="float" office:value="1623609908.76761" calcext:value-type="float">
            <text:p>1623609908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1" calcext:value-type="float">
            <text:p>-141</text:p>
          </table:table-cell>
          <table:table-cell office:value-type="float" office:value="-0.77714596" calcext:value-type="float">
            <text:p>-0,77714596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-141" calcext:value-type="float">
            <text:p>-141</text:p>
          </table:table-cell>
          <table:table-cell/>
          <table:table-cell office:value-type="float" office:value="-141" calcext:value-type="float">
            <text:p>-141</text:p>
          </table:table-cell>
          <table:table-cell table:formula="of:=([.D875]-[.I875])^2" office:value-type="float" office:value="0" calcext:value-type="float">
            <text:p>0</text:p>
          </table:table-cell>
          <table:table-cell/>
          <table:table-cell table:formula="of:=ROUND(COS([.I875]*PI()/180);7)" office:value-type="float" office:value="-0.777146" calcext:value-type="float">
            <text:p>-0,777146</text:p>
          </table:table-cell>
          <table:table-cell table:formula="of:=ROUND(SIN([.I875]*PI()/180);7)" office:value-type="float" office:value="-0.6293204" calcext:value-type="float">
            <text:p>-0,6293204</text:p>
          </table:table-cell>
          <table:table-cell table:formula="of:=ABS([.L875]-[.E875])" office:value-type="float" office:value="0.0000000399999999789458" calcext:value-type="float">
            <text:p>3,99999999789458E-08</text:p>
          </table:table-cell>
          <table:table-cell table:formula="of:=ABS([.M875]-[.F875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908.86761" calcext:value-type="float">
            <text:p>1623609908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1" calcext:value-type="float">
            <text:p>-141</text:p>
          </table:table-cell>
          <table:table-cell office:value-type="float" office:value="-0.77714596" calcext:value-type="float">
            <text:p>-0,77714596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-141" calcext:value-type="float">
            <text:p>-141</text:p>
          </table:table-cell>
          <table:table-cell/>
          <table:table-cell office:value-type="float" office:value="-140.75" calcext:value-type="float">
            <text:p>-140,75</text:p>
          </table:table-cell>
          <table:table-cell table:formula="of:=([.D876]-[.I876])^2" office:value-type="float" office:value="0.0625" calcext:value-type="float">
            <text:p>0,0625</text:p>
          </table:table-cell>
          <table:table-cell/>
          <table:table-cell table:formula="of:=ROUND(COS([.I876]*PI()/180);7)" office:value-type="float" office:value="-0.7743926" calcext:value-type="float">
            <text:p>-0,7743926</text:p>
          </table:table-cell>
          <table:table-cell table:formula="of:=ROUND(SIN([.I876]*PI()/180);7)" office:value-type="float" office:value="-0.6327053" calcext:value-type="float">
            <text:p>-0,6327053</text:p>
          </table:table-cell>
          <table:table-cell table:formula="of:=ABS([.L876]-[.E876])" office:value-type="float" office:value="0.00275336000000004" calcext:value-type="float">
            <text:p>0,00275336</text:p>
          </table:table-cell>
          <table:table-cell table:formula="of:=ABS([.M876]-[.F876])" office:value-type="float" office:value="0.00338490999999996" calcext:value-type="float">
            <text:p>0,00338491</text:p>
          </table:table-cell>
          <table:table-cell/>
        </table:table-row>
        <table:table-row table:style-name="ro1">
          <table:table-cell office:value-type="float" office:value="1623609908.96761" calcext:value-type="float">
            <text:p>1623609908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1" calcext:value-type="float">
            <text:p>-141</text:p>
          </table:table-cell>
          <table:table-cell office:value-type="float" office:value="-0.77714596" calcext:value-type="float">
            <text:p>-0,77714596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-141" calcext:value-type="float">
            <text:p>-141</text:p>
          </table:table-cell>
          <table:table-cell/>
          <table:table-cell office:value-type="float" office:value="-140.5" calcext:value-type="float">
            <text:p>-140,5</text:p>
          </table:table-cell>
          <table:table-cell table:formula="of:=([.D877]-[.I877])^2" office:value-type="float" office:value="0.25" calcext:value-type="float">
            <text:p>0,25</text:p>
          </table:table-cell>
          <table:table-cell/>
          <table:table-cell table:formula="of:=ROUND(COS([.I877]*PI()/180);7)" office:value-type="float" office:value="-0.7716246" calcext:value-type="float">
            <text:p>-0,7716246</text:p>
          </table:table-cell>
          <table:table-cell table:formula="of:=ROUND(SIN([.I877]*PI()/180);7)" office:value-type="float" office:value="-0.6360782" calcext:value-type="float">
            <text:p>-0,6360782</text:p>
          </table:table-cell>
          <table:table-cell table:formula="of:=ABS([.L877]-[.E877])" office:value-type="float" office:value="0.00552136000000003" calcext:value-type="float">
            <text:p>0,00552136</text:p>
          </table:table-cell>
          <table:table-cell table:formula="of:=ABS([.M877]-[.F877])" office:value-type="float" office:value="0.00675780999999998" calcext:value-type="float">
            <text:p>0,00675781</text:p>
          </table:table-cell>
          <table:table-cell/>
        </table:table-row>
        <table:table-row table:style-name="ro1">
          <table:table-cell office:value-type="float" office:value="1623609909.06761" calcext:value-type="float">
            <text:p>1623609909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0" calcext:value-type="float">
            <text:p>-140</text:p>
          </table:table-cell>
          <table:table-cell office:value-type="float" office:value="-0.76604444" calcext:value-type="float">
            <text:p>-0,76604444</text:p>
          </table:table-cell>
          <table:table-cell office:value-type="float" office:value="-0.64278761" calcext:value-type="float">
            <text:p>-0,64278761</text:p>
          </table:table-cell>
          <table:table-cell office:value-type="float" office:value="-140" calcext:value-type="float">
            <text:p>-140</text:p>
          </table:table-cell>
          <table:table-cell/>
          <table:table-cell office:value-type="float" office:value="-140.25" calcext:value-type="float">
            <text:p>-140,25</text:p>
          </table:table-cell>
          <table:table-cell table:formula="of:=([.D878]-[.I878])^2" office:value-type="float" office:value="0.0625" calcext:value-type="float">
            <text:p>0,0625</text:p>
          </table:table-cell>
          <table:table-cell/>
          <table:table-cell table:formula="of:=ROUND(COS([.I878]*PI()/180);7)" office:value-type="float" office:value="-0.7688418" calcext:value-type="float">
            <text:p>-0,7688418</text:p>
          </table:table-cell>
          <table:table-cell table:formula="of:=ROUND(SIN([.I878]*PI()/180);7)" office:value-type="float" office:value="-0.639439" calcext:value-type="float">
            <text:p>-0,639439</text:p>
          </table:table-cell>
          <table:table-cell table:formula="of:=ABS([.L878]-[.E878])" office:value-type="float" office:value="0.00279735999999997" calcext:value-type="float">
            <text:p>0,00279736</text:p>
          </table:table-cell>
          <table:table-cell table:formula="of:=ABS([.M878]-[.F878])" office:value-type="float" office:value="0.00334861000000009" calcext:value-type="float">
            <text:p>0,00334861</text:p>
          </table:table-cell>
          <table:table-cell/>
        </table:table-row>
        <table:table-row table:style-name="ro1">
          <table:table-cell office:value-type="float" office:value="1623609909.16762" calcext:value-type="float">
            <text:p>1623609909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0" calcext:value-type="float">
            <text:p>-140</text:p>
          </table:table-cell>
          <table:table-cell office:value-type="float" office:value="-0.76604444" calcext:value-type="float">
            <text:p>-0,76604444</text:p>
          </table:table-cell>
          <table:table-cell office:value-type="float" office:value="-0.64278761" calcext:value-type="float">
            <text:p>-0,64278761</text:p>
          </table:table-cell>
          <table:table-cell office:value-type="float" office:value="-140" calcext:value-type="float">
            <text:p>-140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D879]-[.I879])^2" office:value-type="float" office:value="0" calcext:value-type="float">
            <text:p>0</text:p>
          </table:table-cell>
          <table:table-cell/>
          <table:table-cell table:formula="of:=ROUND(COS([.I879]*PI()/180);7)" office:value-type="float" office:value="-0.7660444" calcext:value-type="float">
            <text:p>-0,7660444</text:p>
          </table:table-cell>
          <table:table-cell table:formula="of:=ROUND(SIN([.I879]*PI()/180);7)" office:value-type="float" office:value="-0.6427876" calcext:value-type="float">
            <text:p>-0,6427876</text:p>
          </table:table-cell>
          <table:table-cell table:formula="of:=ABS([.L879]-[.E879])" office:value-type="float" office:value="0.0000000400000000899681" calcext:value-type="float">
            <text:p>4,00000000899681E-08</text:p>
          </table:table-cell>
          <table:table-cell table:formula="of:=ABS([.M879]-[.F879])" office:value-type="float" office:value="0.0000000100000000502476" calcext:value-type="float">
            <text:p>1,00000000502476E-08</text:p>
          </table:table-cell>
          <table:table-cell/>
        </table:table-row>
        <table:table-row table:style-name="ro1">
          <table:table-cell office:value-type="float" office:value="1623609909.26761" calcext:value-type="float">
            <text:p>1623609909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0" calcext:value-type="float">
            <text:p>-140</text:p>
          </table:table-cell>
          <table:table-cell office:value-type="float" office:value="-0.76604444" calcext:value-type="float">
            <text:p>-0,76604444</text:p>
          </table:table-cell>
          <table:table-cell office:value-type="float" office:value="-0.64278761" calcext:value-type="float">
            <text:p>-0,64278761</text:p>
          </table:table-cell>
          <table:table-cell office:value-type="float" office:value="-140" calcext:value-type="float">
            <text:p>-140</text:p>
          </table:table-cell>
          <table:table-cell/>
          <table:table-cell office:value-type="float" office:value="-139.75" calcext:value-type="float">
            <text:p>-139,75</text:p>
          </table:table-cell>
          <table:table-cell table:formula="of:=([.D880]-[.I880])^2" office:value-type="float" office:value="0.0625" calcext:value-type="float">
            <text:p>0,0625</text:p>
          </table:table-cell>
          <table:table-cell/>
          <table:table-cell table:formula="of:=ROUND(COS([.I880]*PI()/180);7)" office:value-type="float" office:value="-0.7632325" calcext:value-type="float">
            <text:p>-0,7632325</text:p>
          </table:table-cell>
          <table:table-cell table:formula="of:=ROUND(SIN([.I880]*PI()/180);7)" office:value-type="float" office:value="-0.646124" calcext:value-type="float">
            <text:p>-0,646124</text:p>
          </table:table-cell>
          <table:table-cell table:formula="of:=ABS([.L880]-[.E880])" office:value-type="float" office:value="0.00281194000000007" calcext:value-type="float">
            <text:p>0,00281194</text:p>
          </table:table-cell>
          <table:table-cell table:formula="of:=ABS([.M880]-[.F880])" office:value-type="float" office:value="0.00333638999999997" calcext:value-type="float">
            <text:p>0,00333639</text:p>
          </table:table-cell>
          <table:table-cell/>
        </table:table-row>
        <table:table-row table:style-name="ro1">
          <table:table-cell office:value-type="float" office:value="1623609909.36758" calcext:value-type="float">
            <text:p>1623609909,3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0" calcext:value-type="float">
            <text:p>-140</text:p>
          </table:table-cell>
          <table:table-cell office:value-type="float" office:value="-0.76604444" calcext:value-type="float">
            <text:p>-0,76604444</text:p>
          </table:table-cell>
          <table:table-cell office:value-type="float" office:value="-0.64278761" calcext:value-type="float">
            <text:p>-0,64278761</text:p>
          </table:table-cell>
          <table:table-cell office:value-type="float" office:value="-140" calcext:value-type="float">
            <text:p>-140</text:p>
          </table:table-cell>
          <table:table-cell/>
          <table:table-cell office:value-type="float" office:value="-139.5" calcext:value-type="float">
            <text:p>-139,5</text:p>
          </table:table-cell>
          <table:table-cell table:formula="of:=([.D881]-[.I881])^2" office:value-type="float" office:value="0.25" calcext:value-type="float">
            <text:p>0,25</text:p>
          </table:table-cell>
          <table:table-cell/>
          <table:table-cell table:formula="of:=ROUND(COS([.I881]*PI()/180);7)" office:value-type="float" office:value="-0.760406" calcext:value-type="float">
            <text:p>-0,760406</text:p>
          </table:table-cell>
          <table:table-cell table:formula="of:=ROUND(SIN([.I881]*PI()/180);7)" office:value-type="float" office:value="-0.649448" calcext:value-type="float">
            <text:p>-0,649448</text:p>
          </table:table-cell>
          <table:table-cell table:formula="of:=ABS([.L881]-[.E881])" office:value-type="float" office:value="0.00563844000000002" calcext:value-type="float">
            <text:p>0,00563844</text:p>
          </table:table-cell>
          <table:table-cell table:formula="of:=ABS([.M881]-[.F881])" office:value-type="float" office:value="0.00666038999999996" calcext:value-type="float">
            <text:p>0,00666039</text:p>
          </table:table-cell>
          <table:table-cell/>
        </table:table-row>
        <table:table-row table:style-name="ro1">
          <table:table-cell office:value-type="float" office:value="1623609909.46762" calcext:value-type="float">
            <text:p>1623609909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9" calcext:value-type="float">
            <text:p>-139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-0.65605903" calcext:value-type="float">
            <text:p>-0,65605903</text:p>
          </table:table-cell>
          <table:table-cell office:value-type="float" office:value="-139" calcext:value-type="float">
            <text:p>-139</text:p>
          </table:table-cell>
          <table:table-cell/>
          <table:table-cell office:value-type="float" office:value="-139.25" calcext:value-type="float">
            <text:p>-139,25</text:p>
          </table:table-cell>
          <table:table-cell table:formula="of:=([.D882]-[.I882])^2" office:value-type="float" office:value="0.0625" calcext:value-type="float">
            <text:p>0,0625</text:p>
          </table:table-cell>
          <table:table-cell/>
          <table:table-cell table:formula="of:=ROUND(COS([.I882]*PI()/180);7)" office:value-type="float" office:value="-0.757565" calcext:value-type="float">
            <text:p>-0,757565</text:p>
          </table:table-cell>
          <table:table-cell table:formula="of:=ROUND(SIN([.I882]*PI()/180);7)" office:value-type="float" office:value="-0.6527598" calcext:value-type="float">
            <text:p>-0,6527598</text:p>
          </table:table-cell>
          <table:table-cell table:formula="of:=ABS([.L882]-[.E882])" office:value-type="float" office:value="0.00285542000000005" calcext:value-type="float">
            <text:p>0,00285542</text:p>
          </table:table-cell>
          <table:table-cell table:formula="of:=ABS([.M882]-[.F882])" office:value-type="float" office:value="0.00329922999999999" calcext:value-type="float">
            <text:p>0,00329923</text:p>
          </table:table-cell>
          <table:table-cell/>
        </table:table-row>
        <table:table-row table:style-name="ro1">
          <table:table-cell office:value-type="float" office:value="1623609909.56758" calcext:value-type="float">
            <text:p>1623609909,5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9" calcext:value-type="float">
            <text:p>-139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-0.65605903" calcext:value-type="float">
            <text:p>-0,65605903</text:p>
          </table:table-cell>
          <table:table-cell office:value-type="float" office:value="-139" calcext:value-type="float">
            <text:p>-139</text:p>
          </table:table-cell>
          <table:table-cell/>
          <table:table-cell office:value-type="float" office:value="-139" calcext:value-type="float">
            <text:p>-139</text:p>
          </table:table-cell>
          <table:table-cell table:formula="of:=([.D883]-[.I883])^2" office:value-type="float" office:value="0" calcext:value-type="float">
            <text:p>0</text:p>
          </table:table-cell>
          <table:table-cell/>
          <table:table-cell table:formula="of:=ROUND(COS([.I883]*PI()/180);7)" office:value-type="float" office:value="-0.7547096" calcext:value-type="float">
            <text:p>-0,7547096</text:p>
          </table:table-cell>
          <table:table-cell table:formula="of:=ROUND(SIN([.I883]*PI()/180);7)" office:value-type="float" office:value="-0.656059" calcext:value-type="float">
            <text:p>-0,656059</text:p>
          </table:table-cell>
          <table:table-cell table:formula="of:=ABS([.L883]-[.E883])" office:value-type="float" office:value="0.0000000199999999894729" calcext:value-type="float">
            <text:p>1,99999999894729E-08</text:p>
          </table:table-cell>
          <table:table-cell table:formula="of:=ABS([.M883]-[.F883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09.6676" calcext:value-type="float">
            <text:p>1623609909,6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9" calcext:value-type="float">
            <text:p>-139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-0.65605903" calcext:value-type="float">
            <text:p>-0,65605903</text:p>
          </table:table-cell>
          <table:table-cell office:value-type="float" office:value="-139" calcext:value-type="float">
            <text:p>-139</text:p>
          </table:table-cell>
          <table:table-cell/>
          <table:table-cell office:value-type="float" office:value="-138.75" calcext:value-type="float">
            <text:p>-138,75</text:p>
          </table:table-cell>
          <table:table-cell table:formula="of:=([.D884]-[.I884])^2" office:value-type="float" office:value="0.0625" calcext:value-type="float">
            <text:p>0,0625</text:p>
          </table:table-cell>
          <table:table-cell/>
          <table:table-cell table:formula="of:=ROUND(COS([.I884]*PI()/180);7)" office:value-type="float" office:value="-0.7518398" calcext:value-type="float">
            <text:p>-0,7518398</text:p>
          </table:table-cell>
          <table:table-cell table:formula="of:=ROUND(SIN([.I884]*PI()/180);7)" office:value-type="float" office:value="-0.6593458" calcext:value-type="float">
            <text:p>-0,6593458</text:p>
          </table:table-cell>
          <table:table-cell table:formula="of:=ABS([.L884]-[.E884])" office:value-type="float" office:value="0.00286978000000004" calcext:value-type="float">
            <text:p>0,00286978</text:p>
          </table:table-cell>
          <table:table-cell table:formula="of:=ABS([.M884]-[.F884])" office:value-type="float" office:value="0.00328676999999999" calcext:value-type="float">
            <text:p>0,00328677</text:p>
          </table:table-cell>
          <table:table-cell/>
        </table:table-row>
        <table:table-row table:style-name="ro1">
          <table:table-cell office:value-type="float" office:value="1623609909.76761" calcext:value-type="float">
            <text:p>1623609909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9" calcext:value-type="float">
            <text:p>-139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-0.65605903" calcext:value-type="float">
            <text:p>-0,65605903</text:p>
          </table:table-cell>
          <table:table-cell office:value-type="float" office:value="-139" calcext:value-type="float">
            <text:p>-139</text:p>
          </table:table-cell>
          <table:table-cell/>
          <table:table-cell office:value-type="float" office:value="-138.5" calcext:value-type="float">
            <text:p>-138,5</text:p>
          </table:table-cell>
          <table:table-cell table:formula="of:=([.D885]-[.I885])^2" office:value-type="float" office:value="0.25" calcext:value-type="float">
            <text:p>0,25</text:p>
          </table:table-cell>
          <table:table-cell/>
          <table:table-cell table:formula="of:=ROUND(COS([.I885]*PI()/180);7)" office:value-type="float" office:value="-0.7489557" calcext:value-type="float">
            <text:p>-0,7489557</text:p>
          </table:table-cell>
          <table:table-cell table:formula="of:=ROUND(SIN([.I885]*PI()/180);7)" office:value-type="float" office:value="-0.66262" calcext:value-type="float">
            <text:p>-0,66262</text:p>
          </table:table-cell>
          <table:table-cell table:formula="of:=ABS([.L885]-[.E885])" office:value-type="float" office:value="0.00575387999999999" calcext:value-type="float">
            <text:p>0,00575388</text:p>
          </table:table-cell>
          <table:table-cell table:formula="of:=ABS([.M885]-[.F885])" office:value-type="float" office:value="0.00656097" calcext:value-type="float">
            <text:p>0,00656097</text:p>
          </table:table-cell>
          <table:table-cell/>
        </table:table-row>
        <table:table-row table:style-name="ro1">
          <table:table-cell office:value-type="float" office:value="1623609909.86761" calcext:value-type="float">
            <text:p>1623609909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8" calcext:value-type="float">
            <text:p>-138</text:p>
          </table:table-cell>
          <table:table-cell office:value-type="float" office:value="-0.74314483" calcext:value-type="float">
            <text:p>-0,74314483</text:p>
          </table:table-cell>
          <table:table-cell office:value-type="float" office:value="-0.66913061" calcext:value-type="float">
            <text:p>-0,66913061</text:p>
          </table:table-cell>
          <table:table-cell office:value-type="float" office:value="-138" calcext:value-type="float">
            <text:p>-138</text:p>
          </table:table-cell>
          <table:table-cell/>
          <table:table-cell office:value-type="float" office:value="-138.25" calcext:value-type="float">
            <text:p>-138,25</text:p>
          </table:table-cell>
          <table:table-cell table:formula="of:=([.D886]-[.I886])^2" office:value-type="float" office:value="0.0625" calcext:value-type="float">
            <text:p>0,0625</text:p>
          </table:table-cell>
          <table:table-cell/>
          <table:table-cell table:formula="of:=ROUND(COS([.I886]*PI()/180);7)" office:value-type="float" office:value="-0.7460574" calcext:value-type="float">
            <text:p>-0,7460574</text:p>
          </table:table-cell>
          <table:table-cell table:formula="of:=ROUND(SIN([.I886]*PI()/180);7)" office:value-type="float" office:value="-0.6658817" calcext:value-type="float">
            <text:p>-0,6658817</text:p>
          </table:table-cell>
          <table:table-cell table:formula="of:=ABS([.L886]-[.E886])" office:value-type="float" office:value="0.00291257" calcext:value-type="float">
            <text:p>0,00291257</text:p>
          </table:table-cell>
          <table:table-cell table:formula="of:=ABS([.M886]-[.F886])" office:value-type="float" office:value="0.00324890999999994" calcext:value-type="float">
            <text:p>0,00324891</text:p>
          </table:table-cell>
          <table:table-cell/>
        </table:table-row>
        <table:table-row table:style-name="ro1">
          <table:table-cell office:value-type="float" office:value="1623609909.96762" calcext:value-type="float">
            <text:p>1623609909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8" calcext:value-type="float">
            <text:p>-138</text:p>
          </table:table-cell>
          <table:table-cell office:value-type="float" office:value="-0.74314483" calcext:value-type="float">
            <text:p>-0,74314483</text:p>
          </table:table-cell>
          <table:table-cell office:value-type="float" office:value="-0.66913061" calcext:value-type="float">
            <text:p>-0,66913061</text:p>
          </table:table-cell>
          <table:table-cell office:value-type="float" office:value="-138" calcext:value-type="float">
            <text:p>-138</text:p>
          </table:table-cell>
          <table:table-cell/>
          <table:table-cell office:value-type="float" office:value="-138" calcext:value-type="float">
            <text:p>-138</text:p>
          </table:table-cell>
          <table:table-cell table:formula="of:=([.D887]-[.I887])^2" office:value-type="float" office:value="0" calcext:value-type="float">
            <text:p>0</text:p>
          </table:table-cell>
          <table:table-cell/>
          <table:table-cell table:formula="of:=ROUND(COS([.I887]*PI()/180);7)" office:value-type="float" office:value="-0.7431448" calcext:value-type="float">
            <text:p>-0,7431448</text:p>
          </table:table-cell>
          <table:table-cell table:formula="of:=ROUND(SIN([.I887]*PI()/180);7)" office:value-type="float" office:value="-0.6691306" calcext:value-type="float">
            <text:p>-0,6691306</text:p>
          </table:table-cell>
          <table:table-cell table:formula="of:=ABS([.L887]-[.E887])" office:value-type="float" office:value="0.0000000299999999286982" calcext:value-type="float">
            <text:p>2,99999999286982E-08</text:p>
          </table:table-cell>
          <table:table-cell table:formula="of:=ABS([.M887]-[.F887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910.0676" calcext:value-type="float">
            <text:p>1623609910,0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8" calcext:value-type="float">
            <text:p>-138</text:p>
          </table:table-cell>
          <table:table-cell office:value-type="float" office:value="-0.74314483" calcext:value-type="float">
            <text:p>-0,74314483</text:p>
          </table:table-cell>
          <table:table-cell office:value-type="float" office:value="-0.66913061" calcext:value-type="float">
            <text:p>-0,66913061</text:p>
          </table:table-cell>
          <table:table-cell office:value-type="float" office:value="-138" calcext:value-type="float">
            <text:p>-138</text:p>
          </table:table-cell>
          <table:table-cell/>
          <table:table-cell office:value-type="float" office:value="-137.75" calcext:value-type="float">
            <text:p>-137,75</text:p>
          </table:table-cell>
          <table:table-cell table:formula="of:=([.D888]-[.I888])^2" office:value-type="float" office:value="0.0625" calcext:value-type="float">
            <text:p>0,0625</text:p>
          </table:table-cell>
          <table:table-cell/>
          <table:table-cell table:formula="of:=ROUND(COS([.I888]*PI()/180);7)" office:value-type="float" office:value="-0.7402181" calcext:value-type="float">
            <text:p>-0,7402181</text:p>
          </table:table-cell>
          <table:table-cell table:formula="of:=ROUND(SIN([.I888]*PI()/180);7)" office:value-type="float" office:value="-0.6723668" calcext:value-type="float">
            <text:p>-0,6723668</text:p>
          </table:table-cell>
          <table:table-cell table:formula="of:=ABS([.L888]-[.E888])" office:value-type="float" office:value="0.00292672999999999" calcext:value-type="float">
            <text:p>0,00292673</text:p>
          </table:table-cell>
          <table:table-cell table:formula="of:=ABS([.M888]-[.F888])" office:value-type="float" office:value="0.00323619000000008" calcext:value-type="float">
            <text:p>0,00323619</text:p>
          </table:table-cell>
          <table:table-cell/>
        </table:table-row>
        <table:table-row table:style-name="ro1">
          <table:table-cell office:value-type="float" office:value="1623609910.16761" calcext:value-type="float">
            <text:p>1623609910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8" calcext:value-type="float">
            <text:p>-138</text:p>
          </table:table-cell>
          <table:table-cell office:value-type="float" office:value="-0.74314483" calcext:value-type="float">
            <text:p>-0,74314483</text:p>
          </table:table-cell>
          <table:table-cell office:value-type="float" office:value="-0.66913061" calcext:value-type="float">
            <text:p>-0,66913061</text:p>
          </table:table-cell>
          <table:table-cell office:value-type="float" office:value="-138" calcext:value-type="float">
            <text:p>-138</text:p>
          </table:table-cell>
          <table:table-cell/>
          <table:table-cell office:value-type="float" office:value="-137.5" calcext:value-type="float">
            <text:p>-137,5</text:p>
          </table:table-cell>
          <table:table-cell table:formula="of:=([.D889]-[.I889])^2" office:value-type="float" office:value="0.25" calcext:value-type="float">
            <text:p>0,25</text:p>
          </table:table-cell>
          <table:table-cell/>
          <table:table-cell table:formula="of:=ROUND(COS([.I889]*PI()/180);7)" office:value-type="float" office:value="-0.7372773" calcext:value-type="float">
            <text:p>-0,7372773</text:p>
          </table:table-cell>
          <table:table-cell table:formula="of:=ROUND(SIN([.I889]*PI()/180);7)" office:value-type="float" office:value="-0.6755902" calcext:value-type="float">
            <text:p>-0,6755902</text:p>
          </table:table-cell>
          <table:table-cell table:formula="of:=ABS([.L889]-[.E889])" office:value-type="float" office:value="0.00586752999999995" calcext:value-type="float">
            <text:p>0,00586753</text:p>
          </table:table-cell>
          <table:table-cell table:formula="of:=ABS([.M889]-[.F889])" office:value-type="float" office:value="0.00645959000000007" calcext:value-type="float">
            <text:p>0,00645959</text:p>
          </table:table-cell>
          <table:table-cell/>
        </table:table-row>
        <table:table-row table:style-name="ro1">
          <table:table-cell office:value-type="float" office:value="1623609910.26757" calcext:value-type="float">
            <text:p>1623609910,2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7" calcext:value-type="float">
            <text:p>-137</text:p>
          </table:table-cell>
          <table:table-cell office:value-type="float" office:value="-0.7313537" calcext:value-type="float">
            <text:p>-0,7313537</text:p>
          </table:table-cell>
          <table:table-cell office:value-type="float" office:value="-0.68199836" calcext:value-type="float">
            <text:p>-0,68199836</text:p>
          </table:table-cell>
          <table:table-cell office:value-type="float" office:value="-137" calcext:value-type="float">
            <text:p>-137</text:p>
          </table:table-cell>
          <table:table-cell/>
          <table:table-cell office:value-type="float" office:value="-137.25" calcext:value-type="float">
            <text:p>-137,25</text:p>
          </table:table-cell>
          <table:table-cell table:formula="of:=([.D890]-[.I890])^2" office:value-type="float" office:value="0.0625" calcext:value-type="float">
            <text:p>0,0625</text:p>
          </table:table-cell>
          <table:table-cell/>
          <table:table-cell table:formula="of:=ROUND(COS([.I890]*PI()/180);7)" office:value-type="float" office:value="-0.7343225" calcext:value-type="float">
            <text:p>-0,7343225</text:p>
          </table:table-cell>
          <table:table-cell table:formula="of:=ROUND(SIN([.I890]*PI()/180);7)" office:value-type="float" office:value="-0.6788007" calcext:value-type="float">
            <text:p>-0,6788007</text:p>
          </table:table-cell>
          <table:table-cell table:formula="of:=ABS([.L890]-[.E890])" office:value-type="float" office:value="0.00296879999999999" calcext:value-type="float">
            <text:p>0,0029688</text:p>
          </table:table-cell>
          <table:table-cell table:formula="of:=ABS([.M890]-[.F890])" office:value-type="float" office:value="0.00319765999999999" calcext:value-type="float">
            <text:p>0,00319766</text:p>
          </table:table-cell>
          <table:table-cell/>
        </table:table-row>
        <table:table-row table:style-name="ro1">
          <table:table-cell office:value-type="float" office:value="1623609910.36762" calcext:value-type="float">
            <text:p>1623609910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7" calcext:value-type="float">
            <text:p>-137</text:p>
          </table:table-cell>
          <table:table-cell office:value-type="float" office:value="-0.7313537" calcext:value-type="float">
            <text:p>-0,7313537</text:p>
          </table:table-cell>
          <table:table-cell office:value-type="float" office:value="-0.68199836" calcext:value-type="float">
            <text:p>-0,68199836</text:p>
          </table:table-cell>
          <table:table-cell office:value-type="float" office:value="-137" calcext:value-type="float">
            <text:p>-137</text:p>
          </table:table-cell>
          <table:table-cell/>
          <table:table-cell office:value-type="float" office:value="-137" calcext:value-type="float">
            <text:p>-137</text:p>
          </table:table-cell>
          <table:table-cell table:formula="of:=([.D891]-[.I891])^2" office:value-type="float" office:value="0" calcext:value-type="float">
            <text:p>0</text:p>
          </table:table-cell>
          <table:table-cell/>
          <table:table-cell table:formula="of:=ROUND(COS([.I891]*PI()/180);7)" office:value-type="float" office:value="-0.7313537" calcext:value-type="float">
            <text:p>-0,7313537</text:p>
          </table:table-cell>
          <table:table-cell table:formula="of:=ROUND(SIN([.I891]*PI()/180);7)" office:value-type="float" office:value="-0.6819984" calcext:value-type="float">
            <text:p>-0,6819984</text:p>
          </table:table-cell>
          <table:table-cell table:formula="of:=ABS([.L891]-[.E891])" office:value-type="float" office:value="0" calcext:value-type="float">
            <text:p>0</text:p>
          </table:table-cell>
          <table:table-cell table:formula="of:=ABS([.M891]-[.F891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10.46761" calcext:value-type="float">
            <text:p>1623609910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7" calcext:value-type="float">
            <text:p>-137</text:p>
          </table:table-cell>
          <table:table-cell office:value-type="float" office:value="-0.7313537" calcext:value-type="float">
            <text:p>-0,7313537</text:p>
          </table:table-cell>
          <table:table-cell office:value-type="float" office:value="-0.68199836" calcext:value-type="float">
            <text:p>-0,68199836</text:p>
          </table:table-cell>
          <table:table-cell office:value-type="float" office:value="-137" calcext:value-type="float">
            <text:p>-137</text:p>
          </table:table-cell>
          <table:table-cell/>
          <table:table-cell office:value-type="float" office:value="-136.75" calcext:value-type="float">
            <text:p>-136,75</text:p>
          </table:table-cell>
          <table:table-cell table:formula="of:=([.D892]-[.I892])^2" office:value-type="float" office:value="0.0625" calcext:value-type="float">
            <text:p>0,0625</text:p>
          </table:table-cell>
          <table:table-cell/>
          <table:table-cell table:formula="of:=ROUND(COS([.I892]*PI()/180);7)" office:value-type="float" office:value="-0.728371" calcext:value-type="float">
            <text:p>-0,728371</text:p>
          </table:table-cell>
          <table:table-cell table:formula="of:=ROUND(SIN([.I892]*PI()/180);7)" office:value-type="float" office:value="-0.685183" calcext:value-type="float">
            <text:p>-0,685183</text:p>
          </table:table-cell>
          <table:table-cell table:formula="of:=ABS([.L892]-[.E892])" office:value-type="float" office:value="0.0029827" calcext:value-type="float">
            <text:p>0,0029827</text:p>
          </table:table-cell>
          <table:table-cell table:formula="of:=ABS([.M892]-[.F892])" office:value-type="float" office:value="0.00318463999999996" calcext:value-type="float">
            <text:p>0,00318464</text:p>
          </table:table-cell>
          <table:table-cell/>
        </table:table-row>
        <table:table-row table:style-name="ro1">
          <table:table-cell office:value-type="float" office:value="1623609910.56761" calcext:value-type="float">
            <text:p>1623609910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7" calcext:value-type="float">
            <text:p>-137</text:p>
          </table:table-cell>
          <table:table-cell office:value-type="float" office:value="-0.7313537" calcext:value-type="float">
            <text:p>-0,7313537</text:p>
          </table:table-cell>
          <table:table-cell office:value-type="float" office:value="-0.68199836" calcext:value-type="float">
            <text:p>-0,68199836</text:p>
          </table:table-cell>
          <table:table-cell office:value-type="float" office:value="-137" calcext:value-type="float">
            <text:p>-137</text:p>
          </table:table-cell>
          <table:table-cell/>
          <table:table-cell office:value-type="float" office:value="-136.5" calcext:value-type="float">
            <text:p>-136,5</text:p>
          </table:table-cell>
          <table:table-cell table:formula="of:=([.D893]-[.I893])^2" office:value-type="float" office:value="0.25" calcext:value-type="float">
            <text:p>0,25</text:p>
          </table:table-cell>
          <table:table-cell/>
          <table:table-cell table:formula="of:=ROUND(COS([.I893]*PI()/180);7)" office:value-type="float" office:value="-0.7253744" calcext:value-type="float">
            <text:p>-0,7253744</text:p>
          </table:table-cell>
          <table:table-cell table:formula="of:=ROUND(SIN([.I893]*PI()/180);7)" office:value-type="float" office:value="-0.6883546" calcext:value-type="float">
            <text:p>-0,6883546</text:p>
          </table:table-cell>
          <table:table-cell table:formula="of:=ABS([.L893]-[.E893])" office:value-type="float" office:value="0.00597930000000002" calcext:value-type="float">
            <text:p>0,0059793</text:p>
          </table:table-cell>
          <table:table-cell table:formula="of:=ABS([.M893]-[.F893])" office:value-type="float" office:value="0.00635624000000001" calcext:value-type="float">
            <text:p>0,00635624</text:p>
          </table:table-cell>
          <table:table-cell/>
        </table:table-row>
        <table:table-row table:style-name="ro1">
          <table:table-cell office:value-type="float" office:value="1623609910.66761" calcext:value-type="float">
            <text:p>1623609910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6" calcext:value-type="float">
            <text:p>-136</text:p>
          </table:table-cell>
          <table:table-cell office:value-type="float" office:value="-0.7193398" calcext:value-type="float">
            <text:p>-0,7193398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-136" calcext:value-type="float">
            <text:p>-136</text:p>
          </table:table-cell>
          <table:table-cell/>
          <table:table-cell office:value-type="float" office:value="-136.25" calcext:value-type="float">
            <text:p>-136,25</text:p>
          </table:table-cell>
          <table:table-cell table:formula="of:=([.D894]-[.I894])^2" office:value-type="float" office:value="0.0625" calcext:value-type="float">
            <text:p>0,0625</text:p>
          </table:table-cell>
          <table:table-cell/>
          <table:table-cell table:formula="of:=ROUND(COS([.I894]*PI()/180);7)" office:value-type="float" office:value="-0.722364" calcext:value-type="float">
            <text:p>-0,722364</text:p>
          </table:table-cell>
          <table:table-cell table:formula="of:=ROUND(SIN([.I894]*PI()/180);7)" office:value-type="float" office:value="-0.6915131" calcext:value-type="float">
            <text:p>-0,6915131</text:p>
          </table:table-cell>
          <table:table-cell table:formula="of:=ABS([.L894]-[.E894])" office:value-type="float" office:value="0.00302420000000003" calcext:value-type="float">
            <text:p>0,0030242</text:p>
          </table:table-cell>
          <table:table-cell table:formula="of:=ABS([.M894]-[.F894])" office:value-type="float" office:value="0.00314526999999998" calcext:value-type="float">
            <text:p>0,00314527</text:p>
          </table:table-cell>
          <table:table-cell/>
        </table:table-row>
        <table:table-row table:style-name="ro1">
          <table:table-cell office:value-type="float" office:value="1623609910.76761" calcext:value-type="float">
            <text:p>1623609910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6" calcext:value-type="float">
            <text:p>-136</text:p>
          </table:table-cell>
          <table:table-cell office:value-type="float" office:value="-0.7193398" calcext:value-type="float">
            <text:p>-0,7193398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-136" calcext:value-type="float">
            <text:p>-136</text:p>
          </table:table-cell>
          <table:table-cell/>
          <table:table-cell office:value-type="float" office:value="-136" calcext:value-type="float">
            <text:p>-136</text:p>
          </table:table-cell>
          <table:table-cell table:formula="of:=([.D895]-[.I895])^2" office:value-type="float" office:value="0" calcext:value-type="float">
            <text:p>0</text:p>
          </table:table-cell>
          <table:table-cell/>
          <table:table-cell table:formula="of:=ROUND(COS([.I895]*PI()/180);7)" office:value-type="float" office:value="-0.7193398" calcext:value-type="float">
            <text:p>-0,7193398</text:p>
          </table:table-cell>
          <table:table-cell table:formula="of:=ROUND(SIN([.I895]*PI()/180);7)" office:value-type="float" office:value="-0.6946584" calcext:value-type="float">
            <text:p>-0,6946584</text:p>
          </table:table-cell>
          <table:table-cell table:formula="of:=ABS([.L895]-[.E895])" office:value-type="float" office:value="0" calcext:value-type="float">
            <text:p>0</text:p>
          </table:table-cell>
          <table:table-cell table:formula="of:=ABS([.M895]-[.F895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10.86761" calcext:value-type="float">
            <text:p>1623609910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6" calcext:value-type="float">
            <text:p>-136</text:p>
          </table:table-cell>
          <table:table-cell office:value-type="float" office:value="-0.7193398" calcext:value-type="float">
            <text:p>-0,7193398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-136" calcext:value-type="float">
            <text:p>-136</text:p>
          </table:table-cell>
          <table:table-cell/>
          <table:table-cell office:value-type="float" office:value="-135.75" calcext:value-type="float">
            <text:p>-135,75</text:p>
          </table:table-cell>
          <table:table-cell table:formula="of:=([.D896]-[.I896])^2" office:value-type="float" office:value="0.0625" calcext:value-type="float">
            <text:p>0,0625</text:p>
          </table:table-cell>
          <table:table-cell/>
          <table:table-cell table:formula="of:=ROUND(COS([.I896]*PI()/180);7)" office:value-type="float" office:value="-0.7163019" calcext:value-type="float">
            <text:p>-0,7163019</text:p>
          </table:table-cell>
          <table:table-cell table:formula="of:=ROUND(SIN([.I896]*PI()/180);7)" office:value-type="float" office:value="-0.6977905" calcext:value-type="float">
            <text:p>-0,6977905</text:p>
          </table:table-cell>
          <table:table-cell table:formula="of:=ABS([.L896]-[.E896])" office:value-type="float" office:value="0.00303789999999993" calcext:value-type="float">
            <text:p>0,0030379</text:p>
          </table:table-cell>
          <table:table-cell table:formula="of:=ABS([.M896]-[.F896])" office:value-type="float" office:value="0.00313213000000001" calcext:value-type="float">
            <text:p>0,00313213</text:p>
          </table:table-cell>
          <table:table-cell/>
        </table:table-row>
        <table:table-row table:style-name="ro1">
          <table:table-cell office:value-type="float" office:value="1623609910.96763" calcext:value-type="float">
            <text:p>1623609910,9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6" calcext:value-type="float">
            <text:p>-136</text:p>
          </table:table-cell>
          <table:table-cell office:value-type="float" office:value="-0.7193398" calcext:value-type="float">
            <text:p>-0,7193398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-136" calcext:value-type="float">
            <text:p>-136</text:p>
          </table:table-cell>
          <table:table-cell/>
          <table:table-cell office:value-type="float" office:value="-135.5" calcext:value-type="float">
            <text:p>-135,5</text:p>
          </table:table-cell>
          <table:table-cell table:formula="of:=([.D897]-[.I897])^2" office:value-type="float" office:value="0.25" calcext:value-type="float">
            <text:p>0,25</text:p>
          </table:table-cell>
          <table:table-cell/>
          <table:table-cell table:formula="of:=ROUND(COS([.I897]*PI()/180);7)" office:value-type="float" office:value="-0.7132504" calcext:value-type="float">
            <text:p>-0,7132504</text:p>
          </table:table-cell>
          <table:table-cell table:formula="of:=ROUND(SIN([.I897]*PI()/180);7)" office:value-type="float" office:value="-0.7009093" calcext:value-type="float">
            <text:p>-0,7009093</text:p>
          </table:table-cell>
          <table:table-cell table:formula="of:=ABS([.L897]-[.E897])" office:value-type="float" office:value="0.00608940000000002" calcext:value-type="float">
            <text:p>0,0060894</text:p>
          </table:table-cell>
          <table:table-cell table:formula="of:=ABS([.M897]-[.F897])" office:value-type="float" office:value="0.00625092999999999" calcext:value-type="float">
            <text:p>0,00625093</text:p>
          </table:table-cell>
          <table:table-cell/>
        </table:table-row>
        <table:table-row table:style-name="ro1">
          <table:table-cell office:value-type="float" office:value="1623609911.06761" calcext:value-type="float">
            <text:p>1623609911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0.70710678" calcext:value-type="float">
            <text:p>-0,70710678</text:p>
          </table:table-cell>
          <table:table-cell office:value-type="float" office:value="-135" calcext:value-type="float">
            <text:p>-135</text:p>
          </table:table-cell>
          <table:table-cell/>
          <table:table-cell office:value-type="float" office:value="-135.25" calcext:value-type="float">
            <text:p>-135,25</text:p>
          </table:table-cell>
          <table:table-cell table:formula="of:=([.D898]-[.I898])^2" office:value-type="float" office:value="0.0625" calcext:value-type="float">
            <text:p>0,0625</text:p>
          </table:table-cell>
          <table:table-cell/>
          <table:table-cell table:formula="of:=ROUND(COS([.I898]*PI()/180);7)" office:value-type="float" office:value="-0.7101854" calcext:value-type="float">
            <text:p>-0,7101854</text:p>
          </table:table-cell>
          <table:table-cell table:formula="of:=ROUND(SIN([.I898]*PI()/180);7)" office:value-type="float" office:value="-0.7040147" calcext:value-type="float">
            <text:p>-0,7040147</text:p>
          </table:table-cell>
          <table:table-cell table:formula="of:=ABS([.L898]-[.E898])" office:value-type="float" office:value="0.00307861999999992" calcext:value-type="float">
            <text:p>0,00307862</text:p>
          </table:table-cell>
          <table:table-cell table:formula="of:=ABS([.M898]-[.F898])" office:value-type="float" office:value="0.00309208000000005" calcext:value-type="float">
            <text:p>0,00309208</text:p>
          </table:table-cell>
          <table:table-cell/>
        </table:table-row>
        <table:table-row table:style-name="ro1">
          <table:table-cell office:value-type="float" office:value="1623609911.16763" calcext:value-type="float">
            <text:p>1623609911,1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0.70710678" calcext:value-type="float">
            <text:p>-0,70710678</text:p>
          </table:table-cell>
          <table:table-cell office:value-type="float" office:value="-135" calcext:value-type="float">
            <text:p>-135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([.D899]-[.I899])^2" office:value-type="float" office:value="0" calcext:value-type="float">
            <text:p>0</text:p>
          </table:table-cell>
          <table:table-cell/>
          <table:table-cell table:formula="of:=ROUND(COS([.I899]*PI()/180);7)" office:value-type="float" office:value="-0.7071068" calcext:value-type="float">
            <text:p>-0,7071068</text:p>
          </table:table-cell>
          <table:table-cell table:formula="of:=ROUND(SIN([.I899]*PI()/180);7)" office:value-type="float" office:value="-0.7071068" calcext:value-type="float">
            <text:p>-0,7071068</text:p>
          </table:table-cell>
          <table:table-cell table:formula="of:=ABS([.L899]-[.E899])" office:value-type="float" office:value="0.0000000199999999894729" calcext:value-type="float">
            <text:p>1,99999999894729E-08</text:p>
          </table:table-cell>
          <table:table-cell table:formula="of:=ABS([.M899]-[.F899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11.26767" calcext:value-type="float">
            <text:p>1623609911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0.70710678" calcext:value-type="float">
            <text:p>-0,70710678</text:p>
          </table:table-cell>
          <table:table-cell office:value-type="float" office:value="-135" calcext:value-type="float">
            <text:p>-135</text:p>
          </table:table-cell>
          <table:table-cell/>
          <table:table-cell office:value-type="float" office:value="-134.75" calcext:value-type="float">
            <text:p>-134,75</text:p>
          </table:table-cell>
          <table:table-cell table:formula="of:=([.D900]-[.I900])^2" office:value-type="float" office:value="0.0625" calcext:value-type="float">
            <text:p>0,0625</text:p>
          </table:table-cell>
          <table:table-cell/>
          <table:table-cell table:formula="of:=ROUND(COS([.I900]*PI()/180);7)" office:value-type="float" office:value="-0.7040147" calcext:value-type="float">
            <text:p>-0,7040147</text:p>
          </table:table-cell>
          <table:table-cell table:formula="of:=ROUND(SIN([.I900]*PI()/180);7)" office:value-type="float" office:value="-0.7101854" calcext:value-type="float">
            <text:p>-0,7101854</text:p>
          </table:table-cell>
          <table:table-cell table:formula="of:=ABS([.L900]-[.E900])" office:value-type="float" office:value="0.00309208000000005" calcext:value-type="float">
            <text:p>0,00309208</text:p>
          </table:table-cell>
          <table:table-cell table:formula="of:=ABS([.M900]-[.F900])" office:value-type="float" office:value="0.00307861999999992" calcext:value-type="float">
            <text:p>0,00307862</text:p>
          </table:table-cell>
          <table:table-cell/>
        </table:table-row>
        <table:table-row table:style-name="ro1">
          <table:table-cell office:value-type="float" office:value="1623609911.36756" calcext:value-type="float">
            <text:p>1623609911,36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0.70710678" calcext:value-type="float">
            <text:p>-0,70710678</text:p>
          </table:table-cell>
          <table:table-cell office:value-type="float" office:value="-135" calcext:value-type="float">
            <text:p>-135</text:p>
          </table:table-cell>
          <table:table-cell/>
          <table:table-cell office:value-type="float" office:value="-134.5" calcext:value-type="float">
            <text:p>-134,5</text:p>
          </table:table-cell>
          <table:table-cell table:formula="of:=([.D901]-[.I901])^2" office:value-type="float" office:value="0.25" calcext:value-type="float">
            <text:p>0,25</text:p>
          </table:table-cell>
          <table:table-cell/>
          <table:table-cell table:formula="of:=ROUND(COS([.I901]*PI()/180);7)" office:value-type="float" office:value="-0.7009093" calcext:value-type="float">
            <text:p>-0,7009093</text:p>
          </table:table-cell>
          <table:table-cell table:formula="of:=ROUND(SIN([.I901]*PI()/180);7)" office:value-type="float" office:value="-0.7132504" calcext:value-type="float">
            <text:p>-0,7132504</text:p>
          </table:table-cell>
          <table:table-cell table:formula="of:=ABS([.L901]-[.E901])" office:value-type="float" office:value="0.00619748000000009" calcext:value-type="float">
            <text:p>0,00619748</text:p>
          </table:table-cell>
          <table:table-cell table:formula="of:=ABS([.M901]-[.F901])" office:value-type="float" office:value="0.00614361999999991" calcext:value-type="float">
            <text:p>0,00614362</text:p>
          </table:table-cell>
          <table:table-cell/>
        </table:table-row>
        <table:table-row table:style-name="ro1">
          <table:table-cell office:value-type="float" office:value="1623609911.46761" calcext:value-type="float">
            <text:p>1623609911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4" calcext:value-type="float">
            <text:p>-134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-0.7193398" calcext:value-type="float">
            <text:p>-0,7193398</text:p>
          </table:table-cell>
          <table:table-cell office:value-type="float" office:value="-134" calcext:value-type="float">
            <text:p>-134</text:p>
          </table:table-cell>
          <table:table-cell/>
          <table:table-cell office:value-type="float" office:value="-134.25" calcext:value-type="float">
            <text:p>-134,25</text:p>
          </table:table-cell>
          <table:table-cell table:formula="of:=([.D902]-[.I902])^2" office:value-type="float" office:value="0.0625" calcext:value-type="float">
            <text:p>0,0625</text:p>
          </table:table-cell>
          <table:table-cell/>
          <table:table-cell table:formula="of:=ROUND(COS([.I902]*PI()/180);7)" office:value-type="float" office:value="-0.6977905" calcext:value-type="float">
            <text:p>-0,6977905</text:p>
          </table:table-cell>
          <table:table-cell table:formula="of:=ROUND(SIN([.I902]*PI()/180);7)" office:value-type="float" office:value="-0.7163019" calcext:value-type="float">
            <text:p>-0,7163019</text:p>
          </table:table-cell>
          <table:table-cell table:formula="of:=ABS([.L902]-[.E902])" office:value-type="float" office:value="0.00313213000000001" calcext:value-type="float">
            <text:p>0,00313213</text:p>
          </table:table-cell>
          <table:table-cell table:formula="of:=ABS([.M902]-[.F902])" office:value-type="float" office:value="0.00303789999999993" calcext:value-type="float">
            <text:p>0,0030379</text:p>
          </table:table-cell>
          <table:table-cell/>
        </table:table-row>
        <table:table-row table:style-name="ro1">
          <table:table-cell office:value-type="float" office:value="1623609911.56761" calcext:value-type="float">
            <text:p>1623609911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4" calcext:value-type="float">
            <text:p>-134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-0.7193398" calcext:value-type="float">
            <text:p>-0,7193398</text:p>
          </table:table-cell>
          <table:table-cell office:value-type="float" office:value="-134" calcext:value-type="float">
            <text:p>-134</text:p>
          </table:table-cell>
          <table:table-cell/>
          <table:table-cell office:value-type="float" office:value="-134" calcext:value-type="float">
            <text:p>-134</text:p>
          </table:table-cell>
          <table:table-cell table:formula="of:=([.D903]-[.I903])^2" office:value-type="float" office:value="0" calcext:value-type="float">
            <text:p>0</text:p>
          </table:table-cell>
          <table:table-cell/>
          <table:table-cell table:formula="of:=ROUND(COS([.I903]*PI()/180);7)" office:value-type="float" office:value="-0.6946584" calcext:value-type="float">
            <text:p>-0,6946584</text:p>
          </table:table-cell>
          <table:table-cell table:formula="of:=ROUND(SIN([.I903]*PI()/180);7)" office:value-type="float" office:value="-0.7193398" calcext:value-type="float">
            <text:p>-0,7193398</text:p>
          </table:table-cell>
          <table:table-cell table:formula="of:=ABS([.L903]-[.E903])" office:value-type="float" office:value="0.0000000300000000397205" calcext:value-type="float">
            <text:p>3,00000000397205E-08</text:p>
          </table:table-cell>
          <table:table-cell table:formula="of:=ABS([.M903]-[.F9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11.66762" calcext:value-type="float">
            <text:p>1623609911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4" calcext:value-type="float">
            <text:p>-134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-0.7193398" calcext:value-type="float">
            <text:p>-0,7193398</text:p>
          </table:table-cell>
          <table:table-cell office:value-type="float" office:value="-134" calcext:value-type="float">
            <text:p>-134</text:p>
          </table:table-cell>
          <table:table-cell/>
          <table:table-cell office:value-type="float" office:value="-133.75" calcext:value-type="float">
            <text:p>-133,75</text:p>
          </table:table-cell>
          <table:table-cell table:formula="of:=([.D904]-[.I904])^2" office:value-type="float" office:value="0.0625" calcext:value-type="float">
            <text:p>0,0625</text:p>
          </table:table-cell>
          <table:table-cell/>
          <table:table-cell table:formula="of:=ROUND(COS([.I904]*PI()/180);7)" office:value-type="float" office:value="-0.6915131" calcext:value-type="float">
            <text:p>-0,6915131</text:p>
          </table:table-cell>
          <table:table-cell table:formula="of:=ROUND(SIN([.I904]*PI()/180);7)" office:value-type="float" office:value="-0.722364" calcext:value-type="float">
            <text:p>-0,722364</text:p>
          </table:table-cell>
          <table:table-cell table:formula="of:=ABS([.L904]-[.E904])" office:value-type="float" office:value="0.00314526999999998" calcext:value-type="float">
            <text:p>0,00314527</text:p>
          </table:table-cell>
          <table:table-cell table:formula="of:=ABS([.M904]-[.F904])" office:value-type="float" office:value="0.00302420000000003" calcext:value-type="float">
            <text:p>0,0030242</text:p>
          </table:table-cell>
          <table:table-cell/>
        </table:table-row>
        <table:table-row table:style-name="ro1">
          <table:table-cell office:value-type="float" office:value="1623609911.76761" calcext:value-type="float">
            <text:p>1623609911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4" calcext:value-type="float">
            <text:p>-134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-0.7193398" calcext:value-type="float">
            <text:p>-0,7193398</text:p>
          </table:table-cell>
          <table:table-cell office:value-type="float" office:value="-134" calcext:value-type="float">
            <text:p>-134</text:p>
          </table:table-cell>
          <table:table-cell/>
          <table:table-cell office:value-type="float" office:value="-133.5" calcext:value-type="float">
            <text:p>-133,5</text:p>
          </table:table-cell>
          <table:table-cell table:formula="of:=([.D905]-[.I905])^2" office:value-type="float" office:value="0.25" calcext:value-type="float">
            <text:p>0,25</text:p>
          </table:table-cell>
          <table:table-cell/>
          <table:table-cell table:formula="of:=ROUND(COS([.I905]*PI()/180);7)" office:value-type="float" office:value="-0.6883546" calcext:value-type="float">
            <text:p>-0,6883546</text:p>
          </table:table-cell>
          <table:table-cell table:formula="of:=ROUND(SIN([.I905]*PI()/180);7)" office:value-type="float" office:value="-0.7253744" calcext:value-type="float">
            <text:p>-0,7253744</text:p>
          </table:table-cell>
          <table:table-cell table:formula="of:=ABS([.L905]-[.E905])" office:value-type="float" office:value="0.00630376999999993" calcext:value-type="float">
            <text:p>0,00630377</text:p>
          </table:table-cell>
          <table:table-cell table:formula="of:=ABS([.M905]-[.F905])" office:value-type="float" office:value="0.0060346" calcext:value-type="float">
            <text:p>0,0060346</text:p>
          </table:table-cell>
          <table:table-cell/>
        </table:table-row>
        <table:table-row table:style-name="ro1">
          <table:table-cell office:value-type="float" office:value="1623609911.86761" calcext:value-type="float">
            <text:p>1623609911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3" calcext:value-type="float">
            <text:p>-133</text:p>
          </table:table-cell>
          <table:table-cell office:value-type="float" office:value="-0.68199836" calcext:value-type="float">
            <text:p>-0,68199836</text:p>
          </table:table-cell>
          <table:table-cell office:value-type="float" office:value="-0.7313537" calcext:value-type="float">
            <text:p>-0,7313537</text:p>
          </table:table-cell>
          <table:table-cell office:value-type="float" office:value="-133" calcext:value-type="float">
            <text:p>-133</text:p>
          </table:table-cell>
          <table:table-cell/>
          <table:table-cell office:value-type="float" office:value="-133.25" calcext:value-type="float">
            <text:p>-133,25</text:p>
          </table:table-cell>
          <table:table-cell table:formula="of:=([.D906]-[.I906])^2" office:value-type="float" office:value="0.0625" calcext:value-type="float">
            <text:p>0,0625</text:p>
          </table:table-cell>
          <table:table-cell/>
          <table:table-cell table:formula="of:=ROUND(COS([.I906]*PI()/180);7)" office:value-type="float" office:value="-0.685183" calcext:value-type="float">
            <text:p>-0,685183</text:p>
          </table:table-cell>
          <table:table-cell table:formula="of:=ROUND(SIN([.I906]*PI()/180);7)" office:value-type="float" office:value="-0.728371" calcext:value-type="float">
            <text:p>-0,728371</text:p>
          </table:table-cell>
          <table:table-cell table:formula="of:=ABS([.L906]-[.E906])" office:value-type="float" office:value="0.00318463999999996" calcext:value-type="float">
            <text:p>0,00318464</text:p>
          </table:table-cell>
          <table:table-cell table:formula="of:=ABS([.M906]-[.F906])" office:value-type="float" office:value="0.0029827" calcext:value-type="float">
            <text:p>0,0029827</text:p>
          </table:table-cell>
          <table:table-cell/>
        </table:table-row>
        <table:table-row table:style-name="ro1">
          <table:table-cell office:value-type="float" office:value="1623609911.96761" calcext:value-type="float">
            <text:p>1623609911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3" calcext:value-type="float">
            <text:p>-133</text:p>
          </table:table-cell>
          <table:table-cell office:value-type="float" office:value="-0.68199836" calcext:value-type="float">
            <text:p>-0,68199836</text:p>
          </table:table-cell>
          <table:table-cell office:value-type="float" office:value="-0.7313537" calcext:value-type="float">
            <text:p>-0,7313537</text:p>
          </table:table-cell>
          <table:table-cell office:value-type="float" office:value="-133" calcext:value-type="float">
            <text:p>-133</text:p>
          </table:table-cell>
          <table:table-cell/>
          <table:table-cell office:value-type="float" office:value="-133" calcext:value-type="float">
            <text:p>-133</text:p>
          </table:table-cell>
          <table:table-cell table:formula="of:=([.D907]-[.I907])^2" office:value-type="float" office:value="0" calcext:value-type="float">
            <text:p>0</text:p>
          </table:table-cell>
          <table:table-cell/>
          <table:table-cell table:formula="of:=ROUND(COS([.I907]*PI()/180);7)" office:value-type="float" office:value="-0.6819984" calcext:value-type="float">
            <text:p>-0,6819984</text:p>
          </table:table-cell>
          <table:table-cell table:formula="of:=ROUND(SIN([.I907]*PI()/180);7)" office:value-type="float" office:value="-0.7313537" calcext:value-type="float">
            <text:p>-0,7313537</text:p>
          </table:table-cell>
          <table:table-cell table:formula="of:=ABS([.L907]-[.E907])" office:value-type="float" office:value="0.0000000399999999789458" calcext:value-type="float">
            <text:p>3,99999999789458E-08</text:p>
          </table:table-cell>
          <table:table-cell table:formula="of:=ABS([.M907]-[.F9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12.06765" calcext:value-type="float">
            <text:p>1623609912,0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3" calcext:value-type="float">
            <text:p>-133</text:p>
          </table:table-cell>
          <table:table-cell office:value-type="float" office:value="-0.68199836" calcext:value-type="float">
            <text:p>-0,68199836</text:p>
          </table:table-cell>
          <table:table-cell office:value-type="float" office:value="-0.7313537" calcext:value-type="float">
            <text:p>-0,7313537</text:p>
          </table:table-cell>
          <table:table-cell office:value-type="float" office:value="-133" calcext:value-type="float">
            <text:p>-133</text:p>
          </table:table-cell>
          <table:table-cell/>
          <table:table-cell office:value-type="float" office:value="-132.75" calcext:value-type="float">
            <text:p>-132,75</text:p>
          </table:table-cell>
          <table:table-cell table:formula="of:=([.D908]-[.I908])^2" office:value-type="float" office:value="0.0625" calcext:value-type="float">
            <text:p>0,0625</text:p>
          </table:table-cell>
          <table:table-cell/>
          <table:table-cell table:formula="of:=ROUND(COS([.I908]*PI()/180);7)" office:value-type="float" office:value="-0.6788007" calcext:value-type="float">
            <text:p>-0,6788007</text:p>
          </table:table-cell>
          <table:table-cell table:formula="of:=ROUND(SIN([.I908]*PI()/180);7)" office:value-type="float" office:value="-0.7343225" calcext:value-type="float">
            <text:p>-0,7343225</text:p>
          </table:table-cell>
          <table:table-cell table:formula="of:=ABS([.L908]-[.E908])" office:value-type="float" office:value="0.00319765999999999" calcext:value-type="float">
            <text:p>0,00319766</text:p>
          </table:table-cell>
          <table:table-cell table:formula="of:=ABS([.M908]-[.F908])" office:value-type="float" office:value="0.00296879999999999" calcext:value-type="float">
            <text:p>0,0029688</text:p>
          </table:table-cell>
          <table:table-cell/>
        </table:table-row>
        <table:table-row table:style-name="ro1">
          <table:table-cell office:value-type="float" office:value="1623609912.16762" calcext:value-type="float">
            <text:p>1623609912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3" calcext:value-type="float">
            <text:p>-133</text:p>
          </table:table-cell>
          <table:table-cell office:value-type="float" office:value="-0.68199836" calcext:value-type="float">
            <text:p>-0,68199836</text:p>
          </table:table-cell>
          <table:table-cell office:value-type="float" office:value="-0.7313537" calcext:value-type="float">
            <text:p>-0,7313537</text:p>
          </table:table-cell>
          <table:table-cell office:value-type="float" office:value="-133" calcext:value-type="float">
            <text:p>-133</text:p>
          </table:table-cell>
          <table:table-cell/>
          <table:table-cell office:value-type="float" office:value="-132.5" calcext:value-type="float">
            <text:p>-132,5</text:p>
          </table:table-cell>
          <table:table-cell table:formula="of:=([.D909]-[.I909])^2" office:value-type="float" office:value="0.25" calcext:value-type="float">
            <text:p>0,25</text:p>
          </table:table-cell>
          <table:table-cell/>
          <table:table-cell table:formula="of:=ROUND(COS([.I909]*PI()/180);7)" office:value-type="float" office:value="-0.6755902" calcext:value-type="float">
            <text:p>-0,6755902</text:p>
          </table:table-cell>
          <table:table-cell table:formula="of:=ROUND(SIN([.I909]*PI()/180);7)" office:value-type="float" office:value="-0.7372773" calcext:value-type="float">
            <text:p>-0,7372773</text:p>
          </table:table-cell>
          <table:table-cell table:formula="of:=ABS([.L909]-[.E909])" office:value-type="float" office:value="0.00640816" calcext:value-type="float">
            <text:p>0,00640816</text:p>
          </table:table-cell>
          <table:table-cell table:formula="of:=ABS([.M909]-[.F909])" office:value-type="float" office:value="0.00592360000000003" calcext:value-type="float">
            <text:p>0,0059236</text:p>
          </table:table-cell>
          <table:table-cell/>
        </table:table-row>
        <table:table-row table:style-name="ro1">
          <table:table-cell office:value-type="float" office:value="1623609912.26762" calcext:value-type="float">
            <text:p>1623609912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2" calcext:value-type="float">
            <text:p>-132</text:p>
          </table:table-cell>
          <table:table-cell office:value-type="float" office:value="-0.66913061" calcext:value-type="float">
            <text:p>-0,66913061</text:p>
          </table:table-cell>
          <table:table-cell office:value-type="float" office:value="-0.74314483" calcext:value-type="float">
            <text:p>-0,74314483</text:p>
          </table:table-cell>
          <table:table-cell office:value-type="float" office:value="-132" calcext:value-type="float">
            <text:p>-132</text:p>
          </table:table-cell>
          <table:table-cell/>
          <table:table-cell office:value-type="float" office:value="-132.25" calcext:value-type="float">
            <text:p>-132,25</text:p>
          </table:table-cell>
          <table:table-cell table:formula="of:=([.D910]-[.I910])^2" office:value-type="float" office:value="0.0625" calcext:value-type="float">
            <text:p>0,0625</text:p>
          </table:table-cell>
          <table:table-cell/>
          <table:table-cell table:formula="of:=ROUND(COS([.I910]*PI()/180);7)" office:value-type="float" office:value="-0.6723668" calcext:value-type="float">
            <text:p>-0,6723668</text:p>
          </table:table-cell>
          <table:table-cell table:formula="of:=ROUND(SIN([.I910]*PI()/180);7)" office:value-type="float" office:value="-0.7402181" calcext:value-type="float">
            <text:p>-0,7402181</text:p>
          </table:table-cell>
          <table:table-cell table:formula="of:=ABS([.L910]-[.E910])" office:value-type="float" office:value="0.00323619000000008" calcext:value-type="float">
            <text:p>0,00323619</text:p>
          </table:table-cell>
          <table:table-cell table:formula="of:=ABS([.M910]-[.F910])" office:value-type="float" office:value="0.00292672999999999" calcext:value-type="float">
            <text:p>0,00292673</text:p>
          </table:table-cell>
          <table:table-cell/>
        </table:table-row>
        <table:table-row table:style-name="ro1">
          <table:table-cell office:value-type="float" office:value="1623609912.36762" calcext:value-type="float">
            <text:p>1623609912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2" calcext:value-type="float">
            <text:p>-132</text:p>
          </table:table-cell>
          <table:table-cell office:value-type="float" office:value="-0.66913061" calcext:value-type="float">
            <text:p>-0,66913061</text:p>
          </table:table-cell>
          <table:table-cell office:value-type="float" office:value="-0.74314483" calcext:value-type="float">
            <text:p>-0,74314483</text:p>
          </table:table-cell>
          <table:table-cell office:value-type="float" office:value="-132" calcext:value-type="float">
            <text:p>-132</text:p>
          </table:table-cell>
          <table:table-cell/>
          <table:table-cell office:value-type="float" office:value="-132" calcext:value-type="float">
            <text:p>-132</text:p>
          </table:table-cell>
          <table:table-cell table:formula="of:=([.D911]-[.I911])^2" office:value-type="float" office:value="0" calcext:value-type="float">
            <text:p>0</text:p>
          </table:table-cell>
          <table:table-cell/>
          <table:table-cell table:formula="of:=ROUND(COS([.I911]*PI()/180);7)" office:value-type="float" office:value="-0.6691306" calcext:value-type="float">
            <text:p>-0,6691306</text:p>
          </table:table-cell>
          <table:table-cell table:formula="of:=ROUND(SIN([.I911]*PI()/180);7)" office:value-type="float" office:value="-0.7431448" calcext:value-type="float">
            <text:p>-0,7431448</text:p>
          </table:table-cell>
          <table:table-cell table:formula="of:=ABS([.L911]-[.E911])" office:value-type="float" office:value="0.00000000999999993922529" calcext:value-type="float">
            <text:p>9,99999993922529E-09</text:p>
          </table:table-cell>
          <table:table-cell table:formula="of:=ABS([.M911]-[.F911])" office:value-type="float" office:value="0.0000000299999999286982" calcext:value-type="float">
            <text:p>2,99999999286982E-08</text:p>
          </table:table-cell>
          <table:table-cell/>
        </table:table-row>
        <table:table-row table:style-name="ro1">
          <table:table-cell office:value-type="float" office:value="1623609912.46761" calcext:value-type="float">
            <text:p>1623609912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2" calcext:value-type="float">
            <text:p>-132</text:p>
          </table:table-cell>
          <table:table-cell office:value-type="float" office:value="-0.66913061" calcext:value-type="float">
            <text:p>-0,66913061</text:p>
          </table:table-cell>
          <table:table-cell office:value-type="float" office:value="-0.74314483" calcext:value-type="float">
            <text:p>-0,74314483</text:p>
          </table:table-cell>
          <table:table-cell office:value-type="float" office:value="-132" calcext:value-type="float">
            <text:p>-132</text:p>
          </table:table-cell>
          <table:table-cell/>
          <table:table-cell office:value-type="float" office:value="-131.75" calcext:value-type="float">
            <text:p>-131,75</text:p>
          </table:table-cell>
          <table:table-cell table:formula="of:=([.D912]-[.I912])^2" office:value-type="float" office:value="0.0625" calcext:value-type="float">
            <text:p>0,0625</text:p>
          </table:table-cell>
          <table:table-cell/>
          <table:table-cell table:formula="of:=ROUND(COS([.I912]*PI()/180);7)" office:value-type="float" office:value="-0.6658817" calcext:value-type="float">
            <text:p>-0,6658817</text:p>
          </table:table-cell>
          <table:table-cell table:formula="of:=ROUND(SIN([.I912]*PI()/180);7)" office:value-type="float" office:value="-0.7460574" calcext:value-type="float">
            <text:p>-0,7460574</text:p>
          </table:table-cell>
          <table:table-cell table:formula="of:=ABS([.L912]-[.E912])" office:value-type="float" office:value="0.00324890999999994" calcext:value-type="float">
            <text:p>0,00324891</text:p>
          </table:table-cell>
          <table:table-cell table:formula="of:=ABS([.M912]-[.F912])" office:value-type="float" office:value="0.00291257" calcext:value-type="float">
            <text:p>0,00291257</text:p>
          </table:table-cell>
          <table:table-cell/>
        </table:table-row>
        <table:table-row table:style-name="ro1">
          <table:table-cell office:value-type="float" office:value="1623609912.56761" calcext:value-type="float">
            <text:p>1623609912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2" calcext:value-type="float">
            <text:p>-132</text:p>
          </table:table-cell>
          <table:table-cell office:value-type="float" office:value="-0.66913061" calcext:value-type="float">
            <text:p>-0,66913061</text:p>
          </table:table-cell>
          <table:table-cell office:value-type="float" office:value="-0.74314483" calcext:value-type="float">
            <text:p>-0,74314483</text:p>
          </table:table-cell>
          <table:table-cell office:value-type="float" office:value="-132" calcext:value-type="float">
            <text:p>-132</text:p>
          </table:table-cell>
          <table:table-cell/>
          <table:table-cell office:value-type="float" office:value="-131.5" calcext:value-type="float">
            <text:p>-131,5</text:p>
          </table:table-cell>
          <table:table-cell table:formula="of:=([.D913]-[.I913])^2" office:value-type="float" office:value="0.25" calcext:value-type="float">
            <text:p>0,25</text:p>
          </table:table-cell>
          <table:table-cell/>
          <table:table-cell table:formula="of:=ROUND(COS([.I913]*PI()/180);7)" office:value-type="float" office:value="-0.66262" calcext:value-type="float">
            <text:p>-0,66262</text:p>
          </table:table-cell>
          <table:table-cell table:formula="of:=ROUND(SIN([.I913]*PI()/180);7)" office:value-type="float" office:value="-0.7489557" calcext:value-type="float">
            <text:p>-0,7489557</text:p>
          </table:table-cell>
          <table:table-cell table:formula="of:=ABS([.L913]-[.E913])" office:value-type="float" office:value="0.00651060999999997" calcext:value-type="float">
            <text:p>0,00651061</text:p>
          </table:table-cell>
          <table:table-cell table:formula="of:=ABS([.M913]-[.F913])" office:value-type="float" office:value="0.00581087000000002" calcext:value-type="float">
            <text:p>0,00581087</text:p>
          </table:table-cell>
          <table:table-cell/>
        </table:table-row>
        <table:table-row table:style-name="ro1">
          <table:table-cell office:value-type="float" office:value="1623609912.66762" calcext:value-type="float">
            <text:p>1623609912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1" calcext:value-type="float">
            <text:p>-131</text:p>
          </table:table-cell>
          <table:table-cell office:value-type="float" office:value="-0.65605903" calcext:value-type="float">
            <text:p>-0,65605903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-131" calcext:value-type="float">
            <text:p>-131</text:p>
          </table:table-cell>
          <table:table-cell/>
          <table:table-cell office:value-type="float" office:value="-131.25" calcext:value-type="float">
            <text:p>-131,25</text:p>
          </table:table-cell>
          <table:table-cell table:formula="of:=([.D914]-[.I914])^2" office:value-type="float" office:value="0.0625" calcext:value-type="float">
            <text:p>0,0625</text:p>
          </table:table-cell>
          <table:table-cell/>
          <table:table-cell table:formula="of:=ROUND(COS([.I914]*PI()/180);7)" office:value-type="float" office:value="-0.6593458" calcext:value-type="float">
            <text:p>-0,6593458</text:p>
          </table:table-cell>
          <table:table-cell table:formula="of:=ROUND(SIN([.I914]*PI()/180);7)" office:value-type="float" office:value="-0.7518398" calcext:value-type="float">
            <text:p>-0,7518398</text:p>
          </table:table-cell>
          <table:table-cell table:formula="of:=ABS([.L914]-[.E914])" office:value-type="float" office:value="0.00328676999999999" calcext:value-type="float">
            <text:p>0,00328677</text:p>
          </table:table-cell>
          <table:table-cell table:formula="of:=ABS([.M914]-[.F914])" office:value-type="float" office:value="0.00286978000000004" calcext:value-type="float">
            <text:p>0,00286978</text:p>
          </table:table-cell>
          <table:table-cell/>
        </table:table-row>
        <table:table-row table:style-name="ro1">
          <table:table-cell office:value-type="float" office:value="1623609912.76759" calcext:value-type="float">
            <text:p>1623609912,7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1" calcext:value-type="float">
            <text:p>-131</text:p>
          </table:table-cell>
          <table:table-cell office:value-type="float" office:value="-0.65605903" calcext:value-type="float">
            <text:p>-0,65605903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-131" calcext:value-type="float">
            <text:p>-131</text:p>
          </table:table-cell>
          <table:table-cell/>
          <table:table-cell office:value-type="float" office:value="-131" calcext:value-type="float">
            <text:p>-131</text:p>
          </table:table-cell>
          <table:table-cell table:formula="of:=([.D915]-[.I915])^2" office:value-type="float" office:value="0" calcext:value-type="float">
            <text:p>0</text:p>
          </table:table-cell>
          <table:table-cell/>
          <table:table-cell table:formula="of:=ROUND(COS([.I915]*PI()/180);7)" office:value-type="float" office:value="-0.656059" calcext:value-type="float">
            <text:p>-0,656059</text:p>
          </table:table-cell>
          <table:table-cell table:formula="of:=ROUND(SIN([.I915]*PI()/180);7)" office:value-type="float" office:value="-0.7547096" calcext:value-type="float">
            <text:p>-0,7547096</text:p>
          </table:table-cell>
          <table:table-cell table:formula="of:=ABS([.L915]-[.E915])" office:value-type="float" office:value="0.0000000300000000397205" calcext:value-type="float">
            <text:p>3,00000000397205E-08</text:p>
          </table:table-cell>
          <table:table-cell table:formula="of:=ABS([.M915]-[.F915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12.86762" calcext:value-type="float">
            <text:p>1623609912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1" calcext:value-type="float">
            <text:p>-131</text:p>
          </table:table-cell>
          <table:table-cell office:value-type="float" office:value="-0.65605903" calcext:value-type="float">
            <text:p>-0,65605903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-131" calcext:value-type="float">
            <text:p>-131</text:p>
          </table:table-cell>
          <table:table-cell/>
          <table:table-cell office:value-type="float" office:value="-130.75" calcext:value-type="float">
            <text:p>-130,75</text:p>
          </table:table-cell>
          <table:table-cell table:formula="of:=([.D916]-[.I916])^2" office:value-type="float" office:value="0.0625" calcext:value-type="float">
            <text:p>0,0625</text:p>
          </table:table-cell>
          <table:table-cell/>
          <table:table-cell table:formula="of:=ROUND(COS([.I916]*PI()/180);7)" office:value-type="float" office:value="-0.6527598" calcext:value-type="float">
            <text:p>-0,6527598</text:p>
          </table:table-cell>
          <table:table-cell table:formula="of:=ROUND(SIN([.I916]*PI()/180);7)" office:value-type="float" office:value="-0.757565" calcext:value-type="float">
            <text:p>-0,757565</text:p>
          </table:table-cell>
          <table:table-cell table:formula="of:=ABS([.L916]-[.E916])" office:value-type="float" office:value="0.00329922999999999" calcext:value-type="float">
            <text:p>0,00329923</text:p>
          </table:table-cell>
          <table:table-cell table:formula="of:=ABS([.M916]-[.F916])" office:value-type="float" office:value="0.00285542000000005" calcext:value-type="float">
            <text:p>0,00285542</text:p>
          </table:table-cell>
          <table:table-cell/>
        </table:table-row>
        <table:table-row table:style-name="ro1">
          <table:table-cell office:value-type="float" office:value="1623609912.96762" calcext:value-type="float">
            <text:p>1623609912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1" calcext:value-type="float">
            <text:p>-131</text:p>
          </table:table-cell>
          <table:table-cell office:value-type="float" office:value="-0.65605903" calcext:value-type="float">
            <text:p>-0,65605903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-131" calcext:value-type="float">
            <text:p>-131</text:p>
          </table:table-cell>
          <table:table-cell/>
          <table:table-cell office:value-type="float" office:value="-130.5" calcext:value-type="float">
            <text:p>-130,5</text:p>
          </table:table-cell>
          <table:table-cell table:formula="of:=([.D917]-[.I917])^2" office:value-type="float" office:value="0.25" calcext:value-type="float">
            <text:p>0,25</text:p>
          </table:table-cell>
          <table:table-cell/>
          <table:table-cell table:formula="of:=ROUND(COS([.I917]*PI()/180);7)" office:value-type="float" office:value="-0.649448" calcext:value-type="float">
            <text:p>-0,649448</text:p>
          </table:table-cell>
          <table:table-cell table:formula="of:=ROUND(SIN([.I917]*PI()/180);7)" office:value-type="float" office:value="-0.760406" calcext:value-type="float">
            <text:p>-0,760406</text:p>
          </table:table-cell>
          <table:table-cell table:formula="of:=ABS([.L917]-[.E917])" office:value-type="float" office:value="0.00661102999999996" calcext:value-type="float">
            <text:p>0,00661103</text:p>
          </table:table-cell>
          <table:table-cell table:formula="of:=ABS([.M917]-[.F917])" office:value-type="float" office:value="0.00569642000000004" calcext:value-type="float">
            <text:p>0,00569642</text:p>
          </table:table-cell>
          <table:table-cell/>
        </table:table-row>
        <table:table-row table:style-name="ro1">
          <table:table-cell office:value-type="float" office:value="1623609913.06762" calcext:value-type="float">
            <text:p>1623609913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0" calcext:value-type="float">
            <text:p>-130</text:p>
          </table:table-cell>
          <table:table-cell office:value-type="float" office:value="-0.64278761" calcext:value-type="float">
            <text:p>-0,64278761</text:p>
          </table:table-cell>
          <table:table-cell office:value-type="float" office:value="-0.76604444" calcext:value-type="float">
            <text:p>-0,76604444</text:p>
          </table:table-cell>
          <table:table-cell office:value-type="float" office:value="-130" calcext:value-type="float">
            <text:p>-130</text:p>
          </table:table-cell>
          <table:table-cell/>
          <table:table-cell office:value-type="float" office:value="-130.25" calcext:value-type="float">
            <text:p>-130,25</text:p>
          </table:table-cell>
          <table:table-cell table:formula="of:=([.D918]-[.I918])^2" office:value-type="float" office:value="0.0625" calcext:value-type="float">
            <text:p>0,0625</text:p>
          </table:table-cell>
          <table:table-cell/>
          <table:table-cell table:formula="of:=ROUND(COS([.I918]*PI()/180);7)" office:value-type="float" office:value="-0.646124" calcext:value-type="float">
            <text:p>-0,646124</text:p>
          </table:table-cell>
          <table:table-cell table:formula="of:=ROUND(SIN([.I918]*PI()/180);7)" office:value-type="float" office:value="-0.7632325" calcext:value-type="float">
            <text:p>-0,7632325</text:p>
          </table:table-cell>
          <table:table-cell table:formula="of:=ABS([.L918]-[.E918])" office:value-type="float" office:value="0.00333638999999997" calcext:value-type="float">
            <text:p>0,00333639</text:p>
          </table:table-cell>
          <table:table-cell table:formula="of:=ABS([.M918]-[.F918])" office:value-type="float" office:value="0.00281194000000007" calcext:value-type="float">
            <text:p>0,00281194</text:p>
          </table:table-cell>
          <table:table-cell/>
        </table:table-row>
        <table:table-row table:style-name="ro1">
          <table:table-cell office:value-type="float" office:value="1623609913.16766" calcext:value-type="float">
            <text:p>1623609913,1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0" calcext:value-type="float">
            <text:p>-130</text:p>
          </table:table-cell>
          <table:table-cell office:value-type="float" office:value="-0.64278761" calcext:value-type="float">
            <text:p>-0,64278761</text:p>
          </table:table-cell>
          <table:table-cell office:value-type="float" office:value="-0.76604444" calcext:value-type="float">
            <text:p>-0,76604444</text:p>
          </table:table-cell>
          <table:table-cell office:value-type="float" office:value="-130" calcext:value-type="float">
            <text:p>-130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([.D919]-[.I919])^2" office:value-type="float" office:value="0" calcext:value-type="float">
            <text:p>0</text:p>
          </table:table-cell>
          <table:table-cell/>
          <table:table-cell table:formula="of:=ROUND(COS([.I919]*PI()/180);7)" office:value-type="float" office:value="-0.6427876" calcext:value-type="float">
            <text:p>-0,6427876</text:p>
          </table:table-cell>
          <table:table-cell table:formula="of:=ROUND(SIN([.I919]*PI()/180);7)" office:value-type="float" office:value="-0.7660444" calcext:value-type="float">
            <text:p>-0,7660444</text:p>
          </table:table-cell>
          <table:table-cell table:formula="of:=ABS([.L919]-[.E919])" office:value-type="float" office:value="0.0000000100000000502476" calcext:value-type="float">
            <text:p>1,00000000502476E-08</text:p>
          </table:table-cell>
          <table:table-cell table:formula="of:=ABS([.M919]-[.F919])" office:value-type="float" office:value="0.0000000400000000899681" calcext:value-type="float">
            <text:p>4,00000000899681E-08</text:p>
          </table:table-cell>
          <table:table-cell/>
        </table:table-row>
        <table:table-row table:style-name="ro1">
          <table:table-cell office:value-type="float" office:value="1623609913.26761" calcext:value-type="float">
            <text:p>1623609913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0" calcext:value-type="float">
            <text:p>-130</text:p>
          </table:table-cell>
          <table:table-cell office:value-type="float" office:value="-0.64278761" calcext:value-type="float">
            <text:p>-0,64278761</text:p>
          </table:table-cell>
          <table:table-cell office:value-type="float" office:value="-0.76604444" calcext:value-type="float">
            <text:p>-0,76604444</text:p>
          </table:table-cell>
          <table:table-cell office:value-type="float" office:value="-130" calcext:value-type="float">
            <text:p>-130</text:p>
          </table:table-cell>
          <table:table-cell/>
          <table:table-cell office:value-type="float" office:value="-129.75" calcext:value-type="float">
            <text:p>-129,75</text:p>
          </table:table-cell>
          <table:table-cell table:formula="of:=([.D920]-[.I920])^2" office:value-type="float" office:value="0.0625" calcext:value-type="float">
            <text:p>0,0625</text:p>
          </table:table-cell>
          <table:table-cell/>
          <table:table-cell table:formula="of:=ROUND(COS([.I920]*PI()/180);7)" office:value-type="float" office:value="-0.639439" calcext:value-type="float">
            <text:p>-0,639439</text:p>
          </table:table-cell>
          <table:table-cell table:formula="of:=ROUND(SIN([.I920]*PI()/180);7)" office:value-type="float" office:value="-0.7688418" calcext:value-type="float">
            <text:p>-0,7688418</text:p>
          </table:table-cell>
          <table:table-cell table:formula="of:=ABS([.L920]-[.E920])" office:value-type="float" office:value="0.00334861000000009" calcext:value-type="float">
            <text:p>0,00334861</text:p>
          </table:table-cell>
          <table:table-cell table:formula="of:=ABS([.M920]-[.F920])" office:value-type="float" office:value="0.00279735999999997" calcext:value-type="float">
            <text:p>0,00279736</text:p>
          </table:table-cell>
          <table:table-cell/>
        </table:table-row>
        <table:table-row table:style-name="ro1">
          <table:table-cell office:value-type="float" office:value="1623609913.36761" calcext:value-type="float">
            <text:p>1623609913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0" calcext:value-type="float">
            <text:p>-130</text:p>
          </table:table-cell>
          <table:table-cell office:value-type="float" office:value="-0.64278761" calcext:value-type="float">
            <text:p>-0,64278761</text:p>
          </table:table-cell>
          <table:table-cell office:value-type="float" office:value="-0.76604444" calcext:value-type="float">
            <text:p>-0,76604444</text:p>
          </table:table-cell>
          <table:table-cell office:value-type="float" office:value="-130" calcext:value-type="float">
            <text:p>-130</text:p>
          </table:table-cell>
          <table:table-cell/>
          <table:table-cell office:value-type="float" office:value="-129.5" calcext:value-type="float">
            <text:p>-129,5</text:p>
          </table:table-cell>
          <table:table-cell table:formula="of:=([.D921]-[.I921])^2" office:value-type="float" office:value="0.25" calcext:value-type="float">
            <text:p>0,25</text:p>
          </table:table-cell>
          <table:table-cell/>
          <table:table-cell table:formula="of:=ROUND(COS([.I921]*PI()/180);7)" office:value-type="float" office:value="-0.6360782" calcext:value-type="float">
            <text:p>-0,6360782</text:p>
          </table:table-cell>
          <table:table-cell table:formula="of:=ROUND(SIN([.I921]*PI()/180);7)" office:value-type="float" office:value="-0.7716246" calcext:value-type="float">
            <text:p>-0,7716246</text:p>
          </table:table-cell>
          <table:table-cell table:formula="of:=ABS([.L921]-[.E921])" office:value-type="float" office:value="0.00670941000000003" calcext:value-type="float">
            <text:p>0,00670941</text:p>
          </table:table-cell>
          <table:table-cell table:formula="of:=ABS([.M921]-[.F921])" office:value-type="float" office:value="0.00558015999999995" calcext:value-type="float">
            <text:p>0,00558016</text:p>
          </table:table-cell>
          <table:table-cell/>
        </table:table-row>
        <table:table-row table:style-name="ro1">
          <table:table-cell office:value-type="float" office:value="1623609913.46761" calcext:value-type="float">
            <text:p>1623609913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9" calcext:value-type="float">
            <text:p>-129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-0.77714596" calcext:value-type="float">
            <text:p>-0,77714596</text:p>
          </table:table-cell>
          <table:table-cell office:value-type="float" office:value="-129" calcext:value-type="float">
            <text:p>-129</text:p>
          </table:table-cell>
          <table:table-cell/>
          <table:table-cell office:value-type="float" office:value="-129.25" calcext:value-type="float">
            <text:p>-129,25</text:p>
          </table:table-cell>
          <table:table-cell table:formula="of:=([.D922]-[.I922])^2" office:value-type="float" office:value="0.0625" calcext:value-type="float">
            <text:p>0,0625</text:p>
          </table:table-cell>
          <table:table-cell/>
          <table:table-cell table:formula="of:=ROUND(COS([.I922]*PI()/180);7)" office:value-type="float" office:value="-0.6327053" calcext:value-type="float">
            <text:p>-0,6327053</text:p>
          </table:table-cell>
          <table:table-cell table:formula="of:=ROUND(SIN([.I922]*PI()/180);7)" office:value-type="float" office:value="-0.7743926" calcext:value-type="float">
            <text:p>-0,7743926</text:p>
          </table:table-cell>
          <table:table-cell table:formula="of:=ABS([.L922]-[.E922])" office:value-type="float" office:value="0.00338490999999996" calcext:value-type="float">
            <text:p>0,00338491</text:p>
          </table:table-cell>
          <table:table-cell table:formula="of:=ABS([.M922]-[.F922])" office:value-type="float" office:value="0.00275336000000004" calcext:value-type="float">
            <text:p>0,00275336</text:p>
          </table:table-cell>
          <table:table-cell/>
        </table:table-row>
        <table:table-row table:style-name="ro1">
          <table:table-cell office:value-type="float" office:value="1623609913.56758" calcext:value-type="float">
            <text:p>1623609913,5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9" calcext:value-type="float">
            <text:p>-129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-0.77714596" calcext:value-type="float">
            <text:p>-0,77714596</text:p>
          </table:table-cell>
          <table:table-cell office:value-type="float" office:value="-129" calcext:value-type="float">
            <text:p>-129</text:p>
          </table:table-cell>
          <table:table-cell/>
          <table:table-cell office:value-type="float" office:value="-129" calcext:value-type="float">
            <text:p>-129</text:p>
          </table:table-cell>
          <table:table-cell table:formula="of:=([.D923]-[.I923])^2" office:value-type="float" office:value="0" calcext:value-type="float">
            <text:p>0</text:p>
          </table:table-cell>
          <table:table-cell/>
          <table:table-cell table:formula="of:=ROUND(COS([.I923]*PI()/180);7)" office:value-type="float" office:value="-0.6293204" calcext:value-type="float">
            <text:p>-0,6293204</text:p>
          </table:table-cell>
          <table:table-cell table:formula="of:=ROUND(SIN([.I923]*PI()/180);7)" office:value-type="float" office:value="-0.777146" calcext:value-type="float">
            <text:p>-0,777146</text:p>
          </table:table-cell>
          <table:table-cell table:formula="of:=ABS([.L923]-[.E923])" office:value-type="float" office:value="0.00000000999999993922529" calcext:value-type="float">
            <text:p>9,99999993922529E-09</text:p>
          </table:table-cell>
          <table:table-cell table:formula="of:=ABS([.M923]-[.F923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13.66757" calcext:value-type="float">
            <text:p>1623609913,6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9" calcext:value-type="float">
            <text:p>-129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-0.77714596" calcext:value-type="float">
            <text:p>-0,77714596</text:p>
          </table:table-cell>
          <table:table-cell office:value-type="float" office:value="-129" calcext:value-type="float">
            <text:p>-129</text:p>
          </table:table-cell>
          <table:table-cell/>
          <table:table-cell office:value-type="float" office:value="-128.75" calcext:value-type="float">
            <text:p>-128,75</text:p>
          </table:table-cell>
          <table:table-cell table:formula="of:=([.D924]-[.I924])^2" office:value-type="float" office:value="0.0625" calcext:value-type="float">
            <text:p>0,0625</text:p>
          </table:table-cell>
          <table:table-cell/>
          <table:table-cell table:formula="of:=ROUND(COS([.I924]*PI()/180);7)" office:value-type="float" office:value="-0.6259235" calcext:value-type="float">
            <text:p>-0,6259235</text:p>
          </table:table-cell>
          <table:table-cell table:formula="of:=ROUND(SIN([.I924]*PI()/180);7)" office:value-type="float" office:value="-0.7798845" calcext:value-type="float">
            <text:p>-0,7798845</text:p>
          </table:table-cell>
          <table:table-cell table:formula="of:=ABS([.L924]-[.E924])" office:value-type="float" office:value="0.0033968900000001" calcext:value-type="float">
            <text:p>0,00339689</text:p>
          </table:table-cell>
          <table:table-cell table:formula="of:=ABS([.M924]-[.F924])" office:value-type="float" office:value="0.00273853999999996" calcext:value-type="float">
            <text:p>0,00273854</text:p>
          </table:table-cell>
          <table:table-cell/>
        </table:table-row>
        <table:table-row table:style-name="ro1">
          <table:table-cell office:value-type="float" office:value="1623609913.76762" calcext:value-type="float">
            <text:p>1623609913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9" calcext:value-type="float">
            <text:p>-129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-0.77714596" calcext:value-type="float">
            <text:p>-0,77714596</text:p>
          </table:table-cell>
          <table:table-cell office:value-type="float" office:value="-129" calcext:value-type="float">
            <text:p>-129</text:p>
          </table:table-cell>
          <table:table-cell/>
          <table:table-cell office:value-type="float" office:value="-128.5" calcext:value-type="float">
            <text:p>-128,5</text:p>
          </table:table-cell>
          <table:table-cell table:formula="of:=([.D925]-[.I925])^2" office:value-type="float" office:value="0.25" calcext:value-type="float">
            <text:p>0,25</text:p>
          </table:table-cell>
          <table:table-cell/>
          <table:table-cell table:formula="of:=ROUND(COS([.I925]*PI()/180);7)" office:value-type="float" office:value="-0.6225146" calcext:value-type="float">
            <text:p>-0,6225146</text:p>
          </table:table-cell>
          <table:table-cell table:formula="of:=ROUND(SIN([.I925]*PI()/180);7)" office:value-type="float" office:value="-0.7826082" calcext:value-type="float">
            <text:p>-0,7826082</text:p>
          </table:table-cell>
          <table:table-cell table:formula="of:=ABS([.L925]-[.E925])" office:value-type="float" office:value="0.00680579000000003" calcext:value-type="float">
            <text:p>0,00680579</text:p>
          </table:table-cell>
          <table:table-cell table:formula="of:=ABS([.M925]-[.F925])" office:value-type="float" office:value="0.00546223999999995" calcext:value-type="float">
            <text:p>0,00546224</text:p>
          </table:table-cell>
          <table:table-cell/>
        </table:table-row>
        <table:table-row table:style-name="ro1">
          <table:table-cell office:value-type="float" office:value="1623609913.86761" calcext:value-type="float">
            <text:p>1623609913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8" calcext:value-type="float">
            <text:p>-128</text:p>
          </table:table-cell>
          <table:table-cell office:value-type="float" office:value="-0.61566148" calcext:value-type="float">
            <text:p>-0,61566148</text:p>
          </table:table-cell>
          <table:table-cell office:value-type="float" office:value="-0.78801075" calcext:value-type="float">
            <text:p>-0,78801075</text:p>
          </table:table-cell>
          <table:table-cell office:value-type="float" office:value="-128" calcext:value-type="float">
            <text:p>-128</text:p>
          </table:table-cell>
          <table:table-cell/>
          <table:table-cell office:value-type="float" office:value="-128.25" calcext:value-type="float">
            <text:p>-128,25</text:p>
          </table:table-cell>
          <table:table-cell table:formula="of:=([.D926]-[.I926])^2" office:value-type="float" office:value="0.0625" calcext:value-type="float">
            <text:p>0,0625</text:p>
          </table:table-cell>
          <table:table-cell/>
          <table:table-cell table:formula="of:=ROUND(COS([.I926]*PI()/180);7)" office:value-type="float" office:value="-0.6190939" calcext:value-type="float">
            <text:p>-0,6190939</text:p>
          </table:table-cell>
          <table:table-cell table:formula="of:=ROUND(SIN([.I926]*PI()/180);7)" office:value-type="float" office:value="-0.7853169" calcext:value-type="float">
            <text:p>-0,7853169</text:p>
          </table:table-cell>
          <table:table-cell table:formula="of:=ABS([.L926]-[.E926])" office:value-type="float" office:value="0.00343241999999999" calcext:value-type="float">
            <text:p>0,00343242</text:p>
          </table:table-cell>
          <table:table-cell table:formula="of:=ABS([.M926]-[.F926])" office:value-type="float" office:value="0.00269385" calcext:value-type="float">
            <text:p>0,00269385</text:p>
          </table:table-cell>
          <table:table-cell/>
        </table:table-row>
        <table:table-row table:style-name="ro1">
          <table:table-cell office:value-type="float" office:value="1623609913.96761" calcext:value-type="float">
            <text:p>1623609913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8" calcext:value-type="float">
            <text:p>-128</text:p>
          </table:table-cell>
          <table:table-cell office:value-type="float" office:value="-0.61566148" calcext:value-type="float">
            <text:p>-0,61566148</text:p>
          </table:table-cell>
          <table:table-cell office:value-type="float" office:value="-0.78801075" calcext:value-type="float">
            <text:p>-0,78801075</text:p>
          </table:table-cell>
          <table:table-cell office:value-type="float" office:value="-128" calcext:value-type="float">
            <text:p>-128</text:p>
          </table:table-cell>
          <table:table-cell/>
          <table:table-cell office:value-type="float" office:value="-128" calcext:value-type="float">
            <text:p>-128</text:p>
          </table:table-cell>
          <table:table-cell table:formula="of:=([.D927]-[.I927])^2" office:value-type="float" office:value="0" calcext:value-type="float">
            <text:p>0</text:p>
          </table:table-cell>
          <table:table-cell/>
          <table:table-cell table:formula="of:=ROUND(COS([.I927]*PI()/180);7)" office:value-type="float" office:value="-0.6156615" calcext:value-type="float">
            <text:p>-0,6156615</text:p>
          </table:table-cell>
          <table:table-cell table:formula="of:=ROUND(SIN([.I927]*PI()/180);7)" office:value-type="float" office:value="-0.7880108" calcext:value-type="float">
            <text:p>-0,7880108</text:p>
          </table:table-cell>
          <table:table-cell table:formula="of:=ABS([.L927]-[.E927])" office:value-type="float" office:value="0.0000000199999999894729" calcext:value-type="float">
            <text:p>1,99999999894729E-08</text:p>
          </table:table-cell>
          <table:table-cell table:formula="of:=ABS([.M927]-[.F927])" office:value-type="float" office:value="0.0000000500000000291934" calcext:value-type="float">
            <text:p>5,00000000291934E-08</text:p>
          </table:table-cell>
          <table:table-cell/>
        </table:table-row>
        <table:table-row table:style-name="ro1">
          <table:table-cell office:value-type="float" office:value="1623609914.06761" calcext:value-type="float">
            <text:p>1623609914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8" calcext:value-type="float">
            <text:p>-128</text:p>
          </table:table-cell>
          <table:table-cell office:value-type="float" office:value="-0.61566148" calcext:value-type="float">
            <text:p>-0,61566148</text:p>
          </table:table-cell>
          <table:table-cell office:value-type="float" office:value="-0.78801075" calcext:value-type="float">
            <text:p>-0,78801075</text:p>
          </table:table-cell>
          <table:table-cell office:value-type="float" office:value="-128" calcext:value-type="float">
            <text:p>-128</text:p>
          </table:table-cell>
          <table:table-cell/>
          <table:table-cell office:value-type="float" office:value="-127.75" calcext:value-type="float">
            <text:p>-127,75</text:p>
          </table:table-cell>
          <table:table-cell table:formula="of:=([.D928]-[.I928])^2" office:value-type="float" office:value="0.0625" calcext:value-type="float">
            <text:p>0,0625</text:p>
          </table:table-cell>
          <table:table-cell/>
          <table:table-cell table:formula="of:=ROUND(COS([.I928]*PI()/180);7)" office:value-type="float" office:value="-0.6122173" calcext:value-type="float">
            <text:p>-0,6122173</text:p>
          </table:table-cell>
          <table:table-cell table:formula="of:=ROUND(SIN([.I928]*PI()/180);7)" office:value-type="float" office:value="-0.7906896" calcext:value-type="float">
            <text:p>-0,7906896</text:p>
          </table:table-cell>
          <table:table-cell table:formula="of:=ABS([.L928]-[.E928])" office:value-type="float" office:value="0.00344418000000002" calcext:value-type="float">
            <text:p>0,00344418</text:p>
          </table:table-cell>
          <table:table-cell table:formula="of:=ABS([.M928]-[.F928])" office:value-type="float" office:value="0.00267885000000001" calcext:value-type="float">
            <text:p>0,00267885</text:p>
          </table:table-cell>
          <table:table-cell/>
        </table:table-row>
        <table:table-row table:style-name="ro1">
          <table:table-cell office:value-type="float" office:value="1623609914.16756" calcext:value-type="float">
            <text:p>1623609914,16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8" calcext:value-type="float">
            <text:p>-128</text:p>
          </table:table-cell>
          <table:table-cell office:value-type="float" office:value="-0.61566148" calcext:value-type="float">
            <text:p>-0,61566148</text:p>
          </table:table-cell>
          <table:table-cell office:value-type="float" office:value="-0.78801075" calcext:value-type="float">
            <text:p>-0,78801075</text:p>
          </table:table-cell>
          <table:table-cell office:value-type="float" office:value="-128" calcext:value-type="float">
            <text:p>-128</text:p>
          </table:table-cell>
          <table:table-cell/>
          <table:table-cell office:value-type="float" office:value="-127.5" calcext:value-type="float">
            <text:p>-127,5</text:p>
          </table:table-cell>
          <table:table-cell table:formula="of:=([.D929]-[.I929])^2" office:value-type="float" office:value="0.25" calcext:value-type="float">
            <text:p>0,25</text:p>
          </table:table-cell>
          <table:table-cell/>
          <table:table-cell table:formula="of:=ROUND(COS([.I929]*PI()/180);7)" office:value-type="float" office:value="-0.6087614" calcext:value-type="float">
            <text:p>-0,6087614</text:p>
          </table:table-cell>
          <table:table-cell table:formula="of:=ROUND(SIN([.I929]*PI()/180);7)" office:value-type="float" office:value="-0.7933533" calcext:value-type="float">
            <text:p>-0,7933533</text:p>
          </table:table-cell>
          <table:table-cell table:formula="of:=ABS([.L929]-[.E929])" office:value-type="float" office:value="0.00690007999999998" calcext:value-type="float">
            <text:p>0,00690008</text:p>
          </table:table-cell>
          <table:table-cell table:formula="of:=ABS([.M929]-[.F929])" office:value-type="float" office:value="0.00534255000000006" calcext:value-type="float">
            <text:p>0,00534255</text:p>
          </table:table-cell>
          <table:table-cell/>
        </table:table-row>
        <table:table-row table:style-name="ro1">
          <table:table-cell office:value-type="float" office:value="1623609914.26761" calcext:value-type="float">
            <text:p>1623609914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7" calcext:value-type="float">
            <text:p>-127</text:p>
          </table:table-cell>
          <table:table-cell office:value-type="float" office:value="-0.60181502" calcext:value-type="float">
            <text:p>-0,60181502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-127" calcext:value-type="float">
            <text:p>-127</text:p>
          </table:table-cell>
          <table:table-cell/>
          <table:table-cell office:value-type="float" office:value="-127.25" calcext:value-type="float">
            <text:p>-127,25</text:p>
          </table:table-cell>
          <table:table-cell table:formula="of:=([.D930]-[.I930])^2" office:value-type="float" office:value="0.0625" calcext:value-type="float">
            <text:p>0,0625</text:p>
          </table:table-cell>
          <table:table-cell/>
          <table:table-cell table:formula="of:=ROUND(COS([.I930]*PI()/180);7)" office:value-type="float" office:value="-0.605294" calcext:value-type="float">
            <text:p>-0,605294</text:p>
          </table:table-cell>
          <table:table-cell table:formula="of:=ROUND(SIN([.I930]*PI()/180);7)" office:value-type="float" office:value="-0.796002" calcext:value-type="float">
            <text:p>-0,796002</text:p>
          </table:table-cell>
          <table:table-cell table:formula="of:=ABS([.L930]-[.E930])" office:value-type="float" office:value="0.00347898000000002" calcext:value-type="float">
            <text:p>0,00347898</text:p>
          </table:table-cell>
          <table:table-cell table:formula="of:=ABS([.M930]-[.F930])" office:value-type="float" office:value="0.00263351000000001" calcext:value-type="float">
            <text:p>0,00263351</text:p>
          </table:table-cell>
          <table:table-cell/>
        </table:table-row>
        <table:table-row table:style-name="ro1">
          <table:table-cell office:value-type="float" office:value="1623609914.36761" calcext:value-type="float">
            <text:p>1623609914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7" calcext:value-type="float">
            <text:p>-127</text:p>
          </table:table-cell>
          <table:table-cell office:value-type="float" office:value="-0.60181502" calcext:value-type="float">
            <text:p>-0,60181502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-127" calcext:value-type="float">
            <text:p>-127</text:p>
          </table:table-cell>
          <table:table-cell/>
          <table:table-cell office:value-type="float" office:value="-127" calcext:value-type="float">
            <text:p>-127</text:p>
          </table:table-cell>
          <table:table-cell table:formula="of:=([.D931]-[.I931])^2" office:value-type="float" office:value="0" calcext:value-type="float">
            <text:p>0</text:p>
          </table:table-cell>
          <table:table-cell/>
          <table:table-cell table:formula="of:=ROUND(COS([.I931]*PI()/180);7)" office:value-type="float" office:value="-0.601815" calcext:value-type="float">
            <text:p>-0,601815</text:p>
          </table:table-cell>
          <table:table-cell table:formula="of:=ROUND(SIN([.I931]*PI()/180);7)" office:value-type="float" office:value="-0.7986355" calcext:value-type="float">
            <text:p>-0,7986355</text:p>
          </table:table-cell>
          <table:table-cell table:formula="of:=ABS([.L931]-[.E931])" office:value-type="float" office:value="0.0000000199999999894729" calcext:value-type="float">
            <text:p>1,99999999894729E-08</text:p>
          </table:table-cell>
          <table:table-cell table:formula="of:=ABS([.M931]-[.F931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914.46761" calcext:value-type="float">
            <text:p>1623609914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7" calcext:value-type="float">
            <text:p>-127</text:p>
          </table:table-cell>
          <table:table-cell office:value-type="float" office:value="-0.60181502" calcext:value-type="float">
            <text:p>-0,60181502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-127" calcext:value-type="float">
            <text:p>-127</text:p>
          </table:table-cell>
          <table:table-cell/>
          <table:table-cell office:value-type="float" office:value="-126.75" calcext:value-type="float">
            <text:p>-126,75</text:p>
          </table:table-cell>
          <table:table-cell table:formula="of:=([.D932]-[.I932])^2" office:value-type="float" office:value="0.0625" calcext:value-type="float">
            <text:p>0,0625</text:p>
          </table:table-cell>
          <table:table-cell/>
          <table:table-cell table:formula="of:=ROUND(COS([.I932]*PI()/180);7)" office:value-type="float" office:value="-0.5983246" calcext:value-type="float">
            <text:p>-0,5983246</text:p>
          </table:table-cell>
          <table:table-cell table:formula="of:=ROUND(SIN([.I932]*PI()/180);7)" office:value-type="float" office:value="-0.8012538" calcext:value-type="float">
            <text:p>-0,8012538</text:p>
          </table:table-cell>
          <table:table-cell table:formula="of:=ABS([.L932]-[.E932])" office:value-type="float" office:value="0.00349041999999999" calcext:value-type="float">
            <text:p>0,00349042</text:p>
          </table:table-cell>
          <table:table-cell table:formula="of:=ABS([.M932]-[.F932])" office:value-type="float" office:value="0.00261829000000002" calcext:value-type="float">
            <text:p>0,00261829</text:p>
          </table:table-cell>
          <table:table-cell/>
        </table:table-row>
        <table:table-row table:style-name="ro1">
          <table:table-cell office:value-type="float" office:value="1623609914.56761" calcext:value-type="float">
            <text:p>1623609914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7" calcext:value-type="float">
            <text:p>-127</text:p>
          </table:table-cell>
          <table:table-cell office:value-type="float" office:value="-0.60181502" calcext:value-type="float">
            <text:p>-0,60181502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-127" calcext:value-type="float">
            <text:p>-127</text:p>
          </table:table-cell>
          <table:table-cell/>
          <table:table-cell office:value-type="float" office:value="-126.5" calcext:value-type="float">
            <text:p>-126,5</text:p>
          </table:table-cell>
          <table:table-cell table:formula="of:=([.D933]-[.I933])^2" office:value-type="float" office:value="0.25" calcext:value-type="float">
            <text:p>0,25</text:p>
          </table:table-cell>
          <table:table-cell/>
          <table:table-cell table:formula="of:=ROUND(COS([.I933]*PI()/180);7)" office:value-type="float" office:value="-0.5948228" calcext:value-type="float">
            <text:p>-0,5948228</text:p>
          </table:table-cell>
          <table:table-cell table:formula="of:=ROUND(SIN([.I933]*PI()/180);7)" office:value-type="float" office:value="-0.8038569" calcext:value-type="float">
            <text:p>-0,8038569</text:p>
          </table:table-cell>
          <table:table-cell table:formula="of:=ABS([.L933]-[.E933])" office:value-type="float" office:value="0.00699221999999999" calcext:value-type="float">
            <text:p>0,00699222</text:p>
          </table:table-cell>
          <table:table-cell table:formula="of:=ABS([.M933]-[.F933])" office:value-type="float" office:value="0.00522138999999999" calcext:value-type="float">
            <text:p>0,00522139</text:p>
          </table:table-cell>
          <table:table-cell/>
        </table:table-row>
        <table:table-row table:style-name="ro1">
          <table:table-cell office:value-type="float" office:value="1623609914.66759" calcext:value-type="float">
            <text:p>1623609914,6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6" calcext:value-type="float">
            <text:p>-126</text:p>
          </table:table-cell>
          <table:table-cell office:value-type="float" office:value="-0.58778525" calcext:value-type="float">
            <text:p>-0,58778525</text:p>
          </table:table-cell>
          <table:table-cell office:value-type="float" office:value="-0.80901699" calcext:value-type="float">
            <text:p>-0,80901699</text:p>
          </table:table-cell>
          <table:table-cell office:value-type="float" office:value="-126" calcext:value-type="float">
            <text:p>-126</text:p>
          </table:table-cell>
          <table:table-cell/>
          <table:table-cell office:value-type="float" office:value="-126.25" calcext:value-type="float">
            <text:p>-126,25</text:p>
          </table:table-cell>
          <table:table-cell table:formula="of:=([.D934]-[.I934])^2" office:value-type="float" office:value="0.0625" calcext:value-type="float">
            <text:p>0,0625</text:p>
          </table:table-cell>
          <table:table-cell/>
          <table:table-cell table:formula="of:=ROUND(COS([.I934]*PI()/180);7)" office:value-type="float" office:value="-0.5913096" calcext:value-type="float">
            <text:p>-0,5913096</text:p>
          </table:table-cell>
          <table:table-cell table:formula="of:=ROUND(SIN([.I934]*PI()/180);7)" office:value-type="float" office:value="-0.8064446" calcext:value-type="float">
            <text:p>-0,8064446</text:p>
          </table:table-cell>
          <table:table-cell table:formula="of:=ABS([.L934]-[.E934])" office:value-type="float" office:value="0.00352434999999995" calcext:value-type="float">
            <text:p>0,00352435</text:p>
          </table:table-cell>
          <table:table-cell table:formula="of:=ABS([.M934]-[.F934])" office:value-type="float" office:value="0.00257239000000009" calcext:value-type="float">
            <text:p>0,00257239</text:p>
          </table:table-cell>
          <table:table-cell/>
        </table:table-row>
        <table:table-row table:style-name="ro1">
          <table:table-cell office:value-type="float" office:value="1623609914.76761" calcext:value-type="float">
            <text:p>1623609914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6" calcext:value-type="float">
            <text:p>-126</text:p>
          </table:table-cell>
          <table:table-cell office:value-type="float" office:value="-0.58778525" calcext:value-type="float">
            <text:p>-0,58778525</text:p>
          </table:table-cell>
          <table:table-cell office:value-type="float" office:value="-0.80901699" calcext:value-type="float">
            <text:p>-0,80901699</text:p>
          </table:table-cell>
          <table:table-cell office:value-type="float" office:value="-126" calcext:value-type="float">
            <text:p>-126</text:p>
          </table:table-cell>
          <table:table-cell/>
          <table:table-cell office:value-type="float" office:value="-126" calcext:value-type="float">
            <text:p>-126</text:p>
          </table:table-cell>
          <table:table-cell table:formula="of:=([.D935]-[.I935])^2" office:value-type="float" office:value="0" calcext:value-type="float">
            <text:p>0</text:p>
          </table:table-cell>
          <table:table-cell/>
          <table:table-cell table:formula="of:=ROUND(COS([.I935]*PI()/180);7)" office:value-type="float" office:value="-0.5877853" calcext:value-type="float">
            <text:p>-0,5877853</text:p>
          </table:table-cell>
          <table:table-cell table:formula="of:=ROUND(SIN([.I935]*PI()/180);7)" office:value-type="float" office:value="-0.809017" calcext:value-type="float">
            <text:p>-0,809017</text:p>
          </table:table-cell>
          <table:table-cell table:formula="of:=ABS([.L935]-[.E935])" office:value-type="float" office:value="0.0000000499999999181711" calcext:value-type="float">
            <text:p>4,99999999181711E-08</text:p>
          </table:table-cell>
          <table:table-cell table:formula="of:=ABS([.M935]-[.F935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914.86761" calcext:value-type="float">
            <text:p>1623609914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6" calcext:value-type="float">
            <text:p>-126</text:p>
          </table:table-cell>
          <table:table-cell office:value-type="float" office:value="-0.58778525" calcext:value-type="float">
            <text:p>-0,58778525</text:p>
          </table:table-cell>
          <table:table-cell office:value-type="float" office:value="-0.80901699" calcext:value-type="float">
            <text:p>-0,80901699</text:p>
          </table:table-cell>
          <table:table-cell office:value-type="float" office:value="-126" calcext:value-type="float">
            <text:p>-126</text:p>
          </table:table-cell>
          <table:table-cell/>
          <table:table-cell office:value-type="float" office:value="-125.75" calcext:value-type="float">
            <text:p>-125,75</text:p>
          </table:table-cell>
          <table:table-cell table:formula="of:=([.D936]-[.I936])^2" office:value-type="float" office:value="0.0625" calcext:value-type="float">
            <text:p>0,0625</text:p>
          </table:table-cell>
          <table:table-cell/>
          <table:table-cell table:formula="of:=ROUND(COS([.I936]*PI()/180);7)" office:value-type="float" office:value="-0.5842497" calcext:value-type="float">
            <text:p>-0,5842497</text:p>
          </table:table-cell>
          <table:table-cell table:formula="of:=ROUND(SIN([.I936]*PI()/180);7)" office:value-type="float" office:value="-0.811574" calcext:value-type="float">
            <text:p>-0,811574</text:p>
          </table:table-cell>
          <table:table-cell table:formula="of:=ABS([.L936]-[.E936])" office:value-type="float" office:value="0.00353555000000005" calcext:value-type="float">
            <text:p>0,00353555</text:p>
          </table:table-cell>
          <table:table-cell table:formula="of:=ABS([.M936]-[.F936])" office:value-type="float" office:value="0.00255700999999997" calcext:value-type="float">
            <text:p>0,00255701</text:p>
          </table:table-cell>
          <table:table-cell/>
        </table:table-row>
        <table:table-row table:style-name="ro1">
          <table:table-cell office:value-type="float" office:value="1623609914.96761" calcext:value-type="float">
            <text:p>1623609914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6" calcext:value-type="float">
            <text:p>-126</text:p>
          </table:table-cell>
          <table:table-cell office:value-type="float" office:value="-0.58778525" calcext:value-type="float">
            <text:p>-0,58778525</text:p>
          </table:table-cell>
          <table:table-cell office:value-type="float" office:value="-0.80901699" calcext:value-type="float">
            <text:p>-0,80901699</text:p>
          </table:table-cell>
          <table:table-cell office:value-type="float" office:value="-126" calcext:value-type="float">
            <text:p>-126</text:p>
          </table:table-cell>
          <table:table-cell/>
          <table:table-cell office:value-type="float" office:value="-125.5" calcext:value-type="float">
            <text:p>-125,5</text:p>
          </table:table-cell>
          <table:table-cell table:formula="of:=([.D937]-[.I937])^2" office:value-type="float" office:value="0.25" calcext:value-type="float">
            <text:p>0,25</text:p>
          </table:table-cell>
          <table:table-cell/>
          <table:table-cell table:formula="of:=ROUND(COS([.I937]*PI()/180);7)" office:value-type="float" office:value="-0.580703" calcext:value-type="float">
            <text:p>-0,580703</text:p>
          </table:table-cell>
          <table:table-cell table:formula="of:=ROUND(SIN([.I937]*PI()/180);7)" office:value-type="float" office:value="-0.8141155" calcext:value-type="float">
            <text:p>-0,8141155</text:p>
          </table:table-cell>
          <table:table-cell table:formula="of:=ABS([.L937]-[.E937])" office:value-type="float" office:value="0.00708225000000007" calcext:value-type="float">
            <text:p>0,00708225</text:p>
          </table:table-cell>
          <table:table-cell table:formula="of:=ABS([.M937]-[.F937])" office:value-type="float" office:value="0.00509850999999995" calcext:value-type="float">
            <text:p>0,00509851</text:p>
          </table:table-cell>
          <table:table-cell/>
        </table:table-row>
        <table:table-row table:style-name="ro1">
          <table:table-cell office:value-type="float" office:value="1623609915.06757" calcext:value-type="float">
            <text:p>1623609915,0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5" calcext:value-type="float">
            <text:p>-125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-125" calcext:value-type="float">
            <text:p>-125</text:p>
          </table:table-cell>
          <table:table-cell/>
          <table:table-cell office:value-type="float" office:value="-125.25" calcext:value-type="float">
            <text:p>-125,25</text:p>
          </table:table-cell>
          <table:table-cell table:formula="of:=([.D938]-[.I938])^2" office:value-type="float" office:value="0.0625" calcext:value-type="float">
            <text:p>0,0625</text:p>
          </table:table-cell>
          <table:table-cell/>
          <table:table-cell table:formula="of:=ROUND(COS([.I938]*PI()/180);7)" office:value-type="float" office:value="-0.5771452" calcext:value-type="float">
            <text:p>-0,5771452</text:p>
          </table:table-cell>
          <table:table-cell table:formula="of:=ROUND(SIN([.I938]*PI()/180);7)" office:value-type="float" office:value="-0.8166416" calcext:value-type="float">
            <text:p>-0,8166416</text:p>
          </table:table-cell>
          <table:table-cell table:formula="of:=ABS([.L938]-[.E938])" office:value-type="float" office:value="0.00356876000000006" calcext:value-type="float">
            <text:p>0,00356876</text:p>
          </table:table-cell>
          <table:table-cell table:formula="of:=ABS([.M938]-[.F938])" office:value-type="float" office:value="0.00251044" calcext:value-type="float">
            <text:p>0,00251044</text:p>
          </table:table-cell>
          <table:table-cell/>
        </table:table-row>
        <table:table-row table:style-name="ro1">
          <table:table-cell office:value-type="float" office:value="1623609915.16762" calcext:value-type="float">
            <text:p>1623609915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5" calcext:value-type="float">
            <text:p>-125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-125" calcext:value-type="float">
            <text:p>-125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([.D939]-[.I939])^2" office:value-type="float" office:value="0" calcext:value-type="float">
            <text:p>0</text:p>
          </table:table-cell>
          <table:table-cell/>
          <table:table-cell table:formula="of:=ROUND(COS([.I939]*PI()/180);7)" office:value-type="float" office:value="-0.5735764" calcext:value-type="float">
            <text:p>-0,5735764</text:p>
          </table:table-cell>
          <table:table-cell table:formula="of:=ROUND(SIN([.I939]*PI()/180);7)" office:value-type="float" office:value="-0.819152" calcext:value-type="float">
            <text:p>-0,819152</text:p>
          </table:table-cell>
          <table:table-cell table:formula="of:=ABS([.L939]-[.E939])" office:value-type="float" office:value="0.0000000399999999789458" calcext:value-type="float">
            <text:p>3,99999999789458E-08</text:p>
          </table:table-cell>
          <table:table-cell table:formula="of:=ABS([.M939]-[.F939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15.26761" calcext:value-type="float">
            <text:p>1623609915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5" calcext:value-type="float">
            <text:p>-125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-125" calcext:value-type="float">
            <text:p>-125</text:p>
          </table:table-cell>
          <table:table-cell/>
          <table:table-cell office:value-type="float" office:value="-124.75" calcext:value-type="float">
            <text:p>-124,75</text:p>
          </table:table-cell>
          <table:table-cell table:formula="of:=([.D940]-[.I940])^2" office:value-type="float" office:value="0.0625" calcext:value-type="float">
            <text:p>0,0625</text:p>
          </table:table-cell>
          <table:table-cell/>
          <table:table-cell table:formula="of:=ROUND(COS([.I940]*PI()/180);7)" office:value-type="float" office:value="-0.5699968" calcext:value-type="float">
            <text:p>-0,5699968</text:p>
          </table:table-cell>
          <table:table-cell table:formula="of:=ROUND(SIN([.I940]*PI()/180);7)" office:value-type="float" office:value="-0.8216469" calcext:value-type="float">
            <text:p>-0,8216469</text:p>
          </table:table-cell>
          <table:table-cell table:formula="of:=ABS([.L940]-[.E940])" office:value-type="float" office:value="0.00357963999999999" calcext:value-type="float">
            <text:p>0,00357964</text:p>
          </table:table-cell>
          <table:table-cell table:formula="of:=ABS([.M940]-[.F940])" office:value-type="float" office:value="0.00249485999999999" calcext:value-type="float">
            <text:p>0,00249486</text:p>
          </table:table-cell>
          <table:table-cell/>
        </table:table-row>
        <table:table-row table:style-name="ro1">
          <table:table-cell office:value-type="float" office:value="1623609915.36761" calcext:value-type="float">
            <text:p>1623609915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5" calcext:value-type="float">
            <text:p>-125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-125" calcext:value-type="float">
            <text:p>-125</text:p>
          </table:table-cell>
          <table:table-cell/>
          <table:table-cell office:value-type="float" office:value="-124.5" calcext:value-type="float">
            <text:p>-124,5</text:p>
          </table:table-cell>
          <table:table-cell table:formula="of:=([.D941]-[.I941])^2" office:value-type="float" office:value="0.25" calcext:value-type="float">
            <text:p>0,25</text:p>
          </table:table-cell>
          <table:table-cell/>
          <table:table-cell table:formula="of:=ROUND(COS([.I941]*PI()/180);7)" office:value-type="float" office:value="-0.5664062" calcext:value-type="float">
            <text:p>-0,5664062</text:p>
          </table:table-cell>
          <table:table-cell table:formula="of:=ROUND(SIN([.I941]*PI()/180);7)" office:value-type="float" office:value="-0.8241262" calcext:value-type="float">
            <text:p>-0,8241262</text:p>
          </table:table-cell>
          <table:table-cell table:formula="of:=ABS([.L941]-[.E941])" office:value-type="float" office:value="0.00717023999999999" calcext:value-type="float">
            <text:p>0,00717024</text:p>
          </table:table-cell>
          <table:table-cell table:formula="of:=ABS([.M941]-[.F941])" office:value-type="float" office:value="0.00497416000000006" calcext:value-type="float">
            <text:p>0,00497416</text:p>
          </table:table-cell>
          <table:table-cell/>
        </table:table-row>
        <table:table-row table:style-name="ro1">
          <table:table-cell office:value-type="float" office:value="1623609915.46761" calcext:value-type="float">
            <text:p>1623609915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4" calcext:value-type="float">
            <text:p>-124</text:p>
          </table:table-cell>
          <table:table-cell office:value-type="float" office:value="-0.5591929" calcext:value-type="float">
            <text:p>-0,5591929</text:p>
          </table:table-cell>
          <table:table-cell office:value-type="float" office:value="-0.82903757" calcext:value-type="float">
            <text:p>-0,82903757</text:p>
          </table:table-cell>
          <table:table-cell office:value-type="float" office:value="-124" calcext:value-type="float">
            <text:p>-124</text:p>
          </table:table-cell>
          <table:table-cell/>
          <table:table-cell office:value-type="float" office:value="-124.25" calcext:value-type="float">
            <text:p>-124,25</text:p>
          </table:table-cell>
          <table:table-cell table:formula="of:=([.D942]-[.I942])^2" office:value-type="float" office:value="0.0625" calcext:value-type="float">
            <text:p>0,0625</text:p>
          </table:table-cell>
          <table:table-cell/>
          <table:table-cell table:formula="of:=ROUND(COS([.I942]*PI()/180);7)" office:value-type="float" office:value="-0.5628049" calcext:value-type="float">
            <text:p>-0,5628049</text:p>
          </table:table-cell>
          <table:table-cell table:formula="of:=ROUND(SIN([.I942]*PI()/180);7)" office:value-type="float" office:value="-0.8265897" calcext:value-type="float">
            <text:p>-0,8265897</text:p>
          </table:table-cell>
          <table:table-cell table:formula="of:=ABS([.L942]-[.E942])" office:value-type="float" office:value="0.00361200000000006" calcext:value-type="float">
            <text:p>0,003612</text:p>
          </table:table-cell>
          <table:table-cell table:formula="of:=ABS([.M942]-[.F942])" office:value-type="float" office:value="0.00244787000000002" calcext:value-type="float">
            <text:p>0,00244787</text:p>
          </table:table-cell>
          <table:table-cell/>
        </table:table-row>
        <table:table-row table:style-name="ro1">
          <table:table-cell office:value-type="float" office:value="1623609915.56762" calcext:value-type="float">
            <text:p>1623609915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4" calcext:value-type="float">
            <text:p>-124</text:p>
          </table:table-cell>
          <table:table-cell office:value-type="float" office:value="-0.5591929" calcext:value-type="float">
            <text:p>-0,5591929</text:p>
          </table:table-cell>
          <table:table-cell office:value-type="float" office:value="-0.82903757" calcext:value-type="float">
            <text:p>-0,82903757</text:p>
          </table:table-cell>
          <table:table-cell office:value-type="float" office:value="-124" calcext:value-type="float">
            <text:p>-124</text:p>
          </table:table-cell>
          <table:table-cell/>
          <table:table-cell office:value-type="float" office:value="-124" calcext:value-type="float">
            <text:p>-124</text:p>
          </table:table-cell>
          <table:table-cell table:formula="of:=([.D943]-[.I943])^2" office:value-type="float" office:value="0" calcext:value-type="float">
            <text:p>0</text:p>
          </table:table-cell>
          <table:table-cell/>
          <table:table-cell table:formula="of:=ROUND(COS([.I943]*PI()/180);7)" office:value-type="float" office:value="-0.5591929" calcext:value-type="float">
            <text:p>-0,5591929</text:p>
          </table:table-cell>
          <table:table-cell table:formula="of:=ROUND(SIN([.I943]*PI()/180);7)" office:value-type="float" office:value="-0.8290376" calcext:value-type="float">
            <text:p>-0,8290376</text:p>
          </table:table-cell>
          <table:table-cell table:formula="of:=ABS([.L943]-[.E943])" office:value-type="float" office:value="0" calcext:value-type="float">
            <text:p>0</text:p>
          </table:table-cell>
          <table:table-cell table:formula="of:=ABS([.M943]-[.F943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15.66761" calcext:value-type="float">
            <text:p>1623609915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4" calcext:value-type="float">
            <text:p>-124</text:p>
          </table:table-cell>
          <table:table-cell office:value-type="float" office:value="-0.5591929" calcext:value-type="float">
            <text:p>-0,5591929</text:p>
          </table:table-cell>
          <table:table-cell office:value-type="float" office:value="-0.82903757" calcext:value-type="float">
            <text:p>-0,82903757</text:p>
          </table:table-cell>
          <table:table-cell office:value-type="float" office:value="-124" calcext:value-type="float">
            <text:p>-124</text:p>
          </table:table-cell>
          <table:table-cell/>
          <table:table-cell office:value-type="float" office:value="-123.75" calcext:value-type="float">
            <text:p>-123,75</text:p>
          </table:table-cell>
          <table:table-cell table:formula="of:=([.D944]-[.I944])^2" office:value-type="float" office:value="0.0625" calcext:value-type="float">
            <text:p>0,0625</text:p>
          </table:table-cell>
          <table:table-cell/>
          <table:table-cell table:formula="of:=ROUND(COS([.I944]*PI()/180);7)" office:value-type="float" office:value="-0.5555702" calcext:value-type="float">
            <text:p>-0,5555702</text:p>
          </table:table-cell>
          <table:table-cell table:formula="of:=ROUND(SIN([.I944]*PI()/180);7)" office:value-type="float" office:value="-0.8314696" calcext:value-type="float">
            <text:p>-0,8314696</text:p>
          </table:table-cell>
          <table:table-cell table:formula="of:=ABS([.L944]-[.E944])" office:value-type="float" office:value="0.00362269999999998" calcext:value-type="float">
            <text:p>0,0036227</text:p>
          </table:table-cell>
          <table:table-cell table:formula="of:=ABS([.M944]-[.F944])" office:value-type="float" office:value="0.00243203000000003" calcext:value-type="float">
            <text:p>0,00243203</text:p>
          </table:table-cell>
          <table:table-cell/>
        </table:table-row>
        <table:table-row table:style-name="ro1">
          <table:table-cell office:value-type="float" office:value="1623609915.76768" calcext:value-type="float">
            <text:p>1623609915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4" calcext:value-type="float">
            <text:p>-124</text:p>
          </table:table-cell>
          <table:table-cell office:value-type="float" office:value="-0.5591929" calcext:value-type="float">
            <text:p>-0,5591929</text:p>
          </table:table-cell>
          <table:table-cell office:value-type="float" office:value="-0.82903757" calcext:value-type="float">
            <text:p>-0,82903757</text:p>
          </table:table-cell>
          <table:table-cell office:value-type="float" office:value="-124" calcext:value-type="float">
            <text:p>-124</text:p>
          </table:table-cell>
          <table:table-cell/>
          <table:table-cell office:value-type="float" office:value="-123.5" calcext:value-type="float">
            <text:p>-123,5</text:p>
          </table:table-cell>
          <table:table-cell table:formula="of:=([.D945]-[.I945])^2" office:value-type="float" office:value="0.25" calcext:value-type="float">
            <text:p>0,25</text:p>
          </table:table-cell>
          <table:table-cell/>
          <table:table-cell table:formula="of:=ROUND(COS([.I945]*PI()/180);7)" office:value-type="float" office:value="-0.551937" calcext:value-type="float">
            <text:p>-0,551937</text:p>
          </table:table-cell>
          <table:table-cell table:formula="of:=ROUND(SIN([.I945]*PI()/180);7)" office:value-type="float" office:value="-0.8338858" calcext:value-type="float">
            <text:p>-0,8338858</text:p>
          </table:table-cell>
          <table:table-cell table:formula="of:=ABS([.L945]-[.E945])" office:value-type="float" office:value="0.00725589999999998" calcext:value-type="float">
            <text:p>0,0072559</text:p>
          </table:table-cell>
          <table:table-cell table:formula="of:=ABS([.M945]-[.F945])" office:value-type="float" office:value="0.00484823000000001" calcext:value-type="float">
            <text:p>0,00484823</text:p>
          </table:table-cell>
          <table:table-cell/>
        </table:table-row>
        <table:table-row table:style-name="ro1">
          <table:table-cell office:value-type="float" office:value="1623609915.8676" calcext:value-type="float">
            <text:p>1623609915,8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3" calcext:value-type="float">
            <text:p>-123</text:p>
          </table:table-cell>
          <table:table-cell office:value-type="float" office:value="-0.54463904" calcext:value-type="float">
            <text:p>-0,54463904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-123" calcext:value-type="float">
            <text:p>-123</text:p>
          </table:table-cell>
          <table:table-cell/>
          <table:table-cell office:value-type="float" office:value="-123.25" calcext:value-type="float">
            <text:p>-123,25</text:p>
          </table:table-cell>
          <table:table-cell table:formula="of:=([.D946]-[.I946])^2" office:value-type="float" office:value="0.0625" calcext:value-type="float">
            <text:p>0,0625</text:p>
          </table:table-cell>
          <table:table-cell/>
          <table:table-cell table:formula="of:=ROUND(COS([.I946]*PI()/180);7)" office:value-type="float" office:value="-0.5482932" calcext:value-type="float">
            <text:p>-0,5482932</text:p>
          </table:table-cell>
          <table:table-cell table:formula="of:=ROUND(SIN([.I946]*PI()/180);7)" office:value-type="float" office:value="-0.8362862" calcext:value-type="float">
            <text:p>-0,8362862</text:p>
          </table:table-cell>
          <table:table-cell table:formula="of:=ABS([.L946]-[.E946])" office:value-type="float" office:value="0.00365416000000007" calcext:value-type="float">
            <text:p>0,00365416</text:p>
          </table:table-cell>
          <table:table-cell table:formula="of:=ABS([.M946]-[.F946])" office:value-type="float" office:value="0.00238437000000002" calcext:value-type="float">
            <text:p>0,00238437</text:p>
          </table:table-cell>
          <table:table-cell/>
        </table:table-row>
        <table:table-row table:style-name="ro1">
          <table:table-cell office:value-type="float" office:value="1623609915.96761" calcext:value-type="float">
            <text:p>1623609915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3" calcext:value-type="float">
            <text:p>-123</text:p>
          </table:table-cell>
          <table:table-cell office:value-type="float" office:value="-0.54463904" calcext:value-type="float">
            <text:p>-0,54463904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-123" calcext:value-type="float">
            <text:p>-123</text:p>
          </table:table-cell>
          <table:table-cell/>
          <table:table-cell office:value-type="float" office:value="-123" calcext:value-type="float">
            <text:p>-123</text:p>
          </table:table-cell>
          <table:table-cell table:formula="of:=([.D947]-[.I947])^2" office:value-type="float" office:value="0" calcext:value-type="float">
            <text:p>0</text:p>
          </table:table-cell>
          <table:table-cell/>
          <table:table-cell table:formula="of:=ROUND(COS([.I947]*PI()/180);7)" office:value-type="float" office:value="-0.544639" calcext:value-type="float">
            <text:p>-0,544639</text:p>
          </table:table-cell>
          <table:table-cell table:formula="of:=ROUND(SIN([.I947]*PI()/180);7)" office:value-type="float" office:value="-0.8386706" calcext:value-type="float">
            <text:p>-0,8386706</text:p>
          </table:table-cell>
          <table:table-cell table:formula="of:=ABS([.L947]-[.E947])" office:value-type="float" office:value="0.0000000399999999789458" calcext:value-type="float">
            <text:p>3,99999999789458E-08</text:p>
          </table:table-cell>
          <table:table-cell table:formula="of:=ABS([.M947]-[.F947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16.06762" calcext:value-type="float">
            <text:p>1623609916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3" calcext:value-type="float">
            <text:p>-123</text:p>
          </table:table-cell>
          <table:table-cell office:value-type="float" office:value="-0.54463904" calcext:value-type="float">
            <text:p>-0,54463904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-123" calcext:value-type="float">
            <text:p>-123</text:p>
          </table:table-cell>
          <table:table-cell/>
          <table:table-cell office:value-type="float" office:value="-122.75" calcext:value-type="float">
            <text:p>-122,75</text:p>
          </table:table-cell>
          <table:table-cell table:formula="of:=([.D948]-[.I948])^2" office:value-type="float" office:value="0.0625" calcext:value-type="float">
            <text:p>0,0625</text:p>
          </table:table-cell>
          <table:table-cell/>
          <table:table-cell table:formula="of:=ROUND(COS([.I948]*PI()/180);7)" office:value-type="float" office:value="-0.5409745" calcext:value-type="float">
            <text:p>-0,5409745</text:p>
          </table:table-cell>
          <table:table-cell table:formula="of:=ROUND(SIN([.I948]*PI()/180);7)" office:value-type="float" office:value="-0.841039" calcext:value-type="float">
            <text:p>-0,841039</text:p>
          </table:table-cell>
          <table:table-cell table:formula="of:=ABS([.L948]-[.E948])" office:value-type="float" office:value="0.00366453999999994" calcext:value-type="float">
            <text:p>0,00366454</text:p>
          </table:table-cell>
          <table:table-cell table:formula="of:=ABS([.M948]-[.F948])" office:value-type="float" office:value="0.00236842999999998" calcext:value-type="float">
            <text:p>0,00236843</text:p>
          </table:table-cell>
          <table:table-cell/>
        </table:table-row>
        <table:table-row table:style-name="ro1">
          <table:table-cell office:value-type="float" office:value="1623609916.16762" calcext:value-type="float">
            <text:p>1623609916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3" calcext:value-type="float">
            <text:p>-123</text:p>
          </table:table-cell>
          <table:table-cell office:value-type="float" office:value="-0.54463904" calcext:value-type="float">
            <text:p>-0,54463904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-123" calcext:value-type="float">
            <text:p>-123</text:p>
          </table:table-cell>
          <table:table-cell/>
          <table:table-cell office:value-type="float" office:value="-122.5" calcext:value-type="float">
            <text:p>-122,5</text:p>
          </table:table-cell>
          <table:table-cell table:formula="of:=([.D949]-[.I949])^2" office:value-type="float" office:value="0.25" calcext:value-type="float">
            <text:p>0,25</text:p>
          </table:table-cell>
          <table:table-cell/>
          <table:table-cell table:formula="of:=ROUND(COS([.I949]*PI()/180);7)" office:value-type="float" office:value="-0.5372996" calcext:value-type="float">
            <text:p>-0,5372996</text:p>
          </table:table-cell>
          <table:table-cell table:formula="of:=ROUND(SIN([.I949]*PI()/180);7)" office:value-type="float" office:value="-0.8433914" calcext:value-type="float">
            <text:p>-0,8433914</text:p>
          </table:table-cell>
          <table:table-cell table:formula="of:=ABS([.L949]-[.E949])" office:value-type="float" office:value="0.00733943999999998" calcext:value-type="float">
            <text:p>0,00733944</text:p>
          </table:table-cell>
          <table:table-cell table:formula="of:=ABS([.M949]-[.F949])" office:value-type="float" office:value="0.00472083000000001" calcext:value-type="float">
            <text:p>0,00472083</text:p>
          </table:table-cell>
          <table:table-cell/>
        </table:table-row>
        <table:table-row table:style-name="ro1">
          <table:table-cell office:value-type="float" office:value="1623609916.26761" calcext:value-type="float">
            <text:p>1623609916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2" calcext:value-type="float">
            <text:p>-122</text:p>
          </table:table-cell>
          <table:table-cell office:value-type="float" office:value="-0.52991926" calcext:value-type="float">
            <text:p>-0,52991926</text:p>
          </table:table-cell>
          <table:table-cell office:value-type="float" office:value="-0.8480481" calcext:value-type="float">
            <text:p>-0,8480481</text:p>
          </table:table-cell>
          <table:table-cell office:value-type="float" office:value="-122" calcext:value-type="float">
            <text:p>-122</text:p>
          </table:table-cell>
          <table:table-cell/>
          <table:table-cell office:value-type="float" office:value="-122.25" calcext:value-type="float">
            <text:p>-122,25</text:p>
          </table:table-cell>
          <table:table-cell table:formula="of:=([.D950]-[.I950])^2" office:value-type="float" office:value="0.0625" calcext:value-type="float">
            <text:p>0,0625</text:p>
          </table:table-cell>
          <table:table-cell/>
          <table:table-cell table:formula="of:=ROUND(COS([.I950]*PI()/180);7)" office:value-type="float" office:value="-0.5336145" calcext:value-type="float">
            <text:p>-0,5336145</text:p>
          </table:table-cell>
          <table:table-cell table:formula="of:=ROUND(SIN([.I950]*PI()/180);7)" office:value-type="float" office:value="-0.8457278" calcext:value-type="float">
            <text:p>-0,8457278</text:p>
          </table:table-cell>
          <table:table-cell table:formula="of:=ABS([.L950]-[.E950])" office:value-type="float" office:value="0.00369523999999999" calcext:value-type="float">
            <text:p>0,00369524</text:p>
          </table:table-cell>
          <table:table-cell table:formula="of:=ABS([.M950]-[.F950])" office:value-type="float" office:value="0.00232029999999994" calcext:value-type="float">
            <text:p>0,0023203</text:p>
          </table:table-cell>
          <table:table-cell/>
        </table:table-row>
        <table:table-row table:style-name="ro1">
          <table:table-cell office:value-type="float" office:value="1623609916.36761" calcext:value-type="float">
            <text:p>1623609916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2" calcext:value-type="float">
            <text:p>-122</text:p>
          </table:table-cell>
          <table:table-cell office:value-type="float" office:value="-0.52991926" calcext:value-type="float">
            <text:p>-0,52991926</text:p>
          </table:table-cell>
          <table:table-cell office:value-type="float" office:value="-0.8480481" calcext:value-type="float">
            <text:p>-0,8480481</text:p>
          </table:table-cell>
          <table:table-cell office:value-type="float" office:value="-122" calcext:value-type="float">
            <text:p>-122</text:p>
          </table:table-cell>
          <table:table-cell/>
          <table:table-cell office:value-type="float" office:value="-122" calcext:value-type="float">
            <text:p>-122</text:p>
          </table:table-cell>
          <table:table-cell table:formula="of:=([.D951]-[.I951])^2" office:value-type="float" office:value="0" calcext:value-type="float">
            <text:p>0</text:p>
          </table:table-cell>
          <table:table-cell/>
          <table:table-cell table:formula="of:=ROUND(COS([.I951]*PI()/180);7)" office:value-type="float" office:value="-0.5299193" calcext:value-type="float">
            <text:p>-0,5299193</text:p>
          </table:table-cell>
          <table:table-cell table:formula="of:=ROUND(SIN([.I951]*PI()/180);7)" office:value-type="float" office:value="-0.8480481" calcext:value-type="float">
            <text:p>-0,8480481</text:p>
          </table:table-cell>
          <table:table-cell table:formula="of:=ABS([.L951]-[.E951])" office:value-type="float" office:value="0.0000000399999999789458" calcext:value-type="float">
            <text:p>3,99999999789458E-08</text:p>
          </table:table-cell>
          <table:table-cell table:formula="of:=ABS([.M951]-[.F9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16.46761" calcext:value-type="float">
            <text:p>1623609916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2" calcext:value-type="float">
            <text:p>-122</text:p>
          </table:table-cell>
          <table:table-cell office:value-type="float" office:value="-0.52991926" calcext:value-type="float">
            <text:p>-0,52991926</text:p>
          </table:table-cell>
          <table:table-cell office:value-type="float" office:value="-0.8480481" calcext:value-type="float">
            <text:p>-0,8480481</text:p>
          </table:table-cell>
          <table:table-cell office:value-type="float" office:value="-122" calcext:value-type="float">
            <text:p>-122</text:p>
          </table:table-cell>
          <table:table-cell/>
          <table:table-cell office:value-type="float" office:value="-121.75" calcext:value-type="float">
            <text:p>-121,75</text:p>
          </table:table-cell>
          <table:table-cell table:formula="of:=([.D952]-[.I952])^2" office:value-type="float" office:value="0.0625" calcext:value-type="float">
            <text:p>0,0625</text:p>
          </table:table-cell>
          <table:table-cell/>
          <table:table-cell table:formula="of:=ROUND(COS([.I952]*PI()/180);7)" office:value-type="float" office:value="-0.5262139" calcext:value-type="float">
            <text:p>-0,5262139</text:p>
          </table:table-cell>
          <table:table-cell table:formula="of:=ROUND(SIN([.I952]*PI()/180);7)" office:value-type="float" office:value="-0.8503522" calcext:value-type="float">
            <text:p>-0,8503522</text:p>
          </table:table-cell>
          <table:table-cell table:formula="of:=ABS([.L952]-[.E952])" office:value-type="float" office:value="0.00370535999999999" calcext:value-type="float">
            <text:p>0,00370536</text:p>
          </table:table-cell>
          <table:table-cell table:formula="of:=ABS([.M952]-[.F952])" office:value-type="float" office:value="0.00230410000000003" calcext:value-type="float">
            <text:p>0,0023041</text:p>
          </table:table-cell>
          <table:table-cell/>
        </table:table-row>
        <table:table-row table:style-name="ro1">
          <table:table-cell office:value-type="float" office:value="1623609916.56758" calcext:value-type="float">
            <text:p>1623609916,56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1" calcext:value-type="float">
            <text:p>-121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-121" calcext:value-type="float">
            <text:p>-121</text:p>
          </table:table-cell>
          <table:table-cell/>
          <table:table-cell office:value-type="float" office:value="-121.5" calcext:value-type="float">
            <text:p>-121,5</text:p>
          </table:table-cell>
          <table:table-cell table:formula="of:=([.D953]-[.I953])^2" office:value-type="float" office:value="0.25" calcext:value-type="float">
            <text:p>0,25</text:p>
          </table:table-cell>
          <table:table-cell/>
          <table:table-cell table:formula="of:=ROUND(COS([.I953]*PI()/180);7)" office:value-type="float" office:value="-0.5224986" calcext:value-type="float">
            <text:p>-0,5224986</text:p>
          </table:table-cell>
          <table:table-cell table:formula="of:=ROUND(SIN([.I953]*PI()/180);7)" office:value-type="float" office:value="-0.8526402" calcext:value-type="float">
            <text:p>-0,8526402</text:p>
          </table:table-cell>
          <table:table-cell table:formula="of:=ABS([.L953]-[.E953])" office:value-type="float" office:value="0.00746053000000002" calcext:value-type="float">
            <text:p>0,00746053</text:p>
          </table:table-cell>
          <table:table-cell table:formula="of:=ABS([.M953]-[.F953])" office:value-type="float" office:value="0.00452710000000001" calcext:value-type="float">
            <text:p>0,0045271</text:p>
          </table:table-cell>
          <table:table-cell/>
        </table:table-row>
        <table:table-row table:style-name="ro1">
          <table:table-cell office:value-type="float" office:value="1623609916.66761" calcext:value-type="float">
            <text:p>1623609916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1" calcext:value-type="float">
            <text:p>-121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-121" calcext:value-type="float">
            <text:p>-121</text:p>
          </table:table-cell>
          <table:table-cell/>
          <table:table-cell office:value-type="float" office:value="-121.25" calcext:value-type="float">
            <text:p>-121,25</text:p>
          </table:table-cell>
          <table:table-cell table:formula="of:=([.D954]-[.I954])^2" office:value-type="float" office:value="0.0625" calcext:value-type="float">
            <text:p>0,0625</text:p>
          </table:table-cell>
          <table:table-cell/>
          <table:table-cell table:formula="of:=ROUND(COS([.I954]*PI()/180);7)" office:value-type="float" office:value="-0.5187733" calcext:value-type="float">
            <text:p>-0,5187733</text:p>
          </table:table-cell>
          <table:table-cell table:formula="of:=ROUND(SIN([.I954]*PI()/180);7)" office:value-type="float" office:value="-0.8549119" calcext:value-type="float">
            <text:p>-0,8549119</text:p>
          </table:table-cell>
          <table:table-cell table:formula="of:=ABS([.L954]-[.E954])" office:value-type="float" office:value="0.00373522999999998" calcext:value-type="float">
            <text:p>0,00373523</text:p>
          </table:table-cell>
          <table:table-cell table:formula="of:=ABS([.M954]-[.F954])" office:value-type="float" office:value="0.00225540000000002" calcext:value-type="float">
            <text:p>0,0022554</text:p>
          </table:table-cell>
          <table:table-cell/>
        </table:table-row>
        <table:table-row table:style-name="ro1">
          <table:table-cell office:value-type="float" office:value="1623609916.76757" calcext:value-type="float">
            <text:p>1623609916,7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1" calcext:value-type="float">
            <text:p>-121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-121" calcext:value-type="float">
            <text:p>-121</text:p>
          </table:table-cell>
          <table:table-cell/>
          <table:table-cell office:value-type="float" office:value="-121" calcext:value-type="float">
            <text:p>-121</text:p>
          </table:table-cell>
          <table:table-cell table:formula="of:=([.D955]-[.I955])^2" office:value-type="float" office:value="0" calcext:value-type="float">
            <text:p>0</text:p>
          </table:table-cell>
          <table:table-cell/>
          <table:table-cell table:formula="of:=ROUND(COS([.I955]*PI()/180);7)" office:value-type="float" office:value="-0.5150381" calcext:value-type="float">
            <text:p>-0,5150381</text:p>
          </table:table-cell>
          <table:table-cell table:formula="of:=ROUND(SIN([.I955]*PI()/180);7)" office:value-type="float" office:value="-0.8571673" calcext:value-type="float">
            <text:p>-0,8571673</text:p>
          </table:table-cell>
          <table:table-cell table:formula="of:=ABS([.L955]-[.E955])" office:value-type="float" office:value="0.0000000300000000397205" calcext:value-type="float">
            <text:p>3,00000000397205E-08</text:p>
          </table:table-cell>
          <table:table-cell table:formula="of:=ABS([.M955]-[.F9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16.86767" calcext:value-type="float">
            <text:p>1623609916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1" calcext:value-type="float">
            <text:p>-121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-121" calcext:value-type="float">
            <text:p>-121</text:p>
          </table:table-cell>
          <table:table-cell/>
          <table:table-cell office:value-type="float" office:value="-120.75" calcext:value-type="float">
            <text:p>-120,75</text:p>
          </table:table-cell>
          <table:table-cell table:formula="of:=([.D956]-[.I956])^2" office:value-type="float" office:value="0.0625" calcext:value-type="float">
            <text:p>0,0625</text:p>
          </table:table-cell>
          <table:table-cell/>
          <table:table-cell table:formula="of:=ROUND(COS([.I956]*PI()/180);7)" office:value-type="float" office:value="-0.5112931" calcext:value-type="float">
            <text:p>-0,5112931</text:p>
          </table:table-cell>
          <table:table-cell table:formula="of:=ROUND(SIN([.I956]*PI()/180);7)" office:value-type="float" office:value="-0.8594064" calcext:value-type="float">
            <text:p>-0,8594064</text:p>
          </table:table-cell>
          <table:table-cell table:formula="of:=ABS([.L956]-[.E956])" office:value-type="float" office:value="0.00374497000000007" calcext:value-type="float">
            <text:p>0,00374497</text:p>
          </table:table-cell>
          <table:table-cell table:formula="of:=ABS([.M956]-[.F956])" office:value-type="float" office:value="0.00223910000000005" calcext:value-type="float">
            <text:p>0,0022391</text:p>
          </table:table-cell>
          <table:table-cell/>
        </table:table-row>
        <table:table-row table:style-name="ro1">
          <table:table-cell office:value-type="float" office:value="1623609916.96762" calcext:value-type="float">
            <text:p>1623609916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1" calcext:value-type="float">
            <text:p>-121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-121" calcext:value-type="float">
            <text:p>-121</text:p>
          </table:table-cell>
          <table:table-cell/>
          <table:table-cell office:value-type="float" office:value="-120.5" calcext:value-type="float">
            <text:p>-120,5</text:p>
          </table:table-cell>
          <table:table-cell table:formula="of:=([.D957]-[.I957])^2" office:value-type="float" office:value="0.25" calcext:value-type="float">
            <text:p>0,25</text:p>
          </table:table-cell>
          <table:table-cell/>
          <table:table-cell table:formula="of:=ROUND(COS([.I957]*PI()/180);7)" office:value-type="float" office:value="-0.5075384" calcext:value-type="float">
            <text:p>-0,5075384</text:p>
          </table:table-cell>
          <table:table-cell table:formula="of:=ROUND(SIN([.I957]*PI()/180);7)" office:value-type="float" office:value="-0.8616292" calcext:value-type="float">
            <text:p>-0,8616292</text:p>
          </table:table-cell>
          <table:table-cell table:formula="of:=ABS([.L957]-[.E957])" office:value-type="float" office:value="0.00749967000000007" calcext:value-type="float">
            <text:p>0,00749967</text:p>
          </table:table-cell>
          <table:table-cell table:formula="of:=ABS([.M957]-[.F957])" office:value-type="float" office:value="0.00446190000000002" calcext:value-type="float">
            <text:p>0,0044619</text:p>
          </table:table-cell>
          <table:table-cell/>
        </table:table-row>
        <table:table-row table:style-name="ro1">
          <table:table-cell office:value-type="float" office:value="1623609917.06763" calcext:value-type="float">
            <text:p>1623609917,0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" calcext:value-type="float">
            <text:p>-120</text:p>
          </table:table-cell>
          <table:table-cell office:value-type="float" office:value="-0.5" calcext:value-type="float">
            <text:p>-0,5</text:p>
          </table:table-cell>
          <table:table-cell office:value-type="float" office:value="-0.8660254" calcext:value-type="float">
            <text:p>-0,8660254</text:p>
          </table:table-cell>
          <table:table-cell office:value-type="float" office:value="-120" calcext:value-type="float">
            <text:p>-120</text:p>
          </table:table-cell>
          <table:table-cell/>
          <table:table-cell office:value-type="float" office:value="-120.25" calcext:value-type="float">
            <text:p>-120,25</text:p>
          </table:table-cell>
          <table:table-cell table:formula="of:=([.D958]-[.I958])^2" office:value-type="float" office:value="0.0625" calcext:value-type="float">
            <text:p>0,0625</text:p>
          </table:table-cell>
          <table:table-cell/>
          <table:table-cell table:formula="of:=ROUND(COS([.I958]*PI()/180);7)" office:value-type="float" office:value="-0.503774" calcext:value-type="float">
            <text:p>-0,503774</text:p>
          </table:table-cell>
          <table:table-cell table:formula="of:=ROUND(SIN([.I958]*PI()/180);7)" office:value-type="float" office:value="-0.8638355" calcext:value-type="float">
            <text:p>-0,8638355</text:p>
          </table:table-cell>
          <table:table-cell table:formula="of:=ABS([.L958]-[.E958])" office:value-type="float" office:value="0.00377400000000005" calcext:value-type="float">
            <text:p>0,003774</text:p>
          </table:table-cell>
          <table:table-cell table:formula="of:=ABS([.M958]-[.F958])" office:value-type="float" office:value="0.00218989999999997" calcext:value-type="float">
            <text:p>0,0021899</text:p>
          </table:table-cell>
          <table:table-cell/>
        </table:table-row>
        <table:table-row table:style-name="ro1">
          <table:table-cell office:value-type="float" office:value="1623609917.16762" calcext:value-type="float">
            <text:p>1623609917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" calcext:value-type="float">
            <text:p>-120</text:p>
          </table:table-cell>
          <table:table-cell office:value-type="float" office:value="-0.5" calcext:value-type="float">
            <text:p>-0,5</text:p>
          </table:table-cell>
          <table:table-cell office:value-type="float" office:value="-0.8660254" calcext:value-type="float">
            <text:p>-0,8660254</text:p>
          </table:table-cell>
          <table:table-cell office:value-type="float" office:value="-120" calcext:value-type="float">
            <text:p>-120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([.D959]-[.I959])^2" office:value-type="float" office:value="0" calcext:value-type="float">
            <text:p>0</text:p>
          </table:table-cell>
          <table:table-cell/>
          <table:table-cell table:formula="of:=ROUND(COS([.I959]*PI()/180);7)" office:value-type="float" office:value="-0.5" calcext:value-type="float">
            <text:p>-0,5</text:p>
          </table:table-cell>
          <table:table-cell table:formula="of:=ROUND(SIN([.I959]*PI()/180);7)" office:value-type="float" office:value="-0.8660254" calcext:value-type="float">
            <text:p>-0,8660254</text:p>
          </table:table-cell>
          <table:table-cell table:formula="of:=ABS([.L959]-[.E959])" office:value-type="float" office:value="0" calcext:value-type="float">
            <text:p>0</text:p>
          </table:table-cell>
          <table:table-cell table:formula="of:=ABS([.M959]-[.F9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17.26761" calcext:value-type="float">
            <text:p>1623609917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" calcext:value-type="float">
            <text:p>-120</text:p>
          </table:table-cell>
          <table:table-cell office:value-type="float" office:value="-0.5" calcext:value-type="float">
            <text:p>-0,5</text:p>
          </table:table-cell>
          <table:table-cell office:value-type="float" office:value="-0.8660254" calcext:value-type="float">
            <text:p>-0,8660254</text:p>
          </table:table-cell>
          <table:table-cell office:value-type="float" office:value="-120" calcext:value-type="float">
            <text:p>-120</text:p>
          </table:table-cell>
          <table:table-cell/>
          <table:table-cell office:value-type="float" office:value="-119.75" calcext:value-type="float">
            <text:p>-119,75</text:p>
          </table:table-cell>
          <table:table-cell table:formula="of:=([.D960]-[.I960])^2" office:value-type="float" office:value="0.0625" calcext:value-type="float">
            <text:p>0,0625</text:p>
          </table:table-cell>
          <table:table-cell/>
          <table:table-cell table:formula="of:=ROUND(COS([.I960]*PI()/180);7)" office:value-type="float" office:value="-0.4962165" calcext:value-type="float">
            <text:p>-0,4962165</text:p>
          </table:table-cell>
          <table:table-cell table:formula="of:=ROUND(SIN([.I960]*PI()/180);7)" office:value-type="float" office:value="-0.8681988" calcext:value-type="float">
            <text:p>-0,8681988</text:p>
          </table:table-cell>
          <table:table-cell table:formula="of:=ABS([.L960]-[.E960])" office:value-type="float" office:value="0.0037835" calcext:value-type="float">
            <text:p>0,0037835</text:p>
          </table:table-cell>
          <table:table-cell table:formula="of:=ABS([.M960]-[.F960])" office:value-type="float" office:value="0.0021734000000001" calcext:value-type="float">
            <text:p>0,0021734</text:p>
          </table:table-cell>
          <table:table-cell/>
        </table:table-row>
        <table:table-row table:style-name="ro1">
          <table:table-cell office:value-type="float" office:value="1623609917.36761" calcext:value-type="float">
            <text:p>1623609917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" calcext:value-type="float">
            <text:p>-120</text:p>
          </table:table-cell>
          <table:table-cell office:value-type="float" office:value="-0.5" calcext:value-type="float">
            <text:p>-0,5</text:p>
          </table:table-cell>
          <table:table-cell office:value-type="float" office:value="-0.8660254" calcext:value-type="float">
            <text:p>-0,8660254</text:p>
          </table:table-cell>
          <table:table-cell office:value-type="float" office:value="-120" calcext:value-type="float">
            <text:p>-120</text:p>
          </table:table-cell>
          <table:table-cell/>
          <table:table-cell office:value-type="float" office:value="-119.5" calcext:value-type="float">
            <text:p>-119,5</text:p>
          </table:table-cell>
          <table:table-cell table:formula="of:=([.D961]-[.I961])^2" office:value-type="float" office:value="0.25" calcext:value-type="float">
            <text:p>0,25</text:p>
          </table:table-cell>
          <table:table-cell/>
          <table:table-cell table:formula="of:=ROUND(COS([.I961]*PI()/180);7)" office:value-type="float" office:value="-0.4924236" calcext:value-type="float">
            <text:p>-0,4924236</text:p>
          </table:table-cell>
          <table:table-cell table:formula="of:=ROUND(SIN([.I961]*PI()/180);7)" office:value-type="float" office:value="-0.8703557" calcext:value-type="float">
            <text:p>-0,8703557</text:p>
          </table:table-cell>
          <table:table-cell table:formula="of:=ABS([.L961]-[.E961])" office:value-type="float" office:value="0.00757639999999998" calcext:value-type="float">
            <text:p>0,0075764</text:p>
          </table:table-cell>
          <table:table-cell table:formula="of:=ABS([.M961]-[.F961])" office:value-type="float" office:value="0.00433030000000001" calcext:value-type="float">
            <text:p>0,0043303</text:p>
          </table:table-cell>
          <table:table-cell/>
        </table:table-row>
        <table:table-row table:style-name="ro1">
          <table:table-cell office:value-type="float" office:value="1623609917.46761" calcext:value-type="float">
            <text:p>1623609917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9" calcext:value-type="float">
            <text:p>-119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-0.87461971" calcext:value-type="float">
            <text:p>-0,87461971</text:p>
          </table:table-cell>
          <table:table-cell office:value-type="float" office:value="-119" calcext:value-type="float">
            <text:p>-119</text:p>
          </table:table-cell>
          <table:table-cell/>
          <table:table-cell office:value-type="float" office:value="-119.25" calcext:value-type="float">
            <text:p>-119,25</text:p>
          </table:table-cell>
          <table:table-cell table:formula="of:=([.D962]-[.I962])^2" office:value-type="float" office:value="0.0625" calcext:value-type="float">
            <text:p>0,0625</text:p>
          </table:table-cell>
          <table:table-cell/>
          <table:table-cell table:formula="of:=ROUND(COS([.I962]*PI()/180);7)" office:value-type="float" office:value="-0.4886212" calcext:value-type="float">
            <text:p>-0,4886212</text:p>
          </table:table-cell>
          <table:table-cell table:formula="of:=ROUND(SIN([.I962]*PI()/180);7)" office:value-type="float" office:value="-0.872496" calcext:value-type="float">
            <text:p>-0,872496</text:p>
          </table:table-cell>
          <table:table-cell table:formula="of:=ABS([.L962]-[.E962])" office:value-type="float" office:value="0.00381157999999998" calcext:value-type="float">
            <text:p>0,00381158</text:p>
          </table:table-cell>
          <table:table-cell table:formula="of:=ABS([.M962]-[.F962])" office:value-type="float" office:value="0.00212371" calcext:value-type="float">
            <text:p>0,00212371</text:p>
          </table:table-cell>
          <table:table-cell/>
        </table:table-row>
        <table:table-row table:style-name="ro1">
          <table:table-cell office:value-type="float" office:value="1623609917.56761" calcext:value-type="float">
            <text:p>1623609917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9" calcext:value-type="float">
            <text:p>-119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-0.87461971" calcext:value-type="float">
            <text:p>-0,87461971</text:p>
          </table:table-cell>
          <table:table-cell office:value-type="float" office:value="-119" calcext:value-type="float">
            <text:p>-119</text:p>
          </table:table-cell>
          <table:table-cell/>
          <table:table-cell office:value-type="float" office:value="-119" calcext:value-type="float">
            <text:p>-119</text:p>
          </table:table-cell>
          <table:table-cell table:formula="of:=([.D963]-[.I963])^2" office:value-type="float" office:value="0" calcext:value-type="float">
            <text:p>0</text:p>
          </table:table-cell>
          <table:table-cell/>
          <table:table-cell table:formula="of:=ROUND(COS([.I963]*PI()/180);7)" office:value-type="float" office:value="-0.4848096" calcext:value-type="float">
            <text:p>-0,4848096</text:p>
          </table:table-cell>
          <table:table-cell table:formula="of:=ROUND(SIN([.I963]*PI()/180);7)" office:value-type="float" office:value="-0.8746197" calcext:value-type="float">
            <text:p>-0,8746197</text:p>
          </table:table-cell>
          <table:table-cell table:formula="of:=ABS([.L963]-[.E963])" office:value-type="float" office:value="0.0000000199999999894729" calcext:value-type="float">
            <text:p>1,99999999894729E-08</text:p>
          </table:table-cell>
          <table:table-cell table:formula="of:=ABS([.M963]-[.F963])" office:value-type="float" office:value="0.0000000100000000502476" calcext:value-type="float">
            <text:p>1,00000000502476E-08</text:p>
          </table:table-cell>
          <table:table-cell/>
        </table:table-row>
        <table:table-row table:style-name="ro1">
          <table:table-cell office:value-type="float" office:value="1623609917.66761" calcext:value-type="float">
            <text:p>1623609917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9" calcext:value-type="float">
            <text:p>-119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-0.87461971" calcext:value-type="float">
            <text:p>-0,87461971</text:p>
          </table:table-cell>
          <table:table-cell office:value-type="float" office:value="-119" calcext:value-type="float">
            <text:p>-119</text:p>
          </table:table-cell>
          <table:table-cell/>
          <table:table-cell office:value-type="float" office:value="-118.75" calcext:value-type="float">
            <text:p>-118,75</text:p>
          </table:table-cell>
          <table:table-cell table:formula="of:=([.D964]-[.I964])^2" office:value-type="float" office:value="0.0625" calcext:value-type="float">
            <text:p>0,0625</text:p>
          </table:table-cell>
          <table:table-cell/>
          <table:table-cell table:formula="of:=ROUND(COS([.I964]*PI()/180);7)" office:value-type="float" office:value="-0.4809888" calcext:value-type="float">
            <text:p>-0,4809888</text:p>
          </table:table-cell>
          <table:table-cell table:formula="of:=ROUND(SIN([.I964]*PI()/180);7)" office:value-type="float" office:value="-0.8767268" calcext:value-type="float">
            <text:p>-0,8767268</text:p>
          </table:table-cell>
          <table:table-cell table:formula="of:=ABS([.L964]-[.E964])" office:value-type="float" office:value="0.00382082" calcext:value-type="float">
            <text:p>0,00382082</text:p>
          </table:table-cell>
          <table:table-cell table:formula="of:=ABS([.M964]-[.F964])" office:value-type="float" office:value="0.00210708999999998" calcext:value-type="float">
            <text:p>0,00210709</text:p>
          </table:table-cell>
          <table:table-cell/>
        </table:table-row>
        <table:table-row table:style-name="ro1">
          <table:table-cell office:value-type="float" office:value="1623609917.76762" calcext:value-type="float">
            <text:p>1623609917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9" calcext:value-type="float">
            <text:p>-119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-0.87461971" calcext:value-type="float">
            <text:p>-0,87461971</text:p>
          </table:table-cell>
          <table:table-cell office:value-type="float" office:value="-119" calcext:value-type="float">
            <text:p>-119</text:p>
          </table:table-cell>
          <table:table-cell/>
          <table:table-cell office:value-type="float" office:value="-118.5" calcext:value-type="float">
            <text:p>-118,5</text:p>
          </table:table-cell>
          <table:table-cell table:formula="of:=([.D965]-[.I965])^2" office:value-type="float" office:value="0.25" calcext:value-type="float">
            <text:p>0,25</text:p>
          </table:table-cell>
          <table:table-cell/>
          <table:table-cell table:formula="of:=ROUND(COS([.I965]*PI()/180);7)" office:value-type="float" office:value="-0.4771588" calcext:value-type="float">
            <text:p>-0,4771588</text:p>
          </table:table-cell>
          <table:table-cell table:formula="of:=ROUND(SIN([.I965]*PI()/180);7)" office:value-type="float" office:value="-0.8788171" calcext:value-type="float">
            <text:p>-0,8788171</text:p>
          </table:table-cell>
          <table:table-cell table:formula="of:=ABS([.L965]-[.E965])" office:value-type="float" office:value="0.00765082" calcext:value-type="float">
            <text:p>0,00765082</text:p>
          </table:table-cell>
          <table:table-cell table:formula="of:=ABS([.M965]-[.F965])" office:value-type="float" office:value="0.00419738999999997" calcext:value-type="float">
            <text:p>0,00419739</text:p>
          </table:table-cell>
          <table:table-cell/>
        </table:table-row>
        <table:table-row table:style-name="ro1">
          <table:table-cell office:value-type="float" office:value="1623609917.86761" calcext:value-type="float">
            <text:p>1623609917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8" calcext:value-type="float">
            <text:p>-118</text:p>
          </table:table-cell>
          <table:table-cell office:value-type="float" office:value="-0.46947156" calcext:value-type="float">
            <text:p>-0,46947156</text:p>
          </table:table-cell>
          <table:table-cell office:value-type="float" office:value="-0.88294759" calcext:value-type="float">
            <text:p>-0,88294759</text:p>
          </table:table-cell>
          <table:table-cell office:value-type="float" office:value="-118" calcext:value-type="float">
            <text:p>-118</text:p>
          </table:table-cell>
          <table:table-cell/>
          <table:table-cell office:value-type="float" office:value="-118.25" calcext:value-type="float">
            <text:p>-118,25</text:p>
          </table:table-cell>
          <table:table-cell table:formula="of:=([.D966]-[.I966])^2" office:value-type="float" office:value="0.0625" calcext:value-type="float">
            <text:p>0,0625</text:p>
          </table:table-cell>
          <table:table-cell/>
          <table:table-cell table:formula="of:=ROUND(COS([.I966]*PI()/180);7)" office:value-type="float" office:value="-0.4733197" calcext:value-type="float">
            <text:p>-0,4733197</text:p>
          </table:table-cell>
          <table:table-cell table:formula="of:=ROUND(SIN([.I966]*PI()/180);7)" office:value-type="float" office:value="-0.8808907" calcext:value-type="float">
            <text:p>-0,8808907</text:p>
          </table:table-cell>
          <table:table-cell table:formula="of:=ABS([.L966]-[.E966])" office:value-type="float" office:value="0.00384814" calcext:value-type="float">
            <text:p>0,00384814</text:p>
          </table:table-cell>
          <table:table-cell table:formula="of:=ABS([.M966]-[.F966])" office:value-type="float" office:value="0.00205688999999998" calcext:value-type="float">
            <text:p>0,00205689</text:p>
          </table:table-cell>
          <table:table-cell/>
        </table:table-row>
        <table:table-row table:style-name="ro1">
          <table:table-cell office:value-type="float" office:value="1623609917.96761" calcext:value-type="float">
            <text:p>1623609917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8" calcext:value-type="float">
            <text:p>-118</text:p>
          </table:table-cell>
          <table:table-cell office:value-type="float" office:value="-0.46947156" calcext:value-type="float">
            <text:p>-0,46947156</text:p>
          </table:table-cell>
          <table:table-cell office:value-type="float" office:value="-0.88294759" calcext:value-type="float">
            <text:p>-0,88294759</text:p>
          </table:table-cell>
          <table:table-cell office:value-type="float" office:value="-118" calcext:value-type="float">
            <text:p>-118</text:p>
          </table:table-cell>
          <table:table-cell/>
          <table:table-cell office:value-type="float" office:value="-118" calcext:value-type="float">
            <text:p>-118</text:p>
          </table:table-cell>
          <table:table-cell table:formula="of:=([.D967]-[.I967])^2" office:value-type="float" office:value="0" calcext:value-type="float">
            <text:p>0</text:p>
          </table:table-cell>
          <table:table-cell/>
          <table:table-cell table:formula="of:=ROUND(COS([.I967]*PI()/180);7)" office:value-type="float" office:value="-0.4694716" calcext:value-type="float">
            <text:p>-0,4694716</text:p>
          </table:table-cell>
          <table:table-cell table:formula="of:=ROUND(SIN([.I967]*PI()/180);7)" office:value-type="float" office:value="-0.8829476" calcext:value-type="float">
            <text:p>-0,8829476</text:p>
          </table:table-cell>
          <table:table-cell table:formula="of:=ABS([.L967]-[.E967])" office:value-type="float" office:value="0.0000000399999999789458" calcext:value-type="float">
            <text:p>3,99999999789458E-08</text:p>
          </table:table-cell>
          <table:table-cell table:formula="of:=ABS([.M967]-[.F967])" office:value-type="float" office:value="0.0000000100000000502476" calcext:value-type="float">
            <text:p>1,00000000502476E-08</text:p>
          </table:table-cell>
          <table:table-cell/>
        </table:table-row>
        <table:table-row table:style-name="ro1">
          <table:table-cell office:value-type="float" office:value="1623609918.06759" calcext:value-type="float">
            <text:p>1623609918,0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8" calcext:value-type="float">
            <text:p>-118</text:p>
          </table:table-cell>
          <table:table-cell office:value-type="float" office:value="-0.46947156" calcext:value-type="float">
            <text:p>-0,46947156</text:p>
          </table:table-cell>
          <table:table-cell office:value-type="float" office:value="-0.88294759" calcext:value-type="float">
            <text:p>-0,88294759</text:p>
          </table:table-cell>
          <table:table-cell office:value-type="float" office:value="-118" calcext:value-type="float">
            <text:p>-118</text:p>
          </table:table-cell>
          <table:table-cell/>
          <table:table-cell office:value-type="float" office:value="-117.75" calcext:value-type="float">
            <text:p>-117,75</text:p>
          </table:table-cell>
          <table:table-cell table:formula="of:=([.D968]-[.I968])^2" office:value-type="float" office:value="0.0625" calcext:value-type="float">
            <text:p>0,0625</text:p>
          </table:table-cell>
          <table:table-cell/>
          <table:table-cell table:formula="of:=ROUND(COS([.I968]*PI()/180);7)" office:value-type="float" office:value="-0.4656145" calcext:value-type="float">
            <text:p>-0,4656145</text:p>
          </table:table-cell>
          <table:table-cell table:formula="of:=ROUND(SIN([.I968]*PI()/180);7)" office:value-type="float" office:value="-0.8849876" calcext:value-type="float">
            <text:p>-0,8849876</text:p>
          </table:table-cell>
          <table:table-cell table:formula="of:=ABS([.L968]-[.E968])" office:value-type="float" office:value="0.00385706000000002" calcext:value-type="float">
            <text:p>0,00385706</text:p>
          </table:table-cell>
          <table:table-cell table:formula="of:=ABS([.M968]-[.F968])" office:value-type="float" office:value="0.00204000999999998" calcext:value-type="float">
            <text:p>0,00204001</text:p>
          </table:table-cell>
          <table:table-cell/>
        </table:table-row>
        <table:table-row table:style-name="ro1">
          <table:table-cell office:value-type="float" office:value="1623609918.16761" calcext:value-type="float">
            <text:p>1623609918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8" calcext:value-type="float">
            <text:p>-118</text:p>
          </table:table-cell>
          <table:table-cell office:value-type="float" office:value="-0.46947156" calcext:value-type="float">
            <text:p>-0,46947156</text:p>
          </table:table-cell>
          <table:table-cell office:value-type="float" office:value="-0.88294759" calcext:value-type="float">
            <text:p>-0,88294759</text:p>
          </table:table-cell>
          <table:table-cell office:value-type="float" office:value="-118" calcext:value-type="float">
            <text:p>-118</text:p>
          </table:table-cell>
          <table:table-cell/>
          <table:table-cell office:value-type="float" office:value="-117.5" calcext:value-type="float">
            <text:p>-117,5</text:p>
          </table:table-cell>
          <table:table-cell table:formula="of:=([.D969]-[.I969])^2" office:value-type="float" office:value="0.25" calcext:value-type="float">
            <text:p>0,25</text:p>
          </table:table-cell>
          <table:table-cell/>
          <table:table-cell table:formula="of:=ROUND(COS([.I969]*PI()/180);7)" office:value-type="float" office:value="-0.4617486" calcext:value-type="float">
            <text:p>-0,4617486</text:p>
          </table:table-cell>
          <table:table-cell table:formula="of:=ROUND(SIN([.I969]*PI()/180);7)" office:value-type="float" office:value="-0.8870108" calcext:value-type="float">
            <text:p>-0,8870108</text:p>
          </table:table-cell>
          <table:table-cell table:formula="of:=ABS([.L969]-[.E969])" office:value-type="float" office:value="0.00772296" calcext:value-type="float">
            <text:p>0,00772296</text:p>
          </table:table-cell>
          <table:table-cell table:formula="of:=ABS([.M969]-[.F969])" office:value-type="float" office:value="0.00406320999999998" calcext:value-type="float">
            <text:p>0,00406321</text:p>
          </table:table-cell>
          <table:table-cell/>
        </table:table-row>
        <table:table-row table:style-name="ro1">
          <table:table-cell office:value-type="float" office:value="1623609918.26761" calcext:value-type="float">
            <text:p>1623609918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7" calcext:value-type="float">
            <text:p>-117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-0.89100652" calcext:value-type="float">
            <text:p>-0,89100652</text:p>
          </table:table-cell>
          <table:table-cell office:value-type="float" office:value="-117" calcext:value-type="float">
            <text:p>-117</text:p>
          </table:table-cell>
          <table:table-cell/>
          <table:table-cell office:value-type="float" office:value="-117.25" calcext:value-type="float">
            <text:p>-117,25</text:p>
          </table:table-cell>
          <table:table-cell table:formula="of:=([.D970]-[.I970])^2" office:value-type="float" office:value="0.0625" calcext:value-type="float">
            <text:p>0,0625</text:p>
          </table:table-cell>
          <table:table-cell/>
          <table:table-cell table:formula="of:=ROUND(COS([.I970]*PI()/180);7)" office:value-type="float" office:value="-0.4578739" calcext:value-type="float">
            <text:p>-0,4578739</text:p>
          </table:table-cell>
          <table:table-cell table:formula="of:=ROUND(SIN([.I970]*PI()/180);7)" office:value-type="float" office:value="-0.8890171" calcext:value-type="float">
            <text:p>-0,8890171</text:p>
          </table:table-cell>
          <table:table-cell table:formula="of:=ABS([.L970]-[.E970])" office:value-type="float" office:value="0.00388340000000004" calcext:value-type="float">
            <text:p>0,0038834</text:p>
          </table:table-cell>
          <table:table-cell table:formula="of:=ABS([.M970]-[.F970])" office:value-type="float" office:value="0.00198942000000002" calcext:value-type="float">
            <text:p>0,00198942</text:p>
          </table:table-cell>
          <table:table-cell/>
        </table:table-row>
        <table:table-row table:style-name="ro1">
          <table:table-cell office:value-type="float" office:value="1623609918.36763" calcext:value-type="float">
            <text:p>1623609918,3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7" calcext:value-type="float">
            <text:p>-117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-0.89100652" calcext:value-type="float">
            <text:p>-0,89100652</text:p>
          </table:table-cell>
          <table:table-cell office:value-type="float" office:value="-117" calcext:value-type="float">
            <text:p>-117</text:p>
          </table:table-cell>
          <table:table-cell/>
          <table:table-cell office:value-type="float" office:value="-117" calcext:value-type="float">
            <text:p>-117</text:p>
          </table:table-cell>
          <table:table-cell table:formula="of:=([.D971]-[.I971])^2" office:value-type="float" office:value="0" calcext:value-type="float">
            <text:p>0</text:p>
          </table:table-cell>
          <table:table-cell/>
          <table:table-cell table:formula="of:=ROUND(COS([.I971]*PI()/180);7)" office:value-type="float" office:value="-0.4539905" calcext:value-type="float">
            <text:p>-0,4539905</text:p>
          </table:table-cell>
          <table:table-cell table:formula="of:=ROUND(SIN([.I971]*PI()/180);7)" office:value-type="float" office:value="-0.8910065" calcext:value-type="float">
            <text:p>-0,8910065</text:p>
          </table:table-cell>
          <table:table-cell table:formula="of:=ABS([.L971]-[.E971])" office:value-type="float" office:value="0" calcext:value-type="float">
            <text:p>0</text:p>
          </table:table-cell>
          <table:table-cell table:formula="of:=ABS([.M971]-[.F971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18.46757" calcext:value-type="float">
            <text:p>1623609918,4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7" calcext:value-type="float">
            <text:p>-117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-0.89100652" calcext:value-type="float">
            <text:p>-0,89100652</text:p>
          </table:table-cell>
          <table:table-cell office:value-type="float" office:value="-117" calcext:value-type="float">
            <text:p>-117</text:p>
          </table:table-cell>
          <table:table-cell/>
          <table:table-cell office:value-type="float" office:value="-116.75" calcext:value-type="float">
            <text:p>-116,75</text:p>
          </table:table-cell>
          <table:table-cell table:formula="of:=([.D972]-[.I972])^2" office:value-type="float" office:value="0.0625" calcext:value-type="float">
            <text:p>0,0625</text:p>
          </table:table-cell>
          <table:table-cell/>
          <table:table-cell table:formula="of:=ROUND(COS([.I972]*PI()/180);7)" office:value-type="float" office:value="-0.4500984" calcext:value-type="float">
            <text:p>-0,4500984</text:p>
          </table:table-cell>
          <table:table-cell table:formula="of:=ROUND(SIN([.I972]*PI()/180);7)" office:value-type="float" office:value="-0.8929789" calcext:value-type="float">
            <text:p>-0,8929789</text:p>
          </table:table-cell>
          <table:table-cell table:formula="of:=ABS([.L972]-[.E972])" office:value-type="float" office:value="0.00389209999999995" calcext:value-type="float">
            <text:p>0,0038921</text:p>
          </table:table-cell>
          <table:table-cell table:formula="of:=ABS([.M972]-[.F972])" office:value-type="float" office:value="0.00197238" calcext:value-type="float">
            <text:p>0,00197238</text:p>
          </table:table-cell>
          <table:table-cell/>
        </table:table-row>
        <table:table-row table:style-name="ro1">
          <table:table-cell office:value-type="float" office:value="1623609918.56762" calcext:value-type="float">
            <text:p>1623609918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7" calcext:value-type="float">
            <text:p>-117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-0.89100652" calcext:value-type="float">
            <text:p>-0,89100652</text:p>
          </table:table-cell>
          <table:table-cell office:value-type="float" office:value="-117" calcext:value-type="float">
            <text:p>-117</text:p>
          </table:table-cell>
          <table:table-cell/>
          <table:table-cell office:value-type="float" office:value="-116.5" calcext:value-type="float">
            <text:p>-116,5</text:p>
          </table:table-cell>
          <table:table-cell table:formula="of:=([.D973]-[.I973])^2" office:value-type="float" office:value="0.25" calcext:value-type="float">
            <text:p>0,25</text:p>
          </table:table-cell>
          <table:table-cell/>
          <table:table-cell table:formula="of:=ROUND(COS([.I973]*PI()/180);7)" office:value-type="float" office:value="-0.4461978" calcext:value-type="float">
            <text:p>-0,4461978</text:p>
          </table:table-cell>
          <table:table-cell table:formula="of:=ROUND(SIN([.I973]*PI()/180);7)" office:value-type="float" office:value="-0.8949344" calcext:value-type="float">
            <text:p>-0,8949344</text:p>
          </table:table-cell>
          <table:table-cell table:formula="of:=ABS([.L973]-[.E973])" office:value-type="float" office:value="0.00779269999999999" calcext:value-type="float">
            <text:p>0,0077927</text:p>
          </table:table-cell>
          <table:table-cell table:formula="of:=ABS([.M973]-[.F973])" office:value-type="float" office:value="0.00392787999999999" calcext:value-type="float">
            <text:p>0,00392788</text:p>
          </table:table-cell>
          <table:table-cell/>
        </table:table-row>
        <table:table-row table:style-name="ro1">
          <table:table-cell office:value-type="float" office:value="1623609918.66761" calcext:value-type="float">
            <text:p>1623609918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6" calcext:value-type="float">
            <text:p>-116</text:p>
          </table:table-cell>
          <table:table-cell office:value-type="float" office:value="-0.43837115" calcext:value-type="float">
            <text:p>-0,43837115</text:p>
          </table:table-cell>
          <table:table-cell office:value-type="float" office:value="-0.89879405" calcext:value-type="float">
            <text:p>-0,89879405</text:p>
          </table:table-cell>
          <table:table-cell office:value-type="float" office:value="-116" calcext:value-type="float">
            <text:p>-116</text:p>
          </table:table-cell>
          <table:table-cell/>
          <table:table-cell office:value-type="float" office:value="-116.25" calcext:value-type="float">
            <text:p>-116,25</text:p>
          </table:table-cell>
          <table:table-cell table:formula="of:=([.D974]-[.I974])^2" office:value-type="float" office:value="0.0625" calcext:value-type="float">
            <text:p>0,0625</text:p>
          </table:table-cell>
          <table:table-cell/>
          <table:table-cell table:formula="of:=ROUND(COS([.I974]*PI()/180);7)" office:value-type="float" office:value="-0.4422887" calcext:value-type="float">
            <text:p>-0,4422887</text:p>
          </table:table-cell>
          <table:table-cell table:formula="of:=ROUND(SIN([.I974]*PI()/180);7)" office:value-type="float" office:value="-0.8968727" calcext:value-type="float">
            <text:p>-0,8968727</text:p>
          </table:table-cell>
          <table:table-cell table:formula="of:=ABS([.L974]-[.E974])" office:value-type="float" office:value="0.00391754999999999" calcext:value-type="float">
            <text:p>0,00391755</text:p>
          </table:table-cell>
          <table:table-cell table:formula="of:=ABS([.M974]-[.F974])" office:value-type="float" office:value="0.00192135000000004" calcext:value-type="float">
            <text:p>0,00192135</text:p>
          </table:table-cell>
          <table:table-cell/>
        </table:table-row>
        <table:table-row table:style-name="ro1">
          <table:table-cell office:value-type="float" office:value="1623609918.76761" calcext:value-type="float">
            <text:p>1623609918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6" calcext:value-type="float">
            <text:p>-116</text:p>
          </table:table-cell>
          <table:table-cell office:value-type="float" office:value="-0.43837115" calcext:value-type="float">
            <text:p>-0,43837115</text:p>
          </table:table-cell>
          <table:table-cell office:value-type="float" office:value="-0.89879405" calcext:value-type="float">
            <text:p>-0,89879405</text:p>
          </table:table-cell>
          <table:table-cell office:value-type="float" office:value="-116" calcext:value-type="float">
            <text:p>-116</text:p>
          </table:table-cell>
          <table:table-cell/>
          <table:table-cell office:value-type="float" office:value="-116" calcext:value-type="float">
            <text:p>-116</text:p>
          </table:table-cell>
          <table:table-cell table:formula="of:=([.D975]-[.I975])^2" office:value-type="float" office:value="0" calcext:value-type="float">
            <text:p>0</text:p>
          </table:table-cell>
          <table:table-cell/>
          <table:table-cell table:formula="of:=ROUND(COS([.I975]*PI()/180);7)" office:value-type="float" office:value="-0.4383711" calcext:value-type="float">
            <text:p>-0,4383711</text:p>
          </table:table-cell>
          <table:table-cell table:formula="of:=ROUND(SIN([.I975]*PI()/180);7)" office:value-type="float" office:value="-0.898794" calcext:value-type="float">
            <text:p>-0,898794</text:p>
          </table:table-cell>
          <table:table-cell table:formula="of:=ABS([.L975]-[.E975])" office:value-type="float" office:value="0.0000000499999999736822" calcext:value-type="float">
            <text:p>4,99999999736822E-08</text:p>
          </table:table-cell>
          <table:table-cell table:formula="of:=ABS([.M975]-[.F975])" office:value-type="float" office:value="0.0000000500000000291934" calcext:value-type="float">
            <text:p>5,00000000291934E-08</text:p>
          </table:table-cell>
          <table:table-cell/>
        </table:table-row>
        <table:table-row table:style-name="ro1">
          <table:table-cell office:value-type="float" office:value="1623609918.86761" calcext:value-type="float">
            <text:p>1623609918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6" calcext:value-type="float">
            <text:p>-116</text:p>
          </table:table-cell>
          <table:table-cell office:value-type="float" office:value="-0.43837115" calcext:value-type="float">
            <text:p>-0,43837115</text:p>
          </table:table-cell>
          <table:table-cell office:value-type="float" office:value="-0.89879405" calcext:value-type="float">
            <text:p>-0,89879405</text:p>
          </table:table-cell>
          <table:table-cell office:value-type="float" office:value="-116" calcext:value-type="float">
            <text:p>-116</text:p>
          </table:table-cell>
          <table:table-cell/>
          <table:table-cell office:value-type="float" office:value="-115.75" calcext:value-type="float">
            <text:p>-115,75</text:p>
          </table:table-cell>
          <table:table-cell table:formula="of:=([.D976]-[.I976])^2" office:value-type="float" office:value="0.0625" calcext:value-type="float">
            <text:p>0,0625</text:p>
          </table:table-cell>
          <table:table-cell/>
          <table:table-cell table:formula="of:=ROUND(COS([.I976]*PI()/180);7)" office:value-type="float" office:value="-0.4344453" calcext:value-type="float">
            <text:p>-0,4344453</text:p>
          </table:table-cell>
          <table:table-cell table:formula="of:=ROUND(SIN([.I976]*PI()/180);7)" office:value-type="float" office:value="-0.9006982" calcext:value-type="float">
            <text:p>-0,9006982</text:p>
          </table:table-cell>
          <table:table-cell table:formula="of:=ABS([.L976]-[.E976])" office:value-type="float" office:value="0.00392585000000001" calcext:value-type="float">
            <text:p>0,00392585</text:p>
          </table:table-cell>
          <table:table-cell table:formula="of:=ABS([.M976]-[.F976])" office:value-type="float" office:value="0.00190414999999999" calcext:value-type="float">
            <text:p>0,00190415</text:p>
          </table:table-cell>
          <table:table-cell/>
        </table:table-row>
        <table:table-row table:style-name="ro1">
          <table:table-cell office:value-type="float" office:value="1623609918.96759" calcext:value-type="float">
            <text:p>1623609918,9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5" calcext:value-type="float">
            <text:p>-115</text:p>
          </table:table-cell>
          <table:table-cell office:value-type="float" office:value="-0.42261826" calcext:value-type="float">
            <text:p>-0,42261826</text:p>
          </table:table-cell>
          <table:table-cell office:value-type="float" office:value="-0.90630779" calcext:value-type="float">
            <text:p>-0,90630779</text:p>
          </table:table-cell>
          <table:table-cell office:value-type="float" office:value="-115" calcext:value-type="float">
            <text:p>-115</text:p>
          </table:table-cell>
          <table:table-cell/>
          <table:table-cell office:value-type="float" office:value="-115.5" calcext:value-type="float">
            <text:p>-115,5</text:p>
          </table:table-cell>
          <table:table-cell table:formula="of:=([.D977]-[.I977])^2" office:value-type="float" office:value="0.25" calcext:value-type="float">
            <text:p>0,25</text:p>
          </table:table-cell>
          <table:table-cell/>
          <table:table-cell table:formula="of:=ROUND(COS([.I977]*PI()/180);7)" office:value-type="float" office:value="-0.4305111" calcext:value-type="float">
            <text:p>-0,4305111</text:p>
          </table:table-cell>
          <table:table-cell table:formula="of:=ROUND(SIN([.I977]*PI()/180);7)" office:value-type="float" office:value="-0.9025853" calcext:value-type="float">
            <text:p>-0,9025853</text:p>
          </table:table-cell>
          <table:table-cell table:formula="of:=ABS([.L977]-[.E977])" office:value-type="float" office:value="0.00789283999999996" calcext:value-type="float">
            <text:p>0,00789284</text:p>
          </table:table-cell>
          <table:table-cell table:formula="of:=ABS([.M977]-[.F977])" office:value-type="float" office:value="0.00372249000000002" calcext:value-type="float">
            <text:p>0,00372249</text:p>
          </table:table-cell>
          <table:table-cell/>
        </table:table-row>
        <table:table-row table:style-name="ro1">
          <table:table-cell office:value-type="float" office:value="1623609919.06759" calcext:value-type="float">
            <text:p>1623609919,0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5" calcext:value-type="float">
            <text:p>-115</text:p>
          </table:table-cell>
          <table:table-cell office:value-type="float" office:value="-0.42261826" calcext:value-type="float">
            <text:p>-0,42261826</text:p>
          </table:table-cell>
          <table:table-cell office:value-type="float" office:value="-0.90630779" calcext:value-type="float">
            <text:p>-0,90630779</text:p>
          </table:table-cell>
          <table:table-cell office:value-type="float" office:value="-115" calcext:value-type="float">
            <text:p>-115</text:p>
          </table:table-cell>
          <table:table-cell/>
          <table:table-cell office:value-type="float" office:value="-115.25" calcext:value-type="float">
            <text:p>-115,25</text:p>
          </table:table-cell>
          <table:table-cell table:formula="of:=([.D978]-[.I978])^2" office:value-type="float" office:value="0.0625" calcext:value-type="float">
            <text:p>0,0625</text:p>
          </table:table-cell>
          <table:table-cell/>
          <table:table-cell table:formula="of:=ROUND(COS([.I978]*PI()/180);7)" office:value-type="float" office:value="-0.4265687" calcext:value-type="float">
            <text:p>-0,4265687</text:p>
          </table:table-cell>
          <table:table-cell table:formula="of:=ROUND(SIN([.I978]*PI()/180);7)" office:value-type="float" office:value="-0.9044551" calcext:value-type="float">
            <text:p>-0,9044551</text:p>
          </table:table-cell>
          <table:table-cell table:formula="of:=ABS([.L978]-[.E978])" office:value-type="float" office:value="0.00395044" calcext:value-type="float">
            <text:p>0,00395044</text:p>
          </table:table-cell>
          <table:table-cell table:formula="of:=ABS([.M978]-[.F978])" office:value-type="float" office:value="0.0018526900000001" calcext:value-type="float">
            <text:p>0,00185269</text:p>
          </table:table-cell>
          <table:table-cell/>
        </table:table-row>
        <table:table-row table:style-name="ro1">
          <table:table-cell office:value-type="float" office:value="1623609919.16761" calcext:value-type="float">
            <text:p>1623609919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5" calcext:value-type="float">
            <text:p>-115</text:p>
          </table:table-cell>
          <table:table-cell office:value-type="float" office:value="-0.42261826" calcext:value-type="float">
            <text:p>-0,42261826</text:p>
          </table:table-cell>
          <table:table-cell office:value-type="float" office:value="-0.90630779" calcext:value-type="float">
            <text:p>-0,90630779</text:p>
          </table:table-cell>
          <table:table-cell office:value-type="float" office:value="-115" calcext:value-type="float">
            <text:p>-115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([.D979]-[.I979])^2" office:value-type="float" office:value="0" calcext:value-type="float">
            <text:p>0</text:p>
          </table:table-cell>
          <table:table-cell/>
          <table:table-cell table:formula="of:=ROUND(COS([.I979]*PI()/180);7)" office:value-type="float" office:value="-0.4226183" calcext:value-type="float">
            <text:p>-0,4226183</text:p>
          </table:table-cell>
          <table:table-cell table:formula="of:=ROUND(SIN([.I979]*PI()/180);7)" office:value-type="float" office:value="-0.9063078" calcext:value-type="float">
            <text:p>-0,9063078</text:p>
          </table:table-cell>
          <table:table-cell table:formula="of:=ABS([.L979]-[.E979])" office:value-type="float" office:value="0.0000000399999999789458" calcext:value-type="float">
            <text:p>3,99999999789458E-08</text:p>
          </table:table-cell>
          <table:table-cell table:formula="of:=ABS([.M979]-[.F979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919.26761" calcext:value-type="float">
            <text:p>1623609919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5" calcext:value-type="float">
            <text:p>-115</text:p>
          </table:table-cell>
          <table:table-cell office:value-type="float" office:value="-0.42261826" calcext:value-type="float">
            <text:p>-0,42261826</text:p>
          </table:table-cell>
          <table:table-cell office:value-type="float" office:value="-0.90630779" calcext:value-type="float">
            <text:p>-0,90630779</text:p>
          </table:table-cell>
          <table:table-cell office:value-type="float" office:value="-115" calcext:value-type="float">
            <text:p>-115</text:p>
          </table:table-cell>
          <table:table-cell/>
          <table:table-cell office:value-type="float" office:value="-114.75" calcext:value-type="float">
            <text:p>-114,75</text:p>
          </table:table-cell>
          <table:table-cell table:formula="of:=([.D980]-[.I980])^2" office:value-type="float" office:value="0.0625" calcext:value-type="float">
            <text:p>0,0625</text:p>
          </table:table-cell>
          <table:table-cell/>
          <table:table-cell table:formula="of:=ROUND(COS([.I980]*PI()/180);7)" office:value-type="float" office:value="-0.4186597" calcext:value-type="float">
            <text:p>-0,4186597</text:p>
          </table:table-cell>
          <table:table-cell table:formula="of:=ROUND(SIN([.I980]*PI()/180);7)" office:value-type="float" office:value="-0.9081432" calcext:value-type="float">
            <text:p>-0,9081432</text:p>
          </table:table-cell>
          <table:table-cell table:formula="of:=ABS([.L980]-[.E980])" office:value-type="float" office:value="0.00395856" calcext:value-type="float">
            <text:p>0,00395856</text:p>
          </table:table-cell>
          <table:table-cell table:formula="of:=ABS([.M980]-[.F980])" office:value-type="float" office:value="0.00183540999999998" calcext:value-type="float">
            <text:p>0,00183541</text:p>
          </table:table-cell>
          <table:table-cell/>
        </table:table-row>
        <table:table-row table:style-name="ro1">
          <table:table-cell office:value-type="float" office:value="1623609919.36762" calcext:value-type="float">
            <text:p>1623609919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5" calcext:value-type="float">
            <text:p>-115</text:p>
          </table:table-cell>
          <table:table-cell office:value-type="float" office:value="-0.42261826" calcext:value-type="float">
            <text:p>-0,42261826</text:p>
          </table:table-cell>
          <table:table-cell office:value-type="float" office:value="-0.90630779" calcext:value-type="float">
            <text:p>-0,90630779</text:p>
          </table:table-cell>
          <table:table-cell office:value-type="float" office:value="-115" calcext:value-type="float">
            <text:p>-115</text:p>
          </table:table-cell>
          <table:table-cell/>
          <table:table-cell office:value-type="float" office:value="-114.5" calcext:value-type="float">
            <text:p>-114,5</text:p>
          </table:table-cell>
          <table:table-cell table:formula="of:=([.D981]-[.I981])^2" office:value-type="float" office:value="0.25" calcext:value-type="float">
            <text:p>0,25</text:p>
          </table:table-cell>
          <table:table-cell/>
          <table:table-cell table:formula="of:=ROUND(COS([.I981]*PI()/180);7)" office:value-type="float" office:value="-0.4146932" calcext:value-type="float">
            <text:p>-0,4146932</text:p>
          </table:table-cell>
          <table:table-cell table:formula="of:=ROUND(SIN([.I981]*PI()/180);7)" office:value-type="float" office:value="-0.9099613" calcext:value-type="float">
            <text:p>-0,9099613</text:p>
          </table:table-cell>
          <table:table-cell table:formula="of:=ABS([.L981]-[.E981])" office:value-type="float" office:value="0.00792506000000004" calcext:value-type="float">
            <text:p>0,00792506</text:p>
          </table:table-cell>
          <table:table-cell table:formula="of:=ABS([.M981]-[.F981])" office:value-type="float" office:value="0.00365350999999992" calcext:value-type="float">
            <text:p>0,00365351</text:p>
          </table:table-cell>
          <table:table-cell/>
        </table:table-row>
        <table:table-row table:style-name="ro1">
          <table:table-cell office:value-type="float" office:value="1623609919.46761" calcext:value-type="float">
            <text:p>1623609919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4" calcext:value-type="float">
            <text:p>-114</text:p>
          </table:table-cell>
          <table:table-cell office:value-type="float" office:value="-0.40673664" calcext:value-type="float">
            <text:p>-0,40673664</text:p>
          </table:table-cell>
          <table:table-cell office:value-type="float" office:value="-0.91354546" calcext:value-type="float">
            <text:p>-0,91354546</text:p>
          </table:table-cell>
          <table:table-cell office:value-type="float" office:value="-114" calcext:value-type="float">
            <text:p>-114</text:p>
          </table:table-cell>
          <table:table-cell/>
          <table:table-cell office:value-type="float" office:value="-114.25" calcext:value-type="float">
            <text:p>-114,25</text:p>
          </table:table-cell>
          <table:table-cell table:formula="of:=([.D982]-[.I982])^2" office:value-type="float" office:value="0.0625" calcext:value-type="float">
            <text:p>0,0625</text:p>
          </table:table-cell>
          <table:table-cell/>
          <table:table-cell table:formula="of:=ROUND(COS([.I982]*PI()/180);7)" office:value-type="float" office:value="-0.4107189" calcext:value-type="float">
            <text:p>-0,4107189</text:p>
          </table:table-cell>
          <table:table-cell table:formula="of:=ROUND(SIN([.I982]*PI()/180);7)" office:value-type="float" office:value="-0.911762" calcext:value-type="float">
            <text:p>-0,911762</text:p>
          </table:table-cell>
          <table:table-cell table:formula="of:=ABS([.L982]-[.E982])" office:value-type="float" office:value="0.00398226000000002" calcext:value-type="float">
            <text:p>0,00398226</text:p>
          </table:table-cell>
          <table:table-cell table:formula="of:=ABS([.M982]-[.F982])" office:value-type="float" office:value="0.00178346000000007" calcext:value-type="float">
            <text:p>0,00178346</text:p>
          </table:table-cell>
          <table:table-cell/>
        </table:table-row>
        <table:table-row table:style-name="ro1">
          <table:table-cell office:value-type="float" office:value="1623609919.56761" calcext:value-type="float">
            <text:p>1623609919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4" calcext:value-type="float">
            <text:p>-114</text:p>
          </table:table-cell>
          <table:table-cell office:value-type="float" office:value="-0.40673664" calcext:value-type="float">
            <text:p>-0,40673664</text:p>
          </table:table-cell>
          <table:table-cell office:value-type="float" office:value="-0.91354546" calcext:value-type="float">
            <text:p>-0,91354546</text:p>
          </table:table-cell>
          <table:table-cell office:value-type="float" office:value="-114" calcext:value-type="float">
            <text:p>-114</text:p>
          </table:table-cell>
          <table:table-cell/>
          <table:table-cell office:value-type="float" office:value="-114" calcext:value-type="float">
            <text:p>-114</text:p>
          </table:table-cell>
          <table:table-cell table:formula="of:=([.D983]-[.I983])^2" office:value-type="float" office:value="0" calcext:value-type="float">
            <text:p>0</text:p>
          </table:table-cell>
          <table:table-cell/>
          <table:table-cell table:formula="of:=ROUND(COS([.I983]*PI()/180);7)" office:value-type="float" office:value="-0.4067366" calcext:value-type="float">
            <text:p>-0,4067366</text:p>
          </table:table-cell>
          <table:table-cell table:formula="of:=ROUND(SIN([.I983]*PI()/180);7)" office:value-type="float" office:value="-0.9135455" calcext:value-type="float">
            <text:p>-0,9135455</text:p>
          </table:table-cell>
          <table:table-cell table:formula="of:=ABS([.L983]-[.E983])" office:value-type="float" office:value="0.0000000399999999789458" calcext:value-type="float">
            <text:p>3,99999999789458E-08</text:p>
          </table:table-cell>
          <table:table-cell table:formula="of:=ABS([.M983]-[.F983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19.66761" calcext:value-type="float">
            <text:p>1623609919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4" calcext:value-type="float">
            <text:p>-114</text:p>
          </table:table-cell>
          <table:table-cell office:value-type="float" office:value="-0.40673664" calcext:value-type="float">
            <text:p>-0,40673664</text:p>
          </table:table-cell>
          <table:table-cell office:value-type="float" office:value="-0.91354546" calcext:value-type="float">
            <text:p>-0,91354546</text:p>
          </table:table-cell>
          <table:table-cell office:value-type="float" office:value="-114" calcext:value-type="float">
            <text:p>-114</text:p>
          </table:table-cell>
          <table:table-cell/>
          <table:table-cell office:value-type="float" office:value="-113.75" calcext:value-type="float">
            <text:p>-113,75</text:p>
          </table:table-cell>
          <table:table-cell table:formula="of:=([.D984]-[.I984])^2" office:value-type="float" office:value="0.0625" calcext:value-type="float">
            <text:p>0,0625</text:p>
          </table:table-cell>
          <table:table-cell/>
          <table:table-cell table:formula="of:=ROUND(COS([.I984]*PI()/180);7)" office:value-type="float" office:value="-0.4027467" calcext:value-type="float">
            <text:p>-0,4027467</text:p>
          </table:table-cell>
          <table:table-cell table:formula="of:=ROUND(SIN([.I984]*PI()/180);7)" office:value-type="float" office:value="-0.9153115" calcext:value-type="float">
            <text:p>-0,9153115</text:p>
          </table:table-cell>
          <table:table-cell table:formula="of:=ABS([.L984]-[.E984])" office:value-type="float" office:value="0.00398993999999997" calcext:value-type="float">
            <text:p>0,00398994</text:p>
          </table:table-cell>
          <table:table-cell table:formula="of:=ABS([.M984]-[.F984])" office:value-type="float" office:value="0.00176603999999991" calcext:value-type="float">
            <text:p>0,00176604</text:p>
          </table:table-cell>
          <table:table-cell/>
        </table:table-row>
        <table:table-row table:style-name="ro1">
          <table:table-cell office:value-type="float" office:value="1623609919.76761" calcext:value-type="float">
            <text:p>1623609919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3" calcext:value-type="float">
            <text:p>-113</text:p>
          </table:table-cell>
          <table:table-cell office:value-type="float" office:value="-0.39073113" calcext:value-type="float">
            <text:p>-0,39073113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-113" calcext:value-type="float">
            <text:p>-113</text:p>
          </table:table-cell>
          <table:table-cell/>
          <table:table-cell office:value-type="float" office:value="-113.5" calcext:value-type="float">
            <text:p>-113,5</text:p>
          </table:table-cell>
          <table:table-cell table:formula="of:=([.D985]-[.I985])^2" office:value-type="float" office:value="0.25" calcext:value-type="float">
            <text:p>0,25</text:p>
          </table:table-cell>
          <table:table-cell/>
          <table:table-cell table:formula="of:=ROUND(COS([.I985]*PI()/180);7)" office:value-type="float" office:value="-0.3987491" calcext:value-type="float">
            <text:p>-0,3987491</text:p>
          </table:table-cell>
          <table:table-cell table:formula="of:=ROUND(SIN([.I985]*PI()/180);7)" office:value-type="float" office:value="-0.9170601" calcext:value-type="float">
            <text:p>-0,9170601</text:p>
          </table:table-cell>
          <table:table-cell table:formula="of:=ABS([.L985]-[.E985])" office:value-type="float" office:value="0.00801797000000004" calcext:value-type="float">
            <text:p>0,00801797</text:p>
          </table:table-cell>
          <table:table-cell table:formula="of:=ABS([.M985]-[.F985])" office:value-type="float" office:value="0.00344475" calcext:value-type="float">
            <text:p>0,00344475</text:p>
          </table:table-cell>
          <table:table-cell/>
        </table:table-row>
        <table:table-row table:style-name="ro1">
          <table:table-cell office:value-type="float" office:value="1623609919.86759" calcext:value-type="float">
            <text:p>1623609919,8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3" calcext:value-type="float">
            <text:p>-113</text:p>
          </table:table-cell>
          <table:table-cell office:value-type="float" office:value="-0.39073113" calcext:value-type="float">
            <text:p>-0,39073113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-113" calcext:value-type="float">
            <text:p>-113</text:p>
          </table:table-cell>
          <table:table-cell/>
          <table:table-cell office:value-type="float" office:value="-113.25" calcext:value-type="float">
            <text:p>-113,25</text:p>
          </table:table-cell>
          <table:table-cell table:formula="of:=([.D986]-[.I986])^2" office:value-type="float" office:value="0.0625" calcext:value-type="float">
            <text:p>0,0625</text:p>
          </table:table-cell>
          <table:table-cell/>
          <table:table-cell table:formula="of:=ROUND(COS([.I986]*PI()/180);7)" office:value-type="float" office:value="-0.3947439" calcext:value-type="float">
            <text:p>-0,3947439</text:p>
          </table:table-cell>
          <table:table-cell table:formula="of:=ROUND(SIN([.I986]*PI()/180);7)" office:value-type="float" office:value="-0.9187912" calcext:value-type="float">
            <text:p>-0,9187912</text:p>
          </table:table-cell>
          <table:table-cell table:formula="of:=ABS([.L986]-[.E986])" office:value-type="float" office:value="0.00401277" calcext:value-type="float">
            <text:p>0,00401277</text:p>
          </table:table-cell>
          <table:table-cell table:formula="of:=ABS([.M986]-[.F986])" office:value-type="float" office:value="0.00171365000000001" calcext:value-type="float">
            <text:p>0,00171365</text:p>
          </table:table-cell>
          <table:table-cell/>
        </table:table-row>
        <table:table-row table:style-name="ro1">
          <table:table-cell office:value-type="float" office:value="1623609919.96756" calcext:value-type="float">
            <text:p>1623609919,96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3" calcext:value-type="float">
            <text:p>-113</text:p>
          </table:table-cell>
          <table:table-cell office:value-type="float" office:value="-0.39073113" calcext:value-type="float">
            <text:p>-0,39073113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-113" calcext:value-type="float">
            <text:p>-113</text:p>
          </table:table-cell>
          <table:table-cell/>
          <table:table-cell office:value-type="float" office:value="-113" calcext:value-type="float">
            <text:p>-113</text:p>
          </table:table-cell>
          <table:table-cell table:formula="of:=([.D987]-[.I987])^2" office:value-type="float" office:value="0" calcext:value-type="float">
            <text:p>0</text:p>
          </table:table-cell>
          <table:table-cell/>
          <table:table-cell table:formula="of:=ROUND(COS([.I987]*PI()/180);7)" office:value-type="float" office:value="-0.3907311" calcext:value-type="float">
            <text:p>-0,3907311</text:p>
          </table:table-cell>
          <table:table-cell table:formula="of:=ROUND(SIN([.I987]*PI()/180);7)" office:value-type="float" office:value="-0.9205049" calcext:value-type="float">
            <text:p>-0,9205049</text:p>
          </table:table-cell>
          <table:table-cell table:formula="of:=ABS([.L987]-[.E987])" office:value-type="float" office:value="0.0000000299999999842093" calcext:value-type="float">
            <text:p>2,99999999842093E-08</text:p>
          </table:table-cell>
          <table:table-cell table:formula="of:=ABS([.M987]-[.F987])" office:value-type="float" office:value="0.0000000499999999181711" calcext:value-type="float">
            <text:p>4,99999999181711E-08</text:p>
          </table:table-cell>
          <table:table-cell/>
        </table:table-row>
        <table:table-row table:style-name="ro1">
          <table:table-cell office:value-type="float" office:value="1623609920.06759" calcext:value-type="float">
            <text:p>1623609920,0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3" calcext:value-type="float">
            <text:p>-113</text:p>
          </table:table-cell>
          <table:table-cell office:value-type="float" office:value="-0.39073113" calcext:value-type="float">
            <text:p>-0,39073113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-113" calcext:value-type="float">
            <text:p>-113</text:p>
          </table:table-cell>
          <table:table-cell/>
          <table:table-cell office:value-type="float" office:value="-112.75" calcext:value-type="float">
            <text:p>-112,75</text:p>
          </table:table-cell>
          <table:table-cell table:formula="of:=([.D988]-[.I988])^2" office:value-type="float" office:value="0.0625" calcext:value-type="float">
            <text:p>0,0625</text:p>
          </table:table-cell>
          <table:table-cell/>
          <table:table-cell table:formula="of:=ROUND(COS([.I988]*PI()/180);7)" office:value-type="float" office:value="-0.386711" calcext:value-type="float">
            <text:p>-0,386711</text:p>
          </table:table-cell>
          <table:table-cell table:formula="of:=ROUND(SIN([.I988]*PI()/180);7)" office:value-type="float" office:value="-0.922201" calcext:value-type="float">
            <text:p>-0,922201</text:p>
          </table:table-cell>
          <table:table-cell table:formula="of:=ABS([.L988]-[.E988])" office:value-type="float" office:value="0.00402012999999996" calcext:value-type="float">
            <text:p>0,00402013</text:p>
          </table:table-cell>
          <table:table-cell table:formula="of:=ABS([.M988]-[.F988])" office:value-type="float" office:value="0.00169615000000001" calcext:value-type="float">
            <text:p>0,00169615</text:p>
          </table:table-cell>
          <table:table-cell/>
        </table:table-row>
        <table:table-row table:style-name="ro1">
          <table:table-cell office:value-type="float" office:value="1623609920.16762" calcext:value-type="float">
            <text:p>1623609920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2" calcext:value-type="float">
            <text:p>-112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-0.92718385" calcext:value-type="float">
            <text:p>-0,92718385</text:p>
          </table:table-cell>
          <table:table-cell office:value-type="float" office:value="-112" calcext:value-type="float">
            <text:p>-112</text:p>
          </table:table-cell>
          <table:table-cell/>
          <table:table-cell office:value-type="float" office:value="-112.5" calcext:value-type="float">
            <text:p>-112,5</text:p>
          </table:table-cell>
          <table:table-cell table:formula="of:=([.D989]-[.I989])^2" office:value-type="float" office:value="0.25" calcext:value-type="float">
            <text:p>0,25</text:p>
          </table:table-cell>
          <table:table-cell/>
          <table:table-cell table:formula="of:=ROUND(COS([.I989]*PI()/180);7)" office:value-type="float" office:value="-0.3826834" calcext:value-type="float">
            <text:p>-0,3826834</text:p>
          </table:table-cell>
          <table:table-cell table:formula="of:=ROUND(SIN([.I989]*PI()/180);7)" office:value-type="float" office:value="-0.9238795" calcext:value-type="float">
            <text:p>-0,9238795</text:p>
          </table:table-cell>
          <table:table-cell table:formula="of:=ABS([.L989]-[.E989])" office:value-type="float" office:value="0.00807680999999999" calcext:value-type="float">
            <text:p>0,00807681</text:p>
          </table:table-cell>
          <table:table-cell table:formula="of:=ABS([.M989]-[.F989])" office:value-type="float" office:value="0.00330435000000007" calcext:value-type="float">
            <text:p>0,00330435</text:p>
          </table:table-cell>
          <table:table-cell/>
        </table:table-row>
        <table:table-row table:style-name="ro1">
          <table:table-cell office:value-type="float" office:value="1623609920.26761" calcext:value-type="float">
            <text:p>1623609920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2" calcext:value-type="float">
            <text:p>-112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-0.92718385" calcext:value-type="float">
            <text:p>-0,92718385</text:p>
          </table:table-cell>
          <table:table-cell office:value-type="float" office:value="-112" calcext:value-type="float">
            <text:p>-112</text:p>
          </table:table-cell>
          <table:table-cell/>
          <table:table-cell office:value-type="float" office:value="-112.25" calcext:value-type="float">
            <text:p>-112,25</text:p>
          </table:table-cell>
          <table:table-cell table:formula="of:=([.D990]-[.I990])^2" office:value-type="float" office:value="0.0625" calcext:value-type="float">
            <text:p>0,0625</text:p>
          </table:table-cell>
          <table:table-cell/>
          <table:table-cell table:formula="of:=ROUND(COS([.I990]*PI()/180);7)" office:value-type="float" office:value="-0.3786486" calcext:value-type="float">
            <text:p>-0,3786486</text:p>
          </table:table-cell>
          <table:table-cell table:formula="of:=ROUND(SIN([.I990]*PI()/180);7)" office:value-type="float" office:value="-0.9255405" calcext:value-type="float">
            <text:p>-0,9255405</text:p>
          </table:table-cell>
          <table:table-cell table:formula="of:=ABS([.L990]-[.E990])" office:value-type="float" office:value="0.00404200999999998" calcext:value-type="float">
            <text:p>0,00404201</text:p>
          </table:table-cell>
          <table:table-cell table:formula="of:=ABS([.M990]-[.F990])" office:value-type="float" office:value="0.00164335000000004" calcext:value-type="float">
            <text:p>0,00164335</text:p>
          </table:table-cell>
          <table:table-cell/>
        </table:table-row>
        <table:table-row table:style-name="ro1">
          <table:table-cell office:value-type="float" office:value="1623609920.36766" calcext:value-type="float">
            <text:p>1623609920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2" calcext:value-type="float">
            <text:p>-112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-0.92718385" calcext:value-type="float">
            <text:p>-0,92718385</text:p>
          </table:table-cell>
          <table:table-cell office:value-type="float" office:value="-112" calcext:value-type="float">
            <text:p>-112</text:p>
          </table:table-cell>
          <table:table-cell/>
          <table:table-cell office:value-type="float" office:value="-112" calcext:value-type="float">
            <text:p>-112</text:p>
          </table:table-cell>
          <table:table-cell table:formula="of:=([.D991]-[.I991])^2" office:value-type="float" office:value="0" calcext:value-type="float">
            <text:p>0</text:p>
          </table:table-cell>
          <table:table-cell/>
          <table:table-cell table:formula="of:=ROUND(COS([.I991]*PI()/180);7)" office:value-type="float" office:value="-0.3746066" calcext:value-type="float">
            <text:p>-0,3746066</text:p>
          </table:table-cell>
          <table:table-cell table:formula="of:=ROUND(SIN([.I991]*PI()/180);7)" office:value-type="float" office:value="-0.9271839" calcext:value-type="float">
            <text:p>-0,9271839</text:p>
          </table:table-cell>
          <table:table-cell table:formula="of:=ABS([.L991]-[.E991])" office:value-type="float" office:value="0.00000000999999999473644" calcext:value-type="float">
            <text:p>9,99999999473644E-09</text:p>
          </table:table-cell>
          <table:table-cell table:formula="of:=ABS([.M991]-[.F991])" office:value-type="float" office:value="0.0000000499999999181711" calcext:value-type="float">
            <text:p>4,99999999181711E-08</text:p>
          </table:table-cell>
          <table:table-cell/>
        </table:table-row>
        <table:table-row table:style-name="ro1">
          <table:table-cell office:value-type="float" office:value="1623609920.46761" calcext:value-type="float">
            <text:p>1623609920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2" calcext:value-type="float">
            <text:p>-112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-0.92718385" calcext:value-type="float">
            <text:p>-0,92718385</text:p>
          </table:table-cell>
          <table:table-cell office:value-type="float" office:value="-112" calcext:value-type="float">
            <text:p>-112</text:p>
          </table:table-cell>
          <table:table-cell/>
          <table:table-cell office:value-type="float" office:value="-111.75" calcext:value-type="float">
            <text:p>-111,75</text:p>
          </table:table-cell>
          <table:table-cell table:formula="of:=([.D992]-[.I992])^2" office:value-type="float" office:value="0.0625" calcext:value-type="float">
            <text:p>0,0625</text:p>
          </table:table-cell>
          <table:table-cell/>
          <table:table-cell table:formula="of:=ROUND(COS([.I992]*PI()/180);7)" office:value-type="float" office:value="-0.3705574" calcext:value-type="float">
            <text:p>-0,3705574</text:p>
          </table:table-cell>
          <table:table-cell table:formula="of:=ROUND(SIN([.I992]*PI()/180);7)" office:value-type="float" office:value="-0.9288096" calcext:value-type="float">
            <text:p>-0,9288096</text:p>
          </table:table-cell>
          <table:table-cell table:formula="of:=ABS([.L992]-[.E992])" office:value-type="float" office:value="0.00404919000000004" calcext:value-type="float">
            <text:p>0,00404919</text:p>
          </table:table-cell>
          <table:table-cell table:formula="of:=ABS([.M992]-[.F992])" office:value-type="float" office:value="0.00162574999999998" calcext:value-type="float">
            <text:p>0,00162575</text:p>
          </table:table-cell>
          <table:table-cell/>
        </table:table-row>
        <table:table-row table:style-name="ro1">
          <table:table-cell office:value-type="float" office:value="1623609920.56766" calcext:value-type="float">
            <text:p>1623609920,5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2" calcext:value-type="float">
            <text:p>-112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-0.92718385" calcext:value-type="float">
            <text:p>-0,92718385</text:p>
          </table:table-cell>
          <table:table-cell office:value-type="float" office:value="-112" calcext:value-type="float">
            <text:p>-112</text:p>
          </table:table-cell>
          <table:table-cell/>
          <table:table-cell office:value-type="float" office:value="-111.5" calcext:value-type="float">
            <text:p>-111,5</text:p>
          </table:table-cell>
          <table:table-cell table:formula="of:=([.D993]-[.I993])^2" office:value-type="float" office:value="0.25" calcext:value-type="float">
            <text:p>0,25</text:p>
          </table:table-cell>
          <table:table-cell/>
          <table:table-cell table:formula="of:=ROUND(COS([.I993]*PI()/180);7)" office:value-type="float" office:value="-0.3665012" calcext:value-type="float">
            <text:p>-0,3665012</text:p>
          </table:table-cell>
          <table:table-cell table:formula="of:=ROUND(SIN([.I993]*PI()/180);7)" office:value-type="float" office:value="-0.9304176" calcext:value-type="float">
            <text:p>-0,9304176</text:p>
          </table:table-cell>
          <table:table-cell table:formula="of:=ABS([.L993]-[.E993])" office:value-type="float" office:value="0.00810538999999999" calcext:value-type="float">
            <text:p>0,00810539</text:p>
          </table:table-cell>
          <table:table-cell table:formula="of:=ABS([.M993]-[.F993])" office:value-type="float" office:value="0.00323374999999992" calcext:value-type="float">
            <text:p>0,00323375</text:p>
          </table:table-cell>
          <table:table-cell/>
        </table:table-row>
        <table:table-row table:style-name="ro1">
          <table:table-cell office:value-type="float" office:value="1623609920.66769" calcext:value-type="float">
            <text:p>1623609920,6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1" calcext:value-type="float">
            <text:p>-111</text:p>
          </table:table-cell>
          <table:table-cell office:value-type="float" office:value="-0.35836795" calcext:value-type="float">
            <text:p>-0,35836795</text:p>
          </table:table-cell>
          <table:table-cell office:value-type="float" office:value="-0.93358043" calcext:value-type="float">
            <text:p>-0,93358043</text:p>
          </table:table-cell>
          <table:table-cell office:value-type="float" office:value="-111" calcext:value-type="float">
            <text:p>-111</text:p>
          </table:table-cell>
          <table:table-cell/>
          <table:table-cell office:value-type="float" office:value="-111.25" calcext:value-type="float">
            <text:p>-111,25</text:p>
          </table:table-cell>
          <table:table-cell table:formula="of:=([.D994]-[.I994])^2" office:value-type="float" office:value="0.0625" calcext:value-type="float">
            <text:p>0,0625</text:p>
          </table:table-cell>
          <table:table-cell/>
          <table:table-cell table:formula="of:=ROUND(COS([.I994]*PI()/180);7)" office:value-type="float" office:value="-0.362438" calcext:value-type="float">
            <text:p>-0,362438</text:p>
          </table:table-cell>
          <table:table-cell table:formula="of:=ROUND(SIN([.I994]*PI()/180);7)" office:value-type="float" office:value="-0.9320079" calcext:value-type="float">
            <text:p>-0,9320079</text:p>
          </table:table-cell>
          <table:table-cell table:formula="of:=ABS([.L994]-[.E994])" office:value-type="float" office:value="0.00407004999999999" calcext:value-type="float">
            <text:p>0,00407005</text:p>
          </table:table-cell>
          <table:table-cell table:formula="of:=ABS([.M994]-[.F994])" office:value-type="float" office:value="0.00157253000000002" calcext:value-type="float">
            <text:p>0,00157253</text:p>
          </table:table-cell>
          <table:table-cell/>
        </table:table-row>
        <table:table-row table:style-name="ro1">
          <table:table-cell office:value-type="float" office:value="1623609920.76769" calcext:value-type="float">
            <text:p>1623609920,7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1" calcext:value-type="float">
            <text:p>-111</text:p>
          </table:table-cell>
          <table:table-cell office:value-type="float" office:value="-0.35836795" calcext:value-type="float">
            <text:p>-0,35836795</text:p>
          </table:table-cell>
          <table:table-cell office:value-type="float" office:value="-0.93358043" calcext:value-type="float">
            <text:p>-0,93358043</text:p>
          </table:table-cell>
          <table:table-cell office:value-type="float" office:value="-111" calcext:value-type="float">
            <text:p>-111</text:p>
          </table:table-cell>
          <table:table-cell/>
          <table:table-cell office:value-type="float" office:value="-111" calcext:value-type="float">
            <text:p>-111</text:p>
          </table:table-cell>
          <table:table-cell table:formula="of:=([.D995]-[.I995])^2" office:value-type="float" office:value="0" calcext:value-type="float">
            <text:p>0</text:p>
          </table:table-cell>
          <table:table-cell/>
          <table:table-cell table:formula="of:=ROUND(COS([.I995]*PI()/180);7)" office:value-type="float" office:value="-0.3583679" calcext:value-type="float">
            <text:p>-0,3583679</text:p>
          </table:table-cell>
          <table:table-cell table:formula="of:=ROUND(SIN([.I995]*PI()/180);7)" office:value-type="float" office:value="-0.9335804" calcext:value-type="float">
            <text:p>-0,9335804</text:p>
          </table:table-cell>
          <table:table-cell table:formula="of:=ABS([.L995]-[.E995])" office:value-type="float" office:value="0.0000000499999999736822" calcext:value-type="float">
            <text:p>4,99999999736822E-08</text:p>
          </table:table-cell>
          <table:table-cell table:formula="of:=ABS([.M995]-[.F995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20.86766" calcext:value-type="float">
            <text:p>1623609920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1" calcext:value-type="float">
            <text:p>-111</text:p>
          </table:table-cell>
          <table:table-cell office:value-type="float" office:value="-0.35836795" calcext:value-type="float">
            <text:p>-0,35836795</text:p>
          </table:table-cell>
          <table:table-cell office:value-type="float" office:value="-0.93358043" calcext:value-type="float">
            <text:p>-0,93358043</text:p>
          </table:table-cell>
          <table:table-cell office:value-type="float" office:value="-111" calcext:value-type="float">
            <text:p>-111</text:p>
          </table:table-cell>
          <table:table-cell/>
          <table:table-cell office:value-type="float" office:value="-110.75" calcext:value-type="float">
            <text:p>-110,75</text:p>
          </table:table-cell>
          <table:table-cell table:formula="of:=([.D996]-[.I996])^2" office:value-type="float" office:value="0.0625" calcext:value-type="float">
            <text:p>0,0625</text:p>
          </table:table-cell>
          <table:table-cell/>
          <table:table-cell table:formula="of:=ROUND(COS([.I996]*PI()/180);7)" office:value-type="float" office:value="-0.354291" calcext:value-type="float">
            <text:p>-0,354291</text:p>
          </table:table-cell>
          <table:table-cell table:formula="of:=ROUND(SIN([.I996]*PI()/180);7)" office:value-type="float" office:value="-0.9351352" calcext:value-type="float">
            <text:p>-0,9351352</text:p>
          </table:table-cell>
          <table:table-cell table:formula="of:=ABS([.L996]-[.E996])" office:value-type="float" office:value="0.00407694999999997" calcext:value-type="float">
            <text:p>0,00407695</text:p>
          </table:table-cell>
          <table:table-cell table:formula="of:=ABS([.M996]-[.F996])" office:value-type="float" office:value="0.00155477000000004" calcext:value-type="float">
            <text:p>0,00155477</text:p>
          </table:table-cell>
          <table:table-cell/>
        </table:table-row>
        <table:table-row table:style-name="ro1">
          <table:table-cell office:value-type="float" office:value="1623609920.96767" calcext:value-type="float">
            <text:p>1623609920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1" calcext:value-type="float">
            <text:p>-111</text:p>
          </table:table-cell>
          <table:table-cell office:value-type="float" office:value="-0.35836795" calcext:value-type="float">
            <text:p>-0,35836795</text:p>
          </table:table-cell>
          <table:table-cell office:value-type="float" office:value="-0.93358043" calcext:value-type="float">
            <text:p>-0,93358043</text:p>
          </table:table-cell>
          <table:table-cell office:value-type="float" office:value="-111" calcext:value-type="float">
            <text:p>-111</text:p>
          </table:table-cell>
          <table:table-cell/>
          <table:table-cell office:value-type="float" office:value="-110.5" calcext:value-type="float">
            <text:p>-110,5</text:p>
          </table:table-cell>
          <table:table-cell table:formula="of:=([.D997]-[.I997])^2" office:value-type="float" office:value="0.25" calcext:value-type="float">
            <text:p>0,25</text:p>
          </table:table-cell>
          <table:table-cell/>
          <table:table-cell table:formula="of:=ROUND(COS([.I997]*PI()/180);7)" office:value-type="float" office:value="-0.3502074" calcext:value-type="float">
            <text:p>-0,3502074</text:p>
          </table:table-cell>
          <table:table-cell table:formula="of:=ROUND(SIN([.I997]*PI()/180);7)" office:value-type="float" office:value="-0.9366722" calcext:value-type="float">
            <text:p>-0,9366722</text:p>
          </table:table-cell>
          <table:table-cell table:formula="of:=ABS([.L997]-[.E997])" office:value-type="float" office:value="0.00816054999999999" calcext:value-type="float">
            <text:p>0,00816055</text:p>
          </table:table-cell>
          <table:table-cell table:formula="of:=ABS([.M997]-[.F997])" office:value-type="float" office:value="0.00309176999999994" calcext:value-type="float">
            <text:p>0,00309177</text:p>
          </table:table-cell>
          <table:table-cell/>
        </table:table-row>
        <table:table-row table:style-name="ro1">
          <table:table-cell office:value-type="float" office:value="1623609921.06767" calcext:value-type="float">
            <text:p>1623609921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0" calcext:value-type="float">
            <text:p>-110</text:p>
          </table:table-cell>
          <table:table-cell office:value-type="float" office:value="-0.34202014" calcext:value-type="float">
            <text:p>-0,34202014</text:p>
          </table:table-cell>
          <table:table-cell office:value-type="float" office:value="-0.93969262" calcext:value-type="float">
            <text:p>-0,93969262</text:p>
          </table:table-cell>
          <table:table-cell office:value-type="float" office:value="-110" calcext:value-type="float">
            <text:p>-110</text:p>
          </table:table-cell>
          <table:table-cell/>
          <table:table-cell office:value-type="float" office:value="-110.25" calcext:value-type="float">
            <text:p>-110,25</text:p>
          </table:table-cell>
          <table:table-cell table:formula="of:=([.D998]-[.I998])^2" office:value-type="float" office:value="0.0625" calcext:value-type="float">
            <text:p>0,0625</text:p>
          </table:table-cell>
          <table:table-cell/>
          <table:table-cell table:formula="of:=ROUND(COS([.I998]*PI()/180);7)" office:value-type="float" office:value="-0.3461171" calcext:value-type="float">
            <text:p>-0,3461171</text:p>
          </table:table-cell>
          <table:table-cell table:formula="of:=ROUND(SIN([.I998]*PI()/180);7)" office:value-type="float" office:value="-0.9381913" calcext:value-type="float">
            <text:p>-0,9381913</text:p>
          </table:table-cell>
          <table:table-cell table:formula="of:=ABS([.L998]-[.E998])" office:value-type="float" office:value="0.00409695999999998" calcext:value-type="float">
            <text:p>0,00409696</text:p>
          </table:table-cell>
          <table:table-cell table:formula="of:=ABS([.M998]-[.F998])" office:value-type="float" office:value="0.00150132000000003" calcext:value-type="float">
            <text:p>0,00150132</text:p>
          </table:table-cell>
          <table:table-cell/>
        </table:table-row>
        <table:table-row table:style-name="ro1">
          <table:table-cell office:value-type="float" office:value="1623609921.16763" calcext:value-type="float">
            <text:p>1623609921,1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0" calcext:value-type="float">
            <text:p>-110</text:p>
          </table:table-cell>
          <table:table-cell office:value-type="float" office:value="-0.34202014" calcext:value-type="float">
            <text:p>-0,34202014</text:p>
          </table:table-cell>
          <table:table-cell office:value-type="float" office:value="-0.93969262" calcext:value-type="float">
            <text:p>-0,93969262</text:p>
          </table:table-cell>
          <table:table-cell office:value-type="float" office:value="-110" calcext:value-type="float">
            <text:p>-110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([.D999]-[.I999])^2" office:value-type="float" office:value="0" calcext:value-type="float">
            <text:p>0</text:p>
          </table:table-cell>
          <table:table-cell/>
          <table:table-cell table:formula="of:=ROUND(COS([.I999]*PI()/180);7)" office:value-type="float" office:value="-0.3420201" calcext:value-type="float">
            <text:p>-0,3420201</text:p>
          </table:table-cell>
          <table:table-cell table:formula="of:=ROUND(SIN([.I999]*PI()/180);7)" office:value-type="float" office:value="-0.9396926" calcext:value-type="float">
            <text:p>-0,9396926</text:p>
          </table:table-cell>
          <table:table-cell table:formula="of:=ABS([.L999]-[.E999])" office:value-type="float" office:value="0.0000000400000000344569" calcext:value-type="float">
            <text:p>4,00000000344569E-08</text:p>
          </table:table-cell>
          <table:table-cell table:formula="of:=ABS([.M999]-[.F999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21.26768" calcext:value-type="float">
            <text:p>1623609921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0" calcext:value-type="float">
            <text:p>-110</text:p>
          </table:table-cell>
          <table:table-cell office:value-type="float" office:value="-0.34202014" calcext:value-type="float">
            <text:p>-0,34202014</text:p>
          </table:table-cell>
          <table:table-cell office:value-type="float" office:value="-0.93969262" calcext:value-type="float">
            <text:p>-0,93969262</text:p>
          </table:table-cell>
          <table:table-cell office:value-type="float" office:value="-110" calcext:value-type="float">
            <text:p>-110</text:p>
          </table:table-cell>
          <table:table-cell/>
          <table:table-cell office:value-type="float" office:value="-109.75" calcext:value-type="float">
            <text:p>-109,75</text:p>
          </table:table-cell>
          <table:table-cell table:formula="of:=([.D1000]-[.I1000])^2" office:value-type="float" office:value="0.0625" calcext:value-type="float">
            <text:p>0,0625</text:p>
          </table:table-cell>
          <table:table-cell/>
          <table:table-cell table:formula="of:=ROUND(COS([.I1000]*PI()/180);7)" office:value-type="float" office:value="-0.3379167" calcext:value-type="float">
            <text:p>-0,3379167</text:p>
          </table:table-cell>
          <table:table-cell table:formula="of:=ROUND(SIN([.I1000]*PI()/180);7)" office:value-type="float" office:value="-0.941176" calcext:value-type="float">
            <text:p>-0,941176</text:p>
          </table:table-cell>
          <table:table-cell table:formula="of:=ABS([.L1000]-[.E1000])" office:value-type="float" office:value="0.00410344000000001" calcext:value-type="float">
            <text:p>0,00410344</text:p>
          </table:table-cell>
          <table:table-cell table:formula="of:=ABS([.M1000]-[.F1000])" office:value-type="float" office:value="0.00148338000000003" calcext:value-type="float">
            <text:p>0,00148338</text:p>
          </table:table-cell>
          <table:table-cell/>
        </table:table-row>
        <table:table-row table:style-name="ro1">
          <table:table-cell office:value-type="float" office:value="1623609921.36761" calcext:value-type="float">
            <text:p>1623609921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0" calcext:value-type="float">
            <text:p>-110</text:p>
          </table:table-cell>
          <table:table-cell office:value-type="float" office:value="-0.34202014" calcext:value-type="float">
            <text:p>-0,34202014</text:p>
          </table:table-cell>
          <table:table-cell office:value-type="float" office:value="-0.93969262" calcext:value-type="float">
            <text:p>-0,93969262</text:p>
          </table:table-cell>
          <table:table-cell office:value-type="float" office:value="-110" calcext:value-type="float">
            <text:p>-110</text:p>
          </table:table-cell>
          <table:table-cell/>
          <table:table-cell office:value-type="float" office:value="-109.5" calcext:value-type="float">
            <text:p>-109,5</text:p>
          </table:table-cell>
          <table:table-cell table:formula="of:=([.D1001]-[.I1001])^2" office:value-type="float" office:value="0.25" calcext:value-type="float">
            <text:p>0,25</text:p>
          </table:table-cell>
          <table:table-cell/>
          <table:table-cell table:formula="of:=ROUND(COS([.I1001]*PI()/180);7)" office:value-type="float" office:value="-0.3338069" calcext:value-type="float">
            <text:p>-0,3338069</text:p>
          </table:table-cell>
          <table:table-cell table:formula="of:=ROUND(SIN([.I1001]*PI()/180);7)" office:value-type="float" office:value="-0.9426415" calcext:value-type="float">
            <text:p>-0,9426415</text:p>
          </table:table-cell>
          <table:table-cell table:formula="of:=ABS([.L1001]-[.E1001])" office:value-type="float" office:value="0.00821324000000001" calcext:value-type="float">
            <text:p>0,00821324</text:p>
          </table:table-cell>
          <table:table-cell table:formula="of:=ABS([.M1001]-[.F1001])" office:value-type="float" office:value="0.00294888000000004" calcext:value-type="float">
            <text:p>0,00294888</text:p>
          </table:table-cell>
          <table:table-cell/>
        </table:table-row>
        <table:table-row table:style-name="ro1">
          <table:table-cell office:value-type="float" office:value="1623609921.46761" calcext:value-type="float">
            <text:p>1623609921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9" calcext:value-type="float">
            <text:p>-109</text:p>
          </table:table-cell>
          <table:table-cell office:value-type="float" office:value="-0.32556815" calcext:value-type="float">
            <text:p>-0,32556815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-109" calcext:value-type="float">
            <text:p>-109</text:p>
          </table:table-cell>
          <table:table-cell/>
          <table:table-cell office:value-type="float" office:value="-109.25" calcext:value-type="float">
            <text:p>-109,25</text:p>
          </table:table-cell>
          <table:table-cell table:formula="of:=([.D1002]-[.I1002])^2" office:value-type="float" office:value="0.0625" calcext:value-type="float">
            <text:p>0,0625</text:p>
          </table:table-cell>
          <table:table-cell/>
          <table:table-cell table:formula="of:=ROUND(COS([.I1002]*PI()/180);7)" office:value-type="float" office:value="-0.3296906" calcext:value-type="float">
            <text:p>-0,3296906</text:p>
          </table:table-cell>
          <table:table-cell table:formula="of:=ROUND(SIN([.I1002]*PI()/180);7)" office:value-type="float" office:value="-0.944089" calcext:value-type="float">
            <text:p>-0,944089</text:p>
          </table:table-cell>
          <table:table-cell table:formula="of:=ABS([.L1002]-[.E1002])" office:value-type="float" office:value="0.00412245" calcext:value-type="float">
            <text:p>0,00412245</text:p>
          </table:table-cell>
          <table:table-cell table:formula="of:=ABS([.M1002]-[.F1002])" office:value-type="float" office:value="0.00142958000000004" calcext:value-type="float">
            <text:p>0,00142958</text:p>
          </table:table-cell>
          <table:table-cell/>
        </table:table-row>
        <table:table-row table:style-name="ro1">
          <table:table-cell office:value-type="float" office:value="1623609921.56761" calcext:value-type="float">
            <text:p>1623609921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9" calcext:value-type="float">
            <text:p>-109</text:p>
          </table:table-cell>
          <table:table-cell office:value-type="float" office:value="-0.32556815" calcext:value-type="float">
            <text:p>-0,32556815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-109" calcext:value-type="float">
            <text:p>-109</text:p>
          </table:table-cell>
          <table:table-cell/>
          <table:table-cell office:value-type="float" office:value="-109" calcext:value-type="float">
            <text:p>-109</text:p>
          </table:table-cell>
          <table:table-cell table:formula="of:=([.D1003]-[.I1003])^2" office:value-type="float" office:value="0" calcext:value-type="float">
            <text:p>0</text:p>
          </table:table-cell>
          <table:table-cell/>
          <table:table-cell table:formula="of:=ROUND(COS([.I1003]*PI()/180);7)" office:value-type="float" office:value="-0.3255682" calcext:value-type="float">
            <text:p>-0,3255682</text:p>
          </table:table-cell>
          <table:table-cell table:formula="of:=ROUND(SIN([.I1003]*PI()/180);7)" office:value-type="float" office:value="-0.9455186" calcext:value-type="float">
            <text:p>-0,9455186</text:p>
          </table:table-cell>
          <table:table-cell table:formula="of:=ABS([.L1003]-[.E1003])" office:value-type="float" office:value="0.0000000499999999736822" calcext:value-type="float">
            <text:p>4,99999999736822E-08</text:p>
          </table:table-cell>
          <table:table-cell table:formula="of:=ABS([.M1003]-[.F1003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21.66768" calcext:value-type="float">
            <text:p>1623609921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9" calcext:value-type="float">
            <text:p>-109</text:p>
          </table:table-cell>
          <table:table-cell office:value-type="float" office:value="-0.32556815" calcext:value-type="float">
            <text:p>-0,32556815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-109" calcext:value-type="float">
            <text:p>-109</text:p>
          </table:table-cell>
          <table:table-cell/>
          <table:table-cell office:value-type="float" office:value="-108.75" calcext:value-type="float">
            <text:p>-108,75</text:p>
          </table:table-cell>
          <table:table-cell table:formula="of:=([.D1004]-[.I1004])^2" office:value-type="float" office:value="0.0625" calcext:value-type="float">
            <text:p>0,0625</text:p>
          </table:table-cell>
          <table:table-cell/>
          <table:table-cell table:formula="of:=ROUND(COS([.I1004]*PI()/180);7)" office:value-type="float" office:value="-0.3214395" calcext:value-type="float">
            <text:p>-0,3214395</text:p>
          </table:table-cell>
          <table:table-cell table:formula="of:=ROUND(SIN([.I1004]*PI()/180);7)" office:value-type="float" office:value="-0.9469301" calcext:value-type="float">
            <text:p>-0,9469301</text:p>
          </table:table-cell>
          <table:table-cell table:formula="of:=ABS([.L1004]-[.E1004])" office:value-type="float" office:value="0.00412865000000001" calcext:value-type="float">
            <text:p>0,00412865</text:p>
          </table:table-cell>
          <table:table-cell table:formula="of:=ABS([.M1004]-[.F1004])" office:value-type="float" office:value="0.00141152" calcext:value-type="float">
            <text:p>0,00141152</text:p>
          </table:table-cell>
          <table:table-cell/>
        </table:table-row>
        <table:table-row table:style-name="ro1">
          <table:table-cell office:value-type="float" office:value="1623609921.76768" calcext:value-type="float">
            <text:p>1623609921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9" calcext:value-type="float">
            <text:p>-109</text:p>
          </table:table-cell>
          <table:table-cell office:value-type="float" office:value="-0.32556815" calcext:value-type="float">
            <text:p>-0,32556815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-109" calcext:value-type="float">
            <text:p>-109</text:p>
          </table:table-cell>
          <table:table-cell/>
          <table:table-cell office:value-type="float" office:value="-108.5" calcext:value-type="float">
            <text:p>-108,5</text:p>
          </table:table-cell>
          <table:table-cell table:formula="of:=([.D1005]-[.I1005])^2" office:value-type="float" office:value="0.25" calcext:value-type="float">
            <text:p>0,25</text:p>
          </table:table-cell>
          <table:table-cell/>
          <table:table-cell table:formula="of:=ROUND(COS([.I1005]*PI()/180);7)" office:value-type="float" office:value="-0.3173047" calcext:value-type="float">
            <text:p>-0,3173047</text:p>
          </table:table-cell>
          <table:table-cell table:formula="of:=ROUND(SIN([.I1005]*PI()/180);7)" office:value-type="float" office:value="-0.9483237" calcext:value-type="float">
            <text:p>-0,9483237</text:p>
          </table:table-cell>
          <table:table-cell table:formula="of:=ABS([.L1005]-[.E1005])" office:value-type="float" office:value="0.00826345000000001" calcext:value-type="float">
            <text:p>0,00826345</text:p>
          </table:table-cell>
          <table:table-cell table:formula="of:=ABS([.M1005]-[.F1005])" office:value-type="float" office:value="0.00280511999999999" calcext:value-type="float">
            <text:p>0,00280512</text:p>
          </table:table-cell>
          <table:table-cell/>
        </table:table-row>
        <table:table-row table:style-name="ro1">
          <table:table-cell office:value-type="float" office:value="1623609921.86766" calcext:value-type="float">
            <text:p>1623609921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8" calcext:value-type="float">
            <text:p>-108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-0.95105652" calcext:value-type="float">
            <text:p>-0,95105652</text:p>
          </table:table-cell>
          <table:table-cell office:value-type="float" office:value="-108" calcext:value-type="float">
            <text:p>-108</text:p>
          </table:table-cell>
          <table:table-cell/>
          <table:table-cell office:value-type="float" office:value="-108.25" calcext:value-type="float">
            <text:p>-108,25</text:p>
          </table:table-cell>
          <table:table-cell table:formula="of:=([.D1006]-[.I1006])^2" office:value-type="float" office:value="0.0625" calcext:value-type="float">
            <text:p>0,0625</text:p>
          </table:table-cell>
          <table:table-cell/>
          <table:table-cell table:formula="of:=ROUND(COS([.I1006]*PI()/180);7)" office:value-type="float" office:value="-0.3131638" calcext:value-type="float">
            <text:p>-0,3131638</text:p>
          </table:table-cell>
          <table:table-cell table:formula="of:=ROUND(SIN([.I1006]*PI()/180);7)" office:value-type="float" office:value="-0.9496991" calcext:value-type="float">
            <text:p>-0,9496991</text:p>
          </table:table-cell>
          <table:table-cell table:formula="of:=ABS([.L1006]-[.E1006])" office:value-type="float" office:value="0.00414681" calcext:value-type="float">
            <text:p>0,00414681</text:p>
          </table:table-cell>
          <table:table-cell table:formula="of:=ABS([.M1006]-[.F1006])" office:value-type="float" office:value="0.00135742000000005" calcext:value-type="float">
            <text:p>0,00135742</text:p>
          </table:table-cell>
          <table:table-cell/>
        </table:table-row>
        <table:table-row table:style-name="ro1">
          <table:table-cell office:value-type="float" office:value="1623609921.96767" calcext:value-type="float">
            <text:p>1623609921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8" calcext:value-type="float">
            <text:p>-108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-0.95105652" calcext:value-type="float">
            <text:p>-0,95105652</text:p>
          </table:table-cell>
          <table:table-cell office:value-type="float" office:value="-108" calcext:value-type="float">
            <text:p>-108</text:p>
          </table:table-cell>
          <table:table-cell/>
          <table:table-cell office:value-type="float" office:value="-108" calcext:value-type="float">
            <text:p>-108</text:p>
          </table:table-cell>
          <table:table-cell table:formula="of:=([.D1007]-[.I1007])^2" office:value-type="float" office:value="0" calcext:value-type="float">
            <text:p>0</text:p>
          </table:table-cell>
          <table:table-cell/>
          <table:table-cell table:formula="of:=ROUND(COS([.I1007]*PI()/180);7)" office:value-type="float" office:value="-0.309017" calcext:value-type="float">
            <text:p>-0,309017</text:p>
          </table:table-cell>
          <table:table-cell table:formula="of:=ROUND(SIN([.I1007]*PI()/180);7)" office:value-type="float" office:value="-0.9510565" calcext:value-type="float">
            <text:p>-0,9510565</text:p>
          </table:table-cell>
          <table:table-cell table:formula="of:=ABS([.L1007]-[.E1007])" office:value-type="float" office:value="0.00000000999999999473644" calcext:value-type="float">
            <text:p>9,99999999473644E-09</text:p>
          </table:table-cell>
          <table:table-cell table:formula="of:=ABS([.M1007]-[.F1007])" office:value-type="float" office:value="0.0000000200000001004952" calcext:value-type="float">
            <text:p>2,00000001004952E-08</text:p>
          </table:table-cell>
          <table:table-cell/>
        </table:table-row>
        <table:table-row table:style-name="ro1">
          <table:table-cell office:value-type="float" office:value="1623609922.06766" calcext:value-type="float">
            <text:p>1623609922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8" calcext:value-type="float">
            <text:p>-108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-0.95105652" calcext:value-type="float">
            <text:p>-0,95105652</text:p>
          </table:table-cell>
          <table:table-cell office:value-type="float" office:value="-108" calcext:value-type="float">
            <text:p>-108</text:p>
          </table:table-cell>
          <table:table-cell/>
          <table:table-cell office:value-type="float" office:value="-107.75" calcext:value-type="float">
            <text:p>-107,75</text:p>
          </table:table-cell>
          <table:table-cell table:formula="of:=([.D1008]-[.I1008])^2" office:value-type="float" office:value="0.0625" calcext:value-type="float">
            <text:p>0,0625</text:p>
          </table:table-cell>
          <table:table-cell/>
          <table:table-cell table:formula="of:=ROUND(COS([.I1008]*PI()/180);7)" office:value-type="float" office:value="-0.3048643" calcext:value-type="float">
            <text:p>-0,3048643</text:p>
          </table:table-cell>
          <table:table-cell table:formula="of:=ROUND(SIN([.I1008]*PI()/180);7)" office:value-type="float" office:value="-0.9523958" calcext:value-type="float">
            <text:p>-0,9523958</text:p>
          </table:table-cell>
          <table:table-cell table:formula="of:=ABS([.L1008]-[.E1008])" office:value-type="float" office:value="0.00415269000000001" calcext:value-type="float">
            <text:p>0,00415269</text:p>
          </table:table-cell>
          <table:table-cell table:formula="of:=ABS([.M1008]-[.F1008])" office:value-type="float" office:value="0.00133927999999994" calcext:value-type="float">
            <text:p>0,00133928</text:p>
          </table:table-cell>
          <table:table-cell/>
        </table:table-row>
        <table:table-row table:style-name="ro1">
          <table:table-cell office:value-type="float" office:value="1623609922.16768" calcext:value-type="float">
            <text:p>1623609922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8" calcext:value-type="float">
            <text:p>-108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-0.95105652" calcext:value-type="float">
            <text:p>-0,95105652</text:p>
          </table:table-cell>
          <table:table-cell office:value-type="float" office:value="-108" calcext:value-type="float">
            <text:p>-108</text:p>
          </table:table-cell>
          <table:table-cell/>
          <table:table-cell office:value-type="float" office:value="-107.5" calcext:value-type="float">
            <text:p>-107,5</text:p>
          </table:table-cell>
          <table:table-cell table:formula="of:=([.D1009]-[.I1009])^2" office:value-type="float" office:value="0.25" calcext:value-type="float">
            <text:p>0,25</text:p>
          </table:table-cell>
          <table:table-cell/>
          <table:table-cell table:formula="of:=ROUND(COS([.I1009]*PI()/180);7)" office:value-type="float" office:value="-0.3007058" calcext:value-type="float">
            <text:p>-0,3007058</text:p>
          </table:table-cell>
          <table:table-cell table:formula="of:=ROUND(SIN([.I1009]*PI()/180);7)" office:value-type="float" office:value="-0.953717" calcext:value-type="float">
            <text:p>-0,953717</text:p>
          </table:table-cell>
          <table:table-cell table:formula="of:=ABS([.L1009]-[.E1009])" office:value-type="float" office:value="0.00831118999999997" calcext:value-type="float">
            <text:p>0,00831119</text:p>
          </table:table-cell>
          <table:table-cell table:formula="of:=ABS([.M1009]-[.F1009])" office:value-type="float" office:value="0.00266047999999996" calcext:value-type="float">
            <text:p>0,00266048</text:p>
          </table:table-cell>
          <table:table-cell/>
        </table:table-row>
        <table:table-row table:style-name="ro1">
          <table:table-cell office:value-type="float" office:value="1623609922.26762" calcext:value-type="float">
            <text:p>1623609922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7" calcext:value-type="float">
            <text:p>-107</text:p>
          </table:table-cell>
          <table:table-cell office:value-type="float" office:value="-0.2923717" calcext:value-type="float">
            <text:p>-0,2923717</text:p>
          </table:table-cell>
          <table:table-cell office:value-type="float" office:value="-0.95630476" calcext:value-type="float">
            <text:p>-0,95630476</text:p>
          </table:table-cell>
          <table:table-cell office:value-type="float" office:value="-107" calcext:value-type="float">
            <text:p>-107</text:p>
          </table:table-cell>
          <table:table-cell/>
          <table:table-cell office:value-type="float" office:value="-107.25" calcext:value-type="float">
            <text:p>-107,25</text:p>
          </table:table-cell>
          <table:table-cell table:formula="of:=([.D1010]-[.I1010])^2" office:value-type="float" office:value="0.0625" calcext:value-type="float">
            <text:p>0,0625</text:p>
          </table:table-cell>
          <table:table-cell/>
          <table:table-cell table:formula="of:=ROUND(COS([.I1010]*PI()/180);7)" office:value-type="float" office:value="-0.2965416" calcext:value-type="float">
            <text:p>-0,2965416</text:p>
          </table:table-cell>
          <table:table-cell table:formula="of:=ROUND(SIN([.I1010]*PI()/180);7)" office:value-type="float" office:value="-0.9550199" calcext:value-type="float">
            <text:p>-0,9550199</text:p>
          </table:table-cell>
          <table:table-cell table:formula="of:=ABS([.L1010]-[.E1010])" office:value-type="float" office:value="0.0041699" calcext:value-type="float">
            <text:p>0,0041699</text:p>
          </table:table-cell>
          <table:table-cell table:formula="of:=ABS([.M1010]-[.F1010])" office:value-type="float" office:value="0.00128485999999994" calcext:value-type="float">
            <text:p>0,00128486</text:p>
          </table:table-cell>
          <table:table-cell/>
        </table:table-row>
        <table:table-row table:style-name="ro1">
          <table:table-cell office:value-type="float" office:value="1623609922.36763" calcext:value-type="float">
            <text:p>1623609922,3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7" calcext:value-type="float">
            <text:p>-107</text:p>
          </table:table-cell>
          <table:table-cell office:value-type="float" office:value="-0.2923717" calcext:value-type="float">
            <text:p>-0,2923717</text:p>
          </table:table-cell>
          <table:table-cell office:value-type="float" office:value="-0.95630476" calcext:value-type="float">
            <text:p>-0,95630476</text:p>
          </table:table-cell>
          <table:table-cell office:value-type="float" office:value="-107" calcext:value-type="float">
            <text:p>-107</text:p>
          </table:table-cell>
          <table:table-cell/>
          <table:table-cell office:value-type="float" office:value="-107" calcext:value-type="float">
            <text:p>-107</text:p>
          </table:table-cell>
          <table:table-cell table:formula="of:=([.D1011]-[.I1011])^2" office:value-type="float" office:value="0" calcext:value-type="float">
            <text:p>0</text:p>
          </table:table-cell>
          <table:table-cell/>
          <table:table-cell table:formula="of:=ROUND(COS([.I1011]*PI()/180);7)" office:value-type="float" office:value="-0.2923717" calcext:value-type="float">
            <text:p>-0,2923717</text:p>
          </table:table-cell>
          <table:table-cell table:formula="of:=ROUND(SIN([.I1011]*PI()/180);7)" office:value-type="float" office:value="-0.9563048" calcext:value-type="float">
            <text:p>-0,9563048</text:p>
          </table:table-cell>
          <table:table-cell table:formula="of:=ABS([.L1011]-[.E1011])" office:value-type="float" office:value="0" calcext:value-type="float">
            <text:p>0</text:p>
          </table:table-cell>
          <table:table-cell table:formula="of:=ABS([.M1011]-[.F1011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22.4676" calcext:value-type="float">
            <text:p>1623609922,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7" calcext:value-type="float">
            <text:p>-107</text:p>
          </table:table-cell>
          <table:table-cell office:value-type="float" office:value="-0.2923717" calcext:value-type="float">
            <text:p>-0,2923717</text:p>
          </table:table-cell>
          <table:table-cell office:value-type="float" office:value="-0.95630476" calcext:value-type="float">
            <text:p>-0,95630476</text:p>
          </table:table-cell>
          <table:table-cell office:value-type="float" office:value="-107" calcext:value-type="float">
            <text:p>-107</text:p>
          </table:table-cell>
          <table:table-cell/>
          <table:table-cell office:value-type="float" office:value="-106.75" calcext:value-type="float">
            <text:p>-106,75</text:p>
          </table:table-cell>
          <table:table-cell table:formula="of:=([.D1012]-[.I1012])^2" office:value-type="float" office:value="0.0625" calcext:value-type="float">
            <text:p>0,0625</text:p>
          </table:table-cell>
          <table:table-cell/>
          <table:table-cell table:formula="of:=ROUND(COS([.I1012]*PI()/180);7)" office:value-type="float" office:value="-0.2881963" calcext:value-type="float">
            <text:p>-0,2881963</text:p>
          </table:table-cell>
          <table:table-cell table:formula="of:=ROUND(SIN([.I1012]*PI()/180);7)" office:value-type="float" office:value="-0.9575714" calcext:value-type="float">
            <text:p>-0,9575714</text:p>
          </table:table-cell>
          <table:table-cell table:formula="of:=ABS([.L1012]-[.E1012])" office:value-type="float" office:value="0.0041754" calcext:value-type="float">
            <text:p>0,0041754</text:p>
          </table:table-cell>
          <table:table-cell table:formula="of:=ABS([.M1012]-[.F1012])" office:value-type="float" office:value="0.00126663999999999" calcext:value-type="float">
            <text:p>0,00126664</text:p>
          </table:table-cell>
          <table:table-cell/>
        </table:table-row>
        <table:table-row table:style-name="ro1">
          <table:table-cell office:value-type="float" office:value="1623609922.56761" calcext:value-type="float">
            <text:p>1623609922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7" calcext:value-type="float">
            <text:p>-107</text:p>
          </table:table-cell>
          <table:table-cell office:value-type="float" office:value="-0.2923717" calcext:value-type="float">
            <text:p>-0,2923717</text:p>
          </table:table-cell>
          <table:table-cell office:value-type="float" office:value="-0.95630476" calcext:value-type="float">
            <text:p>-0,95630476</text:p>
          </table:table-cell>
          <table:table-cell office:value-type="float" office:value="-107" calcext:value-type="float">
            <text:p>-107</text:p>
          </table:table-cell>
          <table:table-cell/>
          <table:table-cell office:value-type="float" office:value="-106.5" calcext:value-type="float">
            <text:p>-106,5</text:p>
          </table:table-cell>
          <table:table-cell table:formula="of:=([.D1013]-[.I1013])^2" office:value-type="float" office:value="0.25" calcext:value-type="float">
            <text:p>0,25</text:p>
          </table:table-cell>
          <table:table-cell/>
          <table:table-cell table:formula="of:=ROUND(COS([.I1013]*PI()/180);7)" office:value-type="float" office:value="-0.2840153" calcext:value-type="float">
            <text:p>-0,2840153</text:p>
          </table:table-cell>
          <table:table-cell table:formula="of:=ROUND(SIN([.I1013]*PI()/180);7)" office:value-type="float" office:value="-0.9588197" calcext:value-type="float">
            <text:p>-0,9588197</text:p>
          </table:table-cell>
          <table:table-cell table:formula="of:=ABS([.L1013]-[.E1013])" office:value-type="float" office:value="0.00835639999999999" calcext:value-type="float">
            <text:p>0,0083564</text:p>
          </table:table-cell>
          <table:table-cell table:formula="of:=ABS([.M1013]-[.F1013])" office:value-type="float" office:value="0.00251494000000008" calcext:value-type="float">
            <text:p>0,00251494</text:p>
          </table:table-cell>
          <table:table-cell/>
        </table:table-row>
        <table:table-row table:style-name="ro1">
          <table:table-cell office:value-type="float" office:value="1623609922.66766" calcext:value-type="float">
            <text:p>1623609922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6" calcext:value-type="float">
            <text:p>-106</text:p>
          </table:table-cell>
          <table:table-cell office:value-type="float" office:value="-0.27563736" calcext:value-type="float">
            <text:p>-0,27563736</text:p>
          </table:table-cell>
          <table:table-cell office:value-type="float" office:value="-0.9612617" calcext:value-type="float">
            <text:p>-0,9612617</text:p>
          </table:table-cell>
          <table:table-cell office:value-type="float" office:value="-106" calcext:value-type="float">
            <text:p>-106</text:p>
          </table:table-cell>
          <table:table-cell/>
          <table:table-cell office:value-type="float" office:value="-106.25" calcext:value-type="float">
            <text:p>-106,25</text:p>
          </table:table-cell>
          <table:table-cell table:formula="of:=([.D1014]-[.I1014])^2" office:value-type="float" office:value="0.0625" calcext:value-type="float">
            <text:p>0,0625</text:p>
          </table:table-cell>
          <table:table-cell/>
          <table:table-cell table:formula="of:=ROUND(COS([.I1014]*PI()/180);7)" office:value-type="float" office:value="-0.279829" calcext:value-type="float">
            <text:p>-0,279829</text:p>
          </table:table-cell>
          <table:table-cell table:formula="of:=ROUND(SIN([.I1014]*PI()/180);7)" office:value-type="float" office:value="-0.9600499" calcext:value-type="float">
            <text:p>-0,9600499</text:p>
          </table:table-cell>
          <table:table-cell table:formula="of:=ABS([.L1014]-[.E1014])" office:value-type="float" office:value="0.00419164" calcext:value-type="float">
            <text:p>0,00419164</text:p>
          </table:table-cell>
          <table:table-cell table:formula="of:=ABS([.M1014]-[.F1014])" office:value-type="float" office:value="0.00121179999999999" calcext:value-type="float">
            <text:p>0,0012118</text:p>
          </table:table-cell>
          <table:table-cell/>
        </table:table-row>
        <table:table-row table:style-name="ro1">
          <table:table-cell office:value-type="float" office:value="1623609922.76767" calcext:value-type="float">
            <text:p>1623609922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6" calcext:value-type="float">
            <text:p>-106</text:p>
          </table:table-cell>
          <table:table-cell office:value-type="float" office:value="-0.27563736" calcext:value-type="float">
            <text:p>-0,27563736</text:p>
          </table:table-cell>
          <table:table-cell office:value-type="float" office:value="-0.9612617" calcext:value-type="float">
            <text:p>-0,9612617</text:p>
          </table:table-cell>
          <table:table-cell office:value-type="float" office:value="-106" calcext:value-type="float">
            <text:p>-106</text:p>
          </table:table-cell>
          <table:table-cell/>
          <table:table-cell office:value-type="float" office:value="-106" calcext:value-type="float">
            <text:p>-106</text:p>
          </table:table-cell>
          <table:table-cell table:formula="of:=([.D1015]-[.I1015])^2" office:value-type="float" office:value="0" calcext:value-type="float">
            <text:p>0</text:p>
          </table:table-cell>
          <table:table-cell/>
          <table:table-cell table:formula="of:=ROUND(COS([.I1015]*PI()/180);7)" office:value-type="float" office:value="-0.2756374" calcext:value-type="float">
            <text:p>-0,2756374</text:p>
          </table:table-cell>
          <table:table-cell table:formula="of:=ROUND(SIN([.I1015]*PI()/180);7)" office:value-type="float" office:value="-0.9612617" calcext:value-type="float">
            <text:p>-0,9612617</text:p>
          </table:table-cell>
          <table:table-cell table:formula="of:=ABS([.L1015]-[.E1015])" office:value-type="float" office:value="0.0000000399999999789458" calcext:value-type="float">
            <text:p>3,99999999789458E-08</text:p>
          </table:table-cell>
          <table:table-cell table:formula="of:=ABS([.M1015]-[.F10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22.86767" calcext:value-type="float">
            <text:p>1623609922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6" calcext:value-type="float">
            <text:p>-106</text:p>
          </table:table-cell>
          <table:table-cell office:value-type="float" office:value="-0.27563736" calcext:value-type="float">
            <text:p>-0,27563736</text:p>
          </table:table-cell>
          <table:table-cell office:value-type="float" office:value="-0.9612617" calcext:value-type="float">
            <text:p>-0,9612617</text:p>
          </table:table-cell>
          <table:table-cell office:value-type="float" office:value="-106" calcext:value-type="float">
            <text:p>-106</text:p>
          </table:table-cell>
          <table:table-cell/>
          <table:table-cell office:value-type="float" office:value="-105.75" calcext:value-type="float">
            <text:p>-105,75</text:p>
          </table:table-cell>
          <table:table-cell table:formula="of:=([.D1016]-[.I1016])^2" office:value-type="float" office:value="0.0625" calcext:value-type="float">
            <text:p>0,0625</text:p>
          </table:table-cell>
          <table:table-cell/>
          <table:table-cell table:formula="of:=ROUND(COS([.I1016]*PI()/180);7)" office:value-type="float" office:value="-0.2714404" calcext:value-type="float">
            <text:p>-0,2714404</text:p>
          </table:table-cell>
          <table:table-cell table:formula="of:=ROUND(SIN([.I1016]*PI()/180);7)" office:value-type="float" office:value="-0.9624552" calcext:value-type="float">
            <text:p>-0,9624552</text:p>
          </table:table-cell>
          <table:table-cell table:formula="of:=ABS([.L1016]-[.E1016])" office:value-type="float" office:value="0.00419695999999997" calcext:value-type="float">
            <text:p>0,00419696</text:p>
          </table:table-cell>
          <table:table-cell table:formula="of:=ABS([.M1016]-[.F1016])" office:value-type="float" office:value="0.00119349999999996" calcext:value-type="float">
            <text:p>0,0011935</text:p>
          </table:table-cell>
          <table:table-cell/>
        </table:table-row>
        <table:table-row table:style-name="ro1">
          <table:table-cell office:value-type="float" office:value="1623609922.96768" calcext:value-type="float">
            <text:p>1623609922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6" calcext:value-type="float">
            <text:p>-106</text:p>
          </table:table-cell>
          <table:table-cell office:value-type="float" office:value="-0.27563736" calcext:value-type="float">
            <text:p>-0,27563736</text:p>
          </table:table-cell>
          <table:table-cell office:value-type="float" office:value="-0.9612617" calcext:value-type="float">
            <text:p>-0,9612617</text:p>
          </table:table-cell>
          <table:table-cell office:value-type="float" office:value="-106" calcext:value-type="float">
            <text:p>-106</text:p>
          </table:table-cell>
          <table:table-cell/>
          <table:table-cell office:value-type="float" office:value="-105.5" calcext:value-type="float">
            <text:p>-105,5</text:p>
          </table:table-cell>
          <table:table-cell table:formula="of:=([.D1017]-[.I1017])^2" office:value-type="float" office:value="0.25" calcext:value-type="float">
            <text:p>0,25</text:p>
          </table:table-cell>
          <table:table-cell/>
          <table:table-cell table:formula="of:=ROUND(COS([.I1017]*PI()/180);7)" office:value-type="float" office:value="-0.2672384" calcext:value-type="float">
            <text:p>-0,2672384</text:p>
          </table:table-cell>
          <table:table-cell table:formula="of:=ROUND(SIN([.I1017]*PI()/180);7)" office:value-type="float" office:value="-0.9636305" calcext:value-type="float">
            <text:p>-0,9636305</text:p>
          </table:table-cell>
          <table:table-cell table:formula="of:=ABS([.L1017]-[.E1017])" office:value-type="float" office:value="0.00839896000000001" calcext:value-type="float">
            <text:p>0,00839896</text:p>
          </table:table-cell>
          <table:table-cell table:formula="of:=ABS([.M1017]-[.F1017])" office:value-type="float" office:value="0.00236879999999995" calcext:value-type="float">
            <text:p>0,0023688</text:p>
          </table:table-cell>
          <table:table-cell/>
        </table:table-row>
        <table:table-row table:style-name="ro1">
          <table:table-cell office:value-type="float" office:value="1623609923.06768" calcext:value-type="float">
            <text:p>1623609923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5" calcext:value-type="float">
            <text:p>-105</text:p>
          </table:table-cell>
          <table:table-cell office:value-type="float" office:value="-0.25881905" calcext:value-type="float">
            <text:p>-0,25881905</text:p>
          </table:table-cell>
          <table:table-cell office:value-type="float" office:value="-0.96592583" calcext:value-type="float">
            <text:p>-0,96592583</text:p>
          </table:table-cell>
          <table:table-cell office:value-type="float" office:value="-105" calcext:value-type="float">
            <text:p>-105</text:p>
          </table:table-cell>
          <table:table-cell/>
          <table:table-cell office:value-type="float" office:value="-105.25" calcext:value-type="float">
            <text:p>-105,25</text:p>
          </table:table-cell>
          <table:table-cell table:formula="of:=([.D1018]-[.I1018])^2" office:value-type="float" office:value="0.0625" calcext:value-type="float">
            <text:p>0,0625</text:p>
          </table:table-cell>
          <table:table-cell/>
          <table:table-cell table:formula="of:=ROUND(COS([.I1018]*PI()/180);7)" office:value-type="float" office:value="-0.2630312" calcext:value-type="float">
            <text:p>-0,2630312</text:p>
          </table:table-cell>
          <table:table-cell table:formula="of:=ROUND(SIN([.I1018]*PI()/180);7)" office:value-type="float" office:value="-0.9647873" calcext:value-type="float">
            <text:p>-0,9647873</text:p>
          </table:table-cell>
          <table:table-cell table:formula="of:=ABS([.L1018]-[.E1018])" office:value-type="float" office:value="0.00421215000000003" calcext:value-type="float">
            <text:p>0,00421215</text:p>
          </table:table-cell>
          <table:table-cell table:formula="of:=ABS([.M1018]-[.F1018])" office:value-type="float" office:value="0.00113852999999997" calcext:value-type="float">
            <text:p>0,00113853</text:p>
          </table:table-cell>
          <table:table-cell/>
        </table:table-row>
        <table:table-row table:style-name="ro1">
          <table:table-cell office:value-type="float" office:value="1623609923.16767" calcext:value-type="float">
            <text:p>1623609923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5" calcext:value-type="float">
            <text:p>-105</text:p>
          </table:table-cell>
          <table:table-cell office:value-type="float" office:value="-0.25881905" calcext:value-type="float">
            <text:p>-0,25881905</text:p>
          </table:table-cell>
          <table:table-cell office:value-type="float" office:value="-0.96592583" calcext:value-type="float">
            <text:p>-0,96592583</text:p>
          </table:table-cell>
          <table:table-cell office:value-type="float" office:value="-105" calcext:value-type="float">
            <text:p>-105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([.D1019]-[.I1019])^2" office:value-type="float" office:value="0" calcext:value-type="float">
            <text:p>0</text:p>
          </table:table-cell>
          <table:table-cell/>
          <table:table-cell table:formula="of:=ROUND(COS([.I1019]*PI()/180);7)" office:value-type="float" office:value="-0.258819" calcext:value-type="float">
            <text:p>-0,258819</text:p>
          </table:table-cell>
          <table:table-cell table:formula="of:=ROUND(SIN([.I1019]*PI()/180);7)" office:value-type="float" office:value="-0.9659258" calcext:value-type="float">
            <text:p>-0,9659258</text:p>
          </table:table-cell>
          <table:table-cell table:formula="of:=ABS([.L1019]-[.E1019])" office:value-type="float" office:value="0.0000000499999999736822" calcext:value-type="float">
            <text:p>4,99999999736822E-08</text:p>
          </table:table-cell>
          <table:table-cell table:formula="of:=ABS([.M1019]-[.F1019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23.26762" calcext:value-type="float">
            <text:p>1623609923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5" calcext:value-type="float">
            <text:p>-105</text:p>
          </table:table-cell>
          <table:table-cell office:value-type="float" office:value="-0.25881905" calcext:value-type="float">
            <text:p>-0,25881905</text:p>
          </table:table-cell>
          <table:table-cell office:value-type="float" office:value="-0.96592583" calcext:value-type="float">
            <text:p>-0,96592583</text:p>
          </table:table-cell>
          <table:table-cell office:value-type="float" office:value="-105" calcext:value-type="float">
            <text:p>-105</text:p>
          </table:table-cell>
          <table:table-cell/>
          <table:table-cell office:value-type="float" office:value="-104.75" calcext:value-type="float">
            <text:p>-104,75</text:p>
          </table:table-cell>
          <table:table-cell table:formula="of:=([.D1020]-[.I1020])^2" office:value-type="float" office:value="0.0625" calcext:value-type="float">
            <text:p>0,0625</text:p>
          </table:table-cell>
          <table:table-cell/>
          <table:table-cell table:formula="of:=ROUND(COS([.I1020]*PI()/180);7)" office:value-type="float" office:value="-0.2546019" calcext:value-type="float">
            <text:p>-0,2546019</text:p>
          </table:table-cell>
          <table:table-cell table:formula="of:=ROUND(SIN([.I1020]*PI()/180);7)" office:value-type="float" office:value="-0.9670459" calcext:value-type="float">
            <text:p>-0,9670459</text:p>
          </table:table-cell>
          <table:table-cell table:formula="of:=ABS([.L1020]-[.E1020])" office:value-type="float" office:value="0.00421715" calcext:value-type="float">
            <text:p>0,00421715</text:p>
          </table:table-cell>
          <table:table-cell table:formula="of:=ABS([.M1020]-[.F1020])" office:value-type="float" office:value="0.00112007000000003" calcext:value-type="float">
            <text:p>0,00112007</text:p>
          </table:table-cell>
          <table:table-cell/>
        </table:table-row>
        <table:table-row table:style-name="ro1">
          <table:table-cell office:value-type="float" office:value="1623609923.36767" calcext:value-type="float">
            <text:p>1623609923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5" calcext:value-type="float">
            <text:p>-105</text:p>
          </table:table-cell>
          <table:table-cell office:value-type="float" office:value="-0.25881905" calcext:value-type="float">
            <text:p>-0,25881905</text:p>
          </table:table-cell>
          <table:table-cell office:value-type="float" office:value="-0.96592583" calcext:value-type="float">
            <text:p>-0,96592583</text:p>
          </table:table-cell>
          <table:table-cell office:value-type="float" office:value="-105" calcext:value-type="float">
            <text:p>-105</text:p>
          </table:table-cell>
          <table:table-cell/>
          <table:table-cell office:value-type="float" office:value="-104.5" calcext:value-type="float">
            <text:p>-104,5</text:p>
          </table:table-cell>
          <table:table-cell table:formula="of:=([.D1021]-[.I1021])^2" office:value-type="float" office:value="0.25" calcext:value-type="float">
            <text:p>0,25</text:p>
          </table:table-cell>
          <table:table-cell/>
          <table:table-cell table:formula="of:=ROUND(COS([.I1021]*PI()/180);7)" office:value-type="float" office:value="-0.25038" calcext:value-type="float">
            <text:p>-0,25038</text:p>
          </table:table-cell>
          <table:table-cell table:formula="of:=ROUND(SIN([.I1021]*PI()/180);7)" office:value-type="float" office:value="-0.9681476" calcext:value-type="float">
            <text:p>-0,9681476</text:p>
          </table:table-cell>
          <table:table-cell table:formula="of:=ABS([.L1021]-[.E1021])" office:value-type="float" office:value="0.00843905" calcext:value-type="float">
            <text:p>0,00843905</text:p>
          </table:table-cell>
          <table:table-cell table:formula="of:=ABS([.M1021]-[.F1021])" office:value-type="float" office:value="0.00222177000000001" calcext:value-type="float">
            <text:p>0,00222177</text:p>
          </table:table-cell>
          <table:table-cell/>
        </table:table-row>
        <table:table-row table:style-name="ro1">
          <table:table-cell office:value-type="float" office:value="1623609923.46768" calcext:value-type="float">
            <text:p>1623609923,4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4" calcext:value-type="float">
            <text:p>-104</text:p>
          </table:table-cell>
          <table:table-cell office:value-type="float" office:value="-0.2419219" calcext:value-type="float">
            <text:p>-0,2419219</text:p>
          </table:table-cell>
          <table:table-cell office:value-type="float" office:value="-0.97029573" calcext:value-type="float">
            <text:p>-0,97029573</text:p>
          </table:table-cell>
          <table:table-cell office:value-type="float" office:value="-104" calcext:value-type="float">
            <text:p>-104</text:p>
          </table:table-cell>
          <table:table-cell/>
          <table:table-cell office:value-type="float" office:value="-104.25" calcext:value-type="float">
            <text:p>-104,25</text:p>
          </table:table-cell>
          <table:table-cell table:formula="of:=([.D1022]-[.I1022])^2" office:value-type="float" office:value="0.0625" calcext:value-type="float">
            <text:p>0,0625</text:p>
          </table:table-cell>
          <table:table-cell/>
          <table:table-cell table:formula="of:=ROUND(COS([.I1022]*PI()/180);7)" office:value-type="float" office:value="-0.2461533" calcext:value-type="float">
            <text:p>-0,2461533</text:p>
          </table:table-cell>
          <table:table-cell table:formula="of:=ROUND(SIN([.I1022]*PI()/180);7)" office:value-type="float" office:value="-0.9692309" calcext:value-type="float">
            <text:p>-0,9692309</text:p>
          </table:table-cell>
          <table:table-cell table:formula="of:=ABS([.L1022]-[.E1022])" office:value-type="float" office:value="0.0042314" calcext:value-type="float">
            <text:p>0,0042314</text:p>
          </table:table-cell>
          <table:table-cell table:formula="of:=ABS([.M1022]-[.F1022])" office:value-type="float" office:value="0.00106483000000002" calcext:value-type="float">
            <text:p>0,00106483</text:p>
          </table:table-cell>
          <table:table-cell/>
        </table:table-row>
        <table:table-row table:style-name="ro1">
          <table:table-cell office:value-type="float" office:value="1623609923.56768" calcext:value-type="float">
            <text:p>1623609923,5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4" calcext:value-type="float">
            <text:p>-104</text:p>
          </table:table-cell>
          <table:table-cell office:value-type="float" office:value="-0.2419219" calcext:value-type="float">
            <text:p>-0,2419219</text:p>
          </table:table-cell>
          <table:table-cell office:value-type="float" office:value="-0.97029573" calcext:value-type="float">
            <text:p>-0,97029573</text:p>
          </table:table-cell>
          <table:table-cell office:value-type="float" office:value="-104" calcext:value-type="float">
            <text:p>-104</text:p>
          </table:table-cell>
          <table:table-cell/>
          <table:table-cell office:value-type="float" office:value="-104" calcext:value-type="float">
            <text:p>-104</text:p>
          </table:table-cell>
          <table:table-cell table:formula="of:=([.D1023]-[.I1023])^2" office:value-type="float" office:value="0" calcext:value-type="float">
            <text:p>0</text:p>
          </table:table-cell>
          <table:table-cell/>
          <table:table-cell table:formula="of:=ROUND(COS([.I1023]*PI()/180);7)" office:value-type="float" office:value="-0.2419219" calcext:value-type="float">
            <text:p>-0,2419219</text:p>
          </table:table-cell>
          <table:table-cell table:formula="of:=ROUND(SIN([.I1023]*PI()/180);7)" office:value-type="float" office:value="-0.9702957" calcext:value-type="float">
            <text:p>-0,9702957</text:p>
          </table:table-cell>
          <table:table-cell table:formula="of:=ABS([.L1023]-[.E1023])" office:value-type="float" office:value="0" calcext:value-type="float">
            <text:p>0</text:p>
          </table:table-cell>
          <table:table-cell table:formula="of:=ABS([.M1023]-[.F1023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23.66769" calcext:value-type="float">
            <text:p>1623609923,6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4" calcext:value-type="float">
            <text:p>-104</text:p>
          </table:table-cell>
          <table:table-cell office:value-type="float" office:value="-0.2419219" calcext:value-type="float">
            <text:p>-0,2419219</text:p>
          </table:table-cell>
          <table:table-cell office:value-type="float" office:value="-0.97029573" calcext:value-type="float">
            <text:p>-0,97029573</text:p>
          </table:table-cell>
          <table:table-cell office:value-type="float" office:value="-104" calcext:value-type="float">
            <text:p>-104</text:p>
          </table:table-cell>
          <table:table-cell/>
          <table:table-cell office:value-type="float" office:value="-103.75" calcext:value-type="float">
            <text:p>-103,75</text:p>
          </table:table-cell>
          <table:table-cell table:formula="of:=([.D1024]-[.I1024])^2" office:value-type="float" office:value="0.0625" calcext:value-type="float">
            <text:p>0,0625</text:p>
          </table:table-cell>
          <table:table-cell/>
          <table:table-cell table:formula="of:=ROUND(COS([.I1024]*PI()/180);7)" office:value-type="float" office:value="-0.2376859" calcext:value-type="float">
            <text:p>-0,2376859</text:p>
          </table:table-cell>
          <table:table-cell table:formula="of:=ROUND(SIN([.I1024]*PI()/180);7)" office:value-type="float" office:value="-0.9713421" calcext:value-type="float">
            <text:p>-0,9713421</text:p>
          </table:table-cell>
          <table:table-cell table:formula="of:=ABS([.L1024]-[.E1024])" office:value-type="float" office:value="0.00423599999999999" calcext:value-type="float">
            <text:p>0,004236</text:p>
          </table:table-cell>
          <table:table-cell table:formula="of:=ABS([.M1024]-[.F1024])" office:value-type="float" office:value="0.00104636999999996" calcext:value-type="float">
            <text:p>0,00104637</text:p>
          </table:table-cell>
          <table:table-cell/>
        </table:table-row>
        <table:table-row table:style-name="ro1">
          <table:table-cell office:value-type="float" office:value="1623609923.76765" calcext:value-type="float">
            <text:p>1623609923,7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3" calcext:value-type="float">
            <text:p>-103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-103" calcext:value-type="float">
            <text:p>-103</text:p>
          </table:table-cell>
          <table:table-cell/>
          <table:table-cell office:value-type="float" office:value="-103.5" calcext:value-type="float">
            <text:p>-103,5</text:p>
          </table:table-cell>
          <table:table-cell table:formula="of:=([.D1025]-[.I1025])^2" office:value-type="float" office:value="0.25" calcext:value-type="float">
            <text:p>0,25</text:p>
          </table:table-cell>
          <table:table-cell/>
          <table:table-cell table:formula="of:=ROUND(COS([.I1025]*PI()/180);7)" office:value-type="float" office:value="-0.2334454" calcext:value-type="float">
            <text:p>-0,2334454</text:p>
          </table:table-cell>
          <table:table-cell table:formula="of:=ROUND(SIN([.I1025]*PI()/180);7)" office:value-type="float" office:value="-0.9723699" calcext:value-type="float">
            <text:p>-0,9723699</text:p>
          </table:table-cell>
          <table:table-cell table:formula="of:=ABS([.L1025]-[.E1025])" office:value-type="float" office:value="0.00849434999999998" calcext:value-type="float">
            <text:p>0,00849435</text:p>
          </table:table-cell>
          <table:table-cell table:formula="of:=ABS([.M1025]-[.F1025])" office:value-type="float" office:value="0.00200016000000003" calcext:value-type="float">
            <text:p>0,00200016</text:p>
          </table:table-cell>
          <table:table-cell/>
        </table:table-row>
        <table:table-row table:style-name="ro1">
          <table:table-cell office:value-type="float" office:value="1623609923.86767" calcext:value-type="float">
            <text:p>1623609923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3" calcext:value-type="float">
            <text:p>-103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-103" calcext:value-type="float">
            <text:p>-103</text:p>
          </table:table-cell>
          <table:table-cell/>
          <table:table-cell office:value-type="float" office:value="-103.25" calcext:value-type="float">
            <text:p>-103,25</text:p>
          </table:table-cell>
          <table:table-cell table:formula="of:=([.D1026]-[.I1026])^2" office:value-type="float" office:value="0.0625" calcext:value-type="float">
            <text:p>0,0625</text:p>
          </table:table-cell>
          <table:table-cell/>
          <table:table-cell table:formula="of:=ROUND(COS([.I1026]*PI()/180);7)" office:value-type="float" office:value="-0.2292004" calcext:value-type="float">
            <text:p>-0,2292004</text:p>
          </table:table-cell>
          <table:table-cell table:formula="of:=ROUND(SIN([.I1026]*PI()/180);7)" office:value-type="float" office:value="-0.9733793" calcext:value-type="float">
            <text:p>-0,9733793</text:p>
          </table:table-cell>
          <table:table-cell table:formula="of:=ABS([.L1026]-[.E1026])" office:value-type="float" office:value="0.00424934999999998" calcext:value-type="float">
            <text:p>0,00424935</text:p>
          </table:table-cell>
          <table:table-cell table:formula="of:=ABS([.M1026]-[.F1026])" office:value-type="float" office:value="0.00099076000000009" calcext:value-type="float">
            <text:p>0,00099076</text:p>
          </table:table-cell>
          <table:table-cell/>
        </table:table-row>
        <table:table-row table:style-name="ro1">
          <table:table-cell office:value-type="float" office:value="1623609923.96767" calcext:value-type="float">
            <text:p>1623609923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3" calcext:value-type="float">
            <text:p>-103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-103" calcext:value-type="float">
            <text:p>-103</text:p>
          </table:table-cell>
          <table:table-cell/>
          <table:table-cell office:value-type="float" office:value="-103" calcext:value-type="float">
            <text:p>-103</text:p>
          </table:table-cell>
          <table:table-cell table:formula="of:=([.D1027]-[.I1027])^2" office:value-type="float" office:value="0" calcext:value-type="float">
            <text:p>0</text:p>
          </table:table-cell>
          <table:table-cell/>
          <table:table-cell table:formula="of:=ROUND(COS([.I1027]*PI()/180);7)" office:value-type="float" office:value="-0.2249511" calcext:value-type="float">
            <text:p>-0,2249511</text:p>
          </table:table-cell>
          <table:table-cell table:formula="of:=ROUND(SIN([.I1027]*PI()/180);7)" office:value-type="float" office:value="-0.9743701" calcext:value-type="float">
            <text:p>-0,9743701</text:p>
          </table:table-cell>
          <table:table-cell table:formula="of:=ABS([.L1027]-[.E1027])" office:value-type="float" office:value="0.0000000499999999736822" calcext:value-type="float">
            <text:p>4,99999999736822E-08</text:p>
          </table:table-cell>
          <table:table-cell table:formula="of:=ABS([.M1027]-[.F1027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24.06767" calcext:value-type="float">
            <text:p>1623609924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3" calcext:value-type="float">
            <text:p>-103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-103" calcext:value-type="float">
            <text:p>-103</text:p>
          </table:table-cell>
          <table:table-cell/>
          <table:table-cell office:value-type="float" office:value="-102.75" calcext:value-type="float">
            <text:p>-102,75</text:p>
          </table:table-cell>
          <table:table-cell table:formula="of:=([.D1028]-[.I1028])^2" office:value-type="float" office:value="0.0625" calcext:value-type="float">
            <text:p>0,0625</text:p>
          </table:table-cell>
          <table:table-cell/>
          <table:table-cell table:formula="of:=ROUND(COS([.I1028]*PI()/180);7)" office:value-type="float" office:value="-0.2206974" calcext:value-type="float">
            <text:p>-0,2206974</text:p>
          </table:table-cell>
          <table:table-cell table:formula="of:=ROUND(SIN([.I1028]*PI()/180);7)" office:value-type="float" office:value="-0.9753423" calcext:value-type="float">
            <text:p>-0,9753423</text:p>
          </table:table-cell>
          <table:table-cell table:formula="of:=ABS([.L1028]-[.E1028])" office:value-type="float" office:value="0.00425365000000003" calcext:value-type="float">
            <text:p>0,00425365</text:p>
          </table:table-cell>
          <table:table-cell table:formula="of:=ABS([.M1028]-[.F1028])" office:value-type="float" office:value="0.000972239999999958" calcext:value-type="float">
            <text:p>0,00097224</text:p>
          </table:table-cell>
          <table:table-cell/>
        </table:table-row>
        <table:table-row table:style-name="ro1">
          <table:table-cell office:value-type="float" office:value="1623609924.16766" calcext:value-type="float">
            <text:p>1623609924,1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3" calcext:value-type="float">
            <text:p>-103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-103" calcext:value-type="float">
            <text:p>-103</text:p>
          </table:table-cell>
          <table:table-cell/>
          <table:table-cell office:value-type="float" office:value="-102.5" calcext:value-type="float">
            <text:p>-102,5</text:p>
          </table:table-cell>
          <table:table-cell table:formula="of:=([.D1029]-[.I1029])^2" office:value-type="float" office:value="0.25" calcext:value-type="float">
            <text:p>0,25</text:p>
          </table:table-cell>
          <table:table-cell/>
          <table:table-cell table:formula="of:=ROUND(COS([.I1029]*PI()/180);7)" office:value-type="float" office:value="-0.2164396" calcext:value-type="float">
            <text:p>-0,2164396</text:p>
          </table:table-cell>
          <table:table-cell table:formula="of:=ROUND(SIN([.I1029]*PI()/180);7)" office:value-type="float" office:value="-0.976296" calcext:value-type="float">
            <text:p>-0,976296</text:p>
          </table:table-cell>
          <table:table-cell table:formula="of:=ABS([.L1029]-[.E1029])" office:value-type="float" office:value="0.00851145" calcext:value-type="float">
            <text:p>0,00851145</text:p>
          </table:table-cell>
          <table:table-cell table:formula="of:=ABS([.M1029]-[.F1029])" office:value-type="float" office:value="0.00192594000000002" calcext:value-type="float">
            <text:p>0,00192594</text:p>
          </table:table-cell>
          <table:table-cell/>
        </table:table-row>
        <table:table-row table:style-name="ro1">
          <table:table-cell office:value-type="float" office:value="1623609924.26765" calcext:value-type="float">
            <text:p>1623609924,2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2" calcext:value-type="float">
            <text:p>-102</text:p>
          </table:table-cell>
          <table:table-cell office:value-type="float" office:value="-0.20791169" calcext:value-type="float">
            <text:p>-0,20791169</text:p>
          </table:table-cell>
          <table:table-cell office:value-type="float" office:value="-0.9781476" calcext:value-type="float">
            <text:p>-0,9781476</text:p>
          </table:table-cell>
          <table:table-cell office:value-type="float" office:value="-102" calcext:value-type="float">
            <text:p>-102</text:p>
          </table:table-cell>
          <table:table-cell/>
          <table:table-cell office:value-type="float" office:value="-102.25" calcext:value-type="float">
            <text:p>-102,25</text:p>
          </table:table-cell>
          <table:table-cell table:formula="of:=([.D1030]-[.I1030])^2" office:value-type="float" office:value="0.0625" calcext:value-type="float">
            <text:p>0,0625</text:p>
          </table:table-cell>
          <table:table-cell/>
          <table:table-cell table:formula="of:=ROUND(COS([.I1030]*PI()/180);7)" office:value-type="float" office:value="-0.2121777" calcext:value-type="float">
            <text:p>-0,2121777</text:p>
          </table:table-cell>
          <table:table-cell table:formula="of:=ROUND(SIN([.I1030]*PI()/180);7)" office:value-type="float" office:value="-0.9772311" calcext:value-type="float">
            <text:p>-0,9772311</text:p>
          </table:table-cell>
          <table:table-cell table:formula="of:=ABS([.L1030]-[.E1030])" office:value-type="float" office:value="0.00426600999999999" calcext:value-type="float">
            <text:p>0,00426601</text:p>
          </table:table-cell>
          <table:table-cell table:formula="of:=ABS([.M1030]-[.F1030])" office:value-type="float" office:value="0.000916499999999987" calcext:value-type="float">
            <text:p>0,0009165</text:p>
          </table:table-cell>
          <table:table-cell/>
        </table:table-row>
        <table:table-row table:style-name="ro1">
          <table:table-cell office:value-type="float" office:value="1623609924.36762" calcext:value-type="float">
            <text:p>1623609924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2" calcext:value-type="float">
            <text:p>-102</text:p>
          </table:table-cell>
          <table:table-cell office:value-type="float" office:value="-0.20791169" calcext:value-type="float">
            <text:p>-0,20791169</text:p>
          </table:table-cell>
          <table:table-cell office:value-type="float" office:value="-0.9781476" calcext:value-type="float">
            <text:p>-0,9781476</text:p>
          </table:table-cell>
          <table:table-cell office:value-type="float" office:value="-102" calcext:value-type="float">
            <text:p>-102</text:p>
          </table:table-cell>
          <table:table-cell/>
          <table:table-cell office:value-type="float" office:value="-102" calcext:value-type="float">
            <text:p>-102</text:p>
          </table:table-cell>
          <table:table-cell table:formula="of:=([.D1031]-[.I1031])^2" office:value-type="float" office:value="0" calcext:value-type="float">
            <text:p>0</text:p>
          </table:table-cell>
          <table:table-cell/>
          <table:table-cell table:formula="of:=ROUND(COS([.I1031]*PI()/180);7)" office:value-type="float" office:value="-0.2079117" calcext:value-type="float">
            <text:p>-0,2079117</text:p>
          </table:table-cell>
          <table:table-cell table:formula="of:=ROUND(SIN([.I1031]*PI()/180);7)" office:value-type="float" office:value="-0.9781476" calcext:value-type="float">
            <text:p>-0,9781476</text:p>
          </table:table-cell>
          <table:table-cell table:formula="of:=ABS([.L1031]-[.E1031])" office:value-type="float" office:value="0.00000000999999999473644" calcext:value-type="float">
            <text:p>9,99999999473644E-09</text:p>
          </table:table-cell>
          <table:table-cell table:formula="of:=ABS([.M1031]-[.F10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24.46765" calcext:value-type="float">
            <text:p>1623609924,4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2" calcext:value-type="float">
            <text:p>-102</text:p>
          </table:table-cell>
          <table:table-cell office:value-type="float" office:value="-0.20791169" calcext:value-type="float">
            <text:p>-0,20791169</text:p>
          </table:table-cell>
          <table:table-cell office:value-type="float" office:value="-0.9781476" calcext:value-type="float">
            <text:p>-0,9781476</text:p>
          </table:table-cell>
          <table:table-cell office:value-type="float" office:value="-102" calcext:value-type="float">
            <text:p>-102</text:p>
          </table:table-cell>
          <table:table-cell/>
          <table:table-cell office:value-type="float" office:value="-101.75" calcext:value-type="float">
            <text:p>-101,75</text:p>
          </table:table-cell>
          <table:table-cell table:formula="of:=([.D1032]-[.I1032])^2" office:value-type="float" office:value="0.0625" calcext:value-type="float">
            <text:p>0,0625</text:p>
          </table:table-cell>
          <table:table-cell/>
          <table:table-cell table:formula="of:=ROUND(COS([.I1032]*PI()/180);7)" office:value-type="float" office:value="-0.2036418" calcext:value-type="float">
            <text:p>-0,2036418</text:p>
          </table:table-cell>
          <table:table-cell table:formula="of:=ROUND(SIN([.I1032]*PI()/180);7)" office:value-type="float" office:value="-0.9790455" calcext:value-type="float">
            <text:p>-0,9790455</text:p>
          </table:table-cell>
          <table:table-cell table:formula="of:=ABS([.L1032]-[.E1032])" office:value-type="float" office:value="0.00426989" calcext:value-type="float">
            <text:p>0,00426989</text:p>
          </table:table-cell>
          <table:table-cell table:formula="of:=ABS([.M1032]-[.F1032])" office:value-type="float" office:value="0.000897900000000007" calcext:value-type="float">
            <text:p>0,0008979</text:p>
          </table:table-cell>
          <table:table-cell/>
        </table:table-row>
        <table:table-row table:style-name="ro1">
          <table:table-cell office:value-type="float" office:value="1623609924.56768" calcext:value-type="float">
            <text:p>1623609924,5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2" calcext:value-type="float">
            <text:p>-102</text:p>
          </table:table-cell>
          <table:table-cell office:value-type="float" office:value="-0.20791169" calcext:value-type="float">
            <text:p>-0,20791169</text:p>
          </table:table-cell>
          <table:table-cell office:value-type="float" office:value="-0.9781476" calcext:value-type="float">
            <text:p>-0,9781476</text:p>
          </table:table-cell>
          <table:table-cell office:value-type="float" office:value="-102" calcext:value-type="float">
            <text:p>-102</text:p>
          </table:table-cell>
          <table:table-cell/>
          <table:table-cell office:value-type="float" office:value="-101.5" calcext:value-type="float">
            <text:p>-101,5</text:p>
          </table:table-cell>
          <table:table-cell table:formula="of:=([.D1033]-[.I1033])^2" office:value-type="float" office:value="0.25" calcext:value-type="float">
            <text:p>0,25</text:p>
          </table:table-cell>
          <table:table-cell/>
          <table:table-cell table:formula="of:=ROUND(COS([.I1033]*PI()/180);7)" office:value-type="float" office:value="-0.1993679" calcext:value-type="float">
            <text:p>-0,1993679</text:p>
          </table:table-cell>
          <table:table-cell table:formula="of:=ROUND(SIN([.I1033]*PI()/180);7)" office:value-type="float" office:value="-0.9799247" calcext:value-type="float">
            <text:p>-0,9799247</text:p>
          </table:table-cell>
          <table:table-cell table:formula="of:=ABS([.L1033]-[.E1033])" office:value-type="float" office:value="0.00854379000000002" calcext:value-type="float">
            <text:p>0,00854379</text:p>
          </table:table-cell>
          <table:table-cell table:formula="of:=ABS([.M1033]-[.F1033])" office:value-type="float" office:value="0.00177709999999998" calcext:value-type="float">
            <text:p>0,0017771</text:p>
          </table:table-cell>
          <table:table-cell/>
        </table:table-row>
        <table:table-row table:style-name="ro1">
          <table:table-cell office:value-type="float" office:value="1623609924.66762" calcext:value-type="float">
            <text:p>1623609924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1" calcext:value-type="float">
            <text:p>-101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-0.98162718" calcext:value-type="float">
            <text:p>-0,98162718</text:p>
          </table:table-cell>
          <table:table-cell office:value-type="float" office:value="-101" calcext:value-type="float">
            <text:p>-101</text:p>
          </table:table-cell>
          <table:table-cell/>
          <table:table-cell office:value-type="float" office:value="-101.25" calcext:value-type="float">
            <text:p>-101,25</text:p>
          </table:table-cell>
          <table:table-cell table:formula="of:=([.D1034]-[.I1034])^2" office:value-type="float" office:value="0.0625" calcext:value-type="float">
            <text:p>0,0625</text:p>
          </table:table-cell>
          <table:table-cell/>
          <table:table-cell table:formula="of:=ROUND(COS([.I1034]*PI()/180);7)" office:value-type="float" office:value="-0.1950903" calcext:value-type="float">
            <text:p>-0,1950903</text:p>
          </table:table-cell>
          <table:table-cell table:formula="of:=ROUND(SIN([.I1034]*PI()/180);7)" office:value-type="float" office:value="-0.9807853" calcext:value-type="float">
            <text:p>-0,9807853</text:p>
          </table:table-cell>
          <table:table-cell table:formula="of:=ABS([.L1034]-[.E1034])" office:value-type="float" office:value="0.00428130000000002" calcext:value-type="float">
            <text:p>0,0042813</text:p>
          </table:table-cell>
          <table:table-cell table:formula="of:=ABS([.M1034]-[.F1034])" office:value-type="float" office:value="0.000841880000000073" calcext:value-type="float">
            <text:p>0,00084188</text:p>
          </table:table-cell>
          <table:table-cell/>
        </table:table-row>
        <table:table-row table:style-name="ro1">
          <table:table-cell office:value-type="float" office:value="1623609924.76766" calcext:value-type="float">
            <text:p>1623609924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1" calcext:value-type="float">
            <text:p>-101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-0.98162718" calcext:value-type="float">
            <text:p>-0,98162718</text:p>
          </table:table-cell>
          <table:table-cell office:value-type="float" office:value="-101" calcext:value-type="float">
            <text:p>-101</text:p>
          </table:table-cell>
          <table:table-cell/>
          <table:table-cell office:value-type="float" office:value="-101" calcext:value-type="float">
            <text:p>-101</text:p>
          </table:table-cell>
          <table:table-cell table:formula="of:=([.D1035]-[.I1035])^2" office:value-type="float" office:value="0" calcext:value-type="float">
            <text:p>0</text:p>
          </table:table-cell>
          <table:table-cell/>
          <table:table-cell table:formula="of:=ROUND(COS([.I1035]*PI()/180);7)" office:value-type="float" office:value="-0.190809" calcext:value-type="float">
            <text:p>-0,190809</text:p>
          </table:table-cell>
          <table:table-cell table:formula="of:=ROUND(SIN([.I1035]*PI()/180);7)" office:value-type="float" office:value="-0.9816272" calcext:value-type="float">
            <text:p>-0,9816272</text:p>
          </table:table-cell>
          <table:table-cell table:formula="of:=ABS([.L1035]-[.E1035])" office:value-type="float" office:value="0" calcext:value-type="float">
            <text:p>0</text:p>
          </table:table-cell>
          <table:table-cell table:formula="of:=ABS([.M1035]-[.F1035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24.86767" calcext:value-type="float">
            <text:p>1623609924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1" calcext:value-type="float">
            <text:p>-101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-0.98162718" calcext:value-type="float">
            <text:p>-0,98162718</text:p>
          </table:table-cell>
          <table:table-cell office:value-type="float" office:value="-101" calcext:value-type="float">
            <text:p>-101</text:p>
          </table:table-cell>
          <table:table-cell/>
          <table:table-cell office:value-type="float" office:value="-100.75" calcext:value-type="float">
            <text:p>-100,75</text:p>
          </table:table-cell>
          <table:table-cell table:formula="of:=([.D1036]-[.I1036])^2" office:value-type="float" office:value="0.0625" calcext:value-type="float">
            <text:p>0,0625</text:p>
          </table:table-cell>
          <table:table-cell/>
          <table:table-cell table:formula="of:=ROUND(COS([.I1036]*PI()/180);7)" office:value-type="float" office:value="-0.186524" calcext:value-type="float">
            <text:p>-0,186524</text:p>
          </table:table-cell>
          <table:table-cell table:formula="of:=ROUND(SIN([.I1036]*PI()/180);7)" office:value-type="float" office:value="-0.9824504" calcext:value-type="float">
            <text:p>-0,9824504</text:p>
          </table:table-cell>
          <table:table-cell table:formula="of:=ABS([.L1036]-[.E1036])" office:value-type="float" office:value="0.00428499999999998" calcext:value-type="float">
            <text:p>0,004285</text:p>
          </table:table-cell>
          <table:table-cell table:formula="of:=ABS([.M1036]-[.F1036])" office:value-type="float" office:value="0.000823219999999902" calcext:value-type="float">
            <text:p>0,00082322</text:p>
          </table:table-cell>
          <table:table-cell/>
        </table:table-row>
        <table:table-row table:style-name="ro1">
          <table:table-cell office:value-type="float" office:value="1623609924.96768" calcext:value-type="float">
            <text:p>1623609924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1" calcext:value-type="float">
            <text:p>-101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-0.98162718" calcext:value-type="float">
            <text:p>-0,98162718</text:p>
          </table:table-cell>
          <table:table-cell office:value-type="float" office:value="-101" calcext:value-type="float">
            <text:p>-101</text:p>
          </table:table-cell>
          <table:table-cell/>
          <table:table-cell office:value-type="float" office:value="-100.5" calcext:value-type="float">
            <text:p>-100,5</text:p>
          </table:table-cell>
          <table:table-cell table:formula="of:=([.D1037]-[.I1037])^2" office:value-type="float" office:value="0.25" calcext:value-type="float">
            <text:p>0,25</text:p>
          </table:table-cell>
          <table:table-cell/>
          <table:table-cell table:formula="of:=ROUND(COS([.I1037]*PI()/180);7)" office:value-type="float" office:value="-0.1822355" calcext:value-type="float">
            <text:p>-0,1822355</text:p>
          </table:table-cell>
          <table:table-cell table:formula="of:=ROUND(SIN([.I1037]*PI()/180);7)" office:value-type="float" office:value="-0.9832549" calcext:value-type="float">
            <text:p>-0,9832549</text:p>
          </table:table-cell>
          <table:table-cell table:formula="of:=ABS([.L1037]-[.E1037])" office:value-type="float" office:value="0.00857349999999998" calcext:value-type="float">
            <text:p>0,0085735</text:p>
          </table:table-cell>
          <table:table-cell table:formula="of:=ABS([.M1037]-[.F1037])" office:value-type="float" office:value="0.00162772" calcext:value-type="float">
            <text:p>0,00162772</text:p>
          </table:table-cell>
          <table:table-cell/>
        </table:table-row>
        <table:table-row table:style-name="ro1">
          <table:table-cell office:value-type="float" office:value="1623609925.06765" calcext:value-type="float">
            <text:p>1623609925,0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0" calcext:value-type="float">
            <text:p>-100</text:p>
          </table:table-cell>
          <table:table-cell office:value-type="float" office:value="-0.17364818" calcext:value-type="float">
            <text:p>-0,17364818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-100.25" calcext:value-type="float">
            <text:p>-100,25</text:p>
          </table:table-cell>
          <table:table-cell table:formula="of:=([.D1038]-[.I1038])^2" office:value-type="float" office:value="0.0625" calcext:value-type="float">
            <text:p>0,0625</text:p>
          </table:table-cell>
          <table:table-cell/>
          <table:table-cell table:formula="of:=ROUND(COS([.I1038]*PI()/180);7)" office:value-type="float" office:value="-0.1779435" calcext:value-type="float">
            <text:p>-0,1779435</text:p>
          </table:table-cell>
          <table:table-cell table:formula="of:=ROUND(SIN([.I1038]*PI()/180);7)" office:value-type="float" office:value="-0.9840407" calcext:value-type="float">
            <text:p>-0,9840407</text:p>
          </table:table-cell>
          <table:table-cell table:formula="of:=ABS([.L1038]-[.E1038])" office:value-type="float" office:value="0.00429531999999999" calcext:value-type="float">
            <text:p>0,00429532</text:p>
          </table:table-cell>
          <table:table-cell table:formula="of:=ABS([.M1038]-[.F1038])" office:value-type="float" office:value="0.000767049999999991" calcext:value-type="float">
            <text:p>0,00076705</text:p>
          </table:table-cell>
          <table:table-cell/>
        </table:table-row>
        <table:table-row table:style-name="ro1">
          <table:table-cell office:value-type="float" office:value="1623609925.16766" calcext:value-type="float">
            <text:p>1623609925,1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0" calcext:value-type="float">
            <text:p>-100</text:p>
          </table:table-cell>
          <table:table-cell office:value-type="float" office:value="-0.17364818" calcext:value-type="float">
            <text:p>-0,17364818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D1039]-[.I1039])^2" office:value-type="float" office:value="0" calcext:value-type="float">
            <text:p>0</text:p>
          </table:table-cell>
          <table:table-cell/>
          <table:table-cell table:formula="of:=ROUND(COS([.I1039]*PI()/180);7)" office:value-type="float" office:value="-0.1736482" calcext:value-type="float">
            <text:p>-0,1736482</text:p>
          </table:table-cell>
          <table:table-cell table:formula="of:=ROUND(SIN([.I1039]*PI()/180);7)" office:value-type="float" office:value="-0.9848078" calcext:value-type="float">
            <text:p>-0,9848078</text:p>
          </table:table-cell>
          <table:table-cell table:formula="of:=ABS([.L1039]-[.E1039])" office:value-type="float" office:value="0.0000000199999999894729" calcext:value-type="float">
            <text:p>1,99999999894729E-08</text:p>
          </table:table-cell>
          <table:table-cell table:formula="of:=ABS([.M1039]-[.F1039])" office:value-type="float" office:value="0.0000000500000000291934" calcext:value-type="float">
            <text:p>5,00000000291934E-08</text:p>
          </table:table-cell>
          <table:table-cell/>
        </table:table-row>
        <table:table-row table:style-name="ro1">
          <table:table-cell office:value-type="float" office:value="1623609925.26766" calcext:value-type="float">
            <text:p>1623609925,2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0" calcext:value-type="float">
            <text:p>-100</text:p>
          </table:table-cell>
          <table:table-cell office:value-type="float" office:value="-0.17364818" calcext:value-type="float">
            <text:p>-0,17364818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-99.75" calcext:value-type="float">
            <text:p>-99,75</text:p>
          </table:table-cell>
          <table:table-cell table:formula="of:=([.D1040]-[.I1040])^2" office:value-type="float" office:value="0.0625" calcext:value-type="float">
            <text:p>0,0625</text:p>
          </table:table-cell>
          <table:table-cell/>
          <table:table-cell table:formula="of:=ROUND(COS([.I1040]*PI()/180);7)" office:value-type="float" office:value="-0.1693495" calcext:value-type="float">
            <text:p>-0,1693495</text:p>
          </table:table-cell>
          <table:table-cell table:formula="of:=ROUND(SIN([.I1040]*PI()/180);7)" office:value-type="float" office:value="-0.9855561" calcext:value-type="float">
            <text:p>-0,9855561</text:p>
          </table:table-cell>
          <table:table-cell table:formula="of:=ABS([.L1040]-[.E1040])" office:value-type="float" office:value="0.00429868000000003" calcext:value-type="float">
            <text:p>0,00429868</text:p>
          </table:table-cell>
          <table:table-cell table:formula="of:=ABS([.M1040]-[.F1040])" office:value-type="float" office:value="0.000748350000000064" calcext:value-type="float">
            <text:p>0,00074835</text:p>
          </table:table-cell>
          <table:table-cell/>
        </table:table-row>
        <table:table-row table:style-name="ro1">
          <table:table-cell office:value-type="float" office:value="1623609925.36767" calcext:value-type="float">
            <text:p>1623609925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0" calcext:value-type="float">
            <text:p>-100</text:p>
          </table:table-cell>
          <table:table-cell office:value-type="float" office:value="-0.17364818" calcext:value-type="float">
            <text:p>-0,17364818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-99.5" calcext:value-type="float">
            <text:p>-99,5</text:p>
          </table:table-cell>
          <table:table-cell table:formula="of:=([.D1041]-[.I1041])^2" office:value-type="float" office:value="0.25" calcext:value-type="float">
            <text:p>0,25</text:p>
          </table:table-cell>
          <table:table-cell/>
          <table:table-cell table:formula="of:=ROUND(COS([.I1041]*PI()/180);7)" office:value-type="float" office:value="-0.1650476" calcext:value-type="float">
            <text:p>-0,1650476</text:p>
          </table:table-cell>
          <table:table-cell table:formula="of:=ROUND(SIN([.I1041]*PI()/180);7)" office:value-type="float" office:value="-0.9862856" calcext:value-type="float">
            <text:p>-0,9862856</text:p>
          </table:table-cell>
          <table:table-cell table:formula="of:=ABS([.L1041]-[.E1041])" office:value-type="float" office:value="0.00860058000000002" calcext:value-type="float">
            <text:p>0,00860058</text:p>
          </table:table-cell>
          <table:table-cell table:formula="of:=ABS([.M1041]-[.F1041])" office:value-type="float" office:value="0.00147785" calcext:value-type="float">
            <text:p>0,00147785</text:p>
          </table:table-cell>
          <table:table-cell/>
        </table:table-row>
        <table:table-row table:style-name="ro1">
          <table:table-cell office:value-type="float" office:value="1623609925.46762" calcext:value-type="float">
            <text:p>1623609925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-0.15643447" calcext:value-type="float">
            <text:p>-0,15643447</text:p>
          </table:table-cell>
          <table:table-cell office:value-type="float" office:value="-0.98768834" calcext:value-type="float">
            <text:p>-0,98768834</text:p>
          </table:table-cell>
          <table:table-cell office:value-type="float" office:value="-99" calcext:value-type="float">
            <text:p>-99</text:p>
          </table:table-cell>
          <table:table-cell/>
          <table:table-cell office:value-type="float" office:value="-99.25" calcext:value-type="float">
            <text:p>-99,25</text:p>
          </table:table-cell>
          <table:table-cell table:formula="of:=([.D1042]-[.I1042])^2" office:value-type="float" office:value="0.0625" calcext:value-type="float">
            <text:p>0,0625</text:p>
          </table:table-cell>
          <table:table-cell/>
          <table:table-cell table:formula="of:=ROUND(COS([.I1042]*PI()/180);7)" office:value-type="float" office:value="-0.1607426" calcext:value-type="float">
            <text:p>-0,1607426</text:p>
          </table:table-cell>
          <table:table-cell table:formula="of:=ROUND(SIN([.I1042]*PI()/180);7)" office:value-type="float" office:value="-0.9869964" calcext:value-type="float">
            <text:p>-0,9869964</text:p>
          </table:table-cell>
          <table:table-cell table:formula="of:=ABS([.L1042]-[.E1042])" office:value-type="float" office:value="0.00430813000000002" calcext:value-type="float">
            <text:p>0,00430813</text:p>
          </table:table-cell>
          <table:table-cell table:formula="of:=ABS([.M1042]-[.F1042])" office:value-type="float" office:value="0.000691940000000058" calcext:value-type="float">
            <text:p>0,00069194</text:p>
          </table:table-cell>
          <table:table-cell/>
        </table:table-row>
        <table:table-row table:style-name="ro1">
          <table:table-cell office:value-type="float" office:value="1623609925.56761" calcext:value-type="float">
            <text:p>1623609925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-0.15643447" calcext:value-type="float">
            <text:p>-0,15643447</text:p>
          </table:table-cell>
          <table:table-cell office:value-type="float" office:value="-0.98768834" calcext:value-type="float">
            <text:p>-0,98768834</text:p>
          </table:table-cell>
          <table:table-cell office:value-type="float" office:value="-99" calcext:value-type="float">
            <text:p>-99</text:p>
          </table:table-cell>
          <table:table-cell/>
          <table:table-cell office:value-type="float" office:value="-99" calcext:value-type="float">
            <text:p>-99</text:p>
          </table:table-cell>
          <table:table-cell table:formula="of:=([.D1043]-[.I1043])^2" office:value-type="float" office:value="0" calcext:value-type="float">
            <text:p>0</text:p>
          </table:table-cell>
          <table:table-cell/>
          <table:table-cell table:formula="of:=ROUND(COS([.I1043]*PI()/180);7)" office:value-type="float" office:value="-0.1564345" calcext:value-type="float">
            <text:p>-0,1564345</text:p>
          </table:table-cell>
          <table:table-cell table:formula="of:=ROUND(SIN([.I1043]*PI()/180);7)" office:value-type="float" office:value="-0.9876883" calcext:value-type="float">
            <text:p>-0,9876883</text:p>
          </table:table-cell>
          <table:table-cell table:formula="of:=ABS([.L1043]-[.E1043])" office:value-type="float" office:value="0.0000000300000000119649" calcext:value-type="float">
            <text:p>3,00000000119649E-08</text:p>
          </table:table-cell>
          <table:table-cell table:formula="of:=ABS([.M1043]-[.F1043])" office:value-type="float" office:value="0.0000000400000000899681" calcext:value-type="float">
            <text:p>4,00000000899681E-08</text:p>
          </table:table-cell>
          <table:table-cell/>
        </table:table-row>
        <table:table-row table:style-name="ro1">
          <table:table-cell office:value-type="float" office:value="1623609925.66767" calcext:value-type="float">
            <text:p>1623609925,6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-0.15643447" calcext:value-type="float">
            <text:p>-0,15643447</text:p>
          </table:table-cell>
          <table:table-cell office:value-type="float" office:value="-0.98768834" calcext:value-type="float">
            <text:p>-0,98768834</text:p>
          </table:table-cell>
          <table:table-cell office:value-type="float" office:value="-99" calcext:value-type="float">
            <text:p>-99</text:p>
          </table:table-cell>
          <table:table-cell/>
          <table:table-cell office:value-type="float" office:value="-98.75" calcext:value-type="float">
            <text:p>-98,75</text:p>
          </table:table-cell>
          <table:table-cell table:formula="of:=([.D1044]-[.I1044])^2" office:value-type="float" office:value="0.0625" calcext:value-type="float">
            <text:p>0,0625</text:p>
          </table:table-cell>
          <table:table-cell/>
          <table:table-cell table:formula="of:=ROUND(COS([.I1044]*PI()/180);7)" office:value-type="float" office:value="-0.1521234" calcext:value-type="float">
            <text:p>-0,1521234</text:p>
          </table:table-cell>
          <table:table-cell table:formula="of:=ROUND(SIN([.I1044]*PI()/180);7)" office:value-type="float" office:value="-0.9883615" calcext:value-type="float">
            <text:p>-0,9883615</text:p>
          </table:table-cell>
          <table:table-cell table:formula="of:=ABS([.L1044]-[.E1044])" office:value-type="float" office:value="0.00431107" calcext:value-type="float">
            <text:p>0,00431107</text:p>
          </table:table-cell>
          <table:table-cell table:formula="of:=ABS([.M1044]-[.F1044])" office:value-type="float" office:value="0.00067315999999995" calcext:value-type="float">
            <text:p>0,00067316</text:p>
          </table:table-cell>
          <table:table-cell/>
        </table:table-row>
        <table:table-row table:style-name="ro1">
          <table:table-cell office:value-type="float" office:value="1623609925.76768" calcext:value-type="float">
            <text:p>1623609925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8" calcext:value-type="float">
            <text:p>-98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-98" calcext:value-type="float">
            <text:p>-98</text:p>
          </table:table-cell>
          <table:table-cell/>
          <table:table-cell office:value-type="float" office:value="-98.5" calcext:value-type="float">
            <text:p>-98,5</text:p>
          </table:table-cell>
          <table:table-cell table:formula="of:=([.D1045]-[.I1045])^2" office:value-type="float" office:value="0.25" calcext:value-type="float">
            <text:p>0,25</text:p>
          </table:table-cell>
          <table:table-cell/>
          <table:table-cell table:formula="of:=ROUND(COS([.I1045]*PI()/180);7)" office:value-type="float" office:value="-0.1478094" calcext:value-type="float">
            <text:p>-0,1478094</text:p>
          </table:table-cell>
          <table:table-cell table:formula="of:=ROUND(SIN([.I1045]*PI()/180);7)" office:value-type="float" office:value="-0.9890159" calcext:value-type="float">
            <text:p>-0,9890159</text:p>
          </table:table-cell>
          <table:table-cell table:formula="of:=ABS([.L1045]-[.E1045])" office:value-type="float" office:value="0.00863630000000001" calcext:value-type="float">
            <text:p>0,0086363</text:p>
          </table:table-cell>
          <table:table-cell table:formula="of:=ABS([.M1045]-[.F1045])" office:value-type="float" office:value="0.00125217000000011" calcext:value-type="float">
            <text:p>0,00125217</text:p>
          </table:table-cell>
          <table:table-cell/>
        </table:table-row>
        <table:table-row table:style-name="ro1">
          <table:table-cell office:value-type="float" office:value="1623609925.86766" calcext:value-type="float">
            <text:p>1623609925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8" calcext:value-type="float">
            <text:p>-98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-98" calcext:value-type="float">
            <text:p>-98</text:p>
          </table:table-cell>
          <table:table-cell/>
          <table:table-cell office:value-type="float" office:value="-98.25" calcext:value-type="float">
            <text:p>-98,25</text:p>
          </table:table-cell>
          <table:table-cell table:formula="of:=([.D1046]-[.I1046])^2" office:value-type="float" office:value="0.0625" calcext:value-type="float">
            <text:p>0,0625</text:p>
          </table:table-cell>
          <table:table-cell/>
          <table:table-cell table:formula="of:=ROUND(COS([.I1046]*PI()/180);7)" office:value-type="float" office:value="-0.1434926" calcext:value-type="float">
            <text:p>-0,1434926</text:p>
          </table:table-cell>
          <table:table-cell table:formula="of:=ROUND(SIN([.I1046]*PI()/180);7)" office:value-type="float" office:value="-0.9896514" calcext:value-type="float">
            <text:p>-0,9896514</text:p>
          </table:table-cell>
          <table:table-cell table:formula="of:=ABS([.L1046]-[.E1046])" office:value-type="float" office:value="0.0043195" calcext:value-type="float">
            <text:p>0,0043195</text:p>
          </table:table-cell>
          <table:table-cell table:formula="of:=ABS([.M1046]-[.F1046])" office:value-type="float" office:value="0.000616670000000097" calcext:value-type="float">
            <text:p>0,00061667</text:p>
          </table:table-cell>
          <table:table-cell/>
        </table:table-row>
        <table:table-row table:style-name="ro1">
          <table:table-cell office:value-type="float" office:value="1623609925.96768" calcext:value-type="float">
            <text:p>1623609925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8" calcext:value-type="float">
            <text:p>-98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-98" calcext:value-type="float">
            <text:p>-98</text:p>
          </table:table-cell>
          <table:table-cell/>
          <table:table-cell office:value-type="float" office:value="-98" calcext:value-type="float">
            <text:p>-98</text:p>
          </table:table-cell>
          <table:table-cell table:formula="of:=([.D1047]-[.I1047])^2" office:value-type="float" office:value="0" calcext:value-type="float">
            <text:p>0</text:p>
          </table:table-cell>
          <table:table-cell/>
          <table:table-cell table:formula="of:=ROUND(COS([.I1047]*PI()/180);7)" office:value-type="float" office:value="-0.1391731" calcext:value-type="float">
            <text:p>-0,1391731</text:p>
          </table:table-cell>
          <table:table-cell table:formula="of:=ROUND(SIN([.I1047]*PI()/180);7)" office:value-type="float" office:value="-0.9902681" calcext:value-type="float">
            <text:p>-0,9902681</text:p>
          </table:table-cell>
          <table:table-cell table:formula="of:=ABS([.L1047]-[.E1047])" office:value-type="float" office:value="0" calcext:value-type="float">
            <text:p>0</text:p>
          </table:table-cell>
          <table:table-cell table:formula="of:=ABS([.M1047]-[.F1047])" office:value-type="float" office:value="0.0000000299999999286982" calcext:value-type="float">
            <text:p>2,99999999286982E-08</text:p>
          </table:table-cell>
          <table:table-cell/>
        </table:table-row>
        <table:table-row table:style-name="ro1">
          <table:table-cell office:value-type="float" office:value="1623609926.06765" calcext:value-type="float">
            <text:p>1623609926,0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8" calcext:value-type="float">
            <text:p>-98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-98" calcext:value-type="float">
            <text:p>-98</text:p>
          </table:table-cell>
          <table:table-cell/>
          <table:table-cell office:value-type="float" office:value="-97.75" calcext:value-type="float">
            <text:p>-97,75</text:p>
          </table:table-cell>
          <table:table-cell table:formula="of:=([.D1048]-[.I1048])^2" office:value-type="float" office:value="0.0625" calcext:value-type="float">
            <text:p>0,0625</text:p>
          </table:table-cell>
          <table:table-cell/>
          <table:table-cell table:formula="of:=ROUND(COS([.I1048]*PI()/180);7)" office:value-type="float" office:value="-0.1348509" calcext:value-type="float">
            <text:p>-0,1348509</text:p>
          </table:table-cell>
          <table:table-cell table:formula="of:=ROUND(SIN([.I1048]*PI()/180);7)" office:value-type="float" office:value="-0.9908659" calcext:value-type="float">
            <text:p>-0,9908659</text:p>
          </table:table-cell>
          <table:table-cell table:formula="of:=ABS([.L1048]-[.E1048])" office:value-type="float" office:value="0.0043222" calcext:value-type="float">
            <text:p>0,0043222</text:p>
          </table:table-cell>
          <table:table-cell table:formula="of:=ABS([.M1048]-[.F1048])" office:value-type="float" office:value="0.00059782999999991" calcext:value-type="float">
            <text:p>0,00059783</text:p>
          </table:table-cell>
          <table:table-cell/>
        </table:table-row>
        <table:table-row table:style-name="ro1">
          <table:table-cell office:value-type="float" office:value="1623609926.16767" calcext:value-type="float">
            <text:p>1623609926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8" calcext:value-type="float">
            <text:p>-98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-98" calcext:value-type="float">
            <text:p>-98</text:p>
          </table:table-cell>
          <table:table-cell/>
          <table:table-cell office:value-type="float" office:value="-97.5" calcext:value-type="float">
            <text:p>-97,5</text:p>
          </table:table-cell>
          <table:table-cell table:formula="of:=([.D1049]-[.I1049])^2" office:value-type="float" office:value="0.25" calcext:value-type="float">
            <text:p>0,25</text:p>
          </table:table-cell>
          <table:table-cell/>
          <table:table-cell table:formula="of:=ROUND(COS([.I1049]*PI()/180);7)" office:value-type="float" office:value="-0.1305262" calcext:value-type="float">
            <text:p>-0,1305262</text:p>
          </table:table-cell>
          <table:table-cell table:formula="of:=ROUND(SIN([.I1049]*PI()/180);7)" office:value-type="float" office:value="-0.9914449" calcext:value-type="float">
            <text:p>-0,9914449</text:p>
          </table:table-cell>
          <table:table-cell table:formula="of:=ABS([.L1049]-[.E1049])" office:value-type="float" office:value="0.00864689999999998" calcext:value-type="float">
            <text:p>0,0086469</text:p>
          </table:table-cell>
          <table:table-cell table:formula="of:=ABS([.M1049]-[.F1049])" office:value-type="float" office:value="0.00117682999999991" calcext:value-type="float">
            <text:p>0,00117683</text:p>
          </table:table-cell>
          <table:table-cell/>
        </table:table-row>
        <table:table-row table:style-name="ro1">
          <table:table-cell office:value-type="float" office:value="1623609926.26766" calcext:value-type="float">
            <text:p>1623609926,2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7" calcext:value-type="float">
            <text:p>-97</text:p>
          </table:table-cell>
          <table:table-cell office:value-type="float" office:value="-0.12186934" calcext:value-type="float">
            <text:p>-0,12186934</text:p>
          </table:table-cell>
          <table:table-cell office:value-type="float" office:value="-0.99254615" calcext:value-type="float">
            <text:p>-0,99254615</text:p>
          </table:table-cell>
          <table:table-cell office:value-type="float" office:value="-97" calcext:value-type="float">
            <text:p>-97</text:p>
          </table:table-cell>
          <table:table-cell/>
          <table:table-cell office:value-type="float" office:value="-97.25" calcext:value-type="float">
            <text:p>-97,25</text:p>
          </table:table-cell>
          <table:table-cell table:formula="of:=([.D1050]-[.I1050])^2" office:value-type="float" office:value="0.0625" calcext:value-type="float">
            <text:p>0,0625</text:p>
          </table:table-cell>
          <table:table-cell/>
          <table:table-cell table:formula="of:=ROUND(COS([.I1050]*PI()/180);7)" office:value-type="float" office:value="-0.126199" calcext:value-type="float">
            <text:p>-0,126199</text:p>
          </table:table-cell>
          <table:table-cell table:formula="of:=ROUND(SIN([.I1050]*PI()/180);7)" office:value-type="float" office:value="-0.9920049" calcext:value-type="float">
            <text:p>-0,9920049</text:p>
          </table:table-cell>
          <table:table-cell table:formula="of:=ABS([.L1050]-[.E1050])" office:value-type="float" office:value="0.00432966" calcext:value-type="float">
            <text:p>0,00432966</text:p>
          </table:table-cell>
          <table:table-cell table:formula="of:=ABS([.M1050]-[.F1050])" office:value-type="float" office:value="0.000541250000000049" calcext:value-type="float">
            <text:p>0,00054125</text:p>
          </table:table-cell>
          <table:table-cell/>
        </table:table-row>
        <table:table-row table:style-name="ro1">
          <table:table-cell office:value-type="float" office:value="1623609926.36768" calcext:value-type="float">
            <text:p>1623609926,3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7" calcext:value-type="float">
            <text:p>-97</text:p>
          </table:table-cell>
          <table:table-cell office:value-type="float" office:value="-0.12186934" calcext:value-type="float">
            <text:p>-0,12186934</text:p>
          </table:table-cell>
          <table:table-cell office:value-type="float" office:value="-0.99254615" calcext:value-type="float">
            <text:p>-0,99254615</text:p>
          </table:table-cell>
          <table:table-cell office:value-type="float" office:value="-97" calcext:value-type="float">
            <text:p>-97</text:p>
          </table:table-cell>
          <table:table-cell/>
          <table:table-cell office:value-type="float" office:value="-97" calcext:value-type="float">
            <text:p>-97</text:p>
          </table:table-cell>
          <table:table-cell table:formula="of:=([.D1051]-[.I1051])^2" office:value-type="float" office:value="0" calcext:value-type="float">
            <text:p>0</text:p>
          </table:table-cell>
          <table:table-cell/>
          <table:table-cell table:formula="of:=ROUND(COS([.I1051]*PI()/180);7)" office:value-type="float" office:value="-0.1218693" calcext:value-type="float">
            <text:p>-0,1218693</text:p>
          </table:table-cell>
          <table:table-cell table:formula="of:=ROUND(SIN([.I1051]*PI()/180);7)" office:value-type="float" office:value="-0.9925462" calcext:value-type="float">
            <text:p>-0,9925462</text:p>
          </table:table-cell>
          <table:table-cell table:formula="of:=ABS([.L1051]-[.E1051])" office:value-type="float" office:value="0.0000000400000000067013" calcext:value-type="float">
            <text:p>4,00000000067013E-08</text:p>
          </table:table-cell>
          <table:table-cell table:formula="of:=ABS([.M1051]-[.F1051])" office:value-type="float" office:value="0.0000000500000000291934" calcext:value-type="float">
            <text:p>5,00000000291934E-08</text:p>
          </table:table-cell>
          <table:table-cell/>
        </table:table-row>
        <table:table-row table:style-name="ro1">
          <table:table-cell office:value-type="float" office:value="1623609926.46766" calcext:value-type="float">
            <text:p>1623609926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7" calcext:value-type="float">
            <text:p>-97</text:p>
          </table:table-cell>
          <table:table-cell office:value-type="float" office:value="-0.12186934" calcext:value-type="float">
            <text:p>-0,12186934</text:p>
          </table:table-cell>
          <table:table-cell office:value-type="float" office:value="-0.99254615" calcext:value-type="float">
            <text:p>-0,99254615</text:p>
          </table:table-cell>
          <table:table-cell office:value-type="float" office:value="-97" calcext:value-type="float">
            <text:p>-97</text:p>
          </table:table-cell>
          <table:table-cell/>
          <table:table-cell office:value-type="float" office:value="-96.75" calcext:value-type="float">
            <text:p>-96,75</text:p>
          </table:table-cell>
          <table:table-cell table:formula="of:=([.D1052]-[.I1052])^2" office:value-type="float" office:value="0.0625" calcext:value-type="float">
            <text:p>0,0625</text:p>
          </table:table-cell>
          <table:table-cell/>
          <table:table-cell table:formula="of:=ROUND(COS([.I1052]*PI()/180);7)" office:value-type="float" office:value="-0.1175374" calcext:value-type="float">
            <text:p>-0,1175374</text:p>
          </table:table-cell>
          <table:table-cell table:formula="of:=ROUND(SIN([.I1052]*PI()/180);7)" office:value-type="float" office:value="-0.9930685" calcext:value-type="float">
            <text:p>-0,9930685</text:p>
          </table:table-cell>
          <table:table-cell table:formula="of:=ABS([.L1052]-[.E1052])" office:value-type="float" office:value="0.00433194000000001" calcext:value-type="float">
            <text:p>0,00433194</text:p>
          </table:table-cell>
          <table:table-cell table:formula="of:=ABS([.M1052]-[.F1052])" office:value-type="float" office:value="0.000522350000000005" calcext:value-type="float">
            <text:p>0,00052235</text:p>
          </table:table-cell>
          <table:table-cell/>
        </table:table-row>
        <table:table-row table:style-name="ro1">
          <table:table-cell office:value-type="float" office:value="1623609926.56768" calcext:value-type="float">
            <text:p>1623609926,5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7" calcext:value-type="float">
            <text:p>-97</text:p>
          </table:table-cell>
          <table:table-cell office:value-type="float" office:value="-0.12186934" calcext:value-type="float">
            <text:p>-0,12186934</text:p>
          </table:table-cell>
          <table:table-cell office:value-type="float" office:value="-0.99254615" calcext:value-type="float">
            <text:p>-0,99254615</text:p>
          </table:table-cell>
          <table:table-cell office:value-type="float" office:value="-97" calcext:value-type="float">
            <text:p>-97</text:p>
          </table:table-cell>
          <table:table-cell/>
          <table:table-cell office:value-type="float" office:value="-96.5" calcext:value-type="float">
            <text:p>-96,5</text:p>
          </table:table-cell>
          <table:table-cell table:formula="of:=([.D1053]-[.I1053])^2" office:value-type="float" office:value="0.25" calcext:value-type="float">
            <text:p>0,25</text:p>
          </table:table-cell>
          <table:table-cell/>
          <table:table-cell table:formula="of:=ROUND(COS([.I1053]*PI()/180);7)" office:value-type="float" office:value="-0.1132032" calcext:value-type="float">
            <text:p>-0,1132032</text:p>
          </table:table-cell>
          <table:table-cell table:formula="of:=ROUND(SIN([.I1053]*PI()/180);7)" office:value-type="float" office:value="-0.9935719" calcext:value-type="float">
            <text:p>-0,9935719</text:p>
          </table:table-cell>
          <table:table-cell table:formula="of:=ABS([.L1053]-[.E1053])" office:value-type="float" office:value="0.00866614" calcext:value-type="float">
            <text:p>0,00866614</text:p>
          </table:table-cell>
          <table:table-cell table:formula="of:=ABS([.M1053]-[.F1053])" office:value-type="float" office:value="0.00102574999999994" calcext:value-type="float">
            <text:p>0,00102575</text:p>
          </table:table-cell>
          <table:table-cell/>
        </table:table-row>
        <table:table-row table:style-name="ro1">
          <table:table-cell office:value-type="float" office:value="1623609926.66769" calcext:value-type="float">
            <text:p>1623609926,6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6" calcext:value-type="float">
            <text:p>-96</text:p>
          </table:table-cell>
          <table:table-cell office:value-type="float" office:value="-0.10452846" calcext:value-type="float">
            <text:p>-0,10452846</text:p>
          </table:table-cell>
          <table:table-cell office:value-type="float" office:value="-0.9945219" calcext:value-type="float">
            <text:p>-0,9945219</text:p>
          </table:table-cell>
          <table:table-cell office:value-type="float" office:value="-96" calcext:value-type="float">
            <text:p>-96</text:p>
          </table:table-cell>
          <table:table-cell/>
          <table:table-cell office:value-type="float" office:value="-96.25" calcext:value-type="float">
            <text:p>-96,25</text:p>
          </table:table-cell>
          <table:table-cell table:formula="of:=([.D1054]-[.I1054])^2" office:value-type="float" office:value="0.0625" calcext:value-type="float">
            <text:p>0,0625</text:p>
          </table:table-cell>
          <table:table-cell/>
          <table:table-cell table:formula="of:=ROUND(COS([.I1054]*PI()/180);7)" office:value-type="float" office:value="-0.1088669" calcext:value-type="float">
            <text:p>-0,1088669</text:p>
          </table:table-cell>
          <table:table-cell table:formula="of:=ROUND(SIN([.I1054]*PI()/180);7)" office:value-type="float" office:value="-0.9940563" calcext:value-type="float">
            <text:p>-0,9940563</text:p>
          </table:table-cell>
          <table:table-cell table:formula="of:=ABS([.L1054]-[.E1054])" office:value-type="float" office:value="0.00433844" calcext:value-type="float">
            <text:p>0,00433844</text:p>
          </table:table-cell>
          <table:table-cell table:formula="of:=ABS([.M1054]-[.F1054])" office:value-type="float" office:value="0.000465599999999955" calcext:value-type="float">
            <text:p>0,0004656</text:p>
          </table:table-cell>
          <table:table-cell/>
        </table:table-row>
        <table:table-row table:style-name="ro1">
          <table:table-cell office:value-type="float" office:value="1623609926.76767" calcext:value-type="float">
            <text:p>1623609926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6" calcext:value-type="float">
            <text:p>-96</text:p>
          </table:table-cell>
          <table:table-cell office:value-type="float" office:value="-0.10452846" calcext:value-type="float">
            <text:p>-0,10452846</text:p>
          </table:table-cell>
          <table:table-cell office:value-type="float" office:value="-0.9945219" calcext:value-type="float">
            <text:p>-0,9945219</text:p>
          </table:table-cell>
          <table:table-cell office:value-type="float" office:value="-96" calcext:value-type="float">
            <text:p>-96</text:p>
          </table:table-cell>
          <table:table-cell/>
          <table:table-cell office:value-type="float" office:value="-96" calcext:value-type="float">
            <text:p>-96</text:p>
          </table:table-cell>
          <table:table-cell table:formula="of:=([.D1055]-[.I1055])^2" office:value-type="float" office:value="0" calcext:value-type="float">
            <text:p>0</text:p>
          </table:table-cell>
          <table:table-cell/>
          <table:table-cell table:formula="of:=ROUND(COS([.I1055]*PI()/180);7)" office:value-type="float" office:value="-0.1045285" calcext:value-type="float">
            <text:p>-0,1045285</text:p>
          </table:table-cell>
          <table:table-cell table:formula="of:=ROUND(SIN([.I1055]*PI()/180);7)" office:value-type="float" office:value="-0.9945219" calcext:value-type="float">
            <text:p>-0,9945219</text:p>
          </table:table-cell>
          <table:table-cell table:formula="of:=ABS([.L1055]-[.E1055])" office:value-type="float" office:value="0.0000000399999999928236" calcext:value-type="float">
            <text:p>3,99999999928236E-08</text:p>
          </table:table-cell>
          <table:table-cell table:formula="of:=ABS([.M1055]-[.F10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26.86768" calcext:value-type="float">
            <text:p>1623609926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6" calcext:value-type="float">
            <text:p>-96</text:p>
          </table:table-cell>
          <table:table-cell office:value-type="float" office:value="-0.10452846" calcext:value-type="float">
            <text:p>-0,10452846</text:p>
          </table:table-cell>
          <table:table-cell office:value-type="float" office:value="-0.9945219" calcext:value-type="float">
            <text:p>-0,9945219</text:p>
          </table:table-cell>
          <table:table-cell office:value-type="float" office:value="-96" calcext:value-type="float">
            <text:p>-96</text:p>
          </table:table-cell>
          <table:table-cell/>
          <table:table-cell office:value-type="float" office:value="-95.75" calcext:value-type="float">
            <text:p>-95,75</text:p>
          </table:table-cell>
          <table:table-cell table:formula="of:=([.D1056]-[.I1056])^2" office:value-type="float" office:value="0.0625" calcext:value-type="float">
            <text:p>0,0625</text:p>
          </table:table-cell>
          <table:table-cell/>
          <table:table-cell table:formula="of:=ROUND(COS([.I1056]*PI()/180);7)" office:value-type="float" office:value="-0.1001881" calcext:value-type="float">
            <text:p>-0,1001881</text:p>
          </table:table-cell>
          <table:table-cell table:formula="of:=ROUND(SIN([.I1056]*PI()/180);7)" office:value-type="float" office:value="-0.9949685" calcext:value-type="float">
            <text:p>-0,9949685</text:p>
          </table:table-cell>
          <table:table-cell table:formula="of:=ABS([.L1056]-[.E1056])" office:value-type="float" office:value="0.00434036" calcext:value-type="float">
            <text:p>0,00434036</text:p>
          </table:table-cell>
          <table:table-cell table:formula="of:=ABS([.M1056]-[.F1056])" office:value-type="float" office:value="0.000446600000000075" calcext:value-type="float">
            <text:p>0,0004466</text:p>
          </table:table-cell>
          <table:table-cell/>
        </table:table-row>
        <table:table-row table:style-name="ro1">
          <table:table-cell office:value-type="float" office:value="1623609926.96767" calcext:value-type="float">
            <text:p>1623609926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6" calcext:value-type="float">
            <text:p>-96</text:p>
          </table:table-cell>
          <table:table-cell office:value-type="float" office:value="-0.10452846" calcext:value-type="float">
            <text:p>-0,10452846</text:p>
          </table:table-cell>
          <table:table-cell office:value-type="float" office:value="-0.9945219" calcext:value-type="float">
            <text:p>-0,9945219</text:p>
          </table:table-cell>
          <table:table-cell office:value-type="float" office:value="-96" calcext:value-type="float">
            <text:p>-96</text:p>
          </table:table-cell>
          <table:table-cell/>
          <table:table-cell office:value-type="float" office:value="-95.5" calcext:value-type="float">
            <text:p>-95,5</text:p>
          </table:table-cell>
          <table:table-cell table:formula="of:=([.D1057]-[.I1057])^2" office:value-type="float" office:value="0.25" calcext:value-type="float">
            <text:p>0,25</text:p>
          </table:table-cell>
          <table:table-cell/>
          <table:table-cell table:formula="of:=ROUND(COS([.I1057]*PI()/180);7)" office:value-type="float" office:value="-0.0958458" calcext:value-type="float">
            <text:p>-0,0958458</text:p>
          </table:table-cell>
          <table:table-cell table:formula="of:=ROUND(SIN([.I1057]*PI()/180);7)" office:value-type="float" office:value="-0.9953962" calcext:value-type="float">
            <text:p>-0,9953962</text:p>
          </table:table-cell>
          <table:table-cell table:formula="of:=ABS([.L1057]-[.E1057])" office:value-type="float" office:value="0.00868266000000001" calcext:value-type="float">
            <text:p>0,00868266</text:p>
          </table:table-cell>
          <table:table-cell table:formula="of:=ABS([.M1057]-[.F1057])" office:value-type="float" office:value="0.000874299999999995" calcext:value-type="float">
            <text:p>0,0008743</text:p>
          </table:table-cell>
          <table:table-cell/>
        </table:table-row>
        <table:table-row table:style-name="ro1">
          <table:table-cell office:value-type="float" office:value="1623609927.06767" calcext:value-type="float">
            <text:p>1623609927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5" calcext:value-type="float">
            <text:p>-95</text:p>
          </table:table-cell>
          <table:table-cell office:value-type="float" office:value="-0.08715574" calcext:value-type="float">
            <text:p>-0,08715574</text:p>
          </table:table-cell>
          <table:table-cell office:value-type="float" office:value="-0.9961947" calcext:value-type="float">
            <text:p>-0,9961947</text:p>
          </table:table-cell>
          <table:table-cell office:value-type="float" office:value="-95" calcext:value-type="float">
            <text:p>-95</text:p>
          </table:table-cell>
          <table:table-cell/>
          <table:table-cell office:value-type="float" office:value="-95.25" calcext:value-type="float">
            <text:p>-95,25</text:p>
          </table:table-cell>
          <table:table-cell table:formula="of:=([.D1058]-[.I1058])^2" office:value-type="float" office:value="0.0625" calcext:value-type="float">
            <text:p>0,0625</text:p>
          </table:table-cell>
          <table:table-cell/>
          <table:table-cell table:formula="of:=ROUND(COS([.I1058]*PI()/180);7)" office:value-type="float" office:value="-0.0915016" calcext:value-type="float">
            <text:p>-0,0915016</text:p>
          </table:table-cell>
          <table:table-cell table:formula="of:=ROUND(SIN([.I1058]*PI()/180);7)" office:value-type="float" office:value="-0.9958049" calcext:value-type="float">
            <text:p>-0,9958049</text:p>
          </table:table-cell>
          <table:table-cell table:formula="of:=ABS([.L1058]-[.E1058])" office:value-type="float" office:value="0.00434586000000001" calcext:value-type="float">
            <text:p>0,00434586</text:p>
          </table:table-cell>
          <table:table-cell table:formula="of:=ABS([.M1058]-[.F1058])" office:value-type="float" office:value="0.000389799999999996" calcext:value-type="float">
            <text:p>0,0003898</text:p>
          </table:table-cell>
          <table:table-cell/>
        </table:table-row>
        <table:table-row table:style-name="ro1">
          <table:table-cell office:value-type="float" office:value="1623609927.16767" calcext:value-type="float">
            <text:p>1623609927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5" calcext:value-type="float">
            <text:p>-95</text:p>
          </table:table-cell>
          <table:table-cell office:value-type="float" office:value="-0.08715574" calcext:value-type="float">
            <text:p>-0,08715574</text:p>
          </table:table-cell>
          <table:table-cell office:value-type="float" office:value="-0.9961947" calcext:value-type="float">
            <text:p>-0,9961947</text:p>
          </table:table-cell>
          <table:table-cell office:value-type="float" office:value="-95" calcext:value-type="float">
            <text:p>-95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([.D1059]-[.I1059])^2" office:value-type="float" office:value="0" calcext:value-type="float">
            <text:p>0</text:p>
          </table:table-cell>
          <table:table-cell/>
          <table:table-cell table:formula="of:=ROUND(COS([.I1059]*PI()/180);7)" office:value-type="float" office:value="-0.0871557" calcext:value-type="float">
            <text:p>-0,0871557</text:p>
          </table:table-cell>
          <table:table-cell table:formula="of:=ROUND(SIN([.I1059]*PI()/180);7)" office:value-type="float" office:value="-0.9961947" calcext:value-type="float">
            <text:p>-0,9961947</text:p>
          </table:table-cell>
          <table:table-cell table:formula="of:=ABS([.L1059]-[.E1059])" office:value-type="float" office:value="0.0000000399999999928236" calcext:value-type="float">
            <text:p>3,99999999928236E-08</text:p>
          </table:table-cell>
          <table:table-cell table:formula="of:=ABS([.M1059]-[.F10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27.26767" calcext:value-type="float">
            <text:p>1623609927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5" calcext:value-type="float">
            <text:p>-95</text:p>
          </table:table-cell>
          <table:table-cell office:value-type="float" office:value="-0.08715574" calcext:value-type="float">
            <text:p>-0,08715574</text:p>
          </table:table-cell>
          <table:table-cell office:value-type="float" office:value="-0.9961947" calcext:value-type="float">
            <text:p>-0,9961947</text:p>
          </table:table-cell>
          <table:table-cell office:value-type="float" office:value="-95" calcext:value-type="float">
            <text:p>-95</text:p>
          </table:table-cell>
          <table:table-cell/>
          <table:table-cell office:value-type="float" office:value="-94.75" calcext:value-type="float">
            <text:p>-94,75</text:p>
          </table:table-cell>
          <table:table-cell table:formula="of:=([.D1060]-[.I1060])^2" office:value-type="float" office:value="0.0625" calcext:value-type="float">
            <text:p>0,0625</text:p>
          </table:table-cell>
          <table:table-cell/>
          <table:table-cell table:formula="of:=ROUND(COS([.I1060]*PI()/180);7)" office:value-type="float" office:value="-0.0828082" calcext:value-type="float">
            <text:p>-0,0828082</text:p>
          </table:table-cell>
          <table:table-cell table:formula="of:=ROUND(SIN([.I1060]*PI()/180);7)" office:value-type="float" office:value="-0.9965655" calcext:value-type="float">
            <text:p>-0,9965655</text:p>
          </table:table-cell>
          <table:table-cell table:formula="of:=ABS([.L1060]-[.E1060])" office:value-type="float" office:value="0.00434754" calcext:value-type="float">
            <text:p>0,00434754</text:p>
          </table:table-cell>
          <table:table-cell table:formula="of:=ABS([.M1060]-[.F1060])" office:value-type="float" office:value="0.000370800000000004" calcext:value-type="float">
            <text:p>0,0003708</text:p>
          </table:table-cell>
          <table:table-cell/>
        </table:table-row>
        <table:table-row table:style-name="ro1">
          <table:table-cell office:value-type="float" office:value="1623609927.36767" calcext:value-type="float">
            <text:p>1623609927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5" calcext:value-type="float">
            <text:p>-95</text:p>
          </table:table-cell>
          <table:table-cell office:value-type="float" office:value="-0.08715574" calcext:value-type="float">
            <text:p>-0,08715574</text:p>
          </table:table-cell>
          <table:table-cell office:value-type="float" office:value="-0.9961947" calcext:value-type="float">
            <text:p>-0,9961947</text:p>
          </table:table-cell>
          <table:table-cell office:value-type="float" office:value="-95" calcext:value-type="float">
            <text:p>-95</text:p>
          </table:table-cell>
          <table:table-cell/>
          <table:table-cell office:value-type="float" office:value="-94.5" calcext:value-type="float">
            <text:p>-94,5</text:p>
          </table:table-cell>
          <table:table-cell table:formula="of:=([.D1061]-[.I1061])^2" office:value-type="float" office:value="0.25" calcext:value-type="float">
            <text:p>0,25</text:p>
          </table:table-cell>
          <table:table-cell/>
          <table:table-cell table:formula="of:=ROUND(COS([.I1061]*PI()/180);7)" office:value-type="float" office:value="-0.0784591" calcext:value-type="float">
            <text:p>-0,0784591</text:p>
          </table:table-cell>
          <table:table-cell table:formula="of:=ROUND(SIN([.I1061]*PI()/180);7)" office:value-type="float" office:value="-0.9969173" calcext:value-type="float">
            <text:p>-0,9969173</text:p>
          </table:table-cell>
          <table:table-cell table:formula="of:=ABS([.L1061]-[.E1061])" office:value-type="float" office:value="0.00869663999999999" calcext:value-type="float">
            <text:p>0,00869664</text:p>
          </table:table-cell>
          <table:table-cell table:formula="of:=ABS([.M1061]-[.F1061])" office:value-type="float" office:value="0.000722600000000018" calcext:value-type="float">
            <text:p>0,0007226</text:p>
          </table:table-cell>
          <table:table-cell/>
        </table:table-row>
        <table:table-row table:style-name="ro1">
          <table:table-cell office:value-type="float" office:value="1623609927.46767" calcext:value-type="float">
            <text:p>1623609927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4" calcext:value-type="float">
            <text:p>-94</text:p>
          </table:table-cell>
          <table:table-cell office:value-type="float" office:value="-0.06975647" calcext:value-type="float">
            <text:p>-0,06975647</text:p>
          </table:table-cell>
          <table:table-cell office:value-type="float" office:value="-0.99756405" calcext:value-type="float">
            <text:p>-0,99756405</text:p>
          </table:table-cell>
          <table:table-cell office:value-type="float" office:value="-94" calcext:value-type="float">
            <text:p>-94</text:p>
          </table:table-cell>
          <table:table-cell/>
          <table:table-cell office:value-type="float" office:value="-94.25" calcext:value-type="float">
            <text:p>-94,25</text:p>
          </table:table-cell>
          <table:table-cell table:formula="of:=([.D1062]-[.I1062])^2" office:value-type="float" office:value="0.0625" calcext:value-type="float">
            <text:p>0,0625</text:p>
          </table:table-cell>
          <table:table-cell/>
          <table:table-cell table:formula="of:=ROUND(COS([.I1062]*PI()/180);7)" office:value-type="float" office:value="-0.0741085" calcext:value-type="float">
            <text:p>-0,0741085</text:p>
          </table:table-cell>
          <table:table-cell table:formula="of:=ROUND(SIN([.I1062]*PI()/180);7)" office:value-type="float" office:value="-0.9972502" calcext:value-type="float">
            <text:p>-0,9972502</text:p>
          </table:table-cell>
          <table:table-cell table:formula="of:=ABS([.L1062]-[.E1062])" office:value-type="float" office:value="0.00435202999999999" calcext:value-type="float">
            <text:p>0,00435203</text:p>
          </table:table-cell>
          <table:table-cell table:formula="of:=ABS([.M1062]-[.F1062])" office:value-type="float" office:value="0.00031385000000006" calcext:value-type="float">
            <text:p>0,00031385</text:p>
          </table:table-cell>
          <table:table-cell/>
        </table:table-row>
        <table:table-row table:style-name="ro1">
          <table:table-cell office:value-type="float" office:value="1623609927.56767" calcext:value-type="float">
            <text:p>1623609927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4" calcext:value-type="float">
            <text:p>-94</text:p>
          </table:table-cell>
          <table:table-cell office:value-type="float" office:value="-0.06975647" calcext:value-type="float">
            <text:p>-0,06975647</text:p>
          </table:table-cell>
          <table:table-cell office:value-type="float" office:value="-0.99756405" calcext:value-type="float">
            <text:p>-0,99756405</text:p>
          </table:table-cell>
          <table:table-cell office:value-type="float" office:value="-94" calcext:value-type="float">
            <text:p>-94</text:p>
          </table:table-cell>
          <table:table-cell/>
          <table:table-cell office:value-type="float" office:value="-94" calcext:value-type="float">
            <text:p>-94</text:p>
          </table:table-cell>
          <table:table-cell table:formula="of:=([.D1063]-[.I1063])^2" office:value-type="float" office:value="0" calcext:value-type="float">
            <text:p>0</text:p>
          </table:table-cell>
          <table:table-cell/>
          <table:table-cell table:formula="of:=ROUND(COS([.I1063]*PI()/180);7)" office:value-type="float" office:value="-0.0697565" calcext:value-type="float">
            <text:p>-0,0697565</text:p>
          </table:table-cell>
          <table:table-cell table:formula="of:=ROUND(SIN([.I1063]*PI()/180);7)" office:value-type="float" office:value="-0.9975641" calcext:value-type="float">
            <text:p>-0,9975641</text:p>
          </table:table-cell>
          <table:table-cell table:formula="of:=ABS([.L1063]-[.E1063])" office:value-type="float" office:value="0.0000000299999999980871" calcext:value-type="float">
            <text:p>2,99999999980871E-08</text:p>
          </table:table-cell>
          <table:table-cell table:formula="of:=ABS([.M1063]-[.F1063])" office:value-type="float" office:value="0.0000000499999999181711" calcext:value-type="float">
            <text:p>4,99999999181711E-08</text:p>
          </table:table-cell>
          <table:table-cell/>
        </table:table-row>
        <table:table-row table:style-name="ro1">
          <table:table-cell office:value-type="float" office:value="1623609927.66761" calcext:value-type="float">
            <text:p>1623609927,6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4" calcext:value-type="float">
            <text:p>-94</text:p>
          </table:table-cell>
          <table:table-cell office:value-type="float" office:value="-0.06975647" calcext:value-type="float">
            <text:p>-0,06975647</text:p>
          </table:table-cell>
          <table:table-cell office:value-type="float" office:value="-0.99756405" calcext:value-type="float">
            <text:p>-0,99756405</text:p>
          </table:table-cell>
          <table:table-cell office:value-type="float" office:value="-94" calcext:value-type="float">
            <text:p>-94</text:p>
          </table:table-cell>
          <table:table-cell/>
          <table:table-cell office:value-type="float" office:value="-93.75" calcext:value-type="float">
            <text:p>-93,75</text:p>
          </table:table-cell>
          <table:table-cell table:formula="of:=([.D1064]-[.I1064])^2" office:value-type="float" office:value="0.0625" calcext:value-type="float">
            <text:p>0,0625</text:p>
          </table:table-cell>
          <table:table-cell/>
          <table:table-cell table:formula="of:=ROUND(COS([.I1064]*PI()/180);7)" office:value-type="float" office:value="-0.0654031" calcext:value-type="float">
            <text:p>-0,0654031</text:p>
          </table:table-cell>
          <table:table-cell table:formula="of:=ROUND(SIN([.I1064]*PI()/180);7)" office:value-type="float" office:value="-0.9978589" calcext:value-type="float">
            <text:p>-0,9978589</text:p>
          </table:table-cell>
          <table:table-cell table:formula="of:=ABS([.L1064]-[.E1064])" office:value-type="float" office:value="0.00435337" calcext:value-type="float">
            <text:p>0,00435337</text:p>
          </table:table-cell>
          <table:table-cell table:formula="of:=ABS([.M1064]-[.F1064])" office:value-type="float" office:value="0.000294849999999958" calcext:value-type="float">
            <text:p>0,00029485</text:p>
          </table:table-cell>
          <table:table-cell/>
        </table:table-row>
        <table:table-row table:style-name="ro1">
          <table:table-cell office:value-type="float" office:value="1623609927.76767" calcext:value-type="float">
            <text:p>1623609927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4" calcext:value-type="float">
            <text:p>-94</text:p>
          </table:table-cell>
          <table:table-cell office:value-type="float" office:value="-0.06975647" calcext:value-type="float">
            <text:p>-0,06975647</text:p>
          </table:table-cell>
          <table:table-cell office:value-type="float" office:value="-0.99756405" calcext:value-type="float">
            <text:p>-0,99756405</text:p>
          </table:table-cell>
          <table:table-cell office:value-type="float" office:value="-94" calcext:value-type="float">
            <text:p>-94</text:p>
          </table:table-cell>
          <table:table-cell/>
          <table:table-cell office:value-type="float" office:value="-93.5" calcext:value-type="float">
            <text:p>-93,5</text:p>
          </table:table-cell>
          <table:table-cell table:formula="of:=([.D1065]-[.I1065])^2" office:value-type="float" office:value="0.25" calcext:value-type="float">
            <text:p>0,25</text:p>
          </table:table-cell>
          <table:table-cell/>
          <table:table-cell table:formula="of:=ROUND(COS([.I1065]*PI()/180);7)" office:value-type="float" office:value="-0.0610485" calcext:value-type="float">
            <text:p>-0,0610485</text:p>
          </table:table-cell>
          <table:table-cell table:formula="of:=ROUND(SIN([.I1065]*PI()/180);7)" office:value-type="float" office:value="-0.9981348" calcext:value-type="float">
            <text:p>-0,9981348</text:p>
          </table:table-cell>
          <table:table-cell table:formula="of:=ABS([.L1065]-[.E1065])" office:value-type="float" office:value="0.00870797" calcext:value-type="float">
            <text:p>0,00870797</text:p>
          </table:table-cell>
          <table:table-cell table:formula="of:=ABS([.M1065]-[.F1065])" office:value-type="float" office:value="0.000570749999999953" calcext:value-type="float">
            <text:p>0,00057075</text:p>
          </table:table-cell>
          <table:table-cell/>
        </table:table-row>
        <table:table-row table:style-name="ro1">
          <table:table-cell office:value-type="float" office:value="1623609927.86762" calcext:value-type="float">
            <text:p>1623609927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3" calcext:value-type="float">
            <text:p>-93</text:p>
          </table:table-cell>
          <table:table-cell office:value-type="float" office:value="-0.05233596" calcext:value-type="float">
            <text:p>-0,05233596</text:p>
          </table:table-cell>
          <table:table-cell office:value-type="float" office:value="-0.99862953" calcext:value-type="float">
            <text:p>-0,99862953</text:p>
          </table:table-cell>
          <table:table-cell office:value-type="float" office:value="-93" calcext:value-type="float">
            <text:p>-93</text:p>
          </table:table-cell>
          <table:table-cell/>
          <table:table-cell office:value-type="float" office:value="-93.25" calcext:value-type="float">
            <text:p>-93,25</text:p>
          </table:table-cell>
          <table:table-cell table:formula="of:=([.D1066]-[.I1066])^2" office:value-type="float" office:value="0.0625" calcext:value-type="float">
            <text:p>0,0625</text:p>
          </table:table-cell>
          <table:table-cell/>
          <table:table-cell table:formula="of:=ROUND(COS([.I1066]*PI()/180);7)" office:value-type="float" office:value="-0.0566928" calcext:value-type="float">
            <text:p>-0,0566928</text:p>
          </table:table-cell>
          <table:table-cell table:formula="of:=ROUND(SIN([.I1066]*PI()/180);7)" office:value-type="float" office:value="-0.9983917" calcext:value-type="float">
            <text:p>-0,9983917</text:p>
          </table:table-cell>
          <table:table-cell table:formula="of:=ABS([.L1066]-[.E1066])" office:value-type="float" office:value="0.00435684" calcext:value-type="float">
            <text:p>0,00435684</text:p>
          </table:table-cell>
          <table:table-cell table:formula="of:=ABS([.M1066]-[.F1066])" office:value-type="float" office:value="0.000237829999999994" calcext:value-type="float">
            <text:p>0,00023783</text:p>
          </table:table-cell>
          <table:table-cell/>
        </table:table-row>
        <table:table-row table:style-name="ro1">
          <table:table-cell office:value-type="float" office:value="1623609927.96769" calcext:value-type="float">
            <text:p>1623609927,9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3" calcext:value-type="float">
            <text:p>-93</text:p>
          </table:table-cell>
          <table:table-cell office:value-type="float" office:value="-0.05233596" calcext:value-type="float">
            <text:p>-0,05233596</text:p>
          </table:table-cell>
          <table:table-cell office:value-type="float" office:value="-0.99862953" calcext:value-type="float">
            <text:p>-0,99862953</text:p>
          </table:table-cell>
          <table:table-cell office:value-type="float" office:value="-93" calcext:value-type="float">
            <text:p>-93</text:p>
          </table:table-cell>
          <table:table-cell/>
          <table:table-cell office:value-type="float" office:value="-93" calcext:value-type="float">
            <text:p>-93</text:p>
          </table:table-cell>
          <table:table-cell table:formula="of:=([.D1067]-[.I1067])^2" office:value-type="float" office:value="0" calcext:value-type="float">
            <text:p>0</text:p>
          </table:table-cell>
          <table:table-cell/>
          <table:table-cell table:formula="of:=ROUND(COS([.I1067]*PI()/180);7)" office:value-type="float" office:value="-0.052336" calcext:value-type="float">
            <text:p>-0,052336</text:p>
          </table:table-cell>
          <table:table-cell table:formula="of:=ROUND(SIN([.I1067]*PI()/180);7)" office:value-type="float" office:value="-0.9986295" calcext:value-type="float">
            <text:p>-0,9986295</text:p>
          </table:table-cell>
          <table:table-cell table:formula="of:=ABS([.L1067]-[.E1067])" office:value-type="float" office:value="0.0000000399999999997624" calcext:value-type="float">
            <text:p>3,99999999997624E-08</text:p>
          </table:table-cell>
          <table:table-cell table:formula="of:=ABS([.M1067]-[.F1067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28.06766" calcext:value-type="float">
            <text:p>1623609928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3" calcext:value-type="float">
            <text:p>-93</text:p>
          </table:table-cell>
          <table:table-cell office:value-type="float" office:value="-0.05233596" calcext:value-type="float">
            <text:p>-0,05233596</text:p>
          </table:table-cell>
          <table:table-cell office:value-type="float" office:value="-0.99862953" calcext:value-type="float">
            <text:p>-0,99862953</text:p>
          </table:table-cell>
          <table:table-cell office:value-type="float" office:value="-93" calcext:value-type="float">
            <text:p>-93</text:p>
          </table:table-cell>
          <table:table-cell/>
          <table:table-cell office:value-type="float" office:value="-92.75" calcext:value-type="float">
            <text:p>-92,75</text:p>
          </table:table-cell>
          <table:table-cell table:formula="of:=([.D1068]-[.I1068])^2" office:value-type="float" office:value="0.0625" calcext:value-type="float">
            <text:p>0,0625</text:p>
          </table:table-cell>
          <table:table-cell/>
          <table:table-cell table:formula="of:=ROUND(COS([.I1068]*PI()/180);7)" office:value-type="float" office:value="-0.0479781" calcext:value-type="float">
            <text:p>-0,0479781</text:p>
          </table:table-cell>
          <table:table-cell table:formula="of:=ROUND(SIN([.I1068]*PI()/180);7)" office:value-type="float" office:value="-0.9988484" calcext:value-type="float">
            <text:p>-0,9988484</text:p>
          </table:table-cell>
          <table:table-cell table:formula="of:=ABS([.L1068]-[.E1068])" office:value-type="float" office:value="0.00435786" calcext:value-type="float">
            <text:p>0,00435786</text:p>
          </table:table-cell>
          <table:table-cell table:formula="of:=ABS([.M1068]-[.F1068])" office:value-type="float" office:value="0.000218869999999982" calcext:value-type="float">
            <text:p>0,00021887</text:p>
          </table:table-cell>
          <table:table-cell/>
        </table:table-row>
        <table:table-row table:style-name="ro1">
          <table:table-cell office:value-type="float" office:value="1623609928.16768" calcext:value-type="float">
            <text:p>1623609928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3" calcext:value-type="float">
            <text:p>-93</text:p>
          </table:table-cell>
          <table:table-cell office:value-type="float" office:value="-0.05233596" calcext:value-type="float">
            <text:p>-0,05233596</text:p>
          </table:table-cell>
          <table:table-cell office:value-type="float" office:value="-0.99862953" calcext:value-type="float">
            <text:p>-0,99862953</text:p>
          </table:table-cell>
          <table:table-cell office:value-type="float" office:value="-93" calcext:value-type="float">
            <text:p>-93</text:p>
          </table:table-cell>
          <table:table-cell/>
          <table:table-cell office:value-type="float" office:value="-92.5" calcext:value-type="float">
            <text:p>-92,5</text:p>
          </table:table-cell>
          <table:table-cell table:formula="of:=([.D1069]-[.I1069])^2" office:value-type="float" office:value="0.25" calcext:value-type="float">
            <text:p>0,25</text:p>
          </table:table-cell>
          <table:table-cell/>
          <table:table-cell table:formula="of:=ROUND(COS([.I1069]*PI()/180);7)" office:value-type="float" office:value="-0.0436194" calcext:value-type="float">
            <text:p>-0,0436194</text:p>
          </table:table-cell>
          <table:table-cell table:formula="of:=ROUND(SIN([.I1069]*PI()/180);7)" office:value-type="float" office:value="-0.9990482" calcext:value-type="float">
            <text:p>-0,9990482</text:p>
          </table:table-cell>
          <table:table-cell table:formula="of:=ABS([.L1069]-[.E1069])" office:value-type="float" office:value="0.00871656" calcext:value-type="float">
            <text:p>0,00871656</text:p>
          </table:table-cell>
          <table:table-cell table:formula="of:=ABS([.M1069]-[.F1069])" office:value-type="float" office:value="0.000418670000000065" calcext:value-type="float">
            <text:p>0,00041867</text:p>
          </table:table-cell>
          <table:table-cell/>
        </table:table-row>
        <table:table-row table:style-name="ro1">
          <table:table-cell office:value-type="float" office:value="1623609928.26785" calcext:value-type="float">
            <text:p>1623609928,267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2" calcext:value-type="float">
            <text:p>-92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-0.99939083" calcext:value-type="float">
            <text:p>-0,99939083</text:p>
          </table:table-cell>
          <table:table-cell office:value-type="float" office:value="-92" calcext:value-type="float">
            <text:p>-92</text:p>
          </table:table-cell>
          <table:table-cell/>
          <table:table-cell office:value-type="float" office:value="-92.25" calcext:value-type="float">
            <text:p>-92,25</text:p>
          </table:table-cell>
          <table:table-cell table:formula="of:=([.D1070]-[.I1070])^2" office:value-type="float" office:value="0.0625" calcext:value-type="float">
            <text:p>0,0625</text:p>
          </table:table-cell>
          <table:table-cell/>
          <table:table-cell table:formula="of:=ROUND(COS([.I1070]*PI()/180);7)" office:value-type="float" office:value="-0.0392598" calcext:value-type="float">
            <text:p>-0,0392598</text:p>
          </table:table-cell>
          <table:table-cell table:formula="of:=ROUND(SIN([.I1070]*PI()/180);7)" office:value-type="float" office:value="-0.999229" calcext:value-type="float">
            <text:p>-0,999229</text:p>
          </table:table-cell>
          <table:table-cell table:formula="of:=ABS([.L1070]-[.E1070])" office:value-type="float" office:value="0.0043603" calcext:value-type="float">
            <text:p>0,0043603</text:p>
          </table:table-cell>
          <table:table-cell table:formula="of:=ABS([.M1070]-[.F1070])" office:value-type="float" office:value="0.000161830000000029" calcext:value-type="float">
            <text:p>0,00016183</text:p>
          </table:table-cell>
          <table:table-cell/>
        </table:table-row>
        <table:table-row table:style-name="ro1">
          <table:table-cell office:value-type="float" office:value="1623609928.36766" calcext:value-type="float">
            <text:p>1623609928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2" calcext:value-type="float">
            <text:p>-92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-0.99939083" calcext:value-type="float">
            <text:p>-0,99939083</text:p>
          </table:table-cell>
          <table:table-cell office:value-type="float" office:value="-92" calcext:value-type="float">
            <text:p>-92</text:p>
          </table:table-cell>
          <table:table-cell/>
          <table:table-cell office:value-type="float" office:value="-92" calcext:value-type="float">
            <text:p>-92</text:p>
          </table:table-cell>
          <table:table-cell table:formula="of:=([.D1071]-[.I1071])^2" office:value-type="float" office:value="0" calcext:value-type="float">
            <text:p>0</text:p>
          </table:table-cell>
          <table:table-cell/>
          <table:table-cell table:formula="of:=ROUND(COS([.I1071]*PI()/180);7)" office:value-type="float" office:value="-0.0348995" calcext:value-type="float">
            <text:p>-0,0348995</text:p>
          </table:table-cell>
          <table:table-cell table:formula="of:=ROUND(SIN([.I1071]*PI()/180);7)" office:value-type="float" office:value="-0.9993908" calcext:value-type="float">
            <text:p>-0,9993908</text:p>
          </table:table-cell>
          <table:table-cell table:formula="of:=ABS([.L1071]-[.E1071])" office:value-type="float" office:value="0" calcext:value-type="float">
            <text:p>0</text:p>
          </table:table-cell>
          <table:table-cell table:formula="of:=ABS([.M1071]-[.F1071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28.46767" calcext:value-type="float">
            <text:p>1623609928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2" calcext:value-type="float">
            <text:p>-92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-0.99939083" calcext:value-type="float">
            <text:p>-0,99939083</text:p>
          </table:table-cell>
          <table:table-cell office:value-type="float" office:value="-92" calcext:value-type="float">
            <text:p>-92</text:p>
          </table:table-cell>
          <table:table-cell/>
          <table:table-cell office:value-type="float" office:value="-91.75" calcext:value-type="float">
            <text:p>-91,75</text:p>
          </table:table-cell>
          <table:table-cell table:formula="of:=([.D1072]-[.I1072])^2" office:value-type="float" office:value="0.0625" calcext:value-type="float">
            <text:p>0,0625</text:p>
          </table:table-cell>
          <table:table-cell/>
          <table:table-cell table:formula="of:=ROUND(COS([.I1072]*PI()/180);7)" office:value-type="float" office:value="-0.0305385" calcext:value-type="float">
            <text:p>-0,0305385</text:p>
          </table:table-cell>
          <table:table-cell table:formula="of:=ROUND(SIN([.I1072]*PI()/180);7)" office:value-type="float" office:value="-0.9995336" calcext:value-type="float">
            <text:p>-0,9995336</text:p>
          </table:table-cell>
          <table:table-cell table:formula="of:=ABS([.L1072]-[.E1072])" office:value-type="float" office:value="0.004361" calcext:value-type="float">
            <text:p>0,004361</text:p>
          </table:table-cell>
          <table:table-cell table:formula="of:=ABS([.M1072]-[.F1072])" office:value-type="float" office:value="0.000142769999999959" calcext:value-type="float">
            <text:p>0,00014277</text:p>
          </table:table-cell>
          <table:table-cell/>
        </table:table-row>
        <table:table-row table:style-name="ro1">
          <table:table-cell office:value-type="float" office:value="1623609928.56769" calcext:value-type="float">
            <text:p>1623609928,5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2" calcext:value-type="float">
            <text:p>-92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-0.99939083" calcext:value-type="float">
            <text:p>-0,99939083</text:p>
          </table:table-cell>
          <table:table-cell office:value-type="float" office:value="-92" calcext:value-type="float">
            <text:p>-92</text:p>
          </table:table-cell>
          <table:table-cell/>
          <table:table-cell office:value-type="float" office:value="-91.5" calcext:value-type="float">
            <text:p>-91,5</text:p>
          </table:table-cell>
          <table:table-cell table:formula="of:=([.D1073]-[.I1073])^2" office:value-type="float" office:value="0.25" calcext:value-type="float">
            <text:p>0,25</text:p>
          </table:table-cell>
          <table:table-cell/>
          <table:table-cell table:formula="of:=ROUND(COS([.I1073]*PI()/180);7)" office:value-type="float" office:value="-0.0261769" calcext:value-type="float">
            <text:p>-0,0261769</text:p>
          </table:table-cell>
          <table:table-cell table:formula="of:=ROUND(SIN([.I1073]*PI()/180);7)" office:value-type="float" office:value="-0.9996573" calcext:value-type="float">
            <text:p>-0,9996573</text:p>
          </table:table-cell>
          <table:table-cell table:formula="of:=ABS([.L1073]-[.E1073])" office:value-type="float" office:value="0.0087226" calcext:value-type="float">
            <text:p>0,0087226</text:p>
          </table:table-cell>
          <table:table-cell table:formula="of:=ABS([.M1073]-[.F1073])" office:value-type="float" office:value="0.000266469999999908" calcext:value-type="float">
            <text:p>0,00026647</text:p>
          </table:table-cell>
          <table:table-cell/>
        </table:table-row>
        <table:table-row table:style-name="ro1">
          <table:table-cell office:value-type="float" office:value="1623609928.66768" calcext:value-type="float">
            <text:p>1623609928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1" calcext:value-type="float">
            <text:p>-91</text:p>
          </table:table-cell>
          <table:table-cell office:value-type="float" office:value="-0.01745241" calcext:value-type="float">
            <text:p>-0,01745241</text:p>
          </table:table-cell>
          <table:table-cell office:value-type="float" office:value="-0.9998477" calcext:value-type="float">
            <text:p>-0,9998477</text:p>
          </table:table-cell>
          <table:table-cell office:value-type="float" office:value="-91" calcext:value-type="float">
            <text:p>-91</text:p>
          </table:table-cell>
          <table:table-cell/>
          <table:table-cell office:value-type="float" office:value="-91.25" calcext:value-type="float">
            <text:p>-91,25</text:p>
          </table:table-cell>
          <table:table-cell table:formula="of:=([.D1074]-[.I1074])^2" office:value-type="float" office:value="0.0625" calcext:value-type="float">
            <text:p>0,0625</text:p>
          </table:table-cell>
          <table:table-cell/>
          <table:table-cell table:formula="of:=ROUND(COS([.I1074]*PI()/180);7)" office:value-type="float" office:value="-0.0218149" calcext:value-type="float">
            <text:p>-0,0218149</text:p>
          </table:table-cell>
          <table:table-cell table:formula="of:=ROUND(SIN([.I1074]*PI()/180);7)" office:value-type="float" office:value="-0.999762" calcext:value-type="float">
            <text:p>-0,999762</text:p>
          </table:table-cell>
          <table:table-cell table:formula="of:=ABS([.L1074]-[.E1074])" office:value-type="float" office:value="0.00436249" calcext:value-type="float">
            <text:p>0,00436249</text:p>
          </table:table-cell>
          <table:table-cell table:formula="of:=ABS([.M1074]-[.F1074])" office:value-type="float" office:value="0.0000856999999999664" calcext:value-type="float">
            <text:p>8,56999999999664E-05</text:p>
          </table:table-cell>
          <table:table-cell/>
        </table:table-row>
        <table:table-row table:style-name="ro1">
          <table:table-cell office:value-type="float" office:value="1623609928.76767" calcext:value-type="float">
            <text:p>1623609928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1" calcext:value-type="float">
            <text:p>-91</text:p>
          </table:table-cell>
          <table:table-cell office:value-type="float" office:value="-0.01745241" calcext:value-type="float">
            <text:p>-0,01745241</text:p>
          </table:table-cell>
          <table:table-cell office:value-type="float" office:value="-0.9998477" calcext:value-type="float">
            <text:p>-0,9998477</text:p>
          </table:table-cell>
          <table:table-cell office:value-type="float" office:value="-91" calcext:value-type="float">
            <text:p>-91</text:p>
          </table:table-cell>
          <table:table-cell/>
          <table:table-cell office:value-type="float" office:value="-91" calcext:value-type="float">
            <text:p>-91</text:p>
          </table:table-cell>
          <table:table-cell table:formula="of:=([.D1075]-[.I1075])^2" office:value-type="float" office:value="0" calcext:value-type="float">
            <text:p>0</text:p>
          </table:table-cell>
          <table:table-cell/>
          <table:table-cell table:formula="of:=ROUND(COS([.I1075]*PI()/180);7)" office:value-type="float" office:value="-0.0174524" calcext:value-type="float">
            <text:p>-0,0174524</text:p>
          </table:table-cell>
          <table:table-cell table:formula="of:=ROUND(SIN([.I1075]*PI()/180);7)" office:value-type="float" office:value="-0.9998477" calcext:value-type="float">
            <text:p>-0,9998477</text:p>
          </table:table-cell>
          <table:table-cell table:formula="of:=ABS([.L1075]-[.E1075])" office:value-type="float" office:value="0.0000000100000000016753" calcext:value-type="float">
            <text:p>1,00000000016753E-08</text:p>
          </table:table-cell>
          <table:table-cell table:formula="of:=ABS([.M1075]-[.F10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28.86768" calcext:value-type="float">
            <text:p>1623609928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1" calcext:value-type="float">
            <text:p>-91</text:p>
          </table:table-cell>
          <table:table-cell office:value-type="float" office:value="-0.01745241" calcext:value-type="float">
            <text:p>-0,01745241</text:p>
          </table:table-cell>
          <table:table-cell office:value-type="float" office:value="-0.9998477" calcext:value-type="float">
            <text:p>-0,9998477</text:p>
          </table:table-cell>
          <table:table-cell office:value-type="float" office:value="-91" calcext:value-type="float">
            <text:p>-91</text:p>
          </table:table-cell>
          <table:table-cell/>
          <table:table-cell office:value-type="float" office:value="-90.75" calcext:value-type="float">
            <text:p>-90,75</text:p>
          </table:table-cell>
          <table:table-cell table:formula="of:=([.D1076]-[.I1076])^2" office:value-type="float" office:value="0.0625" calcext:value-type="float">
            <text:p>0,0625</text:p>
          </table:table-cell>
          <table:table-cell/>
          <table:table-cell table:formula="of:=ROUND(COS([.I1076]*PI()/180);7)" office:value-type="float" office:value="-0.0130896" calcext:value-type="float">
            <text:p>-0,0130896</text:p>
          </table:table-cell>
          <table:table-cell table:formula="of:=ROUND(SIN([.I1076]*PI()/180);7)" office:value-type="float" office:value="-0.9999143" calcext:value-type="float">
            <text:p>-0,9999143</text:p>
          </table:table-cell>
          <table:table-cell table:formula="of:=ABS([.L1076]-[.E1076])" office:value-type="float" office:value="0.00436281" calcext:value-type="float">
            <text:p>0,00436281</text:p>
          </table:table-cell>
          <table:table-cell table:formula="of:=ABS([.M1076]-[.F1076])" office:value-type="float" office:value="0.0000666000000000277" calcext:value-type="float">
            <text:p>6,66000000000277E-05</text:p>
          </table:table-cell>
          <table:table-cell/>
        </table:table-row>
        <table:table-row table:style-name="ro1">
          <table:table-cell office:value-type="float" office:value="1623609928.96781" calcext:value-type="float">
            <text:p>1623609928,96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0" calcext:value-type="float">
            <text:p>-90</text:p>
          </table:table-cell>
          <table:table-cell/>
          <table:table-cell office:value-type="float" office:value="-90.5" calcext:value-type="float">
            <text:p>-90,5</text:p>
          </table:table-cell>
          <table:table-cell table:formula="of:=([.D1077]-[.I1077])^2" office:value-type="float" office:value="0.25" calcext:value-type="float">
            <text:p>0,25</text:p>
          </table:table-cell>
          <table:table-cell/>
          <table:table-cell table:formula="of:=ROUND(COS([.I1077]*PI()/180);7)" office:value-type="float" office:value="-0.0087265" calcext:value-type="float">
            <text:p>-0,0087265</text:p>
          </table:table-cell>
          <table:table-cell table:formula="of:=ROUND(SIN([.I1077]*PI()/180);7)" office:value-type="float" office:value="-0.9999619" calcext:value-type="float">
            <text:p>-0,9999619</text:p>
          </table:table-cell>
          <table:table-cell table:formula="of:=ABS([.L1077]-[.E1077])" office:value-type="float" office:value="0.0087265" calcext:value-type="float">
            <text:p>0,0087265</text:p>
          </table:table-cell>
          <table:table-cell table:formula="of:=ABS([.M1077]-[.F1077])" office:value-type="float" office:value="0.0000381000000000409" calcext:value-type="float">
            <text:p>3,81000000000409E-05</text:p>
          </table:table-cell>
          <table:table-cell/>
        </table:table-row>
        <table:table-row table:style-name="ro1">
          <table:table-cell office:value-type="float" office:value="1623609929.06767" calcext:value-type="float">
            <text:p>1623609929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0" calcext:value-type="float">
            <text:p>-90</text:p>
          </table:table-cell>
          <table:table-cell/>
          <table:table-cell office:value-type="float" office:value="-90.25" calcext:value-type="float">
            <text:p>-90,25</text:p>
          </table:table-cell>
          <table:table-cell table:formula="of:=([.D1078]-[.I1078])^2" office:value-type="float" office:value="0.0625" calcext:value-type="float">
            <text:p>0,0625</text:p>
          </table:table-cell>
          <table:table-cell/>
          <table:table-cell table:formula="of:=ROUND(COS([.I1078]*PI()/180);7)" office:value-type="float" office:value="-0.0043633" calcext:value-type="float">
            <text:p>-0,0043633</text:p>
          </table:table-cell>
          <table:table-cell table:formula="of:=ROUND(SIN([.I1078]*PI()/180);7)" office:value-type="float" office:value="-0.9999905" calcext:value-type="float">
            <text:p>-0,9999905</text:p>
          </table:table-cell>
          <table:table-cell table:formula="of:=ABS([.L1078]-[.E1078])" office:value-type="float" office:value="0.0043633" calcext:value-type="float">
            <text:p>0,0043633</text:p>
          </table:table-cell>
          <table:table-cell table:formula="of:=ABS([.M1078]-[.F1078])" office:value-type="float" office:value="0.00000949999999999562" calcext:value-type="float">
            <text:p>9,49999999999562E-06</text:p>
          </table:table-cell>
          <table:table-cell/>
        </table:table-row>
        <table:table-row table:style-name="ro1">
          <table:table-cell office:value-type="float" office:value="1623609929.1676" calcext:value-type="float">
            <text:p>1623609929,1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0" calcext:value-type="float">
            <text:p>-90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([.D1079]-[.I1079])^2" office:value-type="float" office:value="0" calcext:value-type="float">
            <text:p>0</text:p>
          </table:table-cell>
          <table:table-cell/>
          <table:table-cell table:formula="of:=ROUND(COS([.I1079]*PI()/180);7)" office:value-type="float" office:value="0" calcext:value-type="float">
            <text:p>0</text:p>
          </table:table-cell>
          <table:table-cell table:formula="of:=ROUND(SIN([.I1079]*PI()/180);7)" office:value-type="float" office:value="-1" calcext:value-type="float">
            <text:p>-1</text:p>
          </table:table-cell>
          <table:table-cell table:formula="of:=ABS([.L1079]-[.E1079])" office:value-type="float" office:value="0" calcext:value-type="float">
            <text:p>0</text:p>
          </table:table-cell>
          <table:table-cell table:formula="of:=ABS([.M1079]-[.F10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29.26768" calcext:value-type="float">
            <text:p>1623609929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0" calcext:value-type="float">
            <text:p>-90</text:p>
          </table:table-cell>
          <table:table-cell/>
          <table:table-cell office:value-type="float" office:value="-89.75" calcext:value-type="float">
            <text:p>-89,75</text:p>
          </table:table-cell>
          <table:table-cell table:formula="of:=([.D1080]-[.I1080])^2" office:value-type="float" office:value="0.0625" calcext:value-type="float">
            <text:p>0,0625</text:p>
          </table:table-cell>
          <table:table-cell/>
          <table:table-cell table:formula="of:=ROUND(COS([.I1080]*PI()/180);7)" office:value-type="float" office:value="0.0043633" calcext:value-type="float">
            <text:p>0,0043633</text:p>
          </table:table-cell>
          <table:table-cell table:formula="of:=ROUND(SIN([.I1080]*PI()/180);7)" office:value-type="float" office:value="-0.9999905" calcext:value-type="float">
            <text:p>-0,9999905</text:p>
          </table:table-cell>
          <table:table-cell table:formula="of:=ABS([.L1080]-[.E1080])" office:value-type="float" office:value="0.0043633" calcext:value-type="float">
            <text:p>0,0043633</text:p>
          </table:table-cell>
          <table:table-cell table:formula="of:=ABS([.M1080]-[.F1080])" office:value-type="float" office:value="0.00000949999999999562" calcext:value-type="float">
            <text:p>9,49999999999562E-06</text:p>
          </table:table-cell>
          <table:table-cell/>
        </table:table-row>
        <table:table-row table:style-name="ro1">
          <table:table-cell office:value-type="float" office:value="1623609929.36768" calcext:value-type="float">
            <text:p>1623609929,3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9" calcext:value-type="float">
            <text:p>-89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-0.9998477" calcext:value-type="float">
            <text:p>-0,9998477</text:p>
          </table:table-cell>
          <table:table-cell office:value-type="float" office:value="-89" calcext:value-type="float">
            <text:p>-89</text:p>
          </table:table-cell>
          <table:table-cell/>
          <table:table-cell office:value-type="float" office:value="-89.5" calcext:value-type="float">
            <text:p>-89,5</text:p>
          </table:table-cell>
          <table:table-cell table:formula="of:=([.D1081]-[.I1081])^2" office:value-type="float" office:value="0.25" calcext:value-type="float">
            <text:p>0,25</text:p>
          </table:table-cell>
          <table:table-cell/>
          <table:table-cell table:formula="of:=ROUND(COS([.I1081]*PI()/180);7)" office:value-type="float" office:value="0.0087265" calcext:value-type="float">
            <text:p>0,0087265</text:p>
          </table:table-cell>
          <table:table-cell table:formula="of:=ROUND(SIN([.I1081]*PI()/180);7)" office:value-type="float" office:value="-0.9999619" calcext:value-type="float">
            <text:p>-0,9999619</text:p>
          </table:table-cell>
          <table:table-cell table:formula="of:=ABS([.L1081]-[.E1081])" office:value-type="float" office:value="0.00872591" calcext:value-type="float">
            <text:p>0,00872591</text:p>
          </table:table-cell>
          <table:table-cell table:formula="of:=ABS([.M1081]-[.F1081])" office:value-type="float" office:value="0.000114199999999953" calcext:value-type="float">
            <text:p>0,0001142</text:p>
          </table:table-cell>
          <table:table-cell/>
        </table:table-row>
        <table:table-row table:style-name="ro1">
          <table:table-cell office:value-type="float" office:value="1623609929.46768" calcext:value-type="float">
            <text:p>1623609929,4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9" calcext:value-type="float">
            <text:p>-89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-0.9998477" calcext:value-type="float">
            <text:p>-0,9998477</text:p>
          </table:table-cell>
          <table:table-cell office:value-type="float" office:value="-89" calcext:value-type="float">
            <text:p>-89</text:p>
          </table:table-cell>
          <table:table-cell/>
          <table:table-cell office:value-type="float" office:value="-89.25" calcext:value-type="float">
            <text:p>-89,25</text:p>
          </table:table-cell>
          <table:table-cell table:formula="of:=([.D1082]-[.I1082])^2" office:value-type="float" office:value="0.0625" calcext:value-type="float">
            <text:p>0,0625</text:p>
          </table:table-cell>
          <table:table-cell/>
          <table:table-cell table:formula="of:=ROUND(COS([.I1082]*PI()/180);7)" office:value-type="float" office:value="0.0130896" calcext:value-type="float">
            <text:p>0,0130896</text:p>
          </table:table-cell>
          <table:table-cell table:formula="of:=ROUND(SIN([.I1082]*PI()/180);7)" office:value-type="float" office:value="-0.9999143" calcext:value-type="float">
            <text:p>-0,9999143</text:p>
          </table:table-cell>
          <table:table-cell table:formula="of:=ABS([.L1082]-[.E1082])" office:value-type="float" office:value="0.00436281" calcext:value-type="float">
            <text:p>0,00436281</text:p>
          </table:table-cell>
          <table:table-cell table:formula="of:=ABS([.M1082]-[.F1082])" office:value-type="float" office:value="0.0000666000000000277" calcext:value-type="float">
            <text:p>6,66000000000277E-05</text:p>
          </table:table-cell>
          <table:table-cell/>
        </table:table-row>
        <table:table-row table:style-name="ro1">
          <table:table-cell office:value-type="float" office:value="1623609929.56767" calcext:value-type="float">
            <text:p>1623609929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9" calcext:value-type="float">
            <text:p>-89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-0.9998477" calcext:value-type="float">
            <text:p>-0,9998477</text:p>
          </table:table-cell>
          <table:table-cell office:value-type="float" office:value="-89" calcext:value-type="float">
            <text:p>-89</text:p>
          </table:table-cell>
          <table:table-cell/>
          <table:table-cell office:value-type="float" office:value="-89" calcext:value-type="float">
            <text:p>-89</text:p>
          </table:table-cell>
          <table:table-cell table:formula="of:=([.D1083]-[.I1083])^2" office:value-type="float" office:value="0" calcext:value-type="float">
            <text:p>0</text:p>
          </table:table-cell>
          <table:table-cell/>
          <table:table-cell table:formula="of:=ROUND(COS([.I1083]*PI()/180);7)" office:value-type="float" office:value="0.0174524" calcext:value-type="float">
            <text:p>0,0174524</text:p>
          </table:table-cell>
          <table:table-cell table:formula="of:=ROUND(SIN([.I1083]*PI()/180);7)" office:value-type="float" office:value="-0.9998477" calcext:value-type="float">
            <text:p>-0,9998477</text:p>
          </table:table-cell>
          <table:table-cell table:formula="of:=ABS([.L1083]-[.E1083])" office:value-type="float" office:value="0.0000000100000000016753" calcext:value-type="float">
            <text:p>1,00000000016753E-08</text:p>
          </table:table-cell>
          <table:table-cell table:formula="of:=ABS([.M1083]-[.F10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29.66768" calcext:value-type="float">
            <text:p>1623609929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9" calcext:value-type="float">
            <text:p>-89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-0.9998477" calcext:value-type="float">
            <text:p>-0,9998477</text:p>
          </table:table-cell>
          <table:table-cell office:value-type="float" office:value="-89" calcext:value-type="float">
            <text:p>-89</text:p>
          </table:table-cell>
          <table:table-cell/>
          <table:table-cell office:value-type="float" office:value="-88.75" calcext:value-type="float">
            <text:p>-88,75</text:p>
          </table:table-cell>
          <table:table-cell table:formula="of:=([.D1084]-[.I1084])^2" office:value-type="float" office:value="0.0625" calcext:value-type="float">
            <text:p>0,0625</text:p>
          </table:table-cell>
          <table:table-cell/>
          <table:table-cell table:formula="of:=ROUND(COS([.I1084]*PI()/180);7)" office:value-type="float" office:value="0.0218149" calcext:value-type="float">
            <text:p>0,0218149</text:p>
          </table:table-cell>
          <table:table-cell table:formula="of:=ROUND(SIN([.I1084]*PI()/180);7)" office:value-type="float" office:value="-0.999762" calcext:value-type="float">
            <text:p>-0,999762</text:p>
          </table:table-cell>
          <table:table-cell table:formula="of:=ABS([.L1084]-[.E1084])" office:value-type="float" office:value="0.00436249" calcext:value-type="float">
            <text:p>0,00436249</text:p>
          </table:table-cell>
          <table:table-cell table:formula="of:=ABS([.M1084]-[.F1084])" office:value-type="float" office:value="0.0000856999999999664" calcext:value-type="float">
            <text:p>8,56999999999664E-05</text:p>
          </table:table-cell>
          <table:table-cell/>
        </table:table-row>
        <table:table-row table:style-name="ro1">
          <table:table-cell office:value-type="float" office:value="1623609929.76768" calcext:value-type="float">
            <text:p>1623609929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9" calcext:value-type="float">
            <text:p>-89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-0.9998477" calcext:value-type="float">
            <text:p>-0,9998477</text:p>
          </table:table-cell>
          <table:table-cell office:value-type="float" office:value="-89" calcext:value-type="float">
            <text:p>-89</text:p>
          </table:table-cell>
          <table:table-cell/>
          <table:table-cell office:value-type="float" office:value="-88.5" calcext:value-type="float">
            <text:p>-88,5</text:p>
          </table:table-cell>
          <table:table-cell table:formula="of:=([.D1085]-[.I1085])^2" office:value-type="float" office:value="0.25" calcext:value-type="float">
            <text:p>0,25</text:p>
          </table:table-cell>
          <table:table-cell/>
          <table:table-cell table:formula="of:=ROUND(COS([.I1085]*PI()/180);7)" office:value-type="float" office:value="0.0261769" calcext:value-type="float">
            <text:p>0,0261769</text:p>
          </table:table-cell>
          <table:table-cell table:formula="of:=ROUND(SIN([.I1085]*PI()/180);7)" office:value-type="float" office:value="-0.9996573" calcext:value-type="float">
            <text:p>-0,9996573</text:p>
          </table:table-cell>
          <table:table-cell table:formula="of:=ABS([.L1085]-[.E1085])" office:value-type="float" office:value="0.00872449" calcext:value-type="float">
            <text:p>0,00872449</text:p>
          </table:table-cell>
          <table:table-cell table:formula="of:=ABS([.M1085]-[.F1085])" office:value-type="float" office:value="0.000190400000000035" calcext:value-type="float">
            <text:p>0,0001904</text:p>
          </table:table-cell>
          <table:table-cell/>
        </table:table-row>
        <table:table-row table:style-name="ro1">
          <table:table-cell office:value-type="float" office:value="1623609929.86768" calcext:value-type="float">
            <text:p>1623609929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8" calcext:value-type="float">
            <text:p>-88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-0.99939083" calcext:value-type="float">
            <text:p>-0,99939083</text:p>
          </table:table-cell>
          <table:table-cell office:value-type="float" office:value="-88" calcext:value-type="float">
            <text:p>-88</text:p>
          </table:table-cell>
          <table:table-cell/>
          <table:table-cell office:value-type="float" office:value="-88.25" calcext:value-type="float">
            <text:p>-88,25</text:p>
          </table:table-cell>
          <table:table-cell table:formula="of:=([.D1086]-[.I1086])^2" office:value-type="float" office:value="0.0625" calcext:value-type="float">
            <text:p>0,0625</text:p>
          </table:table-cell>
          <table:table-cell/>
          <table:table-cell table:formula="of:=ROUND(COS([.I1086]*PI()/180);7)" office:value-type="float" office:value="0.0305385" calcext:value-type="float">
            <text:p>0,0305385</text:p>
          </table:table-cell>
          <table:table-cell table:formula="of:=ROUND(SIN([.I1086]*PI()/180);7)" office:value-type="float" office:value="-0.9995336" calcext:value-type="float">
            <text:p>-0,9995336</text:p>
          </table:table-cell>
          <table:table-cell table:formula="of:=ABS([.L1086]-[.E1086])" office:value-type="float" office:value="0.004361" calcext:value-type="float">
            <text:p>0,004361</text:p>
          </table:table-cell>
          <table:table-cell table:formula="of:=ABS([.M1086]-[.F1086])" office:value-type="float" office:value="0.000142769999999959" calcext:value-type="float">
            <text:p>0,00014277</text:p>
          </table:table-cell>
          <table:table-cell/>
        </table:table-row>
        <table:table-row table:style-name="ro1">
          <table:table-cell office:value-type="float" office:value="1623609929.96767" calcext:value-type="float">
            <text:p>1623609929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8" calcext:value-type="float">
            <text:p>-88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-0.99939083" calcext:value-type="float">
            <text:p>-0,99939083</text:p>
          </table:table-cell>
          <table:table-cell office:value-type="float" office:value="-88" calcext:value-type="float">
            <text:p>-88</text:p>
          </table:table-cell>
          <table:table-cell/>
          <table:table-cell office:value-type="float" office:value="-88" calcext:value-type="float">
            <text:p>-88</text:p>
          </table:table-cell>
          <table:table-cell table:formula="of:=([.D1087]-[.I1087])^2" office:value-type="float" office:value="0" calcext:value-type="float">
            <text:p>0</text:p>
          </table:table-cell>
          <table:table-cell/>
          <table:table-cell table:formula="of:=ROUND(COS([.I1087]*PI()/180);7)" office:value-type="float" office:value="0.0348995" calcext:value-type="float">
            <text:p>0,0348995</text:p>
          </table:table-cell>
          <table:table-cell table:formula="of:=ROUND(SIN([.I1087]*PI()/180);7)" office:value-type="float" office:value="-0.9993908" calcext:value-type="float">
            <text:p>-0,9993908</text:p>
          </table:table-cell>
          <table:table-cell table:formula="of:=ABS([.L1087]-[.E1087])" office:value-type="float" office:value="0" calcext:value-type="float">
            <text:p>0</text:p>
          </table:table-cell>
          <table:table-cell table:formula="of:=ABS([.M1087]-[.F1087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30.06768" calcext:value-type="float">
            <text:p>1623609930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8" calcext:value-type="float">
            <text:p>-88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-0.99939083" calcext:value-type="float">
            <text:p>-0,99939083</text:p>
          </table:table-cell>
          <table:table-cell office:value-type="float" office:value="-88" calcext:value-type="float">
            <text:p>-88</text:p>
          </table:table-cell>
          <table:table-cell/>
          <table:table-cell office:value-type="float" office:value="-87.75" calcext:value-type="float">
            <text:p>-87,75</text:p>
          </table:table-cell>
          <table:table-cell table:formula="of:=([.D1088]-[.I1088])^2" office:value-type="float" office:value="0.0625" calcext:value-type="float">
            <text:p>0,0625</text:p>
          </table:table-cell>
          <table:table-cell/>
          <table:table-cell table:formula="of:=ROUND(COS([.I1088]*PI()/180);7)" office:value-type="float" office:value="0.0392598" calcext:value-type="float">
            <text:p>0,0392598</text:p>
          </table:table-cell>
          <table:table-cell table:formula="of:=ROUND(SIN([.I1088]*PI()/180);7)" office:value-type="float" office:value="-0.999229" calcext:value-type="float">
            <text:p>-0,999229</text:p>
          </table:table-cell>
          <table:table-cell table:formula="of:=ABS([.L1088]-[.E1088])" office:value-type="float" office:value="0.0043603" calcext:value-type="float">
            <text:p>0,0043603</text:p>
          </table:table-cell>
          <table:table-cell table:formula="of:=ABS([.M1088]-[.F1088])" office:value-type="float" office:value="0.000161830000000029" calcext:value-type="float">
            <text:p>0,00016183</text:p>
          </table:table-cell>
          <table:table-cell/>
        </table:table-row>
        <table:table-row table:style-name="ro1">
          <table:table-cell office:value-type="float" office:value="1623609930.16767" calcext:value-type="float">
            <text:p>1623609930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8" calcext:value-type="float">
            <text:p>-88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-0.99939083" calcext:value-type="float">
            <text:p>-0,99939083</text:p>
          </table:table-cell>
          <table:table-cell office:value-type="float" office:value="-88" calcext:value-type="float">
            <text:p>-88</text:p>
          </table:table-cell>
          <table:table-cell/>
          <table:table-cell office:value-type="float" office:value="-87.5" calcext:value-type="float">
            <text:p>-87,5</text:p>
          </table:table-cell>
          <table:table-cell table:formula="of:=([.D1089]-[.I1089])^2" office:value-type="float" office:value="0.25" calcext:value-type="float">
            <text:p>0,25</text:p>
          </table:table-cell>
          <table:table-cell/>
          <table:table-cell table:formula="of:=ROUND(COS([.I1089]*PI()/180);7)" office:value-type="float" office:value="0.0436194" calcext:value-type="float">
            <text:p>0,0436194</text:p>
          </table:table-cell>
          <table:table-cell table:formula="of:=ROUND(SIN([.I1089]*PI()/180);7)" office:value-type="float" office:value="-0.9990482" calcext:value-type="float">
            <text:p>-0,9990482</text:p>
          </table:table-cell>
          <table:table-cell table:formula="of:=ABS([.L1089]-[.E1089])" office:value-type="float" office:value="0.0087199" calcext:value-type="float">
            <text:p>0,0087199</text:p>
          </table:table-cell>
          <table:table-cell table:formula="of:=ABS([.M1089]-[.F1089])" office:value-type="float" office:value="0.00034263000000001" calcext:value-type="float">
            <text:p>0,00034263</text:p>
          </table:table-cell>
          <table:table-cell/>
        </table:table-row>
        <table:table-row table:style-name="ro1">
          <table:table-cell office:value-type="float" office:value="1623609930.26768" calcext:value-type="float">
            <text:p>1623609930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7" calcext:value-type="float">
            <text:p>-87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-0.99862953" calcext:value-type="float">
            <text:p>-0,99862953</text:p>
          </table:table-cell>
          <table:table-cell office:value-type="float" office:value="-87" calcext:value-type="float">
            <text:p>-87</text:p>
          </table:table-cell>
          <table:table-cell/>
          <table:table-cell office:value-type="float" office:value="-87.25" calcext:value-type="float">
            <text:p>-87,25</text:p>
          </table:table-cell>
          <table:table-cell table:formula="of:=([.D1090]-[.I1090])^2" office:value-type="float" office:value="0.0625" calcext:value-type="float">
            <text:p>0,0625</text:p>
          </table:table-cell>
          <table:table-cell/>
          <table:table-cell table:formula="of:=ROUND(COS([.I1090]*PI()/180);7)" office:value-type="float" office:value="0.0479781" calcext:value-type="float">
            <text:p>0,0479781</text:p>
          </table:table-cell>
          <table:table-cell table:formula="of:=ROUND(SIN([.I1090]*PI()/180);7)" office:value-type="float" office:value="-0.9988484" calcext:value-type="float">
            <text:p>-0,9988484</text:p>
          </table:table-cell>
          <table:table-cell table:formula="of:=ABS([.L1090]-[.E1090])" office:value-type="float" office:value="0.00435786" calcext:value-type="float">
            <text:p>0,00435786</text:p>
          </table:table-cell>
          <table:table-cell table:formula="of:=ABS([.M1090]-[.F1090])" office:value-type="float" office:value="0.000218869999999982" calcext:value-type="float">
            <text:p>0,00021887</text:p>
          </table:table-cell>
          <table:table-cell/>
        </table:table-row>
        <table:table-row table:style-name="ro1">
          <table:table-cell office:value-type="float" office:value="1623609930.36769" calcext:value-type="float">
            <text:p>1623609930,3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7" calcext:value-type="float">
            <text:p>-87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-0.99862953" calcext:value-type="float">
            <text:p>-0,99862953</text:p>
          </table:table-cell>
          <table:table-cell office:value-type="float" office:value="-87" calcext:value-type="float">
            <text:p>-87</text:p>
          </table:table-cell>
          <table:table-cell/>
          <table:table-cell office:value-type="float" office:value="-87" calcext:value-type="float">
            <text:p>-87</text:p>
          </table:table-cell>
          <table:table-cell table:formula="of:=([.D1091]-[.I1091])^2" office:value-type="float" office:value="0" calcext:value-type="float">
            <text:p>0</text:p>
          </table:table-cell>
          <table:table-cell/>
          <table:table-cell table:formula="of:=ROUND(COS([.I1091]*PI()/180);7)" office:value-type="float" office:value="0.052336" calcext:value-type="float">
            <text:p>0,052336</text:p>
          </table:table-cell>
          <table:table-cell table:formula="of:=ROUND(SIN([.I1091]*PI()/180);7)" office:value-type="float" office:value="-0.9986295" calcext:value-type="float">
            <text:p>-0,9986295</text:p>
          </table:table-cell>
          <table:table-cell table:formula="of:=ABS([.L1091]-[.E1091])" office:value-type="float" office:value="0.0000000399999999997624" calcext:value-type="float">
            <text:p>3,99999999997624E-08</text:p>
          </table:table-cell>
          <table:table-cell table:formula="of:=ABS([.M1091]-[.F1091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30.46769" calcext:value-type="float">
            <text:p>1623609930,4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7" calcext:value-type="float">
            <text:p>-87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-0.99862953" calcext:value-type="float">
            <text:p>-0,99862953</text:p>
          </table:table-cell>
          <table:table-cell office:value-type="float" office:value="-87" calcext:value-type="float">
            <text:p>-87</text:p>
          </table:table-cell>
          <table:table-cell/>
          <table:table-cell office:value-type="float" office:value="-86.75" calcext:value-type="float">
            <text:p>-86,75</text:p>
          </table:table-cell>
          <table:table-cell table:formula="of:=([.D1092]-[.I1092])^2" office:value-type="float" office:value="0.0625" calcext:value-type="float">
            <text:p>0,0625</text:p>
          </table:table-cell>
          <table:table-cell/>
          <table:table-cell table:formula="of:=ROUND(COS([.I1092]*PI()/180);7)" office:value-type="float" office:value="0.0566928" calcext:value-type="float">
            <text:p>0,0566928</text:p>
          </table:table-cell>
          <table:table-cell table:formula="of:=ROUND(SIN([.I1092]*PI()/180);7)" office:value-type="float" office:value="-0.9983917" calcext:value-type="float">
            <text:p>-0,9983917</text:p>
          </table:table-cell>
          <table:table-cell table:formula="of:=ABS([.L1092]-[.E1092])" office:value-type="float" office:value="0.00435684" calcext:value-type="float">
            <text:p>0,00435684</text:p>
          </table:table-cell>
          <table:table-cell table:formula="of:=ABS([.M1092]-[.F1092])" office:value-type="float" office:value="0.000237829999999994" calcext:value-type="float">
            <text:p>0,00023783</text:p>
          </table:table-cell>
          <table:table-cell/>
        </table:table-row>
        <table:table-row table:style-name="ro1">
          <table:table-cell office:value-type="float" office:value="1623609930.56768" calcext:value-type="float">
            <text:p>1623609930,5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7" calcext:value-type="float">
            <text:p>-87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-0.99862953" calcext:value-type="float">
            <text:p>-0,99862953</text:p>
          </table:table-cell>
          <table:table-cell office:value-type="float" office:value="-87" calcext:value-type="float">
            <text:p>-87</text:p>
          </table:table-cell>
          <table:table-cell/>
          <table:table-cell office:value-type="float" office:value="-86.5" calcext:value-type="float">
            <text:p>-86,5</text:p>
          </table:table-cell>
          <table:table-cell table:formula="of:=([.D1093]-[.I1093])^2" office:value-type="float" office:value="0.25" calcext:value-type="float">
            <text:p>0,25</text:p>
          </table:table-cell>
          <table:table-cell/>
          <table:table-cell table:formula="of:=ROUND(COS([.I1093]*PI()/180);7)" office:value-type="float" office:value="0.0610485" calcext:value-type="float">
            <text:p>0,0610485</text:p>
          </table:table-cell>
          <table:table-cell table:formula="of:=ROUND(SIN([.I1093]*PI()/180);7)" office:value-type="float" office:value="-0.9981348" calcext:value-type="float">
            <text:p>-0,9981348</text:p>
          </table:table-cell>
          <table:table-cell table:formula="of:=ABS([.L1093]-[.E1093])" office:value-type="float" office:value="0.00871254" calcext:value-type="float">
            <text:p>0,00871254</text:p>
          </table:table-cell>
          <table:table-cell table:formula="of:=ABS([.M1093]-[.F1093])" office:value-type="float" office:value="0.000494729999999999" calcext:value-type="float">
            <text:p>0,00049473</text:p>
          </table:table-cell>
          <table:table-cell/>
        </table:table-row>
        <table:table-row table:style-name="ro1">
          <table:table-cell office:value-type="float" office:value="1623609930.66769" calcext:value-type="float">
            <text:p>1623609930,6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6" calcext:value-type="float">
            <text:p>-86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-0.99756405" calcext:value-type="float">
            <text:p>-0,99756405</text:p>
          </table:table-cell>
          <table:table-cell office:value-type="float" office:value="-86" calcext:value-type="float">
            <text:p>-86</text:p>
          </table:table-cell>
          <table:table-cell/>
          <table:table-cell office:value-type="float" office:value="-86.25" calcext:value-type="float">
            <text:p>-86,25</text:p>
          </table:table-cell>
          <table:table-cell table:formula="of:=([.D1094]-[.I1094])^2" office:value-type="float" office:value="0.0625" calcext:value-type="float">
            <text:p>0,0625</text:p>
          </table:table-cell>
          <table:table-cell/>
          <table:table-cell table:formula="of:=ROUND(COS([.I1094]*PI()/180);7)" office:value-type="float" office:value="0.0654031" calcext:value-type="float">
            <text:p>0,0654031</text:p>
          </table:table-cell>
          <table:table-cell table:formula="of:=ROUND(SIN([.I1094]*PI()/180);7)" office:value-type="float" office:value="-0.9978589" calcext:value-type="float">
            <text:p>-0,9978589</text:p>
          </table:table-cell>
          <table:table-cell table:formula="of:=ABS([.L1094]-[.E1094])" office:value-type="float" office:value="0.00435337" calcext:value-type="float">
            <text:p>0,00435337</text:p>
          </table:table-cell>
          <table:table-cell table:formula="of:=ABS([.M1094]-[.F1094])" office:value-type="float" office:value="0.000294849999999958" calcext:value-type="float">
            <text:p>0,00029485</text:p>
          </table:table-cell>
          <table:table-cell/>
        </table:table-row>
        <table:table-row table:style-name="ro1">
          <table:table-cell office:value-type="float" office:value="1623609930.7676" calcext:value-type="float">
            <text:p>1623609930,7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6" calcext:value-type="float">
            <text:p>-86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-0.99756405" calcext:value-type="float">
            <text:p>-0,99756405</text:p>
          </table:table-cell>
          <table:table-cell office:value-type="float" office:value="-86" calcext:value-type="float">
            <text:p>-86</text:p>
          </table:table-cell>
          <table:table-cell/>
          <table:table-cell office:value-type="float" office:value="-86" calcext:value-type="float">
            <text:p>-86</text:p>
          </table:table-cell>
          <table:table-cell table:formula="of:=([.D1095]-[.I1095])^2" office:value-type="float" office:value="0" calcext:value-type="float">
            <text:p>0</text:p>
          </table:table-cell>
          <table:table-cell/>
          <table:table-cell table:formula="of:=ROUND(COS([.I1095]*PI()/180);7)" office:value-type="float" office:value="0.0697565" calcext:value-type="float">
            <text:p>0,0697565</text:p>
          </table:table-cell>
          <table:table-cell table:formula="of:=ROUND(SIN([.I1095]*PI()/180);7)" office:value-type="float" office:value="-0.9975641" calcext:value-type="float">
            <text:p>-0,9975641</text:p>
          </table:table-cell>
          <table:table-cell table:formula="of:=ABS([.L1095]-[.E1095])" office:value-type="float" office:value="0.0000000299999999980871" calcext:value-type="float">
            <text:p>2,99999999980871E-08</text:p>
          </table:table-cell>
          <table:table-cell table:formula="of:=ABS([.M1095]-[.F1095])" office:value-type="float" office:value="0.0000000499999999181711" calcext:value-type="float">
            <text:p>4,99999999181711E-08</text:p>
          </table:table-cell>
          <table:table-cell/>
        </table:table-row>
        <table:table-row table:style-name="ro1">
          <table:table-cell office:value-type="float" office:value="1623609930.86767" calcext:value-type="float">
            <text:p>1623609930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6" calcext:value-type="float">
            <text:p>-86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-0.99756405" calcext:value-type="float">
            <text:p>-0,99756405</text:p>
          </table:table-cell>
          <table:table-cell office:value-type="float" office:value="-86" calcext:value-type="float">
            <text:p>-86</text:p>
          </table:table-cell>
          <table:table-cell/>
          <table:table-cell office:value-type="float" office:value="-85.75" calcext:value-type="float">
            <text:p>-85,75</text:p>
          </table:table-cell>
          <table:table-cell table:formula="of:=([.D1096]-[.I1096])^2" office:value-type="float" office:value="0.0625" calcext:value-type="float">
            <text:p>0,0625</text:p>
          </table:table-cell>
          <table:table-cell/>
          <table:table-cell table:formula="of:=ROUND(COS([.I1096]*PI()/180);7)" office:value-type="float" office:value="0.0741085" calcext:value-type="float">
            <text:p>0,0741085</text:p>
          </table:table-cell>
          <table:table-cell table:formula="of:=ROUND(SIN([.I1096]*PI()/180);7)" office:value-type="float" office:value="-0.9972502" calcext:value-type="float">
            <text:p>-0,9972502</text:p>
          </table:table-cell>
          <table:table-cell table:formula="of:=ABS([.L1096]-[.E1096])" office:value-type="float" office:value="0.00435202999999999" calcext:value-type="float">
            <text:p>0,00435203</text:p>
          </table:table-cell>
          <table:table-cell table:formula="of:=ABS([.M1096]-[.F1096])" office:value-type="float" office:value="0.00031385000000006" calcext:value-type="float">
            <text:p>0,00031385</text:p>
          </table:table-cell>
          <table:table-cell/>
        </table:table-row>
        <table:table-row table:style-name="ro1">
          <table:table-cell office:value-type="float" office:value="1623609930.96767" calcext:value-type="float">
            <text:p>1623609930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6" calcext:value-type="float">
            <text:p>-86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-0.99756405" calcext:value-type="float">
            <text:p>-0,99756405</text:p>
          </table:table-cell>
          <table:table-cell office:value-type="float" office:value="-86" calcext:value-type="float">
            <text:p>-86</text:p>
          </table:table-cell>
          <table:table-cell/>
          <table:table-cell office:value-type="float" office:value="-85.5" calcext:value-type="float">
            <text:p>-85,5</text:p>
          </table:table-cell>
          <table:table-cell table:formula="of:=([.D1097]-[.I1097])^2" office:value-type="float" office:value="0.25" calcext:value-type="float">
            <text:p>0,25</text:p>
          </table:table-cell>
          <table:table-cell/>
          <table:table-cell table:formula="of:=ROUND(COS([.I1097]*PI()/180);7)" office:value-type="float" office:value="0.0784591" calcext:value-type="float">
            <text:p>0,0784591</text:p>
          </table:table-cell>
          <table:table-cell table:formula="of:=ROUND(SIN([.I1097]*PI()/180);7)" office:value-type="float" office:value="-0.9969173" calcext:value-type="float">
            <text:p>-0,9969173</text:p>
          </table:table-cell>
          <table:table-cell table:formula="of:=ABS([.L1097]-[.E1097])" office:value-type="float" office:value="0.00870263" calcext:value-type="float">
            <text:p>0,00870263</text:p>
          </table:table-cell>
          <table:table-cell table:formula="of:=ABS([.M1097]-[.F1097])" office:value-type="float" office:value="0.000646750000000029" calcext:value-type="float">
            <text:p>0,00064675</text:p>
          </table:table-cell>
          <table:table-cell/>
        </table:table-row>
        <table:table-row table:style-name="ro1">
          <table:table-cell office:value-type="float" office:value="1623609931.06763" calcext:value-type="float">
            <text:p>1623609931,0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5" calcext:value-type="float">
            <text:p>-85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-0.9961947" calcext:value-type="float">
            <text:p>-0,9961947</text:p>
          </table:table-cell>
          <table:table-cell office:value-type="float" office:value="-85" calcext:value-type="float">
            <text:p>-85</text:p>
          </table:table-cell>
          <table:table-cell/>
          <table:table-cell office:value-type="float" office:value="-85.25" calcext:value-type="float">
            <text:p>-85,25</text:p>
          </table:table-cell>
          <table:table-cell table:formula="of:=([.D1098]-[.I1098])^2" office:value-type="float" office:value="0.0625" calcext:value-type="float">
            <text:p>0,0625</text:p>
          </table:table-cell>
          <table:table-cell/>
          <table:table-cell table:formula="of:=ROUND(COS([.I1098]*PI()/180);7)" office:value-type="float" office:value="0.0828082" calcext:value-type="float">
            <text:p>0,0828082</text:p>
          </table:table-cell>
          <table:table-cell table:formula="of:=ROUND(SIN([.I1098]*PI()/180);7)" office:value-type="float" office:value="-0.9965655" calcext:value-type="float">
            <text:p>-0,9965655</text:p>
          </table:table-cell>
          <table:table-cell table:formula="of:=ABS([.L1098]-[.E1098])" office:value-type="float" office:value="0.00434754" calcext:value-type="float">
            <text:p>0,00434754</text:p>
          </table:table-cell>
          <table:table-cell table:formula="of:=ABS([.M1098]-[.F1098])" office:value-type="float" office:value="0.000370800000000004" calcext:value-type="float">
            <text:p>0,0003708</text:p>
          </table:table-cell>
          <table:table-cell/>
        </table:table-row>
        <table:table-row table:style-name="ro1">
          <table:table-cell office:value-type="float" office:value="1623609931.1676" calcext:value-type="float">
            <text:p>1623609931,1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5" calcext:value-type="float">
            <text:p>-85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-0.9961947" calcext:value-type="float">
            <text:p>-0,9961947</text:p>
          </table:table-cell>
          <table:table-cell office:value-type="float" office:value="-85" calcext:value-type="float">
            <text:p>-85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([.D1099]-[.I1099])^2" office:value-type="float" office:value="0" calcext:value-type="float">
            <text:p>0</text:p>
          </table:table-cell>
          <table:table-cell/>
          <table:table-cell table:formula="of:=ROUND(COS([.I1099]*PI()/180);7)" office:value-type="float" office:value="0.0871557" calcext:value-type="float">
            <text:p>0,0871557</text:p>
          </table:table-cell>
          <table:table-cell table:formula="of:=ROUND(SIN([.I1099]*PI()/180);7)" office:value-type="float" office:value="-0.9961947" calcext:value-type="float">
            <text:p>-0,9961947</text:p>
          </table:table-cell>
          <table:table-cell table:formula="of:=ABS([.L1099]-[.E1099])" office:value-type="float" office:value="0.0000000399999999928236" calcext:value-type="float">
            <text:p>3,99999999928236E-08</text:p>
          </table:table-cell>
          <table:table-cell table:formula="of:=ABS([.M1099]-[.F10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31.26767" calcext:value-type="float">
            <text:p>1623609931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5" calcext:value-type="float">
            <text:p>-85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-0.9961947" calcext:value-type="float">
            <text:p>-0,9961947</text:p>
          </table:table-cell>
          <table:table-cell office:value-type="float" office:value="-85" calcext:value-type="float">
            <text:p>-85</text:p>
          </table:table-cell>
          <table:table-cell/>
          <table:table-cell office:value-type="float" office:value="-84.75" calcext:value-type="float">
            <text:p>-84,75</text:p>
          </table:table-cell>
          <table:table-cell table:formula="of:=([.D1100]-[.I1100])^2" office:value-type="float" office:value="0.0625" calcext:value-type="float">
            <text:p>0,0625</text:p>
          </table:table-cell>
          <table:table-cell/>
          <table:table-cell table:formula="of:=ROUND(COS([.I1100]*PI()/180);7)" office:value-type="float" office:value="0.0915016" calcext:value-type="float">
            <text:p>0,0915016</text:p>
          </table:table-cell>
          <table:table-cell table:formula="of:=ROUND(SIN([.I1100]*PI()/180);7)" office:value-type="float" office:value="-0.9958049" calcext:value-type="float">
            <text:p>-0,9958049</text:p>
          </table:table-cell>
          <table:table-cell table:formula="of:=ABS([.L1100]-[.E1100])" office:value-type="float" office:value="0.00434586000000001" calcext:value-type="float">
            <text:p>0,00434586</text:p>
          </table:table-cell>
          <table:table-cell table:formula="of:=ABS([.M1100]-[.F1100])" office:value-type="float" office:value="0.000389799999999996" calcext:value-type="float">
            <text:p>0,0003898</text:p>
          </table:table-cell>
          <table:table-cell/>
        </table:table-row>
        <table:table-row table:style-name="ro1">
          <table:table-cell office:value-type="float" office:value="1623609931.3676" calcext:value-type="float">
            <text:p>1623609931,3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5" calcext:value-type="float">
            <text:p>-85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-0.9961947" calcext:value-type="float">
            <text:p>-0,9961947</text:p>
          </table:table-cell>
          <table:table-cell office:value-type="float" office:value="-85" calcext:value-type="float">
            <text:p>-85</text:p>
          </table:table-cell>
          <table:table-cell/>
          <table:table-cell office:value-type="float" office:value="-84.5" calcext:value-type="float">
            <text:p>-84,5</text:p>
          </table:table-cell>
          <table:table-cell table:formula="of:=([.D1101]-[.I1101])^2" office:value-type="float" office:value="0.25" calcext:value-type="float">
            <text:p>0,25</text:p>
          </table:table-cell>
          <table:table-cell/>
          <table:table-cell table:formula="of:=ROUND(COS([.I1101]*PI()/180);7)" office:value-type="float" office:value="0.0958458" calcext:value-type="float">
            <text:p>0,0958458</text:p>
          </table:table-cell>
          <table:table-cell table:formula="of:=ROUND(SIN([.I1101]*PI()/180);7)" office:value-type="float" office:value="-0.9953962" calcext:value-type="float">
            <text:p>-0,9953962</text:p>
          </table:table-cell>
          <table:table-cell table:formula="of:=ABS([.L1101]-[.E1101])" office:value-type="float" office:value="0.00869006" calcext:value-type="float">
            <text:p>0,00869006</text:p>
          </table:table-cell>
          <table:table-cell table:formula="of:=ABS([.M1101]-[.F1101])" office:value-type="float" office:value="0.000798500000000035" calcext:value-type="float">
            <text:p>0,0007985</text:p>
          </table:table-cell>
          <table:table-cell/>
        </table:table-row>
        <table:table-row table:style-name="ro1">
          <table:table-cell office:value-type="float" office:value="1623609931.46767" calcext:value-type="float">
            <text:p>1623609931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4" calcext:value-type="float">
            <text:p>-84</text:p>
          </table:table-cell>
          <table:table-cell office:value-type="float" office:value="0.10452846" calcext:value-type="float">
            <text:p>0,10452846</text:p>
          </table:table-cell>
          <table:table-cell office:value-type="float" office:value="-0.9945219" calcext:value-type="float">
            <text:p>-0,9945219</text:p>
          </table:table-cell>
          <table:table-cell office:value-type="float" office:value="-84" calcext:value-type="float">
            <text:p>-84</text:p>
          </table:table-cell>
          <table:table-cell/>
          <table:table-cell office:value-type="float" office:value="-84.25" calcext:value-type="float">
            <text:p>-84,25</text:p>
          </table:table-cell>
          <table:table-cell table:formula="of:=([.D1102]-[.I1102])^2" office:value-type="float" office:value="0.0625" calcext:value-type="float">
            <text:p>0,0625</text:p>
          </table:table-cell>
          <table:table-cell/>
          <table:table-cell table:formula="of:=ROUND(COS([.I1102]*PI()/180);7)" office:value-type="float" office:value="0.1001881" calcext:value-type="float">
            <text:p>0,1001881</text:p>
          </table:table-cell>
          <table:table-cell table:formula="of:=ROUND(SIN([.I1102]*PI()/180);7)" office:value-type="float" office:value="-0.9949685" calcext:value-type="float">
            <text:p>-0,9949685</text:p>
          </table:table-cell>
          <table:table-cell table:formula="of:=ABS([.L1102]-[.E1102])" office:value-type="float" office:value="0.00434036" calcext:value-type="float">
            <text:p>0,00434036</text:p>
          </table:table-cell>
          <table:table-cell table:formula="of:=ABS([.M1102]-[.F1102])" office:value-type="float" office:value="0.000446600000000075" calcext:value-type="float">
            <text:p>0,0004466</text:p>
          </table:table-cell>
          <table:table-cell/>
        </table:table-row>
        <table:table-row table:style-name="ro1">
          <table:table-cell office:value-type="float" office:value="1623609931.56767" calcext:value-type="float">
            <text:p>1623609931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4" calcext:value-type="float">
            <text:p>-84</text:p>
          </table:table-cell>
          <table:table-cell office:value-type="float" office:value="0.10452846" calcext:value-type="float">
            <text:p>0,10452846</text:p>
          </table:table-cell>
          <table:table-cell office:value-type="float" office:value="-0.9945219" calcext:value-type="float">
            <text:p>-0,9945219</text:p>
          </table:table-cell>
          <table:table-cell office:value-type="float" office:value="-84" calcext:value-type="float">
            <text:p>-84</text:p>
          </table:table-cell>
          <table:table-cell/>
          <table:table-cell office:value-type="float" office:value="-84" calcext:value-type="float">
            <text:p>-84</text:p>
          </table:table-cell>
          <table:table-cell table:formula="of:=([.D1103]-[.I1103])^2" office:value-type="float" office:value="0" calcext:value-type="float">
            <text:p>0</text:p>
          </table:table-cell>
          <table:table-cell/>
          <table:table-cell table:formula="of:=ROUND(COS([.I1103]*PI()/180);7)" office:value-type="float" office:value="0.1045285" calcext:value-type="float">
            <text:p>0,1045285</text:p>
          </table:table-cell>
          <table:table-cell table:formula="of:=ROUND(SIN([.I1103]*PI()/180);7)" office:value-type="float" office:value="-0.9945219" calcext:value-type="float">
            <text:p>-0,9945219</text:p>
          </table:table-cell>
          <table:table-cell table:formula="of:=ABS([.L1103]-[.E1103])" office:value-type="float" office:value="0.0000000399999999928236" calcext:value-type="float">
            <text:p>3,99999999928236E-08</text:p>
          </table:table-cell>
          <table:table-cell table:formula="of:=ABS([.M1103]-[.F11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31.66768" calcext:value-type="float">
            <text:p>1623609931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4" calcext:value-type="float">
            <text:p>-84</text:p>
          </table:table-cell>
          <table:table-cell office:value-type="float" office:value="0.10452846" calcext:value-type="float">
            <text:p>0,10452846</text:p>
          </table:table-cell>
          <table:table-cell office:value-type="float" office:value="-0.9945219" calcext:value-type="float">
            <text:p>-0,9945219</text:p>
          </table:table-cell>
          <table:table-cell office:value-type="float" office:value="-84" calcext:value-type="float">
            <text:p>-84</text:p>
          </table:table-cell>
          <table:table-cell/>
          <table:table-cell office:value-type="float" office:value="-83.75" calcext:value-type="float">
            <text:p>-83,75</text:p>
          </table:table-cell>
          <table:table-cell table:formula="of:=([.D1104]-[.I1104])^2" office:value-type="float" office:value="0.0625" calcext:value-type="float">
            <text:p>0,0625</text:p>
          </table:table-cell>
          <table:table-cell/>
          <table:table-cell table:formula="of:=ROUND(COS([.I1104]*PI()/180);7)" office:value-type="float" office:value="0.1088669" calcext:value-type="float">
            <text:p>0,1088669</text:p>
          </table:table-cell>
          <table:table-cell table:formula="of:=ROUND(SIN([.I1104]*PI()/180);7)" office:value-type="float" office:value="-0.9940563" calcext:value-type="float">
            <text:p>-0,9940563</text:p>
          </table:table-cell>
          <table:table-cell table:formula="of:=ABS([.L1104]-[.E1104])" office:value-type="float" office:value="0.00433844" calcext:value-type="float">
            <text:p>0,00433844</text:p>
          </table:table-cell>
          <table:table-cell table:formula="of:=ABS([.M1104]-[.F1104])" office:value-type="float" office:value="0.000465599999999955" calcext:value-type="float">
            <text:p>0,0004656</text:p>
          </table:table-cell>
          <table:table-cell/>
        </table:table-row>
        <table:table-row table:style-name="ro1">
          <table:table-cell office:value-type="float" office:value="1623609931.76762" calcext:value-type="float">
            <text:p>1623609931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4" calcext:value-type="float">
            <text:p>-84</text:p>
          </table:table-cell>
          <table:table-cell office:value-type="float" office:value="0.10452846" calcext:value-type="float">
            <text:p>0,10452846</text:p>
          </table:table-cell>
          <table:table-cell office:value-type="float" office:value="-0.9945219" calcext:value-type="float">
            <text:p>-0,9945219</text:p>
          </table:table-cell>
          <table:table-cell office:value-type="float" office:value="-84" calcext:value-type="float">
            <text:p>-84</text:p>
          </table:table-cell>
          <table:table-cell/>
          <table:table-cell office:value-type="float" office:value="-83.5" calcext:value-type="float">
            <text:p>-83,5</text:p>
          </table:table-cell>
          <table:table-cell table:formula="of:=([.D1105]-[.I1105])^2" office:value-type="float" office:value="0.25" calcext:value-type="float">
            <text:p>0,25</text:p>
          </table:table-cell>
          <table:table-cell/>
          <table:table-cell table:formula="of:=ROUND(COS([.I1105]*PI()/180);7)" office:value-type="float" office:value="0.1132032" calcext:value-type="float">
            <text:p>0,1132032</text:p>
          </table:table-cell>
          <table:table-cell table:formula="of:=ROUND(SIN([.I1105]*PI()/180);7)" office:value-type="float" office:value="-0.9935719" calcext:value-type="float">
            <text:p>-0,9935719</text:p>
          </table:table-cell>
          <table:table-cell table:formula="of:=ABS([.L1105]-[.E1105])" office:value-type="float" office:value="0.00867474" calcext:value-type="float">
            <text:p>0,00867474</text:p>
          </table:table-cell>
          <table:table-cell table:formula="of:=ABS([.M1105]-[.F1105])" office:value-type="float" office:value="0.000950000000000006" calcext:value-type="float">
            <text:p>0,00095</text:p>
          </table:table-cell>
          <table:table-cell/>
        </table:table-row>
        <table:table-row table:style-name="ro1">
          <table:table-cell office:value-type="float" office:value="1623609931.86766" calcext:value-type="float">
            <text:p>1623609931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3" calcext:value-type="float">
            <text:p>-83</text:p>
          </table:table-cell>
          <table:table-cell office:value-type="float" office:value="0.12186934" calcext:value-type="float">
            <text:p>0,12186934</text:p>
          </table:table-cell>
          <table:table-cell office:value-type="float" office:value="-0.99254615" calcext:value-type="float">
            <text:p>-0,99254615</text:p>
          </table:table-cell>
          <table:table-cell office:value-type="float" office:value="-83" calcext:value-type="float">
            <text:p>-83</text:p>
          </table:table-cell>
          <table:table-cell/>
          <table:table-cell office:value-type="float" office:value="-83.25" calcext:value-type="float">
            <text:p>-83,25</text:p>
          </table:table-cell>
          <table:table-cell table:formula="of:=([.D1106]-[.I1106])^2" office:value-type="float" office:value="0.0625" calcext:value-type="float">
            <text:p>0,0625</text:p>
          </table:table-cell>
          <table:table-cell/>
          <table:table-cell table:formula="of:=ROUND(COS([.I1106]*PI()/180);7)" office:value-type="float" office:value="0.1175374" calcext:value-type="float">
            <text:p>0,1175374</text:p>
          </table:table-cell>
          <table:table-cell table:formula="of:=ROUND(SIN([.I1106]*PI()/180);7)" office:value-type="float" office:value="-0.9930685" calcext:value-type="float">
            <text:p>-0,9930685</text:p>
          </table:table-cell>
          <table:table-cell table:formula="of:=ABS([.L1106]-[.E1106])" office:value-type="float" office:value="0.00433194000000001" calcext:value-type="float">
            <text:p>0,00433194</text:p>
          </table:table-cell>
          <table:table-cell table:formula="of:=ABS([.M1106]-[.F1106])" office:value-type="float" office:value="0.000522350000000005" calcext:value-type="float">
            <text:p>0,00052235</text:p>
          </table:table-cell>
          <table:table-cell/>
        </table:table-row>
        <table:table-row table:style-name="ro1">
          <table:table-cell office:value-type="float" office:value="1623609931.96767" calcext:value-type="float">
            <text:p>1623609931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3" calcext:value-type="float">
            <text:p>-83</text:p>
          </table:table-cell>
          <table:table-cell office:value-type="float" office:value="0.12186934" calcext:value-type="float">
            <text:p>0,12186934</text:p>
          </table:table-cell>
          <table:table-cell office:value-type="float" office:value="-0.99254615" calcext:value-type="float">
            <text:p>-0,99254615</text:p>
          </table:table-cell>
          <table:table-cell office:value-type="float" office:value="-83" calcext:value-type="float">
            <text:p>-83</text:p>
          </table:table-cell>
          <table:table-cell/>
          <table:table-cell office:value-type="float" office:value="-83" calcext:value-type="float">
            <text:p>-83</text:p>
          </table:table-cell>
          <table:table-cell table:formula="of:=([.D1107]-[.I1107])^2" office:value-type="float" office:value="0" calcext:value-type="float">
            <text:p>0</text:p>
          </table:table-cell>
          <table:table-cell/>
          <table:table-cell table:formula="of:=ROUND(COS([.I1107]*PI()/180);7)" office:value-type="float" office:value="0.1218693" calcext:value-type="float">
            <text:p>0,1218693</text:p>
          </table:table-cell>
          <table:table-cell table:formula="of:=ROUND(SIN([.I1107]*PI()/180);7)" office:value-type="float" office:value="-0.9925462" calcext:value-type="float">
            <text:p>-0,9925462</text:p>
          </table:table-cell>
          <table:table-cell table:formula="of:=ABS([.L1107]-[.E1107])" office:value-type="float" office:value="0.0000000400000000067013" calcext:value-type="float">
            <text:p>4,00000000067013E-08</text:p>
          </table:table-cell>
          <table:table-cell table:formula="of:=ABS([.M1107]-[.F1107])" office:value-type="float" office:value="0.0000000500000000291934" calcext:value-type="float">
            <text:p>5,00000000291934E-08</text:p>
          </table:table-cell>
          <table:table-cell/>
        </table:table-row>
        <table:table-row table:style-name="ro1">
          <table:table-cell office:value-type="float" office:value="1623609932.06767" calcext:value-type="float">
            <text:p>1623609932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3" calcext:value-type="float">
            <text:p>-83</text:p>
          </table:table-cell>
          <table:table-cell office:value-type="float" office:value="0.12186934" calcext:value-type="float">
            <text:p>0,12186934</text:p>
          </table:table-cell>
          <table:table-cell office:value-type="float" office:value="-0.99254615" calcext:value-type="float">
            <text:p>-0,99254615</text:p>
          </table:table-cell>
          <table:table-cell office:value-type="float" office:value="-83" calcext:value-type="float">
            <text:p>-83</text:p>
          </table:table-cell>
          <table:table-cell/>
          <table:table-cell office:value-type="float" office:value="-82.75" calcext:value-type="float">
            <text:p>-82,75</text:p>
          </table:table-cell>
          <table:table-cell table:formula="of:=([.D1108]-[.I1108])^2" office:value-type="float" office:value="0.0625" calcext:value-type="float">
            <text:p>0,0625</text:p>
          </table:table-cell>
          <table:table-cell/>
          <table:table-cell table:formula="of:=ROUND(COS([.I1108]*PI()/180);7)" office:value-type="float" office:value="0.126199" calcext:value-type="float">
            <text:p>0,126199</text:p>
          </table:table-cell>
          <table:table-cell table:formula="of:=ROUND(SIN([.I1108]*PI()/180);7)" office:value-type="float" office:value="-0.9920049" calcext:value-type="float">
            <text:p>-0,9920049</text:p>
          </table:table-cell>
          <table:table-cell table:formula="of:=ABS([.L1108]-[.E1108])" office:value-type="float" office:value="0.00432966" calcext:value-type="float">
            <text:p>0,00432966</text:p>
          </table:table-cell>
          <table:table-cell table:formula="of:=ABS([.M1108]-[.F1108])" office:value-type="float" office:value="0.000541250000000049" calcext:value-type="float">
            <text:p>0,00054125</text:p>
          </table:table-cell>
          <table:table-cell/>
        </table:table-row>
        <table:table-row table:style-name="ro1">
          <table:table-cell office:value-type="float" office:value="1623609932.16767" calcext:value-type="float">
            <text:p>1623609932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2" calcext:value-type="float">
            <text:p>-82</text:p>
          </table:table-cell>
          <table:table-cell office:value-type="float" office:value="0.1391731" calcext:value-type="float">
            <text:p>0,1391731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-82" calcext:value-type="float">
            <text:p>-82</text:p>
          </table:table-cell>
          <table:table-cell/>
          <table:table-cell office:value-type="float" office:value="-82.5" calcext:value-type="float">
            <text:p>-82,5</text:p>
          </table:table-cell>
          <table:table-cell table:formula="of:=([.D1109]-[.I1109])^2" office:value-type="float" office:value="0.25" calcext:value-type="float">
            <text:p>0,25</text:p>
          </table:table-cell>
          <table:table-cell/>
          <table:table-cell table:formula="of:=ROUND(COS([.I1109]*PI()/180);7)" office:value-type="float" office:value="0.1305262" calcext:value-type="float">
            <text:p>0,1305262</text:p>
          </table:table-cell>
          <table:table-cell table:formula="of:=ROUND(SIN([.I1109]*PI()/180);7)" office:value-type="float" office:value="-0.9914449" calcext:value-type="float">
            <text:p>-0,9914449</text:p>
          </table:table-cell>
          <table:table-cell table:formula="of:=ABS([.L1109]-[.E1109])" office:value-type="float" office:value="0.00864689999999998" calcext:value-type="float">
            <text:p>0,0086469</text:p>
          </table:table-cell>
          <table:table-cell table:formula="of:=ABS([.M1109]-[.F1109])" office:value-type="float" office:value="0.00117682999999991" calcext:value-type="float">
            <text:p>0,00117683</text:p>
          </table:table-cell>
          <table:table-cell/>
        </table:table-row>
        <table:table-row table:style-name="ro1">
          <table:table-cell office:value-type="float" office:value="1623609932.26762" calcext:value-type="float">
            <text:p>1623609932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2" calcext:value-type="float">
            <text:p>-82</text:p>
          </table:table-cell>
          <table:table-cell office:value-type="float" office:value="0.1391731" calcext:value-type="float">
            <text:p>0,1391731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-82" calcext:value-type="float">
            <text:p>-82</text:p>
          </table:table-cell>
          <table:table-cell/>
          <table:table-cell office:value-type="float" office:value="-82.25" calcext:value-type="float">
            <text:p>-82,25</text:p>
          </table:table-cell>
          <table:table-cell table:formula="of:=([.D1110]-[.I1110])^2" office:value-type="float" office:value="0.0625" calcext:value-type="float">
            <text:p>0,0625</text:p>
          </table:table-cell>
          <table:table-cell/>
          <table:table-cell table:formula="of:=ROUND(COS([.I1110]*PI()/180);7)" office:value-type="float" office:value="0.1348509" calcext:value-type="float">
            <text:p>0,1348509</text:p>
          </table:table-cell>
          <table:table-cell table:formula="of:=ROUND(SIN([.I1110]*PI()/180);7)" office:value-type="float" office:value="-0.9908659" calcext:value-type="float">
            <text:p>-0,9908659</text:p>
          </table:table-cell>
          <table:table-cell table:formula="of:=ABS([.L1110]-[.E1110])" office:value-type="float" office:value="0.0043222" calcext:value-type="float">
            <text:p>0,0043222</text:p>
          </table:table-cell>
          <table:table-cell table:formula="of:=ABS([.M1110]-[.F1110])" office:value-type="float" office:value="0.00059782999999991" calcext:value-type="float">
            <text:p>0,00059783</text:p>
          </table:table-cell>
          <table:table-cell/>
        </table:table-row>
        <table:table-row table:style-name="ro1">
          <table:table-cell office:value-type="float" office:value="1623609932.36767" calcext:value-type="float">
            <text:p>1623609932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2" calcext:value-type="float">
            <text:p>-82</text:p>
          </table:table-cell>
          <table:table-cell office:value-type="float" office:value="0.1391731" calcext:value-type="float">
            <text:p>0,1391731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-82" calcext:value-type="float">
            <text:p>-82</text:p>
          </table:table-cell>
          <table:table-cell/>
          <table:table-cell office:value-type="float" office:value="-82" calcext:value-type="float">
            <text:p>-82</text:p>
          </table:table-cell>
          <table:table-cell table:formula="of:=([.D1111]-[.I1111])^2" office:value-type="float" office:value="0" calcext:value-type="float">
            <text:p>0</text:p>
          </table:table-cell>
          <table:table-cell/>
          <table:table-cell table:formula="of:=ROUND(COS([.I1111]*PI()/180);7)" office:value-type="float" office:value="0.1391731" calcext:value-type="float">
            <text:p>0,1391731</text:p>
          </table:table-cell>
          <table:table-cell table:formula="of:=ROUND(SIN([.I1111]*PI()/180);7)" office:value-type="float" office:value="-0.9902681" calcext:value-type="float">
            <text:p>-0,9902681</text:p>
          </table:table-cell>
          <table:table-cell table:formula="of:=ABS([.L1111]-[.E1111])" office:value-type="float" office:value="0" calcext:value-type="float">
            <text:p>0</text:p>
          </table:table-cell>
          <table:table-cell table:formula="of:=ABS([.M1111]-[.F1111])" office:value-type="float" office:value="0.0000000299999999286982" calcext:value-type="float">
            <text:p>2,99999999286982E-08</text:p>
          </table:table-cell>
          <table:table-cell/>
        </table:table-row>
        <table:table-row table:style-name="ro1">
          <table:table-cell office:value-type="float" office:value="1623609932.46768" calcext:value-type="float">
            <text:p>1623609932,4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2" calcext:value-type="float">
            <text:p>-82</text:p>
          </table:table-cell>
          <table:table-cell office:value-type="float" office:value="0.1391731" calcext:value-type="float">
            <text:p>0,1391731</text:p>
          </table:table-cell>
          <table:table-cell office:value-type="float" office:value="-0.99026807" calcext:value-type="float">
            <text:p>-0,99026807</text:p>
          </table:table-cell>
          <table:table-cell office:value-type="float" office:value="-82" calcext:value-type="float">
            <text:p>-82</text:p>
          </table:table-cell>
          <table:table-cell/>
          <table:table-cell office:value-type="float" office:value="-81.75" calcext:value-type="float">
            <text:p>-81,75</text:p>
          </table:table-cell>
          <table:table-cell table:formula="of:=([.D1112]-[.I1112])^2" office:value-type="float" office:value="0.0625" calcext:value-type="float">
            <text:p>0,0625</text:p>
          </table:table-cell>
          <table:table-cell/>
          <table:table-cell table:formula="of:=ROUND(COS([.I1112]*PI()/180);7)" office:value-type="float" office:value="0.1434926" calcext:value-type="float">
            <text:p>0,1434926</text:p>
          </table:table-cell>
          <table:table-cell table:formula="of:=ROUND(SIN([.I1112]*PI()/180);7)" office:value-type="float" office:value="-0.9896514" calcext:value-type="float">
            <text:p>-0,9896514</text:p>
          </table:table-cell>
          <table:table-cell table:formula="of:=ABS([.L1112]-[.E1112])" office:value-type="float" office:value="0.0043195" calcext:value-type="float">
            <text:p>0,0043195</text:p>
          </table:table-cell>
          <table:table-cell table:formula="of:=ABS([.M1112]-[.F1112])" office:value-type="float" office:value="0.000616670000000097" calcext:value-type="float">
            <text:p>0,00061667</text:p>
          </table:table-cell>
          <table:table-cell/>
        </table:table-row>
        <table:table-row table:style-name="ro1">
          <table:table-cell office:value-type="float" office:value="1623609932.56767" calcext:value-type="float">
            <text:p>1623609932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1" calcext:value-type="float">
            <text:p>-81</text:p>
          </table:table-cell>
          <table:table-cell office:value-type="float" office:value="0.15643447" calcext:value-type="float">
            <text:p>0,15643447</text:p>
          </table:table-cell>
          <table:table-cell office:value-type="float" office:value="-0.98768834" calcext:value-type="float">
            <text:p>-0,98768834</text:p>
          </table:table-cell>
          <table:table-cell office:value-type="float" office:value="-81" calcext:value-type="float">
            <text:p>-81</text:p>
          </table:table-cell>
          <table:table-cell/>
          <table:table-cell office:value-type="float" office:value="-81.5" calcext:value-type="float">
            <text:p>-81,5</text:p>
          </table:table-cell>
          <table:table-cell table:formula="of:=([.D1113]-[.I1113])^2" office:value-type="float" office:value="0.25" calcext:value-type="float">
            <text:p>0,25</text:p>
          </table:table-cell>
          <table:table-cell/>
          <table:table-cell table:formula="of:=ROUND(COS([.I1113]*PI()/180);7)" office:value-type="float" office:value="0.1478094" calcext:value-type="float">
            <text:p>0,1478094</text:p>
          </table:table-cell>
          <table:table-cell table:formula="of:=ROUND(SIN([.I1113]*PI()/180);7)" office:value-type="float" office:value="-0.9890159" calcext:value-type="float">
            <text:p>-0,9890159</text:p>
          </table:table-cell>
          <table:table-cell table:formula="of:=ABS([.L1113]-[.E1113])" office:value-type="float" office:value="0.00862506999999999" calcext:value-type="float">
            <text:p>0,00862507</text:p>
          </table:table-cell>
          <table:table-cell table:formula="of:=ABS([.M1113]-[.F1113])" office:value-type="float" office:value="0.00132755999999989" calcext:value-type="float">
            <text:p>0,00132756</text:p>
          </table:table-cell>
          <table:table-cell/>
        </table:table-row>
        <table:table-row table:style-name="ro1">
          <table:table-cell office:value-type="float" office:value="1623609932.66768" calcext:value-type="float">
            <text:p>1623609932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1" calcext:value-type="float">
            <text:p>-81</text:p>
          </table:table-cell>
          <table:table-cell office:value-type="float" office:value="0.15643447" calcext:value-type="float">
            <text:p>0,15643447</text:p>
          </table:table-cell>
          <table:table-cell office:value-type="float" office:value="-0.98768834" calcext:value-type="float">
            <text:p>-0,98768834</text:p>
          </table:table-cell>
          <table:table-cell office:value-type="float" office:value="-81" calcext:value-type="float">
            <text:p>-81</text:p>
          </table:table-cell>
          <table:table-cell/>
          <table:table-cell office:value-type="float" office:value="-81.25" calcext:value-type="float">
            <text:p>-81,25</text:p>
          </table:table-cell>
          <table:table-cell table:formula="of:=([.D1114]-[.I1114])^2" office:value-type="float" office:value="0.0625" calcext:value-type="float">
            <text:p>0,0625</text:p>
          </table:table-cell>
          <table:table-cell/>
          <table:table-cell table:formula="of:=ROUND(COS([.I1114]*PI()/180);7)" office:value-type="float" office:value="0.1521234" calcext:value-type="float">
            <text:p>0,1521234</text:p>
          </table:table-cell>
          <table:table-cell table:formula="of:=ROUND(SIN([.I1114]*PI()/180);7)" office:value-type="float" office:value="-0.9883615" calcext:value-type="float">
            <text:p>-0,9883615</text:p>
          </table:table-cell>
          <table:table-cell table:formula="of:=ABS([.L1114]-[.E1114])" office:value-type="float" office:value="0.00431107" calcext:value-type="float">
            <text:p>0,00431107</text:p>
          </table:table-cell>
          <table:table-cell table:formula="of:=ABS([.M1114]-[.F1114])" office:value-type="float" office:value="0.00067315999999995" calcext:value-type="float">
            <text:p>0,00067316</text:p>
          </table:table-cell>
          <table:table-cell/>
        </table:table-row>
        <table:table-row table:style-name="ro1">
          <table:table-cell office:value-type="float" office:value="1623609932.76767" calcext:value-type="float">
            <text:p>1623609932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1" calcext:value-type="float">
            <text:p>-81</text:p>
          </table:table-cell>
          <table:table-cell office:value-type="float" office:value="0.15643447" calcext:value-type="float">
            <text:p>0,15643447</text:p>
          </table:table-cell>
          <table:table-cell office:value-type="float" office:value="-0.98768834" calcext:value-type="float">
            <text:p>-0,98768834</text:p>
          </table:table-cell>
          <table:table-cell office:value-type="float" office:value="-81" calcext:value-type="float">
            <text:p>-81</text:p>
          </table:table-cell>
          <table:table-cell/>
          <table:table-cell office:value-type="float" office:value="-81" calcext:value-type="float">
            <text:p>-81</text:p>
          </table:table-cell>
          <table:table-cell table:formula="of:=([.D1115]-[.I1115])^2" office:value-type="float" office:value="0" calcext:value-type="float">
            <text:p>0</text:p>
          </table:table-cell>
          <table:table-cell/>
          <table:table-cell table:formula="of:=ROUND(COS([.I1115]*PI()/180);7)" office:value-type="float" office:value="0.1564345" calcext:value-type="float">
            <text:p>0,1564345</text:p>
          </table:table-cell>
          <table:table-cell table:formula="of:=ROUND(SIN([.I1115]*PI()/180);7)" office:value-type="float" office:value="-0.9876883" calcext:value-type="float">
            <text:p>-0,9876883</text:p>
          </table:table-cell>
          <table:table-cell table:formula="of:=ABS([.L1115]-[.E1115])" office:value-type="float" office:value="0.0000000300000000119649" calcext:value-type="float">
            <text:p>3,00000000119649E-08</text:p>
          </table:table-cell>
          <table:table-cell table:formula="of:=ABS([.M1115]-[.F1115])" office:value-type="float" office:value="0.0000000400000000899681" calcext:value-type="float">
            <text:p>4,00000000899681E-08</text:p>
          </table:table-cell>
          <table:table-cell/>
        </table:table-row>
        <table:table-row table:style-name="ro1">
          <table:table-cell office:value-type="float" office:value="1623609932.86767" calcext:value-type="float">
            <text:p>1623609932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1" calcext:value-type="float">
            <text:p>-81</text:p>
          </table:table-cell>
          <table:table-cell office:value-type="float" office:value="0.15643447" calcext:value-type="float">
            <text:p>0,15643447</text:p>
          </table:table-cell>
          <table:table-cell office:value-type="float" office:value="-0.98768834" calcext:value-type="float">
            <text:p>-0,98768834</text:p>
          </table:table-cell>
          <table:table-cell office:value-type="float" office:value="-81" calcext:value-type="float">
            <text:p>-81</text:p>
          </table:table-cell>
          <table:table-cell/>
          <table:table-cell office:value-type="float" office:value="-80.75" calcext:value-type="float">
            <text:p>-80,75</text:p>
          </table:table-cell>
          <table:table-cell table:formula="of:=([.D1116]-[.I1116])^2" office:value-type="float" office:value="0.0625" calcext:value-type="float">
            <text:p>0,0625</text:p>
          </table:table-cell>
          <table:table-cell/>
          <table:table-cell table:formula="of:=ROUND(COS([.I1116]*PI()/180);7)" office:value-type="float" office:value="0.1607426" calcext:value-type="float">
            <text:p>0,1607426</text:p>
          </table:table-cell>
          <table:table-cell table:formula="of:=ROUND(SIN([.I1116]*PI()/180);7)" office:value-type="float" office:value="-0.9869964" calcext:value-type="float">
            <text:p>-0,9869964</text:p>
          </table:table-cell>
          <table:table-cell table:formula="of:=ABS([.L1116]-[.E1116])" office:value-type="float" office:value="0.00430813000000002" calcext:value-type="float">
            <text:p>0,00430813</text:p>
          </table:table-cell>
          <table:table-cell table:formula="of:=ABS([.M1116]-[.F1116])" office:value-type="float" office:value="0.000691940000000058" calcext:value-type="float">
            <text:p>0,00069194</text:p>
          </table:table-cell>
          <table:table-cell/>
        </table:table-row>
        <table:table-row table:style-name="ro1">
          <table:table-cell office:value-type="float" office:value="1623609932.96766" calcext:value-type="float">
            <text:p>1623609932,9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0" calcext:value-type="float">
            <text:p>-80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-80.5" calcext:value-type="float">
            <text:p>-80,5</text:p>
          </table:table-cell>
          <table:table-cell table:formula="of:=([.D1117]-[.I1117])^2" office:value-type="float" office:value="0.25" calcext:value-type="float">
            <text:p>0,25</text:p>
          </table:table-cell>
          <table:table-cell/>
          <table:table-cell table:formula="of:=ROUND(COS([.I1117]*PI()/180);7)" office:value-type="float" office:value="0.1650476" calcext:value-type="float">
            <text:p>0,1650476</text:p>
          </table:table-cell>
          <table:table-cell table:formula="of:=ROUND(SIN([.I1117]*PI()/180);7)" office:value-type="float" office:value="-0.9862856" calcext:value-type="float">
            <text:p>-0,9862856</text:p>
          </table:table-cell>
          <table:table-cell table:formula="of:=ABS([.L1117]-[.E1117])" office:value-type="float" office:value="0.00860058000000002" calcext:value-type="float">
            <text:p>0,00860058</text:p>
          </table:table-cell>
          <table:table-cell table:formula="of:=ABS([.M1117]-[.F1117])" office:value-type="float" office:value="0.00147785" calcext:value-type="float">
            <text:p>0,00147785</text:p>
          </table:table-cell>
          <table:table-cell/>
        </table:table-row>
        <table:table-row table:style-name="ro1">
          <table:table-cell office:value-type="float" office:value="1623609933.06766" calcext:value-type="float">
            <text:p>1623609933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0" calcext:value-type="float">
            <text:p>-80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-80.25" calcext:value-type="float">
            <text:p>-80,25</text:p>
          </table:table-cell>
          <table:table-cell table:formula="of:=([.D1118]-[.I1118])^2" office:value-type="float" office:value="0.0625" calcext:value-type="float">
            <text:p>0,0625</text:p>
          </table:table-cell>
          <table:table-cell/>
          <table:table-cell table:formula="of:=ROUND(COS([.I1118]*PI()/180);7)" office:value-type="float" office:value="0.1693495" calcext:value-type="float">
            <text:p>0,1693495</text:p>
          </table:table-cell>
          <table:table-cell table:formula="of:=ROUND(SIN([.I1118]*PI()/180);7)" office:value-type="float" office:value="-0.9855561" calcext:value-type="float">
            <text:p>-0,9855561</text:p>
          </table:table-cell>
          <table:table-cell table:formula="of:=ABS([.L1118]-[.E1118])" office:value-type="float" office:value="0.00429868000000003" calcext:value-type="float">
            <text:p>0,00429868</text:p>
          </table:table-cell>
          <table:table-cell table:formula="of:=ABS([.M1118]-[.F1118])" office:value-type="float" office:value="0.000748350000000064" calcext:value-type="float">
            <text:p>0,00074835</text:p>
          </table:table-cell>
          <table:table-cell/>
        </table:table-row>
        <table:table-row table:style-name="ro1">
          <table:table-cell office:value-type="float" office:value="1623609933.16768" calcext:value-type="float">
            <text:p>1623609933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0" calcext:value-type="float">
            <text:p>-80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([.D1119]-[.I1119])^2" office:value-type="float" office:value="0" calcext:value-type="float">
            <text:p>0</text:p>
          </table:table-cell>
          <table:table-cell/>
          <table:table-cell table:formula="of:=ROUND(COS([.I1119]*PI()/180);7)" office:value-type="float" office:value="0.1736482" calcext:value-type="float">
            <text:p>0,1736482</text:p>
          </table:table-cell>
          <table:table-cell table:formula="of:=ROUND(SIN([.I1119]*PI()/180);7)" office:value-type="float" office:value="-0.9848078" calcext:value-type="float">
            <text:p>-0,9848078</text:p>
          </table:table-cell>
          <table:table-cell table:formula="of:=ABS([.L1119]-[.E1119])" office:value-type="float" office:value="0.0000000199999999894729" calcext:value-type="float">
            <text:p>1,99999999894729E-08</text:p>
          </table:table-cell>
          <table:table-cell table:formula="of:=ABS([.M1119]-[.F1119])" office:value-type="float" office:value="0.0000000500000000291934" calcext:value-type="float">
            <text:p>5,00000000291934E-08</text:p>
          </table:table-cell>
          <table:table-cell/>
        </table:table-row>
        <table:table-row table:style-name="ro1">
          <table:table-cell office:value-type="float" office:value="1623609933.26769" calcext:value-type="float">
            <text:p>1623609933,2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0" calcext:value-type="float">
            <text:p>-80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-79.75" calcext:value-type="float">
            <text:p>-79,75</text:p>
          </table:table-cell>
          <table:table-cell table:formula="of:=([.D1120]-[.I1120])^2" office:value-type="float" office:value="0.0625" calcext:value-type="float">
            <text:p>0,0625</text:p>
          </table:table-cell>
          <table:table-cell/>
          <table:table-cell table:formula="of:=ROUND(COS([.I1120]*PI()/180);7)" office:value-type="float" office:value="0.1779435" calcext:value-type="float">
            <text:p>0,1779435</text:p>
          </table:table-cell>
          <table:table-cell table:formula="of:=ROUND(SIN([.I1120]*PI()/180);7)" office:value-type="float" office:value="-0.9840407" calcext:value-type="float">
            <text:p>-0,9840407</text:p>
          </table:table-cell>
          <table:table-cell table:formula="of:=ABS([.L1120]-[.E1120])" office:value-type="float" office:value="0.00429531999999999" calcext:value-type="float">
            <text:p>0,00429532</text:p>
          </table:table-cell>
          <table:table-cell table:formula="of:=ABS([.M1120]-[.F1120])" office:value-type="float" office:value="0.000767049999999991" calcext:value-type="float">
            <text:p>0,00076705</text:p>
          </table:table-cell>
          <table:table-cell/>
        </table:table-row>
        <table:table-row table:style-name="ro1">
          <table:table-cell office:value-type="float" office:value="1623609933.36769" calcext:value-type="float">
            <text:p>1623609933,3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0" calcext:value-type="float">
            <text:p>-80</text:p>
          </table:table-cell>
          <table:table-cell office:value-type="float" office:value="0.17364818" calcext:value-type="float">
            <text:p>0,17364818</text:p>
          </table:table-cell>
          <table:table-cell office:value-type="float" office:value="-0.98480775" calcext:value-type="float">
            <text:p>-0,98480775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-79.5" calcext:value-type="float">
            <text:p>-79,5</text:p>
          </table:table-cell>
          <table:table-cell table:formula="of:=([.D1121]-[.I1121])^2" office:value-type="float" office:value="0.25" calcext:value-type="float">
            <text:p>0,25</text:p>
          </table:table-cell>
          <table:table-cell/>
          <table:table-cell table:formula="of:=ROUND(COS([.I1121]*PI()/180);7)" office:value-type="float" office:value="0.1822355" calcext:value-type="float">
            <text:p>0,1822355</text:p>
          </table:table-cell>
          <table:table-cell table:formula="of:=ROUND(SIN([.I1121]*PI()/180);7)" office:value-type="float" office:value="-0.9832549" calcext:value-type="float">
            <text:p>-0,9832549</text:p>
          </table:table-cell>
          <table:table-cell table:formula="of:=ABS([.L1121]-[.E1121])" office:value-type="float" office:value="0.00858731999999998" calcext:value-type="float">
            <text:p>0,00858732</text:p>
          </table:table-cell>
          <table:table-cell table:formula="of:=ABS([.M1121]-[.F1121])" office:value-type="float" office:value="0.00155284999999994" calcext:value-type="float">
            <text:p>0,00155285</text:p>
          </table:table-cell>
          <table:table-cell/>
        </table:table-row>
        <table:table-row table:style-name="ro1">
          <table:table-cell office:value-type="float" office:value="1623609933.46769" calcext:value-type="float">
            <text:p>1623609933,4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9" calcext:value-type="float">
            <text:p>-79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-0.98162718" calcext:value-type="float">
            <text:p>-0,98162718</text:p>
          </table:table-cell>
          <table:table-cell office:value-type="float" office:value="-79" calcext:value-type="float">
            <text:p>-79</text:p>
          </table:table-cell>
          <table:table-cell/>
          <table:table-cell office:value-type="float" office:value="-79.25" calcext:value-type="float">
            <text:p>-79,25</text:p>
          </table:table-cell>
          <table:table-cell table:formula="of:=([.D1122]-[.I1122])^2" office:value-type="float" office:value="0.0625" calcext:value-type="float">
            <text:p>0,0625</text:p>
          </table:table-cell>
          <table:table-cell/>
          <table:table-cell table:formula="of:=ROUND(COS([.I1122]*PI()/180);7)" office:value-type="float" office:value="0.186524" calcext:value-type="float">
            <text:p>0,186524</text:p>
          </table:table-cell>
          <table:table-cell table:formula="of:=ROUND(SIN([.I1122]*PI()/180);7)" office:value-type="float" office:value="-0.9824504" calcext:value-type="float">
            <text:p>-0,9824504</text:p>
          </table:table-cell>
          <table:table-cell table:formula="of:=ABS([.L1122]-[.E1122])" office:value-type="float" office:value="0.00428499999999998" calcext:value-type="float">
            <text:p>0,004285</text:p>
          </table:table-cell>
          <table:table-cell table:formula="of:=ABS([.M1122]-[.F1122])" office:value-type="float" office:value="0.000823219999999902" calcext:value-type="float">
            <text:p>0,00082322</text:p>
          </table:table-cell>
          <table:table-cell/>
        </table:table-row>
        <table:table-row table:style-name="ro1">
          <table:table-cell office:value-type="float" office:value="1623609933.56767" calcext:value-type="float">
            <text:p>1623609933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9" calcext:value-type="float">
            <text:p>-79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-0.98162718" calcext:value-type="float">
            <text:p>-0,98162718</text:p>
          </table:table-cell>
          <table:table-cell office:value-type="float" office:value="-79" calcext:value-type="float">
            <text:p>-79</text:p>
          </table:table-cell>
          <table:table-cell/>
          <table:table-cell office:value-type="float" office:value="-79" calcext:value-type="float">
            <text:p>-79</text:p>
          </table:table-cell>
          <table:table-cell table:formula="of:=([.D1123]-[.I1123])^2" office:value-type="float" office:value="0" calcext:value-type="float">
            <text:p>0</text:p>
          </table:table-cell>
          <table:table-cell/>
          <table:table-cell table:formula="of:=ROUND(COS([.I1123]*PI()/180);7)" office:value-type="float" office:value="0.190809" calcext:value-type="float">
            <text:p>0,190809</text:p>
          </table:table-cell>
          <table:table-cell table:formula="of:=ROUND(SIN([.I1123]*PI()/180);7)" office:value-type="float" office:value="-0.9816272" calcext:value-type="float">
            <text:p>-0,9816272</text:p>
          </table:table-cell>
          <table:table-cell table:formula="of:=ABS([.L1123]-[.E1123])" office:value-type="float" office:value="0" calcext:value-type="float">
            <text:p>0</text:p>
          </table:table-cell>
          <table:table-cell table:formula="of:=ABS([.M1123]-[.F1123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33.66768" calcext:value-type="float">
            <text:p>1623609933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9" calcext:value-type="float">
            <text:p>-79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-0.98162718" calcext:value-type="float">
            <text:p>-0,98162718</text:p>
          </table:table-cell>
          <table:table-cell office:value-type="float" office:value="-79" calcext:value-type="float">
            <text:p>-79</text:p>
          </table:table-cell>
          <table:table-cell/>
          <table:table-cell office:value-type="float" office:value="-78.75" calcext:value-type="float">
            <text:p>-78,75</text:p>
          </table:table-cell>
          <table:table-cell table:formula="of:=([.D1124]-[.I1124])^2" office:value-type="float" office:value="0.0625" calcext:value-type="float">
            <text:p>0,0625</text:p>
          </table:table-cell>
          <table:table-cell/>
          <table:table-cell table:formula="of:=ROUND(COS([.I1124]*PI()/180);7)" office:value-type="float" office:value="0.1950903" calcext:value-type="float">
            <text:p>0,1950903</text:p>
          </table:table-cell>
          <table:table-cell table:formula="of:=ROUND(SIN([.I1124]*PI()/180);7)" office:value-type="float" office:value="-0.9807853" calcext:value-type="float">
            <text:p>-0,9807853</text:p>
          </table:table-cell>
          <table:table-cell table:formula="of:=ABS([.L1124]-[.E1124])" office:value-type="float" office:value="0.00428130000000002" calcext:value-type="float">
            <text:p>0,0042813</text:p>
          </table:table-cell>
          <table:table-cell table:formula="of:=ABS([.M1124]-[.F1124])" office:value-type="float" office:value="0.000841880000000073" calcext:value-type="float">
            <text:p>0,00084188</text:p>
          </table:table-cell>
          <table:table-cell/>
        </table:table-row>
        <table:table-row table:style-name="ro1">
          <table:table-cell office:value-type="float" office:value="1623609933.76768" calcext:value-type="float">
            <text:p>1623609933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9" calcext:value-type="float">
            <text:p>-79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-0.98162718" calcext:value-type="float">
            <text:p>-0,98162718</text:p>
          </table:table-cell>
          <table:table-cell office:value-type="float" office:value="-79" calcext:value-type="float">
            <text:p>-79</text:p>
          </table:table-cell>
          <table:table-cell/>
          <table:table-cell office:value-type="float" office:value="-78.5" calcext:value-type="float">
            <text:p>-78,5</text:p>
          </table:table-cell>
          <table:table-cell table:formula="of:=([.D1125]-[.I1125])^2" office:value-type="float" office:value="0.25" calcext:value-type="float">
            <text:p>0,25</text:p>
          </table:table-cell>
          <table:table-cell/>
          <table:table-cell table:formula="of:=ROUND(COS([.I1125]*PI()/180);7)" office:value-type="float" office:value="0.1993679" calcext:value-type="float">
            <text:p>0,1993679</text:p>
          </table:table-cell>
          <table:table-cell table:formula="of:=ROUND(SIN([.I1125]*PI()/180);7)" office:value-type="float" office:value="-0.9799247" calcext:value-type="float">
            <text:p>-0,9799247</text:p>
          </table:table-cell>
          <table:table-cell table:formula="of:=ABS([.L1125]-[.E1125])" office:value-type="float" office:value="0.00855890000000001" calcext:value-type="float">
            <text:p>0,0085589</text:p>
          </table:table-cell>
          <table:table-cell table:formula="of:=ABS([.M1125]-[.F1125])" office:value-type="float" office:value="0.00170248000000006" calcext:value-type="float">
            <text:p>0,00170248</text:p>
          </table:table-cell>
          <table:table-cell/>
        </table:table-row>
        <table:table-row table:style-name="ro1">
          <table:table-cell office:value-type="float" office:value="1623609933.86766" calcext:value-type="float">
            <text:p>1623609933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8" calcext:value-type="float">
            <text:p>-78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-0.9781476" calcext:value-type="float">
            <text:p>-0,9781476</text:p>
          </table:table-cell>
          <table:table-cell office:value-type="float" office:value="-78" calcext:value-type="float">
            <text:p>-78</text:p>
          </table:table-cell>
          <table:table-cell/>
          <table:table-cell office:value-type="float" office:value="-78.25" calcext:value-type="float">
            <text:p>-78,25</text:p>
          </table:table-cell>
          <table:table-cell table:formula="of:=([.D1126]-[.I1126])^2" office:value-type="float" office:value="0.0625" calcext:value-type="float">
            <text:p>0,0625</text:p>
          </table:table-cell>
          <table:table-cell/>
          <table:table-cell table:formula="of:=ROUND(COS([.I1126]*PI()/180);7)" office:value-type="float" office:value="0.2036418" calcext:value-type="float">
            <text:p>0,2036418</text:p>
          </table:table-cell>
          <table:table-cell table:formula="of:=ROUND(SIN([.I1126]*PI()/180);7)" office:value-type="float" office:value="-0.9790455" calcext:value-type="float">
            <text:p>-0,9790455</text:p>
          </table:table-cell>
          <table:table-cell table:formula="of:=ABS([.L1126]-[.E1126])" office:value-type="float" office:value="0.00426989" calcext:value-type="float">
            <text:p>0,00426989</text:p>
          </table:table-cell>
          <table:table-cell table:formula="of:=ABS([.M1126]-[.F1126])" office:value-type="float" office:value="0.000897900000000007" calcext:value-type="float">
            <text:p>0,0008979</text:p>
          </table:table-cell>
          <table:table-cell/>
        </table:table-row>
        <table:table-row table:style-name="ro1">
          <table:table-cell office:value-type="float" office:value="1623609933.9677" calcext:value-type="float">
            <text:p>1623609933,9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8" calcext:value-type="float">
            <text:p>-78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-0.9781476" calcext:value-type="float">
            <text:p>-0,9781476</text:p>
          </table:table-cell>
          <table:table-cell office:value-type="float" office:value="-78" calcext:value-type="float">
            <text:p>-78</text:p>
          </table:table-cell>
          <table:table-cell/>
          <table:table-cell office:value-type="float" office:value="-78" calcext:value-type="float">
            <text:p>-78</text:p>
          </table:table-cell>
          <table:table-cell table:formula="of:=([.D1127]-[.I1127])^2" office:value-type="float" office:value="0" calcext:value-type="float">
            <text:p>0</text:p>
          </table:table-cell>
          <table:table-cell/>
          <table:table-cell table:formula="of:=ROUND(COS([.I1127]*PI()/180);7)" office:value-type="float" office:value="0.2079117" calcext:value-type="float">
            <text:p>0,2079117</text:p>
          </table:table-cell>
          <table:table-cell table:formula="of:=ROUND(SIN([.I1127]*PI()/180);7)" office:value-type="float" office:value="-0.9781476" calcext:value-type="float">
            <text:p>-0,9781476</text:p>
          </table:table-cell>
          <table:table-cell table:formula="of:=ABS([.L1127]-[.E1127])" office:value-type="float" office:value="0.00000000999999999473644" calcext:value-type="float">
            <text:p>9,99999999473644E-09</text:p>
          </table:table-cell>
          <table:table-cell table:formula="of:=ABS([.M1127]-[.F11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34.06766" calcext:value-type="float">
            <text:p>1623609934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8" calcext:value-type="float">
            <text:p>-78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-0.9781476" calcext:value-type="float">
            <text:p>-0,9781476</text:p>
          </table:table-cell>
          <table:table-cell office:value-type="float" office:value="-78" calcext:value-type="float">
            <text:p>-78</text:p>
          </table:table-cell>
          <table:table-cell/>
          <table:table-cell office:value-type="float" office:value="-77.75" calcext:value-type="float">
            <text:p>-77,75</text:p>
          </table:table-cell>
          <table:table-cell table:formula="of:=([.D1128]-[.I1128])^2" office:value-type="float" office:value="0.0625" calcext:value-type="float">
            <text:p>0,0625</text:p>
          </table:table-cell>
          <table:table-cell/>
          <table:table-cell table:formula="of:=ROUND(COS([.I1128]*PI()/180);7)" office:value-type="float" office:value="0.2121777" calcext:value-type="float">
            <text:p>0,2121777</text:p>
          </table:table-cell>
          <table:table-cell table:formula="of:=ROUND(SIN([.I1128]*PI()/180);7)" office:value-type="float" office:value="-0.9772311" calcext:value-type="float">
            <text:p>-0,9772311</text:p>
          </table:table-cell>
          <table:table-cell table:formula="of:=ABS([.L1128]-[.E1128])" office:value-type="float" office:value="0.00426600999999999" calcext:value-type="float">
            <text:p>0,00426601</text:p>
          </table:table-cell>
          <table:table-cell table:formula="of:=ABS([.M1128]-[.F1128])" office:value-type="float" office:value="0.000916499999999987" calcext:value-type="float">
            <text:p>0,0009165</text:p>
          </table:table-cell>
          <table:table-cell/>
        </table:table-row>
        <table:table-row table:style-name="ro1">
          <table:table-cell office:value-type="float" office:value="1623609934.16766" calcext:value-type="float">
            <text:p>1623609934,1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8" calcext:value-type="float">
            <text:p>-78</text:p>
          </table:table-cell>
          <table:table-cell office:value-type="float" office:value="0.20791169" calcext:value-type="float">
            <text:p>0,20791169</text:p>
          </table:table-cell>
          <table:table-cell office:value-type="float" office:value="-0.9781476" calcext:value-type="float">
            <text:p>-0,9781476</text:p>
          </table:table-cell>
          <table:table-cell office:value-type="float" office:value="-78" calcext:value-type="float">
            <text:p>-78</text:p>
          </table:table-cell>
          <table:table-cell/>
          <table:table-cell office:value-type="float" office:value="-77.5" calcext:value-type="float">
            <text:p>-77,5</text:p>
          </table:table-cell>
          <table:table-cell table:formula="of:=([.D1129]-[.I1129])^2" office:value-type="float" office:value="0.25" calcext:value-type="float">
            <text:p>0,25</text:p>
          </table:table-cell>
          <table:table-cell/>
          <table:table-cell table:formula="of:=ROUND(COS([.I1129]*PI()/180);7)" office:value-type="float" office:value="0.2164396" calcext:value-type="float">
            <text:p>0,2164396</text:p>
          </table:table-cell>
          <table:table-cell table:formula="of:=ROUND(SIN([.I1129]*PI()/180);7)" office:value-type="float" office:value="-0.976296" calcext:value-type="float">
            <text:p>-0,976296</text:p>
          </table:table-cell>
          <table:table-cell table:formula="of:=ABS([.L1129]-[.E1129])" office:value-type="float" office:value="0.00852791" calcext:value-type="float">
            <text:p>0,00852791</text:p>
          </table:table-cell>
          <table:table-cell table:formula="of:=ABS([.M1129]-[.F1129])" office:value-type="float" office:value="0.00185159999999995" calcext:value-type="float">
            <text:p>0,0018516</text:p>
          </table:table-cell>
          <table:table-cell/>
        </table:table-row>
        <table:table-row table:style-name="ro1">
          <table:table-cell office:value-type="float" office:value="1623609934.26765" calcext:value-type="float">
            <text:p>1623609934,2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7" calcext:value-type="float">
            <text:p>-77</text:p>
          </table:table-cell>
          <table:table-cell office:value-type="float" office:value="0.22495105" calcext:value-type="float">
            <text:p>0,22495105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-77" calcext:value-type="float">
            <text:p>-77</text:p>
          </table:table-cell>
          <table:table-cell/>
          <table:table-cell office:value-type="float" office:value="-77.25" calcext:value-type="float">
            <text:p>-77,25</text:p>
          </table:table-cell>
          <table:table-cell table:formula="of:=([.D1130]-[.I1130])^2" office:value-type="float" office:value="0.0625" calcext:value-type="float">
            <text:p>0,0625</text:p>
          </table:table-cell>
          <table:table-cell/>
          <table:table-cell table:formula="of:=ROUND(COS([.I1130]*PI()/180);7)" office:value-type="float" office:value="0.2206974" calcext:value-type="float">
            <text:p>0,2206974</text:p>
          </table:table-cell>
          <table:table-cell table:formula="of:=ROUND(SIN([.I1130]*PI()/180);7)" office:value-type="float" office:value="-0.9753423" calcext:value-type="float">
            <text:p>-0,9753423</text:p>
          </table:table-cell>
          <table:table-cell table:formula="of:=ABS([.L1130]-[.E1130])" office:value-type="float" office:value="0.00425365000000003" calcext:value-type="float">
            <text:p>0,00425365</text:p>
          </table:table-cell>
          <table:table-cell table:formula="of:=ABS([.M1130]-[.F1130])" office:value-type="float" office:value="0.000972239999999958" calcext:value-type="float">
            <text:p>0,00097224</text:p>
          </table:table-cell>
          <table:table-cell/>
        </table:table-row>
        <table:table-row table:style-name="ro1">
          <table:table-cell office:value-type="float" office:value="1623609934.36767" calcext:value-type="float">
            <text:p>1623609934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7" calcext:value-type="float">
            <text:p>-77</text:p>
          </table:table-cell>
          <table:table-cell office:value-type="float" office:value="0.22495105" calcext:value-type="float">
            <text:p>0,22495105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-77" calcext:value-type="float">
            <text:p>-77</text:p>
          </table:table-cell>
          <table:table-cell/>
          <table:table-cell office:value-type="float" office:value="-77" calcext:value-type="float">
            <text:p>-77</text:p>
          </table:table-cell>
          <table:table-cell table:formula="of:=([.D1131]-[.I1131])^2" office:value-type="float" office:value="0" calcext:value-type="float">
            <text:p>0</text:p>
          </table:table-cell>
          <table:table-cell/>
          <table:table-cell table:formula="of:=ROUND(COS([.I1131]*PI()/180);7)" office:value-type="float" office:value="0.2249511" calcext:value-type="float">
            <text:p>0,2249511</text:p>
          </table:table-cell>
          <table:table-cell table:formula="of:=ROUND(SIN([.I1131]*PI()/180);7)" office:value-type="float" office:value="-0.9743701" calcext:value-type="float">
            <text:p>-0,9743701</text:p>
          </table:table-cell>
          <table:table-cell table:formula="of:=ABS([.L1131]-[.E1131])" office:value-type="float" office:value="0.0000000499999999736822" calcext:value-type="float">
            <text:p>4,99999999736822E-08</text:p>
          </table:table-cell>
          <table:table-cell table:formula="of:=ABS([.M1131]-[.F1131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34.46766" calcext:value-type="float">
            <text:p>1623609934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7" calcext:value-type="float">
            <text:p>-77</text:p>
          </table:table-cell>
          <table:table-cell office:value-type="float" office:value="0.22495105" calcext:value-type="float">
            <text:p>0,22495105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-77" calcext:value-type="float">
            <text:p>-77</text:p>
          </table:table-cell>
          <table:table-cell/>
          <table:table-cell office:value-type="float" office:value="-76.75" calcext:value-type="float">
            <text:p>-76,75</text:p>
          </table:table-cell>
          <table:table-cell table:formula="of:=([.D1132]-[.I1132])^2" office:value-type="float" office:value="0.0625" calcext:value-type="float">
            <text:p>0,0625</text:p>
          </table:table-cell>
          <table:table-cell/>
          <table:table-cell table:formula="of:=ROUND(COS([.I1132]*PI()/180);7)" office:value-type="float" office:value="0.2292004" calcext:value-type="float">
            <text:p>0,2292004</text:p>
          </table:table-cell>
          <table:table-cell table:formula="of:=ROUND(SIN([.I1132]*PI()/180);7)" office:value-type="float" office:value="-0.9733793" calcext:value-type="float">
            <text:p>-0,9733793</text:p>
          </table:table-cell>
          <table:table-cell table:formula="of:=ABS([.L1132]-[.E1132])" office:value-type="float" office:value="0.00424934999999998" calcext:value-type="float">
            <text:p>0,00424935</text:p>
          </table:table-cell>
          <table:table-cell table:formula="of:=ABS([.M1132]-[.F1132])" office:value-type="float" office:value="0.00099076000000009" calcext:value-type="float">
            <text:p>0,00099076</text:p>
          </table:table-cell>
          <table:table-cell/>
        </table:table-row>
        <table:table-row table:style-name="ro1">
          <table:table-cell office:value-type="float" office:value="1623609934.56766" calcext:value-type="float">
            <text:p>1623609934,5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7" calcext:value-type="float">
            <text:p>-77</text:p>
          </table:table-cell>
          <table:table-cell office:value-type="float" office:value="0.22495105" calcext:value-type="float">
            <text:p>0,22495105</text:p>
          </table:table-cell>
          <table:table-cell office:value-type="float" office:value="-0.97437006" calcext:value-type="float">
            <text:p>-0,97437006</text:p>
          </table:table-cell>
          <table:table-cell office:value-type="float" office:value="-77" calcext:value-type="float">
            <text:p>-77</text:p>
          </table:table-cell>
          <table:table-cell/>
          <table:table-cell office:value-type="float" office:value="-76.5" calcext:value-type="float">
            <text:p>-76,5</text:p>
          </table:table-cell>
          <table:table-cell table:formula="of:=([.D1133]-[.I1133])^2" office:value-type="float" office:value="0.25" calcext:value-type="float">
            <text:p>0,25</text:p>
          </table:table-cell>
          <table:table-cell/>
          <table:table-cell table:formula="of:=ROUND(COS([.I1133]*PI()/180);7)" office:value-type="float" office:value="0.2334454" calcext:value-type="float">
            <text:p>0,2334454</text:p>
          </table:table-cell>
          <table:table-cell table:formula="of:=ROUND(SIN([.I1133]*PI()/180);7)" office:value-type="float" office:value="-0.9723699" calcext:value-type="float">
            <text:p>-0,9723699</text:p>
          </table:table-cell>
          <table:table-cell table:formula="of:=ABS([.L1133]-[.E1133])" office:value-type="float" office:value="0.00849434999999998" calcext:value-type="float">
            <text:p>0,00849435</text:p>
          </table:table-cell>
          <table:table-cell table:formula="of:=ABS([.M1133]-[.F1133])" office:value-type="float" office:value="0.00200016000000003" calcext:value-type="float">
            <text:p>0,00200016</text:p>
          </table:table-cell>
          <table:table-cell/>
        </table:table-row>
        <table:table-row table:style-name="ro1">
          <table:table-cell office:value-type="float" office:value="1623609934.66766" calcext:value-type="float">
            <text:p>1623609934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6" calcext:value-type="float">
            <text:p>-76</text:p>
          </table:table-cell>
          <table:table-cell office:value-type="float" office:value="0.2419219" calcext:value-type="float">
            <text:p>0,2419219</text:p>
          </table:table-cell>
          <table:table-cell office:value-type="float" office:value="-0.97029573" calcext:value-type="float">
            <text:p>-0,97029573</text:p>
          </table:table-cell>
          <table:table-cell office:value-type="float" office:value="-76" calcext:value-type="float">
            <text:p>-76</text:p>
          </table:table-cell>
          <table:table-cell/>
          <table:table-cell office:value-type="float" office:value="-76.25" calcext:value-type="float">
            <text:p>-76,25</text:p>
          </table:table-cell>
          <table:table-cell table:formula="of:=([.D1134]-[.I1134])^2" office:value-type="float" office:value="0.0625" calcext:value-type="float">
            <text:p>0,0625</text:p>
          </table:table-cell>
          <table:table-cell/>
          <table:table-cell table:formula="of:=ROUND(COS([.I1134]*PI()/180);7)" office:value-type="float" office:value="0.2376859" calcext:value-type="float">
            <text:p>0,2376859</text:p>
          </table:table-cell>
          <table:table-cell table:formula="of:=ROUND(SIN([.I1134]*PI()/180);7)" office:value-type="float" office:value="-0.9713421" calcext:value-type="float">
            <text:p>-0,9713421</text:p>
          </table:table-cell>
          <table:table-cell table:formula="of:=ABS([.L1134]-[.E1134])" office:value-type="float" office:value="0.00423599999999999" calcext:value-type="float">
            <text:p>0,004236</text:p>
          </table:table-cell>
          <table:table-cell table:formula="of:=ABS([.M1134]-[.F1134])" office:value-type="float" office:value="0.00104636999999996" calcext:value-type="float">
            <text:p>0,00104637</text:p>
          </table:table-cell>
          <table:table-cell/>
        </table:table-row>
        <table:table-row table:style-name="ro1">
          <table:table-cell office:value-type="float" office:value="1623609934.76766" calcext:value-type="float">
            <text:p>1623609934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6" calcext:value-type="float">
            <text:p>-76</text:p>
          </table:table-cell>
          <table:table-cell office:value-type="float" office:value="0.2419219" calcext:value-type="float">
            <text:p>0,2419219</text:p>
          </table:table-cell>
          <table:table-cell office:value-type="float" office:value="-0.97029573" calcext:value-type="float">
            <text:p>-0,97029573</text:p>
          </table:table-cell>
          <table:table-cell office:value-type="float" office:value="-76" calcext:value-type="float">
            <text:p>-76</text:p>
          </table:table-cell>
          <table:table-cell/>
          <table:table-cell office:value-type="float" office:value="-76" calcext:value-type="float">
            <text:p>-76</text:p>
          </table:table-cell>
          <table:table-cell table:formula="of:=([.D1135]-[.I1135])^2" office:value-type="float" office:value="0" calcext:value-type="float">
            <text:p>0</text:p>
          </table:table-cell>
          <table:table-cell/>
          <table:table-cell table:formula="of:=ROUND(COS([.I1135]*PI()/180);7)" office:value-type="float" office:value="0.2419219" calcext:value-type="float">
            <text:p>0,2419219</text:p>
          </table:table-cell>
          <table:table-cell table:formula="of:=ROUND(SIN([.I1135]*PI()/180);7)" office:value-type="float" office:value="-0.9702957" calcext:value-type="float">
            <text:p>-0,9702957</text:p>
          </table:table-cell>
          <table:table-cell table:formula="of:=ABS([.L1135]-[.E1135])" office:value-type="float" office:value="0" calcext:value-type="float">
            <text:p>0</text:p>
          </table:table-cell>
          <table:table-cell table:formula="of:=ABS([.M1135]-[.F1135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34.86765" calcext:value-type="float">
            <text:p>1623609934,8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6" calcext:value-type="float">
            <text:p>-76</text:p>
          </table:table-cell>
          <table:table-cell office:value-type="float" office:value="0.2419219" calcext:value-type="float">
            <text:p>0,2419219</text:p>
          </table:table-cell>
          <table:table-cell office:value-type="float" office:value="-0.97029573" calcext:value-type="float">
            <text:p>-0,97029573</text:p>
          </table:table-cell>
          <table:table-cell office:value-type="float" office:value="-76" calcext:value-type="float">
            <text:p>-76</text:p>
          </table:table-cell>
          <table:table-cell/>
          <table:table-cell office:value-type="float" office:value="-75.75" calcext:value-type="float">
            <text:p>-75,75</text:p>
          </table:table-cell>
          <table:table-cell table:formula="of:=([.D1136]-[.I1136])^2" office:value-type="float" office:value="0.0625" calcext:value-type="float">
            <text:p>0,0625</text:p>
          </table:table-cell>
          <table:table-cell/>
          <table:table-cell table:formula="of:=ROUND(COS([.I1136]*PI()/180);7)" office:value-type="float" office:value="0.2461533" calcext:value-type="float">
            <text:p>0,2461533</text:p>
          </table:table-cell>
          <table:table-cell table:formula="of:=ROUND(SIN([.I1136]*PI()/180);7)" office:value-type="float" office:value="-0.9692309" calcext:value-type="float">
            <text:p>-0,9692309</text:p>
          </table:table-cell>
          <table:table-cell table:formula="of:=ABS([.L1136]-[.E1136])" office:value-type="float" office:value="0.0042314" calcext:value-type="float">
            <text:p>0,0042314</text:p>
          </table:table-cell>
          <table:table-cell table:formula="of:=ABS([.M1136]-[.F1136])" office:value-type="float" office:value="0.00106483000000002" calcext:value-type="float">
            <text:p>0,00106483</text:p>
          </table:table-cell>
          <table:table-cell/>
        </table:table-row>
        <table:table-row table:style-name="ro1">
          <table:table-cell office:value-type="float" office:value="1623609934.96766" calcext:value-type="float">
            <text:p>1623609934,9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6" calcext:value-type="float">
            <text:p>-76</text:p>
          </table:table-cell>
          <table:table-cell office:value-type="float" office:value="0.2419219" calcext:value-type="float">
            <text:p>0,2419219</text:p>
          </table:table-cell>
          <table:table-cell office:value-type="float" office:value="-0.97029573" calcext:value-type="float">
            <text:p>-0,97029573</text:p>
          </table:table-cell>
          <table:table-cell office:value-type="float" office:value="-76" calcext:value-type="float">
            <text:p>-76</text:p>
          </table:table-cell>
          <table:table-cell/>
          <table:table-cell office:value-type="float" office:value="-75.5" calcext:value-type="float">
            <text:p>-75,5</text:p>
          </table:table-cell>
          <table:table-cell table:formula="of:=([.D1137]-[.I1137])^2" office:value-type="float" office:value="0.25" calcext:value-type="float">
            <text:p>0,25</text:p>
          </table:table-cell>
          <table:table-cell/>
          <table:table-cell table:formula="of:=ROUND(COS([.I1137]*PI()/180);7)" office:value-type="float" office:value="0.25038" calcext:value-type="float">
            <text:p>0,25038</text:p>
          </table:table-cell>
          <table:table-cell table:formula="of:=ROUND(SIN([.I1137]*PI()/180);7)" office:value-type="float" office:value="-0.9681476" calcext:value-type="float">
            <text:p>-0,9681476</text:p>
          </table:table-cell>
          <table:table-cell table:formula="of:=ABS([.L1137]-[.E1137])" office:value-type="float" office:value="0.0084581" calcext:value-type="float">
            <text:p>0,0084581</text:p>
          </table:table-cell>
          <table:table-cell table:formula="of:=ABS([.M1137]-[.F1137])" office:value-type="float" office:value="0.00214813000000003" calcext:value-type="float">
            <text:p>0,00214813</text:p>
          </table:table-cell>
          <table:table-cell/>
        </table:table-row>
        <table:table-row table:style-name="ro1">
          <table:table-cell office:value-type="float" office:value="1623609935.06762" calcext:value-type="float">
            <text:p>1623609935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5" calcext:value-type="float">
            <text:p>-75</text:p>
          </table:table-cell>
          <table:table-cell office:value-type="float" office:value="0.25881905" calcext:value-type="float">
            <text:p>0,25881905</text:p>
          </table:table-cell>
          <table:table-cell office:value-type="float" office:value="-0.96592583" calcext:value-type="float">
            <text:p>-0,96592583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float" office:value="-75.25" calcext:value-type="float">
            <text:p>-75,25</text:p>
          </table:table-cell>
          <table:table-cell table:formula="of:=([.D1138]-[.I1138])^2" office:value-type="float" office:value="0.0625" calcext:value-type="float">
            <text:p>0,0625</text:p>
          </table:table-cell>
          <table:table-cell/>
          <table:table-cell table:formula="of:=ROUND(COS([.I1138]*PI()/180);7)" office:value-type="float" office:value="0.2546019" calcext:value-type="float">
            <text:p>0,2546019</text:p>
          </table:table-cell>
          <table:table-cell table:formula="of:=ROUND(SIN([.I1138]*PI()/180);7)" office:value-type="float" office:value="-0.9670459" calcext:value-type="float">
            <text:p>-0,9670459</text:p>
          </table:table-cell>
          <table:table-cell table:formula="of:=ABS([.L1138]-[.E1138])" office:value-type="float" office:value="0.00421715" calcext:value-type="float">
            <text:p>0,00421715</text:p>
          </table:table-cell>
          <table:table-cell table:formula="of:=ABS([.M1138]-[.F1138])" office:value-type="float" office:value="0.00112007000000003" calcext:value-type="float">
            <text:p>0,00112007</text:p>
          </table:table-cell>
          <table:table-cell/>
        </table:table-row>
        <table:table-row table:style-name="ro1">
          <table:table-cell office:value-type="float" office:value="1623609935.16765" calcext:value-type="float">
            <text:p>1623609935,1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5" calcext:value-type="float">
            <text:p>-75</text:p>
          </table:table-cell>
          <table:table-cell office:value-type="float" office:value="0.25881905" calcext:value-type="float">
            <text:p>0,25881905</text:p>
          </table:table-cell>
          <table:table-cell office:value-type="float" office:value="-0.96592583" calcext:value-type="float">
            <text:p>-0,96592583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([.D1139]-[.I1139])^2" office:value-type="float" office:value="0" calcext:value-type="float">
            <text:p>0</text:p>
          </table:table-cell>
          <table:table-cell/>
          <table:table-cell table:formula="of:=ROUND(COS([.I1139]*PI()/180);7)" office:value-type="float" office:value="0.258819" calcext:value-type="float">
            <text:p>0,258819</text:p>
          </table:table-cell>
          <table:table-cell table:formula="of:=ROUND(SIN([.I1139]*PI()/180);7)" office:value-type="float" office:value="-0.9659258" calcext:value-type="float">
            <text:p>-0,9659258</text:p>
          </table:table-cell>
          <table:table-cell table:formula="of:=ABS([.L1139]-[.E1139])" office:value-type="float" office:value="0.0000000499999999736822" calcext:value-type="float">
            <text:p>4,99999999736822E-08</text:p>
          </table:table-cell>
          <table:table-cell table:formula="of:=ABS([.M1139]-[.F1139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35.26768" calcext:value-type="float">
            <text:p>1623609935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5" calcext:value-type="float">
            <text:p>-75</text:p>
          </table:table-cell>
          <table:table-cell office:value-type="float" office:value="0.25881905" calcext:value-type="float">
            <text:p>0,25881905</text:p>
          </table:table-cell>
          <table:table-cell office:value-type="float" office:value="-0.96592583" calcext:value-type="float">
            <text:p>-0,96592583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float" office:value="-74.75" calcext:value-type="float">
            <text:p>-74,75</text:p>
          </table:table-cell>
          <table:table-cell table:formula="of:=([.D1140]-[.I1140])^2" office:value-type="float" office:value="0.0625" calcext:value-type="float">
            <text:p>0,0625</text:p>
          </table:table-cell>
          <table:table-cell/>
          <table:table-cell table:formula="of:=ROUND(COS([.I1140]*PI()/180);7)" office:value-type="float" office:value="0.2630312" calcext:value-type="float">
            <text:p>0,2630312</text:p>
          </table:table-cell>
          <table:table-cell table:formula="of:=ROUND(SIN([.I1140]*PI()/180);7)" office:value-type="float" office:value="-0.9647873" calcext:value-type="float">
            <text:p>-0,9647873</text:p>
          </table:table-cell>
          <table:table-cell table:formula="of:=ABS([.L1140]-[.E1140])" office:value-type="float" office:value="0.00421215000000003" calcext:value-type="float">
            <text:p>0,00421215</text:p>
          </table:table-cell>
          <table:table-cell table:formula="of:=ABS([.M1140]-[.F1140])" office:value-type="float" office:value="0.00113852999999997" calcext:value-type="float">
            <text:p>0,00113853</text:p>
          </table:table-cell>
          <table:table-cell/>
        </table:table-row>
        <table:table-row table:style-name="ro1">
          <table:table-cell office:value-type="float" office:value="1623609935.36767" calcext:value-type="float">
            <text:p>1623609935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5" calcext:value-type="float">
            <text:p>-75</text:p>
          </table:table-cell>
          <table:table-cell office:value-type="float" office:value="0.25881905" calcext:value-type="float">
            <text:p>0,25881905</text:p>
          </table:table-cell>
          <table:table-cell office:value-type="float" office:value="-0.96592583" calcext:value-type="float">
            <text:p>-0,96592583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float" office:value="-74.5" calcext:value-type="float">
            <text:p>-74,5</text:p>
          </table:table-cell>
          <table:table-cell table:formula="of:=([.D1141]-[.I1141])^2" office:value-type="float" office:value="0.25" calcext:value-type="float">
            <text:p>0,25</text:p>
          </table:table-cell>
          <table:table-cell/>
          <table:table-cell table:formula="of:=ROUND(COS([.I1141]*PI()/180);7)" office:value-type="float" office:value="0.2672384" calcext:value-type="float">
            <text:p>0,2672384</text:p>
          </table:table-cell>
          <table:table-cell table:formula="of:=ROUND(SIN([.I1141]*PI()/180);7)" office:value-type="float" office:value="-0.9636305" calcext:value-type="float">
            <text:p>-0,9636305</text:p>
          </table:table-cell>
          <table:table-cell table:formula="of:=ABS([.L1141]-[.E1141])" office:value-type="float" office:value="0.00841934999999999" calcext:value-type="float">
            <text:p>0,00841935</text:p>
          </table:table-cell>
          <table:table-cell table:formula="of:=ABS([.M1141]-[.F1141])" office:value-type="float" office:value="0.00229533000000004" calcext:value-type="float">
            <text:p>0,00229533</text:p>
          </table:table-cell>
          <table:table-cell/>
        </table:table-row>
        <table:table-row table:style-name="ro1">
          <table:table-cell office:value-type="float" office:value="1623609935.4676" calcext:value-type="float">
            <text:p>1623609935,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4" calcext:value-type="float">
            <text:p>-74</text:p>
          </table:table-cell>
          <table:table-cell office:value-type="float" office:value="0.27563736" calcext:value-type="float">
            <text:p>0,27563736</text:p>
          </table:table-cell>
          <table:table-cell office:value-type="float" office:value="-0.9612617" calcext:value-type="float">
            <text:p>-0,9612617</text:p>
          </table:table-cell>
          <table:table-cell office:value-type="float" office:value="-74" calcext:value-type="float">
            <text:p>-74</text:p>
          </table:table-cell>
          <table:table-cell/>
          <table:table-cell office:value-type="float" office:value="-74.25" calcext:value-type="float">
            <text:p>-74,25</text:p>
          </table:table-cell>
          <table:table-cell table:formula="of:=([.D1142]-[.I1142])^2" office:value-type="float" office:value="0.0625" calcext:value-type="float">
            <text:p>0,0625</text:p>
          </table:table-cell>
          <table:table-cell/>
          <table:table-cell table:formula="of:=ROUND(COS([.I1142]*PI()/180);7)" office:value-type="float" office:value="0.2714404" calcext:value-type="float">
            <text:p>0,2714404</text:p>
          </table:table-cell>
          <table:table-cell table:formula="of:=ROUND(SIN([.I1142]*PI()/180);7)" office:value-type="float" office:value="-0.9624552" calcext:value-type="float">
            <text:p>-0,9624552</text:p>
          </table:table-cell>
          <table:table-cell table:formula="of:=ABS([.L1142]-[.E1142])" office:value-type="float" office:value="0.00419695999999997" calcext:value-type="float">
            <text:p>0,00419696</text:p>
          </table:table-cell>
          <table:table-cell table:formula="of:=ABS([.M1142]-[.F1142])" office:value-type="float" office:value="0.00119349999999996" calcext:value-type="float">
            <text:p>0,0011935</text:p>
          </table:table-cell>
          <table:table-cell/>
        </table:table-row>
        <table:table-row table:style-name="ro1">
          <table:table-cell office:value-type="float" office:value="1623609935.56766" calcext:value-type="float">
            <text:p>1623609935,5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4" calcext:value-type="float">
            <text:p>-74</text:p>
          </table:table-cell>
          <table:table-cell office:value-type="float" office:value="0.27563736" calcext:value-type="float">
            <text:p>0,27563736</text:p>
          </table:table-cell>
          <table:table-cell office:value-type="float" office:value="-0.9612617" calcext:value-type="float">
            <text:p>-0,9612617</text:p>
          </table:table-cell>
          <table:table-cell office:value-type="float" office:value="-74" calcext:value-type="float">
            <text:p>-74</text:p>
          </table:table-cell>
          <table:table-cell/>
          <table:table-cell office:value-type="float" office:value="-74" calcext:value-type="float">
            <text:p>-74</text:p>
          </table:table-cell>
          <table:table-cell table:formula="of:=([.D1143]-[.I1143])^2" office:value-type="float" office:value="0" calcext:value-type="float">
            <text:p>0</text:p>
          </table:table-cell>
          <table:table-cell/>
          <table:table-cell table:formula="of:=ROUND(COS([.I1143]*PI()/180);7)" office:value-type="float" office:value="0.2756374" calcext:value-type="float">
            <text:p>0,2756374</text:p>
          </table:table-cell>
          <table:table-cell table:formula="of:=ROUND(SIN([.I1143]*PI()/180);7)" office:value-type="float" office:value="-0.9612617" calcext:value-type="float">
            <text:p>-0,9612617</text:p>
          </table:table-cell>
          <table:table-cell table:formula="of:=ABS([.L1143]-[.E1143])" office:value-type="float" office:value="0.0000000399999999789458" calcext:value-type="float">
            <text:p>3,99999999789458E-08</text:p>
          </table:table-cell>
          <table:table-cell table:formula="of:=ABS([.M1143]-[.F11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35.66766" calcext:value-type="float">
            <text:p>1623609935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4" calcext:value-type="float">
            <text:p>-74</text:p>
          </table:table-cell>
          <table:table-cell office:value-type="float" office:value="0.27563736" calcext:value-type="float">
            <text:p>0,27563736</text:p>
          </table:table-cell>
          <table:table-cell office:value-type="float" office:value="-0.9612617" calcext:value-type="float">
            <text:p>-0,9612617</text:p>
          </table:table-cell>
          <table:table-cell office:value-type="float" office:value="-74" calcext:value-type="float">
            <text:p>-74</text:p>
          </table:table-cell>
          <table:table-cell/>
          <table:table-cell office:value-type="float" office:value="-73.75" calcext:value-type="float">
            <text:p>-73,75</text:p>
          </table:table-cell>
          <table:table-cell table:formula="of:=([.D1144]-[.I1144])^2" office:value-type="float" office:value="0.0625" calcext:value-type="float">
            <text:p>0,0625</text:p>
          </table:table-cell>
          <table:table-cell/>
          <table:table-cell table:formula="of:=ROUND(COS([.I1144]*PI()/180);7)" office:value-type="float" office:value="0.279829" calcext:value-type="float">
            <text:p>0,279829</text:p>
          </table:table-cell>
          <table:table-cell table:formula="of:=ROUND(SIN([.I1144]*PI()/180);7)" office:value-type="float" office:value="-0.9600499" calcext:value-type="float">
            <text:p>-0,9600499</text:p>
          </table:table-cell>
          <table:table-cell table:formula="of:=ABS([.L1144]-[.E1144])" office:value-type="float" office:value="0.00419164" calcext:value-type="float">
            <text:p>0,00419164</text:p>
          </table:table-cell>
          <table:table-cell table:formula="of:=ABS([.M1144]-[.F1144])" office:value-type="float" office:value="0.00121179999999999" calcext:value-type="float">
            <text:p>0,0012118</text:p>
          </table:table-cell>
          <table:table-cell/>
        </table:table-row>
        <table:table-row table:style-name="ro1">
          <table:table-cell office:value-type="float" office:value="1623609935.76762" calcext:value-type="float">
            <text:p>1623609935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4" calcext:value-type="float">
            <text:p>-74</text:p>
          </table:table-cell>
          <table:table-cell office:value-type="float" office:value="0.27563736" calcext:value-type="float">
            <text:p>0,27563736</text:p>
          </table:table-cell>
          <table:table-cell office:value-type="float" office:value="-0.9612617" calcext:value-type="float">
            <text:p>-0,9612617</text:p>
          </table:table-cell>
          <table:table-cell office:value-type="float" office:value="-74" calcext:value-type="float">
            <text:p>-74</text:p>
          </table:table-cell>
          <table:table-cell/>
          <table:table-cell office:value-type="float" office:value="-73.5" calcext:value-type="float">
            <text:p>-73,5</text:p>
          </table:table-cell>
          <table:table-cell table:formula="of:=([.D1145]-[.I1145])^2" office:value-type="float" office:value="0.25" calcext:value-type="float">
            <text:p>0,25</text:p>
          </table:table-cell>
          <table:table-cell/>
          <table:table-cell table:formula="of:=ROUND(COS([.I1145]*PI()/180);7)" office:value-type="float" office:value="0.2840153" calcext:value-type="float">
            <text:p>0,2840153</text:p>
          </table:table-cell>
          <table:table-cell table:formula="of:=ROUND(SIN([.I1145]*PI()/180);7)" office:value-type="float" office:value="-0.9588197" calcext:value-type="float">
            <text:p>-0,9588197</text:p>
          </table:table-cell>
          <table:table-cell table:formula="of:=ABS([.L1145]-[.E1145])" office:value-type="float" office:value="0.00837794000000003" calcext:value-type="float">
            <text:p>0,00837794</text:p>
          </table:table-cell>
          <table:table-cell table:formula="of:=ABS([.M1145]-[.F1145])" office:value-type="float" office:value="0.00244199999999994" calcext:value-type="float">
            <text:p>0,002442</text:p>
          </table:table-cell>
          <table:table-cell/>
        </table:table-row>
        <table:table-row table:style-name="ro1">
          <table:table-cell office:value-type="float" office:value="1623609935.86762" calcext:value-type="float">
            <text:p>1623609935,8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3" calcext:value-type="float">
            <text:p>-73</text:p>
          </table:table-cell>
          <table:table-cell office:value-type="float" office:value="0.2923717" calcext:value-type="float">
            <text:p>0,2923717</text:p>
          </table:table-cell>
          <table:table-cell office:value-type="float" office:value="-0.95630476" calcext:value-type="float">
            <text:p>-0,95630476</text:p>
          </table:table-cell>
          <table:table-cell office:value-type="float" office:value="-73" calcext:value-type="float">
            <text:p>-73</text:p>
          </table:table-cell>
          <table:table-cell/>
          <table:table-cell office:value-type="float" office:value="-73.25" calcext:value-type="float">
            <text:p>-73,25</text:p>
          </table:table-cell>
          <table:table-cell table:formula="of:=([.D1146]-[.I1146])^2" office:value-type="float" office:value="0.0625" calcext:value-type="float">
            <text:p>0,0625</text:p>
          </table:table-cell>
          <table:table-cell/>
          <table:table-cell table:formula="of:=ROUND(COS([.I1146]*PI()/180);7)" office:value-type="float" office:value="0.2881963" calcext:value-type="float">
            <text:p>0,2881963</text:p>
          </table:table-cell>
          <table:table-cell table:formula="of:=ROUND(SIN([.I1146]*PI()/180);7)" office:value-type="float" office:value="-0.9575714" calcext:value-type="float">
            <text:p>-0,9575714</text:p>
          </table:table-cell>
          <table:table-cell table:formula="of:=ABS([.L1146]-[.E1146])" office:value-type="float" office:value="0.0041754" calcext:value-type="float">
            <text:p>0,0041754</text:p>
          </table:table-cell>
          <table:table-cell table:formula="of:=ABS([.M1146]-[.F1146])" office:value-type="float" office:value="0.00126663999999999" calcext:value-type="float">
            <text:p>0,00126664</text:p>
          </table:table-cell>
          <table:table-cell/>
        </table:table-row>
        <table:table-row table:style-name="ro1">
          <table:table-cell office:value-type="float" office:value="1623609935.96767" calcext:value-type="float">
            <text:p>1623609935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3" calcext:value-type="float">
            <text:p>-73</text:p>
          </table:table-cell>
          <table:table-cell office:value-type="float" office:value="0.2923717" calcext:value-type="float">
            <text:p>0,2923717</text:p>
          </table:table-cell>
          <table:table-cell office:value-type="float" office:value="-0.95630476" calcext:value-type="float">
            <text:p>-0,95630476</text:p>
          </table:table-cell>
          <table:table-cell office:value-type="float" office:value="-73" calcext:value-type="float">
            <text:p>-73</text:p>
          </table:table-cell>
          <table:table-cell/>
          <table:table-cell office:value-type="float" office:value="-73" calcext:value-type="float">
            <text:p>-73</text:p>
          </table:table-cell>
          <table:table-cell table:formula="of:=([.D1147]-[.I1147])^2" office:value-type="float" office:value="0" calcext:value-type="float">
            <text:p>0</text:p>
          </table:table-cell>
          <table:table-cell/>
          <table:table-cell table:formula="of:=ROUND(COS([.I1147]*PI()/180);7)" office:value-type="float" office:value="0.2923717" calcext:value-type="float">
            <text:p>0,2923717</text:p>
          </table:table-cell>
          <table:table-cell table:formula="of:=ROUND(SIN([.I1147]*PI()/180);7)" office:value-type="float" office:value="-0.9563048" calcext:value-type="float">
            <text:p>-0,9563048</text:p>
          </table:table-cell>
          <table:table-cell table:formula="of:=ABS([.L1147]-[.E1147])" office:value-type="float" office:value="0" calcext:value-type="float">
            <text:p>0</text:p>
          </table:table-cell>
          <table:table-cell table:formula="of:=ABS([.M1147]-[.F1147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36.06771" calcext:value-type="float">
            <text:p>1623609936,067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3" calcext:value-type="float">
            <text:p>-73</text:p>
          </table:table-cell>
          <table:table-cell office:value-type="float" office:value="0.2923717" calcext:value-type="float">
            <text:p>0,2923717</text:p>
          </table:table-cell>
          <table:table-cell office:value-type="float" office:value="-0.95630476" calcext:value-type="float">
            <text:p>-0,95630476</text:p>
          </table:table-cell>
          <table:table-cell office:value-type="float" office:value="-73" calcext:value-type="float">
            <text:p>-73</text:p>
          </table:table-cell>
          <table:table-cell/>
          <table:table-cell office:value-type="float" office:value="-72.75" calcext:value-type="float">
            <text:p>-72,75</text:p>
          </table:table-cell>
          <table:table-cell table:formula="of:=([.D1148]-[.I1148])^2" office:value-type="float" office:value="0.0625" calcext:value-type="float">
            <text:p>0,0625</text:p>
          </table:table-cell>
          <table:table-cell/>
          <table:table-cell table:formula="of:=ROUND(COS([.I1148]*PI()/180);7)" office:value-type="float" office:value="0.2965416" calcext:value-type="float">
            <text:p>0,2965416</text:p>
          </table:table-cell>
          <table:table-cell table:formula="of:=ROUND(SIN([.I1148]*PI()/180);7)" office:value-type="float" office:value="-0.9550199" calcext:value-type="float">
            <text:p>-0,9550199</text:p>
          </table:table-cell>
          <table:table-cell table:formula="of:=ABS([.L1148]-[.E1148])" office:value-type="float" office:value="0.0041699" calcext:value-type="float">
            <text:p>0,0041699</text:p>
          </table:table-cell>
          <table:table-cell table:formula="of:=ABS([.M1148]-[.F1148])" office:value-type="float" office:value="0.00128485999999994" calcext:value-type="float">
            <text:p>0,00128486</text:p>
          </table:table-cell>
          <table:table-cell/>
        </table:table-row>
        <table:table-row table:style-name="ro1">
          <table:table-cell office:value-type="float" office:value="1623609936.16766" calcext:value-type="float">
            <text:p>1623609936,1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3" calcext:value-type="float">
            <text:p>-73</text:p>
          </table:table-cell>
          <table:table-cell office:value-type="float" office:value="0.2923717" calcext:value-type="float">
            <text:p>0,2923717</text:p>
          </table:table-cell>
          <table:table-cell office:value-type="float" office:value="-0.95630476" calcext:value-type="float">
            <text:p>-0,95630476</text:p>
          </table:table-cell>
          <table:table-cell office:value-type="float" office:value="-73" calcext:value-type="float">
            <text:p>-73</text:p>
          </table:table-cell>
          <table:table-cell/>
          <table:table-cell office:value-type="float" office:value="-72.5" calcext:value-type="float">
            <text:p>-72,5</text:p>
          </table:table-cell>
          <table:table-cell table:formula="of:=([.D1149]-[.I1149])^2" office:value-type="float" office:value="0.25" calcext:value-type="float">
            <text:p>0,25</text:p>
          </table:table-cell>
          <table:table-cell/>
          <table:table-cell table:formula="of:=ROUND(COS([.I1149]*PI()/180);7)" office:value-type="float" office:value="0.3007058" calcext:value-type="float">
            <text:p>0,3007058</text:p>
          </table:table-cell>
          <table:table-cell table:formula="of:=ROUND(SIN([.I1149]*PI()/180);7)" office:value-type="float" office:value="-0.953717" calcext:value-type="float">
            <text:p>-0,953717</text:p>
          </table:table-cell>
          <table:table-cell table:formula="of:=ABS([.L1149]-[.E1149])" office:value-type="float" office:value="0.00833410000000001" calcext:value-type="float">
            <text:p>0,0083341</text:p>
          </table:table-cell>
          <table:table-cell table:formula="of:=ABS([.M1149]-[.F1149])" office:value-type="float" office:value="0.00258775999999994" calcext:value-type="float">
            <text:p>0,00258776</text:p>
          </table:table-cell>
          <table:table-cell/>
        </table:table-row>
        <table:table-row table:style-name="ro1">
          <table:table-cell office:value-type="float" office:value="1623609936.2676" calcext:value-type="float">
            <text:p>1623609936,2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2" calcext:value-type="float">
            <text:p>-72</text:p>
          </table:table-cell>
          <table:table-cell office:value-type="float" office:value="0.30901699" calcext:value-type="float">
            <text:p>0,30901699</text:p>
          </table:table-cell>
          <table:table-cell office:value-type="float" office:value="-0.95105652" calcext:value-type="float">
            <text:p>-0,95105652</text:p>
          </table:table-cell>
          <table:table-cell office:value-type="float" office:value="-72" calcext:value-type="float">
            <text:p>-72</text:p>
          </table:table-cell>
          <table:table-cell/>
          <table:table-cell office:value-type="float" office:value="-72.25" calcext:value-type="float">
            <text:p>-72,25</text:p>
          </table:table-cell>
          <table:table-cell table:formula="of:=([.D1150]-[.I1150])^2" office:value-type="float" office:value="0.0625" calcext:value-type="float">
            <text:p>0,0625</text:p>
          </table:table-cell>
          <table:table-cell/>
          <table:table-cell table:formula="of:=ROUND(COS([.I1150]*PI()/180);7)" office:value-type="float" office:value="0.3048643" calcext:value-type="float">
            <text:p>0,3048643</text:p>
          </table:table-cell>
          <table:table-cell table:formula="of:=ROUND(SIN([.I1150]*PI()/180);7)" office:value-type="float" office:value="-0.9523958" calcext:value-type="float">
            <text:p>-0,9523958</text:p>
          </table:table-cell>
          <table:table-cell table:formula="of:=ABS([.L1150]-[.E1150])" office:value-type="float" office:value="0.00415269000000001" calcext:value-type="float">
            <text:p>0,00415269</text:p>
          </table:table-cell>
          <table:table-cell table:formula="of:=ABS([.M1150]-[.F1150])" office:value-type="float" office:value="0.00133927999999994" calcext:value-type="float">
            <text:p>0,00133928</text:p>
          </table:table-cell>
          <table:table-cell/>
        </table:table-row>
        <table:table-row table:style-name="ro1">
          <table:table-cell office:value-type="float" office:value="1623609936.36765" calcext:value-type="float">
            <text:p>1623609936,3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2" calcext:value-type="float">
            <text:p>-72</text:p>
          </table:table-cell>
          <table:table-cell office:value-type="float" office:value="0.30901699" calcext:value-type="float">
            <text:p>0,30901699</text:p>
          </table:table-cell>
          <table:table-cell office:value-type="float" office:value="-0.95105652" calcext:value-type="float">
            <text:p>-0,95105652</text:p>
          </table:table-cell>
          <table:table-cell office:value-type="float" office:value="-72" calcext:value-type="float">
            <text:p>-72</text:p>
          </table:table-cell>
          <table:table-cell/>
          <table:table-cell office:value-type="float" office:value="-72" calcext:value-type="float">
            <text:p>-72</text:p>
          </table:table-cell>
          <table:table-cell table:formula="of:=([.D1151]-[.I1151])^2" office:value-type="float" office:value="0" calcext:value-type="float">
            <text:p>0</text:p>
          </table:table-cell>
          <table:table-cell/>
          <table:table-cell table:formula="of:=ROUND(COS([.I1151]*PI()/180);7)" office:value-type="float" office:value="0.309017" calcext:value-type="float">
            <text:p>0,309017</text:p>
          </table:table-cell>
          <table:table-cell table:formula="of:=ROUND(SIN([.I1151]*PI()/180);7)" office:value-type="float" office:value="-0.9510565" calcext:value-type="float">
            <text:p>-0,9510565</text:p>
          </table:table-cell>
          <table:table-cell table:formula="of:=ABS([.L1151]-[.E1151])" office:value-type="float" office:value="0.00000000999999999473644" calcext:value-type="float">
            <text:p>9,99999999473644E-09</text:p>
          </table:table-cell>
          <table:table-cell table:formula="of:=ABS([.M1151]-[.F1151])" office:value-type="float" office:value="0.0000000200000001004952" calcext:value-type="float">
            <text:p>2,00000001004952E-08</text:p>
          </table:table-cell>
          <table:table-cell/>
        </table:table-row>
        <table:table-row table:style-name="ro1">
          <table:table-cell office:value-type="float" office:value="1623609936.46767" calcext:value-type="float">
            <text:p>1623609936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2" calcext:value-type="float">
            <text:p>-72</text:p>
          </table:table-cell>
          <table:table-cell office:value-type="float" office:value="0.30901699" calcext:value-type="float">
            <text:p>0,30901699</text:p>
          </table:table-cell>
          <table:table-cell office:value-type="float" office:value="-0.95105652" calcext:value-type="float">
            <text:p>-0,95105652</text:p>
          </table:table-cell>
          <table:table-cell office:value-type="float" office:value="-72" calcext:value-type="float">
            <text:p>-72</text:p>
          </table:table-cell>
          <table:table-cell/>
          <table:table-cell office:value-type="float" office:value="-71.75" calcext:value-type="float">
            <text:p>-71,75</text:p>
          </table:table-cell>
          <table:table-cell table:formula="of:=([.D1152]-[.I1152])^2" office:value-type="float" office:value="0.0625" calcext:value-type="float">
            <text:p>0,0625</text:p>
          </table:table-cell>
          <table:table-cell/>
          <table:table-cell table:formula="of:=ROUND(COS([.I1152]*PI()/180);7)" office:value-type="float" office:value="0.3131638" calcext:value-type="float">
            <text:p>0,3131638</text:p>
          </table:table-cell>
          <table:table-cell table:formula="of:=ROUND(SIN([.I1152]*PI()/180);7)" office:value-type="float" office:value="-0.9496991" calcext:value-type="float">
            <text:p>-0,9496991</text:p>
          </table:table-cell>
          <table:table-cell table:formula="of:=ABS([.L1152]-[.E1152])" office:value-type="float" office:value="0.00414681" calcext:value-type="float">
            <text:p>0,00414681</text:p>
          </table:table-cell>
          <table:table-cell table:formula="of:=ABS([.M1152]-[.F1152])" office:value-type="float" office:value="0.00135742000000005" calcext:value-type="float">
            <text:p>0,00135742</text:p>
          </table:table-cell>
          <table:table-cell/>
        </table:table-row>
        <table:table-row table:style-name="ro1">
          <table:table-cell office:value-type="float" office:value="1623609936.56766" calcext:value-type="float">
            <text:p>1623609936,5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1" calcext:value-type="float">
            <text:p>-71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-71" calcext:value-type="float">
            <text:p>-71</text:p>
          </table:table-cell>
          <table:table-cell/>
          <table:table-cell office:value-type="float" office:value="-71.5" calcext:value-type="float">
            <text:p>-71,5</text:p>
          </table:table-cell>
          <table:table-cell table:formula="of:=([.D1153]-[.I1153])^2" office:value-type="float" office:value="0.25" calcext:value-type="float">
            <text:p>0,25</text:p>
          </table:table-cell>
          <table:table-cell/>
          <table:table-cell table:formula="of:=ROUND(COS([.I1153]*PI()/180);7)" office:value-type="float" office:value="0.3173047" calcext:value-type="float">
            <text:p>0,3173047</text:p>
          </table:table-cell>
          <table:table-cell table:formula="of:=ROUND(SIN([.I1153]*PI()/180);7)" office:value-type="float" office:value="-0.9483237" calcext:value-type="float">
            <text:p>-0,9483237</text:p>
          </table:table-cell>
          <table:table-cell table:formula="of:=ABS([.L1153]-[.E1153])" office:value-type="float" office:value="0.00826345000000001" calcext:value-type="float">
            <text:p>0,00826345</text:p>
          </table:table-cell>
          <table:table-cell table:formula="of:=ABS([.M1153]-[.F1153])" office:value-type="float" office:value="0.00280511999999999" calcext:value-type="float">
            <text:p>0,00280512</text:p>
          </table:table-cell>
          <table:table-cell/>
        </table:table-row>
        <table:table-row table:style-name="ro1">
          <table:table-cell office:value-type="float" office:value="1623609936.66766" calcext:value-type="float">
            <text:p>1623609936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1" calcext:value-type="float">
            <text:p>-71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-71" calcext:value-type="float">
            <text:p>-71</text:p>
          </table:table-cell>
          <table:table-cell/>
          <table:table-cell office:value-type="float" office:value="-71.25" calcext:value-type="float">
            <text:p>-71,25</text:p>
          </table:table-cell>
          <table:table-cell table:formula="of:=([.D1154]-[.I1154])^2" office:value-type="float" office:value="0.0625" calcext:value-type="float">
            <text:p>0,0625</text:p>
          </table:table-cell>
          <table:table-cell/>
          <table:table-cell table:formula="of:=ROUND(COS([.I1154]*PI()/180);7)" office:value-type="float" office:value="0.3214395" calcext:value-type="float">
            <text:p>0,3214395</text:p>
          </table:table-cell>
          <table:table-cell table:formula="of:=ROUND(SIN([.I1154]*PI()/180);7)" office:value-type="float" office:value="-0.9469301" calcext:value-type="float">
            <text:p>-0,9469301</text:p>
          </table:table-cell>
          <table:table-cell table:formula="of:=ABS([.L1154]-[.E1154])" office:value-type="float" office:value="0.00412865000000001" calcext:value-type="float">
            <text:p>0,00412865</text:p>
          </table:table-cell>
          <table:table-cell table:formula="of:=ABS([.M1154]-[.F1154])" office:value-type="float" office:value="0.00141152" calcext:value-type="float">
            <text:p>0,00141152</text:p>
          </table:table-cell>
          <table:table-cell/>
        </table:table-row>
        <table:table-row table:style-name="ro1">
          <table:table-cell office:value-type="float" office:value="1623609936.76767" calcext:value-type="float">
            <text:p>1623609936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1" calcext:value-type="float">
            <text:p>-71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-71" calcext:value-type="float">
            <text:p>-71</text:p>
          </table:table-cell>
          <table:table-cell/>
          <table:table-cell office:value-type="float" office:value="-71" calcext:value-type="float">
            <text:p>-71</text:p>
          </table:table-cell>
          <table:table-cell table:formula="of:=([.D1155]-[.I1155])^2" office:value-type="float" office:value="0" calcext:value-type="float">
            <text:p>0</text:p>
          </table:table-cell>
          <table:table-cell/>
          <table:table-cell table:formula="of:=ROUND(COS([.I1155]*PI()/180);7)" office:value-type="float" office:value="0.3255682" calcext:value-type="float">
            <text:p>0,3255682</text:p>
          </table:table-cell>
          <table:table-cell table:formula="of:=ROUND(SIN([.I1155]*PI()/180);7)" office:value-type="float" office:value="-0.9455186" calcext:value-type="float">
            <text:p>-0,9455186</text:p>
          </table:table-cell>
          <table:table-cell table:formula="of:=ABS([.L1155]-[.E1155])" office:value-type="float" office:value="0.0000000499999999736822" calcext:value-type="float">
            <text:p>4,99999999736822E-08</text:p>
          </table:table-cell>
          <table:table-cell table:formula="of:=ABS([.M1155]-[.F1155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36.86761" calcext:value-type="float">
            <text:p>1623609936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1" calcext:value-type="float">
            <text:p>-71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-71" calcext:value-type="float">
            <text:p>-71</text:p>
          </table:table-cell>
          <table:table-cell/>
          <table:table-cell office:value-type="float" office:value="-70.75" calcext:value-type="float">
            <text:p>-70,75</text:p>
          </table:table-cell>
          <table:table-cell table:formula="of:=([.D1156]-[.I1156])^2" office:value-type="float" office:value="0.0625" calcext:value-type="float">
            <text:p>0,0625</text:p>
          </table:table-cell>
          <table:table-cell/>
          <table:table-cell table:formula="of:=ROUND(COS([.I1156]*PI()/180);7)" office:value-type="float" office:value="0.3296906" calcext:value-type="float">
            <text:p>0,3296906</text:p>
          </table:table-cell>
          <table:table-cell table:formula="of:=ROUND(SIN([.I1156]*PI()/180);7)" office:value-type="float" office:value="-0.944089" calcext:value-type="float">
            <text:p>-0,944089</text:p>
          </table:table-cell>
          <table:table-cell table:formula="of:=ABS([.L1156]-[.E1156])" office:value-type="float" office:value="0.00412245" calcext:value-type="float">
            <text:p>0,00412245</text:p>
          </table:table-cell>
          <table:table-cell table:formula="of:=ABS([.M1156]-[.F1156])" office:value-type="float" office:value="0.00142958000000004" calcext:value-type="float">
            <text:p>0,00142958</text:p>
          </table:table-cell>
          <table:table-cell/>
        </table:table-row>
        <table:table-row table:style-name="ro1">
          <table:table-cell office:value-type="float" office:value="1623609936.96763" calcext:value-type="float">
            <text:p>1623609936,9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1" calcext:value-type="float">
            <text:p>-71</text:p>
          </table:table-cell>
          <table:table-cell office:value-type="float" office:value="0.32556815" calcext:value-type="float">
            <text:p>0,32556815</text:p>
          </table:table-cell>
          <table:table-cell office:value-type="float" office:value="-0.94551858" calcext:value-type="float">
            <text:p>-0,94551858</text:p>
          </table:table-cell>
          <table:table-cell office:value-type="float" office:value="-71" calcext:value-type="float">
            <text:p>-71</text:p>
          </table:table-cell>
          <table:table-cell/>
          <table:table-cell office:value-type="float" office:value="-70.5" calcext:value-type="float">
            <text:p>-70,5</text:p>
          </table:table-cell>
          <table:table-cell table:formula="of:=([.D1157]-[.I1157])^2" office:value-type="float" office:value="0.25" calcext:value-type="float">
            <text:p>0,25</text:p>
          </table:table-cell>
          <table:table-cell/>
          <table:table-cell table:formula="of:=ROUND(COS([.I1157]*PI()/180);7)" office:value-type="float" office:value="0.3338069" calcext:value-type="float">
            <text:p>0,3338069</text:p>
          </table:table-cell>
          <table:table-cell table:formula="of:=ROUND(SIN([.I1157]*PI()/180);7)" office:value-type="float" office:value="-0.9426415" calcext:value-type="float">
            <text:p>-0,9426415</text:p>
          </table:table-cell>
          <table:table-cell table:formula="of:=ABS([.L1157]-[.E1157])" office:value-type="float" office:value="0.00823875000000002" calcext:value-type="float">
            <text:p>0,00823875</text:p>
          </table:table-cell>
          <table:table-cell table:formula="of:=ABS([.M1157]-[.F1157])" office:value-type="float" office:value="0.00287707999999998" calcext:value-type="float">
            <text:p>0,00287708</text:p>
          </table:table-cell>
          <table:table-cell/>
        </table:table-row>
        <table:table-row table:style-name="ro1">
          <table:table-cell office:value-type="float" office:value="1623609937.06767" calcext:value-type="float">
            <text:p>1623609937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0" calcext:value-type="float">
            <text:p>-70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-0.93969262" calcext:value-type="float">
            <text:p>-0,93969262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-70.25" calcext:value-type="float">
            <text:p>-70,25</text:p>
          </table:table-cell>
          <table:table-cell table:formula="of:=([.D1158]-[.I1158])^2" office:value-type="float" office:value="0.0625" calcext:value-type="float">
            <text:p>0,0625</text:p>
          </table:table-cell>
          <table:table-cell/>
          <table:table-cell table:formula="of:=ROUND(COS([.I1158]*PI()/180);7)" office:value-type="float" office:value="0.3379167" calcext:value-type="float">
            <text:p>0,3379167</text:p>
          </table:table-cell>
          <table:table-cell table:formula="of:=ROUND(SIN([.I1158]*PI()/180);7)" office:value-type="float" office:value="-0.941176" calcext:value-type="float">
            <text:p>-0,941176</text:p>
          </table:table-cell>
          <table:table-cell table:formula="of:=ABS([.L1158]-[.E1158])" office:value-type="float" office:value="0.00410344000000001" calcext:value-type="float">
            <text:p>0,00410344</text:p>
          </table:table-cell>
          <table:table-cell table:formula="of:=ABS([.M1158]-[.F1158])" office:value-type="float" office:value="0.00148338000000003" calcext:value-type="float">
            <text:p>0,00148338</text:p>
          </table:table-cell>
          <table:table-cell/>
        </table:table-row>
        <table:table-row table:style-name="ro1">
          <table:table-cell office:value-type="float" office:value="1623609937.16759" calcext:value-type="float">
            <text:p>1623609937,1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0" calcext:value-type="float">
            <text:p>-70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-0.93969262" calcext:value-type="float">
            <text:p>-0,93969262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([.D1159]-[.I1159])^2" office:value-type="float" office:value="0" calcext:value-type="float">
            <text:p>0</text:p>
          </table:table-cell>
          <table:table-cell/>
          <table:table-cell table:formula="of:=ROUND(COS([.I1159]*PI()/180);7)" office:value-type="float" office:value="0.3420201" calcext:value-type="float">
            <text:p>0,3420201</text:p>
          </table:table-cell>
          <table:table-cell table:formula="of:=ROUND(SIN([.I1159]*PI()/180);7)" office:value-type="float" office:value="-0.9396926" calcext:value-type="float">
            <text:p>-0,9396926</text:p>
          </table:table-cell>
          <table:table-cell table:formula="of:=ABS([.L1159]-[.E1159])" office:value-type="float" office:value="0.0000000400000000344569" calcext:value-type="float">
            <text:p>4,00000000344569E-08</text:p>
          </table:table-cell>
          <table:table-cell table:formula="of:=ABS([.M1159]-[.F1159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37.26759" calcext:value-type="float">
            <text:p>1623609937,2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0" calcext:value-type="float">
            <text:p>-70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-0.93969262" calcext:value-type="float">
            <text:p>-0,93969262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-69.75" calcext:value-type="float">
            <text:p>-69,75</text:p>
          </table:table-cell>
          <table:table-cell table:formula="of:=([.D1160]-[.I1160])^2" office:value-type="float" office:value="0.0625" calcext:value-type="float">
            <text:p>0,0625</text:p>
          </table:table-cell>
          <table:table-cell/>
          <table:table-cell table:formula="of:=ROUND(COS([.I1160]*PI()/180);7)" office:value-type="float" office:value="0.3461171" calcext:value-type="float">
            <text:p>0,3461171</text:p>
          </table:table-cell>
          <table:table-cell table:formula="of:=ROUND(SIN([.I1160]*PI()/180);7)" office:value-type="float" office:value="-0.9381913" calcext:value-type="float">
            <text:p>-0,9381913</text:p>
          </table:table-cell>
          <table:table-cell table:formula="of:=ABS([.L1160]-[.E1160])" office:value-type="float" office:value="0.00409695999999998" calcext:value-type="float">
            <text:p>0,00409696</text:p>
          </table:table-cell>
          <table:table-cell table:formula="of:=ABS([.M1160]-[.F1160])" office:value-type="float" office:value="0.00150132000000003" calcext:value-type="float">
            <text:p>0,00150132</text:p>
          </table:table-cell>
          <table:table-cell/>
        </table:table-row>
        <table:table-row table:style-name="ro1">
          <table:table-cell office:value-type="float" office:value="1623609937.3676" calcext:value-type="float">
            <text:p>1623609937,3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0" calcext:value-type="float">
            <text:p>-70</text:p>
          </table:table-cell>
          <table:table-cell office:value-type="float" office:value="0.34202014" calcext:value-type="float">
            <text:p>0,34202014</text:p>
          </table:table-cell>
          <table:table-cell office:value-type="float" office:value="-0.93969262" calcext:value-type="float">
            <text:p>-0,93969262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-69.5" calcext:value-type="float">
            <text:p>-69,5</text:p>
          </table:table-cell>
          <table:table-cell table:formula="of:=([.D1161]-[.I1161])^2" office:value-type="float" office:value="0.25" calcext:value-type="float">
            <text:p>0,25</text:p>
          </table:table-cell>
          <table:table-cell/>
          <table:table-cell table:formula="of:=ROUND(COS([.I1161]*PI()/180);7)" office:value-type="float" office:value="0.3502074" calcext:value-type="float">
            <text:p>0,3502074</text:p>
          </table:table-cell>
          <table:table-cell table:formula="of:=ROUND(SIN([.I1161]*PI()/180);7)" office:value-type="float" office:value="-0.9366722" calcext:value-type="float">
            <text:p>-0,9366722</text:p>
          </table:table-cell>
          <table:table-cell table:formula="of:=ABS([.L1161]-[.E1161])" office:value-type="float" office:value="0.00818725999999997" calcext:value-type="float">
            <text:p>0,00818726</text:p>
          </table:table-cell>
          <table:table-cell table:formula="of:=ABS([.M1161]-[.F1161])" office:value-type="float" office:value="0.00302042000000002" calcext:value-type="float">
            <text:p>0,00302042</text:p>
          </table:table-cell>
          <table:table-cell/>
        </table:table-row>
        <table:table-row table:style-name="ro1">
          <table:table-cell office:value-type="float" office:value="1623609937.46759" calcext:value-type="float">
            <text:p>1623609937,4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9" calcext:value-type="float">
            <text:p>-69</text:p>
          </table:table-cell>
          <table:table-cell office:value-type="float" office:value="0.35836795" calcext:value-type="float">
            <text:p>0,35836795</text:p>
          </table:table-cell>
          <table:table-cell office:value-type="float" office:value="-0.93358043" calcext:value-type="float">
            <text:p>-0,93358043</text:p>
          </table:table-cell>
          <table:table-cell office:value-type="float" office:value="-69" calcext:value-type="float">
            <text:p>-69</text:p>
          </table:table-cell>
          <table:table-cell/>
          <table:table-cell office:value-type="float" office:value="-69.25" calcext:value-type="float">
            <text:p>-69,25</text:p>
          </table:table-cell>
          <table:table-cell table:formula="of:=([.D1162]-[.I1162])^2" office:value-type="float" office:value="0.0625" calcext:value-type="float">
            <text:p>0,0625</text:p>
          </table:table-cell>
          <table:table-cell/>
          <table:table-cell table:formula="of:=ROUND(COS([.I1162]*PI()/180);7)" office:value-type="float" office:value="0.354291" calcext:value-type="float">
            <text:p>0,354291</text:p>
          </table:table-cell>
          <table:table-cell table:formula="of:=ROUND(SIN([.I1162]*PI()/180);7)" office:value-type="float" office:value="-0.9351352" calcext:value-type="float">
            <text:p>-0,9351352</text:p>
          </table:table-cell>
          <table:table-cell table:formula="of:=ABS([.L1162]-[.E1162])" office:value-type="float" office:value="0.00407694999999997" calcext:value-type="float">
            <text:p>0,00407695</text:p>
          </table:table-cell>
          <table:table-cell table:formula="of:=ABS([.M1162]-[.F1162])" office:value-type="float" office:value="0.00155477000000004" calcext:value-type="float">
            <text:p>0,00155477</text:p>
          </table:table-cell>
          <table:table-cell/>
        </table:table-row>
        <table:table-row table:style-name="ro1">
          <table:table-cell office:value-type="float" office:value="1623609937.56769" calcext:value-type="float">
            <text:p>1623609937,5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9" calcext:value-type="float">
            <text:p>-69</text:p>
          </table:table-cell>
          <table:table-cell office:value-type="float" office:value="0.35836795" calcext:value-type="float">
            <text:p>0,35836795</text:p>
          </table:table-cell>
          <table:table-cell office:value-type="float" office:value="-0.93358043" calcext:value-type="float">
            <text:p>-0,93358043</text:p>
          </table:table-cell>
          <table:table-cell office:value-type="float" office:value="-69" calcext:value-type="float">
            <text:p>-69</text:p>
          </table:table-cell>
          <table:table-cell/>
          <table:table-cell office:value-type="float" office:value="-69" calcext:value-type="float">
            <text:p>-69</text:p>
          </table:table-cell>
          <table:table-cell table:formula="of:=([.D1163]-[.I1163])^2" office:value-type="float" office:value="0" calcext:value-type="float">
            <text:p>0</text:p>
          </table:table-cell>
          <table:table-cell/>
          <table:table-cell table:formula="of:=ROUND(COS([.I1163]*PI()/180);7)" office:value-type="float" office:value="0.3583679" calcext:value-type="float">
            <text:p>0,3583679</text:p>
          </table:table-cell>
          <table:table-cell table:formula="of:=ROUND(SIN([.I1163]*PI()/180);7)" office:value-type="float" office:value="-0.9335804" calcext:value-type="float">
            <text:p>-0,9335804</text:p>
          </table:table-cell>
          <table:table-cell table:formula="of:=ABS([.L1163]-[.E1163])" office:value-type="float" office:value="0.0000000499999999736822" calcext:value-type="float">
            <text:p>4,99999999736822E-08</text:p>
          </table:table-cell>
          <table:table-cell table:formula="of:=ABS([.M1163]-[.F1163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37.66765" calcext:value-type="float">
            <text:p>1623609937,6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9" calcext:value-type="float">
            <text:p>-69</text:p>
          </table:table-cell>
          <table:table-cell office:value-type="float" office:value="0.35836795" calcext:value-type="float">
            <text:p>0,35836795</text:p>
          </table:table-cell>
          <table:table-cell office:value-type="float" office:value="-0.93358043" calcext:value-type="float">
            <text:p>-0,93358043</text:p>
          </table:table-cell>
          <table:table-cell office:value-type="float" office:value="-69" calcext:value-type="float">
            <text:p>-69</text:p>
          </table:table-cell>
          <table:table-cell/>
          <table:table-cell office:value-type="float" office:value="-68.75" calcext:value-type="float">
            <text:p>-68,75</text:p>
          </table:table-cell>
          <table:table-cell table:formula="of:=([.D1164]-[.I1164])^2" office:value-type="float" office:value="0.0625" calcext:value-type="float">
            <text:p>0,0625</text:p>
          </table:table-cell>
          <table:table-cell/>
          <table:table-cell table:formula="of:=ROUND(COS([.I1164]*PI()/180);7)" office:value-type="float" office:value="0.362438" calcext:value-type="float">
            <text:p>0,362438</text:p>
          </table:table-cell>
          <table:table-cell table:formula="of:=ROUND(SIN([.I1164]*PI()/180);7)" office:value-type="float" office:value="-0.9320079" calcext:value-type="float">
            <text:p>-0,9320079</text:p>
          </table:table-cell>
          <table:table-cell table:formula="of:=ABS([.L1164]-[.E1164])" office:value-type="float" office:value="0.00407004999999999" calcext:value-type="float">
            <text:p>0,00407005</text:p>
          </table:table-cell>
          <table:table-cell table:formula="of:=ABS([.M1164]-[.F1164])" office:value-type="float" office:value="0.00157253000000002" calcext:value-type="float">
            <text:p>0,00157253</text:p>
          </table:table-cell>
          <table:table-cell/>
        </table:table-row>
        <table:table-row table:style-name="ro1">
          <table:table-cell office:value-type="float" office:value="1623609937.76767" calcext:value-type="float">
            <text:p>1623609937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9" calcext:value-type="float">
            <text:p>-69</text:p>
          </table:table-cell>
          <table:table-cell office:value-type="float" office:value="0.35836795" calcext:value-type="float">
            <text:p>0,35836795</text:p>
          </table:table-cell>
          <table:table-cell office:value-type="float" office:value="-0.93358043" calcext:value-type="float">
            <text:p>-0,93358043</text:p>
          </table:table-cell>
          <table:table-cell office:value-type="float" office:value="-69" calcext:value-type="float">
            <text:p>-69</text:p>
          </table:table-cell>
          <table:table-cell/>
          <table:table-cell office:value-type="float" office:value="-68.5" calcext:value-type="float">
            <text:p>-68,5</text:p>
          </table:table-cell>
          <table:table-cell table:formula="of:=([.D1165]-[.I1165])^2" office:value-type="float" office:value="0.25" calcext:value-type="float">
            <text:p>0,25</text:p>
          </table:table-cell>
          <table:table-cell/>
          <table:table-cell table:formula="of:=ROUND(COS([.I1165]*PI()/180);7)" office:value-type="float" office:value="0.3665012" calcext:value-type="float">
            <text:p>0,3665012</text:p>
          </table:table-cell>
          <table:table-cell table:formula="of:=ROUND(SIN([.I1165]*PI()/180);7)" office:value-type="float" office:value="-0.9304176" calcext:value-type="float">
            <text:p>-0,9304176</text:p>
          </table:table-cell>
          <table:table-cell table:formula="of:=ABS([.L1165]-[.E1165])" office:value-type="float" office:value="0.00813325000000004" calcext:value-type="float">
            <text:p>0,00813325</text:p>
          </table:table-cell>
          <table:table-cell table:formula="of:=ABS([.M1165]-[.F1165])" office:value-type="float" office:value="0.00316283000000006" calcext:value-type="float">
            <text:p>0,00316283</text:p>
          </table:table-cell>
          <table:table-cell/>
        </table:table-row>
        <table:table-row table:style-name="ro1">
          <table:table-cell office:value-type="float" office:value="1623609937.86767" calcext:value-type="float">
            <text:p>1623609937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8" calcext:value-type="float">
            <text:p>-68</text:p>
          </table:table-cell>
          <table:table-cell office:value-type="float" office:value="0.37460659" calcext:value-type="float">
            <text:p>0,37460659</text:p>
          </table:table-cell>
          <table:table-cell office:value-type="float" office:value="-0.92718385" calcext:value-type="float">
            <text:p>-0,92718385</text:p>
          </table:table-cell>
          <table:table-cell office:value-type="float" office:value="-68" calcext:value-type="float">
            <text:p>-68</text:p>
          </table:table-cell>
          <table:table-cell/>
          <table:table-cell office:value-type="float" office:value="-68.25" calcext:value-type="float">
            <text:p>-68,25</text:p>
          </table:table-cell>
          <table:table-cell table:formula="of:=([.D1166]-[.I1166])^2" office:value-type="float" office:value="0.0625" calcext:value-type="float">
            <text:p>0,0625</text:p>
          </table:table-cell>
          <table:table-cell/>
          <table:table-cell table:formula="of:=ROUND(COS([.I1166]*PI()/180);7)" office:value-type="float" office:value="0.3705574" calcext:value-type="float">
            <text:p>0,3705574</text:p>
          </table:table-cell>
          <table:table-cell table:formula="of:=ROUND(SIN([.I1166]*PI()/180);7)" office:value-type="float" office:value="-0.9288096" calcext:value-type="float">
            <text:p>-0,9288096</text:p>
          </table:table-cell>
          <table:table-cell table:formula="of:=ABS([.L1166]-[.E1166])" office:value-type="float" office:value="0.00404919000000004" calcext:value-type="float">
            <text:p>0,00404919</text:p>
          </table:table-cell>
          <table:table-cell table:formula="of:=ABS([.M1166]-[.F1166])" office:value-type="float" office:value="0.00162574999999998" calcext:value-type="float">
            <text:p>0,00162575</text:p>
          </table:table-cell>
          <table:table-cell/>
        </table:table-row>
        <table:table-row table:style-name="ro1">
          <table:table-cell office:value-type="float" office:value="1623609937.96766" calcext:value-type="float">
            <text:p>1623609937,9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8" calcext:value-type="float">
            <text:p>-68</text:p>
          </table:table-cell>
          <table:table-cell office:value-type="float" office:value="0.37460659" calcext:value-type="float">
            <text:p>0,37460659</text:p>
          </table:table-cell>
          <table:table-cell office:value-type="float" office:value="-0.92718385" calcext:value-type="float">
            <text:p>-0,92718385</text:p>
          </table:table-cell>
          <table:table-cell office:value-type="float" office:value="-68" calcext:value-type="float">
            <text:p>-68</text:p>
          </table:table-cell>
          <table:table-cell/>
          <table:table-cell office:value-type="float" office:value="-68" calcext:value-type="float">
            <text:p>-68</text:p>
          </table:table-cell>
          <table:table-cell table:formula="of:=([.D1167]-[.I1167])^2" office:value-type="float" office:value="0" calcext:value-type="float">
            <text:p>0</text:p>
          </table:table-cell>
          <table:table-cell/>
          <table:table-cell table:formula="of:=ROUND(COS([.I1167]*PI()/180);7)" office:value-type="float" office:value="0.3746066" calcext:value-type="float">
            <text:p>0,3746066</text:p>
          </table:table-cell>
          <table:table-cell table:formula="of:=ROUND(SIN([.I1167]*PI()/180);7)" office:value-type="float" office:value="-0.9271839" calcext:value-type="float">
            <text:p>-0,9271839</text:p>
          </table:table-cell>
          <table:table-cell table:formula="of:=ABS([.L1167]-[.E1167])" office:value-type="float" office:value="0.00000000999999999473644" calcext:value-type="float">
            <text:p>9,99999999473644E-09</text:p>
          </table:table-cell>
          <table:table-cell table:formula="of:=ABS([.M1167]-[.F1167])" office:value-type="float" office:value="0.0000000499999999181711" calcext:value-type="float">
            <text:p>4,99999999181711E-08</text:p>
          </table:table-cell>
          <table:table-cell/>
        </table:table-row>
        <table:table-row table:style-name="ro1">
          <table:table-cell office:value-type="float" office:value="1623609938.06767" calcext:value-type="float">
            <text:p>1623609938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8" calcext:value-type="float">
            <text:p>-68</text:p>
          </table:table-cell>
          <table:table-cell office:value-type="float" office:value="0.37460659" calcext:value-type="float">
            <text:p>0,37460659</text:p>
          </table:table-cell>
          <table:table-cell office:value-type="float" office:value="-0.92718385" calcext:value-type="float">
            <text:p>-0,92718385</text:p>
          </table:table-cell>
          <table:table-cell office:value-type="float" office:value="-68" calcext:value-type="float">
            <text:p>-68</text:p>
          </table:table-cell>
          <table:table-cell/>
          <table:table-cell office:value-type="float" office:value="-67.75" calcext:value-type="float">
            <text:p>-67,75</text:p>
          </table:table-cell>
          <table:table-cell table:formula="of:=([.D1168]-[.I1168])^2" office:value-type="float" office:value="0.0625" calcext:value-type="float">
            <text:p>0,0625</text:p>
          </table:table-cell>
          <table:table-cell/>
          <table:table-cell table:formula="of:=ROUND(COS([.I1168]*PI()/180);7)" office:value-type="float" office:value="0.3786486" calcext:value-type="float">
            <text:p>0,3786486</text:p>
          </table:table-cell>
          <table:table-cell table:formula="of:=ROUND(SIN([.I1168]*PI()/180);7)" office:value-type="float" office:value="-0.9255405" calcext:value-type="float">
            <text:p>-0,9255405</text:p>
          </table:table-cell>
          <table:table-cell table:formula="of:=ABS([.L1168]-[.E1168])" office:value-type="float" office:value="0.00404200999999998" calcext:value-type="float">
            <text:p>0,00404201</text:p>
          </table:table-cell>
          <table:table-cell table:formula="of:=ABS([.M1168]-[.F1168])" office:value-type="float" office:value="0.00164335000000004" calcext:value-type="float">
            <text:p>0,00164335</text:p>
          </table:table-cell>
          <table:table-cell/>
        </table:table-row>
        <table:table-row table:style-name="ro1">
          <table:table-cell office:value-type="float" office:value="1623609938.16766" calcext:value-type="float">
            <text:p>1623609938,1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7" calcext:value-type="float">
            <text:p>-67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-67" calcext:value-type="float">
            <text:p>-67</text:p>
          </table:table-cell>
          <table:table-cell/>
          <table:table-cell office:value-type="float" office:value="-67.5" calcext:value-type="float">
            <text:p>-67,5</text:p>
          </table:table-cell>
          <table:table-cell table:formula="of:=([.D1169]-[.I1169])^2" office:value-type="float" office:value="0.25" calcext:value-type="float">
            <text:p>0,25</text:p>
          </table:table-cell>
          <table:table-cell/>
          <table:table-cell table:formula="of:=ROUND(COS([.I1169]*PI()/180);7)" office:value-type="float" office:value="0.3826834" calcext:value-type="float">
            <text:p>0,3826834</text:p>
          </table:table-cell>
          <table:table-cell table:formula="of:=ROUND(SIN([.I1169]*PI()/180);7)" office:value-type="float" office:value="-0.9238795" calcext:value-type="float">
            <text:p>-0,9238795</text:p>
          </table:table-cell>
          <table:table-cell table:formula="of:=ABS([.L1169]-[.E1169])" office:value-type="float" office:value="0.00804772999999998" calcext:value-type="float">
            <text:p>0,00804773</text:p>
          </table:table-cell>
          <table:table-cell table:formula="of:=ABS([.M1169]-[.F1169])" office:value-type="float" office:value="0.00337464999999992" calcext:value-type="float">
            <text:p>0,00337465</text:p>
          </table:table-cell>
          <table:table-cell/>
        </table:table-row>
        <table:table-row table:style-name="ro1">
          <table:table-cell office:value-type="float" office:value="1623609938.26768" calcext:value-type="float">
            <text:p>1623609938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7" calcext:value-type="float">
            <text:p>-67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-67" calcext:value-type="float">
            <text:p>-67</text:p>
          </table:table-cell>
          <table:table-cell/>
          <table:table-cell office:value-type="float" office:value="-67.25" calcext:value-type="float">
            <text:p>-67,25</text:p>
          </table:table-cell>
          <table:table-cell table:formula="of:=([.D1170]-[.I1170])^2" office:value-type="float" office:value="0.0625" calcext:value-type="float">
            <text:p>0,0625</text:p>
          </table:table-cell>
          <table:table-cell/>
          <table:table-cell table:formula="of:=ROUND(COS([.I1170]*PI()/180);7)" office:value-type="float" office:value="0.386711" calcext:value-type="float">
            <text:p>0,386711</text:p>
          </table:table-cell>
          <table:table-cell table:formula="of:=ROUND(SIN([.I1170]*PI()/180);7)" office:value-type="float" office:value="-0.922201" calcext:value-type="float">
            <text:p>-0,922201</text:p>
          </table:table-cell>
          <table:table-cell table:formula="of:=ABS([.L1170]-[.E1170])" office:value-type="float" office:value="0.00402012999999996" calcext:value-type="float">
            <text:p>0,00402013</text:p>
          </table:table-cell>
          <table:table-cell table:formula="of:=ABS([.M1170]-[.F1170])" office:value-type="float" office:value="0.00169615000000001" calcext:value-type="float">
            <text:p>0,00169615</text:p>
          </table:table-cell>
          <table:table-cell/>
        </table:table-row>
        <table:table-row table:style-name="ro1">
          <table:table-cell office:value-type="float" office:value="1623609938.36768" calcext:value-type="float">
            <text:p>1623609938,3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7" calcext:value-type="float">
            <text:p>-67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-67" calcext:value-type="float">
            <text:p>-67</text:p>
          </table:table-cell>
          <table:table-cell/>
          <table:table-cell office:value-type="float" office:value="-67" calcext:value-type="float">
            <text:p>-67</text:p>
          </table:table-cell>
          <table:table-cell table:formula="of:=([.D1171]-[.I1171])^2" office:value-type="float" office:value="0" calcext:value-type="float">
            <text:p>0</text:p>
          </table:table-cell>
          <table:table-cell/>
          <table:table-cell table:formula="of:=ROUND(COS([.I1171]*PI()/180);7)" office:value-type="float" office:value="0.3907311" calcext:value-type="float">
            <text:p>0,3907311</text:p>
          </table:table-cell>
          <table:table-cell table:formula="of:=ROUND(SIN([.I1171]*PI()/180);7)" office:value-type="float" office:value="-0.9205049" calcext:value-type="float">
            <text:p>-0,9205049</text:p>
          </table:table-cell>
          <table:table-cell table:formula="of:=ABS([.L1171]-[.E1171])" office:value-type="float" office:value="0.0000000299999999842093" calcext:value-type="float">
            <text:p>2,99999999842093E-08</text:p>
          </table:table-cell>
          <table:table-cell table:formula="of:=ABS([.M1171]-[.F1171])" office:value-type="float" office:value="0.0000000499999999181711" calcext:value-type="float">
            <text:p>4,99999999181711E-08</text:p>
          </table:table-cell>
          <table:table-cell/>
        </table:table-row>
        <table:table-row table:style-name="ro1">
          <table:table-cell office:value-type="float" office:value="1623609938.46768" calcext:value-type="float">
            <text:p>1623609938,4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7" calcext:value-type="float">
            <text:p>-67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-67" calcext:value-type="float">
            <text:p>-67</text:p>
          </table:table-cell>
          <table:table-cell/>
          <table:table-cell office:value-type="float" office:value="-66.75" calcext:value-type="float">
            <text:p>-66,75</text:p>
          </table:table-cell>
          <table:table-cell table:formula="of:=([.D1172]-[.I1172])^2" office:value-type="float" office:value="0.0625" calcext:value-type="float">
            <text:p>0,0625</text:p>
          </table:table-cell>
          <table:table-cell/>
          <table:table-cell table:formula="of:=ROUND(COS([.I1172]*PI()/180);7)" office:value-type="float" office:value="0.3947439" calcext:value-type="float">
            <text:p>0,3947439</text:p>
          </table:table-cell>
          <table:table-cell table:formula="of:=ROUND(SIN([.I1172]*PI()/180);7)" office:value-type="float" office:value="-0.9187912" calcext:value-type="float">
            <text:p>-0,9187912</text:p>
          </table:table-cell>
          <table:table-cell table:formula="of:=ABS([.L1172]-[.E1172])" office:value-type="float" office:value="0.00401277" calcext:value-type="float">
            <text:p>0,00401277</text:p>
          </table:table-cell>
          <table:table-cell table:formula="of:=ABS([.M1172]-[.F1172])" office:value-type="float" office:value="0.00171365000000001" calcext:value-type="float">
            <text:p>0,00171365</text:p>
          </table:table-cell>
          <table:table-cell/>
        </table:table-row>
        <table:table-row table:style-name="ro1">
          <table:table-cell office:value-type="float" office:value="1623609938.56765" calcext:value-type="float">
            <text:p>1623609938,5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7" calcext:value-type="float">
            <text:p>-67</text:p>
          </table:table-cell>
          <table:table-cell office:value-type="float" office:value="0.39073113" calcext:value-type="float">
            <text:p>0,39073113</text:p>
          </table:table-cell>
          <table:table-cell office:value-type="float" office:value="-0.92050485" calcext:value-type="float">
            <text:p>-0,92050485</text:p>
          </table:table-cell>
          <table:table-cell office:value-type="float" office:value="-67" calcext:value-type="float">
            <text:p>-67</text:p>
          </table:table-cell>
          <table:table-cell/>
          <table:table-cell office:value-type="float" office:value="-66.5" calcext:value-type="float">
            <text:p>-66,5</text:p>
          </table:table-cell>
          <table:table-cell table:formula="of:=([.D1173]-[.I1173])^2" office:value-type="float" office:value="0.25" calcext:value-type="float">
            <text:p>0,25</text:p>
          </table:table-cell>
          <table:table-cell/>
          <table:table-cell table:formula="of:=ROUND(COS([.I1173]*PI()/180);7)" office:value-type="float" office:value="0.3987491" calcext:value-type="float">
            <text:p>0,3987491</text:p>
          </table:table-cell>
          <table:table-cell table:formula="of:=ROUND(SIN([.I1173]*PI()/180);7)" office:value-type="float" office:value="-0.9170601" calcext:value-type="float">
            <text:p>-0,9170601</text:p>
          </table:table-cell>
          <table:table-cell table:formula="of:=ABS([.L1173]-[.E1173])" office:value-type="float" office:value="0.00801797000000004" calcext:value-type="float">
            <text:p>0,00801797</text:p>
          </table:table-cell>
          <table:table-cell table:formula="of:=ABS([.M1173]-[.F1173])" office:value-type="float" office:value="0.00344475" calcext:value-type="float">
            <text:p>0,00344475</text:p>
          </table:table-cell>
          <table:table-cell/>
        </table:table-row>
        <table:table-row table:style-name="ro1">
          <table:table-cell office:value-type="float" office:value="1623609938.66766" calcext:value-type="float">
            <text:p>1623609938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6" calcext:value-type="float">
            <text:p>-66</text:p>
          </table:table-cell>
          <table:table-cell office:value-type="float" office:value="0.40673664" calcext:value-type="float">
            <text:p>0,40673664</text:p>
          </table:table-cell>
          <table:table-cell office:value-type="float" office:value="-0.91354546" calcext:value-type="float">
            <text:p>-0,91354546</text:p>
          </table:table-cell>
          <table:table-cell office:value-type="float" office:value="-66" calcext:value-type="float">
            <text:p>-66</text:p>
          </table:table-cell>
          <table:table-cell/>
          <table:table-cell office:value-type="float" office:value="-66.25" calcext:value-type="float">
            <text:p>-66,25</text:p>
          </table:table-cell>
          <table:table-cell table:formula="of:=([.D1174]-[.I1174])^2" office:value-type="float" office:value="0.0625" calcext:value-type="float">
            <text:p>0,0625</text:p>
          </table:table-cell>
          <table:table-cell/>
          <table:table-cell table:formula="of:=ROUND(COS([.I1174]*PI()/180);7)" office:value-type="float" office:value="0.4027467" calcext:value-type="float">
            <text:p>0,4027467</text:p>
          </table:table-cell>
          <table:table-cell table:formula="of:=ROUND(SIN([.I1174]*PI()/180);7)" office:value-type="float" office:value="-0.9153115" calcext:value-type="float">
            <text:p>-0,9153115</text:p>
          </table:table-cell>
          <table:table-cell table:formula="of:=ABS([.L1174]-[.E1174])" office:value-type="float" office:value="0.00398993999999997" calcext:value-type="float">
            <text:p>0,00398994</text:p>
          </table:table-cell>
          <table:table-cell table:formula="of:=ABS([.M1174]-[.F1174])" office:value-type="float" office:value="0.00176603999999991" calcext:value-type="float">
            <text:p>0,00176604</text:p>
          </table:table-cell>
          <table:table-cell/>
        </table:table-row>
        <table:table-row table:style-name="ro1">
          <table:table-cell office:value-type="float" office:value="1623609938.76767" calcext:value-type="float">
            <text:p>1623609938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6" calcext:value-type="float">
            <text:p>-66</text:p>
          </table:table-cell>
          <table:table-cell office:value-type="float" office:value="0.40673664" calcext:value-type="float">
            <text:p>0,40673664</text:p>
          </table:table-cell>
          <table:table-cell office:value-type="float" office:value="-0.91354546" calcext:value-type="float">
            <text:p>-0,91354546</text:p>
          </table:table-cell>
          <table:table-cell office:value-type="float" office:value="-66" calcext:value-type="float">
            <text:p>-66</text:p>
          </table:table-cell>
          <table:table-cell/>
          <table:table-cell office:value-type="float" office:value="-66" calcext:value-type="float">
            <text:p>-66</text:p>
          </table:table-cell>
          <table:table-cell table:formula="of:=([.D1175]-[.I1175])^2" office:value-type="float" office:value="0" calcext:value-type="float">
            <text:p>0</text:p>
          </table:table-cell>
          <table:table-cell/>
          <table:table-cell table:formula="of:=ROUND(COS([.I1175]*PI()/180);7)" office:value-type="float" office:value="0.4067366" calcext:value-type="float">
            <text:p>0,4067366</text:p>
          </table:table-cell>
          <table:table-cell table:formula="of:=ROUND(SIN([.I1175]*PI()/180);7)" office:value-type="float" office:value="-0.9135455" calcext:value-type="float">
            <text:p>-0,9135455</text:p>
          </table:table-cell>
          <table:table-cell table:formula="of:=ABS([.L1175]-[.E1175])" office:value-type="float" office:value="0.0000000399999999789458" calcext:value-type="float">
            <text:p>3,99999999789458E-08</text:p>
          </table:table-cell>
          <table:table-cell table:formula="of:=ABS([.M1175]-[.F1175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38.86768" calcext:value-type="float">
            <text:p>1623609938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6" calcext:value-type="float">
            <text:p>-66</text:p>
          </table:table-cell>
          <table:table-cell office:value-type="float" office:value="0.40673664" calcext:value-type="float">
            <text:p>0,40673664</text:p>
          </table:table-cell>
          <table:table-cell office:value-type="float" office:value="-0.91354546" calcext:value-type="float">
            <text:p>-0,91354546</text:p>
          </table:table-cell>
          <table:table-cell office:value-type="float" office:value="-66" calcext:value-type="float">
            <text:p>-66</text:p>
          </table:table-cell>
          <table:table-cell/>
          <table:table-cell office:value-type="float" office:value="-65.75" calcext:value-type="float">
            <text:p>-65,75</text:p>
          </table:table-cell>
          <table:table-cell table:formula="of:=([.D1176]-[.I1176])^2" office:value-type="float" office:value="0.0625" calcext:value-type="float">
            <text:p>0,0625</text:p>
          </table:table-cell>
          <table:table-cell/>
          <table:table-cell table:formula="of:=ROUND(COS([.I1176]*PI()/180);7)" office:value-type="float" office:value="0.4107189" calcext:value-type="float">
            <text:p>0,4107189</text:p>
          </table:table-cell>
          <table:table-cell table:formula="of:=ROUND(SIN([.I1176]*PI()/180);7)" office:value-type="float" office:value="-0.911762" calcext:value-type="float">
            <text:p>-0,911762</text:p>
          </table:table-cell>
          <table:table-cell table:formula="of:=ABS([.L1176]-[.E1176])" office:value-type="float" office:value="0.00398226000000002" calcext:value-type="float">
            <text:p>0,00398226</text:p>
          </table:table-cell>
          <table:table-cell table:formula="of:=ABS([.M1176]-[.F1176])" office:value-type="float" office:value="0.00178346000000007" calcext:value-type="float">
            <text:p>0,00178346</text:p>
          </table:table-cell>
          <table:table-cell/>
        </table:table-row>
        <table:table-row table:style-name="ro1">
          <table:table-cell office:value-type="float" office:value="1623609938.96768" calcext:value-type="float">
            <text:p>1623609938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6" calcext:value-type="float">
            <text:p>-66</text:p>
          </table:table-cell>
          <table:table-cell office:value-type="float" office:value="0.40673664" calcext:value-type="float">
            <text:p>0,40673664</text:p>
          </table:table-cell>
          <table:table-cell office:value-type="float" office:value="-0.91354546" calcext:value-type="float">
            <text:p>-0,91354546</text:p>
          </table:table-cell>
          <table:table-cell office:value-type="float" office:value="-66" calcext:value-type="float">
            <text:p>-66</text:p>
          </table:table-cell>
          <table:table-cell/>
          <table:table-cell office:value-type="float" office:value="-65.5" calcext:value-type="float">
            <text:p>-65,5</text:p>
          </table:table-cell>
          <table:table-cell table:formula="of:=([.D1177]-[.I1177])^2" office:value-type="float" office:value="0.25" calcext:value-type="float">
            <text:p>0,25</text:p>
          </table:table-cell>
          <table:table-cell/>
          <table:table-cell table:formula="of:=ROUND(COS([.I1177]*PI()/180);7)" office:value-type="float" office:value="0.4146932" calcext:value-type="float">
            <text:p>0,4146932</text:p>
          </table:table-cell>
          <table:table-cell table:formula="of:=ROUND(SIN([.I1177]*PI()/180);7)" office:value-type="float" office:value="-0.9099613" calcext:value-type="float">
            <text:p>-0,9099613</text:p>
          </table:table-cell>
          <table:table-cell table:formula="of:=ABS([.L1177]-[.E1177])" office:value-type="float" office:value="0.00795656" calcext:value-type="float">
            <text:p>0,00795656</text:p>
          </table:table-cell>
          <table:table-cell table:formula="of:=ABS([.M1177]-[.F1177])" office:value-type="float" office:value="0.00358416000000006" calcext:value-type="float">
            <text:p>0,00358416</text:p>
          </table:table-cell>
          <table:table-cell/>
        </table:table-row>
        <table:table-row table:style-name="ro1">
          <table:table-cell office:value-type="float" office:value="1623609939.06766" calcext:value-type="float">
            <text:p>1623609939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5" calcext:value-type="float">
            <text:p>-65</text:p>
          </table:table-cell>
          <table:table-cell office:value-type="float" office:value="0.42261826" calcext:value-type="float">
            <text:p>0,42261826</text:p>
          </table:table-cell>
          <table:table-cell office:value-type="float" office:value="-0.90630779" calcext:value-type="float">
            <text:p>-0,90630779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-65.25" calcext:value-type="float">
            <text:p>-65,25</text:p>
          </table:table-cell>
          <table:table-cell table:formula="of:=([.D1178]-[.I1178])^2" office:value-type="float" office:value="0.0625" calcext:value-type="float">
            <text:p>0,0625</text:p>
          </table:table-cell>
          <table:table-cell/>
          <table:table-cell table:formula="of:=ROUND(COS([.I1178]*PI()/180);7)" office:value-type="float" office:value="0.4186597" calcext:value-type="float">
            <text:p>0,4186597</text:p>
          </table:table-cell>
          <table:table-cell table:formula="of:=ROUND(SIN([.I1178]*PI()/180);7)" office:value-type="float" office:value="-0.9081432" calcext:value-type="float">
            <text:p>-0,9081432</text:p>
          </table:table-cell>
          <table:table-cell table:formula="of:=ABS([.L1178]-[.E1178])" office:value-type="float" office:value="0.00395856" calcext:value-type="float">
            <text:p>0,00395856</text:p>
          </table:table-cell>
          <table:table-cell table:formula="of:=ABS([.M1178]-[.F1178])" office:value-type="float" office:value="0.00183540999999998" calcext:value-type="float">
            <text:p>0,00183541</text:p>
          </table:table-cell>
          <table:table-cell/>
        </table:table-row>
        <table:table-row table:style-name="ro1">
          <table:table-cell office:value-type="float" office:value="1623609939.16765" calcext:value-type="float">
            <text:p>1623609939,1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5" calcext:value-type="float">
            <text:p>-65</text:p>
          </table:table-cell>
          <table:table-cell office:value-type="float" office:value="0.42261826" calcext:value-type="float">
            <text:p>0,42261826</text:p>
          </table:table-cell>
          <table:table-cell office:value-type="float" office:value="-0.90630779" calcext:value-type="float">
            <text:p>-0,90630779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([.D1179]-[.I1179])^2" office:value-type="float" office:value="0" calcext:value-type="float">
            <text:p>0</text:p>
          </table:table-cell>
          <table:table-cell/>
          <table:table-cell table:formula="of:=ROUND(COS([.I1179]*PI()/180);7)" office:value-type="float" office:value="0.4226183" calcext:value-type="float">
            <text:p>0,4226183</text:p>
          </table:table-cell>
          <table:table-cell table:formula="of:=ROUND(SIN([.I1179]*PI()/180);7)" office:value-type="float" office:value="-0.9063078" calcext:value-type="float">
            <text:p>-0,9063078</text:p>
          </table:table-cell>
          <table:table-cell table:formula="of:=ABS([.L1179]-[.E1179])" office:value-type="float" office:value="0.0000000399999999789458" calcext:value-type="float">
            <text:p>3,99999999789458E-08</text:p>
          </table:table-cell>
          <table:table-cell table:formula="of:=ABS([.M1179]-[.F1179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939.26767" calcext:value-type="float">
            <text:p>1623609939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5" calcext:value-type="float">
            <text:p>-65</text:p>
          </table:table-cell>
          <table:table-cell office:value-type="float" office:value="0.42261826" calcext:value-type="float">
            <text:p>0,42261826</text:p>
          </table:table-cell>
          <table:table-cell office:value-type="float" office:value="-0.90630779" calcext:value-type="float">
            <text:p>-0,90630779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-64.75" calcext:value-type="float">
            <text:p>-64,75</text:p>
          </table:table-cell>
          <table:table-cell table:formula="of:=([.D1180]-[.I1180])^2" office:value-type="float" office:value="0.0625" calcext:value-type="float">
            <text:p>0,0625</text:p>
          </table:table-cell>
          <table:table-cell/>
          <table:table-cell table:formula="of:=ROUND(COS([.I1180]*PI()/180);7)" office:value-type="float" office:value="0.4265687" calcext:value-type="float">
            <text:p>0,4265687</text:p>
          </table:table-cell>
          <table:table-cell table:formula="of:=ROUND(SIN([.I1180]*PI()/180);7)" office:value-type="float" office:value="-0.9044551" calcext:value-type="float">
            <text:p>-0,9044551</text:p>
          </table:table-cell>
          <table:table-cell table:formula="of:=ABS([.L1180]-[.E1180])" office:value-type="float" office:value="0.00395044" calcext:value-type="float">
            <text:p>0,00395044</text:p>
          </table:table-cell>
          <table:table-cell table:formula="of:=ABS([.M1180]-[.F1180])" office:value-type="float" office:value="0.0018526900000001" calcext:value-type="float">
            <text:p>0,00185269</text:p>
          </table:table-cell>
          <table:table-cell/>
        </table:table-row>
        <table:table-row table:style-name="ro1">
          <table:table-cell office:value-type="float" office:value="1623609939.36761" calcext:value-type="float">
            <text:p>1623609939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5" calcext:value-type="float">
            <text:p>-65</text:p>
          </table:table-cell>
          <table:table-cell office:value-type="float" office:value="0.42261826" calcext:value-type="float">
            <text:p>0,42261826</text:p>
          </table:table-cell>
          <table:table-cell office:value-type="float" office:value="-0.90630779" calcext:value-type="float">
            <text:p>-0,90630779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-64.5" calcext:value-type="float">
            <text:p>-64,5</text:p>
          </table:table-cell>
          <table:table-cell table:formula="of:=([.D1181]-[.I1181])^2" office:value-type="float" office:value="0.25" calcext:value-type="float">
            <text:p>0,25</text:p>
          </table:table-cell>
          <table:table-cell/>
          <table:table-cell table:formula="of:=ROUND(COS([.I1181]*PI()/180);7)" office:value-type="float" office:value="0.4305111" calcext:value-type="float">
            <text:p>0,4305111</text:p>
          </table:table-cell>
          <table:table-cell table:formula="of:=ROUND(SIN([.I1181]*PI()/180);7)" office:value-type="float" office:value="-0.9025853" calcext:value-type="float">
            <text:p>-0,9025853</text:p>
          </table:table-cell>
          <table:table-cell table:formula="of:=ABS([.L1181]-[.E1181])" office:value-type="float" office:value="0.00789283999999996" calcext:value-type="float">
            <text:p>0,00789284</text:p>
          </table:table-cell>
          <table:table-cell table:formula="of:=ABS([.M1181]-[.F1181])" office:value-type="float" office:value="0.00372249000000002" calcext:value-type="float">
            <text:p>0,00372249</text:p>
          </table:table-cell>
          <table:table-cell/>
        </table:table-row>
        <table:table-row table:style-name="ro1">
          <table:table-cell office:value-type="float" office:value="1623609939.46761" calcext:value-type="float">
            <text:p>1623609939,4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4" calcext:value-type="float">
            <text:p>-64</text:p>
          </table:table-cell>
          <table:table-cell office:value-type="float" office:value="0.43837115" calcext:value-type="float">
            <text:p>0,43837115</text:p>
          </table:table-cell>
          <table:table-cell office:value-type="float" office:value="-0.89879405" calcext:value-type="float">
            <text:p>-0,89879405</text:p>
          </table:table-cell>
          <table:table-cell office:value-type="float" office:value="-64" calcext:value-type="float">
            <text:p>-64</text:p>
          </table:table-cell>
          <table:table-cell/>
          <table:table-cell office:value-type="float" office:value="-64.25" calcext:value-type="float">
            <text:p>-64,25</text:p>
          </table:table-cell>
          <table:table-cell table:formula="of:=([.D1182]-[.I1182])^2" office:value-type="float" office:value="0.0625" calcext:value-type="float">
            <text:p>0,0625</text:p>
          </table:table-cell>
          <table:table-cell/>
          <table:table-cell table:formula="of:=ROUND(COS([.I1182]*PI()/180);7)" office:value-type="float" office:value="0.4344453" calcext:value-type="float">
            <text:p>0,4344453</text:p>
          </table:table-cell>
          <table:table-cell table:formula="of:=ROUND(SIN([.I1182]*PI()/180);7)" office:value-type="float" office:value="-0.9006982" calcext:value-type="float">
            <text:p>-0,9006982</text:p>
          </table:table-cell>
          <table:table-cell table:formula="of:=ABS([.L1182]-[.E1182])" office:value-type="float" office:value="0.00392585000000001" calcext:value-type="float">
            <text:p>0,00392585</text:p>
          </table:table-cell>
          <table:table-cell table:formula="of:=ABS([.M1182]-[.F1182])" office:value-type="float" office:value="0.00190414999999999" calcext:value-type="float">
            <text:p>0,00190415</text:p>
          </table:table-cell>
          <table:table-cell/>
        </table:table-row>
        <table:table-row table:style-name="ro1">
          <table:table-cell office:value-type="float" office:value="1623609939.56768" calcext:value-type="float">
            <text:p>1623609939,5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4" calcext:value-type="float">
            <text:p>-64</text:p>
          </table:table-cell>
          <table:table-cell office:value-type="float" office:value="0.43837115" calcext:value-type="float">
            <text:p>0,43837115</text:p>
          </table:table-cell>
          <table:table-cell office:value-type="float" office:value="-0.89879405" calcext:value-type="float">
            <text:p>-0,89879405</text:p>
          </table:table-cell>
          <table:table-cell office:value-type="float" office:value="-64" calcext:value-type="float">
            <text:p>-64</text:p>
          </table:table-cell>
          <table:table-cell/>
          <table:table-cell office:value-type="float" office:value="-64" calcext:value-type="float">
            <text:p>-64</text:p>
          </table:table-cell>
          <table:table-cell table:formula="of:=([.D1183]-[.I1183])^2" office:value-type="float" office:value="0" calcext:value-type="float">
            <text:p>0</text:p>
          </table:table-cell>
          <table:table-cell/>
          <table:table-cell table:formula="of:=ROUND(COS([.I1183]*PI()/180);7)" office:value-type="float" office:value="0.4383711" calcext:value-type="float">
            <text:p>0,4383711</text:p>
          </table:table-cell>
          <table:table-cell table:formula="of:=ROUND(SIN([.I1183]*PI()/180);7)" office:value-type="float" office:value="-0.898794" calcext:value-type="float">
            <text:p>-0,898794</text:p>
          </table:table-cell>
          <table:table-cell table:formula="of:=ABS([.L1183]-[.E1183])" office:value-type="float" office:value="0.0000000499999999736822" calcext:value-type="float">
            <text:p>4,99999999736822E-08</text:p>
          </table:table-cell>
          <table:table-cell table:formula="of:=ABS([.M1183]-[.F1183])" office:value-type="float" office:value="0.0000000500000000291934" calcext:value-type="float">
            <text:p>5,00000000291934E-08</text:p>
          </table:table-cell>
          <table:table-cell/>
        </table:table-row>
        <table:table-row table:style-name="ro1">
          <table:table-cell office:value-type="float" office:value="1623609939.66768" calcext:value-type="float">
            <text:p>1623609939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4" calcext:value-type="float">
            <text:p>-64</text:p>
          </table:table-cell>
          <table:table-cell office:value-type="float" office:value="0.43837115" calcext:value-type="float">
            <text:p>0,43837115</text:p>
          </table:table-cell>
          <table:table-cell office:value-type="float" office:value="-0.89879405" calcext:value-type="float">
            <text:p>-0,89879405</text:p>
          </table:table-cell>
          <table:table-cell office:value-type="float" office:value="-64" calcext:value-type="float">
            <text:p>-64</text:p>
          </table:table-cell>
          <table:table-cell/>
          <table:table-cell office:value-type="float" office:value="-63.75" calcext:value-type="float">
            <text:p>-63,75</text:p>
          </table:table-cell>
          <table:table-cell table:formula="of:=([.D1184]-[.I1184])^2" office:value-type="float" office:value="0.0625" calcext:value-type="float">
            <text:p>0,0625</text:p>
          </table:table-cell>
          <table:table-cell/>
          <table:table-cell table:formula="of:=ROUND(COS([.I1184]*PI()/180);7)" office:value-type="float" office:value="0.4422887" calcext:value-type="float">
            <text:p>0,4422887</text:p>
          </table:table-cell>
          <table:table-cell table:formula="of:=ROUND(SIN([.I1184]*PI()/180);7)" office:value-type="float" office:value="-0.8968727" calcext:value-type="float">
            <text:p>-0,8968727</text:p>
          </table:table-cell>
          <table:table-cell table:formula="of:=ABS([.L1184]-[.E1184])" office:value-type="float" office:value="0.00391754999999999" calcext:value-type="float">
            <text:p>0,00391755</text:p>
          </table:table-cell>
          <table:table-cell table:formula="of:=ABS([.M1184]-[.F1184])" office:value-type="float" office:value="0.00192135000000004" calcext:value-type="float">
            <text:p>0,00192135</text:p>
          </table:table-cell>
          <table:table-cell/>
        </table:table-row>
        <table:table-row table:style-name="ro1">
          <table:table-cell office:value-type="float" office:value="1623609939.76769" calcext:value-type="float">
            <text:p>1623609939,7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4" calcext:value-type="float">
            <text:p>-64</text:p>
          </table:table-cell>
          <table:table-cell office:value-type="float" office:value="0.43837115" calcext:value-type="float">
            <text:p>0,43837115</text:p>
          </table:table-cell>
          <table:table-cell office:value-type="float" office:value="-0.89879405" calcext:value-type="float">
            <text:p>-0,89879405</text:p>
          </table:table-cell>
          <table:table-cell office:value-type="float" office:value="-64" calcext:value-type="float">
            <text:p>-64</text:p>
          </table:table-cell>
          <table:table-cell/>
          <table:table-cell office:value-type="float" office:value="-63.5" calcext:value-type="float">
            <text:p>-63,5</text:p>
          </table:table-cell>
          <table:table-cell table:formula="of:=([.D1185]-[.I1185])^2" office:value-type="float" office:value="0.25" calcext:value-type="float">
            <text:p>0,25</text:p>
          </table:table-cell>
          <table:table-cell/>
          <table:table-cell table:formula="of:=ROUND(COS([.I1185]*PI()/180);7)" office:value-type="float" office:value="0.4461978" calcext:value-type="float">
            <text:p>0,4461978</text:p>
          </table:table-cell>
          <table:table-cell table:formula="of:=ROUND(SIN([.I1185]*PI()/180);7)" office:value-type="float" office:value="-0.8949344" calcext:value-type="float">
            <text:p>-0,8949344</text:p>
          </table:table-cell>
          <table:table-cell table:formula="of:=ABS([.L1185]-[.E1185])" office:value-type="float" office:value="0.00782664999999999" calcext:value-type="float">
            <text:p>0,00782665</text:p>
          </table:table-cell>
          <table:table-cell table:formula="of:=ABS([.M1185]-[.F1185])" office:value-type="float" office:value="0.00385964999999999" calcext:value-type="float">
            <text:p>0,00385965</text:p>
          </table:table-cell>
          <table:table-cell/>
        </table:table-row>
        <table:table-row table:style-name="ro1">
          <table:table-cell office:value-type="float" office:value="1623609939.86767" calcext:value-type="float">
            <text:p>1623609939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3" calcext:value-type="float">
            <text:p>-63</text:p>
          </table:table-cell>
          <table:table-cell office:value-type="float" office:value="0.4539905" calcext:value-type="float">
            <text:p>0,4539905</text:p>
          </table:table-cell>
          <table:table-cell office:value-type="float" office:value="-0.89100652" calcext:value-type="float">
            <text:p>-0,89100652</text:p>
          </table:table-cell>
          <table:table-cell office:value-type="float" office:value="-63" calcext:value-type="float">
            <text:p>-63</text:p>
          </table:table-cell>
          <table:table-cell/>
          <table:table-cell office:value-type="float" office:value="-63.25" calcext:value-type="float">
            <text:p>-63,25</text:p>
          </table:table-cell>
          <table:table-cell table:formula="of:=([.D1186]-[.I1186])^2" office:value-type="float" office:value="0.0625" calcext:value-type="float">
            <text:p>0,0625</text:p>
          </table:table-cell>
          <table:table-cell/>
          <table:table-cell table:formula="of:=ROUND(COS([.I1186]*PI()/180);7)" office:value-type="float" office:value="0.4500984" calcext:value-type="float">
            <text:p>0,4500984</text:p>
          </table:table-cell>
          <table:table-cell table:formula="of:=ROUND(SIN([.I1186]*PI()/180);7)" office:value-type="float" office:value="-0.8929789" calcext:value-type="float">
            <text:p>-0,8929789</text:p>
          </table:table-cell>
          <table:table-cell table:formula="of:=ABS([.L1186]-[.E1186])" office:value-type="float" office:value="0.00389209999999995" calcext:value-type="float">
            <text:p>0,0038921</text:p>
          </table:table-cell>
          <table:table-cell table:formula="of:=ABS([.M1186]-[.F1186])" office:value-type="float" office:value="0.00197238" calcext:value-type="float">
            <text:p>0,00197238</text:p>
          </table:table-cell>
          <table:table-cell/>
        </table:table-row>
        <table:table-row table:style-name="ro1">
          <table:table-cell office:value-type="float" office:value="1623609939.96768" calcext:value-type="float">
            <text:p>1623609939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3" calcext:value-type="float">
            <text:p>-63</text:p>
          </table:table-cell>
          <table:table-cell office:value-type="float" office:value="0.4539905" calcext:value-type="float">
            <text:p>0,4539905</text:p>
          </table:table-cell>
          <table:table-cell office:value-type="float" office:value="-0.89100652" calcext:value-type="float">
            <text:p>-0,89100652</text:p>
          </table:table-cell>
          <table:table-cell office:value-type="float" office:value="-63" calcext:value-type="float">
            <text:p>-63</text:p>
          </table:table-cell>
          <table:table-cell/>
          <table:table-cell office:value-type="float" office:value="-63" calcext:value-type="float">
            <text:p>-63</text:p>
          </table:table-cell>
          <table:table-cell table:formula="of:=([.D1187]-[.I1187])^2" office:value-type="float" office:value="0" calcext:value-type="float">
            <text:p>0</text:p>
          </table:table-cell>
          <table:table-cell/>
          <table:table-cell table:formula="of:=ROUND(COS([.I1187]*PI()/180);7)" office:value-type="float" office:value="0.4539905" calcext:value-type="float">
            <text:p>0,4539905</text:p>
          </table:table-cell>
          <table:table-cell table:formula="of:=ROUND(SIN([.I1187]*PI()/180);7)" office:value-type="float" office:value="-0.8910065" calcext:value-type="float">
            <text:p>-0,8910065</text:p>
          </table:table-cell>
          <table:table-cell table:formula="of:=ABS([.L1187]-[.E1187])" office:value-type="float" office:value="0" calcext:value-type="float">
            <text:p>0</text:p>
          </table:table-cell>
          <table:table-cell table:formula="of:=ABS([.M1187]-[.F1187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40.06761" calcext:value-type="float">
            <text:p>1623609940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3" calcext:value-type="float">
            <text:p>-63</text:p>
          </table:table-cell>
          <table:table-cell office:value-type="float" office:value="0.4539905" calcext:value-type="float">
            <text:p>0,4539905</text:p>
          </table:table-cell>
          <table:table-cell office:value-type="float" office:value="-0.89100652" calcext:value-type="float">
            <text:p>-0,89100652</text:p>
          </table:table-cell>
          <table:table-cell office:value-type="float" office:value="-63" calcext:value-type="float">
            <text:p>-63</text:p>
          </table:table-cell>
          <table:table-cell/>
          <table:table-cell office:value-type="float" office:value="-62.75" calcext:value-type="float">
            <text:p>-62,75</text:p>
          </table:table-cell>
          <table:table-cell table:formula="of:=([.D1188]-[.I1188])^2" office:value-type="float" office:value="0.0625" calcext:value-type="float">
            <text:p>0,0625</text:p>
          </table:table-cell>
          <table:table-cell/>
          <table:table-cell table:formula="of:=ROUND(COS([.I1188]*PI()/180);7)" office:value-type="float" office:value="0.4578739" calcext:value-type="float">
            <text:p>0,4578739</text:p>
          </table:table-cell>
          <table:table-cell table:formula="of:=ROUND(SIN([.I1188]*PI()/180);7)" office:value-type="float" office:value="-0.8890171" calcext:value-type="float">
            <text:p>-0,8890171</text:p>
          </table:table-cell>
          <table:table-cell table:formula="of:=ABS([.L1188]-[.E1188])" office:value-type="float" office:value="0.00388340000000004" calcext:value-type="float">
            <text:p>0,0038834</text:p>
          </table:table-cell>
          <table:table-cell table:formula="of:=ABS([.M1188]-[.F1188])" office:value-type="float" office:value="0.00198942000000002" calcext:value-type="float">
            <text:p>0,00198942</text:p>
          </table:table-cell>
          <table:table-cell/>
        </table:table-row>
        <table:table-row table:style-name="ro1">
          <table:table-cell office:value-type="float" office:value="1623609940.1677" calcext:value-type="float">
            <text:p>1623609940,1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3" calcext:value-type="float">
            <text:p>-63</text:p>
          </table:table-cell>
          <table:table-cell office:value-type="float" office:value="0.4539905" calcext:value-type="float">
            <text:p>0,4539905</text:p>
          </table:table-cell>
          <table:table-cell office:value-type="float" office:value="-0.89100652" calcext:value-type="float">
            <text:p>-0,89100652</text:p>
          </table:table-cell>
          <table:table-cell office:value-type="float" office:value="-63" calcext:value-type="float">
            <text:p>-63</text:p>
          </table:table-cell>
          <table:table-cell/>
          <table:table-cell office:value-type="float" office:value="-62.5" calcext:value-type="float">
            <text:p>-62,5</text:p>
          </table:table-cell>
          <table:table-cell table:formula="of:=([.D1189]-[.I1189])^2" office:value-type="float" office:value="0.25" calcext:value-type="float">
            <text:p>0,25</text:p>
          </table:table-cell>
          <table:table-cell/>
          <table:table-cell table:formula="of:=ROUND(COS([.I1189]*PI()/180);7)" office:value-type="float" office:value="0.4617486" calcext:value-type="float">
            <text:p>0,4617486</text:p>
          </table:table-cell>
          <table:table-cell table:formula="of:=ROUND(SIN([.I1189]*PI()/180);7)" office:value-type="float" office:value="-0.8870108" calcext:value-type="float">
            <text:p>-0,8870108</text:p>
          </table:table-cell>
          <table:table-cell table:formula="of:=ABS([.L1189]-[.E1189])" office:value-type="float" office:value="0.00775810000000005" calcext:value-type="float">
            <text:p>0,0077581</text:p>
          </table:table-cell>
          <table:table-cell table:formula="of:=ABS([.M1189]-[.F1189])" office:value-type="float" office:value="0.00399572000000004" calcext:value-type="float">
            <text:p>0,00399572</text:p>
          </table:table-cell>
          <table:table-cell/>
        </table:table-row>
        <table:table-row table:style-name="ro1">
          <table:table-cell office:value-type="float" office:value="1623609940.26767" calcext:value-type="float">
            <text:p>1623609940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2" calcext:value-type="float">
            <text:p>-62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-0.88294759" calcext:value-type="float">
            <text:p>-0,88294759</text:p>
          </table:table-cell>
          <table:table-cell office:value-type="float" office:value="-62" calcext:value-type="float">
            <text:p>-62</text:p>
          </table:table-cell>
          <table:table-cell/>
          <table:table-cell office:value-type="float" office:value="-62.25" calcext:value-type="float">
            <text:p>-62,25</text:p>
          </table:table-cell>
          <table:table-cell table:formula="of:=([.D1190]-[.I1190])^2" office:value-type="float" office:value="0.0625" calcext:value-type="float">
            <text:p>0,0625</text:p>
          </table:table-cell>
          <table:table-cell/>
          <table:table-cell table:formula="of:=ROUND(COS([.I1190]*PI()/180);7)" office:value-type="float" office:value="0.4656145" calcext:value-type="float">
            <text:p>0,4656145</text:p>
          </table:table-cell>
          <table:table-cell table:formula="of:=ROUND(SIN([.I1190]*PI()/180);7)" office:value-type="float" office:value="-0.8849876" calcext:value-type="float">
            <text:p>-0,8849876</text:p>
          </table:table-cell>
          <table:table-cell table:formula="of:=ABS([.L1190]-[.E1190])" office:value-type="float" office:value="0.00385706000000002" calcext:value-type="float">
            <text:p>0,00385706</text:p>
          </table:table-cell>
          <table:table-cell table:formula="of:=ABS([.M1190]-[.F1190])" office:value-type="float" office:value="0.00204000999999998" calcext:value-type="float">
            <text:p>0,00204001</text:p>
          </table:table-cell>
          <table:table-cell/>
        </table:table-row>
        <table:table-row table:style-name="ro1">
          <table:table-cell office:value-type="float" office:value="1623609940.36762" calcext:value-type="float">
            <text:p>1623609940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2" calcext:value-type="float">
            <text:p>-62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-0.88294759" calcext:value-type="float">
            <text:p>-0,88294759</text:p>
          </table:table-cell>
          <table:table-cell office:value-type="float" office:value="-62" calcext:value-type="float">
            <text:p>-62</text:p>
          </table:table-cell>
          <table:table-cell/>
          <table:table-cell office:value-type="float" office:value="-62" calcext:value-type="float">
            <text:p>-62</text:p>
          </table:table-cell>
          <table:table-cell table:formula="of:=([.D1191]-[.I1191])^2" office:value-type="float" office:value="0" calcext:value-type="float">
            <text:p>0</text:p>
          </table:table-cell>
          <table:table-cell/>
          <table:table-cell table:formula="of:=ROUND(COS([.I1191]*PI()/180);7)" office:value-type="float" office:value="0.4694716" calcext:value-type="float">
            <text:p>0,4694716</text:p>
          </table:table-cell>
          <table:table-cell table:formula="of:=ROUND(SIN([.I1191]*PI()/180);7)" office:value-type="float" office:value="-0.8829476" calcext:value-type="float">
            <text:p>-0,8829476</text:p>
          </table:table-cell>
          <table:table-cell table:formula="of:=ABS([.L1191]-[.E1191])" office:value-type="float" office:value="0.0000000399999999789458" calcext:value-type="float">
            <text:p>3,99999999789458E-08</text:p>
          </table:table-cell>
          <table:table-cell table:formula="of:=ABS([.M1191]-[.F1191])" office:value-type="float" office:value="0.0000000100000000502476" calcext:value-type="float">
            <text:p>1,00000000502476E-08</text:p>
          </table:table-cell>
          <table:table-cell/>
        </table:table-row>
        <table:table-row table:style-name="ro1">
          <table:table-cell office:value-type="float" office:value="1623609940.46762" calcext:value-type="float">
            <text:p>1623609940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2" calcext:value-type="float">
            <text:p>-62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-0.88294759" calcext:value-type="float">
            <text:p>-0,88294759</text:p>
          </table:table-cell>
          <table:table-cell office:value-type="float" office:value="-62" calcext:value-type="float">
            <text:p>-62</text:p>
          </table:table-cell>
          <table:table-cell/>
          <table:table-cell office:value-type="float" office:value="-61.75" calcext:value-type="float">
            <text:p>-61,75</text:p>
          </table:table-cell>
          <table:table-cell table:formula="of:=([.D1192]-[.I1192])^2" office:value-type="float" office:value="0.0625" calcext:value-type="float">
            <text:p>0,0625</text:p>
          </table:table-cell>
          <table:table-cell/>
          <table:table-cell table:formula="of:=ROUND(COS([.I1192]*PI()/180);7)" office:value-type="float" office:value="0.4733197" calcext:value-type="float">
            <text:p>0,4733197</text:p>
          </table:table-cell>
          <table:table-cell table:formula="of:=ROUND(SIN([.I1192]*PI()/180);7)" office:value-type="float" office:value="-0.8808907" calcext:value-type="float">
            <text:p>-0,8808907</text:p>
          </table:table-cell>
          <table:table-cell table:formula="of:=ABS([.L1192]-[.E1192])" office:value-type="float" office:value="0.00384814" calcext:value-type="float">
            <text:p>0,00384814</text:p>
          </table:table-cell>
          <table:table-cell table:formula="of:=ABS([.M1192]-[.F1192])" office:value-type="float" office:value="0.00205688999999998" calcext:value-type="float">
            <text:p>0,00205689</text:p>
          </table:table-cell>
          <table:table-cell/>
        </table:table-row>
        <table:table-row table:style-name="ro1">
          <table:table-cell office:value-type="float" office:value="1623609940.56769" calcext:value-type="float">
            <text:p>1623609940,5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2" calcext:value-type="float">
            <text:p>-62</text:p>
          </table:table-cell>
          <table:table-cell office:value-type="float" office:value="0.46947156" calcext:value-type="float">
            <text:p>0,46947156</text:p>
          </table:table-cell>
          <table:table-cell office:value-type="float" office:value="-0.88294759" calcext:value-type="float">
            <text:p>-0,88294759</text:p>
          </table:table-cell>
          <table:table-cell office:value-type="float" office:value="-62" calcext:value-type="float">
            <text:p>-62</text:p>
          </table:table-cell>
          <table:table-cell/>
          <table:table-cell office:value-type="float" office:value="-61.5" calcext:value-type="float">
            <text:p>-61,5</text:p>
          </table:table-cell>
          <table:table-cell table:formula="of:=([.D1193]-[.I1193])^2" office:value-type="float" office:value="0.25" calcext:value-type="float">
            <text:p>0,25</text:p>
          </table:table-cell>
          <table:table-cell/>
          <table:table-cell table:formula="of:=ROUND(COS([.I1193]*PI()/180);7)" office:value-type="float" office:value="0.4771588" calcext:value-type="float">
            <text:p>0,4771588</text:p>
          </table:table-cell>
          <table:table-cell table:formula="of:=ROUND(SIN([.I1193]*PI()/180);7)" office:value-type="float" office:value="-0.8788171" calcext:value-type="float">
            <text:p>-0,8788171</text:p>
          </table:table-cell>
          <table:table-cell table:formula="of:=ABS([.L1193]-[.E1193])" office:value-type="float" office:value="0.00768723999999998" calcext:value-type="float">
            <text:p>0,00768724</text:p>
          </table:table-cell>
          <table:table-cell table:formula="of:=ABS([.M1193]-[.F1193])" office:value-type="float" office:value="0.00413048999999999" calcext:value-type="float">
            <text:p>0,00413049</text:p>
          </table:table-cell>
          <table:table-cell/>
        </table:table-row>
        <table:table-row table:style-name="ro1">
          <table:table-cell office:value-type="float" office:value="1623609940.66769" calcext:value-type="float">
            <text:p>1623609940,6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1" calcext:value-type="float">
            <text:p>-61</text:p>
          </table:table-cell>
          <table:table-cell office:value-type="float" office:value="0.48480962" calcext:value-type="float">
            <text:p>0,48480962</text:p>
          </table:table-cell>
          <table:table-cell office:value-type="float" office:value="-0.87461971" calcext:value-type="float">
            <text:p>-0,87461971</text:p>
          </table:table-cell>
          <table:table-cell office:value-type="float" office:value="-61" calcext:value-type="float">
            <text:p>-61</text:p>
          </table:table-cell>
          <table:table-cell/>
          <table:table-cell office:value-type="float" office:value="-61.25" calcext:value-type="float">
            <text:p>-61,25</text:p>
          </table:table-cell>
          <table:table-cell table:formula="of:=([.D1194]-[.I1194])^2" office:value-type="float" office:value="0.0625" calcext:value-type="float">
            <text:p>0,0625</text:p>
          </table:table-cell>
          <table:table-cell/>
          <table:table-cell table:formula="of:=ROUND(COS([.I1194]*PI()/180);7)" office:value-type="float" office:value="0.4809888" calcext:value-type="float">
            <text:p>0,4809888</text:p>
          </table:table-cell>
          <table:table-cell table:formula="of:=ROUND(SIN([.I1194]*PI()/180);7)" office:value-type="float" office:value="-0.8767268" calcext:value-type="float">
            <text:p>-0,8767268</text:p>
          </table:table-cell>
          <table:table-cell table:formula="of:=ABS([.L1194]-[.E1194])" office:value-type="float" office:value="0.00382082" calcext:value-type="float">
            <text:p>0,00382082</text:p>
          </table:table-cell>
          <table:table-cell table:formula="of:=ABS([.M1194]-[.F1194])" office:value-type="float" office:value="0.00210708999999998" calcext:value-type="float">
            <text:p>0,00210709</text:p>
          </table:table-cell>
          <table:table-cell/>
        </table:table-row>
        <table:table-row table:style-name="ro1">
          <table:table-cell office:value-type="float" office:value="1623609940.76768" calcext:value-type="float">
            <text:p>1623609940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1" calcext:value-type="float">
            <text:p>-61</text:p>
          </table:table-cell>
          <table:table-cell office:value-type="float" office:value="0.48480962" calcext:value-type="float">
            <text:p>0,48480962</text:p>
          </table:table-cell>
          <table:table-cell office:value-type="float" office:value="-0.87461971" calcext:value-type="float">
            <text:p>-0,87461971</text:p>
          </table:table-cell>
          <table:table-cell office:value-type="float" office:value="-61" calcext:value-type="float">
            <text:p>-61</text:p>
          </table:table-cell>
          <table:table-cell/>
          <table:table-cell office:value-type="float" office:value="-61" calcext:value-type="float">
            <text:p>-61</text:p>
          </table:table-cell>
          <table:table-cell table:formula="of:=([.D1195]-[.I1195])^2" office:value-type="float" office:value="0" calcext:value-type="float">
            <text:p>0</text:p>
          </table:table-cell>
          <table:table-cell/>
          <table:table-cell table:formula="of:=ROUND(COS([.I1195]*PI()/180);7)" office:value-type="float" office:value="0.4848096" calcext:value-type="float">
            <text:p>0,4848096</text:p>
          </table:table-cell>
          <table:table-cell table:formula="of:=ROUND(SIN([.I1195]*PI()/180);7)" office:value-type="float" office:value="-0.8746197" calcext:value-type="float">
            <text:p>-0,8746197</text:p>
          </table:table-cell>
          <table:table-cell table:formula="of:=ABS([.L1195]-[.E1195])" office:value-type="float" office:value="0.0000000199999999894729" calcext:value-type="float">
            <text:p>1,99999999894729E-08</text:p>
          </table:table-cell>
          <table:table-cell table:formula="of:=ABS([.M1195]-[.F1195])" office:value-type="float" office:value="0.0000000100000000502476" calcext:value-type="float">
            <text:p>1,00000000502476E-08</text:p>
          </table:table-cell>
          <table:table-cell/>
        </table:table-row>
        <table:table-row table:style-name="ro1">
          <table:table-cell office:value-type="float" office:value="1623609940.86767" calcext:value-type="float">
            <text:p>1623609940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1" calcext:value-type="float">
            <text:p>-61</text:p>
          </table:table-cell>
          <table:table-cell office:value-type="float" office:value="0.48480962" calcext:value-type="float">
            <text:p>0,48480962</text:p>
          </table:table-cell>
          <table:table-cell office:value-type="float" office:value="-0.87461971" calcext:value-type="float">
            <text:p>-0,87461971</text:p>
          </table:table-cell>
          <table:table-cell office:value-type="float" office:value="-61" calcext:value-type="float">
            <text:p>-61</text:p>
          </table:table-cell>
          <table:table-cell/>
          <table:table-cell office:value-type="float" office:value="-60.75" calcext:value-type="float">
            <text:p>-60,75</text:p>
          </table:table-cell>
          <table:table-cell table:formula="of:=([.D1196]-[.I1196])^2" office:value-type="float" office:value="0.0625" calcext:value-type="float">
            <text:p>0,0625</text:p>
          </table:table-cell>
          <table:table-cell/>
          <table:table-cell table:formula="of:=ROUND(COS([.I1196]*PI()/180);7)" office:value-type="float" office:value="0.4886212" calcext:value-type="float">
            <text:p>0,4886212</text:p>
          </table:table-cell>
          <table:table-cell table:formula="of:=ROUND(SIN([.I1196]*PI()/180);7)" office:value-type="float" office:value="-0.872496" calcext:value-type="float">
            <text:p>-0,872496</text:p>
          </table:table-cell>
          <table:table-cell table:formula="of:=ABS([.L1196]-[.E1196])" office:value-type="float" office:value="0.00381157999999998" calcext:value-type="float">
            <text:p>0,00381158</text:p>
          </table:table-cell>
          <table:table-cell table:formula="of:=ABS([.M1196]-[.F1196])" office:value-type="float" office:value="0.00212371" calcext:value-type="float">
            <text:p>0,00212371</text:p>
          </table:table-cell>
          <table:table-cell/>
        </table:table-row>
        <table:table-row table:style-name="ro1">
          <table:table-cell office:value-type="float" office:value="1623609940.96768" calcext:value-type="float">
            <text:p>1623609940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1" calcext:value-type="float">
            <text:p>-61</text:p>
          </table:table-cell>
          <table:table-cell office:value-type="float" office:value="0.48480962" calcext:value-type="float">
            <text:p>0,48480962</text:p>
          </table:table-cell>
          <table:table-cell office:value-type="float" office:value="-0.87461971" calcext:value-type="float">
            <text:p>-0,87461971</text:p>
          </table:table-cell>
          <table:table-cell office:value-type="float" office:value="-61" calcext:value-type="float">
            <text:p>-61</text:p>
          </table:table-cell>
          <table:table-cell/>
          <table:table-cell office:value-type="float" office:value="-60.5" calcext:value-type="float">
            <text:p>-60,5</text:p>
          </table:table-cell>
          <table:table-cell table:formula="of:=([.D1197]-[.I1197])^2" office:value-type="float" office:value="0.25" calcext:value-type="float">
            <text:p>0,25</text:p>
          </table:table-cell>
          <table:table-cell/>
          <table:table-cell table:formula="of:=ROUND(COS([.I1197]*PI()/180);7)" office:value-type="float" office:value="0.4924236" calcext:value-type="float">
            <text:p>0,4924236</text:p>
          </table:table-cell>
          <table:table-cell table:formula="of:=ROUND(SIN([.I1197]*PI()/180);7)" office:value-type="float" office:value="-0.8703557" calcext:value-type="float">
            <text:p>-0,8703557</text:p>
          </table:table-cell>
          <table:table-cell table:formula="of:=ABS([.L1197]-[.E1197])" office:value-type="float" office:value="0.00761398000000002" calcext:value-type="float">
            <text:p>0,00761398</text:p>
          </table:table-cell>
          <table:table-cell table:formula="of:=ABS([.M1197]-[.F1197])" office:value-type="float" office:value="0.0042640100000001" calcext:value-type="float">
            <text:p>0,00426401</text:p>
          </table:table-cell>
          <table:table-cell/>
        </table:table-row>
        <table:table-row table:style-name="ro1">
          <table:table-cell office:value-type="float" office:value="1623609941.06768" calcext:value-type="float">
            <text:p>1623609941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0.5" calcext:value-type="float">
            <text:p>0,5</text:p>
          </table:table-cell>
          <table:table-cell office:value-type="float" office:value="-0.8660254" calcext:value-type="float">
            <text:p>-0,8660254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-60.25" calcext:value-type="float">
            <text:p>-60,25</text:p>
          </table:table-cell>
          <table:table-cell table:formula="of:=([.D1198]-[.I1198])^2" office:value-type="float" office:value="0.0625" calcext:value-type="float">
            <text:p>0,0625</text:p>
          </table:table-cell>
          <table:table-cell/>
          <table:table-cell table:formula="of:=ROUND(COS([.I1198]*PI()/180);7)" office:value-type="float" office:value="0.4962165" calcext:value-type="float">
            <text:p>0,4962165</text:p>
          </table:table-cell>
          <table:table-cell table:formula="of:=ROUND(SIN([.I1198]*PI()/180);7)" office:value-type="float" office:value="-0.8681988" calcext:value-type="float">
            <text:p>-0,8681988</text:p>
          </table:table-cell>
          <table:table-cell table:formula="of:=ABS([.L1198]-[.E1198])" office:value-type="float" office:value="0.0037835" calcext:value-type="float">
            <text:p>0,0037835</text:p>
          </table:table-cell>
          <table:table-cell table:formula="of:=ABS([.M1198]-[.F1198])" office:value-type="float" office:value="0.0021734000000001" calcext:value-type="float">
            <text:p>0,0021734</text:p>
          </table:table-cell>
          <table:table-cell/>
        </table:table-row>
        <table:table-row table:style-name="ro1">
          <table:table-cell office:value-type="float" office:value="1623609941.16761" calcext:value-type="float">
            <text:p>1623609941,1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0.5" calcext:value-type="float">
            <text:p>0,5</text:p>
          </table:table-cell>
          <table:table-cell office:value-type="float" office:value="-0.8660254" calcext:value-type="float">
            <text:p>-0,8660254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D1199]-[.I1199])^2" office:value-type="float" office:value="0" calcext:value-type="float">
            <text:p>0</text:p>
          </table:table-cell>
          <table:table-cell/>
          <table:table-cell table:formula="of:=ROUND(COS([.I1199]*PI()/180);7)" office:value-type="float" office:value="0.5" calcext:value-type="float">
            <text:p>0,5</text:p>
          </table:table-cell>
          <table:table-cell table:formula="of:=ROUND(SIN([.I1199]*PI()/180);7)" office:value-type="float" office:value="-0.8660254" calcext:value-type="float">
            <text:p>-0,8660254</text:p>
          </table:table-cell>
          <table:table-cell table:formula="of:=ABS([.L1199]-[.E1199])" office:value-type="float" office:value="0" calcext:value-type="float">
            <text:p>0</text:p>
          </table:table-cell>
          <table:table-cell table:formula="of:=ABS([.M1199]-[.F11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41.26768" calcext:value-type="float">
            <text:p>1623609941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0.5" calcext:value-type="float">
            <text:p>0,5</text:p>
          </table:table-cell>
          <table:table-cell office:value-type="float" office:value="-0.8660254" calcext:value-type="float">
            <text:p>-0,8660254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-59.75" calcext:value-type="float">
            <text:p>-59,75</text:p>
          </table:table-cell>
          <table:table-cell table:formula="of:=([.D1200]-[.I1200])^2" office:value-type="float" office:value="0.0625" calcext:value-type="float">
            <text:p>0,0625</text:p>
          </table:table-cell>
          <table:table-cell/>
          <table:table-cell table:formula="of:=ROUND(COS([.I1200]*PI()/180);7)" office:value-type="float" office:value="0.503774" calcext:value-type="float">
            <text:p>0,503774</text:p>
          </table:table-cell>
          <table:table-cell table:formula="of:=ROUND(SIN([.I1200]*PI()/180);7)" office:value-type="float" office:value="-0.8638355" calcext:value-type="float">
            <text:p>-0,8638355</text:p>
          </table:table-cell>
          <table:table-cell table:formula="of:=ABS([.L1200]-[.E1200])" office:value-type="float" office:value="0.00377400000000005" calcext:value-type="float">
            <text:p>0,003774</text:p>
          </table:table-cell>
          <table:table-cell table:formula="of:=ABS([.M1200]-[.F1200])" office:value-type="float" office:value="0.00218989999999997" calcext:value-type="float">
            <text:p>0,0021899</text:p>
          </table:table-cell>
          <table:table-cell/>
        </table:table-row>
        <table:table-row table:style-name="ro1">
          <table:table-cell office:value-type="float" office:value="1623609941.36759" calcext:value-type="float">
            <text:p>1623609941,3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office:value-type="float" office:value="0.51503807" calcext:value-type="float">
            <text:p>0,51503807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-59" calcext:value-type="float">
            <text:p>-59</text:p>
          </table:table-cell>
          <table:table-cell/>
          <table:table-cell office:value-type="float" office:value="-59.5" calcext:value-type="float">
            <text:p>-59,5</text:p>
          </table:table-cell>
          <table:table-cell table:formula="of:=([.D1201]-[.I1201])^2" office:value-type="float" office:value="0.25" calcext:value-type="float">
            <text:p>0,25</text:p>
          </table:table-cell>
          <table:table-cell/>
          <table:table-cell table:formula="of:=ROUND(COS([.I1201]*PI()/180);7)" office:value-type="float" office:value="0.5075384" calcext:value-type="float">
            <text:p>0,5075384</text:p>
          </table:table-cell>
          <table:table-cell table:formula="of:=ROUND(SIN([.I1201]*PI()/180);7)" office:value-type="float" office:value="-0.8616292" calcext:value-type="float">
            <text:p>-0,8616292</text:p>
          </table:table-cell>
          <table:table-cell table:formula="of:=ABS([.L1201]-[.E1201])" office:value-type="float" office:value="0.00749967000000007" calcext:value-type="float">
            <text:p>0,00749967</text:p>
          </table:table-cell>
          <table:table-cell table:formula="of:=ABS([.M1201]-[.F1201])" office:value-type="float" office:value="0.00446190000000002" calcext:value-type="float">
            <text:p>0,0044619</text:p>
          </table:table-cell>
          <table:table-cell/>
        </table:table-row>
        <table:table-row table:style-name="ro1">
          <table:table-cell office:value-type="float" office:value="1623609941.46762" calcext:value-type="float">
            <text:p>1623609941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office:value-type="float" office:value="0.51503807" calcext:value-type="float">
            <text:p>0,51503807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-59" calcext:value-type="float">
            <text:p>-59</text:p>
          </table:table-cell>
          <table:table-cell/>
          <table:table-cell office:value-type="float" office:value="-59.25" calcext:value-type="float">
            <text:p>-59,25</text:p>
          </table:table-cell>
          <table:table-cell table:formula="of:=([.D1202]-[.I1202])^2" office:value-type="float" office:value="0.0625" calcext:value-type="float">
            <text:p>0,0625</text:p>
          </table:table-cell>
          <table:table-cell/>
          <table:table-cell table:formula="of:=ROUND(COS([.I1202]*PI()/180);7)" office:value-type="float" office:value="0.5112931" calcext:value-type="float">
            <text:p>0,5112931</text:p>
          </table:table-cell>
          <table:table-cell table:formula="of:=ROUND(SIN([.I1202]*PI()/180);7)" office:value-type="float" office:value="-0.8594064" calcext:value-type="float">
            <text:p>-0,8594064</text:p>
          </table:table-cell>
          <table:table-cell table:formula="of:=ABS([.L1202]-[.E1202])" office:value-type="float" office:value="0.00374497000000007" calcext:value-type="float">
            <text:p>0,00374497</text:p>
          </table:table-cell>
          <table:table-cell table:formula="of:=ABS([.M1202]-[.F1202])" office:value-type="float" office:value="0.00223910000000005" calcext:value-type="float">
            <text:p>0,0022391</text:p>
          </table:table-cell>
          <table:table-cell/>
        </table:table-row>
        <table:table-row table:style-name="ro1">
          <table:table-cell office:value-type="float" office:value="1623609941.56771" calcext:value-type="float">
            <text:p>1623609941,567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office:value-type="float" office:value="0.51503807" calcext:value-type="float">
            <text:p>0,51503807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-59" calcext:value-type="float">
            <text:p>-59</text:p>
          </table:table-cell>
          <table:table-cell/>
          <table:table-cell office:value-type="float" office:value="-59" calcext:value-type="float">
            <text:p>-59</text:p>
          </table:table-cell>
          <table:table-cell table:formula="of:=([.D1203]-[.I1203])^2" office:value-type="float" office:value="0" calcext:value-type="float">
            <text:p>0</text:p>
          </table:table-cell>
          <table:table-cell/>
          <table:table-cell table:formula="of:=ROUND(COS([.I1203]*PI()/180);7)" office:value-type="float" office:value="0.5150381" calcext:value-type="float">
            <text:p>0,5150381</text:p>
          </table:table-cell>
          <table:table-cell table:formula="of:=ROUND(SIN([.I1203]*PI()/180);7)" office:value-type="float" office:value="-0.8571673" calcext:value-type="float">
            <text:p>-0,8571673</text:p>
          </table:table-cell>
          <table:table-cell table:formula="of:=ABS([.L1203]-[.E1203])" office:value-type="float" office:value="0.0000000300000000397205" calcext:value-type="float">
            <text:p>3,00000000397205E-08</text:p>
          </table:table-cell>
          <table:table-cell table:formula="of:=ABS([.M1203]-[.F12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41.66768" calcext:value-type="float">
            <text:p>1623609941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office:value-type="float" office:value="0.51503807" calcext:value-type="float">
            <text:p>0,51503807</text:p>
          </table:table-cell>
          <table:table-cell office:value-type="float" office:value="-0.8571673" calcext:value-type="float">
            <text:p>-0,8571673</text:p>
          </table:table-cell>
          <table:table-cell office:value-type="float" office:value="-59" calcext:value-type="float">
            <text:p>-59</text:p>
          </table:table-cell>
          <table:table-cell/>
          <table:table-cell office:value-type="float" office:value="-58.75" calcext:value-type="float">
            <text:p>-58,75</text:p>
          </table:table-cell>
          <table:table-cell table:formula="of:=([.D1204]-[.I1204])^2" office:value-type="float" office:value="0.0625" calcext:value-type="float">
            <text:p>0,0625</text:p>
          </table:table-cell>
          <table:table-cell/>
          <table:table-cell table:formula="of:=ROUND(COS([.I1204]*PI()/180);7)" office:value-type="float" office:value="0.5187733" calcext:value-type="float">
            <text:p>0,5187733</text:p>
          </table:table-cell>
          <table:table-cell table:formula="of:=ROUND(SIN([.I1204]*PI()/180);7)" office:value-type="float" office:value="-0.8549119" calcext:value-type="float">
            <text:p>-0,8549119</text:p>
          </table:table-cell>
          <table:table-cell table:formula="of:=ABS([.L1204]-[.E1204])" office:value-type="float" office:value="0.00373522999999998" calcext:value-type="float">
            <text:p>0,00373523</text:p>
          </table:table-cell>
          <table:table-cell table:formula="of:=ABS([.M1204]-[.F1204])" office:value-type="float" office:value="0.00225540000000002" calcext:value-type="float">
            <text:p>0,0022554</text:p>
          </table:table-cell>
          <table:table-cell/>
        </table:table-row>
        <table:table-row table:style-name="ro1">
          <table:table-cell office:value-type="float" office:value="1623609941.76768" calcext:value-type="float">
            <text:p>1623609941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8" calcext:value-type="float">
            <text:p>-58</text:p>
          </table:table-cell>
          <table:table-cell office:value-type="float" office:value="0.52991926" calcext:value-type="float">
            <text:p>0,52991926</text:p>
          </table:table-cell>
          <table:table-cell office:value-type="float" office:value="-0.8480481" calcext:value-type="float">
            <text:p>-0,8480481</text:p>
          </table:table-cell>
          <table:table-cell office:value-type="float" office:value="-58" calcext:value-type="float">
            <text:p>-58</text:p>
          </table:table-cell>
          <table:table-cell/>
          <table:table-cell office:value-type="float" office:value="-58.5" calcext:value-type="float">
            <text:p>-58,5</text:p>
          </table:table-cell>
          <table:table-cell table:formula="of:=([.D1205]-[.I1205])^2" office:value-type="float" office:value="0.25" calcext:value-type="float">
            <text:p>0,25</text:p>
          </table:table-cell>
          <table:table-cell/>
          <table:table-cell table:formula="of:=ROUND(COS([.I1205]*PI()/180);7)" office:value-type="float" office:value="0.5224986" calcext:value-type="float">
            <text:p>0,5224986</text:p>
          </table:table-cell>
          <table:table-cell table:formula="of:=ROUND(SIN([.I1205]*PI()/180);7)" office:value-type="float" office:value="-0.8526402" calcext:value-type="float">
            <text:p>-0,8526402</text:p>
          </table:table-cell>
          <table:table-cell table:formula="of:=ABS([.L1205]-[.E1205])" office:value-type="float" office:value="0.00742065999999997" calcext:value-type="float">
            <text:p>0,00742066</text:p>
          </table:table-cell>
          <table:table-cell table:formula="of:=ABS([.M1205]-[.F1205])" office:value-type="float" office:value="0.00459209999999999" calcext:value-type="float">
            <text:p>0,0045921</text:p>
          </table:table-cell>
          <table:table-cell/>
        </table:table-row>
        <table:table-row table:style-name="ro1">
          <table:table-cell office:value-type="float" office:value="1623609941.86768" calcext:value-type="float">
            <text:p>1623609941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8" calcext:value-type="float">
            <text:p>-58</text:p>
          </table:table-cell>
          <table:table-cell office:value-type="float" office:value="0.52991926" calcext:value-type="float">
            <text:p>0,52991926</text:p>
          </table:table-cell>
          <table:table-cell office:value-type="float" office:value="-0.8480481" calcext:value-type="float">
            <text:p>-0,8480481</text:p>
          </table:table-cell>
          <table:table-cell office:value-type="float" office:value="-58" calcext:value-type="float">
            <text:p>-58</text:p>
          </table:table-cell>
          <table:table-cell/>
          <table:table-cell office:value-type="float" office:value="-58.25" calcext:value-type="float">
            <text:p>-58,25</text:p>
          </table:table-cell>
          <table:table-cell table:formula="of:=([.D1206]-[.I1206])^2" office:value-type="float" office:value="0.0625" calcext:value-type="float">
            <text:p>0,0625</text:p>
          </table:table-cell>
          <table:table-cell/>
          <table:table-cell table:formula="of:=ROUND(COS([.I1206]*PI()/180);7)" office:value-type="float" office:value="0.5262139" calcext:value-type="float">
            <text:p>0,5262139</text:p>
          </table:table-cell>
          <table:table-cell table:formula="of:=ROUND(SIN([.I1206]*PI()/180);7)" office:value-type="float" office:value="-0.8503522" calcext:value-type="float">
            <text:p>-0,8503522</text:p>
          </table:table-cell>
          <table:table-cell table:formula="of:=ABS([.L1206]-[.E1206])" office:value-type="float" office:value="0.00370535999999999" calcext:value-type="float">
            <text:p>0,00370536</text:p>
          </table:table-cell>
          <table:table-cell table:formula="of:=ABS([.M1206]-[.F1206])" office:value-type="float" office:value="0.00230410000000003" calcext:value-type="float">
            <text:p>0,0023041</text:p>
          </table:table-cell>
          <table:table-cell/>
        </table:table-row>
        <table:table-row table:style-name="ro1">
          <table:table-cell office:value-type="float" office:value="1623609941.96768" calcext:value-type="float">
            <text:p>1623609941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8" calcext:value-type="float">
            <text:p>-58</text:p>
          </table:table-cell>
          <table:table-cell office:value-type="float" office:value="0.52991926" calcext:value-type="float">
            <text:p>0,52991926</text:p>
          </table:table-cell>
          <table:table-cell office:value-type="float" office:value="-0.8480481" calcext:value-type="float">
            <text:p>-0,8480481</text:p>
          </table:table-cell>
          <table:table-cell office:value-type="float" office:value="-58" calcext:value-type="float">
            <text:p>-58</text:p>
          </table:table-cell>
          <table:table-cell/>
          <table:table-cell office:value-type="float" office:value="-58" calcext:value-type="float">
            <text:p>-58</text:p>
          </table:table-cell>
          <table:table-cell table:formula="of:=([.D1207]-[.I1207])^2" office:value-type="float" office:value="0" calcext:value-type="float">
            <text:p>0</text:p>
          </table:table-cell>
          <table:table-cell/>
          <table:table-cell table:formula="of:=ROUND(COS([.I1207]*PI()/180);7)" office:value-type="float" office:value="0.5299193" calcext:value-type="float">
            <text:p>0,5299193</text:p>
          </table:table-cell>
          <table:table-cell table:formula="of:=ROUND(SIN([.I1207]*PI()/180);7)" office:value-type="float" office:value="-0.8480481" calcext:value-type="float">
            <text:p>-0,8480481</text:p>
          </table:table-cell>
          <table:table-cell table:formula="of:=ABS([.L1207]-[.E1207])" office:value-type="float" office:value="0.0000000399999999789458" calcext:value-type="float">
            <text:p>3,99999999789458E-08</text:p>
          </table:table-cell>
          <table:table-cell table:formula="of:=ABS([.M1207]-[.F12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42.06761" calcext:value-type="float">
            <text:p>1623609942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8" calcext:value-type="float">
            <text:p>-58</text:p>
          </table:table-cell>
          <table:table-cell office:value-type="float" office:value="0.52991926" calcext:value-type="float">
            <text:p>0,52991926</text:p>
          </table:table-cell>
          <table:table-cell office:value-type="float" office:value="-0.8480481" calcext:value-type="float">
            <text:p>-0,8480481</text:p>
          </table:table-cell>
          <table:table-cell office:value-type="float" office:value="-58" calcext:value-type="float">
            <text:p>-58</text:p>
          </table:table-cell>
          <table:table-cell/>
          <table:table-cell office:value-type="float" office:value="-57.75" calcext:value-type="float">
            <text:p>-57,75</text:p>
          </table:table-cell>
          <table:table-cell table:formula="of:=([.D1208]-[.I1208])^2" office:value-type="float" office:value="0.0625" calcext:value-type="float">
            <text:p>0,0625</text:p>
          </table:table-cell>
          <table:table-cell/>
          <table:table-cell table:formula="of:=ROUND(COS([.I1208]*PI()/180);7)" office:value-type="float" office:value="0.5336145" calcext:value-type="float">
            <text:p>0,5336145</text:p>
          </table:table-cell>
          <table:table-cell table:formula="of:=ROUND(SIN([.I1208]*PI()/180);7)" office:value-type="float" office:value="-0.8457278" calcext:value-type="float">
            <text:p>-0,8457278</text:p>
          </table:table-cell>
          <table:table-cell table:formula="of:=ABS([.L1208]-[.E1208])" office:value-type="float" office:value="0.00369523999999999" calcext:value-type="float">
            <text:p>0,00369524</text:p>
          </table:table-cell>
          <table:table-cell table:formula="of:=ABS([.M1208]-[.F1208])" office:value-type="float" office:value="0.00232029999999994" calcext:value-type="float">
            <text:p>0,0023203</text:p>
          </table:table-cell>
          <table:table-cell/>
        </table:table-row>
        <table:table-row table:style-name="ro1">
          <table:table-cell office:value-type="float" office:value="1623609942.16768" calcext:value-type="float">
            <text:p>1623609942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7" calcext:value-type="float">
            <text:p>-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-57" calcext:value-type="float">
            <text:p>-57</text:p>
          </table:table-cell>
          <table:table-cell/>
          <table:table-cell office:value-type="float" office:value="-57.5" calcext:value-type="float">
            <text:p>-57,5</text:p>
          </table:table-cell>
          <table:table-cell table:formula="of:=([.D1209]-[.I1209])^2" office:value-type="float" office:value="0.25" calcext:value-type="float">
            <text:p>0,25</text:p>
          </table:table-cell>
          <table:table-cell/>
          <table:table-cell table:formula="of:=ROUND(COS([.I1209]*PI()/180);7)" office:value-type="float" office:value="0.5372996" calcext:value-type="float">
            <text:p>0,5372996</text:p>
          </table:table-cell>
          <table:table-cell table:formula="of:=ROUND(SIN([.I1209]*PI()/180);7)" office:value-type="float" office:value="-0.8433914" calcext:value-type="float">
            <text:p>-0,8433914</text:p>
          </table:table-cell>
          <table:table-cell table:formula="of:=ABS([.L1209]-[.E1209])" office:value-type="float" office:value="0.00733943999999998" calcext:value-type="float">
            <text:p>0,00733944</text:p>
          </table:table-cell>
          <table:table-cell table:formula="of:=ABS([.M1209]-[.F1209])" office:value-type="float" office:value="0.00472083000000001" calcext:value-type="float">
            <text:p>0,00472083</text:p>
          </table:table-cell>
          <table:table-cell/>
        </table:table-row>
        <table:table-row table:style-name="ro1">
          <table:table-cell office:value-type="float" office:value="1623609942.26766" calcext:value-type="float">
            <text:p>1623609942,2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7" calcext:value-type="float">
            <text:p>-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-57" calcext:value-type="float">
            <text:p>-57</text:p>
          </table:table-cell>
          <table:table-cell/>
          <table:table-cell office:value-type="float" office:value="-57.25" calcext:value-type="float">
            <text:p>-57,25</text:p>
          </table:table-cell>
          <table:table-cell table:formula="of:=([.D1210]-[.I1210])^2" office:value-type="float" office:value="0.0625" calcext:value-type="float">
            <text:p>0,0625</text:p>
          </table:table-cell>
          <table:table-cell/>
          <table:table-cell table:formula="of:=ROUND(COS([.I1210]*PI()/180);7)" office:value-type="float" office:value="0.5409745" calcext:value-type="float">
            <text:p>0,5409745</text:p>
          </table:table-cell>
          <table:table-cell table:formula="of:=ROUND(SIN([.I1210]*PI()/180);7)" office:value-type="float" office:value="-0.841039" calcext:value-type="float">
            <text:p>-0,841039</text:p>
          </table:table-cell>
          <table:table-cell table:formula="of:=ABS([.L1210]-[.E1210])" office:value-type="float" office:value="0.00366453999999994" calcext:value-type="float">
            <text:p>0,00366454</text:p>
          </table:table-cell>
          <table:table-cell table:formula="of:=ABS([.M1210]-[.F1210])" office:value-type="float" office:value="0.00236842999999998" calcext:value-type="float">
            <text:p>0,00236843</text:p>
          </table:table-cell>
          <table:table-cell/>
        </table:table-row>
        <table:table-row table:style-name="ro1">
          <table:table-cell office:value-type="float" office:value="1623609942.36769" calcext:value-type="float">
            <text:p>1623609942,3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7" calcext:value-type="float">
            <text:p>-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-57" calcext:value-type="float">
            <text:p>-57</text:p>
          </table:table-cell>
          <table:table-cell/>
          <table:table-cell office:value-type="float" office:value="-57" calcext:value-type="float">
            <text:p>-57</text:p>
          </table:table-cell>
          <table:table-cell table:formula="of:=([.D1211]-[.I1211])^2" office:value-type="float" office:value="0" calcext:value-type="float">
            <text:p>0</text:p>
          </table:table-cell>
          <table:table-cell/>
          <table:table-cell table:formula="of:=ROUND(COS([.I1211]*PI()/180);7)" office:value-type="float" office:value="0.544639" calcext:value-type="float">
            <text:p>0,544639</text:p>
          </table:table-cell>
          <table:table-cell table:formula="of:=ROUND(SIN([.I1211]*PI()/180);7)" office:value-type="float" office:value="-0.8386706" calcext:value-type="float">
            <text:p>-0,8386706</text:p>
          </table:table-cell>
          <table:table-cell table:formula="of:=ABS([.L1211]-[.E1211])" office:value-type="float" office:value="0.0000000399999999789458" calcext:value-type="float">
            <text:p>3,99999999789458E-08</text:p>
          </table:table-cell>
          <table:table-cell table:formula="of:=ABS([.M1211]-[.F1211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42.4676" calcext:value-type="float">
            <text:p>1623609942,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7" calcext:value-type="float">
            <text:p>-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-57" calcext:value-type="float">
            <text:p>-57</text:p>
          </table:table-cell>
          <table:table-cell/>
          <table:table-cell office:value-type="float" office:value="-56.75" calcext:value-type="float">
            <text:p>-56,75</text:p>
          </table:table-cell>
          <table:table-cell table:formula="of:=([.D1212]-[.I1212])^2" office:value-type="float" office:value="0.0625" calcext:value-type="float">
            <text:p>0,0625</text:p>
          </table:table-cell>
          <table:table-cell/>
          <table:table-cell table:formula="of:=ROUND(COS([.I1212]*PI()/180);7)" office:value-type="float" office:value="0.5482932" calcext:value-type="float">
            <text:p>0,5482932</text:p>
          </table:table-cell>
          <table:table-cell table:formula="of:=ROUND(SIN([.I1212]*PI()/180);7)" office:value-type="float" office:value="-0.8362862" calcext:value-type="float">
            <text:p>-0,8362862</text:p>
          </table:table-cell>
          <table:table-cell table:formula="of:=ABS([.L1212]-[.E1212])" office:value-type="float" office:value="0.00365416000000007" calcext:value-type="float">
            <text:p>0,00365416</text:p>
          </table:table-cell>
          <table:table-cell table:formula="of:=ABS([.M1212]-[.F1212])" office:value-type="float" office:value="0.00238437000000002" calcext:value-type="float">
            <text:p>0,00238437</text:p>
          </table:table-cell>
          <table:table-cell/>
        </table:table-row>
        <table:table-row table:style-name="ro1">
          <table:table-cell office:value-type="float" office:value="1623609942.56768" calcext:value-type="float">
            <text:p>1623609942,5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7" calcext:value-type="float">
            <text:p>-57</text:p>
          </table:table-cell>
          <table:table-cell office:value-type="float" office:value="0.54463904" calcext:value-type="float">
            <text:p>0,54463904</text:p>
          </table:table-cell>
          <table:table-cell office:value-type="float" office:value="-0.83867057" calcext:value-type="float">
            <text:p>-0,83867057</text:p>
          </table:table-cell>
          <table:table-cell office:value-type="float" office:value="-57" calcext:value-type="float">
            <text:p>-57</text:p>
          </table:table-cell>
          <table:table-cell/>
          <table:table-cell office:value-type="float" office:value="-56.5" calcext:value-type="float">
            <text:p>-56,5</text:p>
          </table:table-cell>
          <table:table-cell table:formula="of:=([.D1213]-[.I1213])^2" office:value-type="float" office:value="0.25" calcext:value-type="float">
            <text:p>0,25</text:p>
          </table:table-cell>
          <table:table-cell/>
          <table:table-cell table:formula="of:=ROUND(COS([.I1213]*PI()/180);7)" office:value-type="float" office:value="0.551937" calcext:value-type="float">
            <text:p>0,551937</text:p>
          </table:table-cell>
          <table:table-cell table:formula="of:=ROUND(SIN([.I1213]*PI()/180);7)" office:value-type="float" office:value="-0.8338858" calcext:value-type="float">
            <text:p>-0,8338858</text:p>
          </table:table-cell>
          <table:table-cell table:formula="of:=ABS([.L1213]-[.E1213])" office:value-type="float" office:value="0.00729796000000005" calcext:value-type="float">
            <text:p>0,00729796</text:p>
          </table:table-cell>
          <table:table-cell table:formula="of:=ABS([.M1213]-[.F1213])" office:value-type="float" office:value="0.00478476999999999" calcext:value-type="float">
            <text:p>0,00478477</text:p>
          </table:table-cell>
          <table:table-cell/>
        </table:table-row>
        <table:table-row table:style-name="ro1">
          <table:table-cell office:value-type="float" office:value="1623609942.66768" calcext:value-type="float">
            <text:p>1623609942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office:value-type="float" office:value="0.5591929" calcext:value-type="float">
            <text:p>0,5591929</text:p>
          </table:table-cell>
          <table:table-cell office:value-type="float" office:value="-0.82903757" calcext:value-type="float">
            <text:p>-0,82903757</text:p>
          </table:table-cell>
          <table:table-cell office:value-type="float" office:value="-56" calcext:value-type="float">
            <text:p>-56</text:p>
          </table:table-cell>
          <table:table-cell/>
          <table:table-cell office:value-type="float" office:value="-56.25" calcext:value-type="float">
            <text:p>-56,25</text:p>
          </table:table-cell>
          <table:table-cell table:formula="of:=([.D1214]-[.I1214])^2" office:value-type="float" office:value="0.0625" calcext:value-type="float">
            <text:p>0,0625</text:p>
          </table:table-cell>
          <table:table-cell/>
          <table:table-cell table:formula="of:=ROUND(COS([.I1214]*PI()/180);7)" office:value-type="float" office:value="0.5555702" calcext:value-type="float">
            <text:p>0,5555702</text:p>
          </table:table-cell>
          <table:table-cell table:formula="of:=ROUND(SIN([.I1214]*PI()/180);7)" office:value-type="float" office:value="-0.8314696" calcext:value-type="float">
            <text:p>-0,8314696</text:p>
          </table:table-cell>
          <table:table-cell table:formula="of:=ABS([.L1214]-[.E1214])" office:value-type="float" office:value="0.00362269999999998" calcext:value-type="float">
            <text:p>0,0036227</text:p>
          </table:table-cell>
          <table:table-cell table:formula="of:=ABS([.M1214]-[.F1214])" office:value-type="float" office:value="0.00243203000000003" calcext:value-type="float">
            <text:p>0,00243203</text:p>
          </table:table-cell>
          <table:table-cell/>
        </table:table-row>
        <table:table-row table:style-name="ro1">
          <table:table-cell office:value-type="float" office:value="1623609942.76767" calcext:value-type="float">
            <text:p>1623609942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office:value-type="float" office:value="0.5591929" calcext:value-type="float">
            <text:p>0,5591929</text:p>
          </table:table-cell>
          <table:table-cell office:value-type="float" office:value="-0.82903757" calcext:value-type="float">
            <text:p>-0,82903757</text:p>
          </table:table-cell>
          <table:table-cell office:value-type="float" office:value="-56" calcext:value-type="float">
            <text:p>-56</text:p>
          </table:table-cell>
          <table:table-cell/>
          <table:table-cell office:value-type="float" office:value="-56" calcext:value-type="float">
            <text:p>-56</text:p>
          </table:table-cell>
          <table:table-cell table:formula="of:=([.D1215]-[.I1215])^2" office:value-type="float" office:value="0" calcext:value-type="float">
            <text:p>0</text:p>
          </table:table-cell>
          <table:table-cell/>
          <table:table-cell table:formula="of:=ROUND(COS([.I1215]*PI()/180);7)" office:value-type="float" office:value="0.5591929" calcext:value-type="float">
            <text:p>0,5591929</text:p>
          </table:table-cell>
          <table:table-cell table:formula="of:=ROUND(SIN([.I1215]*PI()/180);7)" office:value-type="float" office:value="-0.8290376" calcext:value-type="float">
            <text:p>-0,8290376</text:p>
          </table:table-cell>
          <table:table-cell table:formula="of:=ABS([.L1215]-[.E1215])" office:value-type="float" office:value="0" calcext:value-type="float">
            <text:p>0</text:p>
          </table:table-cell>
          <table:table-cell table:formula="of:=ABS([.M1215]-[.F1215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42.86766" calcext:value-type="float">
            <text:p>1623609942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office:value-type="float" office:value="0.5591929" calcext:value-type="float">
            <text:p>0,5591929</text:p>
          </table:table-cell>
          <table:table-cell office:value-type="float" office:value="-0.82903757" calcext:value-type="float">
            <text:p>-0,82903757</text:p>
          </table:table-cell>
          <table:table-cell office:value-type="float" office:value="-56" calcext:value-type="float">
            <text:p>-56</text:p>
          </table:table-cell>
          <table:table-cell/>
          <table:table-cell office:value-type="float" office:value="-55.75" calcext:value-type="float">
            <text:p>-55,75</text:p>
          </table:table-cell>
          <table:table-cell table:formula="of:=([.D1216]-[.I1216])^2" office:value-type="float" office:value="0.0625" calcext:value-type="float">
            <text:p>0,0625</text:p>
          </table:table-cell>
          <table:table-cell/>
          <table:table-cell table:formula="of:=ROUND(COS([.I1216]*PI()/180);7)" office:value-type="float" office:value="0.5628049" calcext:value-type="float">
            <text:p>0,5628049</text:p>
          </table:table-cell>
          <table:table-cell table:formula="of:=ROUND(SIN([.I1216]*PI()/180);7)" office:value-type="float" office:value="-0.8265897" calcext:value-type="float">
            <text:p>-0,8265897</text:p>
          </table:table-cell>
          <table:table-cell table:formula="of:=ABS([.L1216]-[.E1216])" office:value-type="float" office:value="0.00361200000000006" calcext:value-type="float">
            <text:p>0,003612</text:p>
          </table:table-cell>
          <table:table-cell table:formula="of:=ABS([.M1216]-[.F1216])" office:value-type="float" office:value="0.00244787000000002" calcext:value-type="float">
            <text:p>0,00244787</text:p>
          </table:table-cell>
          <table:table-cell/>
        </table:table-row>
        <table:table-row table:style-name="ro1">
          <table:table-cell office:value-type="float" office:value="1623609942.96767" calcext:value-type="float">
            <text:p>1623609942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office:value-type="float" office:value="0.5591929" calcext:value-type="float">
            <text:p>0,5591929</text:p>
          </table:table-cell>
          <table:table-cell office:value-type="float" office:value="-0.82903757" calcext:value-type="float">
            <text:p>-0,82903757</text:p>
          </table:table-cell>
          <table:table-cell office:value-type="float" office:value="-56" calcext:value-type="float">
            <text:p>-56</text:p>
          </table:table-cell>
          <table:table-cell/>
          <table:table-cell office:value-type="float" office:value="-55.5" calcext:value-type="float">
            <text:p>-55,5</text:p>
          </table:table-cell>
          <table:table-cell table:formula="of:=([.D1217]-[.I1217])^2" office:value-type="float" office:value="0.25" calcext:value-type="float">
            <text:p>0,25</text:p>
          </table:table-cell>
          <table:table-cell/>
          <table:table-cell table:formula="of:=ROUND(COS([.I1217]*PI()/180);7)" office:value-type="float" office:value="0.5664062" calcext:value-type="float">
            <text:p>0,5664062</text:p>
          </table:table-cell>
          <table:table-cell table:formula="of:=ROUND(SIN([.I1217]*PI()/180);7)" office:value-type="float" office:value="-0.8241262" calcext:value-type="float">
            <text:p>-0,8241262</text:p>
          </table:table-cell>
          <table:table-cell table:formula="of:=ABS([.L1217]-[.E1217])" office:value-type="float" office:value="0.00721329999999998" calcext:value-type="float">
            <text:p>0,0072133</text:p>
          </table:table-cell>
          <table:table-cell table:formula="of:=ABS([.M1217]-[.F1217])" office:value-type="float" office:value="0.00491136999999997" calcext:value-type="float">
            <text:p>0,00491137</text:p>
          </table:table-cell>
          <table:table-cell/>
        </table:table-row>
        <table:table-row table:style-name="ro1">
          <table:table-cell office:value-type="float" office:value="1623609943.06767" calcext:value-type="float">
            <text:p>1623609943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office:value-type="float" office:value="0.57357644" calcext:value-type="float">
            <text:p>0,57357644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-55" calcext:value-type="float">
            <text:p>-55</text:p>
          </table:table-cell>
          <table:table-cell/>
          <table:table-cell office:value-type="float" office:value="-55.25" calcext:value-type="float">
            <text:p>-55,25</text:p>
          </table:table-cell>
          <table:table-cell table:formula="of:=([.D1218]-[.I1218])^2" office:value-type="float" office:value="0.0625" calcext:value-type="float">
            <text:p>0,0625</text:p>
          </table:table-cell>
          <table:table-cell/>
          <table:table-cell table:formula="of:=ROUND(COS([.I1218]*PI()/180);7)" office:value-type="float" office:value="0.5699968" calcext:value-type="float">
            <text:p>0,5699968</text:p>
          </table:table-cell>
          <table:table-cell table:formula="of:=ROUND(SIN([.I1218]*PI()/180);7)" office:value-type="float" office:value="-0.8216469" calcext:value-type="float">
            <text:p>-0,8216469</text:p>
          </table:table-cell>
          <table:table-cell table:formula="of:=ABS([.L1218]-[.E1218])" office:value-type="float" office:value="0.00357963999999999" calcext:value-type="float">
            <text:p>0,00357964</text:p>
          </table:table-cell>
          <table:table-cell table:formula="of:=ABS([.M1218]-[.F1218])" office:value-type="float" office:value="0.00249485999999999" calcext:value-type="float">
            <text:p>0,00249486</text:p>
          </table:table-cell>
          <table:table-cell/>
        </table:table-row>
        <table:table-row table:style-name="ro1">
          <table:table-cell office:value-type="float" office:value="1623609943.16769" calcext:value-type="float">
            <text:p>1623609943,1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office:value-type="float" office:value="0.57357644" calcext:value-type="float">
            <text:p>0,57357644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-55" calcext:value-type="float">
            <text:p>-55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([.D1219]-[.I1219])^2" office:value-type="float" office:value="0" calcext:value-type="float">
            <text:p>0</text:p>
          </table:table-cell>
          <table:table-cell/>
          <table:table-cell table:formula="of:=ROUND(COS([.I1219]*PI()/180);7)" office:value-type="float" office:value="0.5735764" calcext:value-type="float">
            <text:p>0,5735764</text:p>
          </table:table-cell>
          <table:table-cell table:formula="of:=ROUND(SIN([.I1219]*PI()/180);7)" office:value-type="float" office:value="-0.819152" calcext:value-type="float">
            <text:p>-0,819152</text:p>
          </table:table-cell>
          <table:table-cell table:formula="of:=ABS([.L1219]-[.E1219])" office:value-type="float" office:value="0.0000000399999999789458" calcext:value-type="float">
            <text:p>3,99999999789458E-08</text:p>
          </table:table-cell>
          <table:table-cell table:formula="of:=ABS([.M1219]-[.F1219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43.26767" calcext:value-type="float">
            <text:p>1623609943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office:value-type="float" office:value="0.57357644" calcext:value-type="float">
            <text:p>0,57357644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-55" calcext:value-type="float">
            <text:p>-55</text:p>
          </table:table-cell>
          <table:table-cell/>
          <table:table-cell office:value-type="float" office:value="-54.75" calcext:value-type="float">
            <text:p>-54,75</text:p>
          </table:table-cell>
          <table:table-cell table:formula="of:=([.D1220]-[.I1220])^2" office:value-type="float" office:value="0.0625" calcext:value-type="float">
            <text:p>0,0625</text:p>
          </table:table-cell>
          <table:table-cell/>
          <table:table-cell table:formula="of:=ROUND(COS([.I1220]*PI()/180);7)" office:value-type="float" office:value="0.5771452" calcext:value-type="float">
            <text:p>0,5771452</text:p>
          </table:table-cell>
          <table:table-cell table:formula="of:=ROUND(SIN([.I1220]*PI()/180);7)" office:value-type="float" office:value="-0.8166416" calcext:value-type="float">
            <text:p>-0,8166416</text:p>
          </table:table-cell>
          <table:table-cell table:formula="of:=ABS([.L1220]-[.E1220])" office:value-type="float" office:value="0.00356876000000006" calcext:value-type="float">
            <text:p>0,00356876</text:p>
          </table:table-cell>
          <table:table-cell table:formula="of:=ABS([.M1220]-[.F1220])" office:value-type="float" office:value="0.00251044" calcext:value-type="float">
            <text:p>0,00251044</text:p>
          </table:table-cell>
          <table:table-cell/>
        </table:table-row>
        <table:table-row table:style-name="ro1">
          <table:table-cell office:value-type="float" office:value="1623609943.36769" calcext:value-type="float">
            <text:p>1623609943,3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office:value-type="float" office:value="0.57357644" calcext:value-type="float">
            <text:p>0,57357644</text:p>
          </table:table-cell>
          <table:table-cell office:value-type="float" office:value="-0.81915204" calcext:value-type="float">
            <text:p>-0,81915204</text:p>
          </table:table-cell>
          <table:table-cell office:value-type="float" office:value="-55" calcext:value-type="float">
            <text:p>-55</text:p>
          </table:table-cell>
          <table:table-cell/>
          <table:table-cell office:value-type="float" office:value="-54.5" calcext:value-type="float">
            <text:p>-54,5</text:p>
          </table:table-cell>
          <table:table-cell table:formula="of:=([.D1221]-[.I1221])^2" office:value-type="float" office:value="0.25" calcext:value-type="float">
            <text:p>0,25</text:p>
          </table:table-cell>
          <table:table-cell/>
          <table:table-cell table:formula="of:=ROUND(COS([.I1221]*PI()/180);7)" office:value-type="float" office:value="0.580703" calcext:value-type="float">
            <text:p>0,580703</text:p>
          </table:table-cell>
          <table:table-cell table:formula="of:=ROUND(SIN([.I1221]*PI()/180);7)" office:value-type="float" office:value="-0.8141155" calcext:value-type="float">
            <text:p>-0,8141155</text:p>
          </table:table-cell>
          <table:table-cell table:formula="of:=ABS([.L1221]-[.E1221])" office:value-type="float" office:value="0.00712656" calcext:value-type="float">
            <text:p>0,00712656</text:p>
          </table:table-cell>
          <table:table-cell table:formula="of:=ABS([.M1221]-[.F1221])" office:value-type="float" office:value="0.00503653999999998" calcext:value-type="float">
            <text:p>0,00503654</text:p>
          </table:table-cell>
          <table:table-cell/>
        </table:table-row>
        <table:table-row table:style-name="ro1">
          <table:table-cell office:value-type="float" office:value="1623609943.46767" calcext:value-type="float">
            <text:p>1623609943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-0.80901699" calcext:value-type="float">
            <text:p>-0,80901699</text:p>
          </table:table-cell>
          <table:table-cell office:value-type="float" office:value="-54" calcext:value-type="float">
            <text:p>-54</text:p>
          </table:table-cell>
          <table:table-cell/>
          <table:table-cell office:value-type="float" office:value="-54.25" calcext:value-type="float">
            <text:p>-54,25</text:p>
          </table:table-cell>
          <table:table-cell table:formula="of:=([.D1222]-[.I1222])^2" office:value-type="float" office:value="0.0625" calcext:value-type="float">
            <text:p>0,0625</text:p>
          </table:table-cell>
          <table:table-cell/>
          <table:table-cell table:formula="of:=ROUND(COS([.I1222]*PI()/180);7)" office:value-type="float" office:value="0.5842497" calcext:value-type="float">
            <text:p>0,5842497</text:p>
          </table:table-cell>
          <table:table-cell table:formula="of:=ROUND(SIN([.I1222]*PI()/180);7)" office:value-type="float" office:value="-0.811574" calcext:value-type="float">
            <text:p>-0,811574</text:p>
          </table:table-cell>
          <table:table-cell table:formula="of:=ABS([.L1222]-[.E1222])" office:value-type="float" office:value="0.00353555000000005" calcext:value-type="float">
            <text:p>0,00353555</text:p>
          </table:table-cell>
          <table:table-cell table:formula="of:=ABS([.M1222]-[.F1222])" office:value-type="float" office:value="0.00255700999999997" calcext:value-type="float">
            <text:p>0,00255701</text:p>
          </table:table-cell>
          <table:table-cell/>
        </table:table-row>
        <table:table-row table:style-name="ro1">
          <table:table-cell office:value-type="float" office:value="1623609943.56768" calcext:value-type="float">
            <text:p>1623609943,5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-0.80901699" calcext:value-type="float">
            <text:p>-0,80901699</text:p>
          </table:table-cell>
          <table:table-cell office:value-type="float" office:value="-54" calcext:value-type="float">
            <text:p>-54</text:p>
          </table:table-cell>
          <table:table-cell/>
          <table:table-cell office:value-type="float" office:value="-54" calcext:value-type="float">
            <text:p>-54</text:p>
          </table:table-cell>
          <table:table-cell table:formula="of:=([.D1223]-[.I1223])^2" office:value-type="float" office:value="0" calcext:value-type="float">
            <text:p>0</text:p>
          </table:table-cell>
          <table:table-cell/>
          <table:table-cell table:formula="of:=ROUND(COS([.I1223]*PI()/180);7)" office:value-type="float" office:value="0.5877853" calcext:value-type="float">
            <text:p>0,5877853</text:p>
          </table:table-cell>
          <table:table-cell table:formula="of:=ROUND(SIN([.I1223]*PI()/180);7)" office:value-type="float" office:value="-0.809017" calcext:value-type="float">
            <text:p>-0,809017</text:p>
          </table:table-cell>
          <table:table-cell table:formula="of:=ABS([.L1223]-[.E1223])" office:value-type="float" office:value="0.0000000499999999181711" calcext:value-type="float">
            <text:p>4,99999999181711E-08</text:p>
          </table:table-cell>
          <table:table-cell table:formula="of:=ABS([.M1223]-[.F1223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943.66766" calcext:value-type="float">
            <text:p>1623609943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-0.80901699" calcext:value-type="float">
            <text:p>-0,80901699</text:p>
          </table:table-cell>
          <table:table-cell office:value-type="float" office:value="-54" calcext:value-type="float">
            <text:p>-54</text:p>
          </table:table-cell>
          <table:table-cell/>
          <table:table-cell office:value-type="float" office:value="-53.75" calcext:value-type="float">
            <text:p>-53,75</text:p>
          </table:table-cell>
          <table:table-cell table:formula="of:=([.D1224]-[.I1224])^2" office:value-type="float" office:value="0.0625" calcext:value-type="float">
            <text:p>0,0625</text:p>
          </table:table-cell>
          <table:table-cell/>
          <table:table-cell table:formula="of:=ROUND(COS([.I1224]*PI()/180);7)" office:value-type="float" office:value="0.5913096" calcext:value-type="float">
            <text:p>0,5913096</text:p>
          </table:table-cell>
          <table:table-cell table:formula="of:=ROUND(SIN([.I1224]*PI()/180);7)" office:value-type="float" office:value="-0.8064446" calcext:value-type="float">
            <text:p>-0,8064446</text:p>
          </table:table-cell>
          <table:table-cell table:formula="of:=ABS([.L1224]-[.E1224])" office:value-type="float" office:value="0.00352434999999995" calcext:value-type="float">
            <text:p>0,00352435</text:p>
          </table:table-cell>
          <table:table-cell table:formula="of:=ABS([.M1224]-[.F1224])" office:value-type="float" office:value="0.00257239000000009" calcext:value-type="float">
            <text:p>0,00257239</text:p>
          </table:table-cell>
          <table:table-cell/>
        </table:table-row>
        <table:table-row table:style-name="ro1">
          <table:table-cell office:value-type="float" office:value="1623609943.76767" calcext:value-type="float">
            <text:p>1623609943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office:value-type="float" office:value="0.58778525" calcext:value-type="float">
            <text:p>0,58778525</text:p>
          </table:table-cell>
          <table:table-cell office:value-type="float" office:value="-0.80901699" calcext:value-type="float">
            <text:p>-0,80901699</text:p>
          </table:table-cell>
          <table:table-cell office:value-type="float" office:value="-54" calcext:value-type="float">
            <text:p>-54</text:p>
          </table:table-cell>
          <table:table-cell/>
          <table:table-cell office:value-type="float" office:value="-53.5" calcext:value-type="float">
            <text:p>-53,5</text:p>
          </table:table-cell>
          <table:table-cell table:formula="of:=([.D1225]-[.I1225])^2" office:value-type="float" office:value="0.25" calcext:value-type="float">
            <text:p>0,25</text:p>
          </table:table-cell>
          <table:table-cell/>
          <table:table-cell table:formula="of:=ROUND(COS([.I1225]*PI()/180);7)" office:value-type="float" office:value="0.5948228" calcext:value-type="float">
            <text:p>0,5948228</text:p>
          </table:table-cell>
          <table:table-cell table:formula="of:=ROUND(SIN([.I1225]*PI()/180);7)" office:value-type="float" office:value="-0.8038569" calcext:value-type="float">
            <text:p>-0,8038569</text:p>
          </table:table-cell>
          <table:table-cell table:formula="of:=ABS([.L1225]-[.E1225])" office:value-type="float" office:value="0.00703754999999995" calcext:value-type="float">
            <text:p>0,00703755</text:p>
          </table:table-cell>
          <table:table-cell table:formula="of:=ABS([.M1225]-[.F1225])" office:value-type="float" office:value="0.00516009000000006" calcext:value-type="float">
            <text:p>0,00516009</text:p>
          </table:table-cell>
          <table:table-cell/>
        </table:table-row>
        <table:table-row table:style-name="ro1">
          <table:table-cell office:value-type="float" office:value="1623609943.86767" calcext:value-type="float">
            <text:p>1623609943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office:value-type="float" office:value="0.60181502" calcext:value-type="float">
            <text:p>0,60181502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-53" calcext:value-type="float">
            <text:p>-53</text:p>
          </table:table-cell>
          <table:table-cell/>
          <table:table-cell office:value-type="float" office:value="-53.25" calcext:value-type="float">
            <text:p>-53,25</text:p>
          </table:table-cell>
          <table:table-cell table:formula="of:=([.D1226]-[.I1226])^2" office:value-type="float" office:value="0.0625" calcext:value-type="float">
            <text:p>0,0625</text:p>
          </table:table-cell>
          <table:table-cell/>
          <table:table-cell table:formula="of:=ROUND(COS([.I1226]*PI()/180);7)" office:value-type="float" office:value="0.5983246" calcext:value-type="float">
            <text:p>0,5983246</text:p>
          </table:table-cell>
          <table:table-cell table:formula="of:=ROUND(SIN([.I1226]*PI()/180);7)" office:value-type="float" office:value="-0.8012538" calcext:value-type="float">
            <text:p>-0,8012538</text:p>
          </table:table-cell>
          <table:table-cell table:formula="of:=ABS([.L1226]-[.E1226])" office:value-type="float" office:value="0.00349041999999999" calcext:value-type="float">
            <text:p>0,00349042</text:p>
          </table:table-cell>
          <table:table-cell table:formula="of:=ABS([.M1226]-[.F1226])" office:value-type="float" office:value="0.00261829000000002" calcext:value-type="float">
            <text:p>0,00261829</text:p>
          </table:table-cell>
          <table:table-cell/>
        </table:table-row>
        <table:table-row table:style-name="ro1">
          <table:table-cell office:value-type="float" office:value="1623609943.96767" calcext:value-type="float">
            <text:p>1623609943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office:value-type="float" office:value="0.60181502" calcext:value-type="float">
            <text:p>0,60181502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-53" calcext:value-type="float">
            <text:p>-53</text:p>
          </table:table-cell>
          <table:table-cell/>
          <table:table-cell office:value-type="float" office:value="-53" calcext:value-type="float">
            <text:p>-53</text:p>
          </table:table-cell>
          <table:table-cell table:formula="of:=([.D1227]-[.I1227])^2" office:value-type="float" office:value="0" calcext:value-type="float">
            <text:p>0</text:p>
          </table:table-cell>
          <table:table-cell/>
          <table:table-cell table:formula="of:=ROUND(COS([.I1227]*PI()/180);7)" office:value-type="float" office:value="0.601815" calcext:value-type="float">
            <text:p>0,601815</text:p>
          </table:table-cell>
          <table:table-cell table:formula="of:=ROUND(SIN([.I1227]*PI()/180);7)" office:value-type="float" office:value="-0.7986355" calcext:value-type="float">
            <text:p>-0,7986355</text:p>
          </table:table-cell>
          <table:table-cell table:formula="of:=ABS([.L1227]-[.E1227])" office:value-type="float" office:value="0.0000000199999999894729" calcext:value-type="float">
            <text:p>1,99999999894729E-08</text:p>
          </table:table-cell>
          <table:table-cell table:formula="of:=ABS([.M1227]-[.F1227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944.06769" calcext:value-type="float">
            <text:p>1623609944,0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office:value-type="float" office:value="0.60181502" calcext:value-type="float">
            <text:p>0,60181502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-53" calcext:value-type="float">
            <text:p>-53</text:p>
          </table:table-cell>
          <table:table-cell/>
          <table:table-cell office:value-type="float" office:value="-52.75" calcext:value-type="float">
            <text:p>-52,75</text:p>
          </table:table-cell>
          <table:table-cell table:formula="of:=([.D1228]-[.I1228])^2" office:value-type="float" office:value="0.0625" calcext:value-type="float">
            <text:p>0,0625</text:p>
          </table:table-cell>
          <table:table-cell/>
          <table:table-cell table:formula="of:=ROUND(COS([.I1228]*PI()/180);7)" office:value-type="float" office:value="0.605294" calcext:value-type="float">
            <text:p>0,605294</text:p>
          </table:table-cell>
          <table:table-cell table:formula="of:=ROUND(SIN([.I1228]*PI()/180);7)" office:value-type="float" office:value="-0.796002" calcext:value-type="float">
            <text:p>-0,796002</text:p>
          </table:table-cell>
          <table:table-cell table:formula="of:=ABS([.L1228]-[.E1228])" office:value-type="float" office:value="0.00347898000000002" calcext:value-type="float">
            <text:p>0,00347898</text:p>
          </table:table-cell>
          <table:table-cell table:formula="of:=ABS([.M1228]-[.F1228])" office:value-type="float" office:value="0.00263351000000001" calcext:value-type="float">
            <text:p>0,00263351</text:p>
          </table:table-cell>
          <table:table-cell/>
        </table:table-row>
        <table:table-row table:style-name="ro1">
          <table:table-cell office:value-type="float" office:value="1623609944.16767" calcext:value-type="float">
            <text:p>1623609944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office:value-type="float" office:value="0.60181502" calcext:value-type="float">
            <text:p>0,60181502</text:p>
          </table:table-cell>
          <table:table-cell office:value-type="float" office:value="-0.79863551" calcext:value-type="float">
            <text:p>-0,79863551</text:p>
          </table:table-cell>
          <table:table-cell office:value-type="float" office:value="-53" calcext:value-type="float">
            <text:p>-53</text:p>
          </table:table-cell>
          <table:table-cell/>
          <table:table-cell office:value-type="float" office:value="-52.5" calcext:value-type="float">
            <text:p>-52,5</text:p>
          </table:table-cell>
          <table:table-cell table:formula="of:=([.D1229]-[.I1229])^2" office:value-type="float" office:value="0.25" calcext:value-type="float">
            <text:p>0,25</text:p>
          </table:table-cell>
          <table:table-cell/>
          <table:table-cell table:formula="of:=ROUND(COS([.I1229]*PI()/180);7)" office:value-type="float" office:value="0.6087614" calcext:value-type="float">
            <text:p>0,6087614</text:p>
          </table:table-cell>
          <table:table-cell table:formula="of:=ROUND(SIN([.I1229]*PI()/180);7)" office:value-type="float" office:value="-0.7933533" calcext:value-type="float">
            <text:p>-0,7933533</text:p>
          </table:table-cell>
          <table:table-cell table:formula="of:=ABS([.L1229]-[.E1229])" office:value-type="float" office:value="0.00694638000000003" calcext:value-type="float">
            <text:p>0,00694638</text:p>
          </table:table-cell>
          <table:table-cell table:formula="of:=ABS([.M1229]-[.F1229])" office:value-type="float" office:value="0.00528220999999995" calcext:value-type="float">
            <text:p>0,00528221</text:p>
          </table:table-cell>
          <table:table-cell/>
        </table:table-row>
        <table:table-row table:style-name="ro1">
          <table:table-cell office:value-type="float" office:value="1623609944.2677" calcext:value-type="float">
            <text:p>1623609944,2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-0.78801075" calcext:value-type="float">
            <text:p>-0,78801075</text:p>
          </table:table-cell>
          <table:table-cell office:value-type="float" office:value="-52" calcext:value-type="float">
            <text:p>-52</text:p>
          </table:table-cell>
          <table:table-cell/>
          <table:table-cell office:value-type="float" office:value="-52.25" calcext:value-type="float">
            <text:p>-52,25</text:p>
          </table:table-cell>
          <table:table-cell table:formula="of:=([.D1230]-[.I1230])^2" office:value-type="float" office:value="0.0625" calcext:value-type="float">
            <text:p>0,0625</text:p>
          </table:table-cell>
          <table:table-cell/>
          <table:table-cell table:formula="of:=ROUND(COS([.I1230]*PI()/180);7)" office:value-type="float" office:value="0.6122173" calcext:value-type="float">
            <text:p>0,6122173</text:p>
          </table:table-cell>
          <table:table-cell table:formula="of:=ROUND(SIN([.I1230]*PI()/180);7)" office:value-type="float" office:value="-0.7906896" calcext:value-type="float">
            <text:p>-0,7906896</text:p>
          </table:table-cell>
          <table:table-cell table:formula="of:=ABS([.L1230]-[.E1230])" office:value-type="float" office:value="0.00344418000000002" calcext:value-type="float">
            <text:p>0,00344418</text:p>
          </table:table-cell>
          <table:table-cell table:formula="of:=ABS([.M1230]-[.F1230])" office:value-type="float" office:value="0.00267885000000001" calcext:value-type="float">
            <text:p>0,00267885</text:p>
          </table:table-cell>
          <table:table-cell/>
        </table:table-row>
        <table:table-row table:style-name="ro1">
          <table:table-cell office:value-type="float" office:value="1623609944.36761" calcext:value-type="float">
            <text:p>1623609944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-0.78801075" calcext:value-type="float">
            <text:p>-0,78801075</text:p>
          </table:table-cell>
          <table:table-cell office:value-type="float" office:value="-52" calcext:value-type="float">
            <text:p>-52</text:p>
          </table:table-cell>
          <table:table-cell/>
          <table:table-cell office:value-type="float" office:value="-52" calcext:value-type="float">
            <text:p>-52</text:p>
          </table:table-cell>
          <table:table-cell table:formula="of:=([.D1231]-[.I1231])^2" office:value-type="float" office:value="0" calcext:value-type="float">
            <text:p>0</text:p>
          </table:table-cell>
          <table:table-cell/>
          <table:table-cell table:formula="of:=ROUND(COS([.I1231]*PI()/180);7)" office:value-type="float" office:value="0.6156615" calcext:value-type="float">
            <text:p>0,6156615</text:p>
          </table:table-cell>
          <table:table-cell table:formula="of:=ROUND(SIN([.I1231]*PI()/180);7)" office:value-type="float" office:value="-0.7880108" calcext:value-type="float">
            <text:p>-0,7880108</text:p>
          </table:table-cell>
          <table:table-cell table:formula="of:=ABS([.L1231]-[.E1231])" office:value-type="float" office:value="0.0000000199999999894729" calcext:value-type="float">
            <text:p>1,99999999894729E-08</text:p>
          </table:table-cell>
          <table:table-cell table:formula="of:=ABS([.M1231]-[.F1231])" office:value-type="float" office:value="0.0000000500000000291934" calcext:value-type="float">
            <text:p>5,00000000291934E-08</text:p>
          </table:table-cell>
          <table:table-cell/>
        </table:table-row>
        <table:table-row table:style-name="ro1">
          <table:table-cell office:value-type="float" office:value="1623609944.4676" calcext:value-type="float">
            <text:p>1623609944,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-0.78801075" calcext:value-type="float">
            <text:p>-0,78801075</text:p>
          </table:table-cell>
          <table:table-cell office:value-type="float" office:value="-52" calcext:value-type="float">
            <text:p>-52</text:p>
          </table:table-cell>
          <table:table-cell/>
          <table:table-cell office:value-type="float" office:value="-51.75" calcext:value-type="float">
            <text:p>-51,75</text:p>
          </table:table-cell>
          <table:table-cell table:formula="of:=([.D1232]-[.I1232])^2" office:value-type="float" office:value="0.0625" calcext:value-type="float">
            <text:p>0,0625</text:p>
          </table:table-cell>
          <table:table-cell/>
          <table:table-cell table:formula="of:=ROUND(COS([.I1232]*PI()/180);7)" office:value-type="float" office:value="0.6190939" calcext:value-type="float">
            <text:p>0,6190939</text:p>
          </table:table-cell>
          <table:table-cell table:formula="of:=ROUND(SIN([.I1232]*PI()/180);7)" office:value-type="float" office:value="-0.7853169" calcext:value-type="float">
            <text:p>-0,7853169</text:p>
          </table:table-cell>
          <table:table-cell table:formula="of:=ABS([.L1232]-[.E1232])" office:value-type="float" office:value="0.00343241999999999" calcext:value-type="float">
            <text:p>0,00343242</text:p>
          </table:table-cell>
          <table:table-cell table:formula="of:=ABS([.M1232]-[.F1232])" office:value-type="float" office:value="0.00269385" calcext:value-type="float">
            <text:p>0,00269385</text:p>
          </table:table-cell>
          <table:table-cell/>
        </table:table-row>
        <table:table-row table:style-name="ro1">
          <table:table-cell office:value-type="float" office:value="1623609944.5676" calcext:value-type="float">
            <text:p>1623609944,5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office:value-type="float" office:value="0.61566148" calcext:value-type="float">
            <text:p>0,61566148</text:p>
          </table:table-cell>
          <table:table-cell office:value-type="float" office:value="-0.78801075" calcext:value-type="float">
            <text:p>-0,78801075</text:p>
          </table:table-cell>
          <table:table-cell office:value-type="float" office:value="-52" calcext:value-type="float">
            <text:p>-52</text:p>
          </table:table-cell>
          <table:table-cell/>
          <table:table-cell office:value-type="float" office:value="-51.5" calcext:value-type="float">
            <text:p>-51,5</text:p>
          </table:table-cell>
          <table:table-cell table:formula="of:=([.D1233]-[.I1233])^2" office:value-type="float" office:value="0.25" calcext:value-type="float">
            <text:p>0,25</text:p>
          </table:table-cell>
          <table:table-cell/>
          <table:table-cell table:formula="of:=ROUND(COS([.I1233]*PI()/180);7)" office:value-type="float" office:value="0.6225146" calcext:value-type="float">
            <text:p>0,6225146</text:p>
          </table:table-cell>
          <table:table-cell table:formula="of:=ROUND(SIN([.I1233]*PI()/180);7)" office:value-type="float" office:value="-0.7826082" calcext:value-type="float">
            <text:p>-0,7826082</text:p>
          </table:table-cell>
          <table:table-cell table:formula="of:=ABS([.L1233]-[.E1233])" office:value-type="float" office:value="0.00685312000000005" calcext:value-type="float">
            <text:p>0,00685312</text:p>
          </table:table-cell>
          <table:table-cell table:formula="of:=ABS([.M1233]-[.F1233])" office:value-type="float" office:value="0.00540255000000001" calcext:value-type="float">
            <text:p>0,00540255</text:p>
          </table:table-cell>
          <table:table-cell/>
        </table:table-row>
        <table:table-row table:style-name="ro1">
          <table:table-cell office:value-type="float" office:value="1623609944.6676" calcext:value-type="float">
            <text:p>1623609944,6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office:value-type="float" office:value="0.62932039" calcext:value-type="float">
            <text:p>0,62932039</text:p>
          </table:table-cell>
          <table:table-cell office:value-type="float" office:value="-0.77714596" calcext:value-type="float">
            <text:p>-0,77714596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-51.25" calcext:value-type="float">
            <text:p>-51,25</text:p>
          </table:table-cell>
          <table:table-cell table:formula="of:=([.D1234]-[.I1234])^2" office:value-type="float" office:value="0.0625" calcext:value-type="float">
            <text:p>0,0625</text:p>
          </table:table-cell>
          <table:table-cell/>
          <table:table-cell table:formula="of:=ROUND(COS([.I1234]*PI()/180);7)" office:value-type="float" office:value="0.6259235" calcext:value-type="float">
            <text:p>0,6259235</text:p>
          </table:table-cell>
          <table:table-cell table:formula="of:=ROUND(SIN([.I1234]*PI()/180);7)" office:value-type="float" office:value="-0.7798845" calcext:value-type="float">
            <text:p>-0,7798845</text:p>
          </table:table-cell>
          <table:table-cell table:formula="of:=ABS([.L1234]-[.E1234])" office:value-type="float" office:value="0.0033968900000001" calcext:value-type="float">
            <text:p>0,00339689</text:p>
          </table:table-cell>
          <table:table-cell table:formula="of:=ABS([.M1234]-[.F1234])" office:value-type="float" office:value="0.00273853999999996" calcext:value-type="float">
            <text:p>0,00273854</text:p>
          </table:table-cell>
          <table:table-cell/>
        </table:table-row>
        <table:table-row table:style-name="ro1">
          <table:table-cell office:value-type="float" office:value="1623609944.7676" calcext:value-type="float">
            <text:p>1623609944,7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office:value-type="float" office:value="0.62932039" calcext:value-type="float">
            <text:p>0,62932039</text:p>
          </table:table-cell>
          <table:table-cell office:value-type="float" office:value="-0.77714596" calcext:value-type="float">
            <text:p>-0,77714596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-51" calcext:value-type="float">
            <text:p>-51</text:p>
          </table:table-cell>
          <table:table-cell table:formula="of:=([.D1235]-[.I1235])^2" office:value-type="float" office:value="0" calcext:value-type="float">
            <text:p>0</text:p>
          </table:table-cell>
          <table:table-cell/>
          <table:table-cell table:formula="of:=ROUND(COS([.I1235]*PI()/180);7)" office:value-type="float" office:value="0.6293204" calcext:value-type="float">
            <text:p>0,6293204</text:p>
          </table:table-cell>
          <table:table-cell table:formula="of:=ROUND(SIN([.I1235]*PI()/180);7)" office:value-type="float" office:value="-0.777146" calcext:value-type="float">
            <text:p>-0,777146</text:p>
          </table:table-cell>
          <table:table-cell table:formula="of:=ABS([.L1235]-[.E1235])" office:value-type="float" office:value="0.00000000999999993922529" calcext:value-type="float">
            <text:p>9,99999993922529E-09</text:p>
          </table:table-cell>
          <table:table-cell table:formula="of:=ABS([.M1235]-[.F1235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44.86759" calcext:value-type="float">
            <text:p>1623609944,86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office:value-type="float" office:value="0.62932039" calcext:value-type="float">
            <text:p>0,62932039</text:p>
          </table:table-cell>
          <table:table-cell office:value-type="float" office:value="-0.77714596" calcext:value-type="float">
            <text:p>-0,77714596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-50.75" calcext:value-type="float">
            <text:p>-50,75</text:p>
          </table:table-cell>
          <table:table-cell table:formula="of:=([.D1236]-[.I1236])^2" office:value-type="float" office:value="0.0625" calcext:value-type="float">
            <text:p>0,0625</text:p>
          </table:table-cell>
          <table:table-cell/>
          <table:table-cell table:formula="of:=ROUND(COS([.I1236]*PI()/180);7)" office:value-type="float" office:value="0.6327053" calcext:value-type="float">
            <text:p>0,6327053</text:p>
          </table:table-cell>
          <table:table-cell table:formula="of:=ROUND(SIN([.I1236]*PI()/180);7)" office:value-type="float" office:value="-0.7743926" calcext:value-type="float">
            <text:p>-0,7743926</text:p>
          </table:table-cell>
          <table:table-cell table:formula="of:=ABS([.L1236]-[.E1236])" office:value-type="float" office:value="0.00338490999999996" calcext:value-type="float">
            <text:p>0,00338491</text:p>
          </table:table-cell>
          <table:table-cell table:formula="of:=ABS([.M1236]-[.F1236])" office:value-type="float" office:value="0.00275336000000004" calcext:value-type="float">
            <text:p>0,00275336</text:p>
          </table:table-cell>
          <table:table-cell/>
        </table:table-row>
        <table:table-row table:style-name="ro1">
          <table:table-cell office:value-type="float" office:value="1623609944.9676" calcext:value-type="float">
            <text:p>1623609944,9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0.64278761" calcext:value-type="float">
            <text:p>0,64278761</text:p>
          </table:table-cell>
          <table:table-cell office:value-type="float" office:value="-0.76604444" calcext:value-type="float">
            <text:p>-0,76604444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-50.5" calcext:value-type="float">
            <text:p>-50,5</text:p>
          </table:table-cell>
          <table:table-cell table:formula="of:=([.D1237]-[.I1237])^2" office:value-type="float" office:value="0.25" calcext:value-type="float">
            <text:p>0,25</text:p>
          </table:table-cell>
          <table:table-cell/>
          <table:table-cell table:formula="of:=ROUND(COS([.I1237]*PI()/180);7)" office:value-type="float" office:value="0.6360782" calcext:value-type="float">
            <text:p>0,6360782</text:p>
          </table:table-cell>
          <table:table-cell table:formula="of:=ROUND(SIN([.I1237]*PI()/180);7)" office:value-type="float" office:value="-0.7716246" calcext:value-type="float">
            <text:p>-0,7716246</text:p>
          </table:table-cell>
          <table:table-cell table:formula="of:=ABS([.L1237]-[.E1237])" office:value-type="float" office:value="0.00670941000000003" calcext:value-type="float">
            <text:p>0,00670941</text:p>
          </table:table-cell>
          <table:table-cell table:formula="of:=ABS([.M1237]-[.F1237])" office:value-type="float" office:value="0.00558015999999995" calcext:value-type="float">
            <text:p>0,00558016</text:p>
          </table:table-cell>
          <table:table-cell/>
        </table:table-row>
        <table:table-row table:style-name="ro1">
          <table:table-cell office:value-type="float" office:value="1623609945.06761" calcext:value-type="float">
            <text:p>1623609945,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0.64278761" calcext:value-type="float">
            <text:p>0,64278761</text:p>
          </table:table-cell>
          <table:table-cell office:value-type="float" office:value="-0.76604444" calcext:value-type="float">
            <text:p>-0,76604444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-50.25" calcext:value-type="float">
            <text:p>-50,25</text:p>
          </table:table-cell>
          <table:table-cell table:formula="of:=([.D1238]-[.I1238])^2" office:value-type="float" office:value="0.0625" calcext:value-type="float">
            <text:p>0,0625</text:p>
          </table:table-cell>
          <table:table-cell/>
          <table:table-cell table:formula="of:=ROUND(COS([.I1238]*PI()/180);7)" office:value-type="float" office:value="0.639439" calcext:value-type="float">
            <text:p>0,639439</text:p>
          </table:table-cell>
          <table:table-cell table:formula="of:=ROUND(SIN([.I1238]*PI()/180);7)" office:value-type="float" office:value="-0.7688418" calcext:value-type="float">
            <text:p>-0,7688418</text:p>
          </table:table-cell>
          <table:table-cell table:formula="of:=ABS([.L1238]-[.E1238])" office:value-type="float" office:value="0.00334861000000009" calcext:value-type="float">
            <text:p>0,00334861</text:p>
          </table:table-cell>
          <table:table-cell table:formula="of:=ABS([.M1238]-[.F1238])" office:value-type="float" office:value="0.00279735999999997" calcext:value-type="float">
            <text:p>0,00279736</text:p>
          </table:table-cell>
          <table:table-cell/>
        </table:table-row>
        <table:table-row table:style-name="ro1">
          <table:table-cell office:value-type="float" office:value="1623609945.1676" calcext:value-type="float">
            <text:p>1623609945,1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0.64278761" calcext:value-type="float">
            <text:p>0,64278761</text:p>
          </table:table-cell>
          <table:table-cell office:value-type="float" office:value="-0.76604444" calcext:value-type="float">
            <text:p>-0,76604444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D1239]-[.I1239])^2" office:value-type="float" office:value="0" calcext:value-type="float">
            <text:p>0</text:p>
          </table:table-cell>
          <table:table-cell/>
          <table:table-cell table:formula="of:=ROUND(COS([.I1239]*PI()/180);7)" office:value-type="float" office:value="0.6427876" calcext:value-type="float">
            <text:p>0,6427876</text:p>
          </table:table-cell>
          <table:table-cell table:formula="of:=ROUND(SIN([.I1239]*PI()/180);7)" office:value-type="float" office:value="-0.7660444" calcext:value-type="float">
            <text:p>-0,7660444</text:p>
          </table:table-cell>
          <table:table-cell table:formula="of:=ABS([.L1239]-[.E1239])" office:value-type="float" office:value="0.0000000100000000502476" calcext:value-type="float">
            <text:p>1,00000000502476E-08</text:p>
          </table:table-cell>
          <table:table-cell table:formula="of:=ABS([.M1239]-[.F1239])" office:value-type="float" office:value="0.0000000400000000899681" calcext:value-type="float">
            <text:p>4,00000000899681E-08</text:p>
          </table:table-cell>
          <table:table-cell/>
        </table:table-row>
        <table:table-row table:style-name="ro1">
          <table:table-cell office:value-type="float" office:value="1623609945.2676" calcext:value-type="float">
            <text:p>1623609945,2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0.64278761" calcext:value-type="float">
            <text:p>0,64278761</text:p>
          </table:table-cell>
          <table:table-cell office:value-type="float" office:value="-0.76604444" calcext:value-type="float">
            <text:p>-0,76604444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-49.75" calcext:value-type="float">
            <text:p>-49,75</text:p>
          </table:table-cell>
          <table:table-cell table:formula="of:=([.D1240]-[.I1240])^2" office:value-type="float" office:value="0.0625" calcext:value-type="float">
            <text:p>0,0625</text:p>
          </table:table-cell>
          <table:table-cell/>
          <table:table-cell table:formula="of:=ROUND(COS([.I1240]*PI()/180);7)" office:value-type="float" office:value="0.646124" calcext:value-type="float">
            <text:p>0,646124</text:p>
          </table:table-cell>
          <table:table-cell table:formula="of:=ROUND(SIN([.I1240]*PI()/180);7)" office:value-type="float" office:value="-0.7632325" calcext:value-type="float">
            <text:p>-0,7632325</text:p>
          </table:table-cell>
          <table:table-cell table:formula="of:=ABS([.L1240]-[.E1240])" office:value-type="float" office:value="0.00333638999999997" calcext:value-type="float">
            <text:p>0,00333639</text:p>
          </table:table-cell>
          <table:table-cell table:formula="of:=ABS([.M1240]-[.F1240])" office:value-type="float" office:value="0.00281194000000007" calcext:value-type="float">
            <text:p>0,00281194</text:p>
          </table:table-cell>
          <table:table-cell/>
        </table:table-row>
        <table:table-row table:style-name="ro1">
          <table:table-cell office:value-type="float" office:value="1623609945.3676" calcext:value-type="float">
            <text:p>1623609945,3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-49.5" calcext:value-type="float">
            <text:p>-49,5</text:p>
          </table:table-cell>
          <table:table-cell table:formula="of:=([.D1241]-[.I1241])^2" office:value-type="float" office:value="0.25" calcext:value-type="float">
            <text:p>0,25</text:p>
          </table:table-cell>
          <table:table-cell/>
          <table:table-cell table:formula="of:=ROUND(COS([.I1241]*PI()/180);7)" office:value-type="float" office:value="0.649448" calcext:value-type="float">
            <text:p>0,649448</text:p>
          </table:table-cell>
          <table:table-cell table:formula="of:=ROUND(SIN([.I1241]*PI()/180);7)" office:value-type="float" office:value="-0.760406" calcext:value-type="float">
            <text:p>-0,760406</text:p>
          </table:table-cell>
          <table:table-cell table:formula="of:=ABS([.L1241]-[.E1241])" office:value-type="float" office:value="0.00661102999999996" calcext:value-type="float">
            <text:p>0,00661103</text:p>
          </table:table-cell>
          <table:table-cell table:formula="of:=ABS([.M1241]-[.F1241])" office:value-type="float" office:value="0.00569642000000004" calcext:value-type="float">
            <text:p>0,00569642</text:p>
          </table:table-cell>
          <table:table-cell/>
        </table:table-row>
        <table:table-row table:style-name="ro1">
          <table:table-cell office:value-type="float" office:value="1623609945.46762" calcext:value-type="float">
            <text:p>1623609945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-49.25" calcext:value-type="float">
            <text:p>-49,25</text:p>
          </table:table-cell>
          <table:table-cell table:formula="of:=([.D1242]-[.I1242])^2" office:value-type="float" office:value="0.0625" calcext:value-type="float">
            <text:p>0,0625</text:p>
          </table:table-cell>
          <table:table-cell/>
          <table:table-cell table:formula="of:=ROUND(COS([.I1242]*PI()/180);7)" office:value-type="float" office:value="0.6527598" calcext:value-type="float">
            <text:p>0,6527598</text:p>
          </table:table-cell>
          <table:table-cell table:formula="of:=ROUND(SIN([.I1242]*PI()/180);7)" office:value-type="float" office:value="-0.757565" calcext:value-type="float">
            <text:p>-0,757565</text:p>
          </table:table-cell>
          <table:table-cell table:formula="of:=ABS([.L1242]-[.E1242])" office:value-type="float" office:value="0.00329922999999999" calcext:value-type="float">
            <text:p>0,00329923</text:p>
          </table:table-cell>
          <table:table-cell table:formula="of:=ABS([.M1242]-[.F1242])" office:value-type="float" office:value="0.00285542000000005" calcext:value-type="float">
            <text:p>0,00285542</text:p>
          </table:table-cell>
          <table:table-cell/>
        </table:table-row>
        <table:table-row table:style-name="ro1">
          <table:table-cell office:value-type="float" office:value="1623609945.5676" calcext:value-type="float">
            <text:p>1623609945,5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-49" calcext:value-type="float">
            <text:p>-49</text:p>
          </table:table-cell>
          <table:table-cell table:formula="of:=([.D1243]-[.I1243])^2" office:value-type="float" office:value="0" calcext:value-type="float">
            <text:p>0</text:p>
          </table:table-cell>
          <table:table-cell/>
          <table:table-cell table:formula="of:=ROUND(COS([.I1243]*PI()/180);7)" office:value-type="float" office:value="0.656059" calcext:value-type="float">
            <text:p>0,656059</text:p>
          </table:table-cell>
          <table:table-cell table:formula="of:=ROUND(SIN([.I1243]*PI()/180);7)" office:value-type="float" office:value="-0.7547096" calcext:value-type="float">
            <text:p>-0,7547096</text:p>
          </table:table-cell>
          <table:table-cell table:formula="of:=ABS([.L1243]-[.E1243])" office:value-type="float" office:value="0.0000000300000000397205" calcext:value-type="float">
            <text:p>3,00000000397205E-08</text:p>
          </table:table-cell>
          <table:table-cell table:formula="of:=ABS([.M1243]-[.F1243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45.6676" calcext:value-type="float">
            <text:p>1623609945,6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-48.75" calcext:value-type="float">
            <text:p>-48,75</text:p>
          </table:table-cell>
          <table:table-cell table:formula="of:=([.D1244]-[.I1244])^2" office:value-type="float" office:value="0.0625" calcext:value-type="float">
            <text:p>0,0625</text:p>
          </table:table-cell>
          <table:table-cell/>
          <table:table-cell table:formula="of:=ROUND(COS([.I1244]*PI()/180);7)" office:value-type="float" office:value="0.6593458" calcext:value-type="float">
            <text:p>0,6593458</text:p>
          </table:table-cell>
          <table:table-cell table:formula="of:=ROUND(SIN([.I1244]*PI()/180);7)" office:value-type="float" office:value="-0.7518398" calcext:value-type="float">
            <text:p>-0,7518398</text:p>
          </table:table-cell>
          <table:table-cell table:formula="of:=ABS([.L1244]-[.E1244])" office:value-type="float" office:value="0.00328676999999999" calcext:value-type="float">
            <text:p>0,00328677</text:p>
          </table:table-cell>
          <table:table-cell table:formula="of:=ABS([.M1244]-[.F1244])" office:value-type="float" office:value="0.00286978000000004" calcext:value-type="float">
            <text:p>0,00286978</text:p>
          </table:table-cell>
          <table:table-cell/>
        </table:table-row>
        <table:table-row table:style-name="ro1">
          <table:table-cell office:value-type="float" office:value="1623609945.7676" calcext:value-type="float">
            <text:p>1623609945,7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office:value-type="float" office:value="0.65605903" calcext:value-type="float">
            <text:p>0,65605903</text:p>
          </table:table-cell>
          <table:table-cell office:value-type="float" office:value="-0.75470958" calcext:value-type="float">
            <text:p>-0,75470958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-48.5" calcext:value-type="float">
            <text:p>-48,5</text:p>
          </table:table-cell>
          <table:table-cell table:formula="of:=([.D1245]-[.I1245])^2" office:value-type="float" office:value="0.25" calcext:value-type="float">
            <text:p>0,25</text:p>
          </table:table-cell>
          <table:table-cell/>
          <table:table-cell table:formula="of:=ROUND(COS([.I1245]*PI()/180);7)" office:value-type="float" office:value="0.66262" calcext:value-type="float">
            <text:p>0,66262</text:p>
          </table:table-cell>
          <table:table-cell table:formula="of:=ROUND(SIN([.I1245]*PI()/180);7)" office:value-type="float" office:value="-0.7489557" calcext:value-type="float">
            <text:p>-0,7489557</text:p>
          </table:table-cell>
          <table:table-cell table:formula="of:=ABS([.L1245]-[.E1245])" office:value-type="float" office:value="0.00656097" calcext:value-type="float">
            <text:p>0,00656097</text:p>
          </table:table-cell>
          <table:table-cell table:formula="of:=ABS([.M1245]-[.F1245])" office:value-type="float" office:value="0.00575387999999999" calcext:value-type="float">
            <text:p>0,00575388</text:p>
          </table:table-cell>
          <table:table-cell/>
        </table:table-row>
        <table:table-row table:style-name="ro1">
          <table:table-cell office:value-type="float" office:value="1623609945.86754" calcext:value-type="float">
            <text:p>1623609945,867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office:value-type="float" office:value="0.66913061" calcext:value-type="float">
            <text:p>0,66913061</text:p>
          </table:table-cell>
          <table:table-cell office:value-type="float" office:value="-0.74314483" calcext:value-type="float">
            <text:p>-0,74314483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-48.25" calcext:value-type="float">
            <text:p>-48,25</text:p>
          </table:table-cell>
          <table:table-cell table:formula="of:=([.D1246]-[.I1246])^2" office:value-type="float" office:value="0.0625" calcext:value-type="float">
            <text:p>0,0625</text:p>
          </table:table-cell>
          <table:table-cell/>
          <table:table-cell table:formula="of:=ROUND(COS([.I1246]*PI()/180);7)" office:value-type="float" office:value="0.6658817" calcext:value-type="float">
            <text:p>0,6658817</text:p>
          </table:table-cell>
          <table:table-cell table:formula="of:=ROUND(SIN([.I1246]*PI()/180);7)" office:value-type="float" office:value="-0.7460574" calcext:value-type="float">
            <text:p>-0,7460574</text:p>
          </table:table-cell>
          <table:table-cell table:formula="of:=ABS([.L1246]-[.E1246])" office:value-type="float" office:value="0.00324890999999994" calcext:value-type="float">
            <text:p>0,00324891</text:p>
          </table:table-cell>
          <table:table-cell table:formula="of:=ABS([.M1246]-[.F1246])" office:value-type="float" office:value="0.00291257" calcext:value-type="float">
            <text:p>0,00291257</text:p>
          </table:table-cell>
          <table:table-cell/>
        </table:table-row>
        <table:table-row table:style-name="ro1">
          <table:table-cell office:value-type="float" office:value="1623609945.9676" calcext:value-type="float">
            <text:p>1623609945,9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office:value-type="float" office:value="0.66913061" calcext:value-type="float">
            <text:p>0,66913061</text:p>
          </table:table-cell>
          <table:table-cell office:value-type="float" office:value="-0.74314483" calcext:value-type="float">
            <text:p>-0,74314483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-48" calcext:value-type="float">
            <text:p>-48</text:p>
          </table:table-cell>
          <table:table-cell table:formula="of:=([.D1247]-[.I1247])^2" office:value-type="float" office:value="0" calcext:value-type="float">
            <text:p>0</text:p>
          </table:table-cell>
          <table:table-cell/>
          <table:table-cell table:formula="of:=ROUND(COS([.I1247]*PI()/180);7)" office:value-type="float" office:value="0.6691306" calcext:value-type="float">
            <text:p>0,6691306</text:p>
          </table:table-cell>
          <table:table-cell table:formula="of:=ROUND(SIN([.I1247]*PI()/180);7)" office:value-type="float" office:value="-0.7431448" calcext:value-type="float">
            <text:p>-0,7431448</text:p>
          </table:table-cell>
          <table:table-cell table:formula="of:=ABS([.L1247]-[.E1247])" office:value-type="float" office:value="0.00000000999999993922529" calcext:value-type="float">
            <text:p>9,99999993922529E-09</text:p>
          </table:table-cell>
          <table:table-cell table:formula="of:=ABS([.M1247]-[.F1247])" office:value-type="float" office:value="0.0000000299999999286982" calcext:value-type="float">
            <text:p>2,99999999286982E-08</text:p>
          </table:table-cell>
          <table:table-cell/>
        </table:table-row>
        <table:table-row table:style-name="ro1">
          <table:table-cell office:value-type="float" office:value="1623609946.0676" calcext:value-type="float">
            <text:p>1623609946,0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office:value-type="float" office:value="0.66913061" calcext:value-type="float">
            <text:p>0,66913061</text:p>
          </table:table-cell>
          <table:table-cell office:value-type="float" office:value="-0.74314483" calcext:value-type="float">
            <text:p>-0,74314483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-47.75" calcext:value-type="float">
            <text:p>-47,75</text:p>
          </table:table-cell>
          <table:table-cell table:formula="of:=([.D1248]-[.I1248])^2" office:value-type="float" office:value="0.0625" calcext:value-type="float">
            <text:p>0,0625</text:p>
          </table:table-cell>
          <table:table-cell/>
          <table:table-cell table:formula="of:=ROUND(COS([.I1248]*PI()/180);7)" office:value-type="float" office:value="0.6723668" calcext:value-type="float">
            <text:p>0,6723668</text:p>
          </table:table-cell>
          <table:table-cell table:formula="of:=ROUND(SIN([.I1248]*PI()/180);7)" office:value-type="float" office:value="-0.7402181" calcext:value-type="float">
            <text:p>-0,7402181</text:p>
          </table:table-cell>
          <table:table-cell table:formula="of:=ABS([.L1248]-[.E1248])" office:value-type="float" office:value="0.00323619000000008" calcext:value-type="float">
            <text:p>0,00323619</text:p>
          </table:table-cell>
          <table:table-cell table:formula="of:=ABS([.M1248]-[.F1248])" office:value-type="float" office:value="0.00292672999999999" calcext:value-type="float">
            <text:p>0,00292673</text:p>
          </table:table-cell>
          <table:table-cell/>
        </table:table-row>
        <table:table-row table:style-name="ro1">
          <table:table-cell office:value-type="float" office:value="1623609946.1676" calcext:value-type="float">
            <text:p>1623609946,1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office:value-type="float" office:value="0.66913061" calcext:value-type="float">
            <text:p>0,66913061</text:p>
          </table:table-cell>
          <table:table-cell office:value-type="float" office:value="-0.74314483" calcext:value-type="float">
            <text:p>-0,74314483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-47.5" calcext:value-type="float">
            <text:p>-47,5</text:p>
          </table:table-cell>
          <table:table-cell table:formula="of:=([.D1249]-[.I1249])^2" office:value-type="float" office:value="0.25" calcext:value-type="float">
            <text:p>0,25</text:p>
          </table:table-cell>
          <table:table-cell/>
          <table:table-cell table:formula="of:=ROUND(COS([.I1249]*PI()/180);7)" office:value-type="float" office:value="0.6755902" calcext:value-type="float">
            <text:p>0,6755902</text:p>
          </table:table-cell>
          <table:table-cell table:formula="of:=ROUND(SIN([.I1249]*PI()/180);7)" office:value-type="float" office:value="-0.7372773" calcext:value-type="float">
            <text:p>-0,7372773</text:p>
          </table:table-cell>
          <table:table-cell table:formula="of:=ABS([.L1249]-[.E1249])" office:value-type="float" office:value="0.00645959000000007" calcext:value-type="float">
            <text:p>0,00645959</text:p>
          </table:table-cell>
          <table:table-cell table:formula="of:=ABS([.M1249]-[.F1249])" office:value-type="float" office:value="0.00586752999999995" calcext:value-type="float">
            <text:p>0,00586753</text:p>
          </table:table-cell>
          <table:table-cell/>
        </table:table-row>
        <table:table-row table:style-name="ro1">
          <table:table-cell office:value-type="float" office:value="1623609946.2676" calcext:value-type="float">
            <text:p>1623609946,2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0.68199836" calcext:value-type="float">
            <text:p>0,68199836</text:p>
          </table:table-cell>
          <table:table-cell office:value-type="float" office:value="-0.7313537" calcext:value-type="float">
            <text:p>-0,7313537</text:p>
          </table:table-cell>
          <table:table-cell office:value-type="float" office:value="-47" calcext:value-type="float">
            <text:p>-47</text:p>
          </table:table-cell>
          <table:table-cell/>
          <table:table-cell office:value-type="float" office:value="-47.25" calcext:value-type="float">
            <text:p>-47,25</text:p>
          </table:table-cell>
          <table:table-cell table:formula="of:=([.D1250]-[.I1250])^2" office:value-type="float" office:value="0.0625" calcext:value-type="float">
            <text:p>0,0625</text:p>
          </table:table-cell>
          <table:table-cell/>
          <table:table-cell table:formula="of:=ROUND(COS([.I1250]*PI()/180);7)" office:value-type="float" office:value="0.6788007" calcext:value-type="float">
            <text:p>0,6788007</text:p>
          </table:table-cell>
          <table:table-cell table:formula="of:=ROUND(SIN([.I1250]*PI()/180);7)" office:value-type="float" office:value="-0.7343225" calcext:value-type="float">
            <text:p>-0,7343225</text:p>
          </table:table-cell>
          <table:table-cell table:formula="of:=ABS([.L1250]-[.E1250])" office:value-type="float" office:value="0.00319765999999999" calcext:value-type="float">
            <text:p>0,00319766</text:p>
          </table:table-cell>
          <table:table-cell table:formula="of:=ABS([.M1250]-[.F1250])" office:value-type="float" office:value="0.00296879999999999" calcext:value-type="float">
            <text:p>0,0029688</text:p>
          </table:table-cell>
          <table:table-cell/>
        </table:table-row>
        <table:table-row table:style-name="ro1">
          <table:table-cell office:value-type="float" office:value="1623609946.3676" calcext:value-type="float">
            <text:p>1623609946,3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0.68199836" calcext:value-type="float">
            <text:p>0,68199836</text:p>
          </table:table-cell>
          <table:table-cell office:value-type="float" office:value="-0.7313537" calcext:value-type="float">
            <text:p>-0,7313537</text:p>
          </table:table-cell>
          <table:table-cell office:value-type="float" office:value="-47" calcext:value-type="float">
            <text:p>-47</text:p>
          </table:table-cell>
          <table:table-cell/>
          <table:table-cell office:value-type="float" office:value="-47" calcext:value-type="float">
            <text:p>-47</text:p>
          </table:table-cell>
          <table:table-cell table:formula="of:=([.D1251]-[.I1251])^2" office:value-type="float" office:value="0" calcext:value-type="float">
            <text:p>0</text:p>
          </table:table-cell>
          <table:table-cell/>
          <table:table-cell table:formula="of:=ROUND(COS([.I1251]*PI()/180);7)" office:value-type="float" office:value="0.6819984" calcext:value-type="float">
            <text:p>0,6819984</text:p>
          </table:table-cell>
          <table:table-cell table:formula="of:=ROUND(SIN([.I1251]*PI()/180);7)" office:value-type="float" office:value="-0.7313537" calcext:value-type="float">
            <text:p>-0,7313537</text:p>
          </table:table-cell>
          <table:table-cell table:formula="of:=ABS([.L1251]-[.E1251])" office:value-type="float" office:value="0.0000000399999999789458" calcext:value-type="float">
            <text:p>3,99999999789458E-08</text:p>
          </table:table-cell>
          <table:table-cell table:formula="of:=ABS([.M1251]-[.F12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46.4676" calcext:value-type="float">
            <text:p>1623609946,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0.68199836" calcext:value-type="float">
            <text:p>0,68199836</text:p>
          </table:table-cell>
          <table:table-cell office:value-type="float" office:value="-0.7313537" calcext:value-type="float">
            <text:p>-0,7313537</text:p>
          </table:table-cell>
          <table:table-cell office:value-type="float" office:value="-47" calcext:value-type="float">
            <text:p>-47</text:p>
          </table:table-cell>
          <table:table-cell/>
          <table:table-cell office:value-type="float" office:value="-46.75" calcext:value-type="float">
            <text:p>-46,75</text:p>
          </table:table-cell>
          <table:table-cell table:formula="of:=([.D1252]-[.I1252])^2" office:value-type="float" office:value="0.0625" calcext:value-type="float">
            <text:p>0,0625</text:p>
          </table:table-cell>
          <table:table-cell/>
          <table:table-cell table:formula="of:=ROUND(COS([.I1252]*PI()/180);7)" office:value-type="float" office:value="0.685183" calcext:value-type="float">
            <text:p>0,685183</text:p>
          </table:table-cell>
          <table:table-cell table:formula="of:=ROUND(SIN([.I1252]*PI()/180);7)" office:value-type="float" office:value="-0.728371" calcext:value-type="float">
            <text:p>-0,728371</text:p>
          </table:table-cell>
          <table:table-cell table:formula="of:=ABS([.L1252]-[.E1252])" office:value-type="float" office:value="0.00318463999999996" calcext:value-type="float">
            <text:p>0,00318464</text:p>
          </table:table-cell>
          <table:table-cell table:formula="of:=ABS([.M1252]-[.F1252])" office:value-type="float" office:value="0.0029827" calcext:value-type="float">
            <text:p>0,0029827</text:p>
          </table:table-cell>
          <table:table-cell/>
        </table:table-row>
        <table:table-row table:style-name="ro1">
          <table:table-cell office:value-type="float" office:value="1623609946.56761" calcext:value-type="float">
            <text:p>1623609946,5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0.68199836" calcext:value-type="float">
            <text:p>0,68199836</text:p>
          </table:table-cell>
          <table:table-cell office:value-type="float" office:value="-0.7313537" calcext:value-type="float">
            <text:p>-0,7313537</text:p>
          </table:table-cell>
          <table:table-cell office:value-type="float" office:value="-47" calcext:value-type="float">
            <text:p>-47</text:p>
          </table:table-cell>
          <table:table-cell/>
          <table:table-cell office:value-type="float" office:value="-46.5" calcext:value-type="float">
            <text:p>-46,5</text:p>
          </table:table-cell>
          <table:table-cell table:formula="of:=([.D1253]-[.I1253])^2" office:value-type="float" office:value="0.25" calcext:value-type="float">
            <text:p>0,25</text:p>
          </table:table-cell>
          <table:table-cell/>
          <table:table-cell table:formula="of:=ROUND(COS([.I1253]*PI()/180);7)" office:value-type="float" office:value="0.6883546" calcext:value-type="float">
            <text:p>0,6883546</text:p>
          </table:table-cell>
          <table:table-cell table:formula="of:=ROUND(SIN([.I1253]*PI()/180);7)" office:value-type="float" office:value="-0.7253744" calcext:value-type="float">
            <text:p>-0,7253744</text:p>
          </table:table-cell>
          <table:table-cell table:formula="of:=ABS([.L1253]-[.E1253])" office:value-type="float" office:value="0.00635624000000001" calcext:value-type="float">
            <text:p>0,00635624</text:p>
          </table:table-cell>
          <table:table-cell table:formula="of:=ABS([.M1253]-[.F1253])" office:value-type="float" office:value="0.00597930000000002" calcext:value-type="float">
            <text:p>0,0059793</text:p>
          </table:table-cell>
          <table:table-cell/>
        </table:table-row>
        <table:table-row table:style-name="ro1">
          <table:table-cell office:value-type="float" office:value="1623609946.66763" calcext:value-type="float">
            <text:p>1623609946,6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-0.7193398" calcext:value-type="float">
            <text:p>-0,7193398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-46.25" calcext:value-type="float">
            <text:p>-46,25</text:p>
          </table:table-cell>
          <table:table-cell table:formula="of:=([.D1254]-[.I1254])^2" office:value-type="float" office:value="0.0625" calcext:value-type="float">
            <text:p>0,0625</text:p>
          </table:table-cell>
          <table:table-cell/>
          <table:table-cell table:formula="of:=ROUND(COS([.I1254]*PI()/180);7)" office:value-type="float" office:value="0.6915131" calcext:value-type="float">
            <text:p>0,6915131</text:p>
          </table:table-cell>
          <table:table-cell table:formula="of:=ROUND(SIN([.I1254]*PI()/180);7)" office:value-type="float" office:value="-0.722364" calcext:value-type="float">
            <text:p>-0,722364</text:p>
          </table:table-cell>
          <table:table-cell table:formula="of:=ABS([.L1254]-[.E1254])" office:value-type="float" office:value="0.00314526999999998" calcext:value-type="float">
            <text:p>0,00314527</text:p>
          </table:table-cell>
          <table:table-cell table:formula="of:=ABS([.M1254]-[.F1254])" office:value-type="float" office:value="0.00302420000000003" calcext:value-type="float">
            <text:p>0,0030242</text:p>
          </table:table-cell>
          <table:table-cell/>
        </table:table-row>
        <table:table-row table:style-name="ro1">
          <table:table-cell office:value-type="float" office:value="1623609946.7676" calcext:value-type="float">
            <text:p>1623609946,7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-0.7193398" calcext:value-type="float">
            <text:p>-0,7193398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-46" calcext:value-type="float">
            <text:p>-46</text:p>
          </table:table-cell>
          <table:table-cell table:formula="of:=([.D1255]-[.I1255])^2" office:value-type="float" office:value="0" calcext:value-type="float">
            <text:p>0</text:p>
          </table:table-cell>
          <table:table-cell/>
          <table:table-cell table:formula="of:=ROUND(COS([.I1255]*PI()/180);7)" office:value-type="float" office:value="0.6946584" calcext:value-type="float">
            <text:p>0,6946584</text:p>
          </table:table-cell>
          <table:table-cell table:formula="of:=ROUND(SIN([.I1255]*PI()/180);7)" office:value-type="float" office:value="-0.7193398" calcext:value-type="float">
            <text:p>-0,7193398</text:p>
          </table:table-cell>
          <table:table-cell table:formula="of:=ABS([.L1255]-[.E1255])" office:value-type="float" office:value="0.0000000300000000397205" calcext:value-type="float">
            <text:p>3,00000000397205E-08</text:p>
          </table:table-cell>
          <table:table-cell table:formula="of:=ABS([.M1255]-[.F12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46.86763" calcext:value-type="float">
            <text:p>1623609946,8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-0.7193398" calcext:value-type="float">
            <text:p>-0,7193398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-45.75" calcext:value-type="float">
            <text:p>-45,75</text:p>
          </table:table-cell>
          <table:table-cell table:formula="of:=([.D1256]-[.I1256])^2" office:value-type="float" office:value="0.0625" calcext:value-type="float">
            <text:p>0,0625</text:p>
          </table:table-cell>
          <table:table-cell/>
          <table:table-cell table:formula="of:=ROUND(COS([.I1256]*PI()/180);7)" office:value-type="float" office:value="0.6977905" calcext:value-type="float">
            <text:p>0,6977905</text:p>
          </table:table-cell>
          <table:table-cell table:formula="of:=ROUND(SIN([.I1256]*PI()/180);7)" office:value-type="float" office:value="-0.7163019" calcext:value-type="float">
            <text:p>-0,7163019</text:p>
          </table:table-cell>
          <table:table-cell table:formula="of:=ABS([.L1256]-[.E1256])" office:value-type="float" office:value="0.00313213000000001" calcext:value-type="float">
            <text:p>0,00313213</text:p>
          </table:table-cell>
          <table:table-cell table:formula="of:=ABS([.M1256]-[.F1256])" office:value-type="float" office:value="0.00303789999999993" calcext:value-type="float">
            <text:p>0,0030379</text:p>
          </table:table-cell>
          <table:table-cell/>
        </table:table-row>
        <table:table-row table:style-name="ro1">
          <table:table-cell office:value-type="float" office:value="1623609946.96761" calcext:value-type="float">
            <text:p>1623609946,9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office:value-type="float" office:value="0.69465837" calcext:value-type="float">
            <text:p>0,69465837</text:p>
          </table:table-cell>
          <table:table-cell office:value-type="float" office:value="-0.7193398" calcext:value-type="float">
            <text:p>-0,7193398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-45.5" calcext:value-type="float">
            <text:p>-45,5</text:p>
          </table:table-cell>
          <table:table-cell table:formula="of:=([.D1257]-[.I1257])^2" office:value-type="float" office:value="0.25" calcext:value-type="float">
            <text:p>0,25</text:p>
          </table:table-cell>
          <table:table-cell/>
          <table:table-cell table:formula="of:=ROUND(COS([.I1257]*PI()/180);7)" office:value-type="float" office:value="0.7009093" calcext:value-type="float">
            <text:p>0,7009093</text:p>
          </table:table-cell>
          <table:table-cell table:formula="of:=ROUND(SIN([.I1257]*PI()/180);7)" office:value-type="float" office:value="-0.7132504" calcext:value-type="float">
            <text:p>-0,7132504</text:p>
          </table:table-cell>
          <table:table-cell table:formula="of:=ABS([.L1257]-[.E1257])" office:value-type="float" office:value="0.00625092999999999" calcext:value-type="float">
            <text:p>0,00625093</text:p>
          </table:table-cell>
          <table:table-cell table:formula="of:=ABS([.M1257]-[.F1257])" office:value-type="float" office:value="0.00608940000000002" calcext:value-type="float">
            <text:p>0,0060894</text:p>
          </table:table-cell>
          <table:table-cell/>
        </table:table-row>
        <table:table-row table:style-name="ro1">
          <table:table-cell office:value-type="float" office:value="1623609947.06762" calcext:value-type="float">
            <text:p>1623609947,0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0.70710678" calcext:value-type="float">
            <text:p>0,70710678</text:p>
          </table:table-cell>
          <table:table-cell office:value-type="float" office:value="-0.70710678" calcext:value-type="float">
            <text:p>-0,70710678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-45.25" calcext:value-type="float">
            <text:p>-45,25</text:p>
          </table:table-cell>
          <table:table-cell table:formula="of:=([.D1258]-[.I1258])^2" office:value-type="float" office:value="0.0625" calcext:value-type="float">
            <text:p>0,0625</text:p>
          </table:table-cell>
          <table:table-cell/>
          <table:table-cell table:formula="of:=ROUND(COS([.I1258]*PI()/180);7)" office:value-type="float" office:value="0.7040147" calcext:value-type="float">
            <text:p>0,7040147</text:p>
          </table:table-cell>
          <table:table-cell table:formula="of:=ROUND(SIN([.I1258]*PI()/180);7)" office:value-type="float" office:value="-0.7101854" calcext:value-type="float">
            <text:p>-0,7101854</text:p>
          </table:table-cell>
          <table:table-cell table:formula="of:=ABS([.L1258]-[.E1258])" office:value-type="float" office:value="0.00309208000000005" calcext:value-type="float">
            <text:p>0,00309208</text:p>
          </table:table-cell>
          <table:table-cell table:formula="of:=ABS([.M1258]-[.F1258])" office:value-type="float" office:value="0.00307861999999992" calcext:value-type="float">
            <text:p>0,00307862</text:p>
          </table:table-cell>
          <table:table-cell/>
        </table:table-row>
        <table:table-row table:style-name="ro1">
          <table:table-cell office:value-type="float" office:value="1623609947.1676" calcext:value-type="float">
            <text:p>1623609947,1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0.70710678" calcext:value-type="float">
            <text:p>0,70710678</text:p>
          </table:table-cell>
          <table:table-cell office:value-type="float" office:value="-0.70710678" calcext:value-type="float">
            <text:p>-0,70710678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([.D1259]-[.I1259])^2" office:value-type="float" office:value="0" calcext:value-type="float">
            <text:p>0</text:p>
          </table:table-cell>
          <table:table-cell/>
          <table:table-cell table:formula="of:=ROUND(COS([.I1259]*PI()/180);7)" office:value-type="float" office:value="0.7071068" calcext:value-type="float">
            <text:p>0,7071068</text:p>
          </table:table-cell>
          <table:table-cell table:formula="of:=ROUND(SIN([.I1259]*PI()/180);7)" office:value-type="float" office:value="-0.7071068" calcext:value-type="float">
            <text:p>-0,7071068</text:p>
          </table:table-cell>
          <table:table-cell table:formula="of:=ABS([.L1259]-[.E1259])" office:value-type="float" office:value="0.0000000199999999894729" calcext:value-type="float">
            <text:p>1,99999999894729E-08</text:p>
          </table:table-cell>
          <table:table-cell table:formula="of:=ABS([.M1259]-[.F1259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47.26769" calcext:value-type="float">
            <text:p>1623609947,2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0.70710678" calcext:value-type="float">
            <text:p>0,70710678</text:p>
          </table:table-cell>
          <table:table-cell office:value-type="float" office:value="-0.70710678" calcext:value-type="float">
            <text:p>-0,70710678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-44.75" calcext:value-type="float">
            <text:p>-44,75</text:p>
          </table:table-cell>
          <table:table-cell table:formula="of:=([.D1260]-[.I1260])^2" office:value-type="float" office:value="0.0625" calcext:value-type="float">
            <text:p>0,0625</text:p>
          </table:table-cell>
          <table:table-cell/>
          <table:table-cell table:formula="of:=ROUND(COS([.I1260]*PI()/180);7)" office:value-type="float" office:value="0.7101854" calcext:value-type="float">
            <text:p>0,7101854</text:p>
          </table:table-cell>
          <table:table-cell table:formula="of:=ROUND(SIN([.I1260]*PI()/180);7)" office:value-type="float" office:value="-0.7040147" calcext:value-type="float">
            <text:p>-0,7040147</text:p>
          </table:table-cell>
          <table:table-cell table:formula="of:=ABS([.L1260]-[.E1260])" office:value-type="float" office:value="0.00307861999999992" calcext:value-type="float">
            <text:p>0,00307862</text:p>
          </table:table-cell>
          <table:table-cell table:formula="of:=ABS([.M1260]-[.F1260])" office:value-type="float" office:value="0.00309208000000005" calcext:value-type="float">
            <text:p>0,00309208</text:p>
          </table:table-cell>
          <table:table-cell/>
        </table:table-row>
        <table:table-row table:style-name="ro1">
          <table:table-cell office:value-type="float" office:value="1623609947.36767" calcext:value-type="float">
            <text:p>1623609947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-44.5" calcext:value-type="float">
            <text:p>-44,5</text:p>
          </table:table-cell>
          <table:table-cell table:formula="of:=([.D1261]-[.I1261])^2" office:value-type="float" office:value="0.25" calcext:value-type="float">
            <text:p>0,25</text:p>
          </table:table-cell>
          <table:table-cell/>
          <table:table-cell table:formula="of:=ROUND(COS([.I1261]*PI()/180);7)" office:value-type="float" office:value="0.7132504" calcext:value-type="float">
            <text:p>0,7132504</text:p>
          </table:table-cell>
          <table:table-cell table:formula="of:=ROUND(SIN([.I1261]*PI()/180);7)" office:value-type="float" office:value="-0.7009093" calcext:value-type="float">
            <text:p>-0,7009093</text:p>
          </table:table-cell>
          <table:table-cell table:formula="of:=ABS([.L1261]-[.E1261])" office:value-type="float" office:value="0.00608940000000002" calcext:value-type="float">
            <text:p>0,0060894</text:p>
          </table:table-cell>
          <table:table-cell table:formula="of:=ABS([.M1261]-[.F1261])" office:value-type="float" office:value="0.00625092999999999" calcext:value-type="float">
            <text:p>0,00625093</text:p>
          </table:table-cell>
          <table:table-cell/>
        </table:table-row>
        <table:table-row table:style-name="ro1">
          <table:table-cell office:value-type="float" office:value="1623609947.46767" calcext:value-type="float">
            <text:p>1623609947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-44.25" calcext:value-type="float">
            <text:p>-44,25</text:p>
          </table:table-cell>
          <table:table-cell table:formula="of:=([.D1262]-[.I1262])^2" office:value-type="float" office:value="0.0625" calcext:value-type="float">
            <text:p>0,0625</text:p>
          </table:table-cell>
          <table:table-cell/>
          <table:table-cell table:formula="of:=ROUND(COS([.I1262]*PI()/180);7)" office:value-type="float" office:value="0.7163019" calcext:value-type="float">
            <text:p>0,7163019</text:p>
          </table:table-cell>
          <table:table-cell table:formula="of:=ROUND(SIN([.I1262]*PI()/180);7)" office:value-type="float" office:value="-0.6977905" calcext:value-type="float">
            <text:p>-0,6977905</text:p>
          </table:table-cell>
          <table:table-cell table:formula="of:=ABS([.L1262]-[.E1262])" office:value-type="float" office:value="0.00303789999999993" calcext:value-type="float">
            <text:p>0,0030379</text:p>
          </table:table-cell>
          <table:table-cell table:formula="of:=ABS([.M1262]-[.F1262])" office:value-type="float" office:value="0.00313213000000001" calcext:value-type="float">
            <text:p>0,00313213</text:p>
          </table:table-cell>
          <table:table-cell/>
        </table:table-row>
        <table:table-row table:style-name="ro1">
          <table:table-cell office:value-type="float" office:value="1623609947.56767" calcext:value-type="float">
            <text:p>1623609947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-44" calcext:value-type="float">
            <text:p>-44</text:p>
          </table:table-cell>
          <table:table-cell table:formula="of:=([.D1263]-[.I1263])^2" office:value-type="float" office:value="0" calcext:value-type="float">
            <text:p>0</text:p>
          </table:table-cell>
          <table:table-cell/>
          <table:table-cell table:formula="of:=ROUND(COS([.I1263]*PI()/180);7)" office:value-type="float" office:value="0.7193398" calcext:value-type="float">
            <text:p>0,7193398</text:p>
          </table:table-cell>
          <table:table-cell table:formula="of:=ROUND(SIN([.I1263]*PI()/180);7)" office:value-type="float" office:value="-0.6946584" calcext:value-type="float">
            <text:p>-0,6946584</text:p>
          </table:table-cell>
          <table:table-cell table:formula="of:=ABS([.L1263]-[.E1263])" office:value-type="float" office:value="0" calcext:value-type="float">
            <text:p>0</text:p>
          </table:table-cell>
          <table:table-cell table:formula="of:=ABS([.M1263]-[.F1263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47.66768" calcext:value-type="float">
            <text:p>1623609947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-43.75" calcext:value-type="float">
            <text:p>-43,75</text:p>
          </table:table-cell>
          <table:table-cell table:formula="of:=([.D1264]-[.I1264])^2" office:value-type="float" office:value="0.0625" calcext:value-type="float">
            <text:p>0,0625</text:p>
          </table:table-cell>
          <table:table-cell/>
          <table:table-cell table:formula="of:=ROUND(COS([.I1264]*PI()/180);7)" office:value-type="float" office:value="0.722364" calcext:value-type="float">
            <text:p>0,722364</text:p>
          </table:table-cell>
          <table:table-cell table:formula="of:=ROUND(SIN([.I1264]*PI()/180);7)" office:value-type="float" office:value="-0.6915131" calcext:value-type="float">
            <text:p>-0,6915131</text:p>
          </table:table-cell>
          <table:table-cell table:formula="of:=ABS([.L1264]-[.E1264])" office:value-type="float" office:value="0.00302420000000003" calcext:value-type="float">
            <text:p>0,0030242</text:p>
          </table:table-cell>
          <table:table-cell table:formula="of:=ABS([.M1264]-[.F1264])" office:value-type="float" office:value="0.00314526999999998" calcext:value-type="float">
            <text:p>0,00314527</text:p>
          </table:table-cell>
          <table:table-cell/>
        </table:table-row>
        <table:table-row table:style-name="ro1">
          <table:table-cell office:value-type="float" office:value="1623609947.76768" calcext:value-type="float">
            <text:p>1623609947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office:value-type="float" office:value="0.7193398" calcext:value-type="float">
            <text:p>0,7193398</text:p>
          </table:table-cell>
          <table:table-cell office:value-type="float" office:value="-0.69465837" calcext:value-type="float">
            <text:p>-0,69465837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-43.5" calcext:value-type="float">
            <text:p>-43,5</text:p>
          </table:table-cell>
          <table:table-cell table:formula="of:=([.D1265]-[.I1265])^2" office:value-type="float" office:value="0.25" calcext:value-type="float">
            <text:p>0,25</text:p>
          </table:table-cell>
          <table:table-cell/>
          <table:table-cell table:formula="of:=ROUND(COS([.I1265]*PI()/180);7)" office:value-type="float" office:value="0.7253744" calcext:value-type="float">
            <text:p>0,7253744</text:p>
          </table:table-cell>
          <table:table-cell table:formula="of:=ROUND(SIN([.I1265]*PI()/180);7)" office:value-type="float" office:value="-0.6883546" calcext:value-type="float">
            <text:p>-0,6883546</text:p>
          </table:table-cell>
          <table:table-cell table:formula="of:=ABS([.L1265]-[.E1265])" office:value-type="float" office:value="0.0060346" calcext:value-type="float">
            <text:p>0,0060346</text:p>
          </table:table-cell>
          <table:table-cell table:formula="of:=ABS([.M1265]-[.F1265])" office:value-type="float" office:value="0.00630376999999993" calcext:value-type="float">
            <text:p>0,00630377</text:p>
          </table:table-cell>
          <table:table-cell/>
        </table:table-row>
        <table:table-row table:style-name="ro1">
          <table:table-cell office:value-type="float" office:value="1623609947.86768" calcext:value-type="float">
            <text:p>1623609947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office:value-type="float" office:value="0.7313537" calcext:value-type="float">
            <text:p>0,7313537</text:p>
          </table:table-cell>
          <table:table-cell office:value-type="float" office:value="-0.68199836" calcext:value-type="float">
            <text:p>-0,68199836</text:p>
          </table:table-cell>
          <table:table-cell office:value-type="float" office:value="-43" calcext:value-type="float">
            <text:p>-43</text:p>
          </table:table-cell>
          <table:table-cell/>
          <table:table-cell office:value-type="float" office:value="-43.25" calcext:value-type="float">
            <text:p>-43,25</text:p>
          </table:table-cell>
          <table:table-cell table:formula="of:=([.D1266]-[.I1266])^2" office:value-type="float" office:value="0.0625" calcext:value-type="float">
            <text:p>0,0625</text:p>
          </table:table-cell>
          <table:table-cell/>
          <table:table-cell table:formula="of:=ROUND(COS([.I1266]*PI()/180);7)" office:value-type="float" office:value="0.728371" calcext:value-type="float">
            <text:p>0,728371</text:p>
          </table:table-cell>
          <table:table-cell table:formula="of:=ROUND(SIN([.I1266]*PI()/180);7)" office:value-type="float" office:value="-0.685183" calcext:value-type="float">
            <text:p>-0,685183</text:p>
          </table:table-cell>
          <table:table-cell table:formula="of:=ABS([.L1266]-[.E1266])" office:value-type="float" office:value="0.0029827" calcext:value-type="float">
            <text:p>0,0029827</text:p>
          </table:table-cell>
          <table:table-cell table:formula="of:=ABS([.M1266]-[.F1266])" office:value-type="float" office:value="0.00318463999999996" calcext:value-type="float">
            <text:p>0,00318464</text:p>
          </table:table-cell>
          <table:table-cell/>
        </table:table-row>
        <table:table-row table:style-name="ro1">
          <table:table-cell office:value-type="float" office:value="1623609947.96768" calcext:value-type="float">
            <text:p>1623609947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office:value-type="float" office:value="0.7313537" calcext:value-type="float">
            <text:p>0,7313537</text:p>
          </table:table-cell>
          <table:table-cell office:value-type="float" office:value="-0.68199836" calcext:value-type="float">
            <text:p>-0,68199836</text:p>
          </table:table-cell>
          <table:table-cell office:value-type="float" office:value="-43" calcext:value-type="float">
            <text:p>-43</text:p>
          </table:table-cell>
          <table:table-cell/>
          <table:table-cell office:value-type="float" office:value="-43" calcext:value-type="float">
            <text:p>-43</text:p>
          </table:table-cell>
          <table:table-cell table:formula="of:=([.D1267]-[.I1267])^2" office:value-type="float" office:value="0" calcext:value-type="float">
            <text:p>0</text:p>
          </table:table-cell>
          <table:table-cell/>
          <table:table-cell table:formula="of:=ROUND(COS([.I1267]*PI()/180);7)" office:value-type="float" office:value="0.7313537" calcext:value-type="float">
            <text:p>0,7313537</text:p>
          </table:table-cell>
          <table:table-cell table:formula="of:=ROUND(SIN([.I1267]*PI()/180);7)" office:value-type="float" office:value="-0.6819984" calcext:value-type="float">
            <text:p>-0,6819984</text:p>
          </table:table-cell>
          <table:table-cell table:formula="of:=ABS([.L1267]-[.E1267])" office:value-type="float" office:value="0" calcext:value-type="float">
            <text:p>0</text:p>
          </table:table-cell>
          <table:table-cell table:formula="of:=ABS([.M1267]-[.F1267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48.0676" calcext:value-type="float">
            <text:p>1623609948,0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office:value-type="float" office:value="0.7313537" calcext:value-type="float">
            <text:p>0,7313537</text:p>
          </table:table-cell>
          <table:table-cell office:value-type="float" office:value="-0.68199836" calcext:value-type="float">
            <text:p>-0,68199836</text:p>
          </table:table-cell>
          <table:table-cell office:value-type="float" office:value="-43" calcext:value-type="float">
            <text:p>-43</text:p>
          </table:table-cell>
          <table:table-cell/>
          <table:table-cell office:value-type="float" office:value="-42.75" calcext:value-type="float">
            <text:p>-42,75</text:p>
          </table:table-cell>
          <table:table-cell table:formula="of:=([.D1268]-[.I1268])^2" office:value-type="float" office:value="0.0625" calcext:value-type="float">
            <text:p>0,0625</text:p>
          </table:table-cell>
          <table:table-cell/>
          <table:table-cell table:formula="of:=ROUND(COS([.I1268]*PI()/180);7)" office:value-type="float" office:value="0.7343225" calcext:value-type="float">
            <text:p>0,7343225</text:p>
          </table:table-cell>
          <table:table-cell table:formula="of:=ROUND(SIN([.I1268]*PI()/180);7)" office:value-type="float" office:value="-0.6788007" calcext:value-type="float">
            <text:p>-0,6788007</text:p>
          </table:table-cell>
          <table:table-cell table:formula="of:=ABS([.L1268]-[.E1268])" office:value-type="float" office:value="0.00296879999999999" calcext:value-type="float">
            <text:p>0,0029688</text:p>
          </table:table-cell>
          <table:table-cell table:formula="of:=ABS([.M1268]-[.F1268])" office:value-type="float" office:value="0.00319765999999999" calcext:value-type="float">
            <text:p>0,00319766</text:p>
          </table:table-cell>
          <table:table-cell/>
        </table:table-row>
        <table:table-row table:style-name="ro1">
          <table:table-cell office:value-type="float" office:value="1623609948.16768" calcext:value-type="float">
            <text:p>1623609948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office:value-type="float" office:value="0.7313537" calcext:value-type="float">
            <text:p>0,7313537</text:p>
          </table:table-cell>
          <table:table-cell office:value-type="float" office:value="-0.68199836" calcext:value-type="float">
            <text:p>-0,68199836</text:p>
          </table:table-cell>
          <table:table-cell office:value-type="float" office:value="-43" calcext:value-type="float">
            <text:p>-43</text:p>
          </table:table-cell>
          <table:table-cell/>
          <table:table-cell office:value-type="float" office:value="-42.5" calcext:value-type="float">
            <text:p>-42,5</text:p>
          </table:table-cell>
          <table:table-cell table:formula="of:=([.D1269]-[.I1269])^2" office:value-type="float" office:value="0.25" calcext:value-type="float">
            <text:p>0,25</text:p>
          </table:table-cell>
          <table:table-cell/>
          <table:table-cell table:formula="of:=ROUND(COS([.I1269]*PI()/180);7)" office:value-type="float" office:value="0.7372773" calcext:value-type="float">
            <text:p>0,7372773</text:p>
          </table:table-cell>
          <table:table-cell table:formula="of:=ROUND(SIN([.I1269]*PI()/180);7)" office:value-type="float" office:value="-0.6755902" calcext:value-type="float">
            <text:p>-0,6755902</text:p>
          </table:table-cell>
          <table:table-cell table:formula="of:=ABS([.L1269]-[.E1269])" office:value-type="float" office:value="0.00592360000000003" calcext:value-type="float">
            <text:p>0,0059236</text:p>
          </table:table-cell>
          <table:table-cell table:formula="of:=ABS([.M1269]-[.F1269])" office:value-type="float" office:value="0.00640816" calcext:value-type="float">
            <text:p>0,00640816</text:p>
          </table:table-cell>
          <table:table-cell/>
        </table:table-row>
        <table:table-row table:style-name="ro1">
          <table:table-cell office:value-type="float" office:value="1623609948.26768" calcext:value-type="float">
            <text:p>1623609948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office:value-type="float" office:value="0.74314483" calcext:value-type="float">
            <text:p>0,74314483</text:p>
          </table:table-cell>
          <table:table-cell office:value-type="float" office:value="-0.66913061" calcext:value-type="float">
            <text:p>-0,66913061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-42.25" calcext:value-type="float">
            <text:p>-42,25</text:p>
          </table:table-cell>
          <table:table-cell table:formula="of:=([.D1270]-[.I1270])^2" office:value-type="float" office:value="0.0625" calcext:value-type="float">
            <text:p>0,0625</text:p>
          </table:table-cell>
          <table:table-cell/>
          <table:table-cell table:formula="of:=ROUND(COS([.I1270]*PI()/180);7)" office:value-type="float" office:value="0.7402181" calcext:value-type="float">
            <text:p>0,7402181</text:p>
          </table:table-cell>
          <table:table-cell table:formula="of:=ROUND(SIN([.I1270]*PI()/180);7)" office:value-type="float" office:value="-0.6723668" calcext:value-type="float">
            <text:p>-0,6723668</text:p>
          </table:table-cell>
          <table:table-cell table:formula="of:=ABS([.L1270]-[.E1270])" office:value-type="float" office:value="0.00292672999999999" calcext:value-type="float">
            <text:p>0,00292673</text:p>
          </table:table-cell>
          <table:table-cell table:formula="of:=ABS([.M1270]-[.F1270])" office:value-type="float" office:value="0.00323619000000008" calcext:value-type="float">
            <text:p>0,00323619</text:p>
          </table:table-cell>
          <table:table-cell/>
        </table:table-row>
        <table:table-row table:style-name="ro1">
          <table:table-cell office:value-type="float" office:value="1623609948.3676" calcext:value-type="float">
            <text:p>1623609948,3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office:value-type="float" office:value="0.74314483" calcext:value-type="float">
            <text:p>0,74314483</text:p>
          </table:table-cell>
          <table:table-cell office:value-type="float" office:value="-0.66913061" calcext:value-type="float">
            <text:p>-0,66913061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-42" calcext:value-type="float">
            <text:p>-42</text:p>
          </table:table-cell>
          <table:table-cell table:formula="of:=([.D1271]-[.I1271])^2" office:value-type="float" office:value="0" calcext:value-type="float">
            <text:p>0</text:p>
          </table:table-cell>
          <table:table-cell/>
          <table:table-cell table:formula="of:=ROUND(COS([.I1271]*PI()/180);7)" office:value-type="float" office:value="0.7431448" calcext:value-type="float">
            <text:p>0,7431448</text:p>
          </table:table-cell>
          <table:table-cell table:formula="of:=ROUND(SIN([.I1271]*PI()/180);7)" office:value-type="float" office:value="-0.6691306" calcext:value-type="float">
            <text:p>-0,6691306</text:p>
          </table:table-cell>
          <table:table-cell table:formula="of:=ABS([.L1271]-[.E1271])" office:value-type="float" office:value="0.0000000299999999286982" calcext:value-type="float">
            <text:p>2,99999999286982E-08</text:p>
          </table:table-cell>
          <table:table-cell table:formula="of:=ABS([.M1271]-[.F1271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948.46768" calcext:value-type="float">
            <text:p>1623609948,4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office:value-type="float" office:value="0.74314483" calcext:value-type="float">
            <text:p>0,74314483</text:p>
          </table:table-cell>
          <table:table-cell office:value-type="float" office:value="-0.66913061" calcext:value-type="float">
            <text:p>-0,66913061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-41.75" calcext:value-type="float">
            <text:p>-41,75</text:p>
          </table:table-cell>
          <table:table-cell table:formula="of:=([.D1272]-[.I1272])^2" office:value-type="float" office:value="0.0625" calcext:value-type="float">
            <text:p>0,0625</text:p>
          </table:table-cell>
          <table:table-cell/>
          <table:table-cell table:formula="of:=ROUND(COS([.I1272]*PI()/180);7)" office:value-type="float" office:value="0.7460574" calcext:value-type="float">
            <text:p>0,7460574</text:p>
          </table:table-cell>
          <table:table-cell table:formula="of:=ROUND(SIN([.I1272]*PI()/180);7)" office:value-type="float" office:value="-0.6658817" calcext:value-type="float">
            <text:p>-0,6658817</text:p>
          </table:table-cell>
          <table:table-cell table:formula="of:=ABS([.L1272]-[.E1272])" office:value-type="float" office:value="0.00291257" calcext:value-type="float">
            <text:p>0,00291257</text:p>
          </table:table-cell>
          <table:table-cell table:formula="of:=ABS([.M1272]-[.F1272])" office:value-type="float" office:value="0.00324890999999994" calcext:value-type="float">
            <text:p>0,00324891</text:p>
          </table:table-cell>
          <table:table-cell/>
        </table:table-row>
        <table:table-row table:style-name="ro1">
          <table:table-cell office:value-type="float" office:value="1623609948.56769" calcext:value-type="float">
            <text:p>1623609948,5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office:value-type="float" office:value="0.74314483" calcext:value-type="float">
            <text:p>0,74314483</text:p>
          </table:table-cell>
          <table:table-cell office:value-type="float" office:value="-0.66913061" calcext:value-type="float">
            <text:p>-0,66913061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-41.5" calcext:value-type="float">
            <text:p>-41,5</text:p>
          </table:table-cell>
          <table:table-cell table:formula="of:=([.D1273]-[.I1273])^2" office:value-type="float" office:value="0.25" calcext:value-type="float">
            <text:p>0,25</text:p>
          </table:table-cell>
          <table:table-cell/>
          <table:table-cell table:formula="of:=ROUND(COS([.I1273]*PI()/180);7)" office:value-type="float" office:value="0.7489557" calcext:value-type="float">
            <text:p>0,7489557</text:p>
          </table:table-cell>
          <table:table-cell table:formula="of:=ROUND(SIN([.I1273]*PI()/180);7)" office:value-type="float" office:value="-0.66262" calcext:value-type="float">
            <text:p>-0,66262</text:p>
          </table:table-cell>
          <table:table-cell table:formula="of:=ABS([.L1273]-[.E1273])" office:value-type="float" office:value="0.00581087000000002" calcext:value-type="float">
            <text:p>0,00581087</text:p>
          </table:table-cell>
          <table:table-cell table:formula="of:=ABS([.M1273]-[.F1273])" office:value-type="float" office:value="0.00651060999999997" calcext:value-type="float">
            <text:p>0,00651061</text:p>
          </table:table-cell>
          <table:table-cell/>
        </table:table-row>
        <table:table-row table:style-name="ro1">
          <table:table-cell office:value-type="float" office:value="1623609948.66769" calcext:value-type="float">
            <text:p>1623609948,6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office:value-type="float" office:value="0.75470958" calcext:value-type="float">
            <text:p>0,75470958</text:p>
          </table:table-cell>
          <table:table-cell office:value-type="float" office:value="-0.65605903" calcext:value-type="float">
            <text:p>-0,65605903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-41.25" calcext:value-type="float">
            <text:p>-41,25</text:p>
          </table:table-cell>
          <table:table-cell table:formula="of:=([.D1274]-[.I1274])^2" office:value-type="float" office:value="0.0625" calcext:value-type="float">
            <text:p>0,0625</text:p>
          </table:table-cell>
          <table:table-cell/>
          <table:table-cell table:formula="of:=ROUND(COS([.I1274]*PI()/180);7)" office:value-type="float" office:value="0.7518398" calcext:value-type="float">
            <text:p>0,7518398</text:p>
          </table:table-cell>
          <table:table-cell table:formula="of:=ROUND(SIN([.I1274]*PI()/180);7)" office:value-type="float" office:value="-0.6593458" calcext:value-type="float">
            <text:p>-0,6593458</text:p>
          </table:table-cell>
          <table:table-cell table:formula="of:=ABS([.L1274]-[.E1274])" office:value-type="float" office:value="0.00286978000000004" calcext:value-type="float">
            <text:p>0,00286978</text:p>
          </table:table-cell>
          <table:table-cell table:formula="of:=ABS([.M1274]-[.F1274])" office:value-type="float" office:value="0.00328676999999999" calcext:value-type="float">
            <text:p>0,00328677</text:p>
          </table:table-cell>
          <table:table-cell/>
        </table:table-row>
        <table:table-row table:style-name="ro1">
          <table:table-cell office:value-type="float" office:value="1623609948.76769" calcext:value-type="float">
            <text:p>1623609948,7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office:value-type="float" office:value="0.75470958" calcext:value-type="float">
            <text:p>0,75470958</text:p>
          </table:table-cell>
          <table:table-cell office:value-type="float" office:value="-0.65605903" calcext:value-type="float">
            <text:p>-0,65605903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-41" calcext:value-type="float">
            <text:p>-41</text:p>
          </table:table-cell>
          <table:table-cell table:formula="of:=([.D1275]-[.I1275])^2" office:value-type="float" office:value="0" calcext:value-type="float">
            <text:p>0</text:p>
          </table:table-cell>
          <table:table-cell/>
          <table:table-cell table:formula="of:=ROUND(COS([.I1275]*PI()/180);7)" office:value-type="float" office:value="0.7547096" calcext:value-type="float">
            <text:p>0,7547096</text:p>
          </table:table-cell>
          <table:table-cell table:formula="of:=ROUND(SIN([.I1275]*PI()/180);7)" office:value-type="float" office:value="-0.656059" calcext:value-type="float">
            <text:p>-0,656059</text:p>
          </table:table-cell>
          <table:table-cell table:formula="of:=ABS([.L1275]-[.E1275])" office:value-type="float" office:value="0.0000000199999999894729" calcext:value-type="float">
            <text:p>1,99999999894729E-08</text:p>
          </table:table-cell>
          <table:table-cell table:formula="of:=ABS([.M1275]-[.F1275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48.86768" calcext:value-type="float">
            <text:p>1623609948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office:value-type="float" office:value="0.75470958" calcext:value-type="float">
            <text:p>0,75470958</text:p>
          </table:table-cell>
          <table:table-cell office:value-type="float" office:value="-0.65605903" calcext:value-type="float">
            <text:p>-0,65605903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-40.75" calcext:value-type="float">
            <text:p>-40,75</text:p>
          </table:table-cell>
          <table:table-cell table:formula="of:=([.D1276]-[.I1276])^2" office:value-type="float" office:value="0.0625" calcext:value-type="float">
            <text:p>0,0625</text:p>
          </table:table-cell>
          <table:table-cell/>
          <table:table-cell table:formula="of:=ROUND(COS([.I1276]*PI()/180);7)" office:value-type="float" office:value="0.757565" calcext:value-type="float">
            <text:p>0,757565</text:p>
          </table:table-cell>
          <table:table-cell table:formula="of:=ROUND(SIN([.I1276]*PI()/180);7)" office:value-type="float" office:value="-0.6527598" calcext:value-type="float">
            <text:p>-0,6527598</text:p>
          </table:table-cell>
          <table:table-cell table:formula="of:=ABS([.L1276]-[.E1276])" office:value-type="float" office:value="0.00285542000000005" calcext:value-type="float">
            <text:p>0,00285542</text:p>
          </table:table-cell>
          <table:table-cell table:formula="of:=ABS([.M1276]-[.F1276])" office:value-type="float" office:value="0.00329922999999999" calcext:value-type="float">
            <text:p>0,00329923</text:p>
          </table:table-cell>
          <table:table-cell/>
        </table:table-row>
        <table:table-row table:style-name="ro1">
          <table:table-cell office:value-type="float" office:value="1623609948.96768" calcext:value-type="float">
            <text:p>1623609948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office:value-type="float" office:value="0.75470958" calcext:value-type="float">
            <text:p>0,75470958</text:p>
          </table:table-cell>
          <table:table-cell office:value-type="float" office:value="-0.65605903" calcext:value-type="float">
            <text:p>-0,65605903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-40.5" calcext:value-type="float">
            <text:p>-40,5</text:p>
          </table:table-cell>
          <table:table-cell table:formula="of:=([.D1277]-[.I1277])^2" office:value-type="float" office:value="0.25" calcext:value-type="float">
            <text:p>0,25</text:p>
          </table:table-cell>
          <table:table-cell/>
          <table:table-cell table:formula="of:=ROUND(COS([.I1277]*PI()/180);7)" office:value-type="float" office:value="0.760406" calcext:value-type="float">
            <text:p>0,760406</text:p>
          </table:table-cell>
          <table:table-cell table:formula="of:=ROUND(SIN([.I1277]*PI()/180);7)" office:value-type="float" office:value="-0.649448" calcext:value-type="float">
            <text:p>-0,649448</text:p>
          </table:table-cell>
          <table:table-cell table:formula="of:=ABS([.L1277]-[.E1277])" office:value-type="float" office:value="0.00569642000000004" calcext:value-type="float">
            <text:p>0,00569642</text:p>
          </table:table-cell>
          <table:table-cell table:formula="of:=ABS([.M1277]-[.F1277])" office:value-type="float" office:value="0.00661102999999996" calcext:value-type="float">
            <text:p>0,00661103</text:p>
          </table:table-cell>
          <table:table-cell/>
        </table:table-row>
        <table:table-row table:style-name="ro1">
          <table:table-cell office:value-type="float" office:value="1623609949.06767" calcext:value-type="float">
            <text:p>1623609949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0.76604444" calcext:value-type="float">
            <text:p>0,76604444</text:p>
          </table:table-cell>
          <table:table-cell office:value-type="float" office:value="-0.64278761" calcext:value-type="float">
            <text:p>-0,64278761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-40.25" calcext:value-type="float">
            <text:p>-40,25</text:p>
          </table:table-cell>
          <table:table-cell table:formula="of:=([.D1278]-[.I1278])^2" office:value-type="float" office:value="0.0625" calcext:value-type="float">
            <text:p>0,0625</text:p>
          </table:table-cell>
          <table:table-cell/>
          <table:table-cell table:formula="of:=ROUND(COS([.I1278]*PI()/180);7)" office:value-type="float" office:value="0.7632325" calcext:value-type="float">
            <text:p>0,7632325</text:p>
          </table:table-cell>
          <table:table-cell table:formula="of:=ROUND(SIN([.I1278]*PI()/180);7)" office:value-type="float" office:value="-0.646124" calcext:value-type="float">
            <text:p>-0,646124</text:p>
          </table:table-cell>
          <table:table-cell table:formula="of:=ABS([.L1278]-[.E1278])" office:value-type="float" office:value="0.00281194000000007" calcext:value-type="float">
            <text:p>0,00281194</text:p>
          </table:table-cell>
          <table:table-cell table:formula="of:=ABS([.M1278]-[.F1278])" office:value-type="float" office:value="0.00333638999999997" calcext:value-type="float">
            <text:p>0,00333639</text:p>
          </table:table-cell>
          <table:table-cell/>
        </table:table-row>
        <table:table-row table:style-name="ro1">
          <table:table-cell office:value-type="float" office:value="1623609949.16766" calcext:value-type="float">
            <text:p>1623609949,1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0.76604444" calcext:value-type="float">
            <text:p>0,76604444</text:p>
          </table:table-cell>
          <table:table-cell office:value-type="float" office:value="-0.64278761" calcext:value-type="float">
            <text:p>-0,64278761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D1279]-[.I1279])^2" office:value-type="float" office:value="0" calcext:value-type="float">
            <text:p>0</text:p>
          </table:table-cell>
          <table:table-cell/>
          <table:table-cell table:formula="of:=ROUND(COS([.I1279]*PI()/180);7)" office:value-type="float" office:value="0.7660444" calcext:value-type="float">
            <text:p>0,7660444</text:p>
          </table:table-cell>
          <table:table-cell table:formula="of:=ROUND(SIN([.I1279]*PI()/180);7)" office:value-type="float" office:value="-0.6427876" calcext:value-type="float">
            <text:p>-0,6427876</text:p>
          </table:table-cell>
          <table:table-cell table:formula="of:=ABS([.L1279]-[.E1279])" office:value-type="float" office:value="0.0000000400000000899681" calcext:value-type="float">
            <text:p>4,00000000899681E-08</text:p>
          </table:table-cell>
          <table:table-cell table:formula="of:=ABS([.M1279]-[.F1279])" office:value-type="float" office:value="0.0000000100000000502476" calcext:value-type="float">
            <text:p>1,00000000502476E-08</text:p>
          </table:table-cell>
          <table:table-cell/>
        </table:table-row>
        <table:table-row table:style-name="ro1">
          <table:table-cell office:value-type="float" office:value="1623609949.26765" calcext:value-type="float">
            <text:p>1623609949,2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0.76604444" calcext:value-type="float">
            <text:p>0,76604444</text:p>
          </table:table-cell>
          <table:table-cell office:value-type="float" office:value="-0.64278761" calcext:value-type="float">
            <text:p>-0,64278761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-39.75" calcext:value-type="float">
            <text:p>-39,75</text:p>
          </table:table-cell>
          <table:table-cell table:formula="of:=([.D1280]-[.I1280])^2" office:value-type="float" office:value="0.0625" calcext:value-type="float">
            <text:p>0,0625</text:p>
          </table:table-cell>
          <table:table-cell/>
          <table:table-cell table:formula="of:=ROUND(COS([.I1280]*PI()/180);7)" office:value-type="float" office:value="0.7688418" calcext:value-type="float">
            <text:p>0,7688418</text:p>
          </table:table-cell>
          <table:table-cell table:formula="of:=ROUND(SIN([.I1280]*PI()/180);7)" office:value-type="float" office:value="-0.639439" calcext:value-type="float">
            <text:p>-0,639439</text:p>
          </table:table-cell>
          <table:table-cell table:formula="of:=ABS([.L1280]-[.E1280])" office:value-type="float" office:value="0.00279735999999997" calcext:value-type="float">
            <text:p>0,00279736</text:p>
          </table:table-cell>
          <table:table-cell table:formula="of:=ABS([.M1280]-[.F1280])" office:value-type="float" office:value="0.00334861000000009" calcext:value-type="float">
            <text:p>0,00334861</text:p>
          </table:table-cell>
          <table:table-cell/>
        </table:table-row>
        <table:table-row table:style-name="ro1">
          <table:table-cell office:value-type="float" office:value="1623609949.36767" calcext:value-type="float">
            <text:p>1623609949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0.76604444" calcext:value-type="float">
            <text:p>0,76604444</text:p>
          </table:table-cell>
          <table:table-cell office:value-type="float" office:value="-0.64278761" calcext:value-type="float">
            <text:p>-0,64278761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-39.5" calcext:value-type="float">
            <text:p>-39,5</text:p>
          </table:table-cell>
          <table:table-cell table:formula="of:=([.D1281]-[.I1281])^2" office:value-type="float" office:value="0.25" calcext:value-type="float">
            <text:p>0,25</text:p>
          </table:table-cell>
          <table:table-cell/>
          <table:table-cell table:formula="of:=ROUND(COS([.I1281]*PI()/180);7)" office:value-type="float" office:value="0.7716246" calcext:value-type="float">
            <text:p>0,7716246</text:p>
          </table:table-cell>
          <table:table-cell table:formula="of:=ROUND(SIN([.I1281]*PI()/180);7)" office:value-type="float" office:value="-0.6360782" calcext:value-type="float">
            <text:p>-0,6360782</text:p>
          </table:table-cell>
          <table:table-cell table:formula="of:=ABS([.L1281]-[.E1281])" office:value-type="float" office:value="0.00558015999999995" calcext:value-type="float">
            <text:p>0,00558016</text:p>
          </table:table-cell>
          <table:table-cell table:formula="of:=ABS([.M1281]-[.F1281])" office:value-type="float" office:value="0.00670941000000003" calcext:value-type="float">
            <text:p>0,00670941</text:p>
          </table:table-cell>
          <table:table-cell/>
        </table:table-row>
        <table:table-row table:style-name="ro1">
          <table:table-cell office:value-type="float" office:value="1623609949.46768" calcext:value-type="float">
            <text:p>1623609949,4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office:value-type="float" office:value="0.77714596" calcext:value-type="float">
            <text:p>0,77714596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float" office:value="-39.25" calcext:value-type="float">
            <text:p>-39,25</text:p>
          </table:table-cell>
          <table:table-cell table:formula="of:=([.D1282]-[.I1282])^2" office:value-type="float" office:value="0.0625" calcext:value-type="float">
            <text:p>0,0625</text:p>
          </table:table-cell>
          <table:table-cell/>
          <table:table-cell table:formula="of:=ROUND(COS([.I1282]*PI()/180);7)" office:value-type="float" office:value="0.7743926" calcext:value-type="float">
            <text:p>0,7743926</text:p>
          </table:table-cell>
          <table:table-cell table:formula="of:=ROUND(SIN([.I1282]*PI()/180);7)" office:value-type="float" office:value="-0.6327053" calcext:value-type="float">
            <text:p>-0,6327053</text:p>
          </table:table-cell>
          <table:table-cell table:formula="of:=ABS([.L1282]-[.E1282])" office:value-type="float" office:value="0.00275336000000004" calcext:value-type="float">
            <text:p>0,00275336</text:p>
          </table:table-cell>
          <table:table-cell table:formula="of:=ABS([.M1282]-[.F1282])" office:value-type="float" office:value="0.00338490999999996" calcext:value-type="float">
            <text:p>0,00338491</text:p>
          </table:table-cell>
          <table:table-cell/>
        </table:table-row>
        <table:table-row table:style-name="ro1">
          <table:table-cell office:value-type="float" office:value="1623609949.56767" calcext:value-type="float">
            <text:p>1623609949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office:value-type="float" office:value="0.77714596" calcext:value-type="float">
            <text:p>0,77714596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float" office:value="-39" calcext:value-type="float">
            <text:p>-39</text:p>
          </table:table-cell>
          <table:table-cell table:formula="of:=([.D1283]-[.I1283])^2" office:value-type="float" office:value="0" calcext:value-type="float">
            <text:p>0</text:p>
          </table:table-cell>
          <table:table-cell/>
          <table:table-cell table:formula="of:=ROUND(COS([.I1283]*PI()/180);7)" office:value-type="float" office:value="0.777146" calcext:value-type="float">
            <text:p>0,777146</text:p>
          </table:table-cell>
          <table:table-cell table:formula="of:=ROUND(SIN([.I1283]*PI()/180);7)" office:value-type="float" office:value="-0.6293204" calcext:value-type="float">
            <text:p>-0,6293204</text:p>
          </table:table-cell>
          <table:table-cell table:formula="of:=ABS([.L1283]-[.E1283])" office:value-type="float" office:value="0.0000000399999999789458" calcext:value-type="float">
            <text:p>3,99999999789458E-08</text:p>
          </table:table-cell>
          <table:table-cell table:formula="of:=ABS([.M1283]-[.F1283])" office:value-type="float" office:value="0.00000000999999993922529" calcext:value-type="float">
            <text:p>9,99999993922529E-09</text:p>
          </table:table-cell>
          <table:table-cell/>
        </table:table-row>
        <table:table-row table:style-name="ro1">
          <table:table-cell office:value-type="float" office:value="1623609949.66769" calcext:value-type="float">
            <text:p>1623609949,6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office:value-type="float" office:value="0.77714596" calcext:value-type="float">
            <text:p>0,77714596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float" office:value="-38.75" calcext:value-type="float">
            <text:p>-38,75</text:p>
          </table:table-cell>
          <table:table-cell table:formula="of:=([.D1284]-[.I1284])^2" office:value-type="float" office:value="0.0625" calcext:value-type="float">
            <text:p>0,0625</text:p>
          </table:table-cell>
          <table:table-cell/>
          <table:table-cell table:formula="of:=ROUND(COS([.I1284]*PI()/180);7)" office:value-type="float" office:value="0.7798845" calcext:value-type="float">
            <text:p>0,7798845</text:p>
          </table:table-cell>
          <table:table-cell table:formula="of:=ROUND(SIN([.I1284]*PI()/180);7)" office:value-type="float" office:value="-0.6259235" calcext:value-type="float">
            <text:p>-0,6259235</text:p>
          </table:table-cell>
          <table:table-cell table:formula="of:=ABS([.L1284]-[.E1284])" office:value-type="float" office:value="0.00273853999999996" calcext:value-type="float">
            <text:p>0,00273854</text:p>
          </table:table-cell>
          <table:table-cell table:formula="of:=ABS([.M1284]-[.F1284])" office:value-type="float" office:value="0.0033968900000001" calcext:value-type="float">
            <text:p>0,00339689</text:p>
          </table:table-cell>
          <table:table-cell/>
        </table:table-row>
        <table:table-row table:style-name="ro1">
          <table:table-cell office:value-type="float" office:value="1623609949.76768" calcext:value-type="float">
            <text:p>1623609949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office:value-type="float" office:value="0.77714596" calcext:value-type="float">
            <text:p>0,77714596</text:p>
          </table:table-cell>
          <table:table-cell office:value-type="float" office:value="-0.62932039" calcext:value-type="float">
            <text:p>-0,62932039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float" office:value="-38.5" calcext:value-type="float">
            <text:p>-38,5</text:p>
          </table:table-cell>
          <table:table-cell table:formula="of:=([.D1285]-[.I1285])^2" office:value-type="float" office:value="0.25" calcext:value-type="float">
            <text:p>0,25</text:p>
          </table:table-cell>
          <table:table-cell/>
          <table:table-cell table:formula="of:=ROUND(COS([.I1285]*PI()/180);7)" office:value-type="float" office:value="0.7826082" calcext:value-type="float">
            <text:p>0,7826082</text:p>
          </table:table-cell>
          <table:table-cell table:formula="of:=ROUND(SIN([.I1285]*PI()/180);7)" office:value-type="float" office:value="-0.6225146" calcext:value-type="float">
            <text:p>-0,6225146</text:p>
          </table:table-cell>
          <table:table-cell table:formula="of:=ABS([.L1285]-[.E1285])" office:value-type="float" office:value="0.00546223999999995" calcext:value-type="float">
            <text:p>0,00546224</text:p>
          </table:table-cell>
          <table:table-cell table:formula="of:=ABS([.M1285]-[.F1285])" office:value-type="float" office:value="0.00680579000000003" calcext:value-type="float">
            <text:p>0,00680579</text:p>
          </table:table-cell>
          <table:table-cell/>
        </table:table-row>
        <table:table-row table:style-name="ro1">
          <table:table-cell office:value-type="float" office:value="1623609949.86767" calcext:value-type="float">
            <text:p>1623609949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-0.61566148" calcext:value-type="float">
            <text:p>-0,61566148</text:p>
          </table:table-cell>
          <table:table-cell office:value-type="float" office:value="-38" calcext:value-type="float">
            <text:p>-38</text:p>
          </table:table-cell>
          <table:table-cell/>
          <table:table-cell office:value-type="float" office:value="-38.25" calcext:value-type="float">
            <text:p>-38,25</text:p>
          </table:table-cell>
          <table:table-cell table:formula="of:=([.D1286]-[.I1286])^2" office:value-type="float" office:value="0.0625" calcext:value-type="float">
            <text:p>0,0625</text:p>
          </table:table-cell>
          <table:table-cell/>
          <table:table-cell table:formula="of:=ROUND(COS([.I1286]*PI()/180);7)" office:value-type="float" office:value="0.7853169" calcext:value-type="float">
            <text:p>0,7853169</text:p>
          </table:table-cell>
          <table:table-cell table:formula="of:=ROUND(SIN([.I1286]*PI()/180);7)" office:value-type="float" office:value="-0.6190939" calcext:value-type="float">
            <text:p>-0,6190939</text:p>
          </table:table-cell>
          <table:table-cell table:formula="of:=ABS([.L1286]-[.E1286])" office:value-type="float" office:value="0.00269385" calcext:value-type="float">
            <text:p>0,00269385</text:p>
          </table:table-cell>
          <table:table-cell table:formula="of:=ABS([.M1286]-[.F1286])" office:value-type="float" office:value="0.00343241999999999" calcext:value-type="float">
            <text:p>0,00343242</text:p>
          </table:table-cell>
          <table:table-cell/>
        </table:table-row>
        <table:table-row table:style-name="ro1">
          <table:table-cell office:value-type="float" office:value="1623609949.96768" calcext:value-type="float">
            <text:p>1623609949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-0.61566148" calcext:value-type="float">
            <text:p>-0,61566148</text:p>
          </table:table-cell>
          <table:table-cell office:value-type="float" office:value="-38" calcext:value-type="float">
            <text:p>-38</text:p>
          </table:table-cell>
          <table:table-cell/>
          <table:table-cell office:value-type="float" office:value="-38" calcext:value-type="float">
            <text:p>-38</text:p>
          </table:table-cell>
          <table:table-cell table:formula="of:=([.D1287]-[.I1287])^2" office:value-type="float" office:value="0" calcext:value-type="float">
            <text:p>0</text:p>
          </table:table-cell>
          <table:table-cell/>
          <table:table-cell table:formula="of:=ROUND(COS([.I1287]*PI()/180);7)" office:value-type="float" office:value="0.7880108" calcext:value-type="float">
            <text:p>0,7880108</text:p>
          </table:table-cell>
          <table:table-cell table:formula="of:=ROUND(SIN([.I1287]*PI()/180);7)" office:value-type="float" office:value="-0.6156615" calcext:value-type="float">
            <text:p>-0,6156615</text:p>
          </table:table-cell>
          <table:table-cell table:formula="of:=ABS([.L1287]-[.E1287])" office:value-type="float" office:value="0.0000000500000000291934" calcext:value-type="float">
            <text:p>5,00000000291934E-08</text:p>
          </table:table-cell>
          <table:table-cell table:formula="of:=ABS([.M1287]-[.F1287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50.06766" calcext:value-type="float">
            <text:p>1623609950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-0.61566148" calcext:value-type="float">
            <text:p>-0,61566148</text:p>
          </table:table-cell>
          <table:table-cell office:value-type="float" office:value="-38" calcext:value-type="float">
            <text:p>-38</text:p>
          </table:table-cell>
          <table:table-cell/>
          <table:table-cell office:value-type="float" office:value="-37.75" calcext:value-type="float">
            <text:p>-37,75</text:p>
          </table:table-cell>
          <table:table-cell table:formula="of:=([.D1288]-[.I1288])^2" office:value-type="float" office:value="0.0625" calcext:value-type="float">
            <text:p>0,0625</text:p>
          </table:table-cell>
          <table:table-cell/>
          <table:table-cell table:formula="of:=ROUND(COS([.I1288]*PI()/180);7)" office:value-type="float" office:value="0.7906896" calcext:value-type="float">
            <text:p>0,7906896</text:p>
          </table:table-cell>
          <table:table-cell table:formula="of:=ROUND(SIN([.I1288]*PI()/180);7)" office:value-type="float" office:value="-0.6122173" calcext:value-type="float">
            <text:p>-0,6122173</text:p>
          </table:table-cell>
          <table:table-cell table:formula="of:=ABS([.L1288]-[.E1288])" office:value-type="float" office:value="0.00267885000000001" calcext:value-type="float">
            <text:p>0,00267885</text:p>
          </table:table-cell>
          <table:table-cell table:formula="of:=ABS([.M1288]-[.F1288])" office:value-type="float" office:value="0.00344418000000002" calcext:value-type="float">
            <text:p>0,00344418</text:p>
          </table:table-cell>
          <table:table-cell/>
        </table:table-row>
        <table:table-row table:style-name="ro1">
          <table:table-cell office:value-type="float" office:value="1623609950.16767" calcext:value-type="float">
            <text:p>1623609950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office:value-type="float" office:value="0.78801075" calcext:value-type="float">
            <text:p>0,78801075</text:p>
          </table:table-cell>
          <table:table-cell office:value-type="float" office:value="-0.61566148" calcext:value-type="float">
            <text:p>-0,61566148</text:p>
          </table:table-cell>
          <table:table-cell office:value-type="float" office:value="-38" calcext:value-type="float">
            <text:p>-38</text:p>
          </table:table-cell>
          <table:table-cell/>
          <table:table-cell office:value-type="float" office:value="-37.5" calcext:value-type="float">
            <text:p>-37,5</text:p>
          </table:table-cell>
          <table:table-cell table:formula="of:=([.D1289]-[.I1289])^2" office:value-type="float" office:value="0.25" calcext:value-type="float">
            <text:p>0,25</text:p>
          </table:table-cell>
          <table:table-cell/>
          <table:table-cell table:formula="of:=ROUND(COS([.I1289]*PI()/180);7)" office:value-type="float" office:value="0.7933533" calcext:value-type="float">
            <text:p>0,7933533</text:p>
          </table:table-cell>
          <table:table-cell table:formula="of:=ROUND(SIN([.I1289]*PI()/180);7)" office:value-type="float" office:value="-0.6087614" calcext:value-type="float">
            <text:p>-0,6087614</text:p>
          </table:table-cell>
          <table:table-cell table:formula="of:=ABS([.L1289]-[.E1289])" office:value-type="float" office:value="0.00534255000000006" calcext:value-type="float">
            <text:p>0,00534255</text:p>
          </table:table-cell>
          <table:table-cell table:formula="of:=ABS([.M1289]-[.F1289])" office:value-type="float" office:value="0.00690007999999998" calcext:value-type="float">
            <text:p>0,00690008</text:p>
          </table:table-cell>
          <table:table-cell/>
        </table:table-row>
        <table:table-row table:style-name="ro1">
          <table:table-cell office:value-type="float" office:value="1623609950.26766" calcext:value-type="float">
            <text:p>1623609950,2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office:value-type="float" office:value="0.79863551" calcext:value-type="float">
            <text:p>0,79863551</text:p>
          </table:table-cell>
          <table:table-cell office:value-type="float" office:value="-0.60181502" calcext:value-type="float">
            <text:p>-0,60181502</text:p>
          </table:table-cell>
          <table:table-cell office:value-type="float" office:value="-37" calcext:value-type="float">
            <text:p>-37</text:p>
          </table:table-cell>
          <table:table-cell/>
          <table:table-cell office:value-type="float" office:value="-37.25" calcext:value-type="float">
            <text:p>-37,25</text:p>
          </table:table-cell>
          <table:table-cell table:formula="of:=([.D1290]-[.I1290])^2" office:value-type="float" office:value="0.0625" calcext:value-type="float">
            <text:p>0,0625</text:p>
          </table:table-cell>
          <table:table-cell/>
          <table:table-cell table:formula="of:=ROUND(COS([.I1290]*PI()/180);7)" office:value-type="float" office:value="0.796002" calcext:value-type="float">
            <text:p>0,796002</text:p>
          </table:table-cell>
          <table:table-cell table:formula="of:=ROUND(SIN([.I1290]*PI()/180);7)" office:value-type="float" office:value="-0.605294" calcext:value-type="float">
            <text:p>-0,605294</text:p>
          </table:table-cell>
          <table:table-cell table:formula="of:=ABS([.L1290]-[.E1290])" office:value-type="float" office:value="0.00263351000000001" calcext:value-type="float">
            <text:p>0,00263351</text:p>
          </table:table-cell>
          <table:table-cell table:formula="of:=ABS([.M1290]-[.F1290])" office:value-type="float" office:value="0.00347898000000002" calcext:value-type="float">
            <text:p>0,00347898</text:p>
          </table:table-cell>
          <table:table-cell/>
        </table:table-row>
        <table:table-row table:style-name="ro1">
          <table:table-cell office:value-type="float" office:value="1623609950.36765" calcext:value-type="float">
            <text:p>1623609950,3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office:value-type="float" office:value="0.79863551" calcext:value-type="float">
            <text:p>0,79863551</text:p>
          </table:table-cell>
          <table:table-cell office:value-type="float" office:value="-0.60181502" calcext:value-type="float">
            <text:p>-0,60181502</text:p>
          </table:table-cell>
          <table:table-cell office:value-type="float" office:value="-37" calcext:value-type="float">
            <text:p>-37</text:p>
          </table:table-cell>
          <table:table-cell/>
          <table:table-cell office:value-type="float" office:value="-37" calcext:value-type="float">
            <text:p>-37</text:p>
          </table:table-cell>
          <table:table-cell table:formula="of:=([.D1291]-[.I1291])^2" office:value-type="float" office:value="0" calcext:value-type="float">
            <text:p>0</text:p>
          </table:table-cell>
          <table:table-cell/>
          <table:table-cell table:formula="of:=ROUND(COS([.I1291]*PI()/180);7)" office:value-type="float" office:value="0.7986355" calcext:value-type="float">
            <text:p>0,7986355</text:p>
          </table:table-cell>
          <table:table-cell table:formula="of:=ROUND(SIN([.I1291]*PI()/180);7)" office:value-type="float" office:value="-0.601815" calcext:value-type="float">
            <text:p>-0,601815</text:p>
          </table:table-cell>
          <table:table-cell table:formula="of:=ABS([.L1291]-[.E1291])" office:value-type="float" office:value="0.00000000999999993922529" calcext:value-type="float">
            <text:p>9,99999993922529E-09</text:p>
          </table:table-cell>
          <table:table-cell table:formula="of:=ABS([.M1291]-[.F1291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50.46767" calcext:value-type="float">
            <text:p>1623609950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office:value-type="float" office:value="0.79863551" calcext:value-type="float">
            <text:p>0,79863551</text:p>
          </table:table-cell>
          <table:table-cell office:value-type="float" office:value="-0.60181502" calcext:value-type="float">
            <text:p>-0,60181502</text:p>
          </table:table-cell>
          <table:table-cell office:value-type="float" office:value="-37" calcext:value-type="float">
            <text:p>-37</text:p>
          </table:table-cell>
          <table:table-cell/>
          <table:table-cell office:value-type="float" office:value="-36.75" calcext:value-type="float">
            <text:p>-36,75</text:p>
          </table:table-cell>
          <table:table-cell table:formula="of:=([.D1292]-[.I1292])^2" office:value-type="float" office:value="0.0625" calcext:value-type="float">
            <text:p>0,0625</text:p>
          </table:table-cell>
          <table:table-cell/>
          <table:table-cell table:formula="of:=ROUND(COS([.I1292]*PI()/180);7)" office:value-type="float" office:value="0.8012538" calcext:value-type="float">
            <text:p>0,8012538</text:p>
          </table:table-cell>
          <table:table-cell table:formula="of:=ROUND(SIN([.I1292]*PI()/180);7)" office:value-type="float" office:value="-0.5983246" calcext:value-type="float">
            <text:p>-0,5983246</text:p>
          </table:table-cell>
          <table:table-cell table:formula="of:=ABS([.L1292]-[.E1292])" office:value-type="float" office:value="0.00261829000000002" calcext:value-type="float">
            <text:p>0,00261829</text:p>
          </table:table-cell>
          <table:table-cell table:formula="of:=ABS([.M1292]-[.F1292])" office:value-type="float" office:value="0.00349041999999999" calcext:value-type="float">
            <text:p>0,00349042</text:p>
          </table:table-cell>
          <table:table-cell/>
        </table:table-row>
        <table:table-row table:style-name="ro1">
          <table:table-cell office:value-type="float" office:value="1623609950.56767" calcext:value-type="float">
            <text:p>1623609950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-0.58778525" calcext:value-type="float">
            <text:p>-0,58778525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-36.5" calcext:value-type="float">
            <text:p>-36,5</text:p>
          </table:table-cell>
          <table:table-cell table:formula="of:=([.D1293]-[.I1293])^2" office:value-type="float" office:value="0.25" calcext:value-type="float">
            <text:p>0,25</text:p>
          </table:table-cell>
          <table:table-cell/>
          <table:table-cell table:formula="of:=ROUND(COS([.I1293]*PI()/180);7)" office:value-type="float" office:value="0.8038569" calcext:value-type="float">
            <text:p>0,8038569</text:p>
          </table:table-cell>
          <table:table-cell table:formula="of:=ROUND(SIN([.I1293]*PI()/180);7)" office:value-type="float" office:value="-0.5948228" calcext:value-type="float">
            <text:p>-0,5948228</text:p>
          </table:table-cell>
          <table:table-cell table:formula="of:=ABS([.L1293]-[.E1293])" office:value-type="float" office:value="0.00516009000000006" calcext:value-type="float">
            <text:p>0,00516009</text:p>
          </table:table-cell>
          <table:table-cell table:formula="of:=ABS([.M1293]-[.F1293])" office:value-type="float" office:value="0.00703754999999995" calcext:value-type="float">
            <text:p>0,00703755</text:p>
          </table:table-cell>
          <table:table-cell/>
        </table:table-row>
        <table:table-row table:style-name="ro1">
          <table:table-cell office:value-type="float" office:value="1623609950.66767" calcext:value-type="float">
            <text:p>1623609950,6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-0.58778525" calcext:value-type="float">
            <text:p>-0,58778525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-36.25" calcext:value-type="float">
            <text:p>-36,25</text:p>
          </table:table-cell>
          <table:table-cell table:formula="of:=([.D1294]-[.I1294])^2" office:value-type="float" office:value="0.0625" calcext:value-type="float">
            <text:p>0,0625</text:p>
          </table:table-cell>
          <table:table-cell/>
          <table:table-cell table:formula="of:=ROUND(COS([.I1294]*PI()/180);7)" office:value-type="float" office:value="0.8064446" calcext:value-type="float">
            <text:p>0,8064446</text:p>
          </table:table-cell>
          <table:table-cell table:formula="of:=ROUND(SIN([.I1294]*PI()/180);7)" office:value-type="float" office:value="-0.5913096" calcext:value-type="float">
            <text:p>-0,5913096</text:p>
          </table:table-cell>
          <table:table-cell table:formula="of:=ABS([.L1294]-[.E1294])" office:value-type="float" office:value="0.00257239000000009" calcext:value-type="float">
            <text:p>0,00257239</text:p>
          </table:table-cell>
          <table:table-cell table:formula="of:=ABS([.M1294]-[.F1294])" office:value-type="float" office:value="0.00352434999999995" calcext:value-type="float">
            <text:p>0,00352435</text:p>
          </table:table-cell>
          <table:table-cell/>
        </table:table-row>
        <table:table-row table:style-name="ro1">
          <table:table-cell office:value-type="float" office:value="1623609950.76767" calcext:value-type="float">
            <text:p>1623609950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-0.58778525" calcext:value-type="float">
            <text:p>-0,58778525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-36" calcext:value-type="float">
            <text:p>-36</text:p>
          </table:table-cell>
          <table:table-cell table:formula="of:=([.D1295]-[.I1295])^2" office:value-type="float" office:value="0" calcext:value-type="float">
            <text:p>0</text:p>
          </table:table-cell>
          <table:table-cell/>
          <table:table-cell table:formula="of:=ROUND(COS([.I1295]*PI()/180);7)" office:value-type="float" office:value="0.809017" calcext:value-type="float">
            <text:p>0,809017</text:p>
          </table:table-cell>
          <table:table-cell table:formula="of:=ROUND(SIN([.I1295]*PI()/180);7)" office:value-type="float" office:value="-0.5877853" calcext:value-type="float">
            <text:p>-0,5877853</text:p>
          </table:table-cell>
          <table:table-cell table:formula="of:=ABS([.L1295]-[.E1295])" office:value-type="float" office:value="0.00000000999999993922529" calcext:value-type="float">
            <text:p>9,99999993922529E-09</text:p>
          </table:table-cell>
          <table:table-cell table:formula="of:=ABS([.M1295]-[.F1295])" office:value-type="float" office:value="0.0000000499999999181711" calcext:value-type="float">
            <text:p>4,99999999181711E-08</text:p>
          </table:table-cell>
          <table:table-cell/>
        </table:table-row>
        <table:table-row table:style-name="ro1">
          <table:table-cell office:value-type="float" office:value="1623609950.86766" calcext:value-type="float">
            <text:p>1623609950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office:value-type="float" office:value="0.80901699" calcext:value-type="float">
            <text:p>0,80901699</text:p>
          </table:table-cell>
          <table:table-cell office:value-type="float" office:value="-0.58778525" calcext:value-type="float">
            <text:p>-0,58778525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-35.75" calcext:value-type="float">
            <text:p>-35,75</text:p>
          </table:table-cell>
          <table:table-cell table:formula="of:=([.D1296]-[.I1296])^2" office:value-type="float" office:value="0.0625" calcext:value-type="float">
            <text:p>0,0625</text:p>
          </table:table-cell>
          <table:table-cell/>
          <table:table-cell table:formula="of:=ROUND(COS([.I1296]*PI()/180);7)" office:value-type="float" office:value="0.811574" calcext:value-type="float">
            <text:p>0,811574</text:p>
          </table:table-cell>
          <table:table-cell table:formula="of:=ROUND(SIN([.I1296]*PI()/180);7)" office:value-type="float" office:value="-0.5842497" calcext:value-type="float">
            <text:p>-0,5842497</text:p>
          </table:table-cell>
          <table:table-cell table:formula="of:=ABS([.L1296]-[.E1296])" office:value-type="float" office:value="0.00255700999999997" calcext:value-type="float">
            <text:p>0,00255701</text:p>
          </table:table-cell>
          <table:table-cell table:formula="of:=ABS([.M1296]-[.F1296])" office:value-type="float" office:value="0.00353555000000005" calcext:value-type="float">
            <text:p>0,00353555</text:p>
          </table:table-cell>
          <table:table-cell/>
        </table:table-row>
        <table:table-row table:style-name="ro1">
          <table:table-cell office:value-type="float" office:value="1623609950.96768" calcext:value-type="float">
            <text:p>1623609950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81915204" calcext:value-type="float">
            <text:p>0,81915204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-35.5" calcext:value-type="float">
            <text:p>-35,5</text:p>
          </table:table-cell>
          <table:table-cell table:formula="of:=([.D1297]-[.I1297])^2" office:value-type="float" office:value="0.25" calcext:value-type="float">
            <text:p>0,25</text:p>
          </table:table-cell>
          <table:table-cell/>
          <table:table-cell table:formula="of:=ROUND(COS([.I1297]*PI()/180);7)" office:value-type="float" office:value="0.8141155" calcext:value-type="float">
            <text:p>0,8141155</text:p>
          </table:table-cell>
          <table:table-cell table:formula="of:=ROUND(SIN([.I1297]*PI()/180);7)" office:value-type="float" office:value="-0.580703" calcext:value-type="float">
            <text:p>-0,580703</text:p>
          </table:table-cell>
          <table:table-cell table:formula="of:=ABS([.L1297]-[.E1297])" office:value-type="float" office:value="0.00503653999999998" calcext:value-type="float">
            <text:p>0,00503654</text:p>
          </table:table-cell>
          <table:table-cell table:formula="of:=ABS([.M1297]-[.F1297])" office:value-type="float" office:value="0.00712656" calcext:value-type="float">
            <text:p>0,00712656</text:p>
          </table:table-cell>
          <table:table-cell/>
        </table:table-row>
        <table:table-row table:style-name="ro1">
          <table:table-cell office:value-type="float" office:value="1623609951.06766" calcext:value-type="float">
            <text:p>1623609951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81915204" calcext:value-type="float">
            <text:p>0,81915204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-35.25" calcext:value-type="float">
            <text:p>-35,25</text:p>
          </table:table-cell>
          <table:table-cell table:formula="of:=([.D1298]-[.I1298])^2" office:value-type="float" office:value="0.0625" calcext:value-type="float">
            <text:p>0,0625</text:p>
          </table:table-cell>
          <table:table-cell/>
          <table:table-cell table:formula="of:=ROUND(COS([.I1298]*PI()/180);7)" office:value-type="float" office:value="0.8166416" calcext:value-type="float">
            <text:p>0,8166416</text:p>
          </table:table-cell>
          <table:table-cell table:formula="of:=ROUND(SIN([.I1298]*PI()/180);7)" office:value-type="float" office:value="-0.5771452" calcext:value-type="float">
            <text:p>-0,5771452</text:p>
          </table:table-cell>
          <table:table-cell table:formula="of:=ABS([.L1298]-[.E1298])" office:value-type="float" office:value="0.00251044" calcext:value-type="float">
            <text:p>0,00251044</text:p>
          </table:table-cell>
          <table:table-cell table:formula="of:=ABS([.M1298]-[.F1298])" office:value-type="float" office:value="0.00356876000000006" calcext:value-type="float">
            <text:p>0,00356876</text:p>
          </table:table-cell>
          <table:table-cell/>
        </table:table-row>
        <table:table-row table:style-name="ro1">
          <table:table-cell office:value-type="float" office:value="1623609951.16768" calcext:value-type="float">
            <text:p>1623609951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81915204" calcext:value-type="float">
            <text:p>0,81915204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D1299]-[.I1299])^2" office:value-type="float" office:value="0" calcext:value-type="float">
            <text:p>0</text:p>
          </table:table-cell>
          <table:table-cell/>
          <table:table-cell table:formula="of:=ROUND(COS([.I1299]*PI()/180);7)" office:value-type="float" office:value="0.819152" calcext:value-type="float">
            <text:p>0,819152</text:p>
          </table:table-cell>
          <table:table-cell table:formula="of:=ROUND(SIN([.I1299]*PI()/180);7)" office:value-type="float" office:value="-0.5735764" calcext:value-type="float">
            <text:p>-0,5735764</text:p>
          </table:table-cell>
          <table:table-cell table:formula="of:=ABS([.L1299]-[.E1299])" office:value-type="float" office:value="0.0000000399999999789458" calcext:value-type="float">
            <text:p>3,99999999789458E-08</text:p>
          </table:table-cell>
          <table:table-cell table:formula="of:=ABS([.M1299]-[.F1299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51.26767" calcext:value-type="float">
            <text:p>1623609951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81915204" calcext:value-type="float">
            <text:p>0,81915204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-34.75" calcext:value-type="float">
            <text:p>-34,75</text:p>
          </table:table-cell>
          <table:table-cell table:formula="of:=([.D1300]-[.I1300])^2" office:value-type="float" office:value="0.0625" calcext:value-type="float">
            <text:p>0,0625</text:p>
          </table:table-cell>
          <table:table-cell/>
          <table:table-cell table:formula="of:=ROUND(COS([.I1300]*PI()/180);7)" office:value-type="float" office:value="0.8216469" calcext:value-type="float">
            <text:p>0,8216469</text:p>
          </table:table-cell>
          <table:table-cell table:formula="of:=ROUND(SIN([.I1300]*PI()/180);7)" office:value-type="float" office:value="-0.5699968" calcext:value-type="float">
            <text:p>-0,5699968</text:p>
          </table:table-cell>
          <table:table-cell table:formula="of:=ABS([.L1300]-[.E1300])" office:value-type="float" office:value="0.00249485999999999" calcext:value-type="float">
            <text:p>0,00249486</text:p>
          </table:table-cell>
          <table:table-cell table:formula="of:=ABS([.M1300]-[.F1300])" office:value-type="float" office:value="0.00357963999999999" calcext:value-type="float">
            <text:p>0,00357964</text:p>
          </table:table-cell>
          <table:table-cell/>
        </table:table-row>
        <table:table-row table:style-name="ro1">
          <table:table-cell office:value-type="float" office:value="1623609951.36761" calcext:value-type="float">
            <text:p>1623609951,3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81915204" calcext:value-type="float">
            <text:p>0,81915204</text:p>
          </table:table-cell>
          <table:table-cell office:value-type="float" office:value="-0.57357644" calcext:value-type="float">
            <text:p>-0,57357644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-34.5" calcext:value-type="float">
            <text:p>-34,5</text:p>
          </table:table-cell>
          <table:table-cell table:formula="of:=([.D1301]-[.I1301])^2" office:value-type="float" office:value="0.25" calcext:value-type="float">
            <text:p>0,25</text:p>
          </table:table-cell>
          <table:table-cell/>
          <table:table-cell table:formula="of:=ROUND(COS([.I1301]*PI()/180);7)" office:value-type="float" office:value="0.8241262" calcext:value-type="float">
            <text:p>0,8241262</text:p>
          </table:table-cell>
          <table:table-cell table:formula="of:=ROUND(SIN([.I1301]*PI()/180);7)" office:value-type="float" office:value="-0.5664062" calcext:value-type="float">
            <text:p>-0,5664062</text:p>
          </table:table-cell>
          <table:table-cell table:formula="of:=ABS([.L1301]-[.E1301])" office:value-type="float" office:value="0.00497416000000006" calcext:value-type="float">
            <text:p>0,00497416</text:p>
          </table:table-cell>
          <table:table-cell table:formula="of:=ABS([.M1301]-[.F1301])" office:value-type="float" office:value="0.00717023999999999" calcext:value-type="float">
            <text:p>0,00717024</text:p>
          </table:table-cell>
          <table:table-cell/>
        </table:table-row>
        <table:table-row table:style-name="ro1">
          <table:table-cell office:value-type="float" office:value="1623609951.46767" calcext:value-type="float">
            <text:p>1623609951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office:value-type="float" office:value="0.82903757" calcext:value-type="float">
            <text:p>0,82903757</text:p>
          </table:table-cell>
          <table:table-cell office:value-type="float" office:value="-0.5591929" calcext:value-type="float">
            <text:p>-0,5591929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-34.25" calcext:value-type="float">
            <text:p>-34,25</text:p>
          </table:table-cell>
          <table:table-cell table:formula="of:=([.D1302]-[.I1302])^2" office:value-type="float" office:value="0.0625" calcext:value-type="float">
            <text:p>0,0625</text:p>
          </table:table-cell>
          <table:table-cell/>
          <table:table-cell table:formula="of:=ROUND(COS([.I1302]*PI()/180);7)" office:value-type="float" office:value="0.8265897" calcext:value-type="float">
            <text:p>0,8265897</text:p>
          </table:table-cell>
          <table:table-cell table:formula="of:=ROUND(SIN([.I1302]*PI()/180);7)" office:value-type="float" office:value="-0.5628049" calcext:value-type="float">
            <text:p>-0,5628049</text:p>
          </table:table-cell>
          <table:table-cell table:formula="of:=ABS([.L1302]-[.E1302])" office:value-type="float" office:value="0.00244787000000002" calcext:value-type="float">
            <text:p>0,00244787</text:p>
          </table:table-cell>
          <table:table-cell table:formula="of:=ABS([.M1302]-[.F1302])" office:value-type="float" office:value="0.00361200000000006" calcext:value-type="float">
            <text:p>0,003612</text:p>
          </table:table-cell>
          <table:table-cell/>
        </table:table-row>
        <table:table-row table:style-name="ro1">
          <table:table-cell office:value-type="float" office:value="1623609951.56763" calcext:value-type="float">
            <text:p>1623609951,5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office:value-type="float" office:value="0.82903757" calcext:value-type="float">
            <text:p>0,82903757</text:p>
          </table:table-cell>
          <table:table-cell office:value-type="float" office:value="-0.5591929" calcext:value-type="float">
            <text:p>-0,5591929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-34" calcext:value-type="float">
            <text:p>-34</text:p>
          </table:table-cell>
          <table:table-cell table:formula="of:=([.D1303]-[.I1303])^2" office:value-type="float" office:value="0" calcext:value-type="float">
            <text:p>0</text:p>
          </table:table-cell>
          <table:table-cell/>
          <table:table-cell table:formula="of:=ROUND(COS([.I1303]*PI()/180);7)" office:value-type="float" office:value="0.8290376" calcext:value-type="float">
            <text:p>0,8290376</text:p>
          </table:table-cell>
          <table:table-cell table:formula="of:=ROUND(SIN([.I1303]*PI()/180);7)" office:value-type="float" office:value="-0.5591929" calcext:value-type="float">
            <text:p>-0,5591929</text:p>
          </table:table-cell>
          <table:table-cell table:formula="of:=ABS([.L1303]-[.E1303])" office:value-type="float" office:value="0.0000000300000000397205" calcext:value-type="float">
            <text:p>3,00000000397205E-08</text:p>
          </table:table-cell>
          <table:table-cell table:formula="of:=ABS([.M1303]-[.F13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51.6677" calcext:value-type="float">
            <text:p>1623609951,6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office:value-type="float" office:value="0.82903757" calcext:value-type="float">
            <text:p>0,82903757</text:p>
          </table:table-cell>
          <table:table-cell office:value-type="float" office:value="-0.5591929" calcext:value-type="float">
            <text:p>-0,5591929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-33.75" calcext:value-type="float">
            <text:p>-33,75</text:p>
          </table:table-cell>
          <table:table-cell table:formula="of:=([.D1304]-[.I1304])^2" office:value-type="float" office:value="0.0625" calcext:value-type="float">
            <text:p>0,0625</text:p>
          </table:table-cell>
          <table:table-cell/>
          <table:table-cell table:formula="of:=ROUND(COS([.I1304]*PI()/180);7)" office:value-type="float" office:value="0.8314696" calcext:value-type="float">
            <text:p>0,8314696</text:p>
          </table:table-cell>
          <table:table-cell table:formula="of:=ROUND(SIN([.I1304]*PI()/180);7)" office:value-type="float" office:value="-0.5555702" calcext:value-type="float">
            <text:p>-0,5555702</text:p>
          </table:table-cell>
          <table:table-cell table:formula="of:=ABS([.L1304]-[.E1304])" office:value-type="float" office:value="0.00243203000000003" calcext:value-type="float">
            <text:p>0,00243203</text:p>
          </table:table-cell>
          <table:table-cell table:formula="of:=ABS([.M1304]-[.F1304])" office:value-type="float" office:value="0.00362269999999998" calcext:value-type="float">
            <text:p>0,0036227</text:p>
          </table:table-cell>
          <table:table-cell/>
        </table:table-row>
        <table:table-row table:style-name="ro1">
          <table:table-cell office:value-type="float" office:value="1623609951.76768" calcext:value-type="float">
            <text:p>1623609951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-0.54463904" calcext:value-type="float">
            <text:p>-0,54463904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-33.5" calcext:value-type="float">
            <text:p>-33,5</text:p>
          </table:table-cell>
          <table:table-cell table:formula="of:=([.D1305]-[.I1305])^2" office:value-type="float" office:value="0.25" calcext:value-type="float">
            <text:p>0,25</text:p>
          </table:table-cell>
          <table:table-cell/>
          <table:table-cell table:formula="of:=ROUND(COS([.I1305]*PI()/180);7)" office:value-type="float" office:value="0.8338858" calcext:value-type="float">
            <text:p>0,8338858</text:p>
          </table:table-cell>
          <table:table-cell table:formula="of:=ROUND(SIN([.I1305]*PI()/180);7)" office:value-type="float" office:value="-0.551937" calcext:value-type="float">
            <text:p>-0,551937</text:p>
          </table:table-cell>
          <table:table-cell table:formula="of:=ABS([.L1305]-[.E1305])" office:value-type="float" office:value="0.00478476999999999" calcext:value-type="float">
            <text:p>0,00478477</text:p>
          </table:table-cell>
          <table:table-cell table:formula="of:=ABS([.M1305]-[.F1305])" office:value-type="float" office:value="0.00729796000000005" calcext:value-type="float">
            <text:p>0,00729796</text:p>
          </table:table-cell>
          <table:table-cell/>
        </table:table-row>
        <table:table-row table:style-name="ro1">
          <table:table-cell office:value-type="float" office:value="1623609951.86766" calcext:value-type="float">
            <text:p>1623609951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-0.54463904" calcext:value-type="float">
            <text:p>-0,54463904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-33.25" calcext:value-type="float">
            <text:p>-33,25</text:p>
          </table:table-cell>
          <table:table-cell table:formula="of:=([.D1306]-[.I1306])^2" office:value-type="float" office:value="0.0625" calcext:value-type="float">
            <text:p>0,0625</text:p>
          </table:table-cell>
          <table:table-cell/>
          <table:table-cell table:formula="of:=ROUND(COS([.I1306]*PI()/180);7)" office:value-type="float" office:value="0.8362862" calcext:value-type="float">
            <text:p>0,8362862</text:p>
          </table:table-cell>
          <table:table-cell table:formula="of:=ROUND(SIN([.I1306]*PI()/180);7)" office:value-type="float" office:value="-0.5482932" calcext:value-type="float">
            <text:p>-0,5482932</text:p>
          </table:table-cell>
          <table:table-cell table:formula="of:=ABS([.L1306]-[.E1306])" office:value-type="float" office:value="0.00238437000000002" calcext:value-type="float">
            <text:p>0,00238437</text:p>
          </table:table-cell>
          <table:table-cell table:formula="of:=ABS([.M1306]-[.F1306])" office:value-type="float" office:value="0.00365416000000007" calcext:value-type="float">
            <text:p>0,00365416</text:p>
          </table:table-cell>
          <table:table-cell/>
        </table:table-row>
        <table:table-row table:style-name="ro1">
          <table:table-cell office:value-type="float" office:value="1623609951.96769" calcext:value-type="float">
            <text:p>1623609951,9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-0.54463904" calcext:value-type="float">
            <text:p>-0,54463904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-33" calcext:value-type="float">
            <text:p>-33</text:p>
          </table:table-cell>
          <table:table-cell table:formula="of:=([.D1307]-[.I1307])^2" office:value-type="float" office:value="0" calcext:value-type="float">
            <text:p>0</text:p>
          </table:table-cell>
          <table:table-cell/>
          <table:table-cell table:formula="of:=ROUND(COS([.I1307]*PI()/180);7)" office:value-type="float" office:value="0.8386706" calcext:value-type="float">
            <text:p>0,8386706</text:p>
          </table:table-cell>
          <table:table-cell table:formula="of:=ROUND(SIN([.I1307]*PI()/180);7)" office:value-type="float" office:value="-0.544639" calcext:value-type="float">
            <text:p>-0,544639</text:p>
          </table:table-cell>
          <table:table-cell table:formula="of:=ABS([.L1307]-[.E1307])" office:value-type="float" office:value="0.0000000300000000397205" calcext:value-type="float">
            <text:p>3,00000000397205E-08</text:p>
          </table:table-cell>
          <table:table-cell table:formula="of:=ABS([.M1307]-[.F1307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52.06767" calcext:value-type="float">
            <text:p>1623609952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-0.54463904" calcext:value-type="float">
            <text:p>-0,54463904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-32.75" calcext:value-type="float">
            <text:p>-32,75</text:p>
          </table:table-cell>
          <table:table-cell table:formula="of:=([.D1308]-[.I1308])^2" office:value-type="float" office:value="0.0625" calcext:value-type="float">
            <text:p>0,0625</text:p>
          </table:table-cell>
          <table:table-cell/>
          <table:table-cell table:formula="of:=ROUND(COS([.I1308]*PI()/180);7)" office:value-type="float" office:value="0.841039" calcext:value-type="float">
            <text:p>0,841039</text:p>
          </table:table-cell>
          <table:table-cell table:formula="of:=ROUND(SIN([.I1308]*PI()/180);7)" office:value-type="float" office:value="-0.5409745" calcext:value-type="float">
            <text:p>-0,5409745</text:p>
          </table:table-cell>
          <table:table-cell table:formula="of:=ABS([.L1308]-[.E1308])" office:value-type="float" office:value="0.00236842999999998" calcext:value-type="float">
            <text:p>0,00236843</text:p>
          </table:table-cell>
          <table:table-cell table:formula="of:=ABS([.M1308]-[.F1308])" office:value-type="float" office:value="0.00366453999999994" calcext:value-type="float">
            <text:p>0,00366454</text:p>
          </table:table-cell>
          <table:table-cell/>
        </table:table-row>
        <table:table-row table:style-name="ro1">
          <table:table-cell office:value-type="float" office:value="1623609952.16765" calcext:value-type="float">
            <text:p>1623609952,1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office:value-type="float" office:value="0.83867057" calcext:value-type="float">
            <text:p>0,83867057</text:p>
          </table:table-cell>
          <table:table-cell office:value-type="float" office:value="-0.54463904" calcext:value-type="float">
            <text:p>-0,54463904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-32.5" calcext:value-type="float">
            <text:p>-32,5</text:p>
          </table:table-cell>
          <table:table-cell table:formula="of:=([.D1309]-[.I1309])^2" office:value-type="float" office:value="0.25" calcext:value-type="float">
            <text:p>0,25</text:p>
          </table:table-cell>
          <table:table-cell/>
          <table:table-cell table:formula="of:=ROUND(COS([.I1309]*PI()/180);7)" office:value-type="float" office:value="0.8433914" calcext:value-type="float">
            <text:p>0,8433914</text:p>
          </table:table-cell>
          <table:table-cell table:formula="of:=ROUND(SIN([.I1309]*PI()/180);7)" office:value-type="float" office:value="-0.5372996" calcext:value-type="float">
            <text:p>-0,5372996</text:p>
          </table:table-cell>
          <table:table-cell table:formula="of:=ABS([.L1309]-[.E1309])" office:value-type="float" office:value="0.00472083000000001" calcext:value-type="float">
            <text:p>0,00472083</text:p>
          </table:table-cell>
          <table:table-cell table:formula="of:=ABS([.M1309]-[.F1309])" office:value-type="float" office:value="0.00733943999999998" calcext:value-type="float">
            <text:p>0,00733944</text:p>
          </table:table-cell>
          <table:table-cell/>
        </table:table-row>
        <table:table-row table:style-name="ro1">
          <table:table-cell office:value-type="float" office:value="1623609952.26767" calcext:value-type="float">
            <text:p>1623609952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0.8480481" calcext:value-type="float">
            <text:p>0,8480481</text:p>
          </table:table-cell>
          <table:table-cell office:value-type="float" office:value="-0.52991926" calcext:value-type="float">
            <text:p>-0,52991926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-32.25" calcext:value-type="float">
            <text:p>-32,25</text:p>
          </table:table-cell>
          <table:table-cell table:formula="of:=([.D1310]-[.I1310])^2" office:value-type="float" office:value="0.0625" calcext:value-type="float">
            <text:p>0,0625</text:p>
          </table:table-cell>
          <table:table-cell/>
          <table:table-cell table:formula="of:=ROUND(COS([.I1310]*PI()/180);7)" office:value-type="float" office:value="0.8457278" calcext:value-type="float">
            <text:p>0,8457278</text:p>
          </table:table-cell>
          <table:table-cell table:formula="of:=ROUND(SIN([.I1310]*PI()/180);7)" office:value-type="float" office:value="-0.5336145" calcext:value-type="float">
            <text:p>-0,5336145</text:p>
          </table:table-cell>
          <table:table-cell table:formula="of:=ABS([.L1310]-[.E1310])" office:value-type="float" office:value="0.00232029999999994" calcext:value-type="float">
            <text:p>0,0023203</text:p>
          </table:table-cell>
          <table:table-cell table:formula="of:=ABS([.M1310]-[.F1310])" office:value-type="float" office:value="0.00369523999999999" calcext:value-type="float">
            <text:p>0,00369524</text:p>
          </table:table-cell>
          <table:table-cell/>
        </table:table-row>
        <table:table-row table:style-name="ro1">
          <table:table-cell office:value-type="float" office:value="1623609952.36768" calcext:value-type="float">
            <text:p>1623609952,3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0.8480481" calcext:value-type="float">
            <text:p>0,8480481</text:p>
          </table:table-cell>
          <table:table-cell office:value-type="float" office:value="-0.52991926" calcext:value-type="float">
            <text:p>-0,52991926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-32" calcext:value-type="float">
            <text:p>-32</text:p>
          </table:table-cell>
          <table:table-cell table:formula="of:=([.D1311]-[.I1311])^2" office:value-type="float" office:value="0" calcext:value-type="float">
            <text:p>0</text:p>
          </table:table-cell>
          <table:table-cell/>
          <table:table-cell table:formula="of:=ROUND(COS([.I1311]*PI()/180);7)" office:value-type="float" office:value="0.8480481" calcext:value-type="float">
            <text:p>0,8480481</text:p>
          </table:table-cell>
          <table:table-cell table:formula="of:=ROUND(SIN([.I1311]*PI()/180);7)" office:value-type="float" office:value="-0.5299193" calcext:value-type="float">
            <text:p>-0,5299193</text:p>
          </table:table-cell>
          <table:table-cell table:formula="of:=ABS([.L1311]-[.E1311])" office:value-type="float" office:value="0" calcext:value-type="float">
            <text:p>0</text:p>
          </table:table-cell>
          <table:table-cell table:formula="of:=ABS([.M1311]-[.F1311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52.46766" calcext:value-type="float">
            <text:p>1623609952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0.8480481" calcext:value-type="float">
            <text:p>0,8480481</text:p>
          </table:table-cell>
          <table:table-cell office:value-type="float" office:value="-0.52991926" calcext:value-type="float">
            <text:p>-0,52991926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-31.75" calcext:value-type="float">
            <text:p>-31,75</text:p>
          </table:table-cell>
          <table:table-cell table:formula="of:=([.D1312]-[.I1312])^2" office:value-type="float" office:value="0.0625" calcext:value-type="float">
            <text:p>0,0625</text:p>
          </table:table-cell>
          <table:table-cell/>
          <table:table-cell table:formula="of:=ROUND(COS([.I1312]*PI()/180);7)" office:value-type="float" office:value="0.8503522" calcext:value-type="float">
            <text:p>0,8503522</text:p>
          </table:table-cell>
          <table:table-cell table:formula="of:=ROUND(SIN([.I1312]*PI()/180);7)" office:value-type="float" office:value="-0.5262139" calcext:value-type="float">
            <text:p>-0,5262139</text:p>
          </table:table-cell>
          <table:table-cell table:formula="of:=ABS([.L1312]-[.E1312])" office:value-type="float" office:value="0.00230410000000003" calcext:value-type="float">
            <text:p>0,0023041</text:p>
          </table:table-cell>
          <table:table-cell table:formula="of:=ABS([.M1312]-[.F1312])" office:value-type="float" office:value="0.00370535999999999" calcext:value-type="float">
            <text:p>0,00370536</text:p>
          </table:table-cell>
          <table:table-cell/>
        </table:table-row>
        <table:table-row table:style-name="ro1">
          <table:table-cell office:value-type="float" office:value="1623609952.56765" calcext:value-type="float">
            <text:p>1623609952,5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8571673" calcext:value-type="float">
            <text:p>0,8571673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-31.5" calcext:value-type="float">
            <text:p>-31,5</text:p>
          </table:table-cell>
          <table:table-cell table:formula="of:=([.D1313]-[.I1313])^2" office:value-type="float" office:value="0.25" calcext:value-type="float">
            <text:p>0,25</text:p>
          </table:table-cell>
          <table:table-cell/>
          <table:table-cell table:formula="of:=ROUND(COS([.I1313]*PI()/180);7)" office:value-type="float" office:value="0.8526402" calcext:value-type="float">
            <text:p>0,8526402</text:p>
          </table:table-cell>
          <table:table-cell table:formula="of:=ROUND(SIN([.I1313]*PI()/180);7)" office:value-type="float" office:value="-0.5224986" calcext:value-type="float">
            <text:p>-0,5224986</text:p>
          </table:table-cell>
          <table:table-cell table:formula="of:=ABS([.L1313]-[.E1313])" office:value-type="float" office:value="0.00452710000000001" calcext:value-type="float">
            <text:p>0,0045271</text:p>
          </table:table-cell>
          <table:table-cell table:formula="of:=ABS([.M1313]-[.F1313])" office:value-type="float" office:value="0.00746053000000002" calcext:value-type="float">
            <text:p>0,00746053</text:p>
          </table:table-cell>
          <table:table-cell/>
        </table:table-row>
        <table:table-row table:style-name="ro1">
          <table:table-cell office:value-type="float" office:value="1623609952.6676" calcext:value-type="float">
            <text:p>1623609952,6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8571673" calcext:value-type="float">
            <text:p>0,8571673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-31.25" calcext:value-type="float">
            <text:p>-31,25</text:p>
          </table:table-cell>
          <table:table-cell table:formula="of:=([.D1314]-[.I1314])^2" office:value-type="float" office:value="0.0625" calcext:value-type="float">
            <text:p>0,0625</text:p>
          </table:table-cell>
          <table:table-cell/>
          <table:table-cell table:formula="of:=ROUND(COS([.I1314]*PI()/180);7)" office:value-type="float" office:value="0.8549119" calcext:value-type="float">
            <text:p>0,8549119</text:p>
          </table:table-cell>
          <table:table-cell table:formula="of:=ROUND(SIN([.I1314]*PI()/180);7)" office:value-type="float" office:value="-0.5187733" calcext:value-type="float">
            <text:p>-0,5187733</text:p>
          </table:table-cell>
          <table:table-cell table:formula="of:=ABS([.L1314]-[.E1314])" office:value-type="float" office:value="0.00225540000000002" calcext:value-type="float">
            <text:p>0,0022554</text:p>
          </table:table-cell>
          <table:table-cell table:formula="of:=ABS([.M1314]-[.F1314])" office:value-type="float" office:value="0.00373522999999998" calcext:value-type="float">
            <text:p>0,00373523</text:p>
          </table:table-cell>
          <table:table-cell/>
        </table:table-row>
        <table:table-row table:style-name="ro1">
          <table:table-cell office:value-type="float" office:value="1623609952.76766" calcext:value-type="float">
            <text:p>1623609952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8571673" calcext:value-type="float">
            <text:p>0,8571673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-31" calcext:value-type="float">
            <text:p>-31</text:p>
          </table:table-cell>
          <table:table-cell table:formula="of:=([.D1315]-[.I1315])^2" office:value-type="float" office:value="0" calcext:value-type="float">
            <text:p>0</text:p>
          </table:table-cell>
          <table:table-cell/>
          <table:table-cell table:formula="of:=ROUND(COS([.I1315]*PI()/180);7)" office:value-type="float" office:value="0.8571673" calcext:value-type="float">
            <text:p>0,8571673</text:p>
          </table:table-cell>
          <table:table-cell table:formula="of:=ROUND(SIN([.I1315]*PI()/180);7)" office:value-type="float" office:value="-0.5150381" calcext:value-type="float">
            <text:p>-0,5150381</text:p>
          </table:table-cell>
          <table:table-cell table:formula="of:=ABS([.L1315]-[.E1315])" office:value-type="float" office:value="0" calcext:value-type="float">
            <text:p>0</text:p>
          </table:table-cell>
          <table:table-cell table:formula="of:=ABS([.M1315]-[.F1315])" office:value-type="float" office:value="0.0000000300000000397205" calcext:value-type="float">
            <text:p>3,00000000397205E-08</text:p>
          </table:table-cell>
          <table:table-cell/>
        </table:table-row>
        <table:table-row table:style-name="ro1">
          <table:table-cell office:value-type="float" office:value="1623609952.86761" calcext:value-type="float">
            <text:p>1623609952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8571673" calcext:value-type="float">
            <text:p>0,8571673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-30.75" calcext:value-type="float">
            <text:p>-30,75</text:p>
          </table:table-cell>
          <table:table-cell table:formula="of:=([.D1316]-[.I1316])^2" office:value-type="float" office:value="0.0625" calcext:value-type="float">
            <text:p>0,0625</text:p>
          </table:table-cell>
          <table:table-cell/>
          <table:table-cell table:formula="of:=ROUND(COS([.I1316]*PI()/180);7)" office:value-type="float" office:value="0.8594064" calcext:value-type="float">
            <text:p>0,8594064</text:p>
          </table:table-cell>
          <table:table-cell table:formula="of:=ROUND(SIN([.I1316]*PI()/180);7)" office:value-type="float" office:value="-0.5112931" calcext:value-type="float">
            <text:p>-0,5112931</text:p>
          </table:table-cell>
          <table:table-cell table:formula="of:=ABS([.L1316]-[.E1316])" office:value-type="float" office:value="0.00223910000000005" calcext:value-type="float">
            <text:p>0,0022391</text:p>
          </table:table-cell>
          <table:table-cell table:formula="of:=ABS([.M1316]-[.F1316])" office:value-type="float" office:value="0.00374497000000007" calcext:value-type="float">
            <text:p>0,00374497</text:p>
          </table:table-cell>
          <table:table-cell/>
        </table:table-row>
        <table:table-row table:style-name="ro1">
          <table:table-cell office:value-type="float" office:value="1623609952.96768" calcext:value-type="float">
            <text:p>1623609952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8571673" calcext:value-type="float">
            <text:p>0,8571673</text:p>
          </table:table-cell>
          <table:table-cell office:value-type="float" office:value="-0.51503807" calcext:value-type="float">
            <text:p>-0,51503807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-30.5" calcext:value-type="float">
            <text:p>-30,5</text:p>
          </table:table-cell>
          <table:table-cell table:formula="of:=([.D1317]-[.I1317])^2" office:value-type="float" office:value="0.25" calcext:value-type="float">
            <text:p>0,25</text:p>
          </table:table-cell>
          <table:table-cell/>
          <table:table-cell table:formula="of:=ROUND(COS([.I1317]*PI()/180);7)" office:value-type="float" office:value="0.8616292" calcext:value-type="float">
            <text:p>0,8616292</text:p>
          </table:table-cell>
          <table:table-cell table:formula="of:=ROUND(SIN([.I1317]*PI()/180);7)" office:value-type="float" office:value="-0.5075384" calcext:value-type="float">
            <text:p>-0,5075384</text:p>
          </table:table-cell>
          <table:table-cell table:formula="of:=ABS([.L1317]-[.E1317])" office:value-type="float" office:value="0.00446190000000002" calcext:value-type="float">
            <text:p>0,0044619</text:p>
          </table:table-cell>
          <table:table-cell table:formula="of:=ABS([.M1317]-[.F1317])" office:value-type="float" office:value="0.00749967000000007" calcext:value-type="float">
            <text:p>0,00749967</text:p>
          </table:table-cell>
          <table:table-cell/>
        </table:table-row>
        <table:table-row table:style-name="ro1">
          <table:table-cell office:value-type="float" office:value="1623609953.06768" calcext:value-type="float">
            <text:p>1623609953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0.8660254" calcext:value-type="float">
            <text:p>0,8660254</text:p>
          </table:table-cell>
          <table:table-cell office:value-type="float" office:value="-0.5" calcext:value-type="float">
            <text:p>-0,5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-30.25" calcext:value-type="float">
            <text:p>-30,25</text:p>
          </table:table-cell>
          <table:table-cell table:formula="of:=([.D1318]-[.I1318])^2" office:value-type="float" office:value="0.0625" calcext:value-type="float">
            <text:p>0,0625</text:p>
          </table:table-cell>
          <table:table-cell/>
          <table:table-cell table:formula="of:=ROUND(COS([.I1318]*PI()/180);7)" office:value-type="float" office:value="0.8638355" calcext:value-type="float">
            <text:p>0,8638355</text:p>
          </table:table-cell>
          <table:table-cell table:formula="of:=ROUND(SIN([.I1318]*PI()/180);7)" office:value-type="float" office:value="-0.503774" calcext:value-type="float">
            <text:p>-0,503774</text:p>
          </table:table-cell>
          <table:table-cell table:formula="of:=ABS([.L1318]-[.E1318])" office:value-type="float" office:value="0.00218989999999997" calcext:value-type="float">
            <text:p>0,0021899</text:p>
          </table:table-cell>
          <table:table-cell table:formula="of:=ABS([.M1318]-[.F1318])" office:value-type="float" office:value="0.00377400000000005" calcext:value-type="float">
            <text:p>0,003774</text:p>
          </table:table-cell>
          <table:table-cell/>
        </table:table-row>
        <table:table-row table:style-name="ro1">
          <table:table-cell office:value-type="float" office:value="1623609953.16767" calcext:value-type="float">
            <text:p>1623609953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0.8660254" calcext:value-type="float">
            <text:p>0,8660254</text:p>
          </table:table-cell>
          <table:table-cell office:value-type="float" office:value="-0.5" calcext:value-type="float">
            <text:p>-0,5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D1319]-[.I1319])^2" office:value-type="float" office:value="0" calcext:value-type="float">
            <text:p>0</text:p>
          </table:table-cell>
          <table:table-cell/>
          <table:table-cell table:formula="of:=ROUND(COS([.I1319]*PI()/180);7)" office:value-type="float" office:value="0.8660254" calcext:value-type="float">
            <text:p>0,8660254</text:p>
          </table:table-cell>
          <table:table-cell table:formula="of:=ROUND(SIN([.I1319]*PI()/180);7)" office:value-type="float" office:value="-0.5" calcext:value-type="float">
            <text:p>-0,5</text:p>
          </table:table-cell>
          <table:table-cell table:formula="of:=ABS([.L1319]-[.E1319])" office:value-type="float" office:value="0" calcext:value-type="float">
            <text:p>0</text:p>
          </table:table-cell>
          <table:table-cell table:formula="of:=ABS([.M1319]-[.F13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53.26765" calcext:value-type="float">
            <text:p>1623609953,2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0.8660254" calcext:value-type="float">
            <text:p>0,8660254</text:p>
          </table:table-cell>
          <table:table-cell office:value-type="float" office:value="-0.5" calcext:value-type="float">
            <text:p>-0,5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-29.75" calcext:value-type="float">
            <text:p>-29,75</text:p>
          </table:table-cell>
          <table:table-cell table:formula="of:=([.D1320]-[.I1320])^2" office:value-type="float" office:value="0.0625" calcext:value-type="float">
            <text:p>0,0625</text:p>
          </table:table-cell>
          <table:table-cell/>
          <table:table-cell table:formula="of:=ROUND(COS([.I1320]*PI()/180);7)" office:value-type="float" office:value="0.8681988" calcext:value-type="float">
            <text:p>0,8681988</text:p>
          </table:table-cell>
          <table:table-cell table:formula="of:=ROUND(SIN([.I1320]*PI()/180);7)" office:value-type="float" office:value="-0.4962165" calcext:value-type="float">
            <text:p>-0,4962165</text:p>
          </table:table-cell>
          <table:table-cell table:formula="of:=ABS([.L1320]-[.E1320])" office:value-type="float" office:value="0.0021734000000001" calcext:value-type="float">
            <text:p>0,0021734</text:p>
          </table:table-cell>
          <table:table-cell table:formula="of:=ABS([.M1320]-[.F1320])" office:value-type="float" office:value="0.0037835" calcext:value-type="float">
            <text:p>0,0037835</text:p>
          </table:table-cell>
          <table:table-cell/>
        </table:table-row>
        <table:table-row table:style-name="ro1">
          <table:table-cell office:value-type="float" office:value="1623609953.36767" calcext:value-type="float">
            <text:p>1623609953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0.8660254" calcext:value-type="float">
            <text:p>0,8660254</text:p>
          </table:table-cell>
          <table:table-cell office:value-type="float" office:value="-0.5" calcext:value-type="float">
            <text:p>-0,5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-29.5" calcext:value-type="float">
            <text:p>-29,5</text:p>
          </table:table-cell>
          <table:table-cell table:formula="of:=([.D1321]-[.I1321])^2" office:value-type="float" office:value="0.25" calcext:value-type="float">
            <text:p>0,25</text:p>
          </table:table-cell>
          <table:table-cell/>
          <table:table-cell table:formula="of:=ROUND(COS([.I1321]*PI()/180);7)" office:value-type="float" office:value="0.8703557" calcext:value-type="float">
            <text:p>0,8703557</text:p>
          </table:table-cell>
          <table:table-cell table:formula="of:=ROUND(SIN([.I1321]*PI()/180);7)" office:value-type="float" office:value="-0.4924236" calcext:value-type="float">
            <text:p>-0,4924236</text:p>
          </table:table-cell>
          <table:table-cell table:formula="of:=ABS([.L1321]-[.E1321])" office:value-type="float" office:value="0.00433030000000001" calcext:value-type="float">
            <text:p>0,0043303</text:p>
          </table:table-cell>
          <table:table-cell table:formula="of:=ABS([.M1321]-[.F1321])" office:value-type="float" office:value="0.00757639999999998" calcext:value-type="float">
            <text:p>0,0075764</text:p>
          </table:table-cell>
          <table:table-cell/>
        </table:table-row>
        <table:table-row table:style-name="ro1">
          <table:table-cell office:value-type="float" office:value="1623609953.46763" calcext:value-type="float">
            <text:p>1623609953,4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-29.25" calcext:value-type="float">
            <text:p>-29,25</text:p>
          </table:table-cell>
          <table:table-cell table:formula="of:=([.D1322]-[.I1322])^2" office:value-type="float" office:value="0.0625" calcext:value-type="float">
            <text:p>0,0625</text:p>
          </table:table-cell>
          <table:table-cell/>
          <table:table-cell table:formula="of:=ROUND(COS([.I1322]*PI()/180);7)" office:value-type="float" office:value="0.872496" calcext:value-type="float">
            <text:p>0,872496</text:p>
          </table:table-cell>
          <table:table-cell table:formula="of:=ROUND(SIN([.I1322]*PI()/180);7)" office:value-type="float" office:value="-0.4886212" calcext:value-type="float">
            <text:p>-0,4886212</text:p>
          </table:table-cell>
          <table:table-cell table:formula="of:=ABS([.L1322]-[.E1322])" office:value-type="float" office:value="0.00212371" calcext:value-type="float">
            <text:p>0,00212371</text:p>
          </table:table-cell>
          <table:table-cell table:formula="of:=ABS([.M1322]-[.F1322])" office:value-type="float" office:value="0.00381157999999998" calcext:value-type="float">
            <text:p>0,00381158</text:p>
          </table:table-cell>
          <table:table-cell/>
        </table:table-row>
        <table:table-row table:style-name="ro1">
          <table:table-cell office:value-type="float" office:value="1623609953.56766" calcext:value-type="float">
            <text:p>1623609953,5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-29" calcext:value-type="float">
            <text:p>-29</text:p>
          </table:table-cell>
          <table:table-cell table:formula="of:=([.D1323]-[.I1323])^2" office:value-type="float" office:value="0" calcext:value-type="float">
            <text:p>0</text:p>
          </table:table-cell>
          <table:table-cell/>
          <table:table-cell table:formula="of:=ROUND(COS([.I1323]*PI()/180);7)" office:value-type="float" office:value="0.8746197" calcext:value-type="float">
            <text:p>0,8746197</text:p>
          </table:table-cell>
          <table:table-cell table:formula="of:=ROUND(SIN([.I1323]*PI()/180);7)" office:value-type="float" office:value="-0.4848096" calcext:value-type="float">
            <text:p>-0,4848096</text:p>
          </table:table-cell>
          <table:table-cell table:formula="of:=ABS([.L1323]-[.E1323])" office:value-type="float" office:value="0.0000000100000000502476" calcext:value-type="float">
            <text:p>1,00000000502476E-08</text:p>
          </table:table-cell>
          <table:table-cell table:formula="of:=ABS([.M1323]-[.F1323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53.66769" calcext:value-type="float">
            <text:p>1623609953,6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-28.75" calcext:value-type="float">
            <text:p>-28,75</text:p>
          </table:table-cell>
          <table:table-cell table:formula="of:=([.D1324]-[.I1324])^2" office:value-type="float" office:value="0.0625" calcext:value-type="float">
            <text:p>0,0625</text:p>
          </table:table-cell>
          <table:table-cell/>
          <table:table-cell table:formula="of:=ROUND(COS([.I1324]*PI()/180);7)" office:value-type="float" office:value="0.8767268" calcext:value-type="float">
            <text:p>0,8767268</text:p>
          </table:table-cell>
          <table:table-cell table:formula="of:=ROUND(SIN([.I1324]*PI()/180);7)" office:value-type="float" office:value="-0.4809888" calcext:value-type="float">
            <text:p>-0,4809888</text:p>
          </table:table-cell>
          <table:table-cell table:formula="of:=ABS([.L1324]-[.E1324])" office:value-type="float" office:value="0.00210708999999998" calcext:value-type="float">
            <text:p>0,00210709</text:p>
          </table:table-cell>
          <table:table-cell table:formula="of:=ABS([.M1324]-[.F1324])" office:value-type="float" office:value="0.00382082" calcext:value-type="float">
            <text:p>0,00382082</text:p>
          </table:table-cell>
          <table:table-cell/>
        </table:table-row>
        <table:table-row table:style-name="ro1">
          <table:table-cell office:value-type="float" office:value="1623609953.76761" calcext:value-type="float">
            <text:p>1623609953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0.87461971" calcext:value-type="float">
            <text:p>0,87461971</text:p>
          </table:table-cell>
          <table:table-cell office:value-type="float" office:value="-0.48480962" calcext:value-type="float">
            <text:p>-0,48480962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-28.5" calcext:value-type="float">
            <text:p>-28,5</text:p>
          </table:table-cell>
          <table:table-cell table:formula="of:=([.D1325]-[.I1325])^2" office:value-type="float" office:value="0.25" calcext:value-type="float">
            <text:p>0,25</text:p>
          </table:table-cell>
          <table:table-cell/>
          <table:table-cell table:formula="of:=ROUND(COS([.I1325]*PI()/180);7)" office:value-type="float" office:value="0.8788171" calcext:value-type="float">
            <text:p>0,8788171</text:p>
          </table:table-cell>
          <table:table-cell table:formula="of:=ROUND(SIN([.I1325]*PI()/180);7)" office:value-type="float" office:value="-0.4771588" calcext:value-type="float">
            <text:p>-0,4771588</text:p>
          </table:table-cell>
          <table:table-cell table:formula="of:=ABS([.L1325]-[.E1325])" office:value-type="float" office:value="0.00419738999999997" calcext:value-type="float">
            <text:p>0,00419739</text:p>
          </table:table-cell>
          <table:table-cell table:formula="of:=ABS([.M1325]-[.F1325])" office:value-type="float" office:value="0.00765082" calcext:value-type="float">
            <text:p>0,00765082</text:p>
          </table:table-cell>
          <table:table-cell/>
        </table:table-row>
        <table:table-row table:style-name="ro1">
          <table:table-cell office:value-type="float" office:value="1623609953.86768" calcext:value-type="float">
            <text:p>1623609953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0.88294759" calcext:value-type="float">
            <text:p>0,88294759</text:p>
          </table:table-cell>
          <table:table-cell office:value-type="float" office:value="-0.46947156" calcext:value-type="float">
            <text:p>-0,46947156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-28.25" calcext:value-type="float">
            <text:p>-28,25</text:p>
          </table:table-cell>
          <table:table-cell table:formula="of:=([.D1326]-[.I1326])^2" office:value-type="float" office:value="0.0625" calcext:value-type="float">
            <text:p>0,0625</text:p>
          </table:table-cell>
          <table:table-cell/>
          <table:table-cell table:formula="of:=ROUND(COS([.I1326]*PI()/180);7)" office:value-type="float" office:value="0.8808907" calcext:value-type="float">
            <text:p>0,8808907</text:p>
          </table:table-cell>
          <table:table-cell table:formula="of:=ROUND(SIN([.I1326]*PI()/180);7)" office:value-type="float" office:value="-0.4733197" calcext:value-type="float">
            <text:p>-0,4733197</text:p>
          </table:table-cell>
          <table:table-cell table:formula="of:=ABS([.L1326]-[.E1326])" office:value-type="float" office:value="0.00205688999999998" calcext:value-type="float">
            <text:p>0,00205689</text:p>
          </table:table-cell>
          <table:table-cell table:formula="of:=ABS([.M1326]-[.F1326])" office:value-type="float" office:value="0.00384814" calcext:value-type="float">
            <text:p>0,00384814</text:p>
          </table:table-cell>
          <table:table-cell/>
        </table:table-row>
        <table:table-row table:style-name="ro1">
          <table:table-cell office:value-type="float" office:value="1623609953.96768" calcext:value-type="float">
            <text:p>1623609953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0.88294759" calcext:value-type="float">
            <text:p>0,88294759</text:p>
          </table:table-cell>
          <table:table-cell office:value-type="float" office:value="-0.46947156" calcext:value-type="float">
            <text:p>-0,46947156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([.D1327]-[.I1327])^2" office:value-type="float" office:value="0" calcext:value-type="float">
            <text:p>0</text:p>
          </table:table-cell>
          <table:table-cell/>
          <table:table-cell table:formula="of:=ROUND(COS([.I1327]*PI()/180);7)" office:value-type="float" office:value="0.8829476" calcext:value-type="float">
            <text:p>0,8829476</text:p>
          </table:table-cell>
          <table:table-cell table:formula="of:=ROUND(SIN([.I1327]*PI()/180);7)" office:value-type="float" office:value="-0.4694716" calcext:value-type="float">
            <text:p>-0,4694716</text:p>
          </table:table-cell>
          <table:table-cell table:formula="of:=ABS([.L1327]-[.E1327])" office:value-type="float" office:value="0.0000000100000000502476" calcext:value-type="float">
            <text:p>1,00000000502476E-08</text:p>
          </table:table-cell>
          <table:table-cell table:formula="of:=ABS([.M1327]-[.F1327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54.06766" calcext:value-type="float">
            <text:p>1623609954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0.88294759" calcext:value-type="float">
            <text:p>0,88294759</text:p>
          </table:table-cell>
          <table:table-cell office:value-type="float" office:value="-0.46947156" calcext:value-type="float">
            <text:p>-0,46947156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-27.75" calcext:value-type="float">
            <text:p>-27,75</text:p>
          </table:table-cell>
          <table:table-cell table:formula="of:=([.D1328]-[.I1328])^2" office:value-type="float" office:value="0.0625" calcext:value-type="float">
            <text:p>0,0625</text:p>
          </table:table-cell>
          <table:table-cell/>
          <table:table-cell table:formula="of:=ROUND(COS([.I1328]*PI()/180);7)" office:value-type="float" office:value="0.8849876" calcext:value-type="float">
            <text:p>0,8849876</text:p>
          </table:table-cell>
          <table:table-cell table:formula="of:=ROUND(SIN([.I1328]*PI()/180);7)" office:value-type="float" office:value="-0.4656145" calcext:value-type="float">
            <text:p>-0,4656145</text:p>
          </table:table-cell>
          <table:table-cell table:formula="of:=ABS([.L1328]-[.E1328])" office:value-type="float" office:value="0.00204000999999998" calcext:value-type="float">
            <text:p>0,00204001</text:p>
          </table:table-cell>
          <table:table-cell table:formula="of:=ABS([.M1328]-[.F1328])" office:value-type="float" office:value="0.00385706000000002" calcext:value-type="float">
            <text:p>0,00385706</text:p>
          </table:table-cell>
          <table:table-cell/>
        </table:table-row>
        <table:table-row table:style-name="ro1">
          <table:table-cell office:value-type="float" office:value="1623609954.16767" calcext:value-type="float">
            <text:p>1623609954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89100652" calcext:value-type="float">
            <text:p>0,89100652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-27.5" calcext:value-type="float">
            <text:p>-27,5</text:p>
          </table:table-cell>
          <table:table-cell table:formula="of:=([.D1329]-[.I1329])^2" office:value-type="float" office:value="0.25" calcext:value-type="float">
            <text:p>0,25</text:p>
          </table:table-cell>
          <table:table-cell/>
          <table:table-cell table:formula="of:=ROUND(COS([.I1329]*PI()/180);7)" office:value-type="float" office:value="0.8870108" calcext:value-type="float">
            <text:p>0,8870108</text:p>
          </table:table-cell>
          <table:table-cell table:formula="of:=ROUND(SIN([.I1329]*PI()/180);7)" office:value-type="float" office:value="-0.4617486" calcext:value-type="float">
            <text:p>-0,4617486</text:p>
          </table:table-cell>
          <table:table-cell table:formula="of:=ABS([.L1329]-[.E1329])" office:value-type="float" office:value="0.00399572000000004" calcext:value-type="float">
            <text:p>0,00399572</text:p>
          </table:table-cell>
          <table:table-cell table:formula="of:=ABS([.M1329]-[.F1329])" office:value-type="float" office:value="0.00775810000000005" calcext:value-type="float">
            <text:p>0,0077581</text:p>
          </table:table-cell>
          <table:table-cell/>
        </table:table-row>
        <table:table-row table:style-name="ro1">
          <table:table-cell office:value-type="float" office:value="1623609954.26766" calcext:value-type="float">
            <text:p>1623609954,2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89100652" calcext:value-type="float">
            <text:p>0,89100652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-27.25" calcext:value-type="float">
            <text:p>-27,25</text:p>
          </table:table-cell>
          <table:table-cell table:formula="of:=([.D1330]-[.I1330])^2" office:value-type="float" office:value="0.0625" calcext:value-type="float">
            <text:p>0,0625</text:p>
          </table:table-cell>
          <table:table-cell/>
          <table:table-cell table:formula="of:=ROUND(COS([.I1330]*PI()/180);7)" office:value-type="float" office:value="0.8890171" calcext:value-type="float">
            <text:p>0,8890171</text:p>
          </table:table-cell>
          <table:table-cell table:formula="of:=ROUND(SIN([.I1330]*PI()/180);7)" office:value-type="float" office:value="-0.4578739" calcext:value-type="float">
            <text:p>-0,4578739</text:p>
          </table:table-cell>
          <table:table-cell table:formula="of:=ABS([.L1330]-[.E1330])" office:value-type="float" office:value="0.00198942000000002" calcext:value-type="float">
            <text:p>0,00198942</text:p>
          </table:table-cell>
          <table:table-cell table:formula="of:=ABS([.M1330]-[.F1330])" office:value-type="float" office:value="0.00388340000000004" calcext:value-type="float">
            <text:p>0,0038834</text:p>
          </table:table-cell>
          <table:table-cell/>
        </table:table-row>
        <table:table-row table:style-name="ro1">
          <table:table-cell office:value-type="float" office:value="1623609954.36766" calcext:value-type="float">
            <text:p>1623609954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89100652" calcext:value-type="float">
            <text:p>0,89100652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-27" calcext:value-type="float">
            <text:p>-27</text:p>
          </table:table-cell>
          <table:table-cell table:formula="of:=([.D1331]-[.I1331])^2" office:value-type="float" office:value="0" calcext:value-type="float">
            <text:p>0</text:p>
          </table:table-cell>
          <table:table-cell/>
          <table:table-cell table:formula="of:=ROUND(COS([.I1331]*PI()/180);7)" office:value-type="float" office:value="0.8910065" calcext:value-type="float">
            <text:p>0,8910065</text:p>
          </table:table-cell>
          <table:table-cell table:formula="of:=ROUND(SIN([.I1331]*PI()/180);7)" office:value-type="float" office:value="-0.4539905" calcext:value-type="float">
            <text:p>-0,4539905</text:p>
          </table:table-cell>
          <table:table-cell table:formula="of:=ABS([.L1331]-[.E1331])" office:value-type="float" office:value="0.0000000199999999894729" calcext:value-type="float">
            <text:p>1,99999999894729E-08</text:p>
          </table:table-cell>
          <table:table-cell table:formula="of:=ABS([.M1331]-[.F13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54.46766" calcext:value-type="float">
            <text:p>1623609954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89100652" calcext:value-type="float">
            <text:p>0,89100652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-26.75" calcext:value-type="float">
            <text:p>-26,75</text:p>
          </table:table-cell>
          <table:table-cell table:formula="of:=([.D1332]-[.I1332])^2" office:value-type="float" office:value="0.0625" calcext:value-type="float">
            <text:p>0,0625</text:p>
          </table:table-cell>
          <table:table-cell/>
          <table:table-cell table:formula="of:=ROUND(COS([.I1332]*PI()/180);7)" office:value-type="float" office:value="0.8929789" calcext:value-type="float">
            <text:p>0,8929789</text:p>
          </table:table-cell>
          <table:table-cell table:formula="of:=ROUND(SIN([.I1332]*PI()/180);7)" office:value-type="float" office:value="-0.4500984" calcext:value-type="float">
            <text:p>-0,4500984</text:p>
          </table:table-cell>
          <table:table-cell table:formula="of:=ABS([.L1332]-[.E1332])" office:value-type="float" office:value="0.00197238" calcext:value-type="float">
            <text:p>0,00197238</text:p>
          </table:table-cell>
          <table:table-cell table:formula="of:=ABS([.M1332]-[.F1332])" office:value-type="float" office:value="0.00389209999999995" calcext:value-type="float">
            <text:p>0,0038921</text:p>
          </table:table-cell>
          <table:table-cell/>
        </table:table-row>
        <table:table-row table:style-name="ro1">
          <table:table-cell office:value-type="float" office:value="1623609954.56762" calcext:value-type="float">
            <text:p>1623609954,5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89100652" calcext:value-type="float">
            <text:p>0,89100652</text:p>
          </table:table-cell>
          <table:table-cell office:value-type="float" office:value="-0.4539905" calcext:value-type="float">
            <text:p>-0,4539905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-26.5" calcext:value-type="float">
            <text:p>-26,5</text:p>
          </table:table-cell>
          <table:table-cell table:formula="of:=([.D1333]-[.I1333])^2" office:value-type="float" office:value="0.25" calcext:value-type="float">
            <text:p>0,25</text:p>
          </table:table-cell>
          <table:table-cell/>
          <table:table-cell table:formula="of:=ROUND(COS([.I1333]*PI()/180);7)" office:value-type="float" office:value="0.8949344" calcext:value-type="float">
            <text:p>0,8949344</text:p>
          </table:table-cell>
          <table:table-cell table:formula="of:=ROUND(SIN([.I1333]*PI()/180);7)" office:value-type="float" office:value="-0.4461978" calcext:value-type="float">
            <text:p>-0,4461978</text:p>
          </table:table-cell>
          <table:table-cell table:formula="of:=ABS([.L1333]-[.E1333])" office:value-type="float" office:value="0.00392787999999999" calcext:value-type="float">
            <text:p>0,00392788</text:p>
          </table:table-cell>
          <table:table-cell table:formula="of:=ABS([.M1333]-[.F1333])" office:value-type="float" office:value="0.00779269999999999" calcext:value-type="float">
            <text:p>0,0077927</text:p>
          </table:table-cell>
          <table:table-cell/>
        </table:table-row>
        <table:table-row table:style-name="ro1">
          <table:table-cell office:value-type="float" office:value="1623609954.66766" calcext:value-type="float">
            <text:p>1623609954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89879405" calcext:value-type="float">
            <text:p>0,89879405</text:p>
          </table:table-cell>
          <table:table-cell office:value-type="float" office:value="-0.43837115" calcext:value-type="float">
            <text:p>-0,43837115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-26.25" calcext:value-type="float">
            <text:p>-26,25</text:p>
          </table:table-cell>
          <table:table-cell table:formula="of:=([.D1334]-[.I1334])^2" office:value-type="float" office:value="0.0625" calcext:value-type="float">
            <text:p>0,0625</text:p>
          </table:table-cell>
          <table:table-cell/>
          <table:table-cell table:formula="of:=ROUND(COS([.I1334]*PI()/180);7)" office:value-type="float" office:value="0.8968727" calcext:value-type="float">
            <text:p>0,8968727</text:p>
          </table:table-cell>
          <table:table-cell table:formula="of:=ROUND(SIN([.I1334]*PI()/180);7)" office:value-type="float" office:value="-0.4422887" calcext:value-type="float">
            <text:p>-0,4422887</text:p>
          </table:table-cell>
          <table:table-cell table:formula="of:=ABS([.L1334]-[.E1334])" office:value-type="float" office:value="0.00192135000000004" calcext:value-type="float">
            <text:p>0,00192135</text:p>
          </table:table-cell>
          <table:table-cell table:formula="of:=ABS([.M1334]-[.F1334])" office:value-type="float" office:value="0.00391754999999999" calcext:value-type="float">
            <text:p>0,00391755</text:p>
          </table:table-cell>
          <table:table-cell/>
        </table:table-row>
        <table:table-row table:style-name="ro1">
          <table:table-cell office:value-type="float" office:value="1623609954.76767" calcext:value-type="float">
            <text:p>1623609954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89879405" calcext:value-type="float">
            <text:p>0,89879405</text:p>
          </table:table-cell>
          <table:table-cell office:value-type="float" office:value="-0.43837115" calcext:value-type="float">
            <text:p>-0,43837115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-26" calcext:value-type="float">
            <text:p>-26</text:p>
          </table:table-cell>
          <table:table-cell table:formula="of:=([.D1335]-[.I1335])^2" office:value-type="float" office:value="0" calcext:value-type="float">
            <text:p>0</text:p>
          </table:table-cell>
          <table:table-cell/>
          <table:table-cell table:formula="of:=ROUND(COS([.I1335]*PI()/180);7)" office:value-type="float" office:value="0.898794" calcext:value-type="float">
            <text:p>0,898794</text:p>
          </table:table-cell>
          <table:table-cell table:formula="of:=ROUND(SIN([.I1335]*PI()/180);7)" office:value-type="float" office:value="-0.4383711" calcext:value-type="float">
            <text:p>-0,4383711</text:p>
          </table:table-cell>
          <table:table-cell table:formula="of:=ABS([.L1335]-[.E1335])" office:value-type="float" office:value="0.0000000500000000291934" calcext:value-type="float">
            <text:p>5,00000000291934E-08</text:p>
          </table:table-cell>
          <table:table-cell table:formula="of:=ABS([.M1335]-[.F1335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954.86766" calcext:value-type="float">
            <text:p>1623609954,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89879405" calcext:value-type="float">
            <text:p>0,89879405</text:p>
          </table:table-cell>
          <table:table-cell office:value-type="float" office:value="-0.43837115" calcext:value-type="float">
            <text:p>-0,43837115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-25.75" calcext:value-type="float">
            <text:p>-25,75</text:p>
          </table:table-cell>
          <table:table-cell table:formula="of:=([.D1336]-[.I1336])^2" office:value-type="float" office:value="0.0625" calcext:value-type="float">
            <text:p>0,0625</text:p>
          </table:table-cell>
          <table:table-cell/>
          <table:table-cell table:formula="of:=ROUND(COS([.I1336]*PI()/180);7)" office:value-type="float" office:value="0.9006982" calcext:value-type="float">
            <text:p>0,9006982</text:p>
          </table:table-cell>
          <table:table-cell table:formula="of:=ROUND(SIN([.I1336]*PI()/180);7)" office:value-type="float" office:value="-0.4344453" calcext:value-type="float">
            <text:p>-0,4344453</text:p>
          </table:table-cell>
          <table:table-cell table:formula="of:=ABS([.L1336]-[.E1336])" office:value-type="float" office:value="0.00190414999999999" calcext:value-type="float">
            <text:p>0,00190415</text:p>
          </table:table-cell>
          <table:table-cell table:formula="of:=ABS([.M1336]-[.F1336])" office:value-type="float" office:value="0.00392585000000001" calcext:value-type="float">
            <text:p>0,00392585</text:p>
          </table:table-cell>
          <table:table-cell/>
        </table:table-row>
        <table:table-row table:style-name="ro1">
          <table:table-cell office:value-type="float" office:value="1623609954.96768" calcext:value-type="float">
            <text:p>1623609954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89879405" calcext:value-type="float">
            <text:p>0,89879405</text:p>
          </table:table-cell>
          <table:table-cell office:value-type="float" office:value="-0.43837115" calcext:value-type="float">
            <text:p>-0,43837115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-25.5" calcext:value-type="float">
            <text:p>-25,5</text:p>
          </table:table-cell>
          <table:table-cell table:formula="of:=([.D1337]-[.I1337])^2" office:value-type="float" office:value="0.25" calcext:value-type="float">
            <text:p>0,25</text:p>
          </table:table-cell>
          <table:table-cell/>
          <table:table-cell table:formula="of:=ROUND(COS([.I1337]*PI()/180);7)" office:value-type="float" office:value="0.9025853" calcext:value-type="float">
            <text:p>0,9025853</text:p>
          </table:table-cell>
          <table:table-cell table:formula="of:=ROUND(SIN([.I1337]*PI()/180);7)" office:value-type="float" office:value="-0.4305111" calcext:value-type="float">
            <text:p>-0,4305111</text:p>
          </table:table-cell>
          <table:table-cell table:formula="of:=ABS([.L1337]-[.E1337])" office:value-type="float" office:value="0.00379125000000002" calcext:value-type="float">
            <text:p>0,00379125</text:p>
          </table:table-cell>
          <table:table-cell table:formula="of:=ABS([.M1337]-[.F1337])" office:value-type="float" office:value="0.00786005000000001" calcext:value-type="float">
            <text:p>0,00786005</text:p>
          </table:table-cell>
          <table:table-cell/>
        </table:table-row>
        <table:table-row table:style-name="ro1">
          <table:table-cell office:value-type="float" office:value="1623609955.06768" calcext:value-type="float">
            <text:p>1623609955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0.90630779" calcext:value-type="float">
            <text:p>0,90630779</text:p>
          </table:table-cell>
          <table:table-cell office:value-type="float" office:value="-0.42261826" calcext:value-type="float">
            <text:p>-0,4226182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-25.25" calcext:value-type="float">
            <text:p>-25,25</text:p>
          </table:table-cell>
          <table:table-cell table:formula="of:=([.D1338]-[.I1338])^2" office:value-type="float" office:value="0.0625" calcext:value-type="float">
            <text:p>0,0625</text:p>
          </table:table-cell>
          <table:table-cell/>
          <table:table-cell table:formula="of:=ROUND(COS([.I1338]*PI()/180);7)" office:value-type="float" office:value="0.9044551" calcext:value-type="float">
            <text:p>0,9044551</text:p>
          </table:table-cell>
          <table:table-cell table:formula="of:=ROUND(SIN([.I1338]*PI()/180);7)" office:value-type="float" office:value="-0.4265687" calcext:value-type="float">
            <text:p>-0,4265687</text:p>
          </table:table-cell>
          <table:table-cell table:formula="of:=ABS([.L1338]-[.E1338])" office:value-type="float" office:value="0.0018526900000001" calcext:value-type="float">
            <text:p>0,00185269</text:p>
          </table:table-cell>
          <table:table-cell table:formula="of:=ABS([.M1338]-[.F1338])" office:value-type="float" office:value="0.00395044" calcext:value-type="float">
            <text:p>0,00395044</text:p>
          </table:table-cell>
          <table:table-cell/>
        </table:table-row>
        <table:table-row table:style-name="ro1">
          <table:table-cell office:value-type="float" office:value="1623609955.16767" calcext:value-type="float">
            <text:p>1623609955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0.90630779" calcext:value-type="float">
            <text:p>0,90630779</text:p>
          </table:table-cell>
          <table:table-cell office:value-type="float" office:value="-0.42261826" calcext:value-type="float">
            <text:p>-0,4226182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D1339]-[.I1339])^2" office:value-type="float" office:value="0" calcext:value-type="float">
            <text:p>0</text:p>
          </table:table-cell>
          <table:table-cell/>
          <table:table-cell table:formula="of:=ROUND(COS([.I1339]*PI()/180);7)" office:value-type="float" office:value="0.9063078" calcext:value-type="float">
            <text:p>0,9063078</text:p>
          </table:table-cell>
          <table:table-cell table:formula="of:=ROUND(SIN([.I1339]*PI()/180);7)" office:value-type="float" office:value="-0.4226183" calcext:value-type="float">
            <text:p>-0,4226183</text:p>
          </table:table-cell>
          <table:table-cell table:formula="of:=ABS([.L1339]-[.E1339])" office:value-type="float" office:value="0.00000000999999993922529" calcext:value-type="float">
            <text:p>9,99999993922529E-09</text:p>
          </table:table-cell>
          <table:table-cell table:formula="of:=ABS([.M1339]-[.F1339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55.26761" calcext:value-type="float">
            <text:p>1623609955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0.90630779" calcext:value-type="float">
            <text:p>0,90630779</text:p>
          </table:table-cell>
          <table:table-cell office:value-type="float" office:value="-0.42261826" calcext:value-type="float">
            <text:p>-0,4226182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-24.75" calcext:value-type="float">
            <text:p>-24,75</text:p>
          </table:table-cell>
          <table:table-cell table:formula="of:=([.D1340]-[.I1340])^2" office:value-type="float" office:value="0.0625" calcext:value-type="float">
            <text:p>0,0625</text:p>
          </table:table-cell>
          <table:table-cell/>
          <table:table-cell table:formula="of:=ROUND(COS([.I1340]*PI()/180);7)" office:value-type="float" office:value="0.9081432" calcext:value-type="float">
            <text:p>0,9081432</text:p>
          </table:table-cell>
          <table:table-cell table:formula="of:=ROUND(SIN([.I1340]*PI()/180);7)" office:value-type="float" office:value="-0.4186597" calcext:value-type="float">
            <text:p>-0,4186597</text:p>
          </table:table-cell>
          <table:table-cell table:formula="of:=ABS([.L1340]-[.E1340])" office:value-type="float" office:value="0.00183540999999998" calcext:value-type="float">
            <text:p>0,00183541</text:p>
          </table:table-cell>
          <table:table-cell table:formula="of:=ABS([.M1340]-[.F1340])" office:value-type="float" office:value="0.00395856" calcext:value-type="float">
            <text:p>0,00395856</text:p>
          </table:table-cell>
          <table:table-cell/>
        </table:table-row>
        <table:table-row table:style-name="ro1">
          <table:table-cell office:value-type="float" office:value="1623609955.36765" calcext:value-type="float">
            <text:p>1623609955,3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0.90630779" calcext:value-type="float">
            <text:p>0,90630779</text:p>
          </table:table-cell>
          <table:table-cell office:value-type="float" office:value="-0.42261826" calcext:value-type="float">
            <text:p>-0,4226182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-24.5" calcext:value-type="float">
            <text:p>-24,5</text:p>
          </table:table-cell>
          <table:table-cell table:formula="of:=([.D1341]-[.I1341])^2" office:value-type="float" office:value="0.25" calcext:value-type="float">
            <text:p>0,25</text:p>
          </table:table-cell>
          <table:table-cell/>
          <table:table-cell table:formula="of:=ROUND(COS([.I1341]*PI()/180);7)" office:value-type="float" office:value="0.9099613" calcext:value-type="float">
            <text:p>0,9099613</text:p>
          </table:table-cell>
          <table:table-cell table:formula="of:=ROUND(SIN([.I1341]*PI()/180);7)" office:value-type="float" office:value="-0.4146932" calcext:value-type="float">
            <text:p>-0,4146932</text:p>
          </table:table-cell>
          <table:table-cell table:formula="of:=ABS([.L1341]-[.E1341])" office:value-type="float" office:value="0.00365350999999992" calcext:value-type="float">
            <text:p>0,00365351</text:p>
          </table:table-cell>
          <table:table-cell table:formula="of:=ABS([.M1341]-[.F1341])" office:value-type="float" office:value="0.00792506000000004" calcext:value-type="float">
            <text:p>0,00792506</text:p>
          </table:table-cell>
          <table:table-cell/>
        </table:table-row>
        <table:table-row table:style-name="ro1">
          <table:table-cell office:value-type="float" office:value="1623609955.46768" calcext:value-type="float">
            <text:p>1623609955,4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-0.40673664" calcext:value-type="float">
            <text:p>-0,40673664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-24.25" calcext:value-type="float">
            <text:p>-24,25</text:p>
          </table:table-cell>
          <table:table-cell table:formula="of:=([.D1342]-[.I1342])^2" office:value-type="float" office:value="0.0625" calcext:value-type="float">
            <text:p>0,0625</text:p>
          </table:table-cell>
          <table:table-cell/>
          <table:table-cell table:formula="of:=ROUND(COS([.I1342]*PI()/180);7)" office:value-type="float" office:value="0.911762" calcext:value-type="float">
            <text:p>0,911762</text:p>
          </table:table-cell>
          <table:table-cell table:formula="of:=ROUND(SIN([.I1342]*PI()/180);7)" office:value-type="float" office:value="-0.4107189" calcext:value-type="float">
            <text:p>-0,4107189</text:p>
          </table:table-cell>
          <table:table-cell table:formula="of:=ABS([.L1342]-[.E1342])" office:value-type="float" office:value="0.00178346000000007" calcext:value-type="float">
            <text:p>0,00178346</text:p>
          </table:table-cell>
          <table:table-cell table:formula="of:=ABS([.M1342]-[.F1342])" office:value-type="float" office:value="0.00398226000000002" calcext:value-type="float">
            <text:p>0,00398226</text:p>
          </table:table-cell>
          <table:table-cell/>
        </table:table-row>
        <table:table-row table:style-name="ro1">
          <table:table-cell office:value-type="float" office:value="1623609955.56767" calcext:value-type="float">
            <text:p>1623609955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-0.40673664" calcext:value-type="float">
            <text:p>-0,40673664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-24" calcext:value-type="float">
            <text:p>-24</text:p>
          </table:table-cell>
          <table:table-cell table:formula="of:=([.D1343]-[.I1343])^2" office:value-type="float" office:value="0" calcext:value-type="float">
            <text:p>0</text:p>
          </table:table-cell>
          <table:table-cell/>
          <table:table-cell table:formula="of:=ROUND(COS([.I1343]*PI()/180);7)" office:value-type="float" office:value="0.9135455" calcext:value-type="float">
            <text:p>0,9135455</text:p>
          </table:table-cell>
          <table:table-cell table:formula="of:=ROUND(SIN([.I1343]*PI()/180);7)" office:value-type="float" office:value="-0.4067366" calcext:value-type="float">
            <text:p>-0,4067366</text:p>
          </table:table-cell>
          <table:table-cell table:formula="of:=ABS([.L1343]-[.E1343])" office:value-type="float" office:value="0.0000000399999999789458" calcext:value-type="float">
            <text:p>3,99999999789458E-08</text:p>
          </table:table-cell>
          <table:table-cell table:formula="of:=ABS([.M1343]-[.F1343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55.66762" calcext:value-type="float">
            <text:p>1623609955,6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-0.40673664" calcext:value-type="float">
            <text:p>-0,40673664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-23.75" calcext:value-type="float">
            <text:p>-23,75</text:p>
          </table:table-cell>
          <table:table-cell table:formula="of:=([.D1344]-[.I1344])^2" office:value-type="float" office:value="0.0625" calcext:value-type="float">
            <text:p>0,0625</text:p>
          </table:table-cell>
          <table:table-cell/>
          <table:table-cell table:formula="of:=ROUND(COS([.I1344]*PI()/180);7)" office:value-type="float" office:value="0.9153115" calcext:value-type="float">
            <text:p>0,9153115</text:p>
          </table:table-cell>
          <table:table-cell table:formula="of:=ROUND(SIN([.I1344]*PI()/180);7)" office:value-type="float" office:value="-0.4027467" calcext:value-type="float">
            <text:p>-0,4027467</text:p>
          </table:table-cell>
          <table:table-cell table:formula="of:=ABS([.L1344]-[.E1344])" office:value-type="float" office:value="0.00176603999999991" calcext:value-type="float">
            <text:p>0,00176604</text:p>
          </table:table-cell>
          <table:table-cell table:formula="of:=ABS([.M1344]-[.F1344])" office:value-type="float" office:value="0.00398993999999997" calcext:value-type="float">
            <text:p>0,00398994</text:p>
          </table:table-cell>
          <table:table-cell/>
        </table:table-row>
        <table:table-row table:style-name="ro1">
          <table:table-cell office:value-type="float" office:value="1623609955.76766" calcext:value-type="float">
            <text:p>1623609955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.91354546" calcext:value-type="float">
            <text:p>0,91354546</text:p>
          </table:table-cell>
          <table:table-cell office:value-type="float" office:value="-0.40673664" calcext:value-type="float">
            <text:p>-0,40673664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-23.5" calcext:value-type="float">
            <text:p>-23,5</text:p>
          </table:table-cell>
          <table:table-cell table:formula="of:=([.D1345]-[.I1345])^2" office:value-type="float" office:value="0.25" calcext:value-type="float">
            <text:p>0,25</text:p>
          </table:table-cell>
          <table:table-cell/>
          <table:table-cell table:formula="of:=ROUND(COS([.I1345]*PI()/180);7)" office:value-type="float" office:value="0.9170601" calcext:value-type="float">
            <text:p>0,9170601</text:p>
          </table:table-cell>
          <table:table-cell table:formula="of:=ROUND(SIN([.I1345]*PI()/180);7)" office:value-type="float" office:value="-0.3987491" calcext:value-type="float">
            <text:p>-0,3987491</text:p>
          </table:table-cell>
          <table:table-cell table:formula="of:=ABS([.L1345]-[.E1345])" office:value-type="float" office:value="0.00351464000000001" calcext:value-type="float">
            <text:p>0,00351464</text:p>
          </table:table-cell>
          <table:table-cell table:formula="of:=ABS([.M1345]-[.F1345])" office:value-type="float" office:value="0.00798753999999996" calcext:value-type="float">
            <text:p>0,00798754</text:p>
          </table:table-cell>
          <table:table-cell/>
        </table:table-row>
        <table:table-row table:style-name="ro1">
          <table:table-cell office:value-type="float" office:value="1623609955.86761" calcext:value-type="float">
            <text:p>1623609955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92050485" calcext:value-type="float">
            <text:p>0,92050485</text:p>
          </table:table-cell>
          <table:table-cell office:value-type="float" office:value="-0.39073113" calcext:value-type="float">
            <text:p>-0,39073113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-23.25" calcext:value-type="float">
            <text:p>-23,25</text:p>
          </table:table-cell>
          <table:table-cell table:formula="of:=([.D1346]-[.I1346])^2" office:value-type="float" office:value="0.0625" calcext:value-type="float">
            <text:p>0,0625</text:p>
          </table:table-cell>
          <table:table-cell/>
          <table:table-cell table:formula="of:=ROUND(COS([.I1346]*PI()/180);7)" office:value-type="float" office:value="0.9187912" calcext:value-type="float">
            <text:p>0,9187912</text:p>
          </table:table-cell>
          <table:table-cell table:formula="of:=ROUND(SIN([.I1346]*PI()/180);7)" office:value-type="float" office:value="-0.3947439" calcext:value-type="float">
            <text:p>-0,3947439</text:p>
          </table:table-cell>
          <table:table-cell table:formula="of:=ABS([.L1346]-[.E1346])" office:value-type="float" office:value="0.00171365000000001" calcext:value-type="float">
            <text:p>0,00171365</text:p>
          </table:table-cell>
          <table:table-cell table:formula="of:=ABS([.M1346]-[.F1346])" office:value-type="float" office:value="0.00401277" calcext:value-type="float">
            <text:p>0,00401277</text:p>
          </table:table-cell>
          <table:table-cell/>
        </table:table-row>
        <table:table-row table:style-name="ro1">
          <table:table-cell office:value-type="float" office:value="1623609955.96768" calcext:value-type="float">
            <text:p>1623609955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92050485" calcext:value-type="float">
            <text:p>0,92050485</text:p>
          </table:table-cell>
          <table:table-cell office:value-type="float" office:value="-0.39073113" calcext:value-type="float">
            <text:p>-0,39073113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-23" calcext:value-type="float">
            <text:p>-23</text:p>
          </table:table-cell>
          <table:table-cell table:formula="of:=([.D1347]-[.I1347])^2" office:value-type="float" office:value="0" calcext:value-type="float">
            <text:p>0</text:p>
          </table:table-cell>
          <table:table-cell/>
          <table:table-cell table:formula="of:=ROUND(COS([.I1347]*PI()/180);7)" office:value-type="float" office:value="0.9205049" calcext:value-type="float">
            <text:p>0,9205049</text:p>
          </table:table-cell>
          <table:table-cell table:formula="of:=ROUND(SIN([.I1347]*PI()/180);7)" office:value-type="float" office:value="-0.3907311" calcext:value-type="float">
            <text:p>-0,3907311</text:p>
          </table:table-cell>
          <table:table-cell table:formula="of:=ABS([.L1347]-[.E1347])" office:value-type="float" office:value="0.0000000499999999181711" calcext:value-type="float">
            <text:p>4,99999999181711E-08</text:p>
          </table:table-cell>
          <table:table-cell table:formula="of:=ABS([.M1347]-[.F1347])" office:value-type="float" office:value="0.0000000299999999842093" calcext:value-type="float">
            <text:p>2,99999999842093E-08</text:p>
          </table:table-cell>
          <table:table-cell/>
        </table:table-row>
        <table:table-row table:style-name="ro1">
          <table:table-cell office:value-type="float" office:value="1623609956.06768" calcext:value-type="float">
            <text:p>1623609956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92050485" calcext:value-type="float">
            <text:p>0,92050485</text:p>
          </table:table-cell>
          <table:table-cell office:value-type="float" office:value="-0.39073113" calcext:value-type="float">
            <text:p>-0,39073113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-22.75" calcext:value-type="float">
            <text:p>-22,75</text:p>
          </table:table-cell>
          <table:table-cell table:formula="of:=([.D1348]-[.I1348])^2" office:value-type="float" office:value="0.0625" calcext:value-type="float">
            <text:p>0,0625</text:p>
          </table:table-cell>
          <table:table-cell/>
          <table:table-cell table:formula="of:=ROUND(COS([.I1348]*PI()/180);7)" office:value-type="float" office:value="0.922201" calcext:value-type="float">
            <text:p>0,922201</text:p>
          </table:table-cell>
          <table:table-cell table:formula="of:=ROUND(SIN([.I1348]*PI()/180);7)" office:value-type="float" office:value="-0.386711" calcext:value-type="float">
            <text:p>-0,386711</text:p>
          </table:table-cell>
          <table:table-cell table:formula="of:=ABS([.L1348]-[.E1348])" office:value-type="float" office:value="0.00169615000000001" calcext:value-type="float">
            <text:p>0,00169615</text:p>
          </table:table-cell>
          <table:table-cell table:formula="of:=ABS([.M1348]-[.F1348])" office:value-type="float" office:value="0.00402012999999996" calcext:value-type="float">
            <text:p>0,00402013</text:p>
          </table:table-cell>
          <table:table-cell/>
        </table:table-row>
        <table:table-row table:style-name="ro1">
          <table:table-cell office:value-type="float" office:value="1623609956.16763" calcext:value-type="float">
            <text:p>1623609956,1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-22.5" calcext:value-type="float">
            <text:p>-22,5</text:p>
          </table:table-cell>
          <table:table-cell table:formula="of:=([.D1349]-[.I1349])^2" office:value-type="float" office:value="0.25" calcext:value-type="float">
            <text:p>0,25</text:p>
          </table:table-cell>
          <table:table-cell/>
          <table:table-cell table:formula="of:=ROUND(COS([.I1349]*PI()/180);7)" office:value-type="float" office:value="0.9238795" calcext:value-type="float">
            <text:p>0,9238795</text:p>
          </table:table-cell>
          <table:table-cell table:formula="of:=ROUND(SIN([.I1349]*PI()/180);7)" office:value-type="float" office:value="-0.3826834" calcext:value-type="float">
            <text:p>-0,3826834</text:p>
          </table:table-cell>
          <table:table-cell table:formula="of:=ABS([.L1349]-[.E1349])" office:value-type="float" office:value="0.00330435000000007" calcext:value-type="float">
            <text:p>0,00330435</text:p>
          </table:table-cell>
          <table:table-cell table:formula="of:=ABS([.M1349]-[.F1349])" office:value-type="float" office:value="0.00807680999999999" calcext:value-type="float">
            <text:p>0,00807681</text:p>
          </table:table-cell>
          <table:table-cell/>
        </table:table-row>
        <table:table-row table:style-name="ro1">
          <table:table-cell office:value-type="float" office:value="1623609956.26768" calcext:value-type="float">
            <text:p>1623609956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-22.25" calcext:value-type="float">
            <text:p>-22,25</text:p>
          </table:table-cell>
          <table:table-cell table:formula="of:=([.D1350]-[.I1350])^2" office:value-type="float" office:value="0.0625" calcext:value-type="float">
            <text:p>0,0625</text:p>
          </table:table-cell>
          <table:table-cell/>
          <table:table-cell table:formula="of:=ROUND(COS([.I1350]*PI()/180);7)" office:value-type="float" office:value="0.9255405" calcext:value-type="float">
            <text:p>0,9255405</text:p>
          </table:table-cell>
          <table:table-cell table:formula="of:=ROUND(SIN([.I1350]*PI()/180);7)" office:value-type="float" office:value="-0.3786486" calcext:value-type="float">
            <text:p>-0,3786486</text:p>
          </table:table-cell>
          <table:table-cell table:formula="of:=ABS([.L1350]-[.E1350])" office:value-type="float" office:value="0.00164335000000004" calcext:value-type="float">
            <text:p>0,00164335</text:p>
          </table:table-cell>
          <table:table-cell table:formula="of:=ABS([.M1350]-[.F1350])" office:value-type="float" office:value="0.00404200999999998" calcext:value-type="float">
            <text:p>0,00404201</text:p>
          </table:table-cell>
          <table:table-cell/>
        </table:table-row>
        <table:table-row table:style-name="ro1">
          <table:table-cell office:value-type="float" office:value="1623609956.36763" calcext:value-type="float">
            <text:p>1623609956,3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-22" calcext:value-type="float">
            <text:p>-22</text:p>
          </table:table-cell>
          <table:table-cell table:formula="of:=([.D1351]-[.I1351])^2" office:value-type="float" office:value="0" calcext:value-type="float">
            <text:p>0</text:p>
          </table:table-cell>
          <table:table-cell/>
          <table:table-cell table:formula="of:=ROUND(COS([.I1351]*PI()/180);7)" office:value-type="float" office:value="0.9271839" calcext:value-type="float">
            <text:p>0,9271839</text:p>
          </table:table-cell>
          <table:table-cell table:formula="of:=ROUND(SIN([.I1351]*PI()/180);7)" office:value-type="float" office:value="-0.3746066" calcext:value-type="float">
            <text:p>-0,3746066</text:p>
          </table:table-cell>
          <table:table-cell table:formula="of:=ABS([.L1351]-[.E1351])" office:value-type="float" office:value="0.0000000499999999181711" calcext:value-type="float">
            <text:p>4,99999999181711E-08</text:p>
          </table:table-cell>
          <table:table-cell table:formula="of:=ABS([.M1351]-[.F1351])" office:value-type="float" office:value="0.00000000999999999473644" calcext:value-type="float">
            <text:p>9,99999999473644E-09</text:p>
          </table:table-cell>
          <table:table-cell/>
        </table:table-row>
        <table:table-row table:style-name="ro1">
          <table:table-cell office:value-type="float" office:value="1623609956.46766" calcext:value-type="float">
            <text:p>1623609956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-21.75" calcext:value-type="float">
            <text:p>-21,75</text:p>
          </table:table-cell>
          <table:table-cell table:formula="of:=([.D1352]-[.I1352])^2" office:value-type="float" office:value="0.0625" calcext:value-type="float">
            <text:p>0,0625</text:p>
          </table:table-cell>
          <table:table-cell/>
          <table:table-cell table:formula="of:=ROUND(COS([.I1352]*PI()/180);7)" office:value-type="float" office:value="0.9288096" calcext:value-type="float">
            <text:p>0,9288096</text:p>
          </table:table-cell>
          <table:table-cell table:formula="of:=ROUND(SIN([.I1352]*PI()/180);7)" office:value-type="float" office:value="-0.3705574" calcext:value-type="float">
            <text:p>-0,3705574</text:p>
          </table:table-cell>
          <table:table-cell table:formula="of:=ABS([.L1352]-[.E1352])" office:value-type="float" office:value="0.00162574999999998" calcext:value-type="float">
            <text:p>0,00162575</text:p>
          </table:table-cell>
          <table:table-cell table:formula="of:=ABS([.M1352]-[.F1352])" office:value-type="float" office:value="0.00404919000000004" calcext:value-type="float">
            <text:p>0,00404919</text:p>
          </table:table-cell>
          <table:table-cell/>
        </table:table-row>
        <table:table-row table:style-name="ro1">
          <table:table-cell office:value-type="float" office:value="1623609956.56767" calcext:value-type="float">
            <text:p>1623609956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92718385" calcext:value-type="float">
            <text:p>0,92718385</text:p>
          </table:table-cell>
          <table:table-cell office:value-type="float" office:value="-0.37460659" calcext:value-type="float">
            <text:p>-0,37460659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-21.5" calcext:value-type="float">
            <text:p>-21,5</text:p>
          </table:table-cell>
          <table:table-cell table:formula="of:=([.D1353]-[.I1353])^2" office:value-type="float" office:value="0.25" calcext:value-type="float">
            <text:p>0,25</text:p>
          </table:table-cell>
          <table:table-cell/>
          <table:table-cell table:formula="of:=ROUND(COS([.I1353]*PI()/180);7)" office:value-type="float" office:value="0.9304176" calcext:value-type="float">
            <text:p>0,9304176</text:p>
          </table:table-cell>
          <table:table-cell table:formula="of:=ROUND(SIN([.I1353]*PI()/180);7)" office:value-type="float" office:value="-0.3665012" calcext:value-type="float">
            <text:p>-0,3665012</text:p>
          </table:table-cell>
          <table:table-cell table:formula="of:=ABS([.L1353]-[.E1353])" office:value-type="float" office:value="0.00323374999999992" calcext:value-type="float">
            <text:p>0,00323375</text:p>
          </table:table-cell>
          <table:table-cell table:formula="of:=ABS([.M1353]-[.F1353])" office:value-type="float" office:value="0.00810538999999999" calcext:value-type="float">
            <text:p>0,00810539</text:p>
          </table:table-cell>
          <table:table-cell/>
        </table:table-row>
        <table:table-row table:style-name="ro1">
          <table:table-cell office:value-type="float" office:value="1623609956.66766" calcext:value-type="float">
            <text:p>1623609956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0.93358043" calcext:value-type="float">
            <text:p>0,93358043</text:p>
          </table:table-cell>
          <table:table-cell office:value-type="float" office:value="-0.35836795" calcext:value-type="float">
            <text:p>-0,35836795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-21.25" calcext:value-type="float">
            <text:p>-21,25</text:p>
          </table:table-cell>
          <table:table-cell table:formula="of:=([.D1354]-[.I1354])^2" office:value-type="float" office:value="0.0625" calcext:value-type="float">
            <text:p>0,0625</text:p>
          </table:table-cell>
          <table:table-cell/>
          <table:table-cell table:formula="of:=ROUND(COS([.I1354]*PI()/180);7)" office:value-type="float" office:value="0.9320079" calcext:value-type="float">
            <text:p>0,9320079</text:p>
          </table:table-cell>
          <table:table-cell table:formula="of:=ROUND(SIN([.I1354]*PI()/180);7)" office:value-type="float" office:value="-0.362438" calcext:value-type="float">
            <text:p>-0,362438</text:p>
          </table:table-cell>
          <table:table-cell table:formula="of:=ABS([.L1354]-[.E1354])" office:value-type="float" office:value="0.00157253000000002" calcext:value-type="float">
            <text:p>0,00157253</text:p>
          </table:table-cell>
          <table:table-cell table:formula="of:=ABS([.M1354]-[.F1354])" office:value-type="float" office:value="0.00407004999999999" calcext:value-type="float">
            <text:p>0,00407005</text:p>
          </table:table-cell>
          <table:table-cell/>
        </table:table-row>
        <table:table-row table:style-name="ro1">
          <table:table-cell office:value-type="float" office:value="1623609956.7676" calcext:value-type="float">
            <text:p>1623609956,7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0.93358043" calcext:value-type="float">
            <text:p>0,93358043</text:p>
          </table:table-cell>
          <table:table-cell office:value-type="float" office:value="-0.35836795" calcext:value-type="float">
            <text:p>-0,35836795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-21" calcext:value-type="float">
            <text:p>-21</text:p>
          </table:table-cell>
          <table:table-cell table:formula="of:=([.D1355]-[.I1355])^2" office:value-type="float" office:value="0" calcext:value-type="float">
            <text:p>0</text:p>
          </table:table-cell>
          <table:table-cell/>
          <table:table-cell table:formula="of:=ROUND(COS([.I1355]*PI()/180);7)" office:value-type="float" office:value="0.9335804" calcext:value-type="float">
            <text:p>0,9335804</text:p>
          </table:table-cell>
          <table:table-cell table:formula="of:=ROUND(SIN([.I1355]*PI()/180);7)" office:value-type="float" office:value="-0.3583679" calcext:value-type="float">
            <text:p>-0,3583679</text:p>
          </table:table-cell>
          <table:table-cell table:formula="of:=ABS([.L1355]-[.E1355])" office:value-type="float" office:value="0.0000000300000000397205" calcext:value-type="float">
            <text:p>3,00000000397205E-08</text:p>
          </table:table-cell>
          <table:table-cell table:formula="of:=ABS([.M1355]-[.F1355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956.86767" calcext:value-type="float">
            <text:p>1623609956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0.93358043" calcext:value-type="float">
            <text:p>0,93358043</text:p>
          </table:table-cell>
          <table:table-cell office:value-type="float" office:value="-0.35836795" calcext:value-type="float">
            <text:p>-0,35836795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-20.75" calcext:value-type="float">
            <text:p>-20,75</text:p>
          </table:table-cell>
          <table:table-cell table:formula="of:=([.D1356]-[.I1356])^2" office:value-type="float" office:value="0.0625" calcext:value-type="float">
            <text:p>0,0625</text:p>
          </table:table-cell>
          <table:table-cell/>
          <table:table-cell table:formula="of:=ROUND(COS([.I1356]*PI()/180);7)" office:value-type="float" office:value="0.9351352" calcext:value-type="float">
            <text:p>0,9351352</text:p>
          </table:table-cell>
          <table:table-cell table:formula="of:=ROUND(SIN([.I1356]*PI()/180);7)" office:value-type="float" office:value="-0.354291" calcext:value-type="float">
            <text:p>-0,354291</text:p>
          </table:table-cell>
          <table:table-cell table:formula="of:=ABS([.L1356]-[.E1356])" office:value-type="float" office:value="0.00155477000000004" calcext:value-type="float">
            <text:p>0,00155477</text:p>
          </table:table-cell>
          <table:table-cell table:formula="of:=ABS([.M1356]-[.F1356])" office:value-type="float" office:value="0.00407694999999997" calcext:value-type="float">
            <text:p>0,00407695</text:p>
          </table:table-cell>
          <table:table-cell/>
        </table:table-row>
        <table:table-row table:style-name="ro1">
          <table:table-cell office:value-type="float" office:value="1623609956.9677" calcext:value-type="float">
            <text:p>1623609956,9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0.93358043" calcext:value-type="float">
            <text:p>0,93358043</text:p>
          </table:table-cell>
          <table:table-cell office:value-type="float" office:value="-0.35836795" calcext:value-type="float">
            <text:p>-0,35836795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-20.5" calcext:value-type="float">
            <text:p>-20,5</text:p>
          </table:table-cell>
          <table:table-cell table:formula="of:=([.D1357]-[.I1357])^2" office:value-type="float" office:value="0.25" calcext:value-type="float">
            <text:p>0,25</text:p>
          </table:table-cell>
          <table:table-cell/>
          <table:table-cell table:formula="of:=ROUND(COS([.I1357]*PI()/180);7)" office:value-type="float" office:value="0.9366722" calcext:value-type="float">
            <text:p>0,9366722</text:p>
          </table:table-cell>
          <table:table-cell table:formula="of:=ROUND(SIN([.I1357]*PI()/180);7)" office:value-type="float" office:value="-0.3502074" calcext:value-type="float">
            <text:p>-0,3502074</text:p>
          </table:table-cell>
          <table:table-cell table:formula="of:=ABS([.L1357]-[.E1357])" office:value-type="float" office:value="0.00309176999999994" calcext:value-type="float">
            <text:p>0,00309177</text:p>
          </table:table-cell>
          <table:table-cell table:formula="of:=ABS([.M1357]-[.F1357])" office:value-type="float" office:value="0.00816054999999999" calcext:value-type="float">
            <text:p>0,00816055</text:p>
          </table:table-cell>
          <table:table-cell/>
        </table:table-row>
        <table:table-row table:style-name="ro1">
          <table:table-cell office:value-type="float" office:value="1623609957.06768" calcext:value-type="float">
            <text:p>1623609957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-0.34202014" calcext:value-type="float">
            <text:p>-0,34202014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-20.25" calcext:value-type="float">
            <text:p>-20,25</text:p>
          </table:table-cell>
          <table:table-cell table:formula="of:=([.D1358]-[.I1358])^2" office:value-type="float" office:value="0.0625" calcext:value-type="float">
            <text:p>0,0625</text:p>
          </table:table-cell>
          <table:table-cell/>
          <table:table-cell table:formula="of:=ROUND(COS([.I1358]*PI()/180);7)" office:value-type="float" office:value="0.9381913" calcext:value-type="float">
            <text:p>0,9381913</text:p>
          </table:table-cell>
          <table:table-cell table:formula="of:=ROUND(SIN([.I1358]*PI()/180);7)" office:value-type="float" office:value="-0.3461171" calcext:value-type="float">
            <text:p>-0,3461171</text:p>
          </table:table-cell>
          <table:table-cell table:formula="of:=ABS([.L1358]-[.E1358])" office:value-type="float" office:value="0.00150132000000003" calcext:value-type="float">
            <text:p>0,00150132</text:p>
          </table:table-cell>
          <table:table-cell table:formula="of:=ABS([.M1358]-[.F1358])" office:value-type="float" office:value="0.00409695999999998" calcext:value-type="float">
            <text:p>0,00409696</text:p>
          </table:table-cell>
          <table:table-cell/>
        </table:table-row>
        <table:table-row table:style-name="ro1">
          <table:table-cell office:value-type="float" office:value="1623609957.16762" calcext:value-type="float">
            <text:p>1623609957,1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-0.34202014" calcext:value-type="float">
            <text:p>-0,34202014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D1359]-[.I1359])^2" office:value-type="float" office:value="0" calcext:value-type="float">
            <text:p>0</text:p>
          </table:table-cell>
          <table:table-cell/>
          <table:table-cell table:formula="of:=ROUND(COS([.I1359]*PI()/180);7)" office:value-type="float" office:value="0.9396926" calcext:value-type="float">
            <text:p>0,9396926</text:p>
          </table:table-cell>
          <table:table-cell table:formula="of:=ROUND(SIN([.I1359]*PI()/180);7)" office:value-type="float" office:value="-0.3420201" calcext:value-type="float">
            <text:p>-0,3420201</text:p>
          </table:table-cell>
          <table:table-cell table:formula="of:=ABS([.L1359]-[.E1359])" office:value-type="float" office:value="0.0000000199999999894729" calcext:value-type="float">
            <text:p>1,99999999894729E-08</text:p>
          </table:table-cell>
          <table:table-cell table:formula="of:=ABS([.M1359]-[.F1359])" office:value-type="float" office:value="0.0000000400000000344569" calcext:value-type="float">
            <text:p>4,00000000344569E-08</text:p>
          </table:table-cell>
          <table:table-cell/>
        </table:table-row>
        <table:table-row table:style-name="ro1">
          <table:table-cell office:value-type="float" office:value="1623609957.2676" calcext:value-type="float">
            <text:p>1623609957,2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-0.34202014" calcext:value-type="float">
            <text:p>-0,34202014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-19.75" calcext:value-type="float">
            <text:p>-19,75</text:p>
          </table:table-cell>
          <table:table-cell table:formula="of:=([.D1360]-[.I1360])^2" office:value-type="float" office:value="0.0625" calcext:value-type="float">
            <text:p>0,0625</text:p>
          </table:table-cell>
          <table:table-cell/>
          <table:table-cell table:formula="of:=ROUND(COS([.I1360]*PI()/180);7)" office:value-type="float" office:value="0.941176" calcext:value-type="float">
            <text:p>0,941176</text:p>
          </table:table-cell>
          <table:table-cell table:formula="of:=ROUND(SIN([.I1360]*PI()/180);7)" office:value-type="float" office:value="-0.3379167" calcext:value-type="float">
            <text:p>-0,3379167</text:p>
          </table:table-cell>
          <table:table-cell table:formula="of:=ABS([.L1360]-[.E1360])" office:value-type="float" office:value="0.00148338000000003" calcext:value-type="float">
            <text:p>0,00148338</text:p>
          </table:table-cell>
          <table:table-cell table:formula="of:=ABS([.M1360]-[.F1360])" office:value-type="float" office:value="0.00410344000000001" calcext:value-type="float">
            <text:p>0,00410344</text:p>
          </table:table-cell>
          <table:table-cell/>
        </table:table-row>
        <table:table-row table:style-name="ro1">
          <table:table-cell office:value-type="float" office:value="1623609957.36766" calcext:value-type="float">
            <text:p>1623609957,3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93969262" calcext:value-type="float">
            <text:p>0,93969262</text:p>
          </table:table-cell>
          <table:table-cell office:value-type="float" office:value="-0.34202014" calcext:value-type="float">
            <text:p>-0,34202014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-19.5" calcext:value-type="float">
            <text:p>-19,5</text:p>
          </table:table-cell>
          <table:table-cell table:formula="of:=([.D1361]-[.I1361])^2" office:value-type="float" office:value="0.25" calcext:value-type="float">
            <text:p>0,25</text:p>
          </table:table-cell>
          <table:table-cell/>
          <table:table-cell table:formula="of:=ROUND(COS([.I1361]*PI()/180);7)" office:value-type="float" office:value="0.9426415" calcext:value-type="float">
            <text:p>0,9426415</text:p>
          </table:table-cell>
          <table:table-cell table:formula="of:=ROUND(SIN([.I1361]*PI()/180);7)" office:value-type="float" office:value="-0.3338069" calcext:value-type="float">
            <text:p>-0,3338069</text:p>
          </table:table-cell>
          <table:table-cell table:formula="of:=ABS([.L1361]-[.E1361])" office:value-type="float" office:value="0.00294888000000004" calcext:value-type="float">
            <text:p>0,00294888</text:p>
          </table:table-cell>
          <table:table-cell table:formula="of:=ABS([.M1361]-[.F1361])" office:value-type="float" office:value="0.00821324000000001" calcext:value-type="float">
            <text:p>0,00821324</text:p>
          </table:table-cell>
          <table:table-cell/>
        </table:table-row>
        <table:table-row table:style-name="ro1">
          <table:table-cell office:value-type="float" office:value="1623609957.46766" calcext:value-type="float">
            <text:p>1623609957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94551858" calcext:value-type="float">
            <text:p>0,94551858</text:p>
          </table:table-cell>
          <table:table-cell office:value-type="float" office:value="-0.32556815" calcext:value-type="float">
            <text:p>-0,32556815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-19.25" calcext:value-type="float">
            <text:p>-19,25</text:p>
          </table:table-cell>
          <table:table-cell table:formula="of:=([.D1362]-[.I1362])^2" office:value-type="float" office:value="0.0625" calcext:value-type="float">
            <text:p>0,0625</text:p>
          </table:table-cell>
          <table:table-cell/>
          <table:table-cell table:formula="of:=ROUND(COS([.I1362]*PI()/180);7)" office:value-type="float" office:value="0.944089" calcext:value-type="float">
            <text:p>0,944089</text:p>
          </table:table-cell>
          <table:table-cell table:formula="of:=ROUND(SIN([.I1362]*PI()/180);7)" office:value-type="float" office:value="-0.3296906" calcext:value-type="float">
            <text:p>-0,3296906</text:p>
          </table:table-cell>
          <table:table-cell table:formula="of:=ABS([.L1362]-[.E1362])" office:value-type="float" office:value="0.00142958000000004" calcext:value-type="float">
            <text:p>0,00142958</text:p>
          </table:table-cell>
          <table:table-cell table:formula="of:=ABS([.M1362]-[.F1362])" office:value-type="float" office:value="0.00412245" calcext:value-type="float">
            <text:p>0,00412245</text:p>
          </table:table-cell>
          <table:table-cell/>
        </table:table-row>
        <table:table-row table:style-name="ro1">
          <table:table-cell office:value-type="float" office:value="1623609957.56767" calcext:value-type="float">
            <text:p>1623609957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94551858" calcext:value-type="float">
            <text:p>0,94551858</text:p>
          </table:table-cell>
          <table:table-cell office:value-type="float" office:value="-0.32556815" calcext:value-type="float">
            <text:p>-0,32556815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D1363]-[.I1363])^2" office:value-type="float" office:value="0" calcext:value-type="float">
            <text:p>0</text:p>
          </table:table-cell>
          <table:table-cell/>
          <table:table-cell table:formula="of:=ROUND(COS([.I1363]*PI()/180);7)" office:value-type="float" office:value="0.9455186" calcext:value-type="float">
            <text:p>0,9455186</text:p>
          </table:table-cell>
          <table:table-cell table:formula="of:=ROUND(SIN([.I1363]*PI()/180);7)" office:value-type="float" office:value="-0.3255682" calcext:value-type="float">
            <text:p>-0,3255682</text:p>
          </table:table-cell>
          <table:table-cell table:formula="of:=ABS([.L1363]-[.E1363])" office:value-type="float" office:value="0.0000000199999999894729" calcext:value-type="float">
            <text:p>1,99999999894729E-08</text:p>
          </table:table-cell>
          <table:table-cell table:formula="of:=ABS([.M1363]-[.F1363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957.66768" calcext:value-type="float">
            <text:p>1623609957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94551858" calcext:value-type="float">
            <text:p>0,94551858</text:p>
          </table:table-cell>
          <table:table-cell office:value-type="float" office:value="-0.32556815" calcext:value-type="float">
            <text:p>-0,32556815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-18.75" calcext:value-type="float">
            <text:p>-18,75</text:p>
          </table:table-cell>
          <table:table-cell table:formula="of:=([.D1364]-[.I1364])^2" office:value-type="float" office:value="0.0625" calcext:value-type="float">
            <text:p>0,0625</text:p>
          </table:table-cell>
          <table:table-cell/>
          <table:table-cell table:formula="of:=ROUND(COS([.I1364]*PI()/180);7)" office:value-type="float" office:value="0.9469301" calcext:value-type="float">
            <text:p>0,9469301</text:p>
          </table:table-cell>
          <table:table-cell table:formula="of:=ROUND(SIN([.I1364]*PI()/180);7)" office:value-type="float" office:value="-0.3214395" calcext:value-type="float">
            <text:p>-0,3214395</text:p>
          </table:table-cell>
          <table:table-cell table:formula="of:=ABS([.L1364]-[.E1364])" office:value-type="float" office:value="0.00141152" calcext:value-type="float">
            <text:p>0,00141152</text:p>
          </table:table-cell>
          <table:table-cell table:formula="of:=ABS([.M1364]-[.F1364])" office:value-type="float" office:value="0.00412865000000001" calcext:value-type="float">
            <text:p>0,00412865</text:p>
          </table:table-cell>
          <table:table-cell/>
        </table:table-row>
        <table:table-row table:style-name="ro1">
          <table:table-cell office:value-type="float" office:value="1623609957.76767" calcext:value-type="float">
            <text:p>1623609957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8.5" calcext:value-type="float">
            <text:p>-18,5</text:p>
          </table:table-cell>
          <table:table-cell table:formula="of:=([.D1365]-[.I1365])^2" office:value-type="float" office:value="0.25" calcext:value-type="float">
            <text:p>0,25</text:p>
          </table:table-cell>
          <table:table-cell/>
          <table:table-cell table:formula="of:=ROUND(COS([.I1365]*PI()/180);7)" office:value-type="float" office:value="0.9483237" calcext:value-type="float">
            <text:p>0,9483237</text:p>
          </table:table-cell>
          <table:table-cell table:formula="of:=ROUND(SIN([.I1365]*PI()/180);7)" office:value-type="float" office:value="-0.3173047" calcext:value-type="float">
            <text:p>-0,3173047</text:p>
          </table:table-cell>
          <table:table-cell table:formula="of:=ABS([.L1365]-[.E1365])" office:value-type="float" office:value="0.00273282000000008" calcext:value-type="float">
            <text:p>0,00273282</text:p>
          </table:table-cell>
          <table:table-cell table:formula="of:=ABS([.M1365]-[.F1365])" office:value-type="float" office:value="0.00828771" calcext:value-type="float">
            <text:p>0,00828771</text:p>
          </table:table-cell>
          <table:table-cell/>
        </table:table-row>
        <table:table-row table:style-name="ro1">
          <table:table-cell office:value-type="float" office:value="1623609957.86769" calcext:value-type="float">
            <text:p>1623609957,8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8.25" calcext:value-type="float">
            <text:p>-18,25</text:p>
          </table:table-cell>
          <table:table-cell table:formula="of:=([.D1366]-[.I1366])^2" office:value-type="float" office:value="0.0625" calcext:value-type="float">
            <text:p>0,0625</text:p>
          </table:table-cell>
          <table:table-cell/>
          <table:table-cell table:formula="of:=ROUND(COS([.I1366]*PI()/180);7)" office:value-type="float" office:value="0.9496991" calcext:value-type="float">
            <text:p>0,9496991</text:p>
          </table:table-cell>
          <table:table-cell table:formula="of:=ROUND(SIN([.I1366]*PI()/180);7)" office:value-type="float" office:value="-0.3131638" calcext:value-type="float">
            <text:p>-0,3131638</text:p>
          </table:table-cell>
          <table:table-cell table:formula="of:=ABS([.L1366]-[.E1366])" office:value-type="float" office:value="0.00135742000000005" calcext:value-type="float">
            <text:p>0,00135742</text:p>
          </table:table-cell>
          <table:table-cell table:formula="of:=ABS([.M1366]-[.F1366])" office:value-type="float" office:value="0.00414681" calcext:value-type="float">
            <text:p>0,00414681</text:p>
          </table:table-cell>
          <table:table-cell/>
        </table:table-row>
        <table:table-row table:style-name="ro1">
          <table:table-cell office:value-type="float" office:value="1623609957.96762" calcext:value-type="float">
            <text:p>1623609957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D1367]-[.I1367])^2" office:value-type="float" office:value="0" calcext:value-type="float">
            <text:p>0</text:p>
          </table:table-cell>
          <table:table-cell/>
          <table:table-cell table:formula="of:=ROUND(COS([.I1367]*PI()/180);7)" office:value-type="float" office:value="0.9510565" calcext:value-type="float">
            <text:p>0,9510565</text:p>
          </table:table-cell>
          <table:table-cell table:formula="of:=ROUND(SIN([.I1367]*PI()/180);7)" office:value-type="float" office:value="-0.309017" calcext:value-type="float">
            <text:p>-0,309017</text:p>
          </table:table-cell>
          <table:table-cell table:formula="of:=ABS([.L1367]-[.E1367])" office:value-type="float" office:value="0.0000000200000001004952" calcext:value-type="float">
            <text:p>2,00000001004952E-08</text:p>
          </table:table-cell>
          <table:table-cell table:formula="of:=ABS([.M1367]-[.F1367])" office:value-type="float" office:value="0.00000000999999999473644" calcext:value-type="float">
            <text:p>9,99999999473644E-09</text:p>
          </table:table-cell>
          <table:table-cell/>
        </table:table-row>
        <table:table-row table:style-name="ro1">
          <table:table-cell office:value-type="float" office:value="1623609958.06768" calcext:value-type="float">
            <text:p>1623609958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7.75" calcext:value-type="float">
            <text:p>-17,75</text:p>
          </table:table-cell>
          <table:table-cell table:formula="of:=([.D1368]-[.I1368])^2" office:value-type="float" office:value="0.0625" calcext:value-type="float">
            <text:p>0,0625</text:p>
          </table:table-cell>
          <table:table-cell/>
          <table:table-cell table:formula="of:=ROUND(COS([.I1368]*PI()/180);7)" office:value-type="float" office:value="0.9523958" calcext:value-type="float">
            <text:p>0,9523958</text:p>
          </table:table-cell>
          <table:table-cell table:formula="of:=ROUND(SIN([.I1368]*PI()/180);7)" office:value-type="float" office:value="-0.3048643" calcext:value-type="float">
            <text:p>-0,3048643</text:p>
          </table:table-cell>
          <table:table-cell table:formula="of:=ABS([.L1368]-[.E1368])" office:value-type="float" office:value="0.00133927999999994" calcext:value-type="float">
            <text:p>0,00133928</text:p>
          </table:table-cell>
          <table:table-cell table:formula="of:=ABS([.M1368]-[.F1368])" office:value-type="float" office:value="0.00415269000000001" calcext:value-type="float">
            <text:p>0,00415269</text:p>
          </table:table-cell>
          <table:table-cell/>
        </table:table-row>
        <table:table-row table:style-name="ro1">
          <table:table-cell office:value-type="float" office:value="1623609958.16768" calcext:value-type="float">
            <text:p>1623609958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95105652" calcext:value-type="float">
            <text:p>0,95105652</text:p>
          </table:table-cell>
          <table:table-cell office:value-type="float" office:value="-0.30901699" calcext:value-type="float">
            <text:p>-0,30901699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7.5" calcext:value-type="float">
            <text:p>-17,5</text:p>
          </table:table-cell>
          <table:table-cell table:formula="of:=([.D1369]-[.I1369])^2" office:value-type="float" office:value="0.25" calcext:value-type="float">
            <text:p>0,25</text:p>
          </table:table-cell>
          <table:table-cell/>
          <table:table-cell table:formula="of:=ROUND(COS([.I1369]*PI()/180);7)" office:value-type="float" office:value="0.953717" calcext:value-type="float">
            <text:p>0,953717</text:p>
          </table:table-cell>
          <table:table-cell table:formula="of:=ROUND(SIN([.I1369]*PI()/180);7)" office:value-type="float" office:value="-0.3007058" calcext:value-type="float">
            <text:p>-0,3007058</text:p>
          </table:table-cell>
          <table:table-cell table:formula="of:=ABS([.L1369]-[.E1369])" office:value-type="float" office:value="0.00266047999999996" calcext:value-type="float">
            <text:p>0,00266048</text:p>
          </table:table-cell>
          <table:table-cell table:formula="of:=ABS([.M1369]-[.F1369])" office:value-type="float" office:value="0.00831118999999997" calcext:value-type="float">
            <text:p>0,00831119</text:p>
          </table:table-cell>
          <table:table-cell/>
        </table:table-row>
        <table:table-row table:style-name="ro1">
          <table:table-cell office:value-type="float" office:value="1623609958.2676" calcext:value-type="float">
            <text:p>1623609958,2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95630476" calcext:value-type="float">
            <text:p>0,95630476</text:p>
          </table:table-cell>
          <table:table-cell office:value-type="float" office:value="-0.2923717" calcext:value-type="float">
            <text:p>-0,2923717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-17.25" calcext:value-type="float">
            <text:p>-17,25</text:p>
          </table:table-cell>
          <table:table-cell table:formula="of:=([.D1370]-[.I1370])^2" office:value-type="float" office:value="0.0625" calcext:value-type="float">
            <text:p>0,0625</text:p>
          </table:table-cell>
          <table:table-cell/>
          <table:table-cell table:formula="of:=ROUND(COS([.I1370]*PI()/180);7)" office:value-type="float" office:value="0.9550199" calcext:value-type="float">
            <text:p>0,9550199</text:p>
          </table:table-cell>
          <table:table-cell table:formula="of:=ROUND(SIN([.I1370]*PI()/180);7)" office:value-type="float" office:value="-0.2965416" calcext:value-type="float">
            <text:p>-0,2965416</text:p>
          </table:table-cell>
          <table:table-cell table:formula="of:=ABS([.L1370]-[.E1370])" office:value-type="float" office:value="0.00128485999999994" calcext:value-type="float">
            <text:p>0,00128486</text:p>
          </table:table-cell>
          <table:table-cell table:formula="of:=ABS([.M1370]-[.F1370])" office:value-type="float" office:value="0.0041699" calcext:value-type="float">
            <text:p>0,0041699</text:p>
          </table:table-cell>
          <table:table-cell/>
        </table:table-row>
        <table:table-row table:style-name="ro1">
          <table:table-cell office:value-type="float" office:value="1623609958.36767" calcext:value-type="float">
            <text:p>1623609958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95630476" calcext:value-type="float">
            <text:p>0,95630476</text:p>
          </table:table-cell>
          <table:table-cell office:value-type="float" office:value="-0.2923717" calcext:value-type="float">
            <text:p>-0,2923717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D1371]-[.I1371])^2" office:value-type="float" office:value="0" calcext:value-type="float">
            <text:p>0</text:p>
          </table:table-cell>
          <table:table-cell/>
          <table:table-cell table:formula="of:=ROUND(COS([.I1371]*PI()/180);7)" office:value-type="float" office:value="0.9563048" calcext:value-type="float">
            <text:p>0,9563048</text:p>
          </table:table-cell>
          <table:table-cell table:formula="of:=ROUND(SIN([.I1371]*PI()/180);7)" office:value-type="float" office:value="-0.2923717" calcext:value-type="float">
            <text:p>-0,2923717</text:p>
          </table:table-cell>
          <table:table-cell table:formula="of:=ABS([.L1371]-[.E1371])" office:value-type="float" office:value="0.0000000399999999789458" calcext:value-type="float">
            <text:p>3,99999999789458E-08</text:p>
          </table:table-cell>
          <table:table-cell table:formula="of:=ABS([.M1371]-[.F13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58.4676" calcext:value-type="float">
            <text:p>1623609958,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95630476" calcext:value-type="float">
            <text:p>0,95630476</text:p>
          </table:table-cell>
          <table:table-cell office:value-type="float" office:value="-0.2923717" calcext:value-type="float">
            <text:p>-0,2923717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-16.75" calcext:value-type="float">
            <text:p>-16,75</text:p>
          </table:table-cell>
          <table:table-cell table:formula="of:=([.D1372]-[.I1372])^2" office:value-type="float" office:value="0.0625" calcext:value-type="float">
            <text:p>0,0625</text:p>
          </table:table-cell>
          <table:table-cell/>
          <table:table-cell table:formula="of:=ROUND(COS([.I1372]*PI()/180);7)" office:value-type="float" office:value="0.9575714" calcext:value-type="float">
            <text:p>0,9575714</text:p>
          </table:table-cell>
          <table:table-cell table:formula="of:=ROUND(SIN([.I1372]*PI()/180);7)" office:value-type="float" office:value="-0.2881963" calcext:value-type="float">
            <text:p>-0,2881963</text:p>
          </table:table-cell>
          <table:table-cell table:formula="of:=ABS([.L1372]-[.E1372])" office:value-type="float" office:value="0.00126663999999999" calcext:value-type="float">
            <text:p>0,00126664</text:p>
          </table:table-cell>
          <table:table-cell table:formula="of:=ABS([.M1372]-[.F1372])" office:value-type="float" office:value="0.0041754" calcext:value-type="float">
            <text:p>0,0041754</text:p>
          </table:table-cell>
          <table:table-cell/>
        </table:table-row>
        <table:table-row table:style-name="ro1">
          <table:table-cell office:value-type="float" office:value="1623609958.56767" calcext:value-type="float">
            <text:p>1623609958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95630476" calcext:value-type="float">
            <text:p>0,95630476</text:p>
          </table:table-cell>
          <table:table-cell office:value-type="float" office:value="-0.2923717" calcext:value-type="float">
            <text:p>-0,2923717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-16.5" calcext:value-type="float">
            <text:p>-16,5</text:p>
          </table:table-cell>
          <table:table-cell table:formula="of:=([.D1373]-[.I1373])^2" office:value-type="float" office:value="0.25" calcext:value-type="float">
            <text:p>0,25</text:p>
          </table:table-cell>
          <table:table-cell/>
          <table:table-cell table:formula="of:=ROUND(COS([.I1373]*PI()/180);7)" office:value-type="float" office:value="0.9588197" calcext:value-type="float">
            <text:p>0,9588197</text:p>
          </table:table-cell>
          <table:table-cell table:formula="of:=ROUND(SIN([.I1373]*PI()/180);7)" office:value-type="float" office:value="-0.2840153" calcext:value-type="float">
            <text:p>-0,2840153</text:p>
          </table:table-cell>
          <table:table-cell table:formula="of:=ABS([.L1373]-[.E1373])" office:value-type="float" office:value="0.00251494000000008" calcext:value-type="float">
            <text:p>0,00251494</text:p>
          </table:table-cell>
          <table:table-cell table:formula="of:=ABS([.M1373]-[.F1373])" office:value-type="float" office:value="0.00835639999999999" calcext:value-type="float">
            <text:p>0,0083564</text:p>
          </table:table-cell>
          <table:table-cell/>
        </table:table-row>
        <table:table-row table:style-name="ro1">
          <table:table-cell office:value-type="float" office:value="1623609958.66768" calcext:value-type="float">
            <text:p>1623609958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9612617" calcext:value-type="float">
            <text:p>0,9612617</text:p>
          </table:table-cell>
          <table:table-cell office:value-type="float" office:value="-0.27563736" calcext:value-type="float">
            <text:p>-0,27563736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-16.25" calcext:value-type="float">
            <text:p>-16,25</text:p>
          </table:table-cell>
          <table:table-cell table:formula="of:=([.D1374]-[.I1374])^2" office:value-type="float" office:value="0.0625" calcext:value-type="float">
            <text:p>0,0625</text:p>
          </table:table-cell>
          <table:table-cell/>
          <table:table-cell table:formula="of:=ROUND(COS([.I1374]*PI()/180);7)" office:value-type="float" office:value="0.9600499" calcext:value-type="float">
            <text:p>0,9600499</text:p>
          </table:table-cell>
          <table:table-cell table:formula="of:=ROUND(SIN([.I1374]*PI()/180);7)" office:value-type="float" office:value="-0.279829" calcext:value-type="float">
            <text:p>-0,279829</text:p>
          </table:table-cell>
          <table:table-cell table:formula="of:=ABS([.L1374]-[.E1374])" office:value-type="float" office:value="0.00121179999999999" calcext:value-type="float">
            <text:p>0,0012118</text:p>
          </table:table-cell>
          <table:table-cell table:formula="of:=ABS([.M1374]-[.F1374])" office:value-type="float" office:value="0.00419164" calcext:value-type="float">
            <text:p>0,00419164</text:p>
          </table:table-cell>
          <table:table-cell/>
        </table:table-row>
        <table:table-row table:style-name="ro1">
          <table:table-cell office:value-type="float" office:value="1623609958.76767" calcext:value-type="float">
            <text:p>1623609958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9612617" calcext:value-type="float">
            <text:p>0,9612617</text:p>
          </table:table-cell>
          <table:table-cell office:value-type="float" office:value="-0.27563736" calcext:value-type="float">
            <text:p>-0,27563736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D1375]-[.I1375])^2" office:value-type="float" office:value="0" calcext:value-type="float">
            <text:p>0</text:p>
          </table:table-cell>
          <table:table-cell/>
          <table:table-cell table:formula="of:=ROUND(COS([.I1375]*PI()/180);7)" office:value-type="float" office:value="0.9612617" calcext:value-type="float">
            <text:p>0,9612617</text:p>
          </table:table-cell>
          <table:table-cell table:formula="of:=ROUND(SIN([.I1375]*PI()/180);7)" office:value-type="float" office:value="-0.2756374" calcext:value-type="float">
            <text:p>-0,2756374</text:p>
          </table:table-cell>
          <table:table-cell table:formula="of:=ABS([.L1375]-[.E1375])" office:value-type="float" office:value="0" calcext:value-type="float">
            <text:p>0</text:p>
          </table:table-cell>
          <table:table-cell table:formula="of:=ABS([.M1375]-[.F1375])" office:value-type="float" office:value="0.0000000399999999789458" calcext:value-type="float">
            <text:p>3,99999999789458E-08</text:p>
          </table:table-cell>
          <table:table-cell/>
        </table:table-row>
        <table:table-row table:style-name="ro1">
          <table:table-cell office:value-type="float" office:value="1623609958.86763" calcext:value-type="float">
            <text:p>1623609958,8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9612617" calcext:value-type="float">
            <text:p>0,9612617</text:p>
          </table:table-cell>
          <table:table-cell office:value-type="float" office:value="-0.27563736" calcext:value-type="float">
            <text:p>-0,27563736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-15.75" calcext:value-type="float">
            <text:p>-15,75</text:p>
          </table:table-cell>
          <table:table-cell table:formula="of:=([.D1376]-[.I1376])^2" office:value-type="float" office:value="0.0625" calcext:value-type="float">
            <text:p>0,0625</text:p>
          </table:table-cell>
          <table:table-cell/>
          <table:table-cell table:formula="of:=ROUND(COS([.I1376]*PI()/180);7)" office:value-type="float" office:value="0.9624552" calcext:value-type="float">
            <text:p>0,9624552</text:p>
          </table:table-cell>
          <table:table-cell table:formula="of:=ROUND(SIN([.I1376]*PI()/180);7)" office:value-type="float" office:value="-0.2714404" calcext:value-type="float">
            <text:p>-0,2714404</text:p>
          </table:table-cell>
          <table:table-cell table:formula="of:=ABS([.L1376]-[.E1376])" office:value-type="float" office:value="0.00119349999999996" calcext:value-type="float">
            <text:p>0,0011935</text:p>
          </table:table-cell>
          <table:table-cell table:formula="of:=ABS([.M1376]-[.F1376])" office:value-type="float" office:value="0.00419695999999997" calcext:value-type="float">
            <text:p>0,00419696</text:p>
          </table:table-cell>
          <table:table-cell/>
        </table:table-row>
        <table:table-row table:style-name="ro1">
          <table:table-cell office:value-type="float" office:value="1623609958.9677" calcext:value-type="float">
            <text:p>1623609958,9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9612617" calcext:value-type="float">
            <text:p>0,9612617</text:p>
          </table:table-cell>
          <table:table-cell office:value-type="float" office:value="-0.27563736" calcext:value-type="float">
            <text:p>-0,27563736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-15.5" calcext:value-type="float">
            <text:p>-15,5</text:p>
          </table:table-cell>
          <table:table-cell table:formula="of:=([.D1377]-[.I1377])^2" office:value-type="float" office:value="0.25" calcext:value-type="float">
            <text:p>0,25</text:p>
          </table:table-cell>
          <table:table-cell/>
          <table:table-cell table:formula="of:=ROUND(COS([.I1377]*PI()/180);7)" office:value-type="float" office:value="0.9636305" calcext:value-type="float">
            <text:p>0,9636305</text:p>
          </table:table-cell>
          <table:table-cell table:formula="of:=ROUND(SIN([.I1377]*PI()/180);7)" office:value-type="float" office:value="-0.2672384" calcext:value-type="float">
            <text:p>-0,2672384</text:p>
          </table:table-cell>
          <table:table-cell table:formula="of:=ABS([.L1377]-[.E1377])" office:value-type="float" office:value="0.00236879999999995" calcext:value-type="float">
            <text:p>0,0023688</text:p>
          </table:table-cell>
          <table:table-cell table:formula="of:=ABS([.M1377]-[.F1377])" office:value-type="float" office:value="0.00839896000000001" calcext:value-type="float">
            <text:p>0,00839896</text:p>
          </table:table-cell>
          <table:table-cell/>
        </table:table-row>
        <table:table-row table:style-name="ro1">
          <table:table-cell office:value-type="float" office:value="1623609959.06768" calcext:value-type="float">
            <text:p>1623609959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96592583" calcext:value-type="float">
            <text:p>0,96592583</text:p>
          </table:table-cell>
          <table:table-cell office:value-type="float" office:value="-0.25881905" calcext:value-type="float">
            <text:p>-0,25881905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15.25" calcext:value-type="float">
            <text:p>-15,25</text:p>
          </table:table-cell>
          <table:table-cell table:formula="of:=([.D1378]-[.I1378])^2" office:value-type="float" office:value="0.0625" calcext:value-type="float">
            <text:p>0,0625</text:p>
          </table:table-cell>
          <table:table-cell/>
          <table:table-cell table:formula="of:=ROUND(COS([.I1378]*PI()/180);7)" office:value-type="float" office:value="0.9647873" calcext:value-type="float">
            <text:p>0,9647873</text:p>
          </table:table-cell>
          <table:table-cell table:formula="of:=ROUND(SIN([.I1378]*PI()/180);7)" office:value-type="float" office:value="-0.2630312" calcext:value-type="float">
            <text:p>-0,2630312</text:p>
          </table:table-cell>
          <table:table-cell table:formula="of:=ABS([.L1378]-[.E1378])" office:value-type="float" office:value="0.00113852999999997" calcext:value-type="float">
            <text:p>0,00113853</text:p>
          </table:table-cell>
          <table:table-cell table:formula="of:=ABS([.M1378]-[.F1378])" office:value-type="float" office:value="0.00421215000000003" calcext:value-type="float">
            <text:p>0,00421215</text:p>
          </table:table-cell>
          <table:table-cell/>
        </table:table-row>
        <table:table-row table:style-name="ro1">
          <table:table-cell office:value-type="float" office:value="1623609959.16768" calcext:value-type="float">
            <text:p>1623609959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96592583" calcext:value-type="float">
            <text:p>0,96592583</text:p>
          </table:table-cell>
          <table:table-cell office:value-type="float" office:value="-0.25881905" calcext:value-type="float">
            <text:p>-0,25881905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D1379]-[.I1379])^2" office:value-type="float" office:value="0" calcext:value-type="float">
            <text:p>0</text:p>
          </table:table-cell>
          <table:table-cell/>
          <table:table-cell table:formula="of:=ROUND(COS([.I1379]*PI()/180);7)" office:value-type="float" office:value="0.9659258" calcext:value-type="float">
            <text:p>0,9659258</text:p>
          </table:table-cell>
          <table:table-cell table:formula="of:=ROUND(SIN([.I1379]*PI()/180);7)" office:value-type="float" office:value="-0.258819" calcext:value-type="float">
            <text:p>-0,258819</text:p>
          </table:table-cell>
          <table:table-cell table:formula="of:=ABS([.L1379]-[.E1379])" office:value-type="float" office:value="0.0000000300000000397205" calcext:value-type="float">
            <text:p>3,00000000397205E-08</text:p>
          </table:table-cell>
          <table:table-cell table:formula="of:=ABS([.M1379]-[.F1379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959.26768" calcext:value-type="float">
            <text:p>1623609959,2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96592583" calcext:value-type="float">
            <text:p>0,96592583</text:p>
          </table:table-cell>
          <table:table-cell office:value-type="float" office:value="-0.25881905" calcext:value-type="float">
            <text:p>-0,25881905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14.75" calcext:value-type="float">
            <text:p>-14,75</text:p>
          </table:table-cell>
          <table:table-cell table:formula="of:=([.D1380]-[.I1380])^2" office:value-type="float" office:value="0.0625" calcext:value-type="float">
            <text:p>0,0625</text:p>
          </table:table-cell>
          <table:table-cell/>
          <table:table-cell table:formula="of:=ROUND(COS([.I1380]*PI()/180);7)" office:value-type="float" office:value="0.9670459" calcext:value-type="float">
            <text:p>0,9670459</text:p>
          </table:table-cell>
          <table:table-cell table:formula="of:=ROUND(SIN([.I1380]*PI()/180);7)" office:value-type="float" office:value="-0.2546019" calcext:value-type="float">
            <text:p>-0,2546019</text:p>
          </table:table-cell>
          <table:table-cell table:formula="of:=ABS([.L1380]-[.E1380])" office:value-type="float" office:value="0.00112007000000003" calcext:value-type="float">
            <text:p>0,00112007</text:p>
          </table:table-cell>
          <table:table-cell table:formula="of:=ABS([.M1380]-[.F1380])" office:value-type="float" office:value="0.00421715" calcext:value-type="float">
            <text:p>0,00421715</text:p>
          </table:table-cell>
          <table:table-cell/>
        </table:table-row>
        <table:table-row table:style-name="ro1">
          <table:table-cell office:value-type="float" office:value="1623609959.36768" calcext:value-type="float">
            <text:p>1623609959,3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96592583" calcext:value-type="float">
            <text:p>0,96592583</text:p>
          </table:table-cell>
          <table:table-cell office:value-type="float" office:value="-0.25881905" calcext:value-type="float">
            <text:p>-0,25881905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14.5" calcext:value-type="float">
            <text:p>-14,5</text:p>
          </table:table-cell>
          <table:table-cell table:formula="of:=([.D1381]-[.I1381])^2" office:value-type="float" office:value="0.25" calcext:value-type="float">
            <text:p>0,25</text:p>
          </table:table-cell>
          <table:table-cell/>
          <table:table-cell table:formula="of:=ROUND(COS([.I1381]*PI()/180);7)" office:value-type="float" office:value="0.9681476" calcext:value-type="float">
            <text:p>0,9681476</text:p>
          </table:table-cell>
          <table:table-cell table:formula="of:=ROUND(SIN([.I1381]*PI()/180);7)" office:value-type="float" office:value="-0.25038" calcext:value-type="float">
            <text:p>-0,25038</text:p>
          </table:table-cell>
          <table:table-cell table:formula="of:=ABS([.L1381]-[.E1381])" office:value-type="float" office:value="0.00222177000000001" calcext:value-type="float">
            <text:p>0,00222177</text:p>
          </table:table-cell>
          <table:table-cell table:formula="of:=ABS([.M1381]-[.F1381])" office:value-type="float" office:value="0.00843905" calcext:value-type="float">
            <text:p>0,00843905</text:p>
          </table:table-cell>
          <table:table-cell/>
        </table:table-row>
        <table:table-row table:style-name="ro1">
          <table:table-cell office:value-type="float" office:value="1623609959.46766" calcext:value-type="float">
            <text:p>1623609959,4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97029573" calcext:value-type="float">
            <text:p>0,97029573</text:p>
          </table:table-cell>
          <table:table-cell office:value-type="float" office:value="-0.2419219" calcext:value-type="float">
            <text:p>-0,2419219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14.25" calcext:value-type="float">
            <text:p>-14,25</text:p>
          </table:table-cell>
          <table:table-cell table:formula="of:=([.D1382]-[.I1382])^2" office:value-type="float" office:value="0.0625" calcext:value-type="float">
            <text:p>0,0625</text:p>
          </table:table-cell>
          <table:table-cell/>
          <table:table-cell table:formula="of:=ROUND(COS([.I1382]*PI()/180);7)" office:value-type="float" office:value="0.9692309" calcext:value-type="float">
            <text:p>0,9692309</text:p>
          </table:table-cell>
          <table:table-cell table:formula="of:=ROUND(SIN([.I1382]*PI()/180);7)" office:value-type="float" office:value="-0.2461533" calcext:value-type="float">
            <text:p>-0,2461533</text:p>
          </table:table-cell>
          <table:table-cell table:formula="of:=ABS([.L1382]-[.E1382])" office:value-type="float" office:value="0.00106483000000002" calcext:value-type="float">
            <text:p>0,00106483</text:p>
          </table:table-cell>
          <table:table-cell table:formula="of:=ABS([.M1382]-[.F1382])" office:value-type="float" office:value="0.0042314" calcext:value-type="float">
            <text:p>0,0042314</text:p>
          </table:table-cell>
          <table:table-cell/>
        </table:table-row>
        <table:table-row table:style-name="ro1">
          <table:table-cell office:value-type="float" office:value="1623609959.56767" calcext:value-type="float">
            <text:p>1623609959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97029573" calcext:value-type="float">
            <text:p>0,97029573</text:p>
          </table:table-cell>
          <table:table-cell office:value-type="float" office:value="-0.2419219" calcext:value-type="float">
            <text:p>-0,2419219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D1383]-[.I1383])^2" office:value-type="float" office:value="0" calcext:value-type="float">
            <text:p>0</text:p>
          </table:table-cell>
          <table:table-cell/>
          <table:table-cell table:formula="of:=ROUND(COS([.I1383]*PI()/180);7)" office:value-type="float" office:value="0.9702957" calcext:value-type="float">
            <text:p>0,9702957</text:p>
          </table:table-cell>
          <table:table-cell table:formula="of:=ROUND(SIN([.I1383]*PI()/180);7)" office:value-type="float" office:value="-0.2419219" calcext:value-type="float">
            <text:p>-0,2419219</text:p>
          </table:table-cell>
          <table:table-cell table:formula="of:=ABS([.L1383]-[.E1383])" office:value-type="float" office:value="0.0000000300000000397205" calcext:value-type="float">
            <text:p>3,00000000397205E-08</text:p>
          </table:table-cell>
          <table:table-cell table:formula="of:=ABS([.M1383]-[.F13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59.66768" calcext:value-type="float">
            <text:p>1623609959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97029573" calcext:value-type="float">
            <text:p>0,97029573</text:p>
          </table:table-cell>
          <table:table-cell office:value-type="float" office:value="-0.2419219" calcext:value-type="float">
            <text:p>-0,2419219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13.75" calcext:value-type="float">
            <text:p>-13,75</text:p>
          </table:table-cell>
          <table:table-cell table:formula="of:=([.D1384]-[.I1384])^2" office:value-type="float" office:value="0.0625" calcext:value-type="float">
            <text:p>0,0625</text:p>
          </table:table-cell>
          <table:table-cell/>
          <table:table-cell table:formula="of:=ROUND(COS([.I1384]*PI()/180);7)" office:value-type="float" office:value="0.9713421" calcext:value-type="float">
            <text:p>0,9713421</text:p>
          </table:table-cell>
          <table:table-cell table:formula="of:=ROUND(SIN([.I1384]*PI()/180);7)" office:value-type="float" office:value="-0.2376859" calcext:value-type="float">
            <text:p>-0,2376859</text:p>
          </table:table-cell>
          <table:table-cell table:formula="of:=ABS([.L1384]-[.E1384])" office:value-type="float" office:value="0.00104636999999996" calcext:value-type="float">
            <text:p>0,00104637</text:p>
          </table:table-cell>
          <table:table-cell table:formula="of:=ABS([.M1384]-[.F1384])" office:value-type="float" office:value="0.00423599999999999" calcext:value-type="float">
            <text:p>0,004236</text:p>
          </table:table-cell>
          <table:table-cell/>
        </table:table-row>
        <table:table-row table:style-name="ro1">
          <table:table-cell office:value-type="float" office:value="1623609959.76767" calcext:value-type="float">
            <text:p>1623609959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97029573" calcext:value-type="float">
            <text:p>0,97029573</text:p>
          </table:table-cell>
          <table:table-cell office:value-type="float" office:value="-0.2419219" calcext:value-type="float">
            <text:p>-0,2419219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13.5" calcext:value-type="float">
            <text:p>-13,5</text:p>
          </table:table-cell>
          <table:table-cell table:formula="of:=([.D1385]-[.I1385])^2" office:value-type="float" office:value="0.25" calcext:value-type="float">
            <text:p>0,25</text:p>
          </table:table-cell>
          <table:table-cell/>
          <table:table-cell table:formula="of:=ROUND(COS([.I1385]*PI()/180);7)" office:value-type="float" office:value="0.9723699" calcext:value-type="float">
            <text:p>0,9723699</text:p>
          </table:table-cell>
          <table:table-cell table:formula="of:=ROUND(SIN([.I1385]*PI()/180);7)" office:value-type="float" office:value="-0.2334454" calcext:value-type="float">
            <text:p>-0,2334454</text:p>
          </table:table-cell>
          <table:table-cell table:formula="of:=ABS([.L1385]-[.E1385])" office:value-type="float" office:value="0.00207416999999999" calcext:value-type="float">
            <text:p>0,00207417</text:p>
          </table:table-cell>
          <table:table-cell table:formula="of:=ABS([.M1385]-[.F1385])" office:value-type="float" office:value="0.0084765" calcext:value-type="float">
            <text:p>0,0084765</text:p>
          </table:table-cell>
          <table:table-cell/>
        </table:table-row>
        <table:table-row table:style-name="ro1">
          <table:table-cell office:value-type="float" office:value="1623609959.86761" calcext:value-type="float">
            <text:p>1623609959,8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13.25" calcext:value-type="float">
            <text:p>-13,25</text:p>
          </table:table-cell>
          <table:table-cell table:formula="of:=([.D1386]-[.I1386])^2" office:value-type="float" office:value="0.0625" calcext:value-type="float">
            <text:p>0,0625</text:p>
          </table:table-cell>
          <table:table-cell/>
          <table:table-cell table:formula="of:=ROUND(COS([.I1386]*PI()/180);7)" office:value-type="float" office:value="0.9733793" calcext:value-type="float">
            <text:p>0,9733793</text:p>
          </table:table-cell>
          <table:table-cell table:formula="of:=ROUND(SIN([.I1386]*PI()/180);7)" office:value-type="float" office:value="-0.2292004" calcext:value-type="float">
            <text:p>-0,2292004</text:p>
          </table:table-cell>
          <table:table-cell table:formula="of:=ABS([.L1386]-[.E1386])" office:value-type="float" office:value="0.00099076000000009" calcext:value-type="float">
            <text:p>0,00099076</text:p>
          </table:table-cell>
          <table:table-cell table:formula="of:=ABS([.M1386]-[.F1386])" office:value-type="float" office:value="0.00424934999999998" calcext:value-type="float">
            <text:p>0,00424935</text:p>
          </table:table-cell>
          <table:table-cell/>
        </table:table-row>
        <table:table-row table:style-name="ro1">
          <table:table-cell office:value-type="float" office:value="1623609959.96768" calcext:value-type="float">
            <text:p>1623609959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D1387]-[.I1387])^2" office:value-type="float" office:value="0" calcext:value-type="float">
            <text:p>0</text:p>
          </table:table-cell>
          <table:table-cell/>
          <table:table-cell table:formula="of:=ROUND(COS([.I1387]*PI()/180);7)" office:value-type="float" office:value="0.9743701" calcext:value-type="float">
            <text:p>0,9743701</text:p>
          </table:table-cell>
          <table:table-cell table:formula="of:=ROUND(SIN([.I1387]*PI()/180);7)" office:value-type="float" office:value="-0.2249511" calcext:value-type="float">
            <text:p>-0,2249511</text:p>
          </table:table-cell>
          <table:table-cell table:formula="of:=ABS([.L1387]-[.E1387])" office:value-type="float" office:value="0.0000000399999999789458" calcext:value-type="float">
            <text:p>3,99999999789458E-08</text:p>
          </table:table-cell>
          <table:table-cell table:formula="of:=ABS([.M1387]-[.F1387])" office:value-type="float" office:value="0.0000000499999999736822" calcext:value-type="float">
            <text:p>4,99999999736822E-08</text:p>
          </table:table-cell>
          <table:table-cell/>
        </table:table-row>
        <table:table-row table:style-name="ro1">
          <table:table-cell office:value-type="float" office:value="1623609960.06767" calcext:value-type="float">
            <text:p>1623609960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12.75" calcext:value-type="float">
            <text:p>-12,75</text:p>
          </table:table-cell>
          <table:table-cell table:formula="of:=([.D1388]-[.I1388])^2" office:value-type="float" office:value="0.0625" calcext:value-type="float">
            <text:p>0,0625</text:p>
          </table:table-cell>
          <table:table-cell/>
          <table:table-cell table:formula="of:=ROUND(COS([.I1388]*PI()/180);7)" office:value-type="float" office:value="0.9753423" calcext:value-type="float">
            <text:p>0,9753423</text:p>
          </table:table-cell>
          <table:table-cell table:formula="of:=ROUND(SIN([.I1388]*PI()/180);7)" office:value-type="float" office:value="-0.2206974" calcext:value-type="float">
            <text:p>-0,2206974</text:p>
          </table:table-cell>
          <table:table-cell table:formula="of:=ABS([.L1388]-[.E1388])" office:value-type="float" office:value="0.000972239999999958" calcext:value-type="float">
            <text:p>0,00097224</text:p>
          </table:table-cell>
          <table:table-cell table:formula="of:=ABS([.M1388]-[.F1388])" office:value-type="float" office:value="0.00425365000000003" calcext:value-type="float">
            <text:p>0,00425365</text:p>
          </table:table-cell>
          <table:table-cell/>
        </table:table-row>
        <table:table-row table:style-name="ro1">
          <table:table-cell office:value-type="float" office:value="1623609960.16767" calcext:value-type="float">
            <text:p>1623609960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97437006" calcext:value-type="float">
            <text:p>0,97437006</text:p>
          </table:table-cell>
          <table:table-cell office:value-type="float" office:value="-0.22495105" calcext:value-type="float">
            <text:p>-0,2249510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12.5" calcext:value-type="float">
            <text:p>-12,5</text:p>
          </table:table-cell>
          <table:table-cell table:formula="of:=([.D1389]-[.I1389])^2" office:value-type="float" office:value="0.25" calcext:value-type="float">
            <text:p>0,25</text:p>
          </table:table-cell>
          <table:table-cell/>
          <table:table-cell table:formula="of:=ROUND(COS([.I1389]*PI()/180);7)" office:value-type="float" office:value="0.976296" calcext:value-type="float">
            <text:p>0,976296</text:p>
          </table:table-cell>
          <table:table-cell table:formula="of:=ROUND(SIN([.I1389]*PI()/180);7)" office:value-type="float" office:value="-0.2164396" calcext:value-type="float">
            <text:p>-0,2164396</text:p>
          </table:table-cell>
          <table:table-cell table:formula="of:=ABS([.L1389]-[.E1389])" office:value-type="float" office:value="0.00192594000000002" calcext:value-type="float">
            <text:p>0,00192594</text:p>
          </table:table-cell>
          <table:table-cell table:formula="of:=ABS([.M1389]-[.F1389])" office:value-type="float" office:value="0.00851145" calcext:value-type="float">
            <text:p>0,00851145</text:p>
          </table:table-cell>
          <table:table-cell/>
        </table:table-row>
        <table:table-row table:style-name="ro1">
          <table:table-cell office:value-type="float" office:value="1623609960.26767" calcext:value-type="float">
            <text:p>1623609960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9781476" calcext:value-type="float">
            <text:p>0,9781476</text:p>
          </table:table-cell>
          <table:table-cell office:value-type="float" office:value="-0.20791169" calcext:value-type="float">
            <text:p>-0,20791169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2.25" calcext:value-type="float">
            <text:p>-12,25</text:p>
          </table:table-cell>
          <table:table-cell table:formula="of:=([.D1390]-[.I1390])^2" office:value-type="float" office:value="0.0625" calcext:value-type="float">
            <text:p>0,0625</text:p>
          </table:table-cell>
          <table:table-cell/>
          <table:table-cell table:formula="of:=ROUND(COS([.I1390]*PI()/180);7)" office:value-type="float" office:value="0.9772311" calcext:value-type="float">
            <text:p>0,9772311</text:p>
          </table:table-cell>
          <table:table-cell table:formula="of:=ROUND(SIN([.I1390]*PI()/180);7)" office:value-type="float" office:value="-0.2121777" calcext:value-type="float">
            <text:p>-0,2121777</text:p>
          </table:table-cell>
          <table:table-cell table:formula="of:=ABS([.L1390]-[.E1390])" office:value-type="float" office:value="0.000916499999999987" calcext:value-type="float">
            <text:p>0,0009165</text:p>
          </table:table-cell>
          <table:table-cell table:formula="of:=ABS([.M1390]-[.F1390])" office:value-type="float" office:value="0.00426600999999999" calcext:value-type="float">
            <text:p>0,00426601</text:p>
          </table:table-cell>
          <table:table-cell/>
        </table:table-row>
        <table:table-row table:style-name="ro1">
          <table:table-cell office:value-type="float" office:value="1623609960.36762" calcext:value-type="float">
            <text:p>1623609960,3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9781476" calcext:value-type="float">
            <text:p>0,9781476</text:p>
          </table:table-cell>
          <table:table-cell office:value-type="float" office:value="-0.20791169" calcext:value-type="float">
            <text:p>-0,20791169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D1391]-[.I1391])^2" office:value-type="float" office:value="0" calcext:value-type="float">
            <text:p>0</text:p>
          </table:table-cell>
          <table:table-cell/>
          <table:table-cell table:formula="of:=ROUND(COS([.I1391]*PI()/180);7)" office:value-type="float" office:value="0.9781476" calcext:value-type="float">
            <text:p>0,9781476</text:p>
          </table:table-cell>
          <table:table-cell table:formula="of:=ROUND(SIN([.I1391]*PI()/180);7)" office:value-type="float" office:value="-0.2079117" calcext:value-type="float">
            <text:p>-0,2079117</text:p>
          </table:table-cell>
          <table:table-cell table:formula="of:=ABS([.L1391]-[.E1391])" office:value-type="float" office:value="0" calcext:value-type="float">
            <text:p>0</text:p>
          </table:table-cell>
          <table:table-cell table:formula="of:=ABS([.M1391]-[.F1391])" office:value-type="float" office:value="0.00000000999999999473644" calcext:value-type="float">
            <text:p>9,99999999473644E-09</text:p>
          </table:table-cell>
          <table:table-cell/>
        </table:table-row>
        <table:table-row table:style-name="ro1">
          <table:table-cell office:value-type="float" office:value="1623609960.46767" calcext:value-type="float">
            <text:p>1623609960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9781476" calcext:value-type="float">
            <text:p>0,9781476</text:p>
          </table:table-cell>
          <table:table-cell office:value-type="float" office:value="-0.20791169" calcext:value-type="float">
            <text:p>-0,20791169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1.75" calcext:value-type="float">
            <text:p>-11,75</text:p>
          </table:table-cell>
          <table:table-cell table:formula="of:=([.D1392]-[.I1392])^2" office:value-type="float" office:value="0.0625" calcext:value-type="float">
            <text:p>0,0625</text:p>
          </table:table-cell>
          <table:table-cell/>
          <table:table-cell table:formula="of:=ROUND(COS([.I1392]*PI()/180);7)" office:value-type="float" office:value="0.9790455" calcext:value-type="float">
            <text:p>0,9790455</text:p>
          </table:table-cell>
          <table:table-cell table:formula="of:=ROUND(SIN([.I1392]*PI()/180);7)" office:value-type="float" office:value="-0.2036418" calcext:value-type="float">
            <text:p>-0,2036418</text:p>
          </table:table-cell>
          <table:table-cell table:formula="of:=ABS([.L1392]-[.E1392])" office:value-type="float" office:value="0.000897900000000007" calcext:value-type="float">
            <text:p>0,0008979</text:p>
          </table:table-cell>
          <table:table-cell table:formula="of:=ABS([.M1392]-[.F1392])" office:value-type="float" office:value="0.00426989" calcext:value-type="float">
            <text:p>0,00426989</text:p>
          </table:table-cell>
          <table:table-cell/>
        </table:table-row>
        <table:table-row table:style-name="ro1">
          <table:table-cell office:value-type="float" office:value="1623609960.56765" calcext:value-type="float">
            <text:p>1623609960,5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98162718" calcext:value-type="float">
            <text:p>0,98162718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1.5" calcext:value-type="float">
            <text:p>-11,5</text:p>
          </table:table-cell>
          <table:table-cell table:formula="of:=([.D1393]-[.I1393])^2" office:value-type="float" office:value="0.25" calcext:value-type="float">
            <text:p>0,25</text:p>
          </table:table-cell>
          <table:table-cell/>
          <table:table-cell table:formula="of:=ROUND(COS([.I1393]*PI()/180);7)" office:value-type="float" office:value="0.9799247" calcext:value-type="float">
            <text:p>0,9799247</text:p>
          </table:table-cell>
          <table:table-cell table:formula="of:=ROUND(SIN([.I1393]*PI()/180);7)" office:value-type="float" office:value="-0.1993679" calcext:value-type="float">
            <text:p>-0,1993679</text:p>
          </table:table-cell>
          <table:table-cell table:formula="of:=ABS([.L1393]-[.E1393])" office:value-type="float" office:value="0.00170248000000006" calcext:value-type="float">
            <text:p>0,00170248</text:p>
          </table:table-cell>
          <table:table-cell table:formula="of:=ABS([.M1393]-[.F1393])" office:value-type="float" office:value="0.00855890000000001" calcext:value-type="float">
            <text:p>0,0085589</text:p>
          </table:table-cell>
          <table:table-cell/>
        </table:table-row>
        <table:table-row table:style-name="ro1">
          <table:table-cell office:value-type="float" office:value="1623609960.66768" calcext:value-type="float">
            <text:p>1623609960,6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98162718" calcext:value-type="float">
            <text:p>0,98162718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1.25" calcext:value-type="float">
            <text:p>-11,25</text:p>
          </table:table-cell>
          <table:table-cell table:formula="of:=([.D1394]-[.I1394])^2" office:value-type="float" office:value="0.0625" calcext:value-type="float">
            <text:p>0,0625</text:p>
          </table:table-cell>
          <table:table-cell/>
          <table:table-cell table:formula="of:=ROUND(COS([.I1394]*PI()/180);7)" office:value-type="float" office:value="0.9807853" calcext:value-type="float">
            <text:p>0,9807853</text:p>
          </table:table-cell>
          <table:table-cell table:formula="of:=ROUND(SIN([.I1394]*PI()/180);7)" office:value-type="float" office:value="-0.1950903" calcext:value-type="float">
            <text:p>-0,1950903</text:p>
          </table:table-cell>
          <table:table-cell table:formula="of:=ABS([.L1394]-[.E1394])" office:value-type="float" office:value="0.000841880000000073" calcext:value-type="float">
            <text:p>0,00084188</text:p>
          </table:table-cell>
          <table:table-cell table:formula="of:=ABS([.M1394]-[.F1394])" office:value-type="float" office:value="0.00428130000000002" calcext:value-type="float">
            <text:p>0,0042813</text:p>
          </table:table-cell>
          <table:table-cell/>
        </table:table-row>
        <table:table-row table:style-name="ro1">
          <table:table-cell office:value-type="float" office:value="1623609960.76767" calcext:value-type="float">
            <text:p>1623609960,7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98162718" calcext:value-type="float">
            <text:p>0,98162718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D1395]-[.I1395])^2" office:value-type="float" office:value="0" calcext:value-type="float">
            <text:p>0</text:p>
          </table:table-cell>
          <table:table-cell/>
          <table:table-cell table:formula="of:=ROUND(COS([.I1395]*PI()/180);7)" office:value-type="float" office:value="0.9816272" calcext:value-type="float">
            <text:p>0,9816272</text:p>
          </table:table-cell>
          <table:table-cell table:formula="of:=ROUND(SIN([.I1395]*PI()/180);7)" office:value-type="float" office:value="-0.190809" calcext:value-type="float">
            <text:p>-0,190809</text:p>
          </table:table-cell>
          <table:table-cell table:formula="of:=ABS([.L1395]-[.E1395])" office:value-type="float" office:value="0.0000000199999999894729" calcext:value-type="float">
            <text:p>1,99999999894729E-08</text:p>
          </table:table-cell>
          <table:table-cell table:formula="of:=ABS([.M1395]-[.F13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60.86767" calcext:value-type="float">
            <text:p>1623609960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98162718" calcext:value-type="float">
            <text:p>0,98162718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0.75" calcext:value-type="float">
            <text:p>-10,75</text:p>
          </table:table-cell>
          <table:table-cell table:formula="of:=([.D1396]-[.I1396])^2" office:value-type="float" office:value="0.0625" calcext:value-type="float">
            <text:p>0,0625</text:p>
          </table:table-cell>
          <table:table-cell/>
          <table:table-cell table:formula="of:=ROUND(COS([.I1396]*PI()/180);7)" office:value-type="float" office:value="0.9824504" calcext:value-type="float">
            <text:p>0,9824504</text:p>
          </table:table-cell>
          <table:table-cell table:formula="of:=ROUND(SIN([.I1396]*PI()/180);7)" office:value-type="float" office:value="-0.186524" calcext:value-type="float">
            <text:p>-0,186524</text:p>
          </table:table-cell>
          <table:table-cell table:formula="of:=ABS([.L1396]-[.E1396])" office:value-type="float" office:value="0.000823219999999902" calcext:value-type="float">
            <text:p>0,00082322</text:p>
          </table:table-cell>
          <table:table-cell table:formula="of:=ABS([.M1396]-[.F1396])" office:value-type="float" office:value="0.00428499999999998" calcext:value-type="float">
            <text:p>0,004285</text:p>
          </table:table-cell>
          <table:table-cell/>
        </table:table-row>
        <table:table-row table:style-name="ro1">
          <table:table-cell office:value-type="float" office:value="1623609960.96767" calcext:value-type="float">
            <text:p>1623609960,9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98162718" calcext:value-type="float">
            <text:p>0,98162718</text:p>
          </table:table-cell>
          <table:table-cell office:value-type="float" office:value="-0.190809" calcext:value-type="float">
            <text:p>-0,190809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0.5" calcext:value-type="float">
            <text:p>-10,5</text:p>
          </table:table-cell>
          <table:table-cell table:formula="of:=([.D1397]-[.I1397])^2" office:value-type="float" office:value="0.25" calcext:value-type="float">
            <text:p>0,25</text:p>
          </table:table-cell>
          <table:table-cell/>
          <table:table-cell table:formula="of:=ROUND(COS([.I1397]*PI()/180);7)" office:value-type="float" office:value="0.9832549" calcext:value-type="float">
            <text:p>0,9832549</text:p>
          </table:table-cell>
          <table:table-cell table:formula="of:=ROUND(SIN([.I1397]*PI()/180);7)" office:value-type="float" office:value="-0.1822355" calcext:value-type="float">
            <text:p>-0,1822355</text:p>
          </table:table-cell>
          <table:table-cell table:formula="of:=ABS([.L1397]-[.E1397])" office:value-type="float" office:value="0.00162772" calcext:value-type="float">
            <text:p>0,00162772</text:p>
          </table:table-cell>
          <table:table-cell table:formula="of:=ABS([.M1397]-[.F1397])" office:value-type="float" office:value="0.00857349999999998" calcext:value-type="float">
            <text:p>0,0085735</text:p>
          </table:table-cell>
          <table:table-cell/>
        </table:table-row>
        <table:table-row table:style-name="ro1">
          <table:table-cell office:value-type="float" office:value="1623609961.06769" calcext:value-type="float">
            <text:p>1623609961,0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98480775" calcext:value-type="float">
            <text:p>0,98480775</text:p>
          </table:table-cell>
          <table:table-cell office:value-type="float" office:value="-0.17364818" calcext:value-type="float">
            <text:p>-0,17364818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10.25" calcext:value-type="float">
            <text:p>-10,25</text:p>
          </table:table-cell>
          <table:table-cell table:formula="of:=([.D1398]-[.I1398])^2" office:value-type="float" office:value="0.0625" calcext:value-type="float">
            <text:p>0,0625</text:p>
          </table:table-cell>
          <table:table-cell/>
          <table:table-cell table:formula="of:=ROUND(COS([.I1398]*PI()/180);7)" office:value-type="float" office:value="0.9840407" calcext:value-type="float">
            <text:p>0,9840407</text:p>
          </table:table-cell>
          <table:table-cell table:formula="of:=ROUND(SIN([.I1398]*PI()/180);7)" office:value-type="float" office:value="-0.1779435" calcext:value-type="float">
            <text:p>-0,1779435</text:p>
          </table:table-cell>
          <table:table-cell table:formula="of:=ABS([.L1398]-[.E1398])" office:value-type="float" office:value="0.000767049999999991" calcext:value-type="float">
            <text:p>0,00076705</text:p>
          </table:table-cell>
          <table:table-cell table:formula="of:=ABS([.M1398]-[.F1398])" office:value-type="float" office:value="0.00429531999999999" calcext:value-type="float">
            <text:p>0,00429532</text:p>
          </table:table-cell>
          <table:table-cell/>
        </table:table-row>
        <table:table-row table:style-name="ro1">
          <table:table-cell office:value-type="float" office:value="1623609961.16766" calcext:value-type="float">
            <text:p>1623609961,1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98480775" calcext:value-type="float">
            <text:p>0,98480775</text:p>
          </table:table-cell>
          <table:table-cell office:value-type="float" office:value="-0.17364818" calcext:value-type="float">
            <text:p>-0,17364818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D1399]-[.I1399])^2" office:value-type="float" office:value="0" calcext:value-type="float">
            <text:p>0</text:p>
          </table:table-cell>
          <table:table-cell/>
          <table:table-cell table:formula="of:=ROUND(COS([.I1399]*PI()/180);7)" office:value-type="float" office:value="0.9848078" calcext:value-type="float">
            <text:p>0,9848078</text:p>
          </table:table-cell>
          <table:table-cell table:formula="of:=ROUND(SIN([.I1399]*PI()/180);7)" office:value-type="float" office:value="-0.1736482" calcext:value-type="float">
            <text:p>-0,1736482</text:p>
          </table:table-cell>
          <table:table-cell table:formula="of:=ABS([.L1399]-[.E1399])" office:value-type="float" office:value="0.0000000500000000291934" calcext:value-type="float">
            <text:p>5,00000000291934E-08</text:p>
          </table:table-cell>
          <table:table-cell table:formula="of:=ABS([.M1399]-[.F1399])" office:value-type="float" office:value="0.0000000199999999894729" calcext:value-type="float">
            <text:p>1,99999999894729E-08</text:p>
          </table:table-cell>
          <table:table-cell/>
        </table:table-row>
        <table:table-row table:style-name="ro1">
          <table:table-cell office:value-type="float" office:value="1623609961.26762" calcext:value-type="float">
            <text:p>1623609961,2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98480775" calcext:value-type="float">
            <text:p>0,98480775</text:p>
          </table:table-cell>
          <table:table-cell office:value-type="float" office:value="-0.17364818" calcext:value-type="float">
            <text:p>-0,17364818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9.75" calcext:value-type="float">
            <text:p>-9,75</text:p>
          </table:table-cell>
          <table:table-cell table:formula="of:=([.D1400]-[.I1400])^2" office:value-type="float" office:value="0.0625" calcext:value-type="float">
            <text:p>0,0625</text:p>
          </table:table-cell>
          <table:table-cell/>
          <table:table-cell table:formula="of:=ROUND(COS([.I1400]*PI()/180);7)" office:value-type="float" office:value="0.9855561" calcext:value-type="float">
            <text:p>0,9855561</text:p>
          </table:table-cell>
          <table:table-cell table:formula="of:=ROUND(SIN([.I1400]*PI()/180);7)" office:value-type="float" office:value="-0.1693495" calcext:value-type="float">
            <text:p>-0,1693495</text:p>
          </table:table-cell>
          <table:table-cell table:formula="of:=ABS([.L1400]-[.E1400])" office:value-type="float" office:value="0.000748350000000064" calcext:value-type="float">
            <text:p>0,00074835</text:p>
          </table:table-cell>
          <table:table-cell table:formula="of:=ABS([.M1400]-[.F1400])" office:value-type="float" office:value="0.00429868000000003" calcext:value-type="float">
            <text:p>0,00429868</text:p>
          </table:table-cell>
          <table:table-cell/>
        </table:table-row>
        <table:table-row table:style-name="ro1">
          <table:table-cell office:value-type="float" office:value="1623609961.36757" calcext:value-type="float">
            <text:p>1623609961,36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98768834" calcext:value-type="float">
            <text:p>0,98768834</text:p>
          </table:table-cell>
          <table:table-cell office:value-type="float" office:value="-0.15643447" calcext:value-type="float">
            <text:p>-0,1564344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9.5" calcext:value-type="float">
            <text:p>-9,5</text:p>
          </table:table-cell>
          <table:table-cell table:formula="of:=([.D1401]-[.I1401])^2" office:value-type="float" office:value="0.25" calcext:value-type="float">
            <text:p>0,25</text:p>
          </table:table-cell>
          <table:table-cell/>
          <table:table-cell table:formula="of:=ROUND(COS([.I1401]*PI()/180);7)" office:value-type="float" office:value="0.9862856" calcext:value-type="float">
            <text:p>0,9862856</text:p>
          </table:table-cell>
          <table:table-cell table:formula="of:=ROUND(SIN([.I1401]*PI()/180);7)" office:value-type="float" office:value="-0.1650476" calcext:value-type="float">
            <text:p>-0,1650476</text:p>
          </table:table-cell>
          <table:table-cell table:formula="of:=ABS([.L1401]-[.E1401])" office:value-type="float" office:value="0.00140274000000007" calcext:value-type="float">
            <text:p>0,00140274</text:p>
          </table:table-cell>
          <table:table-cell table:formula="of:=ABS([.M1401]-[.F1401])" office:value-type="float" office:value="0.00861313" calcext:value-type="float">
            <text:p>0,00861313</text:p>
          </table:table-cell>
          <table:table-cell/>
        </table:table-row>
        <table:table-row table:style-name="ro1">
          <table:table-cell office:value-type="float" office:value="1623609961.46763" calcext:value-type="float">
            <text:p>1623609961,4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98768834" calcext:value-type="float">
            <text:p>0,98768834</text:p>
          </table:table-cell>
          <table:table-cell office:value-type="float" office:value="-0.15643447" calcext:value-type="float">
            <text:p>-0,1564344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9.25" calcext:value-type="float">
            <text:p>-9,25</text:p>
          </table:table-cell>
          <table:table-cell table:formula="of:=([.D1402]-[.I1402])^2" office:value-type="float" office:value="0.0625" calcext:value-type="float">
            <text:p>0,0625</text:p>
          </table:table-cell>
          <table:table-cell/>
          <table:table-cell table:formula="of:=ROUND(COS([.I1402]*PI()/180);7)" office:value-type="float" office:value="0.9869964" calcext:value-type="float">
            <text:p>0,9869964</text:p>
          </table:table-cell>
          <table:table-cell table:formula="of:=ROUND(SIN([.I1402]*PI()/180);7)" office:value-type="float" office:value="-0.1607426" calcext:value-type="float">
            <text:p>-0,1607426</text:p>
          </table:table-cell>
          <table:table-cell table:formula="of:=ABS([.L1402]-[.E1402])" office:value-type="float" office:value="0.000691940000000058" calcext:value-type="float">
            <text:p>0,00069194</text:p>
          </table:table-cell>
          <table:table-cell table:formula="of:=ABS([.M1402]-[.F1402])" office:value-type="float" office:value="0.00430813000000002" calcext:value-type="float">
            <text:p>0,00430813</text:p>
          </table:table-cell>
          <table:table-cell/>
        </table:table-row>
        <table:table-row table:style-name="ro1">
          <table:table-cell office:value-type="float" office:value="1623609961.56767" calcext:value-type="float">
            <text:p>1623609961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98768834" calcext:value-type="float">
            <text:p>0,98768834</text:p>
          </table:table-cell>
          <table:table-cell office:value-type="float" office:value="-0.15643447" calcext:value-type="float">
            <text:p>-0,1564344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D1403]-[.I1403])^2" office:value-type="float" office:value="0" calcext:value-type="float">
            <text:p>0</text:p>
          </table:table-cell>
          <table:table-cell/>
          <table:table-cell table:formula="of:=ROUND(COS([.I1403]*PI()/180);7)" office:value-type="float" office:value="0.9876883" calcext:value-type="float">
            <text:p>0,9876883</text:p>
          </table:table-cell>
          <table:table-cell table:formula="of:=ROUND(SIN([.I1403]*PI()/180);7)" office:value-type="float" office:value="-0.1564345" calcext:value-type="float">
            <text:p>-0,1564345</text:p>
          </table:table-cell>
          <table:table-cell table:formula="of:=ABS([.L1403]-[.E1403])" office:value-type="float" office:value="0.0000000400000000899681" calcext:value-type="float">
            <text:p>4,00000000899681E-08</text:p>
          </table:table-cell>
          <table:table-cell table:formula="of:=ABS([.M1403]-[.F1403])" office:value-type="float" office:value="0.0000000300000000119649" calcext:value-type="float">
            <text:p>3,00000000119649E-08</text:p>
          </table:table-cell>
          <table:table-cell/>
        </table:table-row>
        <table:table-row table:style-name="ro1">
          <table:table-cell office:value-type="float" office:value="1623609961.66767" calcext:value-type="float">
            <text:p>1623609961,6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98768834" calcext:value-type="float">
            <text:p>0,98768834</text:p>
          </table:table-cell>
          <table:table-cell office:value-type="float" office:value="-0.15643447" calcext:value-type="float">
            <text:p>-0,1564344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8.75" calcext:value-type="float">
            <text:p>-8,75</text:p>
          </table:table-cell>
          <table:table-cell table:formula="of:=([.D1404]-[.I1404])^2" office:value-type="float" office:value="0.0625" calcext:value-type="float">
            <text:p>0,0625</text:p>
          </table:table-cell>
          <table:table-cell/>
          <table:table-cell table:formula="of:=ROUND(COS([.I1404]*PI()/180);7)" office:value-type="float" office:value="0.9883615" calcext:value-type="float">
            <text:p>0,9883615</text:p>
          </table:table-cell>
          <table:table-cell table:formula="of:=ROUND(SIN([.I1404]*PI()/180);7)" office:value-type="float" office:value="-0.1521234" calcext:value-type="float">
            <text:p>-0,1521234</text:p>
          </table:table-cell>
          <table:table-cell table:formula="of:=ABS([.L1404]-[.E1404])" office:value-type="float" office:value="0.00067315999999995" calcext:value-type="float">
            <text:p>0,00067316</text:p>
          </table:table-cell>
          <table:table-cell table:formula="of:=ABS([.M1404]-[.F1404])" office:value-type="float" office:value="0.00431107" calcext:value-type="float">
            <text:p>0,00431107</text:p>
          </table:table-cell>
          <table:table-cell/>
        </table:table-row>
        <table:table-row table:style-name="ro1">
          <table:table-cell office:value-type="float" office:value="1623609961.76761" calcext:value-type="float">
            <text:p>1623609961,7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98768834" calcext:value-type="float">
            <text:p>0,98768834</text:p>
          </table:table-cell>
          <table:table-cell office:value-type="float" office:value="-0.15643447" calcext:value-type="float">
            <text:p>-0,1564344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8.5" calcext:value-type="float">
            <text:p>-8,5</text:p>
          </table:table-cell>
          <table:table-cell table:formula="of:=([.D1405]-[.I1405])^2" office:value-type="float" office:value="0.25" calcext:value-type="float">
            <text:p>0,25</text:p>
          </table:table-cell>
          <table:table-cell/>
          <table:table-cell table:formula="of:=ROUND(COS([.I1405]*PI()/180);7)" office:value-type="float" office:value="0.9890159" calcext:value-type="float">
            <text:p>0,9890159</text:p>
          </table:table-cell>
          <table:table-cell table:formula="of:=ROUND(SIN([.I1405]*PI()/180);7)" office:value-type="float" office:value="-0.1478094" calcext:value-type="float">
            <text:p>-0,1478094</text:p>
          </table:table-cell>
          <table:table-cell table:formula="of:=ABS([.L1405]-[.E1405])" office:value-type="float" office:value="0.00132755999999989" calcext:value-type="float">
            <text:p>0,00132756</text:p>
          </table:table-cell>
          <table:table-cell table:formula="of:=ABS([.M1405]-[.F1405])" office:value-type="float" office:value="0.00862506999999999" calcext:value-type="float">
            <text:p>0,00862507</text:p>
          </table:table-cell>
          <table:table-cell/>
        </table:table-row>
        <table:table-row table:style-name="ro1">
          <table:table-cell office:value-type="float" office:value="1623609961.86767" calcext:value-type="float">
            <text:p>1623609961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-8.25" calcext:value-type="float">
            <text:p>-8,25</text:p>
          </table:table-cell>
          <table:table-cell table:formula="of:=([.D1406]-[.I1406])^2" office:value-type="float" office:value="0.0625" calcext:value-type="float">
            <text:p>0,0625</text:p>
          </table:table-cell>
          <table:table-cell/>
          <table:table-cell table:formula="of:=ROUND(COS([.I1406]*PI()/180);7)" office:value-type="float" office:value="0.9896514" calcext:value-type="float">
            <text:p>0,9896514</text:p>
          </table:table-cell>
          <table:table-cell table:formula="of:=ROUND(SIN([.I1406]*PI()/180);7)" office:value-type="float" office:value="-0.1434926" calcext:value-type="float">
            <text:p>-0,1434926</text:p>
          </table:table-cell>
          <table:table-cell table:formula="of:=ABS([.L1406]-[.E1406])" office:value-type="float" office:value="0.000616670000000097" calcext:value-type="float">
            <text:p>0,00061667</text:p>
          </table:table-cell>
          <table:table-cell table:formula="of:=ABS([.M1406]-[.F1406])" office:value-type="float" office:value="0.0043195" calcext:value-type="float">
            <text:p>0,0043195</text:p>
          </table:table-cell>
          <table:table-cell/>
        </table:table-row>
        <table:table-row table:style-name="ro1">
          <table:table-cell office:value-type="float" office:value="1623609961.96763" calcext:value-type="float">
            <text:p>1623609961,9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D1407]-[.I1407])^2" office:value-type="float" office:value="0" calcext:value-type="float">
            <text:p>0</text:p>
          </table:table-cell>
          <table:table-cell/>
          <table:table-cell table:formula="of:=ROUND(COS([.I1407]*PI()/180);7)" office:value-type="float" office:value="0.9902681" calcext:value-type="float">
            <text:p>0,9902681</text:p>
          </table:table-cell>
          <table:table-cell table:formula="of:=ROUND(SIN([.I1407]*PI()/180);7)" office:value-type="float" office:value="-0.1391731" calcext:value-type="float">
            <text:p>-0,1391731</text:p>
          </table:table-cell>
          <table:table-cell table:formula="of:=ABS([.L1407]-[.E1407])" office:value-type="float" office:value="0.0000000299999999286982" calcext:value-type="float">
            <text:p>2,99999999286982E-08</text:p>
          </table:table-cell>
          <table:table-cell table:formula="of:=ABS([.M1407]-[.F14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62.06768" calcext:value-type="float">
            <text:p>1623609962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-7.75" calcext:value-type="float">
            <text:p>-7,75</text:p>
          </table:table-cell>
          <table:table-cell table:formula="of:=([.D1408]-[.I1408])^2" office:value-type="float" office:value="0.0625" calcext:value-type="float">
            <text:p>0,0625</text:p>
          </table:table-cell>
          <table:table-cell/>
          <table:table-cell table:formula="of:=ROUND(COS([.I1408]*PI()/180);7)" office:value-type="float" office:value="0.9908659" calcext:value-type="float">
            <text:p>0,9908659</text:p>
          </table:table-cell>
          <table:table-cell table:formula="of:=ROUND(SIN([.I1408]*PI()/180);7)" office:value-type="float" office:value="-0.1348509" calcext:value-type="float">
            <text:p>-0,1348509</text:p>
          </table:table-cell>
          <table:table-cell table:formula="of:=ABS([.L1408]-[.E1408])" office:value-type="float" office:value="0.00059782999999991" calcext:value-type="float">
            <text:p>0,00059783</text:p>
          </table:table-cell>
          <table:table-cell table:formula="of:=ABS([.M1408]-[.F1408])" office:value-type="float" office:value="0.0043222" calcext:value-type="float">
            <text:p>0,0043222</text:p>
          </table:table-cell>
          <table:table-cell/>
        </table:table-row>
        <table:table-row table:style-name="ro1">
          <table:table-cell office:value-type="float" office:value="1623609962.1676" calcext:value-type="float">
            <text:p>1623609962,1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99026807" calcext:value-type="float">
            <text:p>0,99026807</text:p>
          </table:table-cell>
          <table:table-cell office:value-type="float" office:value="-0.1391731" calcext:value-type="float">
            <text:p>-0,139173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-7.5" calcext:value-type="float">
            <text:p>-7,5</text:p>
          </table:table-cell>
          <table:table-cell table:formula="of:=([.D1409]-[.I1409])^2" office:value-type="float" office:value="0.25" calcext:value-type="float">
            <text:p>0,25</text:p>
          </table:table-cell>
          <table:table-cell/>
          <table:table-cell table:formula="of:=ROUND(COS([.I1409]*PI()/180);7)" office:value-type="float" office:value="0.9914449" calcext:value-type="float">
            <text:p>0,9914449</text:p>
          </table:table-cell>
          <table:table-cell table:formula="of:=ROUND(SIN([.I1409]*PI()/180);7)" office:value-type="float" office:value="-0.1305262" calcext:value-type="float">
            <text:p>-0,1305262</text:p>
          </table:table-cell>
          <table:table-cell table:formula="of:=ABS([.L1409]-[.E1409])" office:value-type="float" office:value="0.00117682999999991" calcext:value-type="float">
            <text:p>0,00117683</text:p>
          </table:table-cell>
          <table:table-cell table:formula="of:=ABS([.M1409]-[.F1409])" office:value-type="float" office:value="0.00864689999999998" calcext:value-type="float">
            <text:p>0,0086469</text:p>
          </table:table-cell>
          <table:table-cell/>
        </table:table-row>
        <table:table-row table:style-name="ro1">
          <table:table-cell office:value-type="float" office:value="1623609962.2676" calcext:value-type="float">
            <text:p>1623609962,2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99254615" calcext:value-type="float">
            <text:p>0,99254615</text:p>
          </table:table-cell>
          <table:table-cell office:value-type="float" office:value="-0.12186934" calcext:value-type="float">
            <text:p>-0,12186934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7.25" calcext:value-type="float">
            <text:p>-7,25</text:p>
          </table:table-cell>
          <table:table-cell table:formula="of:=([.D1410]-[.I1410])^2" office:value-type="float" office:value="0.0625" calcext:value-type="float">
            <text:p>0,0625</text:p>
          </table:table-cell>
          <table:table-cell/>
          <table:table-cell table:formula="of:=ROUND(COS([.I1410]*PI()/180);7)" office:value-type="float" office:value="0.9920049" calcext:value-type="float">
            <text:p>0,9920049</text:p>
          </table:table-cell>
          <table:table-cell table:formula="of:=ROUND(SIN([.I1410]*PI()/180);7)" office:value-type="float" office:value="-0.126199" calcext:value-type="float">
            <text:p>-0,126199</text:p>
          </table:table-cell>
          <table:table-cell table:formula="of:=ABS([.L1410]-[.E1410])" office:value-type="float" office:value="0.000541250000000049" calcext:value-type="float">
            <text:p>0,00054125</text:p>
          </table:table-cell>
          <table:table-cell table:formula="of:=ABS([.M1410]-[.F1410])" office:value-type="float" office:value="0.00432966" calcext:value-type="float">
            <text:p>0,00432966</text:p>
          </table:table-cell>
          <table:table-cell/>
        </table:table-row>
        <table:table-row table:style-name="ro1">
          <table:table-cell office:value-type="float" office:value="1623609962.36768" calcext:value-type="float">
            <text:p>1623609962,3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99254615" calcext:value-type="float">
            <text:p>0,99254615</text:p>
          </table:table-cell>
          <table:table-cell office:value-type="float" office:value="-0.12186934" calcext:value-type="float">
            <text:p>-0,12186934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D1411]-[.I1411])^2" office:value-type="float" office:value="0" calcext:value-type="float">
            <text:p>0</text:p>
          </table:table-cell>
          <table:table-cell/>
          <table:table-cell table:formula="of:=ROUND(COS([.I1411]*PI()/180);7)" office:value-type="float" office:value="0.9925462" calcext:value-type="float">
            <text:p>0,9925462</text:p>
          </table:table-cell>
          <table:table-cell table:formula="of:=ROUND(SIN([.I1411]*PI()/180);7)" office:value-type="float" office:value="-0.1218693" calcext:value-type="float">
            <text:p>-0,1218693</text:p>
          </table:table-cell>
          <table:table-cell table:formula="of:=ABS([.L1411]-[.E1411])" office:value-type="float" office:value="0.0000000500000000291934" calcext:value-type="float">
            <text:p>5,00000000291934E-08</text:p>
          </table:table-cell>
          <table:table-cell table:formula="of:=ABS([.M1411]-[.F1411])" office:value-type="float" office:value="0.0000000400000000067013" calcext:value-type="float">
            <text:p>4,00000000067013E-08</text:p>
          </table:table-cell>
          <table:table-cell/>
        </table:table-row>
        <table:table-row table:style-name="ro1">
          <table:table-cell office:value-type="float" office:value="1623609962.46765" calcext:value-type="float">
            <text:p>1623609962,4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99254615" calcext:value-type="float">
            <text:p>0,99254615</text:p>
          </table:table-cell>
          <table:table-cell office:value-type="float" office:value="-0.12186934" calcext:value-type="float">
            <text:p>-0,12186934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6.75" calcext:value-type="float">
            <text:p>-6,75</text:p>
          </table:table-cell>
          <table:table-cell table:formula="of:=([.D1412]-[.I1412])^2" office:value-type="float" office:value="0.0625" calcext:value-type="float">
            <text:p>0,0625</text:p>
          </table:table-cell>
          <table:table-cell/>
          <table:table-cell table:formula="of:=ROUND(COS([.I1412]*PI()/180);7)" office:value-type="float" office:value="0.9930685" calcext:value-type="float">
            <text:p>0,9930685</text:p>
          </table:table-cell>
          <table:table-cell table:formula="of:=ROUND(SIN([.I1412]*PI()/180);7)" office:value-type="float" office:value="-0.1175374" calcext:value-type="float">
            <text:p>-0,1175374</text:p>
          </table:table-cell>
          <table:table-cell table:formula="of:=ABS([.L1412]-[.E1412])" office:value-type="float" office:value="0.000522350000000005" calcext:value-type="float">
            <text:p>0,00052235</text:p>
          </table:table-cell>
          <table:table-cell table:formula="of:=ABS([.M1412]-[.F1412])" office:value-type="float" office:value="0.00433194000000001" calcext:value-type="float">
            <text:p>0,00433194</text:p>
          </table:table-cell>
          <table:table-cell/>
        </table:table-row>
        <table:table-row table:style-name="ro1">
          <table:table-cell office:value-type="float" office:value="1623609962.56767" calcext:value-type="float">
            <text:p>1623609962,5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99254615" calcext:value-type="float">
            <text:p>0,99254615</text:p>
          </table:table-cell>
          <table:table-cell office:value-type="float" office:value="-0.12186934" calcext:value-type="float">
            <text:p>-0,12186934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6.5" calcext:value-type="float">
            <text:p>-6,5</text:p>
          </table:table-cell>
          <table:table-cell table:formula="of:=([.D1413]-[.I1413])^2" office:value-type="float" office:value="0.25" calcext:value-type="float">
            <text:p>0,25</text:p>
          </table:table-cell>
          <table:table-cell/>
          <table:table-cell table:formula="of:=ROUND(COS([.I1413]*PI()/180);7)" office:value-type="float" office:value="0.9935719" calcext:value-type="float">
            <text:p>0,9935719</text:p>
          </table:table-cell>
          <table:table-cell table:formula="of:=ROUND(SIN([.I1413]*PI()/180);7)" office:value-type="float" office:value="-0.1132032" calcext:value-type="float">
            <text:p>-0,1132032</text:p>
          </table:table-cell>
          <table:table-cell table:formula="of:=ABS([.L1413]-[.E1413])" office:value-type="float" office:value="0.00102574999999994" calcext:value-type="float">
            <text:p>0,00102575</text:p>
          </table:table-cell>
          <table:table-cell table:formula="of:=ABS([.M1413]-[.F1413])" office:value-type="float" office:value="0.00866614" calcext:value-type="float">
            <text:p>0,00866614</text:p>
          </table:table-cell>
          <table:table-cell/>
        </table:table-row>
        <table:table-row table:style-name="ro1">
          <table:table-cell office:value-type="float" office:value="1623609962.66767" calcext:value-type="float">
            <text:p>1623609962,6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9945219" calcext:value-type="float">
            <text:p>0,9945219</text:p>
          </table:table-cell>
          <table:table-cell office:value-type="float" office:value="-0.10452846" calcext:value-type="float">
            <text:p>-0,10452846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6.25" calcext:value-type="float">
            <text:p>-6,25</text:p>
          </table:table-cell>
          <table:table-cell table:formula="of:=([.D1414]-[.I1414])^2" office:value-type="float" office:value="0.0625" calcext:value-type="float">
            <text:p>0,0625</text:p>
          </table:table-cell>
          <table:table-cell/>
          <table:table-cell table:formula="of:=ROUND(COS([.I1414]*PI()/180);7)" office:value-type="float" office:value="0.9940563" calcext:value-type="float">
            <text:p>0,9940563</text:p>
          </table:table-cell>
          <table:table-cell table:formula="of:=ROUND(SIN([.I1414]*PI()/180);7)" office:value-type="float" office:value="-0.1088669" calcext:value-type="float">
            <text:p>-0,1088669</text:p>
          </table:table-cell>
          <table:table-cell table:formula="of:=ABS([.L1414]-[.E1414])" office:value-type="float" office:value="0.000465599999999955" calcext:value-type="float">
            <text:p>0,0004656</text:p>
          </table:table-cell>
          <table:table-cell table:formula="of:=ABS([.M1414]-[.F1414])" office:value-type="float" office:value="0.00433844" calcext:value-type="float">
            <text:p>0,00433844</text:p>
          </table:table-cell>
          <table:table-cell/>
        </table:table-row>
        <table:table-row table:style-name="ro1">
          <table:table-cell office:value-type="float" office:value="1623609962.76762" calcext:value-type="float">
            <text:p>1623609962,7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9945219" calcext:value-type="float">
            <text:p>0,9945219</text:p>
          </table:table-cell>
          <table:table-cell office:value-type="float" office:value="-0.10452846" calcext:value-type="float">
            <text:p>-0,10452846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D1415]-[.I1415])^2" office:value-type="float" office:value="0" calcext:value-type="float">
            <text:p>0</text:p>
          </table:table-cell>
          <table:table-cell/>
          <table:table-cell table:formula="of:=ROUND(COS([.I1415]*PI()/180);7)" office:value-type="float" office:value="0.9945219" calcext:value-type="float">
            <text:p>0,9945219</text:p>
          </table:table-cell>
          <table:table-cell table:formula="of:=ROUND(SIN([.I1415]*PI()/180);7)" office:value-type="float" office:value="-0.1045285" calcext:value-type="float">
            <text:p>-0,1045285</text:p>
          </table:table-cell>
          <table:table-cell table:formula="of:=ABS([.L1415]-[.E1415])" office:value-type="float" office:value="0" calcext:value-type="float">
            <text:p>0</text:p>
          </table:table-cell>
          <table:table-cell table:formula="of:=ABS([.M1415]-[.F1415])" office:value-type="float" office:value="0.0000000399999999928236" calcext:value-type="float">
            <text:p>3,99999999928236E-08</text:p>
          </table:table-cell>
          <table:table-cell/>
        </table:table-row>
        <table:table-row table:style-name="ro1">
          <table:table-cell office:value-type="float" office:value="1623609962.86763" calcext:value-type="float">
            <text:p>1623609962,8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9945219" calcext:value-type="float">
            <text:p>0,9945219</text:p>
          </table:table-cell>
          <table:table-cell office:value-type="float" office:value="-0.10452846" calcext:value-type="float">
            <text:p>-0,10452846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5.75" calcext:value-type="float">
            <text:p>-5,75</text:p>
          </table:table-cell>
          <table:table-cell table:formula="of:=([.D1416]-[.I1416])^2" office:value-type="float" office:value="0.0625" calcext:value-type="float">
            <text:p>0,0625</text:p>
          </table:table-cell>
          <table:table-cell/>
          <table:table-cell table:formula="of:=ROUND(COS([.I1416]*PI()/180);7)" office:value-type="float" office:value="0.9949685" calcext:value-type="float">
            <text:p>0,9949685</text:p>
          </table:table-cell>
          <table:table-cell table:formula="of:=ROUND(SIN([.I1416]*PI()/180);7)" office:value-type="float" office:value="-0.1001881" calcext:value-type="float">
            <text:p>-0,1001881</text:p>
          </table:table-cell>
          <table:table-cell table:formula="of:=ABS([.L1416]-[.E1416])" office:value-type="float" office:value="0.000446600000000075" calcext:value-type="float">
            <text:p>0,0004466</text:p>
          </table:table-cell>
          <table:table-cell table:formula="of:=ABS([.M1416]-[.F1416])" office:value-type="float" office:value="0.00434036" calcext:value-type="float">
            <text:p>0,00434036</text:p>
          </table:table-cell>
          <table:table-cell/>
        </table:table-row>
        <table:table-row table:style-name="ro1">
          <table:table-cell office:value-type="float" office:value="1623609962.96763" calcext:value-type="float">
            <text:p>1623609962,9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9945219" calcext:value-type="float">
            <text:p>0,9945219</text:p>
          </table:table-cell>
          <table:table-cell office:value-type="float" office:value="-0.10452846" calcext:value-type="float">
            <text:p>-0,10452846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5.5" calcext:value-type="float">
            <text:p>-5,5</text:p>
          </table:table-cell>
          <table:table-cell table:formula="of:=([.D1417]-[.I1417])^2" office:value-type="float" office:value="0.25" calcext:value-type="float">
            <text:p>0,25</text:p>
          </table:table-cell>
          <table:table-cell/>
          <table:table-cell table:formula="of:=ROUND(COS([.I1417]*PI()/180);7)" office:value-type="float" office:value="0.9953962" calcext:value-type="float">
            <text:p>0,9953962</text:p>
          </table:table-cell>
          <table:table-cell table:formula="of:=ROUND(SIN([.I1417]*PI()/180);7)" office:value-type="float" office:value="-0.0958458" calcext:value-type="float">
            <text:p>-0,0958458</text:p>
          </table:table-cell>
          <table:table-cell table:formula="of:=ABS([.L1417]-[.E1417])" office:value-type="float" office:value="0.000874299999999995" calcext:value-type="float">
            <text:p>0,0008743</text:p>
          </table:table-cell>
          <table:table-cell table:formula="of:=ABS([.M1417]-[.F1417])" office:value-type="float" office:value="0.00868266000000001" calcext:value-type="float">
            <text:p>0,00868266</text:p>
          </table:table-cell>
          <table:table-cell/>
        </table:table-row>
        <table:table-row table:style-name="ro1">
          <table:table-cell office:value-type="float" office:value="1623609963.06766" calcext:value-type="float">
            <text:p>1623609963,0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-0.08715574" calcext:value-type="float">
            <text:p>-0,08715574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-5.25" calcext:value-type="float">
            <text:p>-5,25</text:p>
          </table:table-cell>
          <table:table-cell table:formula="of:=([.D1418]-[.I1418])^2" office:value-type="float" office:value="0.0625" calcext:value-type="float">
            <text:p>0,0625</text:p>
          </table:table-cell>
          <table:table-cell/>
          <table:table-cell table:formula="of:=ROUND(COS([.I1418]*PI()/180);7)" office:value-type="float" office:value="0.9958049" calcext:value-type="float">
            <text:p>0,9958049</text:p>
          </table:table-cell>
          <table:table-cell table:formula="of:=ROUND(SIN([.I1418]*PI()/180);7)" office:value-type="float" office:value="-0.0915016" calcext:value-type="float">
            <text:p>-0,0915016</text:p>
          </table:table-cell>
          <table:table-cell table:formula="of:=ABS([.L1418]-[.E1418])" office:value-type="float" office:value="0.000389799999999996" calcext:value-type="float">
            <text:p>0,0003898</text:p>
          </table:table-cell>
          <table:table-cell table:formula="of:=ABS([.M1418]-[.F1418])" office:value-type="float" office:value="0.00434586000000001" calcext:value-type="float">
            <text:p>0,00434586</text:p>
          </table:table-cell>
          <table:table-cell/>
        </table:table-row>
        <table:table-row table:style-name="ro1">
          <table:table-cell office:value-type="float" office:value="1623609963.16767" calcext:value-type="float">
            <text:p>1623609963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-0.08715574" calcext:value-type="float">
            <text:p>-0,08715574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D1419]-[.I1419])^2" office:value-type="float" office:value="0" calcext:value-type="float">
            <text:p>0</text:p>
          </table:table-cell>
          <table:table-cell/>
          <table:table-cell table:formula="of:=ROUND(COS([.I1419]*PI()/180);7)" office:value-type="float" office:value="0.9961947" calcext:value-type="float">
            <text:p>0,9961947</text:p>
          </table:table-cell>
          <table:table-cell table:formula="of:=ROUND(SIN([.I1419]*PI()/180);7)" office:value-type="float" office:value="-0.0871557" calcext:value-type="float">
            <text:p>-0,0871557</text:p>
          </table:table-cell>
          <table:table-cell table:formula="of:=ABS([.L1419]-[.E1419])" office:value-type="float" office:value="0" calcext:value-type="float">
            <text:p>0</text:p>
          </table:table-cell>
          <table:table-cell table:formula="of:=ABS([.M1419]-[.F1419])" office:value-type="float" office:value="0.0000000399999999928236" calcext:value-type="float">
            <text:p>3,99999999928236E-08</text:p>
          </table:table-cell>
          <table:table-cell/>
        </table:table-row>
        <table:table-row table:style-name="ro1">
          <table:table-cell office:value-type="float" office:value="1623609963.26767" calcext:value-type="float">
            <text:p>1623609963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-0.08715574" calcext:value-type="float">
            <text:p>-0,08715574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-4.75" calcext:value-type="float">
            <text:p>-4,75</text:p>
          </table:table-cell>
          <table:table-cell table:formula="of:=([.D1420]-[.I1420])^2" office:value-type="float" office:value="0.0625" calcext:value-type="float">
            <text:p>0,0625</text:p>
          </table:table-cell>
          <table:table-cell/>
          <table:table-cell table:formula="of:=ROUND(COS([.I1420]*PI()/180);7)" office:value-type="float" office:value="0.9965655" calcext:value-type="float">
            <text:p>0,9965655</text:p>
          </table:table-cell>
          <table:table-cell table:formula="of:=ROUND(SIN([.I1420]*PI()/180);7)" office:value-type="float" office:value="-0.0828082" calcext:value-type="float">
            <text:p>-0,0828082</text:p>
          </table:table-cell>
          <table:table-cell table:formula="of:=ABS([.L1420]-[.E1420])" office:value-type="float" office:value="0.000370800000000004" calcext:value-type="float">
            <text:p>0,0003708</text:p>
          </table:table-cell>
          <table:table-cell table:formula="of:=ABS([.M1420]-[.F1420])" office:value-type="float" office:value="0.00434754" calcext:value-type="float">
            <text:p>0,00434754</text:p>
          </table:table-cell>
          <table:table-cell/>
        </table:table-row>
        <table:table-row table:style-name="ro1">
          <table:table-cell office:value-type="float" office:value="1623609963.36768" calcext:value-type="float">
            <text:p>1623609963,3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-0.08715574" calcext:value-type="float">
            <text:p>-0,08715574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-4.5" calcext:value-type="float">
            <text:p>-4,5</text:p>
          </table:table-cell>
          <table:table-cell table:formula="of:=([.D1421]-[.I1421])^2" office:value-type="float" office:value="0.25" calcext:value-type="float">
            <text:p>0,25</text:p>
          </table:table-cell>
          <table:table-cell/>
          <table:table-cell table:formula="of:=ROUND(COS([.I1421]*PI()/180);7)" office:value-type="float" office:value="0.9969173" calcext:value-type="float">
            <text:p>0,9969173</text:p>
          </table:table-cell>
          <table:table-cell table:formula="of:=ROUND(SIN([.I1421]*PI()/180);7)" office:value-type="float" office:value="-0.0784591" calcext:value-type="float">
            <text:p>-0,0784591</text:p>
          </table:table-cell>
          <table:table-cell table:formula="of:=ABS([.L1421]-[.E1421])" office:value-type="float" office:value="0.000722600000000018" calcext:value-type="float">
            <text:p>0,0007226</text:p>
          </table:table-cell>
          <table:table-cell table:formula="of:=ABS([.M1421]-[.F1421])" office:value-type="float" office:value="0.00869663999999999" calcext:value-type="float">
            <text:p>0,00869664</text:p>
          </table:table-cell>
          <table:table-cell/>
        </table:table-row>
        <table:table-row table:style-name="ro1">
          <table:table-cell office:value-type="float" office:value="1623609963.46762" calcext:value-type="float">
            <text:p>1623609963,4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-0.06975647" calcext:value-type="float">
            <text:p>-0,0697564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4.25" calcext:value-type="float">
            <text:p>-4,25</text:p>
          </table:table-cell>
          <table:table-cell table:formula="of:=([.D1422]-[.I1422])^2" office:value-type="float" office:value="0.0625" calcext:value-type="float">
            <text:p>0,0625</text:p>
          </table:table-cell>
          <table:table-cell/>
          <table:table-cell table:formula="of:=ROUND(COS([.I1422]*PI()/180);7)" office:value-type="float" office:value="0.9972502" calcext:value-type="float">
            <text:p>0,9972502</text:p>
          </table:table-cell>
          <table:table-cell table:formula="of:=ROUND(SIN([.I1422]*PI()/180);7)" office:value-type="float" office:value="-0.0741085" calcext:value-type="float">
            <text:p>-0,0741085</text:p>
          </table:table-cell>
          <table:table-cell table:formula="of:=ABS([.L1422]-[.E1422])" office:value-type="float" office:value="0.00031385000000006" calcext:value-type="float">
            <text:p>0,00031385</text:p>
          </table:table-cell>
          <table:table-cell table:formula="of:=ABS([.M1422]-[.F1422])" office:value-type="float" office:value="0.00435202999999999" calcext:value-type="float">
            <text:p>0,00435203</text:p>
          </table:table-cell>
          <table:table-cell/>
        </table:table-row>
        <table:table-row table:style-name="ro1">
          <table:table-cell office:value-type="float" office:value="1623609963.56766" calcext:value-type="float">
            <text:p>1623609963,5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-0.06975647" calcext:value-type="float">
            <text:p>-0,0697564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D1423]-[.I1423])^2" office:value-type="float" office:value="0" calcext:value-type="float">
            <text:p>0</text:p>
          </table:table-cell>
          <table:table-cell/>
          <table:table-cell table:formula="of:=ROUND(COS([.I1423]*PI()/180);7)" office:value-type="float" office:value="0.9975641" calcext:value-type="float">
            <text:p>0,9975641</text:p>
          </table:table-cell>
          <table:table-cell table:formula="of:=ROUND(SIN([.I1423]*PI()/180);7)" office:value-type="float" office:value="-0.0697565" calcext:value-type="float">
            <text:p>-0,0697565</text:p>
          </table:table-cell>
          <table:table-cell table:formula="of:=ABS([.L1423]-[.E1423])" office:value-type="float" office:value="0.0000000499999999181711" calcext:value-type="float">
            <text:p>4,99999999181711E-08</text:p>
          </table:table-cell>
          <table:table-cell table:formula="of:=ABS([.M1423]-[.F1423])" office:value-type="float" office:value="0.0000000299999999980871" calcext:value-type="float">
            <text:p>2,99999999980871E-08</text:p>
          </table:table-cell>
          <table:table-cell/>
        </table:table-row>
        <table:table-row table:style-name="ro1">
          <table:table-cell office:value-type="float" office:value="1623609963.66766" calcext:value-type="float">
            <text:p>1623609963,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-0.06975647" calcext:value-type="float">
            <text:p>-0,0697564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3.75" calcext:value-type="float">
            <text:p>-3,75</text:p>
          </table:table-cell>
          <table:table-cell table:formula="of:=([.D1424]-[.I1424])^2" office:value-type="float" office:value="0.0625" calcext:value-type="float">
            <text:p>0,0625</text:p>
          </table:table-cell>
          <table:table-cell/>
          <table:table-cell table:formula="of:=ROUND(COS([.I1424]*PI()/180);7)" office:value-type="float" office:value="0.9978589" calcext:value-type="float">
            <text:p>0,9978589</text:p>
          </table:table-cell>
          <table:table-cell table:formula="of:=ROUND(SIN([.I1424]*PI()/180);7)" office:value-type="float" office:value="-0.0654031" calcext:value-type="float">
            <text:p>-0,0654031</text:p>
          </table:table-cell>
          <table:table-cell table:formula="of:=ABS([.L1424]-[.E1424])" office:value-type="float" office:value="0.000294849999999958" calcext:value-type="float">
            <text:p>0,00029485</text:p>
          </table:table-cell>
          <table:table-cell table:formula="of:=ABS([.M1424]-[.F1424])" office:value-type="float" office:value="0.00435337" calcext:value-type="float">
            <text:p>0,00435337</text:p>
          </table:table-cell>
          <table:table-cell/>
        </table:table-row>
        <table:table-row table:style-name="ro1">
          <table:table-cell office:value-type="float" office:value="1623609963.76768" calcext:value-type="float">
            <text:p>1623609963,7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-0.06975647" calcext:value-type="float">
            <text:p>-0,0697564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3.5" calcext:value-type="float">
            <text:p>-3,5</text:p>
          </table:table-cell>
          <table:table-cell table:formula="of:=([.D1425]-[.I1425])^2" office:value-type="float" office:value="0.25" calcext:value-type="float">
            <text:p>0,25</text:p>
          </table:table-cell>
          <table:table-cell/>
          <table:table-cell table:formula="of:=ROUND(COS([.I1425]*PI()/180);7)" office:value-type="float" office:value="0.9981348" calcext:value-type="float">
            <text:p>0,9981348</text:p>
          </table:table-cell>
          <table:table-cell table:formula="of:=ROUND(SIN([.I1425]*PI()/180);7)" office:value-type="float" office:value="-0.0610485" calcext:value-type="float">
            <text:p>-0,0610485</text:p>
          </table:table-cell>
          <table:table-cell table:formula="of:=ABS([.L1425]-[.E1425])" office:value-type="float" office:value="0.000570749999999953" calcext:value-type="float">
            <text:p>0,00057075</text:p>
          </table:table-cell>
          <table:table-cell table:formula="of:=ABS([.M1425]-[.F1425])" office:value-type="float" office:value="0.00870797" calcext:value-type="float">
            <text:p>0,00870797</text:p>
          </table:table-cell>
          <table:table-cell/>
        </table:table-row>
        <table:table-row table:style-name="ro1">
          <table:table-cell office:value-type="float" office:value="1623609963.86768" calcext:value-type="float">
            <text:p>1623609963,8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-0.05233596" calcext:value-type="float">
            <text:p>-0,0523359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3.25" calcext:value-type="float">
            <text:p>-3,25</text:p>
          </table:table-cell>
          <table:table-cell table:formula="of:=([.D1426]-[.I1426])^2" office:value-type="float" office:value="0.0625" calcext:value-type="float">
            <text:p>0,0625</text:p>
          </table:table-cell>
          <table:table-cell/>
          <table:table-cell table:formula="of:=ROUND(COS([.I1426]*PI()/180);7)" office:value-type="float" office:value="0.9983917" calcext:value-type="float">
            <text:p>0,9983917</text:p>
          </table:table-cell>
          <table:table-cell table:formula="of:=ROUND(SIN([.I1426]*PI()/180);7)" office:value-type="float" office:value="-0.0566928" calcext:value-type="float">
            <text:p>-0,0566928</text:p>
          </table:table-cell>
          <table:table-cell table:formula="of:=ABS([.L1426]-[.E1426])" office:value-type="float" office:value="0.000237829999999994" calcext:value-type="float">
            <text:p>0,00023783</text:p>
          </table:table-cell>
          <table:table-cell table:formula="of:=ABS([.M1426]-[.F1426])" office:value-type="float" office:value="0.00435684" calcext:value-type="float">
            <text:p>0,00435684</text:p>
          </table:table-cell>
          <table:table-cell/>
        </table:table-row>
        <table:table-row table:style-name="ro1">
          <table:table-cell office:value-type="float" office:value="1623609963.96768" calcext:value-type="float">
            <text:p>1623609963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-0.05233596" calcext:value-type="float">
            <text:p>-0,0523359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D1427]-[.I1427])^2" office:value-type="float" office:value="0" calcext:value-type="float">
            <text:p>0</text:p>
          </table:table-cell>
          <table:table-cell/>
          <table:table-cell table:formula="of:=ROUND(COS([.I1427]*PI()/180);7)" office:value-type="float" office:value="0.9986295" calcext:value-type="float">
            <text:p>0,9986295</text:p>
          </table:table-cell>
          <table:table-cell table:formula="of:=ROUND(SIN([.I1427]*PI()/180);7)" office:value-type="float" office:value="-0.052336" calcext:value-type="float">
            <text:p>-0,052336</text:p>
          </table:table-cell>
          <table:table-cell table:formula="of:=ABS([.L1427]-[.E1427])" office:value-type="float" office:value="0.0000000300000000397205" calcext:value-type="float">
            <text:p>3,00000000397205E-08</text:p>
          </table:table-cell>
          <table:table-cell table:formula="of:=ABS([.M1427]-[.F1427])" office:value-type="float" office:value="0.0000000399999999997624" calcext:value-type="float">
            <text:p>3,99999999997624E-08</text:p>
          </table:table-cell>
          <table:table-cell/>
        </table:table-row>
        <table:table-row table:style-name="ro1">
          <table:table-cell office:value-type="float" office:value="1623609964.06768" calcext:value-type="float">
            <text:p>1623609964,0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-0.05233596" calcext:value-type="float">
            <text:p>-0,0523359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2.75" calcext:value-type="float">
            <text:p>-2,75</text:p>
          </table:table-cell>
          <table:table-cell table:formula="of:=([.D1428]-[.I1428])^2" office:value-type="float" office:value="0.0625" calcext:value-type="float">
            <text:p>0,0625</text:p>
          </table:table-cell>
          <table:table-cell/>
          <table:table-cell table:formula="of:=ROUND(COS([.I1428]*PI()/180);7)" office:value-type="float" office:value="0.9988484" calcext:value-type="float">
            <text:p>0,9988484</text:p>
          </table:table-cell>
          <table:table-cell table:formula="of:=ROUND(SIN([.I1428]*PI()/180);7)" office:value-type="float" office:value="-0.0479781" calcext:value-type="float">
            <text:p>-0,0479781</text:p>
          </table:table-cell>
          <table:table-cell table:formula="of:=ABS([.L1428]-[.E1428])" office:value-type="float" office:value="0.000218869999999982" calcext:value-type="float">
            <text:p>0,00021887</text:p>
          </table:table-cell>
          <table:table-cell table:formula="of:=ABS([.M1428]-[.F1428])" office:value-type="float" office:value="0.00435786" calcext:value-type="float">
            <text:p>0,00435786</text:p>
          </table:table-cell>
          <table:table-cell/>
        </table:table-row>
        <table:table-row table:style-name="ro1">
          <table:table-cell office:value-type="float" office:value="1623609964.16769" calcext:value-type="float">
            <text:p>1623609964,1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2.5" calcext:value-type="float">
            <text:p>-2,5</text:p>
          </table:table-cell>
          <table:table-cell table:formula="of:=([.D1429]-[.I1429])^2" office:value-type="float" office:value="0.25" calcext:value-type="float">
            <text:p>0,25</text:p>
          </table:table-cell>
          <table:table-cell/>
          <table:table-cell table:formula="of:=ROUND(COS([.I1429]*PI()/180);7)" office:value-type="float" office:value="0.9990482" calcext:value-type="float">
            <text:p>0,9990482</text:p>
          </table:table-cell>
          <table:table-cell table:formula="of:=ROUND(SIN([.I1429]*PI()/180);7)" office:value-type="float" office:value="-0.0436194" calcext:value-type="float">
            <text:p>-0,0436194</text:p>
          </table:table-cell>
          <table:table-cell table:formula="of:=ABS([.L1429]-[.E1429])" office:value-type="float" office:value="0.00034263000000001" calcext:value-type="float">
            <text:p>0,00034263</text:p>
          </table:table-cell>
          <table:table-cell table:formula="of:=ABS([.M1429]-[.F1429])" office:value-type="float" office:value="0.0087199" calcext:value-type="float">
            <text:p>0,0087199</text:p>
          </table:table-cell>
          <table:table-cell/>
        </table:table-row>
        <table:table-row table:style-name="ro1">
          <table:table-cell office:value-type="float" office:value="1623609964.26769" calcext:value-type="float">
            <text:p>1623609964,2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2.25" calcext:value-type="float">
            <text:p>-2,25</text:p>
          </table:table-cell>
          <table:table-cell table:formula="of:=([.D1430]-[.I1430])^2" office:value-type="float" office:value="0.0625" calcext:value-type="float">
            <text:p>0,0625</text:p>
          </table:table-cell>
          <table:table-cell/>
          <table:table-cell table:formula="of:=ROUND(COS([.I1430]*PI()/180);7)" office:value-type="float" office:value="0.999229" calcext:value-type="float">
            <text:p>0,999229</text:p>
          </table:table-cell>
          <table:table-cell table:formula="of:=ROUND(SIN([.I1430]*PI()/180);7)" office:value-type="float" office:value="-0.0392598" calcext:value-type="float">
            <text:p>-0,0392598</text:p>
          </table:table-cell>
          <table:table-cell table:formula="of:=ABS([.L1430]-[.E1430])" office:value-type="float" office:value="0.000161830000000029" calcext:value-type="float">
            <text:p>0,00016183</text:p>
          </table:table-cell>
          <table:table-cell table:formula="of:=ABS([.M1430]-[.F1430])" office:value-type="float" office:value="0.0043603" calcext:value-type="float">
            <text:p>0,0043603</text:p>
          </table:table-cell>
          <table:table-cell/>
        </table:table-row>
        <table:table-row table:style-name="ro1">
          <table:table-cell office:value-type="float" office:value="1623609964.36768" calcext:value-type="float">
            <text:p>1623609964,3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D1431]-[.I1431])^2" office:value-type="float" office:value="0" calcext:value-type="float">
            <text:p>0</text:p>
          </table:table-cell>
          <table:table-cell/>
          <table:table-cell table:formula="of:=ROUND(COS([.I1431]*PI()/180);7)" office:value-type="float" office:value="0.9993908" calcext:value-type="float">
            <text:p>0,9993908</text:p>
          </table:table-cell>
          <table:table-cell table:formula="of:=ROUND(SIN([.I1431]*PI()/180);7)" office:value-type="float" office:value="-0.0348995" calcext:value-type="float">
            <text:p>-0,0348995</text:p>
          </table:table-cell>
          <table:table-cell table:formula="of:=ABS([.L1431]-[.E1431])" office:value-type="float" office:value="0.0000000300000000397205" calcext:value-type="float">
            <text:p>3,00000000397205E-08</text:p>
          </table:table-cell>
          <table:table-cell table:formula="of:=ABS([.M1431]-[.F14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64.46767" calcext:value-type="float">
            <text:p>1623609964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.75" calcext:value-type="float">
            <text:p>-1,75</text:p>
          </table:table-cell>
          <table:table-cell table:formula="of:=([.D1432]-[.I1432])^2" office:value-type="float" office:value="0.0625" calcext:value-type="float">
            <text:p>0,0625</text:p>
          </table:table-cell>
          <table:table-cell/>
          <table:table-cell table:formula="of:=ROUND(COS([.I1432]*PI()/180);7)" office:value-type="float" office:value="0.9995336" calcext:value-type="float">
            <text:p>0,9995336</text:p>
          </table:table-cell>
          <table:table-cell table:formula="of:=ROUND(SIN([.I1432]*PI()/180);7)" office:value-type="float" office:value="-0.0305385" calcext:value-type="float">
            <text:p>-0,0305385</text:p>
          </table:table-cell>
          <table:table-cell table:formula="of:=ABS([.L1432]-[.E1432])" office:value-type="float" office:value="0.000142769999999959" calcext:value-type="float">
            <text:p>0,00014277</text:p>
          </table:table-cell>
          <table:table-cell table:formula="of:=ABS([.M1432]-[.F1432])" office:value-type="float" office:value="0.004361" calcext:value-type="float">
            <text:p>0,004361</text:p>
          </table:table-cell>
          <table:table-cell/>
        </table:table-row>
        <table:table-row table:style-name="ro1">
          <table:table-cell office:value-type="float" office:value="1623609964.56766" calcext:value-type="float">
            <text:p>1623609964,5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-0.0348995" calcext:value-type="float">
            <text:p>-0,034899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.5" calcext:value-type="float">
            <text:p>-1,5</text:p>
          </table:table-cell>
          <table:table-cell table:formula="of:=([.D1433]-[.I1433])^2" office:value-type="float" office:value="0.25" calcext:value-type="float">
            <text:p>0,25</text:p>
          </table:table-cell>
          <table:table-cell/>
          <table:table-cell table:formula="of:=ROUND(COS([.I1433]*PI()/180);7)" office:value-type="float" office:value="0.9996573" calcext:value-type="float">
            <text:p>0,9996573</text:p>
          </table:table-cell>
          <table:table-cell table:formula="of:=ROUND(SIN([.I1433]*PI()/180);7)" office:value-type="float" office:value="-0.0261769" calcext:value-type="float">
            <text:p>-0,0261769</text:p>
          </table:table-cell>
          <table:table-cell table:formula="of:=ABS([.L1433]-[.E1433])" office:value-type="float" office:value="0.000266469999999908" calcext:value-type="float">
            <text:p>0,00026647</text:p>
          </table:table-cell>
          <table:table-cell table:formula="of:=ABS([.M1433]-[.F1433])" office:value-type="float" office:value="0.0087226" calcext:value-type="float">
            <text:p>0,0087226</text:p>
          </table:table-cell>
          <table:table-cell/>
        </table:table-row>
        <table:table-row table:style-name="ro1">
          <table:table-cell office:value-type="float" office:value="1623609964.66765" calcext:value-type="float">
            <text:p>1623609964,6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-0.01745241" calcext:value-type="float">
            <text:p>-0,0174524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.25" calcext:value-type="float">
            <text:p>-1,25</text:p>
          </table:table-cell>
          <table:table-cell table:formula="of:=([.D1434]-[.I1434])^2" office:value-type="float" office:value="0.0625" calcext:value-type="float">
            <text:p>0,0625</text:p>
          </table:table-cell>
          <table:table-cell/>
          <table:table-cell table:formula="of:=ROUND(COS([.I1434]*PI()/180);7)" office:value-type="float" office:value="0.999762" calcext:value-type="float">
            <text:p>0,999762</text:p>
          </table:table-cell>
          <table:table-cell table:formula="of:=ROUND(SIN([.I1434]*PI()/180);7)" office:value-type="float" office:value="-0.0218149" calcext:value-type="float">
            <text:p>-0,0218149</text:p>
          </table:table-cell>
          <table:table-cell table:formula="of:=ABS([.L1434]-[.E1434])" office:value-type="float" office:value="0.0000856999999999664" calcext:value-type="float">
            <text:p>8,56999999999664E-05</text:p>
          </table:table-cell>
          <table:table-cell table:formula="of:=ABS([.M1434]-[.F1434])" office:value-type="float" office:value="0.00436249" calcext:value-type="float">
            <text:p>0,00436249</text:p>
          </table:table-cell>
          <table:table-cell/>
        </table:table-row>
        <table:table-row table:style-name="ro1">
          <table:table-cell office:value-type="float" office:value="1623609964.76766" calcext:value-type="float">
            <text:p>1623609964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-0.01745241" calcext:value-type="float">
            <text:p>-0,0174524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D1435]-[.I1435])^2" office:value-type="float" office:value="0" calcext:value-type="float">
            <text:p>0</text:p>
          </table:table-cell>
          <table:table-cell/>
          <table:table-cell table:formula="of:=ROUND(COS([.I1435]*PI()/180);7)" office:value-type="float" office:value="0.9998477" calcext:value-type="float">
            <text:p>0,9998477</text:p>
          </table:table-cell>
          <table:table-cell table:formula="of:=ROUND(SIN([.I1435]*PI()/180);7)" office:value-type="float" office:value="-0.0174524" calcext:value-type="float">
            <text:p>-0,0174524</text:p>
          </table:table-cell>
          <table:table-cell table:formula="of:=ABS([.L1435]-[.E1435])" office:value-type="float" office:value="0" calcext:value-type="float">
            <text:p>0</text:p>
          </table:table-cell>
          <table:table-cell table:formula="of:=ABS([.M1435]-[.F1435])" office:value-type="float" office:value="0.0000000100000000016753" calcext:value-type="float">
            <text:p>1,00000000016753E-08</text:p>
          </table:table-cell>
          <table:table-cell/>
        </table:table-row>
        <table:table-row table:style-name="ro1">
          <table:table-cell office:value-type="float" office:value="1623609964.86769" calcext:value-type="float">
            <text:p>1623609964,8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-0.01745241" calcext:value-type="float">
            <text:p>-0,0174524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0.75" calcext:value-type="float">
            <text:p>-0,75</text:p>
          </table:table-cell>
          <table:table-cell table:formula="of:=([.D1436]-[.I1436])^2" office:value-type="float" office:value="0.0625" calcext:value-type="float">
            <text:p>0,0625</text:p>
          </table:table-cell>
          <table:table-cell/>
          <table:table-cell table:formula="of:=ROUND(COS([.I1436]*PI()/180);7)" office:value-type="float" office:value="0.9999143" calcext:value-type="float">
            <text:p>0,9999143</text:p>
          </table:table-cell>
          <table:table-cell table:formula="of:=ROUND(SIN([.I1436]*PI()/180);7)" office:value-type="float" office:value="-0.0130896" calcext:value-type="float">
            <text:p>-0,0130896</text:p>
          </table:table-cell>
          <table:table-cell table:formula="of:=ABS([.L1436]-[.E1436])" office:value-type="float" office:value="0.0000666000000000277" calcext:value-type="float">
            <text:p>6,66000000000277E-05</text:p>
          </table:table-cell>
          <table:table-cell table:formula="of:=ABS([.M1436]-[.F1436])" office:value-type="float" office:value="0.00436281" calcext:value-type="float">
            <text:p>0,00436281</text:p>
          </table:table-cell>
          <table:table-cell/>
        </table:table-row>
        <table:table-row table:style-name="ro1">
          <table:table-cell office:value-type="float" office:value="1623609964.96768" calcext:value-type="float">
            <text:p>1623609964,9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0.5" calcext:value-type="float">
            <text:p>-0,5</text:p>
          </table:table-cell>
          <table:table-cell table:formula="of:=([.D1437]-[.I1437])^2" office:value-type="float" office:value="0.25" calcext:value-type="float">
            <text:p>0,25</text:p>
          </table:table-cell>
          <table:table-cell/>
          <table:table-cell table:formula="of:=ROUND(COS([.I1437]*PI()/180);7)" office:value-type="float" office:value="0.9999619" calcext:value-type="float">
            <text:p>0,9999619</text:p>
          </table:table-cell>
          <table:table-cell table:formula="of:=ROUND(SIN([.I1437]*PI()/180);7)" office:value-type="float" office:value="-0.0087265" calcext:value-type="float">
            <text:p>-0,0087265</text:p>
          </table:table-cell>
          <table:table-cell table:formula="of:=ABS([.L1437]-[.E1437])" office:value-type="float" office:value="0.0000381000000000409" calcext:value-type="float">
            <text:p>3,81000000000409E-05</text:p>
          </table:table-cell>
          <table:table-cell table:formula="of:=ABS([.M1437]-[.F1437])" office:value-type="float" office:value="0.0087265" calcext:value-type="float">
            <text:p>0,0087265</text:p>
          </table:table-cell>
          <table:table-cell/>
        </table:table-row>
        <table:table-row table:style-name="ro1">
          <table:table-cell office:value-type="float" office:value="1623609965.06769" calcext:value-type="float">
            <text:p>1623609965,0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0.25" calcext:value-type="float">
            <text:p>-0,25</text:p>
          </table:table-cell>
          <table:table-cell table:formula="of:=([.D1438]-[.I1438])^2" office:value-type="float" office:value="0.0625" calcext:value-type="float">
            <text:p>0,0625</text:p>
          </table:table-cell>
          <table:table-cell/>
          <table:table-cell table:formula="of:=ROUND(COS([.I1438]*PI()/180);7)" office:value-type="float" office:value="0.9999905" calcext:value-type="float">
            <text:p>0,9999905</text:p>
          </table:table-cell>
          <table:table-cell table:formula="of:=ROUND(SIN([.I1438]*PI()/180);7)" office:value-type="float" office:value="-0.0043633" calcext:value-type="float">
            <text:p>-0,0043633</text:p>
          </table:table-cell>
          <table:table-cell table:formula="of:=ABS([.L1438]-[.E1438])" office:value-type="float" office:value="0.00000949999999999562" calcext:value-type="float">
            <text:p>9,49999999999562E-06</text:p>
          </table:table-cell>
          <table:table-cell table:formula="of:=ABS([.M1438]-[.F1438])" office:value-type="float" office:value="0.0043633" calcext:value-type="float">
            <text:p>0,0043633</text:p>
          </table:table-cell>
          <table:table-cell/>
        </table:table-row>
        <table:table-row table:style-name="ro1">
          <table:table-cell office:value-type="float" office:value="1623609965.16767" calcext:value-type="float">
            <text:p>1623609965,1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D1439]-[.I1439])^2" office:value-type="float" office:value="0" calcext:value-type="float">
            <text:p>0</text:p>
          </table:table-cell>
          <table:table-cell/>
          <table:table-cell table:formula="of:=ROUND(COS([.I1439]*PI()/180);7)" office:value-type="float" office:value="1" calcext:value-type="float">
            <text:p>1</text:p>
          </table:table-cell>
          <table:table-cell table:formula="of:=ROUND(SIN([.I1439]*PI()/180);7)" office:value-type="float" office:value="0" calcext:value-type="float">
            <text:p>0</text:p>
          </table:table-cell>
          <table:table-cell table:formula="of:=ABS([.L1439]-[.E1439])" office:value-type="float" office:value="0" calcext:value-type="float">
            <text:p>0</text:p>
          </table:table-cell>
          <table:table-cell table:formula="of:=ABS([.M1439]-[.F14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65.26761" calcext:value-type="float">
            <text:p>1623609965,2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,25</text:p>
          </table:table-cell>
          <table:table-cell table:formula="of:=([.D1440]-[.I1440])^2" office:value-type="float" office:value="0.0625" calcext:value-type="float">
            <text:p>0,0625</text:p>
          </table:table-cell>
          <table:table-cell/>
          <table:table-cell table:formula="of:=ROUND(COS([.I1440]*PI()/180);7)" office:value-type="float" office:value="0.9999905" calcext:value-type="float">
            <text:p>0,9999905</text:p>
          </table:table-cell>
          <table:table-cell table:formula="of:=ROUND(SIN([.I1440]*PI()/180);7)" office:value-type="float" office:value="0.0043633" calcext:value-type="float">
            <text:p>0,0043633</text:p>
          </table:table-cell>
          <table:table-cell table:formula="of:=ABS([.L1440]-[.E1440])" office:value-type="float" office:value="0.00000949999999999562" calcext:value-type="float">
            <text:p>9,49999999999562E-06</text:p>
          </table:table-cell>
          <table:table-cell table:formula="of:=ABS([.M1440]-[.F1440])" office:value-type="float" office:value="0.0043633" calcext:value-type="float">
            <text:p>0,0043633</text:p>
          </table:table-cell>
          <table:table-cell/>
        </table:table-row>
        <table:table-row table:style-name="ro1">
          <table:table-cell office:value-type="float" office:value="1623609965.36761" calcext:value-type="float">
            <text:p>1623609965,367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([.D1441]-[.I1441])^2" office:value-type="float" office:value="0.25" calcext:value-type="float">
            <text:p>0,25</text:p>
          </table:table-cell>
          <table:table-cell/>
          <table:table-cell table:formula="of:=ROUND(COS([.I1441]*PI()/180);7)" office:value-type="float" office:value="0.9999619" calcext:value-type="float">
            <text:p>0,9999619</text:p>
          </table:table-cell>
          <table:table-cell table:formula="of:=ROUND(SIN([.I1441]*PI()/180);7)" office:value-type="float" office:value="0.0087265" calcext:value-type="float">
            <text:p>0,0087265</text:p>
          </table:table-cell>
          <table:table-cell table:formula="of:=ABS([.L1441]-[.E1441])" office:value-type="float" office:value="0.000114199999999953" calcext:value-type="float">
            <text:p>0,0001142</text:p>
          </table:table-cell>
          <table:table-cell table:formula="of:=ABS([.M1441]-[.F1441])" office:value-type="float" office:value="0.00872591" calcext:value-type="float">
            <text:p>0,00872591</text:p>
          </table:table-cell>
          <table:table-cell/>
        </table:table-row>
        <table:table-row table:style-name="ro1">
          <table:table-cell office:value-type="float" office:value="1623609965.46768" calcext:value-type="float">
            <text:p>1623609965,467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,75</text:p>
          </table:table-cell>
          <table:table-cell table:formula="of:=([.D1442]-[.I1442])^2" office:value-type="float" office:value="0.0625" calcext:value-type="float">
            <text:p>0,0625</text:p>
          </table:table-cell>
          <table:table-cell/>
          <table:table-cell table:formula="of:=ROUND(COS([.I1442]*PI()/180);7)" office:value-type="float" office:value="0.9999143" calcext:value-type="float">
            <text:p>0,9999143</text:p>
          </table:table-cell>
          <table:table-cell table:formula="of:=ROUND(SIN([.I1442]*PI()/180);7)" office:value-type="float" office:value="0.0130896" calcext:value-type="float">
            <text:p>0,0130896</text:p>
          </table:table-cell>
          <table:table-cell table:formula="of:=ABS([.L1442]-[.E1442])" office:value-type="float" office:value="0.0000666000000000277" calcext:value-type="float">
            <text:p>6,66000000000277E-05</text:p>
          </table:table-cell>
          <table:table-cell table:formula="of:=ABS([.M1442]-[.F1442])" office:value-type="float" office:value="0.00436281" calcext:value-type="float">
            <text:p>0,00436281</text:p>
          </table:table-cell>
          <table:table-cell/>
        </table:table-row>
        <table:table-row table:style-name="ro1">
          <table:table-cell office:value-type="float" office:value="1623609965.56766" calcext:value-type="float">
            <text:p>1623609965,567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D1443]-[.I1443])^2" office:value-type="float" office:value="0" calcext:value-type="float">
            <text:p>0</text:p>
          </table:table-cell>
          <table:table-cell/>
          <table:table-cell table:formula="of:=ROUND(COS([.I1443]*PI()/180);7)" office:value-type="float" office:value="0.9998477" calcext:value-type="float">
            <text:p>0,9998477</text:p>
          </table:table-cell>
          <table:table-cell table:formula="of:=ROUND(SIN([.I1443]*PI()/180);7)" office:value-type="float" office:value="0.0174524" calcext:value-type="float">
            <text:p>0,0174524</text:p>
          </table:table-cell>
          <table:table-cell table:formula="of:=ABS([.L1443]-[.E1443])" office:value-type="float" office:value="0" calcext:value-type="float">
            <text:p>0</text:p>
          </table:table-cell>
          <table:table-cell table:formula="of:=ABS([.M1443]-[.F1443])" office:value-type="float" office:value="0.0000000100000000016753" calcext:value-type="float">
            <text:p>1,00000000016753E-08</text:p>
          </table:table-cell>
          <table:table-cell/>
        </table:table-row>
        <table:table-row table:style-name="ro1">
          <table:table-cell office:value-type="float" office:value="1623609965.66766" calcext:value-type="float">
            <text:p>1623609965,667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98477" calcext:value-type="float">
            <text:p>0,9998477</text:p>
          </table:table-cell>
          <table:table-cell office:value-type="float" office:value="0.01745241" calcext:value-type="float">
            <text:p>0,01745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25" calcext:value-type="float">
            <text:p>1,25</text:p>
          </table:table-cell>
          <table:table-cell table:formula="of:=([.D1444]-[.I1444])^2" office:value-type="float" office:value="0.0625" calcext:value-type="float">
            <text:p>0,0625</text:p>
          </table:table-cell>
          <table:table-cell/>
          <table:table-cell table:formula="of:=ROUND(COS([.I1444]*PI()/180);7)" office:value-type="float" office:value="0.999762" calcext:value-type="float">
            <text:p>0,999762</text:p>
          </table:table-cell>
          <table:table-cell table:formula="of:=ROUND(SIN([.I1444]*PI()/180);7)" office:value-type="float" office:value="0.0218149" calcext:value-type="float">
            <text:p>0,0218149</text:p>
          </table:table-cell>
          <table:table-cell table:formula="of:=ABS([.L1444]-[.E1444])" office:value-type="float" office:value="0.0000856999999999664" calcext:value-type="float">
            <text:p>8,56999999999664E-05</text:p>
          </table:table-cell>
          <table:table-cell table:formula="of:=ABS([.M1444]-[.F1444])" office:value-type="float" office:value="0.00436249" calcext:value-type="float">
            <text:p>0,00436249</text:p>
          </table:table-cell>
          <table:table-cell/>
        </table:table-row>
        <table:table-row table:style-name="ro1">
          <table:table-cell office:value-type="float" office:value="1623609965.76766" calcext:value-type="float">
            <text:p>1623609965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5" calcext:value-type="float">
            <text:p>1,5</text:p>
          </table:table-cell>
          <table:table-cell table:formula="of:=([.D1445]-[.I1445])^2" office:value-type="float" office:value="0.25" calcext:value-type="float">
            <text:p>0,25</text:p>
          </table:table-cell>
          <table:table-cell/>
          <table:table-cell table:formula="of:=ROUND(COS([.I1445]*PI()/180);7)" office:value-type="float" office:value="0.9996573" calcext:value-type="float">
            <text:p>0,9996573</text:p>
          </table:table-cell>
          <table:table-cell table:formula="of:=ROUND(SIN([.I1445]*PI()/180);7)" office:value-type="float" office:value="0.0261769" calcext:value-type="float">
            <text:p>0,0261769</text:p>
          </table:table-cell>
          <table:table-cell table:formula="of:=ABS([.L1445]-[.E1445])" office:value-type="float" office:value="0.000266469999999908" calcext:value-type="float">
            <text:p>0,00026647</text:p>
          </table:table-cell>
          <table:table-cell table:formula="of:=ABS([.M1445]-[.F1445])" office:value-type="float" office:value="0.0087226" calcext:value-type="float">
            <text:p>0,0087226</text:p>
          </table:table-cell>
          <table:table-cell/>
        </table:table-row>
        <table:table-row table:style-name="ro1">
          <table:table-cell office:value-type="float" office:value="1623609965.86767" calcext:value-type="float">
            <text:p>1623609965,8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75" calcext:value-type="float">
            <text:p>1,75</text:p>
          </table:table-cell>
          <table:table-cell table:formula="of:=([.D1446]-[.I1446])^2" office:value-type="float" office:value="0.0625" calcext:value-type="float">
            <text:p>0,0625</text:p>
          </table:table-cell>
          <table:table-cell/>
          <table:table-cell table:formula="of:=ROUND(COS([.I1446]*PI()/180);7)" office:value-type="float" office:value="0.9995336" calcext:value-type="float">
            <text:p>0,9995336</text:p>
          </table:table-cell>
          <table:table-cell table:formula="of:=ROUND(SIN([.I1446]*PI()/180);7)" office:value-type="float" office:value="0.0305385" calcext:value-type="float">
            <text:p>0,0305385</text:p>
          </table:table-cell>
          <table:table-cell table:formula="of:=ABS([.L1446]-[.E1446])" office:value-type="float" office:value="0.000142769999999959" calcext:value-type="float">
            <text:p>0,00014277</text:p>
          </table:table-cell>
          <table:table-cell table:formula="of:=ABS([.M1446]-[.F1446])" office:value-type="float" office:value="0.004361" calcext:value-type="float">
            <text:p>0,004361</text:p>
          </table:table-cell>
          <table:table-cell/>
        </table:table-row>
        <table:table-row table:style-name="ro1">
          <table:table-cell office:value-type="float" office:value="1623609965.96766" calcext:value-type="float">
            <text:p>1623609965,9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D1447]-[.I1447])^2" office:value-type="float" office:value="0" calcext:value-type="float">
            <text:p>0</text:p>
          </table:table-cell>
          <table:table-cell/>
          <table:table-cell table:formula="of:=ROUND(COS([.I1447]*PI()/180);7)" office:value-type="float" office:value="0.9993908" calcext:value-type="float">
            <text:p>0,9993908</text:p>
          </table:table-cell>
          <table:table-cell table:formula="of:=ROUND(SIN([.I1447]*PI()/180);7)" office:value-type="float" office:value="0.0348995" calcext:value-type="float">
            <text:p>0,0348995</text:p>
          </table:table-cell>
          <table:table-cell table:formula="of:=ABS([.L1447]-[.E1447])" office:value-type="float" office:value="0.0000000300000000397205" calcext:value-type="float">
            <text:p>3,00000000397205E-08</text:p>
          </table:table-cell>
          <table:table-cell table:formula="of:=ABS([.M1447]-[.F14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09966.06767" calcext:value-type="float">
            <text:p>1623609966,0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9939083" calcext:value-type="float">
            <text:p>0,99939083</text:p>
          </table:table-cell>
          <table:table-cell office:value-type="float" office:value="0.0348995" calcext:value-type="float">
            <text:p>0,03489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25" calcext:value-type="float">
            <text:p>2,25</text:p>
          </table:table-cell>
          <table:table-cell table:formula="of:=([.D1448]-[.I1448])^2" office:value-type="float" office:value="0.0625" calcext:value-type="float">
            <text:p>0,0625</text:p>
          </table:table-cell>
          <table:table-cell/>
          <table:table-cell table:formula="of:=ROUND(COS([.I1448]*PI()/180);7)" office:value-type="float" office:value="0.999229" calcext:value-type="float">
            <text:p>0,999229</text:p>
          </table:table-cell>
          <table:table-cell table:formula="of:=ROUND(SIN([.I1448]*PI()/180);7)" office:value-type="float" office:value="0.0392598" calcext:value-type="float">
            <text:p>0,0392598</text:p>
          </table:table-cell>
          <table:table-cell table:formula="of:=ABS([.L1448]-[.E1448])" office:value-type="float" office:value="0.000161830000000029" calcext:value-type="float">
            <text:p>0,00016183</text:p>
          </table:table-cell>
          <table:table-cell table:formula="of:=ABS([.M1448]-[.F1448])" office:value-type="float" office:value="0.0043603" calcext:value-type="float">
            <text:p>0,0043603</text:p>
          </table:table-cell>
          <table:table-cell/>
        </table:table-row>
        <table:table-row table:style-name="ro1">
          <table:table-cell office:value-type="float" office:value="1623609966.16768" calcext:value-type="float">
            <text:p>1623609966,16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([.D1449]-[.I1449])^2" office:value-type="float" office:value="0.25" calcext:value-type="float">
            <text:p>0,25</text:p>
          </table:table-cell>
          <table:table-cell/>
          <table:table-cell table:formula="of:=ROUND(COS([.I1449]*PI()/180);7)" office:value-type="float" office:value="0.9990482" calcext:value-type="float">
            <text:p>0,9990482</text:p>
          </table:table-cell>
          <table:table-cell table:formula="of:=ROUND(SIN([.I1449]*PI()/180);7)" office:value-type="float" office:value="0.0436194" calcext:value-type="float">
            <text:p>0,0436194</text:p>
          </table:table-cell>
          <table:table-cell table:formula="of:=ABS([.L1449]-[.E1449])" office:value-type="float" office:value="0.000418670000000065" calcext:value-type="float">
            <text:p>0,00041867</text:p>
          </table:table-cell>
          <table:table-cell table:formula="of:=ABS([.M1449]-[.F1449])" office:value-type="float" office:value="0.00871656" calcext:value-type="float">
            <text:p>0,00871656</text:p>
          </table:table-cell>
          <table:table-cell/>
        </table:table-row>
        <table:table-row table:style-name="ro1">
          <table:table-cell office:value-type="float" office:value="1623609966.26767" calcext:value-type="float">
            <text:p>1623609966,2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75" calcext:value-type="float">
            <text:p>2,75</text:p>
          </table:table-cell>
          <table:table-cell table:formula="of:=([.D1450]-[.I1450])^2" office:value-type="float" office:value="0.0625" calcext:value-type="float">
            <text:p>0,0625</text:p>
          </table:table-cell>
          <table:table-cell/>
          <table:table-cell table:formula="of:=ROUND(COS([.I1450]*PI()/180);7)" office:value-type="float" office:value="0.9988484" calcext:value-type="float">
            <text:p>0,9988484</text:p>
          </table:table-cell>
          <table:table-cell table:formula="of:=ROUND(SIN([.I1450]*PI()/180);7)" office:value-type="float" office:value="0.0479781" calcext:value-type="float">
            <text:p>0,0479781</text:p>
          </table:table-cell>
          <table:table-cell table:formula="of:=ABS([.L1450]-[.E1450])" office:value-type="float" office:value="0.000218869999999982" calcext:value-type="float">
            <text:p>0,00021887</text:p>
          </table:table-cell>
          <table:table-cell table:formula="of:=ABS([.M1450]-[.F1450])" office:value-type="float" office:value="0.00435786" calcext:value-type="float">
            <text:p>0,00435786</text:p>
          </table:table-cell>
          <table:table-cell/>
        </table:table-row>
        <table:table-row table:style-name="ro1">
          <table:table-cell office:value-type="float" office:value="1623609966.36767" calcext:value-type="float">
            <text:p>1623609966,3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D1451]-[.I1451])^2" office:value-type="float" office:value="0" calcext:value-type="float">
            <text:p>0</text:p>
          </table:table-cell>
          <table:table-cell/>
          <table:table-cell table:formula="of:=ROUND(COS([.I1451]*PI()/180);7)" office:value-type="float" office:value="0.9986295" calcext:value-type="float">
            <text:p>0,9986295</text:p>
          </table:table-cell>
          <table:table-cell table:formula="of:=ROUND(SIN([.I1451]*PI()/180);7)" office:value-type="float" office:value="0.052336" calcext:value-type="float">
            <text:p>0,052336</text:p>
          </table:table-cell>
          <table:table-cell table:formula="of:=ABS([.L1451]-[.E1451])" office:value-type="float" office:value="0.0000000300000000397205" calcext:value-type="float">
            <text:p>3,00000000397205E-08</text:p>
          </table:table-cell>
          <table:table-cell table:formula="of:=ABS([.M1451]-[.F1451])" office:value-type="float" office:value="0.0000000399999999997624" calcext:value-type="float">
            <text:p>3,99999999997624E-08</text:p>
          </table:table-cell>
          <table:table-cell/>
        </table:table-row>
        <table:table-row table:style-name="ro1">
          <table:table-cell office:value-type="float" office:value="1623609966.46767" calcext:value-type="float">
            <text:p>1623609966,46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9862953" calcext:value-type="float">
            <text:p>0,99862953</text:p>
          </table:table-cell>
          <table:table-cell office:value-type="float" office:value="0.05233596" calcext:value-type="float">
            <text:p>0,052335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25" calcext:value-type="float">
            <text:p>3,25</text:p>
          </table:table-cell>
          <table:table-cell table:formula="of:=([.D1452]-[.I1452])^2" office:value-type="float" office:value="0.0625" calcext:value-type="float">
            <text:p>0,0625</text:p>
          </table:table-cell>
          <table:table-cell/>
          <table:table-cell table:formula="of:=ROUND(COS([.I1452]*PI()/180);7)" office:value-type="float" office:value="0.9983917" calcext:value-type="float">
            <text:p>0,9983917</text:p>
          </table:table-cell>
          <table:table-cell table:formula="of:=ROUND(SIN([.I1452]*PI()/180);7)" office:value-type="float" office:value="0.0566928" calcext:value-type="float">
            <text:p>0,0566928</text:p>
          </table:table-cell>
          <table:table-cell table:formula="of:=ABS([.L1452]-[.E1452])" office:value-type="float" office:value="0.000237829999999994" calcext:value-type="float">
            <text:p>0,00023783</text:p>
          </table:table-cell>
          <table:table-cell table:formula="of:=ABS([.M1452]-[.F1452])" office:value-type="float" office:value="0.00435684" calcext:value-type="float">
            <text:p>0,00435684</text:p>
          </table:table-cell>
          <table:table-cell/>
        </table:table-row>
        <table:table-row table:style-name="ro1">
          <table:table-cell office:value-type="float" office:value="1623609966.56765" calcext:value-type="float">
            <text:p>1623609966,56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,5</text:p>
          </table:table-cell>
          <table:table-cell table:formula="of:=([.D1453]-[.I1453])^2" office:value-type="float" office:value="0.25" calcext:value-type="float">
            <text:p>0,25</text:p>
          </table:table-cell>
          <table:table-cell/>
          <table:table-cell table:formula="of:=ROUND(COS([.I1453]*PI()/180);7)" office:value-type="float" office:value="0.9981348" calcext:value-type="float">
            <text:p>0,9981348</text:p>
          </table:table-cell>
          <table:table-cell table:formula="of:=ROUND(SIN([.I1453]*PI()/180);7)" office:value-type="float" office:value="0.0610485" calcext:value-type="float">
            <text:p>0,0610485</text:p>
          </table:table-cell>
          <table:table-cell table:formula="of:=ABS([.L1453]-[.E1453])" office:value-type="float" office:value="0.000570749999999953" calcext:value-type="float">
            <text:p>0,00057075</text:p>
          </table:table-cell>
          <table:table-cell table:formula="of:=ABS([.M1453]-[.F1453])" office:value-type="float" office:value="0.00870797" calcext:value-type="float">
            <text:p>0,00870797</text:p>
          </table:table-cell>
          <table:table-cell/>
        </table:table-row>
        <table:table-row table:style-name="ro1">
          <table:table-cell office:value-type="float" office:value="1623609966.66763" calcext:value-type="float">
            <text:p>1623609966,6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75" calcext:value-type="float">
            <text:p>3,75</text:p>
          </table:table-cell>
          <table:table-cell table:formula="of:=([.D1454]-[.I1454])^2" office:value-type="float" office:value="0.0625" calcext:value-type="float">
            <text:p>0,0625</text:p>
          </table:table-cell>
          <table:table-cell/>
          <table:table-cell table:formula="of:=ROUND(COS([.I1454]*PI()/180);7)" office:value-type="float" office:value="0.9978589" calcext:value-type="float">
            <text:p>0,9978589</text:p>
          </table:table-cell>
          <table:table-cell table:formula="of:=ROUND(SIN([.I1454]*PI()/180);7)" office:value-type="float" office:value="0.0654031" calcext:value-type="float">
            <text:p>0,0654031</text:p>
          </table:table-cell>
          <table:table-cell table:formula="of:=ABS([.L1454]-[.E1454])" office:value-type="float" office:value="0.000294849999999958" calcext:value-type="float">
            <text:p>0,00029485</text:p>
          </table:table-cell>
          <table:table-cell table:formula="of:=ABS([.M1454]-[.F1454])" office:value-type="float" office:value="0.00435337" calcext:value-type="float">
            <text:p>0,00435337</text:p>
          </table:table-cell>
          <table:table-cell/>
        </table:table-row>
        <table:table-row table:style-name="ro1">
          <table:table-cell office:value-type="float" office:value="1623609966.76766" calcext:value-type="float">
            <text:p>1623609966,7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D1455]-[.I1455])^2" office:value-type="float" office:value="0" calcext:value-type="float">
            <text:p>0</text:p>
          </table:table-cell>
          <table:table-cell/>
          <table:table-cell table:formula="of:=ROUND(COS([.I1455]*PI()/180);7)" office:value-type="float" office:value="0.9975641" calcext:value-type="float">
            <text:p>0,9975641</text:p>
          </table:table-cell>
          <table:table-cell table:formula="of:=ROUND(SIN([.I1455]*PI()/180);7)" office:value-type="float" office:value="0.0697565" calcext:value-type="float">
            <text:p>0,0697565</text:p>
          </table:table-cell>
          <table:table-cell table:formula="of:=ABS([.L1455]-[.E1455])" office:value-type="float" office:value="0.0000000499999999181711" calcext:value-type="float">
            <text:p>4,99999999181711E-08</text:p>
          </table:table-cell>
          <table:table-cell table:formula="of:=ABS([.M1455]-[.F1455])" office:value-type="float" office:value="0.0000000299999999980871" calcext:value-type="float">
            <text:p>2,99999999980871E-08</text:p>
          </table:table-cell>
          <table:table-cell/>
        </table:table-row>
        <table:table-row table:style-name="ro1">
          <table:table-cell office:value-type="float" office:value="1623609966.86763" calcext:value-type="float">
            <text:p>1623609966,8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756405" calcext:value-type="float">
            <text:p>0,99756405</text:p>
          </table:table-cell>
          <table:table-cell office:value-type="float" office:value="0.06975647" calcext:value-type="float">
            <text:p>0,069756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25" calcext:value-type="float">
            <text:p>4,25</text:p>
          </table:table-cell>
          <table:table-cell table:formula="of:=([.D1456]-[.I1456])^2" office:value-type="float" office:value="0.0625" calcext:value-type="float">
            <text:p>0,0625</text:p>
          </table:table-cell>
          <table:table-cell/>
          <table:table-cell table:formula="of:=ROUND(COS([.I1456]*PI()/180);7)" office:value-type="float" office:value="0.9972502" calcext:value-type="float">
            <text:p>0,9972502</text:p>
          </table:table-cell>
          <table:table-cell table:formula="of:=ROUND(SIN([.I1456]*PI()/180);7)" office:value-type="float" office:value="0.0741085" calcext:value-type="float">
            <text:p>0,0741085</text:p>
          </table:table-cell>
          <table:table-cell table:formula="of:=ABS([.L1456]-[.E1456])" office:value-type="float" office:value="0.00031385000000006" calcext:value-type="float">
            <text:p>0,00031385</text:p>
          </table:table-cell>
          <table:table-cell table:formula="of:=ABS([.M1456]-[.F1456])" office:value-type="float" office:value="0.00435202999999999" calcext:value-type="float">
            <text:p>0,00435203</text:p>
          </table:table-cell>
          <table:table-cell/>
        </table:table-row>
        <table:table-row table:style-name="ro1">
          <table:table-cell office:value-type="float" office:value="1623609966.96762" calcext:value-type="float">
            <text:p>1623609966,9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961947" calcext:value-type="float">
            <text:p>0,9961947</text:p>
          </table:table-cell>
          <table:table-cell office:value-type="float" office:value="0.08715574" calcext:value-type="float">
            <text:p>0,087155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[.D1457]-[.I1457])^2" office:value-type="float" office:value="0.25" calcext:value-type="float">
            <text:p>0,25</text:p>
          </table:table-cell>
          <table:table-cell/>
          <table:table-cell table:formula="of:=ROUND(COS([.I1457]*PI()/180);7)" office:value-type="float" office:value="0.9969173" calcext:value-type="float">
            <text:p>0,9969173</text:p>
          </table:table-cell>
          <table:table-cell table:formula="of:=ROUND(SIN([.I1457]*PI()/180);7)" office:value-type="float" office:value="0.0784591" calcext:value-type="float">
            <text:p>0,0784591</text:p>
          </table:table-cell>
          <table:table-cell table:formula="of:=ABS([.L1457]-[.E1457])" office:value-type="float" office:value="0.000722600000000018" calcext:value-type="float">
            <text:p>0,0007226</text:p>
          </table:table-cell>
          <table:table-cell table:formula="of:=ABS([.M1457]-[.F1457])" office:value-type="float" office:value="0.00869663999999999" calcext:value-type="float">
            <text:p>0,008696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08:00:41.3503789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6T00:10:46.018199822</dc:date>
    <meta:editing-duration>PT16H46M26S</meta:editing-duration>
    <meta:editing-cycles>4</meta:editing-cycles>
    <meta:generator>LibreOffice/6.4.7.2$Linux_X86_64 LibreOffice_project/40$Build-2</meta:generator>
    <meta:document-statistic meta:table-count="1" meta:cell-count="18945" meta:object-count="0"/>
  </office:meta>
</office:document-meta>
</file>